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nry_CPA_output" table:style-name="ta1">
        <table:shapes>
          <draw:frame draw:z-index="0" draw:style-name="gr1" draw:text-style-name="P1" svg:width="6.2996in" svg:height="3.5555in" svg:x="18.5327in" svg:y="71.0787in">
            <draw:object draw:notify-on-update-of-ranges="henry_CPA_output.A420:henry_CPA_output.T4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213in" svg:height="6.874in" svg:x="15.3461in" svg:y="0.0594in">
            <draw:object draw:notify-on-update-of-ranges="henry_CPA_output.A1:henry_CPA_output.A415 henry_CPA_output.B1:henry_CPA_output.B415 henry_CPA_output.C1:henry_CPA_output.C415 henry_CPA_output.D1:henry_CPA_output.D415 henry_CPA_output.E1:henry_CPA_output.E415 henry_CPA_output.F1:henry_CPA_output.F415 henry_CPA_output.G1:henry_CPA_output.G415 henry_CPA_output.H1:henry_CPA_output.H415 henry_CPA_output.I1:henry_CPA_output.I415 henry_CPA_output.J1:henry_CPA_output.J415 henry_CPA_output.K1:henry_CPA_output.K415 henry_CPA_output.L1:henry_CPA_output.L415 henry_CPA_output.M1:henry_CPA_output.M415 henry_CPA_output.N1:henry_CPA_output.N415 henry_CPA_output.O1:henry_CPA_output.O415 henry_CPA_output.P1:henry_CPA_output.P415 henry_CPA_output.Q1:henry_CPA_output.Q415 henry_CPA_output.R1:henry_CPA_output.R415 henry_CPA_output.S1:henry_CPA_output.S415 henry_CPA_output.T1:henry_CPA_output.T4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125.58907" calcext:value-type="float">
            <text:p>125.58907</text:p>
          </table:table-cell>
          <table:table-cell table:number-columns-repeated="3" office:value-type="float" office:value="126.58989" calcext:value-type="float">
            <text:p>126.58989</text:p>
          </table:table-cell>
          <table:table-cell office:value-type="float" office:value="125.59486" calcext:value-type="float">
            <text:p>125.59486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6.4669" calcext:value-type="float">
            <text:p>126.466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58904" calcext:value-type="float">
            <text:p>125.58904</text:p>
          </table:table-cell>
          <table:table-cell office:value-type="float" office:value="126.46712" calcext:value-type="float">
            <text:p>126.46712</text:p>
          </table:table-cell>
          <table:table-cell table:number-columns-repeated="4" office:value-type="float" office:value="126.58989" calcext:value-type="float">
            <text:p>126.58989</text:p>
          </table:table-cell>
          <table:table-cell office:value-type="float" office:value="125.59566" calcext:value-type="float">
            <text:p>125.5956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46708" calcext:value-type="float">
            <text:p>126.4670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46708" calcext:value-type="float">
            <text:p>126.46708</text:p>
          </table:table-cell>
          <table:table-cell/>
        </table:table-row>
        <table:table-row table:style-name="ro1">
          <table:table-cell office:value-type="float" office:value="125.24608" calcext:value-type="float">
            <text:p>125.24608</text:p>
          </table:table-cell>
          <table:table-cell table:number-columns-repeated="3" office:value-type="float" office:value="126.58989" calcext:value-type="float">
            <text:p>126.58989</text:p>
          </table:table-cell>
          <table:table-cell office:value-type="float" office:value="125.2522" calcext:value-type="float">
            <text:p>125.2522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54066" calcext:value-type="float">
            <text:p>126.54066</text:p>
          </table:table-cell>
          <table:table-cell office:value-type="float" office:value="126.09655" calcext:value-type="float">
            <text:p>126.0965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2463" calcext:value-type="float">
            <text:p>125.2463</text:p>
          </table:table-cell>
          <table:table-cell office:value-type="float" office:value="126.09674" calcext:value-type="float">
            <text:p>126.09674</text:p>
          </table:table-cell>
          <table:table-cell office:value-type="float" office:value="126.2886" calcext:value-type="float">
            <text:p>126.288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28835" calcext:value-type="float">
            <text:p>126.28835</text:p>
          </table:table-cell>
          <table:table-cell office:value-type="float" office:value="126.54068" calcext:value-type="float">
            <text:p>126.54068</text:p>
          </table:table-cell>
          <table:table-cell office:value-type="float" office:value="125.25299" calcext:value-type="float">
            <text:p>125.2529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0966" calcext:value-type="float">
            <text:p>126.096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09665" calcext:value-type="float">
            <text:p>126.09665</text:p>
          </table:table-cell>
          <table:table-cell/>
        </table:table-row>
        <table:table-row table:style-name="ro1">
          <table:table-cell office:value-type="float" office:value="124.68556" calcext:value-type="float">
            <text:p>124.68556</text:p>
          </table:table-cell>
          <table:table-cell office:value-type="float" office:value="126.46676" calcext:value-type="float">
            <text:p>126.46676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69301" calcext:value-type="float">
            <text:p>124.69301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9982" calcext:value-type="float">
            <text:p>125.9982</text:p>
          </table:table-cell>
          <table:table-cell office:value-type="float" office:value="125.52844" calcext:value-type="float">
            <text:p>125.52844</text:p>
          </table:table-cell>
          <table:table-cell office:value-type="float" office:value="126.4666" calcext:value-type="float">
            <text:p>126.4666</text:p>
          </table:table-cell>
          <table:table-cell office:value-type="float" office:value="124.68542" calcext:value-type="float">
            <text:p>124.68542</text:p>
          </table:table-cell>
          <table:table-cell office:value-type="float" office:value="125.52818" calcext:value-type="float">
            <text:p>125.52818</text:p>
          </table:table-cell>
          <table:table-cell office:value-type="float" office:value="125.71244" calcext:value-type="float">
            <text:p>125.7124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70711" calcext:value-type="float">
            <text:p>125.70711</text:p>
          </table:table-cell>
          <table:table-cell office:value-type="float" office:value="125.99807" calcext:value-type="float">
            <text:p>125.99807</text:p>
          </table:table-cell>
          <table:table-cell office:value-type="float" office:value="124.69427" calcext:value-type="float">
            <text:p>124.6942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52818" calcext:value-type="float">
            <text:p>125.5281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53604" calcext:value-type="float">
            <text:p>125.53604</text:p>
          </table:table-cell>
          <table:table-cell/>
        </table:table-row>
        <table:table-row table:style-name="ro1">
          <table:table-cell office:value-type="float" office:value="124.68556" calcext:value-type="float">
            <text:p>124.68556</text:p>
          </table:table-cell>
          <table:table-cell office:value-type="float" office:value="126.46676" calcext:value-type="float">
            <text:p>126.46676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69301" calcext:value-type="float">
            <text:p>124.69301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9982" calcext:value-type="float">
            <text:p>125.9982</text:p>
          </table:table-cell>
          <table:table-cell office:value-type="float" office:value="125.18727" calcext:value-type="float">
            <text:p>125.18727</text:p>
          </table:table-cell>
          <table:table-cell office:value-type="float" office:value="126.4666" calcext:value-type="float">
            <text:p>126.4666</text:p>
          </table:table-cell>
          <table:table-cell office:value-type="float" office:value="124.68542" calcext:value-type="float">
            <text:p>124.68542</text:p>
          </table:table-cell>
          <table:table-cell office:value-type="float" office:value="125.18649" calcext:value-type="float">
            <text:p>125.18649</text:p>
          </table:table-cell>
          <table:table-cell office:value-type="float" office:value="125.35957" calcext:value-type="float">
            <text:p>125.35957</text:p>
          </table:table-cell>
          <table:table-cell office:value-type="float" office:value="126.54037" calcext:value-type="float">
            <text:p>126.54037</text:p>
          </table:table-cell>
          <table:table-cell office:value-type="float" office:value="125.35083" calcext:value-type="float">
            <text:p>125.35083</text:p>
          </table:table-cell>
          <table:table-cell office:value-type="float" office:value="125.99807" calcext:value-type="float">
            <text:p>125.99807</text:p>
          </table:table-cell>
          <table:table-cell office:value-type="float" office:value="124.69427" calcext:value-type="float">
            <text:p>124.6942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1869" calcext:value-type="float">
            <text:p>125.186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1786" calcext:value-type="float">
            <text:p>125.1786</text:p>
          </table:table-cell>
          <table:table-cell/>
        </table:table-row>
        <table:table-row table:style-name="ro1">
          <table:table-cell office:value-type="float" office:value="124.35945" calcext:value-type="float">
            <text:p>124.35945</text:p>
          </table:table-cell>
          <table:table-cell office:value-type="float" office:value="126.09559" calcext:value-type="float">
            <text:p>126.09559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36552" calcext:value-type="float">
            <text:p>124.36552</text:p>
          </table:table-cell>
          <table:table-cell office:value-type="float" office:value="126.28784" calcext:value-type="float">
            <text:p>126.28784</text:p>
          </table:table-cell>
          <table:table-cell office:value-type="float" office:value="125.62539" calcext:value-type="float">
            <text:p>125.62539</text:p>
          </table:table-cell>
          <table:table-cell office:value-type="float" office:value="124.63428" calcext:value-type="float">
            <text:p>124.63428</text:p>
          </table:table-cell>
          <table:table-cell office:value-type="float" office:value="126.09422" calcext:value-type="float">
            <text:p>126.09422</text:p>
          </table:table-cell>
          <table:table-cell office:value-type="float" office:value="124.35917" calcext:value-type="float">
            <text:p>124.35917</text:p>
          </table:table-cell>
          <table:table-cell office:value-type="float" office:value="124.63392" calcext:value-type="float">
            <text:p>124.63392</text:p>
          </table:table-cell>
          <table:table-cell office:value-type="float" office:value="124.80656" calcext:value-type="float">
            <text:p>124.80656</text:p>
          </table:table-cell>
          <table:table-cell office:value-type="float" office:value="125.99706" calcext:value-type="float">
            <text:p>125.99706</text:p>
          </table:table-cell>
          <table:table-cell office:value-type="float" office:value="124.79787" calcext:value-type="float">
            <text:p>124.79787</text:p>
          </table:table-cell>
          <table:table-cell office:value-type="float" office:value="125.63287" calcext:value-type="float">
            <text:p>125.63287</text:p>
          </table:table-cell>
          <table:table-cell office:value-type="float" office:value="124.36651" calcext:value-type="float">
            <text:p>124.36651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63422" calcext:value-type="float">
            <text:p>124.63422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61567" calcext:value-type="float">
            <text:p>124.61567</text:p>
          </table:table-cell>
          <table:table-cell/>
        </table:table-row>
        <table:table-row table:style-name="ro1">
          <table:table-cell office:value-type="float" office:value="123.81127" calcext:value-type="float">
            <text:p>123.81127</text:p>
          </table:table-cell>
          <table:table-cell office:value-type="float" office:value="125.52622" calcext:value-type="float">
            <text:p>125.52622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82926" calcext:value-type="float">
            <text:p>123.82926</text:p>
          </table:table-cell>
          <table:table-cell office:value-type="float" office:value="125.71022" calcext:value-type="float">
            <text:p>125.71022</text:p>
          </table:table-cell>
          <table:table-cell office:value-type="float" office:value="125.0619" calcext:value-type="float">
            <text:p>125.0619</text:p>
          </table:table-cell>
          <table:table-cell office:value-type="float" office:value="124.29618" calcext:value-type="float">
            <text:p>124.29618</text:p>
          </table:table-cell>
          <table:table-cell office:value-type="float" office:value="125.52475" calcext:value-type="float">
            <text:p>125.52475</text:p>
          </table:table-cell>
          <table:table-cell office:value-type="float" office:value="123.81102" calcext:value-type="float">
            <text:p>123.81102</text:p>
          </table:table-cell>
          <table:table-cell office:value-type="float" office:value="124.29575" calcext:value-type="float">
            <text:p>124.29575</text:p>
          </table:table-cell>
          <table:table-cell office:value-type="float" office:value="124.47619" calcext:value-type="float">
            <text:p>124.47619</text:p>
          </table:table-cell>
          <table:table-cell office:value-type="float" office:value="125.63189" calcext:value-type="float">
            <text:p>125.63189</text:p>
          </table:table-cell>
          <table:table-cell office:value-type="float" office:value="124.79787" calcext:value-type="float">
            <text:p>124.79787</text:p>
          </table:table-cell>
          <table:table-cell office:value-type="float" office:value="125.07777" calcext:value-type="float">
            <text:p>125.07777</text:p>
          </table:table-cell>
          <table:table-cell office:value-type="float" office:value="123.82973" calcext:value-type="float">
            <text:p>123.8297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29606" calcext:value-type="float">
            <text:p>124.2960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61567" calcext:value-type="float">
            <text:p>124.61567</text:p>
          </table:table-cell>
          <table:table-cell/>
        </table:table-row>
        <table:table-row table:style-name="ro1">
          <table:table-cell office:value-type="float" office:value="123.49802" calcext:value-type="float">
            <text:p>123.49802</text:p>
          </table:table-cell>
          <table:table-cell office:value-type="float" office:value="125.18487" calcext:value-type="float">
            <text:p>125.18487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50474" calcext:value-type="float">
            <text:p>123.50474</text:p>
          </table:table-cell>
          <table:table-cell office:value-type="float" office:value="125.35725" calcext:value-type="float">
            <text:p>125.35725</text:p>
          </table:table-cell>
          <table:table-cell office:value-type="float" office:value="124.73098" calcext:value-type="float">
            <text:p>124.73098</text:p>
          </table:table-cell>
          <table:table-cell office:value-type="float" office:value="124.29618" calcext:value-type="float">
            <text:p>124.29618</text:p>
          </table:table-cell>
          <table:table-cell office:value-type="float" office:value="125.18334" calcext:value-type="float">
            <text:p>125.18334</text:p>
          </table:table-cell>
          <table:table-cell office:value-type="float" office:value="123.49793" calcext:value-type="float">
            <text:p>123.49793</text:p>
          </table:table-cell>
          <table:table-cell office:value-type="float" office:value="124.29575" calcext:value-type="float">
            <text:p>124.29575</text:p>
          </table:table-cell>
          <table:table-cell office:value-type="float" office:value="124.47619" calcext:value-type="float">
            <text:p>124.47619</text:p>
          </table:table-cell>
          <table:table-cell office:value-type="float" office:value="125.63189" calcext:value-type="float">
            <text:p>125.63189</text:p>
          </table:table-cell>
          <table:table-cell office:value-type="float" office:value="124.45905" calcext:value-type="float">
            <text:p>124.45905</text:p>
          </table:table-cell>
          <table:table-cell office:value-type="float" office:value="124.73849" calcext:value-type="float">
            <text:p>124.73849</text:p>
          </table:table-cell>
          <table:table-cell office:value-type="float" office:value="123.50516" calcext:value-type="float">
            <text:p>123.5051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29606" calcext:value-type="float">
            <text:p>124.2960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28708" calcext:value-type="float">
            <text:p>124.28708</text:p>
          </table:table-cell>
          <table:table-cell/>
        </table:table-row>
        <table:table-row table:style-name="ro1">
          <table:table-cell office:value-type="float" office:value="123.49802" calcext:value-type="float">
            <text:p>123.49802</text:p>
          </table:table-cell>
          <table:table-cell office:value-type="float" office:value="125.18487" calcext:value-type="float">
            <text:p>125.18487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50474" calcext:value-type="float">
            <text:p>123.50474</text:p>
          </table:table-cell>
          <table:table-cell office:value-type="float" office:value="125.35725" calcext:value-type="float">
            <text:p>125.35725</text:p>
          </table:table-cell>
          <table:table-cell office:value-type="float" office:value="124.73098" calcext:value-type="float">
            <text:p>124.73098</text:p>
          </table:table-cell>
          <table:table-cell office:value-type="float" office:value="123.75449" calcext:value-type="float">
            <text:p>123.75449</text:p>
          </table:table-cell>
          <table:table-cell office:value-type="float" office:value="125.18334" calcext:value-type="float">
            <text:p>125.18334</text:p>
          </table:table-cell>
          <table:table-cell office:value-type="float" office:value="123.49793" calcext:value-type="float">
            <text:p>123.49793</text:p>
          </table:table-cell>
          <table:table-cell office:value-type="float" office:value="123.75442" calcext:value-type="float">
            <text:p>123.75442</text:p>
          </table:table-cell>
          <table:table-cell office:value-type="float" office:value="123.92611" calcext:value-type="float">
            <text:p>123.92611</text:p>
          </table:table-cell>
          <table:table-cell office:value-type="float" office:value="125.07642" calcext:value-type="float">
            <text:p>125.07642</text:p>
          </table:table-cell>
          <table:table-cell office:value-type="float" office:value="123.91671" calcext:value-type="float">
            <text:p>123.91671</text:p>
          </table:table-cell>
          <table:table-cell office:value-type="float" office:value="124.73849" calcext:value-type="float">
            <text:p>124.73849</text:p>
          </table:table-cell>
          <table:table-cell office:value-type="float" office:value="123.50516" calcext:value-type="float">
            <text:p>123.5051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75456" calcext:value-type="float">
            <text:p>123.7545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73525" calcext:value-type="float">
            <text:p>123.73525</text:p>
          </table:table-cell>
          <table:table-cell/>
        </table:table-row>
        <table:table-row table:style-name="ro1">
          <table:table-cell office:value-type="float" office:value="122.9623" calcext:value-type="float">
            <text:p>122.9623</text:p>
          </table:table-cell>
          <table:table-cell office:value-type="float" office:value="124.63206" calcext:value-type="float">
            <text:p>124.63206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2.97314" calcext:value-type="float">
            <text:p>122.97314</text:p>
          </table:table-cell>
          <table:table-cell office:value-type="float" office:value="124.804" calcext:value-type="float">
            <text:p>124.804</text:p>
          </table:table-cell>
          <table:table-cell office:value-type="float" office:value="124.17878" calcext:value-type="float">
            <text:p>124.17878</text:p>
          </table:table-cell>
          <table:table-cell office:value-type="float" office:value="123.4394" calcext:value-type="float">
            <text:p>123.4394</text:p>
          </table:table-cell>
          <table:table-cell office:value-type="float" office:value="124.63056" calcext:value-type="float">
            <text:p>124.63056</text:p>
          </table:table-cell>
          <table:table-cell office:value-type="float" office:value="122.9624" calcext:value-type="float">
            <text:p>122.9624</text:p>
          </table:table-cell>
          <table:table-cell office:value-type="float" office:value="123.43775" calcext:value-type="float">
            <text:p>123.43775</text:p>
          </table:table-cell>
          <table:table-cell office:value-type="float" office:value="123.60883" calcext:value-type="float">
            <text:p>123.60883</text:p>
          </table:table-cell>
          <table:table-cell office:value-type="float" office:value="124.73548" calcext:value-type="float">
            <text:p>124.73548</text:p>
          </table:table-cell>
          <table:table-cell office:value-type="float" office:value="123.58953" calcext:value-type="float">
            <text:p>123.58953</text:p>
          </table:table-cell>
          <table:table-cell office:value-type="float" office:value="124.18616" calcext:value-type="float">
            <text:p>124.18616</text:p>
          </table:table-cell>
          <table:table-cell office:value-type="float" office:value="122.97958" calcext:value-type="float">
            <text:p>122.9795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43793" calcext:value-type="float">
            <text:p>123.4379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41807" calcext:value-type="float">
            <text:p>123.41807</text:p>
          </table:table-cell>
          <table:table-cell/>
        </table:table-row>
        <table:table-row table:style-name="ro1">
          <table:table-cell office:value-type="float" office:value="122.66053" calcext:value-type="float">
            <text:p>122.66053</text:p>
          </table:table-cell>
          <table:table-cell office:value-type="float" office:value="124.29387" calcext:value-type="float">
            <text:p>124.29387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2.67171" calcext:value-type="float">
            <text:p>122.67171</text:p>
          </table:table-cell>
          <table:table-cell office:value-type="float" office:value="124.47374" calcext:value-type="float">
            <text:p>124.47374</text:p>
          </table:table-cell>
          <table:table-cell office:value-type="float" office:value="123.85287" calcext:value-type="float">
            <text:p>123.85287</text:p>
          </table:table-cell>
          <table:table-cell office:value-type="float" office:value="122.90086" calcext:value-type="float">
            <text:p>122.90086</text:p>
          </table:table-cell>
          <table:table-cell office:value-type="float" office:value="124.29244" calcext:value-type="float">
            <text:p>124.29244</text:p>
          </table:table-cell>
          <table:table-cell office:value-type="float" office:value="122.65867" calcext:value-type="float">
            <text:p>122.65867</text:p>
          </table:table-cell>
          <table:table-cell office:value-type="float" office:value="122.89946" calcext:value-type="float">
            <text:p>122.89946</text:p>
          </table:table-cell>
          <table:table-cell office:value-type="float" office:value="123.06967" calcext:value-type="float">
            <text:p>123.06967</text:p>
          </table:table-cell>
          <table:table-cell office:value-type="float" office:value="124.73548" calcext:value-type="float">
            <text:p>124.73548</text:p>
          </table:table-cell>
          <table:table-cell office:value-type="float" office:value="123.05005" calcext:value-type="float">
            <text:p>123.05005</text:p>
          </table:table-cell>
          <table:table-cell office:value-type="float" office:value="123.85882" calcext:value-type="float">
            <text:p>123.85882</text:p>
          </table:table-cell>
          <table:table-cell office:value-type="float" office:value="122.67787" calcext:value-type="float">
            <text:p>122.6778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8996" calcext:value-type="float">
            <text:p>122.899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88098" calcext:value-type="float">
            <text:p>122.88098</text:p>
          </table:table-cell>
          <table:table-cell/>
        </table:table-row>
        <table:table-row table:style-name="ro1">
          <table:table-cell office:value-type="float" office:value="122.66053" calcext:value-type="float">
            <text:p>122.66053</text:p>
          </table:table-cell>
          <table:table-cell office:value-type="float" office:value="123.75215" calcext:value-type="float">
            <text:p>123.75215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2.67171" calcext:value-type="float">
            <text:p>122.67171</text:p>
          </table:table-cell>
          <table:table-cell office:value-type="float" office:value="123.92364" calcext:value-type="float">
            <text:p>123.92364</text:p>
          </table:table-cell>
          <table:table-cell office:value-type="float" office:value="123.31196" calcext:value-type="float">
            <text:p>123.31196</text:p>
          </table:table-cell>
          <table:table-cell office:value-type="float" office:value="122.5972" calcext:value-type="float">
            <text:p>122.5972</text:p>
          </table:table-cell>
          <table:table-cell office:value-type="float" office:value="123.75259" calcext:value-type="float">
            <text:p>123.75259</text:p>
          </table:table-cell>
          <table:table-cell office:value-type="float" office:value="122.13536" calcext:value-type="float">
            <text:p>122.13536</text:p>
          </table:table-cell>
          <table:table-cell office:value-type="float" office:value="122.59604" calcext:value-type="float">
            <text:p>122.59604</text:p>
          </table:table-cell>
          <table:table-cell office:value-type="float" office:value="122.75364" calcext:value-type="float">
            <text:p>122.75364</text:p>
          </table:table-cell>
          <table:table-cell office:value-type="float" office:value="124.18462" calcext:value-type="float">
            <text:p>124.18462</text:p>
          </table:table-cell>
          <table:table-cell office:value-type="float" office:value="122.7458" calcext:value-type="float">
            <text:p>122.7458</text:p>
          </table:table-cell>
          <table:table-cell office:value-type="float" office:value="123.3198" calcext:value-type="float">
            <text:p>123.3198</text:p>
          </table:table-cell>
          <table:table-cell office:value-type="float" office:value="122.15339" calcext:value-type="float">
            <text:p>122.1533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59596" calcext:value-type="float">
            <text:p>122.5959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57544" calcext:value-type="float">
            <text:p>122.57544</text:p>
          </table:table-cell>
          <table:table-cell/>
        </table:table-row>
        <table:table-row table:style-name="ro1">
          <table:table-cell office:value-type="float" office:value="122.13613" calcext:value-type="float">
            <text:p>122.13613</text:p>
          </table:table-cell>
          <table:table-cell office:value-type="float" office:value="123.43529" calcext:value-type="float">
            <text:p>123.43529</text:p>
          </table:table-cell>
          <table:table-cell office:value-type="float" office:value="126.54049" calcext:value-type="float">
            <text:p>126.54049</text:p>
          </table:table-cell>
          <table:table-cell office:value-type="float" office:value="126.28734" calcext:value-type="float">
            <text:p>126.28734</text:p>
          </table:table-cell>
          <table:table-cell office:value-type="float" office:value="122.14908" calcext:value-type="float">
            <text:p>122.14908</text:p>
          </table:table-cell>
          <table:table-cell office:value-type="float" office:value="123.60635" calcext:value-type="float">
            <text:p>123.60635</text:p>
          </table:table-cell>
          <table:table-cell office:value-type="float" office:value="122.99748" calcext:value-type="float">
            <text:p>122.99748</text:p>
          </table:table-cell>
          <table:table-cell office:value-type="float" office:value="122.5972" calcext:value-type="float">
            <text:p>122.5972</text:p>
          </table:table-cell>
          <table:table-cell office:value-type="float" office:value="123.4357" calcext:value-type="float">
            <text:p>123.4357</text:p>
          </table:table-cell>
          <table:table-cell office:value-type="float" office:value="121.84516" calcext:value-type="float">
            <text:p>121.84516</text:p>
          </table:table-cell>
          <table:table-cell office:value-type="float" office:value="122.59604" calcext:value-type="float">
            <text:p>122.59604</text:p>
          </table:table-cell>
          <table:table-cell office:value-type="float" office:value="122.22792" calcext:value-type="float">
            <text:p>122.22792</text:p>
          </table:table-cell>
          <table:table-cell office:value-type="float" office:value="123.85689" calcext:value-type="float">
            <text:p>123.85689</text:p>
          </table:table-cell>
          <table:table-cell office:value-type="float" office:value="122.2182" calcext:value-type="float">
            <text:p>122.2182</text:p>
          </table:table-cell>
          <table:table-cell office:value-type="float" office:value="123.0136" calcext:value-type="float">
            <text:p>123.0136</text:p>
          </table:table-cell>
          <table:table-cell office:value-type="float" office:value="121.86479" calcext:value-type="float">
            <text:p>121.8647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59596" calcext:value-type="float">
            <text:p>122.5959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04966" calcext:value-type="float">
            <text:p>122.04966</text:p>
          </table:table-cell>
          <table:table-cell/>
        </table:table-row>
        <table:table-row table:style-name="ro1">
          <table:table-cell office:value-type="float" office:value="121.84786" calcext:value-type="float">
            <text:p>121.84786</text:p>
          </table:table-cell>
          <table:table-cell office:value-type="float" office:value="122.89669" calcext:value-type="float">
            <text:p>122.89669</text:p>
          </table:table-cell>
          <table:table-cell office:value-type="float" office:value="126.54049" calcext:value-type="float">
            <text:p>126.54049</text:p>
          </table:table-cell>
          <table:table-cell office:value-type="float" office:value="125.9057" calcext:value-type="float">
            <text:p>125.9057</text:p>
          </table:table-cell>
          <table:table-cell office:value-type="float" office:value="121.85926" calcext:value-type="float">
            <text:p>121.85926</text:p>
          </table:table-cell>
          <table:table-cell office:value-type="float" office:value="123.60635" calcext:value-type="float">
            <text:p>123.60635</text:p>
          </table:table-cell>
          <table:table-cell office:value-type="float" office:value="122.4594" calcext:value-type="float">
            <text:p>122.4594</text:p>
          </table:table-cell>
          <table:table-cell office:value-type="float" office:value="122.0697" calcext:value-type="float">
            <text:p>122.0697</text:p>
          </table:table-cell>
          <table:table-cell office:value-type="float" office:value="122.8968" calcext:value-type="float">
            <text:p>122.8968</text:p>
          </table:table-cell>
          <table:table-cell office:value-type="float" office:value="121.84516" calcext:value-type="float">
            <text:p>121.84516</text:p>
          </table:table-cell>
          <table:table-cell office:value-type="float" office:value="122.07078" calcext:value-type="float">
            <text:p>122.07078</text:p>
          </table:table-cell>
          <table:table-cell office:value-type="float" office:value="121.93543" calcext:value-type="float">
            <text:p>121.93543</text:p>
          </table:table-cell>
          <table:table-cell office:value-type="float" office:value="123.85689" calcext:value-type="float">
            <text:p>123.85689</text:p>
          </table:table-cell>
          <table:table-cell office:value-type="float" office:value="121.9161" calcext:value-type="float">
            <text:p>121.9161</text:p>
          </table:table-cell>
          <table:table-cell office:value-type="float" office:value="122.47677" calcext:value-type="float">
            <text:p>122.47677</text:p>
          </table:table-cell>
          <table:table-cell office:value-type="float" office:value="121.34325" calcext:value-type="float">
            <text:p>121.3432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07063" calcext:value-type="float">
            <text:p>122.0706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75747" calcext:value-type="float">
            <text:p>121.75747</text:p>
          </table:table-cell>
          <table:table-cell/>
        </table:table-row>
        <table:table-row table:style-name="ro1">
          <table:table-cell office:value-type="float" office:value="121.84786" calcext:value-type="float">
            <text:p>121.84786</text:p>
          </table:table-cell>
          <table:table-cell office:value-type="float" office:value="122.59312" calcext:value-type="float">
            <text:p>122.59312</text:p>
          </table:table-cell>
          <table:table-cell office:value-type="float" office:value="125.9957" calcext:value-type="float">
            <text:p>125.9957</text:p>
          </table:table-cell>
          <table:table-cell office:value-type="float" office:value="125.9057" calcext:value-type="float">
            <text:p>125.9057</text:p>
          </table:table-cell>
          <table:table-cell office:value-type="float" office:value="121.85926" calcext:value-type="float">
            <text:p>121.85926</text:p>
          </table:table-cell>
          <table:table-cell office:value-type="float" office:value="123.06758" calcext:value-type="float">
            <text:p>123.06758</text:p>
          </table:table-cell>
          <table:table-cell office:value-type="float" office:value="122.16657" calcext:value-type="float">
            <text:p>122.16657</text:p>
          </table:table-cell>
          <table:table-cell office:value-type="float" office:value="121.77794" calcext:value-type="float">
            <text:p>121.77794</text:p>
          </table:table-cell>
          <table:table-cell office:value-type="float" office:value="122.59312" calcext:value-type="float">
            <text:p>122.59312</text:p>
          </table:table-cell>
          <table:table-cell office:value-type="float" office:value="121.33368" calcext:value-type="float">
            <text:p>121.33368</text:p>
          </table:table-cell>
          <table:table-cell office:value-type="float" office:value="121.77913" calcext:value-type="float">
            <text:p>121.77913</text:p>
          </table:table-cell>
          <table:table-cell office:value-type="float" office:value="121.42077" calcext:value-type="float">
            <text:p>121.42077</text:p>
          </table:table-cell>
          <table:table-cell office:value-type="float" office:value="123.31715" calcext:value-type="float">
            <text:p>123.31715</text:p>
          </table:table-cell>
          <table:table-cell office:value-type="float" office:value="121.40166" calcext:value-type="float">
            <text:p>121.40166</text:p>
          </table:table-cell>
          <table:table-cell office:value-type="float" office:value="122.18413" calcext:value-type="float">
            <text:p>122.18413</text:p>
          </table:table-cell>
          <table:table-cell office:value-type="float" office:value="121.07627" calcext:value-type="float">
            <text:p>121.0762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77896" calcext:value-type="float">
            <text:p>121.7789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24305" calcext:value-type="float">
            <text:p>121.24305</text:p>
          </table:table-cell>
          <table:table-cell/>
        </table:table-row>
        <table:table-row table:style-name="ro1">
          <table:table-cell office:value-type="float" office:value="121.33474" calcext:value-type="float">
            <text:p>121.33474</text:p>
          </table:table-cell>
          <table:table-cell office:value-type="float" office:value="122.06751" calcext:value-type="float">
            <text:p>122.06751</text:p>
          </table:table-cell>
          <table:table-cell office:value-type="float" office:value="125.62969" calcext:value-type="float">
            <text:p>125.62969</text:p>
          </table:table-cell>
          <table:table-cell office:value-type="float" office:value="125.34012" calcext:value-type="float">
            <text:p>125.34012</text:p>
          </table:table-cell>
          <table:table-cell office:value-type="float" office:value="121.34799" calcext:value-type="float">
            <text:p>121.34799</text:p>
          </table:table-cell>
          <table:table-cell office:value-type="float" office:value="122.75218" calcext:value-type="float">
            <text:p>122.75218</text:p>
          </table:table-cell>
          <table:table-cell office:value-type="float" office:value="121.6419" calcext:value-type="float">
            <text:p>121.6419</text:p>
          </table:table-cell>
          <table:table-cell office:value-type="float" office:value="121.26402" calcext:value-type="float">
            <text:p>121.26402</text:p>
          </table:table-cell>
          <table:table-cell office:value-type="float" office:value="122.06608" calcext:value-type="float">
            <text:p>122.06608</text:p>
          </table:table-cell>
          <table:table-cell office:value-type="float" office:value="121.05711" calcext:value-type="float">
            <text:p>121.05711</text:p>
          </table:table-cell>
          <table:table-cell office:value-type="float" office:value="121.26483" calcext:value-type="float">
            <text:p>121.26483</text:p>
          </table:table-cell>
          <table:table-cell office:value-type="float" office:value="121.42077" calcext:value-type="float">
            <text:p>121.42077</text:p>
          </table:table-cell>
          <table:table-cell office:value-type="float" office:value="123.00082" calcext:value-type="float">
            <text:p>123.00082</text:p>
          </table:table-cell>
          <table:table-cell office:value-type="float" office:value="121.40166" calcext:value-type="float">
            <text:p>121.40166</text:p>
          </table:table-cell>
          <table:table-cell office:value-type="float" office:value="121.6595" calcext:value-type="float">
            <text:p>121.6595</text:p>
          </table:table-cell>
          <table:table-cell office:value-type="float" office:value="120.57596" calcext:value-type="float">
            <text:p>120.57596</text:p>
          </table:table-cell>
          <table:table-cell office:value-type="float" office:value="126.54049" calcext:value-type="float">
            <text:p>126.54049</text:p>
          </table:table-cell>
          <table:table-cell office:value-type="float" office:value="121.26513" calcext:value-type="float">
            <text:p>121.2651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0.96434" calcext:value-type="float">
            <text:p>120.96434</text:p>
          </table:table-cell>
          <table:table-cell/>
        </table:table-row>
        <table:table-row table:style-name="ro1">
          <table:table-cell office:value-type="float" office:value="121.05814" calcext:value-type="float">
            <text:p>121.05814</text:p>
          </table:table-cell>
          <table:table-cell office:value-type="float" office:value="122.06751" calcext:value-type="float">
            <text:p>122.06751</text:p>
          </table:table-cell>
          <table:table-cell office:value-type="float" office:value="125.07561" calcext:value-type="float">
            <text:p>125.07561</text:p>
          </table:table-cell>
          <table:table-cell office:value-type="float" office:value="124.99856" calcext:value-type="float">
            <text:p>124.99856</text:p>
          </table:table-cell>
          <table:table-cell office:value-type="float" office:value="121.07131" calcext:value-type="float">
            <text:p>121.07131</text:p>
          </table:table-cell>
          <table:table-cell office:value-type="float" office:value="122.22609" calcext:value-type="float">
            <text:p>122.22609</text:p>
          </table:table-cell>
          <table:table-cell office:value-type="float" office:value="121.6419" calcext:value-type="float">
            <text:p>121.6419</text:p>
          </table:table-cell>
          <table:table-cell office:value-type="float" office:value="121.26402" calcext:value-type="float">
            <text:p>121.26402</text:p>
          </table:table-cell>
          <table:table-cell office:value-type="float" office:value="121.77433" calcext:value-type="float">
            <text:p>121.77433</text:p>
          </table:table-cell>
          <table:table-cell office:value-type="float" office:value="120.5468" calcext:value-type="float">
            <text:p>120.5468</text:p>
          </table:table-cell>
          <table:table-cell office:value-type="float" office:value="121.26483" calcext:value-type="float">
            <text:p>121.26483</text:p>
          </table:table-cell>
          <table:table-cell office:value-type="float" office:value="121.14203" calcext:value-type="float">
            <text:p>121.14203</text:p>
          </table:table-cell>
          <table:table-cell office:value-type="float" office:value="122.47395" calcext:value-type="float">
            <text:p>122.47395</text:p>
          </table:table-cell>
          <table:table-cell office:value-type="float" office:value="121.12296" calcext:value-type="float">
            <text:p>121.12296</text:p>
          </table:table-cell>
          <table:table-cell office:value-type="float" office:value="121.37796" calcext:value-type="float">
            <text:p>121.37796</text:p>
          </table:table-cell>
          <table:table-cell office:value-type="float" office:value="120.31088" calcext:value-type="float">
            <text:p>120.31088</text:p>
          </table:table-cell>
          <table:table-cell office:value-type="float" office:value="125.9962" calcext:value-type="float">
            <text:p>125.9962</text:p>
          </table:table-cell>
          <table:table-cell office:value-type="float" office:value="121.26513" calcext:value-type="float">
            <text:p>121.2651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0.46126" calcext:value-type="float">
            <text:p>120.46126</text:p>
          </table:table-cell>
          <table:table-cell/>
        </table:table-row>
        <table:table-row table:style-name="ro1">
          <table:table-cell office:value-type="float" office:value="120.54819" calcext:value-type="float">
            <text:p>120.54819</text:p>
          </table:table-cell>
          <table:table-cell office:value-type="float" office:value="121.77527" calcext:value-type="float">
            <text:p>121.77527</text:p>
          </table:table-cell>
          <table:table-cell office:value-type="float" office:value="125.07561" calcext:value-type="float">
            <text:p>125.07561</text:p>
          </table:table-cell>
          <table:table-cell office:value-type="float" office:value="124.4455" calcext:value-type="float">
            <text:p>124.4455</text:p>
          </table:table-cell>
          <table:table-cell office:value-type="float" office:value="120.57107" calcext:value-type="float">
            <text:p>120.57107</text:p>
          </table:table-cell>
          <table:table-cell office:value-type="float" office:value="122.22609" calcext:value-type="float">
            <text:p>122.22609</text:p>
          </table:table-cell>
          <table:table-cell office:value-type="float" office:value="121.36253" calcext:value-type="float">
            <text:p>121.36253</text:p>
          </table:table-cell>
          <table:table-cell office:value-type="float" office:value="120.9854" calcext:value-type="float">
            <text:p>120.9854</text:p>
          </table:table-cell>
          <table:table-cell office:value-type="float" office:value="121.26027" calcext:value-type="float">
            <text:p>121.26027</text:p>
          </table:table-cell>
          <table:table-cell office:value-type="float" office:value="120.29327" calcext:value-type="float">
            <text:p>120.29327</text:p>
          </table:table-cell>
          <table:table-cell office:value-type="float" office:value="120.98635" calcext:value-type="float">
            <text:p>120.98635</text:p>
          </table:table-cell>
          <table:table-cell office:value-type="float" office:value="120.63807" calcext:value-type="float">
            <text:p>120.63807</text:p>
          </table:table-cell>
          <table:table-cell office:value-type="float" office:value="122.47395" calcext:value-type="float">
            <text:p>122.47395</text:p>
          </table:table-cell>
          <table:table-cell office:value-type="float" office:value="120.60996" calcext:value-type="float">
            <text:p>120.60996</text:p>
          </table:table-cell>
          <table:table-cell office:value-type="float" office:value="120.86438" calcext:value-type="float">
            <text:p>120.86438</text:p>
          </table:table-cell>
          <table:table-cell office:value-type="float" office:value="119.82362" calcext:value-type="float">
            <text:p>119.82362</text:p>
          </table:table-cell>
          <table:table-cell office:value-type="float" office:value="125.9962" calcext:value-type="float">
            <text:p>125.9962</text:p>
          </table:table-cell>
          <table:table-cell office:value-type="float" office:value="120.98684" calcext:value-type="float">
            <text:p>120.9868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0.1963" calcext:value-type="float">
            <text:p>120.1963</text:p>
          </table:table-cell>
          <table:table-cell/>
        </table:table-row>
        <table:table-row table:style-name="ro1">
          <table:table-cell office:value-type="float" office:value="120.29466" calcext:value-type="float">
            <text:p>120.29466</text:p>
          </table:table-cell>
          <table:table-cell office:value-type="float" office:value="121.26076" calcext:value-type="float">
            <text:p>121.26076</text:p>
          </table:table-cell>
          <table:table-cell office:value-type="float" office:value="124.73462" calcext:value-type="float">
            <text:p>124.73462</text:p>
          </table:table-cell>
          <table:table-cell office:value-type="float" office:value="124.11709" calcext:value-type="float">
            <text:p>124.11709</text:p>
          </table:table-cell>
          <table:table-cell office:value-type="float" office:value="120.30584" calcext:value-type="float">
            <text:p>120.30584</text:p>
          </table:table-cell>
          <table:table-cell office:value-type="float" office:value="121.93346" calcext:value-type="float">
            <text:p>121.93346</text:p>
          </table:table-cell>
          <table:table-cell office:value-type="float" office:value="120.84898" calcext:value-type="float">
            <text:p>120.84898</text:p>
          </table:table-cell>
          <table:table-cell office:value-type="float" office:value="120.48204" calcext:value-type="float">
            <text:p>120.48204</text:p>
          </table:table-cell>
          <table:table-cell office:value-type="float" office:value="120.98168" calcext:value-type="float">
            <text:p>120.98168</text:p>
          </table:table-cell>
          <table:table-cell office:value-type="float" office:value="119.79402" calcext:value-type="float">
            <text:p>119.79402</text:p>
          </table:table-cell>
          <table:table-cell office:value-type="float" office:value="120.48334" calcext:value-type="float">
            <text:p>120.48334</text:p>
          </table:table-cell>
          <table:table-cell office:value-type="float" office:value="120.63807" calcext:value-type="float">
            <text:p>120.63807</text:p>
          </table:table-cell>
          <table:table-cell office:value-type="float" office:value="122.1804" calcext:value-type="float">
            <text:p>122.1804</text:p>
          </table:table-cell>
          <table:table-cell office:value-type="float" office:value="120.60996" calcext:value-type="float">
            <text:p>120.60996</text:p>
          </table:table-cell>
          <table:table-cell office:value-type="float" office:value="120.59866" calcext:value-type="float">
            <text:p>120.59866</text:p>
          </table:table-cell>
          <table:table-cell office:value-type="float" office:value="119.57983" calcext:value-type="float">
            <text:p>119.57983</text:p>
          </table:table-cell>
          <table:table-cell office:value-type="float" office:value="125.63005" calcext:value-type="float">
            <text:p>125.63005</text:p>
          </table:table-cell>
          <table:table-cell office:value-type="float" office:value="120.48444" calcext:value-type="float">
            <text:p>120.48444</text:p>
          </table:table-cell>
          <table:table-cell office:value-type="float" office:value="126.2872" calcext:value-type="float">
            <text:p>126.2872</text:p>
          </table:table-cell>
          <table:table-cell office:value-type="float" office:value="119.70482" calcext:value-type="float">
            <text:p>119.70482</text:p>
          </table:table-cell>
          <table:table-cell/>
        </table:table-row>
        <table:table-row table:style-name="ro1">
          <table:table-cell office:value-type="float" office:value="119.79553" calcext:value-type="float">
            <text:p>119.79553</text:p>
          </table:table-cell>
          <table:table-cell office:value-type="float" office:value="121.26076" calcext:value-type="float">
            <text:p>121.26076</text:p>
          </table:table-cell>
          <table:table-cell office:value-type="float" office:value="124.18154" calcext:value-type="float">
            <text:p>124.18154</text:p>
          </table:table-cell>
          <table:table-cell office:value-type="float" office:value="123.5768" calcext:value-type="float">
            <text:p>123.5768</text:p>
          </table:table-cell>
          <table:table-cell office:value-type="float" office:value="119.8188" calcext:value-type="float">
            <text:p>119.8188</text:p>
          </table:table-cell>
          <table:table-cell office:value-type="float" office:value="121.41853" calcext:value-type="float">
            <text:p>121.41853</text:p>
          </table:table-cell>
          <table:table-cell office:value-type="float" office:value="120.84898" calcext:value-type="float">
            <text:p>120.84898</text:p>
          </table:table-cell>
          <table:table-cell office:value-type="float" office:value="120.48204" calcext:value-type="float">
            <text:p>120.48204</text:p>
          </table:table-cell>
          <table:table-cell office:value-type="float" office:value="120.47874" calcext:value-type="float">
            <text:p>120.47874</text:p>
          </table:table-cell>
          <table:table-cell office:value-type="float" office:value="119.55202" calcext:value-type="float">
            <text:p>119.55202</text:p>
          </table:table-cell>
          <table:table-cell office:value-type="float" office:value="120.48334" calcext:value-type="float">
            <text:p>120.48334</text:p>
          </table:table-cell>
          <table:table-cell office:value-type="float" office:value="120.37116" calcext:value-type="float">
            <text:p>120.37116</text:p>
          </table:table-cell>
          <table:table-cell office:value-type="float" office:value="121.65346" calcext:value-type="float">
            <text:p>121.65346</text:p>
          </table:table-cell>
          <table:table-cell office:value-type="float" office:value="120.35266" calcext:value-type="float">
            <text:p>120.35266</text:p>
          </table:table-cell>
          <table:table-cell office:value-type="float" office:value="120.09651" calcext:value-type="float">
            <text:p>120.09651</text:p>
          </table:table-cell>
          <table:table-cell office:value-type="float" office:value="119.09396" calcext:value-type="float">
            <text:p>119.09396</text:p>
          </table:table-cell>
          <table:table-cell office:value-type="float" office:value="125.07595" calcext:value-type="float">
            <text:p>125.07595</text:p>
          </table:table-cell>
          <table:table-cell office:value-type="float" office:value="120.48444" calcext:value-type="float">
            <text:p>120.48444</text:p>
          </table:table-cell>
          <table:table-cell office:value-type="float" office:value="126.2872" calcext:value-type="float">
            <text:p>126.2872</text:p>
          </table:table-cell>
          <table:table-cell office:value-type="float" office:value="119.46141" calcext:value-type="float">
            <text:p>119.46141</text:p>
          </table:table-cell>
          <table:table-cell/>
        </table:table-row>
        <table:table-row table:style-name="ro1">
          <table:table-cell office:value-type="float" office:value="119.55335" calcext:value-type="float">
            <text:p>119.55335</text:p>
          </table:table-cell>
          <table:table-cell office:value-type="float" office:value="120.98229" calcext:value-type="float">
            <text:p>120.98229</text:p>
          </table:table-cell>
          <table:table-cell office:value-type="float" office:value="123.85344" calcext:value-type="float">
            <text:p>123.85344</text:p>
          </table:table-cell>
          <table:table-cell office:value-type="float" office:value="123.26177" calcext:value-type="float">
            <text:p>123.26177</text:p>
          </table:table-cell>
          <table:table-cell office:value-type="float" office:value="119.57708" calcext:value-type="float">
            <text:p>119.57708</text:p>
          </table:table-cell>
          <table:table-cell office:value-type="float" office:value="121.41853" calcext:value-type="float">
            <text:p>121.41853</text:p>
          </table:table-cell>
          <table:table-cell office:value-type="float" office:value="120.58111" calcext:value-type="float">
            <text:p>120.58111</text:p>
          </table:table-cell>
          <table:table-cell office:value-type="float" office:value="120.22501" calcext:value-type="float">
            <text:p>120.22501</text:p>
          </table:table-cell>
          <table:table-cell office:value-type="float" office:value="120.22207" calcext:value-type="float">
            <text:p>120.22207</text:p>
          </table:table-cell>
          <table:table-cell office:value-type="float" office:value="119.06427" calcext:value-type="float">
            <text:p>119.06427</text:p>
          </table:table-cell>
          <table:table-cell office:value-type="float" office:value="120.22634" calcext:value-type="float">
            <text:p>120.22634</text:p>
          </table:table-cell>
          <table:table-cell office:value-type="float" office:value="119.86957" calcext:value-type="float">
            <text:p>119.86957</text:p>
          </table:table-cell>
          <table:table-cell office:value-type="float" office:value="121.65346" calcext:value-type="float">
            <text:p>121.65346</text:p>
          </table:table-cell>
          <table:table-cell office:value-type="float" office:value="119.85312" calcext:value-type="float">
            <text:p>119.85312</text:p>
          </table:table-cell>
          <table:table-cell office:value-type="float" office:value="119.85257" calcext:value-type="float">
            <text:p>119.85257</text:p>
          </table:table-cell>
          <table:table-cell office:value-type="float" office:value="118.86386" calcext:value-type="float">
            <text:p>118.86386</text:p>
          </table:table-cell>
          <table:table-cell office:value-type="float" office:value="125.07595" calcext:value-type="float">
            <text:p>125.07595</text:p>
          </table:table-cell>
          <table:table-cell office:value-type="float" office:value="120.22792" calcext:value-type="float">
            <text:p>120.22792</text:p>
          </table:table-cell>
          <table:table-cell office:value-type="float" office:value="125.90543" calcext:value-type="float">
            <text:p>125.90543</text:p>
          </table:table-cell>
          <table:table-cell office:value-type="float" office:value="118.97137" calcext:value-type="float">
            <text:p>118.97137</text:p>
          </table:table-cell>
          <table:table-cell/>
        </table:table-row>
        <table:table-row table:style-name="ro1">
          <table:table-cell office:value-type="float" office:value="119.07735" calcext:value-type="float">
            <text:p>119.07735</text:p>
          </table:table-cell>
          <table:table-cell office:value-type="float" office:value="120.47898" calcext:value-type="float">
            <text:p>120.47898</text:p>
          </table:table-cell>
          <table:table-cell office:value-type="float" office:value="123.31345" calcext:value-type="float">
            <text:p>123.31345</text:p>
          </table:table-cell>
          <table:table-cell office:value-type="float" office:value="122.72281" calcext:value-type="float">
            <text:p>122.72281</text:p>
          </table:table-cell>
          <table:table-cell office:value-type="float" office:value="119.08934" calcext:value-type="float">
            <text:p>119.08934</text:p>
          </table:table-cell>
          <table:table-cell office:value-type="float" office:value="121.1396" calcext:value-type="float">
            <text:p>121.1396</text:p>
          </table:table-cell>
          <table:table-cell office:value-type="float" office:value="120.07902" calcext:value-type="float">
            <text:p>120.07902</text:p>
          </table:table-cell>
          <table:table-cell office:value-type="float" office:value="119.72549" calcext:value-type="float">
            <text:p>119.72549</text:p>
          </table:table-cell>
          <table:table-cell office:value-type="float" office:value="119.72289" calcext:value-type="float">
            <text:p>119.72289</text:p>
          </table:table-cell>
          <table:table-cell office:value-type="float" office:value="118.84388" calcext:value-type="float">
            <text:p>118.84388</text:p>
          </table:table-cell>
          <table:table-cell office:value-type="float" office:value="119.72679" calcext:value-type="float">
            <text:p>119.72679</text:p>
          </table:table-cell>
          <table:table-cell office:value-type="float" office:value="119.62595" calcext:value-type="float">
            <text:p>119.62595</text:p>
          </table:table-cell>
          <table:table-cell office:value-type="float" office:value="121.37386" calcext:value-type="float">
            <text:p>121.37386</text:p>
          </table:table-cell>
          <table:table-cell office:value-type="float" office:value="119.60718" calcext:value-type="float">
            <text:p>119.60718</text:p>
          </table:table-cell>
          <table:table-cell office:value-type="float" office:value="119.36235" calcext:value-type="float">
            <text:p>119.36235</text:p>
          </table:table-cell>
          <table:table-cell office:value-type="float" office:value="118.39892" calcext:value-type="float">
            <text:p>118.39892</text:p>
          </table:table-cell>
          <table:table-cell office:value-type="float" office:value="124.73507" calcext:value-type="float">
            <text:p>124.73507</text:p>
          </table:table-cell>
          <table:table-cell office:value-type="float" office:value="119.72909" calcext:value-type="float">
            <text:p>119.72909</text:p>
          </table:table-cell>
          <table:table-cell office:value-type="float" office:value="125.33987" calcext:value-type="float">
            <text:p>125.33987</text:p>
          </table:table-cell>
          <table:table-cell office:value-type="float" office:value="118.73962" calcext:value-type="float">
            <text:p>118.73962</text:p>
          </table:table-cell>
          <table:table-cell/>
        </table:table-row>
        <table:table-row table:style-name="ro1">
          <table:table-cell office:value-type="float" office:value="118.84711" calcext:value-type="float">
            <text:p>118.84711</text:p>
          </table:table-cell>
          <table:table-cell office:value-type="float" office:value="120.22168" calcext:value-type="float">
            <text:p>120.22168</text:p>
          </table:table-cell>
          <table:table-cell office:value-type="float" office:value="123.0085" calcext:value-type="float">
            <text:p>123.0085</text:p>
          </table:table-cell>
          <table:table-cell office:value-type="float" office:value="122.419" calcext:value-type="float">
            <text:p>122.419</text:p>
          </table:table-cell>
          <table:table-cell office:value-type="float" office:value="118.85914" calcext:value-type="float">
            <text:p>118.85914</text:p>
          </table:table-cell>
          <table:table-cell office:value-type="float" office:value="120.62614" calcext:value-type="float">
            <text:p>120.62614</text:p>
          </table:table-cell>
          <table:table-cell office:value-type="float" office:value="119.82463" calcext:value-type="float">
            <text:p>119.82463</text:p>
          </table:table-cell>
          <table:table-cell office:value-type="float" office:value="119.48221" calcext:value-type="float">
            <text:p>119.48221</text:p>
          </table:table-cell>
          <table:table-cell office:value-type="float" office:value="119.47955" calcext:value-type="float">
            <text:p>119.47955</text:p>
          </table:table-cell>
          <table:table-cell office:value-type="float" office:value="118.36895" calcext:value-type="float">
            <text:p>118.36895</text:p>
          </table:table-cell>
          <table:table-cell office:value-type="float" office:value="119.48136" calcext:value-type="float">
            <text:p>119.48136</text:p>
          </table:table-cell>
          <table:table-cell office:value-type="float" office:value="119.1374" calcext:value-type="float">
            <text:p>119.1374</text:p>
          </table:table-cell>
          <table:table-cell office:value-type="float" office:value="120.85928" calcext:value-type="float">
            <text:p>120.85928</text:p>
          </table:table-cell>
          <table:table-cell office:value-type="float" office:value="119.11861" calcext:value-type="float">
            <text:p>119.11861</text:p>
          </table:table-cell>
          <table:table-cell office:value-type="float" office:value="119.12042" calcext:value-type="float">
            <text:p>119.12042</text:p>
          </table:table-cell>
          <table:table-cell office:value-type="float" office:value="118.18046" calcext:value-type="float">
            <text:p>118.18046</text:p>
          </table:table-cell>
          <table:table-cell office:value-type="float" office:value="124.18207" calcext:value-type="float">
            <text:p>124.18207</text:p>
          </table:table-cell>
          <table:table-cell office:value-type="float" office:value="119.48423" calcext:value-type="float">
            <text:p>119.48423</text:p>
          </table:table-cell>
          <table:table-cell office:value-type="float" office:value="124.99808" calcext:value-type="float">
            <text:p>124.99808</text:p>
          </table:table-cell>
          <table:table-cell office:value-type="float" office:value="118.26307" calcext:value-type="float">
            <text:p>118.26307</text:p>
          </table:table-cell>
          <table:table-cell/>
        </table:table-row>
        <table:table-row table:style-name="ro1">
          <table:table-cell office:value-type="float" office:value="118.37011" calcext:value-type="float">
            <text:p>118.37011</text:p>
          </table:table-cell>
          <table:table-cell office:value-type="float" office:value="119.72208" calcext:value-type="float">
            <text:p>119.72208</text:p>
          </table:table-cell>
          <table:table-cell office:value-type="float" office:value="122.46989" calcext:value-type="float">
            <text:p>122.46989</text:p>
          </table:table-cell>
          <table:table-cell office:value-type="float" office:value="121.9013" calcext:value-type="float">
            <text:p>121.9013</text:p>
          </table:table-cell>
          <table:table-cell office:value-type="float" office:value="118.39453" calcext:value-type="float">
            <text:p>118.39453</text:p>
          </table:table-cell>
          <table:table-cell office:value-type="float" office:value="120.36867" calcext:value-type="float">
            <text:p>120.36867</text:p>
          </table:table-cell>
          <table:table-cell office:value-type="float" office:value="119.33364" calcext:value-type="float">
            <text:p>119.33364</text:p>
          </table:table-cell>
          <table:table-cell office:value-type="float" office:value="119.00208" calcext:value-type="float">
            <text:p>119.00208</text:p>
          </table:table-cell>
          <table:table-cell office:value-type="float" office:value="118.99959" calcext:value-type="float">
            <text:p>118.99959</text:p>
          </table:table-cell>
          <table:table-cell office:value-type="float" office:value="118.15049" calcext:value-type="float">
            <text:p>118.15049</text:p>
          </table:table-cell>
          <table:table-cell office:value-type="float" office:value="119.00309" calcext:value-type="float">
            <text:p>119.00309</text:p>
          </table:table-cell>
          <table:table-cell office:value-type="float" office:value="118.90526" calcext:value-type="float">
            <text:p>118.90526</text:p>
          </table:table-cell>
          <table:table-cell office:value-type="float" office:value="120.59319" calcext:value-type="float">
            <text:p>120.59319</text:p>
          </table:table-cell>
          <table:table-cell office:value-type="float" office:value="118.88633" calcext:value-type="float">
            <text:p>118.88633</text:p>
          </table:table-cell>
          <table:table-cell office:value-type="float" office:value="119.12042" calcext:value-type="float">
            <text:p>119.12042</text:p>
          </table:table-cell>
          <table:table-cell office:value-type="float" office:value="117.72692" calcext:value-type="float">
            <text:p>117.72692</text:p>
          </table:table-cell>
          <table:table-cell office:value-type="float" office:value="123.85398" calcext:value-type="float">
            <text:p>123.85398</text:p>
          </table:table-cell>
          <table:table-cell office:value-type="float" office:value="118.99644" calcext:value-type="float">
            <text:p>118.99644</text:p>
          </table:table-cell>
          <table:table-cell office:value-type="float" office:value="124.99808" calcext:value-type="float">
            <text:p>124.99808</text:p>
          </table:table-cell>
          <table:table-cell office:value-type="float" office:value="118.0553" calcext:value-type="float">
            <text:p>118.0553</text:p>
          </table:table-cell>
          <table:table-cell/>
        </table:table-row>
        <table:table-row table:style-name="ro1">
          <table:table-cell office:value-type="float" office:value="118.15365" calcext:value-type="float">
            <text:p>118.15365</text:p>
          </table:table-cell>
          <table:table-cell office:value-type="float" office:value="119.47642" calcext:value-type="float">
            <text:p>119.47642</text:p>
          </table:table-cell>
          <table:table-cell office:value-type="float" office:value="122.17668" calcext:value-type="float">
            <text:p>122.17668</text:p>
          </table:table-cell>
          <table:table-cell office:value-type="float" office:value="121.61129" calcext:value-type="float">
            <text:p>121.61129</text:p>
          </table:table-cell>
          <table:table-cell office:value-type="float" office:value="118.17611" calcext:value-type="float">
            <text:p>118.17611</text:p>
          </table:table-cell>
          <table:table-cell office:value-type="float" office:value="119.86626" calcext:value-type="float">
            <text:p>119.86626</text:p>
          </table:table-cell>
          <table:table-cell office:value-type="float" office:value="119.10082" calcext:value-type="float">
            <text:p>119.10082</text:p>
          </table:table-cell>
          <table:table-cell office:value-type="float" office:value="118.77056" calcext:value-type="float">
            <text:p>118.77056</text:p>
          </table:table-cell>
          <table:table-cell office:value-type="float" office:value="118.76803" calcext:value-type="float">
            <text:p>118.76803</text:p>
          </table:table-cell>
          <table:table-cell office:value-type="float" office:value="117.68736" calcext:value-type="float">
            <text:p>117.68736</text:p>
          </table:table-cell>
          <table:table-cell office:value-type="float" office:value="118.77164" calcext:value-type="float">
            <text:p>118.77164</text:p>
          </table:table-cell>
          <table:table-cell office:value-type="float" office:value="118.90526" calcext:value-type="float">
            <text:p>118.90526</text:p>
          </table:table-cell>
          <table:table-cell office:value-type="float" office:value="120.09079" calcext:value-type="float">
            <text:p>120.09079</text:p>
          </table:table-cell>
          <table:table-cell office:value-type="float" office:value="118.40943" calcext:value-type="float">
            <text:p>118.40943</text:p>
          </table:table-cell>
          <table:table-cell office:value-type="float" office:value="118.64349" calcext:value-type="float">
            <text:p>118.64349</text:p>
          </table:table-cell>
          <table:table-cell office:value-type="float" office:value="117.5322" calcext:value-type="float">
            <text:p>117.5322</text:p>
          </table:table-cell>
          <table:table-cell office:value-type="float" office:value="123.31386" calcext:value-type="float">
            <text:p>123.31386</text:p>
          </table:table-cell>
          <table:table-cell office:value-type="float" office:value="118.77451" calcext:value-type="float">
            <text:p>118.77451</text:p>
          </table:table-cell>
          <table:table-cell office:value-type="float" office:value="124.44653" calcext:value-type="float">
            <text:p>124.44653</text:p>
          </table:table-cell>
          <table:table-cell office:value-type="float" office:value="117.58829" calcext:value-type="float">
            <text:p>117.58829</text:p>
          </table:table-cell>
          <table:table-cell/>
        </table:table-row>
        <table:table-row table:style-name="ro1">
          <table:table-cell office:value-type="float" office:value="117.70019" calcext:value-type="float">
            <text:p>117.70019</text:p>
          </table:table-cell>
          <table:table-cell office:value-type="float" office:value="118.99789" calcext:value-type="float">
            <text:p>118.99789</text:p>
          </table:table-cell>
          <table:table-cell office:value-type="float" office:value="121.65123" calcext:value-type="float">
            <text:p>121.65123</text:p>
          </table:table-cell>
          <table:table-cell office:value-type="float" office:value="121.09696" calcext:value-type="float">
            <text:p>121.09696</text:p>
          </table:table-cell>
          <table:table-cell office:value-type="float" office:value="117.7226" calcext:value-type="float">
            <text:p>117.7226</text:p>
          </table:table-cell>
          <table:table-cell office:value-type="float" office:value="119.62265" calcext:value-type="float">
            <text:p>119.62265</text:p>
          </table:table-cell>
          <table:table-cell office:value-type="float" office:value="119.10082" calcext:value-type="float">
            <text:p>119.10082</text:p>
          </table:table-cell>
          <table:table-cell office:value-type="float" office:value="118.29405" calcext:value-type="float">
            <text:p>118.29405</text:p>
          </table:table-cell>
          <table:table-cell office:value-type="float" office:value="118.29194" calcext:value-type="float">
            <text:p>118.29194</text:p>
          </table:table-cell>
          <table:table-cell office:value-type="float" office:value="117.49223" calcext:value-type="float">
            <text:p>117.49223</text:p>
          </table:table-cell>
          <table:table-cell office:value-type="float" office:value="118.29494" calcext:value-type="float">
            <text:p>118.29494</text:p>
          </table:table-cell>
          <table:table-cell office:value-type="float" office:value="118.43816" calcext:value-type="float">
            <text:p>118.43816</text:p>
          </table:table-cell>
          <table:table-cell office:value-type="float" office:value="119.84645" calcext:value-type="float">
            <text:p>119.84645</text:p>
          </table:table-cell>
          <table:table-cell office:value-type="float" office:value="118.18931" calcext:value-type="float">
            <text:p>118.18931</text:p>
          </table:table-cell>
          <table:table-cell office:value-type="float" office:value="118.42313" calcext:value-type="float">
            <text:p>118.42313</text:p>
          </table:table-cell>
          <table:table-cell office:value-type="float" office:value="117.08065" calcext:value-type="float">
            <text:p>117.08065</text:p>
          </table:table-cell>
          <table:table-cell office:value-type="float" office:value="123.0091" calcext:value-type="float">
            <text:p>123.0091</text:p>
          </table:table-cell>
          <table:table-cell office:value-type="float" office:value="118.29855" calcext:value-type="float">
            <text:p>118.29855</text:p>
          </table:table-cell>
          <table:table-cell office:value-type="float" office:value="124.11638" calcext:value-type="float">
            <text:p>124.11638</text:p>
          </table:table-cell>
          <table:table-cell office:value-type="float" office:value="117.39206" calcext:value-type="float">
            <text:p>117.39206</text:p>
          </table:table-cell>
          <table:table-cell/>
        </table:table-row>
        <table:table-row table:style-name="ro1">
          <table:table-cell office:value-type="float" office:value="117.49317" calcext:value-type="float">
            <text:p>117.49317</text:p>
          </table:table-cell>
          <table:table-cell office:value-type="float" office:value="118.76627" calcext:value-type="float">
            <text:p>118.76627</text:p>
          </table:table-cell>
          <table:table-cell office:value-type="float" office:value="121.36973" calcext:value-type="float">
            <text:p>121.36973</text:p>
          </table:table-cell>
          <table:table-cell office:value-type="float" office:value="120.82834" calcext:value-type="float">
            <text:p>120.82834</text:p>
          </table:table-cell>
          <table:table-cell office:value-type="float" office:value="117.52804" calcext:value-type="float">
            <text:p>117.52804</text:p>
          </table:table-cell>
          <table:table-cell office:value-type="float" office:value="119.13415" calcext:value-type="float">
            <text:p>119.13415</text:p>
          </table:table-cell>
          <table:table-cell office:value-type="float" office:value="118.62317" calcext:value-type="float">
            <text:p>118.62317</text:p>
          </table:table-cell>
          <table:table-cell office:value-type="float" office:value="118.08409" calcext:value-type="float">
            <text:p>118.08409</text:p>
          </table:table-cell>
          <table:table-cell office:value-type="float" office:value="118.08215" calcext:value-type="float">
            <text:p>118.08215</text:p>
          </table:table-cell>
          <table:table-cell office:value-type="float" office:value="117.04026" calcext:value-type="float">
            <text:p>117.04026</text:p>
          </table:table-cell>
          <table:table-cell office:value-type="float" office:value="118.08519" calcext:value-type="float">
            <text:p>118.08519</text:p>
          </table:table-cell>
          <table:table-cell office:value-type="float" office:value="118.21806" calcext:value-type="float">
            <text:p>118.21806</text:p>
          </table:table-cell>
          <table:table-cell office:value-type="float" office:value="119.35593" calcext:value-type="float">
            <text:p>119.35593</text:p>
          </table:table-cell>
          <table:table-cell office:value-type="float" office:value="117.72384" calcext:value-type="float">
            <text:p>117.72384</text:p>
          </table:table-cell>
          <table:table-cell office:value-type="float" office:value="118.42313" calcext:value-type="float">
            <text:p>118.42313</text:p>
          </table:table-cell>
          <table:table-cell office:value-type="float" office:value="116.89564" calcext:value-type="float">
            <text:p>116.89564</text:p>
          </table:table-cell>
          <table:table-cell office:value-type="float" office:value="122.47048" calcext:value-type="float">
            <text:p>122.47048</text:p>
          </table:table-cell>
          <table:table-cell office:value-type="float" office:value="118.08858" calcext:value-type="float">
            <text:p>118.08858</text:p>
          </table:table-cell>
          <table:table-cell office:value-type="float" office:value="123.57583" calcext:value-type="float">
            <text:p>123.57583</text:p>
          </table:table-cell>
          <table:table-cell office:value-type="float" office:value="116.93886" calcext:value-type="float">
            <text:p>116.93886</text:p>
          </table:table-cell>
          <table:table-cell/>
        </table:table-row>
        <table:table-row table:style-name="ro1">
          <table:table-cell office:value-type="float" office:value="117.05094" calcext:value-type="float">
            <text:p>117.05094</text:p>
          </table:table-cell>
          <table:table-cell office:value-type="float" office:value="118.28971" calcext:value-type="float">
            <text:p>118.28971</text:p>
          </table:table-cell>
          <table:table-cell office:value-type="float" office:value="120.85572" calcext:value-type="float">
            <text:p>120.85572</text:p>
          </table:table-cell>
          <table:table-cell office:value-type="float" office:value="120.31544" calcext:value-type="float">
            <text:p>120.31544</text:p>
          </table:table-cell>
          <table:table-cell office:value-type="float" office:value="117.07639" calcext:value-type="float">
            <text:p>117.07639</text:p>
          </table:table-cell>
          <table:table-cell office:value-type="float" office:value="118.90211" calcext:value-type="float">
            <text:p>118.90211</text:p>
          </table:table-cell>
          <table:table-cell office:value-type="float" office:value="118.39264" calcext:value-type="float">
            <text:p>118.39264</text:p>
          </table:table-cell>
          <table:table-cell office:value-type="float" office:value="117.61917" calcext:value-type="float">
            <text:p>117.61917</text:p>
          </table:table-cell>
          <table:table-cell office:value-type="float" office:value="117.61735" calcext:value-type="float">
            <text:p>117.61735</text:p>
          </table:table-cell>
          <table:table-cell office:value-type="float" office:value="116.86477" calcext:value-type="float">
            <text:p>116.86477</text:p>
          </table:table-cell>
          <table:table-cell office:value-type="float" office:value="117.62014" calcext:value-type="float">
            <text:p>117.62014</text:p>
          </table:table-cell>
          <table:table-cell office:value-type="float" office:value="117.75253" calcext:value-type="float">
            <text:p>117.75253</text:p>
          </table:table-cell>
          <table:table-cell office:value-type="float" office:value="119.11392" calcext:value-type="float">
            <text:p>119.11392</text:p>
          </table:table-cell>
          <table:table-cell office:value-type="float" office:value="117.52501" calcext:value-type="float">
            <text:p>117.52501</text:p>
          </table:table-cell>
          <table:table-cell office:value-type="float" office:value="117.95718" calcext:value-type="float">
            <text:p>117.95718</text:p>
          </table:table-cell>
          <table:table-cell office:value-type="float" office:value="116.4557" calcext:value-type="float">
            <text:p>116.4557</text:p>
          </table:table-cell>
          <table:table-cell office:value-type="float" office:value="122.17714" calcext:value-type="float">
            <text:p>122.17714</text:p>
          </table:table-cell>
          <table:table-cell office:value-type="float" office:value="117.62363" calcext:value-type="float">
            <text:p>117.62363</text:p>
          </table:table-cell>
          <table:table-cell office:value-type="float" office:value="123.26049" calcext:value-type="float">
            <text:p>123.26049</text:p>
          </table:table-cell>
          <table:table-cell office:value-type="float" office:value="116.76443" calcext:value-type="float">
            <text:p>116.76443</text:p>
          </table:table-cell>
          <table:table-cell/>
        </table:table-row>
        <table:table-row table:style-name="ro1">
          <table:table-cell office:value-type="float" office:value="116.86781" calcext:value-type="float">
            <text:p>116.86781</text:p>
          </table:table-cell>
          <table:table-cell office:value-type="float" office:value="118.07961" calcext:value-type="float">
            <text:p>118.07961</text:p>
          </table:table-cell>
          <table:table-cell office:value-type="float" office:value="120.58958" calcext:value-type="float">
            <text:p>120.58958</text:p>
          </table:table-cell>
          <table:table-cell office:value-type="float" office:value="120.05876" calcext:value-type="float">
            <text:p>120.05876</text:p>
          </table:table-cell>
          <table:table-cell office:value-type="float" office:value="116.89142" calcext:value-type="float">
            <text:p>116.89142</text:p>
          </table:table-cell>
          <table:table-cell office:value-type="float" office:value="118.42466" calcext:value-type="float">
            <text:p>118.42466</text:p>
          </table:table-cell>
          <table:table-cell office:value-type="float" office:value="117.92648" calcext:value-type="float">
            <text:p>117.92648</text:p>
          </table:table-cell>
          <table:table-cell office:value-type="float" office:value="117.42089" calcext:value-type="float">
            <text:p>117.42089</text:p>
          </table:table-cell>
          <table:table-cell office:value-type="float" office:value="117.61735" calcext:value-type="float">
            <text:p>117.61735</text:p>
          </table:table-cell>
          <table:table-cell office:value-type="float" office:value="116.42409" calcext:value-type="float">
            <text:p>116.42409</text:p>
          </table:table-cell>
          <table:table-cell office:value-type="float" office:value="117.42212" calcext:value-type="float">
            <text:p>117.42212</text:p>
          </table:table-cell>
          <table:table-cell office:value-type="float" office:value="117.55376" calcext:value-type="float">
            <text:p>117.55376</text:p>
          </table:table-cell>
          <table:table-cell office:value-type="float" office:value="118.63684" calcext:value-type="float">
            <text:p>118.63684</text:p>
          </table:table-cell>
          <table:table-cell office:value-type="float" office:value="117.0711" calcext:value-type="float">
            <text:p>117.0711</text:p>
          </table:table-cell>
          <table:table-cell office:value-type="float" office:value="117.74862" calcext:value-type="float">
            <text:p>117.74862</text:p>
          </table:table-cell>
          <table:table-cell office:value-type="float" office:value="116.29414" calcext:value-type="float">
            <text:p>116.29414</text:p>
          </table:table-cell>
          <table:table-cell office:value-type="float" office:value="121.65203" calcext:value-type="float">
            <text:p>121.65203</text:p>
          </table:table-cell>
          <table:table-cell office:value-type="float" office:value="117.42554" calcext:value-type="float">
            <text:p>117.42554</text:p>
          </table:table-cell>
          <table:table-cell office:value-type="float" office:value="122.72172" calcext:value-type="float">
            <text:p>122.72172</text:p>
          </table:table-cell>
          <table:table-cell office:value-type="float" office:value="116.32265" calcext:value-type="float">
            <text:p>116.32265</text:p>
          </table:table-cell>
          <table:table-cell/>
        </table:table-row>
        <table:table-row table:style-name="ro1">
          <table:table-cell office:value-type="float" office:value="116.42765" calcext:value-type="float">
            <text:p>116.42765</text:p>
          </table:table-cell>
          <table:table-cell office:value-type="float" office:value="117.61459" calcext:value-type="float">
            <text:p>117.61459</text:p>
          </table:table-cell>
          <table:table-cell office:value-type="float" office:value="120.08694" calcext:value-type="float">
            <text:p>120.08694</text:p>
          </table:table-cell>
          <table:table-cell office:value-type="float" office:value="119.56709" calcext:value-type="float">
            <text:p>119.56709</text:p>
          </table:table-cell>
          <table:table-cell office:value-type="float" office:value="116.45133" calcext:value-type="float">
            <text:p>116.45133</text:p>
          </table:table-cell>
          <table:table-cell office:value-type="float" office:value="118.21436" calcext:value-type="float">
            <text:p>118.21436</text:p>
          </table:table-cell>
          <table:table-cell office:value-type="float" office:value="117.71734" calcext:value-type="float">
            <text:p>117.71734</text:p>
          </table:table-cell>
          <table:table-cell office:value-type="float" office:value="116.96729" calcext:value-type="float">
            <text:p>116.96729</text:p>
          </table:table-cell>
          <table:table-cell office:value-type="float" office:value="117.41954" calcext:value-type="float">
            <text:p>117.41954</text:p>
          </table:table-cell>
          <table:table-cell office:value-type="float" office:value="116.25258" calcext:value-type="float">
            <text:p>116.25258</text:p>
          </table:table-cell>
          <table:table-cell office:value-type="float" office:value="116.96872" calcext:value-type="float">
            <text:p>116.96872</text:p>
          </table:table-cell>
          <table:table-cell office:value-type="float" office:value="117.1001" calcext:value-type="float">
            <text:p>117.1001</text:p>
          </table:table-cell>
          <table:table-cell office:value-type="float" office:value="118.41616" calcext:value-type="float">
            <text:p>118.41616</text:p>
          </table:table-cell>
          <table:table-cell office:value-type="float" office:value="116.8863" calcext:value-type="float">
            <text:p>116.8863</text:p>
          </table:table-cell>
          <table:table-cell office:value-type="float" office:value="117.29472" calcext:value-type="float">
            <text:p>117.29472</text:p>
          </table:table-cell>
          <table:table-cell office:value-type="float" office:value="115.86535" calcext:value-type="float">
            <text:p>115.86535</text:p>
          </table:table-cell>
          <table:table-cell office:value-type="float" office:value="121.37006" calcext:value-type="float">
            <text:p>121.37006</text:p>
          </table:table-cell>
          <table:table-cell office:value-type="float" office:value="116.97226" calcext:value-type="float">
            <text:p>116.97226</text:p>
          </table:table-cell>
          <table:table-cell office:value-type="float" office:value="122.41816" calcext:value-type="float">
            <text:p>122.41816</text:p>
          </table:table-cell>
          <table:table-cell office:value-type="float" office:value="116.14816" calcext:value-type="float">
            <text:p>116.14816</text:p>
          </table:table-cell>
          <table:table-cell/>
        </table:table-row>
        <table:table-row table:style-name="ro1">
          <table:table-cell office:value-type="float" office:value="116.26388" calcext:value-type="float">
            <text:p>116.26388</text:p>
          </table:table-cell>
          <table:table-cell office:value-type="float" office:value="117.41852" calcext:value-type="float">
            <text:p>117.41852</text:p>
          </table:table-cell>
          <table:table-cell office:value-type="float" office:value="119.84255" calcext:value-type="float">
            <text:p>119.84255</text:p>
          </table:table-cell>
          <table:table-cell office:value-type="float" office:value="119.32402" calcext:value-type="float">
            <text:p>119.32402</text:p>
          </table:table-cell>
          <table:table-cell office:value-type="float" office:value="116.28995" calcext:value-type="float">
            <text:p>116.28995</text:p>
          </table:table-cell>
          <table:table-cell office:value-type="float" office:value="117.74868" calcext:value-type="float">
            <text:p>117.74868</text:p>
          </table:table-cell>
          <table:table-cell office:value-type="float" office:value="117.26294" calcext:value-type="float">
            <text:p>117.26294</text:p>
          </table:table-cell>
          <table:table-cell office:value-type="float" office:value="116.79296" calcext:value-type="float">
            <text:p>116.79296</text:p>
          </table:table-cell>
          <table:table-cell office:value-type="float" office:value="116.96602" calcext:value-type="float">
            <text:p>116.96602</text:p>
          </table:table-cell>
          <table:table-cell office:value-type="float" office:value="115.82348" calcext:value-type="float">
            <text:p>115.82348</text:p>
          </table:table-cell>
          <table:table-cell office:value-type="float" office:value="116.79436" calcext:value-type="float">
            <text:p>116.79436</text:p>
          </table:table-cell>
          <table:table-cell office:value-type="float" office:value="116.91339" calcext:value-type="float">
            <text:p>116.91339</text:p>
          </table:table-cell>
          <table:table-cell office:value-type="float" office:value="117.95025" calcext:value-type="float">
            <text:p>117.95025</text:p>
          </table:table-cell>
          <table:table-cell office:value-type="float" office:value="116.44395" calcext:value-type="float">
            <text:p>116.44395</text:p>
          </table:table-cell>
          <table:table-cell office:value-type="float" office:value="117.29472" calcext:value-type="float">
            <text:p>117.29472</text:p>
          </table:table-cell>
          <table:table-cell office:value-type="float" office:value="115.7134" calcext:value-type="float">
            <text:p>115.7134</text:p>
          </table:table-cell>
          <table:table-cell office:value-type="float" office:value="120.85631" calcext:value-type="float">
            <text:p>120.85631</text:p>
          </table:table-cell>
          <table:table-cell office:value-type="float" office:value="116.79796" calcext:value-type="float">
            <text:p>116.79796</text:p>
          </table:table-cell>
          <table:table-cell office:value-type="float" office:value="121.90021" calcext:value-type="float">
            <text:p>121.90021</text:p>
          </table:table-cell>
          <table:table-cell office:value-type="float" office:value="115.71751" calcext:value-type="float">
            <text:p>115.71751</text:p>
          </table:table-cell>
          <table:table-cell/>
        </table:table-row>
        <table:table-row table:style-name="ro1">
          <table:table-cell office:value-type="float" office:value="115.83716" calcext:value-type="float">
            <text:p>115.83716</text:p>
          </table:table-cell>
          <table:table-cell office:value-type="float" office:value="116.96492" calcext:value-type="float">
            <text:p>116.96492</text:p>
          </table:table-cell>
          <table:table-cell office:value-type="float" office:value="119.35148" calcext:value-type="float">
            <text:p>119.35148</text:p>
          </table:table-cell>
          <table:table-cell office:value-type="float" office:value="118.84579" calcext:value-type="float">
            <text:p>118.84579</text:p>
          </table:table-cell>
          <table:table-cell office:value-type="float" office:value="115.86109" calcext:value-type="float">
            <text:p>115.86109</text:p>
          </table:table-cell>
          <table:table-cell office:value-type="float" office:value="117.55003" calcext:value-type="float">
            <text:p>117.55003</text:p>
          </table:table-cell>
          <table:table-cell office:value-type="float" office:value="117.07772" calcext:value-type="float">
            <text:p>117.07772</text:p>
          </table:table-cell>
          <table:table-cell office:value-type="float" office:value="116.35072" calcext:value-type="float">
            <text:p>116.35072</text:p>
          </table:table-cell>
          <table:table-cell office:value-type="float" office:value="116.79205" calcext:value-type="float">
            <text:p>116.79205</text:p>
          </table:table-cell>
          <table:table-cell office:value-type="float" office:value="115.67121" calcext:value-type="float">
            <text:p>115.67121</text:p>
          </table:table-cell>
          <table:table-cell office:value-type="float" office:value="116.35213" calcext:value-type="float">
            <text:p>116.35213</text:p>
          </table:table-cell>
          <table:table-cell office:value-type="float" office:value="116.47124" calcext:value-type="float">
            <text:p>116.47124</text:p>
          </table:table-cell>
          <table:table-cell office:value-type="float" office:value="117.74141" calcext:value-type="float">
            <text:p>117.74141</text:p>
          </table:table-cell>
          <table:table-cell office:value-type="float" office:value="116.27122" calcext:value-type="float">
            <text:p>116.27122</text:p>
          </table:table-cell>
          <table:table-cell office:value-type="float" office:value="117.11006" calcext:value-type="float">
            <text:p>117.11006</text:p>
          </table:table-cell>
          <table:table-cell office:value-type="float" office:value="115.29606" calcext:value-type="float">
            <text:p>115.29606</text:p>
          </table:table-cell>
          <table:table-cell office:value-type="float" office:value="120.59028" calcext:value-type="float">
            <text:p>120.59028</text:p>
          </table:table-cell>
          <table:table-cell office:value-type="float" office:value="116.35595" calcext:value-type="float">
            <text:p>116.35595</text:p>
          </table:table-cell>
          <table:table-cell office:value-type="float" office:value="121.61011" calcext:value-type="float">
            <text:p>121.61011</text:p>
          </table:table-cell>
          <table:table-cell office:value-type="float" office:value="115.56427" calcext:value-type="float">
            <text:p>115.56427</text:p>
          </table:table-cell>
          <table:table-cell/>
        </table:table-row>
        <table:table-row table:style-name="ro1">
          <table:table-cell office:value-type="float" office:value="115.68507" calcext:value-type="float">
            <text:p>115.68507</text:p>
          </table:table-cell>
          <table:table-cell office:value-type="float" office:value="116.78834" calcext:value-type="float">
            <text:p>116.78834</text:p>
          </table:table-cell>
          <table:table-cell office:value-type="float" office:value="119.10902" calcext:value-type="float">
            <text:p>119.10902</text:p>
          </table:table-cell>
          <table:table-cell office:value-type="float" office:value="118.62421" calcext:value-type="float">
            <text:p>118.62421</text:p>
          </table:table-cell>
          <table:table-cell office:value-type="float" office:value="115.70933" calcext:value-type="float">
            <text:p>115.70933</text:p>
          </table:table-cell>
          <table:table-cell office:value-type="float" office:value="117.09543" calcext:value-type="float">
            <text:p>117.09543</text:p>
          </table:table-cell>
          <table:table-cell office:value-type="float" office:value="116.61639" calcext:value-type="float">
            <text:p>116.61639</text:p>
          </table:table-cell>
          <table:table-cell office:value-type="float" office:value="116.18605" calcext:value-type="float">
            <text:p>116.18605</text:p>
          </table:table-cell>
          <table:table-cell office:value-type="float" office:value="116.35051" calcext:value-type="float">
            <text:p>116.35051</text:p>
          </table:table-cell>
          <table:table-cell office:value-type="float" office:value="115.25381" calcext:value-type="float">
            <text:p>115.25381</text:p>
          </table:table-cell>
          <table:table-cell office:value-type="float" office:value="116.18748" calcext:value-type="float">
            <text:p>116.18748</text:p>
          </table:table-cell>
          <table:table-cell office:value-type="float" office:value="116.29856" calcext:value-type="float">
            <text:p>116.29856</text:p>
          </table:table-cell>
          <table:table-cell office:value-type="float" office:value="117.28671" calcext:value-type="float">
            <text:p>117.28671</text:p>
          </table:table-cell>
          <table:table-cell office:value-type="float" office:value="115.84021" calcext:value-type="float">
            <text:p>115.84021</text:p>
          </table:table-cell>
          <table:table-cell office:value-type="float" office:value="116.65772" calcext:value-type="float">
            <text:p>116.65772</text:p>
          </table:table-cell>
          <table:table-cell office:value-type="float" office:value="115.16556" calcext:value-type="float">
            <text:p>115.16556</text:p>
          </table:table-cell>
          <table:table-cell office:value-type="float" office:value="120.08749" calcext:value-type="float">
            <text:p>120.08749</text:p>
          </table:table-cell>
          <table:table-cell office:value-type="float" office:value="116.19146" calcext:value-type="float">
            <text:p>116.19146</text:p>
          </table:table-cell>
          <table:table-cell office:value-type="float" office:value="121.09556" calcext:value-type="float">
            <text:p>121.09556</text:p>
          </table:table-cell>
          <table:table-cell office:value-type="float" office:value="115.14532" calcext:value-type="float">
            <text:p>115.14532</text:p>
          </table:table-cell>
          <table:table-cell/>
        </table:table-row>
        <table:table-row table:style-name="ro1">
          <table:table-cell office:value-type="float" office:value="115.26748" calcext:value-type="float">
            <text:p>115.26748</text:p>
          </table:table-cell>
          <table:table-cell office:value-type="float" office:value="116.34592" calcext:value-type="float">
            <text:p>116.34592</text:p>
          </table:table-cell>
          <table:table-cell office:value-type="float" office:value="118.63135" calcext:value-type="float">
            <text:p>118.63135</text:p>
          </table:table-cell>
          <table:table-cell office:value-type="float" office:value="118.14776" calcext:value-type="float">
            <text:p>118.14776</text:p>
          </table:table-cell>
          <table:table-cell office:value-type="float" office:value="115.2921" calcext:value-type="float">
            <text:p>115.2921</text:p>
          </table:table-cell>
          <table:table-cell office:value-type="float" office:value="116.90871" calcext:value-type="float">
            <text:p>116.90871</text:p>
          </table:table-cell>
          <table:table-cell office:value-type="float" office:value="116.44098" calcext:value-type="float">
            <text:p>116.44098</text:p>
          </table:table-cell>
          <table:table-cell office:value-type="float" office:value="115.75582" calcext:value-type="float">
            <text:p>115.75582</text:p>
          </table:table-cell>
          <table:table-cell office:value-type="float" office:value="116.17636" calcext:value-type="float">
            <text:p>116.17636</text:p>
          </table:table-cell>
          <table:table-cell office:value-type="float" office:value="115.12322" calcext:value-type="float">
            <text:p>115.12322</text:p>
          </table:table-cell>
          <table:table-cell office:value-type="float" office:value="115.75693" calcext:value-type="float">
            <text:p>115.75693</text:p>
          </table:table-cell>
          <table:table-cell office:value-type="float" office:value="115.86822" calcext:value-type="float">
            <text:p>115.86822</text:p>
          </table:table-cell>
          <table:table-cell office:value-type="float" office:value="117.10136" calcext:value-type="float">
            <text:p>117.10136</text:p>
          </table:table-cell>
          <table:table-cell office:value-type="float" office:value="115.68667" calcext:value-type="float">
            <text:p>115.68667</text:p>
          </table:table-cell>
          <table:table-cell office:value-type="float" office:value="116.49196" calcext:value-type="float">
            <text:p>116.49196</text:p>
          </table:table-cell>
          <table:table-cell office:value-type="float" office:value="114.75968" calcext:value-type="float">
            <text:p>114.75968</text:p>
          </table:table-cell>
          <table:table-cell office:value-type="float" office:value="119.8428" calcext:value-type="float">
            <text:p>119.8428</text:p>
          </table:table-cell>
          <table:table-cell office:value-type="float" office:value="115.76104" calcext:value-type="float">
            <text:p>115.76104</text:p>
          </table:table-cell>
          <table:table-cell office:value-type="float" office:value="120.82672" calcext:value-type="float">
            <text:p>120.82672</text:p>
          </table:table-cell>
          <table:table-cell office:value-type="float" office:value="115.01328" calcext:value-type="float">
            <text:p>115.01328</text:p>
          </table:table-cell>
          <table:table-cell/>
        </table:table-row>
        <table:table-row table:style-name="ro1">
          <table:table-cell office:value-type="float" office:value="115.12705" calcext:value-type="float">
            <text:p>115.12705</text:p>
          </table:table-cell>
          <table:table-cell office:value-type="float" office:value="116.18331" calcext:value-type="float">
            <text:p>116.18331</text:p>
          </table:table-cell>
          <table:table-cell office:value-type="float" office:value="118.41058" calcext:value-type="float">
            <text:p>118.41058</text:p>
          </table:table-cell>
          <table:table-cell office:value-type="float" office:value="117.93812" calcext:value-type="float">
            <text:p>117.93812</text:p>
          </table:table-cell>
          <table:table-cell office:value-type="float" office:value="115.16163" calcext:value-type="float">
            <text:p>115.16163</text:p>
          </table:table-cell>
          <table:table-cell office:value-type="float" office:value="116.46879" calcext:value-type="float">
            <text:p>116.46879</text:p>
          </table:table-cell>
          <table:table-cell office:value-type="float" office:value="116.00966" calcext:value-type="float">
            <text:p>116.00966</text:p>
          </table:table-cell>
          <table:table-cell office:value-type="float" office:value="115.60528" calcext:value-type="float">
            <text:p>115.60528</text:p>
          </table:table-cell>
          <table:table-cell office:value-type="float" office:value="115.75616" calcext:value-type="float">
            <text:p>115.75616</text:p>
          </table:table-cell>
          <table:table-cell office:value-type="float" office:value="114.70742" calcext:value-type="float">
            <text:p>114.70742</text:p>
          </table:table-cell>
          <table:table-cell office:value-type="float" office:value="115.60629" calcext:value-type="float">
            <text:p>115.60629</text:p>
          </table:table-cell>
          <table:table-cell office:value-type="float" office:value="115.71473" calcext:value-type="float">
            <text:p>115.71473</text:p>
          </table:table-cell>
          <table:table-cell office:value-type="float" office:value="116.65859" calcext:value-type="float">
            <text:p>116.65859</text:p>
          </table:table-cell>
          <table:table-cell office:value-type="float" office:value="115.2577" calcext:value-type="float">
            <text:p>115.2577</text:p>
          </table:table-cell>
          <table:table-cell office:value-type="float" office:value="116.05098" calcext:value-type="float">
            <text:p>116.05098</text:p>
          </table:table-cell>
          <table:table-cell office:value-type="float" office:value="114.6431" calcext:value-type="float">
            <text:p>114.6431</text:p>
          </table:table-cell>
          <table:table-cell office:value-type="float" office:value="119.35183" calcext:value-type="float">
            <text:p>119.35183</text:p>
          </table:table-cell>
          <table:table-cell office:value-type="float" office:value="115.61031" calcext:value-type="float">
            <text:p>115.61031</text:p>
          </table:table-cell>
          <table:table-cell office:value-type="float" office:value="120.31394" calcext:value-type="float">
            <text:p>120.31394</text:p>
          </table:table-cell>
          <table:table-cell office:value-type="float" office:value="114.59628" calcext:value-type="float">
            <text:p>114.59628</text:p>
          </table:table-cell>
          <table:table-cell/>
        </table:table-row>
        <table:table-row table:style-name="ro1">
          <table:table-cell office:value-type="float" office:value="114.72107" calcext:value-type="float">
            <text:p>114.72107</text:p>
          </table:table-cell>
          <table:table-cell office:value-type="float" office:value="115.75069" calcext:value-type="float">
            <text:p>115.75069</text:p>
          </table:table-cell>
          <table:table-cell office:value-type="float" office:value="117.94445" calcext:value-type="float">
            <text:p>117.94445</text:p>
          </table:table-cell>
          <table:table-cell office:value-type="float" office:value="117.47332" calcext:value-type="float">
            <text:p>117.47332</text:p>
          </table:table-cell>
          <table:table-cell office:value-type="float" office:value="114.7556" calcext:value-type="float">
            <text:p>114.7556</text:p>
          </table:table-cell>
          <table:table-cell office:value-type="float" office:value="116.294" calcext:value-type="float">
            <text:p>116.294</text:p>
          </table:table-cell>
          <table:table-cell office:value-type="float" office:value="115.84803" calcext:value-type="float">
            <text:p>115.84803</text:p>
          </table:table-cell>
          <table:table-cell office:value-type="float" office:value="115.18621" calcext:value-type="float">
            <text:p>115.18621</text:p>
          </table:table-cell>
          <table:table-cell office:value-type="float" office:value="115.60593" calcext:value-type="float">
            <text:p>115.60593</text:p>
          </table:table-cell>
          <table:table-cell office:value-type="float" office:value="114.58828" calcext:value-type="float">
            <text:p>114.58828</text:p>
          </table:table-cell>
          <table:table-cell office:value-type="float" office:value="115.18748" calcext:value-type="float">
            <text:p>115.18748</text:p>
          </table:table-cell>
          <table:table-cell office:value-type="float" office:value="115.29577" calcext:value-type="float">
            <text:p>115.29577</text:p>
          </table:table-cell>
          <table:table-cell office:value-type="float" office:value="116.48282" calcext:value-type="float">
            <text:p>116.48282</text:p>
          </table:table-cell>
          <table:table-cell office:value-type="float" office:value="115.1258" calcext:value-type="float">
            <text:p>115.1258</text:p>
          </table:table-cell>
          <table:table-cell office:value-type="float" office:value="115.89929" calcext:value-type="float">
            <text:p>115.89929</text:p>
          </table:table-cell>
          <table:table-cell office:value-type="float" office:value="114.24628" calcext:value-type="float">
            <text:p>114.24628</text:p>
          </table:table-cell>
          <table:table-cell office:value-type="float" office:value="119.10904" calcext:value-type="float">
            <text:p>119.10904</text:p>
          </table:table-cell>
          <table:table-cell office:value-type="float" office:value="115.18917" calcext:value-type="float">
            <text:p>115.18917</text:p>
          </table:table-cell>
          <table:table-cell office:value-type="float" office:value="120.05719" calcext:value-type="float">
            <text:p>120.05719</text:p>
          </table:table-cell>
          <table:table-cell office:value-type="float" office:value="114.47659" calcext:value-type="float">
            <text:p>114.47659</text:p>
          </table:table-cell>
          <table:table-cell/>
        </table:table-row>
        <table:table-row table:style-name="ro1">
          <table:table-cell office:value-type="float" office:value="114.59243" calcext:value-type="float">
            <text:p>114.59243</text:p>
          </table:table-cell>
          <table:table-cell office:value-type="float" office:value="115.60003" calcext:value-type="float">
            <text:p>115.60003</text:p>
          </table:table-cell>
          <table:table-cell office:value-type="float" office:value="117.74744" calcext:value-type="float">
            <text:p>117.74744</text:p>
          </table:table-cell>
          <table:table-cell office:value-type="float" office:value="117.28526" calcext:value-type="float">
            <text:p>117.28526</text:p>
          </table:table-cell>
          <table:table-cell office:value-type="float" office:value="114.63703" calcext:value-type="float">
            <text:p>114.63703</text:p>
          </table:table-cell>
          <table:table-cell office:value-type="float" office:value="115.86336" calcext:value-type="float">
            <text:p>115.86336</text:p>
          </table:table-cell>
          <table:table-cell office:value-type="float" office:value="115.41871" calcext:value-type="float">
            <text:p>115.41871</text:p>
          </table:table-cell>
          <table:table-cell office:value-type="float" office:value="115.05479" calcext:value-type="float">
            <text:p>115.05479</text:p>
          </table:table-cell>
          <table:table-cell office:value-type="float" office:value="115.18532" calcext:value-type="float">
            <text:p>115.18532</text:p>
          </table:table-cell>
          <table:table-cell office:value-type="float" office:value="114.19365" calcext:value-type="float">
            <text:p>114.19365</text:p>
          </table:table-cell>
          <table:table-cell office:value-type="float" office:value="115.05629" calcext:value-type="float">
            <text:p>115.05629</text:p>
          </table:table-cell>
          <table:table-cell office:value-type="float" office:value="115.15436" calcext:value-type="float">
            <text:p>115.15436</text:p>
          </table:table-cell>
          <table:table-cell office:value-type="float" office:value="116.04174" calcext:value-type="float">
            <text:p>116.04174</text:p>
          </table:table-cell>
          <table:table-cell office:value-type="float" office:value="114.70842" calcext:value-type="float">
            <text:p>114.70842</text:p>
          </table:table-cell>
          <table:table-cell office:value-type="float" office:value="115.46963" calcext:value-type="float">
            <text:p>115.46963</text:p>
          </table:table-cell>
          <table:table-cell office:value-type="float" office:value="114.13909" calcext:value-type="float">
            <text:p>114.13909</text:p>
          </table:table-cell>
          <table:table-cell office:value-type="float" office:value="118.63118" calcext:value-type="float">
            <text:p>118.63118</text:p>
          </table:table-cell>
          <table:table-cell office:value-type="float" office:value="115.05027" calcext:value-type="float">
            <text:p>115.05027</text:p>
          </table:table-cell>
          <table:table-cell office:value-type="float" office:value="119.56571" calcext:value-type="float">
            <text:p>119.56571</text:p>
          </table:table-cell>
          <table:table-cell office:value-type="float" office:value="114.08093" calcext:value-type="float">
            <text:p>114.08093</text:p>
          </table:table-cell>
          <table:table-cell/>
        </table:table-row>
        <table:table-row table:style-name="ro1">
          <table:table-cell office:value-type="float" office:value="114.19532" calcext:value-type="float">
            <text:p>114.19532</text:p>
          </table:table-cell>
          <table:table-cell office:value-type="float" office:value="115.18121" calcext:value-type="float">
            <text:p>115.18121</text:p>
          </table:table-cell>
          <table:table-cell office:value-type="float" office:value="117.2833" calcext:value-type="float">
            <text:p>117.2833</text:p>
          </table:table-cell>
          <table:table-cell office:value-type="float" office:value="116.83219" calcext:value-type="float">
            <text:p>116.83219</text:p>
          </table:table-cell>
          <table:table-cell office:value-type="float" office:value="114.2427" calcext:value-type="float">
            <text:p>114.2427</text:p>
          </table:table-cell>
          <table:table-cell office:value-type="float" office:value="115.71007" calcext:value-type="float">
            <text:p>115.71007</text:p>
          </table:table-cell>
          <table:table-cell office:value-type="float" office:value="115.2767" calcext:value-type="float">
            <text:p>115.2767</text:p>
          </table:table-cell>
          <table:table-cell office:value-type="float" office:value="114.64749" calcext:value-type="float">
            <text:p>114.64749</text:p>
          </table:table-cell>
          <table:table-cell office:value-type="float" office:value="115.04688" calcext:value-type="float">
            <text:p>115.04688</text:p>
          </table:table-cell>
          <table:table-cell office:value-type="float" office:value="114.08364" calcext:value-type="float">
            <text:p>114.08364</text:p>
          </table:table-cell>
          <table:table-cell office:value-type="float" office:value="114.63931" calcext:value-type="float">
            <text:p>114.63931</text:p>
          </table:table-cell>
          <table:table-cell office:value-type="float" office:value="114.74662" calcext:value-type="float">
            <text:p>114.74662</text:p>
          </table:table-cell>
          <table:table-cell office:value-type="float" office:value="115.89053" calcext:value-type="float">
            <text:p>115.89053</text:p>
          </table:table-cell>
          <table:table-cell office:value-type="float" office:value="114.58823" calcext:value-type="float">
            <text:p>114.58823</text:p>
          </table:table-cell>
          <table:table-cell office:value-type="float" office:value="115.3272" calcext:value-type="float">
            <text:p>115.3272</text:p>
          </table:table-cell>
          <table:table-cell office:value-type="float" office:value="113.75358" calcext:value-type="float">
            <text:p>113.75358</text:p>
          </table:table-cell>
          <table:table-cell office:value-type="float" office:value="118.41049" calcext:value-type="float">
            <text:p>118.41049</text:p>
          </table:table-cell>
          <table:table-cell office:value-type="float" office:value="114.64278" calcext:value-type="float">
            <text:p>114.64278</text:p>
          </table:table-cell>
          <table:table-cell office:value-type="float" office:value="119.32266" calcext:value-type="float">
            <text:p>119.32266</text:p>
          </table:table-cell>
          <table:table-cell office:value-type="float" office:value="113.973" calcext:value-type="float">
            <text:p>113.973</text:p>
          </table:table-cell>
          <table:table-cell/>
        </table:table-row>
        <table:table-row table:style-name="ro1">
          <table:table-cell office:value-type="float" office:value="114.08778" calcext:value-type="float">
            <text:p>114.08778</text:p>
          </table:table-cell>
          <table:table-cell office:value-type="float" office:value="115.04976" calcext:value-type="float">
            <text:p>115.04976</text:p>
          </table:table-cell>
          <table:table-cell office:value-type="float" office:value="117.09599" calcext:value-type="float">
            <text:p>117.09599</text:p>
          </table:table-cell>
          <table:table-cell office:value-type="float" office:value="116.6585" calcext:value-type="float">
            <text:p>116.6585</text:p>
          </table:table-cell>
          <table:table-cell office:value-type="float" office:value="114.13546" calcext:value-type="float">
            <text:p>114.13546</text:p>
          </table:table-cell>
          <table:table-cell office:value-type="float" office:value="115.29083" calcext:value-type="float">
            <text:p>115.29083</text:p>
          </table:table-cell>
          <table:table-cell office:value-type="float" office:value="114.86824" calcext:value-type="float">
            <text:p>114.86824</text:p>
          </table:table-cell>
          <table:table-cell office:value-type="float" office:value="114.52755" calcext:value-type="float">
            <text:p>114.52755</text:p>
          </table:table-cell>
          <table:table-cell office:value-type="float" office:value="114.64006" calcext:value-type="float">
            <text:p>114.64006</text:p>
          </table:table-cell>
          <table:table-cell office:value-type="float" office:value="113.70056" calcext:value-type="float">
            <text:p>113.70056</text:p>
          </table:table-cell>
          <table:table-cell office:value-type="float" office:value="114.52941" calcext:value-type="float">
            <text:p>114.52941</text:p>
          </table:table-cell>
          <table:table-cell office:value-type="float" office:value="114.62638" calcext:value-type="float">
            <text:p>114.62638</text:p>
          </table:table-cell>
          <table:table-cell office:value-type="float" office:value="115.4612" calcext:value-type="float">
            <text:p>115.4612</text:p>
          </table:table-cell>
          <table:table-cell office:value-type="float" office:value="114.18217" calcext:value-type="float">
            <text:p>114.18217</text:p>
          </table:table-cell>
          <table:table-cell office:value-type="float" office:value="114.91912" calcext:value-type="float">
            <text:p>114.91912</text:p>
          </table:table-cell>
          <table:table-cell office:value-type="float" office:value="113.65823" calcext:value-type="float">
            <text:p>113.65823</text:p>
          </table:table-cell>
          <table:table-cell office:value-type="float" office:value="117.9445" calcext:value-type="float">
            <text:p>117.9445</text:p>
          </table:table-cell>
          <table:table-cell office:value-type="float" office:value="114.52298" calcext:value-type="float">
            <text:p>114.52298</text:p>
          </table:table-cell>
          <table:table-cell office:value-type="float" office:value="118.84451" calcext:value-type="float">
            <text:p>118.84451</text:p>
          </table:table-cell>
          <table:table-cell office:value-type="float" office:value="113.58613" calcext:value-type="float">
            <text:p>113.58613</text:p>
          </table:table-cell>
          <table:table-cell/>
        </table:table-row>
        <table:table-row table:style-name="ro1">
          <table:table-cell office:value-type="float" office:value="113.70479" calcext:value-type="float">
            <text:p>113.70479</text:p>
          </table:table-cell>
          <table:table-cell office:value-type="float" office:value="114.63298" calcext:value-type="float">
            <text:p>114.63298</text:p>
          </table:table-cell>
          <table:table-cell office:value-type="float" office:value="116.65309" calcext:value-type="float">
            <text:p>116.65309</text:p>
          </table:table-cell>
          <table:table-cell office:value-type="float" office:value="116.21705" calcext:value-type="float">
            <text:p>116.21705</text:p>
          </table:table-cell>
          <table:table-cell office:value-type="float" office:value="113.75008" calcext:value-type="float">
            <text:p>113.75008</text:p>
          </table:table-cell>
          <table:table-cell office:value-type="float" office:value="115.15153" calcext:value-type="float">
            <text:p>115.15153</text:p>
          </table:table-cell>
          <table:table-cell office:value-type="float" office:value="114.73766" calcext:value-type="float">
            <text:p>114.73766</text:p>
          </table:table-cell>
          <table:table-cell office:value-type="float" office:value="114.13157" calcext:value-type="float">
            <text:p>114.13157</text:p>
          </table:table-cell>
          <table:table-cell office:value-type="float" office:value="114.52056" calcext:value-type="float">
            <text:p>114.52056</text:p>
          </table:table-cell>
          <table:table-cell office:value-type="float" office:value="113.60255" calcext:value-type="float">
            <text:p>113.60255</text:p>
          </table:table-cell>
          <table:table-cell office:value-type="float" office:value="114.12152" calcext:value-type="float">
            <text:p>114.12152</text:p>
          </table:table-cell>
          <table:table-cell office:value-type="float" office:value="114.22057" calcext:value-type="float">
            <text:p>114.22057</text:p>
          </table:table-cell>
          <table:table-cell office:value-type="float" office:value="115.31907" calcext:value-type="float">
            <text:p>115.31907</text:p>
          </table:table-cell>
          <table:table-cell office:value-type="float" office:value="114.07378" calcext:value-type="float">
            <text:p>114.07378</text:p>
          </table:table-cell>
          <table:table-cell office:value-type="float" office:value="114.78871" calcext:value-type="float">
            <text:p>114.78871</text:p>
          </table:table-cell>
          <table:table-cell office:value-type="float" office:value="113.28417" calcext:value-type="float">
            <text:p>113.28417</text:p>
          </table:table-cell>
          <table:table-cell office:value-type="float" office:value="117.74746" calcext:value-type="float">
            <text:p>117.74746</text:p>
          </table:table-cell>
          <table:table-cell office:value-type="float" office:value="114.12489" calcext:value-type="float">
            <text:p>114.12489</text:p>
          </table:table-cell>
          <table:table-cell office:value-type="float" office:value="118.61325" calcext:value-type="float">
            <text:p>118.61325</text:p>
          </table:table-cell>
          <table:table-cell office:value-type="float" office:value="113.48713" calcext:value-type="float">
            <text:p>113.48713</text:p>
          </table:table-cell>
          <table:table-cell/>
        </table:table-row>
        <table:table-row table:style-name="ro1">
          <table:table-cell office:value-type="float" office:value="113.61635" calcext:value-type="float">
            <text:p>113.61635</text:p>
          </table:table-cell>
          <table:table-cell office:value-type="float" office:value="114.52296" calcext:value-type="float">
            <text:p>114.52296</text:p>
          </table:table-cell>
          <table:table-cell office:value-type="float" office:value="116.47789" calcext:value-type="float">
            <text:p>116.47789</text:p>
          </table:table-cell>
          <table:table-cell office:value-type="float" office:value="116.05281" calcext:value-type="float">
            <text:p>116.05281</text:p>
          </table:table-cell>
          <table:table-cell office:value-type="float" office:value="113.65476" calcext:value-type="float">
            <text:p>113.65476</text:p>
          </table:table-cell>
          <table:table-cell office:value-type="float" office:value="114.74151" calcext:value-type="float">
            <text:p>114.74151</text:p>
          </table:table-cell>
          <table:table-cell office:value-type="float" office:value="114.33144" calcext:value-type="float">
            <text:p>114.33144</text:p>
          </table:table-cell>
          <table:table-cell office:value-type="float" office:value="114.02352" calcext:value-type="float">
            <text:p>114.02352</text:p>
          </table:table-cell>
          <table:table-cell office:value-type="float" office:value="114.12238" calcext:value-type="float">
            <text:p>114.12238</text:p>
          </table:table-cell>
          <table:table-cell office:value-type="float" office:value="113.22828" calcext:value-type="float">
            <text:p>113.22828</text:p>
          </table:table-cell>
          <table:table-cell office:value-type="float" office:value="114.0234" calcext:value-type="float">
            <text:p>114.0234</text:p>
          </table:table-cell>
          <table:table-cell office:value-type="float" office:value="114.12179" calcext:value-type="float">
            <text:p>114.12179</text:p>
          </table:table-cell>
          <table:table-cell office:value-type="float" office:value="114.91097" calcext:value-type="float">
            <text:p>114.91097</text:p>
          </table:table-cell>
          <table:table-cell office:value-type="float" office:value="113.68659" calcext:value-type="float">
            <text:p>113.68659</text:p>
          </table:table-cell>
          <table:table-cell office:value-type="float" office:value="114.38248" calcext:value-type="float">
            <text:p>114.38248</text:p>
          </table:table-cell>
          <table:table-cell office:value-type="float" office:value="113.20716" calcext:value-type="float">
            <text:p>113.20716</text:p>
          </table:table-cell>
          <table:table-cell office:value-type="float" office:value="117.28112" calcext:value-type="float">
            <text:p>117.28112</text:p>
          </table:table-cell>
          <table:table-cell office:value-type="float" office:value="114.02672" calcext:value-type="float">
            <text:p>114.02672</text:p>
          </table:table-cell>
          <table:table-cell office:value-type="float" office:value="118.14429" calcext:value-type="float">
            <text:p>118.14429</text:p>
          </table:table-cell>
          <table:table-cell office:value-type="float" office:value="113.11389" calcext:value-type="float">
            <text:p>113.11389</text:p>
          </table:table-cell>
          <table:table-cell/>
        </table:table-row>
        <table:table-row table:style-name="ro1">
          <table:table-cell office:value-type="float" office:value="113.23237" calcext:value-type="float">
            <text:p>113.23237</text:p>
          </table:table-cell>
          <table:table-cell office:value-type="float" office:value="114.11758" calcext:value-type="float">
            <text:p>114.11758</text:p>
          </table:table-cell>
          <table:table-cell office:value-type="float" office:value="116.03724" calcext:value-type="float">
            <text:p>116.03724</text:p>
          </table:table-cell>
          <table:table-cell office:value-type="float" office:value="115.62303" calcext:value-type="float">
            <text:p>115.62303</text:p>
          </table:table-cell>
          <table:table-cell office:value-type="float" office:value="113.28055" calcext:value-type="float">
            <text:p>113.28055</text:p>
          </table:table-cell>
          <table:table-cell office:value-type="float" office:value="114.62399" calcext:value-type="float">
            <text:p>114.62399</text:p>
          </table:table-cell>
          <table:table-cell office:value-type="float" office:value="114.21022" calcext:value-type="float">
            <text:p>114.21022</text:p>
          </table:table-cell>
          <table:table-cell office:value-type="float" office:value="113.63669" calcext:value-type="float">
            <text:p>113.63669</text:p>
          </table:table-cell>
          <table:table-cell office:value-type="float" office:value="114.02409" calcext:value-type="float">
            <text:p>114.02409</text:p>
          </table:table-cell>
          <table:table-cell office:value-type="float" office:value="113.15123" calcext:value-type="float">
            <text:p>113.15123</text:p>
          </table:table-cell>
          <table:table-cell office:value-type="float" office:value="113.63916" calcext:value-type="float">
            <text:p>113.63916</text:p>
          </table:table-cell>
          <table:table-cell office:value-type="float" office:value="113.72761" calcext:value-type="float">
            <text:p>113.72761</text:p>
          </table:table-cell>
          <table:table-cell office:value-type="float" office:value="114.78087" calcext:value-type="float">
            <text:p>114.78087</text:p>
          </table:table-cell>
          <table:table-cell office:value-type="float" office:value="113.58974" calcext:value-type="float">
            <text:p>113.58974</text:p>
          </table:table-cell>
          <table:table-cell office:value-type="float" office:value="114.27365" calcext:value-type="float">
            <text:p>114.27365</text:p>
          </table:table-cell>
          <table:table-cell office:value-type="float" office:value="112.83453" calcext:value-type="float">
            <text:p>112.83453</text:p>
          </table:table-cell>
          <table:table-cell office:value-type="float" office:value="117.09612" calcext:value-type="float">
            <text:p>117.09612</text:p>
          </table:table-cell>
          <table:table-cell office:value-type="float" office:value="113.63271" calcext:value-type="float">
            <text:p>113.63271</text:p>
          </table:table-cell>
          <table:table-cell office:value-type="float" office:value="117.93479" calcext:value-type="float">
            <text:p>117.93479</text:p>
          </table:table-cell>
          <table:table-cell office:value-type="float" office:value="113.0335" calcext:value-type="float">
            <text:p>113.0335</text:p>
          </table:table-cell>
          <table:table-cell/>
        </table:table-row>
        <table:table-row table:style-name="ro1">
          <table:table-cell office:value-type="float" office:value="113.15499" calcext:value-type="float">
            <text:p>113.15499</text:p>
          </table:table-cell>
          <table:table-cell office:value-type="float" office:value="114.01674" calcext:value-type="float">
            <text:p>114.01674</text:p>
          </table:table-cell>
          <table:table-cell office:value-type="float" office:value="115.8857" calcext:value-type="float">
            <text:p>115.8857</text:p>
          </table:table-cell>
          <table:table-cell office:value-type="float" office:value="115.4827" calcext:value-type="float">
            <text:p>115.4827</text:p>
          </table:table-cell>
          <table:table-cell office:value-type="float" office:value="113.20365" calcext:value-type="float">
            <text:p>113.20365</text:p>
          </table:table-cell>
          <table:table-cell office:value-type="float" office:value="114.21285" calcext:value-type="float">
            <text:p>114.21285</text:p>
          </table:table-cell>
          <table:table-cell office:value-type="float" office:value="113.81502" calcext:value-type="float">
            <text:p>113.81502</text:p>
          </table:table-cell>
          <table:table-cell office:value-type="float" office:value="113.53781" calcext:value-type="float">
            <text:p>113.53781</text:p>
          </table:table-cell>
          <table:table-cell office:value-type="float" office:value="113.63012" calcext:value-type="float">
            <text:p>113.63012</text:p>
          </table:table-cell>
          <table:table-cell office:value-type="float" office:value="112.77837" calcext:value-type="float">
            <text:p>112.77837</text:p>
          </table:table-cell>
          <table:table-cell office:value-type="float" office:value="113.5404" calcext:value-type="float">
            <text:p>113.5404</text:p>
          </table:table-cell>
          <table:table-cell office:value-type="float" office:value="113.63806" calcext:value-type="float">
            <text:p>113.63806</text:p>
          </table:table-cell>
          <table:table-cell office:value-type="float" office:value="114.37466" calcext:value-type="float">
            <text:p>114.37466</text:p>
          </table:table-cell>
          <table:table-cell office:value-type="float" office:value="113.20414" calcext:value-type="float">
            <text:p>113.20414</text:p>
          </table:table-cell>
          <table:table-cell office:value-type="float" office:value="113.87642" calcext:value-type="float">
            <text:p>113.87642</text:p>
          </table:table-cell>
          <table:table-cell office:value-type="float" office:value="112.77604" calcext:value-type="float">
            <text:p>112.77604</text:p>
          </table:table-cell>
          <table:table-cell office:value-type="float" office:value="116.6533" calcext:value-type="float">
            <text:p>116.6533</text:p>
          </table:table-cell>
          <table:table-cell office:value-type="float" office:value="113.54352" calcext:value-type="float">
            <text:p>113.54352</text:p>
          </table:table-cell>
          <table:table-cell office:value-type="float" office:value="117.47011" calcext:value-type="float">
            <text:p>117.47011</text:p>
          </table:table-cell>
          <table:table-cell office:value-type="float" office:value="112.65977" calcext:value-type="float">
            <text:p>112.65977</text:p>
          </table:table-cell>
          <table:table-cell/>
        </table:table-row>
        <table:table-row table:style-name="ro1">
          <table:table-cell office:value-type="float" office:value="112.78199" calcext:value-type="float">
            <text:p>112.78199</text:p>
          </table:table-cell>
          <table:table-cell office:value-type="float" office:value="113.63246" calcext:value-type="float">
            <text:p>113.63246</text:p>
          </table:table-cell>
          <table:table-cell office:value-type="float" office:value="115.45605" calcext:value-type="float">
            <text:p>115.45605</text:p>
          </table:table-cell>
          <table:table-cell office:value-type="float" office:value="115.06193" calcext:value-type="float">
            <text:p>115.06193</text:p>
          </table:table-cell>
          <table:table-cell office:value-type="float" office:value="112.83109" calcext:value-type="float">
            <text:p>112.83109</text:p>
          </table:table-cell>
          <table:table-cell office:value-type="float" office:value="114.11434" calcext:value-type="float">
            <text:p>114.11434</text:p>
          </table:table-cell>
          <table:table-cell office:value-type="float" office:value="113.71527" calcext:value-type="float">
            <text:p>113.71527</text:p>
          </table:table-cell>
          <table:table-cell office:value-type="float" office:value="113.16248" calcext:value-type="float">
            <text:p>113.16248</text:p>
          </table:table-cell>
          <table:table-cell office:value-type="float" office:value="113.54103" calcext:value-type="float">
            <text:p>113.54103</text:p>
          </table:table-cell>
          <table:table-cell office:value-type="float" office:value="112.71279" calcext:value-type="float">
            <text:p>112.71279</text:p>
          </table:table-cell>
          <table:table-cell office:value-type="float" office:value="113.16509" calcext:value-type="float">
            <text:p>113.16509</text:p>
          </table:table-cell>
          <table:table-cell office:value-type="float" office:value="113.25292" calcext:value-type="float">
            <text:p>113.25292</text:p>
          </table:table-cell>
          <table:table-cell office:value-type="float" office:value="114.26318" calcext:value-type="float">
            <text:p>114.26318</text:p>
          </table:table-cell>
          <table:table-cell office:value-type="float" office:value="113.12598" calcext:value-type="float">
            <text:p>113.12598</text:p>
          </table:table-cell>
          <table:table-cell office:value-type="float" office:value="113.77918" calcext:value-type="float">
            <text:p>113.77918</text:p>
          </table:table-cell>
          <table:table-cell office:value-type="float" office:value="112.41462" calcext:value-type="float">
            <text:p>112.41462</text:p>
          </table:table-cell>
          <table:table-cell office:value-type="float" office:value="116.47758" calcext:value-type="float">
            <text:p>116.47758</text:p>
          </table:table-cell>
          <table:table-cell office:value-type="float" office:value="113.16821" calcext:value-type="float">
            <text:p>113.16821</text:p>
          </table:table-cell>
          <table:table-cell office:value-type="float" office:value="117.2746" calcext:value-type="float">
            <text:p>117.2746</text:p>
          </table:table-cell>
          <table:table-cell office:value-type="float" office:value="112.59362" calcext:value-type="float">
            <text:p>112.59362</text:p>
          </table:table-cell>
          <table:table-cell/>
        </table:table-row>
        <table:table-row table:style-name="ro1">
          <table:table-cell office:value-type="float" office:value="112.71652" calcext:value-type="float">
            <text:p>112.71652</text:p>
          </table:table-cell>
          <table:table-cell office:value-type="float" office:value="113.53361" calcext:value-type="float">
            <text:p>113.53361</text:p>
          </table:table-cell>
          <table:table-cell office:value-type="float" office:value="115.3139" calcext:value-type="float">
            <text:p>115.3139</text:p>
          </table:table-cell>
          <table:table-cell office:value-type="float" office:value="114.93333" calcext:value-type="float">
            <text:p>114.93333</text:p>
          </table:table-cell>
          <table:table-cell office:value-type="float" office:value="112.77277" calcext:value-type="float">
            <text:p>112.77277</text:p>
          </table:table-cell>
          <table:table-cell office:value-type="float" office:value="113.71993" calcext:value-type="float">
            <text:p>113.71993</text:p>
          </table:table-cell>
          <table:table-cell office:value-type="float" office:value="113.33187" calcext:value-type="float">
            <text:p>113.33187</text:p>
          </table:table-cell>
          <table:table-cell office:value-type="float" office:value="113.08473" calcext:value-type="float">
            <text:p>113.08473</text:p>
          </table:table-cell>
          <table:table-cell office:value-type="float" office:value="113.16598" calcext:value-type="float">
            <text:p>113.16598</text:p>
          </table:table-cell>
          <table:table-cell office:value-type="float" office:value="112.34864" calcext:value-type="float">
            <text:p>112.34864</text:p>
          </table:table-cell>
          <table:table-cell office:value-type="float" office:value="113.08771" calcext:value-type="float">
            <text:p>113.08771</text:p>
          </table:table-cell>
          <table:table-cell office:value-type="float" office:value="113.17468" calcext:value-type="float">
            <text:p>113.17468</text:p>
          </table:table-cell>
          <table:table-cell office:value-type="float" office:value="113.86819" calcext:value-type="float">
            <text:p>113.86819</text:p>
          </table:table-cell>
          <table:table-cell office:value-type="float" office:value="112.75185" calcext:value-type="float">
            <text:p>112.75185</text:p>
          </table:table-cell>
          <table:table-cell office:value-type="float" office:value="113.39329" calcext:value-type="float">
            <text:p>113.39329</text:p>
          </table:table-cell>
          <table:table-cell office:value-type="float" office:value="112.36759" calcext:value-type="float">
            <text:p>112.36759</text:p>
          </table:table-cell>
          <table:table-cell office:value-type="float" office:value="116.03651" calcext:value-type="float">
            <text:p>116.03651</text:p>
          </table:table-cell>
          <table:table-cell office:value-type="float" office:value="113.09058" calcext:value-type="float">
            <text:p>113.09058</text:p>
          </table:table-cell>
          <table:table-cell office:value-type="float" office:value="116.82923" calcext:value-type="float">
            <text:p>116.82923</text:p>
          </table:table-cell>
          <table:table-cell office:value-type="float" office:value="112.23816" calcext:value-type="float">
            <text:p>112.23816</text:p>
          </table:table-cell>
          <table:table-cell/>
        </table:table-row>
        <table:table-row table:style-name="ro1">
          <table:table-cell office:value-type="float" office:value="112.36172" calcext:value-type="float">
            <text:p>112.36172</text:p>
          </table:table-cell>
          <table:table-cell office:value-type="float" office:value="113.15845" calcext:value-type="float">
            <text:p>113.15845</text:p>
          </table:table-cell>
          <table:table-cell office:value-type="float" office:value="114.90555" calcext:value-type="float">
            <text:p>114.90555</text:p>
          </table:table-cell>
          <table:table-cell office:value-type="float" office:value="114.52666" calcext:value-type="float">
            <text:p>114.52666</text:p>
          </table:table-cell>
          <table:table-cell office:value-type="float" office:value="112.41129" calcext:value-type="float">
            <text:p>112.41129</text:p>
          </table:table-cell>
          <table:table-cell office:value-type="float" office:value="113.63037" calcext:value-type="float">
            <text:p>113.63037</text:p>
          </table:table-cell>
          <table:table-cell office:value-type="float" office:value="113.25349" calcext:value-type="float">
            <text:p>113.25349</text:p>
          </table:table-cell>
          <table:table-cell office:value-type="float" office:value="112.7112" calcext:value-type="float">
            <text:p>112.7112</text:p>
          </table:table-cell>
          <table:table-cell office:value-type="float" office:value="113.08828" calcext:value-type="float">
            <text:p>113.08828</text:p>
          </table:table-cell>
          <table:table-cell office:value-type="float" office:value="112.3014" calcext:value-type="float">
            <text:p>112.3014</text:p>
          </table:table-cell>
          <table:table-cell office:value-type="float" office:value="112.71415" calcext:value-type="float">
            <text:p>112.71415</text:p>
          </table:table-cell>
          <table:table-cell office:value-type="float" office:value="112.80069" calcext:value-type="float">
            <text:p>112.80069</text:p>
          </table:table-cell>
          <table:table-cell office:value-type="float" office:value="113.77074" calcext:value-type="float">
            <text:p>113.77074</text:p>
          </table:table-cell>
          <table:table-cell office:value-type="float" office:value="112.68536" calcext:value-type="float">
            <text:p>112.68536</text:p>
          </table:table-cell>
          <table:table-cell office:value-type="float" office:value="113.31484" calcext:value-type="float">
            <text:p>113.31484</text:p>
          </table:table-cell>
          <table:table-cell office:value-type="float" office:value="112.01491" calcext:value-type="float">
            <text:p>112.01491</text:p>
          </table:table-cell>
          <table:table-cell office:value-type="float" office:value="115.88473" calcext:value-type="float">
            <text:p>115.88473</text:p>
          </table:table-cell>
          <table:table-cell office:value-type="float" office:value="112.71682" calcext:value-type="float">
            <text:p>112.71682</text:p>
          </table:table-cell>
          <table:table-cell office:value-type="float" office:value="116.65543" calcext:value-type="float">
            <text:p>116.65543</text:p>
          </table:table-cell>
          <table:table-cell office:value-type="float" office:value="112.1809" calcext:value-type="float">
            <text:p>112.1809</text:p>
          </table:table-cell>
          <table:table-cell/>
        </table:table-row>
        <table:table-row table:style-name="ro1">
          <table:table-cell office:value-type="float" office:value="112.30463" calcext:value-type="float">
            <text:p>112.30463</text:p>
          </table:table-cell>
          <table:table-cell office:value-type="float" office:value="113.08091" calcext:value-type="float">
            <text:p>113.08091</text:p>
          </table:table-cell>
          <table:table-cell office:value-type="float" office:value="114.77499" calcext:value-type="float">
            <text:p>114.77499</text:p>
          </table:table-cell>
          <table:table-cell office:value-type="float" office:value="114.41666" calcext:value-type="float">
            <text:p>114.41666</text:p>
          </table:table-cell>
          <table:table-cell office:value-type="float" office:value="112.36434" calcext:value-type="float">
            <text:p>112.36434</text:p>
          </table:table-cell>
          <table:table-cell office:value-type="float" office:value="113.24531" calcext:value-type="float">
            <text:p>113.24531</text:p>
          </table:table-cell>
          <table:table-cell office:value-type="float" office:value="112.87943" calcext:value-type="float">
            <text:p>112.87943</text:p>
          </table:table-cell>
          <table:table-cell office:value-type="float" office:value="112.65489" calcext:value-type="float">
            <text:p>112.65489</text:p>
          </table:table-cell>
          <table:table-cell office:value-type="float" office:value="112.71506" calcext:value-type="float">
            <text:p>112.71506</text:p>
          </table:table-cell>
          <table:table-cell office:value-type="float" office:value="111.94865" calcext:value-type="float">
            <text:p>111.94865</text:p>
          </table:table-cell>
          <table:table-cell office:value-type="float" office:value="112.65502" calcext:value-type="float">
            <text:p>112.65502</text:p>
          </table:table-cell>
          <table:table-cell office:value-type="float" office:value="112.7318" calcext:value-type="float">
            <text:p>112.7318</text:p>
          </table:table-cell>
          <table:table-cell office:value-type="float" office:value="113.39442" calcext:value-type="float">
            <text:p>113.39442</text:p>
          </table:table-cell>
          <table:table-cell office:value-type="float" office:value="112.33241" calcext:value-type="float">
            <text:p>112.33241</text:p>
          </table:table-cell>
          <table:table-cell office:value-type="float" office:value="112.94033" calcext:value-type="float">
            <text:p>112.94033</text:p>
          </table:table-cell>
          <table:table-cell office:value-type="float" office:value="111.97639" calcext:value-type="float">
            <text:p>111.97639</text:p>
          </table:table-cell>
          <table:table-cell office:value-type="float" office:value="115.4552" calcext:value-type="float">
            <text:p>115.4552</text:p>
          </table:table-cell>
          <table:table-cell office:value-type="float" office:value="112.64814" calcext:value-type="float">
            <text:p>112.64814</text:p>
          </table:table-cell>
          <table:table-cell office:value-type="float" office:value="116.21415" calcext:value-type="float">
            <text:p>116.21415</text:p>
          </table:table-cell>
          <table:table-cell office:value-type="float" office:value="111.82793" calcext:value-type="float">
            <text:p>111.82793</text:p>
          </table:table-cell>
          <table:table-cell/>
        </table:table-row>
        <table:table-row table:style-name="ro1">
          <table:table-cell office:value-type="float" office:value="111.95187" calcext:value-type="float">
            <text:p>111.95187</text:p>
          </table:table-cell>
          <table:table-cell office:value-type="float" office:value="112.70726" calcext:value-type="float">
            <text:p>112.70726</text:p>
          </table:table-cell>
          <table:table-cell office:value-type="float" office:value="114.3688" calcext:value-type="float">
            <text:p>114.3688</text:p>
          </table:table-cell>
          <table:table-cell office:value-type="float" office:value="114.01893" calcext:value-type="float">
            <text:p>114.01893</text:p>
          </table:table-cell>
          <table:table-cell office:value-type="float" office:value="112.01178" calcext:value-type="float">
            <text:p>112.01178</text:p>
          </table:table-cell>
          <table:table-cell office:value-type="float" office:value="113.1673" calcext:value-type="float">
            <text:p>113.1673</text:p>
          </table:table-cell>
          <table:table-cell office:value-type="float" office:value="112.80293" calcext:value-type="float">
            <text:p>112.80293</text:p>
          </table:table-cell>
          <table:table-cell office:value-type="float" office:value="112.29018" calcext:value-type="float">
            <text:p>112.29018</text:p>
          </table:table-cell>
          <table:table-cell office:value-type="float" office:value="112.64658" calcext:value-type="float">
            <text:p>112.64658</text:p>
          </table:table-cell>
          <table:table-cell office:value-type="float" office:value="111.90018" calcext:value-type="float">
            <text:p>111.90018</text:p>
          </table:table-cell>
          <table:table-cell office:value-type="float" office:value="112.29269" calcext:value-type="float">
            <text:p>112.29269</text:p>
          </table:table-cell>
          <table:table-cell office:value-type="float" office:value="112.36934" calcext:value-type="float">
            <text:p>112.36934</text:p>
          </table:table-cell>
          <table:table-cell office:value-type="float" office:value="113.30631" calcext:value-type="float">
            <text:p>113.30631</text:p>
          </table:table-cell>
          <table:table-cell office:value-type="float" office:value="112.27475" calcext:value-type="float">
            <text:p>112.27475</text:p>
          </table:table-cell>
          <table:table-cell office:value-type="float" office:value="112.8734" calcext:value-type="float">
            <text:p>112.8734</text:p>
          </table:table-cell>
          <table:table-cell office:value-type="float" office:value="111.62238" calcext:value-type="float">
            <text:p>111.62238</text:p>
          </table:table-cell>
          <table:table-cell office:value-type="float" office:value="115.3131" calcext:value-type="float">
            <text:p>115.3131</text:p>
          </table:table-cell>
          <table:table-cell office:value-type="float" office:value="112.29585" calcext:value-type="float">
            <text:p>112.29585</text:p>
          </table:table-cell>
          <table:table-cell office:value-type="float" office:value="116.04988" calcext:value-type="float">
            <text:p>116.04988</text:p>
          </table:table-cell>
          <table:table-cell office:value-type="float" office:value="111.78894" calcext:value-type="float">
            <text:p>111.78894</text:p>
          </table:table-cell>
          <table:table-cell/>
        </table:table-row>
        <table:table-row table:style-name="ro1">
          <table:table-cell office:value-type="float" office:value="111.91326" calcext:value-type="float">
            <text:p>111.91326</text:p>
          </table:table-cell>
          <table:table-cell office:value-type="float" office:value="112.64803" calcext:value-type="float">
            <text:p>112.64803</text:p>
          </table:table-cell>
          <table:table-cell office:value-type="float" office:value="114.25989" calcext:value-type="float">
            <text:p>114.25989</text:p>
          </table:table-cell>
          <table:table-cell office:value-type="float" office:value="113.91159" calcext:value-type="float">
            <text:p>113.91159</text:p>
          </table:table-cell>
          <table:table-cell office:value-type="float" office:value="111.97343" calcext:value-type="float">
            <text:p>111.97343</text:p>
          </table:table-cell>
          <table:table-cell office:value-type="float" office:value="112.79337" calcext:value-type="float">
            <text:p>112.79337</text:p>
          </table:table-cell>
          <table:table-cell office:value-type="float" office:value="112.43758" calcext:value-type="float">
            <text:p>112.43758</text:p>
          </table:table-cell>
          <table:table-cell office:value-type="float" office:value="112.24254" calcext:value-type="float">
            <text:p>112.24254</text:p>
          </table:table-cell>
          <table:table-cell office:value-type="float" office:value="112.29419" calcext:value-type="float">
            <text:p>112.29419</text:p>
          </table:table-cell>
          <table:table-cell office:value-type="float" office:value="111.55828" calcext:value-type="float">
            <text:p>111.55828</text:p>
          </table:table-cell>
          <table:table-cell office:value-type="float" office:value="112.24498" calcext:value-type="float">
            <text:p>112.24498</text:p>
          </table:table-cell>
          <table:table-cell office:value-type="float" office:value="112.32145" calcext:value-type="float">
            <text:p>112.32145</text:p>
          </table:table-cell>
          <table:table-cell office:value-type="float" office:value="112.93165" calcext:value-type="float">
            <text:p>112.93165</text:p>
          </table:table-cell>
          <table:table-cell office:value-type="float" office:value="111.92083" calcext:value-type="float">
            <text:p>111.92083</text:p>
          </table:table-cell>
          <table:table-cell office:value-type="float" office:value="112.51057" calcext:value-type="float">
            <text:p>112.51057</text:p>
          </table:table-cell>
          <table:table-cell office:value-type="float" office:value="111.59494" calcext:value-type="float">
            <text:p>111.59494</text:p>
          </table:table-cell>
          <table:table-cell office:value-type="float" office:value="114.90496" calcext:value-type="float">
            <text:p>114.90496</text:p>
          </table:table-cell>
          <table:table-cell office:value-type="float" office:value="112.23872" calcext:value-type="float">
            <text:p>112.23872</text:p>
          </table:table-cell>
          <table:table-cell office:value-type="float" office:value="115.6199" calcext:value-type="float">
            <text:p>115.6199</text:p>
          </table:table-cell>
          <table:table-cell office:value-type="float" office:value="111.44638" calcext:value-type="float">
            <text:p>111.44638</text:p>
          </table:table-cell>
          <table:table-cell/>
        </table:table-row>
        <table:table-row table:style-name="ro1">
          <table:table-cell office:value-type="float" office:value="111.56207" calcext:value-type="float">
            <text:p>111.56207</text:p>
          </table:table-cell>
          <table:table-cell office:value-type="float" office:value="112.286" calcext:value-type="float">
            <text:p>112.286</text:p>
          </table:table-cell>
          <table:table-cell office:value-type="float" office:value="113.86256" calcext:value-type="float">
            <text:p>113.86256</text:p>
          </table:table-cell>
          <table:table-cell office:value-type="float" office:value="113.5253" calcext:value-type="float">
            <text:p>113.5253</text:p>
          </table:table-cell>
          <table:table-cell office:value-type="float" office:value="111.6196" calcext:value-type="float">
            <text:p>111.6196</text:p>
          </table:table-cell>
          <table:table-cell office:value-type="float" office:value="112.72698" calcext:value-type="float">
            <text:p>112.72698</text:p>
          </table:table-cell>
          <table:table-cell office:value-type="float" office:value="112.37958" calcext:value-type="float">
            <text:p>112.37958</text:p>
          </table:table-cell>
          <table:table-cell office:value-type="float" office:value="111.88912" calcext:value-type="float">
            <text:p>111.88912</text:p>
          </table:table-cell>
          <table:table-cell office:value-type="float" office:value="112.23408" calcext:value-type="float">
            <text:p>112.23408</text:p>
          </table:table-cell>
          <table:table-cell office:value-type="float" office:value="111.53069" calcext:value-type="float">
            <text:p>111.53069</text:p>
          </table:table-cell>
          <table:table-cell office:value-type="float" office:value="111.89151" calcext:value-type="float">
            <text:p>111.89151</text:p>
          </table:table-cell>
          <table:table-cell office:value-type="float" office:value="111.96786" calcext:value-type="float">
            <text:p>111.96786</text:p>
          </table:table-cell>
          <table:table-cell office:value-type="float" office:value="112.86478" calcext:value-type="float">
            <text:p>112.86478</text:p>
          </table:table-cell>
          <table:table-cell office:value-type="float" office:value="111.87175" calcext:value-type="float">
            <text:p>111.87175</text:p>
          </table:table-cell>
          <table:table-cell office:value-type="float" office:value="112.45241" calcext:value-type="float">
            <text:p>112.45241</text:p>
          </table:table-cell>
          <table:table-cell office:value-type="float" office:value="111.26155" calcext:value-type="float">
            <text:p>111.26155</text:p>
          </table:table-cell>
          <table:table-cell office:value-type="float" office:value="114.77477" calcext:value-type="float">
            <text:p>114.77477</text:p>
          </table:table-cell>
          <table:table-cell office:value-type="float" office:value="111.89502" calcext:value-type="float">
            <text:p>111.89502</text:p>
          </table:table-cell>
          <table:table-cell office:value-type="float" office:value="115.47958" calcext:value-type="float">
            <text:p>115.47958</text:p>
          </table:table-cell>
          <table:table-cell office:value-type="float" office:value="111.40614" calcext:value-type="float">
            <text:p>111.40614</text:p>
          </table:table-cell>
          <table:table-cell/>
        </table:table-row>
        <table:table-row table:style-name="ro1">
          <table:table-cell office:value-type="float" office:value="111.5318" calcext:value-type="float">
            <text:p>111.5318</text:p>
          </table:table-cell>
          <table:table-cell office:value-type="float" office:value="112.23825" calcext:value-type="float">
            <text:p>112.23825</text:p>
          </table:table-cell>
          <table:table-cell office:value-type="float" office:value="113.77509" calcext:value-type="float">
            <text:p>113.77509</text:p>
          </table:table-cell>
          <table:table-cell office:value-type="float" office:value="113.43931" calcext:value-type="float">
            <text:p>113.43931</text:p>
          </table:table-cell>
          <table:table-cell office:value-type="float" office:value="111.5923" calcext:value-type="float">
            <text:p>111.5923</text:p>
          </table:table-cell>
          <table:table-cell office:value-type="float" office:value="112.362" calcext:value-type="float">
            <text:p>112.362</text:p>
          </table:table-cell>
          <table:table-cell office:value-type="float" office:value="112.01859" calcext:value-type="float">
            <text:p>112.01859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88054" calcext:value-type="float">
            <text:p>111.88054</text:p>
          </table:table-cell>
          <table:table-cell office:value-type="float" office:value="111.19697" calcext:value-type="float">
            <text:p>111.19697</text:p>
          </table:table-cell>
          <table:table-cell office:value-type="float" office:value="111.85243" calcext:value-type="float">
            <text:p>111.85243</text:p>
          </table:table-cell>
          <table:table-cell office:value-type="float" office:value="111.92157" calcext:value-type="float">
            <text:p>111.92157</text:p>
          </table:table-cell>
          <table:table-cell office:value-type="float" office:value="112.49926" calcext:value-type="float">
            <text:p>112.49926</text:p>
          </table:table-cell>
          <table:table-cell office:value-type="float" office:value="111.52909" calcext:value-type="float">
            <text:p>111.52909</text:p>
          </table:table-cell>
          <table:table-cell office:value-type="float" office:value="112.08849" calcext:value-type="float">
            <text:p>112.08849</text:p>
          </table:table-cell>
          <table:table-cell office:value-type="float" office:value="111.24247" calcext:value-type="float">
            <text:p>111.24247</text:p>
          </table:table-cell>
          <table:table-cell office:value-type="float" office:value="114.3688" calcext:value-type="float">
            <text:p>114.3688</text:p>
          </table:table-cell>
          <table:table-cell office:value-type="float" office:value="111.84641" calcext:value-type="float">
            <text:p>111.84641</text:p>
          </table:table-cell>
          <table:table-cell office:value-type="float" office:value="115.0611" calcext:value-type="float">
            <text:p>115.0611</text:p>
          </table:table-cell>
          <table:table-cell office:value-type="float" office:value="111.07498" calcext:value-type="float">
            <text:p>111.07498</text:p>
          </table:table-cell>
          <table:table-cell/>
        </table:table-row>
        <table:table-row table:style-name="ro1">
          <table:table-cell office:value-type="float" office:value="111.20147" calcext:value-type="float">
            <text:p>111.20147</text:p>
          </table:table-cell>
          <table:table-cell office:value-type="float" office:value="111.88475" calcext:value-type="float">
            <text:p>111.88475</text:p>
          </table:table-cell>
          <table:table-cell office:value-type="float" office:value="113.3894" calcext:value-type="float">
            <text:p>113.3894</text:p>
          </table:table-cell>
          <table:table-cell office:value-type="float" office:value="113.06457" calcext:value-type="float">
            <text:p>113.06457</text:p>
          </table:table-cell>
          <table:table-cell office:value-type="float" office:value="111.25927" calcext:value-type="float">
            <text:p>111.25927</text:p>
          </table:table-cell>
          <table:table-cell office:value-type="float" office:value="112.31402" calcext:value-type="float">
            <text:p>112.31402</text:p>
          </table:table-cell>
          <table:table-cell office:value-type="float" office:value="111.96915" calcext:value-type="float">
            <text:p>111.96915</text:p>
          </table:table-cell>
          <table:table-cell office:value-type="float" office:value="111.50761" calcext:value-type="float">
            <text:p>111.50761</text:p>
          </table:table-cell>
          <table:table-cell office:value-type="float" office:value="111.84428" calcext:value-type="float">
            <text:p>111.84428</text:p>
          </table:table-cell>
          <table:table-cell office:value-type="float" office:value="111.17764" calcext:value-type="float">
            <text:p>111.17764</text:p>
          </table:table-cell>
          <table:table-cell office:value-type="float" office:value="111.4977" calcext:value-type="float">
            <text:p>111.4977</text:p>
          </table:table-cell>
          <table:table-cell office:value-type="float" office:value="111.5762" calcext:value-type="float">
            <text:p>111.5762</text:p>
          </table:table-cell>
          <table:table-cell office:value-type="float" office:value="112.44357" calcext:value-type="float">
            <text:p>112.44357</text:p>
          </table:table-cell>
          <table:table-cell office:value-type="float" office:value="111.49116" calcext:value-type="float">
            <text:p>111.49116</text:p>
          </table:table-cell>
          <table:table-cell office:value-type="float" office:value="112.04172" calcext:value-type="float">
            <text:p>112.04172</text:p>
          </table:table-cell>
          <table:table-cell office:value-type="float" office:value="110.91043" calcext:value-type="float">
            <text:p>110.91043</text:p>
          </table:table-cell>
          <table:table-cell office:value-type="float" office:value="114.26001" calcext:value-type="float">
            <text:p>114.26001</text:p>
          </table:table-cell>
          <table:table-cell office:value-type="float" office:value="111.50134" calcext:value-type="float">
            <text:p>111.50134</text:p>
          </table:table-cell>
          <table:table-cell office:value-type="float" office:value="114.92985" calcext:value-type="float">
            <text:p>114.92985</text:p>
          </table:table-cell>
          <table:table-cell office:value-type="float" office:value="111.05236" calcext:value-type="float">
            <text:p>111.05236</text:p>
          </table:table-cell>
          <table:table-cell/>
        </table:table-row>
        <table:table-row table:style-name="ro1">
          <table:table-cell office:value-type="float" office:value="111.18233" calcext:value-type="float">
            <text:p>111.18233</text:p>
          </table:table-cell>
          <table:table-cell office:value-type="float" office:value="111.84561" calcext:value-type="float">
            <text:p>111.84561</text:p>
          </table:table-cell>
          <table:table-cell office:value-type="float" office:value="113.30119" calcext:value-type="float">
            <text:p>113.30119</text:p>
          </table:table-cell>
          <table:table-cell office:value-type="float" office:value="112.98489" calcext:value-type="float">
            <text:p>112.98489</text:p>
          </table:table-cell>
          <table:table-cell office:value-type="float" office:value="111.24024" calcext:value-type="float">
            <text:p>111.24024</text:p>
          </table:table-cell>
          <table:table-cell office:value-type="float" office:value="111.96032" calcext:value-type="float">
            <text:p>111.96032</text:p>
          </table:table-cell>
          <table:table-cell office:value-type="float" office:value="111.62627" calcext:value-type="float">
            <text:p>111.62627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111.49928" calcext:value-type="float">
            <text:p>111.49928</text:p>
          </table:table-cell>
          <table:table-cell office:value-type="float" office:value="111.03738" calcext:value-type="float">
            <text:p>111.03738</text:p>
          </table:table-cell>
          <table:table-cell office:value-type="float" office:value="111.46986" calcext:value-type="float">
            <text:p>111.46986</text:p>
          </table:table-cell>
          <table:table-cell office:value-type="float" office:value="111.54797" calcext:value-type="float">
            <text:p>111.54797</text:p>
          </table:table-cell>
          <table:table-cell office:value-type="float" office:value="112.07945" calcext:value-type="float">
            <text:p>112.07945</text:p>
          </table:table-cell>
          <table:table-cell office:value-type="float" office:value="111.1569" calcext:value-type="float">
            <text:p>111.1569</text:p>
          </table:table-cell>
          <table:table-cell office:value-type="float" office:value="111.69575" calcext:value-type="float">
            <text:p>111.69575</text:p>
          </table:table-cell>
          <table:table-cell office:value-type="float" office:value="110.90894" calcext:value-type="float">
            <text:p>110.90894</text:p>
          </table:table-cell>
          <table:table-cell office:value-type="float" office:value="113.86297" calcext:value-type="float">
            <text:p>113.86297</text:p>
          </table:table-cell>
          <table:table-cell office:value-type="float" office:value="111.47366" calcext:value-type="float">
            <text:p>111.47366</text:p>
          </table:table-cell>
          <table:table-cell office:value-type="float" office:value="114.52323" calcext:value-type="float">
            <text:p>114.52323</text:p>
          </table:table-cell>
          <table:table-cell office:value-type="float" office:value="110.71975" calcext:value-type="float">
            <text:p>110.71975</text:p>
          </table:table-cell>
          <table:table-cell/>
        </table:table-row>
        <table:table-row table:style-name="ro1">
          <table:table-cell office:value-type="float" office:value="110.84753" calcext:value-type="float">
            <text:p>110.84753</text:p>
          </table:table-cell>
          <table:table-cell office:value-type="float" office:value="111.50332" calcext:value-type="float">
            <text:p>111.50332</text:p>
          </table:table-cell>
          <table:table-cell office:value-type="float" office:value="112.92684" calcext:value-type="float">
            <text:p>112.92684</text:p>
          </table:table-cell>
          <table:table-cell office:value-type="float" office:value="112.62136" calcext:value-type="float">
            <text:p>112.62136</text:p>
          </table:table-cell>
          <table:table-cell office:value-type="float" office:value="110.91797" calcext:value-type="float">
            <text:p>110.91797</text:p>
          </table:table-cell>
          <table:table-cell office:value-type="float" office:value="111.91419" calcext:value-type="float">
            <text:p>111.91419</text:p>
          </table:table-cell>
          <table:table-cell office:value-type="float" office:value="111.58793" calcext:value-type="float">
            <text:p>111.58793</text:p>
          </table:table-cell>
          <table:table-cell office:value-type="float" office:value="111.13358" calcext:value-type="float">
            <text:p>111.13358</text:p>
          </table:table-cell>
          <table:table-cell office:value-type="float" office:value="111.47135" calcext:value-type="float">
            <text:p>111.47135</text:p>
          </table:table-cell>
          <table:table-cell office:value-type="float" office:value="110.83429" calcext:value-type="float">
            <text:p>110.83429</text:p>
          </table:table-cell>
          <table:table-cell office:value-type="float" office:value="111.13608" calcext:value-type="float">
            <text:p>111.13608</text:p>
          </table:table-cell>
          <table:table-cell office:value-type="float" office:value="111.20429" calcext:value-type="float">
            <text:p>111.20429</text:p>
          </table:table-cell>
          <table:table-cell office:value-type="float" office:value="112.03968" calcext:value-type="float">
            <text:p>112.03968</text:p>
          </table:table-cell>
          <table:table-cell office:value-type="float" office:value="111.1272" calcext:value-type="float">
            <text:p>111.1272</text:p>
          </table:table-cell>
          <table:table-cell office:value-type="float" office:value="111.65763" calcext:value-type="float">
            <text:p>111.65763</text:p>
          </table:table-cell>
          <table:table-cell office:value-type="float" office:value="110.58506" calcext:value-type="float">
            <text:p>110.58506</text:p>
          </table:table-cell>
          <table:table-cell office:value-type="float" office:value="113.7754" calcext:value-type="float">
            <text:p>113.7754</text:p>
          </table:table-cell>
          <table:table-cell office:value-type="float" office:value="111.1399" calcext:value-type="float">
            <text:p>111.1399</text:p>
          </table:table-cell>
          <table:table-cell office:value-type="float" office:value="114.40409" calcext:value-type="float">
            <text:p>114.40409</text:p>
          </table:table-cell>
          <table:table-cell office:value-type="float" office:value="110.70819" calcext:value-type="float">
            <text:p>110.70819</text:p>
          </table:table-cell>
          <table:table-cell/>
        </table:table-row>
        <table:table-row table:style-name="ro1">
          <table:table-cell office:value-type="float" office:value="110.83631" calcext:value-type="float">
            <text:p>110.83631</text:p>
          </table:table-cell>
          <table:table-cell office:value-type="float" office:value="111.47256" calcext:value-type="float">
            <text:p>111.47256</text:p>
          </table:table-cell>
          <table:table-cell office:value-type="float" office:value="112.85981" calcext:value-type="float">
            <text:p>112.85981</text:p>
          </table:table-cell>
          <table:table-cell office:value-type="float" office:value="112.56514" calcext:value-type="float">
            <text:p>112.56514</text:p>
          </table:table-cell>
          <table:table-cell office:value-type="float" office:value="110.90677" calcext:value-type="float">
            <text:p>110.90677</text:p>
          </table:table-cell>
          <table:table-cell office:value-type="float" office:value="111.56899" calcext:value-type="float">
            <text:p>111.56899</text:p>
          </table:table-cell>
          <table:table-cell office:value-type="float" office:value="111.43588" calcext:value-type="float">
            <text:p>111.43588</text:p>
          </table:table-cell>
          <table:table-cell office:value-type="float" office:value="111.11432" calcext:value-type="float">
            <text:p>111.11432</text:p>
          </table:table-cell>
          <table:table-cell office:value-type="float" office:value="111.13746" calcext:value-type="float">
            <text:p>111.13746</text:p>
          </table:table-cell>
          <table:table-cell office:value-type="float" office:value="110.69866" calcext:value-type="float">
            <text:p>110.69866</text:p>
          </table:table-cell>
          <table:table-cell office:value-type="float" office:value="111.11664" calcext:value-type="float">
            <text:p>111.11664</text:p>
          </table:table-cell>
          <table:table-cell office:value-type="float" office:value="111.18421" calcext:value-type="float">
            <text:p>111.18421</text:p>
          </table:table-cell>
          <table:table-cell office:value-type="float" office:value="111.68717" calcext:value-type="float">
            <text:p>111.68717</text:p>
          </table:table-cell>
          <table:table-cell office:value-type="float" office:value="110.80396" calcext:value-type="float">
            <text:p>110.80396</text:p>
          </table:table-cell>
          <table:table-cell office:value-type="float" office:value="111.32565" calcext:value-type="float">
            <text:p>111.32565</text:p>
          </table:table-cell>
          <table:table-cell office:value-type="float" office:value="110.58178" calcext:value-type="float">
            <text:p>110.58178</text:p>
          </table:table-cell>
          <table:table-cell office:value-type="float" office:value="113.38977" calcext:value-type="float">
            <text:p>113.38977</text:p>
          </table:table-cell>
          <table:table-cell office:value-type="float" office:value="111.12036" calcext:value-type="float">
            <text:p>111.12036</text:p>
          </table:table-cell>
          <table:table-cell office:value-type="float" office:value="114.00652" calcext:value-type="float">
            <text:p>114.00652</text:p>
          </table:table-cell>
          <table:table-cell office:value-type="float" office:value="110.38371" calcext:value-type="float">
            <text:p>110.38371</text:p>
          </table:table-cell>
          <table:table-cell/>
        </table:table-row>
        <table:table-row table:style-name="ro1">
          <table:table-cell office:value-type="float" office:value="110.51233" calcext:value-type="float">
            <text:p>110.51233</text:p>
          </table:table-cell>
          <table:table-cell office:value-type="float" office:value="111.12899" calcext:value-type="float">
            <text:p>111.12899</text:p>
          </table:table-cell>
          <table:table-cell office:value-type="float" office:value="112.49751" calcext:value-type="float">
            <text:p>112.49751</text:p>
          </table:table-cell>
          <table:table-cell office:value-type="float" office:value="112.20077" calcext:value-type="float">
            <text:p>112.20077</text:p>
          </table:table-cell>
          <table:table-cell office:value-type="float" office:value="110.77451" calcext:value-type="float">
            <text:p>110.77451</text:p>
          </table:table-cell>
          <table:table-cell office:value-type="float" office:value="111.5409" calcext:value-type="float">
            <text:p>111.5409</text:p>
          </table:table-cell>
          <table:table-cell office:value-type="float" office:value="111.22336" calcext:value-type="float">
            <text:p>111.22336</text:p>
          </table:table-cell>
          <table:table-cell office:value-type="float" office:value="110.98374" calcext:value-type="float">
            <text:p>110.98374</text:p>
          </table:table-cell>
          <table:table-cell office:value-type="float" office:value="111.11794" calcext:value-type="float">
            <text:p>111.11794</text:p>
          </table:table-cell>
          <table:table-cell office:value-type="float" office:value="110.50669" calcext:value-type="float">
            <text:p>110.50669</text:p>
          </table:table-cell>
          <table:table-cell office:value-type="float" office:value="110.79064" calcext:value-type="float">
            <text:p>110.79064</text:p>
          </table:table-cell>
          <table:table-cell office:value-type="float" office:value="111.05306" calcext:value-type="float">
            <text:p>111.05306</text:p>
          </table:table-cell>
          <table:table-cell office:value-type="float" office:value="111.65836" calcext:value-type="float">
            <text:p>111.65836</text:p>
          </table:table-cell>
          <table:table-cell office:value-type="float" office:value="110.78275" calcext:value-type="float">
            <text:p>110.78275</text:p>
          </table:table-cell>
          <table:table-cell office:value-type="float" office:value="111.29576" calcext:value-type="float">
            <text:p>111.29576</text:p>
          </table:table-cell>
          <table:table-cell office:value-type="float" office:value="110.25632" calcext:value-type="float">
            <text:p>110.25632</text:p>
          </table:table-cell>
          <table:table-cell office:value-type="float" office:value="113.30152" calcext:value-type="float">
            <text:p>113.30152</text:p>
          </table:table-cell>
          <table:table-cell office:value-type="float" office:value="110.7851" calcext:value-type="float">
            <text:p>110.7851</text:p>
          </table:table-cell>
          <table:table-cell office:value-type="float" office:value="113.90855" calcext:value-type="float">
            <text:p>113.90855</text:p>
          </table:table-cell>
          <table:table-cell office:value-type="float" office:value="110.38017" calcext:value-type="float">
            <text:p>110.38017</text:p>
          </table:table-cell>
          <table:table-cell/>
        </table:table-row>
        <table:table-row table:style-name="ro1">
          <table:table-cell office:value-type="float" office:value="110.50906" calcext:value-type="float">
            <text:p>110.50906</text:p>
          </table:table-cell>
          <table:table-cell office:value-type="float" office:value="111.10935" calcext:value-type="float">
            <text:p>111.10935</text:p>
          </table:table-cell>
          <table:table-cell office:value-type="float" office:value="112.43976" calcext:value-type="float">
            <text:p>112.43976</text:p>
          </table:table-cell>
          <table:table-cell office:value-type="float" office:value="112.15326" calcext:value-type="float">
            <text:p>112.15326</text:p>
          </table:table-cell>
          <table:table-cell office:value-type="float" office:value="110.58019" calcext:value-type="float">
            <text:p>110.58019</text:p>
          </table:table-cell>
          <table:table-cell office:value-type="float" office:value="111.19725" calcext:value-type="float">
            <text:p>111.19725</text:p>
          </table:table-cell>
          <table:table-cell office:value-type="float" office:value="111.07249" calcext:value-type="float">
            <text:p>111.07249</text:p>
          </table:table-cell>
          <table:table-cell office:value-type="float" office:value="110.77793" calcext:value-type="float">
            <text:p>110.77793</text:p>
          </table:table-cell>
          <table:table-cell office:value-type="float" office:value="110.78275" calcext:value-type="float">
            <text:p>110.78275</text:p>
          </table:table-cell>
          <table:table-cell office:value-type="float" office:value="110.38172" calcext:value-type="float">
            <text:p>110.38172</text:p>
          </table:table-cell>
          <table:table-cell office:value-type="float" office:value="110.77928" calcext:value-type="float">
            <text:p>110.77928</text:p>
          </table:table-cell>
          <table:table-cell office:value-type="float" office:value="110.83986" calcext:value-type="float">
            <text:p>110.83986</text:p>
          </table:table-cell>
          <table:table-cell office:value-type="float" office:value="111.3141" calcext:value-type="float">
            <text:p>111.3141</text:p>
          </table:table-cell>
          <table:table-cell office:value-type="float" office:value="110.45814" calcext:value-type="float">
            <text:p>110.45814</text:p>
          </table:table-cell>
          <table:table-cell office:value-type="float" office:value="110.96264" calcext:value-type="float">
            <text:p>110.96264</text:p>
          </table:table-cell>
          <table:table-cell office:value-type="float" office:value="110.26102" calcext:value-type="float">
            <text:p>110.26102</text:p>
          </table:table-cell>
          <table:table-cell office:value-type="float" office:value="112.92734" calcext:value-type="float">
            <text:p>112.92734</text:p>
          </table:table-cell>
          <table:table-cell office:value-type="float" office:value="110.78327" calcext:value-type="float">
            <text:p>110.78327</text:p>
          </table:table-cell>
          <table:table-cell office:value-type="float" office:value="113.52244" calcext:value-type="float">
            <text:p>113.52244</text:p>
          </table:table-cell>
          <table:table-cell office:value-type="float" office:value="110.06354" calcext:value-type="float">
            <text:p>110.06354</text:p>
          </table:table-cell>
          <table:table-cell/>
        </table:table-row>
        <table:table-row table:style-name="ro1">
          <table:table-cell office:value-type="float" office:value="110.19616" calcext:value-type="float">
            <text:p>110.19616</text:p>
          </table:table-cell>
          <table:table-cell office:value-type="float" office:value="110.7865" calcext:value-type="float">
            <text:p>110.7865</text:p>
          </table:table-cell>
          <table:table-cell office:value-type="float" office:value="112.08615" calcext:value-type="float">
            <text:p>112.08615</text:p>
          </table:table-cell>
          <table:table-cell office:value-type="float" office:value="111.79997" calcext:value-type="float">
            <text:p>111.79997</text:p>
          </table:table-cell>
          <table:table-cell office:value-type="float" office:value="110.45549" calcext:value-type="float">
            <text:p>110.45549</text:p>
          </table:table-cell>
          <table:table-cell office:value-type="float" office:value="111.17749" calcext:value-type="float">
            <text:p>111.17749</text:p>
          </table:table-cell>
          <table:table-cell office:value-type="float" office:value="110.86812" calcext:value-type="float">
            <text:p>110.86812</text:p>
          </table:table-cell>
          <table:table-cell office:value-type="float" office:value="110.6455" calcext:value-type="float">
            <text:p>110.6455</text:p>
          </table:table-cell>
          <table:table-cell office:value-type="float" office:value="110.77135" calcext:value-type="float">
            <text:p>110.77135</text:p>
          </table:table-cell>
          <table:table-cell office:value-type="float" office:value="110.19466" calcext:value-type="float">
            <text:p>110.19466</text:p>
          </table:table-cell>
          <table:table-cell office:value-type="float" office:value="110.45468" calcext:value-type="float">
            <text:p>110.45468</text:p>
          </table:table-cell>
          <table:table-cell office:value-type="float" office:value="110.70707" calcext:value-type="float">
            <text:p>110.70707</text:p>
          </table:table-cell>
          <table:table-cell office:value-type="float" office:value="111.28717" calcext:value-type="float">
            <text:p>111.28717</text:p>
          </table:table-cell>
          <table:table-cell office:value-type="float" office:value="110.45441" calcext:value-type="float">
            <text:p>110.45441</text:p>
          </table:table-cell>
          <table:table-cell office:value-type="float" office:value="110.95074" calcext:value-type="float">
            <text:p>110.95074</text:p>
          </table:table-cell>
          <table:table-cell office:value-type="float" office:value="110.14668" calcext:value-type="float">
            <text:p>110.14668</text:p>
          </table:table-cell>
          <table:table-cell office:value-type="float" office:value="112.8605" calcext:value-type="float">
            <text:p>112.8605</text:p>
          </table:table-cell>
          <table:table-cell office:value-type="float" office:value="110.45896" calcext:value-type="float">
            <text:p>110.45896</text:p>
          </table:table-cell>
          <table:table-cell office:value-type="float" office:value="113.43385" calcext:value-type="float">
            <text:p>113.43385</text:p>
          </table:table-cell>
          <table:table-cell office:value-type="float" office:value="110.06734" calcext:value-type="float">
            <text:p>110.06734</text:p>
          </table:table-cell>
          <table:table-cell/>
        </table:table-row>
        <table:table-row table:style-name="ro1">
          <table:table-cell office:value-type="float" office:value="110.20048" calcext:value-type="float">
            <text:p>110.20048</text:p>
          </table:table-cell>
          <table:table-cell office:value-type="float" office:value="110.77505" calcext:value-type="float">
            <text:p>110.77505</text:p>
          </table:table-cell>
          <table:table-cell office:value-type="float" office:value="112.03964" calcext:value-type="float">
            <text:p>112.03964</text:p>
          </table:table-cell>
          <table:table-cell office:value-type="float" office:value="111.76123" calcext:value-type="float">
            <text:p>111.76123</text:p>
          </table:table-cell>
          <table:table-cell office:value-type="float" office:value="110.25948" calcext:value-type="float">
            <text:p>110.25948</text:p>
          </table:table-cell>
          <table:table-cell office:value-type="float" office:value="111.04648" calcext:value-type="float">
            <text:p>111.04648</text:p>
          </table:table-cell>
          <table:table-cell office:value-type="float" office:value="110.73769" calcext:value-type="float">
            <text:p>110.73769</text:p>
          </table:table-cell>
          <table:table-cell office:value-type="float" office:value="110.4505" calcext:value-type="float">
            <text:p>110.4505</text:p>
          </table:table-cell>
          <table:table-cell office:value-type="float" office:value="110.44675" calcext:value-type="float">
            <text:p>110.44675</text:p>
          </table:table-cell>
          <table:table-cell office:value-type="float" office:value="110.07073" calcext:value-type="float">
            <text:p>110.07073</text:p>
          </table:table-cell>
          <table:table-cell office:value-type="float" office:value="110.45102" calcext:value-type="float">
            <text:p>110.45102</text:p>
          </table:table-cell>
          <table:table-cell office:value-type="float" office:value="110.51148" calcext:value-type="float">
            <text:p>110.51148</text:p>
          </table:table-cell>
          <table:table-cell office:value-type="float" office:value="111.14321" calcext:value-type="float">
            <text:p>111.14321</text:p>
          </table:table-cell>
          <table:table-cell office:value-type="float" office:value="110.14018" calcext:value-type="float">
            <text:p>110.14018</text:p>
          </table:table-cell>
          <table:table-cell office:value-type="float" office:value="110.62582" calcext:value-type="float">
            <text:p>110.62582</text:p>
          </table:table-cell>
          <table:table-cell office:value-type="float" office:value="109.96735" calcext:value-type="float">
            <text:p>109.96735</text:p>
          </table:table-cell>
          <table:table-cell office:value-type="float" office:value="112.6909" calcext:value-type="float">
            <text:p>112.6909</text:p>
          </table:table-cell>
          <table:table-cell office:value-type="float" office:value="110.45542" calcext:value-type="float">
            <text:p>110.45542</text:p>
          </table:table-cell>
          <table:table-cell office:value-type="float" office:value="113.04941" calcext:value-type="float">
            <text:p>113.04941</text:p>
          </table:table-cell>
          <table:table-cell office:value-type="float" office:value="109.75177" calcext:value-type="float">
            <text:p>109.75177</text:p>
          </table:table-cell>
          <table:table-cell/>
        </table:table-row>
        <table:table-row table:style-name="ro1">
          <table:table-cell office:value-type="float" office:value="109.8855" calcext:value-type="float">
            <text:p>109.8855</text:p>
          </table:table-cell>
          <table:table-cell office:value-type="float" office:value="110.44706" calcext:value-type="float">
            <text:p>110.44706</text:p>
          </table:table-cell>
          <table:table-cell office:value-type="float" office:value="111.87696" calcext:value-type="float">
            <text:p>111.87696</text:p>
          </table:table-cell>
          <table:table-cell office:value-type="float" office:value="111.60901" calcext:value-type="float">
            <text:p>111.60901</text:p>
          </table:table-cell>
          <table:table-cell office:value-type="float" office:value="110.14525" calcext:value-type="float">
            <text:p>110.14525</text:p>
          </table:table-cell>
          <table:table-cell office:value-type="float" office:value="110.83293" calcext:value-type="float">
            <text:p>110.83293</text:p>
          </table:table-cell>
          <table:table-cell office:value-type="float" office:value="110.5319" calcext:value-type="float">
            <text:p>110.5319</text:p>
          </table:table-cell>
          <table:table-cell office:value-type="float" office:value="110.3286" calcext:value-type="float">
            <text:p>110.3286</text:p>
          </table:table-cell>
          <table:table-cell office:value-type="float" office:value="110.45243" calcext:value-type="float">
            <text:p>110.45243</text:p>
          </table:table-cell>
          <table:table-cell office:value-type="float" office:value="109.89133" calcext:value-type="float">
            <text:p>109.89133</text:p>
          </table:table-cell>
          <table:table-cell office:value-type="float" office:value="110.13719" calcext:value-type="float">
            <text:p>110.13719</text:p>
          </table:table-cell>
          <table:table-cell office:value-type="float" office:value="110.38905" calcext:value-type="float">
            <text:p>110.38905</text:p>
          </table:table-cell>
          <table:table-cell office:value-type="float" office:value="110.94173" calcext:value-type="float">
            <text:p>110.94173</text:p>
          </table:table-cell>
          <table:table-cell office:value-type="float" office:value="110.13415" calcext:value-type="float">
            <text:p>110.13415</text:p>
          </table:table-cell>
          <table:table-cell office:value-type="float" office:value="110.61505" calcext:value-type="float">
            <text:p>110.61505</text:p>
          </table:table-cell>
          <table:table-cell office:value-type="float" office:value="109.85082" calcext:value-type="float">
            <text:p>109.85082</text:p>
          </table:table-cell>
          <table:table-cell office:value-type="float" office:value="112.43936" calcext:value-type="float">
            <text:p>112.43936</text:p>
          </table:table-cell>
          <table:table-cell office:value-type="float" office:value="110.13207" calcext:value-type="float">
            <text:p>110.13207</text:p>
          </table:table-cell>
          <table:table-cell office:value-type="float" office:value="112.98189" calcext:value-type="float">
            <text:p>112.98189</text:p>
          </table:table-cell>
          <table:table-cell office:value-type="float" office:value="109.76379" calcext:value-type="float">
            <text:p>109.76379</text:p>
          </table:table-cell>
          <table:table-cell/>
        </table:table-row>
        <table:table-row table:style-name="ro1">
          <table:table-cell office:value-type="float" office:value="109.8973" calcext:value-type="float">
            <text:p>109.8973</text:p>
          </table:table-cell>
          <table:table-cell office:value-type="float" office:value="110.44622" calcext:value-type="float">
            <text:p>110.44622</text:p>
          </table:table-cell>
          <table:table-cell office:value-type="float" office:value="111.65467" calcext:value-type="float">
            <text:p>111.65467</text:p>
          </table:table-cell>
          <table:table-cell office:value-type="float" office:value="111.38547" calcext:value-type="float">
            <text:p>111.38547</text:p>
          </table:table-cell>
          <table:table-cell office:value-type="float" office:value="109.96612" calcext:value-type="float">
            <text:p>109.96612</text:p>
          </table:table-cell>
          <table:table-cell office:value-type="float" office:value="110.6999" calcext:value-type="float">
            <text:p>110.6999</text:p>
          </table:table-cell>
          <table:table-cell office:value-type="float" office:value="110.40905" calcext:value-type="float">
            <text:p>110.40905</text:p>
          </table:table-cell>
          <table:table-cell office:value-type="float" office:value="110.14148" calcext:value-type="float">
            <text:p>110.14148</text:p>
          </table:table-cell>
          <table:table-cell office:value-type="float" office:value="110.126" calcext:value-type="float">
            <text:p>110.126</text:p>
          </table:table-cell>
          <table:table-cell office:value-type="float" office:value="109.76526" calcext:value-type="float">
            <text:p>109.76526</text:p>
          </table:table-cell>
          <table:table-cell office:value-type="float" office:value="110.14106" calcext:value-type="float">
            <text:p>110.14106</text:p>
          </table:table-cell>
          <table:table-cell office:value-type="float" office:value="110.2012" calcext:value-type="float">
            <text:p>110.2012</text:p>
          </table:table-cell>
          <table:table-cell office:value-type="float" office:value="110.80861" calcext:value-type="float">
            <text:p>110.80861</text:p>
          </table:table-cell>
          <table:table-cell office:value-type="float" office:value="109.82732" calcext:value-type="float">
            <text:p>109.82732</text:p>
          </table:table-cell>
          <table:table-cell office:value-type="float" office:value="110.48949" calcext:value-type="float">
            <text:p>110.48949</text:p>
          </table:table-cell>
          <table:table-cell office:value-type="float" office:value="109.67012" calcext:value-type="float">
            <text:p>109.67012</text:p>
          </table:table-cell>
          <table:table-cell office:value-type="float" office:value="112.27799" calcext:value-type="float">
            <text:p>112.27799</text:p>
          </table:table-cell>
          <table:table-cell office:value-type="float" office:value="110.14571" calcext:value-type="float">
            <text:p>110.14571</text:p>
          </table:table-cell>
          <table:table-cell office:value-type="float" office:value="112.60852" calcext:value-type="float">
            <text:p>112.60852</text:p>
          </table:table-cell>
          <table:table-cell office:value-type="float" office:value="109.45634" calcext:value-type="float">
            <text:p>109.45634</text:p>
          </table:table-cell>
          <table:table-cell/>
        </table:table-row>
        <table:table-row table:style-name="ro1">
          <table:table-cell office:value-type="float" office:value="109.58024" calcext:value-type="float">
            <text:p>109.58024</text:p>
          </table:table-cell>
          <table:table-cell office:value-type="float" office:value="110.12933" calcext:value-type="float">
            <text:p>110.12933</text:p>
          </table:table-cell>
          <table:table-cell office:value-type="float" office:value="111.50537" calcext:value-type="float">
            <text:p>111.50537</text:p>
          </table:table-cell>
          <table:table-cell office:value-type="float" office:value="111.24678" calcext:value-type="float">
            <text:p>111.24678</text:p>
          </table:table-cell>
          <table:table-cell office:value-type="float" office:value="109.8495" calcext:value-type="float">
            <text:p>109.8495</text:p>
          </table:table-cell>
          <table:table-cell office:value-type="float" office:value="110.50342" calcext:value-type="float">
            <text:p>110.50342</text:p>
          </table:table-cell>
          <table:table-cell office:value-type="float" office:value="110.21389" calcext:value-type="float">
            <text:p>110.21389</text:p>
          </table:table-cell>
          <table:table-cell office:value-type="float" office:value="110.01741" calcext:value-type="float">
            <text:p>110.01741</text:p>
          </table:table-cell>
          <table:table-cell office:value-type="float" office:value="110.1332" calcext:value-type="float">
            <text:p>110.1332</text:p>
          </table:table-cell>
          <table:table-cell office:value-type="float" office:value="109.59688" calcext:value-type="float">
            <text:p>109.59688</text:p>
          </table:table-cell>
          <table:table-cell office:value-type="float" office:value="109.82562" calcext:value-type="float">
            <text:p>109.82562</text:p>
          </table:table-cell>
          <table:table-cell office:value-type="float" office:value="110.0769" calcext:value-type="float">
            <text:p>110.0769</text:p>
          </table:table-cell>
          <table:table-cell office:value-type="float" office:value="110.61498" calcext:value-type="float">
            <text:p>110.61498</text:p>
          </table:table-cell>
          <table:table-cell office:value-type="float" office:value="109.70355" calcext:value-type="float">
            <text:p>109.70355</text:p>
          </table:table-cell>
          <table:table-cell office:value-type="float" office:value="110.29463" calcext:value-type="float">
            <text:p>110.29463</text:p>
          </table:table-cell>
          <table:table-cell office:value-type="float" office:value="109.56082" calcext:value-type="float">
            <text:p>109.56082</text:p>
          </table:table-cell>
          <table:table-cell office:value-type="float" office:value="112.03769" calcext:value-type="float">
            <text:p>112.03769</text:p>
          </table:table-cell>
          <table:table-cell office:value-type="float" office:value="109.82722" calcext:value-type="float">
            <text:p>109.82722</text:p>
          </table:table-cell>
          <table:table-cell office:value-type="float" office:value="112.54974" calcext:value-type="float">
            <text:p>112.54974</text:p>
          </table:table-cell>
          <table:table-cell office:value-type="float" office:value="109.4693" calcext:value-type="float">
            <text:p>109.4693</text:p>
          </table:table-cell>
          <table:table-cell/>
        </table:table-row>
        <table:table-row table:style-name="ro1">
          <table:table-cell office:value-type="float" office:value="109.59982" calcext:value-type="float">
            <text:p>109.59982</text:p>
          </table:table-cell>
          <table:table-cell office:value-type="float" office:value="110.13342" calcext:value-type="float">
            <text:p>110.13342</text:p>
          </table:table-cell>
          <table:table-cell office:value-type="float" office:value="111.28296" calcext:value-type="float">
            <text:p>111.28296</text:p>
          </table:table-cell>
          <table:table-cell office:value-type="float" office:value="111.04112" calcext:value-type="float">
            <text:p>111.04112</text:p>
          </table:table-cell>
          <table:table-cell office:value-type="float" office:value="109.66843" calcext:value-type="float">
            <text:p>109.66843</text:p>
          </table:table-cell>
          <table:table-cell office:value-type="float" office:value="110.38064" calcext:value-type="float">
            <text:p>110.38064</text:p>
          </table:table-cell>
          <table:table-cell office:value-type="float" office:value="110.08909" calcext:value-type="float">
            <text:p>110.08909</text:p>
          </table:table-cell>
          <table:table-cell office:value-type="float" office:value="109.83792" calcext:value-type="float">
            <text:p>109.83792</text:p>
          </table:table-cell>
          <table:table-cell office:value-type="float" office:value="110.0155" calcext:value-type="float">
            <text:p>110.0155</text:p>
          </table:table-cell>
          <table:table-cell office:value-type="float" office:value="109.47796" calcext:value-type="float">
            <text:p>109.47796</text:p>
          </table:table-cell>
          <table:table-cell office:value-type="float" office:value="109.83761" calcext:value-type="float">
            <text:p>109.83761</text:p>
          </table:table-cell>
          <table:table-cell office:value-type="float" office:value="109.7587" calcext:value-type="float">
            <text:p>109.7587</text:p>
          </table:table-cell>
          <table:table-cell office:value-type="float" office:value="110.47996" calcext:value-type="float">
            <text:p>110.47996</text:p>
          </table:table-cell>
          <table:table-cell office:value-type="float" office:value="109.70355" calcext:value-type="float">
            <text:p>109.70355</text:p>
          </table:table-cell>
          <table:table-cell office:value-type="float" office:value="110.17011" calcext:value-type="float">
            <text:p>110.17011</text:p>
          </table:table-cell>
          <table:table-cell office:value-type="float" office:value="109.38767" calcext:value-type="float">
            <text:p>109.38767</text:p>
          </table:table-cell>
          <table:table-cell office:value-type="float" office:value="111.8748" calcext:value-type="float">
            <text:p>111.8748</text:p>
          </table:table-cell>
          <table:table-cell office:value-type="float" office:value="109.83931" calcext:value-type="float">
            <text:p>109.83931</text:p>
          </table:table-cell>
          <table:table-cell office:value-type="float" office:value="112.19749" calcext:value-type="float">
            <text:p>112.19749</text:p>
          </table:table-cell>
          <table:table-cell office:value-type="float" office:value="109.16926" calcext:value-type="float">
            <text:p>109.16926</text:p>
          </table:table-cell>
          <table:table-cell/>
        </table:table-row>
        <table:table-row table:style-name="ro1">
          <table:table-cell office:value-type="float" office:value="109.29381" calcext:value-type="float">
            <text:p>109.29381</text:p>
          </table:table-cell>
          <table:table-cell office:value-type="float" office:value="109.81808" calcext:value-type="float">
            <text:p>109.81808</text:p>
          </table:table-cell>
          <table:table-cell office:value-type="float" office:value="111.15153" calcext:value-type="float">
            <text:p>111.15153</text:p>
          </table:table-cell>
          <table:table-cell office:value-type="float" office:value="110.89788" calcext:value-type="float">
            <text:p>110.89788</text:p>
          </table:table-cell>
          <table:table-cell office:value-type="float" office:value="109.55933" calcext:value-type="float">
            <text:p>109.55933</text:p>
          </table:table-cell>
          <table:table-cell office:value-type="float" office:value="110.06425" calcext:value-type="float">
            <text:p>110.06425</text:p>
          </table:table-cell>
          <table:table-cell office:value-type="float" office:value="109.89954" calcext:value-type="float">
            <text:p>109.89954</text:p>
          </table:table-cell>
          <table:table-cell office:value-type="float" office:value="109.72116" calcext:value-type="float">
            <text:p>109.72116</text:p>
          </table:table-cell>
          <table:table-cell office:value-type="float" office:value="109.82697" calcext:value-type="float">
            <text:p>109.82697</text:p>
          </table:table-cell>
          <table:table-cell office:value-type="float" office:value="109.31453" calcext:value-type="float">
            <text:p>109.31453</text:p>
          </table:table-cell>
          <table:table-cell office:value-type="float" office:value="109.53026" calcext:value-type="float">
            <text:p>109.53026</text:p>
          </table:table-cell>
          <table:table-cell office:value-type="float" office:value="109.77105" calcext:value-type="float">
            <text:p>109.77105</text:p>
          </table:table-cell>
          <table:table-cell office:value-type="float" office:value="110.28525" calcext:value-type="float">
            <text:p>110.28525</text:p>
          </table:table-cell>
          <table:table-cell office:value-type="float" office:value="109.52512" calcext:value-type="float">
            <text:p>109.52512</text:p>
          </table:table-cell>
          <table:table-cell office:value-type="float" office:value="109.98994" calcext:value-type="float">
            <text:p>109.98994</text:p>
          </table:table-cell>
          <table:table-cell office:value-type="float" office:value="109.27912" calcext:value-type="float">
            <text:p>109.27912</text:p>
          </table:table-cell>
          <table:table-cell office:value-type="float" office:value="111.5317" calcext:value-type="float">
            <text:p>111.5317</text:p>
          </table:table-cell>
          <table:table-cell office:value-type="float" office:value="109.52233" calcext:value-type="float">
            <text:p>109.52233</text:p>
          </table:table-cell>
          <table:table-cell office:value-type="float" office:value="112.138" calcext:value-type="float">
            <text:p>112.138</text:p>
          </table:table-cell>
          <table:table-cell office:value-type="float" office:value="109.18637" calcext:value-type="float">
            <text:p>109.18637</text:p>
          </table:table-cell>
          <table:table-cell/>
        </table:table-row>
        <table:table-row table:style-name="ro1">
          <table:table-cell office:value-type="float" office:value="109.32079" calcext:value-type="float">
            <text:p>109.32079</text:p>
          </table:table-cell>
          <table:table-cell office:value-type="float" office:value="109.83003" calcext:value-type="float">
            <text:p>109.83003</text:p>
          </table:table-cell>
          <table:table-cell office:value-type="float" office:value="110.81651" calcext:value-type="float">
            <text:p>110.81651</text:p>
          </table:table-cell>
          <table:table-cell office:value-type="float" office:value="110.57568" calcext:value-type="float">
            <text:p>110.57568</text:p>
          </table:table-cell>
          <table:table-cell office:value-type="float" office:value="109.38647" calcext:value-type="float">
            <text:p>109.38647</text:p>
          </table:table-cell>
          <table:table-cell office:value-type="float" office:value="110.06884" calcext:value-type="float">
            <text:p>110.06884</text:p>
          </table:table-cell>
          <table:table-cell office:value-type="float" office:value="109.89954" calcext:value-type="float">
            <text:p>109.89954</text:p>
          </table:table-cell>
          <table:table-cell office:value-type="float" office:value="109.41107" calcext:value-type="float">
            <text:p>109.41107</text:p>
          </table:table-cell>
          <table:table-cell office:value-type="float" office:value="109.71024" calcext:value-type="float">
            <text:p>109.71024</text:p>
          </table:table-cell>
          <table:table-cell office:value-type="float" office:value="109.2058" calcext:value-type="float">
            <text:p>109.2058</text:p>
          </table:table-cell>
          <table:table-cell office:value-type="float" office:value="109.54983" calcext:value-type="float">
            <text:p>109.54983</text:p>
          </table:table-cell>
          <table:table-cell office:value-type="float" office:value="109.46389" calcext:value-type="float">
            <text:p>109.46389</text:p>
          </table:table-cell>
          <table:table-cell office:value-type="float" office:value="110.17019" calcext:value-type="float">
            <text:p>110.17019</text:p>
          </table:table-cell>
          <table:table-cell office:value-type="float" office:value="109.40884" calcext:value-type="float">
            <text:p>109.40884</text:p>
          </table:table-cell>
          <table:table-cell office:value-type="float" office:value="109.86643" calcext:value-type="float">
            <text:p>109.86643</text:p>
          </table:table-cell>
          <table:table-cell office:value-type="float" office:value="109.11353" calcext:value-type="float">
            <text:p>109.11353</text:p>
          </table:table-cell>
          <table:table-cell office:value-type="float" office:value="111.5317" calcext:value-type="float">
            <text:p>111.5317</text:p>
          </table:table-cell>
          <table:table-cell office:value-type="float" office:value="109.54179" calcext:value-type="float">
            <text:p>109.54179</text:p>
          </table:table-cell>
          <table:table-cell office:value-type="float" office:value="111.79476" calcext:value-type="float">
            <text:p>111.79476</text:p>
          </table:table-cell>
          <table:table-cell office:value-type="float" office:value="108.88743" calcext:value-type="float">
            <text:p>108.88743</text:p>
          </table:table-cell>
          <table:table-cell/>
        </table:table-row>
        <table:table-row table:style-name="ro1">
          <table:table-cell office:value-type="float" office:value="109.01873" calcext:value-type="float">
            <text:p>109.01873</text:p>
          </table:table-cell>
          <table:table-cell office:value-type="float" office:value="109.52242" calcext:value-type="float">
            <text:p>109.52242</text:p>
          </table:table-cell>
          <table:table-cell office:value-type="float" office:value="110.8052" calcext:value-type="float">
            <text:p>110.8052</text:p>
          </table:table-cell>
          <table:table-cell office:value-type="float" office:value="110.57145" calcext:value-type="float">
            <text:p>110.57145</text:p>
          </table:table-cell>
          <table:table-cell office:value-type="float" office:value="109.27788" calcext:value-type="float">
            <text:p>109.27788</text:p>
          </table:table-cell>
          <table:table-cell office:value-type="float" office:value="109.76366" calcext:value-type="float">
            <text:p>109.76366</text:p>
          </table:table-cell>
          <table:table-cell office:value-type="float" office:value="109.78545" calcext:value-type="float">
            <text:p>109.78545</text:p>
          </table:table-cell>
          <table:table-cell office:value-type="float" office:value="109.43083" calcext:value-type="float">
            <text:p>109.43083</text:p>
          </table:table-cell>
          <table:table-cell office:value-type="float" office:value="109.53902" calcext:value-type="float">
            <text:p>109.53902</text:p>
          </table:table-cell>
          <table:table-cell office:value-type="float" office:value="109.2058" calcext:value-type="float">
            <text:p>109.2058</text:p>
          </table:table-cell>
          <table:table-cell office:value-type="float" office:value="109.24049" calcext:value-type="float">
            <text:p>109.24049</text:p>
          </table:table-cell>
          <table:table-cell office:value-type="float" office:value="109.48365" calcext:value-type="float">
            <text:p>109.48365</text:p>
          </table:table-cell>
          <table:table-cell office:value-type="float" office:value="109.84889" calcext:value-type="float">
            <text:p>109.84889</text:p>
          </table:table-cell>
          <table:table-cell office:value-type="float" office:value="109.23798" calcext:value-type="float">
            <text:p>109.23798</text:p>
          </table:table-cell>
          <table:table-cell office:value-type="float" office:value="109.69771" calcext:value-type="float">
            <text:p>109.69771</text:p>
          </table:table-cell>
          <table:table-cell office:value-type="float" office:value="109.00233" calcext:value-type="float">
            <text:p>109.00233</text:p>
          </table:table-cell>
          <table:table-cell office:value-type="float" office:value="111.50379" calcext:value-type="float">
            <text:p>111.50379</text:p>
          </table:table-cell>
          <table:table-cell office:value-type="float" office:value="109.24501" calcext:value-type="float">
            <text:p>109.24501</text:p>
          </table:table-cell>
          <table:table-cell office:value-type="float" office:value="111.7561" calcext:value-type="float">
            <text:p>111.7561</text:p>
          </table:table-cell>
          <table:table-cell office:value-type="float" office:value="108.90869" calcext:value-type="float">
            <text:p>108.90869</text:p>
          </table:table-cell>
          <table:table-cell/>
        </table:table-row>
        <table:table-row table:style-name="ro1">
          <table:table-cell office:value-type="float" office:value="109.04326" calcext:value-type="float">
            <text:p>109.04326</text:p>
          </table:table-cell>
          <table:table-cell office:value-type="float" office:value="109.5419" calcext:value-type="float">
            <text:p>109.5419</text:p>
          </table:table-cell>
          <table:table-cell office:value-type="float" office:value="110.8052" calcext:value-type="float">
            <text:p>110.8052</text:p>
          </table:table-cell>
          <table:table-cell office:value-type="float" office:value="110.57145" calcext:value-type="float">
            <text:p>110.57145</text:p>
          </table:table-cell>
          <table:table-cell office:value-type="float" office:value="108.97626" calcext:value-type="float">
            <text:p>108.97626</text:p>
          </table:table-cell>
          <table:table-cell office:value-type="float" office:value="109.77277" calcext:value-type="float">
            <text:p>109.77277</text:p>
          </table:table-cell>
          <table:table-cell office:value-type="float" office:value="109.60413" calcext:value-type="float">
            <text:p>109.60413</text:p>
          </table:table-cell>
          <table:table-cell office:value-type="float" office:value="109.43083" calcext:value-type="float">
            <text:p>109.43083</text:p>
          </table:table-cell>
          <table:table-cell office:value-type="float" office:value="109.42321" calcext:value-type="float">
            <text:p>109.42321</text:p>
          </table:table-cell>
          <table:table-cell office:value-type="float" office:value="109.04026" calcext:value-type="float">
            <text:p>109.04026</text:p>
          </table:table-cell>
          <table:table-cell office:value-type="float" office:value="109.25782" calcext:value-type="float">
            <text:p>109.25782</text:p>
          </table:table-cell>
          <table:table-cell office:value-type="float" office:value="109.48365" calcext:value-type="float">
            <text:p>109.48365</text:p>
          </table:table-cell>
          <table:table-cell office:value-type="float" office:value="109.86088" calcext:value-type="float">
            <text:p>109.86088</text:p>
          </table:table-cell>
          <table:table-cell office:value-type="float" office:value="109.11931" calcext:value-type="float">
            <text:p>109.11931</text:p>
          </table:table-cell>
          <table:table-cell office:value-type="float" office:value="109.57818" calcext:value-type="float">
            <text:p>109.57818</text:p>
          </table:table-cell>
          <table:table-cell office:value-type="float" office:value="108.84087" calcext:value-type="float">
            <text:p>108.84087</text:p>
          </table:table-cell>
          <table:table-cell office:value-type="float" office:value="111.16996" calcext:value-type="float">
            <text:p>111.16996</text:p>
          </table:table-cell>
          <table:table-cell office:value-type="float" office:value="109.26232" calcext:value-type="float">
            <text:p>109.26232</text:p>
          </table:table-cell>
          <table:table-cell office:value-type="float" office:value="111.41419" calcext:value-type="float">
            <text:p>111.41419</text:p>
          </table:table-cell>
          <table:table-cell office:value-type="float" office:value="108.60774" calcext:value-type="float">
            <text:p>108.60774</text:p>
          </table:table-cell>
          <table:table-cell/>
        </table:table-row>
        <table:table-row table:style-name="ro1">
          <table:table-cell office:value-type="float" office:value="108.74209" calcext:value-type="float">
            <text:p>108.74209</text:p>
          </table:table-cell>
          <table:table-cell office:value-type="float" office:value="109.23231" calcext:value-type="float">
            <text:p>109.23231</text:p>
          </table:table-cell>
          <table:table-cell office:value-type="float" office:value="110.48099" calcext:value-type="float">
            <text:p>110.48099</text:p>
          </table:table-cell>
          <table:table-cell office:value-type="float" office:value="110.24796" calcext:value-type="float">
            <text:p>110.24796</text:p>
          </table:table-cell>
          <table:table-cell office:value-type="float" office:value="109.00122" calcext:value-type="float">
            <text:p>109.00122</text:p>
          </table:table-cell>
          <table:table-cell office:value-type="float" office:value="109.4557" calcext:value-type="float">
            <text:p>109.4557</text:p>
          </table:table-cell>
          <table:table-cell office:value-type="float" office:value="109.48779" calcext:value-type="float">
            <text:p>109.48779</text:p>
          </table:table-cell>
          <table:table-cell office:value-type="float" office:value="109.12193" calcext:value-type="float">
            <text:p>109.12193</text:p>
          </table:table-cell>
          <table:table-cell office:value-type="float" office:value="109.25627" calcext:value-type="float">
            <text:p>109.25627</text:p>
          </table:table-cell>
          <table:table-cell office:value-type="float" office:value="108.92914" calcext:value-type="float">
            <text:p>108.92914</text:p>
          </table:table-cell>
          <table:table-cell office:value-type="float" office:value="108.95576" calcext:value-type="float">
            <text:p>108.95576</text:p>
          </table:table-cell>
          <table:table-cell office:value-type="float" office:value="109.18406" calcext:value-type="float">
            <text:p>109.18406</text:p>
          </table:table-cell>
          <table:table-cell office:value-type="float" office:value="109.55349" calcext:value-type="float">
            <text:p>109.55349</text:p>
          </table:table-cell>
          <table:table-cell office:value-type="float" office:value="108.95604" calcext:value-type="float">
            <text:p>108.95604</text:p>
          </table:table-cell>
          <table:table-cell office:value-type="float" office:value="109.40723" calcext:value-type="float">
            <text:p>109.40723</text:p>
          </table:table-cell>
          <table:table-cell office:value-type="float" office:value="108.72715" calcext:value-type="float">
            <text:p>108.72715</text:p>
          </table:table-cell>
          <table:table-cell office:value-type="float" office:value="111.15033" calcext:value-type="float">
            <text:p>111.15033</text:p>
          </table:table-cell>
          <table:table-cell office:value-type="float" office:value="108.96037" calcext:value-type="float">
            <text:p>108.96037</text:p>
          </table:table-cell>
          <table:table-cell office:value-type="float" office:value="111.38383" calcext:value-type="float">
            <text:p>111.38383</text:p>
          </table:table-cell>
          <table:table-cell office:value-type="float" office:value="108.63917" calcext:value-type="float">
            <text:p>108.63917</text:p>
          </table:table-cell>
          <table:table-cell/>
        </table:table-row>
        <table:table-row table:style-name="ro1">
          <table:table-cell office:value-type="float" office:value="108.76415" calcext:value-type="float">
            <text:p>108.76415</text:p>
          </table:table-cell>
          <table:table-cell office:value-type="float" office:value="109.25903" calcext:value-type="float">
            <text:p>109.25903</text:p>
          </table:table-cell>
          <table:table-cell office:value-type="float" office:value="110.47734" calcext:value-type="float">
            <text:p>110.47734</text:p>
          </table:table-cell>
          <table:table-cell office:value-type="float" office:value="110.25179" calcext:value-type="float">
            <text:p>110.25179</text:p>
          </table:table-cell>
          <table:table-cell office:value-type="float" office:value="108.70691" calcext:value-type="float">
            <text:p>108.70691</text:p>
          </table:table-cell>
          <table:table-cell office:value-type="float" office:value="109.47551" calcext:value-type="float">
            <text:p>109.47551</text:p>
          </table:table-cell>
          <table:table-cell office:value-type="float" office:value="109.31716" calcext:value-type="float">
            <text:p>109.31716</text:p>
          </table:table-cell>
          <table:table-cell office:value-type="float" office:value="109.14633" calcext:value-type="float">
            <text:p>109.14633</text:p>
          </table:table-cell>
          <table:table-cell office:value-type="float" office:value="109.14765" calcext:value-type="float">
            <text:p>109.14765</text:p>
          </table:table-cell>
          <table:table-cell office:value-type="float" office:value="108.75816" calcext:value-type="float">
            <text:p>108.75816</text:p>
          </table:table-cell>
          <table:table-cell office:value-type="float" office:value="108.9804" calcext:value-type="float">
            <text:p>108.9804</text:p>
          </table:table-cell>
          <table:table-cell office:value-type="float" office:value="109.20158" calcext:value-type="float">
            <text:p>109.20158</text:p>
          </table:table-cell>
          <table:table-cell office:value-type="float" office:value="109.56355" calcext:value-type="float">
            <text:p>109.56355</text:p>
          </table:table-cell>
          <table:table-cell office:value-type="float" office:value="108.83483" calcext:value-type="float">
            <text:p>108.83483</text:p>
          </table:table-cell>
          <table:table-cell office:value-type="float" office:value="109.2856" calcext:value-type="float">
            <text:p>109.2856</text:p>
          </table:table-cell>
          <table:table-cell office:value-type="float" office:value="108.56655" calcext:value-type="float">
            <text:p>108.56655</text:p>
          </table:table-cell>
          <table:table-cell office:value-type="float" office:value="110.81493" calcext:value-type="float">
            <text:p>110.81493</text:p>
          </table:table-cell>
          <table:table-cell office:value-type="float" office:value="108.98501" calcext:value-type="float">
            <text:p>108.98501</text:p>
          </table:table-cell>
          <table:table-cell office:value-type="float" office:value="111.05026" calcext:value-type="float">
            <text:p>111.05026</text:p>
          </table:table-cell>
          <table:table-cell office:value-type="float" office:value="108.33566" calcext:value-type="float">
            <text:p>108.33566</text:p>
          </table:table-cell>
          <table:table-cell/>
        </table:table-row>
        <table:table-row table:style-name="ro1">
          <table:table-cell office:value-type="float" office:value="108.47013" calcext:value-type="float">
            <text:p>108.47013</text:p>
          </table:table-cell>
          <table:table-cell office:value-type="float" office:value="108.95063" calcext:value-type="float">
            <text:p>108.95063</text:p>
          </table:table-cell>
          <table:table-cell office:value-type="float" office:value="110.16398" calcext:value-type="float">
            <text:p>110.16398</text:p>
          </table:table-cell>
          <table:table-cell office:value-type="float" office:value="109.93599" calcext:value-type="float">
            <text:p>109.93599</text:p>
          </table:table-cell>
          <table:table-cell office:value-type="float" office:value="108.72632" calcext:value-type="float">
            <text:p>108.72632</text:p>
          </table:table-cell>
          <table:table-cell office:value-type="float" office:value="109.17589" calcext:value-type="float">
            <text:p>109.17589</text:p>
          </table:table-cell>
          <table:table-cell office:value-type="float" office:value="109.20812" calcext:value-type="float">
            <text:p>109.20812</text:p>
          </table:table-cell>
          <table:table-cell office:value-type="float" office:value="108.84484" calcext:value-type="float">
            <text:p>108.84484</text:p>
          </table:table-cell>
          <table:table-cell office:value-type="float" office:value="108.98176" calcext:value-type="float">
            <text:p>108.98176</text:p>
          </table:table-cell>
          <table:table-cell office:value-type="float" office:value="108.65397" calcext:value-type="float">
            <text:p>108.65397</text:p>
          </table:table-cell>
          <table:table-cell office:value-type="float" office:value="108.68885" calcext:value-type="float">
            <text:p>108.68885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2667" calcext:value-type="float">
            <text:p>109.2667</text:p>
          </table:table-cell>
          <table:table-cell office:value-type="float" office:value="108.67901" calcext:value-type="float">
            <text:p>108.67901</text:p>
          </table:table-cell>
          <table:table-cell office:value-type="float" office:value="108.98661" calcext:value-type="float">
            <text:p>108.98661</text:p>
          </table:table-cell>
          <table:table-cell office:value-type="float" office:value="108.45974" calcext:value-type="float">
            <text:p>108.45974</text:p>
          </table:table-cell>
          <table:table-cell office:value-type="float" office:value="110.80336" calcext:value-type="float">
            <text:p>110.80336</text:p>
          </table:table-cell>
          <table:table-cell office:value-type="float" office:value="108.68377" calcext:value-type="float">
            <text:p>108.68377</text:p>
          </table:table-cell>
          <table:table-cell office:value-type="float" office:value="111.03109" calcext:value-type="float">
            <text:p>111.03109</text:p>
          </table:table-cell>
          <table:table-cell office:value-type="float" office:value="108.3615" calcext:value-type="float">
            <text:p>108.3615</text:p>
          </table:table-cell>
          <table:table-cell/>
        </table:table-row>
        <table:table-row table:style-name="ro1">
          <table:table-cell office:value-type="float" office:value="108.49581" calcext:value-type="float">
            <text:p>108.49581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110.15872" calcext:value-type="float">
            <text:p>110.15872</text:p>
          </table:table-cell>
          <table:table-cell office:value-type="float" office:value="109.95041" calcext:value-type="float">
            <text:p>109.95041</text:p>
          </table:table-cell>
          <table:table-cell office:value-type="float" office:value="108.4326" calcext:value-type="float">
            <text:p>108.4326</text:p>
          </table:table-cell>
          <table:table-cell office:value-type="float" office:value="109.20302" calcext:value-type="float">
            <text:p>109.20302</text:p>
          </table:table-cell>
          <table:table-cell office:value-type="float" office:value="109.03245" calcext:value-type="float">
            <text:p>109.03245</text:p>
          </table:table-cell>
          <table:table-cell office:value-type="float" office:value="108.86949" calcext:value-type="float">
            <text:p>108.86949</text:p>
          </table:table-cell>
          <table:table-cell office:value-type="float" office:value="108.86737" calcext:value-type="float">
            <text:p>108.86737</text:p>
          </table:table-cell>
          <table:table-cell office:value-type="float" office:value="108.49329" calcext:value-type="float">
            <text:p>108.49329</text:p>
          </table:table-cell>
          <table:table-cell office:value-type="float" office:value="108.70784" calcext:value-type="float">
            <text:p>108.70784</text:p>
          </table:table-cell>
          <table:table-cell office:value-type="float" office:value="108.92484" calcext:value-type="float">
            <text:p>108.92484</text:p>
          </table:table-cell>
          <table:table-cell office:value-type="float" office:value="109.28097" calcext:value-type="float">
            <text:p>109.28097</text:p>
          </table:table-cell>
          <table:table-cell office:value-type="float" office:value="108.56795" calcext:value-type="float">
            <text:p>108.56795</text:p>
          </table:table-cell>
          <table:table-cell office:value-type="float" office:value="109.01102" calcext:value-type="float">
            <text:p>109.01102</text:p>
          </table:table-cell>
          <table:table-cell office:value-type="float" office:value="108.2935" calcext:value-type="float">
            <text:p>108.2935</text:p>
          </table:table-cell>
          <table:table-cell office:value-type="float" office:value="110.47887" calcext:value-type="float">
            <text:p>110.47887</text:p>
          </table:table-cell>
          <table:table-cell office:value-type="float" office:value="108.71217" calcext:value-type="float">
            <text:p>108.71217</text:p>
          </table:table-cell>
          <table:table-cell office:value-type="float" office:value="110.70557" calcext:value-type="float">
            <text:p>110.70557</text:p>
          </table:table-cell>
          <table:table-cell office:value-type="float" office:value="108.06521" calcext:value-type="float">
            <text:p>108.06521</text:p>
          </table:table-cell>
          <table:table-cell/>
        </table:table-row>
        <table:table-row table:style-name="ro1">
          <table:table-cell office:value-type="float" office:value="108.19004" calcext:value-type="float">
            <text:p>108.19004</text:p>
          </table:table-cell>
          <table:table-cell office:value-type="float" office:value="108.68004" calcext:value-type="float">
            <text:p>108.68004</text:p>
          </table:table-cell>
          <table:table-cell office:value-type="float" office:value="109.853" calcext:value-type="float">
            <text:p>109.853</text:p>
          </table:table-cell>
          <table:table-cell office:value-type="float" office:value="109.63261" calcext:value-type="float">
            <text:p>109.63261</text:p>
          </table:table-cell>
          <table:table-cell office:value-type="float" office:value="108.4326" calcext:value-type="float">
            <text:p>108.4326</text:p>
          </table:table-cell>
          <table:table-cell office:value-type="float" office:value="108.89168" calcext:value-type="float">
            <text:p>108.89168</text:p>
          </table:table-cell>
          <table:table-cell office:value-type="float" office:value="108.92102" calcext:value-type="float">
            <text:p>108.92102</text:p>
          </table:table-cell>
          <table:table-cell office:value-type="float" office:value="108.5658" calcext:value-type="float">
            <text:p>108.5658</text:p>
          </table:table-cell>
          <table:table-cell office:value-type="float" office:value="108.69954" calcext:value-type="float">
            <text:p>108.69954</text:p>
          </table:table-cell>
          <table:table-cell office:value-type="float" office:value="108.37696" calcext:value-type="float">
            <text:p>108.37696</text:p>
          </table:table-cell>
          <table:table-cell office:value-type="float" office:value="108.41388" calcext:value-type="float">
            <text:p>108.41388</text:p>
          </table:table-cell>
          <table:table-cell office:value-type="float" office:value="108.63016" calcext:value-type="float">
            <text:p>108.63016</text:p>
          </table:table-cell>
          <table:table-cell office:value-type="float" office:value="108.98206" calcext:value-type="float">
            <text:p>108.98206</text:p>
          </table:table-cell>
          <table:table-cell office:value-type="float" office:value="108.40675" calcext:value-type="float">
            <text:p>108.40675</text:p>
          </table:table-cell>
          <table:table-cell office:value-type="float" office:value="108.70984" calcext:value-type="float">
            <text:p>108.70984</text:p>
          </table:table-cell>
          <table:table-cell office:value-type="float" office:value="108.18381" calcext:value-type="float">
            <text:p>108.18381</text:p>
          </table:table-cell>
          <table:table-cell office:value-type="float" office:value="110.47534" calcext:value-type="float">
            <text:p>110.47534</text:p>
          </table:table-cell>
          <table:table-cell office:value-type="float" office:value="108.40865" calcext:value-type="float">
            <text:p>108.40865</text:p>
          </table:table-cell>
          <table:table-cell office:value-type="float" office:value="110.6943" calcext:value-type="float">
            <text:p>110.6943</text:p>
          </table:table-cell>
          <table:table-cell office:value-type="float" office:value="108.08819" calcext:value-type="float">
            <text:p>108.08819</text:p>
          </table:table-cell>
          <table:table-cell/>
        </table:table-row>
        <table:table-row table:style-name="ro1">
          <table:table-cell office:value-type="float" office:value="108.22601" calcext:value-type="float">
            <text:p>108.22601</text:p>
          </table:table-cell>
          <table:table-cell office:value-type="float" office:value="108.70203" calcext:value-type="float">
            <text:p>108.70203</text:p>
          </table:table-cell>
          <table:table-cell office:value-type="float" office:value="109.86478" calcext:value-type="float">
            <text:p>109.86478</text:p>
          </table:table-cell>
          <table:table-cell office:value-type="float" office:value="109.65169" calcext:value-type="float">
            <text:p>109.65169</text:p>
          </table:table-cell>
          <table:table-cell office:value-type="float" office:value="108.4587" calcext:value-type="float">
            <text:p>108.4587</text:p>
          </table:table-cell>
          <table:table-cell office:value-type="float" office:value="108.89168" calcext:value-type="float">
            <text:p>108.89168</text:p>
          </table:table-cell>
          <table:table-cell office:value-type="float" office:value="108.76541" calcext:value-type="float">
            <text:p>108.76541</text:p>
          </table:table-cell>
          <table:table-cell office:value-type="float" office:value="108.59477" calcext:value-type="float">
            <text:p>108.59477</text:p>
          </table:table-cell>
          <table:table-cell office:value-type="float" office:value="108.59527" calcext:value-type="float">
            <text:p>108.59527</text:p>
          </table:table-cell>
          <table:table-cell office:value-type="float" office:value="108.22015" calcext:value-type="float">
            <text:p>108.22015</text:p>
          </table:table-cell>
          <table:table-cell office:value-type="float" office:value="108.44295" calcext:value-type="float">
            <text:p>108.44295</text:p>
          </table:table-cell>
          <table:table-cell office:value-type="float" office:value="108.64932" calcext:value-type="float">
            <text:p>108.64932</text:p>
          </table:table-cell>
          <table:table-cell office:value-type="float" office:value="109.00668" calcext:value-type="float">
            <text:p>109.00668</text:p>
          </table:table-cell>
          <table:table-cell office:value-type="float" office:value="108.29316" calcext:value-type="float">
            <text:p>108.29316</text:p>
          </table:table-cell>
          <table:table-cell office:value-type="float" office:value="108.74134" calcext:value-type="float">
            <text:p>108.74134</text:p>
          </table:table-cell>
          <table:table-cell office:value-type="float" office:value="108.02098" calcext:value-type="float">
            <text:p>108.02098</text:p>
          </table:table-cell>
          <table:table-cell office:value-type="float" office:value="110.1616" calcext:value-type="float">
            <text:p>110.1616</text:p>
          </table:table-cell>
          <table:table-cell office:value-type="float" office:value="108.43459" calcext:value-type="float">
            <text:p>108.43459</text:p>
          </table:table-cell>
          <table:table-cell office:value-type="float" office:value="110.37016" calcext:value-type="float">
            <text:p>110.37016</text:p>
          </table:table-cell>
          <table:table-cell office:value-type="float" office:value="107.79253" calcext:value-type="float">
            <text:p>107.79253</text:p>
          </table:table-cell>
          <table:table-cell/>
        </table:table-row>
        <table:table-row table:style-name="ro1">
          <table:table-cell office:value-type="float" office:value="107.92701" calcext:value-type="float">
            <text:p>107.92701</text:p>
          </table:table-cell>
          <table:table-cell office:value-type="float" office:value="108.40799" calcext:value-type="float">
            <text:p>108.40799</text:p>
          </table:table-cell>
          <table:table-cell office:value-type="float" office:value="109.5572" calcext:value-type="float">
            <text:p>109.5572</text:p>
          </table:table-cell>
          <table:table-cell office:value-type="float" office:value="109.34503" calcext:value-type="float">
            <text:p>109.34503</text:p>
          </table:table-cell>
          <table:table-cell office:value-type="float" office:value="108.15924" calcext:value-type="float">
            <text:p>108.15924</text:p>
          </table:table-cell>
          <table:table-cell office:value-type="float" office:value="108.926" calcext:value-type="float">
            <text:p>108.926</text:p>
          </table:table-cell>
          <table:table-cell office:value-type="float" office:value="108.65137" calcext:value-type="float">
            <text:p>108.65137</text:p>
          </table:table-cell>
          <table:table-cell office:value-type="float" office:value="108.30162" calcext:value-type="float">
            <text:p>108.30162</text:p>
          </table:table-cell>
          <table:table-cell office:value-type="float" office:value="108.2886" calcext:value-type="float">
            <text:p>108.2886</text:p>
          </table:table-cell>
          <table:table-cell office:value-type="float" office:value="108.11057" calcext:value-type="float">
            <text:p>108.11057</text:p>
          </table:table-cell>
          <table:table-cell office:value-type="float" office:value="108.1372" calcext:value-type="float">
            <text:p>108.1372</text:p>
          </table:table-cell>
          <table:table-cell office:value-type="float" office:value="108.35555" calcext:value-type="float">
            <text:p>108.35555</text:p>
          </table:table-cell>
          <table:table-cell office:value-type="float" office:value="108.70565" calcext:value-type="float">
            <text:p>108.70565</text:p>
          </table:table-cell>
          <table:table-cell office:value-type="float" office:value="108.12956" calcext:value-type="float">
            <text:p>108.12956</text:p>
          </table:table-cell>
          <table:table-cell office:value-type="float" office:value="108.44752" calcext:value-type="float">
            <text:p>108.44752</text:p>
          </table:table-cell>
          <table:table-cell office:value-type="float" office:value="107.88008" calcext:value-type="float">
            <text:p>107.88008</text:p>
          </table:table-cell>
          <table:table-cell office:value-type="float" office:value="110.15602" calcext:value-type="float">
            <text:p>110.15602</text:p>
          </table:table-cell>
          <table:table-cell office:value-type="float" office:value="108.14144" calcext:value-type="float">
            <text:p>108.14144</text:p>
          </table:table-cell>
          <table:table-cell office:value-type="float" office:value="110.37328" calcext:value-type="float">
            <text:p>110.37328</text:p>
          </table:table-cell>
          <table:table-cell office:value-type="float" office:value="107.80957" calcext:value-type="float">
            <text:p>107.80957</text:p>
          </table:table-cell>
          <table:table-cell/>
        </table:table-row>
        <table:table-row table:style-name="ro1">
          <table:table-cell office:value-type="float" office:value="107.94722" calcext:value-type="float">
            <text:p>107.94722</text:p>
          </table:table-cell>
          <table:table-cell office:value-type="float" office:value="108.43348" calcext:value-type="float">
            <text:p>108.43348</text:p>
          </table:table-cell>
          <table:table-cell office:value-type="float" office:value="109.56719" calcext:value-type="float">
            <text:p>109.56719</text:p>
          </table:table-cell>
          <table:table-cell office:value-type="float" office:value="109.36203" calcext:value-type="float">
            <text:p>109.36203</text:p>
          </table:table-cell>
          <table:table-cell office:value-type="float" office:value="108.18263" calcext:value-type="float">
            <text:p>108.18263</text:p>
          </table:table-cell>
          <table:table-cell office:value-type="float" office:value="108.6218" calcext:value-type="float">
            <text:p>108.6218</text:p>
          </table:table-cell>
          <table:table-cell office:value-type="float" office:value="108.49039" calcext:value-type="float">
            <text:p>108.49039</text:p>
          </table:table-cell>
          <table:table-cell office:value-type="float" office:value="108.32451" calcext:value-type="float">
            <text:p>108.32451</text:p>
          </table:table-cell>
          <table:table-cell office:value-type="float" office:value="108.2886" calcext:value-type="float">
            <text:p>108.2886</text:p>
          </table:table-cell>
          <table:table-cell office:value-type="float" office:value="107.94161" calcext:value-type="float">
            <text:p>107.94161</text:p>
          </table:table-cell>
          <table:table-cell office:value-type="float" office:value="108.16982" calcext:value-type="float">
            <text:p>108.16982</text:p>
          </table:table-cell>
          <table:table-cell office:value-type="float" office:value="108.38141" calcext:value-type="float">
            <text:p>108.38141</text:p>
          </table:table-cell>
          <table:table-cell office:value-type="float" office:value="108.72454" calcext:value-type="float">
            <text:p>108.72454</text:p>
          </table:table-cell>
          <table:table-cell office:value-type="float" office:value="108.02289" calcext:value-type="float">
            <text:p>108.02289</text:p>
          </table:table-cell>
          <table:table-cell office:value-type="float" office:value="108.46386" calcext:value-type="float">
            <text:p>108.46386</text:p>
          </table:table-cell>
          <table:table-cell office:value-type="float" office:value="107.64183" calcext:value-type="float">
            <text:p>107.64183</text:p>
          </table:table-cell>
          <table:table-cell office:value-type="float" office:value="109.85019" calcext:value-type="float">
            <text:p>109.85019</text:p>
          </table:table-cell>
          <table:table-cell office:value-type="float" office:value="108.1645" calcext:value-type="float">
            <text:p>108.1645</text:p>
          </table:table-cell>
          <table:table-cell office:value-type="float" office:value="110.05031" calcext:value-type="float">
            <text:p>110.05031</text:p>
          </table:table-cell>
          <table:table-cell office:value-type="float" office:value="107.49865" calcext:value-type="float">
            <text:p>107.49865</text:p>
          </table:table-cell>
          <table:table-cell/>
        </table:table-row>
        <table:table-row table:style-name="ro1">
          <table:table-cell office:value-type="float" office:value="107.63611" calcext:value-type="float">
            <text:p>107.63611</text:p>
          </table:table-cell>
          <table:table-cell office:value-type="float" office:value="108.12757" calcext:value-type="float">
            <text:p>108.12757</text:p>
          </table:table-cell>
          <table:table-cell office:value-type="float" office:value="109.26084" calcext:value-type="float">
            <text:p>109.26084</text:p>
          </table:table-cell>
          <table:table-cell office:value-type="float" office:value="109.06253" calcext:value-type="float">
            <text:p>109.06253</text:p>
          </table:table-cell>
          <table:table-cell office:value-type="float" office:value="107.88412" calcext:value-type="float">
            <text:p>107.88412</text:p>
          </table:table-cell>
          <table:table-cell office:value-type="float" office:value="108.65357" calcext:value-type="float">
            <text:p>108.65357</text:p>
          </table:table-cell>
          <table:table-cell office:value-type="float" office:value="108.38636" calcext:value-type="float">
            <text:p>108.38636</text:p>
          </table:table-cell>
          <table:table-cell office:value-type="float" office:value="108.02833" calcext:value-type="float">
            <text:p>108.02833</text:p>
          </table:table-cell>
          <table:table-cell office:value-type="float" office:value="108.31468" calcext:value-type="float">
            <text:p>108.31468</text:p>
          </table:table-cell>
          <table:table-cell office:value-type="float" office:value="107.81981" calcext:value-type="float">
            <text:p>107.81981</text:p>
          </table:table-cell>
          <table:table-cell office:value-type="float" office:value="107.87107" calcext:value-type="float">
            <text:p>107.87107</text:p>
          </table:table-cell>
          <table:table-cell office:value-type="float" office:value="108.08523" calcext:value-type="float">
            <text:p>108.08523</text:p>
          </table:table-cell>
          <table:table-cell office:value-type="float" office:value="108.43048" calcext:value-type="float">
            <text:p>108.43048</text:p>
          </table:table-cell>
          <table:table-cell office:value-type="float" office:value="107.85692" calcext:value-type="float">
            <text:p>107.85692</text:p>
          </table:table-cell>
          <table:table-cell office:value-type="float" office:value="108.16746" calcext:value-type="float">
            <text:p>108.16746</text:p>
          </table:table-cell>
          <table:table-cell office:value-type="float" office:value="107.48519" calcext:value-type="float">
            <text:p>107.48519</text:p>
          </table:table-cell>
          <table:table-cell office:value-type="float" office:value="109.86194" calcext:value-type="float">
            <text:p>109.86194</text:p>
          </table:table-cell>
          <table:table-cell office:value-type="float" office:value="107.86549" calcext:value-type="float">
            <text:p>107.86549</text:p>
          </table:table-cell>
          <table:table-cell office:value-type="float" office:value="110.06135" calcext:value-type="float">
            <text:p>110.06135</text:p>
          </table:table-cell>
          <table:table-cell office:value-type="float" office:value="107.44961" calcext:value-type="float">
            <text:p>107.44961</text:p>
          </table:table-cell>
          <table:table-cell/>
        </table:table-row>
        <table:table-row table:style-name="ro1">
          <table:table-cell office:value-type="float" office:value="107.58339" calcext:value-type="float">
            <text:p>107.58339</text:p>
          </table:table-cell>
          <table:table-cell office:value-type="float" office:value="108.16021" calcext:value-type="float">
            <text:p>108.16021</text:p>
          </table:table-cell>
          <table:table-cell office:value-type="float" office:value="109.28466" calcext:value-type="float">
            <text:p>109.28466</text:p>
          </table:table-cell>
          <table:table-cell office:value-type="float" office:value="109.07723" calcext:value-type="float">
            <text:p>109.07723</text:p>
          </table:table-cell>
          <table:table-cell office:value-type="float" office:value="107.88869" calcext:value-type="float">
            <text:p>107.88869</text:p>
          </table:table-cell>
          <table:table-cell office:value-type="float" office:value="108.34733" calcext:value-type="float">
            <text:p>108.34733</text:p>
          </table:table-cell>
          <table:table-cell office:value-type="float" office:value="108.21961" calcext:value-type="float">
            <text:p>108.21961</text:p>
          </table:table-cell>
          <table:table-cell office:value-type="float" office:value="108.05185" calcext:value-type="float">
            <text:p>108.05185</text:p>
          </table:table-cell>
          <table:table-cell office:value-type="float" office:value="108.01843" calcext:value-type="float">
            <text:p>108.01843</text:p>
          </table:table-cell>
          <table:table-cell office:value-type="float" office:value="107.58194" calcext:value-type="float">
            <text:p>107.58194</text:p>
          </table:table-cell>
          <table:table-cell office:value-type="float" office:value="107.88814" calcext:value-type="float">
            <text:p>107.88814</text:p>
          </table:table-cell>
          <table:table-cell office:value-type="float" office:value="108.10854" calcext:value-type="float">
            <text:p>108.10854</text:p>
          </table:table-cell>
          <table:table-cell office:value-type="float" office:value="108.45022" calcext:value-type="float">
            <text:p>108.45022</text:p>
          </table:table-cell>
          <table:table-cell office:value-type="float" office:value="107.74753" calcext:value-type="float">
            <text:p>107.74753</text:p>
          </table:table-cell>
          <table:table-cell office:value-type="float" office:value="108.19068" calcext:value-type="float">
            <text:p>108.19068</text:p>
          </table:table-cell>
          <table:table-cell office:value-type="float" office:value="107.25032" calcext:value-type="float">
            <text:p>107.25032</text:p>
          </table:table-cell>
          <table:table-cell office:value-type="float" office:value="109.55393" calcext:value-type="float">
            <text:p>109.55393</text:p>
          </table:table-cell>
          <table:table-cell office:value-type="float" office:value="107.89193" calcext:value-type="float">
            <text:p>107.89193</text:p>
          </table:table-cell>
          <table:table-cell office:value-type="float" office:value="109.74633" calcext:value-type="float">
            <text:p>109.74633</text:p>
          </table:table-cell>
          <table:table-cell office:value-type="float" office:value="107.095" calcext:value-type="float">
            <text:p>107.095</text:p>
          </table:table-cell>
          <table:table-cell/>
        </table:table-row>
        <table:table-row table:style-name="ro1">
          <table:table-cell office:value-type="float" office:value="107.22859" calcext:value-type="float">
            <text:p>107.22859</text:p>
          </table:table-cell>
          <table:table-cell office:value-type="float" office:value="107.86101" calcext:value-type="float">
            <text:p>107.86101</text:p>
          </table:table-cell>
          <table:table-cell office:value-type="float" office:value="108.97629" calcext:value-type="float">
            <text:p>108.97629</text:p>
          </table:table-cell>
          <table:table-cell office:value-type="float" office:value="108.77564" calcext:value-type="float">
            <text:p>108.77564</text:p>
          </table:table-cell>
          <table:table-cell office:value-type="float" office:value="107.53359" calcext:value-type="float">
            <text:p>107.53359</text:p>
          </table:table-cell>
          <table:table-cell office:value-type="float" office:value="108.37332" calcext:value-type="float">
            <text:p>108.37332</text:p>
          </table:table-cell>
          <table:table-cell office:value-type="float" office:value="108.11291" calcext:value-type="float">
            <text:p>108.11291</text:p>
          </table:table-cell>
          <table:table-cell office:value-type="float" office:value="107.75012" calcext:value-type="float">
            <text:p>107.75012</text:p>
          </table:table-cell>
          <table:table-cell office:value-type="float" office:value="108.04775" calcext:value-type="float">
            <text:p>108.04775</text:p>
          </table:table-cell>
          <table:table-cell office:value-type="float" office:value="107.42551" calcext:value-type="float">
            <text:p>107.42551</text:p>
          </table:table-cell>
          <table:table-cell office:value-type="float" office:value="107.56773" calcext:value-type="float">
            <text:p>107.56773</text:p>
          </table:table-cell>
          <table:table-cell office:value-type="float" office:value="107.80966" calcext:value-type="float">
            <text:p>107.80966</text:p>
          </table:table-cell>
          <table:table-cell office:value-type="float" office:value="108.15395" calcext:value-type="float">
            <text:p>108.15395</text:p>
          </table:table-cell>
          <table:table-cell office:value-type="float" office:value="107.56646" calcext:value-type="float">
            <text:p>107.56646</text:p>
          </table:table-cell>
          <table:table-cell office:value-type="float" office:value="107.89176" calcext:value-type="float">
            <text:p>107.89176</text:p>
          </table:table-cell>
          <table:table-cell office:value-type="float" office:value="107.0909" calcext:value-type="float">
            <text:p>107.0909</text:p>
          </table:table-cell>
          <table:table-cell office:value-type="float" office:value="109.56395" calcext:value-type="float">
            <text:p>109.56395</text:p>
          </table:table-cell>
          <table:table-cell office:value-type="float" office:value="107.57162" calcext:value-type="float">
            <text:p>107.57162</text:p>
          </table:table-cell>
          <table:table-cell office:value-type="float" office:value="109.7586" calcext:value-type="float">
            <text:p>109.7586</text:p>
          </table:table-cell>
          <table:table-cell office:value-type="float" office:value="107.05236" calcext:value-type="float">
            <text:p>107.05236</text:p>
          </table:table-cell>
          <table:table-cell/>
        </table:table-row>
        <table:table-row table:style-name="ro1">
          <table:table-cell office:value-type="float" office:value="107.18565" calcext:value-type="float">
            <text:p>107.18565</text:p>
          </table:table-cell>
          <table:table-cell office:value-type="float" office:value="107.8813" calcext:value-type="float">
            <text:p>107.8813</text:p>
          </table:table-cell>
          <table:table-cell office:value-type="float" office:value="109.00077" calcext:value-type="float">
            <text:p>109.00077</text:p>
          </table:table-cell>
          <table:table-cell office:value-type="float" office:value="108.80676" calcext:value-type="float">
            <text:p>108.80676</text:p>
          </table:table-cell>
          <table:table-cell office:value-type="float" office:value="107.48141" calcext:value-type="float">
            <text:p>107.48141</text:p>
          </table:table-cell>
          <table:table-cell office:value-type="float" office:value="108.07719" calcext:value-type="float">
            <text:p>108.07719</text:p>
          </table:table-cell>
          <table:table-cell office:value-type="float" office:value="107.94304" calcext:value-type="float">
            <text:p>107.94304</text:p>
          </table:table-cell>
          <table:table-cell office:value-type="float" office:value="107.74846" calcext:value-type="float">
            <text:p>107.74846</text:p>
          </table:table-cell>
          <table:table-cell office:value-type="float" office:value="107.7488" calcext:value-type="float">
            <text:p>107.7488</text:p>
          </table:table-cell>
          <table:table-cell office:value-type="float" office:value="107.18449" calcext:value-type="float">
            <text:p>107.18449</text:p>
          </table:table-cell>
          <table:table-cell office:value-type="float" office:value="107.51873" calcext:value-type="float">
            <text:p>107.51873</text:p>
          </table:table-cell>
          <table:table-cell office:value-type="float" office:value="107.82672" calcext:value-type="float">
            <text:p>107.82672</text:p>
          </table:table-cell>
          <table:table-cell office:value-type="float" office:value="108.17719" calcext:value-type="float">
            <text:p>108.17719</text:p>
          </table:table-cell>
          <table:table-cell office:value-type="float" office:value="107.40988" calcext:value-type="float">
            <text:p>107.40988</text:p>
          </table:table-cell>
          <table:table-cell office:value-type="float" office:value="107.91214" calcext:value-type="float">
            <text:p>107.91214</text:p>
          </table:table-cell>
          <table:table-cell office:value-type="float" office:value="106.85647" calcext:value-type="float">
            <text:p>106.85647</text:p>
          </table:table-cell>
          <table:table-cell office:value-type="float" office:value="109.26385" calcext:value-type="float">
            <text:p>109.26385</text:p>
          </table:table-cell>
          <table:table-cell office:value-type="float" office:value="107.40552" calcext:value-type="float">
            <text:p>107.40552</text:p>
          </table:table-cell>
          <table:table-cell office:value-type="float" office:value="109.45114" calcext:value-type="float">
            <text:p>109.45114</text:p>
          </table:table-cell>
          <table:table-cell office:value-type="float" office:value="106.70415" calcext:value-type="float">
            <text:p>106.70415</text:p>
          </table:table-cell>
          <table:table-cell/>
        </table:table-row>
        <table:table-row table:style-name="ro1">
          <table:table-cell office:value-type="float" office:value="106.83729" calcext:value-type="float">
            <text:p>106.83729</text:p>
          </table:table-cell>
          <table:table-cell office:value-type="float" office:value="107.55753" calcext:value-type="float">
            <text:p>107.55753</text:p>
          </table:table-cell>
          <table:table-cell office:value-type="float" office:value="108.69962" calcext:value-type="float">
            <text:p>108.69962</text:p>
          </table:table-cell>
          <table:table-cell office:value-type="float" office:value="108.50267" calcext:value-type="float">
            <text:p>108.50267</text:p>
          </table:table-cell>
          <table:table-cell office:value-type="float" office:value="107.13602" calcext:value-type="float">
            <text:p>107.13602</text:p>
          </table:table-cell>
          <table:table-cell office:value-type="float" office:value="108.10055" calcext:value-type="float">
            <text:p>108.10055</text:p>
          </table:table-cell>
          <table:table-cell office:value-type="float" office:value="107.83354" calcext:value-type="float">
            <text:p>107.83354</text:p>
          </table:table-cell>
          <table:table-cell office:value-type="float" office:value="107.40247" calcext:value-type="float">
            <text:p>107.40247</text:p>
          </table:table-cell>
          <table:table-cell office:value-type="float" office:value="107.74387" calcext:value-type="float">
            <text:p>107.74387</text:p>
          </table:table-cell>
          <table:table-cell office:value-type="float" office:value="107.02485" calcext:value-type="float">
            <text:p>107.02485</text:p>
          </table:table-cell>
          <table:table-cell office:value-type="float" office:value="107.17009" calcext:value-type="float">
            <text:p>107.17009</text:p>
          </table:table-cell>
          <table:table-cell office:value-type="float" office:value="107.48435" calcext:value-type="float">
            <text:p>107.48435</text:p>
          </table:table-cell>
          <table:table-cell office:value-type="float" office:value="107.87817" calcext:value-type="float">
            <text:p>107.87817</text:p>
          </table:table-cell>
          <table:table-cell office:value-type="float" office:value="107.17222" calcext:value-type="float">
            <text:p>107.17222</text:p>
          </table:table-cell>
          <table:table-cell office:value-type="float" office:value="107.57867" calcext:value-type="float">
            <text:p>107.57867</text:p>
          </table:table-cell>
          <table:table-cell office:value-type="float" office:value="106.70661" calcext:value-type="float">
            <text:p>106.70661</text:p>
          </table:table-cell>
          <table:table-cell office:value-type="float" office:value="109.28106" calcext:value-type="float">
            <text:p>109.28106</text:p>
          </table:table-cell>
          <table:table-cell office:value-type="float" office:value="107.16423" calcext:value-type="float">
            <text:p>107.16423</text:p>
          </table:table-cell>
          <table:table-cell office:value-type="float" office:value="109.46762" calcext:value-type="float">
            <text:p>109.46762</text:p>
          </table:table-cell>
          <table:table-cell office:value-type="float" office:value="106.66789" calcext:value-type="float">
            <text:p>106.66789</text:p>
          </table:table-cell>
          <table:table-cell/>
        </table:table-row>
        <table:table-row table:style-name="ro1">
          <table:table-cell office:value-type="float" office:value="106.80092" calcext:value-type="float">
            <text:p>106.80092</text:p>
          </table:table-cell>
          <table:table-cell office:value-type="float" office:value="107.50835" calcext:value-type="float">
            <text:p>107.50835</text:p>
          </table:table-cell>
          <table:table-cell office:value-type="float" office:value="108.72805" calcext:value-type="float">
            <text:p>108.72805</text:p>
          </table:table-cell>
          <table:table-cell office:value-type="float" office:value="108.53131" calcext:value-type="float">
            <text:p>108.53131</text:p>
          </table:table-cell>
          <table:table-cell office:value-type="float" office:value="107.09027" calcext:value-type="float">
            <text:p>107.09027</text:p>
          </table:table-cell>
          <table:table-cell office:value-type="float" office:value="107.80182" calcext:value-type="float">
            <text:p>107.80182</text:p>
          </table:table-cell>
          <table:table-cell office:value-type="float" office:value="107.62991" calcext:value-type="float">
            <text:p>107.62991</text:p>
          </table:table-cell>
          <table:table-cell office:value-type="float" office:value="107.35013" calcext:value-type="float">
            <text:p>107.35013</text:p>
          </table:table-cell>
          <table:table-cell office:value-type="float" office:value="107.40169" calcext:value-type="float">
            <text:p>107.40169</text:p>
          </table:table-cell>
          <table:table-cell office:value-type="float" office:value="106.80016" calcext:value-type="float">
            <text:p>106.80016</text:p>
          </table:table-cell>
          <table:table-cell office:value-type="float" office:value="107.11814" calcext:value-type="float">
            <text:p>107.11814</text:p>
          </table:table-cell>
          <table:table-cell office:value-type="float" office:value="107.43199" calcext:value-type="float">
            <text:p>107.43199</text:p>
          </table:table-cell>
          <table:table-cell office:value-type="float" office:value="107.89538" calcext:value-type="float">
            <text:p>107.89538</text:p>
          </table:table-cell>
          <table:table-cell office:value-type="float" office:value="107.01262" calcext:value-type="float">
            <text:p>107.01262</text:p>
          </table:table-cell>
          <table:table-cell office:value-type="float" office:value="107.52971" calcext:value-type="float">
            <text:p>107.52971</text:p>
          </table:table-cell>
          <table:table-cell office:value-type="float" office:value="106.47539" calcext:value-type="float">
            <text:p>106.47539</text:p>
          </table:table-cell>
          <table:table-cell office:value-type="float" office:value="108.97221" calcext:value-type="float">
            <text:p>108.97221</text:p>
          </table:table-cell>
          <table:table-cell office:value-type="float" office:value="107.00806" calcext:value-type="float">
            <text:p>107.00806</text:p>
          </table:table-cell>
          <table:table-cell office:value-type="float" office:value="109.16151" calcext:value-type="float">
            <text:p>109.16151</text:p>
          </table:table-cell>
          <table:table-cell office:value-type="float" office:value="106.31691" calcext:value-type="float">
            <text:p>106.31691</text:p>
          </table:table-cell>
          <table:table-cell/>
        </table:table-row>
        <table:table-row table:style-name="ro1">
          <table:table-cell office:value-type="float" office:value="106.45313" calcext:value-type="float">
            <text:p>106.45313</text:p>
          </table:table-cell>
          <table:table-cell office:value-type="float" office:value="107.16285" calcext:value-type="float">
            <text:p>107.16285</text:p>
          </table:table-cell>
          <table:table-cell office:value-type="float" office:value="108.4246" calcext:value-type="float">
            <text:p>108.4246</text:p>
          </table:table-cell>
          <table:table-cell office:value-type="float" office:value="108.23771" calcext:value-type="float">
            <text:p>108.23771</text:p>
          </table:table-cell>
          <table:table-cell office:value-type="float" office:value="106.74244" calcext:value-type="float">
            <text:p>106.74244</text:p>
          </table:table-cell>
          <table:table-cell office:value-type="float" office:value="107.81899" calcext:value-type="float">
            <text:p>107.81899</text:p>
          </table:table-cell>
          <table:table-cell office:value-type="float" office:value="107.46391" calcext:value-type="float">
            <text:p>107.46391</text:p>
          </table:table-cell>
          <table:table-cell office:value-type="float" office:value="107.00544" calcext:value-type="float">
            <text:p>107.00544</text:p>
          </table:table-cell>
          <table:table-cell office:value-type="float" office:value="107.3496" calcext:value-type="float">
            <text:p>107.3496</text:p>
          </table:table-cell>
          <table:table-cell office:value-type="float" office:value="106.63765" calcext:value-type="float">
            <text:p>106.63765</text:p>
          </table:table-cell>
          <table:table-cell office:value-type="float" office:value="106.7795" calcext:value-type="float">
            <text:p>106.7795</text:p>
          </table:table-cell>
          <table:table-cell office:value-type="float" office:value="107.08693" calcext:value-type="float">
            <text:p>107.08693</text:p>
          </table:table-cell>
          <table:table-cell office:value-type="float" office:value="107.5529" calcext:value-type="float">
            <text:p>107.5529</text:p>
          </table:table-cell>
          <table:table-cell office:value-type="float" office:value="106.77218" calcext:value-type="float">
            <text:p>106.77218</text:p>
          </table:table-cell>
          <table:table-cell office:value-type="float" office:value="107.17499" calcext:value-type="float">
            <text:p>107.17499</text:p>
          </table:table-cell>
          <table:table-cell office:value-type="float" office:value="106.32256" calcext:value-type="float">
            <text:p>106.32256</text:p>
          </table:table-cell>
          <table:table-cell office:value-type="float" office:value="108.99664" calcext:value-type="float">
            <text:p>108.99664</text:p>
          </table:table-cell>
          <table:table-cell office:value-type="float" office:value="106.77372" calcext:value-type="float">
            <text:p>106.77372</text:p>
          </table:table-cell>
          <table:table-cell office:value-type="float" office:value="109.18528" calcext:value-type="float">
            <text:p>109.18528</text:p>
          </table:table-cell>
          <table:table-cell office:value-type="float" office:value="106.27755" calcext:value-type="float">
            <text:p>106.27755</text:p>
          </table:table-cell>
          <table:table-cell/>
        </table:table-row>
        <table:table-row table:style-name="ro1">
          <table:table-cell office:value-type="float" office:value="106.41016" calcext:value-type="float">
            <text:p>106.41016</text:p>
          </table:table-cell>
          <table:table-cell office:value-type="float" office:value="107.10752" calcext:value-type="float">
            <text:p>107.10752</text:p>
          </table:table-cell>
          <table:table-cell office:value-type="float" office:value="108.45367" calcext:value-type="float">
            <text:p>108.45367</text:p>
          </table:table-cell>
          <table:table-cell office:value-type="float" office:value="108.2604" calcext:value-type="float">
            <text:p>108.2604</text:p>
          </table:table-cell>
          <table:table-cell office:value-type="float" office:value="106.70297" calcext:value-type="float">
            <text:p>106.70297</text:p>
          </table:table-cell>
          <table:table-cell office:value-type="float" office:value="107.47647" calcext:value-type="float">
            <text:p>107.47647</text:p>
          </table:table-cell>
          <table:table-cell office:value-type="float" office:value="107.22278" calcext:value-type="float">
            <text:p>107.22278</text:p>
          </table:table-cell>
          <table:table-cell office:value-type="float" office:value="106.95992" calcext:value-type="float">
            <text:p>106.95992</text:p>
          </table:table-cell>
          <table:table-cell office:value-type="float" office:value="107.00108" calcext:value-type="float">
            <text:p>107.00108</text:p>
          </table:table-cell>
          <table:table-cell office:value-type="float" office:value="106.40971" calcext:value-type="float">
            <text:p>106.40971</text:p>
          </table:table-cell>
          <table:table-cell office:value-type="float" office:value="106.73393" calcext:value-type="float">
            <text:p>106.73393</text:p>
          </table:table-cell>
          <table:table-cell office:value-type="float" office:value="107.04067" calcext:value-type="float">
            <text:p>107.04067</text:p>
          </table:table-cell>
          <table:table-cell office:value-type="float" office:value="107.50413" calcext:value-type="float">
            <text:p>107.50413</text:p>
          </table:table-cell>
          <table:table-cell office:value-type="float" office:value="106.62231" calcext:value-type="float">
            <text:p>106.62231</text:p>
          </table:table-cell>
          <table:table-cell office:value-type="float" office:value="107.13233" calcext:value-type="float">
            <text:p>107.13233</text:p>
          </table:table-cell>
          <table:table-cell office:value-type="float" office:value="106.09738" calcext:value-type="float">
            <text:p>106.09738</text:p>
          </table:table-cell>
          <table:table-cell office:value-type="float" office:value="108.70455" calcext:value-type="float">
            <text:p>108.70455</text:p>
          </table:table-cell>
          <table:table-cell office:value-type="float" office:value="106.62408" calcext:value-type="float">
            <text:p>106.62408</text:p>
          </table:table-cell>
          <table:table-cell office:value-type="float" office:value="108.88656" calcext:value-type="float">
            <text:p>108.88656</text:p>
          </table:table-cell>
          <table:table-cell office:value-type="float" office:value="105.93292" calcext:value-type="float">
            <text:p>105.93292</text:p>
          </table:table-cell>
          <table:table-cell/>
        </table:table-row>
        <table:table-row table:style-name="ro1">
          <table:table-cell office:value-type="float" office:value="106.06861" calcext:value-type="float">
            <text:p>106.06861</text:p>
          </table:table-cell>
          <table:table-cell office:value-type="float" office:value="106.76874" calcext:value-type="float">
            <text:p>106.76874</text:p>
          </table:table-cell>
          <table:table-cell office:value-type="float" office:value="108.15724" calcext:value-type="float">
            <text:p>108.15724</text:p>
          </table:table-cell>
          <table:table-cell office:value-type="float" office:value="107.9643" calcext:value-type="float">
            <text:p>107.9643</text:p>
          </table:table-cell>
          <table:table-cell office:value-type="float" office:value="106.36451" calcext:value-type="float">
            <text:p>106.36451</text:p>
          </table:table-cell>
          <table:table-cell office:value-type="float" office:value="107.42431" calcext:value-type="float">
            <text:p>107.42431</text:p>
          </table:table-cell>
          <table:table-cell office:value-type="float" office:value="107.06655" calcext:value-type="float">
            <text:p>107.06655</text:p>
          </table:table-cell>
          <table:table-cell office:value-type="float" office:value="106.61259" calcext:value-type="float">
            <text:p>106.61259</text:p>
          </table:table-cell>
          <table:table-cell office:value-type="float" office:value="106.95877" calcext:value-type="float">
            <text:p>106.95877</text:p>
          </table:table-cell>
          <table:table-cell office:value-type="float" office:value="106.26637" calcext:value-type="float">
            <text:p>106.26637</text:p>
          </table:table-cell>
          <table:table-cell office:value-type="float" office:value="106.39232" calcext:value-type="float">
            <text:p>106.39232</text:p>
          </table:table-cell>
          <table:table-cell office:value-type="float" office:value="106.6927" calcext:value-type="float">
            <text:p>106.6927</text:p>
          </table:table-cell>
          <table:table-cell office:value-type="float" office:value="107.14942" calcext:value-type="float">
            <text:p>107.14942</text:p>
          </table:table-cell>
          <table:table-cell office:value-type="float" office:value="106.38847" calcext:value-type="float">
            <text:p>106.38847</text:p>
          </table:table-cell>
          <table:table-cell office:value-type="float" office:value="106.78425" calcext:value-type="float">
            <text:p>106.78425</text:p>
          </table:table-cell>
          <table:table-cell office:value-type="float" office:value="105.95065" calcext:value-type="float">
            <text:p>105.95065</text:p>
          </table:table-cell>
          <table:table-cell office:value-type="float" office:value="108.72297" calcext:value-type="float">
            <text:p>108.72297</text:p>
          </table:table-cell>
          <table:table-cell office:value-type="float" office:value="106.38669" calcext:value-type="float">
            <text:p>106.38669</text:p>
          </table:table-cell>
          <table:table-cell office:value-type="float" office:value="108.90795" calcext:value-type="float">
            <text:p>108.90795</text:p>
          </table:table-cell>
          <table:table-cell office:value-type="float" office:value="105.89973" calcext:value-type="float">
            <text:p>105.89973</text:p>
          </table:table-cell>
          <table:table-cell/>
        </table:table-row>
        <table:table-row table:style-name="ro1">
          <table:table-cell office:value-type="float" office:value="106.03523" calcext:value-type="float">
            <text:p>106.03523</text:p>
          </table:table-cell>
          <table:table-cell office:value-type="float" office:value="106.72292" calcext:value-type="float">
            <text:p>106.72292</text:p>
          </table:table-cell>
          <table:table-cell office:value-type="float" office:value="108.18043" calcext:value-type="float">
            <text:p>108.18043</text:p>
          </table:table-cell>
          <table:table-cell office:value-type="float" office:value="107.98442" calcext:value-type="float">
            <text:p>107.98442</text:p>
          </table:table-cell>
          <table:table-cell office:value-type="float" office:value="106.32189" calcext:value-type="float">
            <text:p>106.32189</text:p>
          </table:table-cell>
          <table:table-cell office:value-type="float" office:value="107.07923" calcext:value-type="float">
            <text:p>107.07923</text:p>
          </table:table-cell>
          <table:table-cell office:value-type="float" office:value="106.83184" calcext:value-type="float">
            <text:p>106.83184</text:p>
          </table:table-cell>
          <table:table-cell office:value-type="float" office:value="106.5733" calcext:value-type="float">
            <text:p>106.5733</text:p>
          </table:table-cell>
          <table:table-cell office:value-type="float" office:value="106.61046" calcext:value-type="float">
            <text:p>106.61046</text:p>
          </table:table-cell>
          <table:table-cell office:value-type="float" office:value="106.03225" calcext:value-type="float">
            <text:p>106.03225</text:p>
          </table:table-cell>
          <table:table-cell office:value-type="float" office:value="106.35318" calcext:value-type="float">
            <text:p>106.35318</text:p>
          </table:table-cell>
          <table:table-cell office:value-type="float" office:value="106.65639" calcext:value-type="float">
            <text:p>106.65639</text:p>
          </table:table-cell>
          <table:table-cell office:value-type="float" office:value="107.107" calcext:value-type="float">
            <text:p>107.107</text:p>
          </table:table-cell>
          <table:table-cell office:value-type="float" office:value="106.23557" calcext:value-type="float">
            <text:p>106.23557</text:p>
          </table:table-cell>
          <table:table-cell office:value-type="float" office:value="106.74488" calcext:value-type="float">
            <text:p>106.74488</text:p>
          </table:table-cell>
          <table:table-cell office:value-type="float" office:value="105.72253" calcext:value-type="float">
            <text:p>105.72253</text:p>
          </table:table-cell>
          <table:table-cell office:value-type="float" office:value="108.42865" calcext:value-type="float">
            <text:p>108.42865</text:p>
          </table:table-cell>
          <table:table-cell office:value-type="float" office:value="106.24313" calcext:value-type="float">
            <text:p>106.24313</text:p>
          </table:table-cell>
          <table:table-cell office:value-type="float" office:value="108.60663" calcext:value-type="float">
            <text:p>108.60663</text:p>
          </table:table-cell>
          <table:table-cell office:value-type="float" office:value="105.56508" calcext:value-type="float">
            <text:p>105.56508</text:p>
          </table:table-cell>
          <table:table-cell/>
        </table:table-row>
        <table:table-row table:style-name="ro1">
          <table:table-cell office:value-type="float" office:value="105.69118" calcext:value-type="float">
            <text:p>105.69118</text:p>
          </table:table-cell>
          <table:table-cell office:value-type="float" office:value="106.38132" calcext:value-type="float">
            <text:p>106.38132</text:p>
          </table:table-cell>
          <table:table-cell office:value-type="float" office:value="107.88155" calcext:value-type="float">
            <text:p>107.88155</text:p>
          </table:table-cell>
          <table:table-cell office:value-type="float" office:value="107.68257" calcext:value-type="float">
            <text:p>107.68257</text:p>
          </table:table-cell>
          <table:table-cell office:value-type="float" office:value="105.98688" calcext:value-type="float">
            <text:p>105.98688</text:p>
          </table:table-cell>
          <table:table-cell office:value-type="float" office:value="107.03348" calcext:value-type="float">
            <text:p>107.03348</text:p>
          </table:table-cell>
          <table:table-cell office:value-type="float" office:value="106.68189" calcext:value-type="float">
            <text:p>106.68189</text:p>
          </table:table-cell>
          <table:table-cell office:value-type="float" office:value="106.23249" calcext:value-type="float">
            <text:p>106.23249</text:p>
          </table:table-cell>
          <table:table-cell office:value-type="float" office:value="106.57106" calcext:value-type="float">
            <text:p>106.57106</text:p>
          </table:table-cell>
          <table:table-cell office:value-type="float" office:value="105.88558" calcext:value-type="float">
            <text:p>105.88558</text:p>
          </table:table-cell>
          <table:table-cell office:value-type="float" office:value="106.01225" calcext:value-type="float">
            <text:p>106.01225</text:p>
          </table:table-cell>
          <table:table-cell office:value-type="float" office:value="106.31478" calcext:value-type="float">
            <text:p>106.31478</text:p>
          </table:table-cell>
          <table:table-cell office:value-type="float" office:value="106.75913" calcext:value-type="float">
            <text:p>106.75913</text:p>
          </table:table-cell>
          <table:table-cell office:value-type="float" office:value="106.01762" calcext:value-type="float">
            <text:p>106.01762</text:p>
          </table:table-cell>
          <table:table-cell office:value-type="float" office:value="106.40666" calcext:value-type="float">
            <text:p>106.40666</text:p>
          </table:table-cell>
          <table:table-cell office:value-type="float" office:value="105.57617" calcext:value-type="float">
            <text:p>105.57617</text:p>
          </table:table-cell>
          <table:table-cell office:value-type="float" office:value="108.44782" calcext:value-type="float">
            <text:p>108.44782</text:p>
          </table:table-cell>
          <table:table-cell office:value-type="float" office:value="106.01216" calcext:value-type="float">
            <text:p>106.01216</text:p>
          </table:table-cell>
          <table:table-cell office:value-type="float" office:value="108.63511" calcext:value-type="float">
            <text:p>108.63511</text:p>
          </table:table-cell>
          <table:table-cell office:value-type="float" office:value="105.52538" calcext:value-type="float">
            <text:p>105.52538</text:p>
          </table:table-cell>
          <table:table-cell/>
        </table:table-row>
        <table:table-row table:style-name="ro1">
          <table:table-cell office:value-type="float" office:value="105.66065" calcext:value-type="float">
            <text:p>105.66065</text:p>
          </table:table-cell>
          <table:table-cell office:value-type="float" office:value="106.34202" calcext:value-type="float">
            <text:p>106.34202</text:p>
          </table:table-cell>
          <table:table-cell office:value-type="float" office:value="107.89822" calcext:value-type="float">
            <text:p>107.89822</text:p>
          </table:table-cell>
          <table:table-cell office:value-type="float" office:value="107.65552" calcext:value-type="float">
            <text:p>107.65552</text:p>
          </table:table-cell>
          <table:table-cell office:value-type="float" office:value="105.9505" calcext:value-type="float">
            <text:p>105.9505</text:p>
          </table:table-cell>
          <table:table-cell office:value-type="float" office:value="106.68549" calcext:value-type="float">
            <text:p>106.68549</text:p>
          </table:table-cell>
          <table:table-cell office:value-type="float" office:value="106.45393" calcext:value-type="float">
            <text:p>106.45393</text:p>
          </table:table-cell>
          <table:table-cell office:value-type="float" office:value="106.19023" calcext:value-type="float">
            <text:p>106.19023</text:p>
          </table:table-cell>
          <table:table-cell office:value-type="float" office:value="106.22959" calcext:value-type="float">
            <text:p>106.22959</text:p>
          </table:table-cell>
          <table:table-cell office:value-type="float" office:value="105.66079" calcext:value-type="float">
            <text:p>105.66079</text:p>
          </table:table-cell>
          <table:table-cell office:value-type="float" office:value="105.97582" calcext:value-type="float">
            <text:p>105.97582</text:p>
          </table:table-cell>
          <table:table-cell office:value-type="float" office:value="106.27186" calcext:value-type="float">
            <text:p>106.27186</text:p>
          </table:table-cell>
          <table:table-cell office:value-type="float" office:value="106.72321" calcext:value-type="float">
            <text:p>106.72321</text:p>
          </table:table-cell>
          <table:table-cell office:value-type="float" office:value="105.86159" calcext:value-type="float">
            <text:p>105.86159</text:p>
          </table:table-cell>
          <table:table-cell office:value-type="float" office:value="106.36724" calcext:value-type="float">
            <text:p>106.36724</text:p>
          </table:table-cell>
          <table:table-cell office:value-type="float" office:value="105.34519" calcext:value-type="float">
            <text:p>105.34519</text:p>
          </table:table-cell>
          <table:table-cell office:value-type="float" office:value="108.15126" calcext:value-type="float">
            <text:p>108.15126</text:p>
          </table:table-cell>
          <table:table-cell office:value-type="float" office:value="105.85943" calcext:value-type="float">
            <text:p>105.85943</text:p>
          </table:table-cell>
          <table:table-cell office:value-type="float" office:value="108.33179" calcext:value-type="float">
            <text:p>108.33179</text:p>
          </table:table-cell>
          <table:table-cell office:value-type="float" office:value="105.18772" calcext:value-type="float">
            <text:p>105.18772</text:p>
          </table:table-cell>
          <table:table-cell/>
        </table:table-row>
        <table:table-row table:style-name="ro1">
          <table:table-cell office:value-type="float" office:value="105.31335" calcext:value-type="float">
            <text:p>105.31335</text:p>
          </table:table-cell>
          <table:table-cell office:value-type="float" office:value="106.00046" calcext:value-type="float">
            <text:p>106.00046</text:p>
          </table:table-cell>
          <table:table-cell office:value-type="float" office:value="107.55543" calcext:value-type="float">
            <text:p>107.55543</text:p>
          </table:table-cell>
          <table:table-cell office:value-type="float" office:value="107.31331" calcext:value-type="float">
            <text:p>107.31331</text:p>
          </table:table-cell>
          <table:table-cell office:value-type="float" office:value="105.60627" calcext:value-type="float">
            <text:p>105.60627</text:p>
          </table:table-cell>
          <table:table-cell office:value-type="float" office:value="106.64944" calcext:value-type="float">
            <text:p>106.64944</text:p>
          </table:table-cell>
          <table:table-cell office:value-type="float" office:value="106.30085" calcext:value-type="float">
            <text:p>106.30085</text:p>
          </table:table-cell>
          <table:table-cell office:value-type="float" office:value="105.85559" calcext:value-type="float">
            <text:p>105.85559</text:p>
          </table:table-cell>
          <table:table-cell office:value-type="float" office:value="106.1869" calcext:value-type="float">
            <text:p>106.1869</text:p>
          </table:table-cell>
          <table:table-cell office:value-type="float" office:value="105.51103" calcext:value-type="float">
            <text:p>105.51103</text:p>
          </table:table-cell>
          <table:table-cell office:value-type="float" office:value="105.64108" calcext:value-type="float">
            <text:p>105.64108</text:p>
          </table:table-cell>
          <table:table-cell office:value-type="float" office:value="105.93035" calcext:value-type="float">
            <text:p>105.93035</text:p>
          </table:table-cell>
          <table:table-cell office:value-type="float" office:value="106.38151" calcext:value-type="float">
            <text:p>106.38151</text:p>
          </table:table-cell>
          <table:table-cell office:value-type="float" office:value="105.63728" calcext:value-type="float">
            <text:p>105.63728</text:p>
          </table:table-cell>
          <table:table-cell office:value-type="float" office:value="106.0224" calcext:value-type="float">
            <text:p>106.0224</text:p>
          </table:table-cell>
          <table:table-cell office:value-type="float" office:value="105.2015" calcext:value-type="float">
            <text:p>105.2015</text:p>
          </table:table-cell>
          <table:table-cell office:value-type="float" office:value="108.17414" calcext:value-type="float">
            <text:p>108.17414</text:p>
          </table:table-cell>
          <table:table-cell office:value-type="float" office:value="105.63481" calcext:value-type="float">
            <text:p>105.63481</text:p>
          </table:table-cell>
          <table:table-cell office:value-type="float" office:value="108.36715" calcext:value-type="float">
            <text:p>108.36715</text:p>
          </table:table-cell>
          <table:table-cell office:value-type="float" office:value="105.14462" calcext:value-type="float">
            <text:p>105.14462</text:p>
          </table:table-cell>
          <table:table-cell/>
        </table:table-row>
        <table:table-row table:style-name="ro1">
          <table:table-cell office:value-type="float" office:value="105.27964" calcext:value-type="float">
            <text:p>105.27964</text:p>
          </table:table-cell>
          <table:table-cell office:value-type="float" office:value="105.96391" calcext:value-type="float">
            <text:p>105.96391</text:p>
          </table:table-cell>
          <table:table-cell office:value-type="float" office:value="107.49703" calcext:value-type="float">
            <text:p>107.49703</text:p>
          </table:table-cell>
          <table:table-cell office:value-type="float" office:value="107.26115" calcext:value-type="float">
            <text:p>107.26115</text:p>
          </table:table-cell>
          <table:table-cell office:value-type="float" office:value="105.5725" calcext:value-type="float">
            <text:p>105.5725</text:p>
          </table:table-cell>
          <table:table-cell office:value-type="float" office:value="106.30785" calcext:value-type="float">
            <text:p>106.30785</text:p>
          </table:table-cell>
          <table:table-cell office:value-type="float" office:value="106.06963" calcext:value-type="float">
            <text:p>106.06963</text:p>
          </table:table-cell>
          <table:table-cell office:value-type="float" office:value="105.81943" calcext:value-type="float">
            <text:p>105.81943</text:p>
          </table:table-cell>
          <table:table-cell office:value-type="float" office:value="105.8518" calcext:value-type="float">
            <text:p>105.8518</text:p>
          </table:table-cell>
          <table:table-cell office:value-type="float" office:value="105.28023" calcext:value-type="float">
            <text:p>105.28023</text:p>
          </table:table-cell>
          <table:table-cell office:value-type="float" office:value="105.60139" calcext:value-type="float">
            <text:p>105.60139</text:p>
          </table:table-cell>
          <table:table-cell office:value-type="float" office:value="105.89385" calcext:value-type="float">
            <text:p>105.89385</text:p>
          </table:table-cell>
          <table:table-cell office:value-type="float" office:value="106.34216" calcext:value-type="float">
            <text:p>106.34216</text:p>
          </table:table-cell>
          <table:table-cell office:value-type="float" office:value="105.48144" calcext:value-type="float">
            <text:p>105.48144</text:p>
          </table:table-cell>
          <table:table-cell office:value-type="float" office:value="105.98913" calcext:value-type="float">
            <text:p>105.98913</text:p>
          </table:table-cell>
          <table:table-cell office:value-type="float" office:value="104.97642" calcext:value-type="float">
            <text:p>104.97642</text:p>
          </table:table-cell>
          <table:table-cell office:value-type="float" office:value="107.87482" calcext:value-type="float">
            <text:p>107.87482</text:p>
          </table:table-cell>
          <table:table-cell office:value-type="float" office:value="105.48492" calcext:value-type="float">
            <text:p>105.48492</text:p>
          </table:table-cell>
          <table:table-cell office:value-type="float" office:value="108.05827" calcext:value-type="float">
            <text:p>108.05827</text:p>
          </table:table-cell>
          <table:table-cell office:value-type="float" office:value="104.80721" calcext:value-type="float">
            <text:p>104.80721</text:p>
          </table:table-cell>
          <table:table-cell/>
        </table:table-row>
        <table:table-row table:style-name="ro1">
          <table:table-cell office:value-type="float" office:value="104.9423" calcext:value-type="float">
            <text:p>104.9423</text:p>
          </table:table-cell>
          <table:table-cell office:value-type="float" office:value="105.62934" calcext:value-type="float">
            <text:p>105.62934</text:p>
          </table:table-cell>
          <table:table-cell office:value-type="float" office:value="107.15174" calcext:value-type="float">
            <text:p>107.15174</text:p>
          </table:table-cell>
          <table:table-cell office:value-type="float" office:value="106.922" calcext:value-type="float">
            <text:p>106.922</text:p>
          </table:table-cell>
          <table:table-cell office:value-type="float" office:value="105.23472" calcext:value-type="float">
            <text:p>105.23472</text:p>
          </table:table-cell>
          <table:table-cell office:value-type="float" office:value="106.26519" calcext:value-type="float">
            <text:p>106.26519</text:p>
          </table:table-cell>
          <table:table-cell office:value-type="float" office:value="105.92644" calcext:value-type="float">
            <text:p>105.92644</text:p>
          </table:table-cell>
          <table:table-cell office:value-type="float" office:value="105.47586" calcext:value-type="float">
            <text:p>105.47586</text:p>
          </table:table-cell>
          <table:table-cell office:value-type="float" office:value="105.80587" calcext:value-type="float">
            <text:p>105.80587</text:p>
          </table:table-cell>
          <table:table-cell office:value-type="float" office:value="105.13644" calcext:value-type="float">
            <text:p>105.13644</text:p>
          </table:table-cell>
          <table:table-cell office:value-type="float" office:value="105.25428" calcext:value-type="float">
            <text:p>105.25428</text:p>
          </table:table-cell>
          <table:table-cell office:value-type="float" office:value="105.55905" calcext:value-type="float">
            <text:p>105.55905</text:p>
          </table:table-cell>
          <table:table-cell office:value-type="float" office:value="105.99775" calcext:value-type="float">
            <text:p>105.99775</text:p>
          </table:table-cell>
          <table:table-cell office:value-type="float" office:value="105.26331" calcext:value-type="float">
            <text:p>105.26331</text:p>
          </table:table-cell>
          <table:table-cell office:value-type="float" office:value="105.64482" calcext:value-type="float">
            <text:p>105.64482</text:p>
          </table:table-cell>
          <table:table-cell office:value-type="float" office:value="104.81989" calcext:value-type="float">
            <text:p>104.81989</text:p>
          </table:table-cell>
          <table:table-cell office:value-type="float" office:value="107.8919" calcext:value-type="float">
            <text:p>107.8919</text:p>
          </table:table-cell>
          <table:table-cell office:value-type="float" office:value="105.25771" calcext:value-type="float">
            <text:p>105.25771</text:p>
          </table:table-cell>
          <table:table-cell office:value-type="float" office:value="108.091" calcext:value-type="float">
            <text:p>108.091</text:p>
          </table:table-cell>
          <table:table-cell office:value-type="float" office:value="104.7701" calcext:value-type="float">
            <text:p>104.7701</text:p>
          </table:table-cell>
          <table:table-cell/>
        </table:table-row>
        <table:table-row table:style-name="ro1">
          <table:table-cell office:value-type="float" office:value="104.905" calcext:value-type="float">
            <text:p>104.905</text:p>
          </table:table-cell>
          <table:table-cell office:value-type="float" office:value="105.58958" calcext:value-type="float">
            <text:p>105.58958</text:p>
          </table:table-cell>
          <table:table-cell office:value-type="float" office:value="107.10914" calcext:value-type="float">
            <text:p>107.10914</text:p>
          </table:table-cell>
          <table:table-cell office:value-type="float" office:value="106.87626" calcext:value-type="float">
            <text:p>106.87626</text:p>
          </table:table-cell>
          <table:table-cell office:value-type="float" office:value="105.20096" calcext:value-type="float">
            <text:p>105.20096</text:p>
          </table:table-cell>
          <table:table-cell office:value-type="float" office:value="105.92419" calcext:value-type="float">
            <text:p>105.92419</text:p>
          </table:table-cell>
          <table:table-cell office:value-type="float" office:value="105.68926" calcext:value-type="float">
            <text:p>105.68926</text:p>
          </table:table-cell>
          <table:table-cell office:value-type="float" office:value="105.44582" calcext:value-type="float">
            <text:p>105.44582</text:p>
          </table:table-cell>
          <table:table-cell office:value-type="float" office:value="105.47107" calcext:value-type="float">
            <text:p>105.47107</text:p>
          </table:table-cell>
          <table:table-cell office:value-type="float" office:value="104.91164" calcext:value-type="float">
            <text:p>104.91164</text:p>
          </table:table-cell>
          <table:table-cell office:value-type="float" office:value="105.22068" calcext:value-type="float">
            <text:p>105.22068</text:p>
          </table:table-cell>
          <table:table-cell office:value-type="float" office:value="105.51897" calcext:value-type="float">
            <text:p>105.51897</text:p>
          </table:table-cell>
          <table:table-cell office:value-type="float" office:value="105.96468" calcext:value-type="float">
            <text:p>105.96468</text:p>
          </table:table-cell>
          <table:table-cell office:value-type="float" office:value="105.11354" calcext:value-type="float">
            <text:p>105.11354</text:p>
          </table:table-cell>
          <table:table-cell office:value-type="float" office:value="105.60499" calcext:value-type="float">
            <text:p>105.60499</text:p>
          </table:table-cell>
          <table:table-cell office:value-type="float" office:value="104.60098" calcext:value-type="float">
            <text:p>104.60098</text:p>
          </table:table-cell>
          <table:table-cell office:value-type="float" office:value="107.54897" calcext:value-type="float">
            <text:p>107.54897</text:p>
          </table:table-cell>
          <table:table-cell office:value-type="float" office:value="105.10819" calcext:value-type="float">
            <text:p>105.10819</text:p>
          </table:table-cell>
          <table:table-cell office:value-type="float" office:value="107.79238" calcext:value-type="float">
            <text:p>107.79238</text:p>
          </table:table-cell>
          <table:table-cell office:value-type="float" office:value="104.43517" calcext:value-type="float">
            <text:p>104.43517</text:p>
          </table:table-cell>
          <table:table-cell/>
        </table:table-row>
        <table:table-row table:style-name="ro1">
          <table:table-cell office:value-type="float" office:value="104.56076" calcext:value-type="float">
            <text:p>104.56076</text:p>
          </table:table-cell>
          <table:table-cell office:value-type="float" office:value="105.24244" calcext:value-type="float">
            <text:p>105.24244</text:p>
          </table:table-cell>
          <table:table-cell office:value-type="float" office:value="106.76098" calcext:value-type="float">
            <text:p>106.76098</text:p>
          </table:table-cell>
          <table:table-cell office:value-type="float" office:value="106.52838" calcext:value-type="float">
            <text:p>106.52838</text:p>
          </table:table-cell>
          <table:table-cell office:value-type="float" office:value="104.86021" calcext:value-type="float">
            <text:p>104.86021</text:p>
          </table:table-cell>
          <table:table-cell office:value-type="float" office:value="105.88736" calcext:value-type="float">
            <text:p>105.88736</text:p>
          </table:table-cell>
          <table:table-cell office:value-type="float" office:value="105.54277" calcext:value-type="float">
            <text:p>105.54277</text:p>
          </table:table-cell>
          <table:table-cell office:value-type="float" office:value="105.10515" calcext:value-type="float">
            <text:p>105.10515</text:p>
          </table:table-cell>
          <table:table-cell office:value-type="float" office:value="105.44062" calcext:value-type="float">
            <text:p>105.44062</text:p>
          </table:table-cell>
          <table:table-cell office:value-type="float" office:value="104.75875" calcext:value-type="float">
            <text:p>104.75875</text:p>
          </table:table-cell>
          <table:table-cell office:value-type="float" office:value="104.87958" calcext:value-type="float">
            <text:p>104.87958</text:p>
          </table:table-cell>
          <table:table-cell office:value-type="float" office:value="105.18092" calcext:value-type="float">
            <text:p>105.18092</text:p>
          </table:table-cell>
          <table:table-cell office:value-type="float" office:value="105.62958" calcext:value-type="float">
            <text:p>105.62958</text:p>
          </table:table-cell>
          <table:table-cell office:value-type="float" office:value="104.8921" calcext:value-type="float">
            <text:p>104.8921</text:p>
          </table:table-cell>
          <table:table-cell office:value-type="float" office:value="105.26715" calcext:value-type="float">
            <text:p>105.26715</text:p>
          </table:table-cell>
          <table:table-cell office:value-type="float" office:value="104.44471" calcext:value-type="float">
            <text:p>104.44471</text:p>
          </table:table-cell>
          <table:table-cell office:value-type="float" office:value="107.49972" calcext:value-type="float">
            <text:p>107.49972</text:p>
          </table:table-cell>
          <table:table-cell office:value-type="float" office:value="104.88317" calcext:value-type="float">
            <text:p>104.88317</text:p>
          </table:table-cell>
          <table:table-cell office:value-type="float" office:value="107.80012" calcext:value-type="float">
            <text:p>107.80012</text:p>
          </table:table-cell>
          <table:table-cell office:value-type="float" office:value="104.3947" calcext:value-type="float">
            <text:p>104.3947</text:p>
          </table:table-cell>
          <table:table-cell/>
        </table:table-row>
        <table:table-row table:style-name="ro1">
          <table:table-cell office:value-type="float" office:value="104.51996" calcext:value-type="float">
            <text:p>104.51996</text:p>
          </table:table-cell>
          <table:table-cell office:value-type="float" office:value="105.2085" calcext:value-type="float">
            <text:p>105.2085</text:p>
          </table:table-cell>
          <table:table-cell office:value-type="float" office:value="106.72461" calcext:value-type="float">
            <text:p>106.72461</text:p>
          </table:table-cell>
          <table:table-cell office:value-type="float" office:value="106.48887" calcext:value-type="float">
            <text:p>106.48887</text:p>
          </table:table-cell>
          <table:table-cell office:value-type="float" office:value="104.81969" calcext:value-type="float">
            <text:p>104.81969</text:p>
          </table:table-cell>
          <table:table-cell office:value-type="float" office:value="105.55262" calcext:value-type="float">
            <text:p>105.55262</text:p>
          </table:table-cell>
          <table:table-cell office:value-type="float" office:value="105.32429" calcext:value-type="float">
            <text:p>105.32429</text:p>
          </table:table-cell>
          <table:table-cell office:value-type="float" office:value="105.07176" calcext:value-type="float">
            <text:p>105.07176</text:p>
          </table:table-cell>
          <table:table-cell office:value-type="float" office:value="105.09965" calcext:value-type="float">
            <text:p>105.09965</text:p>
          </table:table-cell>
          <table:table-cell office:value-type="float" office:value="104.53079" calcext:value-type="float">
            <text:p>104.53079</text:p>
          </table:table-cell>
          <table:table-cell office:value-type="float" office:value="104.84262" calcext:value-type="float">
            <text:p>104.84262</text:p>
          </table:table-cell>
          <table:table-cell office:value-type="float" office:value="105.13416" calcext:value-type="float">
            <text:p>105.13416</text:p>
          </table:table-cell>
          <table:table-cell office:value-type="float" office:value="105.58985" calcext:value-type="float">
            <text:p>105.58985</text:p>
          </table:table-cell>
          <table:table-cell office:value-type="float" office:value="104.73895" calcext:value-type="float">
            <text:p>104.73895</text:p>
          </table:table-cell>
          <table:table-cell office:value-type="float" office:value="105.23344" calcext:value-type="float">
            <text:p>105.23344</text:p>
          </table:table-cell>
          <table:table-cell office:value-type="float" office:value="104.21774" calcext:value-type="float">
            <text:p>104.21774</text:p>
          </table:table-cell>
          <table:table-cell office:value-type="float" office:value="107.14471" calcext:value-type="float">
            <text:p>107.14471</text:p>
          </table:table-cell>
          <table:table-cell office:value-type="float" office:value="104.73017" calcext:value-type="float">
            <text:p>104.73017</text:p>
          </table:table-cell>
          <table:table-cell office:value-type="float" office:value="107.44477" calcext:value-type="float">
            <text:p>107.44477</text:p>
          </table:table-cell>
          <table:table-cell office:value-type="float" office:value="104.05674" calcext:value-type="float">
            <text:p>104.05674</text:p>
          </table:table-cell>
          <table:table-cell/>
        </table:table-row>
        <table:table-row table:style-name="ro1">
          <table:table-cell office:value-type="float" office:value="104.1818" calcext:value-type="float">
            <text:p>104.1818</text:p>
          </table:table-cell>
          <table:table-cell office:value-type="float" office:value="104.86752" calcext:value-type="float">
            <text:p>104.86752</text:p>
          </table:table-cell>
          <table:table-cell office:value-type="float" office:value="106.38281" calcext:value-type="float">
            <text:p>106.38281</text:p>
          </table:table-cell>
          <table:table-cell office:value-type="float" office:value="106.14778" calcext:value-type="float">
            <text:p>106.14778</text:p>
          </table:table-cell>
          <table:table-cell office:value-type="float" office:value="104.48483" calcext:value-type="float">
            <text:p>104.48483</text:p>
          </table:table-cell>
          <table:table-cell office:value-type="float" office:value="105.51287" calcext:value-type="float">
            <text:p>105.51287</text:p>
          </table:table-cell>
          <table:table-cell office:value-type="float" office:value="105.17441" calcext:value-type="float">
            <text:p>105.17441</text:p>
          </table:table-cell>
          <table:table-cell office:value-type="float" office:value="104.73116" calcext:value-type="float">
            <text:p>104.73116</text:p>
          </table:table-cell>
          <table:table-cell office:value-type="float" office:value="105.06605" calcext:value-type="float">
            <text:p>105.06605</text:p>
          </table:table-cell>
          <table:table-cell office:value-type="float" office:value="104.38051" calcext:value-type="float">
            <text:p>104.38051</text:p>
          </table:table-cell>
          <table:table-cell office:value-type="float" office:value="104.50172" calcext:value-type="float">
            <text:p>104.50172</text:p>
          </table:table-cell>
          <table:table-cell office:value-type="float" office:value="104.80221" calcext:value-type="float">
            <text:p>104.80221</text:p>
          </table:table-cell>
          <table:table-cell office:value-type="float" office:value="105.25203" calcext:value-type="float">
            <text:p>105.25203</text:p>
          </table:table-cell>
          <table:table-cell office:value-type="float" office:value="104.51405" calcext:value-type="float">
            <text:p>104.51405</text:p>
          </table:table-cell>
          <table:table-cell office:value-type="float" office:value="104.89598" calcext:value-type="float">
            <text:p>104.89598</text:p>
          </table:table-cell>
          <table:table-cell office:value-type="float" office:value="104.05813" calcext:value-type="float">
            <text:p>104.05813</text:p>
          </table:table-cell>
          <table:table-cell office:value-type="float" office:value="107.10223" calcext:value-type="float">
            <text:p>107.10223</text:p>
          </table:table-cell>
          <table:table-cell office:value-type="float" office:value="104.50568" calcext:value-type="float">
            <text:p>104.50568</text:p>
          </table:table-cell>
          <table:table-cell office:value-type="float" office:value="107.39585" calcext:value-type="float">
            <text:p>107.39585</text:p>
          </table:table-cell>
          <table:table-cell office:value-type="float" office:value="104.01274" calcext:value-type="float">
            <text:p>104.01274</text:p>
          </table:table-cell>
          <table:table-cell/>
        </table:table-row>
        <table:table-row table:style-name="ro1">
          <table:table-cell office:value-type="float" office:value="104.13774" calcext:value-type="float">
            <text:p>104.13774</text:p>
          </table:table-cell>
          <table:table-cell office:value-type="float" office:value="104.83034" calcext:value-type="float">
            <text:p>104.83034</text:p>
          </table:table-cell>
          <table:table-cell office:value-type="float" office:value="106.3434" calcext:value-type="float">
            <text:p>106.3434</text:p>
          </table:table-cell>
          <table:table-cell office:value-type="float" office:value="106.10529" calcext:value-type="float">
            <text:p>106.10529</text:p>
          </table:table-cell>
          <table:table-cell office:value-type="float" office:value="104.44059" calcext:value-type="float">
            <text:p>104.44059</text:p>
          </table:table-cell>
          <table:table-cell office:value-type="float" office:value="105.17501" calcext:value-type="float">
            <text:p>105.17501</text:p>
          </table:table-cell>
          <table:table-cell office:value-type="float" office:value="104.9493" calcext:value-type="float">
            <text:p>104.9493</text:p>
          </table:table-cell>
          <table:table-cell office:value-type="float" office:value="104.69068" calcext:value-type="float">
            <text:p>104.69068</text:p>
          </table:table-cell>
          <table:table-cell office:value-type="float" office:value="104.7248" calcext:value-type="float">
            <text:p>104.7248</text:p>
          </table:table-cell>
          <table:table-cell office:value-type="float" office:value="104.14941" calcext:value-type="float">
            <text:p>104.14941</text:p>
          </table:table-cell>
          <table:table-cell office:value-type="float" office:value="104.46713" calcext:value-type="float">
            <text:p>104.46713</text:p>
          </table:table-cell>
          <table:table-cell office:value-type="float" office:value="104.76507" calcext:value-type="float">
            <text:p>104.76507</text:p>
          </table:table-cell>
          <table:table-cell office:value-type="float" office:value="105.21825" calcext:value-type="float">
            <text:p>105.21825</text:p>
          </table:table-cell>
          <table:table-cell office:value-type="float" office:value="104.35772" calcext:value-type="float">
            <text:p>104.35772</text:p>
          </table:table-cell>
          <table:table-cell office:value-type="float" office:value="104.85886" calcext:value-type="float">
            <text:p>104.85886</text:p>
          </table:table-cell>
          <table:table-cell office:value-type="float" office:value="103.82917" calcext:value-type="float">
            <text:p>103.82917</text:p>
          </table:table-cell>
          <table:table-cell office:value-type="float" office:value="106.76328" calcext:value-type="float">
            <text:p>106.76328</text:p>
          </table:table-cell>
          <table:table-cell office:value-type="float" office:value="104.35897" calcext:value-type="float">
            <text:p>104.35897</text:p>
          </table:table-cell>
          <table:table-cell office:value-type="float" office:value="107.04726" calcext:value-type="float">
            <text:p>107.04726</text:p>
          </table:table-cell>
          <table:table-cell office:value-type="float" office:value="103.67479" calcext:value-type="float">
            <text:p>103.67479</text:p>
          </table:table-cell>
          <table:table-cell/>
        </table:table-row>
        <table:table-row table:style-name="ro1">
          <table:table-cell office:value-type="float" office:value="103.79967" calcext:value-type="float">
            <text:p>103.79967</text:p>
          </table:table-cell>
          <table:table-cell office:value-type="float" office:value="104.49873" calcext:value-type="float">
            <text:p>104.49873</text:p>
          </table:table-cell>
          <table:table-cell office:value-type="float" office:value="105.99867" calcext:value-type="float">
            <text:p>105.99867</text:p>
          </table:table-cell>
          <table:table-cell office:value-type="float" office:value="105.77034" calcext:value-type="float">
            <text:p>105.77034</text:p>
          </table:table-cell>
          <table:table-cell office:value-type="float" office:value="104.10611" calcext:value-type="float">
            <text:p>104.10611</text:p>
          </table:table-cell>
          <table:table-cell office:value-type="float" office:value="105.12821" calcext:value-type="float">
            <text:p>105.12821</text:p>
          </table:table-cell>
          <table:table-cell office:value-type="float" office:value="104.79606" calcext:value-type="float">
            <text:p>104.79606</text:p>
          </table:table-cell>
          <table:table-cell office:value-type="float" office:value="104.35628" calcext:value-type="float">
            <text:p>104.35628</text:p>
          </table:table-cell>
          <table:table-cell office:value-type="float" office:value="104.68432" calcext:value-type="float">
            <text:p>104.68432</text:p>
          </table:table-cell>
          <table:table-cell office:value-type="float" office:value="103.99912" calcext:value-type="float">
            <text:p>103.99912</text:p>
          </table:table-cell>
          <table:table-cell office:value-type="float" office:value="104.1232" calcext:value-type="float">
            <text:p>104.1232</text:p>
          </table:table-cell>
          <table:table-cell office:value-type="float" office:value="104.42097" calcext:value-type="float">
            <text:p>104.42097</text:p>
          </table:table-cell>
          <table:table-cell office:value-type="float" office:value="104.88088" calcext:value-type="float">
            <text:p>104.88088</text:p>
          </table:table-cell>
          <table:table-cell office:value-type="float" office:value="104.1388" calcext:value-type="float">
            <text:p>104.1388</text:p>
          </table:table-cell>
          <table:table-cell office:value-type="float" office:value="104.52369" calcext:value-type="float">
            <text:p>104.52369</text:p>
          </table:table-cell>
          <table:table-cell office:value-type="float" office:value="103.67526" calcext:value-type="float">
            <text:p>103.67526</text:p>
          </table:table-cell>
          <table:table-cell office:value-type="float" office:value="106.71409" calcext:value-type="float">
            <text:p>106.71409</text:p>
          </table:table-cell>
          <table:table-cell office:value-type="float" office:value="104.12791" calcext:value-type="float">
            <text:p>104.12791</text:p>
          </table:table-cell>
          <table:table-cell office:value-type="float" office:value="107.00488" calcext:value-type="float">
            <text:p>107.00488</text:p>
          </table:table-cell>
          <table:table-cell office:value-type="float" office:value="103.62384" calcext:value-type="float">
            <text:p>103.62384</text:p>
          </table:table-cell>
          <table:table-cell/>
        </table:table-row>
        <table:table-row table:style-name="ro1">
          <table:table-cell office:value-type="float" office:value="103.75789" calcext:value-type="float">
            <text:p>103.75789</text:p>
          </table:table-cell>
          <table:table-cell office:value-type="float" office:value="104.45462" calcext:value-type="float">
            <text:p>104.45462</text:p>
          </table:table-cell>
          <table:table-cell office:value-type="float" office:value="105.96544" calcext:value-type="float">
            <text:p>105.96544</text:p>
          </table:table-cell>
          <table:table-cell office:value-type="float" office:value="105.73043" calcext:value-type="float">
            <text:p>105.73043</text:p>
          </table:table-cell>
          <table:table-cell office:value-type="float" office:value="104.05844" calcext:value-type="float">
            <text:p>104.05844</text:p>
          </table:table-cell>
          <table:table-cell office:value-type="float" office:value="104.79665" calcext:value-type="float">
            <text:p>104.79665</text:p>
          </table:table-cell>
          <table:table-cell office:value-type="float" office:value="104.56759" calcext:value-type="float">
            <text:p>104.56759</text:p>
          </table:table-cell>
          <table:table-cell office:value-type="float" office:value="104.31239" calcext:value-type="float">
            <text:p>104.31239</text:p>
          </table:table-cell>
          <table:table-cell office:value-type="float" office:value="104.34964" calcext:value-type="float">
            <text:p>104.34964</text:p>
          </table:table-cell>
          <table:table-cell office:value-type="float" office:value="103.7699" calcext:value-type="float">
            <text:p>103.7699</text:p>
          </table:table-cell>
          <table:table-cell office:value-type="float" office:value="104.08511" calcext:value-type="float">
            <text:p>104.08511</text:p>
          </table:table-cell>
          <table:table-cell office:value-type="float" office:value="104.37683" calcext:value-type="float">
            <text:p>104.37683</text:p>
          </table:table-cell>
          <table:table-cell office:value-type="float" office:value="104.84373" calcext:value-type="float">
            <text:p>104.84373</text:p>
          </table:table-cell>
          <table:table-cell office:value-type="float" office:value="103.98844" calcext:value-type="float">
            <text:p>103.98844</text:p>
          </table:table-cell>
          <table:table-cell office:value-type="float" office:value="104.4831" calcext:value-type="float">
            <text:p>104.4831</text:p>
          </table:table-cell>
          <table:table-cell office:value-type="float" office:value="103.42968" calcext:value-type="float">
            <text:p>103.42968</text:p>
          </table:table-cell>
          <table:table-cell office:value-type="float" office:value="106.37584" calcext:value-type="float">
            <text:p>106.37584</text:p>
          </table:table-cell>
          <table:table-cell office:value-type="float" office:value="103.96834" calcext:value-type="float">
            <text:p>103.96834</text:p>
          </table:table-cell>
          <table:table-cell office:value-type="float" office:value="106.66627" calcext:value-type="float">
            <text:p>106.66627</text:p>
          </table:table-cell>
          <table:table-cell office:value-type="float" office:value="103.28259" calcext:value-type="float">
            <text:p>103.28259</text:p>
          </table:table-cell>
          <table:table-cell/>
        </table:table-row>
        <table:table-row table:style-name="ro1">
          <table:table-cell office:value-type="float" office:value="103.41658" calcext:value-type="float">
            <text:p>103.41658</text:p>
          </table:table-cell>
          <table:table-cell office:value-type="float" office:value="104.11063" calcext:value-type="float">
            <text:p>104.11063</text:p>
          </table:table-cell>
          <table:table-cell office:value-type="float" office:value="105.62113" calcext:value-type="float">
            <text:p>105.62113</text:p>
          </table:table-cell>
          <table:table-cell office:value-type="float" office:value="105.39591" calcext:value-type="float">
            <text:p>105.39591</text:p>
          </table:table-cell>
          <table:table-cell office:value-type="float" office:value="103.71684" calcext:value-type="float">
            <text:p>103.71684</text:p>
          </table:table-cell>
          <table:table-cell office:value-type="float" office:value="104.75969" calcext:value-type="float">
            <text:p>104.75969</text:p>
          </table:table-cell>
          <table:table-cell office:value-type="float" office:value="104.42051" calcext:value-type="float">
            <text:p>104.42051</text:p>
          </table:table-cell>
          <table:table-cell office:value-type="float" office:value="103.9782" calcext:value-type="float">
            <text:p>103.9782</text:p>
          </table:table-cell>
          <table:table-cell office:value-type="float" office:value="104.30569" calcext:value-type="float">
            <text:p>104.30569</text:p>
          </table:table-cell>
          <table:table-cell office:value-type="float" office:value="103.60666" calcext:value-type="float">
            <text:p>103.60666</text:p>
          </table:table-cell>
          <table:table-cell office:value-type="float" office:value="103.73792" calcext:value-type="float">
            <text:p>103.73792</text:p>
          </table:table-cell>
          <table:table-cell office:value-type="float" office:value="104.042" calcext:value-type="float">
            <text:p>104.042</text:p>
          </table:table-cell>
          <table:table-cell office:value-type="float" office:value="104.49979" calcext:value-type="float">
            <text:p>104.49979</text:p>
          </table:table-cell>
          <table:table-cell office:value-type="float" office:value="103.75706" calcext:value-type="float">
            <text:p>103.75706</text:p>
          </table:table-cell>
          <table:table-cell office:value-type="float" office:value="104.14833" calcext:value-type="float">
            <text:p>104.14833</text:p>
          </table:table-cell>
          <table:table-cell office:value-type="float" office:value="103.27599" calcext:value-type="float">
            <text:p>103.27599</text:p>
          </table:table-cell>
          <table:table-cell office:value-type="float" office:value="106.33647" calcext:value-type="float">
            <text:p>106.33647</text:p>
          </table:table-cell>
          <table:table-cell office:value-type="float" office:value="103.74324" calcext:value-type="float">
            <text:p>103.74324</text:p>
          </table:table-cell>
          <table:table-cell office:value-type="float" office:value="106.61746" calcext:value-type="float">
            <text:p>106.61746</text:p>
          </table:table-cell>
          <table:table-cell office:value-type="float" office:value="103.23643" calcext:value-type="float">
            <text:p>103.23643</text:p>
          </table:table-cell>
          <table:table-cell/>
        </table:table-row>
        <table:table-row table:style-name="ro1">
          <table:table-cell office:value-type="float" office:value="103.37136" calcext:value-type="float">
            <text:p>103.37136</text:p>
          </table:table-cell>
          <table:table-cell office:value-type="float" office:value="104.07216" calcext:value-type="float">
            <text:p>104.07216</text:p>
          </table:table-cell>
          <table:table-cell office:value-type="float" office:value="105.59061" calcext:value-type="float">
            <text:p>105.59061</text:p>
          </table:table-cell>
          <table:table-cell office:value-type="float" office:value="105.35277" calcext:value-type="float">
            <text:p>105.35277</text:p>
          </table:table-cell>
          <table:table-cell office:value-type="float" office:value="103.67522" calcext:value-type="float">
            <text:p>103.67522</text:p>
          </table:table-cell>
          <table:table-cell office:value-type="float" office:value="104.41564" calcext:value-type="float">
            <text:p>104.41564</text:p>
          </table:table-cell>
          <table:table-cell office:value-type="float" office:value="104.18899" calcext:value-type="float">
            <text:p>104.18899</text:p>
          </table:table-cell>
          <table:table-cell office:value-type="float" office:value="103.92749" calcext:value-type="float">
            <text:p>103.92749</text:p>
          </table:table-cell>
          <table:table-cell office:value-type="float" office:value="103.97081" calcext:value-type="float">
            <text:p>103.97081</text:p>
          </table:table-cell>
          <table:table-cell office:value-type="float" office:value="103.37412" calcext:value-type="float">
            <text:p>103.37412</text:p>
          </table:table-cell>
          <table:table-cell office:value-type="float" office:value="103.6962" calcext:value-type="float">
            <text:p>103.6962</text:p>
          </table:table-cell>
          <table:table-cell office:value-type="float" office:value="104.00385" calcext:value-type="float">
            <text:p>104.00385</text:p>
          </table:table-cell>
          <table:table-cell office:value-type="float" office:value="104.46858" calcext:value-type="float">
            <text:p>104.46858</text:p>
          </table:table-cell>
          <table:table-cell office:value-type="float" office:value="103.6031" calcext:value-type="float">
            <text:p>103.6031</text:p>
          </table:table-cell>
          <table:table-cell office:value-type="float" office:value="104.11006" calcext:value-type="float">
            <text:p>104.11006</text:p>
          </table:table-cell>
          <table:table-cell office:value-type="float" office:value="103.02697" calcext:value-type="float">
            <text:p>103.02697</text:p>
          </table:table-cell>
          <table:table-cell office:value-type="float" office:value="105.99198" calcext:value-type="float">
            <text:p>105.99198</text:p>
          </table:table-cell>
          <table:table-cell office:value-type="float" office:value="103.58966" calcext:value-type="float">
            <text:p>103.58966</text:p>
          </table:table-cell>
          <table:table-cell office:value-type="float" office:value="106.27924" calcext:value-type="float">
            <text:p>106.27924</text:p>
          </table:table-cell>
          <table:table-cell office:value-type="float" office:value="102.8914" calcext:value-type="float">
            <text:p>102.8914</text:p>
          </table:table-cell>
          <table:table-cell/>
        </table:table-row>
        <table:table-row table:style-name="ro1">
          <table:table-cell office:value-type="float" office:value="103.01647" calcext:value-type="float">
            <text:p>103.01647</text:p>
          </table:table-cell>
          <table:table-cell office:value-type="float" office:value="103.73413" calcext:value-type="float">
            <text:p>103.73413</text:p>
          </table:table-cell>
          <table:table-cell office:value-type="float" office:value="105.25261" calcext:value-type="float">
            <text:p>105.25261</text:p>
          </table:table-cell>
          <table:table-cell office:value-type="float" office:value="105.01511" calcext:value-type="float">
            <text:p>105.01511</text:p>
          </table:table-cell>
          <table:table-cell office:value-type="float" office:value="103.32094" calcext:value-type="float">
            <text:p>103.32094</text:p>
          </table:table-cell>
          <table:table-cell office:value-type="float" office:value="104.37172" calcext:value-type="float">
            <text:p>104.37172</text:p>
          </table:table-cell>
          <table:table-cell office:value-type="float" office:value="104.04201" calcext:value-type="float">
            <text:p>104.04201</text:p>
          </table:table-cell>
          <table:table-cell office:value-type="float" office:value="103.58998" calcext:value-type="float">
            <text:p>103.58998</text:p>
          </table:table-cell>
          <table:table-cell office:value-type="float" office:value="103.91969" calcext:value-type="float">
            <text:p>103.91969</text:p>
          </table:table-cell>
          <table:table-cell office:value-type="float" office:value="103.21678" calcext:value-type="float">
            <text:p>103.21678</text:p>
          </table:table-cell>
          <table:table-cell office:value-type="float" office:value="103.35477" calcext:value-type="float">
            <text:p>103.35477</text:p>
          </table:table-cell>
          <table:table-cell office:value-type="float" office:value="103.65642" calcext:value-type="float">
            <text:p>103.65642</text:p>
          </table:table-cell>
          <table:table-cell office:value-type="float" office:value="104.12075" calcext:value-type="float">
            <text:p>104.12075</text:p>
          </table:table-cell>
          <table:table-cell office:value-type="float" office:value="103.36461" calcext:value-type="float">
            <text:p>103.36461</text:p>
          </table:table-cell>
          <table:table-cell office:value-type="float" office:value="103.75412" calcext:value-type="float">
            <text:p>103.75412</text:p>
          </table:table-cell>
          <table:table-cell office:value-type="float" office:value="102.86607" calcext:value-type="float">
            <text:p>102.86607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3.35167" calcext:value-type="float">
            <text:p>103.35167</text:p>
          </table:table-cell>
          <table:table-cell office:value-type="float" office:value="106.24555" calcext:value-type="float">
            <text:p>106.24555</text:p>
          </table:table-cell>
          <table:table-cell office:value-type="float" office:value="102.82959" calcext:value-type="float">
            <text:p>102.82959</text:p>
          </table:table-cell>
          <table:table-cell/>
        </table:table-row>
        <table:table-row table:style-name="ro1">
          <table:table-cell office:value-type="float" office:value="102.96684" calcext:value-type="float">
            <text:p>102.96684</text:p>
          </table:table-cell>
          <table:table-cell office:value-type="float" office:value="103.68294" calcext:value-type="float">
            <text:p>103.68294</text:p>
          </table:table-cell>
          <table:table-cell office:value-type="float" office:value="105.20947" calcext:value-type="float">
            <text:p>105.20947</text:p>
          </table:table-cell>
          <table:table-cell office:value-type="float" office:value="104.97778" calcext:value-type="float">
            <text:p>104.97778</text:p>
          </table:table-cell>
          <table:table-cell office:value-type="float" office:value="103.27217" calcext:value-type="float">
            <text:p>103.27217</text:p>
          </table:table-cell>
          <table:table-cell office:value-type="float" office:value="104.03718" calcext:value-type="float">
            <text:p>104.03718</text:p>
          </table:table-cell>
          <table:table-cell office:value-type="float" office:value="103.80338" calcext:value-type="float">
            <text:p>103.80338</text:p>
          </table:table-cell>
          <table:table-cell office:value-type="float" office:value="103.5356" calcext:value-type="float">
            <text:p>103.5356</text:p>
          </table:table-cell>
          <table:table-cell office:value-type="float" office:value="103.58193" calcext:value-type="float">
            <text:p>103.58193</text:p>
          </table:table-cell>
          <table:table-cell office:value-type="float" office:value="102.96789" calcext:value-type="float">
            <text:p>102.96789</text:p>
          </table:table-cell>
          <table:table-cell office:value-type="float" office:value="103.29663" calcext:value-type="float">
            <text:p>103.29663</text:p>
          </table:table-cell>
          <table:table-cell office:value-type="float" office:value="103.61123" calcext:value-type="float">
            <text:p>103.61123</text:p>
          </table:table-cell>
          <table:table-cell office:value-type="float" office:value="104.08613" calcext:value-type="float">
            <text:p>104.08613</text:p>
          </table:table-cell>
          <table:table-cell office:value-type="float" office:value="103.21067" calcext:value-type="float">
            <text:p>103.21067</text:p>
          </table:table-cell>
          <table:table-cell office:value-type="float" office:value="103.71248" calcext:value-type="float">
            <text:p>103.71248</text:p>
          </table:table-cell>
          <table:table-cell office:value-type="float" office:value="102.61714" calcext:value-type="float">
            <text:p>102.61714</text:p>
          </table:table-cell>
          <table:table-cell office:value-type="float" office:value="105.62407" calcext:value-type="float">
            <text:p>105.62407</text:p>
          </table:table-cell>
          <table:table-cell office:value-type="float" office:value="103.19434" calcext:value-type="float">
            <text:p>103.19434</text:p>
          </table:table-cell>
          <table:table-cell office:value-type="float" office:value="105.90084" calcext:value-type="float">
            <text:p>105.90084</text:p>
          </table:table-cell>
          <table:table-cell office:value-type="float" office:value="102.48148" calcext:value-type="float">
            <text:p>102.48148</text:p>
          </table:table-cell>
          <table:table-cell/>
        </table:table-row>
        <table:table-row table:style-name="ro1">
          <table:table-cell office:value-type="float" office:value="102.61901" calcext:value-type="float">
            <text:p>102.61901</text:p>
          </table:table-cell>
          <table:table-cell office:value-type="float" office:value="103.34159" calcext:value-type="float">
            <text:p>103.34159</text:p>
          </table:table-cell>
          <table:table-cell office:value-type="float" office:value="104.87133" calcext:value-type="float">
            <text:p>104.87133</text:p>
          </table:table-cell>
          <table:table-cell office:value-type="float" office:value="104.6371" calcext:value-type="float">
            <text:p>104.6371</text:p>
          </table:table-cell>
          <table:table-cell office:value-type="float" office:value="102.92738" calcext:value-type="float">
            <text:p>102.92738</text:p>
          </table:table-cell>
          <table:table-cell office:value-type="float" office:value="103.98971" calcext:value-type="float">
            <text:p>103.98971</text:p>
          </table:table-cell>
          <table:table-cell office:value-type="float" office:value="103.65299" calcext:value-type="float">
            <text:p>103.65299</text:p>
          </table:table-cell>
          <table:table-cell office:value-type="float" office:value="103.19484" calcext:value-type="float">
            <text:p>103.19484</text:p>
          </table:table-cell>
          <table:table-cell office:value-type="float" office:value="103.52724" calcext:value-type="float">
            <text:p>103.52724</text:p>
          </table:table-cell>
          <table:table-cell office:value-type="float" office:value="102.81052" calcext:value-type="float">
            <text:p>102.81052</text:p>
          </table:table-cell>
          <table:table-cell office:value-type="float" office:value="102.95193" calcext:value-type="float">
            <text:p>102.95193</text:p>
          </table:table-cell>
          <table:table-cell office:value-type="float" office:value="103.26982" calcext:value-type="float">
            <text:p>103.26982</text:p>
          </table:table-cell>
          <table:table-cell office:value-type="float" office:value="103.74763" calcext:value-type="float">
            <text:p>103.74763</text:p>
          </table:table-cell>
          <table:table-cell office:value-type="float" office:value="102.97798" calcext:value-type="float">
            <text:p>102.97798</text:p>
          </table:table-cell>
          <table:table-cell office:value-type="float" office:value="103.37112" calcext:value-type="float">
            <text:p>103.37112</text:p>
          </table:table-cell>
          <table:table-cell office:value-type="float" office:value="102.45276" calcext:value-type="float">
            <text:p>102.45276</text:p>
          </table:table-cell>
          <table:table-cell office:value-type="float" office:value="105.58435" calcext:value-type="float">
            <text:p>105.58435</text:p>
          </table:table-cell>
          <table:table-cell office:value-type="float" office:value="102.9587" calcext:value-type="float">
            <text:p>102.9587</text:p>
          </table:table-cell>
          <table:table-cell office:value-type="float" office:value="105.86447" calcext:value-type="float">
            <text:p>105.86447</text:p>
          </table:table-cell>
          <table:table-cell office:value-type="float" office:value="102.42906" calcext:value-type="float">
            <text:p>102.42906</text:p>
          </table:table-cell>
          <table:table-cell/>
        </table:table-row>
        <table:table-row table:style-name="ro1">
          <table:table-cell office:value-type="float" office:value="102.5538" calcext:value-type="float">
            <text:p>102.5538</text:p>
          </table:table-cell>
          <table:table-cell office:value-type="float" office:value="103.29243" calcext:value-type="float">
            <text:p>103.29243</text:p>
          </table:table-cell>
          <table:table-cell office:value-type="float" office:value="104.84371" calcext:value-type="float">
            <text:p>104.84371</text:p>
          </table:table-cell>
          <table:table-cell office:value-type="float" office:value="104.59641" calcext:value-type="float">
            <text:p>104.59641</text:p>
          </table:table-cell>
          <table:table-cell office:value-type="float" office:value="102.86581" calcext:value-type="float">
            <text:p>102.86581</text:p>
          </table:table-cell>
          <table:table-cell office:value-type="float" office:value="103.65178" calcext:value-type="float">
            <text:p>103.65178</text:p>
          </table:table-cell>
          <table:table-cell office:value-type="float" office:value="103.41993" calcext:value-type="float">
            <text:p>103.41993</text:p>
          </table:table-cell>
          <table:table-cell office:value-type="float" office:value="103.13703" calcext:value-type="float">
            <text:p>103.13703</text:p>
          </table:table-cell>
          <table:table-cell office:value-type="float" office:value="103.18566" calcext:value-type="float">
            <text:p>103.18566</text:p>
          </table:table-cell>
          <table:table-cell office:value-type="float" office:value="102.5673" calcext:value-type="float">
            <text:p>102.5673</text:p>
          </table:table-cell>
          <table:table-cell office:value-type="float" office:value="102.90297" calcext:value-type="float">
            <text:p>102.90297</text:p>
          </table:table-cell>
          <table:table-cell office:value-type="float" office:value="103.21172" calcext:value-type="float">
            <text:p>103.21172</text:p>
          </table:table-cell>
          <table:table-cell office:value-type="float" office:value="103.69634" calcext:value-type="float">
            <text:p>103.69634</text:p>
          </table:table-cell>
          <table:table-cell office:value-type="float" office:value="102.81702" calcext:value-type="float">
            <text:p>102.81702</text:p>
          </table:table-cell>
          <table:table-cell office:value-type="float" office:value="103.32576" calcext:value-type="float">
            <text:p>103.32576</text:p>
          </table:table-cell>
          <table:table-cell office:value-type="float" office:value="102.19676" calcext:value-type="float">
            <text:p>102.19676</text:p>
          </table:table-cell>
          <table:table-cell office:value-type="float" office:value="105.24641" calcext:value-type="float">
            <text:p>105.24641</text:p>
          </table:table-cell>
          <table:table-cell office:value-type="float" office:value="102.7923" calcext:value-type="float">
            <text:p>102.7923</text:p>
          </table:table-cell>
          <table:table-cell office:value-type="float" office:value="105.52043" calcext:value-type="float">
            <text:p>105.52043</text:p>
          </table:table-cell>
          <table:table-cell office:value-type="float" office:value="102.06816" calcext:value-type="float">
            <text:p>102.06816</text:p>
          </table:table-cell>
          <table:table-cell/>
        </table:table-row>
        <table:table-row table:style-name="ro1">
          <table:table-cell office:value-type="float" office:value="102.2059" calcext:value-type="float">
            <text:p>102.2059</text:p>
          </table:table-cell>
          <table:table-cell office:value-type="float" office:value="102.93807" calcext:value-type="float">
            <text:p>102.93807</text:p>
          </table:table-cell>
          <table:table-cell office:value-type="float" office:value="104.49962" calcext:value-type="float">
            <text:p>104.49962</text:p>
          </table:table-cell>
          <table:table-cell office:value-type="float" office:value="104.26098" calcext:value-type="float">
            <text:p>104.26098</text:p>
          </table:table-cell>
          <table:table-cell office:value-type="float" office:value="102.51729" calcext:value-type="float">
            <text:p>102.51729</text:p>
          </table:table-cell>
          <table:table-cell office:value-type="float" office:value="103.60657" calcext:value-type="float">
            <text:p>103.60657</text:p>
          </table:table-cell>
          <table:table-cell office:value-type="float" office:value="103.26594" calcext:value-type="float">
            <text:p>103.26594</text:p>
          </table:table-cell>
          <table:table-cell office:value-type="float" office:value="102.7925" calcext:value-type="float">
            <text:p>102.7925</text:p>
          </table:table-cell>
          <table:table-cell office:value-type="float" office:value="103.13681" calcext:value-type="float">
            <text:p>103.13681</text:p>
          </table:table-cell>
          <table:table-cell office:value-type="float" office:value="102.39704" calcext:value-type="float">
            <text:p>102.39704</text:p>
          </table:table-cell>
          <table:table-cell office:value-type="float" office:value="102.54531" calcext:value-type="float">
            <text:p>102.54531</text:p>
          </table:table-cell>
          <table:table-cell office:value-type="float" office:value="102.86609" calcext:value-type="float">
            <text:p>102.86609</text:p>
          </table:table-cell>
          <table:table-cell office:value-type="float" office:value="103.35489" calcext:value-type="float">
            <text:p>103.35489</text:p>
          </table:table-cell>
          <table:table-cell office:value-type="float" office:value="102.57164" calcext:value-type="float">
            <text:p>102.57164</text:p>
          </table:table-cell>
          <table:table-cell office:value-type="float" office:value="102.98127" calcext:value-type="float">
            <text:p>102.98127</text:p>
          </table:table-cell>
          <table:table-cell office:value-type="float" office:value="102.02311" calcext:value-type="float">
            <text:p>102.02311</text:p>
          </table:table-cell>
          <table:table-cell office:value-type="float" office:value="105.21267" calcext:value-type="float">
            <text:p>105.21267</text:p>
          </table:table-cell>
          <table:table-cell office:value-type="float" office:value="102.55256" calcext:value-type="float">
            <text:p>102.55256</text:p>
          </table:table-cell>
          <table:table-cell office:value-type="float" office:value="105.48973" calcext:value-type="float">
            <text:p>105.48973</text:p>
          </table:table-cell>
          <table:table-cell office:value-type="float" office:value="101.99924" calcext:value-type="float">
            <text:p>101.99924</text:p>
          </table:table-cell>
          <table:table-cell/>
        </table:table-row>
        <table:table-row table:style-name="ro1">
          <table:table-cell office:value-type="float" office:value="102.13694" calcext:value-type="float">
            <text:p>102.13694</text:p>
          </table:table-cell>
          <table:table-cell office:value-type="float" office:value="102.88907" calcext:value-type="float">
            <text:p>102.88907</text:p>
          </table:table-cell>
          <table:table-cell office:value-type="float" office:value="104.45909" calcext:value-type="float">
            <text:p>104.45909</text:p>
          </table:table-cell>
          <table:table-cell office:value-type="float" office:value="104.21689" calcext:value-type="float">
            <text:p>104.21689</text:p>
          </table:table-cell>
          <table:table-cell office:value-type="float" office:value="102.45183" calcext:value-type="float">
            <text:p>102.45183</text:p>
          </table:table-cell>
          <table:table-cell office:value-type="float" office:value="103.25598" calcext:value-type="float">
            <text:p>103.25598</text:p>
          </table:table-cell>
          <table:table-cell office:value-type="float" office:value="103.02038" calcext:value-type="float">
            <text:p>103.02038</text:p>
          </table:table-cell>
          <table:table-cell office:value-type="float" office:value="102.74039" calcext:value-type="float">
            <text:p>102.74039</text:p>
          </table:table-cell>
          <table:table-cell office:value-type="float" office:value="102.78264" calcext:value-type="float">
            <text:p>102.78264</text:p>
          </table:table-cell>
          <table:table-cell office:value-type="float" office:value="102.14091" calcext:value-type="float">
            <text:p>102.14091</text:p>
          </table:table-cell>
          <table:table-cell office:value-type="float" office:value="102.48938" calcext:value-type="float">
            <text:p>102.48938</text:p>
          </table:table-cell>
          <table:table-cell office:value-type="float" office:value="102.81734" calcext:value-type="float">
            <text:p>102.81734</text:p>
          </table:table-cell>
          <table:table-cell office:value-type="float" office:value="103.30589" calcext:value-type="float">
            <text:p>103.30589</text:p>
          </table:table-cell>
          <table:table-cell office:value-type="float" office:value="102.41079" calcext:value-type="float">
            <text:p>102.41079</text:p>
          </table:table-cell>
          <table:table-cell office:value-type="float" office:value="102.92904" calcext:value-type="float">
            <text:p>102.92904</text:p>
          </table:table-cell>
          <table:table-cell office:value-type="float" office:value="101.75968" calcext:value-type="float">
            <text:p>101.75968</text:p>
          </table:table-cell>
          <table:table-cell office:value-type="float" office:value="104.87508" calcext:value-type="float">
            <text:p>104.87508</text:p>
          </table:table-cell>
          <table:table-cell office:value-type="float" office:value="102.39195" calcext:value-type="float">
            <text:p>102.39195</text:p>
          </table:table-cell>
          <table:table-cell office:value-type="float" office:value="105.15203" calcext:value-type="float">
            <text:p>105.15203</text:p>
          </table:table-cell>
          <table:table-cell office:value-type="float" office:value="101.6383" calcext:value-type="float">
            <text:p>101.6383</text:p>
          </table:table-cell>
          <table:table-cell/>
        </table:table-row>
        <table:table-row table:style-name="ro1">
          <table:table-cell office:value-type="float" office:value="101.95968" calcext:value-type="float">
            <text:p>101.95968</text:p>
          </table:table-cell>
          <table:table-cell office:value-type="float" office:value="102.72801" calcext:value-type="float">
            <text:p>102.72801</text:p>
          </table:table-cell>
          <table:table-cell office:value-type="float" office:value="104.12072" calcext:value-type="float">
            <text:p>104.12072</text:p>
          </table:table-cell>
          <table:table-cell office:value-type="float" office:value="103.87833" calcext:value-type="float">
            <text:p>103.87833</text:p>
          </table:table-cell>
          <table:table-cell office:value-type="float" office:value="102.09061" calcext:value-type="float">
            <text:p>102.09061</text:p>
          </table:table-cell>
          <table:table-cell office:value-type="float" office:value="103.2072" calcext:value-type="float">
            <text:p>103.2072</text:p>
          </table:table-cell>
          <table:table-cell office:value-type="float" office:value="102.86281" calcext:value-type="float">
            <text:p>102.86281</text:p>
          </table:table-cell>
          <table:table-cell office:value-type="float" office:value="102.38311" calcext:value-type="float">
            <text:p>102.38311</text:p>
          </table:table-cell>
          <table:table-cell office:value-type="float" office:value="102.73029" calcext:value-type="float">
            <text:p>102.73029</text:p>
          </table:table-cell>
          <table:table-cell office:value-type="float" office:value="101.97292" calcext:value-type="float">
            <text:p>101.97292</text:p>
          </table:table-cell>
          <table:table-cell office:value-type="float" office:value="102.13189" calcext:value-type="float">
            <text:p>102.13189</text:p>
          </table:table-cell>
          <table:table-cell office:value-type="float" office:value="102.45991" calcext:value-type="float">
            <text:p>102.45991</text:p>
          </table:table-cell>
          <table:table-cell office:value-type="float" office:value="102.95482" calcext:value-type="float">
            <text:p>102.95482</text:p>
          </table:table-cell>
          <table:table-cell office:value-type="float" office:value="102.34544" calcext:value-type="float">
            <text:p>102.34544</text:p>
          </table:table-cell>
          <table:table-cell office:value-type="float" office:value="102.57538" calcext:value-type="float">
            <text:p>102.57538</text:p>
          </table:table-cell>
          <table:table-cell office:value-type="float" office:value="101.58212" calcext:value-type="float">
            <text:p>101.58212</text:p>
          </table:table-cell>
          <table:table-cell office:value-type="float" office:value="104.83795" calcext:value-type="float">
            <text:p>104.83795</text:p>
          </table:table-cell>
          <table:table-cell office:value-type="float" office:value="102.13987" calcext:value-type="float">
            <text:p>102.13987</text:p>
          </table:table-cell>
          <table:table-cell office:value-type="float" office:value="105.10906" calcext:value-type="float">
            <text:p>105.10906</text:p>
          </table:table-cell>
          <table:table-cell office:value-type="float" office:value="101.56586" calcext:value-type="float">
            <text:p>101.56586</text:p>
          </table:table-cell>
          <table:table-cell/>
        </table:table-row>
        <table:table-row table:style-name="ro1">
          <table:table-cell office:value-type="float" office:value="101.7003" calcext:value-type="float">
            <text:p>101.7003</text:p>
          </table:table-cell>
          <table:table-cell office:value-type="float" office:value="102.47493" calcext:value-type="float">
            <text:p>102.47493</text:p>
          </table:table-cell>
          <table:table-cell office:value-type="float" office:value="104.0862" calcext:value-type="float">
            <text:p>104.0862</text:p>
          </table:table-cell>
          <table:table-cell office:value-type="float" office:value="103.83638" calcext:value-type="float">
            <text:p>103.83638</text:p>
          </table:table-cell>
          <table:table-cell office:value-type="float" office:value="102.01793" calcext:value-type="float">
            <text:p>102.01793</text:p>
          </table:table-cell>
          <table:table-cell office:value-type="float" office:value="102.86236" calcext:value-type="float">
            <text:p>102.86236</text:p>
          </table:table-cell>
          <table:table-cell office:value-type="float" office:value="102.62295" calcext:value-type="float">
            <text:p>102.62295</text:p>
          </table:table-cell>
          <table:table-cell office:value-type="float" office:value="102.31466" calcext:value-type="float">
            <text:p>102.31466</text:p>
          </table:table-cell>
          <table:table-cell office:value-type="float" office:value="102.3821" calcext:value-type="float">
            <text:p>102.3821</text:p>
          </table:table-cell>
          <table:table-cell office:value-type="float" office:value="101.70395" calcext:value-type="float">
            <text:p>101.70395</text:p>
          </table:table-cell>
          <table:table-cell office:value-type="float" office:value="102.06303" calcext:value-type="float">
            <text:p>102.06303</text:p>
          </table:table-cell>
          <table:table-cell office:value-type="float" office:value="102.40369" calcext:value-type="float">
            <text:p>102.40369</text:p>
          </table:table-cell>
          <table:table-cell office:value-type="float" office:value="102.90253" calcext:value-type="float">
            <text:p>102.90253</text:p>
          </table:table-cell>
          <table:table-cell office:value-type="float" office:value="101.9939" calcext:value-type="float">
            <text:p>101.9939</text:p>
          </table:table-cell>
          <table:table-cell office:value-type="float" office:value="102.51959" calcext:value-type="float">
            <text:p>102.51959</text:p>
          </table:table-cell>
          <table:table-cell office:value-type="float" office:value="101.30951" calcext:value-type="float">
            <text:p>101.30951</text:p>
          </table:table-cell>
          <table:table-cell office:value-type="float" office:value="104.50285" calcext:value-type="float">
            <text:p>104.50285</text:p>
          </table:table-cell>
          <table:table-cell office:value-type="float" office:value="101.96591" calcext:value-type="float">
            <text:p>101.96591</text:p>
          </table:table-cell>
          <table:table-cell office:value-type="float" office:value="104.77753" calcext:value-type="float">
            <text:p>104.77753</text:p>
          </table:table-cell>
          <table:table-cell office:value-type="float" office:value="101.20127" calcext:value-type="float">
            <text:p>101.20127</text:p>
          </table:table-cell>
          <table:table-cell/>
        </table:table-row>
        <table:table-row table:style-name="ro1">
          <table:table-cell office:value-type="float" office:value="101.52298" calcext:value-type="float">
            <text:p>101.52298</text:p>
          </table:table-cell>
          <table:table-cell office:value-type="float" office:value="102.31409" calcext:value-type="float">
            <text:p>102.31409</text:p>
          </table:table-cell>
          <table:table-cell office:value-type="float" office:value="103.73894" calcext:value-type="float">
            <text:p>103.73894</text:p>
          </table:table-cell>
          <table:table-cell office:value-type="float" office:value="103.49475" calcext:value-type="float">
            <text:p>103.49475</text:p>
          </table:table-cell>
          <table:table-cell office:value-type="float" office:value="101.65652" calcext:value-type="float">
            <text:p>101.65652</text:p>
          </table:table-cell>
          <table:table-cell office:value-type="float" office:value="102.80421" calcext:value-type="float">
            <text:p>102.80421</text:p>
          </table:table-cell>
          <table:table-cell office:value-type="float" office:value="102.44914" calcext:value-type="float">
            <text:p>102.44914</text:p>
          </table:table-cell>
          <table:table-cell office:value-type="float" office:value="101.96691" calcext:value-type="float">
            <text:p>101.96691</text:p>
          </table:table-cell>
          <table:table-cell office:value-type="float" office:value="102.31344" calcext:value-type="float">
            <text:p>102.31344</text:p>
          </table:table-cell>
          <table:table-cell office:value-type="float" office:value="101.52665" calcext:value-type="float">
            <text:p>101.52665</text:p>
          </table:table-cell>
          <table:table-cell office:value-type="float" office:value="101.70773" calcext:value-type="float">
            <text:p>101.70773</text:p>
          </table:table-cell>
          <table:table-cell office:value-type="float" office:value="102.04286" calcext:value-type="float">
            <text:p>102.04286</text:p>
          </table:table-cell>
          <table:table-cell office:value-type="float" office:value="102.55424" calcext:value-type="float">
            <text:p>102.55424</text:p>
          </table:table-cell>
          <table:table-cell office:value-type="float" office:value="101.92488" calcext:value-type="float">
            <text:p>101.92488</text:p>
          </table:table-cell>
          <table:table-cell office:value-type="float" office:value="102.15853" calcext:value-type="float">
            <text:p>102.15853</text:p>
          </table:table-cell>
          <table:table-cell office:value-type="float" office:value="101.12854" calcext:value-type="float">
            <text:p>101.12854</text:p>
          </table:table-cell>
          <table:table-cell office:value-type="float" office:value="104.46249" calcext:value-type="float">
            <text:p>104.46249</text:p>
          </table:table-cell>
          <table:table-cell office:value-type="float" office:value="101.7065" calcext:value-type="float">
            <text:p>101.7065</text:p>
          </table:table-cell>
          <table:table-cell office:value-type="float" office:value="104.7369" calcext:value-type="float">
            <text:p>104.7369</text:p>
          </table:table-cell>
          <table:table-cell office:value-type="float" office:value="101.12149" calcext:value-type="float">
            <text:p>101.12149</text:p>
          </table:table-cell>
          <table:table-cell/>
        </table:table-row>
        <table:table-row table:style-name="ro1">
          <table:table-cell office:value-type="float" office:value="101.25072" calcext:value-type="float">
            <text:p>101.25072</text:p>
          </table:table-cell>
          <table:table-cell office:value-type="float" office:value="102.05439" calcext:value-type="float">
            <text:p>102.05439</text:p>
          </table:table-cell>
          <table:table-cell office:value-type="float" office:value="103.69728" calcext:value-type="float">
            <text:p>103.69728</text:p>
          </table:table-cell>
          <table:table-cell office:value-type="float" office:value="103.44341" calcext:value-type="float">
            <text:p>103.44341</text:p>
          </table:table-cell>
          <table:table-cell office:value-type="float" office:value="101.58044" calcext:value-type="float">
            <text:p>101.58044</text:p>
          </table:table-cell>
          <table:table-cell office:value-type="float" office:value="102.45608" calcext:value-type="float">
            <text:p>102.45608</text:p>
          </table:table-cell>
          <table:table-cell office:value-type="float" office:value="102.19635" calcext:value-type="float">
            <text:p>102.19635</text:p>
          </table:table-cell>
          <table:table-cell office:value-type="float" office:value="101.89487" calcext:value-type="float">
            <text:p>101.89487</text:p>
          </table:table-cell>
          <table:table-cell office:value-type="float" office:value="101.95211" calcext:value-type="float">
            <text:p>101.95211</text:p>
          </table:table-cell>
          <table:table-cell office:value-type="float" office:value="101.25412" calcext:value-type="float">
            <text:p>101.25412</text:p>
          </table:table-cell>
          <table:table-cell office:value-type="float" office:value="101.62593" calcext:value-type="float">
            <text:p>101.62593</text:p>
          </table:table-cell>
          <table:table-cell office:value-type="float" office:value="101.97044" calcext:value-type="float">
            <text:p>101.97044</text:p>
          </table:table-cell>
          <table:table-cell office:value-type="float" office:value="102.49244" calcext:value-type="float">
            <text:p>102.49244</text:p>
          </table:table-cell>
          <table:table-cell office:value-type="float" office:value="101.56372" calcext:value-type="float">
            <text:p>101.56372</text:p>
          </table:table-cell>
          <table:table-cell office:value-type="float" office:value="102.09341" calcext:value-type="float">
            <text:p>102.09341</text:p>
          </table:table-cell>
          <table:table-cell office:value-type="float" office:value="100.84884" calcext:value-type="float">
            <text:p>100.84884</text:p>
          </table:table-cell>
          <table:table-cell office:value-type="float" office:value="104.1236" calcext:value-type="float">
            <text:p>104.1236</text:p>
          </table:table-cell>
          <table:table-cell office:value-type="float" office:value="101.53283" calcext:value-type="float">
            <text:p>101.53283</text:p>
          </table:table-cell>
          <table:table-cell office:value-type="float" office:value="104.39622" calcext:value-type="float">
            <text:p>104.39622</text:p>
          </table:table-cell>
          <table:table-cell office:value-type="float" office:value="100.93118" calcext:value-type="float">
            <text:p>100.93118</text:p>
          </table:table-cell>
          <table:table-cell/>
        </table:table-row>
        <table:table-row table:style-name="ro1">
          <table:table-cell office:value-type="float" office:value="101.06977" calcext:value-type="float">
            <text:p>101.06977</text:p>
          </table:table-cell>
          <table:table-cell office:value-type="float" office:value="101.88057" calcext:value-type="float">
            <text:p>101.88057</text:p>
          </table:table-cell>
          <table:table-cell office:value-type="float" office:value="103.34654" calcext:value-type="float">
            <text:p>103.34654</text:p>
          </table:table-cell>
          <table:table-cell office:value-type="float" office:value="103.09826" calcext:value-type="float">
            <text:p>103.09826</text:p>
          </table:table-cell>
          <table:table-cell office:value-type="float" office:value="101.21202" calcext:value-type="float">
            <text:p>101.21202</text:p>
          </table:table-cell>
          <table:table-cell office:value-type="float" office:value="102.38724" calcext:value-type="float">
            <text:p>102.38724</text:p>
          </table:table-cell>
          <table:table-cell office:value-type="float" office:value="102.03171" calcext:value-type="float">
            <text:p>102.03171</text:p>
          </table:table-cell>
          <table:table-cell office:value-type="float" office:value="101.53072" calcext:value-type="float">
            <text:p>101.53072</text:p>
          </table:table-cell>
          <table:table-cell office:value-type="float" office:value="101.88327" calcext:value-type="float">
            <text:p>101.88327</text:p>
          </table:table-cell>
          <table:table-cell office:value-type="float" office:value="101.07314" calcext:value-type="float">
            <text:p>101.07314</text:p>
          </table:table-cell>
          <table:table-cell office:value-type="float" office:value="101.26109" calcext:value-type="float">
            <text:p>101.26109</text:p>
          </table:table-cell>
          <table:table-cell office:value-type="float" office:value="101.60929" calcext:value-type="float">
            <text:p>101.60929</text:p>
          </table:table-cell>
          <table:table-cell office:value-type="float" office:value="102.14045" calcext:value-type="float">
            <text:p>102.14045</text:p>
          </table:table-cell>
          <table:table-cell office:value-type="float" office:value="101.48773" calcext:value-type="float">
            <text:p>101.48773</text:p>
          </table:table-cell>
          <table:table-cell office:value-type="float" office:value="101.73809" calcext:value-type="float">
            <text:p>101.73809</text:p>
          </table:table-cell>
          <table:table-cell office:value-type="float" office:value="100.65496" calcext:value-type="float">
            <text:p>100.65496</text:p>
          </table:table-cell>
          <table:table-cell office:value-type="float" office:value="104.07952" calcext:value-type="float">
            <text:p>104.07952</text:p>
          </table:table-cell>
          <table:table-cell office:value-type="float" office:value="101.2698" calcext:value-type="float">
            <text:p>101.2698</text:p>
          </table:table-cell>
          <table:table-cell office:value-type="float" office:value="104.36161" calcext:value-type="float">
            <text:p>104.36161</text:p>
          </table:table-cell>
          <table:table-cell office:value-type="float" office:value="100.65508" calcext:value-type="float">
            <text:p>100.65508</text:p>
          </table:table-cell>
          <table:table-cell/>
        </table:table-row>
        <table:table-row table:style-name="ro1">
          <table:table-cell office:value-type="float" office:value="100.78058" calcext:value-type="float">
            <text:p>100.78058</text:p>
          </table:table-cell>
          <table:table-cell office:value-type="float" office:value="101.62086" calcext:value-type="float">
            <text:p>101.62086</text:p>
          </table:table-cell>
          <table:table-cell office:value-type="float" office:value="103.3013" calcext:value-type="float">
            <text:p>103.3013</text:p>
          </table:table-cell>
          <table:table-cell office:value-type="float" office:value="103.04927" calcext:value-type="float">
            <text:p>103.04927</text:p>
          </table:table-cell>
          <table:table-cell office:value-type="float" office:value="101.12299" calcext:value-type="float">
            <text:p>101.12299</text:p>
          </table:table-cell>
          <table:table-cell office:value-type="float" office:value="102.03849" calcext:value-type="float">
            <text:p>102.03849</text:p>
          </table:table-cell>
          <table:table-cell office:value-type="float" office:value="101.77545" calcext:value-type="float">
            <text:p>101.77545</text:p>
          </table:table-cell>
          <table:table-cell office:value-type="float" office:value="101.44913" calcext:value-type="float">
            <text:p>101.44913</text:p>
          </table:table-cell>
          <table:table-cell office:value-type="float" office:value="101.51869" calcext:value-type="float">
            <text:p>101.51869</text:p>
          </table:table-cell>
          <table:table-cell office:value-type="float" office:value="100.79667" calcext:value-type="float">
            <text:p>100.79667</text:p>
          </table:table-cell>
          <table:table-cell office:value-type="float" office:value="101.17203" calcext:value-type="float">
            <text:p>101.17203</text:p>
          </table:table-cell>
          <table:table-cell office:value-type="float" office:value="101.533" calcext:value-type="float">
            <text:p>101.533</text:p>
          </table:table-cell>
          <table:table-cell office:value-type="float" office:value="102.07153" calcext:value-type="float">
            <text:p>102.07153</text:p>
          </table:table-cell>
          <table:table-cell office:value-type="float" office:value="101.12286" calcext:value-type="float">
            <text:p>101.12286</text:p>
          </table:table-cell>
          <table:table-cell office:value-type="float" office:value="101.66574" calcext:value-type="float">
            <text:p>101.66574</text:p>
          </table:table-cell>
          <table:table-cell office:value-type="float" office:value="100.3472" calcext:value-type="float">
            <text:p>100.3472</text:p>
          </table:table-cell>
          <table:table-cell office:value-type="float" office:value="103.73809" calcext:value-type="float">
            <text:p>103.73809</text:p>
          </table:table-cell>
          <table:table-cell office:value-type="float" office:value="101.07963" calcext:value-type="float">
            <text:p>101.07963</text:p>
          </table:table-cell>
          <table:table-cell office:value-type="float" office:value="104.02336" calcext:value-type="float">
            <text:p>104.02336</text:p>
          </table:table-cell>
          <table:table-cell office:value-type="float" office:value="100.46126" calcext:value-type="float">
            <text:p>100.46126</text:p>
          </table:table-cell>
          <table:table-cell/>
        </table:table-row>
        <table:table-row table:style-name="ro1">
          <table:table-cell office:value-type="float" office:value="100.59959" calcext:value-type="float">
            <text:p>100.59959</text:p>
          </table:table-cell>
          <table:table-cell office:value-type="float" office:value="101.44336" calcext:value-type="float">
            <text:p>101.44336</text:p>
          </table:table-cell>
          <table:table-cell office:value-type="float" office:value="102.95638" calcext:value-type="float">
            <text:p>102.95638</text:p>
          </table:table-cell>
          <table:table-cell office:value-type="float" office:value="102.69496" calcext:value-type="float">
            <text:p>102.69496</text:p>
          </table:table-cell>
          <table:table-cell office:value-type="float" office:value="100.75475" calcext:value-type="float">
            <text:p>100.75475</text:p>
          </table:table-cell>
          <table:table-cell office:value-type="float" office:value="101.96603" calcext:value-type="float">
            <text:p>101.96603</text:p>
          </table:table-cell>
          <table:table-cell office:value-type="float" office:value="101.59779" calcext:value-type="float">
            <text:p>101.59779</text:p>
          </table:table-cell>
          <table:table-cell office:value-type="float" office:value="101.08137" calcext:value-type="float">
            <text:p>101.08137</text:p>
          </table:table-cell>
          <table:table-cell office:value-type="float" office:value="101.44263" calcext:value-type="float">
            <text:p>101.44263</text:p>
          </table:table-cell>
          <table:table-cell office:value-type="float" office:value="100.60281" calcext:value-type="float">
            <text:p>100.60281</text:p>
          </table:table-cell>
          <table:table-cell office:value-type="float" office:value="100.80367" calcext:value-type="float">
            <text:p>100.80367</text:p>
          </table:table-cell>
          <table:table-cell office:value-type="float" office:value="101.16838" calcext:value-type="float">
            <text:p>101.16838</text:p>
          </table:table-cell>
          <table:table-cell office:value-type="float" office:value="101.71031" calcext:value-type="float">
            <text:p>101.71031</text:p>
          </table:table-cell>
          <table:table-cell office:value-type="float" office:value="101.03369" calcext:value-type="float">
            <text:p>101.03369</text:p>
          </table:table-cell>
          <table:table-cell office:value-type="float" office:value="101.30112" calcext:value-type="float">
            <text:p>101.30112</text:p>
          </table:table-cell>
          <table:table-cell office:value-type="float" office:value="100.13466" calcext:value-type="float">
            <text:p>100.13466</text:p>
          </table:table-cell>
          <table:table-cell office:value-type="float" office:value="103.69057" calcext:value-type="float">
            <text:p>103.69057</text:p>
          </table:table-cell>
          <table:table-cell office:value-type="float" office:value="100.8039" calcext:value-type="float">
            <text:p>100.8039</text:p>
          </table:table-cell>
          <table:table-cell office:value-type="float" office:value="103.97571" calcext:value-type="float">
            <text:p>103.97571</text:p>
          </table:table-cell>
          <table:table-cell office:value-type="float" office:value="100.16837" calcext:value-type="float">
            <text:p>100.16837</text:p>
          </table:table-cell>
          <table:table-cell/>
        </table:table-row>
        <table:table-row table:style-name="ro1">
          <table:table-cell office:value-type="float" office:value="100.30703" calcext:value-type="float">
            <text:p>100.30703</text:p>
          </table:table-cell>
          <table:table-cell office:value-type="float" office:value="101.16707" calcext:value-type="float">
            <text:p>101.16707</text:p>
          </table:table-cell>
          <table:table-cell office:value-type="float" office:value="102.90432" calcext:value-type="float">
            <text:p>102.90432</text:p>
          </table:table-cell>
          <table:table-cell office:value-type="float" office:value="102.63873" calcext:value-type="float">
            <text:p>102.63873</text:p>
          </table:table-cell>
          <table:table-cell office:value-type="float" office:value="100.6528" calcext:value-type="float">
            <text:p>100.6528</text:p>
          </table:table-cell>
          <table:table-cell office:value-type="float" office:value="101.60493" calcext:value-type="float">
            <text:p>101.60493</text:p>
          </table:table-cell>
          <table:table-cell office:value-type="float" office:value="101.32496" calcext:value-type="float">
            <text:p>101.32496</text:p>
          </table:table-cell>
          <table:table-cell office:value-type="float" office:value="100.99247" calcext:value-type="float">
            <text:p>100.99247</text:p>
          </table:table-cell>
          <table:table-cell office:value-type="float" office:value="101.06864" calcext:value-type="float">
            <text:p>101.06864</text:p>
          </table:table-cell>
          <table:table-cell office:value-type="float" office:value="100.30995" calcext:value-type="float">
            <text:p>100.30995</text:p>
          </table:table-cell>
          <table:table-cell office:value-type="float" office:value="100.70519" calcext:value-type="float">
            <text:p>100.70519</text:p>
          </table:table-cell>
          <table:table-cell office:value-type="float" office:value="101.07916" calcext:value-type="float">
            <text:p>101.07916</text:p>
          </table:table-cell>
          <table:table-cell office:value-type="float" office:value="101.63458" calcext:value-type="float">
            <text:p>101.63458</text:p>
          </table:table-cell>
          <table:table-cell office:value-type="float" office:value="100.66552" calcext:value-type="float">
            <text:p>100.66552</text:p>
          </table:table-cell>
          <table:table-cell office:value-type="float" office:value="101.21219" calcext:value-type="float">
            <text:p>101.21219</text:p>
          </table:table-cell>
          <table:table-cell office:value-type="float" office:value="99.80818" calcext:value-type="float">
            <text:p>99.80818</text:p>
          </table:table-cell>
          <table:table-cell office:value-type="float" office:value="103.34873" calcext:value-type="float">
            <text:p>103.34873</text:p>
          </table:table-cell>
          <table:table-cell office:value-type="float" office:value="100.62313" calcext:value-type="float">
            <text:p>100.62313</text:p>
          </table:table-cell>
          <table:table-cell office:value-type="float" office:value="103.63767" calcext:value-type="float">
            <text:p>103.63767</text:p>
          </table:table-cell>
          <table:table-cell office:value-type="float" office:value="99.95565" calcext:value-type="float">
            <text:p>99.95565</text:p>
          </table:table-cell>
          <table:table-cell/>
        </table:table-row>
        <table:table-row table:style-name="ro1">
          <table:table-cell office:value-type="float" office:value="100.09469" calcext:value-type="float">
            <text:p>100.09469</text:p>
          </table:table-cell>
          <table:table-cell office:value-type="float" office:value="100.97669" calcext:value-type="float">
            <text:p>100.97669</text:p>
          </table:table-cell>
          <table:table-cell office:value-type="float" office:value="102.54674" calcext:value-type="float">
            <text:p>102.54674</text:p>
          </table:table-cell>
          <table:table-cell office:value-type="float" office:value="102.28105" calcext:value-type="float">
            <text:p>102.28105</text:p>
          </table:table-cell>
          <table:table-cell office:value-type="float" office:value="100.2622" calcext:value-type="float">
            <text:p>100.2622</text:p>
          </table:table-cell>
          <table:table-cell office:value-type="float" office:value="101.52869" calcext:value-type="float">
            <text:p>101.52869</text:p>
          </table:table-cell>
          <table:table-cell office:value-type="float" office:value="101.14384" calcext:value-type="float">
            <text:p>101.14384</text:p>
          </table:table-cell>
          <table:table-cell office:value-type="float" office:value="100.62489" calcext:value-type="float">
            <text:p>100.62489</text:p>
          </table:table-cell>
          <table:table-cell office:value-type="float" office:value="100.98891" calcext:value-type="float">
            <text:p>100.98891</text:p>
          </table:table-cell>
          <table:table-cell office:value-type="float" office:value="100.09739" calcext:value-type="float">
            <text:p>100.09739</text:p>
          </table:table-cell>
          <table:table-cell office:value-type="float" office:value="100.3237" calcext:value-type="float">
            <text:p>100.3237</text:p>
          </table:table-cell>
          <table:table-cell office:value-type="float" office:value="100.70152" calcext:value-type="float">
            <text:p>100.70152</text:p>
          </table:table-cell>
          <table:table-cell office:value-type="float" office:value="101.26982" calcext:value-type="float">
            <text:p>101.26982</text:p>
          </table:table-cell>
          <table:table-cell office:value-type="float" office:value="100.57279" calcext:value-type="float">
            <text:p>100.57279</text:p>
          </table:table-cell>
          <table:table-cell office:value-type="float" office:value="100.84389" calcext:value-type="float">
            <text:p>100.84389</text:p>
          </table:table-cell>
          <table:table-cell office:value-type="float" office:value="99.58253" calcext:value-type="float">
            <text:p>99.58253</text:p>
          </table:table-cell>
          <table:table-cell office:value-type="float" office:value="103.29987" calcext:value-type="float">
            <text:p>103.29987</text:p>
          </table:table-cell>
          <table:table-cell office:value-type="float" office:value="100.33441" calcext:value-type="float">
            <text:p>100.33441</text:p>
          </table:table-cell>
          <table:table-cell office:value-type="float" office:value="103.58633" calcext:value-type="float">
            <text:p>103.58633</text:p>
          </table:table-cell>
          <table:table-cell office:value-type="float" office:value="99.62761" calcext:value-type="float">
            <text:p>99.62761</text:p>
          </table:table-cell>
          <table:table-cell/>
        </table:table-row>
        <table:table-row table:style-name="ro1">
          <table:table-cell office:value-type="float" office:value="99.7683" calcext:value-type="float">
            <text:p>99.7683</text:p>
          </table:table-cell>
          <table:table-cell office:value-type="float" office:value="100.69678" calcext:value-type="float">
            <text:p>100.69678</text:p>
          </table:table-cell>
          <table:table-cell office:value-type="float" office:value="102.49441" calcext:value-type="float">
            <text:p>102.49441</text:p>
          </table:table-cell>
          <table:table-cell office:value-type="float" office:value="102.2215" calcext:value-type="float">
            <text:p>102.2215</text:p>
          </table:table-cell>
          <table:table-cell office:value-type="float" office:value="100.13235" calcext:value-type="float">
            <text:p>100.13235</text:p>
          </table:table-cell>
          <table:table-cell office:value-type="float" office:value="101.16387" calcext:value-type="float">
            <text:p>101.16387</text:p>
          </table:table-cell>
          <table:table-cell office:value-type="float" office:value="100.8675" calcext:value-type="float">
            <text:p>100.8675</text:p>
          </table:table-cell>
          <table:table-cell office:value-type="float" office:value="100.52317" calcext:value-type="float">
            <text:p>100.52317</text:p>
          </table:table-cell>
          <table:table-cell office:value-type="float" office:value="100.60793" calcext:value-type="float">
            <text:p>100.60793</text:p>
          </table:table-cell>
          <table:table-cell office:value-type="float" office:value="99.77084" calcext:value-type="float">
            <text:p>99.77084</text:p>
          </table:table-cell>
          <table:table-cell office:value-type="float" office:value="100.2181" calcext:value-type="float">
            <text:p>100.2181</text:p>
          </table:table-cell>
          <table:table-cell office:value-type="float" office:value="100.60868" calcext:value-type="float">
            <text:p>100.60868</text:p>
          </table:table-cell>
          <table:table-cell office:value-type="float" office:value="101.19351" calcext:value-type="float">
            <text:p>101.19351</text:p>
          </table:table-cell>
          <table:table-cell office:value-type="float" office:value="100.19152" calcext:value-type="float">
            <text:p>100.19152</text:p>
          </table:table-cell>
          <table:table-cell office:value-type="float" office:value="100.75488" calcext:value-type="float">
            <text:p>100.75488</text:p>
          </table:table-cell>
          <table:table-cell office:value-type="float" office:value="99.24842" calcext:value-type="float">
            <text:p>99.24842</text:p>
          </table:table-cell>
          <table:table-cell office:value-type="float" office:value="102.95528" calcext:value-type="float">
            <text:p>102.95528</text:p>
          </table:table-cell>
          <table:table-cell office:value-type="float" office:value="100.1406" calcext:value-type="float">
            <text:p>100.1406</text:p>
          </table:table-cell>
          <table:table-cell office:value-type="float" office:value="103.42864" calcext:value-type="float">
            <text:p>103.42864</text:p>
          </table:table-cell>
          <table:table-cell office:value-type="float" office:value="99.4114" calcext:value-type="float">
            <text:p>99.4114</text:p>
          </table:table-cell>
          <table:table-cell/>
        </table:table-row>
        <table:table-row table:style-name="ro1">
          <table:table-cell office:value-type="float" office:value="99.5428" calcext:value-type="float">
            <text:p>99.5428</text:p>
          </table:table-cell>
          <table:table-cell office:value-type="float" office:value="100.50585" calcext:value-type="float">
            <text:p>100.50585</text:p>
          </table:table-cell>
          <table:table-cell office:value-type="float" office:value="102.13303" calcext:value-type="float">
            <text:p>102.13303</text:p>
          </table:table-cell>
          <table:table-cell office:value-type="float" office:value="101.86022" calcext:value-type="float">
            <text:p>101.86022</text:p>
          </table:table-cell>
          <table:table-cell office:value-type="float" office:value="99.72302" calcext:value-type="float">
            <text:p>99.72302</text:p>
          </table:table-cell>
          <table:table-cell office:value-type="float" office:value="101.07477" calcext:value-type="float">
            <text:p>101.07477</text:p>
          </table:table-cell>
          <table:table-cell office:value-type="float" office:value="100.68626" calcext:value-type="float">
            <text:p>100.68626</text:p>
          </table:table-cell>
          <table:table-cell office:value-type="float" office:value="100.14266" calcext:value-type="float">
            <text:p>100.14266</text:p>
          </table:table-cell>
          <table:table-cell office:value-type="float" office:value="100.50601" calcext:value-type="float">
            <text:p>100.50601</text:p>
          </table:table-cell>
          <table:table-cell office:value-type="float" office:value="99.54854" calcext:value-type="float">
            <text:p>99.54854</text:p>
          </table:table-cell>
          <table:table-cell office:value-type="float" office:value="99.99919" calcext:value-type="float">
            <text:p>99.99919</text:p>
          </table:table-cell>
          <table:table-cell office:value-type="float" office:value="100.22746" calcext:value-type="float">
            <text:p>100.22746</text:p>
          </table:table-cell>
          <table:table-cell office:value-type="float" office:value="100.81559" calcext:value-type="float">
            <text:p>100.81559</text:p>
          </table:table-cell>
          <table:table-cell office:value-type="float" office:value="100.08005" calcext:value-type="float">
            <text:p>100.08005</text:p>
          </table:table-cell>
          <table:table-cell office:value-type="float" office:value="100.37383" calcext:value-type="float">
            <text:p>100.37383</text:p>
          </table:table-cell>
          <table:table-cell office:value-type="float" office:value="99.03235" calcext:value-type="float">
            <text:p>99.03235</text:p>
          </table:table-cell>
          <table:table-cell office:value-type="float" office:value="102.89693" calcext:value-type="float">
            <text:p>102.89693</text:p>
          </table:table-cell>
          <table:table-cell office:value-type="float" office:value="99.81437" calcext:value-type="float">
            <text:p>99.81437</text:p>
          </table:table-cell>
          <table:table-cell office:value-type="float" office:value="103.19585" calcext:value-type="float">
            <text:p>103.19585</text:p>
          </table:table-cell>
          <table:table-cell office:value-type="float" office:value="99.0812" calcext:value-type="float">
            <text:p>99.0812</text:p>
          </table:table-cell>
          <table:table-cell/>
        </table:table-row>
        <table:table-row table:style-name="ro1">
          <table:table-cell office:value-type="float" office:value="99.21833" calcext:value-type="float">
            <text:p>99.21833</text:p>
          </table:table-cell>
          <table:table-cell office:value-type="float" office:value="100.20342" calcext:value-type="float">
            <text:p>100.20342</text:p>
          </table:table-cell>
          <table:table-cell office:value-type="float" office:value="102.06388" calcext:value-type="float">
            <text:p>102.06388</text:p>
          </table:table-cell>
          <table:table-cell office:value-type="float" office:value="101.78767" calcext:value-type="float">
            <text:p>101.78767</text:p>
          </table:table-cell>
          <table:table-cell office:value-type="float" office:value="99.57913" calcext:value-type="float">
            <text:p>99.57913</text:p>
          </table:table-cell>
          <table:table-cell office:value-type="float" office:value="100.69697" calcext:value-type="float">
            <text:p>100.69697</text:p>
          </table:table-cell>
          <table:table-cell office:value-type="float" office:value="100.39701" calcext:value-type="float">
            <text:p>100.39701</text:p>
          </table:table-cell>
          <table:table-cell office:value-type="float" office:value="100.00947" calcext:value-type="float">
            <text:p>100.00947</text:p>
          </table:table-cell>
          <table:table-cell office:value-type="float" office:value="100.12417" calcext:value-type="float">
            <text:p>100.12417</text:p>
          </table:table-cell>
          <table:table-cell office:value-type="float" office:value="99.21442" calcext:value-type="float">
            <text:p>99.21442</text:p>
          </table:table-cell>
          <table:table-cell office:value-type="float" office:value="99.66924" calcext:value-type="float">
            <text:p>99.66924</text:p>
          </table:table-cell>
          <table:table-cell office:value-type="float" office:value="100.10672" calcext:value-type="float">
            <text:p>100.10672</text:p>
          </table:table-cell>
          <table:table-cell office:value-type="float" office:value="100.72295" calcext:value-type="float">
            <text:p>100.72295</text:p>
          </table:table-cell>
          <table:table-cell office:value-type="float" office:value="99.6706" calcext:value-type="float">
            <text:p>99.6706</text:p>
          </table:table-cell>
          <table:table-cell office:value-type="float" office:value="100.26839" calcext:value-type="float">
            <text:p>100.26839</text:p>
          </table:table-cell>
          <table:table-cell office:value-type="float" office:value="98.69482" calcext:value-type="float">
            <text:p>98.69482</text:p>
          </table:table-cell>
          <table:table-cell office:value-type="float" office:value="102.54837" calcext:value-type="float">
            <text:p>102.54837</text:p>
          </table:table-cell>
          <table:table-cell office:value-type="float" office:value="99.60198" calcext:value-type="float">
            <text:p>99.60198</text:p>
          </table:table-cell>
          <table:table-cell office:value-type="float" office:value="103.02892" calcext:value-type="float">
            <text:p>103.02892</text:p>
          </table:table-cell>
          <table:table-cell office:value-type="float" office:value="98.85195" calcext:value-type="float">
            <text:p>98.85195</text:p>
          </table:table-cell>
          <table:table-cell/>
        </table:table-row>
        <table:table-row table:style-name="ro1">
          <table:table-cell office:value-type="float" office:value="98.99281" calcext:value-type="float">
            <text:p>98.99281</text:p>
          </table:table-cell>
          <table:table-cell office:value-type="float" office:value="99.98113" calcext:value-type="float">
            <text:p>99.98113</text:p>
          </table:table-cell>
          <table:table-cell office:value-type="float" office:value="101.71111" calcext:value-type="float">
            <text:p>101.71111</text:p>
          </table:table-cell>
          <table:table-cell office:value-type="float" office:value="101.42265" calcext:value-type="float">
            <text:p>101.42265</text:p>
          </table:table-cell>
          <table:table-cell office:value-type="float" office:value="99.17573" calcext:value-type="float">
            <text:p>99.17573</text:p>
          </table:table-cell>
          <table:table-cell office:value-type="float" office:value="100.59502" calcext:value-type="float">
            <text:p>100.59502</text:p>
          </table:table-cell>
          <table:table-cell office:value-type="float" office:value="100.20312" calcext:value-type="float">
            <text:p>100.20312</text:p>
          </table:table-cell>
          <table:table-cell office:value-type="float" office:value="99.60073" calcext:value-type="float">
            <text:p>99.60073</text:p>
          </table:table-cell>
          <table:table-cell office:value-type="float" office:value="99.98466" calcext:value-type="float">
            <text:p>99.98466</text:p>
          </table:table-cell>
          <table:table-cell office:value-type="float" office:value="98.98869" calcext:value-type="float">
            <text:p>98.98869</text:p>
          </table:table-cell>
          <table:table-cell office:value-type="float" office:value="99.45271" calcext:value-type="float">
            <text:p>99.45271</text:p>
          </table:table-cell>
          <table:table-cell office:value-type="float" office:value="99.69706" calcext:value-type="float">
            <text:p>99.69706</text:p>
          </table:table-cell>
          <table:table-cell office:value-type="float" office:value="100.34562" calcext:value-type="float">
            <text:p>100.34562</text:p>
          </table:table-cell>
          <table:table-cell office:value-type="float" office:value="99.53104" calcext:value-type="float">
            <text:p>99.53104</text:p>
          </table:table-cell>
          <table:table-cell office:value-type="float" office:value="99.86252" calcext:value-type="float">
            <text:p>99.86252</text:p>
          </table:table-cell>
          <table:table-cell office:value-type="float" office:value="98.46542" calcext:value-type="float">
            <text:p>98.46542</text:p>
          </table:table-cell>
          <table:table-cell office:value-type="float" office:value="102.48313" calcext:value-type="float">
            <text:p>102.48313</text:p>
          </table:table-cell>
          <table:table-cell office:value-type="float" office:value="99.27162" calcext:value-type="float">
            <text:p>99.27162</text:p>
          </table:table-cell>
          <table:table-cell office:value-type="float" office:value="102.78868" calcext:value-type="float">
            <text:p>102.78868</text:p>
          </table:table-cell>
          <table:table-cell office:value-type="float" office:value="98.5143" calcext:value-type="float">
            <text:p>98.5143</text:p>
          </table:table-cell>
          <table:table-cell/>
        </table:table-row>
        <table:table-row table:style-name="ro1">
          <table:table-cell office:value-type="float" office:value="98.65528" calcext:value-type="float">
            <text:p>98.65528</text:p>
          </table:table-cell>
          <table:table-cell office:value-type="float" office:value="99.65418" calcext:value-type="float">
            <text:p>99.65418</text:p>
          </table:table-cell>
          <table:table-cell office:value-type="float" office:value="101.63783" calcext:value-type="float">
            <text:p>101.63783</text:p>
          </table:table-cell>
          <table:table-cell office:value-type="float" office:value="101.34653" calcext:value-type="float">
            <text:p>101.34653</text:p>
          </table:table-cell>
          <table:table-cell office:value-type="float" office:value="99.02889" calcext:value-type="float">
            <text:p>99.02889</text:p>
          </table:table-cell>
          <table:table-cell office:value-type="float" office:value="100.21332" calcext:value-type="float">
            <text:p>100.21332</text:p>
          </table:table-cell>
          <table:table-cell office:value-type="float" office:value="99.87602" calcext:value-type="float">
            <text:p>99.87602</text:p>
          </table:table-cell>
          <table:table-cell office:value-type="float" office:value="99.45799" calcext:value-type="float">
            <text:p>99.45799</text:p>
          </table:table-cell>
          <table:table-cell office:value-type="float" office:value="99.58449" calcext:value-type="float">
            <text:p>99.58449</text:p>
          </table:table-cell>
          <table:table-cell office:value-type="float" office:value="98.66019" calcext:value-type="float">
            <text:p>98.66019</text:p>
          </table:table-cell>
          <table:table-cell office:value-type="float" office:value="99.11874" calcext:value-type="float">
            <text:p>99.11874</text:p>
          </table:table-cell>
          <table:table-cell office:value-type="float" office:value="99.55355" calcext:value-type="float">
            <text:p>99.55355</text:p>
          </table:table-cell>
          <table:table-cell office:value-type="float" office:value="100.23974" calcext:value-type="float">
            <text:p>100.23974</text:p>
          </table:table-cell>
          <table:table-cell office:value-type="float" office:value="99.11764" calcext:value-type="float">
            <text:p>99.11764</text:p>
          </table:table-cell>
          <table:table-cell office:value-type="float" office:value="99.7196" calcext:value-type="float">
            <text:p>99.7196</text:p>
          </table:table-cell>
          <table:table-cell office:value-type="float" office:value="98.12068" calcext:value-type="float">
            <text:p>98.12068</text:p>
          </table:table-cell>
          <table:table-cell office:value-type="float" office:value="102.13437" calcext:value-type="float">
            <text:p>102.13437</text:p>
          </table:table-cell>
          <table:table-cell office:value-type="float" office:value="99.04637" calcext:value-type="float">
            <text:p>99.04637</text:p>
          </table:table-cell>
          <table:table-cell office:value-type="float" office:value="102.62731" calcext:value-type="float">
            <text:p>102.62731</text:p>
          </table:table-cell>
          <table:table-cell office:value-type="float" office:value="98.29434" calcext:value-type="float">
            <text:p>98.29434</text:p>
          </table:table-cell>
          <table:table-cell/>
        </table:table-row>
        <table:table-row table:style-name="ro1">
          <table:table-cell office:value-type="float" office:value="98.43532" calcext:value-type="float">
            <text:p>98.43532</text:p>
          </table:table-cell>
          <table:table-cell office:value-type="float" office:value="99.43778" calcext:value-type="float">
            <text:p>99.43778</text:p>
          </table:table-cell>
          <table:table-cell office:value-type="float" office:value="101.26905" calcext:value-type="float">
            <text:p>101.26905</text:p>
          </table:table-cell>
          <table:table-cell office:value-type="float" office:value="100.97187" calcext:value-type="float">
            <text:p>100.97187</text:p>
          </table:table-cell>
          <table:table-cell office:value-type="float" office:value="98.61234" calcext:value-type="float">
            <text:p>98.61234</text:p>
          </table:table-cell>
          <table:table-cell office:value-type="float" office:value="100.09236" calcext:value-type="float">
            <text:p>100.09236</text:p>
          </table:table-cell>
          <table:table-cell office:value-type="float" office:value="99.66314" calcext:value-type="float">
            <text:p>99.66314</text:p>
          </table:table-cell>
          <table:table-cell office:value-type="float" office:value="99.05489" calcext:value-type="float">
            <text:p>99.05489</text:p>
          </table:table-cell>
          <table:table-cell office:value-type="float" office:value="99.44157" calcext:value-type="float">
            <text:p>99.44157</text:p>
          </table:table-cell>
          <table:table-cell office:value-type="float" office:value="98.4273" calcext:value-type="float">
            <text:p>98.4273</text:p>
          </table:table-cell>
          <table:table-cell office:value-type="float" office:value="98.89293" calcext:value-type="float">
            <text:p>98.89293</text:p>
          </table:table-cell>
          <table:table-cell office:value-type="float" office:value="99.14031" calcext:value-type="float">
            <text:p>99.14031</text:p>
          </table:table-cell>
          <table:table-cell office:value-type="float" office:value="99.83015" calcext:value-type="float">
            <text:p>99.83015</text:p>
          </table:table-cell>
          <table:table-cell office:value-type="float" office:value="98.98038" calcext:value-type="float">
            <text:p>98.98038</text:p>
          </table:table-cell>
          <table:table-cell office:value-type="float" office:value="99.31926" calcext:value-type="float">
            <text:p>99.31926</text:p>
          </table:table-cell>
          <table:table-cell office:value-type="float" office:value="97.89676" calcext:value-type="float">
            <text:p>97.89676</text:p>
          </table:table-cell>
          <table:table-cell office:value-type="float" office:value="102.06507" calcext:value-type="float">
            <text:p>102.06507</text:p>
          </table:table-cell>
          <table:table-cell office:value-type="float" office:value="98.70947" calcext:value-type="float">
            <text:p>98.70947</text:p>
          </table:table-cell>
          <table:table-cell office:value-type="float" office:value="102.37436" calcext:value-type="float">
            <text:p>102.37436</text:p>
          </table:table-cell>
          <table:table-cell office:value-type="float" office:value="97.95331" calcext:value-type="float">
            <text:p>97.95331</text:p>
          </table:table-cell>
          <table:table-cell/>
        </table:table-row>
        <table:table-row table:style-name="ro1">
          <table:table-cell office:value-type="float" office:value="98.09432" calcext:value-type="float">
            <text:p>98.09432</text:p>
          </table:table-cell>
          <table:table-cell office:value-type="float" office:value="99.02461" calcext:value-type="float">
            <text:p>99.02461</text:p>
          </table:table-cell>
          <table:table-cell office:value-type="float" office:value="101.18369" calcext:value-type="float">
            <text:p>101.18369</text:p>
          </table:table-cell>
          <table:table-cell office:value-type="float" office:value="100.87873" calcext:value-type="float">
            <text:p>100.87873</text:p>
          </table:table-cell>
          <table:table-cell office:value-type="float" office:value="98.46794" calcext:value-type="float">
            <text:p>98.46794</text:p>
          </table:table-cell>
          <table:table-cell office:value-type="float" office:value="99.69175" calcext:value-type="float">
            <text:p>99.69175</text:p>
          </table:table-cell>
          <table:table-cell office:value-type="float" office:value="99.33247" calcext:value-type="float">
            <text:p>99.33247</text:p>
          </table:table-cell>
          <table:table-cell office:value-type="float" office:value="98.90862" calcext:value-type="float">
            <text:p>98.90862</text:p>
          </table:table-cell>
          <table:table-cell office:value-type="float" office:value="99.02851" calcext:value-type="float">
            <text:p>99.02851</text:p>
          </table:table-cell>
          <table:table-cell office:value-type="float" office:value="98.08569" calcext:value-type="float">
            <text:p>98.08569</text:p>
          </table:table-cell>
          <table:table-cell office:value-type="float" office:value="98.55548" calcext:value-type="float">
            <text:p>98.55548</text:p>
          </table:table-cell>
          <table:table-cell office:value-type="float" office:value="99.00264" calcext:value-type="float">
            <text:p>99.00264</text:p>
          </table:table-cell>
          <table:table-cell office:value-type="float" office:value="99.69047" calcext:value-type="float">
            <text:p>99.69047</text:p>
          </table:table-cell>
          <table:table-cell office:value-type="float" office:value="98.56345" calcext:value-type="float">
            <text:p>98.56345</text:p>
          </table:table-cell>
          <table:table-cell office:value-type="float" office:value="99.17253" calcext:value-type="float">
            <text:p>99.17253</text:p>
          </table:table-cell>
          <table:table-cell office:value-type="float" office:value="97.54838" calcext:value-type="float">
            <text:p>97.54838</text:p>
          </table:table-cell>
          <table:table-cell office:value-type="float" office:value="101.71266" calcext:value-type="float">
            <text:p>101.71266</text:p>
          </table:table-cell>
          <table:table-cell office:value-type="float" office:value="98.49279" calcext:value-type="float">
            <text:p>98.49279</text:p>
          </table:table-cell>
          <table:table-cell office:value-type="float" office:value="102.20031" calcext:value-type="float">
            <text:p>102.20031</text:p>
          </table:table-cell>
          <table:table-cell office:value-type="float" office:value="97.72051" calcext:value-type="float">
            <text:p>97.72051</text:p>
          </table:table-cell>
          <table:table-cell/>
        </table:table-row>
        <table:table-row table:style-name="ro1">
          <table:table-cell office:value-type="float" office:value="97.86114" calcext:value-type="float">
            <text:p>97.86114</text:p>
          </table:table-cell>
          <table:table-cell office:value-type="float" office:value="98.87778" calcext:value-type="float">
            <text:p>98.87778</text:p>
          </table:table-cell>
          <table:table-cell office:value-type="float" office:value="100.81473" calcext:value-type="float">
            <text:p>100.81473</text:p>
          </table:table-cell>
          <table:table-cell office:value-type="float" office:value="100.51024" calcext:value-type="float">
            <text:p>100.51024</text:p>
          </table:table-cell>
          <table:table-cell office:value-type="float" office:value="98.05124" calcext:value-type="float">
            <text:p>98.05124</text:p>
          </table:table-cell>
          <table:table-cell office:value-type="float" office:value="99.54833" calcext:value-type="float">
            <text:p>99.54833</text:p>
          </table:table-cell>
          <table:table-cell office:value-type="float" office:value="99.10646" calcext:value-type="float">
            <text:p>99.10646</text:p>
          </table:table-cell>
          <table:table-cell office:value-type="float" office:value="98.49255" calcext:value-type="float">
            <text:p>98.49255</text:p>
          </table:table-cell>
          <table:table-cell office:value-type="float" office:value="98.88168" calcext:value-type="float">
            <text:p>98.88168</text:p>
          </table:table-cell>
          <table:table-cell office:value-type="float" office:value="97.85237" calcext:value-type="float">
            <text:p>97.85237</text:p>
          </table:table-cell>
          <table:table-cell office:value-type="float" office:value="98.33573" calcext:value-type="float">
            <text:p>98.33573</text:p>
          </table:table-cell>
          <table:table-cell office:value-type="float" office:value="98.58932" calcext:value-type="float">
            <text:p>98.58932</text:p>
          </table:table-cell>
          <table:table-cell office:value-type="float" office:value="99.27701" calcext:value-type="float">
            <text:p>99.27701</text:p>
          </table:table-cell>
          <table:table-cell office:value-type="float" office:value="98.41324" calcext:value-type="float">
            <text:p>98.41324</text:p>
          </table:table-cell>
          <table:table-cell office:value-type="float" office:value="98.75943" calcext:value-type="float">
            <text:p>98.75943</text:p>
          </table:table-cell>
          <table:table-cell office:value-type="float" office:value="97.31184" calcext:value-type="float">
            <text:p>97.31184</text:p>
          </table:table-cell>
          <table:table-cell office:value-type="float" office:value="101.62708" calcext:value-type="float">
            <text:p>101.62708</text:p>
          </table:table-cell>
          <table:table-cell office:value-type="float" office:value="98.15236" calcext:value-type="float">
            <text:p>98.15236</text:p>
          </table:table-cell>
          <table:table-cell office:value-type="float" office:value="101.95326" calcext:value-type="float">
            <text:p>101.95326</text:p>
          </table:table-cell>
          <table:table-cell office:value-type="float" office:value="97.37252" calcext:value-type="float">
            <text:p>97.37252</text:p>
          </table:table-cell>
          <table:table-cell/>
        </table:table-row>
        <table:table-row table:style-name="ro1">
          <table:table-cell office:value-type="float" office:value="97.51294" calcext:value-type="float">
            <text:p>97.51294</text:p>
          </table:table-cell>
          <table:table-cell office:value-type="float" office:value="98.47053" calcext:value-type="float">
            <text:p>98.47053</text:p>
          </table:table-cell>
          <table:table-cell office:value-type="float" office:value="100.72224" calcext:value-type="float">
            <text:p>100.72224</text:p>
          </table:table-cell>
          <table:table-cell office:value-type="float" office:value="100.40792" calcext:value-type="float">
            <text:p>100.40792</text:p>
          </table:table-cell>
          <table:table-cell office:value-type="float" office:value="97.89356" calcext:value-type="float">
            <text:p>97.89356</text:p>
          </table:table-cell>
          <table:table-cell office:value-type="float" office:value="99.13508" calcext:value-type="float">
            <text:p>99.13508</text:p>
          </table:table-cell>
          <table:table-cell office:value-type="float" office:value="98.77819" calcext:value-type="float">
            <text:p>98.77819</text:p>
          </table:table-cell>
          <table:table-cell office:value-type="float" office:value="98.34265" calcext:value-type="float">
            <text:p>98.34265</text:p>
          </table:table-cell>
          <table:table-cell office:value-type="float" office:value="98.47423" calcext:value-type="float">
            <text:p>98.47423</text:p>
          </table:table-cell>
          <table:table-cell office:value-type="float" office:value="97.5075" calcext:value-type="float">
            <text:p>97.5075</text:p>
          </table:table-cell>
          <table:table-cell office:value-type="float" office:value="97.99106" calcext:value-type="float">
            <text:p>97.99106</text:p>
          </table:table-cell>
          <table:table-cell office:value-type="float" office:value="98.43544" calcext:value-type="float">
            <text:p>98.43544</text:p>
          </table:table-cell>
          <table:table-cell office:value-type="float" office:value="99.14297" calcext:value-type="float">
            <text:p>99.14297</text:p>
          </table:table-cell>
          <table:table-cell office:value-type="float" office:value="98.00652" calcext:value-type="float">
            <text:p>98.00652</text:p>
          </table:table-cell>
          <table:table-cell office:value-type="float" office:value="98.6149" calcext:value-type="float">
            <text:p>98.6149</text:p>
          </table:table-cell>
          <table:table-cell office:value-type="float" office:value="96.95989" calcext:value-type="float">
            <text:p>96.95989</text:p>
          </table:table-cell>
          <table:table-cell office:value-type="float" office:value="101.27122" calcext:value-type="float">
            <text:p>101.27122</text:p>
          </table:table-cell>
          <table:table-cell office:value-type="float" office:value="97.9199" calcext:value-type="float">
            <text:p>97.9199</text:p>
          </table:table-cell>
          <table:table-cell office:value-type="float" office:value="101.77554" calcext:value-type="float">
            <text:p>101.77554</text:p>
          </table:table-cell>
          <table:table-cell office:value-type="float" office:value="97.13646" calcext:value-type="float">
            <text:p>97.13646</text:p>
          </table:table-cell>
          <table:table-cell/>
        </table:table-row>
        <table:table-row table:style-name="ro1">
          <table:table-cell office:value-type="float" office:value="97.27651" calcext:value-type="float">
            <text:p>97.27651</text:p>
          </table:table-cell>
          <table:table-cell office:value-type="float" office:value="98.31662" calcext:value-type="float">
            <text:p>98.31662</text:p>
          </table:table-cell>
          <table:table-cell office:value-type="float" office:value="100.34394" calcext:value-type="float">
            <text:p>100.34394</text:p>
          </table:table-cell>
          <table:table-cell office:value-type="float" office:value="100.01679" calcext:value-type="float">
            <text:p>100.01679</text:p>
          </table:table-cell>
          <table:table-cell office:value-type="float" office:value="97.46947" calcext:value-type="float">
            <text:p>97.46947</text:p>
          </table:table-cell>
          <table:table-cell office:value-type="float" office:value="98.98825" calcext:value-type="float">
            <text:p>98.98825</text:p>
          </table:table-cell>
          <table:table-cell office:value-type="float" office:value="98.55215" calcext:value-type="float">
            <text:p>98.55215</text:p>
          </table:table-cell>
          <table:table-cell office:value-type="float" office:value="97.93231" calcext:value-type="float">
            <text:p>97.93231</text:p>
          </table:table-cell>
          <table:table-cell office:value-type="float" office:value="98.3204" calcext:value-type="float">
            <text:p>98.3204</text:p>
          </table:table-cell>
          <table:table-cell office:value-type="float" office:value="97.27081" calcext:value-type="float">
            <text:p>97.27081</text:p>
          </table:table-cell>
          <table:table-cell office:value-type="float" office:value="97.76764" calcext:value-type="float">
            <text:p>97.76764</text:p>
          </table:table-cell>
          <table:table-cell office:value-type="float" office:value="98.02817" calcext:value-type="float">
            <text:p>98.02817</text:p>
          </table:table-cell>
          <table:table-cell office:value-type="float" office:value="98.72565" calcext:value-type="float">
            <text:p>98.72565</text:p>
          </table:table-cell>
          <table:table-cell office:value-type="float" office:value="97.84873" calcext:value-type="float">
            <text:p>97.84873</text:p>
          </table:table-cell>
          <table:table-cell office:value-type="float" office:value="98.19813" calcext:value-type="float">
            <text:p>98.19813</text:p>
          </table:table-cell>
          <table:table-cell office:value-type="float" office:value="96.72359" calcext:value-type="float">
            <text:p>96.72359</text:p>
          </table:table-cell>
          <table:table-cell office:value-type="float" office:value="101.18541" calcext:value-type="float">
            <text:p>101.18541</text:p>
          </table:table-cell>
          <table:table-cell office:value-type="float" office:value="97.57576" calcext:value-type="float">
            <text:p>97.57576</text:p>
          </table:table-cell>
          <table:table-cell office:value-type="float" office:value="101.50608" calcext:value-type="float">
            <text:p>101.50608</text:p>
          </table:table-cell>
          <table:table-cell office:value-type="float" office:value="96.71313" calcext:value-type="float">
            <text:p>96.71313</text:p>
          </table:table-cell>
          <table:table-cell/>
        </table:table-row>
        <table:table-row table:style-name="ro1">
          <table:table-cell office:value-type="float" office:value="96.9252" calcext:value-type="float">
            <text:p>96.9252</text:p>
          </table:table-cell>
          <table:table-cell office:value-type="float" office:value="98.31662" calcext:value-type="float">
            <text:p>98.31662</text:p>
          </table:table-cell>
          <table:table-cell office:value-type="float" office:value="100.22891" calcext:value-type="float">
            <text:p>100.22891</text:p>
          </table:table-cell>
          <table:table-cell office:value-type="float" office:value="99.87342" calcext:value-type="float">
            <text:p>99.87342</text:p>
          </table:table-cell>
          <table:table-cell office:value-type="float" office:value="97.30834" calcext:value-type="float">
            <text:p>97.30834</text:p>
          </table:table-cell>
          <table:table-cell office:value-type="float" office:value="98.58427" calcext:value-type="float">
            <text:p>98.58427</text:p>
          </table:table-cell>
          <table:table-cell office:value-type="float" office:value="98.21071" calcext:value-type="float">
            <text:p>98.21071</text:p>
          </table:table-cell>
          <table:table-cell office:value-type="float" office:value="97.77538" calcext:value-type="float">
            <text:p>97.77538</text:p>
          </table:table-cell>
          <table:table-cell office:value-type="float" office:value="97.90393" calcext:value-type="float">
            <text:p>97.90393</text:p>
          </table:table-cell>
          <table:table-cell office:value-type="float" office:value="96.91927" calcext:value-type="float">
            <text:p>96.91927</text:p>
          </table:table-cell>
          <table:table-cell office:value-type="float" office:value="97.40613" calcext:value-type="float">
            <text:p>97.40613</text:p>
          </table:table-cell>
          <table:table-cell office:value-type="float" office:value="97.87061" calcext:value-type="float">
            <text:p>97.87061</text:p>
          </table:table-cell>
          <table:table-cell office:value-type="float" office:value="98.57518" calcext:value-type="float">
            <text:p>98.57518</text:p>
          </table:table-cell>
          <table:table-cell office:value-type="float" office:value="97.42826" calcext:value-type="float">
            <text:p>97.42826</text:p>
          </table:table-cell>
          <table:table-cell office:value-type="float" office:value="98.04424" calcext:value-type="float">
            <text:p>98.04424</text:p>
          </table:table-cell>
          <table:table-cell office:value-type="float" office:value="96.35531" calcext:value-type="float">
            <text:p>96.35531</text:p>
          </table:table-cell>
          <table:table-cell office:value-type="float" office:value="100.81677" calcext:value-type="float">
            <text:p>100.81677</text:p>
          </table:table-cell>
          <table:table-cell office:value-type="float" office:value="97.34319" calcext:value-type="float">
            <text:p>97.34319</text:p>
          </table:table-cell>
          <table:table-cell office:value-type="float" office:value="101.32486" calcext:value-type="float">
            <text:p>101.32486</text:p>
          </table:table-cell>
          <table:table-cell office:value-type="float" office:value="96.54902" calcext:value-type="float">
            <text:p>96.54902</text:p>
          </table:table-cell>
          <table:table-cell/>
        </table:table-row>
        <table:table-row table:style-name="ro1">
          <table:table-cell office:value-type="float" office:value="96.68933" calcext:value-type="float">
            <text:p>96.68933</text:p>
          </table:table-cell>
          <table:table-cell office:value-type="float" office:value="97.90042" calcext:value-type="float">
            <text:p>97.90042</text:p>
          </table:table-cell>
          <table:table-cell office:value-type="float" office:value="99.83226" calcext:value-type="float">
            <text:p>99.83226</text:p>
          </table:table-cell>
          <table:table-cell office:value-type="float" office:value="99.46374" calcext:value-type="float">
            <text:p>99.46374</text:p>
          </table:table-cell>
          <table:table-cell office:value-type="float" office:value="96.88432" calcext:value-type="float">
            <text:p>96.88432</text:p>
          </table:table-cell>
          <table:table-cell office:value-type="float" office:value="98.43005" calcext:value-type="float">
            <text:p>98.43005</text:p>
          </table:table-cell>
          <table:table-cell office:value-type="float" office:value="97.98702" calcext:value-type="float">
            <text:p>97.98702</text:p>
          </table:table-cell>
          <table:table-cell office:value-type="float" office:value="97.35536" calcext:value-type="float">
            <text:p>97.35536</text:p>
          </table:table-cell>
          <table:table-cell office:value-type="float" office:value="97.74675" calcext:value-type="float">
            <text:p>97.74675</text:p>
          </table:table-cell>
          <table:table-cell office:value-type="float" office:value="96.6796" calcext:value-type="float">
            <text:p>96.6796</text:p>
          </table:table-cell>
          <table:table-cell office:value-type="float" office:value="97.17936" calcext:value-type="float">
            <text:p>97.17936</text:p>
          </table:table-cell>
          <table:table-cell office:value-type="float" office:value="97.45011" calcext:value-type="float">
            <text:p>97.45011</text:p>
          </table:table-cell>
          <table:table-cell office:value-type="float" office:value="98.16722" calcext:value-type="float">
            <text:p>98.16722</text:p>
          </table:table-cell>
          <table:table-cell office:value-type="float" office:value="97.26758" calcext:value-type="float">
            <text:p>97.26758</text:p>
          </table:table-cell>
          <table:table-cell office:value-type="float" office:value="97.62412" calcext:value-type="float">
            <text:p>97.62412</text:p>
          </table:table-cell>
          <table:table-cell office:value-type="float" office:value="96.11552" calcext:value-type="float">
            <text:p>96.11552</text:p>
          </table:table-cell>
          <table:table-cell office:value-type="float" office:value="100.71444" calcext:value-type="float">
            <text:p>100.71444</text:p>
          </table:table-cell>
          <table:table-cell office:value-type="float" office:value="96.99568" calcext:value-type="float">
            <text:p>96.99568</text:p>
          </table:table-cell>
          <table:table-cell office:value-type="float" office:value="101.05775" calcext:value-type="float">
            <text:p>101.05775</text:p>
          </table:table-cell>
          <table:table-cell office:value-type="float" office:value="96.12218" calcext:value-type="float">
            <text:p>96.12218</text:p>
          </table:table-cell>
          <table:table-cell/>
        </table:table-row>
        <table:table-row table:style-name="ro1">
          <table:table-cell office:value-type="float" office:value="96.68933" calcext:value-type="float">
            <text:p>96.68933</text:p>
          </table:table-cell>
          <table:table-cell office:value-type="float" office:value="97.74324" calcext:value-type="float">
            <text:p>97.74324</text:p>
          </table:table-cell>
          <table:table-cell office:value-type="float" office:value="99.68947" calcext:value-type="float">
            <text:p>99.68947</text:p>
          </table:table-cell>
          <table:table-cell office:value-type="float" office:value="99.3301" calcext:value-type="float">
            <text:p>99.3301</text:p>
          </table:table-cell>
          <table:table-cell office:value-type="float" office:value="96.71633" calcext:value-type="float">
            <text:p>96.71633</text:p>
          </table:table-cell>
          <table:table-cell office:value-type="float" office:value="98.01315" calcext:value-type="float">
            <text:p>98.01315</text:p>
          </table:table-cell>
          <table:table-cell office:value-type="float" office:value="97.64222" calcext:value-type="float">
            <text:p>97.64222</text:p>
          </table:table-cell>
          <table:table-cell office:value-type="float" office:value="97.19085" calcext:value-type="float">
            <text:p>97.19085</text:p>
          </table:table-cell>
          <table:table-cell office:value-type="float" office:value="97.33261" calcext:value-type="float">
            <text:p>97.33261</text:p>
          </table:table-cell>
          <table:table-cell office:value-type="float" office:value="96.31518" calcext:value-type="float">
            <text:p>96.31518</text:p>
          </table:table-cell>
          <table:table-cell office:value-type="float" office:value="96.75593" calcext:value-type="float">
            <text:p>96.75593</text:p>
          </table:table-cell>
          <table:table-cell office:value-type="float" office:value="97.28921" calcext:value-type="float">
            <text:p>97.28921</text:p>
          </table:table-cell>
          <table:table-cell office:value-type="float" office:value="98.00993" calcext:value-type="float">
            <text:p>98.00993</text:p>
          </table:table-cell>
          <table:table-cell office:value-type="float" office:value="96.84412" calcext:value-type="float">
            <text:p>96.84412</text:p>
          </table:table-cell>
          <table:table-cell office:value-type="float" office:value="97.46352" calcext:value-type="float">
            <text:p>97.46352</text:p>
          </table:table-cell>
          <table:table-cell office:value-type="float" office:value="95.74773" calcext:value-type="float">
            <text:p>95.74773</text:p>
          </table:table-cell>
          <table:table-cell office:value-type="float" office:value="100.3423" calcext:value-type="float">
            <text:p>100.3423</text:p>
          </table:table-cell>
          <table:table-cell office:value-type="float" office:value="96.75618" calcext:value-type="float">
            <text:p>96.75618</text:p>
          </table:table-cell>
          <table:table-cell office:value-type="float" office:value="100.86745" calcext:value-type="float">
            <text:p>100.86745</text:p>
          </table:table-cell>
          <table:table-cell office:value-type="float" office:value="95.94178" calcext:value-type="float">
            <text:p>95.94178</text:p>
          </table:table-cell>
          <table:table-cell/>
        </table:table-row>
        <table:table-row table:style-name="ro1">
          <table:table-cell office:value-type="float" office:value="96.26247" calcext:value-type="float">
            <text:p>96.26247</text:p>
          </table:table-cell>
          <table:table-cell office:value-type="float" office:value="97.32928" calcext:value-type="float">
            <text:p>97.32928</text:p>
          </table:table-cell>
          <table:table-cell office:value-type="float" office:value="99.2803" calcext:value-type="float">
            <text:p>99.2803</text:p>
          </table:table-cell>
          <table:table-cell office:value-type="float" office:value="98.91722" calcext:value-type="float">
            <text:p>98.91722</text:p>
          </table:table-cell>
          <table:table-cell office:value-type="float" office:value="96.28917" calcext:value-type="float">
            <text:p>96.28917</text:p>
          </table:table-cell>
          <table:table-cell office:value-type="float" office:value="97.86519" calcext:value-type="float">
            <text:p>97.86519</text:p>
          </table:table-cell>
          <table:table-cell office:value-type="float" office:value="97.40951" calcext:value-type="float">
            <text:p>97.40951</text:p>
          </table:table-cell>
          <table:table-cell office:value-type="float" office:value="96.76738" calcext:value-type="float">
            <text:p>96.76738</text:p>
          </table:table-cell>
          <table:table-cell office:value-type="float" office:value="97.17173" calcext:value-type="float">
            <text:p>97.17173</text:p>
          </table:table-cell>
          <table:table-cell office:value-type="float" office:value="96.07539" calcext:value-type="float">
            <text:p>96.07539</text:p>
          </table:table-cell>
          <table:table-cell office:value-type="float" office:value="96.58837" calcext:value-type="float">
            <text:p>96.58837</text:p>
          </table:table-cell>
          <table:table-cell office:value-type="float" office:value="96.86211" calcext:value-type="float">
            <text:p>96.86211</text:p>
          </table:table-cell>
          <table:table-cell office:value-type="float" office:value="97.58989" calcext:value-type="float">
            <text:p>97.58989</text:p>
          </table:table-cell>
          <table:table-cell office:value-type="float" office:value="96.67993" calcext:value-type="float">
            <text:p>96.67993</text:p>
          </table:table-cell>
          <table:table-cell office:value-type="float" office:value="97.04954" calcext:value-type="float">
            <text:p>97.04954</text:p>
          </table:table-cell>
          <table:table-cell office:value-type="float" office:value="95.4939" calcext:value-type="float">
            <text:p>95.4939</text:p>
          </table:table-cell>
          <table:table-cell office:value-type="float" office:value="100.23107" calcext:value-type="float">
            <text:p>100.23107</text:p>
          </table:table-cell>
          <table:table-cell office:value-type="float" office:value="96.59228" calcext:value-type="float">
            <text:p>96.59228</text:p>
          </table:table-cell>
          <table:table-cell office:value-type="float" office:value="100.58766" calcext:value-type="float">
            <text:p>100.58766</text:p>
          </table:table-cell>
          <table:table-cell office:value-type="float" office:value="95.51138" calcext:value-type="float">
            <text:p>95.51138</text:p>
          </table:table-cell>
          <table:table-cell/>
        </table:table-row>
        <table:table-row table:style-name="ro1">
          <table:table-cell office:value-type="float" office:value="96.08202" calcext:value-type="float">
            <text:p>96.08202</text:p>
          </table:table-cell>
          <table:table-cell office:value-type="float" office:value="97.16872" calcext:value-type="float">
            <text:p>97.16872</text:p>
          </table:table-cell>
          <table:table-cell office:value-type="float" office:value="99.13374" calcext:value-type="float">
            <text:p>99.13374</text:p>
          </table:table-cell>
          <table:table-cell office:value-type="float" office:value="98.76713" calcext:value-type="float">
            <text:p>98.76713</text:p>
          </table:table-cell>
          <table:table-cell office:value-type="float" office:value="96.112" calcext:value-type="float">
            <text:p>96.112</text:p>
          </table:table-cell>
          <table:table-cell office:value-type="float" office:value="97.44534" calcext:value-type="float">
            <text:p>97.44534</text:p>
          </table:table-cell>
          <table:table-cell office:value-type="float" office:value="97.05761" calcext:value-type="float">
            <text:p>97.05761</text:p>
          </table:table-cell>
          <table:table-cell office:value-type="float" office:value="96.5995" calcext:value-type="float">
            <text:p>96.5995</text:p>
          </table:table-cell>
          <table:table-cell office:value-type="float" office:value="96.74791" calcext:value-type="float">
            <text:p>96.74791</text:p>
          </table:table-cell>
          <table:table-cell office:value-type="float" office:value="95.70358" calcext:value-type="float">
            <text:p>95.70358</text:p>
          </table:table-cell>
          <table:table-cell office:value-type="float" office:value="96.1614" calcext:value-type="float">
            <text:p>96.1614</text:p>
          </table:table-cell>
          <table:table-cell office:value-type="float" office:value="96.69801" calcext:value-type="float">
            <text:p>96.69801</text:p>
          </table:table-cell>
          <table:table-cell office:value-type="float" office:value="97.43265" calcext:value-type="float">
            <text:p>97.43265</text:p>
          </table:table-cell>
          <table:table-cell office:value-type="float" office:value="96.25288" calcext:value-type="float">
            <text:p>96.25288</text:p>
          </table:table-cell>
          <table:table-cell office:value-type="float" office:value="96.87966" calcext:value-type="float">
            <text:p>96.87966</text:p>
          </table:table-cell>
          <table:table-cell office:value-type="float" office:value="95.05955" calcext:value-type="float">
            <text:p>95.05955</text:p>
          </table:table-cell>
          <table:table-cell office:value-type="float" office:value="99.82186" calcext:value-type="float">
            <text:p>99.82186</text:p>
          </table:table-cell>
          <table:table-cell office:value-type="float" office:value="96.16543" calcext:value-type="float">
            <text:p>96.16543</text:p>
          </table:table-cell>
          <table:table-cell office:value-type="float" office:value="100.39387" calcext:value-type="float">
            <text:p>100.39387</text:p>
          </table:table-cell>
          <table:table-cell office:value-type="float" office:value="95.31819" calcext:value-type="float">
            <text:p>95.31819</text:p>
          </table:table-cell>
          <table:table-cell/>
        </table:table-row>
        <table:table-row table:style-name="ro1">
          <table:table-cell office:value-type="float" office:value="95.64226" calcext:value-type="float">
            <text:p>95.64226</text:p>
          </table:table-cell>
          <table:table-cell office:value-type="float" office:value="96.74537" calcext:value-type="float">
            <text:p>96.74537</text:p>
          </table:table-cell>
          <table:table-cell office:value-type="float" office:value="98.72685" calcext:value-type="float">
            <text:p>98.72685</text:p>
          </table:table-cell>
          <table:table-cell office:value-type="float" office:value="98.35993" calcext:value-type="float">
            <text:p>98.35993</text:p>
          </table:table-cell>
          <table:table-cell office:value-type="float" office:value="95.68126" calcext:value-type="float">
            <text:p>95.68126</text:p>
          </table:table-cell>
          <table:table-cell office:value-type="float" office:value="97.28467" calcext:value-type="float">
            <text:p>97.28467</text:p>
          </table:table-cell>
          <table:table-cell office:value-type="float" office:value="96.82119" calcext:value-type="float">
            <text:p>96.82119</text:p>
          </table:table-cell>
          <table:table-cell office:value-type="float" office:value="96.17195" calcext:value-type="float">
            <text:p>96.17195</text:p>
          </table:table-cell>
          <table:table-cell office:value-type="float" office:value="96.57089" calcext:value-type="float">
            <text:p>96.57089</text:p>
          </table:table-cell>
          <table:table-cell office:value-type="float" office:value="95.46266" calcext:value-type="float">
            <text:p>95.46266</text:p>
          </table:table-cell>
          <table:table-cell office:value-type="float" office:value="95.98104" calcext:value-type="float">
            <text:p>95.98104</text:p>
          </table:table-cell>
          <table:table-cell office:value-type="float" office:value="96.2708" calcext:value-type="float">
            <text:p>96.2708</text:p>
          </table:table-cell>
          <table:table-cell office:value-type="float" office:value="97.01827" calcext:value-type="float">
            <text:p>97.01827</text:p>
          </table:table-cell>
          <table:table-cell office:value-type="float" office:value="96.0724" calcext:value-type="float">
            <text:p>96.0724</text:p>
          </table:table-cell>
          <table:table-cell office:value-type="float" office:value="96.45272" calcext:value-type="float">
            <text:p>96.45272</text:p>
          </table:table-cell>
          <table:table-cell office:value-type="float" office:value="94.87227" calcext:value-type="float">
            <text:p>94.87227</text:p>
          </table:table-cell>
          <table:table-cell office:value-type="float" office:value="99.68238" calcext:value-type="float">
            <text:p>99.68238</text:p>
          </table:table-cell>
          <table:table-cell office:value-type="float" office:value="95.98528" calcext:value-type="float">
            <text:p>95.98528</text:p>
          </table:table-cell>
          <table:table-cell office:value-type="float" office:value="100.07682" calcext:value-type="float">
            <text:p>100.07682</text:p>
          </table:table-cell>
          <table:table-cell office:value-type="float" office:value="94.88777" calcext:value-type="float">
            <text:p>94.88777</text:p>
          </table:table-cell>
          <table:table-cell/>
        </table:table-row>
        <table:table-row table:style-name="ro1">
          <table:table-cell office:value-type="float" office:value="95.46333" calcext:value-type="float">
            <text:p>95.46333</text:p>
          </table:table-cell>
          <table:table-cell office:value-type="float" office:value="96.56837" calcext:value-type="float">
            <text:p>96.56837</text:p>
          </table:table-cell>
          <table:table-cell office:value-type="float" office:value="98.57677" calcext:value-type="float">
            <text:p>98.57677</text:p>
          </table:table-cell>
          <table:table-cell office:value-type="float" office:value="98.20635" calcext:value-type="float">
            <text:p>98.20635</text:p>
          </table:table-cell>
          <table:table-cell office:value-type="float" office:value="95.4903" calcext:value-type="float">
            <text:p>95.4903</text:p>
          </table:table-cell>
          <table:table-cell office:value-type="float" office:value="96.85749" calcext:value-type="float">
            <text:p>96.85749</text:p>
          </table:table-cell>
          <table:table-cell office:value-type="float" office:value="96.46047" calcext:value-type="float">
            <text:p>96.46047</text:p>
          </table:table-cell>
          <table:table-cell office:value-type="float" office:value="95.99493" calcext:value-type="float">
            <text:p>95.99493</text:p>
          </table:table-cell>
          <table:table-cell office:value-type="float" office:value="96.14347" calcext:value-type="float">
            <text:p>96.14347</text:p>
          </table:table-cell>
          <table:table-cell office:value-type="float" office:value="95.08788" calcext:value-type="float">
            <text:p>95.08788</text:p>
          </table:table-cell>
          <table:table-cell office:value-type="float" office:value="95.54113" calcext:value-type="float">
            <text:p>95.54113</text:p>
          </table:table-cell>
          <table:table-cell office:value-type="float" office:value="96.09392" calcext:value-type="float">
            <text:p>96.09392</text:p>
          </table:table-cell>
          <table:table-cell office:value-type="float" office:value="96.84463" calcext:value-type="float">
            <text:p>96.84463</text:p>
          </table:table-cell>
          <table:table-cell office:value-type="float" office:value="95.64514" calcext:value-type="float">
            <text:p>95.64514</text:p>
          </table:table-cell>
          <table:table-cell office:value-type="float" office:value="96.28515" calcext:value-type="float">
            <text:p>96.28515</text:p>
          </table:table-cell>
          <table:table-cell office:value-type="float" office:value="94.43321" calcext:value-type="float">
            <text:p>94.43321</text:p>
          </table:table-cell>
          <table:table-cell office:value-type="float" office:value="99.27884" calcext:value-type="float">
            <text:p>99.27884</text:p>
          </table:table-cell>
          <table:table-cell office:value-type="float" office:value="95.55509" calcext:value-type="float">
            <text:p>95.55509</text:p>
          </table:table-cell>
          <table:table-cell office:value-type="float" office:value="99.85494" calcext:value-type="float">
            <text:p>99.85494</text:p>
          </table:table-cell>
          <table:table-cell office:value-type="float" office:value="94.69124" calcext:value-type="float">
            <text:p>94.69124</text:p>
          </table:table-cell>
          <table:table-cell/>
        </table:table-row>
        <table:table-row table:style-name="ro1">
          <table:table-cell office:value-type="float" office:value="95.03522" calcext:value-type="float">
            <text:p>95.03522</text:p>
          </table:table-cell>
          <table:table-cell office:value-type="float" office:value="96.14097" calcext:value-type="float">
            <text:p>96.14097</text:p>
          </table:table-cell>
          <table:table-cell office:value-type="float" office:value="98.16957" calcext:value-type="float">
            <text:p>98.16957</text:p>
          </table:table-cell>
          <table:table-cell office:value-type="float" office:value="97.78651" calcext:value-type="float">
            <text:p>97.78651</text:p>
          </table:table-cell>
          <table:table-cell office:value-type="float" office:value="95.06197" calcext:value-type="float">
            <text:p>95.06197</text:p>
          </table:table-cell>
          <table:table-cell office:value-type="float" office:value="96.6931" calcext:value-type="float">
            <text:p>96.6931</text:p>
          </table:table-cell>
          <table:table-cell office:value-type="float" office:value="96.21686" calcext:value-type="float">
            <text:p>96.21686</text:p>
          </table:table-cell>
          <table:table-cell office:value-type="float" office:value="95.56396" calcext:value-type="float">
            <text:p>95.56396</text:p>
          </table:table-cell>
          <table:table-cell office:value-type="float" office:value="95.97209" calcext:value-type="float">
            <text:p>95.97209</text:p>
          </table:table-cell>
          <table:table-cell office:value-type="float" office:value="94.83524" calcext:value-type="float">
            <text:p>94.83524</text:p>
          </table:table-cell>
          <table:table-cell office:value-type="float" office:value="95.35741" calcext:value-type="float">
            <text:p>95.35741</text:p>
          </table:table-cell>
          <table:table-cell office:value-type="float" office:value="95.66299" calcext:value-type="float">
            <text:p>95.66299</text:p>
          </table:table-cell>
          <table:table-cell office:value-type="float" office:value="96.41752" calcext:value-type="float">
            <text:p>96.41752</text:p>
          </table:table-cell>
          <table:table-cell office:value-type="float" office:value="95.46105" calcext:value-type="float">
            <text:p>95.46105</text:p>
          </table:table-cell>
          <table:table-cell office:value-type="float" office:value="95.84518" calcext:value-type="float">
            <text:p>95.84518</text:p>
          </table:table-cell>
          <table:table-cell office:value-type="float" office:value="94.22688" calcext:value-type="float">
            <text:p>94.22688</text:p>
          </table:table-cell>
          <table:table-cell office:value-type="float" office:value="99.13237" calcext:value-type="float">
            <text:p>99.13237</text:p>
          </table:table-cell>
          <table:table-cell office:value-type="float" office:value="95.3715" calcext:value-type="float">
            <text:p>95.3715</text:p>
          </table:table-cell>
          <table:table-cell office:value-type="float" office:value="99.45527" calcext:value-type="float">
            <text:p>99.45527</text:p>
          </table:table-cell>
          <table:table-cell office:value-type="float" office:value="94.24426" calcext:value-type="float">
            <text:p>94.24426</text:p>
          </table:table-cell>
          <table:table-cell/>
        </table:table-row>
        <table:table-row table:style-name="ro1">
          <table:table-cell office:value-type="float" office:value="94.84225" calcext:value-type="float">
            <text:p>94.84225</text:p>
          </table:table-cell>
          <table:table-cell office:value-type="float" office:value="95.96035" calcext:value-type="float">
            <text:p>95.96035</text:p>
          </table:table-cell>
          <table:table-cell office:value-type="float" office:value="98.01237" calcext:value-type="float">
            <text:p>98.01237</text:p>
          </table:table-cell>
          <table:table-cell office:value-type="float" office:value="97.62934" calcext:value-type="float">
            <text:p>97.62934</text:p>
          </table:table-cell>
          <table:table-cell office:value-type="float" office:value="94.86874" calcext:value-type="float">
            <text:p>94.86874</text:p>
          </table:table-cell>
          <table:table-cell office:value-type="float" office:value="96.26603" calcext:value-type="float">
            <text:p>96.26603</text:p>
          </table:table-cell>
          <table:table-cell office:value-type="float" office:value="95.85242" calcext:value-type="float">
            <text:p>95.85242</text:p>
          </table:table-cell>
          <table:table-cell office:value-type="float" office:value="95.37027" calcext:value-type="float">
            <text:p>95.37027</text:p>
          </table:table-cell>
          <table:table-cell office:value-type="float" office:value="95.53201" calcext:value-type="float">
            <text:p>95.53201</text:p>
          </table:table-cell>
          <table:table-cell office:value-type="float" office:value="94.39267" calcext:value-type="float">
            <text:p>94.39267</text:p>
          </table:table-cell>
          <table:table-cell office:value-type="float" office:value="94.92694" calcext:value-type="float">
            <text:p>94.92694</text:p>
          </table:table-cell>
          <table:table-cell office:value-type="float" office:value="95.46977" calcext:value-type="float">
            <text:p>95.46977</text:p>
          </table:table-cell>
          <table:table-cell office:value-type="float" office:value="96.24974" calcext:value-type="float">
            <text:p>96.24974</text:p>
          </table:table-cell>
          <table:table-cell office:value-type="float" office:value="95.02091" calcext:value-type="float">
            <text:p>95.02091</text:p>
          </table:table-cell>
          <table:table-cell office:value-type="float" office:value="95.66481" calcext:value-type="float">
            <text:p>95.66481</text:p>
          </table:table-cell>
          <table:table-cell office:value-type="float" office:value="93.78008" calcext:value-type="float">
            <text:p>93.78008</text:p>
          </table:table-cell>
          <table:table-cell office:value-type="float" office:value="98.72871" calcext:value-type="float">
            <text:p>98.72871</text:p>
          </table:table-cell>
          <table:table-cell office:value-type="float" office:value="94.93184" calcext:value-type="float">
            <text:p>94.93184</text:p>
          </table:table-cell>
          <table:table-cell office:value-type="float" office:value="99.31242" calcext:value-type="float">
            <text:p>99.31242</text:p>
          </table:table-cell>
          <table:table-cell office:value-type="float" office:value="94.04445" calcext:value-type="float">
            <text:p>94.04445</text:p>
          </table:table-cell>
          <table:table-cell/>
        </table:table-row>
        <table:table-row table:style-name="ro1">
          <table:table-cell office:value-type="float" office:value="94.40364" calcext:value-type="float">
            <text:p>94.40364</text:p>
          </table:table-cell>
          <table:table-cell office:value-type="float" office:value="95.52932" calcext:value-type="float">
            <text:p>95.52932</text:p>
          </table:table-cell>
          <table:table-cell office:value-type="float" office:value="97.59236" calcext:value-type="float">
            <text:p>97.59236</text:p>
          </table:table-cell>
          <table:table-cell office:value-type="float" office:value="97.20557" calcext:value-type="float">
            <text:p>97.20557</text:p>
          </table:table-cell>
          <table:table-cell office:value-type="float" office:value="94.42968" calcext:value-type="float">
            <text:p>94.42968</text:p>
          </table:table-cell>
          <table:table-cell office:value-type="float" office:value="96.08535" calcext:value-type="float">
            <text:p>96.08535</text:p>
          </table:table-cell>
          <table:table-cell office:value-type="float" office:value="95.60916" calcext:value-type="float">
            <text:p>95.60916</text:p>
          </table:table-cell>
          <table:table-cell office:value-type="float" office:value="94.93614" calcext:value-type="float">
            <text:p>94.93614</text:p>
          </table:table-cell>
          <table:table-cell office:value-type="float" office:value="95.34789" calcext:value-type="float">
            <text:p>95.34789</text:p>
          </table:table-cell>
          <table:table-cell office:value-type="float" office:value="94.19564" calcext:value-type="float">
            <text:p>94.19564</text:p>
          </table:table-cell>
          <table:table-cell office:value-type="float" office:value="94.92694" calcext:value-type="float">
            <text:p>94.92694</text:p>
          </table:table-cell>
          <table:table-cell office:value-type="float" office:value="95.03926" calcext:value-type="float">
            <text:p>95.03926</text:p>
          </table:table-cell>
          <table:table-cell office:value-type="float" office:value="95.81919" calcext:value-type="float">
            <text:p>95.81919</text:p>
          </table:table-cell>
          <table:table-cell office:value-type="float" office:value="94.83319" calcext:value-type="float">
            <text:p>94.83319</text:p>
          </table:table-cell>
          <table:table-cell office:value-type="float" office:value="95.23071" calcext:value-type="float">
            <text:p>95.23071</text:p>
          </table:table-cell>
          <table:table-cell office:value-type="float" office:value="93.57021" calcext:value-type="float">
            <text:p>93.57021</text:p>
          </table:table-cell>
          <table:table-cell office:value-type="float" office:value="98.57847" calcext:value-type="float">
            <text:p>98.57847</text:p>
          </table:table-cell>
          <table:table-cell office:value-type="float" office:value="94.73208" calcext:value-type="float">
            <text:p>94.73208</text:p>
          </table:table-cell>
          <table:table-cell office:value-type="float" office:value="98.90564" calcext:value-type="float">
            <text:p>98.90564</text:p>
          </table:table-cell>
          <table:table-cell office:value-type="float" office:value="93.58805" calcext:value-type="float">
            <text:p>93.58805</text:p>
          </table:table-cell>
          <table:table-cell/>
        </table:table-row>
        <table:table-row table:style-name="ro1">
          <table:table-cell office:value-type="float" office:value="94.20673" calcext:value-type="float">
            <text:p>94.20673</text:p>
          </table:table-cell>
          <table:table-cell office:value-type="float" office:value="95.34545" calcext:value-type="float">
            <text:p>95.34545</text:p>
          </table:table-cell>
          <table:table-cell office:value-type="float" office:value="97.43523" calcext:value-type="float">
            <text:p>97.43523</text:p>
          </table:table-cell>
          <table:table-cell office:value-type="float" office:value="97.04479" calcext:value-type="float">
            <text:p>97.04479</text:p>
          </table:table-cell>
          <table:table-cell office:value-type="float" office:value="94.22931" calcext:value-type="float">
            <text:p>94.22931</text:p>
          </table:table-cell>
          <table:table-cell office:value-type="float" office:value="95.65837" calcext:value-type="float">
            <text:p>95.65837</text:p>
          </table:table-cell>
          <table:table-cell office:value-type="float" office:value="95.23782" calcext:value-type="float">
            <text:p>95.23782</text:p>
          </table:table-cell>
          <table:table-cell office:value-type="float" office:value="94.73962" calcext:value-type="float">
            <text:p>94.73962</text:p>
          </table:table-cell>
          <table:table-cell office:value-type="float" office:value="94.90417" calcext:value-type="float">
            <text:p>94.90417</text:p>
          </table:table-cell>
          <table:table-cell office:value-type="float" office:value="93.75244" calcext:value-type="float">
            <text:p>93.75244</text:p>
          </table:table-cell>
          <table:table-cell office:value-type="float" office:value="94.72705" calcext:value-type="float">
            <text:p>94.72705</text:p>
          </table:table-cell>
          <table:table-cell office:value-type="float" office:value="94.84247" calcext:value-type="float">
            <text:p>94.84247</text:p>
          </table:table-cell>
          <table:table-cell office:value-type="float" office:value="95.63884" calcext:value-type="float">
            <text:p>95.63884</text:p>
          </table:table-cell>
          <table:table-cell office:value-type="float" office:value="94.38949" calcext:value-type="float">
            <text:p>94.38949</text:p>
          </table:table-cell>
          <table:table-cell office:value-type="float" office:value="95.04708" calcext:value-type="float">
            <text:p>95.04708</text:p>
          </table:table-cell>
          <table:table-cell office:value-type="float" office:value="93.11322" calcext:value-type="float">
            <text:p>93.11322</text:p>
          </table:table-cell>
          <table:table-cell office:value-type="float" office:value="98.15851" calcext:value-type="float">
            <text:p>98.15851</text:p>
          </table:table-cell>
          <table:table-cell office:value-type="float" office:value="94.28893" calcext:value-type="float">
            <text:p>94.28893</text:p>
          </table:table-cell>
          <table:table-cell office:value-type="float" office:value="98.75937" calcext:value-type="float">
            <text:p>98.75937</text:p>
          </table:table-cell>
          <table:table-cell office:value-type="float" office:value="93.37563" calcext:value-type="float">
            <text:p>93.37563</text:p>
          </table:table-cell>
          <table:table-cell/>
        </table:table-row>
        <table:table-row table:style-name="ro1">
          <table:table-cell office:value-type="float" office:value="93.75097" calcext:value-type="float">
            <text:p>93.75097</text:p>
          </table:table-cell>
          <table:table-cell office:value-type="float" office:value="94.90511" calcext:value-type="float">
            <text:p>94.90511</text:p>
          </table:table-cell>
          <table:table-cell office:value-type="float" office:value="97.01145" calcext:value-type="float">
            <text:p>97.01145</text:p>
          </table:table-cell>
          <table:table-cell office:value-type="float" office:value="96.61752" calcext:value-type="float">
            <text:p>96.61752</text:p>
          </table:table-cell>
          <table:table-cell office:value-type="float" office:value="93.77673" calcext:value-type="float">
            <text:p>93.77673</text:p>
          </table:table-cell>
          <table:table-cell office:value-type="float" office:value="95.47459" calcext:value-type="float">
            <text:p>95.47459</text:p>
          </table:table-cell>
          <table:table-cell office:value-type="float" office:value="94.98164" calcext:value-type="float">
            <text:p>94.98164</text:p>
          </table:table-cell>
          <table:table-cell office:value-type="float" office:value="94.29232" calcext:value-type="float">
            <text:p>94.29232</text:p>
          </table:table-cell>
          <table:table-cell office:value-type="float" office:value="94.71641" calcext:value-type="float">
            <text:p>94.71641</text:p>
          </table:table-cell>
          <table:table-cell office:value-type="float" office:value="93.54205" calcext:value-type="float">
            <text:p>93.54205</text:p>
          </table:table-cell>
          <table:table-cell office:value-type="float" office:value="94.28355" calcext:value-type="float">
            <text:p>94.28355</text:p>
          </table:table-cell>
          <table:table-cell office:value-type="float" office:value="94.39883" calcext:value-type="float">
            <text:p>94.39883</text:p>
          </table:table-cell>
          <table:table-cell office:value-type="float" office:value="95.19516" calcext:value-type="float">
            <text:p>95.19516</text:p>
          </table:table-cell>
          <table:table-cell office:value-type="float" office:value="94.18935" calcext:value-type="float">
            <text:p>94.18935</text:p>
          </table:table-cell>
          <table:table-cell office:value-type="float" office:value="94.60363" calcext:value-type="float">
            <text:p>94.60363</text:p>
          </table:table-cell>
          <table:table-cell office:value-type="float" office:value="92.89614" calcext:value-type="float">
            <text:p>92.89614</text:p>
          </table:table-cell>
          <table:table-cell office:value-type="float" office:value="98.00498" calcext:value-type="float">
            <text:p>98.00498</text:p>
          </table:table-cell>
          <table:table-cell office:value-type="float" office:value="94.08945" calcext:value-type="float">
            <text:p>94.08945</text:p>
          </table:table-cell>
          <table:table-cell office:value-type="float" office:value="98.34309" calcext:value-type="float">
            <text:p>98.34309</text:p>
          </table:table-cell>
          <table:table-cell office:value-type="float" office:value="92.92502" calcext:value-type="float">
            <text:p>92.92502</text:p>
          </table:table-cell>
          <table:table-cell/>
        </table:table-row>
        <table:table-row table:style-name="ro1">
          <table:table-cell office:value-type="float" office:value="93.54111" calcext:value-type="float">
            <text:p>93.54111</text:p>
          </table:table-cell>
          <table:table-cell office:value-type="float" office:value="94.70854" calcext:value-type="float">
            <text:p>94.70854</text:p>
          </table:table-cell>
          <table:table-cell office:value-type="float" office:value="96.84704" calcext:value-type="float">
            <text:p>96.84704</text:p>
          </table:table-cell>
          <table:table-cell office:value-type="float" office:value="96.45329" calcext:value-type="float">
            <text:p>96.45329</text:p>
          </table:table-cell>
          <table:table-cell office:value-type="float" office:value="93.5726" calcext:value-type="float">
            <text:p>93.5726</text:p>
          </table:table-cell>
          <table:table-cell office:value-type="float" office:value="95.03079" calcext:value-type="float">
            <text:p>95.03079</text:p>
          </table:table-cell>
          <table:table-cell office:value-type="float" office:value="94.59727" calcext:value-type="float">
            <text:p>94.59727</text:p>
          </table:table-cell>
          <table:table-cell office:value-type="float" office:value="94.09262" calcext:value-type="float">
            <text:p>94.09262</text:p>
          </table:table-cell>
          <table:table-cell office:value-type="float" office:value="94.27295" calcext:value-type="float">
            <text:p>94.27295</text:p>
          </table:table-cell>
          <table:table-cell office:value-type="float" office:value="93.08538" calcext:value-type="float">
            <text:p>93.08538</text:p>
          </table:table-cell>
          <table:table-cell office:value-type="float" office:value="94.08369" calcext:value-type="float">
            <text:p>94.08369</text:p>
          </table:table-cell>
          <table:table-cell office:value-type="float" office:value="94.1952" calcext:value-type="float">
            <text:p>94.1952</text:p>
          </table:table-cell>
          <table:table-cell office:value-type="float" office:value="95.01151" calcext:value-type="float">
            <text:p>95.01151</text:p>
          </table:table-cell>
          <table:table-cell office:value-type="float" office:value="93.74227" calcext:value-type="float">
            <text:p>93.74227</text:p>
          </table:table-cell>
          <table:table-cell office:value-type="float" office:value="94.40379" calcext:value-type="float">
            <text:p>94.40379</text:p>
          </table:table-cell>
          <table:table-cell office:value-type="float" office:value="92.42839" calcext:value-type="float">
            <text:p>92.42839</text:p>
          </table:table-cell>
          <table:table-cell office:value-type="float" office:value="97.59452" calcext:value-type="float">
            <text:p>97.59452</text:p>
          </table:table-cell>
          <table:table-cell office:value-type="float" office:value="93.63916" calcext:value-type="float">
            <text:p>93.63916</text:p>
          </table:table-cell>
          <table:table-cell office:value-type="float" office:value="98.1896" calcext:value-type="float">
            <text:p>98.1896</text:p>
          </table:table-cell>
          <table:table-cell office:value-type="float" office:value="92.69631" calcext:value-type="float">
            <text:p>92.69631</text:p>
          </table:table-cell>
          <table:table-cell/>
        </table:table-row>
        <table:table-row table:style-name="ro1">
          <table:table-cell office:value-type="float" office:value="93.08478" calcext:value-type="float">
            <text:p>93.08478</text:p>
          </table:table-cell>
          <table:table-cell office:value-type="float" office:value="94.26123" calcext:value-type="float">
            <text:p>94.26123</text:p>
          </table:table-cell>
          <table:table-cell office:value-type="float" office:value="96.41986" calcext:value-type="float">
            <text:p>96.41986</text:p>
          </table:table-cell>
          <table:table-cell office:value-type="float" office:value="96.02276" calcext:value-type="float">
            <text:p>96.02276</text:p>
          </table:table-cell>
          <table:table-cell office:value-type="float" office:value="93.11611" calcext:value-type="float">
            <text:p>93.11611</text:p>
          </table:table-cell>
          <table:table-cell office:value-type="float" office:value="94.8376" calcext:value-type="float">
            <text:p>94.8376</text:p>
          </table:table-cell>
          <table:table-cell office:value-type="float" office:value="94.33769" calcext:value-type="float">
            <text:p>94.33769</text:p>
          </table:table-cell>
          <table:table-cell office:value-type="float" office:value="93.63632" calcext:value-type="float">
            <text:p>93.63632</text:p>
          </table:table-cell>
          <table:table-cell office:value-type="float" office:value="94.06966" calcext:value-type="float">
            <text:p>94.06966</text:p>
          </table:table-cell>
          <table:table-cell office:value-type="float" office:value="92.86234" calcext:value-type="float">
            <text:p>92.86234</text:p>
          </table:table-cell>
          <table:table-cell office:value-type="float" office:value="93.62394" calcext:value-type="float">
            <text:p>93.62394</text:p>
          </table:table-cell>
          <table:table-cell office:value-type="float" office:value="93.74786" calcext:value-type="float">
            <text:p>93.74786</text:p>
          </table:table-cell>
          <table:table-cell office:value-type="float" office:value="94.56439" calcext:value-type="float">
            <text:p>94.56439</text:p>
          </table:table-cell>
          <table:table-cell office:value-type="float" office:value="93.52613" calcext:value-type="float">
            <text:p>93.52613</text:p>
          </table:table-cell>
          <table:table-cell office:value-type="float" office:value="93.95688" calcext:value-type="float">
            <text:p>93.95688</text:p>
          </table:table-cell>
          <table:table-cell office:value-type="float" office:value="92.19743" calcext:value-type="float">
            <text:p>92.19743</text:p>
          </table:table-cell>
          <table:table-cell office:value-type="float" office:value="97.4339" calcext:value-type="float">
            <text:p>97.4339</text:p>
          </table:table-cell>
          <table:table-cell office:value-type="float" office:value="93.4268" calcext:value-type="float">
            <text:p>93.4268</text:p>
          </table:table-cell>
          <table:table-cell office:value-type="float" office:value="97.77907" calcext:value-type="float">
            <text:p>97.77907</text:p>
          </table:table-cell>
          <table:table-cell office:value-type="float" office:value="92.23642" calcext:value-type="float">
            <text:p>92.23642</text:p>
          </table:table-cell>
          <table:table-cell/>
        </table:table-row>
        <table:table-row table:style-name="ro1">
          <table:table-cell office:value-type="float" office:value="92.87128" calcext:value-type="float">
            <text:p>92.87128</text:p>
          </table:table-cell>
          <table:table-cell office:value-type="float" office:value="94.06142" calcext:value-type="float">
            <text:p>94.06142</text:p>
          </table:table-cell>
          <table:table-cell office:value-type="float" office:value="96.2428" calcext:value-type="float">
            <text:p>96.2428</text:p>
          </table:table-cell>
          <table:table-cell office:value-type="float" office:value="95.8424" calcext:value-type="float">
            <text:p>95.8424</text:p>
          </table:table-cell>
          <table:table-cell office:value-type="float" office:value="92.89317" calcext:value-type="float">
            <text:p>92.89317</text:p>
          </table:table-cell>
          <table:table-cell office:value-type="float" office:value="94.39052" calcext:value-type="float">
            <text:p>94.39052</text:p>
          </table:table-cell>
          <table:table-cell office:value-type="float" office:value="93.95035" calcext:value-type="float">
            <text:p>93.95035</text:p>
          </table:table-cell>
          <table:table-cell office:value-type="float" office:value="93.42992" calcext:value-type="float">
            <text:p>93.42992</text:p>
          </table:table-cell>
          <table:table-cell office:value-type="float" office:value="93.61315" calcext:value-type="float">
            <text:p>93.61315</text:p>
          </table:table-cell>
          <table:table-cell office:value-type="float" office:value="92.40041" calcext:value-type="float">
            <text:p>92.40041</text:p>
          </table:table-cell>
          <table:table-cell office:value-type="float" office:value="93.41161" calcext:value-type="float">
            <text:p>93.41161</text:p>
          </table:table-cell>
          <table:table-cell office:value-type="float" office:value="93.5354" calcext:value-type="float">
            <text:p>93.5354</text:p>
          </table:table-cell>
          <table:table-cell office:value-type="float" office:value="94.36787" calcext:value-type="float">
            <text:p>94.36787</text:p>
          </table:table-cell>
          <table:table-cell office:value-type="float" office:value="93.06954" calcext:value-type="float">
            <text:p>93.06954</text:p>
          </table:table-cell>
          <table:table-cell office:value-type="float" office:value="93.74445" calcext:value-type="float">
            <text:p>93.74445</text:p>
          </table:table-cell>
          <table:table-cell office:value-type="float" office:value="91.72552" calcext:value-type="float">
            <text:p>91.72552</text:p>
          </table:table-cell>
          <table:table-cell office:value-type="float" office:value="97.01058" calcext:value-type="float">
            <text:p>97.01058</text:p>
          </table:table-cell>
          <table:table-cell office:value-type="float" office:value="92.96726" calcext:value-type="float">
            <text:p>92.96726</text:p>
          </table:table-cell>
          <table:table-cell office:value-type="float" office:value="97.62201" calcext:value-type="float">
            <text:p>97.62201</text:p>
          </table:table-cell>
          <table:table-cell office:value-type="float" office:value="91.99534" calcext:value-type="float">
            <text:p>91.99534</text:p>
          </table:table-cell>
          <table:table-cell/>
        </table:table-row>
        <table:table-row table:style-name="ro1">
          <table:table-cell office:value-type="float" office:value="92.40433" calcext:value-type="float">
            <text:p>92.40433</text:p>
          </table:table-cell>
          <table:table-cell office:value-type="float" office:value="93.61072" calcext:value-type="float">
            <text:p>93.61072</text:p>
          </table:table-cell>
          <table:table-cell office:value-type="float" office:value="95.81205" calcext:value-type="float">
            <text:p>95.81205</text:p>
          </table:table-cell>
          <table:table-cell office:value-type="float" office:value="95.40197" calcext:value-type="float">
            <text:p>95.40197</text:p>
          </table:table-cell>
          <table:table-cell office:value-type="float" office:value="92.43167" calcext:value-type="float">
            <text:p>92.43167</text:p>
          </table:table-cell>
          <table:table-cell office:value-type="float" office:value="94.19067" calcext:value-type="float">
            <text:p>94.19067</text:p>
          </table:table-cell>
          <table:table-cell office:value-type="float" office:value="93.69086" calcext:value-type="float">
            <text:p>93.69086</text:p>
          </table:table-cell>
          <table:table-cell office:value-type="float" office:value="92.97022" calcext:value-type="float">
            <text:p>92.97022</text:p>
          </table:table-cell>
          <table:table-cell office:value-type="float" office:value="93.40667" calcext:value-type="float">
            <text:p>93.40667</text:p>
          </table:table-cell>
          <table:table-cell office:value-type="float" office:value="92.17293" calcext:value-type="float">
            <text:p>92.17293</text:p>
          </table:table-cell>
          <table:table-cell office:value-type="float" office:value="92.95173" calcext:value-type="float">
            <text:p>92.95173</text:p>
          </table:table-cell>
          <table:table-cell office:value-type="float" office:value="93.07533" calcext:value-type="float">
            <text:p>93.07533</text:p>
          </table:table-cell>
          <table:table-cell office:value-type="float" office:value="93.92035" calcext:value-type="float">
            <text:p>93.92035</text:p>
          </table:table-cell>
          <table:table-cell office:value-type="float" office:value="92.8502" calcext:value-type="float">
            <text:p>92.8502</text:p>
          </table:table-cell>
          <table:table-cell office:value-type="float" office:value="93.28812" calcext:value-type="float">
            <text:p>93.28812</text:p>
          </table:table-cell>
          <table:table-cell office:value-type="float" office:value="91.48537" calcext:value-type="float">
            <text:p>91.48537</text:p>
          </table:table-cell>
          <table:table-cell office:value-type="float" office:value="96.8462" calcext:value-type="float">
            <text:p>96.8462</text:p>
          </table:table-cell>
          <table:table-cell office:value-type="float" office:value="92.74223" calcext:value-type="float">
            <text:p>92.74223</text:p>
          </table:table-cell>
          <table:table-cell office:value-type="float" office:value="97.19843" calcext:value-type="float">
            <text:p>97.19843</text:p>
          </table:table-cell>
          <table:table-cell office:value-type="float" office:value="91.52246" calcext:value-type="float">
            <text:p>91.52246</text:p>
          </table:table-cell>
          <table:table-cell/>
        </table:table-row>
        <table:table-row table:style-name="ro1">
          <table:table-cell office:value-type="float" office:value="92.17357" calcext:value-type="float">
            <text:p>92.17357</text:p>
          </table:table-cell>
          <table:table-cell office:value-type="float" office:value="93.39824" calcext:value-type="float">
            <text:p>93.39824</text:p>
          </table:table-cell>
          <table:table-cell office:value-type="float" office:value="95.63158" calcext:value-type="float">
            <text:p>95.63158</text:p>
          </table:table-cell>
          <table:table-cell office:value-type="float" office:value="95.21814" calcext:value-type="float">
            <text:p>95.21814</text:p>
          </table:table-cell>
          <table:table-cell office:value-type="float" office:value="92.19503" calcext:value-type="float">
            <text:p>92.19503</text:p>
          </table:table-cell>
          <table:table-cell office:value-type="float" office:value="93.74355" calcext:value-type="float">
            <text:p>93.74355</text:p>
          </table:table-cell>
          <table:table-cell office:value-type="float" office:value="93.23084" calcext:value-type="float">
            <text:p>93.23084</text:p>
          </table:table-cell>
          <table:table-cell office:value-type="float" office:value="92.74543" calcext:value-type="float">
            <text:p>92.74543</text:p>
          </table:table-cell>
          <table:table-cell office:value-type="float" office:value="92.94641" calcext:value-type="float">
            <text:p>92.94641</text:p>
          </table:table-cell>
          <table:table-cell office:value-type="float" office:value="91.69783" calcext:value-type="float">
            <text:p>91.69783</text:p>
          </table:table-cell>
          <table:table-cell office:value-type="float" office:value="92.73623" calcext:value-type="float">
            <text:p>92.73623</text:p>
          </table:table-cell>
          <table:table-cell office:value-type="float" office:value="92.8501" calcext:value-type="float">
            <text:p>92.8501</text:p>
          </table:table-cell>
          <table:table-cell office:value-type="float" office:value="93.7078" calcext:value-type="float">
            <text:p>93.7078</text:p>
          </table:table-cell>
          <table:table-cell office:value-type="float" office:value="92.39007" calcext:value-type="float">
            <text:p>92.39007</text:p>
          </table:table-cell>
          <table:table-cell office:value-type="float" office:value="93.0725" calcext:value-type="float">
            <text:p>93.0725</text:p>
          </table:table-cell>
          <table:table-cell office:value-type="float" office:value="91.00018" calcext:value-type="float">
            <text:p>91.00018</text:p>
          </table:table-cell>
          <table:table-cell office:value-type="float" office:value="96.42237" calcext:value-type="float">
            <text:p>96.42237</text:p>
          </table:table-cell>
          <table:table-cell office:value-type="float" office:value="92.27918" calcext:value-type="float">
            <text:p>92.27918</text:p>
          </table:table-cell>
          <table:table-cell office:value-type="float" office:value="97.02849" calcext:value-type="float">
            <text:p>97.02849</text:p>
          </table:table-cell>
          <table:table-cell office:value-type="float" office:value="91.2819" calcext:value-type="float">
            <text:p>91.2819</text:p>
          </table:table-cell>
          <table:table-cell/>
        </table:table-row>
        <table:table-row table:style-name="ro1">
          <table:table-cell office:value-type="float" office:value="91.70183" calcext:value-type="float">
            <text:p>91.70183</text:p>
          </table:table-cell>
          <table:table-cell office:value-type="float" office:value="92.93769" calcext:value-type="float">
            <text:p>92.93769</text:p>
          </table:table-cell>
          <table:table-cell office:value-type="float" office:value="95.19748" calcext:value-type="float">
            <text:p>95.19748</text:p>
          </table:table-cell>
          <table:table-cell office:value-type="float" office:value="94.77446" calcext:value-type="float">
            <text:p>94.77446</text:p>
          </table:table-cell>
          <table:table-cell office:value-type="float" office:value="91.72307" calcext:value-type="float">
            <text:p>91.72307</text:p>
          </table:table-cell>
          <table:table-cell office:value-type="float" office:value="93.53103" calcext:value-type="float">
            <text:p>93.53103</text:p>
          </table:table-cell>
          <table:table-cell office:value-type="float" office:value="93.01486" calcext:value-type="float">
            <text:p>93.01486</text:p>
          </table:table-cell>
          <table:table-cell office:value-type="float" office:value="92.28238" calcext:value-type="float">
            <text:p>92.28238</text:p>
          </table:table-cell>
          <table:table-cell office:value-type="float" office:value="92.72148" calcext:value-type="float">
            <text:p>92.72148</text:p>
          </table:table-cell>
          <table:table-cell office:value-type="float" office:value="91.45767" calcext:value-type="float">
            <text:p>91.45767</text:p>
          </table:table-cell>
          <table:table-cell office:value-type="float" office:value="92.2635" calcext:value-type="float">
            <text:p>92.2635</text:p>
          </table:table-cell>
          <table:table-cell office:value-type="float" office:value="92.38639" calcext:value-type="float">
            <text:p>92.38639</text:p>
          </table:table-cell>
          <table:table-cell office:value-type="float" office:value="93.25721" calcext:value-type="float">
            <text:p>93.25721</text:p>
          </table:table-cell>
          <table:table-cell office:value-type="float" office:value="92.15247" calcext:value-type="float">
            <text:p>92.15247</text:p>
          </table:table-cell>
          <table:table-cell office:value-type="float" office:value="92.60915" calcext:value-type="float">
            <text:p>92.60915</text:p>
          </table:table-cell>
          <table:table-cell office:value-type="float" office:value="90.74778" calcext:value-type="float">
            <text:p>90.74778</text:p>
          </table:table-cell>
          <table:table-cell office:value-type="float" office:value="96.24175" calcext:value-type="float">
            <text:p>96.24175</text:p>
          </table:table-cell>
          <table:table-cell office:value-type="float" office:value="92.04206" calcext:value-type="float">
            <text:p>92.04206</text:p>
          </table:table-cell>
          <table:table-cell office:value-type="float" office:value="96.61069" calcext:value-type="float">
            <text:p>96.61069</text:p>
          </table:table-cell>
          <table:table-cell office:value-type="float" office:value="90.80564" calcext:value-type="float">
            <text:p>90.80564</text:p>
          </table:table-cell>
          <table:table-cell/>
        </table:table-row>
        <table:table-row table:style-name="ro1">
          <table:table-cell office:value-type="float" office:value="91.45837" calcext:value-type="float">
            <text:p>91.45837</text:p>
          </table:table-cell>
          <table:table-cell office:value-type="float" office:value="92.71262" calcext:value-type="float">
            <text:p>92.71262</text:p>
          </table:table-cell>
          <table:table-cell office:value-type="float" office:value="95.01376" calcext:value-type="float">
            <text:p>95.01376</text:p>
          </table:table-cell>
          <table:table-cell office:value-type="float" office:value="94.57792" calcext:value-type="float">
            <text:p>94.57792</text:p>
          </table:table-cell>
          <table:table-cell office:value-type="float" office:value="91.47957" calcext:value-type="float">
            <text:p>91.47957</text:p>
          </table:table-cell>
          <table:table-cell office:value-type="float" office:value="93.07105" calcext:value-type="float">
            <text:p>93.07105</text:p>
          </table:table-cell>
          <table:table-cell office:value-type="float" office:value="92.55462" calcext:value-type="float">
            <text:p>92.55462</text:p>
          </table:table-cell>
          <table:table-cell office:value-type="float" office:value="92.04517" calcext:value-type="float">
            <text:p>92.04517</text:p>
          </table:table-cell>
          <table:table-cell office:value-type="float" office:value="92.2583" calcext:value-type="float">
            <text:p>92.2583</text:p>
          </table:table-cell>
          <table:table-cell office:value-type="float" office:value="90.97281" calcext:value-type="float">
            <text:p>90.97281</text:p>
          </table:table-cell>
          <table:table-cell office:value-type="float" office:value="92.0321" calcext:value-type="float">
            <text:p>92.0321</text:p>
          </table:table-cell>
          <table:table-cell office:value-type="float" office:value="92.15806" calcext:value-type="float">
            <text:p>92.15806</text:p>
          </table:table-cell>
          <table:table-cell office:value-type="float" office:value="93.03196" calcext:value-type="float">
            <text:p>93.03196</text:p>
          </table:table-cell>
          <table:table-cell office:value-type="float" office:value="91.68877" calcext:value-type="float">
            <text:p>91.68877</text:p>
          </table:table-cell>
          <table:table-cell office:value-type="float" office:value="92.38102" calcext:value-type="float">
            <text:p>92.38102</text:p>
          </table:table-cell>
          <table:table-cell office:value-type="float" office:value="90.25934" calcext:value-type="float">
            <text:p>90.25934</text:p>
          </table:table-cell>
          <table:table-cell office:value-type="float" office:value="95.81466" calcext:value-type="float">
            <text:p>95.81466</text:p>
          </table:table-cell>
          <table:table-cell office:value-type="float" office:value="91.56612" calcext:value-type="float">
            <text:p>91.56612</text:p>
          </table:table-cell>
          <table:table-cell office:value-type="float" office:value="96.43362" calcext:value-type="float">
            <text:p>96.43362</text:p>
          </table:table-cell>
          <table:table-cell office:value-type="float" office:value="90.55268" calcext:value-type="float">
            <text:p>90.55268</text:p>
          </table:table-cell>
          <table:table-cell/>
        </table:table-row>
        <table:table-row table:style-name="ro1">
          <table:table-cell office:value-type="float" office:value="90.98657" calcext:value-type="float">
            <text:p>90.98657</text:p>
          </table:table-cell>
          <table:table-cell office:value-type="float" office:value="92.24896" calcext:value-type="float">
            <text:p>92.24896</text:p>
          </table:table-cell>
          <table:table-cell office:value-type="float" office:value="94.57005" calcext:value-type="float">
            <text:p>94.57005</text:p>
          </table:table-cell>
          <table:table-cell office:value-type="float" office:value="94.13071" calcext:value-type="float">
            <text:p>94.13071</text:p>
          </table:table-cell>
          <table:table-cell office:value-type="float" office:value="91.00746" calcext:value-type="float">
            <text:p>91.00746</text:p>
          </table:table-cell>
          <table:table-cell office:value-type="float" office:value="92.85542" calcext:value-type="float">
            <text:p>92.85542</text:p>
          </table:table-cell>
          <table:table-cell office:value-type="float" office:value="92.32622" calcext:value-type="float">
            <text:p>92.32622</text:p>
          </table:table-cell>
          <table:table-cell office:value-type="float" office:value="91.56921" calcext:value-type="float">
            <text:p>91.56921</text:p>
          </table:table-cell>
          <table:table-cell office:value-type="float" office:value="92.02081" calcext:value-type="float">
            <text:p>92.02081</text:p>
          </table:table-cell>
          <table:table-cell office:value-type="float" office:value="90.72042" calcext:value-type="float">
            <text:p>90.72042</text:p>
          </table:table-cell>
          <table:table-cell office:value-type="float" office:value="91.55921" calcext:value-type="float">
            <text:p>91.55921</text:p>
          </table:table-cell>
          <table:table-cell office:value-type="float" office:value="91.68524" calcext:value-type="float">
            <text:p>91.68524</text:p>
          </table:table-cell>
          <table:table-cell office:value-type="float" office:value="92.57202" calcext:value-type="float">
            <text:p>92.57202</text:p>
          </table:table-cell>
          <table:table-cell office:value-type="float" office:value="91.4446" calcext:value-type="float">
            <text:p>91.4446</text:p>
          </table:table-cell>
          <table:table-cell office:value-type="float" office:value="91.90831" calcext:value-type="float">
            <text:p>91.90831</text:p>
          </table:table-cell>
          <table:table-cell office:value-type="float" office:value="89.99431" calcext:value-type="float">
            <text:p>89.99431</text:p>
          </table:table-cell>
          <table:table-cell office:value-type="float" office:value="95.6339" calcext:value-type="float">
            <text:p>95.6339</text:p>
          </table:table-cell>
          <table:table-cell office:value-type="float" office:value="91.32588" calcext:value-type="float">
            <text:p>91.32588</text:p>
          </table:table-cell>
          <table:table-cell office:value-type="float" office:value="96.00628" calcext:value-type="float">
            <text:p>96.00628</text:p>
          </table:table-cell>
          <table:table-cell office:value-type="float" office:value="90.06362" calcext:value-type="float">
            <text:p>90.06362</text:p>
          </table:table-cell>
          <table:table-cell/>
        </table:table-row>
        <table:table-row table:style-name="ro1">
          <table:table-cell office:value-type="float" office:value="90.73076" calcext:value-type="float">
            <text:p>90.73076</text:p>
          </table:table-cell>
          <table:table-cell office:value-type="float" office:value="92.00793" calcext:value-type="float">
            <text:p>92.00793</text:p>
          </table:table-cell>
          <table:table-cell office:value-type="float" office:value="94.37" calcext:value-type="float">
            <text:p>94.37</text:p>
          </table:table-cell>
          <table:table-cell office:value-type="float" office:value="93.93091" calcext:value-type="float">
            <text:p>93.93091</text:p>
          </table:table-cell>
          <table:table-cell office:value-type="float" office:value="90.74225" calcext:value-type="float">
            <text:p>90.74225</text:p>
          </table:table-cell>
          <table:table-cell office:value-type="float" office:value="92.38238" calcext:value-type="float">
            <text:p>92.38238</text:p>
          </table:table-cell>
          <table:table-cell office:value-type="float" office:value="91.8533" calcext:value-type="float">
            <text:p>91.8533</text:p>
          </table:table-cell>
          <table:table-cell office:value-type="float" office:value="91.32888" calcext:value-type="float">
            <text:p>91.32888</text:p>
          </table:table-cell>
          <table:table-cell office:value-type="float" office:value="91.54425" calcext:value-type="float">
            <text:p>91.54425</text:p>
          </table:table-cell>
          <table:table-cell office:value-type="float" office:value="90.23562" calcext:value-type="float">
            <text:p>90.23562</text:p>
          </table:table-cell>
          <table:table-cell office:value-type="float" office:value="91.31534" calcext:value-type="float">
            <text:p>91.31534</text:p>
          </table:table-cell>
          <table:table-cell office:value-type="float" office:value="91.44458" calcext:value-type="float">
            <text:p>91.44458</text:p>
          </table:table-cell>
          <table:table-cell office:value-type="float" office:value="92.3438" calcext:value-type="float">
            <text:p>92.3438</text:p>
          </table:table-cell>
          <table:table-cell office:value-type="float" office:value="90.96234" calcext:value-type="float">
            <text:p>90.96234</text:p>
          </table:table-cell>
          <table:table-cell office:value-type="float" office:value="91.66772" calcext:value-type="float">
            <text:p>91.66772</text:p>
          </table:table-cell>
          <table:table-cell office:value-type="float" office:value="89.49642" calcext:value-type="float">
            <text:p>89.49642</text:p>
          </table:table-cell>
          <table:table-cell office:value-type="float" office:value="95.19026" calcext:value-type="float">
            <text:p>95.19026</text:p>
          </table:table-cell>
          <table:table-cell office:value-type="float" office:value="90.85003" calcext:value-type="float">
            <text:p>90.85003</text:p>
          </table:table-cell>
          <table:table-cell office:value-type="float" office:value="95.82586" calcext:value-type="float">
            <text:p>95.82586</text:p>
          </table:table-cell>
          <table:table-cell office:value-type="float" office:value="89.78895" calcext:value-type="float">
            <text:p>89.78895</text:p>
          </table:table-cell>
          <table:table-cell/>
        </table:table-row>
        <table:table-row table:style-name="ro1">
          <table:table-cell office:value-type="float" office:value="90.24607" calcext:value-type="float">
            <text:p>90.24607</text:p>
          </table:table-cell>
          <table:table-cell office:value-type="float" office:value="91.53512" calcext:value-type="float">
            <text:p>91.53512</text:p>
          </table:table-cell>
          <table:table-cell office:value-type="float" office:value="93.91349" calcext:value-type="float">
            <text:p>93.91349</text:p>
          </table:table-cell>
          <table:table-cell office:value-type="float" office:value="93.4707" calcext:value-type="float">
            <text:p>93.4707</text:p>
          </table:table-cell>
          <table:table-cell office:value-type="float" office:value="90.25723" calcext:value-type="float">
            <text:p>90.25723</text:p>
          </table:table-cell>
          <table:table-cell office:value-type="float" office:value="92.15417" calcext:value-type="float">
            <text:p>92.15417</text:p>
          </table:table-cell>
          <table:table-cell office:value-type="float" office:value="91.61245" calcext:value-type="float">
            <text:p>91.61245</text:p>
          </table:table-cell>
          <table:table-cell office:value-type="float" office:value="90.85308" calcext:value-type="float">
            <text:p>90.85308</text:p>
          </table:table-cell>
          <table:table-cell office:value-type="float" office:value="91.30363" calcext:value-type="float">
            <text:p>91.30363</text:p>
          </table:table-cell>
          <table:table-cell office:value-type="float" office:value="89.97073" calcext:value-type="float">
            <text:p>89.97073</text:p>
          </table:table-cell>
          <table:table-cell office:value-type="float" office:value="90.83341" calcext:value-type="float">
            <text:p>90.83341</text:p>
          </table:table-cell>
          <table:table-cell office:value-type="float" office:value="90.96826" calcext:value-type="float">
            <text:p>90.96826</text:p>
          </table:table-cell>
          <table:table-cell office:value-type="float" office:value="91.88016" calcext:value-type="float">
            <text:p>91.88016</text:p>
          </table:table-cell>
          <table:table-cell office:value-type="float" office:value="90.70922" calcext:value-type="float">
            <text:p>90.70922</text:p>
          </table:table-cell>
          <table:table-cell office:value-type="float" office:value="91.19503" calcext:value-type="float">
            <text:p>91.19503</text:p>
          </table:table-cell>
          <table:table-cell office:value-type="float" office:value="89.21935" calcext:value-type="float">
            <text:p>89.21935</text:p>
          </table:table-cell>
          <table:table-cell office:value-type="float" office:value="95.00297" calcext:value-type="float">
            <text:p>95.00297</text:p>
          </table:table-cell>
          <table:table-cell office:value-type="float" office:value="90.58787" calcext:value-type="float">
            <text:p>90.58787</text:p>
          </table:table-cell>
          <table:table-cell office:value-type="float" office:value="95.39444" calcext:value-type="float">
            <text:p>95.39444</text:p>
          </table:table-cell>
          <table:table-cell office:value-type="float" office:value="89.30006" calcext:value-type="float">
            <text:p>89.30006</text:p>
          </table:table-cell>
          <table:table-cell/>
        </table:table-row>
        <table:table-row table:style-name="ro1">
          <table:table-cell office:value-type="float" office:value="89.9814" calcext:value-type="float">
            <text:p>89.9814</text:p>
          </table:table-cell>
          <table:table-cell office:value-type="float" office:value="91.29111" calcext:value-type="float">
            <text:p>91.29111</text:p>
          </table:table-cell>
          <table:table-cell office:value-type="float" office:value="93.70998" calcext:value-type="float">
            <text:p>93.70998</text:p>
          </table:table-cell>
          <table:table-cell office:value-type="float" office:value="93.25826" calcext:value-type="float">
            <text:p>93.25826</text:p>
          </table:table-cell>
          <table:table-cell office:value-type="float" office:value="89.99237" calcext:value-type="float">
            <text:p>89.99237</text:p>
          </table:table-cell>
          <table:table-cell office:value-type="float" office:value="91.68144" calcext:value-type="float">
            <text:p>91.68144</text:p>
          </table:table-cell>
          <table:table-cell office:value-type="float" office:value="91.13956" calcext:value-type="float">
            <text:p>91.13956</text:p>
          </table:table-cell>
          <table:table-cell office:value-type="float" office:value="90.59092" calcext:value-type="float">
            <text:p>90.59092</text:p>
          </table:table-cell>
          <table:table-cell office:value-type="float" office:value="90.82733" calcext:value-type="float">
            <text:p>90.82733</text:p>
          </table:table-cell>
          <table:table-cell office:value-type="float" office:value="89.47309" calcext:value-type="float">
            <text:p>89.47309</text:p>
          </table:table-cell>
          <table:table-cell office:value-type="float" office:value="90.57714" calcext:value-type="float">
            <text:p>90.57714</text:p>
          </table:table-cell>
          <table:table-cell office:value-type="float" office:value="90.71173" calcext:value-type="float">
            <text:p>90.71173</text:p>
          </table:table-cell>
          <table:table-cell office:value-type="float" office:value="91.63942" calcext:value-type="float">
            <text:p>91.63942</text:p>
          </table:table-cell>
          <table:table-cell office:value-type="float" office:value="90.22929" calcext:value-type="float">
            <text:p>90.22929</text:p>
          </table:table-cell>
          <table:table-cell office:value-type="float" office:value="90.95126" calcext:value-type="float">
            <text:p>90.95126</text:p>
          </table:table-cell>
          <table:table-cell office:value-type="float" office:value="88.7124" calcext:value-type="float">
            <text:p>88.7124</text:p>
          </table:table-cell>
          <table:table-cell office:value-type="float" office:value="94.55913" calcext:value-type="float">
            <text:p>94.55913</text:p>
          </table:table-cell>
          <table:table-cell office:value-type="float" office:value="90.0992" calcext:value-type="float">
            <text:p>90.0992</text:p>
          </table:table-cell>
          <table:table-cell office:value-type="float" office:value="95.20121" calcext:value-type="float">
            <text:p>95.20121</text:p>
          </table:table-cell>
          <table:table-cell office:value-type="float" office:value="89.02254" calcext:value-type="float">
            <text:p>89.02254</text:p>
          </table:table-cell>
          <table:table-cell/>
        </table:table-row>
        <table:table-row table:style-name="ro1">
          <table:table-cell office:value-type="float" office:value="89.48386" calcext:value-type="float">
            <text:p>89.48386</text:p>
          </table:table-cell>
          <table:table-cell office:value-type="float" office:value="90.81795" calcext:value-type="float">
            <text:p>90.81795</text:p>
          </table:table-cell>
          <table:table-cell office:value-type="float" office:value="93.25343" calcext:value-type="float">
            <text:p>93.25343</text:p>
          </table:table-cell>
          <table:table-cell office:value-type="float" office:value="92.7947" calcext:value-type="float">
            <text:p>92.7947</text:p>
          </table:table-cell>
          <table:table-cell office:value-type="float" office:value="89.4948" calcext:value-type="float">
            <text:p>89.4948</text:p>
          </table:table-cell>
          <table:table-cell office:value-type="float" office:value="91.43734" calcext:value-type="float">
            <text:p>91.43734</text:p>
          </table:table-cell>
          <table:table-cell office:value-type="float" office:value="90.89579" calcext:value-type="float">
            <text:p>90.89579</text:p>
          </table:table-cell>
          <table:table-cell office:value-type="float" office:value="90.10226" calcext:value-type="float">
            <text:p>90.10226</text:p>
          </table:table-cell>
          <table:table-cell office:value-type="float" office:value="90.57121" calcext:value-type="float">
            <text:p>90.57121</text:p>
          </table:table-cell>
          <table:table-cell office:value-type="float" office:value="89.19608" calcext:value-type="float">
            <text:p>89.19608</text:p>
          </table:table-cell>
          <table:table-cell office:value-type="float" office:value="90.0916" calcext:value-type="float">
            <text:p>90.0916</text:p>
          </table:table-cell>
          <table:table-cell office:value-type="float" office:value="90.22595" calcext:value-type="float">
            <text:p>90.22595</text:p>
          </table:table-cell>
          <table:table-cell office:value-type="float" office:value="91.15378" calcext:value-type="float">
            <text:p>91.15378</text:p>
          </table:table-cell>
          <table:table-cell office:value-type="float" office:value="89.96411" calcext:value-type="float">
            <text:p>89.96411</text:p>
          </table:table-cell>
          <table:table-cell office:value-type="float" office:value="90.46567" calcext:value-type="float">
            <text:p>90.46567</text:p>
          </table:table-cell>
          <table:table-cell office:value-type="float" office:value="88.42324" calcext:value-type="float">
            <text:p>88.42324</text:p>
          </table:table-cell>
          <table:table-cell office:value-type="float" office:value="94.3628" calcext:value-type="float">
            <text:p>94.3628</text:p>
          </table:table-cell>
          <table:table-cell office:value-type="float" office:value="89.8343" calcext:value-type="float">
            <text:p>89.8343</text:p>
          </table:table-cell>
          <table:table-cell office:value-type="float" office:value="94.75769" calcext:value-type="float">
            <text:p>94.75769</text:p>
          </table:table-cell>
          <table:table-cell office:value-type="float" office:value="88.5149" calcext:value-type="float">
            <text:p>88.5149</text:p>
          </table:table-cell>
          <table:table-cell/>
        </table:table-row>
        <table:table-row table:style-name="ro1">
          <table:table-cell office:value-type="float" office:value="89.20672" calcext:value-type="float">
            <text:p>89.20672</text:p>
          </table:table-cell>
          <table:table-cell office:value-type="float" office:value="90.55202" calcext:value-type="float">
            <text:p>90.55202</text:p>
          </table:table-cell>
          <table:table-cell office:value-type="float" office:value="93.03419" calcext:value-type="float">
            <text:p>93.03419</text:p>
          </table:table-cell>
          <table:table-cell office:value-type="float" office:value="92.56968" calcext:value-type="float">
            <text:p>92.56968</text:p>
          </table:table-cell>
          <table:table-cell office:value-type="float" office:value="89.21766" calcext:value-type="float">
            <text:p>89.21766</text:p>
          </table:table-cell>
          <table:table-cell office:value-type="float" office:value="90.96449" calcext:value-type="float">
            <text:p>90.96449</text:p>
          </table:table-cell>
          <table:table-cell office:value-type="float" office:value="90.41001" calcext:value-type="float">
            <text:p>90.41001</text:p>
          </table:table-cell>
          <table:table-cell office:value-type="float" office:value="89.83725" calcext:value-type="float">
            <text:p>89.83725</text:p>
          </table:table-cell>
          <table:table-cell office:value-type="float" office:value="90.07606" calcext:value-type="float">
            <text:p>90.07606</text:p>
          </table:table-cell>
          <table:table-cell office:value-type="float" office:value="88.69516" calcext:value-type="float">
            <text:p>88.69516</text:p>
          </table:table-cell>
          <table:table-cell office:value-type="float" office:value="89.82309" calcext:value-type="float">
            <text:p>89.82309</text:p>
          </table:table-cell>
          <table:table-cell office:value-type="float" office:value="89.96043" calcext:value-type="float">
            <text:p>89.96043</text:p>
          </table:table-cell>
          <table:table-cell office:value-type="float" office:value="90.91001" calcext:value-type="float">
            <text:p>90.91001</text:p>
          </table:table-cell>
          <table:table-cell office:value-type="float" office:value="89.46564" calcext:value-type="float">
            <text:p>89.46564</text:p>
          </table:table-cell>
          <table:table-cell office:value-type="float" office:value="90.20036" calcext:value-type="float">
            <text:p>90.20036</text:p>
          </table:table-cell>
          <table:table-cell office:value-type="float" office:value="87.91619" calcext:value-type="float">
            <text:p>87.91619</text:p>
          </table:table-cell>
          <table:table-cell office:value-type="float" office:value="93.91542" calcext:value-type="float">
            <text:p>93.91542</text:p>
          </table:table-cell>
          <table:table-cell office:value-type="float" office:value="89.33618" calcext:value-type="float">
            <text:p>89.33618</text:p>
          </table:table-cell>
          <table:table-cell office:value-type="float" office:value="94.56715" calcext:value-type="float">
            <text:p>94.56715</text:p>
          </table:table-cell>
          <table:table-cell office:value-type="float" office:value="88.22521" calcext:value-type="float">
            <text:p>88.22521</text:p>
          </table:table-cell>
          <table:table-cell/>
        </table:table-row>
        <table:table-row table:style-name="ro1">
          <table:table-cell office:value-type="float" office:value="88.70586" calcext:value-type="float">
            <text:p>88.70586</text:p>
          </table:table-cell>
          <table:table-cell office:value-type="float" office:value="90.0663" calcext:value-type="float">
            <text:p>90.0663</text:p>
          </table:table-cell>
          <table:table-cell office:value-type="float" office:value="92.57398" calcext:value-type="float">
            <text:p>92.57398</text:p>
          </table:table-cell>
          <table:table-cell office:value-type="float" office:value="92.10631" calcext:value-type="float">
            <text:p>92.10631</text:p>
          </table:table-cell>
          <table:table-cell office:value-type="float" office:value="88.70718" calcext:value-type="float">
            <text:p>88.70718</text:p>
          </table:table-cell>
          <table:table-cell office:value-type="float" office:value="90.70807" calcext:value-type="float">
            <text:p>90.70807</text:p>
          </table:table-cell>
          <table:table-cell office:value-type="float" office:value="90.15361" calcext:value-type="float">
            <text:p>90.15361</text:p>
          </table:table-cell>
          <table:table-cell office:value-type="float" office:value="89.33925" calcext:value-type="float">
            <text:p>89.33925</text:p>
          </table:table-cell>
          <table:table-cell office:value-type="float" office:value="89.81082" calcext:value-type="float">
            <text:p>89.81082</text:p>
          </table:table-cell>
          <table:table-cell office:value-type="float" office:value="88.40926" calcext:value-type="float">
            <text:p>88.40926</text:p>
          </table:table-cell>
          <table:table-cell office:value-type="float" office:value="89.32484" calcext:value-type="float">
            <text:p>89.32484</text:p>
          </table:table-cell>
          <table:table-cell office:value-type="float" office:value="89.46197" calcext:value-type="float">
            <text:p>89.46197</text:p>
          </table:table-cell>
          <table:table-cell office:value-type="float" office:value="90.42425" calcext:value-type="float">
            <text:p>90.42425</text:p>
          </table:table-cell>
          <table:table-cell office:value-type="float" office:value="89.19143" calcext:value-type="float">
            <text:p>89.19143</text:p>
          </table:table-cell>
          <table:table-cell office:value-type="float" office:value="89.71149" calcext:value-type="float">
            <text:p>89.71149</text:p>
          </table:table-cell>
          <table:table-cell office:value-type="float" office:value="87.60533" calcext:value-type="float">
            <text:p>87.60533</text:p>
          </table:table-cell>
          <table:table-cell office:value-type="float" office:value="93.70294" calcext:value-type="float">
            <text:p>93.70294</text:p>
          </table:table-cell>
          <table:table-cell office:value-type="float" office:value="89.0589" calcext:value-type="float">
            <text:p>89.0589</text:p>
          </table:table-cell>
          <table:table-cell office:value-type="float" office:value="94.12335" calcext:value-type="float">
            <text:p>94.12335</text:p>
          </table:table-cell>
          <table:table-cell office:value-type="float" office:value="88.22521" calcext:value-type="float">
            <text:p>88.22521</text:p>
          </table:table-cell>
          <table:table-cell/>
        </table:table-row>
        <table:table-row table:style-name="ro1">
          <table:table-cell office:value-type="float" office:value="88.4105" calcext:value-type="float">
            <text:p>88.4105</text:p>
          </table:table-cell>
          <table:table-cell office:value-type="float" office:value="89.79763" calcext:value-type="float">
            <text:p>89.79763</text:p>
          </table:table-cell>
          <table:table-cell office:value-type="float" office:value="92.34574" calcext:value-type="float">
            <text:p>92.34574</text:p>
          </table:table-cell>
          <table:table-cell office:value-type="float" office:value="91.86579" calcext:value-type="float">
            <text:p>91.86579</text:p>
          </table:table-cell>
          <table:table-cell office:value-type="float" office:value="88.42141" calcext:value-type="float">
            <text:p>88.42141</text:p>
          </table:table-cell>
          <table:table-cell office:value-type="float" office:value="90.22242" calcext:value-type="float">
            <text:p>90.22242</text:p>
          </table:table-cell>
          <table:table-cell office:value-type="float" office:value="89.6552" calcext:value-type="float">
            <text:p>89.6552</text:p>
          </table:table-cell>
          <table:table-cell office:value-type="float" office:value="89.06188" calcext:value-type="float">
            <text:p>89.06188</text:p>
          </table:table-cell>
          <table:table-cell office:value-type="float" office:value="89.31235" calcext:value-type="float">
            <text:p>89.31235</text:p>
          </table:table-cell>
          <table:table-cell office:value-type="float" office:value="87.89882" calcext:value-type="float">
            <text:p>87.89882</text:p>
          </table:table-cell>
          <table:table-cell office:value-type="float" office:value="89.04734" calcext:value-type="float">
            <text:p>89.04734</text:p>
          </table:table-cell>
          <table:table-cell office:value-type="float" office:value="89.18444" calcext:value-type="float">
            <text:p>89.18444</text:p>
          </table:table-cell>
          <table:table-cell office:value-type="float" office:value="90.15892" calcext:value-type="float">
            <text:p>90.15892</text:p>
          </table:table-cell>
          <table:table-cell office:value-type="float" office:value="88.69307" calcext:value-type="float">
            <text:p>88.69307</text:p>
          </table:table-cell>
          <table:table-cell office:value-type="float" office:value="89.43389" calcext:value-type="float">
            <text:p>89.43389</text:p>
          </table:table-cell>
          <table:table-cell office:value-type="float" office:value="87.60533" calcext:value-type="float">
            <text:p>87.60533</text:p>
          </table:table-cell>
          <table:table-cell office:value-type="float" office:value="93.25239" calcext:value-type="float">
            <text:p>93.25239</text:p>
          </table:table-cell>
          <table:table-cell office:value-type="float" office:value="88.56092" calcext:value-type="float">
            <text:p>88.56092</text:p>
          </table:table-cell>
          <table:table-cell office:value-type="float" office:value="93.91072" calcext:value-type="float">
            <text:p>93.91072</text:p>
          </table:table-cell>
          <table:table-cell office:value-type="float" office:value="87.71433" calcext:value-type="float">
            <text:p>87.71433</text:p>
          </table:table-cell>
          <table:table-cell/>
        </table:table-row>
        <table:table-row table:style-name="ro1">
          <table:table-cell office:value-type="float" office:value="88.4105" calcext:value-type="float">
            <text:p>88.4105</text:p>
          </table:table-cell>
          <table:table-cell office:value-type="float" office:value="89.29876" calcext:value-type="float">
            <text:p>89.29876</text:p>
          </table:table-cell>
          <table:table-cell office:value-type="float" office:value="91.87292" calcext:value-type="float">
            <text:p>91.87292</text:p>
          </table:table-cell>
          <table:table-cell office:value-type="float" office:value="91.39333" calcext:value-type="float">
            <text:p>91.39333</text:p>
          </table:table-cell>
          <table:table-cell office:value-type="float" office:value="87.91093" calcext:value-type="float">
            <text:p>87.91093</text:p>
          </table:table-cell>
          <table:table-cell office:value-type="float" office:value="89.95692" calcext:value-type="float">
            <text:p>89.95692</text:p>
          </table:table-cell>
          <table:table-cell office:value-type="float" office:value="89.39026" calcext:value-type="float">
            <text:p>89.39026</text:p>
          </table:table-cell>
          <table:table-cell office:value-type="float" office:value="88.56376" calcext:value-type="float">
            <text:p>88.56376</text:p>
          </table:table-cell>
          <table:table-cell office:value-type="float" office:value="89.03464" calcext:value-type="float">
            <text:p>89.03464</text:p>
          </table:table-cell>
          <table:table-cell office:value-type="float" office:value="87.59124" calcext:value-type="float">
            <text:p>87.59124</text:p>
          </table:table-cell>
          <table:table-cell office:value-type="float" office:value="88.54913" calcext:value-type="float">
            <text:p>88.54913</text:p>
          </table:table-cell>
          <table:table-cell office:value-type="float" office:value="88.68578" calcext:value-type="float">
            <text:p>88.68578</text:p>
          </table:table-cell>
          <table:table-cell office:value-type="float" office:value="89.67315" calcext:value-type="float">
            <text:p>89.67315</text:p>
          </table:table-cell>
          <table:table-cell office:value-type="float" office:value="88.40303" calcext:value-type="float">
            <text:p>88.40303</text:p>
          </table:table-cell>
          <table:table-cell office:value-type="float" office:value="88.93567" calcext:value-type="float">
            <text:p>88.93567</text:p>
          </table:table-cell>
          <table:table-cell office:value-type="float" office:value="87.0854" calcext:value-type="float">
            <text:p>87.0854</text:p>
          </table:table-cell>
          <table:table-cell office:value-type="float" office:value="93.02734" calcext:value-type="float">
            <text:p>93.02734</text:p>
          </table:table-cell>
          <table:table-cell office:value-type="float" office:value="88.26185" calcext:value-type="float">
            <text:p>88.26185</text:p>
          </table:table-cell>
          <table:table-cell office:value-type="float" office:value="93.46352" calcext:value-type="float">
            <text:p>93.46352</text:p>
          </table:table-cell>
          <table:table-cell office:value-type="float" office:value="87.40959" calcext:value-type="float">
            <text:p>87.40959</text:p>
          </table:table-cell>
          <table:table-cell/>
        </table:table-row>
        <table:table-row table:style-name="ro1">
          <table:table-cell office:value-type="float" office:value="87.90027" calcext:value-type="float">
            <text:p>87.90027</text:p>
          </table:table-cell>
          <table:table-cell office:value-type="float" office:value="89.02119" calcext:value-type="float">
            <text:p>89.02119</text:p>
          </table:table-cell>
          <table:table-cell office:value-type="float" office:value="91.63227" calcext:value-type="float">
            <text:p>91.63227</text:p>
          </table:table-cell>
          <table:table-cell office:value-type="float" office:value="91.14964" calcext:value-type="float">
            <text:p>91.14964</text:p>
          </table:table-cell>
          <table:table-cell office:value-type="float" office:value="87.60339" calcext:value-type="float">
            <text:p>87.60339</text:p>
          </table:table-cell>
          <table:table-cell office:value-type="float" office:value="89.45824" calcext:value-type="float">
            <text:p>89.45824</text:p>
          </table:table-cell>
          <table:table-cell office:value-type="float" office:value="88.88839" calcext:value-type="float">
            <text:p>88.88839</text:p>
          </table:table-cell>
          <table:table-cell office:value-type="float" office:value="88.26476" calcext:value-type="float">
            <text:p>88.26476</text:p>
          </table:table-cell>
          <table:table-cell office:value-type="float" office:value="89.03464" calcext:value-type="float">
            <text:p>89.03464</text:p>
          </table:table-cell>
          <table:table-cell office:value-type="float" office:value="87.59124" calcext:value-type="float">
            <text:p>87.59124</text:p>
          </table:table-cell>
          <table:table-cell office:value-type="float" office:value="88.25003" calcext:value-type="float">
            <text:p>88.25003</text:p>
          </table:table-cell>
          <table:table-cell office:value-type="float" office:value="88.39592" calcext:value-type="float">
            <text:p>88.39592</text:p>
          </table:table-cell>
          <table:table-cell office:value-type="float" office:value="89.39543" calcext:value-type="float">
            <text:p>89.39543</text:p>
          </table:table-cell>
          <table:table-cell office:value-type="float" office:value="88.40303" calcext:value-type="float">
            <text:p>88.40303</text:p>
          </table:table-cell>
          <table:table-cell office:value-type="float" office:value="88.64902" calcext:value-type="float">
            <text:p>88.64902</text:p>
          </table:table-cell>
          <table:table-cell office:value-type="float" office:value="86.77839" calcext:value-type="float">
            <text:p>86.77839</text:p>
          </table:table-cell>
          <table:table-cell office:value-type="float" office:value="92.56728" calcext:value-type="float">
            <text:p>92.56728</text:p>
          </table:table-cell>
          <table:table-cell office:value-type="float" office:value="88.26185" calcext:value-type="float">
            <text:p>88.26185</text:p>
          </table:table-cell>
          <table:table-cell office:value-type="float" office:value="93.2478" calcext:value-type="float">
            <text:p>93.2478</text:p>
          </table:table-cell>
          <table:table-cell office:value-type="float" office:value="86.88585" calcext:value-type="float">
            <text:p>86.88585</text:p>
          </table:table-cell>
          <table:table-cell/>
        </table:table-row>
        <table:table-row table:style-name="ro1">
          <table:table-cell office:value-type="float" office:value="87.60214" calcext:value-type="float">
            <text:p>87.60214</text:p>
          </table:table-cell>
          <table:table-cell office:value-type="float" office:value="89.02119" calcext:value-type="float">
            <text:p>89.02119</text:p>
          </table:table-cell>
          <table:table-cell office:value-type="float" office:value="91.15604" calcext:value-type="float">
            <text:p>91.15604</text:p>
          </table:table-cell>
          <table:table-cell office:value-type="float" office:value="90.66403" calcext:value-type="float">
            <text:p>90.66403</text:p>
          </table:table-cell>
          <table:table-cell office:value-type="float" office:value="87.60339" calcext:value-type="float">
            <text:p>87.60339</text:p>
          </table:table-cell>
          <table:table-cell office:value-type="float" office:value="89.18068" calcext:value-type="float">
            <text:p>89.18068</text:p>
          </table:table-cell>
          <table:table-cell office:value-type="float" office:value="88.60128" calcext:value-type="float">
            <text:p>88.60128</text:p>
          </table:table-cell>
          <table:table-cell office:value-type="float" office:value="88.26476" calcext:value-type="float">
            <text:p>88.26476</text:p>
          </table:table-cell>
          <table:table-cell office:value-type="float" office:value="88.53297" calcext:value-type="float">
            <text:p>88.53297</text:p>
          </table:table-cell>
          <table:table-cell office:value-type="float" office:value="87.07158" calcext:value-type="float">
            <text:p>87.07158</text:p>
          </table:table-cell>
          <table:table-cell office:value-type="float" office:value="88.25003" calcext:value-type="float">
            <text:p>88.25003</text:p>
          </table:table-cell>
          <table:table-cell office:value-type="float" office:value="88.39592" calcext:value-type="float">
            <text:p>88.39592</text:p>
          </table:table-cell>
          <table:table-cell office:value-type="float" office:value="89.39543" calcext:value-type="float">
            <text:p>89.39543</text:p>
          </table:table-cell>
          <table:table-cell office:value-type="float" office:value="87.89189" calcext:value-type="float">
            <text:p>87.89189</text:p>
          </table:table-cell>
          <table:table-cell office:value-type="float" office:value="88.64902" calcext:value-type="float">
            <text:p>88.64902</text:p>
          </table:table-cell>
          <table:table-cell office:value-type="float" office:value="86.24599" calcext:value-type="float">
            <text:p>86.24599</text:p>
          </table:table-cell>
          <table:table-cell office:value-type="float" office:value="92.33873" calcext:value-type="float">
            <text:p>92.33873</text:p>
          </table:table-cell>
          <table:table-cell office:value-type="float" office:value="87.75132" calcext:value-type="float">
            <text:p>87.75132</text:p>
          </table:table-cell>
          <table:table-cell office:value-type="float" office:value="92.78796" calcext:value-type="float">
            <text:p>92.78796</text:p>
          </table:table-cell>
          <table:table-cell office:value-type="float" office:value="86.57823" calcext:value-type="float">
            <text:p>86.57823</text:p>
          </table:table-cell>
          <table:table-cell/>
        </table:table-row>
        <table:table-row table:style-name="ro1">
          <table:table-cell office:value-type="float" office:value="87.08248" calcext:value-type="float">
            <text:p>87.08248</text:p>
          </table:table-cell>
          <table:table-cell office:value-type="float" office:value="88.5226" calcext:value-type="float">
            <text:p>88.5226</text:p>
          </table:table-cell>
          <table:table-cell office:value-type="float" office:value="90.90309" calcext:value-type="float">
            <text:p>90.90309</text:p>
          </table:table-cell>
          <table:table-cell office:value-type="float" office:value="90.40777" calcext:value-type="float">
            <text:p>90.40777</text:p>
          </table:table-cell>
          <table:table-cell office:value-type="float" office:value="87.08379" calcext:value-type="float">
            <text:p>87.08379</text:p>
          </table:table-cell>
          <table:table-cell office:value-type="float" office:value="89.18068" calcext:value-type="float">
            <text:p>89.18068</text:p>
          </table:table-cell>
          <table:table-cell office:value-type="float" office:value="88.60128" calcext:value-type="float">
            <text:p>88.60128</text:p>
          </table:table-cell>
          <table:table-cell office:value-type="float" office:value="87.75403" calcext:value-type="float">
            <text:p>87.75403</text:p>
          </table:table-cell>
          <table:table-cell office:value-type="float" office:value="88.23728" calcext:value-type="float">
            <text:p>88.23728</text:p>
          </table:table-cell>
          <table:table-cell office:value-type="float" office:value="86.76454" calcext:value-type="float">
            <text:p>86.76454</text:p>
          </table:table-cell>
          <table:table-cell office:value-type="float" office:value="87.73899" calcext:value-type="float">
            <text:p>87.73899</text:p>
          </table:table-cell>
          <table:table-cell office:value-type="float" office:value="88.07722" calcext:value-type="float">
            <text:p>88.07722</text:p>
          </table:table-cell>
          <table:table-cell office:value-type="float" office:value="89.08575" calcext:value-type="float">
            <text:p>89.08575</text:p>
          </table:table-cell>
          <table:table-cell office:value-type="float" office:value="87.59312" calcext:value-type="float">
            <text:p>87.59312</text:p>
          </table:table-cell>
          <table:table-cell office:value-type="float" office:value="88.13806" calcext:value-type="float">
            <text:p>88.13806</text:p>
          </table:table-cell>
          <table:table-cell office:value-type="float" office:value="85.91746" calcext:value-type="float">
            <text:p>85.91746</text:p>
          </table:table-cell>
          <table:table-cell office:value-type="float" office:value="92.06312" calcext:value-type="float">
            <text:p>92.06312</text:p>
          </table:table-cell>
          <table:table-cell office:value-type="float" office:value="87.45303" calcext:value-type="float">
            <text:p>87.45303</text:p>
          </table:table-cell>
          <table:table-cell office:value-type="float" office:value="92.55965" calcext:value-type="float">
            <text:p>92.55965</text:p>
          </table:table-cell>
          <table:table-cell office:value-type="float" office:value="86.04861" calcext:value-type="float">
            <text:p>86.04861</text:p>
          </table:table-cell>
          <table:table-cell/>
        </table:table-row>
        <table:table-row table:style-name="ro1">
          <table:table-cell office:value-type="float" office:value="86.76612" calcext:value-type="float">
            <text:p>86.76612</text:p>
          </table:table-cell>
          <table:table-cell office:value-type="float" office:value="88.2232" calcext:value-type="float">
            <text:p>88.2232</text:p>
          </table:table-cell>
          <table:table-cell office:value-type="float" office:value="90.42683" calcext:value-type="float">
            <text:p>90.42683</text:p>
          </table:table-cell>
          <table:table-cell office:value-type="float" office:value="89.92206" calcext:value-type="float">
            <text:p>89.92206</text:p>
          </table:table-cell>
          <table:table-cell office:value-type="float" office:value="86.77355" calcext:value-type="float">
            <text:p>86.77355</text:p>
          </table:table-cell>
          <table:table-cell office:value-type="float" office:value="88.68221" calcext:value-type="float">
            <text:p>88.68221</text:p>
          </table:table-cell>
          <table:table-cell office:value-type="float" office:value="88.28241" calcext:value-type="float">
            <text:p>88.28241</text:p>
          </table:table-cell>
          <table:table-cell office:value-type="float" office:value="87.45567" calcext:value-type="float">
            <text:p>87.45567</text:p>
          </table:table-cell>
          <table:table-cell office:value-type="float" office:value="87.72632" calcext:value-type="float">
            <text:p>87.72632</text:p>
          </table:table-cell>
          <table:table-cell office:value-type="float" office:value="86.23211" calcext:value-type="float">
            <text:p>86.23211</text:p>
          </table:table-cell>
          <table:table-cell office:value-type="float" office:value="87.44025" calcext:value-type="float">
            <text:p>87.44025</text:p>
          </table:table-cell>
          <table:table-cell office:value-type="float" office:value="87.57998" calcext:value-type="float">
            <text:p>87.57998</text:p>
          </table:table-cell>
          <table:table-cell office:value-type="float" office:value="88.60435" calcext:value-type="float">
            <text:p>88.60435</text:p>
          </table:table-cell>
          <table:table-cell office:value-type="float" office:value="87.07258" calcext:value-type="float">
            <text:p>87.07258</text:p>
          </table:table-cell>
          <table:table-cell office:value-type="float" office:value="87.83935" calcext:value-type="float">
            <text:p>87.83935</text:p>
          </table:table-cell>
          <table:table-cell office:value-type="float" office:value="85.37912" calcext:value-type="float">
            <text:p>85.37912</text:p>
          </table:table-cell>
          <table:table-cell office:value-type="float" office:value="91.63404" calcext:value-type="float">
            <text:p>91.63404</text:p>
          </table:table-cell>
          <table:table-cell office:value-type="float" office:value="86.93267" calcext:value-type="float">
            <text:p>86.93267</text:p>
          </table:table-cell>
          <table:table-cell office:value-type="float" office:value="92.09028" calcext:value-type="float">
            <text:p>92.09028</text:p>
          </table:table-cell>
          <table:table-cell office:value-type="float" office:value="85.71969" calcext:value-type="float">
            <text:p>85.71969</text:p>
          </table:table-cell>
          <table:table-cell/>
        </table:table-row>
        <table:table-row table:style-name="ro1">
          <table:table-cell office:value-type="float" office:value="86.23378" calcext:value-type="float">
            <text:p>86.23378</text:p>
          </table:table-cell>
          <table:table-cell office:value-type="float" office:value="87.71185" calcext:value-type="float">
            <text:p>87.71185</text:p>
          </table:table-cell>
          <table:table-cell office:value-type="float" office:value="90.16133" calcext:value-type="float">
            <text:p>90.16133</text:p>
          </table:table-cell>
          <table:table-cell office:value-type="float" office:value="89.64745" calcext:value-type="float">
            <text:p>89.64745</text:p>
          </table:table-cell>
          <table:table-cell office:value-type="float" office:value="86.2444" calcext:value-type="float">
            <text:p>86.2444</text:p>
          </table:table-cell>
          <table:table-cell office:value-type="float" office:value="88.3924" calcext:value-type="float">
            <text:p>88.3924</text:p>
          </table:table-cell>
          <table:table-cell office:value-type="float" office:value="87.7945" calcext:value-type="float">
            <text:p>87.7945</text:p>
          </table:table-cell>
          <table:table-cell office:value-type="float" office:value="86.9355" calcext:value-type="float">
            <text:p>86.9355</text:p>
          </table:table-cell>
          <table:table-cell office:value-type="float" office:value="87.72632" calcext:value-type="float">
            <text:p>87.72632</text:p>
          </table:table-cell>
          <table:table-cell office:value-type="float" office:value="85.90336" calcext:value-type="float">
            <text:p>85.90336</text:p>
          </table:table-cell>
          <table:table-cell office:value-type="float" office:value="86.92005" calcext:value-type="float">
            <text:p>86.92005</text:p>
          </table:table-cell>
          <table:table-cell office:value-type="float" office:value="87.24526" calcext:value-type="float">
            <text:p>87.24526</text:p>
          </table:table-cell>
          <table:table-cell office:value-type="float" office:value="88.2856" calcext:value-type="float">
            <text:p>88.2856</text:p>
          </table:table-cell>
          <table:table-cell office:value-type="float" office:value="86.765" calcext:value-type="float">
            <text:p>86.765</text:p>
          </table:table-cell>
          <table:table-cell office:value-type="float" office:value="87.32843" calcext:value-type="float">
            <text:p>87.32843</text:p>
          </table:table-cell>
          <table:table-cell office:value-type="float" office:value="85.03867" calcext:value-type="float">
            <text:p>85.03867</text:p>
          </table:table-cell>
          <table:table-cell office:value-type="float" office:value="91.33657" calcext:value-type="float">
            <text:p>91.33657</text:p>
          </table:table-cell>
          <table:table-cell office:value-type="float" office:value="86.6125" calcext:value-type="float">
            <text:p>86.6125</text:p>
          </table:table-cell>
          <table:table-cell office:value-type="float" office:value="91.85888" calcext:value-type="float">
            <text:p>91.85888</text:p>
          </table:table-cell>
          <table:table-cell office:value-type="float" office:value="85.17731" calcext:value-type="float">
            <text:p>85.17731</text:p>
          </table:table-cell>
          <table:table-cell/>
        </table:table-row>
        <table:table-row table:style-name="ro1">
          <table:table-cell office:value-type="float" office:value="85.9147" calcext:value-type="float">
            <text:p>85.9147</text:p>
          </table:table-cell>
          <table:table-cell office:value-type="float" office:value="87.71185" calcext:value-type="float">
            <text:p>87.71185</text:p>
          </table:table-cell>
          <table:table-cell office:value-type="float" office:value="89.66613" calcext:value-type="float">
            <text:p>89.66613</text:p>
          </table:table-cell>
          <table:table-cell office:value-type="float" office:value="89.14551" calcext:value-type="float">
            <text:p>89.14551</text:p>
          </table:table-cell>
          <table:table-cell office:value-type="float" office:value="85.91597" calcext:value-type="float">
            <text:p>85.91597</text:p>
          </table:table-cell>
          <table:table-cell office:value-type="float" office:value="87.88462" calcext:value-type="float">
            <text:p>87.88462</text:p>
          </table:table-cell>
          <table:table-cell office:value-type="float" office:value="87.47245" calcext:value-type="float">
            <text:p>87.47245</text:p>
          </table:table-cell>
          <table:table-cell office:value-type="float" office:value="86.61576" calcext:value-type="float">
            <text:p>86.61576</text:p>
          </table:table-cell>
          <table:table-cell office:value-type="float" office:value="87.42775" calcext:value-type="float">
            <text:p>87.42775</text:p>
          </table:table-cell>
          <table:table-cell office:value-type="float" office:value="85.56039" calcext:value-type="float">
            <text:p>85.56039</text:p>
          </table:table-cell>
          <table:table-cell office:value-type="float" office:value="86.59996" calcext:value-type="float">
            <text:p>86.59996</text:p>
          </table:table-cell>
          <table:table-cell office:value-type="float" office:value="86.74843" calcext:value-type="float">
            <text:p>86.74843</text:p>
          </table:table-cell>
          <table:table-cell office:value-type="float" office:value="88.2856" calcext:value-type="float">
            <text:p>88.2856</text:p>
          </table:table-cell>
          <table:table-cell office:value-type="float" office:value="86.23521" calcext:value-type="float">
            <text:p>86.23521</text:p>
          </table:table-cell>
          <table:table-cell office:value-type="float" office:value="87.02078" calcext:value-type="float">
            <text:p>87.02078</text:p>
          </table:table-cell>
          <table:table-cell office:value-type="float" office:value="84.49062" calcext:value-type="float">
            <text:p>84.49062</text:p>
          </table:table-cell>
          <table:table-cell office:value-type="float" office:value="90.90476" calcext:value-type="float">
            <text:p>90.90476</text:p>
          </table:table-cell>
          <table:table-cell office:value-type="float" office:value="86.08307" calcext:value-type="float">
            <text:p>86.08307</text:p>
          </table:table-cell>
          <table:table-cell office:value-type="float" office:value="91.38265" calcext:value-type="float">
            <text:p>91.38265</text:p>
          </table:table-cell>
          <table:table-cell office:value-type="float" office:value="84.84282" calcext:value-type="float">
            <text:p>84.84282</text:p>
          </table:table-cell>
          <table:table-cell/>
        </table:table-row>
        <table:table-row table:style-name="ro1">
          <table:table-cell office:value-type="float" office:value="85.37635" calcext:value-type="float">
            <text:p>85.37635</text:p>
          </table:table-cell>
          <table:table-cell office:value-type="float" office:value="87.4132" calcext:value-type="float">
            <text:p>87.4132</text:p>
          </table:table-cell>
          <table:table-cell office:value-type="float" office:value="89.66613" calcext:value-type="float">
            <text:p>89.66613</text:p>
          </table:table-cell>
          <table:table-cell office:value-type="float" office:value="89.14551" calcext:value-type="float">
            <text:p>89.14551</text:p>
          </table:table-cell>
          <table:table-cell office:value-type="float" office:value="85.56359" calcext:value-type="float">
            <text:p>85.56359</text:p>
          </table:table-cell>
          <table:table-cell office:value-type="float" office:value="87.57312" calcext:value-type="float">
            <text:p>87.57312</text:p>
          </table:table-cell>
          <table:table-cell office:value-type="float" office:value="86.9723" calcext:value-type="float">
            <text:p>86.9723</text:p>
          </table:table-cell>
          <table:table-cell office:value-type="float" office:value="86.08629" calcext:value-type="float">
            <text:p>86.08629</text:p>
          </table:table-cell>
          <table:table-cell office:value-type="float" office:value="86.90419" calcext:value-type="float">
            <text:p>86.90419</text:p>
          </table:table-cell>
          <table:table-cell office:value-type="float" office:value="85.02729" calcext:value-type="float">
            <text:p>85.02729</text:p>
          </table:table-cell>
          <table:table-cell office:value-type="float" office:value="86.07039" calcext:value-type="float">
            <text:p>86.07039</text:p>
          </table:table-cell>
          <table:table-cell office:value-type="float" office:value="86.40474" calcext:value-type="float">
            <text:p>86.40474</text:p>
          </table:table-cell>
          <table:table-cell office:value-type="float" office:value="87.79787" calcext:value-type="float">
            <text:p>87.79787</text:p>
          </table:table-cell>
          <table:table-cell office:value-type="float" office:value="85.91537" calcext:value-type="float">
            <text:p>85.91537</text:p>
          </table:table-cell>
          <table:table-cell office:value-type="float" office:value="86.49113" calcext:value-type="float">
            <text:p>86.49113</text:p>
          </table:table-cell>
          <table:table-cell office:value-type="float" office:value="84.1443" calcext:value-type="float">
            <text:p>84.1443</text:p>
          </table:table-cell>
          <table:table-cell office:value-type="float" office:value="90.60749" calcext:value-type="float">
            <text:p>90.60749</text:p>
          </table:table-cell>
          <table:table-cell office:value-type="float" office:value="85.75424" calcext:value-type="float">
            <text:p>85.75424</text:p>
          </table:table-cell>
          <table:table-cell office:value-type="float" office:value="91.13286" calcext:value-type="float">
            <text:p>91.13286</text:p>
          </table:table-cell>
          <table:table-cell office:value-type="float" office:value="84.29129" calcext:value-type="float">
            <text:p>84.29129</text:p>
          </table:table-cell>
          <table:table-cell/>
        </table:table-row>
        <table:table-row table:style-name="ro1">
          <table:table-cell office:value-type="float" office:value="85.03894" calcext:value-type="float">
            <text:p>85.03894</text:p>
          </table:table-cell>
          <table:table-cell office:value-type="float" office:value="86.88323" calcext:value-type="float">
            <text:p>86.88323</text:p>
          </table:table-cell>
          <table:table-cell office:value-type="float" office:value="89.39778" calcext:value-type="float">
            <text:p>89.39778</text:p>
          </table:table-cell>
          <table:table-cell office:value-type="float" office:value="88.86819" calcext:value-type="float">
            <text:p>88.86819</text:p>
          </table:table-cell>
          <table:table-cell office:value-type="float" office:value="85.03694" calcext:value-type="float">
            <text:p>85.03694</text:p>
          </table:table-cell>
          <table:table-cell office:value-type="float" office:value="87.06206" calcext:value-type="float">
            <text:p>87.06206</text:p>
          </table:table-cell>
          <table:table-cell office:value-type="float" office:value="86.6318" calcext:value-type="float">
            <text:p>86.6318</text:p>
          </table:table-cell>
          <table:table-cell office:value-type="float" office:value="85.75762" calcext:value-type="float">
            <text:p>85.75762</text:p>
          </table:table-cell>
          <table:table-cell office:value-type="float" office:value="86.58733" calcext:value-type="float">
            <text:p>86.58733</text:p>
          </table:table-cell>
          <table:table-cell office:value-type="float" office:value="84.67498" calcext:value-type="float">
            <text:p>84.67498</text:p>
          </table:table-cell>
          <table:table-cell office:value-type="float" office:value="85.74142" calcext:value-type="float">
            <text:p>85.74142</text:p>
          </table:table-cell>
          <table:table-cell office:value-type="float" office:value="85.89929" calcext:value-type="float">
            <text:p>85.89929</text:p>
          </table:table-cell>
          <table:table-cell office:value-type="float" office:value="87.47579" calcext:value-type="float">
            <text:p>87.47579</text:p>
          </table:table-cell>
          <table:table-cell office:value-type="float" office:value="85.3729" calcext:value-type="float">
            <text:p>85.3729</text:p>
          </table:table-cell>
          <table:table-cell office:value-type="float" office:value="86.17143" calcext:value-type="float">
            <text:p>86.17143</text:p>
          </table:table-cell>
          <table:table-cell office:value-type="float" office:value="83.77977" calcext:value-type="float">
            <text:p>83.77977</text:p>
          </table:table-cell>
          <table:table-cell office:value-type="float" office:value="90.60749" calcext:value-type="float">
            <text:p>90.60749</text:p>
          </table:table-cell>
          <table:table-cell office:value-type="float" office:value="85.22135" calcext:value-type="float">
            <text:p>85.22135</text:p>
          </table:table-cell>
          <table:table-cell office:value-type="float" office:value="90.65329" calcext:value-type="float">
            <text:p>90.65329</text:p>
          </table:table-cell>
          <table:table-cell office:value-type="float" office:value="83.94459" calcext:value-type="float">
            <text:p>83.94459</text:p>
          </table:table-cell>
          <table:table-cell/>
        </table:table-row>
        <table:table-row table:style-name="ro1">
          <table:table-cell office:value-type="float" office:value="84.49121" calcext:value-type="float">
            <text:p>84.49121</text:p>
          </table:table-cell>
          <table:table-cell office:value-type="float" office:value="86.57259" calcext:value-type="float">
            <text:p>86.57259</text:p>
          </table:table-cell>
          <table:table-cell office:value-type="float" office:value="88.89901" calcext:value-type="float">
            <text:p>88.89901</text:p>
          </table:table-cell>
          <table:table-cell office:value-type="float" office:value="88.36051" calcext:value-type="float">
            <text:p>88.36051</text:p>
          </table:table-cell>
          <table:table-cell office:value-type="float" office:value="84.68797" calcext:value-type="float">
            <text:p>84.68797</text:p>
          </table:table-cell>
          <table:table-cell office:value-type="float" office:value="86.74515" calcext:value-type="float">
            <text:p>86.74515</text:p>
          </table:table-cell>
          <table:table-cell office:value-type="float" office:value="86.12223" calcext:value-type="float">
            <text:p>86.12223</text:p>
          </table:table-cell>
          <table:table-cell office:value-type="float" office:value="85.22503" calcext:value-type="float">
            <text:p>85.22503</text:p>
          </table:table-cell>
          <table:table-cell office:value-type="float" office:value="86.05417" calcext:value-type="float">
            <text:p>86.05417</text:p>
          </table:table-cell>
          <table:table-cell office:value-type="float" office:value="84.12957" calcext:value-type="float">
            <text:p>84.12957</text:p>
          </table:table-cell>
          <table:table-cell office:value-type="float" office:value="85.2085" calcext:value-type="float">
            <text:p>85.2085</text:p>
          </table:table-cell>
          <table:table-cell office:value-type="float" office:value="85.54644" calcext:value-type="float">
            <text:p>85.54644</text:p>
          </table:table-cell>
          <table:table-cell office:value-type="float" office:value="86.96958" calcext:value-type="float">
            <text:p>86.96958</text:p>
          </table:table-cell>
          <table:table-cell office:value-type="float" office:value="85.03494" calcext:value-type="float">
            <text:p>85.03494</text:p>
          </table:table-cell>
          <table:table-cell office:value-type="float" office:value="85.63859" calcext:value-type="float">
            <text:p>85.63859</text:p>
          </table:table-cell>
          <table:table-cell office:value-type="float" office:value="83.22633" calcext:value-type="float">
            <text:p>83.22633</text:p>
          </table:table-cell>
          <table:table-cell office:value-type="float" office:value="90.15365" calcext:value-type="float">
            <text:p>90.15365</text:p>
          </table:table-cell>
          <table:table-cell office:value-type="float" office:value="84.87731" calcext:value-type="float">
            <text:p>84.87731</text:p>
          </table:table-cell>
          <table:table-cell office:value-type="float" office:value="90.39125" calcext:value-type="float">
            <text:p>90.39125</text:p>
          </table:table-cell>
          <table:table-cell office:value-type="float" office:value="83.3999" calcext:value-type="float">
            <text:p>83.3999</text:p>
          </table:table-cell>
          <table:table-cell/>
        </table:table-row>
        <table:table-row table:style-name="ro1">
          <table:table-cell office:value-type="float" office:value="84.14492" calcext:value-type="float">
            <text:p>84.14492</text:p>
          </table:table-cell>
          <table:table-cell office:value-type="float" office:value="86.04255" calcext:value-type="float">
            <text:p>86.04255</text:p>
          </table:table-cell>
          <table:table-cell office:value-type="float" office:value="88.60906" calcext:value-type="float">
            <text:p>88.60906</text:p>
          </table:table-cell>
          <table:table-cell office:value-type="float" office:value="88.07095" calcext:value-type="float">
            <text:p>88.07095</text:p>
          </table:table-cell>
          <table:table-cell office:value-type="float" office:value="84.13904" calcext:value-type="float">
            <text:p>84.13904</text:p>
          </table:table-cell>
          <table:table-cell office:value-type="float" office:value="86.4014" calcext:value-type="float">
            <text:p>86.4014</text:p>
          </table:table-cell>
          <table:table-cell office:value-type="float" office:value="85.782" calcext:value-type="float">
            <text:p>85.782</text:p>
          </table:table-cell>
          <table:table-cell office:value-type="float" office:value="84.88133" calcext:value-type="float">
            <text:p>84.88133</text:p>
          </table:table-cell>
          <table:table-cell office:value-type="float" office:value="85.72514" calcext:value-type="float">
            <text:p>85.72514</text:p>
          </table:table-cell>
          <table:table-cell office:value-type="float" office:value="83.76814" calcext:value-type="float">
            <text:p>83.76814</text:p>
          </table:table-cell>
          <table:table-cell office:value-type="float" office:value="84.86136" calcext:value-type="float">
            <text:p>84.86136</text:p>
          </table:table-cell>
          <table:table-cell office:value-type="float" office:value="85.01854" calcext:value-type="float">
            <text:p>85.01854</text:p>
          </table:table-cell>
          <table:table-cell office:value-type="float" office:value="86.63524" calcext:value-type="float">
            <text:p>86.63524</text:p>
          </table:table-cell>
          <table:table-cell office:value-type="float" office:value="84.49572" calcext:value-type="float">
            <text:p>84.49572</text:p>
          </table:table-cell>
          <table:table-cell office:value-type="float" office:value="85.30068" calcext:value-type="float">
            <text:p>85.30068</text:p>
          </table:table-cell>
          <table:table-cell office:value-type="float" office:value="82.86601" calcext:value-type="float">
            <text:p>82.86601</text:p>
          </table:table-cell>
          <table:table-cell office:value-type="float" office:value="89.85321" calcext:value-type="float">
            <text:p>89.85321</text:p>
          </table:table-cell>
          <table:table-cell office:value-type="float" office:value="84.87731" calcext:value-type="float">
            <text:p>84.87731</text:p>
          </table:table-cell>
          <table:table-cell office:value-type="float" office:value="90.39125" calcext:value-type="float">
            <text:p>90.39125</text:p>
          </table:table-cell>
          <table:table-cell office:value-type="float" office:value="83.04088" calcext:value-type="float">
            <text:p>83.04088</text:p>
          </table:table-cell>
          <table:table-cell/>
        </table:table-row>
        <table:table-row table:style-name="ro1">
          <table:table-cell office:value-type="float" office:value="83.59056" calcext:value-type="float">
            <text:p>83.59056</text:p>
          </table:table-cell>
          <table:table-cell office:value-type="float" office:value="85.71346" calcext:value-type="float">
            <text:p>85.71346</text:p>
          </table:table-cell>
          <table:table-cell office:value-type="float" office:value="88.10137" calcext:value-type="float">
            <text:p>88.10137</text:p>
          </table:table-cell>
          <table:table-cell office:value-type="float" office:value="87.73941" calcext:value-type="float">
            <text:p>87.73941</text:p>
          </table:table-cell>
          <table:table-cell office:value-type="float" office:value="83.77771" calcext:value-type="float">
            <text:p>83.77771</text:p>
          </table:table-cell>
          <table:table-cell office:value-type="float" office:value="85.89224" calcext:value-type="float">
            <text:p>85.89224</text:p>
          </table:table-cell>
          <table:table-cell office:value-type="float" office:value="85.26378" calcext:value-type="float">
            <text:p>85.26378</text:p>
          </table:table-cell>
          <table:table-cell office:value-type="float" office:value="84.33913" calcext:value-type="float">
            <text:p>84.33913</text:p>
          </table:table-cell>
          <table:table-cell office:value-type="float" office:value="85.19544" calcext:value-type="float">
            <text:p>85.19544</text:p>
          </table:table-cell>
          <table:table-cell office:value-type="float" office:value="83.22458" calcext:value-type="float">
            <text:p>83.22458</text:p>
          </table:table-cell>
          <table:table-cell office:value-type="float" office:value="84.32234" calcext:value-type="float">
            <text:p>84.32234</text:p>
          </table:table-cell>
          <table:table-cell office:value-type="float" office:value="84.66895" calcext:value-type="float">
            <text:p>84.66895</text:p>
          </table:table-cell>
          <table:table-cell office:value-type="float" office:value="86.12599" calcext:value-type="float">
            <text:p>86.12599</text:p>
          </table:table-cell>
          <table:table-cell office:value-type="float" office:value="84.14876" calcext:value-type="float">
            <text:p>84.14876</text:p>
          </table:table-cell>
          <table:table-cell office:value-type="float" office:value="84.76175" calcext:value-type="float">
            <text:p>84.76175</text:p>
          </table:table-cell>
          <table:table-cell office:value-type="float" office:value="82.34193" calcext:value-type="float">
            <text:p>82.34193</text:p>
          </table:table-cell>
          <table:table-cell office:value-type="float" office:value="89.39021" calcext:value-type="float">
            <text:p>89.39021</text:p>
          </table:table-cell>
          <table:table-cell office:value-type="float" office:value="84.32553" calcext:value-type="float">
            <text:p>84.32553</text:p>
          </table:table-cell>
          <table:table-cell office:value-type="float" office:value="89.90234" calcext:value-type="float">
            <text:p>89.90234</text:p>
          </table:table-cell>
          <table:table-cell office:value-type="float" office:value="82.49933" calcext:value-type="float">
            <text:p>82.49933</text:p>
          </table:table-cell>
          <table:table-cell/>
        </table:table-row>
        <table:table-row table:style-name="ro1">
          <table:table-cell office:value-type="float" office:value="83.22527" calcext:value-type="float">
            <text:p>83.22527</text:p>
          </table:table-cell>
          <table:table-cell office:value-type="float" office:value="85.17113" calcext:value-type="float">
            <text:p>85.17113</text:p>
          </table:table-cell>
          <table:table-cell office:value-type="float" office:value="87.80268" calcext:value-type="float">
            <text:p>87.80268</text:p>
          </table:table-cell>
          <table:table-cell office:value-type="float" office:value="87.24855" calcext:value-type="float">
            <text:p>87.24855</text:p>
          </table:table-cell>
          <table:table-cell office:value-type="float" office:value="83.22293" calcext:value-type="float">
            <text:p>83.22293</text:p>
          </table:table-cell>
          <table:table-cell office:value-type="float" office:value="85.54267" calcext:value-type="float">
            <text:p>85.54267</text:p>
          </table:table-cell>
          <table:table-cell office:value-type="float" office:value="84.90169" calcext:value-type="float">
            <text:p>84.90169</text:p>
          </table:table-cell>
          <table:table-cell office:value-type="float" office:value="83.98323" calcext:value-type="float">
            <text:p>83.98323</text:p>
          </table:table-cell>
          <table:table-cell office:value-type="float" office:value="84.84803" calcext:value-type="float">
            <text:p>84.84803</text:p>
          </table:table-cell>
          <table:table-cell office:value-type="float" office:value="82.86449" calcext:value-type="float">
            <text:p>82.86449</text:p>
          </table:table-cell>
          <table:table-cell office:value-type="float" office:value="83.96305" calcext:value-type="float">
            <text:p>83.96305</text:p>
          </table:table-cell>
          <table:table-cell office:value-type="float" office:value="84.11972" calcext:value-type="float">
            <text:p>84.11972</text:p>
          </table:table-cell>
          <table:table-cell office:value-type="float" office:value="85.7762" calcext:value-type="float">
            <text:p>85.7762</text:p>
          </table:table-cell>
          <table:table-cell office:value-type="float" office:value="83.59882" calcext:value-type="float">
            <text:p>83.59882</text:p>
          </table:table-cell>
          <table:table-cell office:value-type="float" office:value="84.41478" calcext:value-type="float">
            <text:p>84.41478</text:p>
          </table:table-cell>
          <table:table-cell office:value-type="float" office:value="81.98209" calcext:value-type="float">
            <text:p>81.98209</text:p>
          </table:table-cell>
          <table:table-cell office:value-type="float" office:value="89.39021" calcext:value-type="float">
            <text:p>89.39021</text:p>
          </table:table-cell>
          <table:table-cell office:value-type="float" office:value="83.97917" calcext:value-type="float">
            <text:p>83.97917</text:p>
          </table:table-cell>
          <table:table-cell office:value-type="float" office:value="89.63729" calcext:value-type="float">
            <text:p>89.63729</text:p>
          </table:table-cell>
          <table:table-cell office:value-type="float" office:value="82.1511" calcext:value-type="float">
            <text:p>82.1511</text:p>
          </table:table-cell>
          <table:table-cell/>
        </table:table-row>
        <table:table-row table:style-name="ro1">
          <table:table-cell office:value-type="float" office:value="82.67568" calcext:value-type="float">
            <text:p>82.67568</text:p>
          </table:table-cell>
          <table:table-cell office:value-type="float" office:value="84.83318" calcext:value-type="float">
            <text:p>84.83318</text:p>
          </table:table-cell>
          <table:table-cell office:value-type="float" office:value="87.47112" calcext:value-type="float">
            <text:p>87.47112</text:p>
          </table:table-cell>
          <table:table-cell office:value-type="float" office:value="86.9174" calcext:value-type="float">
            <text:p>86.9174</text:p>
          </table:table-cell>
          <table:table-cell office:value-type="float" office:value="82.85927" calcext:value-type="float">
            <text:p>82.85927</text:p>
          </table:table-cell>
          <table:table-cell office:value-type="float" office:value="85.01509" calcext:value-type="float">
            <text:p>85.01509</text:p>
          </table:table-cell>
          <table:table-cell office:value-type="float" office:value="84.36806" calcext:value-type="float">
            <text:p>84.36806</text:p>
          </table:table-cell>
          <table:table-cell office:value-type="float" office:value="83.43334" calcext:value-type="float">
            <text:p>83.43334</text:p>
          </table:table-cell>
          <table:table-cell office:value-type="float" office:value="84.30569" calcext:value-type="float">
            <text:p>84.30569</text:p>
          </table:table-cell>
          <table:table-cell office:value-type="float" office:value="82.34014" calcext:value-type="float">
            <text:p>82.34014</text:p>
          </table:table-cell>
          <table:table-cell office:value-type="float" office:value="83.41306" calcext:value-type="float">
            <text:p>83.41306</text:p>
          </table:table-cell>
          <table:table-cell office:value-type="float" office:value="83.75813" calcext:value-type="float">
            <text:p>83.75813</text:p>
          </table:table-cell>
          <table:table-cell office:value-type="float" office:value="85.25819" calcext:value-type="float">
            <text:p>85.25819</text:p>
          </table:table-cell>
          <table:table-cell office:value-type="float" office:value="83.24185" calcext:value-type="float">
            <text:p>83.24185</text:p>
          </table:table-cell>
          <table:table-cell office:value-type="float" office:value="83.863" calcext:value-type="float">
            <text:p>83.863</text:p>
          </table:table-cell>
          <table:table-cell office:value-type="float" office:value="81.44297" calcext:value-type="float">
            <text:p>81.44297</text:p>
          </table:table-cell>
          <table:table-cell office:value-type="float" office:value="89.0806" calcext:value-type="float">
            <text:p>89.0806</text:p>
          </table:table-cell>
          <table:table-cell office:value-type="float" office:value="83.43137" calcext:value-type="float">
            <text:p>83.43137</text:p>
          </table:table-cell>
          <table:table-cell office:value-type="float" office:value="89.13893" calcext:value-type="float">
            <text:p>89.13893</text:p>
          </table:table-cell>
          <table:table-cell office:value-type="float" office:value="81.60913" calcext:value-type="float">
            <text:p>81.60913</text:p>
          </table:table-cell>
          <table:table-cell/>
        </table:table-row>
        <table:table-row table:style-name="ro1">
          <table:table-cell office:value-type="float" office:value="82.32821" calcext:value-type="float">
            <text:p>82.32821</text:p>
          </table:table-cell>
          <table:table-cell office:value-type="float" office:value="84.28423" calcext:value-type="float">
            <text:p>84.28423</text:p>
          </table:table-cell>
          <table:table-cell office:value-type="float" office:value="86.97091" calcext:value-type="float">
            <text:p>86.97091</text:p>
          </table:table-cell>
          <table:table-cell office:value-type="float" office:value="86.41118" calcext:value-type="float">
            <text:p>86.41118</text:p>
          </table:table-cell>
          <table:table-cell office:value-type="float" office:value="82.33406" calcext:value-type="float">
            <text:p>82.33406</text:p>
          </table:table-cell>
          <table:table-cell office:value-type="float" office:value="84.66252" calcext:value-type="float">
            <text:p>84.66252</text:p>
          </table:table-cell>
          <table:table-cell office:value-type="float" office:value="84.01546" calcext:value-type="float">
            <text:p>84.01546</text:p>
          </table:table-cell>
          <table:table-cell office:value-type="float" office:value="83.0831" calcext:value-type="float">
            <text:p>83.0831</text:p>
          </table:table-cell>
          <table:table-cell office:value-type="float" office:value="83.94972" calcext:value-type="float">
            <text:p>83.94972</text:p>
          </table:table-cell>
          <table:table-cell office:value-type="float" office:value="81.98035" calcext:value-type="float">
            <text:p>81.98035</text:p>
          </table:table-cell>
          <table:table-cell office:value-type="float" office:value="83.05632" calcext:value-type="float">
            <text:p>83.05632</text:p>
          </table:table-cell>
          <table:table-cell office:value-type="float" office:value="83.2222" calcext:value-type="float">
            <text:p>83.2222</text:p>
          </table:table-cell>
          <table:table-cell office:value-type="float" office:value="84.90549" calcext:value-type="float">
            <text:p>84.90549</text:p>
          </table:table-cell>
          <table:table-cell office:value-type="float" office:value="82.70585" calcext:value-type="float">
            <text:p>82.70585</text:p>
          </table:table-cell>
          <table:table-cell office:value-type="float" office:value="83.50807" calcext:value-type="float">
            <text:p>83.50807</text:p>
          </table:table-cell>
          <table:table-cell office:value-type="float" office:value="81.0696" calcext:value-type="float">
            <text:p>81.0696</text:p>
          </table:table-cell>
          <table:table-cell office:value-type="float" office:value="88.60189" calcext:value-type="float">
            <text:p>88.60189</text:p>
          </table:table-cell>
          <table:table-cell office:value-type="float" office:value="83.07568" calcext:value-type="float">
            <text:p>83.07568</text:p>
          </table:table-cell>
          <table:table-cell office:value-type="float" office:value="88.86175" calcext:value-type="float">
            <text:p>88.86175</text:p>
          </table:table-cell>
          <table:table-cell office:value-type="float" office:value="81.24876" calcext:value-type="float">
            <text:p>81.24876</text:p>
          </table:table-cell>
          <table:table-cell/>
        </table:table-row>
        <table:table-row table:style-name="ro1">
          <table:table-cell office:value-type="float" office:value="81.79046" calcext:value-type="float">
            <text:p>81.79046</text:p>
          </table:table-cell>
          <table:table-cell office:value-type="float" office:value="83.93428" calcext:value-type="float">
            <text:p>83.93428</text:p>
          </table:table-cell>
          <table:table-cell office:value-type="float" office:value="86.63989" calcext:value-type="float">
            <text:p>86.63989</text:p>
          </table:table-cell>
          <table:table-cell office:value-type="float" office:value="86.06745" calcext:value-type="float">
            <text:p>86.06745</text:p>
          </table:table-cell>
          <table:table-cell office:value-type="float" office:value="81.97154" calcext:value-type="float">
            <text:p>81.97154</text:p>
          </table:table-cell>
          <table:table-cell office:value-type="float" office:value="84.11634" calcext:value-type="float">
            <text:p>84.11634</text:p>
          </table:table-cell>
          <table:table-cell office:value-type="float" office:value="83.47336" calcext:value-type="float">
            <text:p>83.47336</text:p>
          </table:table-cell>
          <table:table-cell office:value-type="float" office:value="82.54097" calcext:value-type="float">
            <text:p>82.54097</text:p>
          </table:table-cell>
          <table:table-cell office:value-type="float" office:value="83.58695" calcext:value-type="float">
            <text:p>83.58695</text:p>
          </table:table-cell>
          <table:table-cell office:value-type="float" office:value="81.44129" calcext:value-type="float">
            <text:p>81.44129</text:p>
          </table:table-cell>
          <table:table-cell office:value-type="float" office:value="82.52198" calcext:value-type="float">
            <text:p>82.52198</text:p>
          </table:table-cell>
          <table:table-cell office:value-type="float" office:value="82.86073" calcext:value-type="float">
            <text:p>82.86073</text:p>
          </table:table-cell>
          <table:table-cell office:value-type="float" office:value="84.35915" calcext:value-type="float">
            <text:p>84.35915</text:p>
          </table:table-cell>
          <table:table-cell office:value-type="float" office:value="82.34632" calcext:value-type="float">
            <text:p>82.34632</text:p>
          </table:table-cell>
          <table:table-cell office:value-type="float" office:value="83.14915" calcext:value-type="float">
            <text:p>83.14915</text:p>
          </table:table-cell>
          <table:table-cell office:value-type="float" office:value="80.51729" calcext:value-type="float">
            <text:p>80.51729</text:p>
          </table:table-cell>
          <table:table-cell office:value-type="float" office:value="88.27954" calcext:value-type="float">
            <text:p>88.27954</text:p>
          </table:table-cell>
          <table:table-cell office:value-type="float" office:value="82.52955" calcext:value-type="float">
            <text:p>82.52955</text:p>
          </table:table-cell>
          <table:table-cell office:value-type="float" office:value="88.35071" calcext:value-type="float">
            <text:p>88.35071</text:p>
          </table:table-cell>
          <table:table-cell office:value-type="float" office:value="80.70798" calcext:value-type="float">
            <text:p>80.70798</text:p>
          </table:table-cell>
          <table:table-cell/>
        </table:table-row>
        <table:table-row table:style-name="ro1">
          <table:table-cell office:value-type="float" office:value="81.43364" calcext:value-type="float">
            <text:p>81.43364</text:p>
          </table:table-cell>
          <table:table-cell office:value-type="float" office:value="83.3986" calcext:value-type="float">
            <text:p>83.3986</text:p>
          </table:table-cell>
          <table:table-cell office:value-type="float" office:value="86.13068" calcext:value-type="float">
            <text:p>86.13068</text:p>
          </table:table-cell>
          <table:table-cell office:value-type="float" office:value="85.54904" calcext:value-type="float">
            <text:p>85.54904</text:p>
          </table:table-cell>
          <table:table-cell office:value-type="float" office:value="81.43232" calcext:value-type="float">
            <text:p>81.43232</text:p>
          </table:table-cell>
          <table:table-cell office:value-type="float" office:value="83.75858" calcext:value-type="float">
            <text:p>83.75858</text:p>
          </table:table-cell>
          <table:table-cell office:value-type="float" office:value="83.11458" calcext:value-type="float">
            <text:p>83.11458</text:p>
          </table:table-cell>
          <table:table-cell office:value-type="float" office:value="82.17657" calcext:value-type="float">
            <text:p>82.17657</text:p>
          </table:table-cell>
          <table:table-cell office:value-type="float" office:value="83.05705" calcext:value-type="float">
            <text:p>83.05705</text:p>
          </table:table-cell>
          <table:table-cell office:value-type="float" office:value="81.06776" calcext:value-type="float">
            <text:p>81.06776</text:p>
          </table:table-cell>
          <table:table-cell office:value-type="float" office:value="82.16468" calcext:value-type="float">
            <text:p>82.16468</text:p>
          </table:table-cell>
          <table:table-cell office:value-type="float" office:value="82.31721" calcext:value-type="float">
            <text:p>82.31721</text:p>
          </table:table-cell>
          <table:table-cell office:value-type="float" office:value="83.99747" calcext:value-type="float">
            <text:p>83.99747</text:p>
          </table:table-cell>
          <table:table-cell office:value-type="float" office:value="81.79935" calcext:value-type="float">
            <text:p>81.79935</text:p>
          </table:table-cell>
          <table:table-cell office:value-type="float" office:value="82.60628" calcext:value-type="float">
            <text:p>82.60628</text:p>
          </table:table-cell>
          <table:table-cell office:value-type="float" office:value="80.13389" calcext:value-type="float">
            <text:p>80.13389</text:p>
          </table:table-cell>
          <table:table-cell office:value-type="float" office:value="87.79498" calcext:value-type="float">
            <text:p>87.79498</text:p>
          </table:table-cell>
          <table:table-cell office:value-type="float" office:value="82.17418" calcext:value-type="float">
            <text:p>82.17418</text:p>
          </table:table-cell>
          <table:table-cell office:value-type="float" office:value="88.05525" calcext:value-type="float">
            <text:p>88.05525</text:p>
          </table:table-cell>
          <table:table-cell office:value-type="float" office:value="80.32556" calcext:value-type="float">
            <text:p>80.32556</text:p>
          </table:table-cell>
          <table:table-cell/>
        </table:table-row>
        <table:table-row table:style-name="ro1">
          <table:table-cell office:value-type="float" office:value="80.89033" calcext:value-type="float">
            <text:p>80.89033</text:p>
          </table:table-cell>
          <table:table-cell office:value-type="float" office:value="83.0428" calcext:value-type="float">
            <text:p>83.0428</text:p>
          </table:table-cell>
          <table:table-cell office:value-type="float" office:value="85.78082" calcext:value-type="float">
            <text:p>85.78082</text:p>
          </table:table-cell>
          <table:table-cell office:value-type="float" office:value="85.1961" calcext:value-type="float">
            <text:p>85.1961</text:p>
          </table:table-cell>
          <table:table-cell office:value-type="float" office:value="81.06206" calcext:value-type="float">
            <text:p>81.06206</text:p>
          </table:table-cell>
          <table:table-cell office:value-type="float" office:value="83.22809" calcext:value-type="float">
            <text:p>83.22809</text:p>
          </table:table-cell>
          <table:table-cell office:value-type="float" office:value="82.57137" calcext:value-type="float">
            <text:p>82.57137</text:p>
          </table:table-cell>
          <table:table-cell office:value-type="float" office:value="81.63512" calcext:value-type="float">
            <text:p>81.63512</text:p>
          </table:table-cell>
          <table:table-cell office:value-type="float" office:value="82.69519" calcext:value-type="float">
            <text:p>82.69519</text:p>
          </table:table-cell>
          <table:table-cell office:value-type="float" office:value="80.51815" calcext:value-type="float">
            <text:p>80.51815</text:p>
          </table:table-cell>
          <table:table-cell office:value-type="float" office:value="81.6231" calcext:value-type="float">
            <text:p>81.6231</text:p>
          </table:table-cell>
          <table:table-cell office:value-type="float" office:value="81.94893" calcext:value-type="float">
            <text:p>81.94893</text:p>
          </table:table-cell>
          <table:table-cell office:value-type="float" office:value="83.47136" calcext:value-type="float">
            <text:p>83.47136</text:p>
          </table:table-cell>
          <table:table-cell office:value-type="float" office:value="81.43982" calcext:value-type="float">
            <text:p>81.43982</text:p>
          </table:table-cell>
          <table:table-cell office:value-type="float" office:value="82.2438" calcext:value-type="float">
            <text:p>82.2438</text:p>
          </table:table-cell>
          <table:table-cell office:value-type="float" office:value="79.57152" calcext:value-type="float">
            <text:p>79.57152</text:p>
          </table:table-cell>
          <table:table-cell office:value-type="float" office:value="87.47281" calcext:value-type="float">
            <text:p>87.47281</text:p>
          </table:table-cell>
          <table:table-cell office:value-type="float" office:value="81.63549" calcext:value-type="float">
            <text:p>81.63549</text:p>
          </table:table-cell>
          <table:table-cell office:value-type="float" office:value="87.54431" calcext:value-type="float">
            <text:p>87.54431</text:p>
          </table:table-cell>
          <table:table-cell office:value-type="float" office:value="79.7713" calcext:value-type="float">
            <text:p>79.7713</text:p>
          </table:table-cell>
          <table:table-cell/>
        </table:table-row>
        <table:table-row table:style-name="ro1">
          <table:table-cell office:value-type="float" office:value="80.50821" calcext:value-type="float">
            <text:p>80.50821</text:p>
          </table:table-cell>
          <table:table-cell office:value-type="float" office:value="82.49588" calcext:value-type="float">
            <text:p>82.49588</text:p>
          </table:table-cell>
          <table:table-cell office:value-type="float" office:value="85.26276" calcext:value-type="float">
            <text:p>85.26276</text:p>
          </table:table-cell>
          <table:table-cell office:value-type="float" office:value="84.65895" calcext:value-type="float">
            <text:p>84.65895</text:p>
          </table:table-cell>
          <table:table-cell office:value-type="float" office:value="80.50954" calcext:value-type="float">
            <text:p>80.50954</text:p>
          </table:table-cell>
          <table:table-cell office:value-type="float" office:value="82.86591" calcext:value-type="float">
            <text:p>82.86591</text:p>
          </table:table-cell>
          <table:table-cell office:value-type="float" office:value="82.20876" calcext:value-type="float">
            <text:p>82.20876</text:p>
          </table:table-cell>
          <table:table-cell office:value-type="float" office:value="81.27541" calcext:value-type="float">
            <text:p>81.27541</text:p>
          </table:table-cell>
          <table:table-cell office:value-type="float" office:value="82.14216" calcext:value-type="float">
            <text:p>82.14216</text:p>
          </table:table-cell>
          <table:table-cell office:value-type="float" office:value="80.14131" calcext:value-type="float">
            <text:p>80.14131</text:p>
          </table:table-cell>
          <table:table-cell office:value-type="float" office:value="81.26294" calcext:value-type="float">
            <text:p>81.26294</text:p>
          </table:table-cell>
          <table:table-cell office:value-type="float" office:value="81.41048" calcext:value-type="float">
            <text:p>81.41048</text:p>
          </table:table-cell>
          <table:table-cell office:value-type="float" office:value="83.11296" calcext:value-type="float">
            <text:p>83.11296</text:p>
          </table:table-cell>
          <table:table-cell office:value-type="float" office:value="80.89987" calcext:value-type="float">
            <text:p>80.89987</text:p>
          </table:table-cell>
          <table:table-cell office:value-type="float" office:value="81.68745" calcext:value-type="float">
            <text:p>81.68745</text:p>
          </table:table-cell>
          <table:table-cell office:value-type="float" office:value="79.18507" calcext:value-type="float">
            <text:p>79.18507</text:p>
          </table:table-cell>
          <table:table-cell office:value-type="float" office:value="86.96297" calcext:value-type="float">
            <text:p>86.96297</text:p>
          </table:table-cell>
          <table:table-cell office:value-type="float" office:value="81.27605" calcext:value-type="float">
            <text:p>81.27605</text:p>
          </table:table-cell>
          <table:table-cell office:value-type="float" office:value="87.23318" calcext:value-type="float">
            <text:p>87.23318</text:p>
          </table:table-cell>
          <table:table-cell office:value-type="float" office:value="79.37949" calcext:value-type="float">
            <text:p>79.37949</text:p>
          </table:table-cell>
          <table:table-cell/>
        </table:table-row>
        <table:table-row table:style-name="ro1">
          <table:table-cell office:value-type="float" office:value="79.95458" calcext:value-type="float">
            <text:p>79.95458</text:p>
          </table:table-cell>
          <table:table-cell office:value-type="float" office:value="82.13621" calcext:value-type="float">
            <text:p>82.13621</text:p>
          </table:table-cell>
          <table:table-cell office:value-type="float" office:value="84.90066" calcext:value-type="float">
            <text:p>84.90066</text:p>
          </table:table-cell>
          <table:table-cell office:value-type="float" office:value="84.29698" calcext:value-type="float">
            <text:p>84.29698</text:p>
          </table:table-cell>
          <table:table-cell office:value-type="float" office:value="80.13601" calcext:value-type="float">
            <text:p>80.13601</text:p>
          </table:table-cell>
          <table:table-cell office:value-type="float" office:value="82.32189" calcext:value-type="float">
            <text:p>82.32189</text:p>
          </table:table-cell>
          <table:table-cell office:value-type="float" office:value="81.65208" calcext:value-type="float">
            <text:p>81.65208</text:p>
          </table:table-cell>
          <table:table-cell office:value-type="float" office:value="80.73197" calcext:value-type="float">
            <text:p>80.73197</text:p>
          </table:table-cell>
          <table:table-cell office:value-type="float" office:value="81.77984" calcext:value-type="float">
            <text:p>81.77984</text:p>
          </table:table-cell>
          <table:table-cell office:value-type="float" office:value="79.56945" calcext:value-type="float">
            <text:p>79.56945</text:p>
          </table:table-cell>
          <table:table-cell office:value-type="float" office:value="80.71947" calcext:value-type="float">
            <text:p>80.71947</text:p>
          </table:table-cell>
          <table:table-cell office:value-type="float" office:value="81.04712" calcext:value-type="float">
            <text:p>81.04712</text:p>
          </table:table-cell>
          <table:table-cell office:value-type="float" office:value="82.56949" calcext:value-type="float">
            <text:p>82.56949</text:p>
          </table:table-cell>
          <table:table-cell office:value-type="float" office:value="80.51738" calcext:value-type="float">
            <text:p>80.51738</text:p>
          </table:table-cell>
          <table:table-cell office:value-type="float" office:value="81.31686" calcext:value-type="float">
            <text:p>81.31686</text:p>
          </table:table-cell>
          <table:table-cell office:value-type="float" office:value="78.60028" calcext:value-type="float">
            <text:p>78.60028</text:p>
          </table:table-cell>
          <table:table-cell office:value-type="float" office:value="86.63176" calcext:value-type="float">
            <text:p>86.63176</text:p>
          </table:table-cell>
          <table:table-cell office:value-type="float" office:value="80.73235" calcext:value-type="float">
            <text:p>80.73235</text:p>
          </table:table-cell>
          <table:table-cell office:value-type="float" office:value="86.713" calcext:value-type="float">
            <text:p>86.713</text:p>
          </table:table-cell>
          <table:table-cell office:value-type="float" office:value="78.81196" calcext:value-type="float">
            <text:p>78.81196</text:p>
          </table:table-cell>
          <table:table-cell/>
        </table:table-row>
        <table:table-row table:style-name="ro1">
          <table:table-cell office:value-type="float" office:value="79.56312" calcext:value-type="float">
            <text:p>79.56312</text:p>
          </table:table-cell>
          <table:table-cell office:value-type="float" office:value="81.57897" calcext:value-type="float">
            <text:p>81.57897</text:p>
          </table:table-cell>
          <table:table-cell office:value-type="float" office:value="84.36389" calcext:value-type="float">
            <text:p>84.36389</text:p>
          </table:table-cell>
          <table:table-cell office:value-type="float" office:value="83.76024" calcext:value-type="float">
            <text:p>83.76024</text:p>
          </table:table-cell>
          <table:table-cell office:value-type="float" office:value="79.56133" calcext:value-type="float">
            <text:p>79.56133</text:p>
          </table:table-cell>
          <table:table-cell office:value-type="float" office:value="81.94949" calcext:value-type="float">
            <text:p>81.94949</text:p>
          </table:table-cell>
          <table:table-cell office:value-type="float" office:value="81.28393" calcext:value-type="float">
            <text:p>81.28393</text:p>
          </table:table-cell>
          <table:table-cell office:value-type="float" office:value="80.34979" calcext:value-type="float">
            <text:p>80.34979</text:p>
          </table:table-cell>
          <table:table-cell office:value-type="float" office:value="81.21409" calcext:value-type="float">
            <text:p>81.21409</text:p>
          </table:table-cell>
          <table:table-cell office:value-type="float" office:value="79.18587" calcext:value-type="float">
            <text:p>79.18587</text:p>
          </table:table-cell>
          <table:table-cell office:value-type="float" office:value="80.34048" calcext:value-type="float">
            <text:p>80.34048</text:p>
          </table:table-cell>
          <table:table-cell office:value-type="float" office:value="80.48849" calcext:value-type="float">
            <text:p>80.48849</text:p>
          </table:table-cell>
          <table:table-cell office:value-type="float" office:value="82.20702" calcext:value-type="float">
            <text:p>82.20702</text:p>
          </table:table-cell>
          <table:table-cell office:value-type="float" office:value="79.97285" calcext:value-type="float">
            <text:p>79.97285</text:p>
          </table:table-cell>
          <table:table-cell office:value-type="float" office:value="80.76831" calcext:value-type="float">
            <text:p>80.76831</text:p>
          </table:table-cell>
          <table:table-cell office:value-type="float" office:value="78.2038" calcext:value-type="float">
            <text:p>78.2038</text:p>
          </table:table-cell>
          <table:table-cell office:value-type="float" office:value="86.12228" calcext:value-type="float">
            <text:p>86.12228</text:p>
          </table:table-cell>
          <table:table-cell office:value-type="float" office:value="80.35018" calcext:value-type="float">
            <text:p>80.35018</text:p>
          </table:table-cell>
          <table:table-cell office:value-type="float" office:value="86.39291" calcext:value-type="float">
            <text:p>86.39291</text:p>
          </table:table-cell>
          <table:table-cell office:value-type="float" office:value="78.40775" calcext:value-type="float">
            <text:p>78.40775</text:p>
          </table:table-cell>
          <table:table-cell/>
        </table:table-row>
        <table:table-row table:style-name="ro1">
          <table:table-cell office:value-type="float" office:value="78.99612" calcext:value-type="float">
            <text:p>78.99612</text:p>
          </table:table-cell>
          <table:table-cell office:value-type="float" office:value="81.19774" calcext:value-type="float">
            <text:p>81.19774</text:p>
          </table:table-cell>
          <table:table-cell office:value-type="float" office:value="84.00206" calcext:value-type="float">
            <text:p>84.00206</text:p>
          </table:table-cell>
          <table:table-cell office:value-type="float" office:value="83.38596" calcext:value-type="float">
            <text:p>83.38596</text:p>
          </table:table-cell>
          <table:table-cell office:value-type="float" office:value="79.17507" calcext:value-type="float">
            <text:p>79.17507</text:p>
          </table:table-cell>
          <table:table-cell office:value-type="float" office:value="81.39282" calcext:value-type="float">
            <text:p>81.39282</text:p>
          </table:table-cell>
          <table:table-cell office:value-type="float" office:value="80.73598" calcext:value-type="float">
            <text:p>80.73598</text:p>
          </table:table-cell>
          <table:table-cell office:value-type="float" office:value="79.79581" calcext:value-type="float">
            <text:p>79.79581</text:p>
          </table:table-cell>
          <table:table-cell office:value-type="float" office:value="80.83907" calcext:value-type="float">
            <text:p>80.83907</text:p>
          </table:table-cell>
          <table:table-cell office:value-type="float" office:value="78.60102" calcext:value-type="float">
            <text:p>78.60102</text:p>
          </table:table-cell>
          <table:table-cell office:value-type="float" office:value="79.78343" calcext:value-type="float">
            <text:p>79.78343</text:p>
          </table:table-cell>
          <table:table-cell office:value-type="float" office:value="80.11467" calcext:value-type="float">
            <text:p>80.11467</text:p>
          </table:table-cell>
          <table:table-cell office:value-type="float" office:value="81.65063" calcext:value-type="float">
            <text:p>81.65063</text:p>
          </table:table-cell>
          <table:table-cell office:value-type="float" office:value="79.57777" calcext:value-type="float">
            <text:p>79.57777</text:p>
          </table:table-cell>
          <table:table-cell office:value-type="float" office:value="80.39277" calcext:value-type="float">
            <text:p>80.39277</text:p>
          </table:table-cell>
          <table:table-cell office:value-type="float" office:value="77.60626" calcext:value-type="float">
            <text:p>77.60626</text:p>
          </table:table-cell>
          <table:table-cell office:value-type="float" office:value="85.77261" calcext:value-type="float">
            <text:p>85.77261</text:p>
          </table:table-cell>
          <table:table-cell office:value-type="float" office:value="79.79662" calcext:value-type="float">
            <text:p>79.79662</text:p>
          </table:table-cell>
          <table:table-cell office:value-type="float" office:value="85.86273" calcext:value-type="float">
            <text:p>85.86273</text:p>
          </table:table-cell>
          <table:table-cell office:value-type="float" office:value="77.83963" calcext:value-type="float">
            <text:p>77.83963</text:p>
          </table:table-cell>
          <table:table-cell/>
        </table:table-row>
        <table:table-row table:style-name="ro1">
          <table:table-cell office:value-type="float" office:value="78.60182" calcext:value-type="float">
            <text:p>78.60182</text:p>
          </table:table-cell>
          <table:table-cell office:value-type="float" office:value="80.63404" calcext:value-type="float">
            <text:p>80.63404</text:p>
          </table:table-cell>
          <table:table-cell office:value-type="float" office:value="83.45323" calcext:value-type="float">
            <text:p>83.45323</text:p>
          </table:table-cell>
          <table:table-cell office:value-type="float" office:value="82.83732" calcext:value-type="float">
            <text:p>82.83732</text:p>
          </table:table-cell>
          <table:table-cell office:value-type="float" office:value="78.59352" calcext:value-type="float">
            <text:p>78.59352</text:p>
          </table:table-cell>
          <table:table-cell office:value-type="float" office:value="81.01753" calcext:value-type="float">
            <text:p>81.01753</text:p>
          </table:table-cell>
          <table:table-cell office:value-type="float" office:value="80.36295" calcext:value-type="float">
            <text:p>80.36295</text:p>
          </table:table-cell>
          <table:table-cell office:value-type="float" office:value="79.40418" calcext:value-type="float">
            <text:p>79.40418</text:p>
          </table:table-cell>
          <table:table-cell office:value-type="float" office:value="80.26065" calcext:value-type="float">
            <text:p>80.26065</text:p>
          </table:table-cell>
          <table:table-cell office:value-type="float" office:value="78.21127" calcext:value-type="float">
            <text:p>78.21127</text:p>
          </table:table-cell>
          <table:table-cell office:value-type="float" office:value="79.39191" calcext:value-type="float">
            <text:p>79.39191</text:p>
          </table:table-cell>
          <table:table-cell office:value-type="float" office:value="79.54941" calcext:value-type="float">
            <text:p>79.54941</text:p>
          </table:table-cell>
          <table:table-cell office:value-type="float" office:value="81.27858" calcext:value-type="float">
            <text:p>81.27858</text:p>
          </table:table-cell>
          <table:table-cell office:value-type="float" office:value="79.01354" calcext:value-type="float">
            <text:p>79.01354</text:p>
          </table:table-cell>
          <table:table-cell office:value-type="float" office:value="79.83088" calcext:value-type="float">
            <text:p>79.83088</text:p>
          </table:table-cell>
          <table:table-cell office:value-type="float" office:value="77.20044" calcext:value-type="float">
            <text:p>77.20044</text:p>
          </table:table-cell>
          <table:table-cell office:value-type="float" office:value="85.25447" calcext:value-type="float">
            <text:p>85.25447</text:p>
          </table:table-cell>
          <table:table-cell office:value-type="float" office:value="79.40513" calcext:value-type="float">
            <text:p>79.40513</text:p>
          </table:table-cell>
          <table:table-cell office:value-type="float" office:value="85.53403" calcext:value-type="float">
            <text:p>85.53403</text:p>
          </table:table-cell>
          <table:table-cell office:value-type="float" office:value="77.42332" calcext:value-type="float">
            <text:p>77.42332</text:p>
          </table:table-cell>
          <table:table-cell/>
        </table:table-row>
        <table:table-row table:style-name="ro1">
          <table:table-cell office:value-type="float" office:value="78.02448" calcext:value-type="float">
            <text:p>78.02448</text:p>
          </table:table-cell>
          <table:table-cell office:value-type="float" office:value="80.24402" calcext:value-type="float">
            <text:p>80.24402</text:p>
          </table:table-cell>
          <table:table-cell office:value-type="float" office:value="83.09148" calcext:value-type="float">
            <text:p>83.09148</text:p>
          </table:table-cell>
          <table:table-cell office:value-type="float" office:value="82.45374" calcext:value-type="float">
            <text:p>82.45374</text:p>
          </table:table-cell>
          <table:table-cell office:value-type="float" office:value="78.1943" calcext:value-type="float">
            <text:p>78.1943</text:p>
          </table:table-cell>
          <table:table-cell office:value-type="float" office:value="80.44202" calcext:value-type="float">
            <text:p>80.44202</text:p>
          </table:table-cell>
          <table:table-cell office:value-type="float" office:value="79.80093" calcext:value-type="float">
            <text:p>79.80093</text:p>
          </table:table-cell>
          <table:table-cell office:value-type="float" office:value="78.83699" calcext:value-type="float">
            <text:p>78.83699</text:p>
          </table:table-cell>
          <table:table-cell office:value-type="float" office:value="79.87616" calcext:value-type="float">
            <text:p>79.87616</text:p>
          </table:table-cell>
          <table:table-cell office:value-type="float" office:value="77.61624" calcext:value-type="float">
            <text:p>77.61624</text:p>
          </table:table-cell>
          <table:table-cell office:value-type="float" office:value="78.82475" calcext:value-type="float">
            <text:p>78.82475</text:p>
          </table:table-cell>
          <table:table-cell office:value-type="float" office:value="79.16585" calcext:value-type="float">
            <text:p>79.16585</text:p>
          </table:table-cell>
          <table:table-cell office:value-type="float" office:value="80.70006" calcext:value-type="float">
            <text:p>80.70006</text:p>
          </table:table-cell>
          <table:table-cell office:value-type="float" office:value="78.61883" calcext:value-type="float">
            <text:p>78.61883</text:p>
          </table:table-cell>
          <table:table-cell office:value-type="float" office:value="79.4476" calcext:value-type="float">
            <text:p>79.4476</text:p>
          </table:table-cell>
          <table:table-cell office:value-type="float" office:value="76.59336" calcext:value-type="float">
            <text:p>76.59336</text:p>
          </table:table-cell>
          <table:table-cell office:value-type="float" office:value="84.89172" calcext:value-type="float">
            <text:p>84.89172</text:p>
          </table:table-cell>
          <table:table-cell office:value-type="float" office:value="78.83777" calcext:value-type="float">
            <text:p>78.83777</text:p>
          </table:table-cell>
          <table:table-cell office:value-type="float" office:value="84.99187" calcext:value-type="float">
            <text:p>84.99187</text:p>
          </table:table-cell>
          <table:table-cell office:value-type="float" office:value="76.83526" calcext:value-type="float">
            <text:p>76.83526</text:p>
          </table:table-cell>
          <table:table-cell/>
        </table:table-row>
        <table:table-row table:style-name="ro1">
          <table:table-cell office:value-type="float" office:value="77.61108" calcext:value-type="float">
            <text:p>77.61108</text:p>
          </table:table-cell>
          <table:table-cell office:value-type="float" office:value="79.67072" calcext:value-type="float">
            <text:p>79.67072</text:p>
          </table:table-cell>
          <table:table-cell office:value-type="float" office:value="82.53045" calcext:value-type="float">
            <text:p>82.53045</text:p>
          </table:table-cell>
          <table:table-cell office:value-type="float" office:value="81.88965" calcext:value-type="float">
            <text:p>81.88965</text:p>
          </table:table-cell>
          <table:table-cell office:value-type="float" office:value="77.59978" calcext:value-type="float">
            <text:p>77.59978</text:p>
          </table:table-cell>
          <table:table-cell office:value-type="float" office:value="80.05424" calcext:value-type="float">
            <text:p>80.05424</text:p>
          </table:table-cell>
          <table:table-cell office:value-type="float" office:value="79.42417" calcext:value-type="float">
            <text:p>79.42417</text:p>
          </table:table-cell>
          <table:table-cell office:value-type="float" office:value="78.43314" calcext:value-type="float">
            <text:p>78.43314</text:p>
          </table:table-cell>
          <table:table-cell office:value-type="float" office:value="79.28544" calcext:value-type="float">
            <text:p>79.28544</text:p>
          </table:table-cell>
          <table:table-cell office:value-type="float" office:value="77.2102" calcext:value-type="float">
            <text:p>77.2102</text:p>
          </table:table-cell>
          <table:table-cell office:value-type="float" office:value="78.42093" calcext:value-type="float">
            <text:p>78.42093</text:p>
          </table:table-cell>
          <table:table-cell office:value-type="float" office:value="78.58117" calcext:value-type="float">
            <text:p>78.58117</text:p>
          </table:table-cell>
          <table:table-cell office:value-type="float" office:value="80.32499" calcext:value-type="float">
            <text:p>80.32499</text:p>
          </table:table-cell>
          <table:table-cell office:value-type="float" office:value="78.0411" calcext:value-type="float">
            <text:p>78.0411</text:p>
          </table:table-cell>
          <table:table-cell office:value-type="float" office:value="78.87306" calcext:value-type="float">
            <text:p>78.87306</text:p>
          </table:table-cell>
          <table:table-cell office:value-type="float" office:value="76.18423" calcext:value-type="float">
            <text:p>76.18423</text:p>
          </table:table-cell>
          <table:table-cell office:value-type="float" office:value="84.35535" calcext:value-type="float">
            <text:p>84.35535</text:p>
          </table:table-cell>
          <table:table-cell office:value-type="float" office:value="78.43366" calcext:value-type="float">
            <text:p>78.43366</text:p>
          </table:table-cell>
          <table:table-cell office:value-type="float" office:value="84.64811" calcext:value-type="float">
            <text:p>84.64811</text:p>
          </table:table-cell>
          <table:table-cell office:value-type="float" office:value="76.40945" calcext:value-type="float">
            <text:p>76.40945</text:p>
          </table:table-cell>
          <table:table-cell/>
        </table:table-row>
        <table:table-row table:style-name="ro1">
          <table:table-cell office:value-type="float" office:value="77.02358" calcext:value-type="float">
            <text:p>77.02358</text:p>
          </table:table-cell>
          <table:table-cell office:value-type="float" office:value="79.26829" calcext:value-type="float">
            <text:p>79.26829</text:p>
          </table:table-cell>
          <table:table-cell office:value-type="float" office:value="82.1567" calcext:value-type="float">
            <text:p>82.1567</text:p>
          </table:table-cell>
          <table:table-cell office:value-type="float" office:value="81.50645" calcext:value-type="float">
            <text:p>81.50645</text:p>
          </table:table-cell>
          <table:table-cell office:value-type="float" office:value="77.20046" calcext:value-type="float">
            <text:p>77.20046</text:p>
          </table:table-cell>
          <table:table-cell office:value-type="float" office:value="79.47548" calcext:value-type="float">
            <text:p>79.47548</text:p>
          </table:table-cell>
          <table:table-cell office:value-type="float" office:value="78.8494" calcext:value-type="float">
            <text:p>78.8494</text:p>
          </table:table-cell>
          <table:table-cell office:value-type="float" office:value="77.86516" calcext:value-type="float">
            <text:p>77.86516</text:p>
          </table:table-cell>
          <table:table-cell office:value-type="float" office:value="78.89153" calcext:value-type="float">
            <text:p>78.89153</text:p>
          </table:table-cell>
          <table:table-cell office:value-type="float" office:value="76.60288" calcext:value-type="float">
            <text:p>76.60288</text:p>
          </table:table-cell>
          <table:table-cell office:value-type="float" office:value="77.84364" calcext:value-type="float">
            <text:p>77.84364</text:p>
          </table:table-cell>
          <table:table-cell office:value-type="float" office:value="78.19441" calcext:value-type="float">
            <text:p>78.19441</text:p>
          </table:table-cell>
          <table:table-cell office:value-type="float" office:value="79.74649" calcext:value-type="float">
            <text:p>79.74649</text:p>
          </table:table-cell>
          <table:table-cell office:value-type="float" office:value="77.63717" calcext:value-type="float">
            <text:p>77.63717</text:p>
          </table:table-cell>
          <table:table-cell office:value-type="float" office:value="78.48656" calcext:value-type="float">
            <text:p>78.48656</text:p>
          </table:table-cell>
          <table:table-cell office:value-type="float" office:value="75.55783" calcext:value-type="float">
            <text:p>75.55783</text:p>
          </table:table-cell>
          <table:table-cell office:value-type="float" office:value="83.99367" calcext:value-type="float">
            <text:p>83.99367</text:p>
          </table:table-cell>
          <table:table-cell office:value-type="float" office:value="77.85604" calcext:value-type="float">
            <text:p>77.85604</text:p>
          </table:table-cell>
          <table:table-cell office:value-type="float" office:value="84.09652" calcext:value-type="float">
            <text:p>84.09652</text:p>
          </table:table-cell>
          <table:table-cell office:value-type="float" office:value="75.81101" calcext:value-type="float">
            <text:p>75.81101</text:p>
          </table:table-cell>
          <table:table-cell/>
        </table:table-row>
        <table:table-row table:style-name="ro1">
          <table:table-cell office:value-type="float" office:value="76.59849" calcext:value-type="float">
            <text:p>76.59849</text:p>
          </table:table-cell>
          <table:table-cell office:value-type="float" office:value="78.68495" calcext:value-type="float">
            <text:p>78.68495</text:p>
          </table:table-cell>
          <table:table-cell office:value-type="float" office:value="81.58325" calcext:value-type="float">
            <text:p>81.58325</text:p>
          </table:table-cell>
          <table:table-cell office:value-type="float" office:value="80.92387" calcext:value-type="float">
            <text:p>80.92387</text:p>
          </table:table-cell>
          <table:table-cell office:value-type="float" office:value="76.58684" calcext:value-type="float">
            <text:p>76.58684</text:p>
          </table:table-cell>
          <table:table-cell office:value-type="float" office:value="79.08137" calcext:value-type="float">
            <text:p>79.08137</text:p>
          </table:table-cell>
          <table:table-cell office:value-type="float" office:value="78.45638" calcext:value-type="float">
            <text:p>78.45638</text:p>
          </table:table-cell>
          <table:table-cell office:value-type="float" office:value="77.43957" calcext:value-type="float">
            <text:p>77.43957</text:p>
          </table:table-cell>
          <table:table-cell office:value-type="float" office:value="78.29135" calcext:value-type="float">
            <text:p>78.29135</text:p>
          </table:table-cell>
          <table:table-cell office:value-type="float" office:value="76.19359" calcext:value-type="float">
            <text:p>76.19359</text:p>
          </table:table-cell>
          <table:table-cell office:value-type="float" office:value="77.4306" calcext:value-type="float">
            <text:p>77.4306</text:p>
          </table:table-cell>
          <table:table-cell office:value-type="float" office:value="77.59706" calcext:value-type="float">
            <text:p>77.59706</text:p>
          </table:table-cell>
          <table:table-cell office:value-type="float" office:value="79.34927" calcext:value-type="float">
            <text:p>79.34927</text:p>
          </table:table-cell>
          <table:table-cell office:value-type="float" office:value="77.04642" calcext:value-type="float">
            <text:p>77.04642</text:p>
          </table:table-cell>
          <table:table-cell office:value-type="float" office:value="77.89265" calcext:value-type="float">
            <text:p>77.89265</text:p>
          </table:table-cell>
          <table:table-cell office:value-type="float" office:value="75.1391" calcext:value-type="float">
            <text:p>75.1391</text:p>
          </table:table-cell>
          <table:table-cell office:value-type="float" office:value="83.44492" calcext:value-type="float">
            <text:p>83.44492</text:p>
          </table:table-cell>
          <table:table-cell office:value-type="float" office:value="77.44027" calcext:value-type="float">
            <text:p>77.44027</text:p>
          </table:table-cell>
          <table:table-cell office:value-type="float" office:value="83.73752" calcext:value-type="float">
            <text:p>83.73752</text:p>
          </table:table-cell>
          <table:table-cell office:value-type="float" office:value="75.37324" calcext:value-type="float">
            <text:p>75.37324</text:p>
          </table:table-cell>
          <table:table-cell/>
        </table:table-row>
        <table:table-row table:style-name="ro1">
          <table:table-cell office:value-type="float" office:value="76.00725" calcext:value-type="float">
            <text:p>76.00725</text:p>
          </table:table-cell>
          <table:table-cell office:value-type="float" office:value="78.27049" calcext:value-type="float">
            <text:p>78.27049</text:p>
          </table:table-cell>
          <table:table-cell office:value-type="float" office:value="81.19986" calcext:value-type="float">
            <text:p>81.19986</text:p>
          </table:table-cell>
          <table:table-cell office:value-type="float" office:value="80.53761" calcext:value-type="float">
            <text:p>80.53761</text:p>
          </table:table-cell>
          <table:table-cell office:value-type="float" office:value="76.17778" calcext:value-type="float">
            <text:p>76.17778</text:p>
          </table:table-cell>
          <table:table-cell office:value-type="float" office:value="78.48079" calcext:value-type="float">
            <text:p>78.48079</text:p>
          </table:table-cell>
          <table:table-cell office:value-type="float" office:value="77.86869" calcext:value-type="float">
            <text:p>77.86869</text:p>
          </table:table-cell>
          <table:table-cell office:value-type="float" office:value="76.8612" calcext:value-type="float">
            <text:p>76.8612</text:p>
          </table:table-cell>
          <table:table-cell office:value-type="float" office:value="77.8885" calcext:value-type="float">
            <text:p>77.8885</text:p>
          </table:table-cell>
          <table:table-cell office:value-type="float" office:value="75.567" calcext:value-type="float">
            <text:p>75.567</text:p>
          </table:table-cell>
          <table:table-cell office:value-type="float" office:value="76.84931" calcext:value-type="float">
            <text:p>76.84931</text:p>
          </table:table-cell>
          <table:table-cell office:value-type="float" office:value="77.19059" calcext:value-type="float">
            <text:p>77.19059</text:p>
          </table:table-cell>
          <table:table-cell office:value-type="float" office:value="78.76128" calcext:value-type="float">
            <text:p>78.76128</text:p>
          </table:table-cell>
          <table:table-cell office:value-type="float" office:value="76.62055" calcext:value-type="float">
            <text:p>76.62055</text:p>
          </table:table-cell>
          <table:table-cell office:value-type="float" office:value="77.49327" calcext:value-type="float">
            <text:p>77.49327</text:p>
          </table:table-cell>
          <table:table-cell office:value-type="float" office:value="74.50319" calcext:value-type="float">
            <text:p>74.50319</text:p>
          </table:table-cell>
          <table:table-cell office:value-type="float" office:value="83.08327" calcext:value-type="float">
            <text:p>83.08327</text:p>
          </table:table-cell>
          <table:table-cell office:value-type="float" office:value="76.86213" calcext:value-type="float">
            <text:p>76.86213</text:p>
          </table:table-cell>
          <table:table-cell office:value-type="float" office:value="83.18572" calcext:value-type="float">
            <text:p>83.18572</text:p>
          </table:table-cell>
          <table:table-cell office:value-type="float" office:value="74.77219" calcext:value-type="float">
            <text:p>74.77219</text:p>
          </table:table-cell>
          <table:table-cell/>
        </table:table-row>
        <table:table-row table:style-name="ro1">
          <table:table-cell office:value-type="float" office:value="75.56286" calcext:value-type="float">
            <text:p>75.56286</text:p>
          </table:table-cell>
          <table:table-cell office:value-type="float" office:value="77.69354" calcext:value-type="float">
            <text:p>77.69354</text:p>
          </table:table-cell>
          <table:table-cell office:value-type="float" office:value="80.60478" calcext:value-type="float">
            <text:p>80.60478</text:p>
          </table:table-cell>
          <table:table-cell office:value-type="float" office:value="79.94284" calcext:value-type="float">
            <text:p>79.94284</text:p>
          </table:table-cell>
          <table:table-cell office:value-type="float" office:value="75.5512" calcext:value-type="float">
            <text:p>75.5512</text:p>
          </table:table-cell>
          <table:table-cell office:value-type="float" office:value="78.08322" calcext:value-type="float">
            <text:p>78.08322</text:p>
          </table:table-cell>
          <table:table-cell office:value-type="float" office:value="77.47259" calcext:value-type="float">
            <text:p>77.47259</text:p>
          </table:table-cell>
          <table:table-cell office:value-type="float" office:value="76.42591" calcext:value-type="float">
            <text:p>76.42591</text:p>
          </table:table-cell>
          <table:table-cell office:value-type="float" office:value="77.29408" calcext:value-type="float">
            <text:p>77.29408</text:p>
          </table:table-cell>
          <table:table-cell office:value-type="float" office:value="75.14815" calcext:value-type="float">
            <text:p>75.14815</text:p>
          </table:table-cell>
          <table:table-cell office:value-type="float" office:value="76.41419" calcext:value-type="float">
            <text:p>76.41419</text:p>
          </table:table-cell>
          <table:table-cell office:value-type="float" office:value="76.59957" calcext:value-type="float">
            <text:p>76.59957</text:p>
          </table:table-cell>
          <table:table-cell office:value-type="float" office:value="78.35414" calcext:value-type="float">
            <text:p>78.35414</text:p>
          </table:table-cell>
          <table:table-cell office:value-type="float" office:value="76.03202" calcext:value-type="float">
            <text:p>76.03202</text:p>
          </table:table-cell>
          <table:table-cell office:value-type="float" office:value="76.88927" calcext:value-type="float">
            <text:p>76.88927</text:p>
          </table:table-cell>
          <table:table-cell office:value-type="float" office:value="74.072" calcext:value-type="float">
            <text:p>74.072</text:p>
          </table:table-cell>
          <table:table-cell office:value-type="float" office:value="82.5188" calcext:value-type="float">
            <text:p>82.5188</text:p>
          </table:table-cell>
          <table:table-cell office:value-type="float" office:value="76.42704" calcext:value-type="float">
            <text:p>76.42704</text:p>
          </table:table-cell>
          <table:table-cell office:value-type="float" office:value="82.81747" calcext:value-type="float">
            <text:p>82.81747</text:p>
          </table:table-cell>
          <table:table-cell office:value-type="float" office:value="73.72089" calcext:value-type="float">
            <text:p>73.72089</text:p>
          </table:table-cell>
          <table:table-cell/>
        </table:table-row>
        <table:table-row table:style-name="ro1">
          <table:table-cell office:value-type="float" office:value="74.96158" calcext:value-type="float">
            <text:p>74.96158</text:p>
          </table:table-cell>
          <table:table-cell office:value-type="float" office:value="77.27283" calcext:value-type="float">
            <text:p>77.27283</text:p>
          </table:table-cell>
          <table:table-cell office:value-type="float" office:value="80.21849" calcext:value-type="float">
            <text:p>80.21849</text:p>
          </table:table-cell>
          <table:table-cell office:value-type="float" office:value="79.5477" calcext:value-type="float">
            <text:p>79.5477</text:p>
          </table:table-cell>
          <table:table-cell office:value-type="float" office:value="75.13258" calcext:value-type="float">
            <text:p>75.13258</text:p>
          </table:table-cell>
          <table:table-cell office:value-type="float" office:value="77.47026" calcext:value-type="float">
            <text:p>77.47026</text:p>
          </table:table-cell>
          <table:table-cell office:value-type="float" office:value="76.86544" calcext:value-type="float">
            <text:p>76.86544</text:p>
          </table:table-cell>
          <table:table-cell office:value-type="float" office:value="75.83436" calcext:value-type="float">
            <text:p>75.83436</text:p>
          </table:table-cell>
          <table:table-cell office:value-type="float" office:value="76.89936" calcext:value-type="float">
            <text:p>76.89936</text:p>
          </table:table-cell>
          <table:table-cell office:value-type="float" office:value="74.51209" calcext:value-type="float">
            <text:p>74.51209</text:p>
          </table:table-cell>
          <table:table-cell office:value-type="float" office:value="75.82573" calcext:value-type="float">
            <text:p>75.82573</text:p>
          </table:table-cell>
          <table:table-cell office:value-type="float" office:value="76.17413" calcext:value-type="float">
            <text:p>76.17413</text:p>
          </table:table-cell>
          <table:table-cell office:value-type="float" office:value="77.76761" calcext:value-type="float">
            <text:p>77.76761</text:p>
          </table:table-cell>
          <table:table-cell office:value-type="float" office:value="75.59718" calcext:value-type="float">
            <text:p>75.59718</text:p>
          </table:table-cell>
          <table:table-cell office:value-type="float" office:value="76.48004" calcext:value-type="float">
            <text:p>76.48004</text:p>
          </table:table-cell>
          <table:table-cell office:value-type="float" office:value="73.41706" calcext:value-type="float">
            <text:p>73.41706</text:p>
          </table:table-cell>
          <table:table-cell office:value-type="float" office:value="82.14772" calcext:value-type="float">
            <text:p>82.14772</text:p>
          </table:table-cell>
          <table:table-cell office:value-type="float" office:value="75.83544" calcext:value-type="float">
            <text:p>75.83544</text:p>
          </table:table-cell>
          <table:table-cell office:value-type="float" office:value="82.25289" calcext:value-type="float">
            <text:p>82.25289</text:p>
          </table:table-cell>
          <table:table-cell office:value-type="float" office:value="73.72089" calcext:value-type="float">
            <text:p>73.72089</text:p>
          </table:table-cell>
          <table:table-cell/>
        </table:table-row>
        <table:table-row table:style-name="ro1">
          <table:table-cell office:value-type="float" office:value="74.50558" calcext:value-type="float">
            <text:p>74.50558</text:p>
          </table:table-cell>
          <table:table-cell office:value-type="float" office:value="76.69387" calcext:value-type="float">
            <text:p>76.69387</text:p>
          </table:table-cell>
          <table:table-cell office:value-type="float" office:value="79.61466" calcext:value-type="float">
            <text:p>79.61466</text:p>
          </table:table-cell>
          <table:table-cell office:value-type="float" office:value="78.94912" calcext:value-type="float">
            <text:p>78.94912</text:p>
          </table:table-cell>
          <table:table-cell office:value-type="float" office:value="74.49375" calcext:value-type="float">
            <text:p>74.49375</text:p>
          </table:table-cell>
          <table:table-cell office:value-type="float" office:value="77.05401" calcext:value-type="float">
            <text:p>77.05401</text:p>
          </table:table-cell>
          <table:table-cell office:value-type="float" office:value="76.45916" calcext:value-type="float">
            <text:p>76.45916</text:p>
          </table:table-cell>
          <table:table-cell office:value-type="float" office:value="75.39024" calcext:value-type="float">
            <text:p>75.39024</text:p>
          </table:table-cell>
          <table:table-cell office:value-type="float" office:value="76.28446" calcext:value-type="float">
            <text:p>76.28446</text:p>
          </table:table-cell>
          <table:table-cell office:value-type="float" office:value="74.08376" calcext:value-type="float">
            <text:p>74.08376</text:p>
          </table:table-cell>
          <table:table-cell office:value-type="float" office:value="75.37861" calcext:value-type="float">
            <text:p>75.37861</text:p>
          </table:table-cell>
          <table:table-cell office:value-type="float" office:value="75.57596" calcext:value-type="float">
            <text:p>75.57596</text:p>
          </table:table-cell>
          <table:table-cell office:value-type="float" office:value="77.33465" calcext:value-type="float">
            <text:p>77.33465</text:p>
          </table:table-cell>
          <table:table-cell office:value-type="float" office:value="74.99548" calcext:value-type="float">
            <text:p>74.99548</text:p>
          </table:table-cell>
          <table:table-cell office:value-type="float" office:value="75.86343" calcext:value-type="float">
            <text:p>75.86343</text:p>
          </table:table-cell>
          <table:table-cell office:value-type="float" office:value="72.98944" calcext:value-type="float">
            <text:p>72.98944</text:p>
          </table:table-cell>
          <table:table-cell office:value-type="float" office:value="81.57061" calcext:value-type="float">
            <text:p>81.57061</text:p>
          </table:table-cell>
          <table:table-cell office:value-type="float" office:value="75.39165" calcext:value-type="float">
            <text:p>75.39165</text:p>
          </table:table-cell>
          <table:table-cell office:value-type="float" office:value="81.8789" calcext:value-type="float">
            <text:p>81.8789</text:p>
          </table:table-cell>
          <table:table-cell office:value-type="float" office:value="72.63825" calcext:value-type="float">
            <text:p>72.63825</text:p>
          </table:table-cell>
          <table:table-cell/>
        </table:table-row>
        <table:table-row table:style-name="ro1">
          <table:table-cell office:value-type="float" office:value="73.89444" calcext:value-type="float">
            <text:p>73.89444</text:p>
          </table:table-cell>
          <table:table-cell office:value-type="float" office:value="76.26007" calcext:value-type="float">
            <text:p>76.26007</text:p>
          </table:table-cell>
          <table:table-cell office:value-type="float" office:value="79.2164" calcext:value-type="float">
            <text:p>79.2164</text:p>
          </table:table-cell>
          <table:table-cell office:value-type="float" office:value="78.52431" calcext:value-type="float">
            <text:p>78.52431</text:p>
          </table:table-cell>
          <table:table-cell office:value-type="float" office:value="74.06557" calcext:value-type="float">
            <text:p>74.06557</text:p>
          </table:table-cell>
          <table:table-cell office:value-type="float" office:value="76.43199" calcext:value-type="float">
            <text:p>76.43199</text:p>
          </table:table-cell>
          <table:table-cell office:value-type="float" office:value="75.84215" calcext:value-type="float">
            <text:p>75.84215</text:p>
          </table:table-cell>
          <table:table-cell office:value-type="float" office:value="74.7886" calcext:value-type="float">
            <text:p>74.7886</text:p>
          </table:table-cell>
          <table:table-cell office:value-type="float" office:value="75.87663" calcext:value-type="float">
            <text:p>75.87663</text:p>
          </table:table-cell>
          <table:table-cell office:value-type="float" office:value="73.43502" calcext:value-type="float">
            <text:p>73.43502</text:p>
          </table:table-cell>
          <table:table-cell office:value-type="float" office:value="74.77739" calcext:value-type="float">
            <text:p>74.77739</text:p>
          </table:table-cell>
          <table:table-cell office:value-type="float" office:value="75.12865" calcext:value-type="float">
            <text:p>75.12865</text:p>
          </table:table-cell>
          <table:table-cell office:value-type="float" office:value="76.74155" calcext:value-type="float">
            <text:p>76.74155</text:p>
          </table:table-cell>
          <table:table-cell office:value-type="float" office:value="73.94056" calcext:value-type="float">
            <text:p>73.94056</text:p>
          </table:table-cell>
          <table:table-cell office:value-type="float" office:value="75.44478" calcext:value-type="float">
            <text:p>75.44478</text:p>
          </table:table-cell>
          <table:table-cell office:value-type="float" office:value="72.34346" calcext:value-type="float">
            <text:p>72.34346</text:p>
          </table:table-cell>
          <table:table-cell office:value-type="float" office:value="81.17823" calcext:value-type="float">
            <text:p>81.17823</text:p>
          </table:table-cell>
          <table:table-cell office:value-type="float" office:value="74.79083" calcext:value-type="float">
            <text:p>74.79083</text:p>
          </table:table-cell>
          <table:table-cell office:value-type="float" office:value="81.30549" calcext:value-type="float">
            <text:p>81.30549</text:p>
          </table:table-cell>
          <table:table-cell office:value-type="float" office:value="71.54422" calcext:value-type="float">
            <text:p>71.54422</text:p>
          </table:table-cell>
          <table:table-cell/>
        </table:table-row>
        <table:table-row table:style-name="ro1">
          <table:table-cell office:value-type="float" office:value="73.43163" calcext:value-type="float">
            <text:p>73.43163</text:p>
          </table:table-cell>
          <table:table-cell office:value-type="float" office:value="75.67002" calcext:value-type="float">
            <text:p>75.67002</text:p>
          </table:table-cell>
          <table:table-cell office:value-type="float" office:value="78.61324" calcext:value-type="float">
            <text:p>78.61324</text:p>
          </table:table-cell>
          <table:table-cell office:value-type="float" office:value="77.926" calcext:value-type="float">
            <text:p>77.926</text:p>
          </table:table-cell>
          <table:table-cell office:value-type="float" office:value="73.45645" calcext:value-type="float">
            <text:p>73.45645</text:p>
          </table:table-cell>
          <table:table-cell office:value-type="float" office:value="76.01306" calcext:value-type="float">
            <text:p>76.01306</text:p>
          </table:table-cell>
          <table:table-cell office:value-type="float" office:value="75.42358" calcext:value-type="float">
            <text:p>75.42358</text:p>
          </table:table-cell>
          <table:table-cell office:value-type="float" office:value="74.33235" calcext:value-type="float">
            <text:p>74.33235</text:p>
          </table:table-cell>
          <table:table-cell office:value-type="float" office:value="75.25101" calcext:value-type="float">
            <text:p>75.25101</text:p>
          </table:table-cell>
          <table:table-cell office:value-type="float" office:value="73.00711" calcext:value-type="float">
            <text:p>73.00711</text:p>
          </table:table-cell>
          <table:table-cell office:value-type="float" office:value="74.32398" calcext:value-type="float">
            <text:p>74.32398</text:p>
          </table:table-cell>
          <table:table-cell office:value-type="float" office:value="74.5351" calcext:value-type="float">
            <text:p>74.5351</text:p>
          </table:table-cell>
          <table:table-cell office:value-type="float" office:value="75.69599" calcext:value-type="float">
            <text:p>75.69599</text:p>
          </table:table-cell>
          <table:table-cell office:value-type="float" office:value="73.94056" calcext:value-type="float">
            <text:p>73.94056</text:p>
          </table:table-cell>
          <table:table-cell office:value-type="float" office:value="74.81835" calcext:value-type="float">
            <text:p>74.81835</text:p>
          </table:table-cell>
          <table:table-cell office:value-type="float" office:value="72.34346" calcext:value-type="float">
            <text:p>72.34346</text:p>
          </table:table-cell>
          <table:table-cell office:value-type="float" office:value="80.60141" calcext:value-type="float">
            <text:p>80.60141</text:p>
          </table:table-cell>
          <table:table-cell office:value-type="float" office:value="74.33479" calcext:value-type="float">
            <text:p>74.33479</text:p>
          </table:table-cell>
          <table:table-cell office:value-type="float" office:value="80.91357" calcext:value-type="float">
            <text:p>80.91357</text:p>
          </table:table-cell>
          <table:table-cell office:value-type="float" office:value="70.43182" calcext:value-type="float">
            <text:p>70.43182</text:p>
          </table:table-cell>
          <table:table-cell/>
        </table:table-row>
        <table:table-row table:style-name="ro1">
          <table:table-cell office:value-type="float" office:value="72.82631" calcext:value-type="float">
            <text:p>72.82631</text:p>
          </table:table-cell>
          <table:table-cell office:value-type="float" office:value="74.62776" calcext:value-type="float">
            <text:p>74.62776</text:p>
          </table:table-cell>
          <table:table-cell office:value-type="float" office:value="78.19653" calcext:value-type="float">
            <text:p>78.19653</text:p>
          </table:table-cell>
          <table:table-cell office:value-type="float" office:value="76.88487" calcext:value-type="float">
            <text:p>76.88487</text:p>
          </table:table-cell>
          <table:table-cell office:value-type="float" office:value="72.9927" calcext:value-type="float">
            <text:p>72.9927</text:p>
          </table:table-cell>
          <table:table-cell office:value-type="float" office:value="75.40686" calcext:value-type="float">
            <text:p>75.40686</text:p>
          </table:table-cell>
          <table:table-cell office:value-type="float" office:value="74.80198" calcext:value-type="float">
            <text:p>74.80198</text:p>
          </table:table-cell>
          <table:table-cell office:value-type="float" office:value="73.91287" calcext:value-type="float">
            <text:p>73.91287</text:p>
          </table:table-cell>
          <table:table-cell office:value-type="float" office:value="74.83184" calcext:value-type="float">
            <text:p>74.83184</text:p>
          </table:table-cell>
          <table:table-cell office:value-type="float" office:value="72.35154" calcext:value-type="float">
            <text:p>72.35154</text:p>
          </table:table-cell>
          <table:table-cell office:value-type="float" office:value="73.72655" calcext:value-type="float">
            <text:p>73.72655</text:p>
          </table:table-cell>
          <table:table-cell office:value-type="float" office:value="74.08122" calcext:value-type="float">
            <text:p>74.08122</text:p>
          </table:table-cell>
          <table:table-cell office:value-type="float" office:value="74.65183" calcext:value-type="float">
            <text:p>74.65183</text:p>
          </table:table-cell>
          <table:table-cell office:value-type="float" office:value="72.87617" calcext:value-type="float">
            <text:p>72.87617</text:p>
          </table:table-cell>
          <table:table-cell office:value-type="float" office:value="73.76756" calcext:value-type="float">
            <text:p>73.76756</text:p>
          </table:table-cell>
          <table:table-cell office:value-type="float" office:value="71.90197" calcext:value-type="float">
            <text:p>71.90197</text:p>
          </table:table-cell>
          <table:table-cell office:value-type="float" office:value="80.20969" calcext:value-type="float">
            <text:p>80.20969</text:p>
          </table:table-cell>
          <table:table-cell office:value-type="float" office:value="73.73233" calcext:value-type="float">
            <text:p>73.73233</text:p>
          </table:table-cell>
          <table:table-cell office:value-type="float" office:value="79.92372" calcext:value-type="float">
            <text:p>79.92372</text:p>
          </table:table-cell>
          <table:table-cell office:value-type="float" office:value="69.29192" calcext:value-type="float">
            <text:p>69.29192</text:p>
          </table:table-cell>
          <table:table-cell/>
        </table:table-row>
        <table:table-row table:style-name="ro1">
          <table:table-cell office:value-type="float" office:value="72.35461" calcext:value-type="float">
            <text:p>72.35461</text:p>
          </table:table-cell>
          <table:table-cell office:value-type="float" office:value="74.62776" calcext:value-type="float">
            <text:p>74.62776</text:p>
          </table:table-cell>
          <table:table-cell office:value-type="float" office:value="77.57816" calcext:value-type="float">
            <text:p>77.57816</text:p>
          </table:table-cell>
          <table:table-cell office:value-type="float" office:value="76.88487" calcext:value-type="float">
            <text:p>76.88487</text:p>
          </table:table-cell>
          <table:table-cell office:value-type="float" office:value="72.3817" calcext:value-type="float">
            <text:p>72.3817</text:p>
          </table:table-cell>
          <table:table-cell office:value-type="float" office:value="74.94805" calcext:value-type="float">
            <text:p>74.94805</text:p>
          </table:table-cell>
          <table:table-cell office:value-type="float" office:value="74.38878" calcext:value-type="float">
            <text:p>74.38878</text:p>
          </table:table-cell>
          <table:table-cell office:value-type="float" office:value="73.27945" calcext:value-type="float">
            <text:p>73.27945</text:p>
          </table:table-cell>
          <table:table-cell office:value-type="float" office:value="74.19456" calcext:value-type="float">
            <text:p>74.19456</text:p>
          </table:table-cell>
          <table:table-cell office:value-type="float" office:value="72.35154" calcext:value-type="float">
            <text:p>72.35154</text:p>
          </table:table-cell>
          <table:table-cell office:value-type="float" office:value="73.25736" calcext:value-type="float">
            <text:p>73.25736</text:p>
          </table:table-cell>
          <table:table-cell office:value-type="float" office:value="73.47639" calcext:value-type="float">
            <text:p>73.47639</text:p>
          </table:table-cell>
          <table:table-cell office:value-type="float" office:value="74.65183" calcext:value-type="float">
            <text:p>74.65183</text:p>
          </table:table-cell>
          <table:table-cell office:value-type="float" office:value="71.78145" calcext:value-type="float">
            <text:p>71.78145</text:p>
          </table:table-cell>
          <table:table-cell office:value-type="float" office:value="73.76756" calcext:value-type="float">
            <text:p>73.76756</text:p>
          </table:table-cell>
          <table:table-cell office:value-type="float" office:value="71.23321" calcext:value-type="float">
            <text:p>71.23321</text:p>
          </table:table-cell>
          <table:table-cell office:value-type="float" office:value="79.20756" calcext:value-type="float">
            <text:p>79.20756</text:p>
          </table:table-cell>
          <table:table-cell office:value-type="float" office:value="73.27327" calcext:value-type="float">
            <text:p>73.27327</text:p>
          </table:table-cell>
          <table:table-cell office:value-type="float" office:value="79.92372" calcext:value-type="float">
            <text:p>79.92372</text:p>
          </table:table-cell>
          <table:table-cell office:value-type="float" office:value="68.13634" calcext:value-type="float">
            <text:p>68.13634</text:p>
          </table:table-cell>
          <table:table-cell/>
        </table:table-row>
        <table:table-row table:style-name="ro1">
          <table:table-cell office:value-type="float" office:value="72.35461" calcext:value-type="float">
            <text:p>72.35461</text:p>
          </table:table-cell>
          <table:table-cell office:value-type="float" office:value="73.56622" calcext:value-type="float">
            <text:p>73.56622</text:p>
          </table:table-cell>
          <table:table-cell office:value-type="float" office:value="77.57816" calcext:value-type="float">
            <text:p>77.57816</text:p>
          </table:table-cell>
          <table:table-cell office:value-type="float" office:value="75.82049" calcext:value-type="float">
            <text:p>75.82049</text:p>
          </table:table-cell>
          <table:table-cell office:value-type="float" office:value="72.3817" calcext:value-type="float">
            <text:p>72.3817</text:p>
          </table:table-cell>
          <table:table-cell office:value-type="float" office:value="74.34715" calcext:value-type="float">
            <text:p>74.34715</text:p>
          </table:table-cell>
          <table:table-cell office:value-type="float" office:value="73.74676" calcext:value-type="float">
            <text:p>73.74676</text:p>
          </table:table-cell>
          <table:table-cell office:value-type="float" office:value="73.27945" calcext:value-type="float">
            <text:p>73.27945</text:p>
          </table:table-cell>
          <table:table-cell office:value-type="float" office:value="74.19456" calcext:value-type="float">
            <text:p>74.19456</text:p>
          </table:table-cell>
          <table:table-cell office:value-type="float" office:value="71.91931" calcext:value-type="float">
            <text:p>71.91931</text:p>
          </table:table-cell>
          <table:table-cell office:value-type="float" office:value="73.25736" calcext:value-type="float">
            <text:p>73.25736</text:p>
          </table:table-cell>
          <table:table-cell office:value-type="float" office:value="73.47639" calcext:value-type="float">
            <text:p>73.47639</text:p>
          </table:table-cell>
          <table:table-cell office:value-type="float" office:value="73.58797" calcext:value-type="float">
            <text:p>73.58797</text:p>
          </table:table-cell>
          <table:table-cell office:value-type="float" office:value="70.66892" calcext:value-type="float">
            <text:p>70.66892</text:p>
          </table:table-cell>
          <table:table-cell office:value-type="float" office:value="72.68629" calcext:value-type="float">
            <text:p>72.68629</text:p>
          </table:table-cell>
          <table:table-cell office:value-type="float" office:value="70.78238" calcext:value-type="float">
            <text:p>70.78238</text:p>
          </table:table-cell>
          <table:table-cell office:value-type="float" office:value="79.20756" calcext:value-type="float">
            <text:p>79.20756</text:p>
          </table:table-cell>
          <table:table-cell office:value-type="float" office:value="73.27327" calcext:value-type="float">
            <text:p>73.27327</text:p>
          </table:table-cell>
          <table:table-cell office:value-type="float" office:value="78.92255" calcext:value-type="float">
            <text:p>78.92255</text:p>
          </table:table-cell>
          <table:table-cell office:value-type="float" office:value="66.99595" calcext:value-type="float">
            <text:p>66.99595</text:p>
          </table:table-cell>
          <table:table-cell/>
        </table:table-row>
        <table:table-row table:style-name="ro1">
          <table:table-cell office:value-type="float" office:value="71.74119" calcext:value-type="float">
            <text:p>71.74119</text:p>
          </table:table-cell>
          <table:table-cell office:value-type="float" office:value="72.47972" calcext:value-type="float">
            <text:p>72.47972</text:p>
          </table:table-cell>
          <table:table-cell office:value-type="float" office:value="77.15239" calcext:value-type="float">
            <text:p>77.15239</text:p>
          </table:table-cell>
          <table:table-cell office:value-type="float" office:value="74.73819" calcext:value-type="float">
            <text:p>74.73819</text:p>
          </table:table-cell>
          <table:table-cell office:value-type="float" office:value="71.90445" calcext:value-type="float">
            <text:p>71.90445</text:p>
          </table:table-cell>
          <table:table-cell office:value-type="float" office:value="74.34715" calcext:value-type="float">
            <text:p>74.34715</text:p>
          </table:table-cell>
          <table:table-cell office:value-type="float" office:value="73.74676" calcext:value-type="float">
            <text:p>73.74676</text:p>
          </table:table-cell>
          <table:table-cell office:value-type="float" office:value="72.8484" calcext:value-type="float">
            <text:p>72.8484</text:p>
          </table:table-cell>
          <table:table-cell office:value-type="float" office:value="73.76907" calcext:value-type="float">
            <text:p>73.76907</text:p>
          </table:table-cell>
          <table:table-cell office:value-type="float" office:value="71.25078" calcext:value-type="float">
            <text:p>71.25078</text:p>
          </table:table-cell>
          <table:table-cell office:value-type="float" office:value="72.64425" calcext:value-type="float">
            <text:p>72.64425</text:p>
          </table:table-cell>
          <table:table-cell office:value-type="float" office:value="73.01092" calcext:value-type="float">
            <text:p>73.01092</text:p>
          </table:table-cell>
          <table:table-cell office:value-type="float" office:value="72.50665" calcext:value-type="float">
            <text:p>72.50665</text:p>
          </table:table-cell>
          <table:table-cell office:value-type="float" office:value="69.54136" calcext:value-type="float">
            <text:p>69.54136</text:p>
          </table:table-cell>
          <table:table-cell office:value-type="float" office:value="71.58456" calcext:value-type="float">
            <text:p>71.58456</text:p>
          </table:table-cell>
          <table:table-cell office:value-type="float" office:value="70.10463" calcext:value-type="float">
            <text:p>70.10463</text:p>
          </table:table-cell>
          <table:table-cell office:value-type="float" office:value="78.18453" calcext:value-type="float">
            <text:p>78.18453</text:p>
          </table:table-cell>
          <table:table-cell office:value-type="float" office:value="72.6598" calcext:value-type="float">
            <text:p>72.6598</text:p>
          </table:table-cell>
          <table:table-cell office:value-type="float" office:value="77.90084" calcext:value-type="float">
            <text:p>77.90084</text:p>
          </table:table-cell>
          <table:table-cell office:value-type="float" office:value="65.85268" calcext:value-type="float">
            <text:p>65.85268</text:p>
          </table:table-cell>
          <table:table-cell/>
        </table:table-row>
        <table:table-row table:style-name="ro1">
          <table:table-cell office:value-type="float" office:value="71.25482" calcext:value-type="float">
            <text:p>71.25482</text:p>
          </table:table-cell>
          <table:table-cell office:value-type="float" office:value="71.3818" calcext:value-type="float">
            <text:p>71.3818</text:p>
          </table:table-cell>
          <table:table-cell office:value-type="float" office:value="76.54215" calcext:value-type="float">
            <text:p>76.54215</text:p>
          </table:table-cell>
          <table:table-cell office:value-type="float" office:value="73.62879" calcext:value-type="float">
            <text:p>73.62879</text:p>
          </table:table-cell>
          <table:table-cell office:value-type="float" office:value="71.28089" calcext:value-type="float">
            <text:p>71.28089</text:p>
          </table:table-cell>
          <table:table-cell office:value-type="float" office:value="73.88323" calcext:value-type="float">
            <text:p>73.88323</text:p>
          </table:table-cell>
          <table:table-cell office:value-type="float" office:value="73.32182" calcext:value-type="float">
            <text:p>73.32182</text:p>
          </table:table-cell>
          <table:table-cell office:value-type="float" office:value="72.19056" calcext:value-type="float">
            <text:p>72.19056</text:p>
          </table:table-cell>
          <table:table-cell office:value-type="float" office:value="73.11759" calcext:value-type="float">
            <text:p>73.11759</text:p>
          </table:table-cell>
          <table:table-cell office:value-type="float" office:value="70.79976" calcext:value-type="float">
            <text:p>70.79976</text:p>
          </table:table-cell>
          <table:table-cell office:value-type="float" office:value="72.17462" calcext:value-type="float">
            <text:p>72.17462</text:p>
          </table:table-cell>
          <table:table-cell office:value-type="float" office:value="72.39757" calcext:value-type="float">
            <text:p>72.39757</text:p>
          </table:table-cell>
          <table:table-cell office:value-type="float" office:value="71.40993" calcext:value-type="float">
            <text:p>71.40993</text:p>
          </table:table-cell>
          <table:table-cell office:value-type="float" office:value="68.38316" calcext:value-type="float">
            <text:p>68.38316</text:p>
          </table:table-cell>
          <table:table-cell office:value-type="float" office:value="70.50974" calcext:value-type="float">
            <text:p>70.50974</text:p>
          </table:table-cell>
          <table:table-cell office:value-type="float" office:value="69.64451" calcext:value-type="float">
            <text:p>69.64451</text:p>
          </table:table-cell>
          <table:table-cell office:value-type="float" office:value="77.1444" calcext:value-type="float">
            <text:p>77.1444</text:p>
          </table:table-cell>
          <table:table-cell office:value-type="float" office:value="72.18051" calcext:value-type="float">
            <text:p>72.18051</text:p>
          </table:table-cell>
          <table:table-cell office:value-type="float" office:value="76.84899" calcext:value-type="float">
            <text:p>76.84899</text:p>
          </table:table-cell>
          <table:table-cell office:value-type="float" office:value="64.73968" calcext:value-type="float">
            <text:p>64.73968</text:p>
          </table:table-cell>
          <table:table-cell/>
        </table:table-row>
        <table:table-row table:style-name="ro1">
          <table:table-cell office:value-type="float" office:value="70.62159" calcext:value-type="float">
            <text:p>70.62159</text:p>
          </table:table-cell>
          <table:table-cell office:value-type="float" office:value="70.25615" calcext:value-type="float">
            <text:p>70.25615</text:p>
          </table:table-cell>
          <table:table-cell office:value-type="float" office:value="76.10078" calcext:value-type="float">
            <text:p>76.10078</text:p>
          </table:table-cell>
          <table:table-cell office:value-type="float" office:value="72.50822" calcext:value-type="float">
            <text:p>72.50822</text:p>
          </table:table-cell>
          <table:table-cell office:value-type="float" office:value="70.78398" calcext:value-type="float">
            <text:p>70.78398</text:p>
          </table:table-cell>
          <table:table-cell office:value-type="float" office:value="73.27534" calcext:value-type="float">
            <text:p>73.27534</text:p>
          </table:table-cell>
          <table:table-cell office:value-type="float" office:value="72.67017" calcext:value-type="float">
            <text:p>72.67017</text:p>
          </table:table-cell>
          <table:table-cell office:value-type="float" office:value="71.74843" calcext:value-type="float">
            <text:p>71.74843</text:p>
          </table:table-cell>
          <table:table-cell office:value-type="float" office:value="72.68248" calcext:value-type="float">
            <text:p>72.68248</text:p>
          </table:table-cell>
          <table:table-cell office:value-type="float" office:value="70.12206" calcext:value-type="float">
            <text:p>70.12206</text:p>
          </table:table-cell>
          <table:table-cell office:value-type="float" office:value="71.55037" calcext:value-type="float">
            <text:p>71.55037</text:p>
          </table:table-cell>
          <table:table-cell office:value-type="float" office:value="71.91933" calcext:value-type="float">
            <text:p>71.91933</text:p>
          </table:table-cell>
          <table:table-cell office:value-type="float" office:value="70.28227" calcext:value-type="float">
            <text:p>70.28227</text:p>
          </table:table-cell>
          <table:table-cell office:value-type="float" office:value="67.21911" calcext:value-type="float">
            <text:p>67.21911</text:p>
          </table:table-cell>
          <table:table-cell office:value-type="float" office:value="69.38073" calcext:value-type="float">
            <text:p>69.38073</text:p>
          </table:table-cell>
          <table:table-cell office:value-type="float" office:value="68.96068" calcext:value-type="float">
            <text:p>68.96068</text:p>
          </table:table-cell>
          <table:table-cell office:value-type="float" office:value="76.08076" calcext:value-type="float">
            <text:p>76.08076</text:p>
          </table:table-cell>
          <table:table-cell office:value-type="float" office:value="71.55746" calcext:value-type="float">
            <text:p>71.55746</text:p>
          </table:table-cell>
          <table:table-cell office:value-type="float" office:value="75.78839" calcext:value-type="float">
            <text:p>75.78839</text:p>
          </table:table-cell>
          <table:table-cell office:value-type="float" office:value="63.63367" calcext:value-type="float">
            <text:p>63.63367</text:p>
          </table:table-cell>
          <table:table-cell/>
        </table:table-row>
        <table:table-row table:style-name="ro1">
          <table:table-cell office:value-type="float" office:value="70.1278" calcext:value-type="float">
            <text:p>70.1278</text:p>
          </table:table-cell>
          <table:table-cell office:value-type="float" office:value="69.11428" calcext:value-type="float">
            <text:p>69.11428</text:p>
          </table:table-cell>
          <table:table-cell office:value-type="float" office:value="75.47173" calcext:value-type="float">
            <text:p>75.47173</text:p>
          </table:table-cell>
          <table:table-cell office:value-type="float" office:value="71.36047" calcext:value-type="float">
            <text:p>71.36047</text:p>
          </table:table-cell>
          <table:table-cell office:value-type="float" office:value="70.1508" calcext:value-type="float">
            <text:p>70.1508</text:p>
          </table:table-cell>
          <table:table-cell office:value-type="float" office:value="72.81575" calcext:value-type="float">
            <text:p>72.81575</text:p>
          </table:table-cell>
          <table:table-cell office:value-type="float" office:value="72.2284" calcext:value-type="float">
            <text:p>72.2284</text:p>
          </table:table-cell>
          <table:table-cell office:value-type="float" office:value="71.08899" calcext:value-type="float">
            <text:p>71.08899</text:p>
          </table:table-cell>
          <table:table-cell office:value-type="float" office:value="72.0288" calcext:value-type="float">
            <text:p>72.0288</text:p>
          </table:table-cell>
          <table:table-cell office:value-type="float" office:value="69.67149" calcext:value-type="float">
            <text:p>69.67149</text:p>
          </table:table-cell>
          <table:table-cell office:value-type="float" office:value="71.06515" calcext:value-type="float">
            <text:p>71.06515</text:p>
          </table:table-cell>
          <table:table-cell office:value-type="float" office:value="71.29608" calcext:value-type="float">
            <text:p>71.29608</text:p>
          </table:table-cell>
          <table:table-cell office:value-type="float" office:value="69.14593" calcext:value-type="float">
            <text:p>69.14593</text:p>
          </table:table-cell>
          <table:table-cell office:value-type="float" office:value="66.06235" calcext:value-type="float">
            <text:p>66.06235</text:p>
          </table:table-cell>
          <table:table-cell office:value-type="float" office:value="68.26073" calcext:value-type="float">
            <text:p>68.26073</text:p>
          </table:table-cell>
          <table:table-cell office:value-type="float" office:value="68.50079" calcext:value-type="float">
            <text:p>68.50079</text:p>
          </table:table-cell>
          <table:table-cell office:value-type="float" office:value="75.00204" calcext:value-type="float">
            <text:p>75.00204</text:p>
          </table:table-cell>
          <table:table-cell office:value-type="float" office:value="71.07046" calcext:value-type="float">
            <text:p>71.07046</text:p>
          </table:table-cell>
          <table:table-cell office:value-type="float" office:value="74.69799" calcext:value-type="float">
            <text:p>74.69799</text:p>
          </table:table-cell>
          <table:table-cell office:value-type="float" office:value="62.51209" calcext:value-type="float">
            <text:p>62.51209</text:p>
          </table:table-cell>
          <table:table-cell/>
        </table:table-row>
        <table:table-row table:style-name="ro1">
          <table:table-cell office:value-type="float" office:value="69.49192" calcext:value-type="float">
            <text:p>69.49192</text:p>
          </table:table-cell>
          <table:table-cell office:value-type="float" office:value="67.99125" calcext:value-type="float">
            <text:p>67.99125</text:p>
          </table:table-cell>
          <table:table-cell office:value-type="float" office:value="75.01904" calcext:value-type="float">
            <text:p>75.01904</text:p>
          </table:table-cell>
          <table:table-cell office:value-type="float" office:value="70.20467" calcext:value-type="float">
            <text:p>70.20467</text:p>
          </table:table-cell>
          <table:table-cell office:value-type="float" office:value="69.6577" calcext:value-type="float">
            <text:p>69.6577</text:p>
          </table:table-cell>
          <table:table-cell office:value-type="float" office:value="72.18579" calcext:value-type="float">
            <text:p>72.18579</text:p>
          </table:table-cell>
          <table:table-cell office:value-type="float" office:value="71.56978" calcext:value-type="float">
            <text:p>71.56978</text:p>
          </table:table-cell>
          <table:table-cell office:value-type="float" office:value="70.63741" calcext:value-type="float">
            <text:p>70.63741</text:p>
          </table:table-cell>
          <table:table-cell office:value-type="float" office:value="71.58461" calcext:value-type="float">
            <text:p>71.58461</text:p>
          </table:table-cell>
          <table:table-cell office:value-type="float" office:value="68.97526" calcext:value-type="float">
            <text:p>68.97526</text:p>
          </table:table-cell>
          <table:table-cell office:value-type="float" office:value="70.42874" calcext:value-type="float">
            <text:p>70.42874</text:p>
          </table:table-cell>
          <table:table-cell office:value-type="float" office:value="70.80908" calcext:value-type="float">
            <text:p>70.80908</text:p>
          </table:table-cell>
          <table:table-cell office:value-type="float" office:value="67.98477" calcext:value-type="float">
            <text:p>67.98477</text:p>
          </table:table-cell>
          <table:table-cell office:value-type="float" office:value="64.91225" calcext:value-type="float">
            <text:p>64.91225</text:p>
          </table:table-cell>
          <table:table-cell office:value-type="float" office:value="67.12974" calcext:value-type="float">
            <text:p>67.12974</text:p>
          </table:table-cell>
          <table:table-cell office:value-type="float" office:value="67.79791" calcext:value-type="float">
            <text:p>67.79791</text:p>
          </table:table-cell>
          <table:table-cell office:value-type="float" office:value="73.89998" calcext:value-type="float">
            <text:p>73.89998</text:p>
          </table:table-cell>
          <table:table-cell office:value-type="float" office:value="70.44752" calcext:value-type="float">
            <text:p>70.44752</text:p>
          </table:table-cell>
          <table:table-cell office:value-type="float" office:value="73.58622" calcext:value-type="float">
            <text:p>73.58622</text:p>
          </table:table-cell>
          <table:table-cell office:value-type="float" office:value="62.51209" calcext:value-type="float">
            <text:p>62.51209</text:p>
          </table:table-cell>
          <table:table-cell/>
        </table:table-row>
        <table:table-row table:style-name="ro1">
          <table:table-cell office:value-type="float" office:value="68.97979" calcext:value-type="float">
            <text:p>68.97979</text:p>
          </table:table-cell>
          <table:table-cell office:value-type="float" office:value="66.85189" calcext:value-type="float">
            <text:p>66.85189</text:p>
          </table:table-cell>
          <table:table-cell office:value-type="float" office:value="74.3808" calcext:value-type="float">
            <text:p>74.3808</text:p>
          </table:table-cell>
          <table:table-cell office:value-type="float" office:value="69.04437" calcext:value-type="float">
            <text:p>69.04437</text:p>
          </table:table-cell>
          <table:table-cell office:value-type="float" office:value="69.01522" calcext:value-type="float">
            <text:p>69.01522</text:p>
          </table:table-cell>
          <table:table-cell office:value-type="float" office:value="71.70789" calcext:value-type="float">
            <text:p>71.70789</text:p>
          </table:table-cell>
          <table:table-cell office:value-type="float" office:value="71.12827" calcext:value-type="float">
            <text:p>71.12827</text:p>
          </table:table-cell>
          <table:table-cell office:value-type="float" office:value="69.96198" calcext:value-type="float">
            <text:p>69.96198</text:p>
          </table:table-cell>
          <table:table-cell office:value-type="float" office:value="70.91247" calcext:value-type="float">
            <text:p>70.91247</text:p>
          </table:table-cell>
          <table:table-cell office:value-type="float" office:value="68.51525" calcext:value-type="float">
            <text:p>68.51525</text:p>
          </table:table-cell>
          <table:table-cell office:value-type="float" office:value="69.93477" calcext:value-type="float">
            <text:p>69.93477</text:p>
          </table:table-cell>
          <table:table-cell office:value-type="float" office:value="70.17654" calcext:value-type="float">
            <text:p>70.17654</text:p>
          </table:table-cell>
          <table:table-cell office:value-type="float" office:value="66.80499" calcext:value-type="float">
            <text:p>66.80499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65.98261" calcext:value-type="float">
            <text:p>65.98261</text:p>
          </table:table-cell>
          <table:table-cell office:value-type="float" office:value="67.31911" calcext:value-type="float">
            <text:p>67.31911</text:p>
          </table:table-cell>
          <table:table-cell office:value-type="float" office:value="72.77964" calcext:value-type="float">
            <text:p>72.77964</text:p>
          </table:table-cell>
          <table:table-cell office:value-type="float" office:value="69.94188" calcext:value-type="float">
            <text:p>69.94188</text:p>
          </table:table-cell>
          <table:table-cell office:value-type="float" office:value="72.46947" calcext:value-type="float">
            <text:p>72.46947</text:p>
          </table:table-cell>
          <table:table-cell office:value-type="float" office:value="61.37264" calcext:value-type="float">
            <text:p>61.37264</text:p>
          </table:table-cell>
          <table:table-cell/>
        </table:table-row>
        <table:table-row table:style-name="ro1">
          <table:table-cell office:value-type="float" office:value="68.33724" calcext:value-type="float">
            <text:p>68.33724</text:p>
          </table:table-cell>
          <table:table-cell office:value-type="float" office:value="65.69724" calcext:value-type="float">
            <text:p>65.69724</text:p>
          </table:table-cell>
          <table:table-cell office:value-type="float" office:value="73.90977" calcext:value-type="float">
            <text:p>73.90977</text:p>
          </table:table-cell>
          <table:table-cell office:value-type="float" office:value="67.875" calcext:value-type="float">
            <text:p>67.875</text:p>
          </table:table-cell>
          <table:table-cell office:value-type="float" office:value="68.50105" calcext:value-type="float">
            <text:p>68.50105</text:p>
          </table:table-cell>
          <table:table-cell office:value-type="float" office:value="71.07818" calcext:value-type="float">
            <text:p>71.07818</text:p>
          </table:table-cell>
          <table:table-cell office:value-type="float" office:value="70.45337" calcext:value-type="float">
            <text:p>70.45337</text:p>
          </table:table-cell>
          <table:table-cell office:value-type="float" office:value="69.50129" calcext:value-type="float">
            <text:p>69.50129</text:p>
          </table:table-cell>
          <table:table-cell office:value-type="float" office:value="70.45922" calcext:value-type="float">
            <text:p>70.45922</text:p>
          </table:table-cell>
          <table:table-cell office:value-type="float" office:value="67.81253" calcext:value-type="float">
            <text:p>67.81253</text:p>
          </table:table-cell>
          <table:table-cell office:value-type="float" office:value="69.29158" calcext:value-type="float">
            <text:p>69.29158</text:p>
          </table:table-cell>
          <table:table-cell office:value-type="float" office:value="69.68065" calcext:value-type="float">
            <text:p>69.68065</text:p>
          </table:table-cell>
          <table:table-cell office:value-type="float" office:value="65.60986" calcext:value-type="float">
            <text:p>65.60986</text:p>
          </table:table-cell>
          <table:table-cell office:value-type="float" office:value="62.63341" calcext:value-type="float">
            <text:p>62.63341</text:p>
          </table:table-cell>
          <table:table-cell office:value-type="float" office:value="64.81936" calcext:value-type="float">
            <text:p>64.81936</text:p>
          </table:table-cell>
          <table:table-cell office:value-type="float" office:value="66.62917" calcext:value-type="float">
            <text:p>66.62917</text:p>
          </table:table-cell>
          <table:table-cell office:value-type="float" office:value="71.63153" calcext:value-type="float">
            <text:p>71.63153</text:p>
          </table:table-cell>
          <table:table-cell office:value-type="float" office:value="69.30915" calcext:value-type="float">
            <text:p>69.30915</text:p>
          </table:table-cell>
          <table:table-cell office:value-type="float" office:value="71.31268" calcext:value-type="float">
            <text:p>71.31268</text:p>
          </table:table-cell>
          <table:table-cell office:value-type="float" office:value="60.20512" calcext:value-type="float">
            <text:p>60.20512</text:p>
          </table:table-cell>
          <table:table-cell/>
        </table:table-row>
        <table:table-row table:style-name="ro1">
          <table:table-cell office:value-type="float" office:value="67.81646" calcext:value-type="float">
            <text:p>67.81646</text:p>
          </table:table-cell>
          <table:table-cell office:value-type="float" office:value="64.52703" calcext:value-type="float">
            <text:p>64.52703</text:p>
          </table:table-cell>
          <table:table-cell office:value-type="float" office:value="73.26844" calcext:value-type="float">
            <text:p>73.26844</text:p>
          </table:table-cell>
          <table:table-cell office:value-type="float" office:value="66.69762" calcext:value-type="float">
            <text:p>66.69762</text:p>
          </table:table-cell>
          <table:table-cell office:value-type="float" office:value="67.85173" calcext:value-type="float">
            <text:p>67.85173</text:p>
          </table:table-cell>
          <table:table-cell office:value-type="float" office:value="70.5915" calcext:value-type="float">
            <text:p>70.5915</text:p>
          </table:table-cell>
          <table:table-cell office:value-type="float" office:value="70.00211" calcext:value-type="float">
            <text:p>70.00211</text:p>
          </table:table-cell>
          <table:table-cell office:value-type="float" office:value="68.81425" calcext:value-type="float">
            <text:p>68.81425</text:p>
          </table:table-cell>
          <table:table-cell office:value-type="float" office:value="69.78074" calcext:value-type="float">
            <text:p>69.78074</text:p>
          </table:table-cell>
          <table:table-cell office:value-type="float" office:value="67.34606" calcext:value-type="float">
            <text:p>67.34606</text:p>
          </table:table-cell>
          <table:table-cell office:value-type="float" office:value="68.78882" calcext:value-type="float">
            <text:p>68.78882</text:p>
          </table:table-cell>
          <table:table-cell office:value-type="float" office:value="69.03995" calcext:value-type="float">
            <text:p>69.03995</text:p>
          </table:table-cell>
          <table:table-cell office:value-type="float" office:value="64.39906" calcext:value-type="float">
            <text:p>64.39906</text:p>
          </table:table-cell>
          <table:table-cell office:value-type="float" office:value="61.49391" calcext:value-type="float">
            <text:p>61.49391</text:p>
          </table:table-cell>
          <table:table-cell office:value-type="float" office:value="63.66004" calcext:value-type="float">
            <text:p>63.66004</text:p>
          </table:table-cell>
          <table:table-cell office:value-type="float" office:value="66.16941" calcext:value-type="float">
            <text:p>66.16941</text:p>
          </table:table-cell>
          <table:table-cell office:value-type="float" office:value="70.47814" calcext:value-type="float">
            <text:p>70.47814</text:p>
          </table:table-cell>
          <table:table-cell office:value-type="float" office:value="68.7974" calcext:value-type="float">
            <text:p>68.7974</text:p>
          </table:table-cell>
          <table:table-cell office:value-type="float" office:value="70.14794" calcext:value-type="float">
            <text:p>70.14794</text:p>
          </table:table-cell>
          <table:table-cell office:value-type="float" office:value="59.6638" calcext:value-type="float">
            <text:p>59.6638</text:p>
          </table:table-cell>
          <table:table-cell/>
        </table:table-row>
        <table:table-row table:style-name="ro1">
          <table:table-cell office:value-type="float" office:value="67.18742" calcext:value-type="float">
            <text:p>67.18742</text:p>
          </table:table-cell>
          <table:table-cell office:value-type="float" office:value="63.52034" calcext:value-type="float">
            <text:p>63.52034</text:p>
          </table:table-cell>
          <table:table-cell office:value-type="float" office:value="72.78913" calcext:value-type="float">
            <text:p>72.78913</text:p>
          </table:table-cell>
          <table:table-cell office:value-type="float" office:value="65.50233" calcext:value-type="float">
            <text:p>65.50233</text:p>
          </table:table-cell>
          <table:table-cell office:value-type="float" office:value="67.34532" calcext:value-type="float">
            <text:p>67.34532</text:p>
          </table:table-cell>
          <table:table-cell office:value-type="float" office:value="69.95457" calcext:value-type="float">
            <text:p>69.95457</text:p>
          </table:table-cell>
          <table:table-cell office:value-type="float" office:value="69.33276" calcext:value-type="float">
            <text:p>69.33276</text:p>
          </table:table-cell>
          <table:table-cell office:value-type="float" office:value="68.3443" calcext:value-type="float">
            <text:p>68.3443</text:p>
          </table:table-cell>
          <table:table-cell office:value-type="float" office:value="69.31811" calcext:value-type="float">
            <text:p>69.31811</text:p>
          </table:table-cell>
          <table:table-cell office:value-type="float" office:value="66.65345" calcext:value-type="float">
            <text:p>66.65345</text:p>
          </table:table-cell>
          <table:table-cell office:value-type="float" office:value="68.14804" calcext:value-type="float">
            <text:p>68.14804</text:p>
          </table:table-cell>
          <table:table-cell office:value-type="float" office:value="68.53502" calcext:value-type="float">
            <text:p>68.53502</text:p>
          </table:table-cell>
          <table:table-cell office:value-type="float" office:value="63.20181" calcext:value-type="float">
            <text:p>63.20181</text:p>
          </table:table-cell>
          <table:table-cell office:value-type="float" office:value="60.49706" calcext:value-type="float">
            <text:p>60.49706</text:p>
          </table:table-cell>
          <table:table-cell office:value-type="float" office:value="62.53999" calcext:value-type="float">
            <text:p>62.53999</text:p>
          </table:table-cell>
          <table:table-cell office:value-type="float" office:value="65.47873" calcext:value-type="float">
            <text:p>65.47873</text:p>
          </table:table-cell>
          <table:table-cell office:value-type="float" office:value="69.31802" calcext:value-type="float">
            <text:p>69.31802</text:p>
          </table:table-cell>
          <table:table-cell office:value-type="float" office:value="68.15529" calcext:value-type="float">
            <text:p>68.15529</text:p>
          </table:table-cell>
          <table:table-cell office:value-type="float" office:value="68.96527" calcext:value-type="float">
            <text:p>68.96527</text:p>
          </table:table-cell>
          <table:table-cell office:value-type="float" office:value="59.04827" calcext:value-type="float">
            <text:p>59.04827</text:p>
          </table:table-cell>
          <table:table-cell/>
        </table:table-row>
        <table:table-row table:style-name="ro1">
          <table:table-cell office:value-type="float" office:value="66.67872" calcext:value-type="float">
            <text:p>66.67872</text:p>
          </table:table-cell>
          <table:table-cell office:value-type="float" office:value="62.3089" calcext:value-type="float">
            <text:p>62.3089</text:p>
          </table:table-cell>
          <table:table-cell office:value-type="float" office:value="72.13914" calcext:value-type="float">
            <text:p>72.13914</text:p>
          </table:table-cell>
          <table:table-cell office:value-type="float" office:value="64.28459" calcext:value-type="float">
            <text:p>64.28459</text:p>
          </table:table-cell>
          <table:table-cell office:value-type="float" office:value="66.7105" calcext:value-type="float">
            <text:p>66.7105</text:p>
          </table:table-cell>
          <table:table-cell office:value-type="float" office:value="69.45647" calcext:value-type="float">
            <text:p>69.45647</text:p>
          </table:table-cell>
          <table:table-cell office:value-type="float" office:value="68.88731" calcext:value-type="float">
            <text:p>68.88731</text:p>
          </table:table-cell>
          <table:table-cell office:value-type="float" office:value="67.64673" calcext:value-type="float">
            <text:p>67.64673</text:p>
          </table:table-cell>
          <table:table-cell office:value-type="float" office:value="68.69765" calcext:value-type="float">
            <text:p>68.69765</text:p>
          </table:table-cell>
          <table:table-cell office:value-type="float" office:value="66.19613" calcext:value-type="float">
            <text:p>66.19613</text:p>
          </table:table-cell>
          <table:table-cell office:value-type="float" office:value="67.64373" calcext:value-type="float">
            <text:p>67.64373</text:p>
          </table:table-cell>
          <table:table-cell office:value-type="float" office:value="67.9071" calcext:value-type="float">
            <text:p>67.9071</text:p>
          </table:table-cell>
          <table:table-cell office:value-type="float" office:value="61.99784" calcext:value-type="float">
            <text:p>61.99784</text:p>
          </table:table-cell>
          <table:table-cell office:value-type="float" office:value="59.32157" calcext:value-type="float">
            <text:p>59.32157</text:p>
          </table:table-cell>
          <table:table-cell office:value-type="float" office:value="61.39966" calcext:value-type="float">
            <text:p>61.39966</text:p>
          </table:table-cell>
          <table:table-cell office:value-type="float" office:value="65.02134" calcext:value-type="float">
            <text:p>65.02134</text:p>
          </table:table-cell>
          <table:table-cell office:value-type="float" office:value="68.15574" calcext:value-type="float">
            <text:p>68.15574</text:p>
          </table:table-cell>
          <table:table-cell office:value-type="float" office:value="67.64058" calcext:value-type="float">
            <text:p>67.64058</text:p>
          </table:table-cell>
          <table:table-cell office:value-type="float" office:value="67.75781" calcext:value-type="float">
            <text:p>67.75781</text:p>
          </table:table-cell>
          <table:table-cell office:value-type="float" office:value="58.5062" calcext:value-type="float">
            <text:p>58.5062</text:p>
          </table:table-cell>
          <table:table-cell/>
        </table:table-row>
        <table:table-row table:style-name="ro1">
          <table:table-cell office:value-type="float" office:value="66.04648" calcext:value-type="float">
            <text:p>66.04648</text:p>
          </table:table-cell>
          <table:table-cell office:value-type="float" office:value="61.10703" calcext:value-type="float">
            <text:p>61.10703</text:p>
          </table:table-cell>
          <table:table-cell office:value-type="float" office:value="71.65128" calcext:value-type="float">
            <text:p>71.65128</text:p>
          </table:table-cell>
          <table:table-cell office:value-type="float" office:value="63.09039" calcext:value-type="float">
            <text:p>63.09039</text:p>
          </table:table-cell>
          <table:table-cell office:value-type="float" office:value="66.20157" calcext:value-type="float">
            <text:p>66.20157</text:p>
          </table:table-cell>
          <table:table-cell office:value-type="float" office:value="68.81042" calcext:value-type="float">
            <text:p>68.81042</text:p>
          </table:table-cell>
          <table:table-cell office:value-type="float" office:value="68.21651" calcext:value-type="float">
            <text:p>68.21651</text:p>
          </table:table-cell>
          <table:table-cell office:value-type="float" office:value="67.19402" calcext:value-type="float">
            <text:p>67.19402</text:p>
          </table:table-cell>
          <table:table-cell office:value-type="float" office:value="68.18746" calcext:value-type="float">
            <text:p>68.18746</text:p>
          </table:table-cell>
          <table:table-cell office:value-type="float" office:value="65.50271" calcext:value-type="float">
            <text:p>65.50271</text:p>
          </table:table-cell>
          <table:table-cell office:value-type="float" office:value="67.00966" calcext:value-type="float">
            <text:p>67.00966</text:p>
          </table:table-cell>
          <table:table-cell office:value-type="float" office:value="67.40288" calcext:value-type="float">
            <text:p>67.40288</text:p>
          </table:table-cell>
          <table:table-cell office:value-type="float" office:value="60.80014" calcext:value-type="float">
            <text:p>60.80014</text:p>
          </table:table-cell>
          <table:table-cell office:value-type="float" office:value="58.12234" calcext:value-type="float">
            <text:p>58.12234</text:p>
          </table:table-cell>
          <table:table-cell office:value-type="float" office:value="60.24373" calcext:value-type="float">
            <text:p>60.24373</text:p>
          </table:table-cell>
          <table:table-cell office:value-type="float" office:value="64.36003" calcext:value-type="float">
            <text:p>64.36003</text:p>
          </table:table-cell>
          <table:table-cell office:value-type="float" office:value="66.97829" calcext:value-type="float">
            <text:p>66.97829</text:p>
          </table:table-cell>
          <table:table-cell office:value-type="float" office:value="67.01604" calcext:value-type="float">
            <text:p>67.01604</text:p>
          </table:table-cell>
          <table:table-cell office:value-type="float" office:value="66.53255" calcext:value-type="float">
            <text:p>66.53255</text:p>
          </table:table-cell>
          <table:table-cell office:value-type="float" office:value="57.88815" calcext:value-type="float">
            <text:p>57.88815</text:p>
          </table:table-cell>
          <table:table-cell/>
        </table:table-row>
        <table:table-row table:style-name="ro1">
          <table:table-cell office:value-type="float" office:value="65.52567" calcext:value-type="float">
            <text:p>65.52567</text:p>
          </table:table-cell>
          <table:table-cell office:value-type="float" office:value="59.93764" calcext:value-type="float">
            <text:p>59.93764</text:p>
          </table:table-cell>
          <table:table-cell office:value-type="float" office:value="70.99469" calcext:value-type="float">
            <text:p>70.99469</text:p>
          </table:table-cell>
          <table:table-cell office:value-type="float" office:value="61.8991" calcext:value-type="float">
            <text:p>61.8991</text:p>
          </table:table-cell>
          <table:table-cell office:value-type="float" office:value="65.5593" calcext:value-type="float">
            <text:p>65.5593</text:p>
          </table:table-cell>
          <table:table-cell office:value-type="float" office:value="68.29698" calcext:value-type="float">
            <text:p>68.29698</text:p>
          </table:table-cell>
          <table:table-cell office:value-type="float" office:value="67.76208" calcext:value-type="float">
            <text:p>67.76208</text:p>
          </table:table-cell>
          <table:table-cell office:value-type="float" office:value="66.51087" calcext:value-type="float">
            <text:p>66.51087</text:p>
          </table:table-cell>
          <table:table-cell office:value-type="float" office:value="67.5676" calcext:value-type="float">
            <text:p>67.5676</text:p>
          </table:table-cell>
          <table:table-cell office:value-type="float" office:value="65.04519" calcext:value-type="float">
            <text:p>65.04519</text:p>
          </table:table-cell>
          <table:table-cell office:value-type="float" office:value="66.49828" calcext:value-type="float">
            <text:p>66.49828</text:p>
          </table:table-cell>
          <table:table-cell office:value-type="float" office:value="66.77564" calcext:value-type="float">
            <text:p>66.77564</text:p>
          </table:table-cell>
          <table:table-cell office:value-type="float" office:value="60.2551" calcext:value-type="float">
            <text:p>60.2551</text:p>
          </table:table-cell>
          <table:table-cell office:value-type="float" office:value="56.95161" calcext:value-type="float">
            <text:p>56.95161</text:p>
          </table:table-cell>
          <table:table-cell office:value-type="float" office:value="60.24373" calcext:value-type="float">
            <text:p>60.24373</text:p>
          </table:table-cell>
          <table:table-cell office:value-type="float" office:value="63.91338" calcext:value-type="float">
            <text:p>63.91338</text:p>
          </table:table-cell>
          <table:table-cell office:value-type="float" office:value="65.78585" calcext:value-type="float">
            <text:p>65.78585</text:p>
          </table:table-cell>
          <table:table-cell office:value-type="float" office:value="66.50775" calcext:value-type="float">
            <text:p>66.50775</text:p>
          </table:table-cell>
          <table:table-cell office:value-type="float" office:value="65.3018" calcext:value-type="float">
            <text:p>65.3018</text:p>
          </table:table-cell>
          <table:table-cell office:value-type="float" office:value="57.3399" calcext:value-type="float">
            <text:p>57.3399</text:p>
          </table:table-cell>
          <table:table-cell/>
        </table:table-row>
        <table:table-row table:style-name="ro1">
          <table:table-cell office:value-type="float" office:value="64.88351" calcext:value-type="float">
            <text:p>64.88351</text:p>
          </table:table-cell>
          <table:table-cell office:value-type="float" office:value="58.7876" calcext:value-type="float">
            <text:p>58.7876</text:p>
          </table:table-cell>
          <table:table-cell office:value-type="float" office:value="70.48583" calcext:value-type="float">
            <text:p>70.48583</text:p>
          </table:table-cell>
          <table:table-cell office:value-type="float" office:value="60.71727" calcext:value-type="float">
            <text:p>60.71727</text:p>
          </table:table-cell>
          <table:table-cell office:value-type="float" office:value="65.03159" calcext:value-type="float">
            <text:p>65.03159</text:p>
          </table:table-cell>
          <table:table-cell office:value-type="float" office:value="67.65101" calcext:value-type="float">
            <text:p>67.65101</text:p>
          </table:table-cell>
          <table:table-cell office:value-type="float" office:value="67.07243" calcext:value-type="float">
            <text:p>67.07243</text:p>
          </table:table-cell>
          <table:table-cell office:value-type="float" office:value="66.05226" calcext:value-type="float">
            <text:p>66.05226</text:p>
          </table:table-cell>
          <table:table-cell office:value-type="float" office:value="67.05127" calcext:value-type="float">
            <text:p>67.05127</text:p>
          </table:table-cell>
          <table:table-cell office:value-type="float" office:value="64.38357" calcext:value-type="float">
            <text:p>64.38357</text:p>
          </table:table-cell>
          <table:table-cell office:value-type="float" office:value="65.86655" calcext:value-type="float">
            <text:p>65.86655</text:p>
          </table:table-cell>
          <table:table-cell office:value-type="float" office:value="66.26527" calcext:value-type="float">
            <text:p>66.26527</text:p>
          </table:table-cell>
          <table:table-cell office:value-type="float" office:value="59.62545" calcext:value-type="float">
            <text:p>59.62545</text:p>
          </table:table-cell>
          <table:table-cell office:value-type="float" office:value="55.75964" calcext:value-type="float">
            <text:p>55.75964</text:p>
          </table:table-cell>
          <table:table-cell office:value-type="float" office:value="59.08397" calcext:value-type="float">
            <text:p>59.08397</text:p>
          </table:table-cell>
          <table:table-cell office:value-type="float" office:value="63.24724" calcext:value-type="float">
            <text:p>63.24724</text:p>
          </table:table-cell>
          <table:table-cell office:value-type="float" office:value="64.5629" calcext:value-type="float">
            <text:p>64.5629</text:p>
          </table:table-cell>
          <table:table-cell office:value-type="float" office:value="65.87383" calcext:value-type="float">
            <text:p>65.87383</text:p>
          </table:table-cell>
          <table:table-cell office:value-type="float" office:value="64.04599" calcext:value-type="float">
            <text:p>64.04599</text:p>
          </table:table-cell>
          <table:table-cell office:value-type="float" office:value="56.71287" calcext:value-type="float">
            <text:p>56.71287</text:p>
          </table:table-cell>
          <table:table-cell/>
        </table:table-row>
        <table:table-row table:style-name="ro1">
          <table:table-cell office:value-type="float" office:value="64.35854" calcext:value-type="float">
            <text:p>64.35854</text:p>
          </table:table-cell>
          <table:table-cell office:value-type="float" office:value="57.62138" calcext:value-type="float">
            <text:p>57.62138</text:p>
          </table:table-cell>
          <table:table-cell office:value-type="float" office:value="69.82016" calcext:value-type="float">
            <text:p>69.82016</text:p>
          </table:table-cell>
          <table:table-cell office:value-type="float" office:value="59.55054" calcext:value-type="float">
            <text:p>59.55054</text:p>
          </table:table-cell>
          <table:table-cell office:value-type="float" office:value="64.38894" calcext:value-type="float">
            <text:p>64.38894</text:p>
          </table:table-cell>
          <table:table-cell office:value-type="float" office:value="67.12849" calcext:value-type="float">
            <text:p>67.12849</text:p>
          </table:table-cell>
          <table:table-cell office:value-type="float" office:value="66.62098" calcext:value-type="float">
            <text:p>66.62098</text:p>
          </table:table-cell>
          <table:table-cell office:value-type="float" office:value="65.35684" calcext:value-type="float">
            <text:p>65.35684</text:p>
          </table:table-cell>
          <table:table-cell office:value-type="float" office:value="66.41952" calcext:value-type="float">
            <text:p>66.41952</text:p>
          </table:table-cell>
          <table:table-cell office:value-type="float" office:value="63.94658" calcext:value-type="float">
            <text:p>63.94658</text:p>
          </table:table-cell>
          <table:table-cell office:value-type="float" office:value="65.36173" calcext:value-type="float">
            <text:p>65.36173</text:p>
          </table:table-cell>
          <table:table-cell office:value-type="float" office:value="65.62106" calcext:value-type="float">
            <text:p>65.62106</text:p>
          </table:table-cell>
          <table:table-cell office:value-type="float" office:value="59.07265" calcext:value-type="float">
            <text:p>59.07265</text:p>
          </table:table-cell>
          <table:table-cell office:value-type="float" office:value="54.55282" calcext:value-type="float">
            <text:p>54.55282</text:p>
          </table:table-cell>
          <table:table-cell office:value-type="float" office:value="57.92397" calcext:value-type="float">
            <text:p>57.92397</text:p>
          </table:table-cell>
          <table:table-cell office:value-type="float" office:value="62.79113" calcext:value-type="float">
            <text:p>62.79113</text:p>
          </table:table-cell>
          <table:table-cell office:value-type="float" office:value="63.3551" calcext:value-type="float">
            <text:p>63.3551</text:p>
          </table:table-cell>
          <table:table-cell office:value-type="float" office:value="65.36587" calcext:value-type="float">
            <text:p>65.36587</text:p>
          </table:table-cell>
          <table:table-cell office:value-type="float" office:value="62.77702" calcext:value-type="float">
            <text:p>62.77702</text:p>
          </table:table-cell>
          <table:table-cell office:value-type="float" office:value="56.14574" calcext:value-type="float">
            <text:p>56.14574</text:p>
          </table:table-cell>
          <table:table-cell/>
        </table:table-row>
        <table:table-row table:style-name="ro1">
          <table:table-cell office:value-type="float" office:value="63.74274" calcext:value-type="float">
            <text:p>63.74274</text:p>
          </table:table-cell>
          <table:table-cell office:value-type="float" office:value="56.43699" calcext:value-type="float">
            <text:p>56.43699</text:p>
          </table:table-cell>
          <table:table-cell office:value-type="float" office:value="69.303" calcext:value-type="float">
            <text:p>69.303</text:p>
          </table:table-cell>
          <table:table-cell office:value-type="float" office:value="58.36601" calcext:value-type="float">
            <text:p>58.36601</text:p>
          </table:table-cell>
          <table:table-cell office:value-type="float" office:value="63.85944" calcext:value-type="float">
            <text:p>63.85944</text:p>
          </table:table-cell>
          <table:table-cell office:value-type="float" office:value="66.46329" calcext:value-type="float">
            <text:p>66.46329</text:p>
          </table:table-cell>
          <table:table-cell office:value-type="float" office:value="65.92205" calcext:value-type="float">
            <text:p>65.92205</text:p>
          </table:table-cell>
          <table:table-cell office:value-type="float" office:value="64.89086" calcext:value-type="float">
            <text:p>64.89086</text:p>
          </table:table-cell>
          <table:table-cell office:value-type="float" office:value="65.89717" calcext:value-type="float">
            <text:p>65.89717</text:p>
          </table:table-cell>
          <table:table-cell office:value-type="float" office:value="63.27064" calcext:value-type="float">
            <text:p>63.27064</text:p>
          </table:table-cell>
          <table:table-cell office:value-type="float" office:value="64.76388" calcext:value-type="float">
            <text:p>64.76388</text:p>
          </table:table-cell>
          <table:table-cell office:value-type="float" office:value="65.10158" calcext:value-type="float">
            <text:p>65.10158</text:p>
          </table:table-cell>
          <table:table-cell office:value-type="float" office:value="58.43334" calcext:value-type="float">
            <text:p>58.43334</text:p>
          </table:table-cell>
          <table:table-cell office:value-type="float" office:value="53.40351" calcext:value-type="float">
            <text:p>53.40351</text:p>
          </table:table-cell>
          <table:table-cell office:value-type="float" office:value="56.74754" calcext:value-type="float">
            <text:p>56.74754</text:p>
          </table:table-cell>
          <table:table-cell office:value-type="float" office:value="62.79113" calcext:value-type="float">
            <text:p>62.79113</text:p>
          </table:table-cell>
          <table:table-cell office:value-type="float" office:value="62.1645" calcext:value-type="float">
            <text:p>62.1645</text:p>
          </table:table-cell>
          <table:table-cell office:value-type="float" office:value="64.76397" calcext:value-type="float">
            <text:p>64.76397</text:p>
          </table:table-cell>
          <table:table-cell office:value-type="float" office:value="61.48931" calcext:value-type="float">
            <text:p>61.48931</text:p>
          </table:table-cell>
          <table:table-cell office:value-type="float" office:value="55.55489" calcext:value-type="float">
            <text:p>55.55489</text:p>
          </table:table-cell>
          <table:table-cell/>
        </table:table-row>
        <table:table-row table:style-name="ro1">
          <table:table-cell office:value-type="float" office:value="63.23784" calcext:value-type="float">
            <text:p>63.23784</text:p>
          </table:table-cell>
          <table:table-cell office:value-type="float" office:value="55.23654" calcext:value-type="float">
            <text:p>55.23654</text:p>
          </table:table-cell>
          <table:table-cell office:value-type="float" office:value="68.64592" calcext:value-type="float">
            <text:p>68.64592</text:p>
          </table:table-cell>
          <table:table-cell office:value-type="float" office:value="57.166" calcext:value-type="float">
            <text:p>57.166</text:p>
          </table:table-cell>
          <table:table-cell office:value-type="float" office:value="63.24644" calcext:value-type="float">
            <text:p>63.24644</text:p>
          </table:table-cell>
          <table:table-cell office:value-type="float" office:value="65.93587" calcext:value-type="float">
            <text:p>65.93587</text:p>
          </table:table-cell>
          <table:table-cell office:value-type="float" office:value="65.4612" calcext:value-type="float">
            <text:p>65.4612</text:p>
          </table:table-cell>
          <table:table-cell office:value-type="float" office:value="64.18872" calcext:value-type="float">
            <text:p>64.18872</text:p>
          </table:table-cell>
          <table:table-cell office:value-type="float" office:value="65.25827" calcext:value-type="float">
            <text:p>65.25827</text:p>
          </table:table-cell>
          <table:table-cell office:value-type="float" office:value="62.82434" calcext:value-type="float">
            <text:p>62.82434</text:p>
          </table:table-cell>
          <table:table-cell office:value-type="float" office:value="64.26527" calcext:value-type="float">
            <text:p>64.26527</text:p>
          </table:table-cell>
          <table:table-cell office:value-type="float" office:value="64.45731" calcext:value-type="float">
            <text:p>64.45731</text:p>
          </table:table-cell>
          <table:table-cell office:value-type="float" office:value="57.87414" calcext:value-type="float">
            <text:p>57.87414</text:p>
          </table:table-cell>
          <table:table-cell office:value-type="float" office:value="52.23518" calcext:value-type="float">
            <text:p>52.23518</text:p>
          </table:table-cell>
          <table:table-cell office:value-type="float" office:value="55.55012" calcext:value-type="float">
            <text:p>55.55012</text:p>
          </table:table-cell>
          <table:table-cell office:value-type="float" office:value="62.10638" calcext:value-type="float">
            <text:p>62.10638</text:p>
          </table:table-cell>
          <table:table-cell office:value-type="float" office:value="60.96194" calcext:value-type="float">
            <text:p>60.96194</text:p>
          </table:table-cell>
          <table:table-cell office:value-type="float" office:value="64.2676" calcext:value-type="float">
            <text:p>64.2676</text:p>
          </table:table-cell>
          <table:table-cell office:value-type="float" office:value="60.18135" calcext:value-type="float">
            <text:p>60.18135</text:p>
          </table:table-cell>
          <table:table-cell office:value-type="float" office:value="55.0098" calcext:value-type="float">
            <text:p>55.0098</text:p>
          </table:table-cell>
          <table:table-cell/>
        </table:table-row>
        <table:table-row table:style-name="ro1">
          <table:table-cell office:value-type="float" office:value="62.63167" calcext:value-type="float">
            <text:p>62.63167</text:p>
          </table:table-cell>
          <table:table-cell office:value-type="float" office:value="54.01018" calcext:value-type="float">
            <text:p>54.01018</text:p>
          </table:table-cell>
          <table:table-cell office:value-type="float" office:value="68.12808" calcext:value-type="float">
            <text:p>68.12808</text:p>
          </table:table-cell>
          <table:table-cell office:value-type="float" office:value="55.94829" calcext:value-type="float">
            <text:p>55.94829</text:p>
          </table:table-cell>
          <table:table-cell office:value-type="float" office:value="62.73509" calcext:value-type="float">
            <text:p>62.73509</text:p>
          </table:table-cell>
          <table:table-cell office:value-type="float" office:value="65.26927" calcext:value-type="float">
            <text:p>65.26927</text:p>
          </table:table-cell>
          <table:table-cell office:value-type="float" office:value="64.75807" calcext:value-type="float">
            <text:p>64.75807</text:p>
          </table:table-cell>
          <table:table-cell office:value-type="float" office:value="63.71347" calcext:value-type="float">
            <text:p>63.71347</text:p>
          </table:table-cell>
          <table:table-cell office:value-type="float" office:value="64.72728" calcext:value-type="float">
            <text:p>64.72728</text:p>
          </table:table-cell>
          <table:table-cell office:value-type="float" office:value="62.13937" calcext:value-type="float">
            <text:p>62.13937</text:p>
          </table:table-cell>
          <table:table-cell office:value-type="float" office:value="63.65865" calcext:value-type="float">
            <text:p>63.65865</text:p>
          </table:table-cell>
          <table:table-cell office:value-type="float" office:value="63.92188" calcext:value-type="float">
            <text:p>63.92188</text:p>
          </table:table-cell>
          <table:table-cell office:value-type="float" office:value="57.22574" calcext:value-type="float">
            <text:p>57.22574</text:p>
          </table:table-cell>
          <table:table-cell office:value-type="float" office:value="51.06048" calcext:value-type="float">
            <text:p>51.06048</text:p>
          </table:table-cell>
          <table:table-cell office:value-type="float" office:value="54.34578" calcext:value-type="float">
            <text:p>54.34578</text:p>
          </table:table-cell>
          <table:table-cell office:value-type="float" office:value="61.64841" calcext:value-type="float">
            <text:p>61.64841</text:p>
          </table:table-cell>
          <table:table-cell office:value-type="float" office:value="59.79335" calcext:value-type="float">
            <text:p>59.79335</text:p>
          </table:table-cell>
          <table:table-cell office:value-type="float" office:value="63.65811" calcext:value-type="float">
            <text:p>63.65811</text:p>
          </table:table-cell>
          <table:table-cell office:value-type="float" office:value="58.85802" calcext:value-type="float">
            <text:p>58.85802</text:p>
          </table:table-cell>
          <table:table-cell office:value-type="float" office:value="54.40862" calcext:value-type="float">
            <text:p>54.40862</text:p>
          </table:table-cell>
          <table:table-cell/>
        </table:table-row>
        <table:table-row table:style-name="ro1">
          <table:table-cell office:value-type="float" office:value="62.1083" calcext:value-type="float">
            <text:p>62.1083</text:p>
          </table:table-cell>
          <table:table-cell office:value-type="float" office:value="52.77735" calcext:value-type="float">
            <text:p>52.77735</text:p>
          </table:table-cell>
          <table:table-cell office:value-type="float" office:value="67.47657" calcext:value-type="float">
            <text:p>67.47657</text:p>
          </table:table-cell>
          <table:table-cell office:value-type="float" office:value="54.70989" calcext:value-type="float">
            <text:p>54.70989</text:p>
          </table:table-cell>
          <table:table-cell office:value-type="float" office:value="62.1171" calcext:value-type="float">
            <text:p>62.1171</text:p>
          </table:table-cell>
          <table:table-cell office:value-type="float" office:value="64.73512" calcext:value-type="float">
            <text:p>64.73512</text:p>
          </table:table-cell>
          <table:table-cell office:value-type="float" office:value="64.28795" calcext:value-type="float">
            <text:p>64.28795</text:p>
          </table:table-cell>
          <table:table-cell office:value-type="float" office:value="63.0018" calcext:value-type="float">
            <text:p>63.0018</text:p>
          </table:table-cell>
          <table:table-cell office:value-type="float" office:value="64.07917" calcext:value-type="float">
            <text:p>64.07917</text:p>
          </table:table-cell>
          <table:table-cell office:value-type="float" office:value="61.6839" calcext:value-type="float">
            <text:p>61.6839</text:p>
          </table:table-cell>
          <table:table-cell office:value-type="float" office:value="63.15383" calcext:value-type="float">
            <text:p>63.15383</text:p>
          </table:table-cell>
          <table:table-cell office:value-type="float" office:value="63.28348" calcext:value-type="float">
            <text:p>63.28348</text:p>
          </table:table-cell>
          <table:table-cell office:value-type="float" office:value="56.65791" calcext:value-type="float">
            <text:p>56.65791</text:p>
          </table:table-cell>
          <table:table-cell office:value-type="float" office:value="49.86925" calcext:value-type="float">
            <text:p>49.86925</text:p>
          </table:table-cell>
          <table:table-cell office:value-type="float" office:value="53.19276" calcext:value-type="float">
            <text:p>53.19276</text:p>
          </table:table-cell>
          <table:table-cell office:value-type="float" office:value="60.94506" calcext:value-type="float">
            <text:p>60.94506</text:p>
          </table:table-cell>
          <table:table-cell office:value-type="float" office:value="58.60869" calcext:value-type="float">
            <text:p>58.60869</text:p>
          </table:table-cell>
          <table:table-cell office:value-type="float" office:value="63.14328" calcext:value-type="float">
            <text:p>63.14328</text:p>
          </table:table-cell>
          <table:table-cell office:value-type="float" office:value="57.51881" calcext:value-type="float">
            <text:p>57.51881</text:p>
          </table:table-cell>
          <table:table-cell office:value-type="float" office:value="53.85482" calcext:value-type="float">
            <text:p>53.85482</text:p>
          </table:table-cell>
          <table:table-cell/>
        </table:table-row>
        <table:table-row table:style-name="ro1">
          <table:table-cell office:value-type="float" office:value="61.48272" calcext:value-type="float">
            <text:p>61.48272</text:p>
          </table:table-cell>
          <table:table-cell office:value-type="float" office:value="51.53936" calcext:value-type="float">
            <text:p>51.53936</text:p>
          </table:table-cell>
          <table:table-cell office:value-type="float" office:value="66.95073" calcext:value-type="float">
            <text:p>66.95073</text:p>
          </table:table-cell>
          <table:table-cell office:value-type="float" office:value="53.48707" calcext:value-type="float">
            <text:p>53.48707</text:p>
          </table:table-cell>
          <table:table-cell office:value-type="float" office:value="61.59426" calcext:value-type="float">
            <text:p>61.59426</text:p>
          </table:table-cell>
          <table:table-cell office:value-type="float" office:value="64.06761" calcext:value-type="float">
            <text:p>64.06761</text:p>
          </table:table-cell>
          <table:table-cell office:value-type="float" office:value="63.57557" calcext:value-type="float">
            <text:p>63.57557</text:p>
          </table:table-cell>
          <table:table-cell office:value-type="float" office:value="62.55405" calcext:value-type="float">
            <text:p>62.55405</text:p>
          </table:table-cell>
          <table:table-cell office:value-type="float" office:value="63.54434" calcext:value-type="float">
            <text:p>63.54434</text:p>
          </table:table-cell>
          <table:table-cell office:value-type="float" office:value="60.98032" calcext:value-type="float">
            <text:p>60.98032</text:p>
          </table:table-cell>
          <table:table-cell office:value-type="float" office:value="62.538" calcext:value-type="float">
            <text:p>62.538</text:p>
          </table:table-cell>
          <table:table-cell office:value-type="float" office:value="62.76858" calcext:value-type="float">
            <text:p>62.76858</text:p>
          </table:table-cell>
          <table:table-cell office:value-type="float" office:value="56.01536" calcext:value-type="float">
            <text:p>56.01536</text:p>
          </table:table-cell>
          <table:table-cell office:value-type="float" office:value="48.66538" calcext:value-type="float">
            <text:p>48.66538</text:p>
          </table:table-cell>
          <table:table-cell office:value-type="float" office:value="52.02627" calcext:value-type="float">
            <text:p>52.02627</text:p>
          </table:table-cell>
          <table:table-cell office:value-type="float" office:value="60.48049" calcext:value-type="float">
            <text:p>60.48049</text:p>
          </table:table-cell>
          <table:table-cell office:value-type="float" office:value="57.40665" calcext:value-type="float">
            <text:p>57.40665</text:p>
          </table:table-cell>
          <table:table-cell office:value-type="float" office:value="62.53677" calcext:value-type="float">
            <text:p>62.53677</text:p>
          </table:table-cell>
          <table:table-cell office:value-type="float" office:value="56.14956" calcext:value-type="float">
            <text:p>56.14956</text:p>
          </table:table-cell>
          <table:table-cell office:value-type="float" office:value="53.25633" calcext:value-type="float">
            <text:p>53.25633</text:p>
          </table:table-cell>
          <table:table-cell/>
        </table:table-row>
        <table:table-row table:style-name="ro1">
          <table:table-cell office:value-type="float" office:value="60.95062" calcext:value-type="float">
            <text:p>60.95062</text:p>
          </table:table-cell>
          <table:table-cell office:value-type="float" office:value="50.35142" calcext:value-type="float">
            <text:p>50.35142</text:p>
          </table:table-cell>
          <table:table-cell office:value-type="float" office:value="66.28977" calcext:value-type="float">
            <text:p>66.28977</text:p>
          </table:table-cell>
          <table:table-cell office:value-type="float" office:value="52.26556" calcext:value-type="float">
            <text:p>52.26556</text:p>
          </table:table-cell>
          <table:table-cell office:value-type="float" office:value="60.96923" calcext:value-type="float">
            <text:p>60.96923</text:p>
          </table:table-cell>
          <table:table-cell office:value-type="float" office:value="63.52067" calcext:value-type="float">
            <text:p>63.52067</text:p>
          </table:table-cell>
          <table:table-cell office:value-type="float" office:value="63.10554" calcext:value-type="float">
            <text:p>63.10554</text:p>
          </table:table-cell>
          <table:table-cell office:value-type="float" office:value="61.87073" calcext:value-type="float">
            <text:p>61.87073</text:p>
          </table:table-cell>
          <table:table-cell office:value-type="float" office:value="62.88648" calcext:value-type="float">
            <text:p>62.88648</text:p>
          </table:table-cell>
          <table:table-cell office:value-type="float" office:value="60.51532" calcext:value-type="float">
            <text:p>60.51532</text:p>
          </table:table-cell>
          <table:table-cell office:value-type="float" office:value="62.01476" calcext:value-type="float">
            <text:p>62.01476</text:p>
          </table:table-cell>
          <table:table-cell office:value-type="float" office:value="62.16347" calcext:value-type="float">
            <text:p>62.16347</text:p>
          </table:table-cell>
          <table:table-cell office:value-type="float" office:value="55.45423" calcext:value-type="float">
            <text:p>55.45423</text:p>
          </table:table-cell>
          <table:table-cell office:value-type="float" office:value="47.49151" calcext:value-type="float">
            <text:p>47.49151</text:p>
          </table:table-cell>
          <table:table-cell office:value-type="float" office:value="50.84319" calcext:value-type="float">
            <text:p>50.84319</text:p>
          </table:table-cell>
          <table:table-cell office:value-type="float" office:value="59.77061" calcext:value-type="float">
            <text:p>59.77061</text:p>
          </table:table-cell>
          <table:table-cell office:value-type="float" office:value="56.18891" calcext:value-type="float">
            <text:p>56.18891</text:p>
          </table:table-cell>
          <table:table-cell office:value-type="float" office:value="62.01326" calcext:value-type="float">
            <text:p>62.01326</text:p>
          </table:table-cell>
          <table:table-cell office:value-type="float" office:value="54.76641" calcext:value-type="float">
            <text:p>54.76641</text:p>
          </table:table-cell>
          <table:table-cell office:value-type="float" office:value="52.69591" calcext:value-type="float">
            <text:p>52.69591</text:p>
          </table:table-cell>
          <table:table-cell/>
        </table:table-row>
        <table:table-row table:style-name="ro1">
          <table:table-cell office:value-type="float" office:value="60.32563" calcext:value-type="float">
            <text:p>60.32563</text:p>
          </table:table-cell>
          <table:table-cell office:value-type="float" office:value="49.15843" calcext:value-type="float">
            <text:p>49.15843</text:p>
          </table:table-cell>
          <table:table-cell office:value-type="float" office:value="65.75813" calcext:value-type="float">
            <text:p>65.75813</text:p>
          </table:table-cell>
          <table:table-cell office:value-type="float" office:value="51.0256" calcext:value-type="float">
            <text:p>51.0256</text:p>
          </table:table-cell>
          <table:table-cell office:value-type="float" office:value="60.42796" calcext:value-type="float">
            <text:p>60.42796</text:p>
          </table:table-cell>
          <table:table-cell office:value-type="float" office:value="62.86096" calcext:value-type="float">
            <text:p>62.86096</text:p>
          </table:table-cell>
          <table:table-cell office:value-type="float" office:value="62.42944" calcext:value-type="float">
            <text:p>62.42944</text:p>
          </table:table-cell>
          <table:table-cell office:value-type="float" office:value="61.41626" calcext:value-type="float">
            <text:p>61.41626</text:p>
          </table:table-cell>
          <table:table-cell office:value-type="float" office:value="62.3428" calcext:value-type="float">
            <text:p>62.3428</text:p>
          </table:table-cell>
          <table:table-cell office:value-type="float" office:value="59.80272" calcext:value-type="float">
            <text:p>59.80272</text:p>
          </table:table-cell>
          <table:table-cell office:value-type="float" office:value="61.39921" calcext:value-type="float">
            <text:p>61.39921</text:p>
          </table:table-cell>
          <table:table-cell office:value-type="float" office:value="61.63114" calcext:value-type="float">
            <text:p>61.63114</text:p>
          </table:table-cell>
          <table:table-cell office:value-type="float" office:value="54.81223" calcext:value-type="float">
            <text:p>54.81223</text:p>
          </table:table-cell>
          <table:table-cell office:value-type="float" office:value="46.30274" calcext:value-type="float">
            <text:p>46.30274</text:p>
          </table:table-cell>
          <table:table-cell office:value-type="float" office:value="49.64582" calcext:value-type="float">
            <text:p>49.64582</text:p>
          </table:table-cell>
          <table:table-cell office:value-type="float" office:value="59.29678" calcext:value-type="float">
            <text:p>59.29678</text:p>
          </table:table-cell>
          <table:table-cell office:value-type="float" office:value="54.94592" calcext:value-type="float">
            <text:p>54.94592</text:p>
          </table:table-cell>
          <table:table-cell office:value-type="float" office:value="61.39735" calcext:value-type="float">
            <text:p>61.39735</text:p>
          </table:table-cell>
          <table:table-cell office:value-type="float" office:value="53.36478" calcext:value-type="float">
            <text:p>53.36478</text:p>
          </table:table-cell>
          <table:table-cell office:value-type="float" office:value="52.08808" calcext:value-type="float">
            <text:p>52.08808</text:p>
          </table:table-cell>
          <table:table-cell/>
        </table:table-row>
        <table:table-row table:style-name="ro1">
          <table:table-cell office:value-type="float" office:value="59.77493" calcext:value-type="float">
            <text:p>59.77493</text:p>
          </table:table-cell>
          <table:table-cell office:value-type="float" office:value="47.95247" calcext:value-type="float">
            <text:p>47.95247</text:p>
          </table:table-cell>
          <table:table-cell office:value-type="float" office:value="65.08807" calcext:value-type="float">
            <text:p>65.08807</text:p>
          </table:table-cell>
          <table:table-cell office:value-type="float" office:value="49.84464" calcext:value-type="float">
            <text:p>49.84464</text:p>
          </table:table-cell>
          <table:table-cell office:value-type="float" office:value="59.79332" calcext:value-type="float">
            <text:p>59.79332</text:p>
          </table:table-cell>
          <table:table-cell office:value-type="float" office:value="62.32303" calcext:value-type="float">
            <text:p>62.32303</text:p>
          </table:table-cell>
          <table:table-cell office:value-type="float" office:value="61.97533" calcext:value-type="float">
            <text:p>61.97533</text:p>
          </table:table-cell>
          <table:table-cell office:value-type="float" office:value="60.71402" calcext:value-type="float">
            <text:p>60.71402</text:p>
          </table:table-cell>
          <table:table-cell office:value-type="float" office:value="61.67579" calcext:value-type="float">
            <text:p>61.67579</text:p>
          </table:table-cell>
          <table:table-cell office:value-type="float" office:value="59.32861" calcext:value-type="float">
            <text:p>59.32861</text:p>
          </table:table-cell>
          <table:table-cell office:value-type="float" office:value="60.85743" calcext:value-type="float">
            <text:p>60.85743</text:p>
          </table:table-cell>
          <table:table-cell office:value-type="float" office:value="61.01365" calcext:value-type="float">
            <text:p>61.01365</text:p>
          </table:table-cell>
          <table:table-cell office:value-type="float" office:value="54.23476" calcext:value-type="float">
            <text:p>54.23476</text:p>
          </table:table-cell>
          <table:table-cell office:value-type="float" office:value="45.1099" calcext:value-type="float">
            <text:p>45.1099</text:p>
          </table:table-cell>
          <table:table-cell office:value-type="float" office:value="48.46476" calcext:value-type="float">
            <text:p>48.46476</text:p>
          </table:table-cell>
          <table:table-cell office:value-type="float" office:value="58.58363" calcext:value-type="float">
            <text:p>58.58363</text:p>
          </table:table-cell>
          <table:table-cell office:value-type="float" office:value="53.72624" calcext:value-type="float">
            <text:p>53.72624</text:p>
          </table:table-cell>
          <table:table-cell office:value-type="float" office:value="60.85528" calcext:value-type="float">
            <text:p>60.85528</text:p>
          </table:table-cell>
          <table:table-cell office:value-type="float" office:value="51.94667" calcext:value-type="float">
            <text:p>51.94667</text:p>
          </table:table-cell>
          <table:table-cell office:value-type="float" office:value="51.52083" calcext:value-type="float">
            <text:p>51.52083</text:p>
          </table:table-cell>
          <table:table-cell/>
        </table:table-row>
        <table:table-row table:style-name="ro1">
          <table:table-cell office:value-type="float" office:value="59.14048" calcext:value-type="float">
            <text:p>59.14048</text:p>
          </table:table-cell>
          <table:table-cell office:value-type="float" office:value="46.78016" calcext:value-type="float">
            <text:p>46.78016</text:p>
          </table:table-cell>
          <table:table-cell office:value-type="float" office:value="64.54786" calcext:value-type="float">
            <text:p>64.54786</text:p>
          </table:table-cell>
          <table:table-cell office:value-type="float" office:value="48.64978" calcext:value-type="float">
            <text:p>48.64978</text:p>
          </table:table-cell>
          <table:table-cell office:value-type="float" office:value="59.24302" calcext:value-type="float">
            <text:p>59.24302</text:p>
          </table:table-cell>
          <table:table-cell office:value-type="float" office:value="61.65613" calcext:value-type="float">
            <text:p>61.65613</text:p>
          </table:table-cell>
          <table:table-cell office:value-type="float" office:value="61.28324" calcext:value-type="float">
            <text:p>61.28324</text:p>
          </table:table-cell>
          <table:table-cell office:value-type="float" office:value="60.25018" calcext:value-type="float">
            <text:p>60.25018</text:p>
          </table:table-cell>
          <table:table-cell office:value-type="float" office:value="61.11345" calcext:value-type="float">
            <text:p>61.11345</text:p>
          </table:table-cell>
          <table:table-cell office:value-type="float" office:value="58.627" calcext:value-type="float">
            <text:p>58.627</text:p>
          </table:table-cell>
          <table:table-cell office:value-type="float" office:value="60.23236" calcext:value-type="float">
            <text:p>60.23236</text:p>
          </table:table-cell>
          <table:table-cell office:value-type="float" office:value="60.47498" calcext:value-type="float">
            <text:p>60.47498</text:p>
          </table:table-cell>
          <table:table-cell office:value-type="float" office:value="53.59337" calcext:value-type="float">
            <text:p>53.59337</text:p>
          </table:table-cell>
          <table:table-cell office:value-type="float" office:value="43.93781" calcext:value-type="float">
            <text:p>43.93781</text:p>
          </table:table-cell>
          <table:table-cell office:value-type="float" office:value="47.29458" calcext:value-type="float">
            <text:p>47.29458</text:p>
          </table:table-cell>
          <table:table-cell office:value-type="float" office:value="58.11546" calcext:value-type="float">
            <text:p>58.11546</text:p>
          </table:table-cell>
          <table:table-cell office:value-type="float" office:value="52.49144" calcext:value-type="float">
            <text:p>52.49144</text:p>
          </table:table-cell>
          <table:table-cell office:value-type="float" office:value="60.23" calcext:value-type="float">
            <text:p>60.23</text:p>
          </table:table-cell>
          <table:table-cell office:value-type="float" office:value="50.51065" calcext:value-type="float">
            <text:p>50.51065</text:p>
          </table:table-cell>
          <table:table-cell office:value-type="float" office:value="50.91506" calcext:value-type="float">
            <text:p>50.91506</text:p>
          </table:table-cell>
          <table:table-cell/>
        </table:table-row>
        <table:table-row table:style-name="ro1">
          <table:table-cell office:value-type="float" office:value="58.58567" calcext:value-type="float">
            <text:p>58.58567</text:p>
          </table:table-cell>
          <table:table-cell office:value-type="float" office:value="45.58924" calcext:value-type="float">
            <text:p>45.58924</text:p>
          </table:table-cell>
          <table:table-cell office:value-type="float" office:value="63.87051" calcext:value-type="float">
            <text:p>63.87051</text:p>
          </table:table-cell>
          <table:table-cell office:value-type="float" office:value="47.44071" calcext:value-type="float">
            <text:p>47.44071</text:p>
          </table:table-cell>
          <table:table-cell office:value-type="float" office:value="58.61405" calcext:value-type="float">
            <text:p>58.61405</text:p>
          </table:table-cell>
          <table:table-cell office:value-type="float" office:value="60.43438" calcext:value-type="float">
            <text:p>60.43438</text:p>
          </table:table-cell>
          <table:table-cell office:value-type="float" office:value="60.82929" calcext:value-type="float">
            <text:p>60.82929</text:p>
          </table:table-cell>
          <table:table-cell office:value-type="float" office:value="59.61568" calcext:value-type="float">
            <text:p>59.61568</text:p>
          </table:table-cell>
          <table:table-cell office:value-type="float" office:value="60.48977" calcext:value-type="float">
            <text:p>60.48977</text:p>
          </table:table-cell>
          <table:table-cell office:value-type="float" office:value="58.1587" calcext:value-type="float">
            <text:p>58.1587</text:p>
          </table:table-cell>
          <table:table-cell office:value-type="float" office:value="59.68409" calcext:value-type="float">
            <text:p>59.68409</text:p>
          </table:table-cell>
          <table:table-cell office:value-type="float" office:value="59.84939" calcext:value-type="float">
            <text:p>59.84939</text:p>
          </table:table-cell>
          <table:table-cell office:value-type="float" office:value="53.59337" calcext:value-type="float">
            <text:p>53.59337</text:p>
          </table:table-cell>
          <table:table-cell office:value-type="float" office:value="42.79266" calcext:value-type="float">
            <text:p>42.79266</text:p>
          </table:table-cell>
          <table:table-cell office:value-type="float" office:value="46.10856" calcext:value-type="float">
            <text:p>46.10856</text:p>
          </table:table-cell>
          <table:table-cell office:value-type="float" office:value="57.4139" calcext:value-type="float">
            <text:p>57.4139</text:p>
          </table:table-cell>
          <table:table-cell office:value-type="float" office:value="51.84374" calcext:value-type="float">
            <text:p>51.84374</text:p>
          </table:table-cell>
          <table:table-cell office:value-type="float" office:value="59.67913" calcext:value-type="float">
            <text:p>59.67913</text:p>
          </table:table-cell>
          <table:table-cell office:value-type="float" office:value="49.06061" calcext:value-type="float">
            <text:p>49.06061</text:p>
          </table:table-cell>
          <table:table-cell office:value-type="float" office:value="50.32909" calcext:value-type="float">
            <text:p>50.32909</text:p>
          </table:table-cell>
          <table:table-cell/>
        </table:table-row>
        <table:table-row table:style-name="ro1">
          <table:table-cell office:value-type="float" office:value="57.96859" calcext:value-type="float">
            <text:p>57.96859</text:p>
          </table:table-cell>
          <table:table-cell office:value-type="float" office:value="44.39466" calcext:value-type="float">
            <text:p>44.39466</text:p>
          </table:table-cell>
          <table:table-cell office:value-type="float" office:value="63.32389" calcext:value-type="float">
            <text:p>63.32389</text:p>
          </table:table-cell>
          <table:table-cell office:value-type="float" office:value="46.22569" calcext:value-type="float">
            <text:p>46.22569</text:p>
          </table:table-cell>
          <table:table-cell office:value-type="float" office:value="58.06371" calcext:value-type="float">
            <text:p>58.06371</text:p>
          </table:table-cell>
          <table:table-cell office:value-type="float" office:value="59.22594" calcext:value-type="float">
            <text:p>59.22594</text:p>
          </table:table-cell>
          <table:table-cell office:value-type="float" office:value="60.14292" calcext:value-type="float">
            <text:p>60.14292</text:p>
          </table:table-cell>
          <table:table-cell office:value-type="float" office:value="59.06818" calcext:value-type="float">
            <text:p>59.06818</text:p>
          </table:table-cell>
          <table:table-cell office:value-type="float" office:value="59.94893" calcext:value-type="float">
            <text:p>59.94893</text:p>
          </table:table-cell>
          <table:table-cell office:value-type="float" office:value="57.44727" calcext:value-type="float">
            <text:p>57.44727</text:p>
          </table:table-cell>
          <table:table-cell office:value-type="float" office:value="59.06116" calcext:value-type="float">
            <text:p>59.06116</text:p>
          </table:table-cell>
          <table:table-cell office:value-type="float" office:value="59.30449" calcext:value-type="float">
            <text:p>59.30449</text:p>
          </table:table-cell>
          <table:table-cell office:value-type="float" office:value="53.00721" calcext:value-type="float">
            <text:p>53.00721</text:p>
          </table:table-cell>
          <table:table-cell office:value-type="float" office:value="41.66069" calcext:value-type="float">
            <text:p>41.66069</text:p>
          </table:table-cell>
          <table:table-cell office:value-type="float" office:value="44.90695" calcext:value-type="float">
            <text:p>44.90695</text:p>
          </table:table-cell>
          <table:table-cell office:value-type="float" office:value="56.94259" calcext:value-type="float">
            <text:p>56.94259</text:p>
          </table:table-cell>
          <table:table-cell office:value-type="float" office:value="51.25442" calcext:value-type="float">
            <text:p>51.25442</text:p>
          </table:table-cell>
          <table:table-cell office:value-type="float" office:value="59.05998" calcext:value-type="float">
            <text:p>59.05998</text:p>
          </table:table-cell>
          <table:table-cell office:value-type="float" office:value="47.60374" calcext:value-type="float">
            <text:p>47.60374</text:p>
          </table:table-cell>
          <table:table-cell office:value-type="float" office:value="49.71601" calcext:value-type="float">
            <text:p>49.71601</text:p>
          </table:table-cell>
          <table:table-cell/>
        </table:table-row>
        <table:table-row table:style-name="ro1">
          <table:table-cell office:value-type="float" office:value="57.41762" calcext:value-type="float">
            <text:p>57.41762</text:p>
          </table:table-cell>
          <table:table-cell office:value-type="float" office:value="43.20769" calcext:value-type="float">
            <text:p>43.20769</text:p>
          </table:table-cell>
          <table:table-cell office:value-type="float" office:value="62.65047" calcext:value-type="float">
            <text:p>62.65047</text:p>
          </table:table-cell>
          <table:table-cell office:value-type="float" office:value="45.00478" calcext:value-type="float">
            <text:p>45.00478</text:p>
          </table:table-cell>
          <table:table-cell office:value-type="float" office:value="57.44543" calcext:value-type="float">
            <text:p>57.44543</text:p>
          </table:table-cell>
          <table:table-cell office:value-type="float" office:value="58.02433" calcext:value-type="float">
            <text:p>58.02433</text:p>
          </table:table-cell>
          <table:table-cell office:value-type="float" office:value="59.68472" calcext:value-type="float">
            <text:p>59.68472</text:p>
          </table:table-cell>
          <table:table-cell office:value-type="float" office:value="58.45073" calcext:value-type="float">
            <text:p>58.45073</text:p>
          </table:table-cell>
          <table:table-cell office:value-type="float" office:value="59.33279" calcext:value-type="float">
            <text:p>59.33279</text:p>
          </table:table-cell>
          <table:table-cell office:value-type="float" office:value="56.98313" calcext:value-type="float">
            <text:p>56.98313</text:p>
          </table:table-cell>
          <table:table-cell office:value-type="float" office:value="58.5168" calcext:value-type="float">
            <text:p>58.5168</text:p>
          </table:table-cell>
          <table:table-cell office:value-type="float" office:value="58.68409" calcext:value-type="float">
            <text:p>58.68409</text:p>
          </table:table-cell>
          <table:table-cell office:value-type="float" office:value="52.3465" calcext:value-type="float">
            <text:p>52.3465</text:p>
          </table:table-cell>
          <table:table-cell office:value-type="float" office:value="40.52128" calcext:value-type="float">
            <text:p>40.52128</text:p>
          </table:table-cell>
          <table:table-cell office:value-type="float" office:value="43.73428" calcext:value-type="float">
            <text:p>43.73428</text:p>
          </table:table-cell>
          <table:table-cell office:value-type="float" office:value="56.2235" calcext:value-type="float">
            <text:p>56.2235</text:p>
          </table:table-cell>
          <table:table-cell office:value-type="float" office:value="50.59869" calcext:value-type="float">
            <text:p>50.59869</text:p>
          </table:table-cell>
          <table:table-cell office:value-type="float" office:value="58.51891" calcext:value-type="float">
            <text:p>58.51891</text:p>
          </table:table-cell>
          <table:table-cell office:value-type="float" office:value="46.12171" calcext:value-type="float">
            <text:p>46.12171</text:p>
          </table:table-cell>
          <table:table-cell office:value-type="float" office:value="49.14857" calcext:value-type="float">
            <text:p>49.14857</text:p>
          </table:table-cell>
          <table:table-cell/>
        </table:table-row>
        <table:table-row table:style-name="ro1">
          <table:table-cell office:value-type="float" office:value="56.7918" calcext:value-type="float">
            <text:p>56.7918</text:p>
          </table:table-cell>
          <table:table-cell office:value-type="float" office:value="42.01113" calcext:value-type="float">
            <text:p>42.01113</text:p>
          </table:table-cell>
          <table:table-cell office:value-type="float" office:value="62.11442" calcext:value-type="float">
            <text:p>62.11442</text:p>
          </table:table-cell>
          <table:table-cell office:value-type="float" office:value="43.78467" calcext:value-type="float">
            <text:p>43.78467</text:p>
          </table:table-cell>
          <table:table-cell office:value-type="float" office:value="56.8871" calcext:value-type="float">
            <text:p>56.8871</text:p>
          </table:table-cell>
          <table:table-cell office:value-type="float" office:value="56.81636" calcext:value-type="float">
            <text:p>56.81636</text:p>
          </table:table-cell>
          <table:table-cell office:value-type="float" office:value="58.99617" calcext:value-type="float">
            <text:p>58.99617</text:p>
          </table:table-cell>
          <table:table-cell office:value-type="float" office:value="57.89889" calcext:value-type="float">
            <text:p>57.89889</text:p>
          </table:table-cell>
          <table:table-cell office:value-type="float" office:value="58.79906" calcext:value-type="float">
            <text:p>58.79906</text:p>
          </table:table-cell>
          <table:table-cell office:value-type="float" office:value="56.26339" calcext:value-type="float">
            <text:p>56.26339</text:p>
          </table:table-cell>
          <table:table-cell office:value-type="float" office:value="57.89606" calcext:value-type="float">
            <text:p>57.89606</text:p>
          </table:table-cell>
          <table:table-cell office:value-type="float" office:value="58.14376" calcext:value-type="float">
            <text:p>58.14376</text:p>
          </table:table-cell>
          <table:table-cell office:value-type="float" office:value="51.75582" calcext:value-type="float">
            <text:p>51.75582</text:p>
          </table:table-cell>
          <table:table-cell office:value-type="float" office:value="39.2565" calcext:value-type="float">
            <text:p>39.2565</text:p>
          </table:table-cell>
          <table:table-cell office:value-type="float" office:value="42.57275" calcext:value-type="float">
            <text:p>42.57275</text:p>
          </table:table-cell>
          <table:table-cell office:value-type="float" office:value="55.74733" calcext:value-type="float">
            <text:p>55.74733</text:p>
          </table:table-cell>
          <table:table-cell office:value-type="float" office:value="50.0226" calcext:value-type="float">
            <text:p>50.0226</text:p>
          </table:table-cell>
          <table:table-cell office:value-type="float" office:value="57.90192" calcext:value-type="float">
            <text:p>57.90192</text:p>
          </table:table-cell>
          <table:table-cell office:value-type="float" office:value="44.63315" calcext:value-type="float">
            <text:p>44.63315</text:p>
          </table:table-cell>
          <table:table-cell office:value-type="float" office:value="48.54717" calcext:value-type="float">
            <text:p>48.54717</text:p>
          </table:table-cell>
          <table:table-cell/>
        </table:table-row>
        <table:table-row table:style-name="ro1">
          <table:table-cell office:value-type="float" office:value="56.23382" calcext:value-type="float">
            <text:p>56.23382</text:p>
          </table:table-cell>
          <table:table-cell office:value-type="float" office:value="40.79869" calcext:value-type="float">
            <text:p>40.79869</text:p>
          </table:table-cell>
          <table:table-cell office:value-type="float" office:value="61.44977" calcext:value-type="float">
            <text:p>61.44977</text:p>
          </table:table-cell>
          <table:table-cell office:value-type="float" office:value="42.56428" calcext:value-type="float">
            <text:p>42.56428</text:p>
          </table:table-cell>
          <table:table-cell office:value-type="float" office:value="56.26097" calcext:value-type="float">
            <text:p>56.26097</text:p>
          </table:table-cell>
          <table:table-cell office:value-type="float" office:value="55.60852" calcext:value-type="float">
            <text:p>55.60852</text:p>
          </table:table-cell>
          <table:table-cell office:value-type="float" office:value="58.52875" calcext:value-type="float">
            <text:p>58.52875</text:p>
          </table:table-cell>
          <table:table-cell office:value-type="float" office:value="57.28209" calcext:value-type="float">
            <text:p>57.28209</text:p>
          </table:table-cell>
          <table:table-cell office:value-type="float" office:value="58.1755" calcext:value-type="float">
            <text:p>58.1755</text:p>
          </table:table-cell>
          <table:table-cell office:value-type="float" office:value="55.78928" calcext:value-type="float">
            <text:p>55.78928</text:p>
          </table:table-cell>
          <table:table-cell office:value-type="float" office:value="57.34801" calcext:value-type="float">
            <text:p>57.34801</text:p>
          </table:table-cell>
          <table:table-cell office:value-type="float" office:value="57.52391" calcext:value-type="float">
            <text:p>57.52391</text:p>
          </table:table-cell>
          <table:table-cell office:value-type="float" office:value="51.10951" calcext:value-type="float">
            <text:p>51.10951</text:p>
          </table:table-cell>
          <table:table-cell office:value-type="float" office:value="37.73169" calcext:value-type="float">
            <text:p>37.73169</text:p>
          </table:table-cell>
          <table:table-cell office:value-type="float" office:value="42.00566" calcext:value-type="float">
            <text:p>42.00566</text:p>
          </table:table-cell>
          <table:table-cell office:value-type="float" office:value="55.07139" calcext:value-type="float">
            <text:p>55.07139</text:p>
          </table:table-cell>
          <table:table-cell office:value-type="float" office:value="49.4015" calcext:value-type="float">
            <text:p>49.4015</text:p>
          </table:table-cell>
          <table:table-cell office:value-type="float" office:value="57.35389" calcext:value-type="float">
            <text:p>57.35389</text:p>
          </table:table-cell>
          <table:table-cell office:value-type="float" office:value="43.13741" calcext:value-type="float">
            <text:p>43.13741</text:p>
          </table:table-cell>
          <table:table-cell office:value-type="float" office:value="47.9744" calcext:value-type="float">
            <text:p>47.9744</text:p>
          </table:table-cell>
          <table:table-cell/>
        </table:table-row>
        <table:table-row table:style-name="ro1">
          <table:table-cell office:value-type="float" office:value="55.59837" calcext:value-type="float">
            <text:p>55.59837</text:p>
          </table:table-cell>
          <table:table-cell office:value-type="float" office:value="39.45517" calcext:value-type="float">
            <text:p>39.45517</text:p>
          </table:table-cell>
          <table:table-cell office:value-type="float" office:value="60.89532" calcext:value-type="float">
            <text:p>60.89532</text:p>
          </table:table-cell>
          <table:table-cell office:value-type="float" office:value="41.86474" calcext:value-type="float">
            <text:p>41.86474</text:p>
          </table:table-cell>
          <table:table-cell office:value-type="float" office:value="55.696" calcext:value-type="float">
            <text:p>55.696</text:p>
          </table:table-cell>
          <table:table-cell office:value-type="float" office:value="54.39891" calcext:value-type="float">
            <text:p>54.39891</text:p>
          </table:table-cell>
          <table:table-cell office:value-type="float" office:value="57.83355" calcext:value-type="float">
            <text:p>57.83355</text:p>
          </table:table-cell>
          <table:table-cell office:value-type="float" office:value="56.7234" calcext:value-type="float">
            <text:p>56.7234</text:p>
          </table:table-cell>
          <table:table-cell office:value-type="float" office:value="57.63122" calcext:value-type="float">
            <text:p>57.63122</text:p>
          </table:table-cell>
          <table:table-cell office:value-type="float" office:value="55.11287" calcext:value-type="float">
            <text:p>55.11287</text:p>
          </table:table-cell>
          <table:table-cell office:value-type="float" office:value="56.723" calcext:value-type="float">
            <text:p>56.723</text:p>
          </table:table-cell>
          <table:table-cell office:value-type="float" office:value="56.96473" calcext:value-type="float">
            <text:p>56.96473</text:p>
          </table:table-cell>
          <table:table-cell office:value-type="float" office:value="50.53996" calcext:value-type="float">
            <text:p>50.53996</text:p>
          </table:table-cell>
          <table:table-cell office:value-type="float" office:value="36.20025" calcext:value-type="float">
            <text:p>36.20025</text:p>
          </table:table-cell>
          <table:table-cell office:value-type="float" office:value="41.44234" calcext:value-type="float">
            <text:p>41.44234</text:p>
          </table:table-cell>
          <table:table-cell office:value-type="float" office:value="54.60921" calcext:value-type="float">
            <text:p>54.60921</text:p>
          </table:table-cell>
          <table:table-cell office:value-type="float" office:value="48.82765" calcext:value-type="float">
            <text:p>48.82765</text:p>
          </table:table-cell>
          <table:table-cell office:value-type="float" office:value="56.72842" calcext:value-type="float">
            <text:p>56.72842</text:p>
          </table:table-cell>
          <table:table-cell office:value-type="float" office:value="41.62851" calcext:value-type="float">
            <text:p>41.62851</text:p>
          </table:table-cell>
          <table:table-cell office:value-type="float" office:value="47.49761" calcext:value-type="float">
            <text:p>47.49761</text:p>
          </table:table-cell>
          <table:table-cell/>
        </table:table-row>
        <table:table-row table:style-name="ro1">
          <table:table-cell office:value-type="float" office:value="55.03373" calcext:value-type="float">
            <text:p>55.03373</text:p>
          </table:table-cell>
          <table:table-cell office:value-type="float" office:value="38.1131" calcext:value-type="float">
            <text:p>38.1131</text:p>
          </table:table-cell>
          <table:table-cell office:value-type="float" office:value="60.22776" calcext:value-type="float">
            <text:p>60.22776</text:p>
          </table:table-cell>
          <table:table-cell office:value-type="float" office:value="41.06044" calcext:value-type="float">
            <text:p>41.06044</text:p>
          </table:table-cell>
          <table:table-cell office:value-type="float" office:value="55.05834" calcext:value-type="float">
            <text:p>55.05834</text:p>
          </table:table-cell>
          <table:table-cell office:value-type="float" office:value="53.1805" calcext:value-type="float">
            <text:p>53.1805</text:p>
          </table:table-cell>
          <table:table-cell office:value-type="float" office:value="57.35648" calcext:value-type="float">
            <text:p>57.35648</text:p>
          </table:table-cell>
          <table:table-cell office:value-type="float" office:value="56.097" calcext:value-type="float">
            <text:p>56.097</text:p>
          </table:table-cell>
          <table:table-cell office:value-type="float" office:value="57.00053" calcext:value-type="float">
            <text:p>57.00053</text:p>
          </table:table-cell>
          <table:table-cell office:value-type="float" office:value="53.96723" calcext:value-type="float">
            <text:p>53.96723</text:p>
          </table:table-cell>
          <table:table-cell office:value-type="float" office:value="56.15604" calcext:value-type="float">
            <text:p>56.15604</text:p>
          </table:table-cell>
          <table:table-cell office:value-type="float" office:value="56.33536" calcext:value-type="float">
            <text:p>56.33536</text:p>
          </table:table-cell>
          <table:table-cell office:value-type="float" office:value="49.93095" calcext:value-type="float">
            <text:p>49.93095</text:p>
          </table:table-cell>
          <table:table-cell office:value-type="float" office:value="34.64059" calcext:value-type="float">
            <text:p>34.64059</text:p>
          </table:table-cell>
          <table:table-cell office:value-type="float" office:value="40.87629" calcext:value-type="float">
            <text:p>40.87629</text:p>
          </table:table-cell>
          <table:table-cell office:value-type="float" office:value="53.91819" calcext:value-type="float">
            <text:p>53.91819</text:p>
          </table:table-cell>
          <table:table-cell office:value-type="float" office:value="48.19923" calcext:value-type="float">
            <text:p>48.19923</text:p>
          </table:table-cell>
          <table:table-cell office:value-type="float" office:value="56.17846" calcext:value-type="float">
            <text:p>56.17846</text:p>
          </table:table-cell>
          <table:table-cell office:value-type="float" office:value="40.11402" calcext:value-type="float">
            <text:p>40.11402</text:p>
          </table:table-cell>
          <table:table-cell office:value-type="float" office:value="46.79536" calcext:value-type="float">
            <text:p>46.79536</text:p>
          </table:table-cell>
          <table:table-cell/>
        </table:table-row>
        <table:table-row table:style-name="ro1">
          <table:table-cell office:value-type="float" office:value="54.42323" calcext:value-type="float">
            <text:p>54.42323</text:p>
          </table:table-cell>
          <table:table-cell office:value-type="float" office:value="37.55044" calcext:value-type="float">
            <text:p>37.55044</text:p>
          </table:table-cell>
          <table:table-cell office:value-type="float" office:value="59.68648" calcext:value-type="float">
            <text:p>59.68648</text:p>
          </table:table-cell>
          <table:table-cell office:value-type="float" office:value="40.35387" calcext:value-type="float">
            <text:p>40.35387</text:p>
          </table:table-cell>
          <table:table-cell office:value-type="float" office:value="54.47687" calcext:value-type="float">
            <text:p>54.47687</text:p>
          </table:table-cell>
          <table:table-cell office:value-type="float" office:value="51.93676" calcext:value-type="float">
            <text:p>51.93676</text:p>
          </table:table-cell>
          <table:table-cell office:value-type="float" office:value="56.65447" calcext:value-type="float">
            <text:p>56.65447</text:p>
          </table:table-cell>
          <table:table-cell office:value-type="float" office:value="55.52933" calcext:value-type="float">
            <text:p>55.52933</text:p>
          </table:table-cell>
          <table:table-cell office:value-type="float" office:value="56.43987" calcext:value-type="float">
            <text:p>56.43987</text:p>
          </table:table-cell>
          <table:table-cell office:value-type="float" office:value="52.79812" calcext:value-type="float">
            <text:p>52.79812</text:p>
          </table:table-cell>
          <table:table-cell office:value-type="float" office:value="55.56504" calcext:value-type="float">
            <text:p>55.56504</text:p>
          </table:table-cell>
          <table:table-cell office:value-type="float" office:value="55.76941" calcext:value-type="float">
            <text:p>55.76941</text:p>
          </table:table-cell>
          <table:table-cell office:value-type="float" office:value="49.34432" calcext:value-type="float">
            <text:p>49.34432</text:p>
          </table:table-cell>
          <table:table-cell office:value-type="float" office:value="33.08269" calcext:value-type="float">
            <text:p>33.08269</text:p>
          </table:table-cell>
          <table:table-cell office:value-type="float" office:value="40.25091" calcext:value-type="float">
            <text:p>40.25091</text:p>
          </table:table-cell>
          <table:table-cell office:value-type="float" office:value="53.45662" calcext:value-type="float">
            <text:p>53.45662</text:p>
          </table:table-cell>
          <table:table-cell office:value-type="float" office:value="47.61678" calcext:value-type="float">
            <text:p>47.61678</text:p>
          </table:table-cell>
          <table:table-cell office:value-type="float" office:value="55.58482" calcext:value-type="float">
            <text:p>55.58482</text:p>
          </table:table-cell>
          <table:table-cell office:value-type="float" office:value="38.62505" calcext:value-type="float">
            <text:p>38.62505</text:p>
          </table:table-cell>
          <table:table-cell office:value-type="float" office:value="46.31122" calcext:value-type="float">
            <text:p>46.31122</text:p>
          </table:table-cell>
          <table:table-cell/>
        </table:table-row>
        <table:table-row table:style-name="ro1">
          <table:table-cell office:value-type="float" office:value="53.86955" calcext:value-type="float">
            <text:p>53.86955</text:p>
          </table:table-cell>
          <table:table-cell office:value-type="float" office:value="37.02133" calcext:value-type="float">
            <text:p>37.02133</text:p>
          </table:table-cell>
          <table:table-cell office:value-type="float" office:value="59.04273" calcext:value-type="float">
            <text:p>59.04273</text:p>
          </table:table-cell>
          <table:table-cell office:value-type="float" office:value="39.5394" calcext:value-type="float">
            <text:p>39.5394</text:p>
          </table:table-cell>
          <table:table-cell office:value-type="float" office:value="53.87369" calcext:value-type="float">
            <text:p>53.87369</text:p>
          </table:table-cell>
          <table:table-cell office:value-type="float" office:value="50.68298" calcext:value-type="float">
            <text:p>50.68298</text:p>
          </table:table-cell>
          <table:table-cell office:value-type="float" office:value="56.16828" calcext:value-type="float">
            <text:p>56.16828</text:p>
          </table:table-cell>
          <table:table-cell office:value-type="float" office:value="54.8933" calcext:value-type="float">
            <text:p>54.8933</text:p>
          </table:table-cell>
          <table:table-cell office:value-type="float" office:value="55.8073" calcext:value-type="float">
            <text:p>55.8073</text:p>
          </table:table-cell>
          <table:table-cell office:value-type="float" office:value="51.62042" calcext:value-type="float">
            <text:p>51.62042</text:p>
          </table:table-cell>
          <table:table-cell office:value-type="float" office:value="55.02005" calcext:value-type="float">
            <text:p>55.02005</text:p>
          </table:table-cell>
          <table:table-cell office:value-type="float" office:value="55.13242" calcext:value-type="float">
            <text:p>55.13242</text:p>
          </table:table-cell>
          <table:table-cell office:value-type="float" office:value="48.72785" calcext:value-type="float">
            <text:p>48.72785</text:p>
          </table:table-cell>
          <table:table-cell office:value-type="float" office:value="31.51979" calcext:value-type="float">
            <text:p>31.51979</text:p>
          </table:table-cell>
          <table:table-cell office:value-type="float" office:value="39.54447" calcext:value-type="float">
            <text:p>39.54447</text:p>
          </table:table-cell>
          <table:table-cell office:value-type="float" office:value="52.75681" calcext:value-type="float">
            <text:p>52.75681</text:p>
          </table:table-cell>
          <table:table-cell office:value-type="float" office:value="46.99064" calcext:value-type="float">
            <text:p>46.99064</text:p>
          </table:table-cell>
          <table:table-cell office:value-type="float" office:value="55.03994" calcext:value-type="float">
            <text:p>55.03994</text:p>
          </table:table-cell>
          <table:table-cell office:value-type="float" office:value="37.11065" calcext:value-type="float">
            <text:p>37.11065</text:p>
          </table:table-cell>
          <table:table-cell office:value-type="float" office:value="45.6042" calcext:value-type="float">
            <text:p>45.6042</text:p>
          </table:table-cell>
          <table:table-cell/>
        </table:table-row>
        <table:table-row table:style-name="ro1">
          <table:table-cell office:value-type="float" office:value="53.26931" calcext:value-type="float">
            <text:p>53.26931</text:p>
          </table:table-cell>
          <table:table-cell office:value-type="float" office:value="36.59575" calcext:value-type="float">
            <text:p>36.59575</text:p>
          </table:table-cell>
          <table:table-cell office:value-type="float" office:value="58.50174" calcext:value-type="float">
            <text:p>58.50174</text:p>
          </table:table-cell>
          <table:table-cell office:value-type="float" office:value="38.81485" calcext:value-type="float">
            <text:p>38.81485</text:p>
          </table:table-cell>
          <table:table-cell office:value-type="float" office:value="53.32053" calcext:value-type="float">
            <text:p>53.32053</text:p>
          </table:table-cell>
          <table:table-cell office:value-type="float" office:value="49.47727" calcext:value-type="float">
            <text:p>49.47727</text:p>
          </table:table-cell>
          <table:table-cell office:value-type="float" office:value="55.44727" calcext:value-type="float">
            <text:p>55.44727</text:p>
          </table:table-cell>
          <table:table-cell office:value-type="float" office:value="54.31899" calcext:value-type="float">
            <text:p>54.31899</text:p>
          </table:table-cell>
          <table:table-cell office:value-type="float" office:value="55.24001" calcext:value-type="float">
            <text:p>55.24001</text:p>
          </table:table-cell>
          <table:table-cell office:value-type="float" office:value="50.42831" calcext:value-type="float">
            <text:p>50.42831</text:p>
          </table:table-cell>
          <table:table-cell office:value-type="float" office:value="54.41913" calcext:value-type="float">
            <text:p>54.41913</text:p>
          </table:table-cell>
          <table:table-cell office:value-type="float" office:value="54.55761" calcext:value-type="float">
            <text:p>54.55761</text:p>
          </table:table-cell>
          <table:table-cell office:value-type="float" office:value="48.14407" calcext:value-type="float">
            <text:p>48.14407</text:p>
          </table:table-cell>
          <table:table-cell office:value-type="float" office:value="29.93901" calcext:value-type="float">
            <text:p>29.93901</text:p>
          </table:table-cell>
          <table:table-cell office:value-type="float" office:value="38.74383" calcext:value-type="float">
            <text:p>38.74383</text:p>
          </table:table-cell>
          <table:table-cell office:value-type="float" office:value="52.28795" calcext:value-type="float">
            <text:p>52.28795</text:p>
          </table:table-cell>
          <table:table-cell office:value-type="float" office:value="46.40137" calcext:value-type="float">
            <text:p>46.40137</text:p>
          </table:table-cell>
          <table:table-cell office:value-type="float" office:value="53.89519" calcext:value-type="float">
            <text:p>53.89519</text:p>
          </table:table-cell>
          <table:table-cell office:value-type="float" office:value="35.577" calcext:value-type="float">
            <text:p>35.577</text:p>
          </table:table-cell>
          <table:table-cell office:value-type="float" office:value="45.13378" calcext:value-type="float">
            <text:p>45.13378</text:p>
          </table:table-cell>
          <table:table-cell/>
        </table:table-row>
        <table:table-row table:style-name="ro1">
          <table:table-cell office:value-type="float" office:value="52.70908" calcext:value-type="float">
            <text:p>52.70908</text:p>
          </table:table-cell>
          <table:table-cell office:value-type="float" office:value="36.15262" calcext:value-type="float">
            <text:p>36.15262</text:p>
          </table:table-cell>
          <table:table-cell office:value-type="float" office:value="57.85144" calcext:value-type="float">
            <text:p>57.85144</text:p>
          </table:table-cell>
          <table:table-cell office:value-type="float" office:value="38.00241" calcext:value-type="float">
            <text:p>38.00241</text:p>
          </table:table-cell>
          <table:table-cell office:value-type="float" office:value="52.71308" calcext:value-type="float">
            <text:p>52.71308</text:p>
          </table:table-cell>
          <table:table-cell office:value-type="float" office:value="48.27454" calcext:value-type="float">
            <text:p>48.27454</text:p>
          </table:table-cell>
          <table:table-cell office:value-type="float" office:value="54.96364" calcext:value-type="float">
            <text:p>54.96364</text:p>
          </table:table-cell>
          <table:table-cell office:value-type="float" office:value="53.68249" calcext:value-type="float">
            <text:p>53.68249</text:p>
          </table:table-cell>
          <table:table-cell office:value-type="float" office:value="54.60033" calcext:value-type="float">
            <text:p>54.60033</text:p>
          </table:table-cell>
          <table:table-cell office:value-type="float" office:value="49.23138" calcext:value-type="float">
            <text:p>49.23138</text:p>
          </table:table-cell>
          <table:table-cell office:value-type="float" office:value="53.86567" calcext:value-type="float">
            <text:p>53.86567</text:p>
          </table:table-cell>
          <table:table-cell office:value-type="float" office:value="53.91098" calcext:value-type="float">
            <text:p>53.91098</text:p>
          </table:table-cell>
          <table:table-cell office:value-type="float" office:value="47.5183" calcext:value-type="float">
            <text:p>47.5183</text:p>
          </table:table-cell>
          <table:table-cell office:value-type="float" office:value="29.1148" calcext:value-type="float">
            <text:p>29.1148</text:p>
          </table:table-cell>
          <table:table-cell office:value-type="float" office:value="38.01931" calcext:value-type="float">
            <text:p>38.01931</text:p>
          </table:table-cell>
          <table:table-cell office:value-type="float" office:value="51.58125" calcext:value-type="float">
            <text:p>51.58125</text:p>
          </table:table-cell>
          <table:table-cell office:value-type="float" office:value="45.76703" calcext:value-type="float">
            <text:p>45.76703</text:p>
          </table:table-cell>
          <table:table-cell office:value-type="float" office:value="52.72688" calcext:value-type="float">
            <text:p>52.72688</text:p>
          </table:table-cell>
          <table:table-cell office:value-type="float" office:value="34.03684" calcext:value-type="float">
            <text:p>34.03684</text:p>
          </table:table-cell>
          <table:table-cell office:value-type="float" office:value="44.43809" calcext:value-type="float">
            <text:p>44.43809</text:p>
          </table:table-cell>
          <table:table-cell/>
        </table:table-row>
        <table:table-row table:style-name="ro1">
          <table:table-cell office:value-type="float" office:value="52.10145" calcext:value-type="float">
            <text:p>52.10145</text:p>
          </table:table-cell>
          <table:table-cell office:value-type="float" office:value="35.8343" calcext:value-type="float">
            <text:p>35.8343</text:p>
          </table:table-cell>
          <table:table-cell office:value-type="float" office:value="57.29989" calcext:value-type="float">
            <text:p>57.29989</text:p>
          </table:table-cell>
          <table:table-cell office:value-type="float" office:value="37.27215" calcext:value-type="float">
            <text:p>37.27215</text:p>
          </table:table-cell>
          <table:table-cell office:value-type="float" office:value="52.15351" calcext:value-type="float">
            <text:p>52.15351</text:p>
          </table:table-cell>
          <table:table-cell office:value-type="float" office:value="47.05574" calcext:value-type="float">
            <text:p>47.05574</text:p>
          </table:table-cell>
          <table:table-cell office:value-type="float" office:value="54.23362" calcext:value-type="float">
            <text:p>54.23362</text:p>
          </table:table-cell>
          <table:table-cell office:value-type="float" office:value="53.11732" calcext:value-type="float">
            <text:p>53.11732</text:p>
          </table:table-cell>
          <table:table-cell office:value-type="float" office:value="54.02442" calcext:value-type="float">
            <text:p>54.02442</text:p>
          </table:table-cell>
          <table:table-cell office:value-type="float" office:value="48.05246" calcext:value-type="float">
            <text:p>48.05246</text:p>
          </table:table-cell>
          <table:table-cell office:value-type="float" office:value="53.26737" calcext:value-type="float">
            <text:p>53.26737</text:p>
          </table:table-cell>
          <table:table-cell office:value-type="float" office:value="53.35" calcext:value-type="float">
            <text:p>53.35</text:p>
          </table:table-cell>
          <table:table-cell office:value-type="float" office:value="46.92746" calcext:value-type="float">
            <text:p>46.92746</text:p>
          </table:table-cell>
          <table:table-cell office:value-type="float" office:value="28.35304" calcext:value-type="float">
            <text:p>28.35304</text:p>
          </table:table-cell>
          <table:table-cell office:value-type="float" office:value="37.21835" calcext:value-type="float">
            <text:p>37.21835</text:p>
          </table:table-cell>
          <table:table-cell office:value-type="float" office:value="51.10518" calcext:value-type="float">
            <text:p>51.10518</text:p>
          </table:table-cell>
          <table:table-cell office:value-type="float" office:value="45.18061" calcext:value-type="float">
            <text:p>45.18061</text:p>
          </table:table-cell>
          <table:table-cell office:value-type="float" office:value="51.55191" calcext:value-type="float">
            <text:p>51.55191</text:p>
          </table:table-cell>
          <table:table-cell office:value-type="float" office:value="32.47097" calcext:value-type="float">
            <text:p>32.47097</text:p>
          </table:table-cell>
          <table:table-cell office:value-type="float" office:value="43.99662" calcext:value-type="float">
            <text:p>43.99662</text:p>
          </table:table-cell>
          <table:table-cell/>
        </table:table-row>
        <table:table-row table:style-name="ro1">
          <table:table-cell office:value-type="float" office:value="51.53449" calcext:value-type="float">
            <text:p>51.53449</text:p>
          </table:table-cell>
          <table:table-cell office:value-type="float" office:value="35.40953" calcext:value-type="float">
            <text:p>35.40953</text:p>
          </table:table-cell>
          <table:table-cell office:value-type="float" office:value="56.65227" calcext:value-type="float">
            <text:p>56.65227</text:p>
          </table:table-cell>
          <table:table-cell office:value-type="float" office:value="36.51456" calcext:value-type="float">
            <text:p>36.51456</text:p>
          </table:table-cell>
          <table:table-cell office:value-type="float" office:value="51.54838" calcext:value-type="float">
            <text:p>51.54838</text:p>
          </table:table-cell>
          <table:table-cell office:value-type="float" office:value="45.83363" calcext:value-type="float">
            <text:p>45.83363</text:p>
          </table:table-cell>
          <table:table-cell office:value-type="float" office:value="53.74321" calcext:value-type="float">
            <text:p>53.74321</text:p>
          </table:table-cell>
          <table:table-cell office:value-type="float" office:value="52.51957" calcext:value-type="float">
            <text:p>52.51957</text:p>
          </table:table-cell>
          <table:table-cell office:value-type="float" office:value="53.37534" calcext:value-type="float">
            <text:p>53.37534</text:p>
          </table:table-cell>
          <table:table-cell office:value-type="float" office:value="46.87274" calcext:value-type="float">
            <text:p>46.87274</text:p>
          </table:table-cell>
          <table:table-cell office:value-type="float" office:value="52.7071" calcext:value-type="float">
            <text:p>52.7071</text:p>
          </table:table-cell>
          <table:table-cell office:value-type="float" office:value="52.74999" calcext:value-type="float">
            <text:p>52.74999</text:p>
          </table:table-cell>
          <table:table-cell office:value-type="float" office:value="46.29377" calcext:value-type="float">
            <text:p>46.29377</text:p>
          </table:table-cell>
          <table:table-cell office:value-type="float" office:value="27.52894" calcext:value-type="float">
            <text:p>27.52894</text:p>
          </table:table-cell>
          <table:table-cell office:value-type="float" office:value="36.48853" calcext:value-type="float">
            <text:p>36.48853</text:p>
          </table:table-cell>
          <table:table-cell office:value-type="float" office:value="50.38946" calcext:value-type="float">
            <text:p>50.38946</text:p>
          </table:table-cell>
          <table:table-cell office:value-type="float" office:value="44.54859" calcext:value-type="float">
            <text:p>44.54859</text:p>
          </table:table-cell>
          <table:table-cell office:value-type="float" office:value="50.36042" calcext:value-type="float">
            <text:p>50.36042</text:p>
          </table:table-cell>
          <table:table-cell office:value-type="float" office:value="30.89716" calcext:value-type="float">
            <text:p>30.89716</text:p>
          </table:table-cell>
          <table:table-cell office:value-type="float" office:value="43.32974" calcext:value-type="float">
            <text:p>43.32974</text:p>
          </table:table-cell>
          <table:table-cell/>
        </table:table-row>
        <table:table-row table:style-name="ro1">
          <table:table-cell office:value-type="float" office:value="51.05885" calcext:value-type="float">
            <text:p>51.05885</text:p>
          </table:table-cell>
          <table:table-cell office:value-type="float" office:value="35.0861" calcext:value-type="float">
            <text:p>35.0861</text:p>
          </table:table-cell>
          <table:table-cell office:value-type="float" office:value="56.07266" calcext:value-type="float">
            <text:p>56.07266</text:p>
          </table:table-cell>
          <table:table-cell office:value-type="float" office:value="35.86618" calcext:value-type="float">
            <text:p>35.86618</text:p>
          </table:table-cell>
          <table:table-cell office:value-type="float" office:value="50.97201" calcext:value-type="float">
            <text:p>50.97201</text:p>
          </table:table-cell>
          <table:table-cell office:value-type="float" office:value="44.62068" calcext:value-type="float">
            <text:p>44.62068</text:p>
          </table:table-cell>
          <table:table-cell office:value-type="float" office:value="53.04874" calcext:value-type="float">
            <text:p>53.04874</text:p>
          </table:table-cell>
          <table:table-cell office:value-type="float" office:value="51.95015" calcext:value-type="float">
            <text:p>51.95015</text:p>
          </table:table-cell>
          <table:table-cell office:value-type="float" office:value="52.78262" calcext:value-type="float">
            <text:p>52.78262</text:p>
          </table:table-cell>
          <table:table-cell office:value-type="float" office:value="45.6784" calcext:value-type="float">
            <text:p>45.6784</text:p>
          </table:table-cell>
          <table:table-cell office:value-type="float" office:value="52.09934" calcext:value-type="float">
            <text:p>52.09934</text:p>
          </table:table-cell>
          <table:table-cell office:value-type="float" office:value="52.18081" calcext:value-type="float">
            <text:p>52.18081</text:p>
          </table:table-cell>
          <table:table-cell office:value-type="float" office:value="45.69568" calcext:value-type="float">
            <text:p>45.69568</text:p>
          </table:table-cell>
          <table:table-cell office:value-type="float" office:value="26.76882" calcext:value-type="float">
            <text:p>26.76882</text:p>
          </table:table-cell>
          <table:table-cell office:value-type="float" office:value="35.6878" calcext:value-type="float">
            <text:p>35.6878</text:p>
          </table:table-cell>
          <table:table-cell office:value-type="float" office:value="49.90397" calcext:value-type="float">
            <text:p>49.90397</text:p>
          </table:table-cell>
          <table:table-cell office:value-type="float" office:value="43.86027" calcext:value-type="float">
            <text:p>43.86027</text:p>
          </table:table-cell>
          <table:table-cell office:value-type="float" office:value="49.17394" calcext:value-type="float">
            <text:p>49.17394</text:p>
          </table:table-cell>
          <table:table-cell office:value-type="float" office:value="29.31513" calcext:value-type="float">
            <text:p>29.31513</text:p>
          </table:table-cell>
          <table:table-cell office:value-type="float" office:value="42.88258" calcext:value-type="float">
            <text:p>42.88258</text:p>
          </table:table-cell>
          <table:table-cell/>
        </table:table-row>
        <table:table-row table:style-name="ro1">
          <table:table-cell office:value-type="float" office:value="50.34348" calcext:value-type="float">
            <text:p>50.34348</text:p>
          </table:table-cell>
          <table:table-cell office:value-type="float" office:value="34.65224" calcext:value-type="float">
            <text:p>34.65224</text:p>
          </table:table-cell>
          <table:table-cell office:value-type="float" office:value="55.4157" calcext:value-type="float">
            <text:p>55.4157</text:p>
          </table:table-cell>
          <table:table-cell office:value-type="float" office:value="35.2492" calcext:value-type="float">
            <text:p>35.2492</text:p>
          </table:table-cell>
          <table:table-cell office:value-type="float" office:value="50.35518" calcext:value-type="float">
            <text:p>50.35518</text:p>
          </table:table-cell>
          <table:table-cell office:value-type="float" office:value="43.42743" calcext:value-type="float">
            <text:p>43.42743</text:p>
          </table:table-cell>
          <table:table-cell office:value-type="float" office:value="51.87361" calcext:value-type="float">
            <text:p>51.87361</text:p>
          </table:table-cell>
          <table:table-cell office:value-type="float" office:value="51.34279" calcext:value-type="float">
            <text:p>51.34279</text:p>
          </table:table-cell>
          <table:table-cell office:value-type="float" office:value="52.13565" calcext:value-type="float">
            <text:p>52.13565</text:p>
          </table:table-cell>
          <table:table-cell office:value-type="float" office:value="44.50671" calcext:value-type="float">
            <text:p>44.50671</text:p>
          </table:table-cell>
          <table:table-cell office:value-type="float" office:value="51.53231" calcext:value-type="float">
            <text:p>51.53231</text:p>
          </table:table-cell>
          <table:table-cell office:value-type="float" office:value="51.57359" calcext:value-type="float">
            <text:p>51.57359</text:p>
          </table:table-cell>
          <table:table-cell office:value-type="float" office:value="45.07081" calcext:value-type="float">
            <text:p>45.07081</text:p>
          </table:table-cell>
          <table:table-cell office:value-type="float" office:value="25.93867" calcext:value-type="float">
            <text:p>25.93867</text:p>
          </table:table-cell>
          <table:table-cell office:value-type="float" office:value="34.94839" calcext:value-type="float">
            <text:p>34.94839</text:p>
          </table:table-cell>
          <table:table-cell office:value-type="float" office:value="49.18278" calcext:value-type="float">
            <text:p>49.18278</text:p>
          </table:table-cell>
          <table:table-cell office:value-type="float" office:value="43.06402" calcext:value-type="float">
            <text:p>43.06402</text:p>
          </table:table-cell>
          <table:table-cell office:value-type="float" office:value="48.00137" calcext:value-type="float">
            <text:p>48.00137</text:p>
          </table:table-cell>
          <table:table-cell office:value-type="float" office:value="27.71772" calcext:value-type="float">
            <text:p>27.71772</text:p>
          </table:table-cell>
          <table:table-cell office:value-type="float" office:value="42.20591" calcext:value-type="float">
            <text:p>42.20591</text:p>
          </table:table-cell>
          <table:table-cell/>
        </table:table-row>
        <table:table-row table:style-name="ro1">
          <table:table-cell office:value-type="float" office:value="49.86809" calcext:value-type="float">
            <text:p>49.86809</text:p>
          </table:table-cell>
          <table:table-cell office:value-type="float" office:value="34.32111" calcext:value-type="float">
            <text:p>34.32111</text:p>
          </table:table-cell>
          <table:table-cell office:value-type="float" office:value="54.83937" calcext:value-type="float">
            <text:p>54.83937</text:p>
          </table:table-cell>
          <table:table-cell office:value-type="float" office:value="34.69235" calcext:value-type="float">
            <text:p>34.69235</text:p>
          </table:table-cell>
          <table:table-cell office:value-type="float" office:value="49.77405" calcext:value-type="float">
            <text:p>49.77405</text:p>
          </table:table-cell>
          <table:table-cell office:value-type="float" office:value="42.24832" calcext:value-type="float">
            <text:p>42.24832</text:p>
          </table:table-cell>
          <table:table-cell office:value-type="float" office:value="50.69167" calcext:value-type="float">
            <text:p>50.69167</text:p>
          </table:table-cell>
          <table:table-cell office:value-type="float" office:value="50.76663" calcext:value-type="float">
            <text:p>50.76663</text:p>
          </table:table-cell>
          <table:table-cell office:value-type="float" office:value="51.53684" calcext:value-type="float">
            <text:p>51.53684</text:p>
          </table:table-cell>
          <table:table-cell office:value-type="float" office:value="43.40034" calcext:value-type="float">
            <text:p>43.40034</text:p>
          </table:table-cell>
          <table:table-cell office:value-type="float" office:value="50.91492" calcext:value-type="float">
            <text:p>50.91492</text:p>
          </table:table-cell>
          <table:table-cell office:value-type="float" office:value="51.00744" calcext:value-type="float">
            <text:p>51.00744</text:p>
          </table:table-cell>
          <table:table-cell office:value-type="float" office:value="44.49226" calcext:value-type="float">
            <text:p>44.49226</text:p>
          </table:table-cell>
          <table:table-cell office:value-type="float" office:value="25.17091" calcext:value-type="float">
            <text:p>25.17091</text:p>
          </table:table-cell>
          <table:table-cell office:value-type="float" office:value="34.14107" calcext:value-type="float">
            <text:p>34.14107</text:p>
          </table:table-cell>
          <table:table-cell office:value-type="float" office:value="48.71156" calcext:value-type="float">
            <text:p>48.71156</text:p>
          </table:table-cell>
          <table:table-cell office:value-type="float" office:value="42.36507" calcext:value-type="float">
            <text:p>42.36507</text:p>
          </table:table-cell>
          <table:table-cell office:value-type="float" office:value="46.81233" calcext:value-type="float">
            <text:p>46.81233</text:p>
          </table:table-cell>
          <table:table-cell office:value-type="float" office:value="26.10193" calcext:value-type="float">
            <text:p>26.10193</text:p>
          </table:table-cell>
          <table:table-cell office:value-type="float" office:value="41.75091" calcext:value-type="float">
            <text:p>41.75091</text:p>
          </table:table-cell>
          <table:table-cell/>
        </table:table-row>
        <table:table-row table:style-name="ro1">
          <table:table-cell office:value-type="float" office:value="48.67452" calcext:value-type="float">
            <text:p>48.67452</text:p>
          </table:table-cell>
          <table:table-cell office:value-type="float" office:value="33.89079" calcext:value-type="float">
            <text:p>33.89079</text:p>
          </table:table-cell>
          <table:table-cell office:value-type="float" office:value="54.17303" calcext:value-type="float">
            <text:p>54.17303</text:p>
          </table:table-cell>
          <table:table-cell office:value-type="float" office:value="34.22866" calcext:value-type="float">
            <text:p>34.22866</text:p>
          </table:table-cell>
          <table:table-cell office:value-type="float" office:value="49.15956" calcext:value-type="float">
            <text:p>49.15956</text:p>
          </table:table-cell>
          <table:table-cell office:value-type="float" office:value="41.04351" calcext:value-type="float">
            <text:p>41.04351</text:p>
          </table:table-cell>
          <table:table-cell office:value-type="float" office:value="49.49547" calcext:value-type="float">
            <text:p>49.49547</text:p>
          </table:table-cell>
          <table:table-cell office:value-type="float" office:value="50.15214" calcext:value-type="float">
            <text:p>50.15214</text:p>
          </table:table-cell>
          <table:table-cell office:value-type="float" office:value="50.92112" calcext:value-type="float">
            <text:p>50.92112</text:p>
          </table:table-cell>
          <table:table-cell office:value-type="float" office:value="42.27576" calcext:value-type="float">
            <text:p>42.27576</text:p>
          </table:table-cell>
          <table:table-cell office:value-type="float" office:value="50.34088" calcext:value-type="float">
            <text:p>50.34088</text:p>
          </table:table-cell>
          <table:table-cell office:value-type="float" office:value="50.39289" calcext:value-type="float">
            <text:p>50.39289</text:p>
          </table:table-cell>
          <table:table-cell office:value-type="float" office:value="43.87486" calcext:value-type="float">
            <text:p>43.87486</text:p>
          </table:table-cell>
          <table:table-cell office:value-type="float" office:value="24.35147" calcext:value-type="float">
            <text:p>24.35147</text:p>
          </table:table-cell>
          <table:table-cell office:value-type="float" office:value="33.38342" calcext:value-type="float">
            <text:p>33.38342</text:p>
          </table:table-cell>
          <table:table-cell office:value-type="float" office:value="48.00435" calcext:value-type="float">
            <text:p>48.00435</text:p>
          </table:table-cell>
          <table:table-cell office:value-type="float" office:value="41.57091" calcext:value-type="float">
            <text:p>41.57091</text:p>
          </table:table-cell>
          <table:table-cell office:value-type="float" office:value="45.63107" calcext:value-type="float">
            <text:p>45.63107</text:p>
          </table:table-cell>
          <table:table-cell office:value-type="float" office:value="24.47808" calcext:value-type="float">
            <text:p>24.47808</text:p>
          </table:table-cell>
          <table:table-cell office:value-type="float" office:value="41.06651" calcext:value-type="float">
            <text:p>41.06651</text:p>
          </table:table-cell>
          <table:table-cell/>
        </table:table-row>
        <table:table-row table:style-name="ro1">
          <table:table-cell office:value-type="float" office:value="47.49276" calcext:value-type="float">
            <text:p>47.49276</text:p>
          </table:table-cell>
          <table:table-cell office:value-type="float" office:value="33.56034" calcext:value-type="float">
            <text:p>33.56034</text:p>
          </table:table-cell>
          <table:table-cell office:value-type="float" office:value="53.58516" calcext:value-type="float">
            <text:p>53.58516</text:p>
          </table:table-cell>
          <table:table-cell office:value-type="float" office:value="33.76515" calcext:value-type="float">
            <text:p>33.76515</text:p>
          </table:table-cell>
          <table:table-cell office:value-type="float" office:value="48.58098" calcext:value-type="float">
            <text:p>48.58098</text:p>
          </table:table-cell>
          <table:table-cell office:value-type="float" office:value="39.82124" calcext:value-type="float">
            <text:p>39.82124</text:p>
          </table:table-cell>
          <table:table-cell office:value-type="float" office:value="48.31847" calcext:value-type="float">
            <text:p>48.31847</text:p>
          </table:table-cell>
          <table:table-cell office:value-type="float" office:value="49.57886" calcext:value-type="float">
            <text:p>49.57886</text:p>
          </table:table-cell>
          <table:table-cell office:value-type="float" office:value="50.34399" calcext:value-type="float">
            <text:p>50.34399</text:p>
          </table:table-cell>
          <table:table-cell office:value-type="float" office:value="41.13579" calcext:value-type="float">
            <text:p>41.13579</text:p>
          </table:table-cell>
          <table:table-cell office:value-type="float" office:value="49.7182" calcext:value-type="float">
            <text:p>49.7182</text:p>
          </table:table-cell>
          <table:table-cell office:value-type="float" office:value="49.80989" calcext:value-type="float">
            <text:p>49.80989</text:p>
          </table:table-cell>
          <table:table-cell office:value-type="float" office:value="43.31071" calcext:value-type="float">
            <text:p>43.31071</text:p>
          </table:table-cell>
          <table:table-cell office:value-type="float" office:value="23.57592" calcext:value-type="float">
            <text:p>23.57592</text:p>
          </table:table-cell>
          <table:table-cell office:value-type="float" office:value="32.57588" calcext:value-type="float">
            <text:p>32.57588</text:p>
          </table:table-cell>
          <table:table-cell office:value-type="float" office:value="47.52926" calcext:value-type="float">
            <text:p>47.52926</text:p>
          </table:table-cell>
          <table:table-cell office:value-type="float" office:value="40.86248" calcext:value-type="float">
            <text:p>40.86248</text:p>
          </table:table-cell>
          <table:table-cell office:value-type="float" office:value="44.45533" calcext:value-type="float">
            <text:p>44.45533</text:p>
          </table:table-cell>
          <table:table-cell office:value-type="float" office:value="22.8582" calcext:value-type="float">
            <text:p>22.8582</text:p>
          </table:table-cell>
          <table:table-cell office:value-type="float" office:value="40.60183" calcext:value-type="float">
            <text:p>40.60183</text:p>
          </table:table-cell>
          <table:table-cell/>
        </table:table-row>
        <table:table-row table:style-name="ro1">
          <table:table-cell office:value-type="float" office:value="46.30742" calcext:value-type="float">
            <text:p>46.30742</text:p>
          </table:table-cell>
          <table:table-cell office:value-type="float" office:value="33.12217" calcext:value-type="float">
            <text:p>33.12217</text:p>
          </table:table-cell>
          <table:table-cell office:value-type="float" office:value="52.94184" calcext:value-type="float">
            <text:p>52.94184</text:p>
          </table:table-cell>
          <table:table-cell office:value-type="float" office:value="33.4253" calcext:value-type="float">
            <text:p>33.4253</text:p>
          </table:table-cell>
          <table:table-cell office:value-type="float" office:value="47.98173" calcext:value-type="float">
            <text:p>47.98173</text:p>
          </table:table-cell>
          <table:table-cell office:value-type="float" office:value="38.39581" calcext:value-type="float">
            <text:p>38.39581</text:p>
          </table:table-cell>
          <table:table-cell office:value-type="float" office:value="47.13756" calcext:value-type="float">
            <text:p>47.13756</text:p>
          </table:table-cell>
          <table:table-cell office:value-type="float" office:value="48.95661" calcext:value-type="float">
            <text:p>48.95661</text:p>
          </table:table-cell>
          <table:table-cell office:value-type="float" office:value="49.72687" calcext:value-type="float">
            <text:p>49.72687</text:p>
          </table:table-cell>
          <table:table-cell office:value-type="float" office:value="39.97798" calcext:value-type="float">
            <text:p>39.97798</text:p>
          </table:table-cell>
          <table:table-cell office:value-type="float" office:value="49.14897" calcext:value-type="float">
            <text:p>49.14897</text:p>
          </table:table-cell>
          <table:table-cell office:value-type="float" office:value="49.18596" calcext:value-type="float">
            <text:p>49.18596</text:p>
          </table:table-cell>
          <table:table-cell office:value-type="float" office:value="42.69498" calcext:value-type="float">
            <text:p>42.69498</text:p>
          </table:table-cell>
          <table:table-cell office:value-type="float" office:value="22.75915" calcext:value-type="float">
            <text:p>22.75915</text:p>
          </table:table-cell>
          <table:table-cell office:value-type="float" office:value="31.81963" calcext:value-type="float">
            <text:p>31.81963</text:p>
          </table:table-cell>
          <table:table-cell office:value-type="float" office:value="46.8149" calcext:value-type="float">
            <text:p>46.8149</text:p>
          </table:table-cell>
          <table:table-cell office:value-type="float" office:value="40.05858" calcext:value-type="float">
            <text:p>40.05858</text:p>
          </table:table-cell>
          <table:table-cell office:value-type="float" office:value="43.34683" calcext:value-type="float">
            <text:p>43.34683</text:p>
          </table:table-cell>
          <table:table-cell office:value-type="float" office:value="21.34604" calcext:value-type="float">
            <text:p>21.34604</text:p>
          </table:table-cell>
          <table:table-cell office:value-type="float" office:value="39.86539" calcext:value-type="float">
            <text:p>39.86539</text:p>
          </table:table-cell>
          <table:table-cell/>
        </table:table-row>
        <table:table-row table:style-name="ro1">
          <table:table-cell office:value-type="float" office:value="45.11759" calcext:value-type="float">
            <text:p>45.11759</text:p>
          </table:table-cell>
          <table:table-cell office:value-type="float" office:value="32.78396" calcext:value-type="float">
            <text:p>32.78396</text:p>
          </table:table-cell>
          <table:table-cell office:value-type="float" office:value="52.35646" calcext:value-type="float">
            <text:p>52.35646</text:p>
          </table:table-cell>
          <table:table-cell office:value-type="float" office:value="33.00775" calcext:value-type="float">
            <text:p>33.00775</text:p>
          </table:table-cell>
          <table:table-cell office:value-type="float" office:value="47.4095" calcext:value-type="float">
            <text:p>47.4095</text:p>
          </table:table-cell>
          <table:table-cell office:value-type="float" office:value="37.16524" calcext:value-type="float">
            <text:p>37.16524</text:p>
          </table:table-cell>
          <table:table-cell office:value-type="float" office:value="45.96125" calcext:value-type="float">
            <text:p>45.96125</text:p>
          </table:table-cell>
          <table:table-cell office:value-type="float" office:value="48.37642" calcext:value-type="float">
            <text:p>48.37642</text:p>
          </table:table-cell>
          <table:table-cell office:value-type="float" office:value="49.15258" calcext:value-type="float">
            <text:p>49.15258</text:p>
          </table:table-cell>
          <table:table-cell office:value-type="float" office:value="38.81246" calcext:value-type="float">
            <text:p>38.81246</text:p>
          </table:table-cell>
          <table:table-cell office:value-type="float" office:value="48.68158" calcext:value-type="float">
            <text:p>48.68158</text:p>
          </table:table-cell>
          <table:table-cell office:value-type="float" office:value="48.6107" calcext:value-type="float">
            <text:p>48.6107</text:p>
          </table:table-cell>
          <table:table-cell office:value-type="float" office:value="42.11298" calcext:value-type="float">
            <text:p>42.11298</text:p>
          </table:table-cell>
          <table:table-cell office:value-type="float" office:value="21.98828" calcext:value-type="float">
            <text:p>21.98828</text:p>
          </table:table-cell>
          <table:table-cell office:value-type="float" office:value="31.00225" calcext:value-type="float">
            <text:p>31.00225</text:p>
          </table:table-cell>
          <table:table-cell office:value-type="float" office:value="46.34003" calcext:value-type="float">
            <text:p>46.34003</text:p>
          </table:table-cell>
          <table:table-cell office:value-type="float" office:value="39.33356" calcext:value-type="float">
            <text:p>39.33356</text:p>
          </table:table-cell>
          <table:table-cell office:value-type="float" office:value="42.33493" calcext:value-type="float">
            <text:p>42.33493</text:p>
          </table:table-cell>
          <table:table-cell office:value-type="float" office:value="19.71049" calcext:value-type="float">
            <text:p>19.71049</text:p>
          </table:table-cell>
          <table:table-cell office:value-type="float" office:value="39.26843" calcext:value-type="float">
            <text:p>39.26843</text:p>
          </table:table-cell>
          <table:table-cell/>
        </table:table-row>
        <table:table-row table:style-name="ro1">
          <table:table-cell office:value-type="float" office:value="43.95636" calcext:value-type="float">
            <text:p>43.95636</text:p>
          </table:table-cell>
          <table:table-cell office:value-type="float" office:value="32.3477" calcext:value-type="float">
            <text:p>32.3477</text:p>
          </table:table-cell>
          <table:table-cell office:value-type="float" office:value="51.70613" calcext:value-type="float">
            <text:p>51.70613</text:p>
          </table:table-cell>
          <table:table-cell office:value-type="float" office:value="32.66811" calcext:value-type="float">
            <text:p>32.66811</text:p>
          </table:table-cell>
          <table:table-cell office:value-type="float" office:value="46.80125" calcext:value-type="float">
            <text:p>46.80125</text:p>
          </table:table-cell>
          <table:table-cell office:value-type="float" office:value="36.1787" calcext:value-type="float">
            <text:p>36.1787</text:p>
          </table:table-cell>
          <table:table-cell office:value-type="float" office:value="44.76874" calcext:value-type="float">
            <text:p>44.76874</text:p>
          </table:table-cell>
          <table:table-cell office:value-type="float" office:value="47.19534" calcext:value-type="float">
            <text:p>47.19534</text:p>
          </table:table-cell>
          <table:table-cell office:value-type="float" office:value="48.5281" calcext:value-type="float">
            <text:p>48.5281</text:p>
          </table:table-cell>
          <table:table-cell office:value-type="float" office:value="37.31342" calcext:value-type="float">
            <text:p>37.31342</text:p>
          </table:table-cell>
          <table:table-cell office:value-type="float" office:value="47.97695" calcext:value-type="float">
            <text:p>47.97695</text:p>
          </table:table-cell>
          <table:table-cell office:value-type="float" office:value="48.00924" calcext:value-type="float">
            <text:p>48.00924</text:p>
          </table:table-cell>
          <table:table-cell office:value-type="float" office:value="41.49898" calcext:value-type="float">
            <text:p>41.49898</text:p>
          </table:table-cell>
          <table:table-cell office:value-type="float" office:value="21.16502" calcext:value-type="float">
            <text:p>21.16502</text:p>
          </table:table-cell>
          <table:table-cell office:value-type="float" office:value="30.2493" calcext:value-type="float">
            <text:p>30.2493</text:p>
          </table:table-cell>
          <table:table-cell office:value-type="float" office:value="45.63232" calcext:value-type="float">
            <text:p>45.63232</text:p>
          </table:table-cell>
          <table:table-cell office:value-type="float" office:value="38.52984" calcext:value-type="float">
            <text:p>38.52984</text:p>
          </table:table-cell>
          <table:table-cell office:value-type="float" office:value="41.19337" calcext:value-type="float">
            <text:p>41.19337</text:p>
          </table:table-cell>
          <table:table-cell office:value-type="float" office:value="19.71049" calcext:value-type="float">
            <text:p>19.71049</text:p>
          </table:table-cell>
          <table:table-cell office:value-type="float" office:value="38.34727" calcext:value-type="float">
            <text:p>38.34727</text:p>
          </table:table-cell>
          <table:table-cell/>
        </table:table-row>
        <table:table-row table:style-name="ro1">
          <table:table-cell office:value-type="float" office:value="42.82354" calcext:value-type="float">
            <text:p>42.82354</text:p>
          </table:table-cell>
          <table:table-cell office:value-type="float" office:value="32.01015" calcext:value-type="float">
            <text:p>32.01015</text:p>
          </table:table-cell>
          <table:table-cell office:value-type="float" office:value="51.11675" calcext:value-type="float">
            <text:p>51.11675</text:p>
          </table:table-cell>
          <table:table-cell office:value-type="float" office:value="32.24409" calcext:value-type="float">
            <text:p>32.24409</text:p>
          </table:table-cell>
          <table:table-cell office:value-type="float" office:value="46.21318" calcext:value-type="float">
            <text:p>46.21318</text:p>
          </table:table-cell>
          <table:table-cell office:value-type="float" office:value="35.39626" calcext:value-type="float">
            <text:p>35.39626</text:p>
          </table:table-cell>
          <table:table-cell office:value-type="float" office:value="43.59489" calcext:value-type="float">
            <text:p>43.59489</text:p>
          </table:table-cell>
          <table:table-cell office:value-type="float" office:value="46.02126" calcext:value-type="float">
            <text:p>46.02126</text:p>
          </table:table-cell>
          <table:table-cell office:value-type="float" office:value="47.94908" calcext:value-type="float">
            <text:p>47.94908</text:p>
          </table:table-cell>
          <table:table-cell office:value-type="float" office:value="35.76315" calcext:value-type="float">
            <text:p>35.76315</text:p>
          </table:table-cell>
          <table:table-cell office:value-type="float" office:value="47.50025" calcext:value-type="float">
            <text:p>47.50025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0.90778" calcext:value-type="float">
            <text:p>40.90778</text:p>
          </table:table-cell>
          <table:table-cell office:value-type="float" office:value="20.40711" calcext:value-type="float">
            <text:p>20.40711</text:p>
          </table:table-cell>
          <table:table-cell office:value-type="float" office:value="29.42348" calcext:value-type="float">
            <text:p>29.42348</text:p>
          </table:table-cell>
          <table:table-cell office:value-type="float" office:value="45.15226" calcext:value-type="float">
            <text:p>45.15226</text:p>
          </table:table-cell>
          <table:table-cell office:value-type="float" office:value="37.8052" calcext:value-type="float">
            <text:p>37.8052</text:p>
          </table:table-cell>
          <table:table-cell office:value-type="float" office:value="39.9921" calcext:value-type="float">
            <text:p>39.9921</text:p>
          </table:table-cell>
          <table:table-cell office:value-type="float" office:value="18.05962" calcext:value-type="float">
            <text:p>18.05962</text:p>
          </table:table-cell>
          <table:table-cell office:value-type="float" office:value="37.74367" calcext:value-type="float">
            <text:p>37.74367</text:p>
          </table:table-cell>
          <table:table-cell/>
        </table:table-row>
        <table:table-row table:style-name="ro1">
          <table:table-cell office:value-type="float" office:value="41.69262" calcext:value-type="float">
            <text:p>41.69262</text:p>
          </table:table-cell>
          <table:table-cell office:value-type="float" office:value="31.56722" calcext:value-type="float">
            <text:p>31.56722</text:p>
          </table:table-cell>
          <table:table-cell office:value-type="float" office:value="50.46149" calcext:value-type="float">
            <text:p>50.46149</text:p>
          </table:table-cell>
          <table:table-cell office:value-type="float" office:value="31.90638" calcext:value-type="float">
            <text:p>31.90638</text:p>
          </table:table-cell>
          <table:table-cell office:value-type="float" office:value="45.61034" calcext:value-type="float">
            <text:p>45.61034</text:p>
          </table:table-cell>
          <table:table-cell office:value-type="float" office:value="34.64663" calcext:value-type="float">
            <text:p>34.64663</text:p>
          </table:table-cell>
          <table:table-cell office:value-type="float" office:value="42.40276" calcext:value-type="float">
            <text:p>42.40276</text:p>
          </table:table-cell>
          <table:table-cell office:value-type="float" office:value="44.83171" calcext:value-type="float">
            <text:p>44.83171</text:p>
          </table:table-cell>
          <table:table-cell office:value-type="float" office:value="47.34796" calcext:value-type="float">
            <text:p>47.34796</text:p>
          </table:table-cell>
          <table:table-cell office:value-type="float" office:value="34.20457" calcext:value-type="float">
            <text:p>34.20457</text:p>
          </table:table-cell>
          <table:table-cell office:value-type="float" office:value="46.78835" calcext:value-type="float">
            <text:p>46.78835</text:p>
          </table:table-cell>
          <table:table-cell office:value-type="float" office:value="46.83184" calcext:value-type="float">
            <text:p>46.83184</text:p>
          </table:table-cell>
          <table:table-cell office:value-type="float" office:value="40.28604" calcext:value-type="float">
            <text:p>40.28604</text:p>
          </table:table-cell>
          <table:table-cell office:value-type="float" office:value="19.5879" calcext:value-type="float">
            <text:p>19.5879</text:p>
          </table:table-cell>
          <table:table-cell office:value-type="float" office:value="28.66209" calcext:value-type="float">
            <text:p>28.66209</text:p>
          </table:table-cell>
          <table:table-cell office:value-type="float" office:value="44.45908" calcext:value-type="float">
            <text:p>44.45908</text:p>
          </table:table-cell>
          <table:table-cell office:value-type="float" office:value="36.98285" calcext:value-type="float">
            <text:p>36.98285</text:p>
          </table:table-cell>
          <table:table-cell office:value-type="float" office:value="38.50715" calcext:value-type="float">
            <text:p>38.50715</text:p>
          </table:table-cell>
          <table:table-cell office:value-type="float" office:value="16.42034" calcext:value-type="float">
            <text:p>16.42034</text:p>
          </table:table-cell>
          <table:table-cell office:value-type="float" office:value="36.81415" calcext:value-type="float">
            <text:p>36.81415</text:p>
          </table:table-cell>
          <table:table-cell/>
        </table:table-row>
        <table:table-row table:style-name="ro1">
          <table:table-cell office:value-type="float" office:value="40.55395" calcext:value-type="float">
            <text:p>40.55395</text:p>
          </table:table-cell>
          <table:table-cell office:value-type="float" office:value="31.23172" calcext:value-type="float">
            <text:p>31.23172</text:p>
          </table:table-cell>
          <table:table-cell office:value-type="float" office:value="49.87242" calcext:value-type="float">
            <text:p>49.87242</text:p>
          </table:table-cell>
          <table:table-cell office:value-type="float" office:value="31.47355" calcext:value-type="float">
            <text:p>31.47355</text:p>
          </table:table-cell>
          <table:table-cell office:value-type="float" office:value="45.0244" calcext:value-type="float">
            <text:p>45.0244</text:p>
          </table:table-cell>
          <table:table-cell office:value-type="float" office:value="33.89013" calcext:value-type="float">
            <text:p>33.89013</text:p>
          </table:table-cell>
          <table:table-cell office:value-type="float" office:value="41.23795" calcext:value-type="float">
            <text:p>41.23795</text:p>
          </table:table-cell>
          <table:table-cell office:value-type="float" office:value="43.64823" calcext:value-type="float">
            <text:p>43.64823</text:p>
          </table:table-cell>
          <table:table-cell office:value-type="float" office:value="46.77513" calcext:value-type="float">
            <text:p>46.77513</text:p>
          </table:table-cell>
          <table:table-cell office:value-type="float" office:value="32.6394" calcext:value-type="float">
            <text:p>32.6394</text:p>
          </table:table-cell>
          <table:table-cell office:value-type="float" office:value="46.3145" calcext:value-type="float">
            <text:p>46.3145</text:p>
          </table:table-cell>
          <table:table-cell office:value-type="float" office:value="45.64716" calcext:value-type="float">
            <text:p>45.64716</text:p>
          </table:table-cell>
          <table:table-cell office:value-type="float" office:value="39.60296" calcext:value-type="float">
            <text:p>39.60296</text:p>
          </table:table-cell>
          <table:table-cell office:value-type="float" office:value="18.82397" calcext:value-type="float">
            <text:p>18.82397</text:p>
          </table:table-cell>
          <table:table-cell office:value-type="float" office:value="27.83794" calcext:value-type="float">
            <text:p>27.83794</text:p>
          </table:table-cell>
          <table:table-cell office:value-type="float" office:value="44.00256" calcext:value-type="float">
            <text:p>44.00256</text:p>
          </table:table-cell>
          <table:table-cell office:value-type="float" office:value="36.24986" calcext:value-type="float">
            <text:p>36.24986</text:p>
          </table:table-cell>
          <table:table-cell office:value-type="float" office:value="37.19846" calcext:value-type="float">
            <text:p>37.19846</text:p>
          </table:table-cell>
          <table:table-cell office:value-type="float" office:value="14.76664" calcext:value-type="float">
            <text:p>14.76664</text:p>
          </table:table-cell>
          <table:table-cell office:value-type="float" office:value="36.2023" calcext:value-type="float">
            <text:p>36.2023</text:p>
          </table:table-cell>
          <table:table-cell/>
        </table:table-row>
        <table:table-row table:style-name="ro1">
          <table:table-cell office:value-type="float" office:value="39.38933" calcext:value-type="float">
            <text:p>39.38933</text:p>
          </table:table-cell>
          <table:table-cell office:value-type="float" office:value="30.79064" calcext:value-type="float">
            <text:p>30.79064</text:p>
          </table:table-cell>
          <table:table-cell office:value-type="float" office:value="49.2512" calcext:value-type="float">
            <text:p>49.2512</text:p>
          </table:table-cell>
          <table:table-cell office:value-type="float" office:value="31.1278" calcext:value-type="float">
            <text:p>31.1278</text:p>
          </table:table-cell>
          <table:table-cell office:value-type="float" office:value="44.43317" calcext:value-type="float">
            <text:p>44.43317</text:p>
          </table:table-cell>
          <table:table-cell office:value-type="float" office:value="33.11782" calcext:value-type="float">
            <text:p>33.11782</text:p>
          </table:table-cell>
          <table:table-cell office:value-type="float" office:value="40.08155" calcext:value-type="float">
            <text:p>40.08155</text:p>
          </table:table-cell>
          <table:table-cell office:value-type="float" office:value="42.46108" calcext:value-type="float">
            <text:p>42.46108</text:p>
          </table:table-cell>
          <table:table-cell office:value-type="float" office:value="46.16446" calcext:value-type="float">
            <text:p>46.16446</text:p>
          </table:table-cell>
          <table:table-cell office:value-type="float" office:value="31.05947" calcext:value-type="float">
            <text:p>31.05947</text:p>
          </table:table-cell>
          <table:table-cell office:value-type="float" office:value="45.60779" calcext:value-type="float">
            <text:p>45.60779</text:p>
          </table:table-cell>
          <table:table-cell office:value-type="float" office:value="44.45868" calcext:value-type="float">
            <text:p>44.45868</text:p>
          </table:table-cell>
          <table:table-cell office:value-type="float" office:value="38.83101" calcext:value-type="float">
            <text:p>38.83101</text:p>
          </table:table-cell>
          <table:table-cell office:value-type="float" office:value="18.01958" calcext:value-type="float">
            <text:p>18.01958</text:p>
          </table:table-cell>
          <table:table-cell office:value-type="float" office:value="27.06817" calcext:value-type="float">
            <text:p>27.06817</text:p>
          </table:table-cell>
          <table:table-cell office:value-type="float" office:value="43.33482" calcext:value-type="float">
            <text:p>43.33482</text:p>
          </table:table-cell>
          <table:table-cell office:value-type="float" office:value="35.61737" calcext:value-type="float">
            <text:p>35.61737</text:p>
          </table:table-cell>
          <table:table-cell office:value-type="float" office:value="36.12854" calcext:value-type="float">
            <text:p>36.12854</text:p>
          </table:table-cell>
          <table:table-cell office:value-type="float" office:value="13.1269" calcext:value-type="float">
            <text:p>13.1269</text:p>
          </table:table-cell>
          <table:table-cell office:value-type="float" office:value="35.27356" calcext:value-type="float">
            <text:p>35.27356</text:p>
          </table:table-cell>
          <table:table-cell/>
        </table:table-row>
        <table:table-row table:style-name="ro1">
          <table:table-cell office:value-type="float" office:value="38.03986" calcext:value-type="float">
            <text:p>38.03986</text:p>
          </table:table-cell>
          <table:table-cell office:value-type="float" office:value="30.44724" calcext:value-type="float">
            <text:p>30.44724</text:p>
          </table:table-cell>
          <table:table-cell office:value-type="float" office:value="48.6754" calcext:value-type="float">
            <text:p>48.6754</text:p>
          </table:table-cell>
          <table:table-cell office:value-type="float" office:value="30.68789" calcext:value-type="float">
            <text:p>30.68789</text:p>
          </table:table-cell>
          <table:table-cell office:value-type="float" office:value="43.85562" calcext:value-type="float">
            <text:p>43.85562</text:p>
          </table:table-cell>
          <table:table-cell office:value-type="float" office:value="32.36487" calcext:value-type="float">
            <text:p>32.36487</text:p>
          </table:table-cell>
          <table:table-cell office:value-type="float" office:value="38.60789" calcext:value-type="float">
            <text:p>38.60789</text:p>
          </table:table-cell>
          <table:table-cell office:value-type="float" office:value="41.33493" calcext:value-type="float">
            <text:p>41.33493</text:p>
          </table:table-cell>
          <table:table-cell office:value-type="float" office:value="45.58625" calcext:value-type="float">
            <text:p>45.58625</text:p>
          </table:table-cell>
          <table:table-cell office:value-type="float" office:value="29.66917" calcext:value-type="float">
            <text:p>29.66917</text:p>
          </table:table-cell>
          <table:table-cell office:value-type="float" office:value="45.12749" calcext:value-type="float">
            <text:p>45.12749</text:p>
          </table:table-cell>
          <table:table-cell office:value-type="float" office:value="43.27404" calcext:value-type="float">
            <text:p>43.27404</text:p>
          </table:table-cell>
          <table:table-cell office:value-type="float" office:value="38.15654" calcext:value-type="float">
            <text:p>38.15654</text:p>
          </table:table-cell>
          <table:table-cell office:value-type="float" office:value="17.26294" calcext:value-type="float">
            <text:p>17.26294</text:p>
          </table:table-cell>
          <table:table-cell office:value-type="float" office:value="26.43341" calcext:value-type="float">
            <text:p>26.43341</text:p>
          </table:table-cell>
          <table:table-cell office:value-type="float" office:value="42.88567" calcext:value-type="float">
            <text:p>42.88567</text:p>
          </table:table-cell>
          <table:table-cell office:value-type="float" office:value="34.67782" calcext:value-type="float">
            <text:p>34.67782</text:p>
          </table:table-cell>
          <table:table-cell office:value-type="float" office:value="35.28593" calcext:value-type="float">
            <text:p>35.28593</text:p>
          </table:table-cell>
          <table:table-cell office:value-type="float" office:value="12.33738" calcext:value-type="float">
            <text:p>12.33738</text:p>
          </table:table-cell>
          <table:table-cell office:value-type="float" office:value="34.64206" calcext:value-type="float">
            <text:p>34.64206</text:p>
          </table:table-cell>
          <table:table-cell/>
        </table:table-row>
        <table:table-row table:style-name="ro1">
          <table:table-cell office:value-type="float" office:value="36.49895" calcext:value-type="float">
            <text:p>36.49895</text:p>
          </table:table-cell>
          <table:table-cell office:value-type="float" office:value="29.99806" calcext:value-type="float">
            <text:p>29.99806</text:p>
          </table:table-cell>
          <table:table-cell office:value-type="float" office:value="48.04877" calcext:value-type="float">
            <text:p>48.04877</text:p>
          </table:table-cell>
          <table:table-cell office:value-type="float" office:value="30.35299" calcext:value-type="float">
            <text:p>30.35299</text:p>
          </table:table-cell>
          <table:table-cell office:value-type="float" office:value="43.2945" calcext:value-type="float">
            <text:p>43.2945</text:p>
          </table:table-cell>
          <table:table-cell office:value-type="float" office:value="31.55485" calcext:value-type="float">
            <text:p>31.55485</text:p>
          </table:table-cell>
          <table:table-cell office:value-type="float" office:value="37.07404" calcext:value-type="float">
            <text:p>37.07404</text:p>
          </table:table-cell>
          <table:table-cell office:value-type="float" office:value="40.17703" calcext:value-type="float">
            <text:p>40.17703</text:p>
          </table:table-cell>
          <table:table-cell office:value-type="float" office:value="44.97765" calcext:value-type="float">
            <text:p>44.97765</text:p>
          </table:table-cell>
          <table:table-cell office:value-type="float" office:value="28.08503" calcext:value-type="float">
            <text:p>28.08503</text:p>
          </table:table-cell>
          <table:table-cell office:value-type="float" office:value="44.43787" calcext:value-type="float">
            <text:p>44.43787</text:p>
          </table:table-cell>
          <table:table-cell office:value-type="float" office:value="42.09699" calcext:value-type="float">
            <text:p>42.09699</text:p>
          </table:table-cell>
          <table:table-cell office:value-type="float" office:value="37.51177" calcext:value-type="float">
            <text:p>37.51177</text:p>
          </table:table-cell>
          <table:table-cell office:value-type="float" office:value="16.46477" calcext:value-type="float">
            <text:p>16.46477</text:p>
          </table:table-cell>
          <table:table-cell office:value-type="float" office:value="25.47834" calcext:value-type="float">
            <text:p>25.47834</text:p>
          </table:table-cell>
          <table:table-cell office:value-type="float" office:value="42.21055" calcext:value-type="float">
            <text:p>42.21055</text:p>
          </table:table-cell>
          <table:table-cell office:value-type="float" office:value="34.04556" calcext:value-type="float">
            <text:p>34.04556</text:p>
          </table:table-cell>
          <table:table-cell office:value-type="float" office:value="34.51814" calcext:value-type="float">
            <text:p>34.51814</text:p>
          </table:table-cell>
          <table:table-cell office:value-type="float" office:value="11.48293" calcext:value-type="float">
            <text:p>11.48293</text:p>
          </table:table-cell>
          <table:table-cell office:value-type="float" office:value="33.71744" calcext:value-type="float">
            <text:p>33.71744</text:p>
          </table:table-cell>
          <table:table-cell/>
        </table:table-row>
        <table:table-row table:style-name="ro1">
          <table:table-cell office:value-type="float" office:value="34.94954" calcext:value-type="float">
            <text:p>34.94954</text:p>
          </table:table-cell>
          <table:table-cell office:value-type="float" office:value="29.66802" calcext:value-type="float">
            <text:p>29.66802</text:p>
          </table:table-cell>
          <table:table-cell office:value-type="float" office:value="47.46621" calcext:value-type="float">
            <text:p>47.46621</text:p>
          </table:table-cell>
          <table:table-cell office:value-type="float" office:value="29.90583" calcext:value-type="float">
            <text:p>29.90583</text:p>
          </table:table-cell>
          <table:table-cell office:value-type="float" office:value="42.73525" calcext:value-type="float">
            <text:p>42.73525</text:p>
          </table:table-cell>
          <table:table-cell office:value-type="float" office:value="30.72577" calcext:value-type="float">
            <text:p>30.72577</text:p>
          </table:table-cell>
          <table:table-cell office:value-type="float" office:value="35.53969" calcext:value-type="float">
            <text:p>35.53969</text:p>
          </table:table-cell>
          <table:table-cell office:value-type="float" office:value="39.60541" calcext:value-type="float">
            <text:p>39.60541</text:p>
          </table:table-cell>
          <table:table-cell office:value-type="float" office:value="44.39191" calcext:value-type="float">
            <text:p>44.39191</text:p>
          </table:table-cell>
          <table:table-cell office:value-type="float" office:value="26.48508" calcext:value-type="float">
            <text:p>26.48508</text:p>
          </table:table-cell>
          <table:table-cell office:value-type="float" office:value="43.99767" calcext:value-type="float">
            <text:p>43.99767</text:p>
          </table:table-cell>
          <table:table-cell office:value-type="float" office:value="40.95807" calcext:value-type="float">
            <text:p>40.95807</text:p>
          </table:table-cell>
          <table:table-cell office:value-type="float" office:value="36.93824" calcext:value-type="float">
            <text:p>36.93824</text:p>
          </table:table-cell>
          <table:table-cell office:value-type="float" office:value="15.73357" calcext:value-type="float">
            <text:p>15.73357</text:p>
          </table:table-cell>
          <table:table-cell office:value-type="float" office:value="24.84548" calcext:value-type="float">
            <text:p>24.84548</text:p>
          </table:table-cell>
          <table:table-cell office:value-type="float" office:value="41.75363" calcext:value-type="float">
            <text:p>41.75363</text:p>
          </table:table-cell>
          <table:table-cell office:value-type="float" office:value="33.09785" calcext:value-type="float">
            <text:p>33.09785</text:p>
          </table:table-cell>
          <table:table-cell office:value-type="float" office:value="33.50138" calcext:value-type="float">
            <text:p>33.50138</text:p>
          </table:table-cell>
          <table:table-cell office:value-type="float" office:value="10.70653" calcext:value-type="float">
            <text:p>10.70653</text:p>
          </table:table-cell>
          <table:table-cell office:value-type="float" office:value="33.08738" calcext:value-type="float">
            <text:p>33.08738</text:p>
          </table:table-cell>
          <table:table-cell/>
        </table:table-row>
        <table:table-row table:style-name="ro1">
          <table:table-cell office:value-type="float" office:value="33.38396" calcext:value-type="float">
            <text:p>33.38396</text:p>
          </table:table-cell>
          <table:table-cell office:value-type="float" office:value="29.22067" calcext:value-type="float">
            <text:p>29.22067</text:p>
          </table:table-cell>
          <table:table-cell office:value-type="float" office:value="46.84037" calcext:value-type="float">
            <text:p>46.84037</text:p>
          </table:table-cell>
          <table:table-cell office:value-type="float" office:value="29.56199" calcext:value-type="float">
            <text:p>29.56199</text:p>
          </table:table-cell>
          <table:table-cell office:value-type="float" office:value="42.17149" calcext:value-type="float">
            <text:p>42.17149</text:p>
          </table:table-cell>
          <table:table-cell office:value-type="float" office:value="29.87351" calcext:value-type="float">
            <text:p>29.87351</text:p>
          </table:table-cell>
          <table:table-cell office:value-type="float" office:value="33.98028" calcext:value-type="float">
            <text:p>33.98028</text:p>
          </table:table-cell>
          <table:table-cell office:value-type="float" office:value="38.91524" calcext:value-type="float">
            <text:p>38.91524</text:p>
          </table:table-cell>
          <table:table-cell office:value-type="float" office:value="43.78729" calcext:value-type="float">
            <text:p>43.78729</text:p>
          </table:table-cell>
          <table:table-cell office:value-type="float" office:value="24.88895" calcext:value-type="float">
            <text:p>24.88895</text:p>
          </table:table-cell>
          <table:table-cell office:value-type="float" office:value="43.33087" calcext:value-type="float">
            <text:p>43.33087</text:p>
          </table:table-cell>
          <table:table-cell office:value-type="float" office:value="39.81073" calcext:value-type="float">
            <text:p>39.81073</text:p>
          </table:table-cell>
          <table:table-cell office:value-type="float" office:value="36.43534" calcext:value-type="float">
            <text:p>36.43534</text:p>
          </table:table-cell>
          <table:table-cell office:value-type="float" office:value="14.94121" calcext:value-type="float">
            <text:p>14.94121</text:p>
          </table:table-cell>
          <table:table-cell office:value-type="float" office:value="23.89253" calcext:value-type="float">
            <text:p>23.89253</text:p>
          </table:table-cell>
          <table:table-cell office:value-type="float" office:value="41.07062" calcext:value-type="float">
            <text:p>41.07062</text:p>
          </table:table-cell>
          <table:table-cell office:value-type="float" office:value="32.45572" calcext:value-type="float">
            <text:p>32.45572</text:p>
          </table:table-cell>
          <table:table-cell office:value-type="float" office:value="32.60033" calcext:value-type="float">
            <text:p>32.60033</text:p>
          </table:table-cell>
          <table:table-cell office:value-type="float" office:value="9.88282" calcext:value-type="float">
            <text:p>9.88282</text:p>
          </table:table-cell>
          <table:table-cell office:value-type="float" office:value="32.14284" calcext:value-type="float">
            <text:p>32.14284</text:p>
          </table:table-cell>
          <table:table-cell/>
        </table:table-row>
        <table:table-row table:style-name="ro1">
          <table:table-cell office:value-type="float" office:value="31.82141" calcext:value-type="float">
            <text:p>31.82141</text:p>
          </table:table-cell>
          <table:table-cell office:value-type="float" office:value="28.88145" calcext:value-type="float">
            <text:p>28.88145</text:p>
          </table:table-cell>
          <table:table-cell office:value-type="float" office:value="46.25091" calcext:value-type="float">
            <text:p>46.25091</text:p>
          </table:table-cell>
          <table:table-cell office:value-type="float" office:value="29.11653" calcext:value-type="float">
            <text:p>29.11653</text:p>
          </table:table-cell>
          <table:table-cell office:value-type="float" office:value="41.61446" calcext:value-type="float">
            <text:p>41.61446</text:p>
          </table:table-cell>
          <table:table-cell office:value-type="float" office:value="29.01457" calcext:value-type="float">
            <text:p>29.01457</text:p>
          </table:table-cell>
          <table:table-cell office:value-type="float" office:value="32.41252" calcext:value-type="float">
            <text:p>32.41252</text:p>
          </table:table-cell>
          <table:table-cell office:value-type="float" office:value="37.39363" calcext:value-type="float">
            <text:p>37.39363</text:p>
          </table:table-cell>
          <table:table-cell office:value-type="float" office:value="43.21374" calcext:value-type="float">
            <text:p>43.21374</text:p>
          </table:table-cell>
          <table:table-cell office:value-type="float" office:value="23.29821" calcext:value-type="float">
            <text:p>23.29821</text:p>
          </table:table-cell>
          <table:table-cell office:value-type="float" office:value="42.8838" calcext:value-type="float">
            <text:p>42.8838</text:p>
          </table:table-cell>
          <table:table-cell office:value-type="float" office:value="38.3747" calcext:value-type="float">
            <text:p>38.3747</text:p>
          </table:table-cell>
          <table:table-cell office:value-type="float" office:value="35.95486" calcext:value-type="float">
            <text:p>35.95486</text:p>
          </table:table-cell>
          <table:table-cell office:value-type="float" office:value="14.22162" calcext:value-type="float">
            <text:p>14.22162</text:p>
          </table:table-cell>
          <table:table-cell office:value-type="float" office:value="23.25166" calcext:value-type="float">
            <text:p>23.25166</text:p>
          </table:table-cell>
          <table:table-cell office:value-type="float" office:value="40.60403" calcext:value-type="float">
            <text:p>40.60403</text:p>
          </table:table-cell>
          <table:table-cell office:value-type="float" office:value="31.49949" calcext:value-type="float">
            <text:p>31.49949</text:p>
          </table:table-cell>
          <table:table-cell office:value-type="float" office:value="31.8022" calcext:value-type="float">
            <text:p>31.8022</text:p>
          </table:table-cell>
          <table:table-cell office:value-type="float" office:value="9.1925" calcext:value-type="float">
            <text:p>9.1925</text:p>
          </table:table-cell>
          <table:table-cell office:value-type="float" office:value="31.51429" calcext:value-type="float">
            <text:p>31.51429</text:p>
          </table:table-cell>
          <table:table-cell/>
        </table:table-row>
        <table:table-row table:style-name="ro1">
          <table:table-cell office:value-type="float" office:value="30.2424" calcext:value-type="float">
            <text:p>30.2424</text:p>
          </table:table-cell>
          <table:table-cell office:value-type="float" office:value="28.44723" calcext:value-type="float">
            <text:p>28.44723</text:p>
          </table:table-cell>
          <table:table-cell office:value-type="float" office:value="45.62644" calcext:value-type="float">
            <text:p>45.62644</text:p>
          </table:table-cell>
          <table:table-cell office:value-type="float" office:value="28.80407" calcext:value-type="float">
            <text:p>28.80407</text:p>
          </table:table-cell>
          <table:table-cell office:value-type="float" office:value="41.03239" calcext:value-type="float">
            <text:p>41.03239</text:p>
          </table:table-cell>
          <table:table-cell office:value-type="float" office:value="28.13864" calcext:value-type="float">
            <text:p>28.13864</text:p>
          </table:table-cell>
          <table:table-cell office:value-type="float" office:value="30.83731" calcext:value-type="float">
            <text:p>30.83731</text:p>
          </table:table-cell>
          <table:table-cell office:value-type="float" office:value="35.85152" calcext:value-type="float">
            <text:p>35.85152</text:p>
          </table:table-cell>
          <table:table-cell office:value-type="float" office:value="42.60055" calcext:value-type="float">
            <text:p>42.60055</text:p>
          </table:table-cell>
          <table:table-cell office:value-type="float" office:value="21.71453" calcext:value-type="float">
            <text:p>21.71453</text:p>
          </table:table-cell>
          <table:table-cell office:value-type="float" office:value="42.20888" calcext:value-type="float">
            <text:p>42.20888</text:p>
          </table:table-cell>
          <table:table-cell office:value-type="float" office:value="37.12842" calcext:value-type="float">
            <text:p>37.12842</text:p>
          </table:table-cell>
          <table:table-cell office:value-type="float" office:value="35.59195" calcext:value-type="float">
            <text:p>35.59195</text:p>
          </table:table-cell>
          <table:table-cell office:value-type="float" office:value="13.4404" calcext:value-type="float">
            <text:p>13.4404</text:p>
          </table:table-cell>
          <table:table-cell office:value-type="float" office:value="22.29147" calcext:value-type="float">
            <text:p>22.29147</text:p>
          </table:table-cell>
          <table:table-cell office:value-type="float" office:value="39.91313" calcext:value-type="float">
            <text:p>39.91313</text:p>
          </table:table-cell>
          <table:table-cell office:value-type="float" office:value="30.86002" calcext:value-type="float">
            <text:p>30.86002</text:p>
          </table:table-cell>
          <table:table-cell office:value-type="float" office:value="30.92834" calcext:value-type="float">
            <text:p>30.92834</text:p>
          </table:table-cell>
          <table:table-cell office:value-type="float" office:value="8.5419" calcext:value-type="float">
            <text:p>8.5419</text:p>
          </table:table-cell>
          <table:table-cell office:value-type="float" office:value="30.57167" calcext:value-type="float">
            <text:p>30.57167</text:p>
          </table:table-cell>
          <table:table-cell/>
        </table:table-row>
        <table:table-row table:style-name="ro1">
          <table:table-cell office:value-type="float" office:value="28.65681" calcext:value-type="float">
            <text:p>28.65681</text:p>
          </table:table-cell>
          <table:table-cell office:value-type="float" office:value="28.11023" calcext:value-type="float">
            <text:p>28.11023</text:p>
          </table:table-cell>
          <table:table-cell office:value-type="float" office:value="45.02966" calcext:value-type="float">
            <text:p>45.02966</text:p>
          </table:table-cell>
          <table:table-cell office:value-type="float" office:value="28.32128" calcext:value-type="float">
            <text:p>28.32128</text:p>
          </table:table-cell>
          <table:table-cell office:value-type="float" office:value="40.46754" calcext:value-type="float">
            <text:p>40.46754</text:p>
          </table:table-cell>
          <table:table-cell office:value-type="float" office:value="27.26599" calcext:value-type="float">
            <text:p>27.26599</text:p>
          </table:table-cell>
          <table:table-cell office:value-type="float" office:value="29.44369" calcext:value-type="float">
            <text:p>29.44369</text:p>
          </table:table-cell>
          <table:table-cell office:value-type="float" office:value="34.29474" calcext:value-type="float">
            <text:p>34.29474</text:p>
          </table:table-cell>
          <table:table-cell office:value-type="float" office:value="42.01937" calcext:value-type="float">
            <text:p>42.01937</text:p>
          </table:table-cell>
          <table:table-cell office:value-type="float" office:value="20.12847" calcext:value-type="float">
            <text:p>20.12847</text:p>
          </table:table-cell>
          <table:table-cell office:value-type="float" office:value="41.75226" calcext:value-type="float">
            <text:p>41.75226</text:p>
          </table:table-cell>
          <table:table-cell office:value-type="float" office:value="36.1229" calcext:value-type="float">
            <text:p>36.1229</text:p>
          </table:table-cell>
          <table:table-cell office:value-type="float" office:value="35.17283" calcext:value-type="float">
            <text:p>35.17283</text:p>
          </table:table-cell>
          <table:table-cell office:value-type="float" office:value="12.73286" calcext:value-type="float">
            <text:p>12.73286</text:p>
          </table:table-cell>
          <table:table-cell office:value-type="float" office:value="21.66344" calcext:value-type="float">
            <text:p>21.66344</text:p>
          </table:table-cell>
          <table:table-cell office:value-type="float" office:value="39.44844" calcext:value-type="float">
            <text:p>39.44844</text:p>
          </table:table-cell>
          <table:table-cell office:value-type="float" office:value="29.89543" calcext:value-type="float">
            <text:p>29.89543</text:p>
          </table:table-cell>
          <table:table-cell office:value-type="float" office:value="29.88218" calcext:value-type="float">
            <text:p>29.88218</text:p>
          </table:table-cell>
          <table:table-cell office:value-type="float" office:value="7.96261" calcext:value-type="float">
            <text:p>7.96261</text:p>
          </table:table-cell>
          <table:table-cell office:value-type="float" office:value="29.93507" calcext:value-type="float">
            <text:p>29.93507</text:p>
          </table:table-cell>
          <table:table-cell/>
        </table:table-row>
        <table:table-row table:style-name="ro1">
          <table:table-cell office:value-type="float" office:value="27.06508" calcext:value-type="float">
            <text:p>27.06508</text:p>
          </table:table-cell>
          <table:table-cell office:value-type="float" office:value="27.66804" calcext:value-type="float">
            <text:p>27.66804</text:p>
          </table:table-cell>
          <table:table-cell office:value-type="float" office:value="44.39562" calcext:value-type="float">
            <text:p>44.39562</text:p>
          </table:table-cell>
          <table:table-cell office:value-type="float" office:value="28.00953" calcext:value-type="float">
            <text:p>28.00953</text:p>
          </table:table-cell>
          <table:table-cell office:value-type="float" office:value="39.8856" calcext:value-type="float">
            <text:p>39.8856</text:p>
          </table:table-cell>
          <table:table-cell office:value-type="float" office:value="26.3776" calcext:value-type="float">
            <text:p>26.3776</text:p>
          </table:table-cell>
          <table:table-cell office:value-type="float" office:value="27.85496" calcext:value-type="float">
            <text:p>27.85496</text:p>
          </table:table-cell>
          <table:table-cell office:value-type="float" office:value="32.73909" calcext:value-type="float">
            <text:p>32.73909</text:p>
          </table:table-cell>
          <table:table-cell office:value-type="float" office:value="41.39627" calcext:value-type="float">
            <text:p>41.39627</text:p>
          </table:table-cell>
          <table:table-cell office:value-type="float" office:value="18.5608" calcext:value-type="float">
            <text:p>18.5608</text:p>
          </table:table-cell>
          <table:table-cell office:value-type="float" office:value="41.0679" calcext:value-type="float">
            <text:p>41.0679</text:p>
          </table:table-cell>
          <table:table-cell office:value-type="float" office:value="35.33147" calcext:value-type="float">
            <text:p>35.33147</text:p>
          </table:table-cell>
          <table:table-cell office:value-type="float" office:value="34.84419" calcext:value-type="float">
            <text:p>34.84419</text:p>
          </table:table-cell>
          <table:table-cell office:value-type="float" office:value="11.96156" calcext:value-type="float">
            <text:p>11.96156</text:p>
          </table:table-cell>
          <table:table-cell office:value-type="float" office:value="20.7082" calcext:value-type="float">
            <text:p>20.7082</text:p>
          </table:table-cell>
          <table:table-cell office:value-type="float" office:value="38.74794" calcext:value-type="float">
            <text:p>38.74794</text:p>
          </table:table-cell>
          <table:table-cell office:value-type="float" office:value="29.2559" calcext:value-type="float">
            <text:p>29.2559</text:p>
          </table:table-cell>
          <table:table-cell office:value-type="float" office:value="29.05315" calcext:value-type="float">
            <text:p>29.05315</text:p>
          </table:table-cell>
          <table:table-cell office:value-type="float" office:value="7.47043" calcext:value-type="float">
            <text:p>7.47043</text:p>
          </table:table-cell>
          <table:table-cell office:value-type="float" office:value="28.98417" calcext:value-type="float">
            <text:p>28.98417</text:p>
          </table:table-cell>
          <table:table-cell/>
        </table:table-row>
        <table:table-row table:style-name="ro1">
          <table:table-cell office:value-type="float" office:value="25.47728" calcext:value-type="float">
            <text:p>25.47728</text:p>
          </table:table-cell>
          <table:table-cell office:value-type="float" office:value="27.33335" calcext:value-type="float">
            <text:p>27.33335</text:p>
          </table:table-cell>
          <table:table-cell office:value-type="float" office:value="43.79327" calcext:value-type="float">
            <text:p>43.79327</text:p>
          </table:table-cell>
          <table:table-cell office:value-type="float" office:value="27.52847" calcext:value-type="float">
            <text:p>27.52847</text:p>
          </table:table-cell>
          <table:table-cell office:value-type="float" office:value="39.30141" calcext:value-type="float">
            <text:p>39.30141</text:p>
          </table:table-cell>
          <table:table-cell office:value-type="float" office:value="25.49564" calcext:value-type="float">
            <text:p>25.49564</text:p>
          </table:table-cell>
          <table:table-cell office:value-type="float" office:value="26.26153" calcext:value-type="float">
            <text:p>26.26153</text:p>
          </table:table-cell>
          <table:table-cell office:value-type="float" office:value="31.16683" calcext:value-type="float">
            <text:p>31.16683</text:p>
          </table:table-cell>
          <table:table-cell office:value-type="float" office:value="40.8073" calcext:value-type="float">
            <text:p>40.8073</text:p>
          </table:table-cell>
          <table:table-cell office:value-type="float" office:value="17.01396" calcext:value-type="float">
            <text:p>17.01396</text:p>
          </table:table-cell>
          <table:table-cell office:value-type="float" office:value="40.60329" calcext:value-type="float">
            <text:p>40.60329</text:p>
          </table:table-cell>
          <table:table-cell office:value-type="float" office:value="34.57284" calcext:value-type="float">
            <text:p>34.57284</text:p>
          </table:table-cell>
          <table:table-cell office:value-type="float" office:value="34.41821" calcext:value-type="float">
            <text:p>34.41821</text:p>
          </table:table-cell>
          <table:table-cell office:value-type="float" office:value="11.26227" calcext:value-type="float">
            <text:p>11.26227</text:p>
          </table:table-cell>
          <table:table-cell office:value-type="float" office:value="20.07293" calcext:value-type="float">
            <text:p>20.07293</text:p>
          </table:table-cell>
          <table:table-cell office:value-type="float" office:value="38.16753" calcext:value-type="float">
            <text:p>38.16753</text:p>
          </table:table-cell>
          <table:table-cell office:value-type="float" office:value="28.28261" calcext:value-type="float">
            <text:p>28.28261</text:p>
          </table:table-cell>
          <table:table-cell office:value-type="float" office:value="28.25908" calcext:value-type="float">
            <text:p>28.25908</text:p>
          </table:table-cell>
          <table:table-cell office:value-type="float" office:value="6.99586" calcext:value-type="float">
            <text:p>6.99586</text:p>
          </table:table-cell>
          <table:table-cell office:value-type="float" office:value="28.34939" calcext:value-type="float">
            <text:p>28.34939</text:p>
          </table:table-cell>
          <table:table-cell/>
        </table:table-row>
        <table:table-row table:style-name="ro1">
          <table:table-cell office:value-type="float" office:value="23.88421" calcext:value-type="float">
            <text:p>23.88421</text:p>
          </table:table-cell>
          <table:table-cell office:value-type="float" office:value="26.90316" calcext:value-type="float">
            <text:p>26.90316</text:p>
          </table:table-cell>
          <table:table-cell office:value-type="float" office:value="43.16131" calcext:value-type="float">
            <text:p>43.16131</text:p>
          </table:table-cell>
          <table:table-cell office:value-type="float" office:value="27.21871" calcext:value-type="float">
            <text:p>27.21871</text:p>
          </table:table-cell>
          <table:table-cell office:value-type="float" office:value="38.72116" calcext:value-type="float">
            <text:p>38.72116</text:p>
          </table:table-cell>
          <table:table-cell office:value-type="float" office:value="24.64014" calcext:value-type="float">
            <text:p>24.64014</text:p>
          </table:table-cell>
          <table:table-cell office:value-type="float" office:value="24.66991" calcext:value-type="float">
            <text:p>24.66991</text:p>
          </table:table-cell>
          <table:table-cell office:value-type="float" office:value="29.57762" calcext:value-type="float">
            <text:p>29.57762</text:p>
          </table:table-cell>
          <table:table-cell office:value-type="float" office:value="40.20297" calcext:value-type="float">
            <text:p>40.20297</text:p>
          </table:table-cell>
          <table:table-cell office:value-type="float" office:value="15.50339" calcext:value-type="float">
            <text:p>15.50339</text:p>
          </table:table-cell>
          <table:table-cell office:value-type="float" office:value="39.91098" calcext:value-type="float">
            <text:p>39.91098</text:p>
          </table:table-cell>
          <table:table-cell office:value-type="float" office:value="33.82683" calcext:value-type="float">
            <text:p>33.82683</text:p>
          </table:table-cell>
          <table:table-cell office:value-type="float" office:value="34.08043" calcext:value-type="float">
            <text:p>34.08043</text:p>
          </table:table-cell>
          <table:table-cell office:value-type="float" office:value="10.51954" calcext:value-type="float">
            <text:p>10.51954</text:p>
          </table:table-cell>
          <table:table-cell office:value-type="float" office:value="19.12179" calcext:value-type="float">
            <text:p>19.12179</text:p>
          </table:table-cell>
          <table:table-cell office:value-type="float" office:value="37.23941" calcext:value-type="float">
            <text:p>37.23941</text:p>
          </table:table-cell>
          <table:table-cell office:value-type="float" office:value="27.63443" calcext:value-type="float">
            <text:p>27.63443</text:p>
          </table:table-cell>
          <table:table-cell office:value-type="float" office:value="27.30831" calcext:value-type="float">
            <text:p>27.30831</text:p>
          </table:table-cell>
          <table:table-cell office:value-type="float" office:value="6.6488" calcext:value-type="float">
            <text:p>6.6488</text:p>
          </table:table-cell>
          <table:table-cell office:value-type="float" office:value="27.40051" calcext:value-type="float">
            <text:p>27.40051</text:p>
          </table:table-cell>
          <table:table-cell/>
        </table:table-row>
        <table:table-row table:style-name="ro1">
          <table:table-cell office:value-type="float" office:value="22.2963" calcext:value-type="float">
            <text:p>22.2963</text:p>
          </table:table-cell>
          <table:table-cell office:value-type="float" office:value="26.5809" calcext:value-type="float">
            <text:p>26.5809</text:p>
          </table:table-cell>
          <table:table-cell office:value-type="float" office:value="42.48806" calcext:value-type="float">
            <text:p>42.48806</text:p>
          </table:table-cell>
          <table:table-cell office:value-type="float" office:value="26.73926" calcext:value-type="float">
            <text:p>26.73926</text:p>
          </table:table-cell>
          <table:table-cell office:value-type="float" office:value="38.02138" calcext:value-type="float">
            <text:p>38.02138</text:p>
          </table:table-cell>
          <table:table-cell office:value-type="float" office:value="23.76347" calcext:value-type="float">
            <text:p>23.76347</text:p>
          </table:table-cell>
          <table:table-cell office:value-type="float" office:value="23.07179" calcext:value-type="float">
            <text:p>23.07179</text:p>
          </table:table-cell>
          <table:table-cell office:value-type="float" office:value="27.99183" calcext:value-type="float">
            <text:p>27.99183</text:p>
          </table:table-cell>
          <table:table-cell office:value-type="float" office:value="39.52357" calcext:value-type="float">
            <text:p>39.52357</text:p>
          </table:table-cell>
          <table:table-cell office:value-type="float" office:value="14.1137" calcext:value-type="float">
            <text:p>14.1137</text:p>
          </table:table-cell>
          <table:table-cell office:value-type="float" office:value="39.34034" calcext:value-type="float">
            <text:p>39.34034</text:p>
          </table:table-cell>
          <table:table-cell office:value-type="float" office:value="33.05712" calcext:value-type="float">
            <text:p>33.05712</text:p>
          </table:table-cell>
          <table:table-cell office:value-type="float" office:value="33.64661" calcext:value-type="float">
            <text:p>33.64661</text:p>
          </table:table-cell>
          <table:table-cell office:value-type="float" office:value="9.83699" calcext:value-type="float">
            <text:p>9.83699</text:p>
          </table:table-cell>
          <table:table-cell office:value-type="float" office:value="18.48852" calcext:value-type="float">
            <text:p>18.48852</text:p>
          </table:table-cell>
          <table:table-cell office:value-type="float" office:value="36.62759" calcext:value-type="float">
            <text:p>36.62759</text:p>
          </table:table-cell>
          <table:table-cell office:value-type="float" office:value="26.6526" calcext:value-type="float">
            <text:p>26.6526</text:p>
          </table:table-cell>
          <table:table-cell office:value-type="float" office:value="26.32364" calcext:value-type="float">
            <text:p>26.32364</text:p>
          </table:table-cell>
          <table:table-cell office:value-type="float" office:value="6.24303" calcext:value-type="float">
            <text:p>6.24303</text:p>
          </table:table-cell>
          <table:table-cell office:value-type="float" office:value="25.81068" calcext:value-type="float">
            <text:p>25.81068</text:p>
          </table:table-cell>
          <table:table-cell/>
        </table:table-row>
        <table:table-row table:style-name="ro1">
          <table:table-cell office:value-type="float" office:value="20.70465" calcext:value-type="float">
            <text:p>20.70465</text:p>
          </table:table-cell>
          <table:table-cell office:value-type="float" office:value="26.1628" calcext:value-type="float">
            <text:p>26.1628</text:p>
          </table:table-cell>
          <table:table-cell office:value-type="float" office:value="41.69342" calcext:value-type="float">
            <text:p>41.69342</text:p>
          </table:table-cell>
          <table:table-cell office:value-type="float" office:value="26.42073" calcext:value-type="float">
            <text:p>26.42073</text:p>
          </table:table-cell>
          <table:table-cell office:value-type="float" office:value="37.22363" calcext:value-type="float">
            <text:p>37.22363</text:p>
          </table:table-cell>
          <table:table-cell office:value-type="float" office:value="22.8879" calcext:value-type="float">
            <text:p>22.8879</text:p>
          </table:table-cell>
          <table:table-cell office:value-type="float" office:value="21.48045" calcext:value-type="float">
            <text:p>21.48045</text:p>
          </table:table-cell>
          <table:table-cell office:value-type="float" office:value="26.40011" calcext:value-type="float">
            <text:p>26.40011</text:p>
          </table:table-cell>
          <table:table-cell office:value-type="float" office:value="38.82688" calcext:value-type="float">
            <text:p>38.82688</text:p>
          </table:table-cell>
          <table:table-cell office:value-type="float" office:value="12.62844" calcext:value-type="float">
            <text:p>12.62844</text:p>
          </table:table-cell>
          <table:table-cell office:value-type="float" office:value="38.42116" calcext:value-type="float">
            <text:p>38.42116</text:p>
          </table:table-cell>
          <table:table-cell office:value-type="float" office:value="32.28313" calcext:value-type="float">
            <text:p>32.28313</text:p>
          </table:table-cell>
          <table:table-cell office:value-type="float" office:value="33.33937" calcext:value-type="float">
            <text:p>33.33937</text:p>
          </table:table-cell>
          <table:table-cell office:value-type="float" office:value="9.12858" calcext:value-type="float">
            <text:p>9.12858</text:p>
          </table:table-cell>
          <table:table-cell office:value-type="float" office:value="17.55446" calcext:value-type="float">
            <text:p>17.55446</text:p>
          </table:table-cell>
          <table:table-cell office:value-type="float" office:value="35.69939" calcext:value-type="float">
            <text:p>35.69939</text:p>
          </table:table-cell>
          <table:table-cell office:value-type="float" office:value="26.00566" calcext:value-type="float">
            <text:p>26.00566</text:p>
          </table:table-cell>
          <table:table-cell office:value-type="float" office:value="25.52458" calcext:value-type="float">
            <text:p>25.52458</text:p>
          </table:table-cell>
          <table:table-cell office:value-type="float" office:value="5.93592" calcext:value-type="float">
            <text:p>5.93592</text:p>
          </table:table-cell>
          <table:table-cell office:value-type="float" office:value="24.21744" calcext:value-type="float">
            <text:p>24.21744</text:p>
          </table:table-cell>
          <table:table-cell/>
        </table:table-row>
        <table:table-row table:style-name="ro1">
          <table:table-cell office:value-type="float" office:value="19.13234" calcext:value-type="float">
            <text:p>19.13234</text:p>
          </table:table-cell>
          <table:table-cell office:value-type="float" office:value="25.85303" calcext:value-type="float">
            <text:p>25.85303</text:p>
          </table:table-cell>
          <table:table-cell office:value-type="float" office:value="40.98649" calcext:value-type="float">
            <text:p>40.98649</text:p>
          </table:table-cell>
          <table:table-cell office:value-type="float" office:value="25.9428" calcext:value-type="float">
            <text:p>25.9428</text:p>
          </table:table-cell>
          <table:table-cell office:value-type="float" office:value="36.48254" calcext:value-type="float">
            <text:p>36.48254</text:p>
          </table:table-cell>
          <table:table-cell office:value-type="float" office:value="21.9787" calcext:value-type="float">
            <text:p>21.9787</text:p>
          </table:table-cell>
          <table:table-cell office:value-type="float" office:value="19.8846" calcext:value-type="float">
            <text:p>19.8846</text:p>
          </table:table-cell>
          <table:table-cell office:value-type="float" office:value="24.8121" calcext:value-type="float">
            <text:p>24.8121</text:p>
          </table:table-cell>
          <table:table-cell office:value-type="float" office:value="38.21005" calcext:value-type="float">
            <text:p>38.21005</text:p>
          </table:table-cell>
          <table:table-cell office:value-type="float" office:value="11.17102" calcext:value-type="float">
            <text:p>11.17102</text:p>
          </table:table-cell>
          <table:table-cell office:value-type="float" office:value="37.80776" calcext:value-type="float">
            <text:p>37.80776</text:p>
          </table:table-cell>
          <table:table-cell office:value-type="float" office:value="31.50189" calcext:value-type="float">
            <text:p>31.50189</text:p>
          </table:table-cell>
          <table:table-cell office:value-type="float" office:value="32.86896" calcext:value-type="float">
            <text:p>32.86896</text:p>
          </table:table-cell>
          <table:table-cell office:value-type="float" office:value="8.49129" calcext:value-type="float">
            <text:p>8.49129</text:p>
          </table:table-cell>
          <table:table-cell office:value-type="float" office:value="16.92547" calcext:value-type="float">
            <text:p>16.92547</text:p>
          </table:table-cell>
          <table:table-cell office:value-type="float" office:value="35.07913" calcext:value-type="float">
            <text:p>35.07913</text:p>
          </table:table-cell>
          <table:table-cell office:value-type="float" office:value="25.02502" calcext:value-type="float">
            <text:p>25.02502</text:p>
          </table:table-cell>
          <table:table-cell office:value-type="float" office:value="24.76992" calcext:value-type="float">
            <text:p>24.76992</text:p>
          </table:table-cell>
          <table:table-cell office:value-type="float" office:value="5.54545" calcext:value-type="float">
            <text:p>5.54545</text:p>
          </table:table-cell>
          <table:table-cell office:value-type="float" office:value="22.62746" calcext:value-type="float">
            <text:p>22.62746</text:p>
          </table:table-cell>
          <table:table-cell/>
        </table:table-row>
        <table:table-row table:style-name="ro1">
          <table:table-cell office:value-type="float" office:value="17.56984" calcext:value-type="float">
            <text:p>17.56984</text:p>
          </table:table-cell>
          <table:table-cell office:value-type="float" office:value="25.42898" calcext:value-type="float">
            <text:p>25.42898</text:p>
          </table:table-cell>
          <table:table-cell office:value-type="float" office:value="40.18195" calcext:value-type="float">
            <text:p>40.18195</text:p>
          </table:table-cell>
          <table:table-cell office:value-type="float" office:value="25.63536" calcext:value-type="float">
            <text:p>25.63536</text:p>
          </table:table-cell>
          <table:table-cell office:value-type="float" office:value="35.67291" calcext:value-type="float">
            <text:p>35.67291</text:p>
          </table:table-cell>
          <table:table-cell office:value-type="float" office:value="20.94514" calcext:value-type="float">
            <text:p>20.94514</text:p>
          </table:table-cell>
          <table:table-cell office:value-type="float" office:value="18.30323" calcext:value-type="float">
            <text:p>18.30323</text:p>
          </table:table-cell>
          <table:table-cell office:value-type="float" office:value="23.21875" calcext:value-type="float">
            <text:p>23.21875</text:p>
          </table:table-cell>
          <table:table-cell office:value-type="float" office:value="37.64006" calcext:value-type="float">
            <text:p>37.64006</text:p>
          </table:table-cell>
          <table:table-cell office:value-type="float" office:value="9.777" calcext:value-type="float">
            <text:p>9.777</text:p>
          </table:table-cell>
          <table:table-cell office:value-type="float" office:value="36.88799" calcext:value-type="float">
            <text:p>36.88799</text:p>
          </table:table-cell>
          <table:table-cell office:value-type="float" office:value="30.71623" calcext:value-type="float">
            <text:p>30.71623</text:p>
          </table:table-cell>
          <table:table-cell office:value-type="float" office:value="32.56229" calcext:value-type="float">
            <text:p>32.56229</text:p>
          </table:table-cell>
          <table:table-cell office:value-type="float" office:value="7.83648" calcext:value-type="float">
            <text:p>7.83648</text:p>
          </table:table-cell>
          <table:table-cell office:value-type="float" office:value="16.00748" calcext:value-type="float">
            <text:p>16.00748</text:p>
          </table:table-cell>
          <table:table-cell office:value-type="float" office:value="34.25955" calcext:value-type="float">
            <text:p>34.25955</text:p>
          </table:table-cell>
          <table:table-cell office:value-type="float" office:value="24.36925" calcext:value-type="float">
            <text:p>24.36925</text:p>
          </table:table-cell>
          <table:table-cell office:value-type="float" office:value="23.77565" calcext:value-type="float">
            <text:p>23.77565</text:p>
          </table:table-cell>
          <table:table-cell office:value-type="float" office:value="5.24848" calcext:value-type="float">
            <text:p>5.24848</text:p>
          </table:table-cell>
          <table:table-cell office:value-type="float" office:value="21.03568" calcext:value-type="float">
            <text:p>21.03568</text:p>
          </table:table-cell>
          <table:table-cell/>
        </table:table-row>
        <table:table-row table:style-name="ro1">
          <table:table-cell office:value-type="float" office:value="16.04177" calcext:value-type="float">
            <text:p>16.04177</text:p>
          </table:table-cell>
          <table:table-cell office:value-type="float" office:value="25.11226" calcext:value-type="float">
            <text:p>25.11226</text:p>
          </table:table-cell>
          <table:table-cell office:value-type="float" office:value="39.46536" calcext:value-type="float">
            <text:p>39.46536</text:p>
          </table:table-cell>
          <table:table-cell office:value-type="float" office:value="25.15937" calcext:value-type="float">
            <text:p>25.15937</text:p>
          </table:table-cell>
          <table:table-cell office:value-type="float" office:value="34.935" calcext:value-type="float">
            <text:p>34.935</text:p>
          </table:table-cell>
          <table:table-cell office:value-type="float" office:value="19.86999" calcext:value-type="float">
            <text:p>19.86999</text:p>
          </table:table-cell>
          <table:table-cell office:value-type="float" office:value="16.73463" calcext:value-type="float">
            <text:p>16.73463</text:p>
          </table:table-cell>
          <table:table-cell office:value-type="float" office:value="21.62273" calcext:value-type="float">
            <text:p>21.62273</text:p>
          </table:table-cell>
          <table:table-cell office:value-type="float" office:value="37.12452" calcext:value-type="float">
            <text:p>37.12452</text:p>
          </table:table-cell>
          <table:table-cell office:value-type="float" office:value="8.45677" calcext:value-type="float">
            <text:p>8.45677</text:p>
          </table:table-cell>
          <table:table-cell office:value-type="float" office:value="36.26628" calcext:value-type="float">
            <text:p>36.26628</text:p>
          </table:table-cell>
          <table:table-cell office:value-type="float" office:value="29.67349" calcext:value-type="float">
            <text:p>29.67349</text:p>
          </table:table-cell>
          <table:table-cell office:value-type="float" office:value="32.09491" calcext:value-type="float">
            <text:p>32.09491</text:p>
          </table:table-cell>
          <table:table-cell office:value-type="float" office:value="7.26399" calcext:value-type="float">
            <text:p>7.26399</text:p>
          </table:table-cell>
          <table:table-cell office:value-type="float" office:value="15.40634" calcext:value-type="float">
            <text:p>15.40634</text:p>
          </table:table-cell>
          <table:table-cell office:value-type="float" office:value="33.51277" calcext:value-type="float">
            <text:p>33.51277</text:p>
          </table:table-cell>
          <table:table-cell office:value-type="float" office:value="23.38104" calcext:value-type="float">
            <text:p>23.38104</text:p>
          </table:table-cell>
          <table:table-cell office:value-type="float" office:value="22.55645" calcext:value-type="float">
            <text:p>22.55645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9.58267" calcext:value-type="float">
            <text:p>19.58267</text:p>
          </table:table-cell>
          <table:table-cell/>
        </table:table-row>
        <table:table-row table:style-name="ro1">
          <table:table-cell office:value-type="float" office:value="14.52737" calcext:value-type="float">
            <text:p>14.52737</text:p>
          </table:table-cell>
          <table:table-cell office:value-type="float" office:value="24.69097" calcext:value-type="float">
            <text:p>24.69097</text:p>
          </table:table-cell>
          <table:table-cell office:value-type="float" office:value="38.65242" calcext:value-type="float">
            <text:p>38.65242</text:p>
          </table:table-cell>
          <table:table-cell office:value-type="float" office:value="24.84245" calcext:value-type="float">
            <text:p>24.84245</text:p>
          </table:table-cell>
          <table:table-cell office:value-type="float" office:value="34.11582" calcext:value-type="float">
            <text:p>34.11582</text:p>
          </table:table-cell>
          <table:table-cell office:value-type="float" office:value="18.80162" calcext:value-type="float">
            <text:p>18.80162</text:p>
          </table:table-cell>
          <table:table-cell office:value-type="float" office:value="15.32315" calcext:value-type="float">
            <text:p>15.32315</text:p>
          </table:table-cell>
          <table:table-cell office:value-type="float" office:value="20.03122" calcext:value-type="float">
            <text:p>20.03122</text:p>
          </table:table-cell>
          <table:table-cell office:value-type="float" office:value="36.69698" calcext:value-type="float">
            <text:p>36.69698</text:p>
          </table:table-cell>
          <table:table-cell office:value-type="float" office:value="7.25829" calcext:value-type="float">
            <text:p>7.25829</text:p>
          </table:table-cell>
          <table:table-cell office:value-type="float" office:value="35.3388" calcext:value-type="float">
            <text:p>35.3388</text:p>
          </table:table-cell>
          <table:table-cell office:value-type="float" office:value="28.33826" calcext:value-type="float">
            <text:p>28.33826</text:p>
          </table:table-cell>
          <table:table-cell office:value-type="float" office:value="31.77995" calcext:value-type="float">
            <text:p>31.77995</text:p>
          </table:table-cell>
          <table:table-cell office:value-type="float" office:value="6.69521" calcext:value-type="float">
            <text:p>6.69521</text:p>
          </table:table-cell>
          <table:table-cell office:value-type="float" office:value="14.4874" calcext:value-type="float">
            <text:p>14.4874</text:p>
          </table:table-cell>
          <table:table-cell office:value-type="float" office:value="32.69509" calcext:value-type="float">
            <text:p>32.69509</text:p>
          </table:table-cell>
          <table:table-cell office:value-type="float" office:value="22.72569" calcext:value-type="float">
            <text:p>22.72569</text:p>
          </table:table-cell>
          <table:table-cell office:value-type="float" office:value="21.10519" calcext:value-type="float">
            <text:p>21.10519</text:p>
          </table:table-cell>
          <table:table-cell office:value-type="float" office:value="4.60621" calcext:value-type="float">
            <text:p>4.60621</text:p>
          </table:table-cell>
          <table:table-cell office:value-type="float" office:value="18.01515" calcext:value-type="float">
            <text:p>18.01515</text:p>
          </table:table-cell>
          <table:table-cell/>
        </table:table-row>
        <table:table-row table:style-name="ro1">
          <table:table-cell office:value-type="float" office:value="13.03825" calcext:value-type="float">
            <text:p>13.03825</text:p>
          </table:table-cell>
          <table:table-cell office:value-type="float" office:value="24.37746" calcext:value-type="float">
            <text:p>24.37746</text:p>
          </table:table-cell>
          <table:table-cell office:value-type="float" office:value="37.92781" calcext:value-type="float">
            <text:p>37.92781</text:p>
          </table:table-cell>
          <table:table-cell office:value-type="float" office:value="24.37792" calcext:value-type="float">
            <text:p>24.37792</text:p>
          </table:table-cell>
          <table:table-cell office:value-type="float" office:value="33.36939" calcext:value-type="float">
            <text:p>33.36939</text:p>
          </table:table-cell>
          <table:table-cell office:value-type="float" office:value="17.73851" calcext:value-type="float">
            <text:p>17.73851</text:p>
          </table:table-cell>
          <table:table-cell office:value-type="float" office:value="13.79706" calcext:value-type="float">
            <text:p>13.79706</text:p>
          </table:table-cell>
          <table:table-cell office:value-type="float" office:value="18.45975" calcext:value-type="float">
            <text:p>18.45975</text:p>
          </table:table-cell>
          <table:table-cell office:value-type="float" office:value="36.26221" calcext:value-type="float">
            <text:p>36.26221</text:p>
          </table:table-cell>
          <table:table-cell office:value-type="float" office:value="6.28071" calcext:value-type="float">
            <text:p>6.28071</text:p>
          </table:table-cell>
          <table:table-cell office:value-type="float" office:value="34.71737" calcext:value-type="float">
            <text:p>34.71737</text:p>
          </table:table-cell>
          <table:table-cell office:value-type="float" office:value="26.96252" calcext:value-type="float">
            <text:p>26.96252</text:p>
          </table:table-cell>
          <table:table-cell office:value-type="float" office:value="31.30445" calcext:value-type="float">
            <text:p>31.30445</text:p>
          </table:table-cell>
          <table:table-cell office:value-type="float" office:value="6.2269" calcext:value-type="float">
            <text:p>6.2269</text:p>
          </table:table-cell>
          <table:table-cell office:value-type="float" office:value="13.89163" calcext:value-type="float">
            <text:p>13.89163</text:p>
          </table:table-cell>
          <table:table-cell office:value-type="float" office:value="31.94019" calcext:value-type="float">
            <text:p>31.94019</text:p>
          </table:table-cell>
          <table:table-cell office:value-type="float" office:value="21.76259" calcext:value-type="float">
            <text:p>21.76259</text:p>
          </table:table-cell>
          <table:table-cell office:value-type="float" office:value="19.7559" calcext:value-type="float">
            <text:p>19.7559</text:p>
          </table:table-cell>
          <table:table-cell office:value-type="float" office:value="4.27023" calcext:value-type="float">
            <text:p>4.27023</text:p>
          </table:table-cell>
          <table:table-cell office:value-type="float" office:value="16.47137" calcext:value-type="float">
            <text:p>16.47137</text:p>
          </table:table-cell>
          <table:table-cell/>
        </table:table-row>
        <table:table-row table:style-name="ro1">
          <table:table-cell office:value-type="float" office:value="11.56419" calcext:value-type="float">
            <text:p>11.56419</text:p>
          </table:table-cell>
          <table:table-cell office:value-type="float" office:value="23.95924" calcext:value-type="float">
            <text:p>23.95924</text:p>
          </table:table-cell>
          <table:table-cell office:value-type="float" office:value="37.10558" calcext:value-type="float">
            <text:p>37.10558</text:p>
          </table:table-cell>
          <table:table-cell office:value-type="float" office:value="24.07258" calcext:value-type="float">
            <text:p>24.07258</text:p>
          </table:table-cell>
          <table:table-cell office:value-type="float" office:value="32.55176" calcext:value-type="float">
            <text:p>32.55176</text:p>
          </table:table-cell>
          <table:table-cell office:value-type="float" office:value="16.71297" calcext:value-type="float">
            <text:p>16.71297</text:p>
          </table:table-cell>
          <table:table-cell office:value-type="float" office:value="12.28468" calcext:value-type="float">
            <text:p>12.28468</text:p>
          </table:table-cell>
          <table:table-cell office:value-type="float" office:value="16.88874" calcext:value-type="float">
            <text:p>16.88874</text:p>
          </table:table-cell>
          <table:table-cell office:value-type="float" office:value="35.93988" calcext:value-type="float">
            <text:p>35.93988</text:p>
          </table:table-cell>
          <table:table-cell office:value-type="float" office:value="5.62134" calcext:value-type="float">
            <text:p>5.62134</text:p>
          </table:table-cell>
          <table:table-cell office:value-type="float" office:value="33.78171" calcext:value-type="float">
            <text:p>33.78171</text:p>
          </table:table-cell>
          <table:table-cell office:value-type="float" office:value="25.57116" calcext:value-type="float">
            <text:p>25.57116</text:p>
          </table:table-cell>
          <table:table-cell office:value-type="float" office:value="30.991" calcext:value-type="float">
            <text:p>30.991</text:p>
          </table:table-cell>
          <table:table-cell office:value-type="float" office:value="5.79117" calcext:value-type="float">
            <text:p>5.79117</text:p>
          </table:table-cell>
          <table:table-cell office:value-type="float" office:value="12.98851" calcext:value-type="float">
            <text:p>12.98851</text:p>
          </table:table-cell>
          <table:table-cell office:value-type="float" office:value="31.12445" calcext:value-type="float">
            <text:p>31.12445</text:p>
          </table:table-cell>
          <table:table-cell office:value-type="float" office:value="21.1711" calcext:value-type="float">
            <text:p>21.1711</text:p>
          </table:table-cell>
          <table:table-cell office:value-type="float" office:value="18.50603" calcext:value-type="float">
            <text:p>18.50603</text:p>
          </table:table-cell>
          <table:table-cell office:value-type="float" office:value="4.03215" calcext:value-type="float">
            <text:p>4.03215</text:p>
          </table:table-cell>
          <table:table-cell office:value-type="float" office:value="14.95231" calcext:value-type="float">
            <text:p>14.95231</text:p>
          </table:table-cell>
          <table:table-cell/>
        </table:table-row>
        <table:table-row table:style-name="ro1">
          <table:table-cell office:value-type="float" office:value="10.2784" calcext:value-type="float">
            <text:p>10.2784</text:p>
          </table:table-cell>
          <table:table-cell office:value-type="float" office:value="23.63954" calcext:value-type="float">
            <text:p>23.63954</text:p>
          </table:table-cell>
          <table:table-cell office:value-type="float" office:value="36.37281" calcext:value-type="float">
            <text:p>36.37281</text:p>
          </table:table-cell>
          <table:table-cell office:value-type="float" office:value="23.6193" calcext:value-type="float">
            <text:p>23.6193</text:p>
          </table:table-cell>
          <table:table-cell office:value-type="float" office:value="31.79688" calcext:value-type="float">
            <text:p>31.79688</text:p>
          </table:table-cell>
          <table:table-cell office:value-type="float" office:value="15.73343" calcext:value-type="float">
            <text:p>15.73343</text:p>
          </table:table-cell>
          <table:table-cell office:value-type="float" office:value="10.80161" calcext:value-type="float">
            <text:p>10.80161</text:p>
          </table:table-cell>
          <table:table-cell office:value-type="float" office:value="15.35948" calcext:value-type="float">
            <text:p>15.35948</text:p>
          </table:table-cell>
          <table:table-cell office:value-type="float" office:value="35.51077" calcext:value-type="float">
            <text:p>35.51077</text:p>
          </table:table-cell>
          <table:table-cell office:value-type="float" office:value="5.39174" calcext:value-type="float">
            <text:p>5.39174</text:p>
          </table:table-cell>
          <table:table-cell office:value-type="float" office:value="33.15319" calcext:value-type="float">
            <text:p>33.15319</text:p>
          </table:table-cell>
          <table:table-cell office:value-type="float" office:value="24.19223" calcext:value-type="float">
            <text:p>24.19223</text:p>
          </table:table-cell>
          <table:table-cell office:value-type="float" office:value="30.51724" calcext:value-type="float">
            <text:p>30.51724</text:p>
          </table:table-cell>
          <table:table-cell office:value-type="float" office:value="5.50004" calcext:value-type="float">
            <text:p>5.50004</text:p>
          </table:table-cell>
          <table:table-cell office:value-type="float" office:value="12.39375" calcext:value-type="float">
            <text:p>12.39375</text:p>
          </table:table-cell>
          <table:table-cell office:value-type="float" office:value="30.36142" calcext:value-type="float">
            <text:p>30.36142</text:p>
          </table:table-cell>
          <table:table-cell office:value-type="float" office:value="20.34455" calcext:value-type="float">
            <text:p>20.34455</text:p>
          </table:table-cell>
          <table:table-cell office:value-type="float" office:value="17.38195" calcext:value-type="float">
            <text:p>17.38195</text:p>
          </table:table-cell>
          <table:table-cell office:value-type="float" office:value="3.73903" calcext:value-type="float">
            <text:p>3.73903</text:p>
          </table:table-cell>
          <table:table-cell office:value-type="float" office:value="13.45682" calcext:value-type="float">
            <text:p>13.45682</text:p>
          </table:table-cell>
          <table:table-cell/>
        </table:table-row>
        <table:table-row table:style-name="ro1">
          <table:table-cell office:value-type="float" office:value="9.20465" calcext:value-type="float">
            <text:p>9.20465</text:p>
          </table:table-cell>
          <table:table-cell office:value-type="float" office:value="23.22667" calcext:value-type="float">
            <text:p>23.22667</text:p>
          </table:table-cell>
          <table:table-cell office:value-type="float" office:value="35.5518" calcext:value-type="float">
            <text:p>35.5518</text:p>
          </table:table-cell>
          <table:table-cell office:value-type="float" office:value="23.32487" calcext:value-type="float">
            <text:p>23.32487</text:p>
          </table:table-cell>
          <table:table-cell office:value-type="float" office:value="30.98089" calcext:value-type="float">
            <text:p>30.98089</text:p>
          </table:table-cell>
          <table:table-cell office:value-type="float" office:value="14.80451" calcext:value-type="float">
            <text:p>14.80451</text:p>
          </table:table-cell>
          <table:table-cell office:value-type="float" office:value="9.3626" calcext:value-type="float">
            <text:p>9.3626</text:p>
          </table:table-cell>
          <table:table-cell office:value-type="float" office:value="13.85035" calcext:value-type="float">
            <text:p>13.85035</text:p>
          </table:table-cell>
          <table:table-cell office:value-type="float" office:value="35.18153" calcext:value-type="float">
            <text:p>35.18153</text:p>
          </table:table-cell>
          <table:table-cell office:value-type="float" office:value="5.6683" calcext:value-type="float">
            <text:p>5.6683</text:p>
          </table:table-cell>
          <table:table-cell office:value-type="float" office:value="32.20883" calcext:value-type="float">
            <text:p>32.20883</text:p>
          </table:table-cell>
          <table:table-cell office:value-type="float" office:value="22.7664" calcext:value-type="float">
            <text:p>22.7664</text:p>
          </table:table-cell>
          <table:table-cell office:value-type="float" office:value="30.20524" calcext:value-type="float">
            <text:p>30.20524</text:p>
          </table:table-cell>
          <table:table-cell office:value-type="float" office:value="5.27458" calcext:value-type="float">
            <text:p>5.27458</text:p>
          </table:table-cell>
          <table:table-cell office:value-type="float" office:value="11.50871" calcext:value-type="float">
            <text:p>11.50871</text:p>
          </table:table-cell>
          <table:table-cell office:value-type="float" office:value="29.53752" calcext:value-type="float">
            <text:p>29.53752</text:p>
          </table:table-cell>
          <table:table-cell office:value-type="float" office:value="19.84475" calcext:value-type="float">
            <text:p>19.84475</text:p>
          </table:table-cell>
          <table:table-cell office:value-type="float" office:value="16.32162" calcext:value-type="float">
            <text:p>16.32162</text:p>
          </table:table-cell>
          <table:table-cell office:value-type="float" office:value="3.56126" calcext:value-type="float">
            <text:p>3.56126</text:p>
          </table:table-cell>
          <table:table-cell office:value-type="float" office:value="11.98087" calcext:value-type="float">
            <text:p>11.98087</text:p>
          </table:table-cell>
          <table:table-cell/>
        </table:table-row>
        <table:table-row table:style-name="ro1">
          <table:table-cell office:value-type="float" office:value="8.21009" calcext:value-type="float">
            <text:p>8.21009</text:p>
          </table:table-cell>
          <table:table-cell office:value-type="float" office:value="22.91905" calcext:value-type="float">
            <text:p>22.91905</text:p>
          </table:table-cell>
          <table:table-cell office:value-type="float" office:value="34.80073" calcext:value-type="float">
            <text:p>34.80073</text:p>
          </table:table-cell>
          <table:table-cell office:value-type="float" office:value="22.86328" calcext:value-type="float">
            <text:p>22.86328</text:p>
          </table:table-cell>
          <table:table-cell office:value-type="float" office:value="30.21758" calcext:value-type="float">
            <text:p>30.21758</text:p>
          </table:table-cell>
          <table:table-cell office:value-type="float" office:value="13.9436" calcext:value-type="float">
            <text:p>13.9436</text:p>
          </table:table-cell>
          <table:table-cell office:value-type="float" office:value="7.9836" calcext:value-type="float">
            <text:p>7.9836</text:p>
          </table:table-cell>
          <table:table-cell office:value-type="float" office:value="12.35585" calcext:value-type="float">
            <text:p>12.35585</text:p>
          </table:table-cell>
          <table:table-cell office:value-type="float" office:value="34.7446" calcext:value-type="float">
            <text:p>34.7446</text:p>
          </table:table-cell>
          <table:table-cell office:value-type="float" office:value="6.3626" calcext:value-type="float">
            <text:p>6.3626</text:p>
          </table:table-cell>
          <table:table-cell office:value-type="float" office:value="30.62773" calcext:value-type="float">
            <text:p>30.62773</text:p>
          </table:table-cell>
          <table:table-cell office:value-type="float" office:value="21.40719" calcext:value-type="float">
            <text:p>21.40719</text:p>
          </table:table-cell>
          <table:table-cell office:value-type="float" office:value="29.7241" calcext:value-type="float">
            <text:p>29.7241</text:p>
          </table:table-cell>
          <table:table-cell office:value-type="float" office:value="5.20792" calcext:value-type="float">
            <text:p>5.20792</text:p>
          </table:table-cell>
          <table:table-cell office:value-type="float" office:value="10.92041" calcext:value-type="float">
            <text:p>10.92041</text:p>
          </table:table-cell>
          <table:table-cell office:value-type="float" office:value="28.77606" calcext:value-type="float">
            <text:p>28.77606</text:p>
          </table:table-cell>
          <table:table-cell office:value-type="float" office:value="19.18076" calcext:value-type="float">
            <text:p>19.18076</text:p>
          </table:table-cell>
          <table:table-cell office:value-type="float" office:value="15.50678" calcext:value-type="float">
            <text:p>15.50678</text:p>
          </table:table-cell>
          <table:table-cell office:value-type="float" office:value="3.3529" calcext:value-type="float">
            <text:p>3.3529</text:p>
          </table:table-cell>
          <table:table-cell office:value-type="float" office:value="10.5427" calcext:value-type="float">
            <text:p>10.5427</text:p>
          </table:table-cell>
          <table:table-cell/>
        </table:table-row>
        <table:table-row table:style-name="ro1">
          <table:table-cell office:value-type="float" office:value="7.29942" calcext:value-type="float">
            <text:p>7.29942</text:p>
          </table:table-cell>
          <table:table-cell office:value-type="float" office:value="22.50039" calcext:value-type="float">
            <text:p>22.50039</text:p>
          </table:table-cell>
          <table:table-cell office:value-type="float" office:value="33.96955" calcext:value-type="float">
            <text:p>33.96955</text:p>
          </table:table-cell>
          <table:table-cell office:value-type="float" office:value="22.55939" calcext:value-type="float">
            <text:p>22.55939</text:p>
          </table:table-cell>
          <table:table-cell office:value-type="float" office:value="29.39329" calcext:value-type="float">
            <text:p>29.39329</text:p>
          </table:table-cell>
          <table:table-cell office:value-type="float" office:value="13.17926" calcext:value-type="float">
            <text:p>13.17926</text:p>
          </table:table-cell>
          <table:table-cell office:value-type="float" office:value="6.7093" calcext:value-type="float">
            <text:p>6.7093</text:p>
          </table:table-cell>
          <table:table-cell office:value-type="float" office:value="10.89672" calcext:value-type="float">
            <text:p>10.89672</text:p>
          </table:table-cell>
          <table:table-cell office:value-type="float" office:value="34.40732" calcext:value-type="float">
            <text:p>34.40732</text:p>
          </table:table-cell>
          <table:table-cell office:value-type="float" office:value="7.35541" calcext:value-type="float">
            <text:p>7.35541</text:p>
          </table:table-cell>
          <table:table-cell office:value-type="float" office:value="29.05009" calcext:value-type="float">
            <text:p>29.05009</text:p>
          </table:table-cell>
          <table:table-cell office:value-type="float" office:value="20.05669" calcext:value-type="float">
            <text:p>20.05669</text:p>
          </table:table-cell>
          <table:table-cell office:value-type="float" office:value="29.41353" calcext:value-type="float">
            <text:p>29.41353</text:p>
          </table:table-cell>
          <table:table-cell office:value-type="float" office:value="5.23509" calcext:value-type="float">
            <text:p>5.23509</text:p>
          </table:table-cell>
          <table:table-cell office:value-type="float" office:value="10.06215" calcext:value-type="float">
            <text:p>10.06215</text:p>
          </table:table-cell>
          <table:table-cell office:value-type="float" office:value="27.95359" calcext:value-type="float">
            <text:p>27.95359</text:p>
          </table:table-cell>
          <table:table-cell office:value-type="float" office:value="18.78308" calcext:value-type="float">
            <text:p>18.78308</text:p>
          </table:table-cell>
          <table:table-cell office:value-type="float" office:value="14.76687" calcext:value-type="float">
            <text:p>14.76687</text:p>
          </table:table-cell>
          <table:table-cell office:value-type="float" office:value="3.24142" calcext:value-type="float">
            <text:p>3.24142</text:p>
          </table:table-cell>
          <table:table-cell office:value-type="float" office:value="9.16138" calcext:value-type="float">
            <text:p>9.16138</text:p>
          </table:table-cell>
          <table:table-cell/>
        </table:table-row>
        <table:table-row table:style-name="ro1">
          <table:table-cell office:value-type="float" office:value="6.52392" calcext:value-type="float">
            <text:p>6.52392</text:p>
          </table:table-cell>
          <table:table-cell office:value-type="float" office:value="22.18945" calcext:value-type="float">
            <text:p>22.18945</text:p>
          </table:table-cell>
          <table:table-cell office:value-type="float" office:value="33.22039" calcext:value-type="float">
            <text:p>33.22039</text:p>
          </table:table-cell>
          <table:table-cell office:value-type="float" office:value="22.09899" calcext:value-type="float">
            <text:p>22.09899</text:p>
          </table:table-cell>
          <table:table-cell office:value-type="float" office:value="28.63138" calcext:value-type="float">
            <text:p>28.63138</text:p>
          </table:table-cell>
          <table:table-cell office:value-type="float" office:value="12.54026" calcext:value-type="float">
            <text:p>12.54026</text:p>
          </table:table-cell>
          <table:table-cell office:value-type="float" office:value="5.64296" calcext:value-type="float">
            <text:p>5.64296</text:p>
          </table:table-cell>
          <table:table-cell office:value-type="float" office:value="9.48017" calcext:value-type="float">
            <text:p>9.48017</text:p>
          </table:table-cell>
          <table:table-cell office:value-type="float" office:value="33.97373" calcext:value-type="float">
            <text:p>33.97373</text:p>
          </table:table-cell>
          <table:table-cell office:value-type="float" office:value="8.54126" calcext:value-type="float">
            <text:p>8.54126</text:p>
          </table:table-cell>
          <table:table-cell office:value-type="float" office:value="27.4569" calcext:value-type="float">
            <text:p>27.4569</text:p>
          </table:table-cell>
          <table:table-cell office:value-type="float" office:value="18.71509" calcext:value-type="float">
            <text:p>18.71509</text:p>
          </table:table-cell>
          <table:table-cell office:value-type="float" office:value="28.93308" calcext:value-type="float">
            <text:p>28.93308</text:p>
          </table:table-cell>
          <table:table-cell office:value-type="float" office:value="5.41215" calcext:value-type="float">
            <text:p>5.41215</text:p>
          </table:table-cell>
          <table:table-cell office:value-type="float" office:value="9.50629" calcext:value-type="float">
            <text:p>9.50629</text:p>
          </table:table-cell>
          <table:table-cell office:value-type="float" office:value="27.1836" calcext:value-type="float">
            <text:p>27.1836</text:p>
          </table:table-cell>
          <table:table-cell office:value-type="float" office:value="18.26088" calcext:value-type="float">
            <text:p>18.26088</text:p>
          </table:table-cell>
          <table:table-cell office:value-type="float" office:value="14.05708" calcext:value-type="float">
            <text:p>14.05708</text:p>
          </table:table-cell>
          <table:table-cell office:value-type="float" office:value="3.14955" calcext:value-type="float">
            <text:p>3.14955</text:p>
          </table:table-cell>
          <table:table-cell office:value-type="float" office:value="7.88183" calcext:value-type="float">
            <text:p>7.88183</text:p>
          </table:table-cell>
          <table:table-cell/>
        </table:table-row>
        <table:table-row table:style-name="ro1">
          <table:table-cell office:value-type="float" office:value="5.93057" calcext:value-type="float">
            <text:p>5.93057</text:p>
          </table:table-cell>
          <table:table-cell office:value-type="float" office:value="21.78548" calcext:value-type="float">
            <text:p>21.78548</text:p>
          </table:table-cell>
          <table:table-cell office:value-type="float" office:value="32.38925" calcext:value-type="float">
            <text:p>32.38925</text:p>
          </table:table-cell>
          <table:table-cell office:value-type="float" office:value="21.79602" calcext:value-type="float">
            <text:p>21.79602</text:p>
          </table:table-cell>
          <table:table-cell office:value-type="float" office:value="27.80909" calcext:value-type="float">
            <text:p>27.80909</text:p>
          </table:table-cell>
          <table:table-cell office:value-type="float" office:value="12.04695" calcext:value-type="float">
            <text:p>12.04695</text:p>
          </table:table-cell>
          <table:table-cell office:value-type="float" office:value="4.89162" calcext:value-type="float">
            <text:p>4.89162</text:p>
          </table:table-cell>
          <table:table-cell office:value-type="float" office:value="8.14358" calcext:value-type="float">
            <text:p>8.14358</text:p>
          </table:table-cell>
          <table:table-cell office:value-type="float" office:value="33.63697" calcext:value-type="float">
            <text:p>33.63697</text:p>
          </table:table-cell>
          <table:table-cell office:value-type="float" office:value="9.85475" calcext:value-type="float">
            <text:p>9.85475</text:p>
          </table:table-cell>
          <table:table-cell office:value-type="float" office:value="25.86885" calcext:value-type="float">
            <text:p>25.86885</text:p>
          </table:table-cell>
          <table:table-cell office:value-type="float" office:value="17.38575" calcext:value-type="float">
            <text:p>17.38575</text:p>
          </table:table-cell>
          <table:table-cell office:value-type="float" office:value="28.62375" calcext:value-type="float">
            <text:p>28.62375</text:p>
          </table:table-cell>
          <table:table-cell office:value-type="float" office:value="5.70039" calcext:value-type="float">
            <text:p>5.70039</text:p>
          </table:table-cell>
          <table:table-cell office:value-type="float" office:value="8.67998" calcext:value-type="float">
            <text:p>8.67998</text:p>
          </table:table-cell>
          <table:table-cell office:value-type="float" office:value="26.36136" calcext:value-type="float">
            <text:p>26.36136</text:p>
          </table:table-cell>
          <table:table-cell office:value-type="float" office:value="17.93737" calcext:value-type="float">
            <text:p>17.93737</text:p>
          </table:table-cell>
          <table:table-cell office:value-type="float" office:value="13.34994" calcext:value-type="float">
            <text:p>13.34994</text:p>
          </table:table-cell>
          <table:table-cell office:value-type="float" office:value="3.14808" calcext:value-type="float">
            <text:p>3.14808</text:p>
          </table:table-cell>
          <table:table-cell office:value-type="float" office:value="6.75068" calcext:value-type="float">
            <text:p>6.75068</text:p>
          </table:table-cell>
          <table:table-cell/>
        </table:table-row>
        <table:table-row table:style-name="ro1">
          <table:table-cell office:value-type="float" office:value="5.59256" calcext:value-type="float">
            <text:p>5.59256</text:p>
          </table:table-cell>
          <table:table-cell office:value-type="float" office:value="21.47777" calcext:value-type="float">
            <text:p>21.47777</text:p>
          </table:table-cell>
          <table:table-cell office:value-type="float" office:value="31.62154" calcext:value-type="float">
            <text:p>31.62154</text:p>
          </table:table-cell>
          <table:table-cell office:value-type="float" office:value="21.33717" calcext:value-type="float">
            <text:p>21.33717</text:p>
          </table:table-cell>
          <table:table-cell office:value-type="float" office:value="27.03938" calcext:value-type="float">
            <text:p>27.03938</text:p>
          </table:table-cell>
          <table:table-cell office:value-type="float" office:value="11.86312" calcext:value-type="float">
            <text:p>11.86312</text:p>
          </table:table-cell>
          <table:table-cell office:value-type="float" office:value="4.63388" calcext:value-type="float">
            <text:p>4.63388</text:p>
          </table:table-cell>
          <table:table-cell office:value-type="float" office:value="6.9413" calcext:value-type="float">
            <text:p>6.9413</text:p>
          </table:table-cell>
          <table:table-cell office:value-type="float" office:value="33.19527" calcext:value-type="float">
            <text:p>33.19527</text:p>
          </table:table-cell>
          <table:table-cell office:value-type="float" office:value="11.23724" calcext:value-type="float">
            <text:p>11.23724</text:p>
          </table:table-cell>
          <table:table-cell office:value-type="float" office:value="24.27348" calcext:value-type="float">
            <text:p>24.27348</text:p>
          </table:table-cell>
          <table:table-cell office:value-type="float" office:value="16.08435" calcext:value-type="float">
            <text:p>16.08435</text:p>
          </table:table-cell>
          <table:table-cell office:value-type="float" office:value="28.14559" calcext:value-type="float">
            <text:p>28.14559</text:p>
          </table:table-cell>
          <table:table-cell office:value-type="float" office:value="6.07417" calcext:value-type="float">
            <text:p>6.07417</text:p>
          </table:table-cell>
          <table:table-cell office:value-type="float" office:value="8.16022" calcext:value-type="float">
            <text:p>8.16022</text:p>
          </table:table-cell>
          <table:table-cell office:value-type="float" office:value="24.76758" calcext:value-type="float">
            <text:p>24.76758</text:p>
          </table:table-cell>
          <table:table-cell office:value-type="float" office:value="17.42167" calcext:value-type="float">
            <text:p>17.42167</text:p>
          </table:table-cell>
          <table:table-cell office:value-type="float" office:value="12.68" calcext:value-type="float">
            <text:p>12.68</text:p>
          </table:table-cell>
          <table:table-cell office:value-type="float" office:value="3.26658" calcext:value-type="float">
            <text:p>3.26658</text:p>
          </table:table-cell>
          <table:table-cell office:value-type="float" office:value="5.86602" calcext:value-type="float">
            <text:p>5.86602</text:p>
          </table:table-cell>
          <table:table-cell/>
        </table:table-row>
        <table:table-row table:style-name="ro1">
          <table:table-cell office:value-type="float" office:value="5.53247" calcext:value-type="float">
            <text:p>5.53247</text:p>
          </table:table-cell>
          <table:table-cell office:value-type="float" office:value="20.96827" calcext:value-type="float">
            <text:p>20.96827</text:p>
          </table:table-cell>
          <table:table-cell office:value-type="float" office:value="30.78314" calcext:value-type="float">
            <text:p>30.78314</text:p>
          </table:table-cell>
          <table:table-cell office:value-type="float" office:value="21.02473" calcext:value-type="float">
            <text:p>21.02473</text:p>
          </table:table-cell>
          <table:table-cell office:value-type="float" office:value="26.40613" calcext:value-type="float">
            <text:p>26.40613</text:p>
          </table:table-cell>
          <table:table-cell office:value-type="float" office:value="11.75919" calcext:value-type="float">
            <text:p>11.75919</text:p>
          </table:table-cell>
          <table:table-cell office:value-type="float" office:value="4.93342" calcext:value-type="float">
            <text:p>4.93342</text:p>
          </table:table-cell>
          <table:table-cell office:value-type="float" office:value="5.94907" calcext:value-type="float">
            <text:p>5.94907</text:p>
          </table:table-cell>
          <table:table-cell office:value-type="float" office:value="32.85025" calcext:value-type="float">
            <text:p>32.85025</text:p>
          </table:table-cell>
          <table:table-cell office:value-type="float" office:value="12.61027" calcext:value-type="float">
            <text:p>12.61027</text:p>
          </table:table-cell>
          <table:table-cell office:value-type="float" office:value="22.68486" calcext:value-type="float">
            <text:p>22.68486</text:p>
          </table:table-cell>
          <table:table-cell office:value-type="float" office:value="14.81337" calcext:value-type="float">
            <text:p>14.81337</text:p>
          </table:table-cell>
          <table:table-cell office:value-type="float" office:value="27.82675" calcext:value-type="float">
            <text:p>27.82675</text:p>
          </table:table-cell>
          <table:table-cell office:value-type="float" office:value="6.51628" calcext:value-type="float">
            <text:p>6.51628</text:p>
          </table:table-cell>
          <table:table-cell office:value-type="float" office:value="7.40524" calcext:value-type="float">
            <text:p>7.40524</text:p>
          </table:table-cell>
          <table:table-cell office:value-type="float" office:value="23.17632" calcext:value-type="float">
            <text:p>23.17632</text:p>
          </table:table-cell>
          <table:table-cell office:value-type="float" office:value="16.95644" calcext:value-type="float">
            <text:p>16.95644</text:p>
          </table:table-cell>
          <table:table-cell office:value-type="float" office:value="12.03525" calcext:value-type="float">
            <text:p>12.03525</text:p>
          </table:table-cell>
          <table:table-cell office:value-type="float" office:value="3.54215" calcext:value-type="float">
            <text:p>3.54215</text:p>
          </table:table-cell>
          <table:table-cell office:value-type="float" office:value="5.36314" calcext:value-type="float">
            <text:p>5.36314</text:p>
          </table:table-cell>
          <table:table-cell/>
        </table:table-row>
        <table:table-row table:style-name="ro1">
          <table:table-cell office:value-type="float" office:value="5.76646" calcext:value-type="float">
            <text:p>5.76646</text:p>
          </table:table-cell>
          <table:table-cell office:value-type="float" office:value="20.49099" calcext:value-type="float">
            <text:p>20.49099</text:p>
          </table:table-cell>
          <table:table-cell office:value-type="float" office:value="30.0267" calcext:value-type="float">
            <text:p>30.0267</text:p>
          </table:table-cell>
          <table:table-cell office:value-type="float" office:value="20.56708" calcext:value-type="float">
            <text:p>20.56708</text:p>
          </table:table-cell>
          <table:table-cell office:value-type="float" office:value="25.44111" calcext:value-type="float">
            <text:p>25.44111</text:p>
          </table:table-cell>
          <table:table-cell office:value-type="float" office:value="11.67784" calcext:value-type="float">
            <text:p>11.67784</text:p>
          </table:table-cell>
          <table:table-cell office:value-type="float" office:value="5.71469" calcext:value-type="float">
            <text:p>5.71469</text:p>
          </table:table-cell>
          <table:table-cell office:value-type="float" office:value="5.28847" calcext:value-type="float">
            <text:p>5.28847</text:p>
          </table:table-cell>
          <table:table-cell office:value-type="float" office:value="32.41033" calcext:value-type="float">
            <text:p>32.41033</text:p>
          </table:table-cell>
          <table:table-cell office:value-type="float" office:value="13.4573" calcext:value-type="float">
            <text:p>13.4573</text:p>
          </table:table-cell>
          <table:table-cell office:value-type="float" office:value="21.10229" calcext:value-type="float">
            <text:p>21.10229</text:p>
          </table:table-cell>
          <table:table-cell office:value-type="float" office:value="13.61029" calcext:value-type="float">
            <text:p>13.61029</text:p>
          </table:table-cell>
          <table:table-cell office:value-type="float" office:value="27.3508" calcext:value-type="float">
            <text:p>27.3508</text:p>
          </table:table-cell>
          <table:table-cell office:value-type="float" office:value="6.97882" calcext:value-type="float">
            <text:p>6.97882</text:p>
          </table:table-cell>
          <table:table-cell office:value-type="float" office:value="6.92975" calcext:value-type="float">
            <text:p>6.92975</text:p>
          </table:table-cell>
          <table:table-cell office:value-type="float" office:value="21.59137" calcext:value-type="float">
            <text:p>21.59137</text:p>
          </table:table-cell>
          <table:table-cell office:value-type="float" office:value="16.34196" calcext:value-type="float">
            <text:p>16.34196</text:p>
          </table:table-cell>
          <table:table-cell office:value-type="float" office:value="11.41252" calcext:value-type="float">
            <text:p>11.41252</text:p>
          </table:table-cell>
          <table:table-cell office:value-type="float" office:value="3.92481" calcext:value-type="float">
            <text:p>3.92481</text:p>
          </table:table-cell>
          <table:table-cell office:value-type="float" office:value="5.33479" calcext:value-type="float">
            <text:p>5.33479</text:p>
          </table:table-cell>
          <table:table-cell/>
        </table:table-row>
        <table:table-row table:style-name="ro1">
          <table:table-cell office:value-type="float" office:value="6.18646" calcext:value-type="float">
            <text:p>6.18646</text:p>
          </table:table-cell>
          <table:table-cell office:value-type="float" office:value="19.95639" calcext:value-type="float">
            <text:p>19.95639</text:p>
          </table:table-cell>
          <table:table-cell office:value-type="float" office:value="29.17872" calcext:value-type="float">
            <text:p>29.17872</text:p>
          </table:table-cell>
          <table:table-cell office:value-type="float" office:value="20.26597" calcext:value-type="float">
            <text:p>20.26597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11.64439" calcext:value-type="float">
            <text:p>11.64439</text:p>
          </table:table-cell>
          <table:table-cell office:value-type="float" office:value="6.79466" calcext:value-type="float">
            <text:p>6.79466</text:p>
          </table:table-cell>
          <table:table-cell office:value-type="float" office:value="5.09249" calcext:value-type="float">
            <text:p>5.09249</text:p>
          </table:table-cell>
          <table:table-cell office:value-type="float" office:value="32.06583" calcext:value-type="float">
            <text:p>32.06583</text:p>
          </table:table-cell>
          <table:table-cell office:value-type="float" office:value="14.02932" calcext:value-type="float">
            <text:p>14.02932</text:p>
          </table:table-cell>
          <table:table-cell office:value-type="float" office:value="19.51719" calcext:value-type="float">
            <text:p>19.51719</text:p>
          </table:table-cell>
          <table:table-cell office:value-type="float" office:value="12.47734" calcext:value-type="float">
            <text:p>12.47734</text:p>
          </table:table-cell>
          <table:table-cell office:value-type="float" office:value="27.04311" calcext:value-type="float">
            <text:p>27.04311</text:p>
          </table:table-cell>
          <table:table-cell office:value-type="float" office:value="7.40701" calcext:value-type="float">
            <text:p>7.40701</text:p>
          </table:table-cell>
          <table:table-cell office:value-type="float" office:value="6.29874" calcext:value-type="float">
            <text:p>6.29874</text:p>
          </table:table-cell>
          <table:table-cell office:value-type="float" office:value="20.19121" calcext:value-type="float">
            <text:p>20.19121</text:p>
          </table:table-cell>
          <table:table-cell office:value-type="float" office:value="15.9767" calcext:value-type="float">
            <text:p>15.9767</text:p>
          </table:table-cell>
          <table:table-cell office:value-type="float" office:value="10.66804" calcext:value-type="float">
            <text:p>10.66804</text:p>
          </table:table-cell>
          <table:table-cell office:value-type="float" office:value="4.41976" calcext:value-type="float">
            <text:p>4.41976</text:p>
          </table:table-cell>
          <table:table-cell office:value-type="float" office:value="5.79308" calcext:value-type="float">
            <text:p>5.79308</text:p>
          </table:table-cell>
          <table:table-cell/>
        </table:table-row>
        <table:table-row table:style-name="ro1">
          <table:table-cell office:value-type="float" office:value="6.65761" calcext:value-type="float">
            <text:p>6.65761</text:p>
          </table:table-cell>
          <table:table-cell office:value-type="float" office:value="19.43435" calcext:value-type="float">
            <text:p>19.43435</text:p>
          </table:table-cell>
          <table:table-cell office:value-type="float" office:value="28.4042" calcext:value-type="float">
            <text:p>28.4042</text:p>
          </table:table-cell>
          <table:table-cell office:value-type="float" office:value="19.79956" calcext:value-type="float">
            <text:p>19.79956</text:p>
          </table:table-cell>
          <table:table-cell office:value-type="float" office:value="23.85756" calcext:value-type="float">
            <text:p>23.85756</text:p>
          </table:table-cell>
          <table:table-cell office:value-type="float" office:value="11.61507" calcext:value-type="float">
            <text:p>11.61507</text:p>
          </table:table-cell>
          <table:table-cell office:value-type="float" office:value="8.05674" calcext:value-type="float">
            <text:p>8.05674</text:p>
          </table:table-cell>
          <table:table-cell office:value-type="float" office:value="5.42198" calcext:value-type="float">
            <text:p>5.42198</text:p>
          </table:table-cell>
          <table:table-cell office:value-type="float" office:value="31.61877" calcext:value-type="float">
            <text:p>31.61877</text:p>
          </table:table-cell>
          <table:table-cell office:value-type="float" office:value="14.8451" calcext:value-type="float">
            <text:p>14.8451</text:p>
          </table:table-cell>
          <table:table-cell office:value-type="float" office:value="17.94117" calcext:value-type="float">
            <text:p>17.94117</text:p>
          </table:table-cell>
          <table:table-cell office:value-type="float" office:value="11.45928" calcext:value-type="float">
            <text:p>11.45928</text:p>
          </table:table-cell>
          <table:table-cell office:value-type="float" office:value="26.56851" calcext:value-type="float">
            <text:p>26.56851</text:p>
          </table:table-cell>
          <table:table-cell office:value-type="float" office:value="7.85813" calcext:value-type="float">
            <text:p>7.85813</text:p>
          </table:table-cell>
          <table:table-cell office:value-type="float" office:value="5.91833" calcext:value-type="float">
            <text:p>5.91833</text:p>
          </table:table-cell>
          <table:table-cell office:value-type="float" office:value="18.62088" calcext:value-type="float">
            <text:p>18.62088</text:p>
          </table:table-cell>
          <table:table-cell office:value-type="float" office:value="15.50594" calcext:value-type="float">
            <text:p>15.50594</text:p>
          </table:table-cell>
          <table:table-cell office:value-type="float" office:value="9.63506" calcext:value-type="float">
            <text:p>9.63506</text:p>
          </table:table-cell>
          <table:table-cell office:value-type="float" office:value="4.96479" calcext:value-type="float">
            <text:p>4.96479</text:p>
          </table:table-cell>
          <table:table-cell office:value-type="float" office:value="6.63272" calcext:value-type="float">
            <text:p>6.63272</text:p>
          </table:table-cell>
          <table:table-cell/>
        </table:table-row>
        <table:table-row table:style-name="ro1">
          <table:table-cell office:value-type="float" office:value="7.19945" calcext:value-type="float">
            <text:p>7.19945</text:p>
          </table:table-cell>
          <table:table-cell office:value-type="float" office:value="18.90719" calcext:value-type="float">
            <text:p>18.90719</text:p>
          </table:table-cell>
          <table:table-cell office:value-type="float" office:value="27.75612" calcext:value-type="float">
            <text:p>27.75612</text:p>
          </table:table-cell>
          <table:table-cell office:value-type="float" office:value="19.49943" calcext:value-type="float">
            <text:p>19.49943</text:p>
          </table:table-cell>
          <table:table-cell office:value-type="float" office:value="23.21914" calcext:value-type="float">
            <text:p>23.21914</text:p>
          </table:table-cell>
          <table:table-cell office:value-type="float" office:value="11.63564" calcext:value-type="float">
            <text:p>11.63564</text:p>
          </table:table-cell>
          <table:table-cell office:value-type="float" office:value="9.42396" calcext:value-type="float">
            <text:p>9.42396</text:p>
          </table:table-cell>
          <table:table-cell office:value-type="float" office:value="6.17561" calcext:value-type="float">
            <text:p>6.17561</text:p>
          </table:table-cell>
          <table:table-cell office:value-type="float" office:value="31.27591" calcext:value-type="float">
            <text:p>31.27591</text:p>
          </table:table-cell>
          <table:table-cell office:value-type="float" office:value="15.34671" calcext:value-type="float">
            <text:p>15.34671</text:p>
          </table:table-cell>
          <table:table-cell office:value-type="float" office:value="16.52468" calcext:value-type="float">
            <text:p>16.52468</text:p>
          </table:table-cell>
          <table:table-cell office:value-type="float" office:value="10.57577" calcext:value-type="float">
            <text:p>10.57577</text:p>
          </table:table-cell>
          <table:table-cell office:value-type="float" office:value="26.252" calcext:value-type="float">
            <text:p>26.252</text:p>
          </table:table-cell>
          <table:table-cell office:value-type="float" office:value="8.20559" calcext:value-type="float">
            <text:p>8.20559</text:p>
          </table:table-cell>
          <table:table-cell office:value-type="float" office:value="5.46512" calcext:value-type="float">
            <text:p>5.46512</text:p>
          </table:table-cell>
          <table:table-cell office:value-type="float" office:value="17.07332" calcext:value-type="float">
            <text:p>17.07332</text:p>
          </table:table-cell>
          <table:table-cell office:value-type="float" office:value="15.19503" calcext:value-type="float">
            <text:p>15.19503</text:p>
          </table:table-cell>
          <table:table-cell office:value-type="float" office:value="8.55523" calcext:value-type="float">
            <text:p>8.55523</text:p>
          </table:table-cell>
          <table:table-cell office:value-type="float" office:value="5.56696" calcext:value-type="float">
            <text:p>5.56696</text:p>
          </table:table-cell>
          <table:table-cell office:value-type="float" office:value="7.72665" calcext:value-type="float">
            <text:p>7.72665</text:p>
          </table:table-cell>
          <table:table-cell/>
        </table:table-row>
        <table:table-row table:style-name="ro1">
          <table:table-cell office:value-type="float" office:value="7.78266" calcext:value-type="float">
            <text:p>7.78266</text:p>
          </table:table-cell>
          <table:table-cell office:value-type="float" office:value="18.40221" calcext:value-type="float">
            <text:p>18.40221</text:p>
          </table:table-cell>
          <table:table-cell office:value-type="float" office:value="26.78384" calcext:value-type="float">
            <text:p>26.78384</text:p>
          </table:table-cell>
          <table:table-cell office:value-type="float" office:value="19.16377" calcext:value-type="float">
            <text:p>19.16377</text:p>
          </table:table-cell>
          <table:table-cell office:value-type="float" office:value="22.26118" calcext:value-type="float">
            <text:p>22.26118</text:p>
          </table:table-cell>
          <table:table-cell office:value-type="float" office:value="11.6536" calcext:value-type="float">
            <text:p>11.6536</text:p>
          </table:table-cell>
          <table:table-cell office:value-type="float" office:value="10.84618" calcext:value-type="float">
            <text:p>10.84618</text:p>
          </table:table-cell>
          <table:table-cell office:value-type="float" office:value="7.22705" calcext:value-type="float">
            <text:p>7.22705</text:p>
          </table:table-cell>
          <table:table-cell office:value-type="float" office:value="30.83038" calcext:value-type="float">
            <text:p>30.83038</text:p>
          </table:table-cell>
          <table:table-cell office:value-type="float" office:value="16.11125" calcext:value-type="float">
            <text:p>16.11125</text:p>
          </table:table-cell>
          <table:table-cell office:value-type="float" office:value="15.0161" calcext:value-type="float">
            <text:p>15.0161</text:p>
          </table:table-cell>
          <table:table-cell office:value-type="float" office:value="9.86761" calcext:value-type="float">
            <text:p>9.86761</text:p>
          </table:table-cell>
          <table:table-cell office:value-type="float" office:value="25.78865" calcext:value-type="float">
            <text:p>25.78865</text:p>
          </table:table-cell>
          <table:table-cell office:value-type="float" office:value="8.62245" calcext:value-type="float">
            <text:p>8.62245</text:p>
          </table:table-cell>
          <table:table-cell office:value-type="float" office:value="5.2343" calcext:value-type="float">
            <text:p>5.2343</text:p>
          </table:table-cell>
          <table:table-cell office:value-type="float" office:value="15.5522" calcext:value-type="float">
            <text:p>15.5522</text:p>
          </table:table-cell>
          <table:table-cell office:value-type="float" office:value="14.73478" calcext:value-type="float">
            <text:p>14.73478</text:p>
          </table:table-cell>
          <table:table-cell office:value-type="float" office:value="7.55183" calcext:value-type="float">
            <text:p>7.55183</text:p>
          </table:table-cell>
          <table:table-cell office:value-type="float" office:value="6.19193" calcext:value-type="float">
            <text:p>6.19193</text:p>
          </table:table-cell>
          <table:table-cell office:value-type="float" office:value="8.9929" calcext:value-type="float">
            <text:p>8.9929</text:p>
          </table:table-cell>
          <table:table-cell/>
        </table:table-row>
        <table:table-row table:style-name="ro1">
          <table:table-cell office:value-type="float" office:value="8.81559" calcext:value-type="float">
            <text:p>8.81559</text:p>
          </table:table-cell>
          <table:table-cell office:value-type="float" office:value="17.88475" calcext:value-type="float">
            <text:p>17.88475</text:p>
          </table:table-cell>
          <table:table-cell office:value-type="float" office:value="25.14624" calcext:value-type="float">
            <text:p>25.14624</text:p>
          </table:table-cell>
          <table:table-cell office:value-type="float" office:value="18.72517" calcext:value-type="float">
            <text:p>18.72517</text:p>
          </table:table-cell>
          <table:table-cell office:value-type="float" office:value="21.63323" calcext:value-type="float">
            <text:p>21.63323</text:p>
          </table:table-cell>
          <table:table-cell office:value-type="float" office:value="11.73914" calcext:value-type="float">
            <text:p>11.73914</text:p>
          </table:table-cell>
          <table:table-cell office:value-type="float" office:value="12.2928" calcext:value-type="float">
            <text:p>12.2928</text:p>
          </table:table-cell>
          <table:table-cell office:value-type="float" office:value="8.4578" calcext:value-type="float">
            <text:p>8.4578</text:p>
          </table:table-cell>
          <table:table-cell office:value-type="float" office:value="30.47912" calcext:value-type="float">
            <text:p>30.47912</text:p>
          </table:table-cell>
          <table:table-cell office:value-type="float" office:value="16.6213" calcext:value-type="float">
            <text:p>16.6213</text:p>
          </table:table-cell>
          <table:table-cell office:value-type="float" office:value="13.50586" calcext:value-type="float">
            <text:p>13.50586</text:p>
          </table:table-cell>
          <table:table-cell office:value-type="float" office:value="9.38796" calcext:value-type="float">
            <text:p>9.38796</text:p>
          </table:table-cell>
          <table:table-cell office:value-type="float" office:value="25.49397" calcext:value-type="float">
            <text:p>25.49397</text:p>
          </table:table-cell>
          <table:table-cell office:value-type="float" office:value="8.95355" calcext:value-type="float">
            <text:p>8.95355</text:p>
          </table:table-cell>
          <table:table-cell office:value-type="float" office:value="5.04342" calcext:value-type="float">
            <text:p>5.04342</text:p>
          </table:table-cell>
          <table:table-cell office:value-type="float" office:value="14.04745" calcext:value-type="float">
            <text:p>14.04745</text:p>
          </table:table-cell>
          <table:table-cell office:value-type="float" office:value="14.42589" calcext:value-type="float">
            <text:p>14.42589</text:p>
          </table:table-cell>
          <table:table-cell office:value-type="float" office:value="6.68458" calcext:value-type="float">
            <text:p>6.68458</text:p>
          </table:table-cell>
          <table:table-cell office:value-type="float" office:value="6.86477" calcext:value-type="float">
            <text:p>6.86477</text:p>
          </table:table-cell>
          <table:table-cell office:value-type="float" office:value="10.34323" calcext:value-type="float">
            <text:p>10.34323</text:p>
          </table:table-cell>
          <table:table-cell/>
        </table:table-row>
        <table:table-row table:style-name="ro1">
          <table:table-cell office:value-type="float" office:value="10.02138" calcext:value-type="float">
            <text:p>10.02138</text:p>
          </table:table-cell>
          <table:table-cell office:value-type="float" office:value="17.39187" calcext:value-type="float">
            <text:p>17.39187</text:p>
          </table:table-cell>
          <table:table-cell office:value-type="float" office:value="23.50984" calcext:value-type="float">
            <text:p>23.50984</text:p>
          </table:table-cell>
          <table:table-cell office:value-type="float" office:value="18.4007" calcext:value-type="float">
            <text:p>18.4007</text:p>
          </table:table-cell>
          <table:table-cell office:value-type="float" office:value="20.68033" calcext:value-type="float">
            <text:p>20.68033</text:p>
          </table:table-cell>
          <table:table-cell office:value-type="float" office:value="11.81224" calcext:value-type="float">
            <text:p>11.81224</text:p>
          </table:table-cell>
          <table:table-cell office:value-type="float" office:value="13.64871" calcext:value-type="float">
            <text:p>13.64871</text:p>
          </table:table-cell>
          <table:table-cell office:value-type="float" office:value="9.80035" calcext:value-type="float">
            <text:p>9.80035</text:p>
          </table:table-cell>
          <table:table-cell office:value-type="float" office:value="29.68637" calcext:value-type="float">
            <text:p>29.68637</text:p>
          </table:table-cell>
          <table:table-cell office:value-type="float" office:value="17.3895" calcext:value-type="float">
            <text:p>17.3895</text:p>
          </table:table-cell>
          <table:table-cell office:value-type="float" office:value="12.027" calcext:value-type="float">
            <text:p>12.027</text:p>
          </table:table-cell>
          <table:table-cell office:value-type="float" office:value="9.16182" calcext:value-type="float">
            <text:p>9.16182</text:p>
          </table:table-cell>
          <table:table-cell office:value-type="float" office:value="25.04189" calcext:value-type="float">
            <text:p>25.04189</text:p>
          </table:table-cell>
          <table:table-cell office:value-type="float" office:value="9.40613" calcext:value-type="float">
            <text:p>9.40613</text:p>
          </table:table-cell>
          <table:table-cell office:value-type="float" office:value="5.01535" calcext:value-type="float">
            <text:p>5.01535</text:p>
          </table:table-cell>
          <table:table-cell office:value-type="float" office:value="12.56189" calcext:value-type="float">
            <text:p>12.56189</text:p>
          </table:table-cell>
          <table:table-cell office:value-type="float" office:value="13.74921" calcext:value-type="float">
            <text:p>13.74921</text:p>
          </table:table-cell>
          <table:table-cell office:value-type="float" office:value="5.99992" calcext:value-type="float">
            <text:p>5.99992</text:p>
          </table:table-cell>
          <table:table-cell office:value-type="float" office:value="7.52824" calcext:value-type="float">
            <text:p>7.52824</text:p>
          </table:table-cell>
          <table:table-cell office:value-type="float" office:value="11.7076" calcext:value-type="float">
            <text:p>11.7076</text:p>
          </table:table-cell>
          <table:table-cell/>
        </table:table-row>
        <table:table-row table:style-name="ro1">
          <table:table-cell office:value-type="float" office:value="11.30067" calcext:value-type="float">
            <text:p>11.30067</text:p>
          </table:table-cell>
          <table:table-cell office:value-type="float" office:value="16.89602" calcext:value-type="float">
            <text:p>16.89602</text:p>
          </table:table-cell>
          <table:table-cell office:value-type="float" office:value="22.06368" calcext:value-type="float">
            <text:p>22.06368</text:p>
          </table:table-cell>
          <table:table-cell office:value-type="float" office:value="17.96334" calcext:value-type="float">
            <text:p>17.96334</text:p>
          </table:table-cell>
          <table:table-cell office:value-type="float" office:value="20.04604" calcext:value-type="float">
            <text:p>20.04604</text:p>
          </table:table-cell>
          <table:table-cell office:value-type="float" office:value="11.95259" calcext:value-type="float">
            <text:p>11.95259</text:p>
          </table:table-cell>
          <table:table-cell office:value-type="float" office:value="14.9782" calcext:value-type="float">
            <text:p>14.9782</text:p>
          </table:table-cell>
          <table:table-cell office:value-type="float" office:value="11.20975" calcext:value-type="float">
            <text:p>11.20975</text:p>
          </table:table-cell>
          <table:table-cell office:value-type="float" office:value="28.89535" calcext:value-type="float">
            <text:p>28.89535</text:p>
          </table:table-cell>
          <table:table-cell office:value-type="float" office:value="17.90847" calcext:value-type="float">
            <text:p>17.90847</text:p>
          </table:table-cell>
          <table:table-cell office:value-type="float" office:value="10.5891" calcext:value-type="float">
            <text:p>10.5891</text:p>
          </table:table-cell>
          <table:table-cell office:value-type="float" office:value="9.21503" calcext:value-type="float">
            <text:p>9.21503</text:p>
          </table:table-cell>
          <table:table-cell office:value-type="float" office:value="24.73761" calcext:value-type="float">
            <text:p>24.73761</text:p>
          </table:table-cell>
          <table:table-cell office:value-type="float" office:value="10.02532" calcext:value-type="float">
            <text:p>10.02532</text:p>
          </table:table-cell>
          <table:table-cell office:value-type="float" office:value="5.1385" calcext:value-type="float">
            <text:p>5.1385</text:p>
          </table:table-cell>
          <table:table-cell office:value-type="float" office:value="11.10555" calcext:value-type="float">
            <text:p>11.10555</text:p>
          </table:table-cell>
          <table:table-cell office:value-type="float" office:value="13.34677" calcext:value-type="float">
            <text:p>13.34677</text:p>
          </table:table-cell>
          <table:table-cell office:value-type="float" office:value="5.59082" calcext:value-type="float">
            <text:p>5.59082</text:p>
          </table:table-cell>
          <table:table-cell office:value-type="float" office:value="8.23344" calcext:value-type="float">
            <text:p>8.23344</text:p>
          </table:table-cell>
          <table:table-cell office:value-type="float" office:value="12.92985" calcext:value-type="float">
            <text:p>12.92985</text:p>
          </table:table-cell>
          <table:table-cell/>
        </table:table-row>
        <table:table-row table:style-name="ro1">
          <table:table-cell office:value-type="float" office:value="11.97411" calcext:value-type="float">
            <text:p>11.97411</text:p>
          </table:table-cell>
          <table:table-cell office:value-type="float" office:value="16.41694" calcext:value-type="float">
            <text:p>16.41694</text:p>
          </table:table-cell>
          <table:table-cell office:value-type="float" office:value="20.69446" calcext:value-type="float">
            <text:p>20.69446</text:p>
          </table:table-cell>
          <table:table-cell office:value-type="float" office:value="17.64046" calcext:value-type="float">
            <text:p>17.64046</text:p>
          </table:table-cell>
          <table:table-cell office:value-type="float" office:value="19.09577" calcext:value-type="float">
            <text:p>19.09577</text:p>
          </table:table-cell>
          <table:table-cell office:value-type="float" office:value="12.07609" calcext:value-type="float">
            <text:p>12.07609</text:p>
          </table:table-cell>
          <table:table-cell office:value-type="float" office:value="16.32738" calcext:value-type="float">
            <text:p>16.32738</text:p>
          </table:table-cell>
          <table:table-cell office:value-type="float" office:value="12.63167" calcext:value-type="float">
            <text:p>12.63167</text:p>
          </table:table-cell>
          <table:table-cell office:value-type="float" office:value="28.1262" calcext:value-type="float">
            <text:p>28.1262</text:p>
          </table:table-cell>
          <table:table-cell office:value-type="float" office:value="18.69225" calcext:value-type="float">
            <text:p>18.69225</text:p>
          </table:table-cell>
          <table:table-cell office:value-type="float" office:value="9.20303" calcext:value-type="float">
            <text:p>9.20303</text:p>
          </table:table-cell>
          <table:table-cell office:value-type="float" office:value="9.53782" calcext:value-type="float">
            <text:p>9.53782</text:p>
          </table:table-cell>
          <table:table-cell office:value-type="float" office:value="24.2775" calcext:value-type="float">
            <text:p>24.2775</text:p>
          </table:table-cell>
          <table:table-cell office:value-type="float" office:value="10.53605" calcext:value-type="float">
            <text:p>10.53605</text:p>
          </table:table-cell>
          <table:table-cell office:value-type="float" office:value="5.31985" calcext:value-type="float">
            <text:p>5.31985</text:p>
          </table:table-cell>
          <table:table-cell office:value-type="float" office:value="9.70475" calcext:value-type="float">
            <text:p>9.70475</text:p>
          </table:table-cell>
          <table:table-cell office:value-type="float" office:value="12.81209" calcext:value-type="float">
            <text:p>12.81209</text:p>
          </table:table-cell>
          <table:table-cell office:value-type="float" office:value="5.50395" calcext:value-type="float">
            <text:p>5.50395</text:p>
          </table:table-cell>
          <table:table-cell office:value-type="float" office:value="8.91727" calcext:value-type="float">
            <text:p>8.91727</text:p>
          </table:table-cell>
          <table:table-cell office:value-type="float" office:value="14.18475" calcext:value-type="float">
            <text:p>14.18475</text:p>
          </table:table-cell>
          <table:table-cell/>
        </table:table-row>
        <table:table-row table:style-name="ro1">
          <table:table-cell office:value-type="float" office:value="12.63741" calcext:value-type="float">
            <text:p>12.63741</text:p>
          </table:table-cell>
          <table:table-cell office:value-type="float" office:value="15.95908" calcext:value-type="float">
            <text:p>15.95908</text:p>
          </table:table-cell>
          <table:table-cell office:value-type="float" office:value="19.54846" calcext:value-type="float">
            <text:p>19.54846</text:p>
          </table:table-cell>
          <table:table-cell office:value-type="float" office:value="17.21495" calcext:value-type="float">
            <text:p>17.21495</text:p>
          </table:table-cell>
          <table:table-cell office:value-type="float" office:value="18.46528" calcext:value-type="float">
            <text:p>18.46528</text:p>
          </table:table-cell>
          <table:table-cell office:value-type="float" office:value="12.27057" calcext:value-type="float">
            <text:p>12.27057</text:p>
          </table:table-cell>
          <table:table-cell office:value-type="float" office:value="17.14116" calcext:value-type="float">
            <text:p>17.14116</text:p>
          </table:table-cell>
          <table:table-cell office:value-type="float" office:value="13.92768" calcext:value-type="float">
            <text:p>13.92768</text:p>
          </table:table-cell>
          <table:table-cell office:value-type="float" office:value="27.64818" calcext:value-type="float">
            <text:p>27.64818</text:p>
          </table:table-cell>
          <table:table-cell office:value-type="float" office:value="19.20903" calcext:value-type="float">
            <text:p>19.20903</text:p>
          </table:table-cell>
          <table:table-cell office:value-type="float" office:value="7.90317" calcext:value-type="float">
            <text:p>7.90317</text:p>
          </table:table-cell>
          <table:table-cell office:value-type="float" office:value="10.0646" calcext:value-type="float">
            <text:p>10.0646</text:p>
          </table:table-cell>
          <table:table-cell office:value-type="float" office:value="23.97428" calcext:value-type="float">
            <text:p>23.97428</text:p>
          </table:table-cell>
          <table:table-cell office:value-type="float" office:value="11.12111" calcext:value-type="float">
            <text:p>11.12111</text:p>
          </table:table-cell>
          <table:table-cell office:value-type="float" office:value="5.73274" calcext:value-type="float">
            <text:p>5.73274</text:p>
          </table:table-cell>
          <table:table-cell office:value-type="float" office:value="8.39322" calcext:value-type="float">
            <text:p>8.39322</text:p>
          </table:table-cell>
          <table:table-cell office:value-type="float" office:value="12.49021" calcext:value-type="float">
            <text:p>12.49021</text:p>
          </table:table-cell>
          <table:table-cell office:value-type="float" office:value="5.65108" calcext:value-type="float">
            <text:p>5.65108</text:p>
          </table:table-cell>
          <table:table-cell office:value-type="float" office:value="9.64866" calcext:value-type="float">
            <text:p>9.64866</text:p>
          </table:table-cell>
          <table:table-cell office:value-type="float" office:value="15.45778" calcext:value-type="float">
            <text:p>15.45778</text:p>
          </table:table-cell>
          <table:table-cell/>
        </table:table-row>
        <table:table-row table:style-name="ro1">
          <table:table-cell office:value-type="float" office:value="13.32917" calcext:value-type="float">
            <text:p>13.32917</text:p>
          </table:table-cell>
          <table:table-cell office:value-type="float" office:value="15.60503" calcext:value-type="float">
            <text:p>15.60503</text:p>
          </table:table-cell>
          <table:table-cell office:value-type="float" office:value="18.64714" calcext:value-type="float">
            <text:p>18.64714</text:p>
          </table:table-cell>
          <table:table-cell office:value-type="float" office:value="16.883" calcext:value-type="float">
            <text:p>16.883</text:p>
          </table:table-cell>
          <table:table-cell office:value-type="float" office:value="17.53462" calcext:value-type="float">
            <text:p>17.53462</text:p>
          </table:table-cell>
          <table:table-cell office:value-type="float" office:value="12.43205" calcext:value-type="float">
            <text:p>12.43205</text:p>
          </table:table-cell>
          <table:table-cell office:value-type="float" office:value="17.6897" calcext:value-type="float">
            <text:p>17.6897</text:p>
          </table:table-cell>
          <table:table-cell office:value-type="float" office:value="15.20457" calcext:value-type="float">
            <text:p>15.20457</text:p>
          </table:table-cell>
          <table:table-cell office:value-type="float" office:value="27.33059" calcext:value-type="float">
            <text:p>27.33059</text:p>
          </table:table-cell>
          <table:table-cell office:value-type="float" office:value="19.99824" calcext:value-type="float">
            <text:p>19.99824</text:p>
          </table:table-cell>
          <table:table-cell office:value-type="float" office:value="6.76894" calcext:value-type="float">
            <text:p>6.76894</text:p>
          </table:table-cell>
          <table:table-cell office:value-type="float" office:value="10.67612" calcext:value-type="float">
            <text:p>10.67612</text:p>
          </table:table-cell>
          <table:table-cell office:value-type="float" office:value="23.51544" calcext:value-type="float">
            <text:p>23.51544</text:p>
          </table:table-cell>
          <table:table-cell office:value-type="float" office:value="11.68814" calcext:value-type="float">
            <text:p>11.68814</text:p>
          </table:table-cell>
          <table:table-cell office:value-type="float" office:value="6.07694" calcext:value-type="float">
            <text:p>6.07694</text:p>
          </table:table-cell>
          <table:table-cell office:value-type="float" office:value="7.20675" calcext:value-type="float">
            <text:p>7.20675</text:p>
          </table:table-cell>
          <table:table-cell office:value-type="float" office:value="12.15391" calcext:value-type="float">
            <text:p>12.15391</text:p>
          </table:table-cell>
          <table:table-cell office:value-type="float" office:value="5.77198" calcext:value-type="float">
            <text:p>5.77198</text:p>
          </table:table-cell>
          <table:table-cell office:value-type="float" office:value="10.34387" calcext:value-type="float">
            <text:p>10.34387</text:p>
          </table:table-cell>
          <table:table-cell office:value-type="float" office:value="16.76216" calcext:value-type="float">
            <text:p>16.76216</text:p>
          </table:table-cell>
          <table:table-cell/>
        </table:table-row>
        <table:table-row table:style-name="ro1">
          <table:table-cell office:value-type="float" office:value="14.01057" calcext:value-type="float">
            <text:p>14.01057</text:p>
          </table:table-cell>
          <table:table-cell office:value-type="float" office:value="15.09208" calcext:value-type="float">
            <text:p>15.09208</text:p>
          </table:table-cell>
          <table:table-cell office:value-type="float" office:value="17.83903" calcext:value-type="float">
            <text:p>17.83903</text:p>
          </table:table-cell>
          <table:table-cell office:value-type="float" office:value="16.45913" calcext:value-type="float">
            <text:p>16.45913</text:p>
          </table:table-cell>
          <table:table-cell office:value-type="float" office:value="16.92872" calcext:value-type="float">
            <text:p>16.92872</text:p>
          </table:table-cell>
          <table:table-cell office:value-type="float" office:value="12.67566" calcext:value-type="float">
            <text:p>12.67566</text:p>
          </table:table-cell>
          <table:table-cell office:value-type="float" office:value="18.51235" calcext:value-type="float">
            <text:p>18.51235</text:p>
          </table:table-cell>
          <table:table-cell office:value-type="float" office:value="16.50397" calcext:value-type="float">
            <text:p>16.50397</text:p>
          </table:table-cell>
          <table:table-cell office:value-type="float" office:value="26.55929" calcext:value-type="float">
            <text:p>26.55929</text:p>
          </table:table-cell>
          <table:table-cell office:value-type="float" office:value="20.53126" calcext:value-type="float">
            <text:p>20.53126</text:p>
          </table:table-cell>
          <table:table-cell office:value-type="float" office:value="5.87707" calcext:value-type="float">
            <text:p>5.87707</text:p>
          </table:table-cell>
          <table:table-cell office:value-type="float" office:value="11.29439" calcext:value-type="float">
            <text:p>11.29439</text:p>
          </table:table-cell>
          <table:table-cell office:value-type="float" office:value="23.2133" calcext:value-type="float">
            <text:p>23.2133</text:p>
          </table:table-cell>
          <table:table-cell office:value-type="float" office:value="12.26413" calcext:value-type="float">
            <text:p>12.26413</text:p>
          </table:table-cell>
          <table:table-cell office:value-type="float" office:value="6.67385" calcext:value-type="float">
            <text:p>6.67385</text:p>
          </table:table-cell>
          <table:table-cell office:value-type="float" office:value="6.23863" calcext:value-type="float">
            <text:p>6.23863</text:p>
          </table:table-cell>
          <table:table-cell office:value-type="float" office:value="11.71988" calcext:value-type="float">
            <text:p>11.71988</text:p>
          </table:table-cell>
          <table:table-cell office:value-type="float" office:value="6.08008" calcext:value-type="float">
            <text:p>6.08008</text:p>
          </table:table-cell>
          <table:table-cell office:value-type="float" office:value="11.07284" calcext:value-type="float">
            <text:p>11.07284</text:p>
          </table:table-cell>
          <table:table-cell office:value-type="float" office:value="18.07803" calcext:value-type="float">
            <text:p>18.07803</text:p>
          </table:table-cell>
          <table:table-cell/>
        </table:table-row>
        <table:table-row table:style-name="ro1">
          <table:table-cell office:value-type="float" office:value="14.72117" calcext:value-type="float">
            <text:p>14.72117</text:p>
          </table:table-cell>
          <table:table-cell office:value-type="float" office:value="14.75844" calcext:value-type="float">
            <text:p>14.75844</text:p>
          </table:table-cell>
          <table:table-cell office:value-type="float" office:value="17.044" calcext:value-type="float">
            <text:p>17.044</text:p>
          </table:table-cell>
          <table:table-cell office:value-type="float" office:value="16.13958" calcext:value-type="float">
            <text:p>16.13958</text:p>
          </table:table-cell>
          <table:table-cell office:value-type="float" office:value="16.01241" calcext:value-type="float">
            <text:p>16.01241</text:p>
          </table:table-cell>
          <table:table-cell office:value-type="float" office:value="12.89198" calcext:value-type="float">
            <text:p>12.89198</text:p>
          </table:table-cell>
          <table:table-cell office:value-type="float" office:value="19.06357" calcext:value-type="float">
            <text:p>19.06357</text:p>
          </table:table-cell>
          <table:table-cell office:value-type="float" office:value="17.8235" calcext:value-type="float">
            <text:p>17.8235</text:p>
          </table:table-cell>
          <table:table-cell office:value-type="float" office:value="25.80956" calcext:value-type="float">
            <text:p>25.80956</text:p>
          </table:table-cell>
          <table:table-cell office:value-type="float" office:value="21.31925" calcext:value-type="float">
            <text:p>21.31925</text:p>
          </table:table-cell>
          <table:table-cell office:value-type="float" office:value="5.35227" calcext:value-type="float">
            <text:p>5.35227</text:p>
          </table:table-cell>
          <table:table-cell office:value-type="float" office:value="11.54025" calcext:value-type="float">
            <text:p>11.54025</text:p>
          </table:table-cell>
          <table:table-cell office:value-type="float" office:value="22.75577" calcext:value-type="float">
            <text:p>22.75577</text:p>
          </table:table-cell>
          <table:table-cell office:value-type="float" office:value="12.8359" calcext:value-type="float">
            <text:p>12.8359</text:p>
          </table:table-cell>
          <table:table-cell office:value-type="float" office:value="7.12596" calcext:value-type="float">
            <text:p>7.12596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11.33221" calcext:value-type="float">
            <text:p>11.33221</text:p>
          </table:table-cell>
          <table:table-cell office:value-type="float" office:value="6.34745" calcext:value-type="float">
            <text:p>6.34745</text:p>
          </table:table-cell>
          <table:table-cell office:value-type="float" office:value="11.74628" calcext:value-type="float">
            <text:p>11.74628</text:p>
          </table:table-cell>
          <table:table-cell office:value-type="float" office:value="19.40713" calcext:value-type="float">
            <text:p>19.40713</text:p>
          </table:table-cell>
          <table:table-cell/>
        </table:table-row>
        <table:table-row table:style-name="ro1">
          <table:table-cell office:value-type="float" office:value="15.40903" calcext:value-type="float">
            <text:p>15.40903</text:p>
          </table:table-cell>
          <table:table-cell office:value-type="float" office:value="14.28817" calcext:value-type="float">
            <text:p>14.28817</text:p>
          </table:table-cell>
          <table:table-cell office:value-type="float" office:value="16.26254" calcext:value-type="float">
            <text:p>16.26254</text:p>
          </table:table-cell>
          <table:table-cell office:value-type="float" office:value="15.72773" calcext:value-type="float">
            <text:p>15.72773</text:p>
          </table:table-cell>
          <table:table-cell office:value-type="float" office:value="15.40326" calcext:value-type="float">
            <text:p>15.40326</text:p>
          </table:table-cell>
          <table:table-cell office:value-type="float" office:value="13.18914" calcext:value-type="float">
            <text:p>13.18914</text:p>
          </table:table-cell>
          <table:table-cell office:value-type="float" office:value="19.88533" calcext:value-type="float">
            <text:p>19.88533</text:p>
          </table:table-cell>
          <table:table-cell office:value-type="float" office:value="19.14727" calcext:value-type="float">
            <text:p>19.14727</text:p>
          </table:table-cell>
          <table:table-cell office:value-type="float" office:value="25.34739" calcext:value-type="float">
            <text:p>25.34739</text:p>
          </table:table-cell>
          <table:table-cell office:value-type="float" office:value="21.8545" calcext:value-type="float">
            <text:p>21.8545</text:p>
          </table:table-cell>
          <table:table-cell office:value-type="float" office:value="5.30668" calcext:value-type="float">
            <text:p>5.30668</text:p>
          </table:table-cell>
          <table:table-cell office:value-type="float" office:value="11.8718" calcext:value-type="float">
            <text:p>11.8718</text:p>
          </table:table-cell>
          <table:table-cell office:value-type="float" office:value="22.44479" calcext:value-type="float">
            <text:p>22.44479</text:p>
          </table:table-cell>
          <table:table-cell office:value-type="float" office:value="13.42408" calcext:value-type="float">
            <text:p>13.42408</text:p>
          </table:table-cell>
          <table:table-cell office:value-type="float" office:value="7.84822" calcext:value-type="float">
            <text:p>7.84822</text:p>
          </table:table-cell>
          <table:table-cell office:value-type="float" office:value="5.39302" calcext:value-type="float">
            <text:p>5.39302</text:p>
          </table:table-cell>
          <table:table-cell office:value-type="float" office:value="10.75562" calcext:value-type="float">
            <text:p>10.75562</text:p>
          </table:table-cell>
          <table:table-cell office:value-type="float" office:value="6.77278" calcext:value-type="float">
            <text:p>6.77278</text:p>
          </table:table-cell>
          <table:table-cell office:value-type="float" office:value="12.48221" calcext:value-type="float">
            <text:p>12.48221</text:p>
          </table:table-cell>
          <table:table-cell office:value-type="float" office:value="20.74645" calcext:value-type="float">
            <text:p>20.74645</text:p>
          </table:table-cell>
          <table:table-cell/>
        </table:table-row>
        <table:table-row table:style-name="ro1">
          <table:table-cell office:value-type="float" office:value="16.12899" calcext:value-type="float">
            <text:p>16.12899</text:p>
          </table:table-cell>
          <table:table-cell office:value-type="float" office:value="14.00313" calcext:value-type="float">
            <text:p>14.00313</text:p>
          </table:table-cell>
          <table:table-cell office:value-type="float" office:value="15.50342" calcext:value-type="float">
            <text:p>15.50342</text:p>
          </table:table-cell>
          <table:table-cell office:value-type="float" office:value="15.34141" calcext:value-type="float">
            <text:p>15.34141</text:p>
          </table:table-cell>
          <table:table-cell office:value-type="float" office:value="14.49962" calcext:value-type="float">
            <text:p>14.49962</text:p>
          </table:table-cell>
          <table:table-cell office:value-type="float" office:value="13.43574" calcext:value-type="float">
            <text:p>13.43574</text:p>
          </table:table-cell>
          <table:table-cell office:value-type="float" office:value="20.43717" calcext:value-type="float">
            <text:p>20.43717</text:p>
          </table:table-cell>
          <table:table-cell office:value-type="float" office:value="20.49411" calcext:value-type="float">
            <text:p>20.49411</text:p>
          </table:table-cell>
          <table:table-cell office:value-type="float" office:value="25.04335" calcext:value-type="float">
            <text:p>25.04335</text:p>
          </table:table-cell>
          <table:table-cell office:value-type="float" office:value="22.65024" calcext:value-type="float">
            <text:p>22.65024</text:p>
          </table:table-cell>
          <table:table-cell office:value-type="float" office:value="5.74843" calcext:value-type="float">
            <text:p>5.74843</text:p>
          </table:table-cell>
          <table:table-cell office:value-type="float" office:value="12.11872" calcext:value-type="float">
            <text:p>12.11872</text:p>
          </table:table-cell>
          <table:table-cell office:value-type="float" office:value="21.9894" calcext:value-type="float">
            <text:p>21.9894</text:p>
          </table:table-cell>
          <table:table-cell office:value-type="float" office:value="14.0155" calcext:value-type="float">
            <text:p>14.0155</text:p>
          </table:table-cell>
          <table:table-cell office:value-type="float" office:value="8.36317" calcext:value-type="float">
            <text:p>8.36317</text:p>
          </table:table-cell>
          <table:table-cell office:value-type="float" office:value="5.70104" calcext:value-type="float">
            <text:p>5.70104</text:p>
          </table:table-cell>
          <table:table-cell office:value-type="float" office:value="10.26938" calcext:value-type="float">
            <text:p>10.26938</text:p>
          </table:table-cell>
          <table:table-cell office:value-type="float" office:value="7.17196" calcext:value-type="float">
            <text:p>7.17196</text:p>
          </table:table-cell>
          <table:table-cell office:value-type="float" office:value="13.1725" calcext:value-type="float">
            <text:p>13.1725</text:p>
          </table:table-cell>
          <table:table-cell office:value-type="float" office:value="22.09472" calcext:value-type="float">
            <text:p>22.09472</text:p>
          </table:table-cell>
          <table:table-cell/>
        </table:table-row>
        <table:table-row table:style-name="ro1">
          <table:table-cell office:value-type="float" office:value="16.8283" calcext:value-type="float">
            <text:p>16.8283</text:p>
          </table:table-cell>
          <table:table-cell office:value-type="float" office:value="13.37399" calcext:value-type="float">
            <text:p>13.37399</text:p>
          </table:table-cell>
          <table:table-cell office:value-type="float" office:value="14.72728" calcext:value-type="float">
            <text:p>14.72728</text:p>
          </table:table-cell>
          <table:table-cell office:value-type="float" office:value="14.81897" calcext:value-type="float">
            <text:p>14.81897</text:p>
          </table:table-cell>
          <table:table-cell office:value-type="float" office:value="13.89902" calcext:value-type="float">
            <text:p>13.89902</text:p>
          </table:table-cell>
          <table:table-cell office:value-type="float" office:value="13.76188" calcext:value-type="float">
            <text:p>13.76188</text:p>
          </table:table-cell>
          <table:table-cell office:value-type="float" office:value="21.27137" calcext:value-type="float">
            <text:p>21.27137</text:p>
          </table:table-cell>
          <table:table-cell office:value-type="float" office:value="21.71816" calcext:value-type="float">
            <text:p>21.71816</text:p>
          </table:table-cell>
          <table:table-cell office:value-type="float" office:value="24.27973" calcext:value-type="float">
            <text:p>24.27973</text:p>
          </table:table-cell>
          <table:table-cell office:value-type="float" office:value="23.18153" calcext:value-type="float">
            <text:p>23.18153</text:p>
          </table:table-cell>
          <table:table-cell office:value-type="float" office:value="6.57657" calcext:value-type="float">
            <text:p>6.57657</text:p>
          </table:table-cell>
          <table:table-cell office:value-type="float" office:value="12.46832" calcext:value-type="float">
            <text:p>12.46832</text:p>
          </table:table-cell>
          <table:table-cell office:value-type="float" office:value="21.67885" calcext:value-type="float">
            <text:p>21.67885</text:p>
          </table:table-cell>
          <table:table-cell office:value-type="float" office:value="14.61526" calcext:value-type="float">
            <text:p>14.61526</text:p>
          </table:table-cell>
          <table:table-cell office:value-type="float" office:value="9.11207" calcext:value-type="float">
            <text:p>9.11207</text:p>
          </table:table-cell>
          <table:table-cell office:value-type="float" office:value="6.26805" calcext:value-type="float">
            <text:p>6.26805</text:p>
          </table:table-cell>
          <table:table-cell office:value-type="float" office:value="9.79575" calcext:value-type="float">
            <text:p>9.79575</text:p>
          </table:table-cell>
          <table:table-cell office:value-type="float" office:value="7.66815" calcext:value-type="float">
            <text:p>7.66815</text:p>
          </table:table-cell>
          <table:table-cell office:value-type="float" office:value="13.91572" calcext:value-type="float">
            <text:p>13.91572</text:p>
          </table:table-cell>
          <table:table-cell office:value-type="float" office:value="23.4518" calcext:value-type="float">
            <text:p>23.4518</text:p>
          </table:table-cell>
          <table:table-cell/>
        </table:table-row>
        <table:table-row table:style-name="ro1">
          <table:table-cell office:value-type="float" office:value="17.55466" calcext:value-type="float">
            <text:p>17.55466</text:p>
          </table:table-cell>
          <table:table-cell office:value-type="float" office:value="12.91986" calcext:value-type="float">
            <text:p>12.91986</text:p>
          </table:table-cell>
          <table:table-cell office:value-type="float" office:value="13.95432" calcext:value-type="float">
            <text:p>13.95432</text:p>
          </table:table-cell>
          <table:table-cell office:value-type="float" office:value="14.81897" calcext:value-type="float">
            <text:p>14.81897</text:p>
          </table:table-cell>
          <table:table-cell office:value-type="float" office:value="12.99943" calcext:value-type="float">
            <text:p>12.99943</text:p>
          </table:table-cell>
          <table:table-cell office:value-type="float" office:value="14.06211" calcext:value-type="float">
            <text:p>14.06211</text:p>
          </table:table-cell>
          <table:table-cell office:value-type="float" office:value="21.82917" calcext:value-type="float">
            <text:p>21.82917</text:p>
          </table:table-cell>
          <table:table-cell office:value-type="float" office:value="23.07864" calcext:value-type="float">
            <text:p>23.07864</text:p>
          </table:table-cell>
          <table:table-cell office:value-type="float" office:value="23.51878" calcext:value-type="float">
            <text:p>23.51878</text:p>
          </table:table-cell>
          <table:table-cell office:value-type="float" office:value="23.98001" calcext:value-type="float">
            <text:p>23.98001</text:p>
          </table:table-cell>
          <table:table-cell office:value-type="float" office:value="7.54282" calcext:value-type="float">
            <text:p>7.54282</text:p>
          </table:table-cell>
          <table:table-cell office:value-type="float" office:value="12.73141" calcext:value-type="float">
            <text:p>12.73141</text:p>
          </table:table-cell>
          <table:table-cell office:value-type="float" office:value="21.22493" calcext:value-type="float">
            <text:p>21.22493</text:p>
          </table:table-cell>
          <table:table-cell office:value-type="float" office:value="15.20944" calcext:value-type="float">
            <text:p>15.20944</text:p>
          </table:table-cell>
          <table:table-cell office:value-type="float" office:value="9.58172" calcext:value-type="float">
            <text:p>9.58172</text:p>
          </table:table-cell>
          <table:table-cell office:value-type="float" office:value="6.87489" calcext:value-type="float">
            <text:p>6.87489</text:p>
          </table:table-cell>
          <table:table-cell office:value-type="float" office:value="9.4441" calcext:value-type="float">
            <text:p>9.4441</text:p>
          </table:table-cell>
          <table:table-cell office:value-type="float" office:value="8.14306" calcext:value-type="float">
            <text:p>8.14306</text:p>
          </table:table-cell>
          <table:table-cell office:value-type="float" office:value="14.60714" calcext:value-type="float">
            <text:p>14.60714</text:p>
          </table:table-cell>
          <table:table-cell office:value-type="float" office:value="24.81954" calcext:value-type="float">
            <text:p>24.81954</text:p>
          </table:table-cell>
          <table:table-cell/>
        </table:table-row>
        <table:table-row table:style-name="ro1">
          <table:table-cell office:value-type="float" office:value="18.21156" calcext:value-type="float">
            <text:p>18.21156</text:p>
          </table:table-cell>
          <table:table-cell office:value-type="float" office:value="12.66116" calcext:value-type="float">
            <text:p>12.66116</text:p>
          </table:table-cell>
          <table:table-cell office:value-type="float" office:value="13.17508" calcext:value-type="float">
            <text:p>13.17508</text:p>
          </table:table-cell>
          <table:table-cell office:value-type="float" office:value="14.31866" calcext:value-type="float">
            <text:p>14.31866</text:p>
          </table:table-cell>
          <table:table-cell office:value-type="float" office:value="12.40781" calcext:value-type="float">
            <text:p>12.40781</text:p>
          </table:table-cell>
          <table:table-cell office:value-type="float" office:value="14.47537" calcext:value-type="float">
            <text:p>14.47537</text:p>
          </table:table-cell>
          <table:table-cell office:value-type="float" office:value="22.6642" calcext:value-type="float">
            <text:p>22.6642</text:p>
          </table:table-cell>
          <table:table-cell office:value-type="float" office:value="23.73523" calcext:value-type="float">
            <text:p>23.73523</text:p>
          </table:table-cell>
          <table:table-cell office:value-type="float" office:value="22.75074" calcext:value-type="float">
            <text:p>22.75074</text:p>
          </table:table-cell>
          <table:table-cell office:value-type="float" office:value="24.51276" calcext:value-type="float">
            <text:p>24.51276</text:p>
          </table:table-cell>
          <table:table-cell office:value-type="float" office:value="8.44368" calcext:value-type="float">
            <text:p>8.44368</text:p>
          </table:table-cell>
          <table:table-cell office:value-type="float" office:value="13.09336" calcext:value-type="float">
            <text:p>13.09336</text:p>
          </table:table-cell>
          <table:table-cell office:value-type="float" office:value="20.91644" calcext:value-type="float">
            <text:p>20.91644</text:p>
          </table:table-cell>
          <table:table-cell office:value-type="float" office:value="15.81097" calcext:value-type="float">
            <text:p>15.81097</text:p>
          </table:table-cell>
          <table:table-cell office:value-type="float" office:value="10.27468" calcext:value-type="float">
            <text:p>10.27468</text:p>
          </table:table-cell>
          <table:table-cell office:value-type="float" office:value="7.48467" calcext:value-type="float">
            <text:p>7.48467</text:p>
          </table:table-cell>
          <table:table-cell office:value-type="float" office:value="9.01706" calcext:value-type="float">
            <text:p>9.01706</text:p>
          </table:table-cell>
          <table:table-cell office:value-type="float" office:value="8.69213" calcext:value-type="float">
            <text:p>8.69213</text:p>
          </table:table-cell>
          <table:table-cell office:value-type="float" office:value="15.36635" calcext:value-type="float">
            <text:p>15.36635</text:p>
          </table:table-cell>
          <table:table-cell office:value-type="float" office:value="26.18807" calcext:value-type="float">
            <text:p>26.18807</text:p>
          </table:table-cell>
          <table:table-cell/>
        </table:table-row>
        <table:table-row table:style-name="ro1">
          <table:table-cell office:value-type="float" office:value="18.83043" calcext:value-type="float">
            <text:p>18.83043</text:p>
          </table:table-cell>
          <table:table-cell office:value-type="float" office:value="12.51035" calcext:value-type="float">
            <text:p>12.51035</text:p>
          </table:table-cell>
          <table:table-cell office:value-type="float" office:value="12.40029" calcext:value-type="float">
            <text:p>12.40029</text:p>
          </table:table-cell>
          <table:table-cell office:value-type="float" office:value="13.75622" calcext:value-type="float">
            <text:p>13.75622</text:p>
          </table:table-cell>
          <table:table-cell office:value-type="float" office:value="10.94711" calcext:value-type="float">
            <text:p>10.94711</text:p>
          </table:table-cell>
          <table:table-cell office:value-type="float" office:value="14.90086" calcext:value-type="float">
            <text:p>14.90086</text:p>
          </table:table-cell>
          <table:table-cell office:value-type="float" office:value="23.22536" calcext:value-type="float">
            <text:p>23.22536</text:p>
          </table:table-cell>
          <table:table-cell office:value-type="float" office:value="24.43429" calcext:value-type="float">
            <text:p>24.43429</text:p>
          </table:table-cell>
          <table:table-cell office:value-type="float" office:value="21.98576" calcext:value-type="float">
            <text:p>21.98576</text:p>
          </table:table-cell>
          <table:table-cell office:value-type="float" office:value="25.31673" calcext:value-type="float">
            <text:p>25.31673</text:p>
          </table:table-cell>
          <table:table-cell office:value-type="float" office:value="9.22374" calcext:value-type="float">
            <text:p>9.22374</text:p>
          </table:table-cell>
          <table:table-cell office:value-type="float" office:value="13.36228" calcext:value-type="float">
            <text:p>13.36228</text:p>
          </table:table-cell>
          <table:table-cell office:value-type="float" office:value="20.45416" calcext:value-type="float">
            <text:p>20.45416</text:p>
          </table:table-cell>
          <table:table-cell office:value-type="float" office:value="16.41838" calcext:value-type="float">
            <text:p>16.41838</text:p>
          </table:table-cell>
          <table:table-cell office:value-type="float" office:value="10.79862" calcext:value-type="float">
            <text:p>10.79862</text:p>
          </table:table-cell>
          <table:table-cell office:value-type="float" office:value="8.14262" calcext:value-type="float">
            <text:p>8.14262</text:p>
          </table:table-cell>
          <table:table-cell office:value-type="float" office:value="8.67825" calcext:value-type="float">
            <text:p>8.67825</text:p>
          </table:table-cell>
          <table:table-cell office:value-type="float" office:value="9.23208" calcext:value-type="float">
            <text:p>9.23208</text:p>
          </table:table-cell>
          <table:table-cell office:value-type="float" office:value="16.06602" calcext:value-type="float">
            <text:p>16.06602</text:p>
          </table:table-cell>
          <table:table-cell office:value-type="float" office:value="27.56199" calcext:value-type="float">
            <text:p>27.56199</text:p>
          </table:table-cell>
          <table:table-cell/>
        </table:table-row>
        <table:table-row table:style-name="ro1">
          <table:table-cell office:value-type="float" office:value="19.45282" calcext:value-type="float">
            <text:p>19.45282</text:p>
          </table:table-cell>
          <table:table-cell office:value-type="float" office:value="12.40748" calcext:value-type="float">
            <text:p>12.40748</text:p>
          </table:table-cell>
          <table:table-cell office:value-type="float" office:value="11.63261" calcext:value-type="float">
            <text:p>11.63261</text:p>
          </table:table-cell>
          <table:table-cell office:value-type="float" office:value="13.19289" calcext:value-type="float">
            <text:p>13.19289</text:p>
          </table:table-cell>
          <table:table-cell office:value-type="float" office:value="9.5459" calcext:value-type="float">
            <text:p>9.5459</text:p>
          </table:table-cell>
          <table:table-cell office:value-type="float" office:value="15.36576" calcext:value-type="float">
            <text:p>15.36576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5.09906" calcext:value-type="float">
            <text:p>25.09906</text:p>
          </table:table-cell>
          <table:table-cell office:value-type="float" office:value="21.21511" calcext:value-type="float">
            <text:p>21.21511</text:p>
          </table:table-cell>
          <table:table-cell office:value-type="float" office:value="25.84949" calcext:value-type="float">
            <text:p>25.84949</text:p>
          </table:table-cell>
          <table:table-cell office:value-type="float" office:value="10.13003" calcext:value-type="float">
            <text:p>10.13003</text:p>
          </table:table-cell>
          <table:table-cell office:value-type="float" office:value="13.74803" calcext:value-type="float">
            <text:p>13.74803</text:p>
          </table:table-cell>
          <table:table-cell office:value-type="float" office:value="20.15711" calcext:value-type="float">
            <text:p>20.15711</text:p>
          </table:table-cell>
          <table:table-cell office:value-type="float" office:value="17.03695" calcext:value-type="float">
            <text:p>17.03695</text:p>
          </table:table-cell>
          <table:table-cell office:value-type="float" office:value="11.42811" calcext:value-type="float">
            <text:p>11.42811</text:p>
          </table:table-cell>
          <table:table-cell office:value-type="float" office:value="8.84984" calcext:value-type="float">
            <text:p>8.84984</text:p>
          </table:table-cell>
          <table:table-cell office:value-type="float" office:value="8.12779" calcext:value-type="float">
            <text:p>8.12779</text:p>
          </table:table-cell>
          <table:table-cell office:value-type="float" office:value="9.82328" calcext:value-type="float">
            <text:p>9.82328</text:p>
          </table:table-cell>
          <table:table-cell office:value-type="float" office:value="16.82127" calcext:value-type="float">
            <text:p>16.82127</text:p>
          </table:table-cell>
          <table:table-cell office:value-type="float" office:value="28.93547" calcext:value-type="float">
            <text:p>28.93547</text:p>
          </table:table-cell>
          <table:table-cell/>
        </table:table-row>
        <table:table-row table:style-name="ro1">
          <table:table-cell office:value-type="float" office:value="20.05806" calcext:value-type="float">
            <text:p>20.05806</text:p>
          </table:table-cell>
          <table:table-cell office:value-type="float" office:value="12.46799" calcext:value-type="float">
            <text:p>12.46799</text:p>
          </table:table-cell>
          <table:table-cell office:value-type="float" office:value="10.87197" calcext:value-type="float">
            <text:p>10.87197</text:p>
          </table:table-cell>
          <table:table-cell office:value-type="float" office:value="12.6179" calcext:value-type="float">
            <text:p>12.6179</text:p>
          </table:table-cell>
          <table:table-cell office:value-type="float" office:value="8.22487" calcext:value-type="float">
            <text:p>8.22487</text:p>
          </table:table-cell>
          <table:table-cell office:value-type="float" office:value="15.8282" calcext:value-type="float">
            <text:p>15.8282</text:p>
          </table:table-cell>
          <table:table-cell office:value-type="float" office:value="24.62131" calcext:value-type="float">
            <text:p>24.62131</text:p>
          </table:table-cell>
          <table:table-cell office:value-type="float" office:value="25.79645" calcext:value-type="float">
            <text:p>25.79645</text:p>
          </table:table-cell>
          <table:table-cell office:value-type="float" office:value="20.45821" calcext:value-type="float">
            <text:p>20.45821</text:p>
          </table:table-cell>
          <table:table-cell office:value-type="float" office:value="26.64691" calcext:value-type="float">
            <text:p>26.64691</text:p>
          </table:table-cell>
          <table:table-cell office:value-type="float" office:value="11.20447" calcext:value-type="float">
            <text:p>11.20447</text:p>
          </table:table-cell>
          <table:table-cell office:value-type="float" office:value="14.02601" calcext:value-type="float">
            <text:p>14.02601</text:p>
          </table:table-cell>
          <table:table-cell office:value-type="float" office:value="19.69665" calcext:value-type="float">
            <text:p>19.69665</text:p>
          </table:table-cell>
          <table:table-cell office:value-type="float" office:value="18.26456" calcext:value-type="float">
            <text:p>18.26456</text:p>
          </table:table-cell>
          <table:table-cell office:value-type="float" office:value="12.02859" calcext:value-type="float">
            <text:p>12.02859</text:p>
          </table:table-cell>
          <table:table-cell office:value-type="float" office:value="9.71353" calcext:value-type="float">
            <text:p>9.71353</text:p>
          </table:table-cell>
          <table:table-cell office:value-type="float" office:value="7.63096" calcext:value-type="float">
            <text:p>7.63096</text:p>
          </table:table-cell>
          <table:table-cell office:value-type="float" office:value="10.3965" calcext:value-type="float">
            <text:p>10.3965</text:p>
          </table:table-cell>
          <table:table-cell office:value-type="float" office:value="17.53305" calcext:value-type="float">
            <text:p>17.53305</text:p>
          </table:table-cell>
          <table:table-cell office:value-type="float" office:value="30.30549" calcext:value-type="float">
            <text:p>30.30549</text:p>
          </table:table-cell>
          <table:table-cell/>
        </table:table-row>
        <table:table-row table:style-name="ro1">
          <table:table-cell office:value-type="float" office:value="20.68037" calcext:value-type="float">
            <text:p>20.68037</text:p>
          </table:table-cell>
          <table:table-cell office:value-type="float" office:value="12.68467" calcext:value-type="float">
            <text:p>12.68467</text:p>
          </table:table-cell>
          <table:table-cell office:value-type="float" office:value="10.12013" calcext:value-type="float">
            <text:p>10.12013</text:p>
          </table:table-cell>
          <table:table-cell office:value-type="float" office:value="12.03935" calcext:value-type="float">
            <text:p>12.03935</text:p>
          </table:table-cell>
          <table:table-cell office:value-type="float" office:value="7.04256" calcext:value-type="float">
            <text:p>7.04256</text:p>
          </table:table-cell>
          <table:table-cell office:value-type="float" office:value="16.34162" calcext:value-type="float">
            <text:p>16.34162</text:p>
          </table:table-cell>
          <table:table-cell office:value-type="float" office:value="25.45713" calcext:value-type="float">
            <text:p>25.45713</text:p>
          </table:table-cell>
          <table:table-cell office:value-type="float" office:value="26.46411" calcext:value-type="float">
            <text:p>26.46411</text:p>
          </table:table-cell>
          <table:table-cell office:value-type="float" office:value="19.70549" calcext:value-type="float">
            <text:p>19.70549</text:p>
          </table:table-cell>
          <table:table-cell office:value-type="float" office:value="27.18766" calcext:value-type="float">
            <text:p>27.18766</text:p>
          </table:table-cell>
          <table:table-cell office:value-type="float" office:value="12.35758" calcext:value-type="float">
            <text:p>12.35758</text:p>
          </table:table-cell>
          <table:table-cell office:value-type="float" office:value="14.42041" calcext:value-type="float">
            <text:p>14.42041</text:p>
          </table:table-cell>
          <table:table-cell office:value-type="float" office:value="18.94369" calcext:value-type="float">
            <text:p>18.94369</text:p>
          </table:table-cell>
          <table:table-cell office:value-type="float" office:value="18.87632" calcext:value-type="float">
            <text:p>18.87632</text:p>
          </table:table-cell>
          <table:table-cell office:value-type="float" office:value="12.63833" calcext:value-type="float">
            <text:p>12.63833</text:p>
          </table:table-cell>
          <table:table-cell office:value-type="float" office:value="10.73917" calcext:value-type="float">
            <text:p>10.73917</text:p>
          </table:table-cell>
          <table:table-cell office:value-type="float" office:value="7.15525" calcext:value-type="float">
            <text:p>7.15525</text:p>
          </table:table-cell>
          <table:table-cell office:value-type="float" office:value="11.0024" calcext:value-type="float">
            <text:p>11.0024</text:p>
          </table:table-cell>
          <table:table-cell office:value-type="float" office:value="18.29689" calcext:value-type="float">
            <text:p>18.29689</text:p>
          </table:table-cell>
          <table:table-cell office:value-type="float" office:value="31.68308" calcext:value-type="float">
            <text:p>31.68308</text:p>
          </table:table-cell>
          <table:table-cell/>
        </table:table-row>
        <table:table-row table:style-name="ro1">
          <table:table-cell office:value-type="float" office:value="21.30363" calcext:value-type="float">
            <text:p>21.30363</text:p>
          </table:table-cell>
          <table:table-cell office:value-type="float" office:value="13.0709" calcext:value-type="float">
            <text:p>13.0709</text:p>
          </table:table-cell>
          <table:table-cell office:value-type="float" office:value="9.49105" calcext:value-type="float">
            <text:p>9.49105</text:p>
          </table:table-cell>
          <table:table-cell office:value-type="float" office:value="11.46378" calcext:value-type="float">
            <text:p>11.46378</text:p>
          </table:table-cell>
          <table:table-cell office:value-type="float" office:value="6.06743" calcext:value-type="float">
            <text:p>6.06743</text:p>
          </table:table-cell>
          <table:table-cell office:value-type="float" office:value="16.82987" calcext:value-type="float">
            <text:p>16.82987</text:p>
          </table:table-cell>
          <table:table-cell office:value-type="float" office:value="26.02398" calcext:value-type="float">
            <text:p>26.02398</text:p>
          </table:table-cell>
          <table:table-cell office:value-type="float" office:value="27.17205" calcext:value-type="float">
            <text:p>27.17205</text:p>
          </table:table-cell>
          <table:table-cell office:value-type="float" office:value="18.96756" calcext:value-type="float">
            <text:p>18.96756</text:p>
          </table:table-cell>
          <table:table-cell office:value-type="float" office:value="27.98657" calcext:value-type="float">
            <text:p>27.98657</text:p>
          </table:table-cell>
          <table:table-cell office:value-type="float" office:value="13.53735" calcext:value-type="float">
            <text:p>13.53735</text:p>
          </table:table-cell>
          <table:table-cell office:value-type="float" office:value="14.74801" calcext:value-type="float">
            <text:p>14.74801</text:p>
          </table:table-cell>
          <table:table-cell office:value-type="float" office:value="18.6491" calcext:value-type="float">
            <text:p>18.6491</text:p>
          </table:table-cell>
          <table:table-cell office:value-type="float" office:value="19.50663" calcext:value-type="float">
            <text:p>19.50663</text:p>
          </table:table-cell>
          <table:table-cell office:value-type="float" office:value="13.24682" calcext:value-type="float">
            <text:p>13.24682</text:p>
          </table:table-cell>
          <table:table-cell office:value-type="float" office:value="11.83461" calcext:value-type="float">
            <text:p>11.83461</text:p>
          </table:table-cell>
          <table:table-cell office:value-type="float" office:value="6.79921" calcext:value-type="float">
            <text:p>6.79921</text:p>
          </table:table-cell>
          <table:table-cell office:value-type="float" office:value="11.60504" calcext:value-type="float">
            <text:p>11.60504</text:p>
          </table:table-cell>
          <table:table-cell office:value-type="float" office:value="19.00659" calcext:value-type="float">
            <text:p>19.00659</text:p>
          </table:table-cell>
          <table:table-cell office:value-type="float" office:value="33.0417" calcext:value-type="float">
            <text:p>33.0417</text:p>
          </table:table-cell>
          <table:table-cell/>
        </table:table-row>
        <table:table-row table:style-name="ro1">
          <table:table-cell office:value-type="float" office:value="21.91951" calcext:value-type="float">
            <text:p>21.91951</text:p>
          </table:table-cell>
          <table:table-cell office:value-type="float" office:value="13.59597" calcext:value-type="float">
            <text:p>13.59597</text:p>
          </table:table-cell>
          <table:table-cell office:value-type="float" office:value="8.77307" calcext:value-type="float">
            <text:p>8.77307</text:p>
          </table:table-cell>
          <table:table-cell office:value-type="float" office:value="10.8789" calcext:value-type="float">
            <text:p>10.8789</text:p>
          </table:table-cell>
          <table:table-cell office:value-type="float" office:value="5.43229" calcext:value-type="float">
            <text:p>5.43229</text:p>
          </table:table-cell>
          <table:table-cell office:value-type="float" office:value="17.37293" calcext:value-type="float">
            <text:p>17.37293</text:p>
          </table:table-cell>
          <table:table-cell office:value-type="float" office:value="26.85841" calcext:value-type="float">
            <text:p>26.85841</text:p>
          </table:table-cell>
          <table:table-cell office:value-type="float" office:value="27.83444" calcext:value-type="float">
            <text:p>27.83444</text:p>
          </table:table-cell>
          <table:table-cell office:value-type="float" office:value="18.23513" calcext:value-type="float">
            <text:p>18.23513</text:p>
          </table:table-cell>
          <table:table-cell office:value-type="float" office:value="28.52633" calcext:value-type="float">
            <text:p>28.52633</text:p>
          </table:table-cell>
          <table:table-cell office:value-type="float" office:value="14.72436" calcext:value-type="float">
            <text:p>14.72436</text:p>
          </table:table-cell>
          <table:table-cell office:value-type="float" office:value="15.2842" calcext:value-type="float">
            <text:p>15.2842</text:p>
          </table:table-cell>
          <table:table-cell office:value-type="float" office:value="18.33019" calcext:value-type="float">
            <text:p>18.33019</text:p>
          </table:table-cell>
          <table:table-cell office:value-type="float" office:value="20.74529" calcext:value-type="float">
            <text:p>20.74529</text:p>
          </table:table-cell>
          <table:table-cell office:value-type="float" office:value="13.86965" calcext:value-type="float">
            <text:p>13.86965</text:p>
          </table:table-cell>
          <table:table-cell office:value-type="float" office:value="12.96183" calcext:value-type="float">
            <text:p>12.96183</text:p>
          </table:table-cell>
          <table:table-cell office:value-type="float" office:value="6.40824" calcext:value-type="float">
            <text:p>6.40824</text:p>
          </table:table-cell>
          <table:table-cell office:value-type="float" office:value="12.22564" calcext:value-type="float">
            <text:p>12.22564</text:p>
          </table:table-cell>
          <table:table-cell office:value-type="float" office:value="19.74123" calcext:value-type="float">
            <text:p>19.74123</text:p>
          </table:table-cell>
          <table:table-cell office:value-type="float" office:value="34.39316" calcext:value-type="float">
            <text:p>34.39316</text:p>
          </table:table-cell>
          <table:table-cell/>
        </table:table-row>
        <table:table-row table:style-name="ro1">
          <table:table-cell office:value-type="float" office:value="22.53516" calcext:value-type="float">
            <text:p>22.53516</text:p>
          </table:table-cell>
          <table:table-cell office:value-type="float" office:value="14.25535" calcext:value-type="float">
            <text:p>14.25535</text:p>
          </table:table-cell>
          <table:table-cell office:value-type="float" office:value="8.07369" calcext:value-type="float">
            <text:p>8.07369</text:p>
          </table:table-cell>
          <table:table-cell office:value-type="float" office:value="10.30314" calcext:value-type="float">
            <text:p>10.30314</text:p>
          </table:table-cell>
          <table:table-cell office:value-type="float" office:value="5.26438" calcext:value-type="float">
            <text:p>5.26438</text:p>
          </table:table-cell>
          <table:table-cell office:value-type="float" office:value="17.8932" calcext:value-type="float">
            <text:p>17.8932</text:p>
          </table:table-cell>
          <table:table-cell office:value-type="float" office:value="27.41991" calcext:value-type="float">
            <text:p>27.41991</text:p>
          </table:table-cell>
          <table:table-cell office:value-type="float" office:value="28.53979" calcext:value-type="float">
            <text:p>28.53979</text:p>
          </table:table-cell>
          <table:table-cell office:value-type="float" office:value="17.5106" calcext:value-type="float">
            <text:p>17.5106</text:p>
          </table:table-cell>
          <table:table-cell office:value-type="float" office:value="29.32622" calcext:value-type="float">
            <text:p>29.32622</text:p>
          </table:table-cell>
          <table:table-cell office:value-type="float" office:value="15.93602" calcext:value-type="float">
            <text:p>15.93602</text:p>
          </table:table-cell>
          <table:table-cell office:value-type="float" office:value="15.78886" calcext:value-type="float">
            <text:p>15.78886</text:p>
          </table:table-cell>
          <table:table-cell office:value-type="float" office:value="17.5949" calcext:value-type="float">
            <text:p>17.5949</text:p>
          </table:table-cell>
          <table:table-cell office:value-type="float" office:value="21.99729" calcext:value-type="float">
            <text:p>21.99729</text:p>
          </table:table-cell>
          <table:table-cell office:value-type="float" office:value="14.49044" calcext:value-type="float">
            <text:p>14.49044</text:p>
          </table:table-cell>
          <table:table-cell office:value-type="float" office:value="14.10917" calcext:value-type="float">
            <text:p>14.10917</text:p>
          </table:table-cell>
          <table:table-cell office:value-type="float" office:value="6.05776" calcext:value-type="float">
            <text:p>6.05776</text:p>
          </table:table-cell>
          <table:table-cell office:value-type="float" office:value="12.84963" calcext:value-type="float">
            <text:p>12.84963</text:p>
          </table:table-cell>
          <table:table-cell office:value-type="float" office:value="20.37607" calcext:value-type="float">
            <text:p>20.37607</text:p>
          </table:table-cell>
          <table:table-cell office:value-type="float" office:value="35.70504" calcext:value-type="float">
            <text:p>35.70504</text:p>
          </table:table-cell>
          <table:table-cell/>
        </table:table-row>
        <table:table-row table:style-name="ro1">
          <table:table-cell office:value-type="float" office:value="23.15802" calcext:value-type="float">
            <text:p>23.15802</text:p>
          </table:table-cell>
          <table:table-cell office:value-type="float" office:value="15.03161" calcext:value-type="float">
            <text:p>15.03161</text:p>
          </table:table-cell>
          <table:table-cell office:value-type="float" office:value="7.23175" calcext:value-type="float">
            <text:p>7.23175</text:p>
          </table:table-cell>
          <table:table-cell office:value-type="float" office:value="9.73234" calcext:value-type="float">
            <text:p>9.73234</text:p>
          </table:table-cell>
          <table:table-cell office:value-type="float" office:value="5.58794" calcext:value-type="float">
            <text:p>5.58794</text:p>
          </table:table-cell>
          <table:table-cell office:value-type="float" office:value="18.46585" calcext:value-type="float">
            <text:p>18.46585</text:p>
          </table:table-cell>
          <table:table-cell office:value-type="float" office:value="28.26408" calcext:value-type="float">
            <text:p>28.26408</text:p>
          </table:table-cell>
          <table:table-cell office:value-type="float" office:value="29.20406" calcext:value-type="float">
            <text:p>29.20406</text:p>
          </table:table-cell>
          <table:table-cell office:value-type="float" office:value="16.81186" calcext:value-type="float">
            <text:p>16.81186</text:p>
          </table:table-cell>
          <table:table-cell office:value-type="float" office:value="29.86069" calcext:value-type="float">
            <text:p>29.86069</text:p>
          </table:table-cell>
          <table:table-cell office:value-type="float" office:value="17.15632" calcext:value-type="float">
            <text:p>17.15632</text:p>
          </table:table-cell>
          <table:table-cell office:value-type="float" office:value="16.33353" calcext:value-type="float">
            <text:p>16.33353</text:p>
          </table:table-cell>
          <table:table-cell office:value-type="float" office:value="17.18015" calcext:value-type="float">
            <text:p>17.18015</text:p>
          </table:table-cell>
          <table:table-cell office:value-type="float" office:value="23.25276" calcext:value-type="float">
            <text:p>23.25276</text:p>
          </table:table-cell>
          <table:table-cell office:value-type="float" office:value="15.11434" calcext:value-type="float">
            <text:p>15.11434</text:p>
          </table:table-cell>
          <table:table-cell office:value-type="float" office:value="15.273" calcext:value-type="float">
            <text:p>15.273</text:p>
          </table:table-cell>
          <table:table-cell office:value-type="float" office:value="5.45254" calcext:value-type="float">
            <text:p>5.45254</text:p>
          </table:table-cell>
          <table:table-cell office:value-type="float" office:value="13.48011" calcext:value-type="float">
            <text:p>13.48011</text:p>
          </table:table-cell>
          <table:table-cell office:value-type="float" office:value="21.02787" calcext:value-type="float">
            <text:p>21.02787</text:p>
          </table:table-cell>
          <table:table-cell office:value-type="float" office:value="36.99464" calcext:value-type="float">
            <text:p>36.99464</text:p>
          </table:table-cell>
          <table:table-cell/>
        </table:table-row>
        <table:table-row table:style-name="ro1">
          <table:table-cell office:value-type="float" office:value="23.65671" calcext:value-type="float">
            <text:p>23.65671</text:p>
          </table:table-cell>
          <table:table-cell office:value-type="float" office:value="15.90916" calcext:value-type="float">
            <text:p>15.90916</text:p>
          </table:table-cell>
          <table:table-cell office:value-type="float" office:value="6.10806" calcext:value-type="float">
            <text:p>6.10806</text:p>
          </table:table-cell>
          <table:table-cell office:value-type="float" office:value="9.16618" calcext:value-type="float">
            <text:p>9.16618</text:p>
          </table:table-cell>
          <table:table-cell office:value-type="float" office:value="6.33057" calcext:value-type="float">
            <text:p>6.33057</text:p>
          </table:table-cell>
          <table:table-cell office:value-type="float" office:value="19.04375" calcext:value-type="float">
            <text:p>19.04375</text:p>
          </table:table-cell>
          <table:table-cell office:value-type="float" office:value="28.8226" calcext:value-type="float">
            <text:p>28.8226</text:p>
          </table:table-cell>
          <table:table-cell office:value-type="float" office:value="29.91022" calcext:value-type="float">
            <text:p>29.91022</text:p>
          </table:table-cell>
          <table:table-cell office:value-type="float" office:value="16.13354" calcext:value-type="float">
            <text:p>16.13354</text:p>
          </table:table-cell>
          <table:table-cell office:value-type="float" office:value="30.65712" calcext:value-type="float">
            <text:p>30.65712</text:p>
          </table:table-cell>
          <table:table-cell office:value-type="float" office:value="18.39584" calcext:value-type="float">
            <text:p>18.39584</text:p>
          </table:table-cell>
          <table:table-cell office:value-type="float" office:value="16.84071" calcext:value-type="float">
            <text:p>16.84071</text:p>
          </table:table-cell>
          <table:table-cell office:value-type="float" office:value="16.86505" calcext:value-type="float">
            <text:p>16.86505</text:p>
          </table:table-cell>
          <table:table-cell office:value-type="float" office:value="24.51192" calcext:value-type="float">
            <text:p>24.51192</text:p>
          </table:table-cell>
          <table:table-cell office:value-type="float" office:value="15.74197" calcext:value-type="float">
            <text:p>15.74197</text:p>
          </table:table-cell>
          <table:table-cell office:value-type="float" office:value="16.46034" calcext:value-type="float">
            <text:p>16.46034</text:p>
          </table:table-cell>
          <table:table-cell office:value-type="float" office:value="4.1698" calcext:value-type="float">
            <text:p>4.1698</text:p>
          </table:table-cell>
          <table:table-cell office:value-type="float" office:value="14.11222" calcext:value-type="float">
            <text:p>14.11222</text:p>
          </table:table-cell>
          <table:table-cell office:value-type="float" office:value="21.67233" calcext:value-type="float">
            <text:p>21.67233</text:p>
          </table:table-cell>
          <table:table-cell office:value-type="float" office:value="38.23807" calcext:value-type="float">
            <text:p>38.23807</text:p>
          </table:table-cell>
          <table:table-cell/>
        </table:table-row>
        <table:table-row table:style-name="ro1">
          <table:table-cell office:value-type="float" office:value="24.39455" calcext:value-type="float">
            <text:p>24.39455</text:p>
          </table:table-cell>
          <table:table-cell office:value-type="float" office:value="16.87338" calcext:value-type="float">
            <text:p>16.87338</text:p>
          </table:table-cell>
          <table:table-cell office:value-type="float" office:value="4.9436" calcext:value-type="float">
            <text:p>4.9436</text:p>
          </table:table-cell>
          <table:table-cell office:value-type="float" office:value="8.58063" calcext:value-type="float">
            <text:p>8.58063</text:p>
          </table:table-cell>
          <table:table-cell office:value-type="float" office:value="7.37616" calcext:value-type="float">
            <text:p>7.37616</text:p>
          </table:table-cell>
          <table:table-cell office:value-type="float" office:value="19.63252" calcext:value-type="float">
            <text:p>19.63252</text:p>
          </table:table-cell>
          <table:table-cell office:value-type="float" office:value="29.66718" calcext:value-type="float">
            <text:p>29.66718</text:p>
          </table:table-cell>
          <table:table-cell office:value-type="float" office:value="30.56881" calcext:value-type="float">
            <text:p>30.56881</text:p>
          </table:table-cell>
          <table:table-cell office:value-type="float" office:value="15.368" calcext:value-type="float">
            <text:p>15.368</text:p>
          </table:table-cell>
          <table:table-cell office:value-type="float" office:value="31.19948" calcext:value-type="float">
            <text:p>31.19948</text:p>
          </table:table-cell>
          <table:table-cell office:value-type="float" office:value="19.64093" calcext:value-type="float">
            <text:p>19.64093</text:p>
          </table:table-cell>
          <table:table-cell office:value-type="float" office:value="17.38999" calcext:value-type="float">
            <text:p>17.38999</text:p>
          </table:table-cell>
          <table:table-cell office:value-type="float" office:value="16.46371" calcext:value-type="float">
            <text:p>16.46371</text:p>
          </table:table-cell>
          <table:table-cell office:value-type="float" office:value="25.77454" calcext:value-type="float">
            <text:p>25.77454</text:p>
          </table:table-cell>
          <table:table-cell office:value-type="float" office:value="16.37786" calcext:value-type="float">
            <text:p>16.37786</text:p>
          </table:table-cell>
          <table:table-cell office:value-type="float" office:value="17.64938" calcext:value-type="float">
            <text:p>17.64938</text:p>
          </table:table-cell>
          <table:table-cell office:value-type="float" office:value="2.96621" calcext:value-type="float">
            <text:p>2.96621</text:p>
          </table:table-cell>
          <table:table-cell office:value-type="float" office:value="14.74262" calcext:value-type="float">
            <text:p>14.74262</text:p>
          </table:table-cell>
          <table:table-cell office:value-type="float" office:value="22.32574" calcext:value-type="float">
            <text:p>22.32574</text:p>
          </table:table-cell>
          <table:table-cell office:value-type="float" office:value="39.30651" calcext:value-type="float">
            <text:p>39.30651</text:p>
          </table:table-cell>
          <table:table-cell/>
        </table:table-row>
        <table:table-row table:style-name="ro1">
          <table:table-cell office:value-type="float" office:value="24.88593" calcext:value-type="float">
            <text:p>24.88593</text:p>
          </table:table-cell>
          <table:table-cell office:value-type="float" office:value="17.88948" calcext:value-type="float">
            <text:p>17.88948</text:p>
          </table:table-cell>
          <table:table-cell office:value-type="float" office:value="3.87832" calcext:value-type="float">
            <text:p>3.87832</text:p>
          </table:table-cell>
          <table:table-cell office:value-type="float" office:value="8.01605" calcext:value-type="float">
            <text:p>8.01605</text:p>
          </table:table-cell>
          <table:table-cell office:value-type="float" office:value="8.59012" calcext:value-type="float">
            <text:p>8.59012</text:p>
          </table:table-cell>
          <table:table-cell office:value-type="float" office:value="20.19884" calcext:value-type="float">
            <text:p>20.19884</text:p>
          </table:table-cell>
          <table:table-cell office:value-type="float" office:value="30.22403" calcext:value-type="float">
            <text:p>30.22403</text:p>
          </table:table-cell>
          <table:table-cell office:value-type="float" office:value="31.28152" calcext:value-type="float">
            <text:p>31.28152</text:p>
          </table:table-cell>
          <table:table-cell office:value-type="float" office:value="14.38693" calcext:value-type="float">
            <text:p>14.38693</text:p>
          </table:table-cell>
          <table:table-cell office:value-type="float" office:value="31.99873" calcext:value-type="float">
            <text:p>31.99873</text:p>
          </table:table-cell>
          <table:table-cell office:value-type="float" office:value="20.89541" calcext:value-type="float">
            <text:p>20.89541</text:p>
          </table:table-cell>
          <table:table-cell office:value-type="float" office:value="17.88438" calcext:value-type="float">
            <text:p>17.88438</text:p>
          </table:table-cell>
          <table:table-cell office:value-type="float" office:value="16.16157" calcext:value-type="float">
            <text:p>16.16157</text:p>
          </table:table-cell>
          <table:table-cell office:value-type="float" office:value="27.02813" calcext:value-type="float">
            <text:p>27.02813</text:p>
          </table:table-cell>
          <table:table-cell office:value-type="float" office:value="17.00685" calcext:value-type="float">
            <text:p>17.00685</text:p>
          </table:table-cell>
          <table:table-cell office:value-type="float" office:value="18.85206" calcext:value-type="float">
            <text:p>18.85206</text:p>
          </table:table-cell>
          <table:table-cell office:value-type="float" office:value="2.15866" calcext:value-type="float">
            <text:p>2.15866</text:p>
          </table:table-cell>
          <table:table-cell office:value-type="float" office:value="15.38745" calcext:value-type="float">
            <text:p>15.38745</text:p>
          </table:table-cell>
          <table:table-cell office:value-type="float" office:value="22.95969" calcext:value-type="float">
            <text:p>22.95969</text:p>
          </table:table-cell>
          <table:table-cell office:value-type="float" office:value="40.52251" calcext:value-type="float">
            <text:p>40.52251</text:p>
          </table:table-cell>
          <table:table-cell/>
        </table:table-row>
        <table:table-row table:style-name="ro1">
          <table:table-cell office:value-type="float" office:value="25.62222" calcext:value-type="float">
            <text:p>25.62222</text:p>
          </table:table-cell>
          <table:table-cell office:value-type="float" office:value="19.0004" calcext:value-type="float">
            <text:p>19.0004</text:p>
          </table:table-cell>
          <table:table-cell office:value-type="float" office:value="3.16252" calcext:value-type="float">
            <text:p>3.16252</text:p>
          </table:table-cell>
          <table:table-cell office:value-type="float" office:value="7.40563" calcext:value-type="float">
            <text:p>7.40563</text:p>
          </table:table-cell>
          <table:table-cell office:value-type="float" office:value="9.91638" calcext:value-type="float">
            <text:p>9.91638</text:p>
          </table:table-cell>
          <table:table-cell office:value-type="float" office:value="20.78618" calcext:value-type="float">
            <text:p>20.78618</text:p>
          </table:table-cell>
          <table:table-cell office:value-type="float" office:value="31.06499" calcext:value-type="float">
            <text:p>31.06499</text:p>
          </table:table-cell>
          <table:table-cell office:value-type="float" office:value="31.92878" calcext:value-type="float">
            <text:p>31.92878</text:p>
          </table:table-cell>
          <table:table-cell office:value-type="float" office:value="13.34591" calcext:value-type="float">
            <text:p>13.34591</text:p>
          </table:table-cell>
          <table:table-cell office:value-type="float" office:value="32.52667" calcext:value-type="float">
            <text:p>32.52667</text:p>
          </table:table-cell>
          <table:table-cell office:value-type="float" office:value="22.15763" calcext:value-type="float">
            <text:p>22.15763</text:p>
          </table:table-cell>
          <table:table-cell office:value-type="float" office:value="18.42941" calcext:value-type="float">
            <text:p>18.42941</text:p>
          </table:table-cell>
          <table:table-cell office:value-type="float" office:value="15.77572" calcext:value-type="float">
            <text:p>15.77572</text:p>
          </table:table-cell>
          <table:table-cell office:value-type="float" office:value="28.27039" calcext:value-type="float">
            <text:p>28.27039</text:p>
          </table:table-cell>
          <table:table-cell office:value-type="float" office:value="17.65441" calcext:value-type="float">
            <text:p>17.65441</text:p>
          </table:table-cell>
          <table:table-cell office:value-type="float" office:value="20.06688" calcext:value-type="float">
            <text:p>20.06688</text:p>
          </table:table-cell>
          <table:table-cell office:value-type="float" office:value="2.23327" calcext:value-type="float">
            <text:p>2.23327</text:p>
          </table:table-cell>
          <table:table-cell office:value-type="float" office:value="16.00804" calcext:value-type="float">
            <text:p>16.00804</text:p>
          </table:table-cell>
          <table:table-cell office:value-type="float" office:value="23.62617" calcext:value-type="float">
            <text:p>23.62617</text:p>
          </table:table-cell>
          <table:table-cell office:value-type="float" office:value="41.72544" calcext:value-type="float">
            <text:p>41.72544</text:p>
          </table:table-cell>
          <table:table-cell/>
        </table:table-row>
        <table:table-row table:style-name="ro1">
          <table:table-cell office:value-type="float" office:value="26.1145" calcext:value-type="float">
            <text:p>26.1145</text:p>
          </table:table-cell>
          <table:table-cell office:value-type="float" office:value="20.10399" calcext:value-type="float">
            <text:p>20.10399</text:p>
          </table:table-cell>
          <table:table-cell office:value-type="float" office:value="3.00762" calcext:value-type="float">
            <text:p>3.00762</text:p>
          </table:table-cell>
          <table:table-cell office:value-type="float" office:value="6.23072" calcext:value-type="float">
            <text:p>6.23072</text:p>
          </table:table-cell>
          <table:table-cell office:value-type="float" office:value="11.31268" calcext:value-type="float">
            <text:p>11.31268</text:p>
          </table:table-cell>
          <table:table-cell office:value-type="float" office:value="21.33658" calcext:value-type="float">
            <text:p>21.33658</text:p>
          </table:table-cell>
          <table:table-cell office:value-type="float" office:value="31.62368" calcext:value-type="float">
            <text:p>31.62368</text:p>
          </table:table-cell>
          <table:table-cell office:value-type="float" office:value="32.6421" calcext:value-type="float">
            <text:p>32.6421</text:p>
          </table:table-cell>
          <table:table-cell office:value-type="float" office:value="12.30869" calcext:value-type="float">
            <text:p>12.30869</text:p>
          </table:table-cell>
          <table:table-cell office:value-type="float" office:value="33.32807" calcext:value-type="float">
            <text:p>33.32807</text:p>
          </table:table-cell>
          <table:table-cell office:value-type="float" office:value="23.41759" calcext:value-type="float">
            <text:p>23.41759</text:p>
          </table:table-cell>
          <table:table-cell office:value-type="float" office:value="18.91549" calcext:value-type="float">
            <text:p>18.91549</text:p>
          </table:table-cell>
          <table:table-cell office:value-type="float" office:value="15.46725" calcext:value-type="float">
            <text:p>15.46725</text:p>
          </table:table-cell>
          <table:table-cell office:value-type="float" office:value="29.52488" calcext:value-type="float">
            <text:p>29.52488</text:p>
          </table:table-cell>
          <table:table-cell office:value-type="float" office:value="18.29724" calcext:value-type="float">
            <text:p>18.29724</text:p>
          </table:table-cell>
          <table:table-cell office:value-type="float" office:value="21.28368" calcext:value-type="float">
            <text:p>21.28368</text:p>
          </table:table-cell>
          <table:table-cell office:value-type="float" office:value="3.10627" calcext:value-type="float">
            <text:p>3.10627</text:p>
          </table:table-cell>
          <table:table-cell office:value-type="float" office:value="16.66144" calcext:value-type="float">
            <text:p>16.66144</text:p>
          </table:table-cell>
          <table:table-cell office:value-type="float" office:value="24.26239" calcext:value-type="float">
            <text:p>24.26239</text:p>
          </table:table-cell>
          <table:table-cell office:value-type="float" office:value="42.91358" calcext:value-type="float">
            <text:p>42.91358</text:p>
          </table:table-cell>
          <table:table-cell/>
        </table:table-row>
        <table:table-row table:style-name="ro1">
          <table:table-cell office:value-type="float" office:value="26.84785" calcext:value-type="float">
            <text:p>26.84785</text:p>
          </table:table-cell>
          <table:table-cell office:value-type="float" office:value="21.19917" calcext:value-type="float">
            <text:p>21.19917</text:p>
          </table:table-cell>
          <table:table-cell office:value-type="float" office:value="3.50056" calcext:value-type="float">
            <text:p>3.50056</text:p>
          </table:table-cell>
          <table:table-cell office:value-type="float" office:value="5.02811" calcext:value-type="float">
            <text:p>5.02811</text:p>
          </table:table-cell>
          <table:table-cell office:value-type="float" office:value="12.70165" calcext:value-type="float">
            <text:p>12.70165</text:p>
          </table:table-cell>
          <table:table-cell office:value-type="float" office:value="21.92027" calcext:value-type="float">
            <text:p>21.92027</text:p>
          </table:table-cell>
          <table:table-cell office:value-type="float" office:value="32.45485" calcext:value-type="float">
            <text:p>32.45485</text:p>
          </table:table-cell>
          <table:table-cell office:value-type="float" office:value="33.29635" calcext:value-type="float">
            <text:p>33.29635</text:p>
          </table:table-cell>
          <table:table-cell office:value-type="float" office:value="11.26" calcext:value-type="float">
            <text:p>11.26</text:p>
          </table:table-cell>
          <table:table-cell office:value-type="float" office:value="33.86162" calcext:value-type="float">
            <text:p>33.86162</text:p>
          </table:table-cell>
          <table:table-cell office:value-type="float" office:value="24.67216" calcext:value-type="float">
            <text:p>24.67216</text:p>
          </table:table-cell>
          <table:table-cell office:value-type="float" office:value="19.45306" calcext:value-type="float">
            <text:p>19.45306</text:p>
          </table:table-cell>
          <table:table-cell office:value-type="float" office:value="15.09477" calcext:value-type="float">
            <text:p>15.09477</text:p>
          </table:table-cell>
          <table:table-cell office:value-type="float" office:value="30.76571" calcext:value-type="float">
            <text:p>30.76571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22.49476" calcext:value-type="float">
            <text:p>22.49476</text:p>
          </table:table-cell>
          <table:table-cell office:value-type="float" office:value="4.30003" calcext:value-type="float">
            <text:p>4.30003</text:p>
          </table:table-cell>
          <table:table-cell office:value-type="float" office:value="17.28455" calcext:value-type="float">
            <text:p>17.28455</text:p>
          </table:table-cell>
          <table:table-cell office:value-type="float" office:value="24.92838" calcext:value-type="float">
            <text:p>24.92838</text:p>
          </table:table-cell>
          <table:table-cell office:value-type="float" office:value="44.09618" calcext:value-type="float">
            <text:p>44.09618</text:p>
          </table:table-cell>
          <table:table-cell/>
        </table:table-row>
        <table:table-row table:style-name="ro1">
          <table:table-cell office:value-type="float" office:value="27.3325" calcext:value-type="float">
            <text:p>27.3325</text:p>
          </table:table-cell>
          <table:table-cell office:value-type="float" office:value="22.26672" calcext:value-type="float">
            <text:p>22.26672</text:p>
          </table:table-cell>
          <table:table-cell office:value-type="float" office:value="4.436" calcext:value-type="float">
            <text:p>4.436</text:p>
          </table:table-cell>
          <table:table-cell office:value-type="float" office:value="3.83885" calcext:value-type="float">
            <text:p>3.83885</text:p>
          </table:table-cell>
          <table:table-cell office:value-type="float" office:value="14.12761" calcext:value-type="float">
            <text:p>14.12761</text:p>
          </table:table-cell>
          <table:table-cell office:value-type="float" office:value="22.45687" calcext:value-type="float">
            <text:p>22.45687</text:p>
          </table:table-cell>
          <table:table-cell office:value-type="float" office:value="33.01179" calcext:value-type="float">
            <text:p>33.01179</text:p>
          </table:table-cell>
          <table:table-cell office:value-type="float" office:value="34.00641" calcext:value-type="float">
            <text:p>34.00641</text:p>
          </table:table-cell>
          <table:table-cell office:value-type="float" office:value="10.20544" calcext:value-type="float">
            <text:p>10.20544</text:p>
          </table:table-cell>
          <table:table-cell office:value-type="float" office:value="34.65071" calcext:value-type="float">
            <text:p>34.65071</text:p>
          </table:table-cell>
          <table:table-cell office:value-type="float" office:value="25.9358" calcext:value-type="float">
            <text:p>25.9358</text:p>
          </table:table-cell>
          <table:table-cell office:value-type="float" office:value="19.94939" calcext:value-type="float">
            <text:p>19.94939</text:p>
          </table:table-cell>
          <table:table-cell office:value-type="float" office:value="14.66806" calcext:value-type="float">
            <text:p>14.66806</text:p>
          </table:table-cell>
          <table:table-cell office:value-type="float" office:value="32.0034" calcext:value-type="float">
            <text:p>32.0034</text:p>
          </table:table-cell>
          <table:table-cell office:value-type="float" office:value="19.5829" calcext:value-type="float">
            <text:p>19.5829</text:p>
          </table:table-cell>
          <table:table-cell office:value-type="float" office:value="23.71267" calcext:value-type="float">
            <text:p>23.71267</text:p>
          </table:table-cell>
          <table:table-cell office:value-type="float" office:value="5.62063" calcext:value-type="float">
            <text:p>5.62063</text:p>
          </table:table-cell>
          <table:table-cell office:value-type="float" office:value="17.93231" calcext:value-type="float">
            <text:p>17.93231</text:p>
          </table:table-cell>
          <table:table-cell office:value-type="float" office:value="25.55494" calcext:value-type="float">
            <text:p>25.55494</text:p>
          </table:table-cell>
          <table:table-cell office:value-type="float" office:value="45.25712" calcext:value-type="float">
            <text:p>45.25712</text:p>
          </table:table-cell>
          <table:table-cell/>
        </table:table-row>
        <table:table-row table:style-name="ro1">
          <table:table-cell office:value-type="float" office:value="28.06366" calcext:value-type="float">
            <text:p>28.06366</text:p>
          </table:table-cell>
          <table:table-cell office:value-type="float" office:value="23.30896" calcext:value-type="float">
            <text:p>23.30896</text:p>
          </table:table-cell>
          <table:table-cell office:value-type="float" office:value="5.59017" calcext:value-type="float">
            <text:p>5.59017</text:p>
          </table:table-cell>
          <table:table-cell office:value-type="float" office:value="2.66635" calcext:value-type="float">
            <text:p>2.66635</text:p>
          </table:table-cell>
          <table:table-cell office:value-type="float" office:value="15.4896" calcext:value-type="float">
            <text:p>15.4896</text:p>
          </table:table-cell>
          <table:table-cell office:value-type="float" office:value="23.02469" calcext:value-type="float">
            <text:p>23.02469</text:p>
          </table:table-cell>
          <table:table-cell office:value-type="float" office:value="33.84926" calcext:value-type="float">
            <text:p>33.84926</text:p>
          </table:table-cell>
          <table:table-cell office:value-type="float" office:value="34.64381" calcext:value-type="float">
            <text:p>34.64381</text:p>
          </table:table-cell>
          <table:table-cell office:value-type="float" office:value="9.16213" calcext:value-type="float">
            <text:p>9.16213</text:p>
          </table:table-cell>
          <table:table-cell office:value-type="float" office:value="35.18259" calcext:value-type="float">
            <text:p>35.18259</text:p>
          </table:table-cell>
          <table:table-cell office:value-type="float" office:value="27.20069" calcext:value-type="float">
            <text:p>27.20069</text:p>
          </table:table-cell>
          <table:table-cell office:value-type="float" office:value="20.4912" calcext:value-type="float">
            <text:p>20.4912</text:p>
          </table:table-cell>
          <table:table-cell office:value-type="float" office:value="14.18356" calcext:value-type="float">
            <text:p>14.18356</text:p>
          </table:table-cell>
          <table:table-cell office:value-type="float" office:value="33.2231" calcext:value-type="float">
            <text:p>33.2231</text:p>
          </table:table-cell>
          <table:table-cell office:value-type="float" office:value="20.23654" calcext:value-type="float">
            <text:p>20.23654</text:p>
          </table:table-cell>
          <table:table-cell office:value-type="float" office:value="24.92399" calcext:value-type="float">
            <text:p>24.92399</text:p>
          </table:table-cell>
          <table:table-cell office:value-type="float" office:value="7.00594" calcext:value-type="float">
            <text:p>7.00594</text:p>
          </table:table-cell>
          <table:table-cell office:value-type="float" office:value="18.53107" calcext:value-type="float">
            <text:p>18.53107</text:p>
          </table:table-cell>
          <table:table-cell office:value-type="float" office:value="26.84892" calcext:value-type="float">
            <text:p>26.84892</text:p>
          </table:table-cell>
          <table:table-cell office:value-type="float" office:value="46.41338" calcext:value-type="float">
            <text:p>46.41338</text:p>
          </table:table-cell>
          <table:table-cell/>
        </table:table-row>
        <table:table-row table:style-name="ro1">
          <table:table-cell office:value-type="float" office:value="28.54843" calcext:value-type="float">
            <text:p>28.54843</text:p>
          </table:table-cell>
          <table:table-cell office:value-type="float" office:value="24.29795" calcext:value-type="float">
            <text:p>24.29795</text:p>
          </table:table-cell>
          <table:table-cell office:value-type="float" office:value="6.86506" calcext:value-type="float">
            <text:p>6.86506</text:p>
          </table:table-cell>
          <table:table-cell office:value-type="float" office:value="1.6163" calcext:value-type="float">
            <text:p>1.6163</text:p>
          </table:table-cell>
          <table:table-cell office:value-type="float" office:value="16.77501" calcext:value-type="float">
            <text:p>16.77501</text:p>
          </table:table-cell>
          <table:table-cell office:value-type="float" office:value="23.54136" calcext:value-type="float">
            <text:p>23.54136</text:p>
          </table:table-cell>
          <table:table-cell office:value-type="float" office:value="34.39875" calcext:value-type="float">
            <text:p>34.39875</text:p>
          </table:table-cell>
          <table:table-cell office:value-type="float" office:value="35.35292" calcext:value-type="float">
            <text:p>35.35292</text:p>
          </table:table-cell>
          <table:table-cell office:value-type="float" office:value="8.145" calcext:value-type="float">
            <text:p>8.145</text:p>
          </table:table-cell>
          <table:table-cell office:value-type="float" office:value="35.97513" calcext:value-type="float">
            <text:p>35.97513</text:p>
          </table:table-cell>
          <table:table-cell office:value-type="float" office:value="28.45669" calcext:value-type="float">
            <text:p>28.45669</text:p>
          </table:table-cell>
          <table:table-cell office:value-type="float" office:value="20.9849" calcext:value-type="float">
            <text:p>20.9849</text:p>
          </table:table-cell>
          <table:table-cell office:value-type="float" office:value="13.68557" calcext:value-type="float">
            <text:p>13.68557</text:p>
          </table:table-cell>
          <table:table-cell office:value-type="float" office:value="34.41235" calcext:value-type="float">
            <text:p>34.41235</text:p>
          </table:table-cell>
          <table:table-cell office:value-type="float" office:value="21.54748" calcext:value-type="float">
            <text:p>21.54748</text:p>
          </table:table-cell>
          <table:table-cell office:value-type="float" office:value="26.14106" calcext:value-type="float">
            <text:p>26.14106</text:p>
          </table:table-cell>
          <table:table-cell office:value-type="float" office:value="8.42019" calcext:value-type="float">
            <text:p>8.42019</text:p>
          </table:table-cell>
          <table:table-cell office:value-type="float" office:value="19.16403" calcext:value-type="float">
            <text:p>19.16403</text:p>
          </table:table-cell>
          <table:table-cell office:value-type="float" office:value="28.15333" calcext:value-type="float">
            <text:p>28.15333</text:p>
          </table:table-cell>
          <table:table-cell office:value-type="float" office:value="47.54868" calcext:value-type="float">
            <text:p>47.54868</text:p>
          </table:table-cell>
          <table:table-cell/>
        </table:table-row>
        <table:table-row table:style-name="ro1">
          <table:table-cell office:value-type="float" office:value="29.27209" calcext:value-type="float">
            <text:p>29.27209</text:p>
          </table:table-cell>
          <table:table-cell office:value-type="float" office:value="25.24162" calcext:value-type="float">
            <text:p>25.24162</text:p>
          </table:table-cell>
          <table:table-cell office:value-type="float" office:value="8.21605" calcext:value-type="float">
            <text:p>8.21605</text:p>
          </table:table-cell>
          <table:table-cell office:value-type="float" office:value="1.14449" calcext:value-type="float">
            <text:p>1.14449</text:p>
          </table:table-cell>
          <table:table-cell office:value-type="float" office:value="18.07389" calcext:value-type="float">
            <text:p>18.07389</text:p>
          </table:table-cell>
          <table:table-cell office:value-type="float" office:value="24.09477" calcext:value-type="float">
            <text:p>24.09477</text:p>
          </table:table-cell>
          <table:table-cell office:value-type="float" office:value="35.2155" calcext:value-type="float">
            <text:p>35.2155</text:p>
          </table:table-cell>
          <table:table-cell office:value-type="float" office:value="35.96901" calcext:value-type="float">
            <text:p>35.96901</text:p>
          </table:table-cell>
          <table:table-cell office:value-type="float" office:value="7.1649" calcext:value-type="float">
            <text:p>7.1649</text:p>
          </table:table-cell>
          <table:table-cell office:value-type="float" office:value="36.48212" calcext:value-type="float">
            <text:p>36.48212</text:p>
          </table:table-cell>
          <table:table-cell office:value-type="float" office:value="29.71113" calcext:value-type="float">
            <text:p>29.71113</text:p>
          </table:table-cell>
          <table:table-cell office:value-type="float" office:value="21.52955" calcext:value-type="float">
            <text:p>21.52955</text:p>
          </table:table-cell>
          <table:table-cell office:value-type="float" office:value="12.66104" calcext:value-type="float">
            <text:p>12.66104</text:p>
          </table:table-cell>
          <table:table-cell office:value-type="float" office:value="35.60364" calcext:value-type="float">
            <text:p>35.60364</text:p>
          </table:table-cell>
          <table:table-cell office:value-type="float" office:value="22.8461" calcext:value-type="float">
            <text:p>22.8461</text:p>
          </table:table-cell>
          <table:table-cell office:value-type="float" office:value="27.34086" calcext:value-type="float">
            <text:p>27.34086</text:p>
          </table:table-cell>
          <table:table-cell office:value-type="float" office:value="9.86347" calcext:value-type="float">
            <text:p>9.86347</text:p>
          </table:table-cell>
          <table:table-cell office:value-type="float" office:value="19.76368" calcext:value-type="float">
            <text:p>19.76368</text:p>
          </table:table-cell>
          <table:table-cell office:value-type="float" office:value="29.43774" calcext:value-type="float">
            <text:p>29.43774</text:p>
          </table:table-cell>
          <table:table-cell office:value-type="float" office:value="48.67419" calcext:value-type="float">
            <text:p>48.67419</text:p>
          </table:table-cell>
          <table:table-cell/>
        </table:table-row>
        <table:table-row table:style-name="ro1">
          <table:table-cell office:value-type="float" office:value="29.75169" calcext:value-type="float">
            <text:p>29.75169</text:p>
          </table:table-cell>
          <table:table-cell office:value-type="float" office:value="26.15697" calcext:value-type="float">
            <text:p>26.15697</text:p>
          </table:table-cell>
          <table:table-cell office:value-type="float" office:value="9.59209" calcext:value-type="float">
            <text:p>9.59209</text:p>
          </table:table-cell>
          <table:table-cell office:value-type="float" office:value="1.80402" calcext:value-type="float">
            <text:p>1.80402</text:p>
          </table:table-cell>
          <table:table-cell office:value-type="float" office:value="19.38616" calcext:value-type="float">
            <text:p>19.38616</text:p>
          </table:table-cell>
          <table:table-cell office:value-type="float" office:value="24.58917" calcext:value-type="float">
            <text:p>24.58917</text:p>
          </table:table-cell>
          <table:table-cell office:value-type="float" office:value="35.75226" calcext:value-type="float">
            <text:p>35.75226</text:p>
          </table:table-cell>
          <table:table-cell office:value-type="float" office:value="36.66685" calcext:value-type="float">
            <text:p>36.66685</text:p>
          </table:table-cell>
          <table:table-cell office:value-type="float" office:value="6.25797" calcext:value-type="float">
            <text:p>6.25797</text:p>
          </table:table-cell>
          <table:table-cell office:value-type="float" office:value="37.23855" calcext:value-type="float">
            <text:p>37.23855</text:p>
          </table:table-cell>
          <table:table-cell office:value-type="float" office:value="30.95146" calcext:value-type="float">
            <text:p>30.95146</text:p>
          </table:table-cell>
          <table:table-cell office:value-type="float" office:value="22.02691" calcext:value-type="float">
            <text:p>22.02691</text:p>
          </table:table-cell>
          <table:table-cell office:value-type="float" office:value="11.61992" calcext:value-type="float">
            <text:p>11.61992</text:p>
          </table:table-cell>
          <table:table-cell office:value-type="float" office:value="36.80408" calcext:value-type="float">
            <text:p>36.80408</text:p>
          </table:table-cell>
          <table:table-cell office:value-type="float" office:value="24.16012" calcext:value-type="float">
            <text:p>24.16012</text:p>
          </table:table-cell>
          <table:table-cell office:value-type="float" office:value="28.0647" calcext:value-type="float">
            <text:p>28.0647</text:p>
          </table:table-cell>
          <table:table-cell office:value-type="float" office:value="11.30414" calcext:value-type="float">
            <text:p>11.30414</text:p>
          </table:table-cell>
          <table:table-cell office:value-type="float" office:value="20.40861" calcext:value-type="float">
            <text:p>20.40861</text:p>
          </table:table-cell>
          <table:table-cell office:value-type="float" office:value="30.71974" calcext:value-type="float">
            <text:p>30.71974</text:p>
          </table:table-cell>
          <table:table-cell office:value-type="float" office:value="49.7856" calcext:value-type="float">
            <text:p>49.7856</text:p>
          </table:table-cell>
          <table:table-cell/>
        </table:table-row>
        <table:table-row table:style-name="ro1">
          <table:table-cell office:value-type="float" office:value="30.47622" calcext:value-type="float">
            <text:p>30.47622</text:p>
          </table:table-cell>
          <table:table-cell office:value-type="float" office:value="27.0507" calcext:value-type="float">
            <text:p>27.0507</text:p>
          </table:table-cell>
          <table:table-cell office:value-type="float" office:value="10.98925" calcext:value-type="float">
            <text:p>10.98925</text:p>
          </table:table-cell>
          <table:table-cell office:value-type="float" office:value="2.93298" calcext:value-type="float">
            <text:p>2.93298</text:p>
          </table:table-cell>
          <table:table-cell office:value-type="float" office:value="20.70281" calcext:value-type="float">
            <text:p>20.70281</text:p>
          </table:table-cell>
          <table:table-cell office:value-type="float" office:value="25.11816" calcext:value-type="float">
            <text:p>25.11816</text:p>
          </table:table-cell>
          <table:table-cell office:value-type="float" office:value="36.55549" calcext:value-type="float">
            <text:p>36.55549</text:p>
          </table:table-cell>
          <table:table-cell office:value-type="float" office:value="37.26837" calcext:value-type="float">
            <text:p>37.26837</text:p>
          </table:table-cell>
          <table:table-cell office:value-type="float" office:value="5.45908" calcext:value-type="float">
            <text:p>5.45908</text:p>
          </table:table-cell>
          <table:table-cell office:value-type="float" office:value="37.74307" calcext:value-type="float">
            <text:p>37.74307</text:p>
          </table:table-cell>
          <table:table-cell office:value-type="float" office:value="32.18699" calcext:value-type="float">
            <text:p>32.18699</text:p>
          </table:table-cell>
          <table:table-cell office:value-type="float" office:value="22.55899" calcext:value-type="float">
            <text:p>22.55899</text:p>
          </table:table-cell>
          <table:table-cell office:value-type="float" office:value="10.56333" calcext:value-type="float">
            <text:p>10.56333</text:p>
          </table:table-cell>
          <table:table-cell office:value-type="float" office:value="37.99979" calcext:value-type="float">
            <text:p>37.99979</text:p>
          </table:table-cell>
          <table:table-cell office:value-type="float" office:value="25.48406" calcext:value-type="float">
            <text:p>25.48406</text:p>
          </table:table-cell>
          <table:table-cell office:value-type="float" office:value="28.53574" calcext:value-type="float">
            <text:p>28.53574</text:p>
          </table:table-cell>
          <table:table-cell office:value-type="float" office:value="12.76387" calcext:value-type="float">
            <text:p>12.76387</text:p>
          </table:table-cell>
          <table:table-cell office:value-type="float" office:value="21.00847" calcext:value-type="float">
            <text:p>21.00847</text:p>
          </table:table-cell>
          <table:table-cell office:value-type="float" office:value="31.98747" calcext:value-type="float">
            <text:p>31.98747</text:p>
          </table:table-cell>
          <table:table-cell table:number-columns-repeated="2"/>
        </table:table-row>
        <table:table-row table:style-name="ro1">
          <table:table-cell office:value-type="float" office:value="30.93635" calcext:value-type="float">
            <text:p>30.93635</text:p>
          </table:table-cell>
          <table:table-cell office:value-type="float" office:value="27.92717" calcext:value-type="float">
            <text:p>27.92717</text:p>
          </table:table-cell>
          <table:table-cell office:value-type="float" office:value="12.40603" calcext:value-type="float">
            <text:p>12.40603</text:p>
          </table:table-cell>
          <table:table-cell office:value-type="float" office:value="4.19623" calcext:value-type="float">
            <text:p>4.19623</text:p>
          </table:table-cell>
          <table:table-cell office:value-type="float" office:value="22.03269" calcext:value-type="float">
            <text:p>22.03269</text:p>
          </table:table-cell>
          <table:table-cell office:value-type="float" office:value="25.5814" calcext:value-type="float">
            <text:p>25.5814</text:p>
          </table:table-cell>
          <table:table-cell office:value-type="float" office:value="37.08372" calcext:value-type="float">
            <text:p>37.08372</text:p>
          </table:table-cell>
          <table:table-cell office:value-type="float" office:value="37.93674" calcext:value-type="float">
            <text:p>37.93674</text:p>
          </table:table-cell>
          <table:table-cell office:value-type="float" office:value="4.83978" calcext:value-type="float">
            <text:p>4.83978</text:p>
          </table:table-cell>
          <table:table-cell office:value-type="float" office:value="38.48478" calcext:value-type="float">
            <text:p>38.48478</text:p>
          </table:table-cell>
          <table:table-cell office:value-type="float" office:value="32.7904" calcext:value-type="float">
            <text:p>32.7904</text:p>
          </table:table-cell>
          <table:table-cell office:value-type="float" office:value="23.0613" calcext:value-type="float">
            <text:p>23.0613</text:p>
          </table:table-cell>
          <table:table-cell office:value-type="float" office:value="9.51456" calcext:value-type="float">
            <text:p>9.51456</text:p>
          </table:table-cell>
          <table:table-cell office:value-type="float" office:value="39.18977" calcext:value-type="float">
            <text:p>39.18977</text:p>
          </table:table-cell>
          <table:table-cell office:value-type="float" office:value="26.79213" calcext:value-type="float">
            <text:p>26.79213</text:p>
          </table:table-cell>
          <table:table-cell office:value-type="float" office:value="29.25327" calcext:value-type="float">
            <text:p>29.25327</text:p>
          </table:table-cell>
          <table:table-cell office:value-type="float" office:value="14.21531" calcext:value-type="float">
            <text:p>14.21531</text:p>
          </table:table-cell>
          <table:table-cell office:value-type="float" office:value="21.65599" calcext:value-type="float">
            <text:p>21.65599</text:p>
          </table:table-cell>
          <table:table-cell office:value-type="float" office:value="33.25575" calcext:value-type="float">
            <text:p>33.25575</text:p>
          </table:table-cell>
          <table:table-cell table:number-columns-repeated="2"/>
        </table:table-row>
        <table:table-row table:style-name="ro1">
          <table:table-cell office:value-type="float" office:value="31.62999" calcext:value-type="float">
            <text:p>31.62999</text:p>
          </table:table-cell>
          <table:table-cell office:value-type="float" office:value="28.80205" calcext:value-type="float">
            <text:p>28.80205</text:p>
          </table:table-cell>
          <table:table-cell office:value-type="float" office:value="13.81676" calcext:value-type="float">
            <text:p>13.81676</text:p>
          </table:table-cell>
          <table:table-cell office:value-type="float" office:value="5.45331" calcext:value-type="float">
            <text:p>5.45331</text:p>
          </table:table-cell>
          <table:table-cell office:value-type="float" office:value="23.37016" calcext:value-type="float">
            <text:p>23.37016</text:p>
          </table:table-cell>
          <table:table-cell office:value-type="float" office:value="26.08141" calcext:value-type="float">
            <text:p>26.08141</text:p>
          </table:table-cell>
          <table:table-cell office:value-type="float" office:value="37.85736" calcext:value-type="float">
            <text:p>37.85736</text:p>
          </table:table-cell>
          <table:table-cell office:value-type="float" office:value="38.52246" calcext:value-type="float">
            <text:p>38.52246</text:p>
          </table:table-cell>
          <table:table-cell office:value-type="float" office:value="4.83978" calcext:value-type="float">
            <text:p>4.83978</text:p>
          </table:table-cell>
          <table:table-cell office:value-type="float" office:value="38.97595" calcext:value-type="float">
            <text:p>38.97595</text:p>
          </table:table-cell>
          <table:table-cell office:value-type="float" office:value="33.26423" calcext:value-type="float">
            <text:p>33.26423</text:p>
          </table:table-cell>
          <table:table-cell office:value-type="float" office:value="23.60386" calcext:value-type="float">
            <text:p>23.60386</text:p>
          </table:table-cell>
          <table:table-cell office:value-type="float" office:value="8.46039" calcext:value-type="float">
            <text:p>8.46039</text:p>
          </table:table-cell>
          <table:table-cell office:value-type="float" office:value="40.35906" calcext:value-type="float">
            <text:p>40.35906</text:p>
          </table:table-cell>
          <table:table-cell office:value-type="float" office:value="28.1035" calcext:value-type="float">
            <text:p>28.1035</text:p>
          </table:table-cell>
          <table:table-cell office:value-type="float" office:value="29.73259" calcext:value-type="float">
            <text:p>29.73259</text:p>
          </table:table-cell>
          <table:table-cell office:value-type="float" office:value="15.66958" calcext:value-type="float">
            <text:p>15.66958</text:p>
          </table:table-cell>
          <table:table-cell office:value-type="float" office:value="22.24979" calcext:value-type="float">
            <text:p>22.24979</text:p>
          </table:table-cell>
          <table:table-cell office:value-type="float" office:value="34.51366" calcext:value-type="float">
            <text:p>34.51366</text:p>
          </table:table-cell>
          <table:table-cell table:number-columns-repeated="2"/>
        </table:table-row>
        <table:table-row table:style-name="ro1">
          <table:table-cell office:value-type="float" office:value="32.08461" calcext:value-type="float">
            <text:p>32.08461</text:p>
          </table:table-cell>
          <table:table-cell office:value-type="float" office:value="29.66241" calcext:value-type="float">
            <text:p>29.66241</text:p>
          </table:table-cell>
          <table:table-cell office:value-type="float" office:value="15.24896" calcext:value-type="float">
            <text:p>15.24896</text:p>
          </table:table-cell>
          <table:table-cell office:value-type="float" office:value="6.71484" calcext:value-type="float">
            <text:p>6.71484</text:p>
          </table:table-cell>
          <table:table-cell office:value-type="float" office:value="24.70411" calcext:value-type="float">
            <text:p>24.70411</text:p>
          </table:table-cell>
          <table:table-cell office:value-type="float" office:value="26.52123" calcext:value-type="float">
            <text:p>26.52123</text:p>
          </table:table-cell>
          <table:table-cell office:value-type="float" office:value="38.36718" calcext:value-type="float">
            <text:p>38.36718</text:p>
          </table:table-cell>
          <table:table-cell office:value-type="float" office:value="39.18336" calcext:value-type="float">
            <text:p>39.18336</text:p>
          </table:table-cell>
          <table:table-cell office:value-type="float" office:value="4.49068" calcext:value-type="float">
            <text:p>4.49068</text:p>
          </table:table-cell>
          <table:table-cell office:value-type="float" office:value="39.71089" calcext:value-type="float">
            <text:p>39.71089</text:p>
          </table:table-cell>
          <table:table-cell office:value-type="float" office:value="33.98135" calcext:value-type="float">
            <text:p>33.98135</text:p>
          </table:table-cell>
          <table:table-cell office:value-type="float" office:value="24.10082" calcext:value-type="float">
            <text:p>24.10082</text:p>
          </table:table-cell>
          <table:table-cell office:value-type="float" office:value="7.4197" calcext:value-type="float">
            <text:p>7.4197</text:p>
          </table:table-cell>
          <table:table-cell office:value-type="float" office:value="41.50528" calcext:value-type="float">
            <text:p>41.50528</text:p>
          </table:table-cell>
          <table:table-cell office:value-type="float" office:value="29.4231" calcext:value-type="float">
            <text:p>29.4231</text:p>
          </table:table-cell>
          <table:table-cell office:value-type="float" office:value="30.43773" calcext:value-type="float">
            <text:p>30.43773</text:p>
          </table:table-cell>
          <table:table-cell office:value-type="float" office:value="17.11617" calcext:value-type="float">
            <text:p>17.11617</text:p>
          </table:table-cell>
          <table:table-cell office:value-type="float" office:value="22.89912" calcext:value-type="float">
            <text:p>22.89912</text:p>
          </table:table-cell>
          <table:table-cell office:value-type="float" office:value="35.74159" calcext:value-type="float">
            <text:p>35.74159</text:p>
          </table:table-cell>
          <table:table-cell table:number-columns-repeated="2"/>
        </table:table-row>
        <table:table-row table:style-name="ro1">
          <table:table-cell office:value-type="float" office:value="32.7792" calcext:value-type="float">
            <text:p>32.7792</text:p>
          </table:table-cell>
          <table:table-cell office:value-type="float" office:value="30.51829" calcext:value-type="float">
            <text:p>30.51829</text:p>
          </table:table-cell>
          <table:table-cell office:value-type="float" office:value="15.92951" calcext:value-type="float">
            <text:p>15.92951</text:p>
          </table:table-cell>
          <table:table-cell office:value-type="float" office:value="8.00305" calcext:value-type="float">
            <text:p>8.00305</text:p>
          </table:table-cell>
          <table:table-cell office:value-type="float" office:value="26.05099" calcext:value-type="float">
            <text:p>26.05099</text:p>
          </table:table-cell>
          <table:table-cell office:value-type="float" office:value="27.00907" calcext:value-type="float">
            <text:p>27.00907</text:p>
          </table:table-cell>
          <table:table-cell office:value-type="float" office:value="39.12853" calcext:value-type="float">
            <text:p>39.12853</text:p>
          </table:table-cell>
          <table:table-cell office:value-type="float" office:value="39.7527" calcext:value-type="float">
            <text:p>39.7527</text:p>
          </table:table-cell>
          <table:table-cell office:value-type="float" office:value="4.46862" calcext:value-type="float">
            <text:p>4.46862</text:p>
          </table:table-cell>
          <table:table-cell office:value-type="float" office:value="40.19431" calcext:value-type="float">
            <text:p>40.19431</text:p>
          </table:table-cell>
          <table:table-cell office:value-type="float" office:value="34.45101" calcext:value-type="float">
            <text:p>34.45101</text:p>
          </table:table-cell>
          <table:table-cell office:value-type="float" office:value="24.6285" calcext:value-type="float">
            <text:p>24.6285</text:p>
          </table:table-cell>
          <table:table-cell office:value-type="float" office:value="6.40772" calcext:value-type="float">
            <text:p>6.40772</text:p>
          </table:table-cell>
          <table:table-cell office:value-type="float" office:value="42.63395" calcext:value-type="float">
            <text:p>42.63395</text:p>
          </table:table-cell>
          <table:table-cell office:value-type="float" office:value="30.73287" calcext:value-type="float">
            <text:p>30.73287</text:p>
          </table:table-cell>
          <table:table-cell office:value-type="float" office:value="30.89801" calcext:value-type="float">
            <text:p>30.89801</text:p>
          </table:table-cell>
          <table:table-cell office:value-type="float" office:value="18.57128" calcext:value-type="float">
            <text:p>18.57128</text:p>
          </table:table-cell>
          <table:table-cell office:value-type="float" office:value="23.49208" calcext:value-type="float">
            <text:p>23.49208</text:p>
          </table:table-cell>
          <table:table-cell office:value-type="float" office:value="36.95046" calcext:value-type="float">
            <text:p>36.95046</text:p>
          </table:table-cell>
          <table:table-cell table:number-columns-repeated="2"/>
        </table:table-row>
        <table:table-row table:style-name="ro1">
          <table:table-cell office:value-type="float" office:value="33.24177" calcext:value-type="float">
            <text:p>33.24177</text:p>
          </table:table-cell>
          <table:table-cell office:value-type="float" office:value="31.3583" calcext:value-type="float">
            <text:p>31.3583</text:p>
          </table:table-cell>
          <table:table-cell office:value-type="float" office:value="16.66548" calcext:value-type="float">
            <text:p>16.66548</text:p>
          </table:table-cell>
          <table:table-cell office:value-type="float" office:value="9.28214" calcext:value-type="float">
            <text:p>9.28214</text:p>
          </table:table-cell>
          <table:table-cell office:value-type="float" office:value="27.39039" calcext:value-type="float">
            <text:p>27.39039</text:p>
          </table:table-cell>
          <table:table-cell office:value-type="float" office:value="27.44768" calcext:value-type="float">
            <text:p>27.44768</text:p>
          </table:table-cell>
          <table:table-cell office:value-type="float" office:value="39.6309" calcext:value-type="float">
            <text:p>39.6309</text:p>
          </table:table-cell>
          <table:table-cell office:value-type="float" office:value="40.41563" calcext:value-type="float">
            <text:p>40.41563</text:p>
          </table:table-cell>
          <table:table-cell office:value-type="float" office:value="4.79001" calcext:value-type="float">
            <text:p>4.79001</text:p>
          </table:table-cell>
          <table:table-cell office:value-type="float" office:value="40.91898" calcext:value-type="float">
            <text:p>40.91898</text:p>
          </table:table-cell>
          <table:table-cell office:value-type="float" office:value="35.16999" calcext:value-type="float">
            <text:p>35.16999</text:p>
          </table:table-cell>
          <table:table-cell office:value-type="float" office:value="25.1293" calcext:value-type="float">
            <text:p>25.1293</text:p>
          </table:table-cell>
          <table:table-cell office:value-type="float" office:value="6.40772" calcext:value-type="float">
            <text:p>6.40772</text:p>
          </table:table-cell>
          <table:table-cell office:value-type="float" office:value="43.73335" calcext:value-type="float">
            <text:p>43.73335</text:p>
          </table:table-cell>
          <table:table-cell office:value-type="float" office:value="32.0426" calcext:value-type="float">
            <text:p>32.0426</text:p>
          </table:table-cell>
          <table:table-cell office:value-type="float" office:value="31.58541" calcext:value-type="float">
            <text:p>31.58541</text:p>
          </table:table-cell>
          <table:table-cell office:value-type="float" office:value="20.00816" calcext:value-type="float">
            <text:p>20.00816</text:p>
          </table:table-cell>
          <table:table-cell office:value-type="float" office:value="24.14512" calcext:value-type="float">
            <text:p>24.14512</text:p>
          </table:table-cell>
          <table:table-cell office:value-type="float" office:value="38.15806" calcext:value-type="float">
            <text:p>38.15806</text:p>
          </table:table-cell>
          <table:table-cell table:number-columns-repeated="2"/>
        </table:table-row>
        <table:table-row table:style-name="ro1">
          <table:table-cell office:value-type="float" office:value="33.93696" calcext:value-type="float">
            <text:p>33.93696</text:p>
          </table:table-cell>
          <table:table-cell office:value-type="float" office:value="32.18766" calcext:value-type="float">
            <text:p>32.18766</text:p>
          </table:table-cell>
          <table:table-cell office:value-type="float" office:value="17.35588" calcext:value-type="float">
            <text:p>17.35588</text:p>
          </table:table-cell>
          <table:table-cell office:value-type="float" office:value="10.56056" calcext:value-type="float">
            <text:p>10.56056</text:p>
          </table:table-cell>
          <table:table-cell office:value-type="float" office:value="28.73039" calcext:value-type="float">
            <text:p>28.73039</text:p>
          </table:table-cell>
          <table:table-cell office:value-type="float" office:value="27.9306" calcext:value-type="float">
            <text:p>27.9306</text:p>
          </table:table-cell>
          <table:table-cell office:value-type="float" office:value="40.38911" calcext:value-type="float">
            <text:p>40.38911</text:p>
          </table:table-cell>
          <table:table-cell office:value-type="float" office:value="40.97849" calcext:value-type="float">
            <text:p>40.97849</text:p>
          </table:table-cell>
          <table:table-cell office:value-type="float" office:value="5.38958" calcext:value-type="float">
            <text:p>5.38958</text:p>
          </table:table-cell>
          <table:table-cell office:value-type="float" office:value="41.39248" calcext:value-type="float">
            <text:p>41.39248</text:p>
          </table:table-cell>
          <table:table-cell office:value-type="float" office:value="35.64885" calcext:value-type="float">
            <text:p>35.64885</text:p>
          </table:table-cell>
          <table:table-cell office:value-type="float" office:value="25.64446" calcext:value-type="float">
            <text:p>25.64446</text:p>
          </table:table-cell>
          <table:table-cell office:value-type="float" office:value="5.4468" calcext:value-type="float">
            <text:p>5.4468</text:p>
          </table:table-cell>
          <table:table-cell office:value-type="float" office:value="44.82179" calcext:value-type="float">
            <text:p>44.82179</text:p>
          </table:table-cell>
          <table:table-cell office:value-type="float" office:value="33.34863" calcext:value-type="float">
            <text:p>33.34863</text:p>
          </table:table-cell>
          <table:table-cell office:value-type="float" office:value="32.0489" calcext:value-type="float">
            <text:p>32.0489</text:p>
          </table:table-cell>
          <table:table-cell office:value-type="float" office:value="21.4454" calcext:value-type="float">
            <text:p>21.4454</text:p>
          </table:table-cell>
          <table:table-cell office:value-type="float" office:value="24.72893" calcext:value-type="float">
            <text:p>24.72893</text:p>
          </table:table-cell>
          <table:table-cell office:value-type="float" office:value="39.36296" calcext:value-type="float">
            <text:p>39.36296</text:p>
          </table:table-cell>
          <table:table-cell table:number-columns-repeated="2"/>
        </table:table-row>
        <table:table-row table:style-name="ro1">
          <table:table-cell office:value-type="float" office:value="34.39911" calcext:value-type="float">
            <text:p>34.39911</text:p>
          </table:table-cell>
          <table:table-cell office:value-type="float" office:value="33.00523" calcext:value-type="float">
            <text:p>33.00523</text:p>
          </table:table-cell>
          <table:table-cell office:value-type="float" office:value="18.08672" calcext:value-type="float">
            <text:p>18.08672</text:p>
          </table:table-cell>
          <table:table-cell office:value-type="float" office:value="11.83619" calcext:value-type="float">
            <text:p>11.83619</text:p>
          </table:table-cell>
          <table:table-cell office:value-type="float" office:value="30.07016" calcext:value-type="float">
            <text:p>30.07016</text:p>
          </table:table-cell>
          <table:table-cell office:value-type="float" office:value="28.35338" calcext:value-type="float">
            <text:p>28.35338</text:p>
          </table:table-cell>
          <table:table-cell office:value-type="float" office:value="40.88046" calcext:value-type="float">
            <text:p>40.88046</text:p>
          </table:table-cell>
          <table:table-cell office:value-type="float" office:value="41.63091" calcext:value-type="float">
            <text:p>41.63091</text:p>
          </table:table-cell>
          <table:table-cell office:value-type="float" office:value="6.19125" calcext:value-type="float">
            <text:p>6.19125</text:p>
          </table:table-cell>
          <table:table-cell office:value-type="float" office:value="42.11428" calcext:value-type="float">
            <text:p>42.11428</text:p>
          </table:table-cell>
          <table:table-cell office:value-type="float" office:value="36.36991" calcext:value-type="float">
            <text:p>36.36991</text:p>
          </table:table-cell>
          <table:table-cell office:value-type="float" office:value="26.11795" calcext:value-type="float">
            <text:p>26.11795</text:p>
          </table:table-cell>
          <table:table-cell office:value-type="float" office:value="4.6006" calcext:value-type="float">
            <text:p>4.6006</text:p>
          </table:table-cell>
          <table:table-cell office:value-type="float" office:value="45.89514" calcext:value-type="float">
            <text:p>45.89514</text:p>
          </table:table-cell>
          <table:table-cell office:value-type="float" office:value="34.64018" calcext:value-type="float">
            <text:p>34.64018</text:p>
          </table:table-cell>
          <table:table-cell office:value-type="float" office:value="32.73062" calcext:value-type="float">
            <text:p>32.73062</text:p>
          </table:table-cell>
          <table:table-cell office:value-type="float" office:value="22.82223" calcext:value-type="float">
            <text:p>22.82223</text:p>
          </table:table-cell>
          <table:table-cell office:value-type="float" office:value="25.37691" calcext:value-type="float">
            <text:p>25.37691</text:p>
          </table:table-cell>
          <table:table-cell office:value-type="float" office:value="40.56579" calcext:value-type="float">
            <text:p>40.56579</text:p>
          </table:table-cell>
          <table:table-cell table:number-columns-repeated="2"/>
        </table:table-row>
        <table:table-row table:style-name="ro1">
          <table:table-cell office:value-type="float" office:value="35.09142" calcext:value-type="float">
            <text:p>35.09142</text:p>
          </table:table-cell>
          <table:table-cell office:value-type="float" office:value="33.80421" calcext:value-type="float">
            <text:p>33.80421</text:p>
          </table:table-cell>
          <table:table-cell office:value-type="float" office:value="18.76996" calcext:value-type="float">
            <text:p>18.76996</text:p>
          </table:table-cell>
          <table:table-cell office:value-type="float" office:value="13.10453" calcext:value-type="float">
            <text:p>13.10453</text:p>
          </table:table-cell>
          <table:table-cell office:value-type="float" office:value="31.41791" calcext:value-type="float">
            <text:p>31.41791</text:p>
          </table:table-cell>
          <table:table-cell office:value-type="float" office:value="28.82973" calcext:value-type="float">
            <text:p>28.82973</text:p>
          </table:table-cell>
          <table:table-cell office:value-type="float" office:value="41.62145" calcext:value-type="float">
            <text:p>41.62145</text:p>
          </table:table-cell>
          <table:table-cell office:value-type="float" office:value="42.19641" calcext:value-type="float">
            <text:p>42.19641</text:p>
          </table:table-cell>
          <table:table-cell office:value-type="float" office:value="7.11954" calcext:value-type="float">
            <text:p>7.11954</text:p>
          </table:table-cell>
          <table:table-cell office:value-type="float" office:value="42.58704" calcext:value-type="float">
            <text:p>42.58704</text:p>
          </table:table-cell>
          <table:table-cell office:value-type="float" office:value="36.84962" calcext:value-type="float">
            <text:p>36.84962</text:p>
          </table:table-cell>
          <table:table-cell office:value-type="float" office:value="26.61994" calcext:value-type="float">
            <text:p>26.61994</text:p>
          </table:table-cell>
          <table:table-cell office:value-type="float" office:value="3.92784" calcext:value-type="float">
            <text:p>3.92784</text:p>
          </table:table-cell>
          <table:table-cell office:value-type="float" office:value="46.94033" calcext:value-type="float">
            <text:p>46.94033</text:p>
          </table:table-cell>
          <table:table-cell office:value-type="float" office:value="35.92184" calcext:value-type="float">
            <text:p>35.92184</text:p>
          </table:table-cell>
          <table:table-cell office:value-type="float" office:value="33.18978" calcext:value-type="float">
            <text:p>33.18978</text:p>
          </table:table-cell>
          <table:table-cell office:value-type="float" office:value="24.06922" calcext:value-type="float">
            <text:p>24.06922</text:p>
          </table:table-cell>
          <table:table-cell office:value-type="float" office:value="25.96762" calcext:value-type="float">
            <text:p>25.96762</text:p>
          </table:table-cell>
          <table:table-cell office:value-type="float" office:value="41.77573" calcext:value-type="float">
            <text:p>41.77573</text:p>
          </table:table-cell>
          <table:table-cell table:number-columns-repeated="2"/>
        </table:table-row>
        <table:table-row table:style-name="ro1">
          <table:table-cell office:value-type="float" office:value="35.54783" calcext:value-type="float">
            <text:p>35.54783</text:p>
          </table:table-cell>
          <table:table-cell office:value-type="float" office:value="34.57665" calcext:value-type="float">
            <text:p>34.57665</text:p>
          </table:table-cell>
          <table:table-cell office:value-type="float" office:value="19.50845" calcext:value-type="float">
            <text:p>19.50845</text:p>
          </table:table-cell>
          <table:table-cell office:value-type="float" office:value="14.33928" calcext:value-type="float">
            <text:p>14.33928</text:p>
          </table:table-cell>
          <table:table-cell office:value-type="float" office:value="32.7496" calcext:value-type="float">
            <text:p>32.7496</text:p>
          </table:table-cell>
          <table:table-cell office:value-type="float" office:value="29.23515" calcext:value-type="float">
            <text:p>29.23515</text:p>
          </table:table-cell>
          <table:table-cell office:value-type="float" office:value="42.11505" calcext:value-type="float">
            <text:p>42.11505</text:p>
          </table:table-cell>
          <table:table-cell office:value-type="float" office:value="42.83867" calcext:value-type="float">
            <text:p>42.83867</text:p>
          </table:table-cell>
          <table:table-cell office:value-type="float" office:value="8.13226" calcext:value-type="float">
            <text:p>8.13226</text:p>
          </table:table-cell>
          <table:table-cell office:value-type="float" office:value="43.28711" calcext:value-type="float">
            <text:p>43.28711</text:p>
          </table:table-cell>
          <table:table-cell office:value-type="float" office:value="37.5701" calcext:value-type="float">
            <text:p>37.5701</text:p>
          </table:table-cell>
          <table:table-cell office:value-type="float" office:value="27.0965" calcext:value-type="float">
            <text:p>27.0965</text:p>
          </table:table-cell>
          <table:table-cell office:value-type="float" office:value="3.55078" calcext:value-type="float">
            <text:p>3.55078</text:p>
          </table:table-cell>
          <table:table-cell office:value-type="float" office:value="47.9782" calcext:value-type="float">
            <text:p>47.9782</text:p>
          </table:table-cell>
          <table:table-cell office:value-type="float" office:value="37.17867" calcext:value-type="float">
            <text:p>37.17867</text:p>
          </table:table-cell>
          <table:table-cell office:value-type="float" office:value="33.88145" calcext:value-type="float">
            <text:p>33.88145</text:p>
          </table:table-cell>
          <table:table-cell office:value-type="float" office:value="25.30468" calcext:value-type="float">
            <text:p>25.30468</text:p>
          </table:table-cell>
          <table:table-cell office:value-type="float" office:value="26.60432" calcext:value-type="float">
            <text:p>26.60432</text:p>
          </table:table-cell>
          <table:table-cell office:value-type="float" office:value="42.971" calcext:value-type="float">
            <text:p>42.971</text:p>
          </table:table-cell>
          <table:table-cell table:number-columns-repeated="2"/>
        </table:table-row>
        <table:table-row table:style-name="ro1">
          <table:table-cell office:value-type="float" office:value="36.24799" calcext:value-type="float">
            <text:p>36.24799</text:p>
          </table:table-cell>
          <table:table-cell office:value-type="float" office:value="35.33688" calcext:value-type="float">
            <text:p>35.33688</text:p>
          </table:table-cell>
          <table:table-cell office:value-type="float" office:value="20.17876" calcext:value-type="float">
            <text:p>20.17876</text:p>
          </table:table-cell>
          <table:table-cell office:value-type="float" office:value="15.56528" calcext:value-type="float">
            <text:p>15.56528</text:p>
          </table:table-cell>
          <table:table-cell office:value-type="float" office:value="34.08776" calcext:value-type="float">
            <text:p>34.08776</text:p>
          </table:table-cell>
          <table:table-cell office:value-type="float" office:value="29.70147" calcext:value-type="float">
            <text:p>29.70147</text:p>
          </table:table-cell>
          <table:table-cell office:value-type="float" office:value="42.85929" calcext:value-type="float">
            <text:p>42.85929</text:p>
          </table:table-cell>
          <table:table-cell office:value-type="float" office:value="43.38871" calcext:value-type="float">
            <text:p>43.38871</text:p>
          </table:table-cell>
          <table:table-cell office:value-type="float" office:value="8.6492" calcext:value-type="float">
            <text:p>8.6492</text:p>
          </table:table-cell>
          <table:table-cell office:value-type="float" office:value="43.75383" calcext:value-type="float">
            <text:p>43.75383</text:p>
          </table:table-cell>
          <table:table-cell office:value-type="float" office:value="38.04907" calcext:value-type="float">
            <text:p>38.04907</text:p>
          </table:table-cell>
          <table:table-cell office:value-type="float" office:value="27.59893" calcext:value-type="float">
            <text:p>27.59893</text:p>
          </table:table-cell>
          <table:table-cell office:value-type="float" office:value="3.57639" calcext:value-type="float">
            <text:p>3.57639</text:p>
          </table:table-cell>
          <table:table-cell office:value-type="float" office:value="48.99636" calcext:value-type="float">
            <text:p>48.99636</text:p>
          </table:table-cell>
          <table:table-cell office:value-type="float" office:value="38.42858" calcext:value-type="float">
            <text:p>38.42858</text:p>
          </table:table-cell>
          <table:table-cell office:value-type="float" office:value="34.33596" calcext:value-type="float">
            <text:p>34.33596</text:p>
          </table:table-cell>
          <table:table-cell office:value-type="float" office:value="26.55164" calcext:value-type="float">
            <text:p>26.55164</text:p>
          </table:table-cell>
          <table:table-cell office:value-type="float" office:value="27.15888" calcext:value-type="float">
            <text:p>27.15888</text:p>
          </table:table-cell>
          <table:table-cell office:value-type="float" office:value="44.16382" calcext:value-type="float">
            <text:p>44.16382</text:p>
          </table:table-cell>
          <table:table-cell table:number-columns-repeated="2"/>
        </table:table-row>
        <table:table-row table:style-name="ro1">
          <table:table-cell office:value-type="float" office:value="36.70731" calcext:value-type="float">
            <text:p>36.70731</text:p>
          </table:table-cell>
          <table:table-cell office:value-type="float" office:value="36.07898" calcext:value-type="float">
            <text:p>36.07898</text:p>
          </table:table-cell>
          <table:table-cell office:value-type="float" office:value="20.91489" calcext:value-type="float">
            <text:p>20.91489</text:p>
          </table:table-cell>
          <table:table-cell office:value-type="float" office:value="16.79797" calcext:value-type="float">
            <text:p>16.79797</text:p>
          </table:table-cell>
          <table:table-cell office:value-type="float" office:value="35.4107" calcext:value-type="float">
            <text:p>35.4107</text:p>
          </table:table-cell>
          <table:table-cell office:value-type="float" office:value="30.0532" calcext:value-type="float">
            <text:p>30.0532</text:p>
          </table:table-cell>
          <table:table-cell office:value-type="float" office:value="43.34687" calcext:value-type="float">
            <text:p>43.34687</text:p>
          </table:table-cell>
          <table:table-cell office:value-type="float" office:value="44.0245" calcext:value-type="float">
            <text:p>44.0245</text:p>
          </table:table-cell>
          <table:table-cell office:value-type="float" office:value="9.21117" calcext:value-type="float">
            <text:p>9.21117</text:p>
          </table:table-cell>
          <table:table-cell office:value-type="float" office:value="44.44849" calcext:value-type="float">
            <text:p>44.44849</text:p>
          </table:table-cell>
          <table:table-cell office:value-type="float" office:value="38.76724" calcext:value-type="float">
            <text:p>38.76724</text:p>
          </table:table-cell>
          <table:table-cell office:value-type="float" office:value="28.0714" calcext:value-type="float">
            <text:p>28.0714</text:p>
          </table:table-cell>
          <table:table-cell office:value-type="float" office:value="4.00586" calcext:value-type="float">
            <text:p>4.00586</text:p>
          </table:table-cell>
          <table:table-cell office:value-type="float" office:value="49.99586" calcext:value-type="float">
            <text:p>49.99586</text:p>
          </table:table-cell>
          <table:table-cell office:value-type="float" office:value="39.65428" calcext:value-type="float">
            <text:p>39.65428</text:p>
          </table:table-cell>
          <table:table-cell office:value-type="float" office:value="35.02837" calcext:value-type="float">
            <text:p>35.02837</text:p>
          </table:table-cell>
          <table:table-cell office:value-type="float" office:value="27.80518" calcext:value-type="float">
            <text:p>27.80518</text:p>
          </table:table-cell>
          <table:table-cell office:value-type="float" office:value="27.77265" calcext:value-type="float">
            <text:p>27.77265</text:p>
          </table:table-cell>
          <table:table-cell office:value-type="float" office:value="45.33119" calcext:value-type="float">
            <text:p>45.33119</text:p>
          </table:table-cell>
          <table:table-cell table:number-columns-repeated="2"/>
        </table:table-row>
        <table:table-row table:style-name="ro1">
          <table:table-cell office:value-type="float" office:value="37.39461" calcext:value-type="float">
            <text:p>37.39461</text:p>
          </table:table-cell>
          <table:table-cell office:value-type="float" office:value="36.79625" calcext:value-type="float">
            <text:p>36.79625</text:p>
          </table:table-cell>
          <table:table-cell office:value-type="float" office:value="21.57801" calcext:value-type="float">
            <text:p>21.57801</text:p>
          </table:table-cell>
          <table:table-cell office:value-type="float" office:value="18.02784" calcext:value-type="float">
            <text:p>18.02784</text:p>
          </table:table-cell>
          <table:table-cell office:value-type="float" office:value="36.70196" calcext:value-type="float">
            <text:p>36.70196</text:p>
          </table:table-cell>
          <table:table-cell office:value-type="float" office:value="30.57012" calcext:value-type="float">
            <text:p>30.57012</text:p>
          </table:table-cell>
          <table:table-cell office:value-type="float" office:value="44.07436" calcext:value-type="float">
            <text:p>44.07436</text:p>
          </table:table-cell>
          <table:table-cell office:value-type="float" office:value="44.56504" calcext:value-type="float">
            <text:p>44.56504</text:p>
          </table:table-cell>
          <table:table-cell office:value-type="float" office:value="9.77246" calcext:value-type="float">
            <text:p>9.77246</text:p>
          </table:table-cell>
          <table:table-cell office:value-type="float" office:value="44.91528" calcext:value-type="float">
            <text:p>44.91528</text:p>
          </table:table-cell>
          <table:table-cell office:value-type="float" office:value="39.23417" calcext:value-type="float">
            <text:p>39.23417</text:p>
          </table:table-cell>
          <table:table-cell office:value-type="float" office:value="28.57406" calcext:value-type="float">
            <text:p>28.57406</text:p>
          </table:table-cell>
          <table:table-cell office:value-type="float" office:value="4.72376" calcext:value-type="float">
            <text:p>4.72376</text:p>
          </table:table-cell>
          <table:table-cell office:value-type="float" office:value="50.97259" calcext:value-type="float">
            <text:p>50.97259</text:p>
          </table:table-cell>
          <table:table-cell office:value-type="float" office:value="40.86115" calcext:value-type="float">
            <text:p>40.86115</text:p>
          </table:table-cell>
          <table:table-cell office:value-type="float" office:value="35.48223" calcext:value-type="float">
            <text:p>35.48223</text:p>
          </table:table-cell>
          <table:table-cell office:value-type="float" office:value="29.04148" calcext:value-type="float">
            <text:p>29.04148</text:p>
          </table:table-cell>
          <table:table-cell office:value-type="float" office:value="28.33251" calcext:value-type="float">
            <text:p>28.33251</text:p>
          </table:table-cell>
          <table:table-cell office:value-type="float" office:value="46.46578" calcext:value-type="float">
            <text:p>46.46578</text:p>
          </table:table-cell>
          <table:table-cell table:number-columns-repeated="2"/>
        </table:table-row>
        <table:table-row table:style-name="ro1">
          <table:table-cell office:value-type="float" office:value="37.86068" calcext:value-type="float">
            <text:p>37.86068</text:p>
          </table:table-cell>
          <table:table-cell office:value-type="float" office:value="37.4977" calcext:value-type="float">
            <text:p>37.4977</text:p>
          </table:table-cell>
          <table:table-cell office:value-type="float" office:value="22.31702" calcext:value-type="float">
            <text:p>22.31702</text:p>
          </table:table-cell>
          <table:table-cell office:value-type="float" office:value="19.25024" calcext:value-type="float">
            <text:p>19.25024</text:p>
          </table:table-cell>
          <table:table-cell office:value-type="float" office:value="37.37287" calcext:value-type="float">
            <text:p>37.37287</text:p>
          </table:table-cell>
          <table:table-cell office:value-type="float" office:value="30.91354" calcext:value-type="float">
            <text:p>30.91354</text:p>
          </table:table-cell>
          <table:table-cell office:value-type="float" office:value="44.55471" calcext:value-type="float">
            <text:p>44.55471</text:p>
          </table:table-cell>
          <table:table-cell office:value-type="float" office:value="45.20085" calcext:value-type="float">
            <text:p>45.20085</text:p>
          </table:table-cell>
          <table:table-cell office:value-type="float" office:value="10.31355" calcext:value-type="float">
            <text:p>10.31355</text:p>
          </table:table-cell>
          <table:table-cell office:value-type="float" office:value="45.59897" calcext:value-type="float">
            <text:p>45.59897</text:p>
          </table:table-cell>
          <table:table-cell office:value-type="float" office:value="39.93916" calcext:value-type="float">
            <text:p>39.93916</text:p>
          </table:table-cell>
          <table:table-cell office:value-type="float" office:value="29.05661" calcext:value-type="float">
            <text:p>29.05661</text:p>
          </table:table-cell>
          <table:table-cell office:value-type="float" office:value="5.62638" calcext:value-type="float">
            <text:p>5.62638</text:p>
          </table:table-cell>
          <table:table-cell office:value-type="float" office:value="51.94228" calcext:value-type="float">
            <text:p>51.94228</text:p>
          </table:table-cell>
          <table:table-cell office:value-type="float" office:value="42.0542" calcext:value-type="float">
            <text:p>42.0542</text:p>
          </table:table-cell>
          <table:table-cell office:value-type="float" office:value="36.17929" calcext:value-type="float">
            <text:p>36.17929</text:p>
          </table:table-cell>
          <table:table-cell office:value-type="float" office:value="30.27166" calcext:value-type="float">
            <text:p>30.27166</text:p>
          </table:table-cell>
          <table:table-cell office:value-type="float" office:value="28.95011" calcext:value-type="float">
            <text:p>28.95011</text:p>
          </table:table-cell>
          <table:table-cell office:value-type="float" office:value="47.58837" calcext:value-type="float">
            <text:p>47.58837</text:p>
          </table:table-cell>
          <table:table-cell table:number-columns-repeated="2"/>
        </table:table-row>
        <table:table-row table:style-name="ro1">
          <table:table-cell office:value-type="float" office:value="38.55475" calcext:value-type="float">
            <text:p>38.55475</text:p>
          </table:table-cell>
          <table:table-cell office:value-type="float" office:value="38.17766" calcext:value-type="float">
            <text:p>38.17766</text:p>
          </table:table-cell>
          <table:table-cell office:value-type="float" office:value="22.97596" calcext:value-type="float">
            <text:p>22.97596</text:p>
          </table:table-cell>
          <table:table-cell office:value-type="float" office:value="20.46267" calcext:value-type="float">
            <text:p>20.46267</text:p>
          </table:table-cell>
          <table:table-cell office:value-type="float" office:value="37.95789" calcext:value-type="float">
            <text:p>37.95789</text:p>
          </table:table-cell>
          <table:table-cell office:value-type="float" office:value="31.43052" calcext:value-type="float">
            <text:p>31.43052</text:p>
          </table:table-cell>
          <table:table-cell office:value-type="float" office:value="45.10536" calcext:value-type="float">
            <text:p>45.10536</text:p>
          </table:table-cell>
          <table:table-cell office:value-type="float" office:value="45.73604" calcext:value-type="float">
            <text:p>45.73604</text:p>
          </table:table-cell>
          <table:table-cell office:value-type="float" office:value="10.84453" calcext:value-type="float">
            <text:p>10.84453</text:p>
          </table:table-cell>
          <table:table-cell office:value-type="float" office:value="46.05133" calcext:value-type="float">
            <text:p>46.05133</text:p>
          </table:table-cell>
          <table:table-cell office:value-type="float" office:value="40.40154" calcext:value-type="float">
            <text:p>40.40154</text:p>
          </table:table-cell>
          <table:table-cell office:value-type="float" office:value="29.54495" calcext:value-type="float">
            <text:p>29.54495</text:p>
          </table:table-cell>
          <table:table-cell office:value-type="float" office:value="6.63545" calcext:value-type="float">
            <text:p>6.63545</text:p>
          </table:table-cell>
          <table:table-cell office:value-type="float" office:value="52.47329" calcext:value-type="float">
            <text:p>52.47329</text:p>
          </table:table-cell>
          <table:table-cell office:value-type="float" office:value="43.22157" calcext:value-type="float">
            <text:p>43.22157</text:p>
          </table:table-cell>
          <table:table-cell office:value-type="float" office:value="36.63835" calcext:value-type="float">
            <text:p>36.63835</text:p>
          </table:table-cell>
          <table:table-cell office:value-type="float" office:value="31.51846" calcext:value-type="float">
            <text:p>31.51846</text:p>
          </table:table-cell>
          <table:table-cell office:value-type="float" office:value="29.50719" calcext:value-type="float">
            <text:p>29.50719</text:p>
          </table:table-cell>
          <table:table-cell office:value-type="float" office:value="48.68263" calcext:value-type="float">
            <text:p>48.68263</text:p>
          </table:table-cell>
          <table:table-cell table:number-columns-repeated="2"/>
        </table:table-row>
        <table:table-row table:style-name="ro1">
          <table:table-cell office:value-type="float" office:value="39.01536" calcext:value-type="float">
            <text:p>39.01536</text:p>
          </table:table-cell>
          <table:table-cell office:value-type="float" office:value="38.83779" calcext:value-type="float">
            <text:p>38.83779</text:p>
          </table:table-cell>
          <table:table-cell office:value-type="float" office:value="23.69909" calcext:value-type="float">
            <text:p>23.69909</text:p>
          </table:table-cell>
          <table:table-cell office:value-type="float" office:value="21.66945" calcext:value-type="float">
            <text:p>21.66945</text:p>
          </table:table-cell>
          <table:table-cell office:value-type="float" office:value="38.62789" calcext:value-type="float">
            <text:p>38.62789</text:p>
          </table:table-cell>
          <table:table-cell office:value-type="float" office:value="31.76888" calcext:value-type="float">
            <text:p>31.76888</text:p>
          </table:table-cell>
          <table:table-cell office:value-type="float" office:value="45.75785" calcext:value-type="float">
            <text:p>45.75785</text:p>
          </table:table-cell>
          <table:table-cell office:value-type="float" office:value="46.36668" calcext:value-type="float">
            <text:p>46.36668</text:p>
          </table:table-cell>
          <table:table-cell office:value-type="float" office:value="11.38779" calcext:value-type="float">
            <text:p>11.38779</text:p>
          </table:table-cell>
          <table:table-cell office:value-type="float" office:value="46.73206" calcext:value-type="float">
            <text:p>46.73206</text:p>
          </table:table-cell>
          <table:table-cell office:value-type="float" office:value="41.09087" calcext:value-type="float">
            <text:p>41.09087</text:p>
          </table:table-cell>
          <table:table-cell office:value-type="float" office:value="30.03841" calcext:value-type="float">
            <text:p>30.03841</text:p>
          </table:table-cell>
          <table:table-cell office:value-type="float" office:value="7.75674" calcext:value-type="float">
            <text:p>7.75674</text:p>
          </table:table-cell>
          <table:table-cell office:value-type="float" office:value="52.88721" calcext:value-type="float">
            <text:p>52.88721</text:p>
          </table:table-cell>
          <table:table-cell office:value-type="float" office:value="44.37987" calcext:value-type="float">
            <text:p>44.37987</text:p>
          </table:table-cell>
          <table:table-cell office:value-type="float" office:value="37.32354" calcext:value-type="float">
            <text:p>37.32354</text:p>
          </table:table-cell>
          <table:table-cell office:value-type="float" office:value="32.77084" calcext:value-type="float">
            <text:p>32.77084</text:p>
          </table:table-cell>
          <table:table-cell office:value-type="float" office:value="30.13984" calcext:value-type="float">
            <text:p>30.13984</text:p>
          </table:table-cell>
          <table:table-cell office:value-type="float" office:value="49.75623" calcext:value-type="float">
            <text:p>49.75623</text:p>
          </table:table-cell>
          <table:table-cell table:number-columns-repeated="2"/>
        </table:table-row>
        <table:table-row table:style-name="ro1">
          <table:table-cell office:value-type="float" office:value="39.70261" calcext:value-type="float">
            <text:p>39.70261</text:p>
          </table:table-cell>
          <table:table-cell office:value-type="float" office:value="39.15503" calcext:value-type="float">
            <text:p>39.15503</text:p>
          </table:table-cell>
          <table:table-cell office:value-type="float" office:value="24.35067" calcext:value-type="float">
            <text:p>24.35067</text:p>
          </table:table-cell>
          <table:table-cell office:value-type="float" office:value="22.84801" calcext:value-type="float">
            <text:p>22.84801</text:p>
          </table:table-cell>
          <table:table-cell office:value-type="float" office:value="39.19949" calcext:value-type="float">
            <text:p>39.19949</text:p>
          </table:table-cell>
          <table:table-cell office:value-type="float" office:value="32.27599" calcext:value-type="float">
            <text:p>32.27599</text:p>
          </table:table-cell>
          <table:table-cell office:value-type="float" office:value="46.29407" calcext:value-type="float">
            <text:p>46.29407</text:p>
          </table:table-cell>
          <table:table-cell office:value-type="float" office:value="46.88506" calcext:value-type="float">
            <text:p>46.88506</text:p>
          </table:table-cell>
          <table:table-cell office:value-type="float" office:value="11.93969" calcext:value-type="float">
            <text:p>11.93969</text:p>
          </table:table-cell>
          <table:table-cell office:value-type="float" office:value="47.18486" calcext:value-type="float">
            <text:p>47.18486</text:p>
          </table:table-cell>
          <table:table-cell office:value-type="float" office:value="41.54712" calcext:value-type="float">
            <text:p>41.54712</text:p>
          </table:table-cell>
          <table:table-cell office:value-type="float" office:value="30.53305" calcext:value-type="float">
            <text:p>30.53305</text:p>
          </table:table-cell>
          <table:table-cell office:value-type="float" office:value="8.8448" calcext:value-type="float">
            <text:p>8.8448</text:p>
          </table:table-cell>
          <table:table-cell office:value-type="float" office:value="53.42105" calcext:value-type="float">
            <text:p>53.42105</text:p>
          </table:table-cell>
          <table:table-cell office:value-type="float" office:value="45.5148" calcext:value-type="float">
            <text:p>45.5148</text:p>
          </table:table-cell>
          <table:table-cell office:value-type="float" office:value="37.78788" calcext:value-type="float">
            <text:p>37.78788</text:p>
          </table:table-cell>
          <table:table-cell office:value-type="float" office:value="34.0353" calcext:value-type="float">
            <text:p>34.0353</text:p>
          </table:table-cell>
          <table:table-cell office:value-type="float" office:value="30.68912" calcext:value-type="float">
            <text:p>30.68912</text:p>
          </table:table-cell>
          <table:table-cell office:value-type="float" office:value="50.81178" calcext:value-type="float">
            <text:p>50.81178</text:p>
          </table:table-cell>
          <table:table-cell table:number-columns-repeated="2"/>
        </table:table-row>
        <table:table-row table:style-name="ro1">
          <table:table-cell office:value-type="float" office:value="40.15604" calcext:value-type="float">
            <text:p>40.15604</text:p>
          </table:table-cell>
          <table:table-cell office:value-type="float" office:value="39.47531" calcext:value-type="float">
            <text:p>39.47531</text:p>
          </table:table-cell>
          <table:table-cell office:value-type="float" office:value="25.05707" calcext:value-type="float">
            <text:p>25.05707</text:p>
          </table:table-cell>
          <table:table-cell office:value-type="float" office:value="23.83594" calcext:value-type="float">
            <text:p>23.83594</text:p>
          </table:table-cell>
          <table:table-cell office:value-type="float" office:value="39.85709" calcext:value-type="float">
            <text:p>39.85709</text:p>
          </table:table-cell>
          <table:table-cell office:value-type="float" office:value="32.6107" calcext:value-type="float">
            <text:p>32.6107</text:p>
          </table:table-cell>
          <table:table-cell office:value-type="float" office:value="46.93483" calcext:value-type="float">
            <text:p>46.93483</text:p>
          </table:table-cell>
          <table:table-cell office:value-type="float" office:value="47.50745" calcext:value-type="float">
            <text:p>47.50745</text:p>
          </table:table-cell>
          <table:table-cell office:value-type="float" office:value="12.48254" calcext:value-type="float">
            <text:p>12.48254</text:p>
          </table:table-cell>
          <table:table-cell office:value-type="float" office:value="47.68737" calcext:value-type="float">
            <text:p>47.68737</text:p>
          </table:table-cell>
          <table:table-cell office:value-type="float" office:value="42.22152" calcext:value-type="float">
            <text:p>42.22152</text:p>
          </table:table-cell>
          <table:table-cell office:value-type="float" office:value="31.00981" calcext:value-type="float">
            <text:p>31.00981</text:p>
          </table:table-cell>
          <table:table-cell office:value-type="float" office:value="9.95961" calcext:value-type="float">
            <text:p>9.95961</text:p>
          </table:table-cell>
          <table:table-cell office:value-type="float" office:value="53.82319" calcext:value-type="float">
            <text:p>53.82319</text:p>
          </table:table-cell>
          <table:table-cell office:value-type="float" office:value="46.48337" calcext:value-type="float">
            <text:p>46.48337</text:p>
          </table:table-cell>
          <table:table-cell office:value-type="float" office:value="38.47079" calcext:value-type="float">
            <text:p>38.47079</text:p>
          </table:table-cell>
          <table:table-cell office:value-type="float" office:value="35.30399" calcext:value-type="float">
            <text:p>35.30399</text:p>
          </table:table-cell>
          <table:table-cell office:value-type="float" office:value="31.32487" calcext:value-type="float">
            <text:p>31.32487</text:p>
          </table:table-cell>
          <table:table-cell office:value-type="float" office:value="51.23233" calcext:value-type="float">
            <text:p>51.23233</text:p>
          </table:table-cell>
          <table:table-cell table:number-columns-repeated="2"/>
        </table:table-row>
        <table:table-row table:style-name="ro1">
          <table:table-cell office:value-type="float" office:value="40.82942" calcext:value-type="float">
            <text:p>40.82942</text:p>
          </table:table-cell>
          <table:table-cell office:value-type="float" office:value="39.77699" calcext:value-type="float">
            <text:p>39.77699</text:p>
          </table:table-cell>
          <table:table-cell office:value-type="float" office:value="25.63401" calcext:value-type="float">
            <text:p>25.63401</text:p>
          </table:table-cell>
          <table:table-cell office:value-type="float" office:value="24.65846" calcext:value-type="float">
            <text:p>24.65846</text:p>
          </table:table-cell>
          <table:table-cell office:value-type="float" office:value="40.42048" calcext:value-type="float">
            <text:p>40.42048</text:p>
          </table:table-cell>
          <table:table-cell office:value-type="float" office:value="33.11524" calcext:value-type="float">
            <text:p>33.11524</text:p>
          </table:table-cell>
          <table:table-cell office:value-type="float" office:value="47.47468" calcext:value-type="float">
            <text:p>47.47468</text:p>
          </table:table-cell>
          <table:table-cell office:value-type="float" office:value="48.02276" calcext:value-type="float">
            <text:p>48.02276</text:p>
          </table:table-cell>
          <table:table-cell office:value-type="float" office:value="13.05569" calcext:value-type="float">
            <text:p>13.05569</text:p>
          </table:table-cell>
          <table:table-cell office:value-type="float" office:value="48.29277" calcext:value-type="float">
            <text:p>48.29277</text:p>
          </table:table-cell>
          <table:table-cell office:value-type="float" office:value="42.66536" calcext:value-type="float">
            <text:p>42.66536</text:p>
          </table:table-cell>
          <table:table-cell office:value-type="float" office:value="31.50737" calcext:value-type="float">
            <text:p>31.50737</text:p>
          </table:table-cell>
          <table:table-cell office:value-type="float" office:value="11.05712" calcext:value-type="float">
            <text:p>11.05712</text:p>
          </table:table-cell>
          <table:table-cell office:value-type="float" office:value="54.34607" calcext:value-type="float">
            <text:p>54.34607</text:p>
          </table:table-cell>
          <table:table-cell office:value-type="float" office:value="47.58913" calcext:value-type="float">
            <text:p>47.58913</text:p>
          </table:table-cell>
          <table:table-cell office:value-type="float" office:value="38.92653" calcext:value-type="float">
            <text:p>38.92653</text:p>
          </table:table-cell>
          <table:table-cell office:value-type="float" office:value="36.57845" calcext:value-type="float">
            <text:p>36.57845</text:p>
          </table:table-cell>
          <table:table-cell office:value-type="float" office:value="31.87068" calcext:value-type="float">
            <text:p>31.87068</text:p>
          </table:table-cell>
          <table:table-cell office:value-type="float" office:value="51.84378" calcext:value-type="float">
            <text:p>51.84378</text:p>
          </table:table-cell>
          <table:table-cell table:number-columns-repeated="2"/>
        </table:table-row>
        <table:table-row table:style-name="ro1">
          <table:table-cell office:value-type="float" office:value="41.28333" calcext:value-type="float">
            <text:p>41.28333</text:p>
          </table:table-cell>
          <table:table-cell office:value-type="float" office:value="40.09326" calcext:value-type="float">
            <text:p>40.09326</text:p>
          </table:table-cell>
          <table:table-cell office:value-type="float" office:value="26.24218" calcext:value-type="float">
            <text:p>26.24218</text:p>
          </table:table-cell>
          <table:table-cell office:value-type="float" office:value="25.48861" calcext:value-type="float">
            <text:p>25.48861</text:p>
          </table:table-cell>
          <table:table-cell office:value-type="float" office:value="41.07071" calcext:value-type="float">
            <text:p>41.07071</text:p>
          </table:table-cell>
          <table:table-cell office:value-type="float" office:value="33.44185" calcext:value-type="float">
            <text:p>33.44185</text:p>
          </table:table-cell>
          <table:table-cell office:value-type="float" office:value="48.11223" calcext:value-type="float">
            <text:p>48.11223</text:p>
          </table:table-cell>
          <table:table-cell office:value-type="float" office:value="48.64626" calcext:value-type="float">
            <text:p>48.64626</text:p>
          </table:table-cell>
          <table:table-cell office:value-type="float" office:value="13.60346" calcext:value-type="float">
            <text:p>13.60346</text:p>
          </table:table-cell>
          <table:table-cell office:value-type="float" office:value="48.7918" calcext:value-type="float">
            <text:p>48.7918</text:p>
          </table:table-cell>
          <table:table-cell office:value-type="float" office:value="43.33088" calcext:value-type="float">
            <text:p>43.33088</text:p>
          </table:table-cell>
          <table:table-cell office:value-type="float" office:value="31.99454" calcext:value-type="float">
            <text:p>31.99454</text:p>
          </table:table-cell>
          <table:table-cell office:value-type="float" office:value="12.17393" calcext:value-type="float">
            <text:p>12.17393</text:p>
          </table:table-cell>
          <table:table-cell office:value-type="float" office:value="54.73706" calcext:value-type="float">
            <text:p>54.73706</text:p>
          </table:table-cell>
          <table:table-cell office:value-type="float" office:value="48.67794" calcext:value-type="float">
            <text:p>48.67794</text:p>
          </table:table-cell>
          <table:table-cell office:value-type="float" office:value="39.60116" calcext:value-type="float">
            <text:p>39.60116</text:p>
          </table:table-cell>
          <table:table-cell office:value-type="float" office:value="37.85658" calcext:value-type="float">
            <text:p>37.85658</text:p>
          </table:table-cell>
          <table:table-cell office:value-type="float" office:value="32.49589" calcext:value-type="float">
            <text:p>32.49589</text:p>
          </table:table-cell>
          <table:table-cell office:value-type="float" office:value="52.25341" calcext:value-type="float">
            <text:p>52.25341</text:p>
          </table:table-cell>
          <table:table-cell table:number-columns-repeated="2"/>
        </table:table-row>
        <table:table-row table:style-name="ro1">
          <table:table-cell office:value-type="float" office:value="41.93464" calcext:value-type="float">
            <text:p>41.93464</text:p>
          </table:table-cell>
          <table:table-cell office:value-type="float" office:value="40.40146" calcext:value-type="float">
            <text:p>40.40146</text:p>
          </table:table-cell>
          <table:table-cell office:value-type="float" office:value="26.7937" calcext:value-type="float">
            <text:p>26.7937</text:p>
          </table:table-cell>
          <table:table-cell office:value-type="float" office:value="26.333" calcext:value-type="float">
            <text:p>26.333</text:p>
          </table:table-cell>
          <table:table-cell office:value-type="float" office:value="41.62756" calcext:value-type="float">
            <text:p>41.62756</text:p>
          </table:table-cell>
          <table:table-cell office:value-type="float" office:value="33.92945" calcext:value-type="float">
            <text:p>33.92945</text:p>
          </table:table-cell>
          <table:table-cell office:value-type="float" office:value="48.63719" calcext:value-type="float">
            <text:p>48.63719</text:p>
          </table:table-cell>
          <table:table-cell office:value-type="float" office:value="49.15299" calcext:value-type="float">
            <text:p>49.15299</text:p>
          </table:table-cell>
          <table:table-cell office:value-type="float" office:value="14.18124" calcext:value-type="float">
            <text:p>14.18124</text:p>
          </table:table-cell>
          <table:table-cell office:value-type="float" office:value="49.39038" calcext:value-type="float">
            <text:p>49.39038</text:p>
          </table:table-cell>
          <table:table-cell office:value-type="float" office:value="43.77951" calcext:value-type="float">
            <text:p>43.77951</text:p>
          </table:table-cell>
          <table:table-cell office:value-type="float" office:value="32.48535" calcext:value-type="float">
            <text:p>32.48535</text:p>
          </table:table-cell>
          <table:table-cell office:value-type="float" office:value="13.29751" calcext:value-type="float">
            <text:p>13.29751</text:p>
          </table:table-cell>
          <table:table-cell office:value-type="float" office:value="55.25328" calcext:value-type="float">
            <text:p>55.25328</text:p>
          </table:table-cell>
          <table:table-cell office:value-type="float" office:value="49.75032" calcext:value-type="float">
            <text:p>49.75032</text:p>
          </table:table-cell>
          <table:table-cell office:value-type="float" office:value="40.05398" calcext:value-type="float">
            <text:p>40.05398</text:p>
          </table:table-cell>
          <table:table-cell office:value-type="float" office:value="39.13481" calcext:value-type="float">
            <text:p>39.13481</text:p>
          </table:table-cell>
          <table:table-cell office:value-type="float" office:value="33.04397" calcext:value-type="float">
            <text:p>33.04397</text:p>
          </table:table-cell>
          <table:table-cell office:value-type="float" office:value="52.8621" calcext:value-type="float">
            <text:p>52.8621</text:p>
          </table:table-cell>
          <table:table-cell table:number-columns-repeated="2"/>
        </table:table-row>
        <table:table-row table:style-name="ro1">
          <table:table-cell office:value-type="float" office:value="42.37741" calcext:value-type="float">
            <text:p>42.37741</text:p>
          </table:table-cell>
          <table:table-cell office:value-type="float" office:value="40.70481" calcext:value-type="float">
            <text:p>40.70481</text:p>
          </table:table-cell>
          <table:table-cell office:value-type="float" office:value="27.41156" calcext:value-type="float">
            <text:p>27.41156</text:p>
          </table:table-cell>
          <table:table-cell office:value-type="float" office:value="27.19532" calcext:value-type="float">
            <text:p>27.19532</text:p>
          </table:table-cell>
          <table:table-cell office:value-type="float" office:value="42.27106" calcext:value-type="float">
            <text:p>42.27106</text:p>
          </table:table-cell>
          <table:table-cell office:value-type="float" office:value="34.26023" calcext:value-type="float">
            <text:p>34.26023</text:p>
          </table:table-cell>
          <table:table-cell office:value-type="float" office:value="49.26489" calcext:value-type="float">
            <text:p>49.26489</text:p>
          </table:table-cell>
          <table:table-cell office:value-type="float" office:value="49.76621" calcext:value-type="float">
            <text:p>49.76621</text:p>
          </table:table-cell>
          <table:table-cell office:value-type="float" office:value="14.73248" calcext:value-type="float">
            <text:p>14.73248</text:p>
          </table:table-cell>
          <table:table-cell office:value-type="float" office:value="49.88132" calcext:value-type="float">
            <text:p>49.88132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32.97224" calcext:value-type="float">
            <text:p>32.97224</text:p>
          </table:table-cell>
          <table:table-cell office:value-type="float" office:value="14.43052" calcext:value-type="float">
            <text:p>14.43052</text:p>
          </table:table-cell>
          <table:table-cell office:value-type="float" office:value="55.64081" calcext:value-type="float">
            <text:p>55.64081</text:p>
          </table:table-cell>
          <table:table-cell office:value-type="float" office:value="50.81046" calcext:value-type="float">
            <text:p>50.81046</text:p>
          </table:table-cell>
          <table:table-cell office:value-type="float" office:value="40.70976" calcext:value-type="float">
            <text:p>40.70976</text:p>
          </table:table-cell>
          <table:table-cell office:value-type="float" office:value="40.41441" calcext:value-type="float">
            <text:p>40.41441</text:p>
          </table:table-cell>
          <table:table-cell office:value-type="float" office:value="33.6745" calcext:value-type="float">
            <text:p>33.6745</text:p>
          </table:table-cell>
          <table:table-cell office:value-type="float" office:value="53.26544" calcext:value-type="float">
            <text:p>53.26544</text:p>
          </table:table-cell>
          <table:table-cell table:number-columns-repeated="2"/>
        </table:table-row>
        <table:table-row table:style-name="ro1">
          <table:table-cell office:value-type="float" office:value="43.02064" calcext:value-type="float">
            <text:p>43.02064</text:p>
          </table:table-cell>
          <table:table-cell office:value-type="float" office:value="41.01455" calcext:value-type="float">
            <text:p>41.01455</text:p>
          </table:table-cell>
          <table:table-cell office:value-type="float" office:value="27.96571" calcext:value-type="float">
            <text:p>27.96571</text:p>
          </table:table-cell>
          <table:table-cell office:value-type="float" office:value="28.06843" calcext:value-type="float">
            <text:p>28.06843</text:p>
          </table:table-cell>
          <table:table-cell office:value-type="float" office:value="42.82142" calcext:value-type="float">
            <text:p>42.82142</text:p>
          </table:table-cell>
          <table:table-cell office:value-type="float" office:value="34.7376" calcext:value-type="float">
            <text:p>34.7376</text:p>
          </table:table-cell>
          <table:table-cell office:value-type="float" office:value="49.78026" calcext:value-type="float">
            <text:p>49.78026</text:p>
          </table:table-cell>
          <table:table-cell office:value-type="float" office:value="50.26461" calcext:value-type="float">
            <text:p>50.26461</text:p>
          </table:table-cell>
          <table:table-cell office:value-type="float" office:value="15.31287" calcext:value-type="float">
            <text:p>15.31287</text:p>
          </table:table-cell>
          <table:table-cell office:value-type="float" office:value="50.47559" calcext:value-type="float">
            <text:p>50.47559</text:p>
          </table:table-cell>
          <table:table-cell office:value-type="float" office:value="44.86312" calcext:value-type="float">
            <text:p>44.86312</text:p>
          </table:table-cell>
          <table:table-cell office:value-type="float" office:value="33.46343" calcext:value-type="float">
            <text:p>33.46343</text:p>
          </table:table-cell>
          <table:table-cell office:value-type="float" office:value="15.57346" calcext:value-type="float">
            <text:p>15.57346</text:p>
          </table:table-cell>
          <table:table-cell office:value-type="float" office:value="56.15561" calcext:value-type="float">
            <text:p>56.15561</text:p>
          </table:table-cell>
          <table:table-cell office:value-type="float" office:value="51.8549" calcext:value-type="float">
            <text:p>51.8549</text:p>
          </table:table-cell>
          <table:table-cell office:value-type="float" office:value="41.14953" calcext:value-type="float">
            <text:p>41.14953</text:p>
          </table:table-cell>
          <table:table-cell office:value-type="float" office:value="40.93121" calcext:value-type="float">
            <text:p>40.93121</text:p>
          </table:table-cell>
          <table:table-cell office:value-type="float" office:value="34.2128" calcext:value-type="float">
            <text:p>34.2128</text:p>
          </table:table-cell>
          <table:table-cell office:value-type="float" office:value="53.85683" calcext:value-type="float">
            <text:p>53.85683</text:p>
          </table:table-cell>
          <table:table-cell table:number-columns-repeated="2"/>
        </table:table-row>
        <table:table-row table:style-name="ro1">
          <table:table-cell office:value-type="float" office:value="43.45179" calcext:value-type="float">
            <text:p>43.45179</text:p>
          </table:table-cell>
          <table:table-cell office:value-type="float" office:value="41.30162" calcext:value-type="float">
            <text:p>41.30162</text:p>
          </table:table-cell>
          <table:table-cell office:value-type="float" office:value="28.58984" calcext:value-type="float">
            <text:p>28.58984</text:p>
          </table:table-cell>
          <table:table-cell office:value-type="float" office:value="28.95542" calcext:value-type="float">
            <text:p>28.95542</text:p>
          </table:table-cell>
          <table:table-cell office:value-type="float" office:value="43.46157" calcext:value-type="float">
            <text:p>43.46157</text:p>
          </table:table-cell>
          <table:table-cell office:value-type="float" office:value="35.05243" calcext:value-type="float">
            <text:p>35.05243</text:p>
          </table:table-cell>
          <table:table-cell office:value-type="float" office:value="50.40664" calcext:value-type="float">
            <text:p>50.40664</text:p>
          </table:table-cell>
          <table:table-cell office:value-type="float" office:value="50.86852" calcext:value-type="float">
            <text:p>50.86852</text:p>
          </table:table-cell>
          <table:table-cell office:value-type="float" office:value="15.87777" calcext:value-type="float">
            <text:p>15.87777</text:p>
          </table:table-cell>
          <table:table-cell office:value-type="float" office:value="50.95926" calcext:value-type="float">
            <text:p>50.95926</text:p>
          </table:table-cell>
          <table:table-cell office:value-type="float" office:value="45.50577" calcext:value-type="float">
            <text:p>45.50577</text:p>
          </table:table-cell>
          <table:table-cell office:value-type="float" office:value="33.85316" calcext:value-type="float">
            <text:p>33.85316</text:p>
          </table:table-cell>
          <table:table-cell office:value-type="float" office:value="16.70754" calcext:value-type="float">
            <text:p>16.70754</text:p>
          </table:table-cell>
          <table:table-cell/>
          <table:table-cell office:value-type="float" office:value="52.87842" calcext:value-type="float">
            <text:p>52.87842</text:p>
          </table:table-cell>
          <table:table-cell office:value-type="float" office:value="41.79385" calcext:value-type="float">
            <text:p>41.79385</text:p>
          </table:table-cell>
          <table:table-cell office:value-type="float" office:value="41.69473" calcext:value-type="float">
            <text:p>41.69473</text:p>
          </table:table-cell>
          <table:table-cell office:value-type="float" office:value="34.85379" calcext:value-type="float">
            <text:p>34.85379</text:p>
          </table:table-cell>
          <table:table-cell office:value-type="float" office:value="54.25691" calcext:value-type="float">
            <text:p>54.25691</text:p>
          </table:table-cell>
          <table:table-cell table:number-columns-repeated="2"/>
        </table:table-row>
        <table:table-row table:style-name="ro1">
          <table:table-cell office:value-type="float" office:value="44.08338" calcext:value-type="float">
            <text:p>44.08338</text:p>
          </table:table-cell>
          <table:table-cell office:value-type="float" office:value="41.59748" calcext:value-type="float">
            <text:p>41.59748</text:p>
          </table:table-cell>
          <table:table-cell office:value-type="float" office:value="29.13778" calcext:value-type="float">
            <text:p>29.13778</text:p>
          </table:table-cell>
          <table:table-cell office:value-type="float" office:value="29.86459" calcext:value-type="float">
            <text:p>29.86459</text:p>
          </table:table-cell>
          <table:table-cell office:value-type="float" office:value="44.00213" calcext:value-type="float">
            <text:p>44.00213</text:p>
          </table:table-cell>
          <table:table-cell office:value-type="float" office:value="35.51851" calcext:value-type="float">
            <text:p>35.51851</text:p>
          </table:table-cell>
          <table:table-cell office:value-type="float" office:value="50.91672" calcext:value-type="float">
            <text:p>50.91672</text:p>
          </table:table-cell>
          <table:table-cell office:value-type="float" office:value="51.35657" calcext:value-type="float">
            <text:p>51.35657</text:p>
          </table:table-cell>
          <table:table-cell office:value-type="float" office:value="16.46487" calcext:value-type="float">
            <text:p>16.46487</text:p>
          </table:table-cell>
          <table:table-cell office:value-type="float" office:value="51.5482" calcext:value-type="float">
            <text:p>51.5482</text:p>
          </table:table-cell>
          <table:table-cell office:value-type="float" office:value="45.92986" calcext:value-type="float">
            <text:p>45.92986</text:p>
          </table:table-cell>
          <table:table-cell office:value-type="float" office:value="34.44414" calcext:value-type="float">
            <text:p>34.44414</text:p>
          </table:table-cell>
          <table:table-cell office:value-type="float" office:value="17.25696" calcext:value-type="float">
            <text:p>17.25696</text:p>
          </table:table-cell>
          <table:table-cell/>
          <table:table-cell office:value-type="float" office:value="53.4888" calcext:value-type="float">
            <text:p>53.4888</text:p>
          </table:table-cell>
          <table:table-cell office:value-type="float" office:value="42.22759" calcext:value-type="float">
            <text:p>42.22759</text:p>
          </table:table-cell>
          <table:table-cell office:value-type="float" office:value="42.20718" calcext:value-type="float">
            <text:p>42.20718</text:p>
          </table:table-cell>
          <table:table-cell office:value-type="float" office:value="35.38359" calcext:value-type="float">
            <text:p>35.38359</text:p>
          </table:table-cell>
          <table:table-cell office:value-type="float" office:value="54.84081" calcext:value-type="float">
            <text:p>54.84081</text:p>
          </table:table-cell>
          <table:table-cell table:number-columns-repeated="2"/>
        </table:table-row>
        <table:table-row table:style-name="ro1">
          <table:table-cell office:value-type="float" office:value="44.50472" calcext:value-type="float">
            <text:p>44.50472</text:p>
          </table:table-cell>
          <table:table-cell office:value-type="float" office:value="41.88425" calcext:value-type="float">
            <text:p>41.88425</text:p>
          </table:table-cell>
          <table:table-cell office:value-type="float" office:value="29.77787" calcext:value-type="float">
            <text:p>29.77787</text:p>
          </table:table-cell>
          <table:table-cell office:value-type="float" office:value="30.27761" calcext:value-type="float">
            <text:p>30.27761</text:p>
          </table:table-cell>
          <table:table-cell office:value-type="float" office:value="44.62366" calcext:value-type="float">
            <text:p>44.62366</text:p>
          </table:table-cell>
          <table:table-cell office:value-type="float" office:value="35.824" calcext:value-type="float">
            <text:p>35.824</text:p>
          </table:table-cell>
          <table:table-cell office:value-type="float" office:value="51.53327" calcext:value-type="float">
            <text:p>51.53327</text:p>
          </table:table-cell>
          <table:table-cell office:value-type="float" office:value="51.96207" calcext:value-type="float">
            <text:p>51.96207</text:p>
          </table:table-cell>
          <table:table-cell office:value-type="float" office:value="17.01447" calcext:value-type="float">
            <text:p>17.01447</text:p>
          </table:table-cell>
          <table:table-cell office:value-type="float" office:value="52.01364" calcext:value-type="float">
            <text:p>52.01364</text:p>
          </table:table-cell>
          <table:table-cell office:value-type="float" office:value="46.56537" calcext:value-type="float">
            <text:p>46.56537</text:p>
          </table:table-cell>
          <table:table-cell office:value-type="float" office:value="34.83119" calcext:value-type="float">
            <text:p>34.83119</text:p>
          </table:table-cell>
          <table:table-cell office:value-type="float" office:value="17.85411" calcext:value-type="float">
            <text:p>17.85411</text:p>
          </table:table-cell>
          <table:table-cell/>
          <table:table-cell office:value-type="float" office:value="53.88663" calcext:value-type="float">
            <text:p>53.88663</text:p>
          </table:table-cell>
          <table:table-cell office:value-type="float" office:value="42.85972" calcext:value-type="float">
            <text:p>42.85972</text:p>
          </table:table-cell>
          <table:table-cell office:value-type="float" office:value="42.96307" calcext:value-type="float">
            <text:p>42.96307</text:p>
          </table:table-cell>
          <table:table-cell office:value-type="float" office:value="36.47889" calcext:value-type="float">
            <text:p>36.47889</text:p>
          </table:table-cell>
          <table:table-cell office:value-type="float" office:value="55.22481" calcext:value-type="float">
            <text:p>55.22481</text:p>
          </table:table-cell>
          <table:table-cell table:number-columns-repeated="2"/>
        </table:table-row>
        <table:table-row table:style-name="ro1">
          <table:table-cell office:value-type="float" office:value="45.1267" calcext:value-type="float">
            <text:p>45.1267</text:p>
          </table:table-cell>
          <table:table-cell office:value-type="float" office:value="42.17519" calcext:value-type="float">
            <text:p>42.17519</text:p>
          </table:table-cell>
          <table:table-cell office:value-type="float" office:value="30.32839" calcext:value-type="float">
            <text:p>30.32839</text:p>
          </table:table-cell>
          <table:table-cell office:value-type="float" office:value="30.7814" calcext:value-type="float">
            <text:p>30.7814</text:p>
          </table:table-cell>
          <table:table-cell office:value-type="float" office:value="45.15859" calcext:value-type="float">
            <text:p>45.15859</text:p>
          </table:table-cell>
          <table:table-cell office:value-type="float" office:value="36.28694" calcext:value-type="float">
            <text:p>36.28694</text:p>
          </table:table-cell>
          <table:table-cell office:value-type="float" office:value="52.0284" calcext:value-type="float">
            <text:p>52.0284</text:p>
          </table:table-cell>
          <table:table-cell office:value-type="float" office:value="52.44193" calcext:value-type="float">
            <text:p>52.44193</text:p>
          </table:table-cell>
          <table:table-cell office:value-type="float" office:value="17.61488" calcext:value-type="float">
            <text:p>17.61488</text:p>
          </table:table-cell>
          <table:table-cell office:value-type="float" office:value="52.60654" calcext:value-type="float">
            <text:p>52.60654</text:p>
          </table:table-cell>
          <table:table-cell office:value-type="float" office:value="46.98579" calcext:value-type="float">
            <text:p>46.98579</text:p>
          </table:table-cell>
          <table:table-cell office:value-type="float" office:value="35.41531" calcext:value-type="float">
            <text:p>35.41531</text:p>
          </table:table-cell>
          <table:table-cell office:value-type="float" office:value="18.38998" calcext:value-type="float">
            <text:p>18.38998</text:p>
          </table:table-cell>
          <table:table-cell/>
          <table:table-cell office:value-type="float" office:value="54.48857" calcext:value-type="float">
            <text:p>54.48857</text:p>
          </table:table-cell>
          <table:table-cell office:value-type="float" office:value="43.2792" calcext:value-type="float">
            <text:p>43.2792</text:p>
          </table:table-cell>
          <table:table-cell office:value-type="float" office:value="43.465" calcext:value-type="float">
            <text:p>43.465</text:p>
          </table:table-cell>
          <table:table-cell office:value-type="float" office:value="37.63238" calcext:value-type="float">
            <text:p>37.63238</text:p>
          </table:table-cell>
          <table:table-cell office:value-type="float" office:value="55.80009" calcext:value-type="float">
            <text:p>55.80009</text:p>
          </table:table-cell>
          <table:table-cell table:number-columns-repeated="2"/>
        </table:table-row>
        <table:table-row table:style-name="ro1">
          <table:table-cell office:value-type="float" office:value="45.53815" calcext:value-type="float">
            <text:p>45.53815</text:p>
          </table:table-cell>
          <table:table-cell office:value-type="float" office:value="42.44843" calcext:value-type="float">
            <text:p>42.44843</text:p>
          </table:table-cell>
          <table:table-cell office:value-type="float" office:value="30.9785" calcext:value-type="float">
            <text:p>30.9785</text:p>
          </table:table-cell>
          <table:table-cell office:value-type="float" office:value="31.20274" calcext:value-type="float">
            <text:p>31.20274</text:p>
          </table:table-cell>
          <table:table-cell office:value-type="float" office:value="45.78385" calcext:value-type="float">
            <text:p>45.78385</text:p>
          </table:table-cell>
          <table:table-cell office:value-type="float" office:value="36.57545" calcext:value-type="float">
            <text:p>36.57545</text:p>
          </table:table-cell>
          <table:table-cell office:value-type="float" office:value="52.64516" calcext:value-type="float">
            <text:p>52.64516</text:p>
          </table:table-cell>
          <table:table-cell office:value-type="float" office:value="53.04239" calcext:value-type="float">
            <text:p>53.04239</text:p>
          </table:table-cell>
          <table:table-cell office:value-type="float" office:value="18.15716" calcext:value-type="float">
            <text:p>18.15716</text:p>
          </table:table-cell>
          <table:table-cell office:value-type="float" office:value="53.0635" calcext:value-type="float">
            <text:p>53.0635</text:p>
          </table:table-cell>
          <table:table-cell office:value-type="float" office:value="47.60046" calcext:value-type="float">
            <text:p>47.60046</text:p>
          </table:table-cell>
          <table:table-cell office:value-type="float" office:value="35.80683" calcext:value-type="float">
            <text:p>35.80683</text:p>
          </table:table-cell>
          <table:table-cell office:value-type="float" office:value="18.84003" calcext:value-type="float">
            <text:p>18.84003</text:p>
          </table:table-cell>
          <table:table-cell/>
          <table:table-cell office:value-type="float" office:value="54.88244" calcext:value-type="float">
            <text:p>54.88244</text:p>
          </table:table-cell>
          <table:table-cell office:value-type="float" office:value="43.90691" calcext:value-type="float">
            <text:p>43.90691</text:p>
          </table:table-cell>
          <table:table-cell office:value-type="float" office:value="44.21132" calcext:value-type="float">
            <text:p>44.21132</text:p>
          </table:table-cell>
          <table:table-cell office:value-type="float" office:value="38.7691" calcext:value-type="float">
            <text:p>38.7691</text:p>
          </table:table-cell>
          <table:table-cell table:number-columns-repeated="3"/>
        </table:table-row>
        <table:table-row table:style-name="ro1">
          <table:table-cell office:value-type="float" office:value="46.14695" calcext:value-type="float">
            <text:p>46.14695</text:p>
          </table:table-cell>
          <table:table-cell office:value-type="float" office:value="42.73628" calcext:value-type="float">
            <text:p>42.73628</text:p>
          </table:table-cell>
          <table:table-cell office:value-type="float" office:value="31.53107" calcext:value-type="float">
            <text:p>31.53107</text:p>
          </table:table-cell>
          <table:table-cell office:value-type="float" office:value="31.71911" calcext:value-type="float">
            <text:p>31.71911</text:p>
          </table:table-cell>
          <table:table-cell office:value-type="float" office:value="46.30064" calcext:value-type="float">
            <text:p>46.30064</text:p>
          </table:table-cell>
          <table:table-cell office:value-type="float" office:value="37.02091" calcext:value-type="float">
            <text:p>37.02091</text:p>
          </table:table-cell>
          <table:table-cell office:value-type="float" office:value="53.1347" calcext:value-type="float">
            <text:p>53.1347</text:p>
          </table:table-cell>
          <table:table-cell office:value-type="float" office:value="53.51322" calcext:value-type="float">
            <text:p>53.51322</text:p>
          </table:table-cell>
          <table:table-cell office:value-type="float" office:value="18.75672" calcext:value-type="float">
            <text:p>18.75672</text:p>
          </table:table-cell>
          <table:table-cell office:value-type="float" office:value="53.64073" calcext:value-type="float">
            <text:p>53.64073</text:p>
          </table:table-cell>
          <table:table-cell office:value-type="float" office:value="48.01272" calcext:value-type="float">
            <text:p>48.01272</text:p>
          </table:table-cell>
          <table:table-cell office:value-type="float" office:value="36.38137" calcext:value-type="float">
            <text:p>36.38137</text:p>
          </table:table-cell>
          <table:table-cell office:value-type="float" office:value="19.51492" calcext:value-type="float">
            <text:p>19.51492</text:p>
          </table:table-cell>
          <table:table-cell/>
          <table:table-cell office:value-type="float" office:value="55.47825" calcext:value-type="float">
            <text:p>55.47825</text:p>
          </table:table-cell>
          <table:table-cell office:value-type="float" office:value="44.32081" calcext:value-type="float">
            <text:p>44.32081</text:p>
          </table:table-cell>
          <table:table-cell office:value-type="float" office:value="44.69594" calcext:value-type="float">
            <text:p>44.69594</text:p>
          </table:table-cell>
          <table:table-cell office:value-type="float" office:value="39.89994" calcext:value-type="float">
            <text:p>39.89994</text:p>
          </table:table-cell>
          <table:table-cell table:number-columns-repeated="3"/>
        </table:table-row>
        <table:table-row table:style-name="ro1">
          <table:table-cell office:value-type="float" office:value="46.55411" calcext:value-type="float">
            <text:p>46.55411</text:p>
          </table:table-cell>
          <table:table-cell office:value-type="float" office:value="42.99655" calcext:value-type="float">
            <text:p>42.99655</text:p>
          </table:table-cell>
          <table:table-cell office:value-type="float" office:value="32.01643" calcext:value-type="float">
            <text:p>32.01643</text:p>
          </table:table-cell>
          <table:table-cell office:value-type="float" office:value="32.13479" calcext:value-type="float">
            <text:p>32.13479</text:p>
          </table:table-cell>
          <table:table-cell office:value-type="float" office:value="46.91684" calcext:value-type="float">
            <text:p>46.91684</text:p>
          </table:table-cell>
          <table:table-cell office:value-type="float" office:value="37.31409" calcext:value-type="float">
            <text:p>37.31409</text:p>
          </table:table-cell>
          <table:table-cell office:value-type="float" office:value="53.74104" calcext:value-type="float">
            <text:p>53.74104</text:p>
          </table:table-cell>
          <table:table-cell office:value-type="float" office:value="54.1006" calcext:value-type="float">
            <text:p>54.1006</text:p>
          </table:table-cell>
          <table:table-cell office:value-type="float" office:value="19.30249" calcext:value-type="float">
            <text:p>19.30249</text:p>
          </table:table-cell>
          <table:table-cell office:value-type="float" office:value="54.09539" calcext:value-type="float">
            <text:p>54.09539</text:p>
          </table:table-cell>
          <table:table-cell office:value-type="float" office:value="48.6319" calcext:value-type="float">
            <text:p>48.6319</text:p>
          </table:table-cell>
          <table:table-cell office:value-type="float" office:value="36.76308" calcext:value-type="float">
            <text:p>36.76308</text:p>
          </table:table-cell>
          <table:table-cell office:value-type="float" office:value="19.9735" calcext:value-type="float">
            <text:p>19.9735</text:p>
          </table:table-cell>
          <table:table-cell/>
          <table:table-cell office:value-type="float" office:value="55.8632" calcext:value-type="float">
            <text:p>55.8632</text:p>
          </table:table-cell>
          <table:table-cell office:value-type="float" office:value="44.92466" calcext:value-type="float">
            <text:p>44.92466</text:p>
          </table:table-cell>
          <table:table-cell office:value-type="float" office:value="45.41774" calcext:value-type="float">
            <text:p>45.41774</text:p>
          </table:table-cell>
          <table:table-cell office:value-type="float" office:value="41.01535" calcext:value-type="float">
            <text:p>41.01535</text:p>
          </table:table-cell>
          <table:table-cell table:number-columns-repeated="3"/>
        </table:table-row>
        <table:table-row table:style-name="ro1">
          <table:table-cell office:value-type="float" office:value="47.15288" calcext:value-type="float">
            <text:p>47.15288</text:p>
          </table:table-cell>
          <table:table-cell office:value-type="float" office:value="43.28798" calcext:value-type="float">
            <text:p>43.28798</text:p>
          </table:table-cell>
          <table:table-cell office:value-type="float" office:value="32.74505" calcext:value-type="float">
            <text:p>32.74505</text:p>
          </table:table-cell>
          <table:table-cell office:value-type="float" office:value="32.65656" calcext:value-type="float">
            <text:p>32.65656</text:p>
          </table:table-cell>
          <table:table-cell office:value-type="float" office:value="47.43786" calcext:value-type="float">
            <text:p>47.43786</text:p>
          </table:table-cell>
          <table:table-cell office:value-type="float" office:value="37.74148" calcext:value-type="float">
            <text:p>37.74148</text:p>
          </table:table-cell>
          <table:table-cell office:value-type="float" office:value="54.22117" calcext:value-type="float">
            <text:p>54.22117</text:p>
          </table:table-cell>
          <table:table-cell office:value-type="float" office:value="54.56656" calcext:value-type="float">
            <text:p>54.56656</text:p>
          </table:table-cell>
          <table:table-cell office:value-type="float" office:value="19.89122" calcext:value-type="float">
            <text:p>19.89122</text:p>
          </table:table-cell>
          <table:table-cell office:value-type="float" office:value="54.67004" calcext:value-type="float">
            <text:p>54.67004</text:p>
          </table:table-cell>
          <table:table-cell office:value-type="float" office:value="49.03224" calcext:value-type="float">
            <text:p>49.03224</text:p>
          </table:table-cell>
          <table:table-cell office:value-type="float" office:value="37.33411" calcext:value-type="float">
            <text:p>37.33411</text:p>
          </table:table-cell>
          <table:table-cell office:value-type="float" office:value="20.64129" calcext:value-type="float">
            <text:p>20.64129</text:p>
          </table:table-cell>
          <table:table-cell/>
          <table:table-cell office:value-type="float" office:value="56.44178" calcext:value-type="float">
            <text:p>56.44178</text:p>
          </table:table-cell>
          <table:table-cell office:value-type="float" office:value="45.33007" calcext:value-type="float">
            <text:p>45.33007</text:p>
          </table:table-cell>
          <table:table-cell office:value-type="float" office:value="45.89053" calcext:value-type="float">
            <text:p>45.89053</text:p>
          </table:table-cell>
          <table:table-cell office:value-type="float" office:value="42.10049" calcext:value-type="float">
            <text:p>42.10049</text:p>
          </table:table-cell>
          <table:table-cell table:number-columns-repeated="3"/>
        </table:table-row>
        <table:table-row table:style-name="ro1">
          <table:table-cell office:value-type="float" office:value="47.54318" calcext:value-type="float">
            <text:p>47.54318</text:p>
          </table:table-cell>
          <table:table-cell office:value-type="float" office:value="43.53589" calcext:value-type="float">
            <text:p>43.53589</text:p>
          </table:table-cell>
          <table:table-cell office:value-type="float" office:value="33.23137" calcext:value-type="float">
            <text:p>33.23137</text:p>
          </table:table-cell>
          <table:table-cell office:value-type="float" office:value="33.07613" calcext:value-type="float">
            <text:p>33.07613</text:p>
          </table:table-cell>
          <table:table-cell office:value-type="float" office:value="48.05197" calcext:value-type="float">
            <text:p>48.05197</text:p>
          </table:table-cell>
          <table:table-cell office:value-type="float" office:value="38.02656" calcext:value-type="float">
            <text:p>38.02656</text:p>
          </table:table-cell>
          <table:table-cell office:value-type="float" office:value="54.83101" calcext:value-type="float">
            <text:p>54.83101</text:p>
          </table:table-cell>
          <table:table-cell office:value-type="float" office:value="55.15867" calcext:value-type="float">
            <text:p>55.15867</text:p>
          </table:table-cell>
          <table:table-cell office:value-type="float" office:value="20.43713" calcext:value-type="float">
            <text:p>20.43713</text:p>
          </table:table-cell>
          <table:table-cell office:value-type="float" office:value="55.11529" calcext:value-type="float">
            <text:p>55.11529</text:p>
          </table:table-cell>
          <table:table-cell office:value-type="float" office:value="49.63571" calcext:value-type="float">
            <text:p>49.63571</text:p>
          </table:table-cell>
          <table:table-cell office:value-type="float" office:value="37.70355" calcext:value-type="float">
            <text:p>37.70355</text:p>
          </table:table-cell>
          <table:table-cell office:value-type="float" office:value="21.08336" calcext:value-type="float">
            <text:p>21.08336</text:p>
          </table:table-cell>
          <table:table-cell/>
          <table:table-cell office:value-type="float" office:value="56.83289" calcext:value-type="float">
            <text:p>56.83289</text:p>
          </table:table-cell>
          <table:table-cell office:value-type="float" office:value="45.93406" calcext:value-type="float">
            <text:p>45.93406</text:p>
          </table:table-cell>
          <table:table-cell/>
          <table:table-cell office:value-type="float" office:value="43.17652" calcext:value-type="float">
            <text:p>43.17652</text:p>
          </table:table-cell>
          <table:table-cell table:number-columns-repeated="3"/>
        </table:table-row>
        <table:table-row table:style-name="ro1">
          <table:table-cell office:value-type="float" office:value="48.13486" calcext:value-type="float">
            <text:p>48.13486</text:p>
          </table:table-cell>
          <table:table-cell office:value-type="float" office:value="43.74716" calcext:value-type="float">
            <text:p>43.74716</text:p>
          </table:table-cell>
          <table:table-cell office:value-type="float" office:value="33.96025" calcext:value-type="float">
            <text:p>33.96025</text:p>
          </table:table-cell>
          <table:table-cell office:value-type="float" office:value="33.44936" calcext:value-type="float">
            <text:p>33.44936</text:p>
          </table:table-cell>
          <table:table-cell office:value-type="float" office:value="48.55545" calcext:value-type="float">
            <text:p>48.55545</text:p>
          </table:table-cell>
          <table:table-cell office:value-type="float" office:value="38.43842" calcext:value-type="float">
            <text:p>38.43842</text:p>
          </table:table-cell>
          <table:table-cell office:value-type="float" office:value="55.29249" calcext:value-type="float">
            <text:p>55.29249</text:p>
          </table:table-cell>
          <table:table-cell office:value-type="float" office:value="55.60688" calcext:value-type="float">
            <text:p>55.60688</text:p>
          </table:table-cell>
          <table:table-cell office:value-type="float" office:value="21.03133" calcext:value-type="float">
            <text:p>21.03133</text:p>
          </table:table-cell>
          <table:table-cell/>
          <table:table-cell office:value-type="float" office:value="50.02853" calcext:value-type="float">
            <text:p>50.02853</text:p>
          </table:table-cell>
          <table:table-cell office:value-type="float" office:value="38.26464" calcext:value-type="float">
            <text:p>38.26464</text:p>
          </table:table-cell>
          <table:table-cell office:value-type="float" office:value="21.69044" calcext:value-type="float">
            <text:p>21.69044</text:p>
          </table:table-cell>
          <table:table-cell/>
          <table:table-cell office:value-type="float" office:value="57.3964" calcext:value-type="float">
            <text:p>57.3964</text:p>
          </table:table-cell>
          <table:table-cell office:value-type="float" office:value="46.33177" calcext:value-type="float">
            <text:p>46.33177</text:p>
          </table:table-cell>
          <table:table-cell/>
          <table:table-cell office:value-type="float" office:value="44.21126" calcext:value-type="float">
            <text:p>44.21126</text:p>
          </table:table-cell>
          <table:table-cell table:number-columns-repeated="3"/>
        </table:table-row>
        <table:table-row table:style-name="ro1">
          <table:table-cell office:value-type="float" office:value="48.51645" calcext:value-type="float">
            <text:p>48.51645</text:p>
          </table:table-cell>
          <table:table-cell office:value-type="float" office:value="44.06147" calcext:value-type="float">
            <text:p>44.06147</text:p>
          </table:table-cell>
          <table:table-cell office:value-type="float" office:value="34.44261" calcext:value-type="float">
            <text:p>34.44261</text:p>
          </table:table-cell>
          <table:table-cell office:value-type="float" office:value="34.02989" calcext:value-type="float">
            <text:p>34.02989</text:p>
          </table:table-cell>
          <table:table-cell office:value-type="float" office:value="48.99708" calcext:value-type="float">
            <text:p>48.99708</text:p>
          </table:table-cell>
          <table:table-cell office:value-type="float" office:value="38.72155" calcext:value-type="float">
            <text:p>38.72155</text:p>
          </table:table-cell>
          <table:table-cell office:value-type="float" office:value="55.892" calcext:value-type="float">
            <text:p>55.892</text:p>
          </table:table-cell>
          <table:table-cell office:value-type="float" office:value="56.18558" calcext:value-type="float">
            <text:p>56.18558</text:p>
          </table:table-cell>
          <table:table-cell office:value-type="float" office:value="21.55817" calcext:value-type="float">
            <text:p>21.55817</text:p>
          </table:table-cell>
          <table:table-cell/>
          <table:table-cell office:value-type="float" office:value="50.62694" calcext:value-type="float">
            <text:p>50.62694</text:p>
          </table:table-cell>
          <table:table-cell office:value-type="float" office:value="38.61848" calcext:value-type="float">
            <text:p>38.61848</text:p>
          </table:table-cell>
          <table:table-cell office:value-type="float" office:value="22.05217" calcext:value-type="float">
            <text:p>22.05217</text:p>
          </table:table-cell>
          <table:table-cell/>
          <table:table-cell office:value-type="float" office:value="57.76926" calcext:value-type="float">
            <text:p>57.76926</text:p>
          </table:table-cell>
          <table:table-cell office:value-type="float" office:value="46.91861" calcext:value-type="float">
            <text:p>46.91861</text:p>
          </table:table-cell>
          <table:table-cell/>
          <table:table-cell office:value-type="float" office:value="45.23157" calcext:value-type="float">
            <text:p>45.23157</text:p>
          </table:table-cell>
          <table:table-cell table:number-columns-repeated="3"/>
        </table:table-row>
        <table:table-row table:style-name="ro1">
          <table:table-cell office:value-type="float" office:value="49.09613" calcext:value-type="float">
            <text:p>49.09613</text:p>
          </table:table-cell>
          <table:table-cell office:value-type="float" office:value="44.26795" calcext:value-type="float">
            <text:p>44.26795</text:p>
          </table:table-cell>
          <table:table-cell office:value-type="float" office:value="35.17527" calcext:value-type="float">
            <text:p>35.17527</text:p>
          </table:table-cell>
          <table:table-cell office:value-type="float" office:value="34.40796" calcext:value-type="float">
            <text:p>34.40796</text:p>
          </table:table-cell>
          <table:table-cell office:value-type="float" office:value="49.65734" calcext:value-type="float">
            <text:p>49.65734</text:p>
          </table:table-cell>
          <table:table-cell office:value-type="float" office:value="39.38603" calcext:value-type="float">
            <text:p>39.38603</text:p>
          </table:table-cell>
          <table:table-cell office:value-type="float" office:value="56.34794" calcext:value-type="float">
            <text:p>56.34794</text:p>
          </table:table-cell>
          <table:table-cell office:value-type="float" office:value="56.62866" calcext:value-type="float">
            <text:p>56.62866</text:p>
          </table:table-cell>
          <table:table-cell office:value-type="float" office:value="22.076" calcext:value-type="float">
            <text:p>22.076</text:p>
          </table:table-cell>
          <table:table-cell/>
          <table:table-cell office:value-type="float" office:value="51.01232" calcext:value-type="float">
            <text:p>51.01232</text:p>
          </table:table-cell>
          <table:table-cell office:value-type="float" office:value="39.16031" calcext:value-type="float">
            <text:p>39.16031</text:p>
          </table:table-cell>
          <table:table-cell office:value-type="float" office:value="22.55933" calcext:value-type="float">
            <text:p>22.55933</text:p>
          </table:table-cell>
          <table:table-cell/>
          <table:table-cell office:value-type="float" office:value="58.33327" calcext:value-type="float">
            <text:p>58.33327</text:p>
          </table:table-cell>
          <table:table-cell office:value-type="float" office:value="47.30687" calcext:value-type="float">
            <text:p>47.30687</text:p>
          </table:table-cell>
          <table:table-cell/>
          <table:table-cell office:value-type="float" office:value="46.22905" calcext:value-type="float">
            <text:p>46.22905</text:p>
          </table:table-cell>
          <table:table-cell table:number-columns-repeated="3"/>
        </table:table-row>
        <table:table-row table:style-name="ro1">
          <table:table-cell office:value-type="float" office:value="49.47045" calcext:value-type="float">
            <text:p>49.47045</text:p>
          </table:table-cell>
          <table:table-cell office:value-type="float" office:value="44.57279" calcext:value-type="float">
            <text:p>44.57279</text:p>
          </table:table-cell>
          <table:table-cell office:value-type="float" office:value="35.67194" calcext:value-type="float">
            <text:p>35.67194</text:p>
          </table:table-cell>
          <table:table-cell office:value-type="float" office:value="34.99396" calcext:value-type="float">
            <text:p>34.99396</text:p>
          </table:table-cell>
          <table:table-cell office:value-type="float" office:value="50.0901" calcext:value-type="float">
            <text:p>50.0901</text:p>
          </table:table-cell>
          <table:table-cell office:value-type="float" office:value="40.03001" calcext:value-type="float">
            <text:p>40.03001</text:p>
          </table:table-cell>
          <table:table-cell office:value-type="float" office:value="56.93921" calcext:value-type="float">
            <text:p>56.93921</text:p>
          </table:table-cell>
          <table:table-cell office:value-type="float" office:value="57.20387" calcext:value-type="float">
            <text:p>57.20387</text:p>
          </table:table-cell>
          <table:table-cell office:value-type="float" office:value="22.52451" calcext:value-type="float">
            <text:p>22.52451</text:p>
          </table:table-cell>
          <table:table-cell/>
          <table:table-cell office:value-type="float" office:value="51.59065" calcext:value-type="float">
            <text:p>51.59065</text:p>
          </table:table-cell>
          <table:table-cell office:value-type="float" office:value="39.51962" calcext:value-type="float">
            <text:p>39.51962</text:p>
          </table:table-cell>
          <table:table-cell office:value-type="float" office:value="22.89266" calcext:value-type="float">
            <text:p>22.89266</text:p>
          </table:table-cell>
          <table:table-cell/>
          <table:table-cell office:value-type="float" office:value="58.70504" calcext:value-type="float">
            <text:p>58.70504</text:p>
          </table:table-cell>
          <table:table-cell office:value-type="float" office:value="47.88664" calcext:value-type="float">
            <text:p>47.88664</text:p>
          </table:table-cell>
          <table:table-cell/>
          <table:table-cell office:value-type="float" office:value="46.6421" calcext:value-type="float">
            <text:p>46.6421</text:p>
          </table:table-cell>
          <table:table-cell table:number-columns-repeated="3"/>
        </table:table-row>
        <table:table-row table:style-name="ro1">
          <table:table-cell office:value-type="float" office:value="50.03433" calcext:value-type="float">
            <text:p>50.03433</text:p>
          </table:table-cell>
          <table:table-cell office:value-type="float" office:value="44.77586" calcext:value-type="float">
            <text:p>44.77586</text:p>
          </table:table-cell>
          <table:table-cell office:value-type="float" office:value="36.40118" calcext:value-type="float">
            <text:p>36.40118</text:p>
          </table:table-cell>
          <table:table-cell office:value-type="float" office:value="35.38484" calcext:value-type="float">
            <text:p>35.38484</text:p>
          </table:table-cell>
          <table:table-cell office:value-type="float" office:value="50.73418" calcext:value-type="float">
            <text:p>50.73418</text:p>
          </table:table-cell>
          <table:table-cell office:value-type="float" office:value="40.64838" calcext:value-type="float">
            <text:p>40.64838</text:p>
          </table:table-cell>
          <table:table-cell office:value-type="float" office:value="57.38951" calcext:value-type="float">
            <text:p>57.38951</text:p>
          </table:table-cell>
          <table:table-cell office:value-type="float" office:value="57.63807" calcext:value-type="float">
            <text:p>57.63807</text:p>
          </table:table-cell>
          <table:table-cell office:value-type="float" office:value="22.87412" calcext:value-type="float">
            <text:p>22.87412</text:p>
          </table:table-cell>
          <table:table-cell/>
          <table:table-cell office:value-type="float" office:value="51.97789" calcext:value-type="float">
            <text:p>51.97789</text:p>
          </table:table-cell>
          <table:table-cell office:value-type="float" office:value="40.04824" calcext:value-type="float">
            <text:p>40.04824</text:p>
          </table:table-cell>
          <table:table-cell office:value-type="float" office:value="23.3968" calcext:value-type="float">
            <text:p>23.3968</text:p>
          </table:table-cell>
          <table:table-cell/>
          <table:table-cell office:value-type="float" office:value="59.26632" calcext:value-type="float">
            <text:p>59.26632</text:p>
          </table:table-cell>
          <table:table-cell office:value-type="float" office:value="48.26841" calcext:value-type="float">
            <text:p>48.26841</text:p>
          </table:table-cell>
          <table:table-cell/>
          <table:table-cell office:value-type="float" office:value="47.19064" calcext:value-type="float">
            <text:p>47.19064</text:p>
          </table:table-cell>
          <table:table-cell table:number-columns-repeated="3"/>
        </table:table-row>
        <table:table-row table:style-name="ro1">
          <table:table-cell office:value-type="float" office:value="50.40999" calcext:value-type="float">
            <text:p>50.40999</text:p>
          </table:table-cell>
          <table:table-cell office:value-type="float" office:value="45.07256" calcext:value-type="float">
            <text:p>45.07256</text:p>
          </table:table-cell>
          <table:table-cell office:value-type="float" office:value="36.89674" calcext:value-type="float">
            <text:p>36.89674</text:p>
          </table:table-cell>
          <table:table-cell/>
          <table:table-cell office:value-type="float" office:value="51.17148" calcext:value-type="float">
            <text:p>51.17148</text:p>
          </table:table-cell>
          <table:table-cell office:value-type="float" office:value="41.25105" calcext:value-type="float">
            <text:p>41.25105</text:p>
          </table:table-cell>
          <table:table-cell office:value-type="float" office:value="57.97534" calcext:value-type="float">
            <text:p>57.97534</text:p>
          </table:table-cell>
          <table:table-cell office:value-type="float" office:value="58.20879" calcext:value-type="float">
            <text:p>58.20879</text:p>
          </table:table-cell>
          <table:table-cell office:value-type="float" office:value="23.41048" calcext:value-type="float">
            <text:p>23.41048</text:p>
          </table:table-cell>
          <table:table-cell/>
          <table:table-cell office:value-type="float" office:value="52.55087" calcext:value-type="float">
            <text:p>52.55087</text:p>
          </table:table-cell>
          <table:table-cell office:value-type="float" office:value="40.40019" calcext:value-type="float">
            <text:p>40.40019</text:p>
          </table:table-cell>
          <table:table-cell office:value-type="float" office:value="23.73936" calcext:value-type="float">
            <text:p>23.73936</text:p>
          </table:table-cell>
          <table:table-cell/>
          <table:table-cell office:value-type="float" office:value="59.6278" calcext:value-type="float">
            <text:p>59.6278</text:p>
          </table:table-cell>
          <table:table-cell office:value-type="float" office:value="48.68877" calcext:value-type="float">
            <text:p>48.68877</text:p>
          </table:table-cell>
          <table:table-cell/>
          <table:table-cell office:value-type="float" office:value="47.59233" calcext:value-type="float">
            <text:p>47.59233</text:p>
          </table:table-cell>
          <table:table-cell table:number-columns-repeated="3"/>
        </table:table-row>
        <table:table-row table:style-name="ro1">
          <table:table-cell office:value-type="float" office:value="50.96285" calcext:value-type="float">
            <text:p>50.96285</text:p>
          </table:table-cell>
          <table:table-cell office:value-type="float" office:value="45.27346" calcext:value-type="float">
            <text:p>45.27346</text:p>
          </table:table-cell>
          <table:table-cell office:value-type="float" office:value="37.62751" calcext:value-type="float">
            <text:p>37.62751</text:p>
          </table:table-cell>
          <table:table-cell/>
          <table:table-cell office:value-type="float" office:value="51.81283" calcext:value-type="float">
            <text:p>51.81283</text:p>
          </table:table-cell>
          <table:table-cell office:value-type="float" office:value="41.84856" calcext:value-type="float">
            <text:p>41.84856</text:p>
          </table:table-cell>
          <table:table-cell office:value-type="float" office:value="58.4159" calcext:value-type="float">
            <text:p>58.4159</text:p>
          </table:table-cell>
          <table:table-cell office:value-type="float" office:value="58.63349" calcext:value-type="float">
            <text:p>58.63349</text:p>
          </table:table-cell>
          <table:table-cell office:value-type="float" office:value="23.77686" calcext:value-type="float">
            <text:p>23.77686</text:p>
          </table:table-cell>
          <table:table-cell/>
          <table:table-cell office:value-type="float" office:value="52.92941" calcext:value-type="float">
            <text:p>52.92941</text:p>
          </table:table-cell>
          <table:table-cell office:value-type="float" office:value="40.91358" calcext:value-type="float">
            <text:p>40.91358</text:p>
          </table:table-cell>
          <table:table-cell office:value-type="float" office:value="24.25726" calcext:value-type="float">
            <text:p>24.25726</text:p>
          </table:table-cell>
          <table:table-cell/>
          <table:table-cell office:value-type="float" office:value="60.17924" calcext:value-type="float">
            <text:p>60.17924</text:p>
          </table:table-cell>
          <table:table-cell office:value-type="float" office:value="49.21175" calcext:value-type="float">
            <text:p>49.21175</text:p>
          </table:table-cell>
          <table:table-cell/>
          <table:table-cell office:value-type="float" office:value="48.12923" calcext:value-type="float">
            <text:p>48.12923</text:p>
          </table:table-cell>
          <table:table-cell table:number-columns-repeated="3"/>
        </table:table-row>
        <table:table-row table:style-name="ro1">
          <table:table-cell office:value-type="float" office:value="51.32688" calcext:value-type="float">
            <text:p>51.32688</text:p>
          </table:table-cell>
          <table:table-cell office:value-type="float" office:value="45.5628" calcext:value-type="float">
            <text:p>45.5628</text:p>
          </table:table-cell>
          <table:table-cell office:value-type="float" office:value="38.12583" calcext:value-type="float">
            <text:p>38.12583</text:p>
          </table:table-cell>
          <table:table-cell/>
          <table:table-cell office:value-type="float" office:value="52.24166" calcext:value-type="float">
            <text:p>52.24166</text:p>
          </table:table-cell>
          <table:table-cell office:value-type="float" office:value="42.42754" calcext:value-type="float">
            <text:p>42.42754</text:p>
          </table:table-cell>
          <table:table-cell office:value-type="float" office:value="58.99233" calcext:value-type="float">
            <text:p>58.99233</text:p>
          </table:table-cell>
          <table:table-cell office:value-type="float" office:value="59.20024" calcext:value-type="float">
            <text:p>59.20024</text:p>
          </table:table-cell>
          <table:table-cell office:value-type="float" office:value="24.31732" calcext:value-type="float">
            <text:p>24.31732</text:p>
          </table:table-cell>
          <table:table-cell/>
          <table:table-cell office:value-type="float" office:value="53.49187" calcext:value-type="float">
            <text:p>53.49187</text:p>
          </table:table-cell>
          <table:table-cell office:value-type="float" office:value="41.26069" calcext:value-type="float">
            <text:p>41.26069</text:p>
          </table:table-cell>
          <table:table-cell office:value-type="float" office:value="24.60389" calcext:value-type="float">
            <text:p>24.60389</text:p>
          </table:table-cell>
          <table:table-cell/>
          <table:table-cell office:value-type="float" office:value="60.53244" calcext:value-type="float">
            <text:p>60.53244</text:p>
          </table:table-cell>
          <table:table-cell office:value-type="float" office:value="49.5828" calcext:value-type="float">
            <text:p>49.5828</text:p>
          </table:table-cell>
          <table:table-cell/>
          <table:table-cell office:value-type="float" office:value="48.5179" calcext:value-type="float">
            <text:p>48.5179</text:p>
          </table:table-cell>
          <table:table-cell table:number-columns-repeated="3"/>
        </table:table-row>
        <table:table-row table:style-name="ro1">
          <table:table-cell office:value-type="float" office:value="51.86848" calcext:value-type="float">
            <text:p>51.86848</text:p>
          </table:table-cell>
          <table:table-cell office:value-type="float" office:value="45.76071" calcext:value-type="float">
            <text:p>45.76071</text:p>
          </table:table-cell>
          <table:table-cell office:value-type="float" office:value="38.85927" calcext:value-type="float">
            <text:p>38.85927</text:p>
          </table:table-cell>
          <table:table-cell/>
          <table:table-cell office:value-type="float" office:value="52.86545" calcext:value-type="float">
            <text:p>52.86545</text:p>
          </table:table-cell>
          <table:table-cell office:value-type="float" office:value="42.99195" calcext:value-type="float">
            <text:p>42.99195</text:p>
          </table:table-cell>
          <table:table-cell office:value-type="float" office:value="59.41883" calcext:value-type="float">
            <text:p>59.41883</text:p>
          </table:table-cell>
          <table:table-cell office:value-type="float" office:value="59.60635" calcext:value-type="float">
            <text:p>59.60635</text:p>
          </table:table-cell>
          <table:table-cell office:value-type="float" office:value="24.67934" calcext:value-type="float">
            <text:p>24.67934</text:p>
          </table:table-cell>
          <table:table-cell/>
          <table:table-cell office:value-type="float" office:value="53.86328" calcext:value-type="float">
            <text:p>53.86328</text:p>
          </table:table-cell>
          <table:table-cell office:value-type="float" office:value="41.76728" calcext:value-type="float">
            <text:p>41.76728</text:p>
          </table:table-cell>
          <table:table-cell office:value-type="float" office:value="25.12907" calcext:value-type="float">
            <text:p>25.12907</text:p>
          </table:table-cell>
          <table:table-cell/>
          <table:table-cell office:value-type="float" office:value="61.07192" calcext:value-type="float">
            <text:p>61.07192</text:p>
          </table:table-cell>
          <table:table-cell office:value-type="float" office:value="50.13793" calcext:value-type="float">
            <text:p>50.13793</text:p>
          </table:table-cell>
          <table:table-cell/>
          <table:table-cell office:value-type="float" office:value="49.04185" calcext:value-type="float">
            <text:p>49.04185</text:p>
          </table:table-cell>
          <table:table-cell table:number-columns-repeated="3"/>
        </table:table-row>
        <table:table-row table:style-name="ro1">
          <table:table-cell office:value-type="float" office:value="52.22184" calcext:value-type="float">
            <text:p>52.22184</text:p>
          </table:table-cell>
          <table:table-cell office:value-type="float" office:value="46.04282" calcext:value-type="float">
            <text:p>46.04282</text:p>
          </table:table-cell>
          <table:table-cell office:value-type="float" office:value="39.3563" calcext:value-type="float">
            <text:p>39.3563</text:p>
          </table:table-cell>
          <table:table-cell/>
          <table:table-cell office:value-type="float" office:value="53.28772" calcext:value-type="float">
            <text:p>53.28772</text:p>
          </table:table-cell>
          <table:table-cell office:value-type="float" office:value="43.54243" calcext:value-type="float">
            <text:p>43.54243</text:p>
          </table:table-cell>
          <table:table-cell office:value-type="float" office:value="60.40538" calcext:value-type="float">
            <text:p>60.40538</text:p>
          </table:table-cell>
          <table:table-cell office:value-type="float" office:value="60.16796" calcext:value-type="float">
            <text:p>60.16796</text:p>
          </table:table-cell>
          <table:table-cell office:value-type="float" office:value="25.23913" calcext:value-type="float">
            <text:p>25.23913</text:p>
          </table:table-cell>
          <table:table-cell/>
          <table:table-cell office:value-type="float" office:value="54.40984" calcext:value-type="float">
            <text:p>54.40984</text:p>
          </table:table-cell>
          <table:table-cell office:value-type="float" office:value="42.09914" calcext:value-type="float">
            <text:p>42.09914</text:p>
          </table:table-cell>
          <table:table-cell office:value-type="float" office:value="25.47443" calcext:value-type="float">
            <text:p>25.47443</text:p>
          </table:table-cell>
          <table:table-cell/>
          <table:table-cell office:value-type="float" office:value="61.42879" calcext:value-type="float">
            <text:p>61.42879</text:p>
          </table:table-cell>
          <table:table-cell office:value-type="float" office:value="50.49779" calcext:value-type="float">
            <text:p>50.49779</text:p>
          </table:table-cell>
          <table:table-cell/>
          <table:table-cell office:value-type="float" office:value="49.41908" calcext:value-type="float">
            <text:p>49.41908</text:p>
          </table:table-cell>
          <table:table-cell table:number-columns-repeated="3"/>
        </table:table-row>
        <table:table-row table:style-name="ro1">
          <table:table-cell office:value-type="float" office:value="52.75377" calcext:value-type="float">
            <text:p>52.75377</text:p>
          </table:table-cell>
          <table:table-cell office:value-type="float" office:value="46.23137" calcext:value-type="float">
            <text:p>46.23137</text:p>
          </table:table-cell>
          <table:table-cell office:value-type="float" office:value="40.09157" calcext:value-type="float">
            <text:p>40.09157</text:p>
          </table:table-cell>
          <table:table-cell/>
          <table:table-cell office:value-type="float" office:value="53.91213" calcext:value-type="float">
            <text:p>53.91213</text:p>
          </table:table-cell>
          <table:table-cell office:value-type="float" office:value="44.07573" calcext:value-type="float">
            <text:p>44.07573</text:p>
          </table:table-cell>
          <table:table-cell office:value-type="float" office:value="61.38337" calcext:value-type="float">
            <text:p>61.38337</text:p>
          </table:table-cell>
          <table:table-cell office:value-type="float" office:value="60.56825" calcext:value-type="float">
            <text:p>60.56825</text:p>
          </table:table-cell>
          <table:table-cell office:value-type="float" office:value="25.61671" calcext:value-type="float">
            <text:p>25.61671</text:p>
          </table:table-cell>
          <table:table-cell/>
          <table:table-cell office:value-type="float" office:value="54.76933" calcext:value-type="float">
            <text:p>54.76933</text:p>
          </table:table-cell>
          <table:table-cell office:value-type="float" office:value="42.60095" calcext:value-type="float">
            <text:p>42.60095</text:p>
          </table:table-cell>
          <table:table-cell office:value-type="float" office:value="26.00978" calcext:value-type="float">
            <text:p>26.00978</text:p>
          </table:table-cell>
          <table:table-cell table:number-columns-repeated="2"/>
          <table:table-cell office:value-type="float" office:value="51.04441" calcext:value-type="float">
            <text:p>51.04441</text:p>
          </table:table-cell>
          <table:table-cell/>
          <table:table-cell office:value-type="float" office:value="49.93602" calcext:value-type="float">
            <text:p>49.93602</text:p>
          </table:table-cell>
          <table:table-cell table:number-columns-repeated="3"/>
        </table:table-row>
        <table:table-row table:style-name="ro1">
          <table:table-cell office:value-type="float" office:value="53.10023" calcext:value-type="float">
            <text:p>53.10023</text:p>
          </table:table-cell>
          <table:table-cell office:value-type="float" office:value="46.52041" calcext:value-type="float">
            <text:p>46.52041</text:p>
          </table:table-cell>
          <table:table-cell office:value-type="float" office:value="40.58621" calcext:value-type="float">
            <text:p>40.58621</text:p>
          </table:table-cell>
          <table:table-cell/>
          <table:table-cell office:value-type="float" office:value="54.32691" calcext:value-type="float">
            <text:p>54.32691</text:p>
          </table:table-cell>
          <table:table-cell office:value-type="float" office:value="44.60034" calcext:value-type="float">
            <text:p>44.60034</text:p>
          </table:table-cell>
          <table:table-cell office:value-type="float" office:value="62.34444" calcext:value-type="float">
            <text:p>62.34444</text:p>
          </table:table-cell>
          <table:table-cell office:value-type="float" office:value="61.12489" calcext:value-type="float">
            <text:p>61.12489</text:p>
          </table:table-cell>
          <table:table-cell office:value-type="float" office:value="26.17338" calcext:value-type="float">
            <text:p>26.17338</text:p>
          </table:table-cell>
          <table:table-cell/>
          <table:table-cell office:value-type="float" office:value="55.31437" calcext:value-type="float">
            <text:p>55.31437</text:p>
          </table:table-cell>
          <table:table-cell office:value-type="float" office:value="42.92702" calcext:value-type="float">
            <text:p>42.92702</text:p>
          </table:table-cell>
          <table:table-cell office:value-type="float" office:value="26.35891" calcext:value-type="float">
            <text:p>26.35891</text:p>
          </table:table-cell>
          <table:table-cell table:number-columns-repeated="2"/>
          <table:table-cell office:value-type="float" office:value="51.39271" calcext:value-type="float">
            <text:p>51.39271</text:p>
          </table:table-cell>
          <table:table-cell/>
          <table:table-cell office:value-type="float" office:value="50.28867" calcext:value-type="float">
            <text:p>50.28867</text:p>
          </table:table-cell>
          <table:table-cell table:number-columns-repeated="3"/>
        </table:table-row>
        <table:table-row table:style-name="ro1">
          <table:table-cell office:value-type="float" office:value="53.62883" calcext:value-type="float">
            <text:p>53.62883</text:p>
          </table:table-cell>
          <table:table-cell office:value-type="float" office:value="46.69958" calcext:value-type="float">
            <text:p>46.69958</text:p>
          </table:table-cell>
          <table:table-cell office:value-type="float" office:value="41.32838" calcext:value-type="float">
            <text:p>41.32838</text:p>
          </table:table-cell>
          <table:table-cell/>
          <table:table-cell office:value-type="float" office:value="54.93951" calcext:value-type="float">
            <text:p>54.93951</text:p>
          </table:table-cell>
          <table:table-cell office:value-type="float" office:value="45.10268" calcext:value-type="float">
            <text:p>45.10268</text:p>
          </table:table-cell>
          <table:table-cell office:value-type="float" office:value="63.28332" calcext:value-type="float">
            <text:p>63.28332</text:p>
          </table:table-cell>
          <table:table-cell office:value-type="float" office:value="61.51918" calcext:value-type="float">
            <text:p>61.51918</text:p>
          </table:table-cell>
          <table:table-cell office:value-type="float" office:value="26.55434" calcext:value-type="float">
            <text:p>26.55434</text:p>
          </table:table-cell>
          <table:table-cell/>
          <table:table-cell office:value-type="float" office:value="55.67435" calcext:value-type="float">
            <text:p>55.67435</text:p>
          </table:table-cell>
          <table:table-cell office:value-type="float" office:value="43.41416" calcext:value-type="float">
            <text:p>43.41416</text:p>
          </table:table-cell>
          <table:table-cell office:value-type="float" office:value="26.90381" calcext:value-type="float">
            <text:p>26.90381</text:p>
          </table:table-cell>
          <table:table-cell table:number-columns-repeated="2"/>
          <table:table-cell office:value-type="float" office:value="51.93053" calcext:value-type="float">
            <text:p>51.93053</text:p>
          </table:table-cell>
          <table:table-cell/>
          <table:table-cell office:value-type="float" office:value="50.78689" calcext:value-type="float">
            <text:p>50.78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.98235" calcext:value-type="float">
            <text:p>46.98235</text:p>
          </table:table-cell>
          <table:table-cell office:value-type="float" office:value="41.81616" calcext:value-type="float">
            <text:p>41.81616</text:p>
          </table:table-cell>
          <table:table-cell/>
          <table:table-cell office:value-type="float" office:value="55.34561" calcext:value-type="float">
            <text:p>55.34561</text:p>
          </table:table-cell>
          <table:table-cell office:value-type="float" office:value="45.59155" calcext:value-type="float">
            <text:p>45.59155</text:p>
          </table:table-cell>
          <table:table-cell office:value-type="float" office:value="64.20448" calcext:value-type="float">
            <text:p>64.20448</text:p>
          </table:table-cell>
          <table:table-cell office:value-type="float" office:value="61.89352" calcext:value-type="float">
            <text:p>61.89352</text:p>
          </table:table-cell>
          <table:table-cell office:value-type="float" office:value="27.12024" calcext:value-type="float">
            <text:p>27.12024</text:p>
          </table:table-cell>
          <table:table-cell/>
          <table:table-cell office:value-type="float" office:value="56.21779" calcext:value-type="float">
            <text:p>56.21779</text:p>
          </table:table-cell>
          <table:table-cell office:value-type="float" office:value="43.73109" calcext:value-type="float">
            <text:p>43.73109</text:p>
          </table:table-cell>
          <table:table-cell office:value-type="float" office:value="27.26078" calcext:value-type="float">
            <text:p>27.26078</text:p>
          </table:table-cell>
          <table:table-cell table:number-columns-repeated="2"/>
          <table:table-cell office:value-type="float" office:value="52.28158" calcext:value-type="float">
            <text:p>52.28158</text:p>
          </table:table-cell>
          <table:table-cell/>
          <table:table-cell office:value-type="float" office:value="51.13193" calcext:value-type="float">
            <text:p>51.1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15942" calcext:value-type="float">
            <text:p>47.15942</text:p>
          </table:table-cell>
          <table:table-cell office:value-type="float" office:value="42.55176" calcext:value-type="float">
            <text:p>42.55176</text:p>
          </table:table-cell>
          <table:table-cell/>
          <table:table-cell office:value-type="float" office:value="55.95283" calcext:value-type="float">
            <text:p>55.95283</text:p>
          </table:table-cell>
          <table:table-cell office:value-type="float" office:value="46.07479" calcext:value-type="float">
            <text:p>46.07479</text:p>
          </table:table-cell>
          <table:table-cell office:value-type="float" office:value="65.1239" calcext:value-type="float">
            <text:p>65.1239</text:p>
          </table:table-cell>
          <table:table-cell/>
          <table:table-cell office:value-type="float" office:value="27.49979" calcext:value-type="float">
            <text:p>27.49979</text:p>
          </table:table-cell>
          <table:table-cell/>
          <table:table-cell office:value-type="float" office:value="56.56843" calcext:value-type="float">
            <text:p>56.56843</text:p>
          </table:table-cell>
          <table:table-cell office:value-type="float" office:value="44.20677" calcext:value-type="float">
            <text:p>44.20677</text:p>
          </table:table-cell>
          <table:table-cell office:value-type="float" office:value="27.8157" calcext:value-type="float">
            <text:p>27.8157</text:p>
          </table:table-cell>
          <table:table-cell table:number-columns-repeated="2"/>
          <table:table-cell office:value-type="float" office:value="52.80467" calcext:value-type="float">
            <text:p>52.80467</text:p>
          </table:table-cell>
          <table:table-cell/>
          <table:table-cell office:value-type="float" office:value="51.62179" calcext:value-type="float">
            <text:p>51.62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42917" calcext:value-type="float">
            <text:p>47.42917</text:p>
          </table:table-cell>
          <table:table-cell office:value-type="float" office:value="43.04067" calcext:value-type="float">
            <text:p>43.04067</text:p>
          </table:table-cell>
          <table:table-cell/>
          <table:table-cell office:value-type="float" office:value="56.34996" calcext:value-type="float">
            <text:p>56.34996</text:p>
          </table:table-cell>
          <table:table-cell office:value-type="float" office:value="46.54021" calcext:value-type="float">
            <text:p>46.54021</text:p>
          </table:table-cell>
          <table:table-cell office:value-type="float" office:value="66.02573" calcext:value-type="float">
            <text:p>66.02573</text:p>
          </table:table-cell>
          <table:table-cell/>
          <table:table-cell office:value-type="float" office:value="28.0799" calcext:value-type="float">
            <text:p>28.0799</text:p>
          </table:table-cell>
          <table:table-cell/>
          <table:table-cell office:value-type="float" office:value="57.09553" calcext:value-type="float">
            <text:p>57.09553</text:p>
          </table:table-cell>
          <table:table-cell office:value-type="float" office:value="44.51841" calcext:value-type="float">
            <text:p>44.51841</text:p>
          </table:table-cell>
          <table:table-cell office:value-type="float" office:value="28.1699" calcext:value-type="float">
            <text:p>28.1699</text:p>
          </table:table-cell>
          <table:table-cell table:number-columns-repeated="2"/>
          <table:table-cell office:value-type="float" office:value="53.15195" calcext:value-type="float">
            <text:p>53.15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.6123" calcext:value-type="float">
            <text:p>47.6123</text:p>
          </table:table-cell>
          <table:table-cell office:value-type="float" office:value="43.76933" calcext:value-type="float">
            <text:p>43.76933</text:p>
          </table:table-cell>
          <table:table-cell table:number-columns-repeated="2"/>
          <table:table-cell office:value-type="float" office:value="47.00161" calcext:value-type="float">
            <text:p>47.00161</text:p>
          </table:table-cell>
          <table:table-cell office:value-type="float" office:value="66.90761" calcext:value-type="float">
            <text:p>66.90761</text:p>
          </table:table-cell>
          <table:table-cell/>
          <table:table-cell office:value-type="float" office:value="28.46461" calcext:value-type="float">
            <text:p>28.46461</text:p>
          </table:table-cell>
          <table:table-cell/>
          <table:table-cell office:value-type="float" office:value="57.44764" calcext:value-type="float">
            <text:p>57.44764</text:p>
          </table:table-cell>
          <table:table-cell office:value-type="float" office:value="45.28795" calcext:value-type="float">
            <text:p>45.28795</text:p>
          </table:table-cell>
          <table:table-cell office:value-type="float" office:value="28.72464" calcext:value-type="float">
            <text:p>28.72464</text:p>
          </table:table-cell>
          <table:table-cell table:number-columns-repeated="2"/>
          <table:table-cell office:value-type="float" office:value="53.67075" calcext:value-type="float">
            <text:p>53.67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.87743" calcext:value-type="float">
            <text:p>47.87743</text:p>
          </table:table-cell>
          <table:table-cell office:value-type="float" office:value="44.25304" calcext:value-type="float">
            <text:p>44.25304</text:p>
          </table:table-cell>
          <table:table-cell table:number-columns-repeated="2"/>
          <table:table-cell office:value-type="float" office:value="47.45354" calcext:value-type="float">
            <text:p>47.45354</text:p>
          </table:table-cell>
          <table:table-cell office:value-type="float" office:value="67.77402" calcext:value-type="float">
            <text:p>67.77402</text:p>
          </table:table-cell>
          <table:table-cell/>
          <table:table-cell office:value-type="float" office:value="29.0485" calcext:value-type="float">
            <text:p>29.0485</text:p>
          </table:table-cell>
          <table:table-cell/>
          <table:table-cell office:value-type="float" office:value="57.96381" calcext:value-type="float">
            <text:p>57.96381</text:p>
          </table:table-cell>
          <table:table-cell office:value-type="float" office:value="45.74847" calcext:value-type="float">
            <text:p>45.74847</text:p>
          </table:table-cell>
          <table:table-cell office:value-type="float" office:value="29.0939" calcext:value-type="float">
            <text:p>29.0939</text:p>
          </table:table-cell>
          <table:table-cell table:number-columns-repeated="2"/>
          <table:table-cell office:value-type="float" office:value="54.01558" calcext:value-type="float">
            <text:p>54.015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.0592" calcext:value-type="float">
            <text:p>48.0592</text:p>
          </table:table-cell>
          <table:table-cell office:value-type="float" office:value="44.97378" calcext:value-type="float">
            <text:p>44.97378</text:p>
          </table:table-cell>
          <table:table-cell table:number-columns-repeated="2"/>
          <table:table-cell office:value-type="float" office:value="47.89686" calcext:value-type="float">
            <text:p>47.89686</text:p>
          </table:table-cell>
          <table:table-cell office:value-type="float" office:value="68.60725" calcext:value-type="float">
            <text:p>68.60725</text:p>
          </table:table-cell>
          <table:table-cell/>
          <table:table-cell office:value-type="float" office:value="29.43936" calcext:value-type="float">
            <text:p>29.43936</text:p>
          </table:table-cell>
          <table:table-cell/>
          <table:table-cell office:value-type="float" office:value="58.31165" calcext:value-type="float">
            <text:p>58.31165</text:p>
          </table:table-cell>
          <table:table-cell office:value-type="float" office:value="46.06483" calcext:value-type="float">
            <text:p>46.06483</text:p>
          </table:table-cell>
          <table:table-cell office:value-type="float" office:value="29.64015" calcext:value-type="float">
            <text:p>29.64015</text:p>
          </table:table-cell>
          <table:table-cell table:number-columns-repeated="2"/>
          <table:table-cell office:value-type="float" office:value="54.51909" calcext:value-type="float">
            <text:p>54.51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.31281" calcext:value-type="float">
            <text:p>48.31281</text:p>
          </table:table-cell>
          <table:table-cell office:value-type="float" office:value="45.4494" calcext:value-type="float">
            <text:p>45.4494</text:p>
          </table:table-cell>
          <table:table-cell table:number-columns-repeated="2"/>
          <table:table-cell office:value-type="float" office:value="48.32571" calcext:value-type="float">
            <text:p>48.32571</text:p>
          </table:table-cell>
          <table:table-cell office:value-type="float" office:value="69.44085" calcext:value-type="float">
            <text:p>69.44085</text:p>
          </table:table-cell>
          <table:table-cell/>
          <table:table-cell office:value-type="float" office:value="30.02159" calcext:value-type="float">
            <text:p>30.02159</text:p>
          </table:table-cell>
          <table:table-cell/>
          <table:table-cell office:value-type="float" office:value="58.82078" calcext:value-type="float">
            <text:p>58.82078</text:p>
          </table:table-cell>
          <table:table-cell office:value-type="float" office:value="46.50989" calcext:value-type="float">
            <text:p>46.50989</text:p>
          </table:table-cell>
          <table:table-cell office:value-type="float" office:value="30.0233" calcext:value-type="float">
            <text:p>30.0233</text:p>
          </table:table-cell>
          <table:table-cell table:number-columns-repeated="2"/>
          <table:table-cell office:value-type="float" office:value="54.8596" calcext:value-type="float">
            <text:p>54.8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.49412" calcext:value-type="float">
            <text:p>48.49412</text:p>
          </table:table-cell>
          <table:table-cell office:value-type="float" office:value="46.143" calcext:value-type="float">
            <text:p>46.143</text:p>
          </table:table-cell>
          <table:table-cell table:number-columns-repeated="2"/>
          <table:table-cell office:value-type="float" office:value="48.74771" calcext:value-type="float">
            <text:p>48.74771</text:p>
          </table:table-cell>
          <table:table-cell office:value-type="float" office:value="70.25051" calcext:value-type="float">
            <text:p>70.25051</text:p>
          </table:table-cell>
          <table:table-cell/>
          <table:table-cell office:value-type="float" office:value="30.41252" calcext:value-type="float">
            <text:p>30.41252</text:p>
          </table:table-cell>
          <table:table-cell/>
          <table:table-cell office:value-type="float" office:value="59.16366" calcext:value-type="float">
            <text:p>59.16366</text:p>
          </table:table-cell>
          <table:table-cell office:value-type="float" office:value="46.81575" calcext:value-type="float">
            <text:p>46.81575</text:p>
          </table:table-cell>
          <table:table-cell office:value-type="float" office:value="30.58252" calcext:value-type="float">
            <text:p>30.582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.7515" calcext:value-type="float">
            <text:p>48.7515</text:p>
          </table:table-cell>
          <table:table-cell office:value-type="float" office:value="46.60537" calcext:value-type="float">
            <text:p>46.60537</text:p>
          </table:table-cell>
          <table:table-cell table:number-columns-repeated="2"/>
          <table:table-cell office:value-type="float" office:value="49.16481" calcext:value-type="float">
            <text:p>49.16481</text:p>
          </table:table-cell>
          <table:table-cell office:value-type="float" office:value="71.0431" calcext:value-type="float">
            <text:p>71.0431</text:p>
          </table:table-cell>
          <table:table-cell/>
          <table:table-cell office:value-type="float" office:value="30.99847" calcext:value-type="float">
            <text:p>30.99847</text:p>
          </table:table-cell>
          <table:table-cell/>
          <table:table-cell office:value-type="float" office:value="59.66974" calcext:value-type="float">
            <text:p>59.66974</text:p>
          </table:table-cell>
          <table:table-cell office:value-type="float" office:value="47.26357" calcext:value-type="float">
            <text:p>47.26357</text:p>
          </table:table-cell>
          <table:table-cell office:value-type="float" office:value="30.96131" calcext:value-type="float">
            <text:p>30.9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.93275" calcext:value-type="float">
            <text:p>48.93275</text:p>
          </table:table-cell>
          <table:table-cell office:value-type="float" office:value="47.28523" calcext:value-type="float">
            <text:p>47.28523</text:p>
          </table:table-cell>
          <table:table-cell table:number-columns-repeated="2"/>
          <table:table-cell office:value-type="float" office:value="49.57759" calcext:value-type="float">
            <text:p>49.57759</text:p>
          </table:table-cell>
          <table:table-cell office:value-type="float" office:value="71.84626" calcext:value-type="float">
            <text:p>71.84626</text:p>
          </table:table-cell>
          <table:table-cell/>
          <table:table-cell office:value-type="float" office:value="31.39874" calcext:value-type="float">
            <text:p>31.39874</text:p>
          </table:table-cell>
          <table:table-cell/>
          <table:table-cell office:value-type="float" office:value="60.00794" calcext:value-type="float">
            <text:p>60.00794</text:p>
          </table:table-cell>
          <table:table-cell office:value-type="float" office:value="47.56586" calcext:value-type="float">
            <text:p>47.56586</text:p>
          </table:table-cell>
          <table:table-cell office:value-type="float" office:value="31.53054" calcext:value-type="float">
            <text:p>31.530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18548" calcext:value-type="float">
            <text:p>49.18548</text:p>
          </table:table-cell>
          <table:table-cell office:value-type="float" office:value="47.73138" calcext:value-type="float">
            <text:p>47.73138</text:p>
          </table:table-cell>
          <table:table-cell table:number-columns-repeated="2"/>
          <table:table-cell office:value-type="float" office:value="49.99071" calcext:value-type="float">
            <text:p>49.99071</text:p>
          </table:table-cell>
          <table:table-cell office:value-type="float" office:value="72.59501" calcext:value-type="float">
            <text:p>72.59501</text:p>
          </table:table-cell>
          <table:table-cell/>
          <table:table-cell office:value-type="float" office:value="31.99509" calcext:value-type="float">
            <text:p>31.99509</text:p>
          </table:table-cell>
          <table:table-cell/>
          <table:table-cell office:value-type="float" office:value="60.51085" calcext:value-type="float">
            <text:p>60.51085</text:p>
          </table:table-cell>
          <table:table-cell office:value-type="float" office:value="48.01218" calcext:value-type="float">
            <text:p>48.01218</text:p>
          </table:table-cell>
          <table:table-cell office:value-type="float" office:value="31.91672" calcext:value-type="float">
            <text:p>31.91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35906" calcext:value-type="float">
            <text:p>49.35906</text:p>
          </table:table-cell>
          <table:table-cell office:value-type="float" office:value="48.39326" calcext:value-type="float">
            <text:p>48.39326</text:p>
          </table:table-cell>
          <table:table-cell table:number-columns-repeated="2"/>
          <table:table-cell office:value-type="float" office:value="50.39252" calcext:value-type="float">
            <text:p>50.39252</text:p>
          </table:table-cell>
          <table:table-cell office:value-type="float" office:value="73.32693" calcext:value-type="float">
            <text:p>73.32693</text:p>
          </table:table-cell>
          <table:table-cell/>
          <table:table-cell office:value-type="float" office:value="32.39521" calcext:value-type="float">
            <text:p>32.39521</text:p>
          </table:table-cell>
          <table:table-cell/>
          <table:table-cell office:value-type="float" office:value="60.83913" calcext:value-type="float">
            <text:p>60.83913</text:p>
          </table:table-cell>
          <table:table-cell office:value-type="float" office:value="48.29665" calcext:value-type="float">
            <text:p>48.29665</text:p>
          </table:table-cell>
          <table:table-cell office:value-type="float" office:value="32.49815" calcext:value-type="float">
            <text:p>32.49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61415" calcext:value-type="float">
            <text:p>49.61415</text:p>
          </table:table-cell>
          <table:table-cell office:value-type="float" office:value="48.82535" calcext:value-type="float">
            <text:p>48.82535</text:p>
          </table:table-cell>
          <table:table-cell table:number-columns-repeated="2"/>
          <table:table-cell office:value-type="float" office:value="50.77746" calcext:value-type="float">
            <text:p>50.77746</text:p>
          </table:table-cell>
          <table:table-cell office:value-type="float" office:value="74.03578" calcext:value-type="float">
            <text:p>74.03578</text:p>
          </table:table-cell>
          <table:table-cell/>
          <table:table-cell office:value-type="float" office:value="33.00383" calcext:value-type="float">
            <text:p>33.00383</text:p>
          </table:table-cell>
          <table:table-cell/>
          <table:table-cell office:value-type="float" office:value="61.33836" calcext:value-type="float">
            <text:p>61.33836</text:p>
          </table:table-cell>
          <table:table-cell/>
          <table:table-cell office:value-type="float" office:value="32.88339" calcext:value-type="float">
            <text:p>32.88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77881" calcext:value-type="float">
            <text:p>49.77881</text:p>
          </table:table-cell>
          <table:table-cell office:value-type="float" office:value="49.46523" calcext:value-type="float">
            <text:p>49.46523</text:p>
          </table:table-cell>
          <table:table-cell table:number-columns-repeated="2"/>
          <table:table-cell office:value-type="float" office:value="51.02866" calcext:value-type="float">
            <text:p>51.02866</text:p>
          </table:table-cell>
          <table:table-cell office:value-type="float" office:value="74.74106" calcext:value-type="float">
            <text:p>74.74106</text:p>
          </table:table-cell>
          <table:table-cell/>
          <table:table-cell office:value-type="float" office:value="33.40812" calcext:value-type="float">
            <text:p>33.40812</text:p>
          </table:table-cell>
          <table:table-cell/>
          <table:table-cell office:value-type="float" office:value="61.66117" calcext:value-type="float">
            <text:p>61.66117</text:p>
          </table:table-cell>
          <table:table-cell/>
          <table:table-cell office:value-type="float" office:value="33.47734" calcext:value-type="float">
            <text:p>33.4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02989" calcext:value-type="float">
            <text:p>50.02989</text:p>
          </table:table-cell>
          <table:table-cell office:value-type="float" office:value="49.88201" calcext:value-type="float">
            <text:p>49.88201</text:p>
          </table:table-cell>
          <table:table-cell table:number-columns-repeated="2"/>
          <table:table-cell office:value-type="float" office:value="51.14213" calcext:value-type="float">
            <text:p>51.14213</text:p>
          </table:table-cell>
          <table:table-cell office:value-type="float" office:value="75.41548" calcext:value-type="float">
            <text:p>75.41548</text:p>
          </table:table-cell>
          <table:table-cell/>
          <table:table-cell office:value-type="float" office:value="34.01948" calcext:value-type="float">
            <text:p>34.01948</text:p>
          </table:table-cell>
          <table:table-cell/>
          <table:table-cell office:value-type="float" office:value="62.13833" calcext:value-type="float">
            <text:p>62.13833</text:p>
          </table:table-cell>
          <table:table-cell/>
          <table:table-cell office:value-type="float" office:value="33.87463" calcext:value-type="float">
            <text:p>33.874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2029" calcext:value-type="float">
            <text:p>50.2029</text:p>
          </table:table-cell>
          <table:table-cell office:value-type="float" office:value="50.50678" calcext:value-type="float">
            <text:p>50.50678</text:p>
          </table:table-cell>
          <table:table-cell table:number-columns-repeated="2"/>
          <table:table-cell office:value-type="float" office:value="51.38957" calcext:value-type="float">
            <text:p>51.38957</text:p>
          </table:table-cell>
          <table:table-cell office:value-type="float" office:value="76.0563" calcext:value-type="float">
            <text:p>76.0563</text:p>
          </table:table-cell>
          <table:table-cell/>
          <table:table-cell office:value-type="float" office:value="34.42651" calcext:value-type="float">
            <text:p>34.42651</text:p>
          </table:table-cell>
          <table:table-cell/>
          <table:table-cell office:value-type="float" office:value="62.4642" calcext:value-type="float">
            <text:p>62.4642</text:p>
          </table:table-cell>
          <table:table-cell/>
          <table:table-cell office:value-type="float" office:value="34.46994" calcext:value-type="float">
            <text:p>34.4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44129" calcext:value-type="float">
            <text:p>50.44129</text:p>
          </table:table-cell>
          <table:table-cell office:value-type="float" office:value="50.9111" calcext:value-type="float">
            <text:p>50.9111</text:p>
          </table:table-cell>
          <table:table-cell table:number-columns-repeated="2"/>
          <table:table-cell office:value-type="float" office:value="51.48183" calcext:value-type="float">
            <text:p>51.48183</text:p>
          </table:table-cell>
          <table:table-cell office:value-type="float" office:value="76.68674" calcext:value-type="float">
            <text:p>76.68674</text:p>
          </table:table-cell>
          <table:table-cell/>
          <table:table-cell office:value-type="float" office:value="35.04488" calcext:value-type="float">
            <text:p>35.04488</text:p>
          </table:table-cell>
          <table:table-cell/>
          <table:table-cell office:value-type="float" office:value="62.9377" calcext:value-type="float">
            <text:p>62.9377</text:p>
          </table:table-cell>
          <table:table-cell/>
          <table:table-cell office:value-type="float" office:value="34.87214" calcext:value-type="float">
            <text:p>34.87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61349" calcext:value-type="float">
            <text:p>50.61349</text:p>
          </table:table-cell>
          <table:table-cell table:number-columns-repeated="3"/>
          <table:table-cell office:value-type="float" office:value="51.72278" calcext:value-type="float">
            <text:p>51.72278</text:p>
          </table:table-cell>
          <table:table-cell office:value-type="float" office:value="77.28191" calcext:value-type="float">
            <text:p>77.28191</text:p>
          </table:table-cell>
          <table:table-cell/>
          <table:table-cell office:value-type="float" office:value="35.46474" calcext:value-type="float">
            <text:p>35.46474</text:p>
          </table:table-cell>
          <table:table-cell table:number-columns-repeated="3"/>
          <table:table-cell office:value-type="float" office:value="35.47567" calcext:value-type="float">
            <text:p>35.47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85638" calcext:value-type="float">
            <text:p>50.85638</text:p>
          </table:table-cell>
          <table:table-cell table:number-columns-repeated="3"/>
          <table:table-cell office:value-type="float" office:value="51.80747" calcext:value-type="float">
            <text:p>51.80747</text:p>
          </table:table-cell>
          <table:table-cell office:value-type="float" office:value="77.63148" calcext:value-type="float">
            <text:p>77.63148</text:p>
          </table:table-cell>
          <table:table-cell/>
          <table:table-cell office:value-type="float" office:value="36.08881" calcext:value-type="float">
            <text:p>36.08881</text:p>
          </table:table-cell>
          <table:table-cell table:number-columns-repeated="3"/>
          <table:table-cell office:value-type="float" office:value="35.88291" calcext:value-type="float">
            <text:p>35.8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.02013" calcext:value-type="float">
            <text:p>51.02013</text:p>
          </table:table-cell>
          <table:table-cell table:number-columns-repeated="3"/>
          <table:table-cell office:value-type="float" office:value="52.03425" calcext:value-type="float">
            <text:p>52.03425</text:p>
          </table:table-cell>
          <table:table-cell office:value-type="float" office:value="77.87306" calcext:value-type="float">
            <text:p>77.87306</text:p>
          </table:table-cell>
          <table:table-cell/>
          <table:table-cell office:value-type="float" office:value="36.50421" calcext:value-type="float">
            <text:p>36.50421</text:p>
          </table:table-cell>
          <table:table-cell table:number-columns-repeated="3"/>
          <table:table-cell office:value-type="float" office:value="36.49655" calcext:value-type="float">
            <text:p>36.4965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11242" calcext:value-type="float">
            <text:p>52.11242</text:p>
          </table:table-cell>
          <table:table-cell office:value-type="float" office:value="78.20885" calcext:value-type="float">
            <text:p>78.20885</text:p>
          </table:table-cell>
          <table:table-cell/>
          <table:table-cell office:value-type="float" office:value="37.13845" calcext:value-type="float">
            <text:p>37.13845</text:p>
          </table:table-cell>
          <table:table-cell table:number-columns-repeated="3"/>
          <table:table-cell office:value-type="float" office:value="36.9026" calcext:value-type="float">
            <text:p>36.90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32553" calcext:value-type="float">
            <text:p>52.32553</text:p>
          </table:table-cell>
          <table:table-cell office:value-type="float" office:value="78.42814" calcext:value-type="float">
            <text:p>78.42814</text:p>
          </table:table-cell>
          <table:table-cell/>
          <table:table-cell office:value-type="float" office:value="37.5578" calcext:value-type="float">
            <text:p>37.5578</text:p>
          </table:table-cell>
          <table:table-cell table:number-columns-repeated="3"/>
          <table:table-cell office:value-type="float" office:value="37.52777" calcext:value-type="float">
            <text:p>37.5277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38959" calcext:value-type="float">
            <text:p>52.38959</text:p>
          </table:table-cell>
          <table:table-cell office:value-type="float" office:value="78.75018" calcext:value-type="float">
            <text:p>78.75018</text:p>
          </table:table-cell>
          <table:table-cell/>
          <table:table-cell office:value-type="float" office:value="38.19402" calcext:value-type="float">
            <text:p>38.19402</text:p>
          </table:table-cell>
          <table:table-cell table:number-columns-repeated="3"/>
          <table:table-cell office:value-type="float" office:value="37.93837" calcext:value-type="float">
            <text:p>37.938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59513" calcext:value-type="float">
            <text:p>52.59513</text:p>
          </table:table-cell>
          <table:table-cell office:value-type="float" office:value="78.9648" calcext:value-type="float">
            <text:p>78.9648</text:p>
          </table:table-cell>
          <table:table-cell/>
          <table:table-cell office:value-type="float" office:value="38.60954" calcext:value-type="float">
            <text:p>38.60954</text:p>
          </table:table-cell>
          <table:table-cell table:number-columns-repeated="3"/>
          <table:table-cell office:value-type="float" office:value="38.56079" calcext:value-type="float">
            <text:p>38.5607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63869" calcext:value-type="float">
            <text:p>52.63869</text:p>
          </table:table-cell>
          <table:table-cell office:value-type="float" office:value="79.27719" calcext:value-type="float">
            <text:p>79.27719</text:p>
          </table:table-cell>
          <table:table-cell/>
          <table:table-cell office:value-type="float" office:value="39.25566" calcext:value-type="float">
            <text:p>39.25566</text:p>
          </table:table-cell>
          <table:table-cell table:number-columns-repeated="3"/>
          <table:table-cell office:value-type="float" office:value="38.97611" calcext:value-type="float">
            <text:p>38.976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84554" calcext:value-type="float">
            <text:p>52.84554</text:p>
          </table:table-cell>
          <table:table-cell office:value-type="float" office:value="79.47483" calcext:value-type="float">
            <text:p>79.47483</text:p>
          </table:table-cell>
          <table:table-cell/>
          <table:table-cell office:value-type="float" office:value="39.67889" calcext:value-type="float">
            <text:p>39.67889</text:p>
          </table:table-cell>
          <table:table-cell table:number-columns-repeated="3"/>
          <table:table-cell office:value-type="float" office:value="39.59955" calcext:value-type="float">
            <text:p>39.5995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.8816" calcext:value-type="float">
            <text:p>52.8816</text:p>
          </table:table-cell>
          <table:table-cell office:value-type="float" office:value="79.76912" calcext:value-type="float">
            <text:p>79.76912</text:p>
          </table:table-cell>
          <table:table-cell/>
          <table:table-cell office:value-type="float" office:value="40.30033" calcext:value-type="float">
            <text:p>40.30033</text:p>
          </table:table-cell>
          <table:table-cell table:number-columns-repeated="3"/>
          <table:table-cell office:value-type="float" office:value="40.02302" calcext:value-type="float">
            <text:p>40.0230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.96225" calcext:value-type="float">
            <text:p>79.96225</text:p>
          </table:table-cell>
          <table:table-cell/>
          <table:table-cell office:value-type="float" office:value="40.71021" calcext:value-type="float">
            <text:p>40.71021</text:p>
          </table:table-cell>
          <table:table-cell table:number-columns-repeated="3"/>
          <table:table-cell office:value-type="float" office:value="40.63545" calcext:value-type="float">
            <text:p>40.635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.25195" calcext:value-type="float">
            <text:p>80.25195</text:p>
          </table:table-cell>
          <table:table-cell/>
          <table:table-cell office:value-type="float" office:value="41.31419" calcext:value-type="float">
            <text:p>41.31419</text:p>
          </table:table-cell>
          <table:table-cell table:number-columns-repeated="3"/>
          <table:table-cell office:value-type="float" office:value="41.0403" calcext:value-type="float">
            <text:p>41.040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.43625" calcext:value-type="float">
            <text:p>80.43625</text:p>
          </table:table-cell>
          <table:table-cell/>
          <table:table-cell office:value-type="float" office:value="41.70341" calcext:value-type="float">
            <text:p>41.70341</text:p>
          </table:table-cell>
          <table:table-cell table:number-columns-repeated="3"/>
          <table:table-cell office:value-type="float" office:value="41.63561" calcext:value-type="float">
            <text:p>41.6356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.70834" calcext:value-type="float">
            <text:p>80.70834</text:p>
          </table:table-cell>
          <table:table-cell/>
          <table:table-cell office:value-type="float" office:value="42.2811" calcext:value-type="float">
            <text:p>42.2811</text:p>
          </table:table-cell>
          <table:table-cell table:number-columns-repeated="3"/>
          <table:table-cell office:value-type="float" office:value="42.02307" calcext:value-type="float">
            <text:p>42.0230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.88817" calcext:value-type="float">
            <text:p>80.88817</text:p>
          </table:table-cell>
          <table:table-cell/>
          <table:table-cell office:value-type="float" office:value="42.65497" calcext:value-type="float">
            <text:p>42.65497</text:p>
          </table:table-cell>
          <table:table-cell table:number-columns-repeated="3"/>
          <table:table-cell office:value-type="float" office:value="42.57863" calcext:value-type="float">
            <text:p>42.5786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.14712" calcext:value-type="float">
            <text:p>81.14712</text:p>
          </table:table-cell>
          <table:table-cell/>
          <table:table-cell office:value-type="float" office:value="43.20045" calcext:value-type="float">
            <text:p>43.20045</text:p>
          </table:table-cell>
          <table:table-cell table:number-columns-repeated="3"/>
          <table:table-cell office:value-type="float" office:value="42.95627" calcext:value-type="float">
            <text:p>42.956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.32258" calcext:value-type="float">
            <text:p>81.32258</text:p>
          </table:table-cell>
          <table:table-cell/>
          <table:table-cell office:value-type="float" office:value="43.56805" calcext:value-type="float">
            <text:p>43.56805</text:p>
          </table:table-cell>
          <table:table-cell table:number-columns-repeated="3"/>
          <table:table-cell office:value-type="float" office:value="43.48761" calcext:value-type="float">
            <text:p>43.487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4.09481" calcext:value-type="float">
            <text:p>44.09481</text:p>
          </table:table-cell>
          <table:table-cell table:number-columns-repeated="3"/>
          <table:table-cell office:value-type="float" office:value="43.85074" calcext:value-type="float">
            <text:p>43.8507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4.44221" calcext:value-type="float">
            <text:p>44.44221</text:p>
          </table:table-cell>
          <table:table-cell table:number-columns-repeated="3"/>
          <table:table-cell office:value-type="float" office:value="44.3676" calcext:value-type="float">
            <text:p>44.367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4.94618" calcext:value-type="float">
            <text:p>44.94618</text:p>
          </table:table-cell>
          <table:table-cell table:number-columns-repeated="3"/>
          <table:table-cell office:value-type="float" office:value="44.70317" calcext:value-type="float">
            <text:p>44.7031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5.27865" calcext:value-type="float">
            <text:p>45.27865</text:p>
          </table:table-cell>
          <table:table-cell table:number-columns-repeated="3"/>
          <table:table-cell office:value-type="float" office:value="45.20139" calcext:value-type="float">
            <text:p>45.2013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5.75961" calcext:value-type="float">
            <text:p>45.75961</text:p>
          </table:table-cell>
          <table:table-cell table:number-columns-repeated="3"/>
          <table:table-cell office:value-type="float" office:value="45.51628" calcext:value-type="float">
            <text:p>45.5162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6.07191" calcext:value-type="float">
            <text:p>46.07191</text:p>
          </table:table-cell>
          <table:table-cell table:number-columns-repeated="3"/>
          <table:table-cell office:value-type="float" office:value="45.98792" calcext:value-type="float">
            <text:p>45.9879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6.52928" calcext:value-type="float">
            <text:p>46.52928</text:p>
          </table:table-cell>
          <table:table-cell table:number-columns-repeated="3"/>
          <table:table-cell office:value-type="float" office:value="46.29714" calcext:value-type="float">
            <text:p>46.2971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6.83734" calcext:value-type="float">
            <text:p>46.83734</text:p>
          </table:table-cell>
          <table:table-cell table:number-columns-repeated="3"/>
          <table:table-cell office:value-type="float" office:value="46.74658" calcext:value-type="float">
            <text:p>46.746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7.28037" calcext:value-type="float">
            <text:p>47.28037</text:p>
          </table:table-cell>
          <table:table-cell table:number-columns-repeated="3"/>
          <table:table-cell office:value-type="float" office:value="47.02804" calcext:value-type="float">
            <text:p>47.0280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7.56081" calcext:value-type="float">
            <text:p>47.56081</text:p>
          </table:table-cell>
          <table:table-cell table:number-columns-repeated="3"/>
          <table:table-cell office:value-type="float" office:value="47.47427" calcext:value-type="float">
            <text:p>47.4742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8.24884" calcext:value-type="float">
            <text:p>48.24884</text:p>
          </table:table-cell>
          <table:table-cell table:number-columns-repeated="3"/>
          <table:table-cell office:value-type="float" office:value="47.72928" calcext:value-type="float">
            <text:p>47.7292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8.91341" calcext:value-type="float">
            <text:p>48.91341</text:p>
          </table:table-cell>
          <table:table-cell table:number-columns-repeated="3"/>
          <table:table-cell office:value-type="float" office:value="48.15194" calcext:value-type="float">
            <text:p>48.1519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9.31191" calcext:value-type="float">
            <text:p>49.31191</text:p>
          </table:table-cell>
          <table:table-cell table:number-columns-repeated="3"/>
          <table:table-cell office:value-type="float" office:value="48.79787" calcext:value-type="float">
            <text:p>48.7978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9.53633" calcext:value-type="float">
            <text:p>49.53633</text:p>
          </table:table-cell>
          <table:table-cell table:number-columns-repeated="3"/>
          <table:table-cell office:value-type="float" office:value="49.40876" calcext:value-type="float">
            <text:p>49.4087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9.92066" calcext:value-type="float">
            <text:p>49.92066</text:p>
          </table:table-cell>
          <table:table-cell table:number-columns-repeated="3"/>
          <table:table-cell office:value-type="float" office:value="49.98649" calcext:value-type="float">
            <text:p>49.986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0.128" calcext:value-type="float">
            <text:p>50.128</text:p>
          </table:table-cell>
          <table:table-cell table:number-columns-repeated="3"/>
          <table:table-cell office:value-type="float" office:value="50.53921" calcext:value-type="float">
            <text:p>50.5392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0.50057" calcext:value-type="float">
            <text:p>50.50057</text:p>
          </table:table-cell>
          <table:table-cell table:number-columns-repeated="3"/>
          <table:table-cell office:value-type="float" office:value="51.05374" calcext:value-type="float">
            <text:p>51.0537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0.68967" calcext:value-type="float">
            <text:p>50.68967</text:p>
          </table:table-cell>
          <table:table-cell table:number-columns-repeated="3"/>
          <table:table-cell office:value-type="float" office:value="51.52811" calcext:value-type="float">
            <text:p>51.5281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04814" calcext:value-type="float">
            <text:p>51.04814</text:p>
          </table:table-cell>
          <table:table-cell table:number-columns-repeated="3"/>
          <table:table-cell office:value-type="float" office:value="51.98046" calcext:value-type="float">
            <text:p>51.980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2203" calcext:value-type="float">
            <text:p>51.2203</text:p>
          </table:table-cell>
          <table:table-cell table:number-columns-repeated="3"/>
          <table:table-cell office:value-type="float" office:value="52.40127" calcext:value-type="float">
            <text:p>52.4012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55254" calcext:value-type="float">
            <text:p>51.55254</text:p>
          </table:table-cell>
          <table:table-cell table:number-columns-repeated="3"/>
          <table:table-cell office:value-type="float" office:value="52.78645" calcext:value-type="float">
            <text:p>52.7864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7215" calcext:value-type="float">
            <text:p>51.7215</text:p>
          </table:table-cell>
          <table:table-cell table:number-columns-repeated="3"/>
          <table:table-cell office:value-type="float" office:value="53.1499" calcext:value-type="float">
            <text:p>53.149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3.48785" calcext:value-type="float">
            <text:p>53.4878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3.80076" calcext:value-type="float">
            <text:p>53.8007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4.08917" calcext:value-type="float">
            <text:p>54.089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4.34554" calcext:value-type="float">
            <text:p>54.345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4.59169" calcext:value-type="float">
            <text:p>54.5916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4.81229" calcext:value-type="float">
            <text:p>54.8122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4.81964" calcext:value-type="float">
            <text:p>54.8196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02844" calcext:value-type="float">
            <text:p>55.0284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03392" calcext:value-type="float">
            <text:p>55.0339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23001" calcext:value-type="float">
            <text:p>55.230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21563" calcext:value-type="float">
            <text:p>55.2156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40463" calcext:value-type="float">
            <text:p>55.4046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38865" calcext:value-type="float">
            <text:p>55.3886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56249" calcext:value-type="float">
            <text:p>55.5624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5.53115" calcext:value-type="float">
            <text:p>55.53115</text:p>
          </table:table-cell>
          <table:table-cell table:number-columns-repeated="8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avg_min_cpa</text:p>
          </table:table-cell>
        </table:table-row>
        <table:table-row table:style-name="ro1">
          <table:table-cell table:formula="of:=MIN([.A2:.A416])" office:value-type="float" office:value="5.53247" calcext:value-type="float">
            <text:p>5.53247</text:p>
          </table:table-cell>
          <table:table-cell table:formula="of:=MIN([.B2:.B416])" office:value-type="float" office:value="12.40748" calcext:value-type="float">
            <text:p>12.40748</text:p>
          </table:table-cell>
          <table:table-cell table:formula="of:=MIN([.C2:.C416])" office:value-type="float" office:value="3.00762" calcext:value-type="float">
            <text:p>3.00762</text:p>
          </table:table-cell>
          <table:table-cell table:formula="of:=MIN([.D2:.D416])" office:value-type="float" office:value="1.14449" calcext:value-type="float">
            <text:p>1.14449</text:p>
          </table:table-cell>
          <table:table-cell table:formula="of:=MIN([.E2:.E416])" office:value-type="float" office:value="5.26438" calcext:value-type="float">
            <text:p>5.26438</text:p>
          </table:table-cell>
          <table:table-cell table:formula="of:=MIN([.F2:.F416])" office:value-type="float" office:value="11.61507" calcext:value-type="float">
            <text:p>11.61507</text:p>
          </table:table-cell>
          <table:table-cell table:formula="of:=MIN([.G2:.G416])" office:value-type="float" office:value="4.63388" calcext:value-type="float">
            <text:p>4.63388</text:p>
          </table:table-cell>
          <table:table-cell table:formula="of:=MIN([.H2:.H416])" office:value-type="float" office:value="5.09249" calcext:value-type="float">
            <text:p>5.09249</text:p>
          </table:table-cell>
          <table:table-cell table:formula="of:=MIN([.I2:.I416])" office:value-type="float" office:value="4.46862" calcext:value-type="float">
            <text:p>4.46862</text:p>
          </table:table-cell>
          <table:table-cell table:formula="of:=MIN([.J2:.J416])" office:value-type="float" office:value="5.39174" calcext:value-type="float">
            <text:p>5.39174</text:p>
          </table:table-cell>
          <table:table-cell table:formula="of:=MIN([.K2:.K416])" office:value-type="float" office:value="5.30668" calcext:value-type="float">
            <text:p>5.30668</text:p>
          </table:table-cell>
          <table:table-cell table:formula="of:=MIN([.L2:.L416])" office:value-type="float" office:value="9.16182" calcext:value-type="float">
            <text:p>9.16182</text:p>
          </table:table-cell>
          <table:table-cell table:formula="of:=MIN([.M2:.M416])" office:value-type="float" office:value="3.55078" calcext:value-type="float">
            <text:p>3.55078</text:p>
          </table:table-cell>
          <table:table-cell table:formula="of:=MIN([.N2:.N416])" office:value-type="float" office:value="5.20792" calcext:value-type="float">
            <text:p>5.20792</text:p>
          </table:table-cell>
          <table:table-cell table:formula="of:=MIN([.O2:.O416])" office:value-type="float" office:value="5.01535" calcext:value-type="float">
            <text:p>5.01535</text:p>
          </table:table-cell>
          <table:table-cell table:formula="of:=MIN([.P2:.P416])" office:value-type="float" office:value="5.39302" calcext:value-type="float">
            <text:p>5.39302</text:p>
          </table:table-cell>
          <table:table-cell table:formula="of:=MIN([.Q2:.Q416])" office:value-type="float" office:value="2.15866" calcext:value-type="float">
            <text:p>2.15866</text:p>
          </table:table-cell>
          <table:table-cell table:formula="of:=MIN([.R2:.R416])" office:value-type="float" office:value="5.50395" calcext:value-type="float">
            <text:p>5.50395</text:p>
          </table:table-cell>
          <table:table-cell table:formula="of:=MIN([.S2:.S416])" office:value-type="float" office:value="3.14808" calcext:value-type="float">
            <text:p>3.14808</text:p>
          </table:table-cell>
          <table:table-cell table:formula="of:=MIN([.T2:.T416])" office:value-type="float" office:value="5.33479" calcext:value-type="float">
            <text:p>5.33479</text:p>
          </table:table-cell>
          <table:table-cell table:formula="of:=AVERAGE([.A420:.T420])" office:value-type="float" office:value="5.4169645" calcext:value-type="float">
            <text:p>5.4169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4T13:33:21.844836435</dc:date>
    <meta:editing-duration>PT14M35S</meta:editing-duration>
    <meta:editing-cycles>3</meta:editing-cycles>
    <meta:generator>LibreOffice/7.3.7.2$Linux_X86_64 LibreOffice_project/30$Build-2</meta:generator>
    <meta:document-statistic meta:table-count="1" meta:cell-count="70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32cm" xlink:href=".." xlink:type="simple" chart:class="chart:bar" chart:style-name="ch1">
        <chart:legend chart:legend-position="end" svg:x="13.924cm" svg:y="4.217cm" style:legend-expansion="high" chart:style-name="ch2"/>
        <chart:plot-area chart:style-name="ch3" table:cell-range-address="henry_CPA_output.A420:henry_CPA_output.T420" svg:x="0.32cm" svg:y="0.18cm" svg:width="13.284cm" svg:height="8.672cm">
          <chart:coordinate-region svg:x="0.941cm" svg:y="0.379cm" svg:width="12.663cm" svg:height="7.8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ry_CPA_output.A420:henry_CPA_output.T420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420</text:p>
                <draw:g>
                  <svg:desc/>
                </draw:g>
              </table:table-cell>
              <table:table-cell office:value-type="float" office:value="5.53247">
                <text:p>5.53247</text:p>
                <draw:g>
                  <svg:desc>henry_CPA_output.A420:henry_CPA_output.T420</svg:desc>
                </draw:g>
              </table:table-cell>
              <table:table-cell office:value-type="float" office:value="12.40748">
                <text:p>12.40748</text:p>
              </table:table-cell>
              <table:table-cell office:value-type="float" office:value="3.00762">
                <text:p>3.00762</text:p>
              </table:table-cell>
              <table:table-cell office:value-type="float" office:value="1.14449">
                <text:p>1.14449</text:p>
              </table:table-cell>
              <table:table-cell office:value-type="float" office:value="5.26438">
                <text:p>5.26438</text:p>
              </table:table-cell>
              <table:table-cell office:value-type="float" office:value="11.61507">
                <text:p>11.61507</text:p>
              </table:table-cell>
              <table:table-cell office:value-type="float" office:value="4.63388">
                <text:p>4.63388</text:p>
              </table:table-cell>
              <table:table-cell office:value-type="float" office:value="5.09249">
                <text:p>5.09249</text:p>
              </table:table-cell>
              <table:table-cell office:value-type="float" office:value="4.46862">
                <text:p>4.46862</text:p>
              </table:table-cell>
              <table:table-cell office:value-type="float" office:value="5.39174">
                <text:p>5.39174</text:p>
              </table:table-cell>
              <table:table-cell office:value-type="float" office:value="5.30668">
                <text:p>5.30668</text:p>
              </table:table-cell>
              <table:table-cell office:value-type="float" office:value="9.16182">
                <text:p>9.16182</text:p>
              </table:table-cell>
              <table:table-cell office:value-type="float" office:value="3.55078">
                <text:p>3.55078</text:p>
              </table:table-cell>
              <table:table-cell office:value-type="float" office:value="5.20792">
                <text:p>5.20792</text:p>
              </table:table-cell>
              <table:table-cell office:value-type="float" office:value="5.01535">
                <text:p>5.01535</text:p>
              </table:table-cell>
              <table:table-cell office:value-type="float" office:value="5.39302">
                <text:p>5.39302</text:p>
              </table:table-cell>
              <table:table-cell office:value-type="float" office:value="2.15866">
                <text:p>2.15866</text:p>
              </table:table-cell>
              <table:table-cell office:value-type="float" office:value="5.50395">
                <text:p>5.50395</text:p>
              </table:table-cell>
              <table:table-cell office:value-type="float" office:value="3.14808">
                <text:p>3.14808</text:p>
              </table:table-cell>
              <table:table-cell office:value-type="float" office:value="5.33479">
                <text:p>5.33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693cm" svg:height="17.461cm" xlink:href=".." xlink:type="simple" chart:class="chart:line" chart:style-name="ch1">
        <chart:legend chart:legend-position="end" svg:x="21.788cm" svg:y="3.7cm" style:legend-expansion="high" chart:style-name="ch2"/>
        <chart:plot-area chart:style-name="ch3" table:cell-range-address="henry_CPA_output.A1:henry_CPA_output.T415" svg:x="0.493cm" svg:y="0.349cm" svg:width="20.802cm" svg:height="16.763cm">
          <chart:coordinate-region svg:x="1.3cm" svg:y="0.549cm" svg:width="19.995cm" svg:height="15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ry_CPA_output.A1:henry_CPA_output.A415" chart:class="chart:line">
            <chart:data-point chart:repeated="415"/>
          </chart:series>
          <chart:series chart:style-name="ch7" chart:values-cell-range-address="henry_CPA_output.B1:henry_CPA_output.B415" chart:class="chart:line">
            <chart:data-point chart:repeated="415"/>
          </chart:series>
          <chart:series chart:style-name="ch8" chart:values-cell-range-address="henry_CPA_output.C1:henry_CPA_output.C415" chart:class="chart:line">
            <chart:data-point chart:repeated="415"/>
          </chart:series>
          <chart:series chart:style-name="ch9" chart:values-cell-range-address="henry_CPA_output.D1:henry_CPA_output.D415" chart:class="chart:line">
            <chart:data-point chart:repeated="415"/>
          </chart:series>
          <chart:series chart:style-name="ch10" chart:values-cell-range-address="henry_CPA_output.E1:henry_CPA_output.E415" chart:class="chart:line">
            <chart:data-point chart:repeated="415"/>
          </chart:series>
          <chart:series chart:style-name="ch11" chart:values-cell-range-address="henry_CPA_output.F1:henry_CPA_output.F415" chart:class="chart:line">
            <chart:data-point chart:repeated="415"/>
          </chart:series>
          <chart:series chart:style-name="ch12" chart:values-cell-range-address="henry_CPA_output.G1:henry_CPA_output.G415" chart:class="chart:line">
            <chart:data-point chart:repeated="415"/>
          </chart:series>
          <chart:series chart:style-name="ch13" chart:values-cell-range-address="henry_CPA_output.H1:henry_CPA_output.H415" chart:class="chart:line">
            <chart:data-point chart:repeated="415"/>
          </chart:series>
          <chart:series chart:style-name="ch14" chart:values-cell-range-address="henry_CPA_output.I1:henry_CPA_output.I415" chart:class="chart:line">
            <chart:data-point chart:repeated="415"/>
          </chart:series>
          <chart:series chart:style-name="ch15" chart:values-cell-range-address="henry_CPA_output.J1:henry_CPA_output.J415" chart:class="chart:line">
            <chart:data-point chart:repeated="415"/>
          </chart:series>
          <chart:series chart:style-name="ch16" chart:values-cell-range-address="henry_CPA_output.K1:henry_CPA_output.K415" chart:class="chart:line">
            <chart:data-point chart:repeated="415"/>
          </chart:series>
          <chart:series chart:style-name="ch17" chart:values-cell-range-address="henry_CPA_output.L1:henry_CPA_output.L415" chart:class="chart:line">
            <chart:data-point chart:repeated="415"/>
          </chart:series>
          <chart:series chart:style-name="ch18" chart:values-cell-range-address="henry_CPA_output.M1:henry_CPA_output.M415" chart:class="chart:line">
            <chart:data-point chart:repeated="415"/>
          </chart:series>
          <chart:series chart:style-name="ch19" chart:values-cell-range-address="henry_CPA_output.N1:henry_CPA_output.N415" chart:class="chart:line">
            <chart:data-point chart:repeated="415"/>
          </chart:series>
          <chart:series chart:style-name="ch20" chart:values-cell-range-address="henry_CPA_output.O1:henry_CPA_output.O415" chart:class="chart:line">
            <chart:data-point chart:repeated="415"/>
          </chart:series>
          <chart:series chart:style-name="ch9" chart:values-cell-range-address="henry_CPA_output.P1:henry_CPA_output.P415" chart:class="chart:line">
            <chart:data-point chart:repeated="415"/>
          </chart:series>
          <chart:series chart:style-name="ch10" chart:values-cell-range-address="henry_CPA_output.Q1:henry_CPA_output.Q415" chart:class="chart:line">
            <chart:data-point chart:repeated="415"/>
          </chart:series>
          <chart:series chart:style-name="ch11" chart:values-cell-range-address="henry_CPA_output.R1:henry_CPA_output.R415" chart:class="chart:line">
            <chart:data-point chart:repeated="415"/>
          </chart:series>
          <chart:series chart:style-name="ch12" chart:values-cell-range-address="henry_CPA_output.S1:henry_CPA_output.S415" chart:class="chart:line">
            <chart:data-point chart:repeated="415"/>
          </chart:series>
          <chart:series chart:style-name="ch13" chart:values-cell-range-address="henry_CPA_output.T1:henry_CPA_output.T415" chart:class="chart:line">
            <chart:data-point chart:repeated="4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.58907">
                <text:p>125.58907</text:p>
                <draw:g>
                  <svg:desc>henry_CPA_output.A1:henry_CPA_output.A415</svg:desc>
                </draw:g>
              </table:table-cell>
              <table:table-cell office:value-type="float" office:value="126.58989">
                <text:p>126.58989</text:p>
                <draw:g>
                  <svg:desc>henry_CPA_output.B1:henry_CPA_output.B415</svg:desc>
                </draw:g>
              </table:table-cell>
              <table:table-cell office:value-type="float" office:value="126.58989">
                <text:p>126.58989</text:p>
                <draw:g>
                  <svg:desc>henry_CPA_output.C1:henry_CPA_output.C415</svg:desc>
                </draw:g>
              </table:table-cell>
              <table:table-cell office:value-type="float" office:value="126.58989">
                <text:p>126.58989</text:p>
                <draw:g>
                  <svg:desc>henry_CPA_output.D1:henry_CPA_output.D415</svg:desc>
                </draw:g>
              </table:table-cell>
              <table:table-cell office:value-type="float" office:value="125.59486">
                <text:p>125.59486</text:p>
                <draw:g>
                  <svg:desc>henry_CPA_output.E1:henry_CPA_output.E415</svg:desc>
                </draw:g>
              </table:table-cell>
              <table:table-cell office:value-type="float" office:value="126.58989">
                <text:p>126.58989</text:p>
                <draw:g>
                  <svg:desc>henry_CPA_output.F1:henry_CPA_output.F415</svg:desc>
                </draw:g>
              </table:table-cell>
              <table:table-cell office:value-type="float" office:value="126.58989">
                <text:p>126.58989</text:p>
                <draw:g>
                  <svg:desc>henry_CPA_output.G1:henry_CPA_output.G415</svg:desc>
                </draw:g>
              </table:table-cell>
              <table:table-cell office:value-type="float" office:value="126.4669">
                <text:p>126.4669</text:p>
                <draw:g>
                  <svg:desc>henry_CPA_output.H1:henry_CPA_output.H415</svg:desc>
                </draw:g>
              </table:table-cell>
              <table:table-cell office:value-type="float" office:value="126.58989">
                <text:p>126.58989</text:p>
                <draw:g>
                  <svg:desc>henry_CPA_output.I1:henry_CPA_output.I415</svg:desc>
                </draw:g>
              </table:table-cell>
              <table:table-cell office:value-type="float" office:value="125.58904">
                <text:p>125.58904</text:p>
                <draw:g>
                  <svg:desc>henry_CPA_output.J1:henry_CPA_output.J415</svg:desc>
                </draw:g>
              </table:table-cell>
              <table:table-cell office:value-type="float" office:value="126.46712">
                <text:p>126.46712</text:p>
                <draw:g>
                  <svg:desc>henry_CPA_output.K1:henry_CPA_output.K415</svg:desc>
                </draw:g>
              </table:table-cell>
              <table:table-cell office:value-type="float" office:value="126.58989">
                <text:p>126.58989</text:p>
                <draw:g>
                  <svg:desc>henry_CPA_output.L1:henry_CPA_output.L415</svg:desc>
                </draw:g>
              </table:table-cell>
              <table:table-cell office:value-type="float" office:value="126.58989">
                <text:p>126.58989</text:p>
                <draw:g>
                  <svg:desc>henry_CPA_output.M1:henry_CPA_output.M415</svg:desc>
                </draw:g>
              </table:table-cell>
              <table:table-cell office:value-type="float" office:value="126.58989">
                <text:p>126.58989</text:p>
                <draw:g>
                  <svg:desc>henry_CPA_output.N1:henry_CPA_output.N415</svg:desc>
                </draw:g>
              </table:table-cell>
              <table:table-cell office:value-type="float" office:value="126.58989">
                <text:p>126.58989</text:p>
                <draw:g>
                  <svg:desc>henry_CPA_output.O1:henry_CPA_output.O415</svg:desc>
                </draw:g>
              </table:table-cell>
              <table:table-cell office:value-type="float" office:value="125.59566">
                <text:p>125.59566</text:p>
                <draw:g>
                  <svg:desc>henry_CPA_output.P1:henry_CPA_output.P415</svg:desc>
                </draw:g>
              </table:table-cell>
              <table:table-cell office:value-type="float" office:value="126.58989">
                <text:p>126.58989</text:p>
                <draw:g>
                  <svg:desc>henry_CPA_output.Q1:henry_CPA_output.Q415</svg:desc>
                </draw:g>
              </table:table-cell>
              <table:table-cell office:value-type="float" office:value="126.46708">
                <text:p>126.46708</text:p>
                <draw:g>
                  <svg:desc>henry_CPA_output.R1:henry_CPA_output.R415</svg:desc>
                </draw:g>
              </table:table-cell>
              <table:table-cell office:value-type="float" office:value="126.58989">
                <text:p>126.58989</text:p>
                <draw:g>
                  <svg:desc>henry_CPA_output.S1:henry_CPA_output.S415</svg:desc>
                </draw:g>
              </table:table-cell>
              <table:table-cell office:value-type="float" office:value="126.46708">
                <text:p>126.46708</text:p>
                <draw:g>
                  <svg:desc>henry_CPA_output.T1:henry_CPA_output.T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24608">
                <text:p>125.2460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522">
                <text:p>125.252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4066">
                <text:p>126.54066</text:p>
              </table:table-cell>
              <table:table-cell office:value-type="float" office:value="126.09655">
                <text:p>126.0965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463">
                <text:p>125.2463</text:p>
              </table:table-cell>
              <table:table-cell office:value-type="float" office:value="126.09674">
                <text:p>126.09674</text:p>
              </table:table-cell>
              <table:table-cell office:value-type="float" office:value="126.2886">
                <text:p>126.288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28835">
                <text:p>126.28835</text:p>
              </table:table-cell>
              <table:table-cell office:value-type="float" office:value="126.54068">
                <text:p>126.54068</text:p>
              </table:table-cell>
              <table:table-cell office:value-type="float" office:value="125.25299">
                <text:p>125.2529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0966">
                <text:p>126.096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09665">
                <text:p>126.09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68556">
                <text:p>124.68556</text:p>
              </table:table-cell>
              <table:table-cell office:value-type="float" office:value="126.46676">
                <text:p>126.4667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9301">
                <text:p>124.69301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9982">
                <text:p>125.9982</text:p>
              </table:table-cell>
              <table:table-cell office:value-type="float" office:value="125.52844">
                <text:p>125.52844</text:p>
              </table:table-cell>
              <table:table-cell office:value-type="float" office:value="126.4666">
                <text:p>126.4666</text:p>
              </table:table-cell>
              <table:table-cell office:value-type="float" office:value="124.68542">
                <text:p>124.68542</text:p>
              </table:table-cell>
              <table:table-cell office:value-type="float" office:value="125.52818">
                <text:p>125.52818</text:p>
              </table:table-cell>
              <table:table-cell office:value-type="float" office:value="125.71244">
                <text:p>125.7124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70711">
                <text:p>125.70711</text:p>
              </table:table-cell>
              <table:table-cell office:value-type="float" office:value="125.99807">
                <text:p>125.99807</text:p>
              </table:table-cell>
              <table:table-cell office:value-type="float" office:value="124.69427">
                <text:p>124.6942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52818">
                <text:p>125.5281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53604">
                <text:p>125.53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.68556">
                <text:p>124.68556</text:p>
              </table:table-cell>
              <table:table-cell office:value-type="float" office:value="126.46676">
                <text:p>126.4667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9301">
                <text:p>124.69301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9982">
                <text:p>125.9982</text:p>
              </table:table-cell>
              <table:table-cell office:value-type="float" office:value="125.18727">
                <text:p>125.18727</text:p>
              </table:table-cell>
              <table:table-cell office:value-type="float" office:value="126.4666">
                <text:p>126.4666</text:p>
              </table:table-cell>
              <table:table-cell office:value-type="float" office:value="124.68542">
                <text:p>124.68542</text:p>
              </table:table-cell>
              <table:table-cell office:value-type="float" office:value="125.18649">
                <text:p>125.18649</text:p>
              </table:table-cell>
              <table:table-cell office:value-type="float" office:value="125.35957">
                <text:p>125.35957</text:p>
              </table:table-cell>
              <table:table-cell office:value-type="float" office:value="126.54037">
                <text:p>126.54037</text:p>
              </table:table-cell>
              <table:table-cell office:value-type="float" office:value="125.35083">
                <text:p>125.35083</text:p>
              </table:table-cell>
              <table:table-cell office:value-type="float" office:value="125.99807">
                <text:p>125.99807</text:p>
              </table:table-cell>
              <table:table-cell office:value-type="float" office:value="124.69427">
                <text:p>124.6942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1869">
                <text:p>125.186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1786">
                <text:p>12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.35945">
                <text:p>124.35945</text:p>
              </table:table-cell>
              <table:table-cell office:value-type="float" office:value="126.09559">
                <text:p>126.0955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36552">
                <text:p>124.36552</text:p>
              </table:table-cell>
              <table:table-cell office:value-type="float" office:value="126.28784">
                <text:p>126.28784</text:p>
              </table:table-cell>
              <table:table-cell office:value-type="float" office:value="125.62539">
                <text:p>125.62539</text:p>
              </table:table-cell>
              <table:table-cell office:value-type="float" office:value="124.63428">
                <text:p>124.63428</text:p>
              </table:table-cell>
              <table:table-cell office:value-type="float" office:value="126.09422">
                <text:p>126.09422</text:p>
              </table:table-cell>
              <table:table-cell office:value-type="float" office:value="124.35917">
                <text:p>124.35917</text:p>
              </table:table-cell>
              <table:table-cell office:value-type="float" office:value="124.63392">
                <text:p>124.63392</text:p>
              </table:table-cell>
              <table:table-cell office:value-type="float" office:value="124.80656">
                <text:p>124.80656</text:p>
              </table:table-cell>
              <table:table-cell office:value-type="float" office:value="125.99706">
                <text:p>125.99706</text:p>
              </table:table-cell>
              <table:table-cell office:value-type="float" office:value="124.79787">
                <text:p>124.79787</text:p>
              </table:table-cell>
              <table:table-cell office:value-type="float" office:value="125.63287">
                <text:p>125.63287</text:p>
              </table:table-cell>
              <table:table-cell office:value-type="float" office:value="124.36651">
                <text:p>124.36651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3422">
                <text:p>124.6342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1567">
                <text:p>124.61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81127">
                <text:p>123.81127</text:p>
              </table:table-cell>
              <table:table-cell office:value-type="float" office:value="125.52622">
                <text:p>125.5262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82926">
                <text:p>123.82926</text:p>
              </table:table-cell>
              <table:table-cell office:value-type="float" office:value="125.71022">
                <text:p>125.71022</text:p>
              </table:table-cell>
              <table:table-cell office:value-type="float" office:value="125.0619">
                <text:p>125.0619</text:p>
              </table:table-cell>
              <table:table-cell office:value-type="float" office:value="124.29618">
                <text:p>124.29618</text:p>
              </table:table-cell>
              <table:table-cell office:value-type="float" office:value="125.52475">
                <text:p>125.52475</text:p>
              </table:table-cell>
              <table:table-cell office:value-type="float" office:value="123.81102">
                <text:p>123.81102</text:p>
              </table:table-cell>
              <table:table-cell office:value-type="float" office:value="124.29575">
                <text:p>124.29575</text:p>
              </table:table-cell>
              <table:table-cell office:value-type="float" office:value="124.47619">
                <text:p>124.47619</text:p>
              </table:table-cell>
              <table:table-cell office:value-type="float" office:value="125.63189">
                <text:p>125.63189</text:p>
              </table:table-cell>
              <table:table-cell office:value-type="float" office:value="124.79787">
                <text:p>124.79787</text:p>
              </table:table-cell>
              <table:table-cell office:value-type="float" office:value="125.07777">
                <text:p>125.07777</text:p>
              </table:table-cell>
              <table:table-cell office:value-type="float" office:value="123.82973">
                <text:p>123.8297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29606">
                <text:p>124.2960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1567">
                <text:p>124.6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02">
                <text:p>123.49802</text:p>
              </table:table-cell>
              <table:table-cell office:value-type="float" office:value="125.18487">
                <text:p>125.1848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50474">
                <text:p>123.50474</text:p>
              </table:table-cell>
              <table:table-cell office:value-type="float" office:value="125.35725">
                <text:p>125.35725</text:p>
              </table:table-cell>
              <table:table-cell office:value-type="float" office:value="124.73098">
                <text:p>124.73098</text:p>
              </table:table-cell>
              <table:table-cell office:value-type="float" office:value="124.29618">
                <text:p>124.29618</text:p>
              </table:table-cell>
              <table:table-cell office:value-type="float" office:value="125.18334">
                <text:p>125.18334</text:p>
              </table:table-cell>
              <table:table-cell office:value-type="float" office:value="123.49793">
                <text:p>123.49793</text:p>
              </table:table-cell>
              <table:table-cell office:value-type="float" office:value="124.29575">
                <text:p>124.29575</text:p>
              </table:table-cell>
              <table:table-cell office:value-type="float" office:value="124.47619">
                <text:p>124.47619</text:p>
              </table:table-cell>
              <table:table-cell office:value-type="float" office:value="125.63189">
                <text:p>125.63189</text:p>
              </table:table-cell>
              <table:table-cell office:value-type="float" office:value="124.45905">
                <text:p>124.45905</text:p>
              </table:table-cell>
              <table:table-cell office:value-type="float" office:value="124.73849">
                <text:p>124.73849</text:p>
              </table:table-cell>
              <table:table-cell office:value-type="float" office:value="123.50516">
                <text:p>123.5051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29606">
                <text:p>124.2960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28708">
                <text:p>124.28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9802">
                <text:p>123.49802</text:p>
              </table:table-cell>
              <table:table-cell office:value-type="float" office:value="125.18487">
                <text:p>125.1848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50474">
                <text:p>123.50474</text:p>
              </table:table-cell>
              <table:table-cell office:value-type="float" office:value="125.35725">
                <text:p>125.35725</text:p>
              </table:table-cell>
              <table:table-cell office:value-type="float" office:value="124.73098">
                <text:p>124.73098</text:p>
              </table:table-cell>
              <table:table-cell office:value-type="float" office:value="123.75449">
                <text:p>123.75449</text:p>
              </table:table-cell>
              <table:table-cell office:value-type="float" office:value="125.18334">
                <text:p>125.18334</text:p>
              </table:table-cell>
              <table:table-cell office:value-type="float" office:value="123.49793">
                <text:p>123.49793</text:p>
              </table:table-cell>
              <table:table-cell office:value-type="float" office:value="123.75442">
                <text:p>123.75442</text:p>
              </table:table-cell>
              <table:table-cell office:value-type="float" office:value="123.92611">
                <text:p>123.92611</text:p>
              </table:table-cell>
              <table:table-cell office:value-type="float" office:value="125.07642">
                <text:p>125.07642</text:p>
              </table:table-cell>
              <table:table-cell office:value-type="float" office:value="123.91671">
                <text:p>123.91671</text:p>
              </table:table-cell>
              <table:table-cell office:value-type="float" office:value="124.73849">
                <text:p>124.73849</text:p>
              </table:table-cell>
              <table:table-cell office:value-type="float" office:value="123.50516">
                <text:p>123.5051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75456">
                <text:p>123.7545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73525">
                <text:p>123.73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.9623">
                <text:p>122.9623</text:p>
              </table:table-cell>
              <table:table-cell office:value-type="float" office:value="124.63206">
                <text:p>124.6320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97314">
                <text:p>122.97314</text:p>
              </table:table-cell>
              <table:table-cell office:value-type="float" office:value="124.804">
                <text:p>124.804</text:p>
              </table:table-cell>
              <table:table-cell office:value-type="float" office:value="124.17878">
                <text:p>124.17878</text:p>
              </table:table-cell>
              <table:table-cell office:value-type="float" office:value="123.4394">
                <text:p>123.4394</text:p>
              </table:table-cell>
              <table:table-cell office:value-type="float" office:value="124.63056">
                <text:p>124.63056</text:p>
              </table:table-cell>
              <table:table-cell office:value-type="float" office:value="122.9624">
                <text:p>122.9624</text:p>
              </table:table-cell>
              <table:table-cell office:value-type="float" office:value="123.43775">
                <text:p>123.43775</text:p>
              </table:table-cell>
              <table:table-cell office:value-type="float" office:value="123.60883">
                <text:p>123.60883</text:p>
              </table:table-cell>
              <table:table-cell office:value-type="float" office:value="124.73548">
                <text:p>124.73548</text:p>
              </table:table-cell>
              <table:table-cell office:value-type="float" office:value="123.58953">
                <text:p>123.58953</text:p>
              </table:table-cell>
              <table:table-cell office:value-type="float" office:value="124.18616">
                <text:p>124.18616</text:p>
              </table:table-cell>
              <table:table-cell office:value-type="float" office:value="122.97958">
                <text:p>122.9795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43793">
                <text:p>123.4379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41807">
                <text:p>123.41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66053">
                <text:p>122.66053</text:p>
              </table:table-cell>
              <table:table-cell office:value-type="float" office:value="124.29387">
                <text:p>124.2938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67171">
                <text:p>122.67171</text:p>
              </table:table-cell>
              <table:table-cell office:value-type="float" office:value="124.47374">
                <text:p>124.47374</text:p>
              </table:table-cell>
              <table:table-cell office:value-type="float" office:value="123.85287">
                <text:p>123.85287</text:p>
              </table:table-cell>
              <table:table-cell office:value-type="float" office:value="122.90086">
                <text:p>122.90086</text:p>
              </table:table-cell>
              <table:table-cell office:value-type="float" office:value="124.29244">
                <text:p>124.29244</text:p>
              </table:table-cell>
              <table:table-cell office:value-type="float" office:value="122.65867">
                <text:p>122.65867</text:p>
              </table:table-cell>
              <table:table-cell office:value-type="float" office:value="122.89946">
                <text:p>122.89946</text:p>
              </table:table-cell>
              <table:table-cell office:value-type="float" office:value="123.06967">
                <text:p>123.06967</text:p>
              </table:table-cell>
              <table:table-cell office:value-type="float" office:value="124.73548">
                <text:p>124.73548</text:p>
              </table:table-cell>
              <table:table-cell office:value-type="float" office:value="123.05005">
                <text:p>123.05005</text:p>
              </table:table-cell>
              <table:table-cell office:value-type="float" office:value="123.85882">
                <text:p>123.85882</text:p>
              </table:table-cell>
              <table:table-cell office:value-type="float" office:value="122.67787">
                <text:p>122.6778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8996">
                <text:p>122.899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88098">
                <text:p>122.88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66053">
                <text:p>122.66053</text:p>
              </table:table-cell>
              <table:table-cell office:value-type="float" office:value="123.75215">
                <text:p>123.7521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67171">
                <text:p>122.67171</text:p>
              </table:table-cell>
              <table:table-cell office:value-type="float" office:value="123.92364">
                <text:p>123.92364</text:p>
              </table:table-cell>
              <table:table-cell office:value-type="float" office:value="123.31196">
                <text:p>123.31196</text:p>
              </table:table-cell>
              <table:table-cell office:value-type="float" office:value="122.5972">
                <text:p>122.5972</text:p>
              </table:table-cell>
              <table:table-cell office:value-type="float" office:value="123.75259">
                <text:p>123.75259</text:p>
              </table:table-cell>
              <table:table-cell office:value-type="float" office:value="122.13536">
                <text:p>122.13536</text:p>
              </table:table-cell>
              <table:table-cell office:value-type="float" office:value="122.59604">
                <text:p>122.59604</text:p>
              </table:table-cell>
              <table:table-cell office:value-type="float" office:value="122.75364">
                <text:p>122.75364</text:p>
              </table:table-cell>
              <table:table-cell office:value-type="float" office:value="124.18462">
                <text:p>124.18462</text:p>
              </table:table-cell>
              <table:table-cell office:value-type="float" office:value="122.7458">
                <text:p>122.7458</text:p>
              </table:table-cell>
              <table:table-cell office:value-type="float" office:value="123.3198">
                <text:p>123.3198</text:p>
              </table:table-cell>
              <table:table-cell office:value-type="float" office:value="122.15339">
                <text:p>122.1533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59596">
                <text:p>122.5959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57544">
                <text:p>122.5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13613">
                <text:p>122.13613</text:p>
              </table:table-cell>
              <table:table-cell office:value-type="float" office:value="123.43529">
                <text:p>123.43529</text:p>
              </table:table-cell>
              <table:table-cell office:value-type="float" office:value="126.54049">
                <text:p>126.54049</text:p>
              </table:table-cell>
              <table:table-cell office:value-type="float" office:value="126.28734">
                <text:p>126.28734</text:p>
              </table:table-cell>
              <table:table-cell office:value-type="float" office:value="122.14908">
                <text:p>122.14908</text:p>
              </table:table-cell>
              <table:table-cell office:value-type="float" office:value="123.60635">
                <text:p>123.60635</text:p>
              </table:table-cell>
              <table:table-cell office:value-type="float" office:value="122.99748">
                <text:p>122.99748</text:p>
              </table:table-cell>
              <table:table-cell office:value-type="float" office:value="122.5972">
                <text:p>122.5972</text:p>
              </table:table-cell>
              <table:table-cell office:value-type="float" office:value="123.4357">
                <text:p>123.4357</text:p>
              </table:table-cell>
              <table:table-cell office:value-type="float" office:value="121.84516">
                <text:p>121.84516</text:p>
              </table:table-cell>
              <table:table-cell office:value-type="float" office:value="122.59604">
                <text:p>122.59604</text:p>
              </table:table-cell>
              <table:table-cell office:value-type="float" office:value="122.22792">
                <text:p>122.22792</text:p>
              </table:table-cell>
              <table:table-cell office:value-type="float" office:value="123.85689">
                <text:p>123.85689</text:p>
              </table:table-cell>
              <table:table-cell office:value-type="float" office:value="122.2182">
                <text:p>122.2182</text:p>
              </table:table-cell>
              <table:table-cell office:value-type="float" office:value="123.0136">
                <text:p>123.0136</text:p>
              </table:table-cell>
              <table:table-cell office:value-type="float" office:value="121.86479">
                <text:p>121.8647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59596">
                <text:p>122.5959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04966">
                <text:p>122.04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.84786">
                <text:p>121.84786</text:p>
              </table:table-cell>
              <table:table-cell office:value-type="float" office:value="122.89669">
                <text:p>122.89669</text:p>
              </table:table-cell>
              <table:table-cell office:value-type="float" office:value="126.54049">
                <text:p>126.54049</text:p>
              </table:table-cell>
              <table:table-cell office:value-type="float" office:value="125.9057">
                <text:p>125.9057</text:p>
              </table:table-cell>
              <table:table-cell office:value-type="float" office:value="121.85926">
                <text:p>121.85926</text:p>
              </table:table-cell>
              <table:table-cell office:value-type="float" office:value="123.60635">
                <text:p>123.60635</text:p>
              </table:table-cell>
              <table:table-cell office:value-type="float" office:value="122.4594">
                <text:p>122.4594</text:p>
              </table:table-cell>
              <table:table-cell office:value-type="float" office:value="122.0697">
                <text:p>122.0697</text:p>
              </table:table-cell>
              <table:table-cell office:value-type="float" office:value="122.8968">
                <text:p>122.8968</text:p>
              </table:table-cell>
              <table:table-cell office:value-type="float" office:value="121.84516">
                <text:p>121.84516</text:p>
              </table:table-cell>
              <table:table-cell office:value-type="float" office:value="122.07078">
                <text:p>122.07078</text:p>
              </table:table-cell>
              <table:table-cell office:value-type="float" office:value="121.93543">
                <text:p>121.93543</text:p>
              </table:table-cell>
              <table:table-cell office:value-type="float" office:value="123.85689">
                <text:p>123.85689</text:p>
              </table:table-cell>
              <table:table-cell office:value-type="float" office:value="121.9161">
                <text:p>121.9161</text:p>
              </table:table-cell>
              <table:table-cell office:value-type="float" office:value="122.47677">
                <text:p>122.47677</text:p>
              </table:table-cell>
              <table:table-cell office:value-type="float" office:value="121.34325">
                <text:p>121.3432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07063">
                <text:p>122.0706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75747">
                <text:p>121.75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84786">
                <text:p>121.84786</text:p>
              </table:table-cell>
              <table:table-cell office:value-type="float" office:value="122.59312">
                <text:p>122.59312</text:p>
              </table:table-cell>
              <table:table-cell office:value-type="float" office:value="125.9957">
                <text:p>125.9957</text:p>
              </table:table-cell>
              <table:table-cell office:value-type="float" office:value="125.9057">
                <text:p>125.9057</text:p>
              </table:table-cell>
              <table:table-cell office:value-type="float" office:value="121.85926">
                <text:p>121.85926</text:p>
              </table:table-cell>
              <table:table-cell office:value-type="float" office:value="123.06758">
                <text:p>123.06758</text:p>
              </table:table-cell>
              <table:table-cell office:value-type="float" office:value="122.16657">
                <text:p>122.16657</text:p>
              </table:table-cell>
              <table:table-cell office:value-type="float" office:value="121.77794">
                <text:p>121.77794</text:p>
              </table:table-cell>
              <table:table-cell office:value-type="float" office:value="122.59312">
                <text:p>122.59312</text:p>
              </table:table-cell>
              <table:table-cell office:value-type="float" office:value="121.33368">
                <text:p>121.33368</text:p>
              </table:table-cell>
              <table:table-cell office:value-type="float" office:value="121.77913">
                <text:p>121.77913</text:p>
              </table:table-cell>
              <table:table-cell office:value-type="float" office:value="121.42077">
                <text:p>121.42077</text:p>
              </table:table-cell>
              <table:table-cell office:value-type="float" office:value="123.31715">
                <text:p>123.31715</text:p>
              </table:table-cell>
              <table:table-cell office:value-type="float" office:value="121.40166">
                <text:p>121.40166</text:p>
              </table:table-cell>
              <table:table-cell office:value-type="float" office:value="122.18413">
                <text:p>122.18413</text:p>
              </table:table-cell>
              <table:table-cell office:value-type="float" office:value="121.07627">
                <text:p>121.0762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77896">
                <text:p>121.7789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24305">
                <text:p>121.24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33474">
                <text:p>121.33474</text:p>
              </table:table-cell>
              <table:table-cell office:value-type="float" office:value="122.06751">
                <text:p>122.06751</text:p>
              </table:table-cell>
              <table:table-cell office:value-type="float" office:value="125.62969">
                <text:p>125.62969</text:p>
              </table:table-cell>
              <table:table-cell office:value-type="float" office:value="125.34012">
                <text:p>125.34012</text:p>
              </table:table-cell>
              <table:table-cell office:value-type="float" office:value="121.34799">
                <text:p>121.34799</text:p>
              </table:table-cell>
              <table:table-cell office:value-type="float" office:value="122.75218">
                <text:p>122.75218</text:p>
              </table:table-cell>
              <table:table-cell office:value-type="float" office:value="121.6419">
                <text:p>121.6419</text:p>
              </table:table-cell>
              <table:table-cell office:value-type="float" office:value="121.26402">
                <text:p>121.26402</text:p>
              </table:table-cell>
              <table:table-cell office:value-type="float" office:value="122.06608">
                <text:p>122.06608</text:p>
              </table:table-cell>
              <table:table-cell office:value-type="float" office:value="121.05711">
                <text:p>121.05711</text:p>
              </table:table-cell>
              <table:table-cell office:value-type="float" office:value="121.26483">
                <text:p>121.26483</text:p>
              </table:table-cell>
              <table:table-cell office:value-type="float" office:value="121.42077">
                <text:p>121.42077</text:p>
              </table:table-cell>
              <table:table-cell office:value-type="float" office:value="123.00082">
                <text:p>123.00082</text:p>
              </table:table-cell>
              <table:table-cell office:value-type="float" office:value="121.40166">
                <text:p>121.40166</text:p>
              </table:table-cell>
              <table:table-cell office:value-type="float" office:value="121.6595">
                <text:p>121.6595</text:p>
              </table:table-cell>
              <table:table-cell office:value-type="float" office:value="120.57596">
                <text:p>120.57596</text:p>
              </table:table-cell>
              <table:table-cell office:value-type="float" office:value="126.54049">
                <text:p>126.54049</text:p>
              </table:table-cell>
              <table:table-cell office:value-type="float" office:value="121.26513">
                <text:p>121.2651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0.96434">
                <text:p>120.9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05814">
                <text:p>121.05814</text:p>
              </table:table-cell>
              <table:table-cell office:value-type="float" office:value="122.06751">
                <text:p>122.06751</text:p>
              </table:table-cell>
              <table:table-cell office:value-type="float" office:value="125.07561">
                <text:p>125.07561</text:p>
              </table:table-cell>
              <table:table-cell office:value-type="float" office:value="124.99856">
                <text:p>124.99856</text:p>
              </table:table-cell>
              <table:table-cell office:value-type="float" office:value="121.07131">
                <text:p>121.07131</text:p>
              </table:table-cell>
              <table:table-cell office:value-type="float" office:value="122.22609">
                <text:p>122.22609</text:p>
              </table:table-cell>
              <table:table-cell office:value-type="float" office:value="121.6419">
                <text:p>121.6419</text:p>
              </table:table-cell>
              <table:table-cell office:value-type="float" office:value="121.26402">
                <text:p>121.26402</text:p>
              </table:table-cell>
              <table:table-cell office:value-type="float" office:value="121.77433">
                <text:p>121.77433</text:p>
              </table:table-cell>
              <table:table-cell office:value-type="float" office:value="120.5468">
                <text:p>120.5468</text:p>
              </table:table-cell>
              <table:table-cell office:value-type="float" office:value="121.26483">
                <text:p>121.26483</text:p>
              </table:table-cell>
              <table:table-cell office:value-type="float" office:value="121.14203">
                <text:p>121.14203</text:p>
              </table:table-cell>
              <table:table-cell office:value-type="float" office:value="122.47395">
                <text:p>122.47395</text:p>
              </table:table-cell>
              <table:table-cell office:value-type="float" office:value="121.12296">
                <text:p>121.12296</text:p>
              </table:table-cell>
              <table:table-cell office:value-type="float" office:value="121.37796">
                <text:p>121.37796</text:p>
              </table:table-cell>
              <table:table-cell office:value-type="float" office:value="120.31088">
                <text:p>120.31088</text:p>
              </table:table-cell>
              <table:table-cell office:value-type="float" office:value="125.9962">
                <text:p>125.9962</text:p>
              </table:table-cell>
              <table:table-cell office:value-type="float" office:value="121.26513">
                <text:p>121.2651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0.46126">
                <text:p>120.46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.54819">
                <text:p>120.54819</text:p>
              </table:table-cell>
              <table:table-cell office:value-type="float" office:value="121.77527">
                <text:p>121.77527</text:p>
              </table:table-cell>
              <table:table-cell office:value-type="float" office:value="125.07561">
                <text:p>125.07561</text:p>
              </table:table-cell>
              <table:table-cell office:value-type="float" office:value="124.4455">
                <text:p>124.4455</text:p>
              </table:table-cell>
              <table:table-cell office:value-type="float" office:value="120.57107">
                <text:p>120.57107</text:p>
              </table:table-cell>
              <table:table-cell office:value-type="float" office:value="122.22609">
                <text:p>122.22609</text:p>
              </table:table-cell>
              <table:table-cell office:value-type="float" office:value="121.36253">
                <text:p>121.36253</text:p>
              </table:table-cell>
              <table:table-cell office:value-type="float" office:value="120.9854">
                <text:p>120.9854</text:p>
              </table:table-cell>
              <table:table-cell office:value-type="float" office:value="121.26027">
                <text:p>121.26027</text:p>
              </table:table-cell>
              <table:table-cell office:value-type="float" office:value="120.29327">
                <text:p>120.29327</text:p>
              </table:table-cell>
              <table:table-cell office:value-type="float" office:value="120.98635">
                <text:p>120.98635</text:p>
              </table:table-cell>
              <table:table-cell office:value-type="float" office:value="120.63807">
                <text:p>120.63807</text:p>
              </table:table-cell>
              <table:table-cell office:value-type="float" office:value="122.47395">
                <text:p>122.47395</text:p>
              </table:table-cell>
              <table:table-cell office:value-type="float" office:value="120.60996">
                <text:p>120.60996</text:p>
              </table:table-cell>
              <table:table-cell office:value-type="float" office:value="120.86438">
                <text:p>120.86438</text:p>
              </table:table-cell>
              <table:table-cell office:value-type="float" office:value="119.82362">
                <text:p>119.82362</text:p>
              </table:table-cell>
              <table:table-cell office:value-type="float" office:value="125.9962">
                <text:p>125.9962</text:p>
              </table:table-cell>
              <table:table-cell office:value-type="float" office:value="120.98684">
                <text:p>120.9868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0.1963">
                <text:p>120.1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.29466">
                <text:p>120.29466</text:p>
              </table:table-cell>
              <table:table-cell office:value-type="float" office:value="121.26076">
                <text:p>121.26076</text:p>
              </table:table-cell>
              <table:table-cell office:value-type="float" office:value="124.73462">
                <text:p>124.73462</text:p>
              </table:table-cell>
              <table:table-cell office:value-type="float" office:value="124.11709">
                <text:p>124.11709</text:p>
              </table:table-cell>
              <table:table-cell office:value-type="float" office:value="120.30584">
                <text:p>120.30584</text:p>
              </table:table-cell>
              <table:table-cell office:value-type="float" office:value="121.93346">
                <text:p>121.93346</text:p>
              </table:table-cell>
              <table:table-cell office:value-type="float" office:value="120.84898">
                <text:p>120.84898</text:p>
              </table:table-cell>
              <table:table-cell office:value-type="float" office:value="120.48204">
                <text:p>120.48204</text:p>
              </table:table-cell>
              <table:table-cell office:value-type="float" office:value="120.98168">
                <text:p>120.98168</text:p>
              </table:table-cell>
              <table:table-cell office:value-type="float" office:value="119.79402">
                <text:p>119.79402</text:p>
              </table:table-cell>
              <table:table-cell office:value-type="float" office:value="120.48334">
                <text:p>120.48334</text:p>
              </table:table-cell>
              <table:table-cell office:value-type="float" office:value="120.63807">
                <text:p>120.63807</text:p>
              </table:table-cell>
              <table:table-cell office:value-type="float" office:value="122.1804">
                <text:p>122.1804</text:p>
              </table:table-cell>
              <table:table-cell office:value-type="float" office:value="120.60996">
                <text:p>120.60996</text:p>
              </table:table-cell>
              <table:table-cell office:value-type="float" office:value="120.59866">
                <text:p>120.59866</text:p>
              </table:table-cell>
              <table:table-cell office:value-type="float" office:value="119.57983">
                <text:p>119.57983</text:p>
              </table:table-cell>
              <table:table-cell office:value-type="float" office:value="125.63005">
                <text:p>125.63005</text:p>
              </table:table-cell>
              <table:table-cell office:value-type="float" office:value="120.48444">
                <text:p>120.48444</text:p>
              </table:table-cell>
              <table:table-cell office:value-type="float" office:value="126.2872">
                <text:p>126.2872</text:p>
              </table:table-cell>
              <table:table-cell office:value-type="float" office:value="119.70482">
                <text:p>119.70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79553">
                <text:p>119.79553</text:p>
              </table:table-cell>
              <table:table-cell office:value-type="float" office:value="121.26076">
                <text:p>121.26076</text:p>
              </table:table-cell>
              <table:table-cell office:value-type="float" office:value="124.18154">
                <text:p>124.18154</text:p>
              </table:table-cell>
              <table:table-cell office:value-type="float" office:value="123.5768">
                <text:p>123.5768</text:p>
              </table:table-cell>
              <table:table-cell office:value-type="float" office:value="119.8188">
                <text:p>119.8188</text:p>
              </table:table-cell>
              <table:table-cell office:value-type="float" office:value="121.41853">
                <text:p>121.41853</text:p>
              </table:table-cell>
              <table:table-cell office:value-type="float" office:value="120.84898">
                <text:p>120.84898</text:p>
              </table:table-cell>
              <table:table-cell office:value-type="float" office:value="120.48204">
                <text:p>120.48204</text:p>
              </table:table-cell>
              <table:table-cell office:value-type="float" office:value="120.47874">
                <text:p>120.47874</text:p>
              </table:table-cell>
              <table:table-cell office:value-type="float" office:value="119.55202">
                <text:p>119.55202</text:p>
              </table:table-cell>
              <table:table-cell office:value-type="float" office:value="120.48334">
                <text:p>120.48334</text:p>
              </table:table-cell>
              <table:table-cell office:value-type="float" office:value="120.37116">
                <text:p>120.37116</text:p>
              </table:table-cell>
              <table:table-cell office:value-type="float" office:value="121.65346">
                <text:p>121.65346</text:p>
              </table:table-cell>
              <table:table-cell office:value-type="float" office:value="120.35266">
                <text:p>120.35266</text:p>
              </table:table-cell>
              <table:table-cell office:value-type="float" office:value="120.09651">
                <text:p>120.09651</text:p>
              </table:table-cell>
              <table:table-cell office:value-type="float" office:value="119.09396">
                <text:p>119.09396</text:p>
              </table:table-cell>
              <table:table-cell office:value-type="float" office:value="125.07595">
                <text:p>125.07595</text:p>
              </table:table-cell>
              <table:table-cell office:value-type="float" office:value="120.48444">
                <text:p>120.48444</text:p>
              </table:table-cell>
              <table:table-cell office:value-type="float" office:value="126.2872">
                <text:p>126.2872</text:p>
              </table:table-cell>
              <table:table-cell office:value-type="float" office:value="119.46141">
                <text:p>119.46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.55335">
                <text:p>119.55335</text:p>
              </table:table-cell>
              <table:table-cell office:value-type="float" office:value="120.98229">
                <text:p>120.98229</text:p>
              </table:table-cell>
              <table:table-cell office:value-type="float" office:value="123.85344">
                <text:p>123.85344</text:p>
              </table:table-cell>
              <table:table-cell office:value-type="float" office:value="123.26177">
                <text:p>123.26177</text:p>
              </table:table-cell>
              <table:table-cell office:value-type="float" office:value="119.57708">
                <text:p>119.57708</text:p>
              </table:table-cell>
              <table:table-cell office:value-type="float" office:value="121.41853">
                <text:p>121.41853</text:p>
              </table:table-cell>
              <table:table-cell office:value-type="float" office:value="120.58111">
                <text:p>120.58111</text:p>
              </table:table-cell>
              <table:table-cell office:value-type="float" office:value="120.22501">
                <text:p>120.22501</text:p>
              </table:table-cell>
              <table:table-cell office:value-type="float" office:value="120.22207">
                <text:p>120.22207</text:p>
              </table:table-cell>
              <table:table-cell office:value-type="float" office:value="119.06427">
                <text:p>119.06427</text:p>
              </table:table-cell>
              <table:table-cell office:value-type="float" office:value="120.22634">
                <text:p>120.22634</text:p>
              </table:table-cell>
              <table:table-cell office:value-type="float" office:value="119.86957">
                <text:p>119.86957</text:p>
              </table:table-cell>
              <table:table-cell office:value-type="float" office:value="121.65346">
                <text:p>121.65346</text:p>
              </table:table-cell>
              <table:table-cell office:value-type="float" office:value="119.85312">
                <text:p>119.85312</text:p>
              </table:table-cell>
              <table:table-cell office:value-type="float" office:value="119.85257">
                <text:p>119.85257</text:p>
              </table:table-cell>
              <table:table-cell office:value-type="float" office:value="118.86386">
                <text:p>118.86386</text:p>
              </table:table-cell>
              <table:table-cell office:value-type="float" office:value="125.07595">
                <text:p>125.07595</text:p>
              </table:table-cell>
              <table:table-cell office:value-type="float" office:value="120.22792">
                <text:p>120.22792</text:p>
              </table:table-cell>
              <table:table-cell office:value-type="float" office:value="125.90543">
                <text:p>125.90543</text:p>
              </table:table-cell>
              <table:table-cell office:value-type="float" office:value="118.97137">
                <text:p>118.97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07735">
                <text:p>119.07735</text:p>
              </table:table-cell>
              <table:table-cell office:value-type="float" office:value="120.47898">
                <text:p>120.47898</text:p>
              </table:table-cell>
              <table:table-cell office:value-type="float" office:value="123.31345">
                <text:p>123.31345</text:p>
              </table:table-cell>
              <table:table-cell office:value-type="float" office:value="122.72281">
                <text:p>122.72281</text:p>
              </table:table-cell>
              <table:table-cell office:value-type="float" office:value="119.08934">
                <text:p>119.08934</text:p>
              </table:table-cell>
              <table:table-cell office:value-type="float" office:value="121.1396">
                <text:p>121.1396</text:p>
              </table:table-cell>
              <table:table-cell office:value-type="float" office:value="120.07902">
                <text:p>120.07902</text:p>
              </table:table-cell>
              <table:table-cell office:value-type="float" office:value="119.72549">
                <text:p>119.72549</text:p>
              </table:table-cell>
              <table:table-cell office:value-type="float" office:value="119.72289">
                <text:p>119.72289</text:p>
              </table:table-cell>
              <table:table-cell office:value-type="float" office:value="118.84388">
                <text:p>118.84388</text:p>
              </table:table-cell>
              <table:table-cell office:value-type="float" office:value="119.72679">
                <text:p>119.72679</text:p>
              </table:table-cell>
              <table:table-cell office:value-type="float" office:value="119.62595">
                <text:p>119.62595</text:p>
              </table:table-cell>
              <table:table-cell office:value-type="float" office:value="121.37386">
                <text:p>121.37386</text:p>
              </table:table-cell>
              <table:table-cell office:value-type="float" office:value="119.60718">
                <text:p>119.60718</text:p>
              </table:table-cell>
              <table:table-cell office:value-type="float" office:value="119.36235">
                <text:p>119.36235</text:p>
              </table:table-cell>
              <table:table-cell office:value-type="float" office:value="118.39892">
                <text:p>118.39892</text:p>
              </table:table-cell>
              <table:table-cell office:value-type="float" office:value="124.73507">
                <text:p>124.73507</text:p>
              </table:table-cell>
              <table:table-cell office:value-type="float" office:value="119.72909">
                <text:p>119.72909</text:p>
              </table:table-cell>
              <table:table-cell office:value-type="float" office:value="125.33987">
                <text:p>125.33987</text:p>
              </table:table-cell>
              <table:table-cell office:value-type="float" office:value="118.73962">
                <text:p>118.73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84711">
                <text:p>118.84711</text:p>
              </table:table-cell>
              <table:table-cell office:value-type="float" office:value="120.22168">
                <text:p>120.22168</text:p>
              </table:table-cell>
              <table:table-cell office:value-type="float" office:value="123.0085">
                <text:p>123.0085</text:p>
              </table:table-cell>
              <table:table-cell office:value-type="float" office:value="122.419">
                <text:p>122.419</text:p>
              </table:table-cell>
              <table:table-cell office:value-type="float" office:value="118.85914">
                <text:p>118.85914</text:p>
              </table:table-cell>
              <table:table-cell office:value-type="float" office:value="120.62614">
                <text:p>120.62614</text:p>
              </table:table-cell>
              <table:table-cell office:value-type="float" office:value="119.82463">
                <text:p>119.82463</text:p>
              </table:table-cell>
              <table:table-cell office:value-type="float" office:value="119.48221">
                <text:p>119.48221</text:p>
              </table:table-cell>
              <table:table-cell office:value-type="float" office:value="119.47955">
                <text:p>119.47955</text:p>
              </table:table-cell>
              <table:table-cell office:value-type="float" office:value="118.36895">
                <text:p>118.36895</text:p>
              </table:table-cell>
              <table:table-cell office:value-type="float" office:value="119.48136">
                <text:p>119.48136</text:p>
              </table:table-cell>
              <table:table-cell office:value-type="float" office:value="119.1374">
                <text:p>119.1374</text:p>
              </table:table-cell>
              <table:table-cell office:value-type="float" office:value="120.85928">
                <text:p>120.85928</text:p>
              </table:table-cell>
              <table:table-cell office:value-type="float" office:value="119.11861">
                <text:p>119.11861</text:p>
              </table:table-cell>
              <table:table-cell office:value-type="float" office:value="119.12042">
                <text:p>119.12042</text:p>
              </table:table-cell>
              <table:table-cell office:value-type="float" office:value="118.18046">
                <text:p>118.18046</text:p>
              </table:table-cell>
              <table:table-cell office:value-type="float" office:value="124.18207">
                <text:p>124.18207</text:p>
              </table:table-cell>
              <table:table-cell office:value-type="float" office:value="119.48423">
                <text:p>119.48423</text:p>
              </table:table-cell>
              <table:table-cell office:value-type="float" office:value="124.99808">
                <text:p>124.99808</text:p>
              </table:table-cell>
              <table:table-cell office:value-type="float" office:value="118.26307">
                <text:p>118.26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37011">
                <text:p>118.37011</text:p>
              </table:table-cell>
              <table:table-cell office:value-type="float" office:value="119.72208">
                <text:p>119.72208</text:p>
              </table:table-cell>
              <table:table-cell office:value-type="float" office:value="122.46989">
                <text:p>122.46989</text:p>
              </table:table-cell>
              <table:table-cell office:value-type="float" office:value="121.9013">
                <text:p>121.9013</text:p>
              </table:table-cell>
              <table:table-cell office:value-type="float" office:value="118.39453">
                <text:p>118.39453</text:p>
              </table:table-cell>
              <table:table-cell office:value-type="float" office:value="120.36867">
                <text:p>120.36867</text:p>
              </table:table-cell>
              <table:table-cell office:value-type="float" office:value="119.33364">
                <text:p>119.33364</text:p>
              </table:table-cell>
              <table:table-cell office:value-type="float" office:value="119.00208">
                <text:p>119.00208</text:p>
              </table:table-cell>
              <table:table-cell office:value-type="float" office:value="118.99959">
                <text:p>118.99959</text:p>
              </table:table-cell>
              <table:table-cell office:value-type="float" office:value="118.15049">
                <text:p>118.15049</text:p>
              </table:table-cell>
              <table:table-cell office:value-type="float" office:value="119.00309">
                <text:p>119.00309</text:p>
              </table:table-cell>
              <table:table-cell office:value-type="float" office:value="118.90526">
                <text:p>118.90526</text:p>
              </table:table-cell>
              <table:table-cell office:value-type="float" office:value="120.59319">
                <text:p>120.59319</text:p>
              </table:table-cell>
              <table:table-cell office:value-type="float" office:value="118.88633">
                <text:p>118.88633</text:p>
              </table:table-cell>
              <table:table-cell office:value-type="float" office:value="119.12042">
                <text:p>119.12042</text:p>
              </table:table-cell>
              <table:table-cell office:value-type="float" office:value="117.72692">
                <text:p>117.72692</text:p>
              </table:table-cell>
              <table:table-cell office:value-type="float" office:value="123.85398">
                <text:p>123.85398</text:p>
              </table:table-cell>
              <table:table-cell office:value-type="float" office:value="118.99644">
                <text:p>118.99644</text:p>
              </table:table-cell>
              <table:table-cell office:value-type="float" office:value="124.99808">
                <text:p>124.99808</text:p>
              </table:table-cell>
              <table:table-cell office:value-type="float" office:value="118.0553">
                <text:p>118.0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15365">
                <text:p>118.15365</text:p>
              </table:table-cell>
              <table:table-cell office:value-type="float" office:value="119.47642">
                <text:p>119.47642</text:p>
              </table:table-cell>
              <table:table-cell office:value-type="float" office:value="122.17668">
                <text:p>122.17668</text:p>
              </table:table-cell>
              <table:table-cell office:value-type="float" office:value="121.61129">
                <text:p>121.61129</text:p>
              </table:table-cell>
              <table:table-cell office:value-type="float" office:value="118.17611">
                <text:p>118.17611</text:p>
              </table:table-cell>
              <table:table-cell office:value-type="float" office:value="119.86626">
                <text:p>119.86626</text:p>
              </table:table-cell>
              <table:table-cell office:value-type="float" office:value="119.10082">
                <text:p>119.10082</text:p>
              </table:table-cell>
              <table:table-cell office:value-type="float" office:value="118.77056">
                <text:p>118.77056</text:p>
              </table:table-cell>
              <table:table-cell office:value-type="float" office:value="118.76803">
                <text:p>118.76803</text:p>
              </table:table-cell>
              <table:table-cell office:value-type="float" office:value="117.68736">
                <text:p>117.68736</text:p>
              </table:table-cell>
              <table:table-cell office:value-type="float" office:value="118.77164">
                <text:p>118.77164</text:p>
              </table:table-cell>
              <table:table-cell office:value-type="float" office:value="118.90526">
                <text:p>118.90526</text:p>
              </table:table-cell>
              <table:table-cell office:value-type="float" office:value="120.09079">
                <text:p>120.09079</text:p>
              </table:table-cell>
              <table:table-cell office:value-type="float" office:value="118.40943">
                <text:p>118.40943</text:p>
              </table:table-cell>
              <table:table-cell office:value-type="float" office:value="118.64349">
                <text:p>118.64349</text:p>
              </table:table-cell>
              <table:table-cell office:value-type="float" office:value="117.5322">
                <text:p>117.5322</text:p>
              </table:table-cell>
              <table:table-cell office:value-type="float" office:value="123.31386">
                <text:p>123.31386</text:p>
              </table:table-cell>
              <table:table-cell office:value-type="float" office:value="118.77451">
                <text:p>118.77451</text:p>
              </table:table-cell>
              <table:table-cell office:value-type="float" office:value="124.44653">
                <text:p>124.44653</text:p>
              </table:table-cell>
              <table:table-cell office:value-type="float" office:value="117.58829">
                <text:p>117.58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70019">
                <text:p>117.70019</text:p>
              </table:table-cell>
              <table:table-cell office:value-type="float" office:value="118.99789">
                <text:p>118.99789</text:p>
              </table:table-cell>
              <table:table-cell office:value-type="float" office:value="121.65123">
                <text:p>121.65123</text:p>
              </table:table-cell>
              <table:table-cell office:value-type="float" office:value="121.09696">
                <text:p>121.09696</text:p>
              </table:table-cell>
              <table:table-cell office:value-type="float" office:value="117.7226">
                <text:p>117.7226</text:p>
              </table:table-cell>
              <table:table-cell office:value-type="float" office:value="119.62265">
                <text:p>119.62265</text:p>
              </table:table-cell>
              <table:table-cell office:value-type="float" office:value="119.10082">
                <text:p>119.10082</text:p>
              </table:table-cell>
              <table:table-cell office:value-type="float" office:value="118.29405">
                <text:p>118.29405</text:p>
              </table:table-cell>
              <table:table-cell office:value-type="float" office:value="118.29194">
                <text:p>118.29194</text:p>
              </table:table-cell>
              <table:table-cell office:value-type="float" office:value="117.49223">
                <text:p>117.49223</text:p>
              </table:table-cell>
              <table:table-cell office:value-type="float" office:value="118.29494">
                <text:p>118.29494</text:p>
              </table:table-cell>
              <table:table-cell office:value-type="float" office:value="118.43816">
                <text:p>118.43816</text:p>
              </table:table-cell>
              <table:table-cell office:value-type="float" office:value="119.84645">
                <text:p>119.84645</text:p>
              </table:table-cell>
              <table:table-cell office:value-type="float" office:value="118.18931">
                <text:p>118.18931</text:p>
              </table:table-cell>
              <table:table-cell office:value-type="float" office:value="118.42313">
                <text:p>118.42313</text:p>
              </table:table-cell>
              <table:table-cell office:value-type="float" office:value="117.08065">
                <text:p>117.08065</text:p>
              </table:table-cell>
              <table:table-cell office:value-type="float" office:value="123.0091">
                <text:p>123.0091</text:p>
              </table:table-cell>
              <table:table-cell office:value-type="float" office:value="118.29855">
                <text:p>118.29855</text:p>
              </table:table-cell>
              <table:table-cell office:value-type="float" office:value="124.11638">
                <text:p>124.11638</text:p>
              </table:table-cell>
              <table:table-cell office:value-type="float" office:value="117.39206">
                <text:p>117.39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49317">
                <text:p>117.49317</text:p>
              </table:table-cell>
              <table:table-cell office:value-type="float" office:value="118.76627">
                <text:p>118.76627</text:p>
              </table:table-cell>
              <table:table-cell office:value-type="float" office:value="121.36973">
                <text:p>121.36973</text:p>
              </table:table-cell>
              <table:table-cell office:value-type="float" office:value="120.82834">
                <text:p>120.82834</text:p>
              </table:table-cell>
              <table:table-cell office:value-type="float" office:value="117.52804">
                <text:p>117.52804</text:p>
              </table:table-cell>
              <table:table-cell office:value-type="float" office:value="119.13415">
                <text:p>119.13415</text:p>
              </table:table-cell>
              <table:table-cell office:value-type="float" office:value="118.62317">
                <text:p>118.62317</text:p>
              </table:table-cell>
              <table:table-cell office:value-type="float" office:value="118.08409">
                <text:p>118.08409</text:p>
              </table:table-cell>
              <table:table-cell office:value-type="float" office:value="118.08215">
                <text:p>118.08215</text:p>
              </table:table-cell>
              <table:table-cell office:value-type="float" office:value="117.04026">
                <text:p>117.04026</text:p>
              </table:table-cell>
              <table:table-cell office:value-type="float" office:value="118.08519">
                <text:p>118.08519</text:p>
              </table:table-cell>
              <table:table-cell office:value-type="float" office:value="118.21806">
                <text:p>118.21806</text:p>
              </table:table-cell>
              <table:table-cell office:value-type="float" office:value="119.35593">
                <text:p>119.35593</text:p>
              </table:table-cell>
              <table:table-cell office:value-type="float" office:value="117.72384">
                <text:p>117.72384</text:p>
              </table:table-cell>
              <table:table-cell office:value-type="float" office:value="118.42313">
                <text:p>118.42313</text:p>
              </table:table-cell>
              <table:table-cell office:value-type="float" office:value="116.89564">
                <text:p>116.89564</text:p>
              </table:table-cell>
              <table:table-cell office:value-type="float" office:value="122.47048">
                <text:p>122.47048</text:p>
              </table:table-cell>
              <table:table-cell office:value-type="float" office:value="118.08858">
                <text:p>118.08858</text:p>
              </table:table-cell>
              <table:table-cell office:value-type="float" office:value="123.57583">
                <text:p>123.57583</text:p>
              </table:table-cell>
              <table:table-cell office:value-type="float" office:value="116.93886">
                <text:p>116.93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.05094">
                <text:p>117.05094</text:p>
              </table:table-cell>
              <table:table-cell office:value-type="float" office:value="118.28971">
                <text:p>118.28971</text:p>
              </table:table-cell>
              <table:table-cell office:value-type="float" office:value="120.85572">
                <text:p>120.85572</text:p>
              </table:table-cell>
              <table:table-cell office:value-type="float" office:value="120.31544">
                <text:p>120.31544</text:p>
              </table:table-cell>
              <table:table-cell office:value-type="float" office:value="117.07639">
                <text:p>117.07639</text:p>
              </table:table-cell>
              <table:table-cell office:value-type="float" office:value="118.90211">
                <text:p>118.90211</text:p>
              </table:table-cell>
              <table:table-cell office:value-type="float" office:value="118.39264">
                <text:p>118.39264</text:p>
              </table:table-cell>
              <table:table-cell office:value-type="float" office:value="117.61917">
                <text:p>117.61917</text:p>
              </table:table-cell>
              <table:table-cell office:value-type="float" office:value="117.61735">
                <text:p>117.61735</text:p>
              </table:table-cell>
              <table:table-cell office:value-type="float" office:value="116.86477">
                <text:p>116.86477</text:p>
              </table:table-cell>
              <table:table-cell office:value-type="float" office:value="117.62014">
                <text:p>117.62014</text:p>
              </table:table-cell>
              <table:table-cell office:value-type="float" office:value="117.75253">
                <text:p>117.75253</text:p>
              </table:table-cell>
              <table:table-cell office:value-type="float" office:value="119.11392">
                <text:p>119.11392</text:p>
              </table:table-cell>
              <table:table-cell office:value-type="float" office:value="117.52501">
                <text:p>117.52501</text:p>
              </table:table-cell>
              <table:table-cell office:value-type="float" office:value="117.95718">
                <text:p>117.95718</text:p>
              </table:table-cell>
              <table:table-cell office:value-type="float" office:value="116.4557">
                <text:p>116.4557</text:p>
              </table:table-cell>
              <table:table-cell office:value-type="float" office:value="122.17714">
                <text:p>122.17714</text:p>
              </table:table-cell>
              <table:table-cell office:value-type="float" office:value="117.62363">
                <text:p>117.62363</text:p>
              </table:table-cell>
              <table:table-cell office:value-type="float" office:value="123.26049">
                <text:p>123.26049</text:p>
              </table:table-cell>
              <table:table-cell office:value-type="float" office:value="116.76443">
                <text:p>116.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6781">
                <text:p>116.86781</text:p>
              </table:table-cell>
              <table:table-cell office:value-type="float" office:value="118.07961">
                <text:p>118.07961</text:p>
              </table:table-cell>
              <table:table-cell office:value-type="float" office:value="120.58958">
                <text:p>120.58958</text:p>
              </table:table-cell>
              <table:table-cell office:value-type="float" office:value="120.05876">
                <text:p>120.05876</text:p>
              </table:table-cell>
              <table:table-cell office:value-type="float" office:value="116.89142">
                <text:p>116.89142</text:p>
              </table:table-cell>
              <table:table-cell office:value-type="float" office:value="118.42466">
                <text:p>118.42466</text:p>
              </table:table-cell>
              <table:table-cell office:value-type="float" office:value="117.92648">
                <text:p>117.92648</text:p>
              </table:table-cell>
              <table:table-cell office:value-type="float" office:value="117.42089">
                <text:p>117.42089</text:p>
              </table:table-cell>
              <table:table-cell office:value-type="float" office:value="117.61735">
                <text:p>117.61735</text:p>
              </table:table-cell>
              <table:table-cell office:value-type="float" office:value="116.42409">
                <text:p>116.42409</text:p>
              </table:table-cell>
              <table:table-cell office:value-type="float" office:value="117.42212">
                <text:p>117.42212</text:p>
              </table:table-cell>
              <table:table-cell office:value-type="float" office:value="117.55376">
                <text:p>117.55376</text:p>
              </table:table-cell>
              <table:table-cell office:value-type="float" office:value="118.63684">
                <text:p>118.63684</text:p>
              </table:table-cell>
              <table:table-cell office:value-type="float" office:value="117.0711">
                <text:p>117.0711</text:p>
              </table:table-cell>
              <table:table-cell office:value-type="float" office:value="117.74862">
                <text:p>117.74862</text:p>
              </table:table-cell>
              <table:table-cell office:value-type="float" office:value="116.29414">
                <text:p>116.29414</text:p>
              </table:table-cell>
              <table:table-cell office:value-type="float" office:value="121.65203">
                <text:p>121.65203</text:p>
              </table:table-cell>
              <table:table-cell office:value-type="float" office:value="117.42554">
                <text:p>117.42554</text:p>
              </table:table-cell>
              <table:table-cell office:value-type="float" office:value="122.72172">
                <text:p>122.72172</text:p>
              </table:table-cell>
              <table:table-cell office:value-type="float" office:value="116.32265">
                <text:p>116.32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42765">
                <text:p>116.42765</text:p>
              </table:table-cell>
              <table:table-cell office:value-type="float" office:value="117.61459">
                <text:p>117.61459</text:p>
              </table:table-cell>
              <table:table-cell office:value-type="float" office:value="120.08694">
                <text:p>120.08694</text:p>
              </table:table-cell>
              <table:table-cell office:value-type="float" office:value="119.56709">
                <text:p>119.56709</text:p>
              </table:table-cell>
              <table:table-cell office:value-type="float" office:value="116.45133">
                <text:p>116.45133</text:p>
              </table:table-cell>
              <table:table-cell office:value-type="float" office:value="118.21436">
                <text:p>118.21436</text:p>
              </table:table-cell>
              <table:table-cell office:value-type="float" office:value="117.71734">
                <text:p>117.71734</text:p>
              </table:table-cell>
              <table:table-cell office:value-type="float" office:value="116.96729">
                <text:p>116.96729</text:p>
              </table:table-cell>
              <table:table-cell office:value-type="float" office:value="117.41954">
                <text:p>117.41954</text:p>
              </table:table-cell>
              <table:table-cell office:value-type="float" office:value="116.25258">
                <text:p>116.25258</text:p>
              </table:table-cell>
              <table:table-cell office:value-type="float" office:value="116.96872">
                <text:p>116.96872</text:p>
              </table:table-cell>
              <table:table-cell office:value-type="float" office:value="117.1001">
                <text:p>117.1001</text:p>
              </table:table-cell>
              <table:table-cell office:value-type="float" office:value="118.41616">
                <text:p>118.41616</text:p>
              </table:table-cell>
              <table:table-cell office:value-type="float" office:value="116.8863">
                <text:p>116.8863</text:p>
              </table:table-cell>
              <table:table-cell office:value-type="float" office:value="117.29472">
                <text:p>117.29472</text:p>
              </table:table-cell>
              <table:table-cell office:value-type="float" office:value="115.86535">
                <text:p>115.86535</text:p>
              </table:table-cell>
              <table:table-cell office:value-type="float" office:value="121.37006">
                <text:p>121.37006</text:p>
              </table:table-cell>
              <table:table-cell office:value-type="float" office:value="116.97226">
                <text:p>116.97226</text:p>
              </table:table-cell>
              <table:table-cell office:value-type="float" office:value="122.41816">
                <text:p>122.41816</text:p>
              </table:table-cell>
              <table:table-cell office:value-type="float" office:value="116.14816">
                <text:p>116.14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.26388">
                <text:p>116.26388</text:p>
              </table:table-cell>
              <table:table-cell office:value-type="float" office:value="117.41852">
                <text:p>117.41852</text:p>
              </table:table-cell>
              <table:table-cell office:value-type="float" office:value="119.84255">
                <text:p>119.84255</text:p>
              </table:table-cell>
              <table:table-cell office:value-type="float" office:value="119.32402">
                <text:p>119.32402</text:p>
              </table:table-cell>
              <table:table-cell office:value-type="float" office:value="116.28995">
                <text:p>116.28995</text:p>
              </table:table-cell>
              <table:table-cell office:value-type="float" office:value="117.74868">
                <text:p>117.74868</text:p>
              </table:table-cell>
              <table:table-cell office:value-type="float" office:value="117.26294">
                <text:p>117.26294</text:p>
              </table:table-cell>
              <table:table-cell office:value-type="float" office:value="116.79296">
                <text:p>116.79296</text:p>
              </table:table-cell>
              <table:table-cell office:value-type="float" office:value="116.96602">
                <text:p>116.96602</text:p>
              </table:table-cell>
              <table:table-cell office:value-type="float" office:value="115.82348">
                <text:p>115.82348</text:p>
              </table:table-cell>
              <table:table-cell office:value-type="float" office:value="116.79436">
                <text:p>116.79436</text:p>
              </table:table-cell>
              <table:table-cell office:value-type="float" office:value="116.91339">
                <text:p>116.91339</text:p>
              </table:table-cell>
              <table:table-cell office:value-type="float" office:value="117.95025">
                <text:p>117.95025</text:p>
              </table:table-cell>
              <table:table-cell office:value-type="float" office:value="116.44395">
                <text:p>116.44395</text:p>
              </table:table-cell>
              <table:table-cell office:value-type="float" office:value="117.29472">
                <text:p>117.29472</text:p>
              </table:table-cell>
              <table:table-cell office:value-type="float" office:value="115.7134">
                <text:p>115.7134</text:p>
              </table:table-cell>
              <table:table-cell office:value-type="float" office:value="120.85631">
                <text:p>120.85631</text:p>
              </table:table-cell>
              <table:table-cell office:value-type="float" office:value="116.79796">
                <text:p>116.79796</text:p>
              </table:table-cell>
              <table:table-cell office:value-type="float" office:value="121.90021">
                <text:p>121.90021</text:p>
              </table:table-cell>
              <table:table-cell office:value-type="float" office:value="115.71751">
                <text:p>115.71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.83716">
                <text:p>115.83716</text:p>
              </table:table-cell>
              <table:table-cell office:value-type="float" office:value="116.96492">
                <text:p>116.96492</text:p>
              </table:table-cell>
              <table:table-cell office:value-type="float" office:value="119.35148">
                <text:p>119.35148</text:p>
              </table:table-cell>
              <table:table-cell office:value-type="float" office:value="118.84579">
                <text:p>118.84579</text:p>
              </table:table-cell>
              <table:table-cell office:value-type="float" office:value="115.86109">
                <text:p>115.86109</text:p>
              </table:table-cell>
              <table:table-cell office:value-type="float" office:value="117.55003">
                <text:p>117.55003</text:p>
              </table:table-cell>
              <table:table-cell office:value-type="float" office:value="117.07772">
                <text:p>117.07772</text:p>
              </table:table-cell>
              <table:table-cell office:value-type="float" office:value="116.35072">
                <text:p>116.35072</text:p>
              </table:table-cell>
              <table:table-cell office:value-type="float" office:value="116.79205">
                <text:p>116.79205</text:p>
              </table:table-cell>
              <table:table-cell office:value-type="float" office:value="115.67121">
                <text:p>115.67121</text:p>
              </table:table-cell>
              <table:table-cell office:value-type="float" office:value="116.35213">
                <text:p>116.35213</text:p>
              </table:table-cell>
              <table:table-cell office:value-type="float" office:value="116.47124">
                <text:p>116.47124</text:p>
              </table:table-cell>
              <table:table-cell office:value-type="float" office:value="117.74141">
                <text:p>117.74141</text:p>
              </table:table-cell>
              <table:table-cell office:value-type="float" office:value="116.27122">
                <text:p>116.27122</text:p>
              </table:table-cell>
              <table:table-cell office:value-type="float" office:value="117.11006">
                <text:p>117.11006</text:p>
              </table:table-cell>
              <table:table-cell office:value-type="float" office:value="115.29606">
                <text:p>115.29606</text:p>
              </table:table-cell>
              <table:table-cell office:value-type="float" office:value="120.59028">
                <text:p>120.59028</text:p>
              </table:table-cell>
              <table:table-cell office:value-type="float" office:value="116.35595">
                <text:p>116.35595</text:p>
              </table:table-cell>
              <table:table-cell office:value-type="float" office:value="121.61011">
                <text:p>121.61011</text:p>
              </table:table-cell>
              <table:table-cell office:value-type="float" office:value="115.56427">
                <text:p>115.56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.68507">
                <text:p>115.68507</text:p>
              </table:table-cell>
              <table:table-cell office:value-type="float" office:value="116.78834">
                <text:p>116.78834</text:p>
              </table:table-cell>
              <table:table-cell office:value-type="float" office:value="119.10902">
                <text:p>119.10902</text:p>
              </table:table-cell>
              <table:table-cell office:value-type="float" office:value="118.62421">
                <text:p>118.62421</text:p>
              </table:table-cell>
              <table:table-cell office:value-type="float" office:value="115.70933">
                <text:p>115.70933</text:p>
              </table:table-cell>
              <table:table-cell office:value-type="float" office:value="117.09543">
                <text:p>117.09543</text:p>
              </table:table-cell>
              <table:table-cell office:value-type="float" office:value="116.61639">
                <text:p>116.61639</text:p>
              </table:table-cell>
              <table:table-cell office:value-type="float" office:value="116.18605">
                <text:p>116.18605</text:p>
              </table:table-cell>
              <table:table-cell office:value-type="float" office:value="116.35051">
                <text:p>116.35051</text:p>
              </table:table-cell>
              <table:table-cell office:value-type="float" office:value="115.25381">
                <text:p>115.25381</text:p>
              </table:table-cell>
              <table:table-cell office:value-type="float" office:value="116.18748">
                <text:p>116.18748</text:p>
              </table:table-cell>
              <table:table-cell office:value-type="float" office:value="116.29856">
                <text:p>116.29856</text:p>
              </table:table-cell>
              <table:table-cell office:value-type="float" office:value="117.28671">
                <text:p>117.28671</text:p>
              </table:table-cell>
              <table:table-cell office:value-type="float" office:value="115.84021">
                <text:p>115.84021</text:p>
              </table:table-cell>
              <table:table-cell office:value-type="float" office:value="116.65772">
                <text:p>116.65772</text:p>
              </table:table-cell>
              <table:table-cell office:value-type="float" office:value="115.16556">
                <text:p>115.16556</text:p>
              </table:table-cell>
              <table:table-cell office:value-type="float" office:value="120.08749">
                <text:p>120.08749</text:p>
              </table:table-cell>
              <table:table-cell office:value-type="float" office:value="116.19146">
                <text:p>116.19146</text:p>
              </table:table-cell>
              <table:table-cell office:value-type="float" office:value="121.09556">
                <text:p>121.09556</text:p>
              </table:table-cell>
              <table:table-cell office:value-type="float" office:value="115.14532">
                <text:p>115.14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.26748">
                <text:p>115.26748</text:p>
              </table:table-cell>
              <table:table-cell office:value-type="float" office:value="116.34592">
                <text:p>116.34592</text:p>
              </table:table-cell>
              <table:table-cell office:value-type="float" office:value="118.63135">
                <text:p>118.63135</text:p>
              </table:table-cell>
              <table:table-cell office:value-type="float" office:value="118.14776">
                <text:p>118.14776</text:p>
              </table:table-cell>
              <table:table-cell office:value-type="float" office:value="115.2921">
                <text:p>115.2921</text:p>
              </table:table-cell>
              <table:table-cell office:value-type="float" office:value="116.90871">
                <text:p>116.90871</text:p>
              </table:table-cell>
              <table:table-cell office:value-type="float" office:value="116.44098">
                <text:p>116.44098</text:p>
              </table:table-cell>
              <table:table-cell office:value-type="float" office:value="115.75582">
                <text:p>115.75582</text:p>
              </table:table-cell>
              <table:table-cell office:value-type="float" office:value="116.17636">
                <text:p>116.17636</text:p>
              </table:table-cell>
              <table:table-cell office:value-type="float" office:value="115.12322">
                <text:p>115.12322</text:p>
              </table:table-cell>
              <table:table-cell office:value-type="float" office:value="115.75693">
                <text:p>115.75693</text:p>
              </table:table-cell>
              <table:table-cell office:value-type="float" office:value="115.86822">
                <text:p>115.86822</text:p>
              </table:table-cell>
              <table:table-cell office:value-type="float" office:value="117.10136">
                <text:p>117.10136</text:p>
              </table:table-cell>
              <table:table-cell office:value-type="float" office:value="115.68667">
                <text:p>115.68667</text:p>
              </table:table-cell>
              <table:table-cell office:value-type="float" office:value="116.49196">
                <text:p>116.49196</text:p>
              </table:table-cell>
              <table:table-cell office:value-type="float" office:value="114.75968">
                <text:p>114.75968</text:p>
              </table:table-cell>
              <table:table-cell office:value-type="float" office:value="119.8428">
                <text:p>119.8428</text:p>
              </table:table-cell>
              <table:table-cell office:value-type="float" office:value="115.76104">
                <text:p>115.76104</text:p>
              </table:table-cell>
              <table:table-cell office:value-type="float" office:value="120.82672">
                <text:p>120.82672</text:p>
              </table:table-cell>
              <table:table-cell office:value-type="float" office:value="115.01328">
                <text:p>115.01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12705">
                <text:p>115.12705</text:p>
              </table:table-cell>
              <table:table-cell office:value-type="float" office:value="116.18331">
                <text:p>116.18331</text:p>
              </table:table-cell>
              <table:table-cell office:value-type="float" office:value="118.41058">
                <text:p>118.41058</text:p>
              </table:table-cell>
              <table:table-cell office:value-type="float" office:value="117.93812">
                <text:p>117.93812</text:p>
              </table:table-cell>
              <table:table-cell office:value-type="float" office:value="115.16163">
                <text:p>115.16163</text:p>
              </table:table-cell>
              <table:table-cell office:value-type="float" office:value="116.46879">
                <text:p>116.46879</text:p>
              </table:table-cell>
              <table:table-cell office:value-type="float" office:value="116.00966">
                <text:p>116.00966</text:p>
              </table:table-cell>
              <table:table-cell office:value-type="float" office:value="115.60528">
                <text:p>115.60528</text:p>
              </table:table-cell>
              <table:table-cell office:value-type="float" office:value="115.75616">
                <text:p>115.75616</text:p>
              </table:table-cell>
              <table:table-cell office:value-type="float" office:value="114.70742">
                <text:p>114.70742</text:p>
              </table:table-cell>
              <table:table-cell office:value-type="float" office:value="115.60629">
                <text:p>115.60629</text:p>
              </table:table-cell>
              <table:table-cell office:value-type="float" office:value="115.71473">
                <text:p>115.71473</text:p>
              </table:table-cell>
              <table:table-cell office:value-type="float" office:value="116.65859">
                <text:p>116.65859</text:p>
              </table:table-cell>
              <table:table-cell office:value-type="float" office:value="115.2577">
                <text:p>115.2577</text:p>
              </table:table-cell>
              <table:table-cell office:value-type="float" office:value="116.05098">
                <text:p>116.05098</text:p>
              </table:table-cell>
              <table:table-cell office:value-type="float" office:value="114.6431">
                <text:p>114.6431</text:p>
              </table:table-cell>
              <table:table-cell office:value-type="float" office:value="119.35183">
                <text:p>119.35183</text:p>
              </table:table-cell>
              <table:table-cell office:value-type="float" office:value="115.61031">
                <text:p>115.61031</text:p>
              </table:table-cell>
              <table:table-cell office:value-type="float" office:value="120.31394">
                <text:p>120.31394</text:p>
              </table:table-cell>
              <table:table-cell office:value-type="float" office:value="114.59628">
                <text:p>114.59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.72107">
                <text:p>114.72107</text:p>
              </table:table-cell>
              <table:table-cell office:value-type="float" office:value="115.75069">
                <text:p>115.75069</text:p>
              </table:table-cell>
              <table:table-cell office:value-type="float" office:value="117.94445">
                <text:p>117.94445</text:p>
              </table:table-cell>
              <table:table-cell office:value-type="float" office:value="117.47332">
                <text:p>117.47332</text:p>
              </table:table-cell>
              <table:table-cell office:value-type="float" office:value="114.7556">
                <text:p>114.7556</text:p>
              </table:table-cell>
              <table:table-cell office:value-type="float" office:value="116.294">
                <text:p>116.294</text:p>
              </table:table-cell>
              <table:table-cell office:value-type="float" office:value="115.84803">
                <text:p>115.84803</text:p>
              </table:table-cell>
              <table:table-cell office:value-type="float" office:value="115.18621">
                <text:p>115.18621</text:p>
              </table:table-cell>
              <table:table-cell office:value-type="float" office:value="115.60593">
                <text:p>115.60593</text:p>
              </table:table-cell>
              <table:table-cell office:value-type="float" office:value="114.58828">
                <text:p>114.58828</text:p>
              </table:table-cell>
              <table:table-cell office:value-type="float" office:value="115.18748">
                <text:p>115.18748</text:p>
              </table:table-cell>
              <table:table-cell office:value-type="float" office:value="115.29577">
                <text:p>115.29577</text:p>
              </table:table-cell>
              <table:table-cell office:value-type="float" office:value="116.48282">
                <text:p>116.48282</text:p>
              </table:table-cell>
              <table:table-cell office:value-type="float" office:value="115.1258">
                <text:p>115.1258</text:p>
              </table:table-cell>
              <table:table-cell office:value-type="float" office:value="115.89929">
                <text:p>115.89929</text:p>
              </table:table-cell>
              <table:table-cell office:value-type="float" office:value="114.24628">
                <text:p>114.24628</text:p>
              </table:table-cell>
              <table:table-cell office:value-type="float" office:value="119.10904">
                <text:p>119.10904</text:p>
              </table:table-cell>
              <table:table-cell office:value-type="float" office:value="115.18917">
                <text:p>115.18917</text:p>
              </table:table-cell>
              <table:table-cell office:value-type="float" office:value="120.05719">
                <text:p>120.05719</text:p>
              </table:table-cell>
              <table:table-cell office:value-type="float" office:value="114.47659">
                <text:p>114.476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.59243">
                <text:p>114.59243</text:p>
              </table:table-cell>
              <table:table-cell office:value-type="float" office:value="115.60003">
                <text:p>115.60003</text:p>
              </table:table-cell>
              <table:table-cell office:value-type="float" office:value="117.74744">
                <text:p>117.74744</text:p>
              </table:table-cell>
              <table:table-cell office:value-type="float" office:value="117.28526">
                <text:p>117.28526</text:p>
              </table:table-cell>
              <table:table-cell office:value-type="float" office:value="114.63703">
                <text:p>114.63703</text:p>
              </table:table-cell>
              <table:table-cell office:value-type="float" office:value="115.86336">
                <text:p>115.86336</text:p>
              </table:table-cell>
              <table:table-cell office:value-type="float" office:value="115.41871">
                <text:p>115.41871</text:p>
              </table:table-cell>
              <table:table-cell office:value-type="float" office:value="115.05479">
                <text:p>115.05479</text:p>
              </table:table-cell>
              <table:table-cell office:value-type="float" office:value="115.18532">
                <text:p>115.18532</text:p>
              </table:table-cell>
              <table:table-cell office:value-type="float" office:value="114.19365">
                <text:p>114.19365</text:p>
              </table:table-cell>
              <table:table-cell office:value-type="float" office:value="115.05629">
                <text:p>115.05629</text:p>
              </table:table-cell>
              <table:table-cell office:value-type="float" office:value="115.15436">
                <text:p>115.15436</text:p>
              </table:table-cell>
              <table:table-cell office:value-type="float" office:value="116.04174">
                <text:p>116.04174</text:p>
              </table:table-cell>
              <table:table-cell office:value-type="float" office:value="114.70842">
                <text:p>114.70842</text:p>
              </table:table-cell>
              <table:table-cell office:value-type="float" office:value="115.46963">
                <text:p>115.46963</text:p>
              </table:table-cell>
              <table:table-cell office:value-type="float" office:value="114.13909">
                <text:p>114.13909</text:p>
              </table:table-cell>
              <table:table-cell office:value-type="float" office:value="118.63118">
                <text:p>118.63118</text:p>
              </table:table-cell>
              <table:table-cell office:value-type="float" office:value="115.05027">
                <text:p>115.05027</text:p>
              </table:table-cell>
              <table:table-cell office:value-type="float" office:value="119.56571">
                <text:p>119.56571</text:p>
              </table:table-cell>
              <table:table-cell office:value-type="float" office:value="114.08093">
                <text:p>114.08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19532">
                <text:p>114.19532</text:p>
              </table:table-cell>
              <table:table-cell office:value-type="float" office:value="115.18121">
                <text:p>115.18121</text:p>
              </table:table-cell>
              <table:table-cell office:value-type="float" office:value="117.2833">
                <text:p>117.2833</text:p>
              </table:table-cell>
              <table:table-cell office:value-type="float" office:value="116.83219">
                <text:p>116.83219</text:p>
              </table:table-cell>
              <table:table-cell office:value-type="float" office:value="114.2427">
                <text:p>114.2427</text:p>
              </table:table-cell>
              <table:table-cell office:value-type="float" office:value="115.71007">
                <text:p>115.71007</text:p>
              </table:table-cell>
              <table:table-cell office:value-type="float" office:value="115.2767">
                <text:p>115.2767</text:p>
              </table:table-cell>
              <table:table-cell office:value-type="float" office:value="114.64749">
                <text:p>114.64749</text:p>
              </table:table-cell>
              <table:table-cell office:value-type="float" office:value="115.04688">
                <text:p>115.04688</text:p>
              </table:table-cell>
              <table:table-cell office:value-type="float" office:value="114.08364">
                <text:p>114.08364</text:p>
              </table:table-cell>
              <table:table-cell office:value-type="float" office:value="114.63931">
                <text:p>114.63931</text:p>
              </table:table-cell>
              <table:table-cell office:value-type="float" office:value="114.74662">
                <text:p>114.74662</text:p>
              </table:table-cell>
              <table:table-cell office:value-type="float" office:value="115.89053">
                <text:p>115.89053</text:p>
              </table:table-cell>
              <table:table-cell office:value-type="float" office:value="114.58823">
                <text:p>114.58823</text:p>
              </table:table-cell>
              <table:table-cell office:value-type="float" office:value="115.3272">
                <text:p>115.3272</text:p>
              </table:table-cell>
              <table:table-cell office:value-type="float" office:value="113.75358">
                <text:p>113.75358</text:p>
              </table:table-cell>
              <table:table-cell office:value-type="float" office:value="118.41049">
                <text:p>118.41049</text:p>
              </table:table-cell>
              <table:table-cell office:value-type="float" office:value="114.64278">
                <text:p>114.64278</text:p>
              </table:table-cell>
              <table:table-cell office:value-type="float" office:value="119.32266">
                <text:p>119.32266</text:p>
              </table:table-cell>
              <table:table-cell office:value-type="float" office:value="113.973">
                <text:p>113.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8778">
                <text:p>114.08778</text:p>
              </table:table-cell>
              <table:table-cell office:value-type="float" office:value="115.04976">
                <text:p>115.04976</text:p>
              </table:table-cell>
              <table:table-cell office:value-type="float" office:value="117.09599">
                <text:p>117.09599</text:p>
              </table:table-cell>
              <table:table-cell office:value-type="float" office:value="116.6585">
                <text:p>116.6585</text:p>
              </table:table-cell>
              <table:table-cell office:value-type="float" office:value="114.13546">
                <text:p>114.13546</text:p>
              </table:table-cell>
              <table:table-cell office:value-type="float" office:value="115.29083">
                <text:p>115.29083</text:p>
              </table:table-cell>
              <table:table-cell office:value-type="float" office:value="114.86824">
                <text:p>114.86824</text:p>
              </table:table-cell>
              <table:table-cell office:value-type="float" office:value="114.52755">
                <text:p>114.52755</text:p>
              </table:table-cell>
              <table:table-cell office:value-type="float" office:value="114.64006">
                <text:p>114.64006</text:p>
              </table:table-cell>
              <table:table-cell office:value-type="float" office:value="113.70056">
                <text:p>113.70056</text:p>
              </table:table-cell>
              <table:table-cell office:value-type="float" office:value="114.52941">
                <text:p>114.52941</text:p>
              </table:table-cell>
              <table:table-cell office:value-type="float" office:value="114.62638">
                <text:p>114.62638</text:p>
              </table:table-cell>
              <table:table-cell office:value-type="float" office:value="115.4612">
                <text:p>115.4612</text:p>
              </table:table-cell>
              <table:table-cell office:value-type="float" office:value="114.18217">
                <text:p>114.18217</text:p>
              </table:table-cell>
              <table:table-cell office:value-type="float" office:value="114.91912">
                <text:p>114.91912</text:p>
              </table:table-cell>
              <table:table-cell office:value-type="float" office:value="113.65823">
                <text:p>113.65823</text:p>
              </table:table-cell>
              <table:table-cell office:value-type="float" office:value="117.9445">
                <text:p>117.9445</text:p>
              </table:table-cell>
              <table:table-cell office:value-type="float" office:value="114.52298">
                <text:p>114.52298</text:p>
              </table:table-cell>
              <table:table-cell office:value-type="float" office:value="118.84451">
                <text:p>118.84451</text:p>
              </table:table-cell>
              <table:table-cell office:value-type="float" office:value="113.58613">
                <text:p>113.58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.70479">
                <text:p>113.70479</text:p>
              </table:table-cell>
              <table:table-cell office:value-type="float" office:value="114.63298">
                <text:p>114.63298</text:p>
              </table:table-cell>
              <table:table-cell office:value-type="float" office:value="116.65309">
                <text:p>116.65309</text:p>
              </table:table-cell>
              <table:table-cell office:value-type="float" office:value="116.21705">
                <text:p>116.21705</text:p>
              </table:table-cell>
              <table:table-cell office:value-type="float" office:value="113.75008">
                <text:p>113.75008</text:p>
              </table:table-cell>
              <table:table-cell office:value-type="float" office:value="115.15153">
                <text:p>115.15153</text:p>
              </table:table-cell>
              <table:table-cell office:value-type="float" office:value="114.73766">
                <text:p>114.73766</text:p>
              </table:table-cell>
              <table:table-cell office:value-type="float" office:value="114.13157">
                <text:p>114.13157</text:p>
              </table:table-cell>
              <table:table-cell office:value-type="float" office:value="114.52056">
                <text:p>114.52056</text:p>
              </table:table-cell>
              <table:table-cell office:value-type="float" office:value="113.60255">
                <text:p>113.60255</text:p>
              </table:table-cell>
              <table:table-cell office:value-type="float" office:value="114.12152">
                <text:p>114.12152</text:p>
              </table:table-cell>
              <table:table-cell office:value-type="float" office:value="114.22057">
                <text:p>114.22057</text:p>
              </table:table-cell>
              <table:table-cell office:value-type="float" office:value="115.31907">
                <text:p>115.31907</text:p>
              </table:table-cell>
              <table:table-cell office:value-type="float" office:value="114.07378">
                <text:p>114.07378</text:p>
              </table:table-cell>
              <table:table-cell office:value-type="float" office:value="114.78871">
                <text:p>114.78871</text:p>
              </table:table-cell>
              <table:table-cell office:value-type="float" office:value="113.28417">
                <text:p>113.28417</text:p>
              </table:table-cell>
              <table:table-cell office:value-type="float" office:value="117.74746">
                <text:p>117.74746</text:p>
              </table:table-cell>
              <table:table-cell office:value-type="float" office:value="114.12489">
                <text:p>114.12489</text:p>
              </table:table-cell>
              <table:table-cell office:value-type="float" office:value="118.61325">
                <text:p>118.61325</text:p>
              </table:table-cell>
              <table:table-cell office:value-type="float" office:value="113.48713">
                <text:p>113.48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61635">
                <text:p>113.61635</text:p>
              </table:table-cell>
              <table:table-cell office:value-type="float" office:value="114.52296">
                <text:p>114.52296</text:p>
              </table:table-cell>
              <table:table-cell office:value-type="float" office:value="116.47789">
                <text:p>116.47789</text:p>
              </table:table-cell>
              <table:table-cell office:value-type="float" office:value="116.05281">
                <text:p>116.05281</text:p>
              </table:table-cell>
              <table:table-cell office:value-type="float" office:value="113.65476">
                <text:p>113.65476</text:p>
              </table:table-cell>
              <table:table-cell office:value-type="float" office:value="114.74151">
                <text:p>114.74151</text:p>
              </table:table-cell>
              <table:table-cell office:value-type="float" office:value="114.33144">
                <text:p>114.33144</text:p>
              </table:table-cell>
              <table:table-cell office:value-type="float" office:value="114.02352">
                <text:p>114.02352</text:p>
              </table:table-cell>
              <table:table-cell office:value-type="float" office:value="114.12238">
                <text:p>114.12238</text:p>
              </table:table-cell>
              <table:table-cell office:value-type="float" office:value="113.22828">
                <text:p>113.22828</text:p>
              </table:table-cell>
              <table:table-cell office:value-type="float" office:value="114.0234">
                <text:p>114.0234</text:p>
              </table:table-cell>
              <table:table-cell office:value-type="float" office:value="114.12179">
                <text:p>114.12179</text:p>
              </table:table-cell>
              <table:table-cell office:value-type="float" office:value="114.91097">
                <text:p>114.91097</text:p>
              </table:table-cell>
              <table:table-cell office:value-type="float" office:value="113.68659">
                <text:p>113.68659</text:p>
              </table:table-cell>
              <table:table-cell office:value-type="float" office:value="114.38248">
                <text:p>114.38248</text:p>
              </table:table-cell>
              <table:table-cell office:value-type="float" office:value="113.20716">
                <text:p>113.20716</text:p>
              </table:table-cell>
              <table:table-cell office:value-type="float" office:value="117.28112">
                <text:p>117.28112</text:p>
              </table:table-cell>
              <table:table-cell office:value-type="float" office:value="114.02672">
                <text:p>114.02672</text:p>
              </table:table-cell>
              <table:table-cell office:value-type="float" office:value="118.14429">
                <text:p>118.14429</text:p>
              </table:table-cell>
              <table:table-cell office:value-type="float" office:value="113.11389">
                <text:p>113.11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.23237">
                <text:p>113.23237</text:p>
              </table:table-cell>
              <table:table-cell office:value-type="float" office:value="114.11758">
                <text:p>114.11758</text:p>
              </table:table-cell>
              <table:table-cell office:value-type="float" office:value="116.03724">
                <text:p>116.03724</text:p>
              </table:table-cell>
              <table:table-cell office:value-type="float" office:value="115.62303">
                <text:p>115.62303</text:p>
              </table:table-cell>
              <table:table-cell office:value-type="float" office:value="113.28055">
                <text:p>113.28055</text:p>
              </table:table-cell>
              <table:table-cell office:value-type="float" office:value="114.62399">
                <text:p>114.62399</text:p>
              </table:table-cell>
              <table:table-cell office:value-type="float" office:value="114.21022">
                <text:p>114.21022</text:p>
              </table:table-cell>
              <table:table-cell office:value-type="float" office:value="113.63669">
                <text:p>113.63669</text:p>
              </table:table-cell>
              <table:table-cell office:value-type="float" office:value="114.02409">
                <text:p>114.02409</text:p>
              </table:table-cell>
              <table:table-cell office:value-type="float" office:value="113.15123">
                <text:p>113.15123</text:p>
              </table:table-cell>
              <table:table-cell office:value-type="float" office:value="113.63916">
                <text:p>113.63916</text:p>
              </table:table-cell>
              <table:table-cell office:value-type="float" office:value="113.72761">
                <text:p>113.72761</text:p>
              </table:table-cell>
              <table:table-cell office:value-type="float" office:value="114.78087">
                <text:p>114.78087</text:p>
              </table:table-cell>
              <table:table-cell office:value-type="float" office:value="113.58974">
                <text:p>113.58974</text:p>
              </table:table-cell>
              <table:table-cell office:value-type="float" office:value="114.27365">
                <text:p>114.27365</text:p>
              </table:table-cell>
              <table:table-cell office:value-type="float" office:value="112.83453">
                <text:p>112.83453</text:p>
              </table:table-cell>
              <table:table-cell office:value-type="float" office:value="117.09612">
                <text:p>117.09612</text:p>
              </table:table-cell>
              <table:table-cell office:value-type="float" office:value="113.63271">
                <text:p>113.63271</text:p>
              </table:table-cell>
              <table:table-cell office:value-type="float" office:value="117.93479">
                <text:p>117.93479</text:p>
              </table:table-cell>
              <table:table-cell office:value-type="float" office:value="113.0335">
                <text:p>113.0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.15499">
                <text:p>113.15499</text:p>
              </table:table-cell>
              <table:table-cell office:value-type="float" office:value="114.01674">
                <text:p>114.01674</text:p>
              </table:table-cell>
              <table:table-cell office:value-type="float" office:value="115.8857">
                <text:p>115.8857</text:p>
              </table:table-cell>
              <table:table-cell office:value-type="float" office:value="115.4827">
                <text:p>115.4827</text:p>
              </table:table-cell>
              <table:table-cell office:value-type="float" office:value="113.20365">
                <text:p>113.20365</text:p>
              </table:table-cell>
              <table:table-cell office:value-type="float" office:value="114.21285">
                <text:p>114.21285</text:p>
              </table:table-cell>
              <table:table-cell office:value-type="float" office:value="113.81502">
                <text:p>113.81502</text:p>
              </table:table-cell>
              <table:table-cell office:value-type="float" office:value="113.53781">
                <text:p>113.53781</text:p>
              </table:table-cell>
              <table:table-cell office:value-type="float" office:value="113.63012">
                <text:p>113.63012</text:p>
              </table:table-cell>
              <table:table-cell office:value-type="float" office:value="112.77837">
                <text:p>112.77837</text:p>
              </table:table-cell>
              <table:table-cell office:value-type="float" office:value="113.5404">
                <text:p>113.5404</text:p>
              </table:table-cell>
              <table:table-cell office:value-type="float" office:value="113.63806">
                <text:p>113.63806</text:p>
              </table:table-cell>
              <table:table-cell office:value-type="float" office:value="114.37466">
                <text:p>114.37466</text:p>
              </table:table-cell>
              <table:table-cell office:value-type="float" office:value="113.20414">
                <text:p>113.20414</text:p>
              </table:table-cell>
              <table:table-cell office:value-type="float" office:value="113.87642">
                <text:p>113.87642</text:p>
              </table:table-cell>
              <table:table-cell office:value-type="float" office:value="112.77604">
                <text:p>112.77604</text:p>
              </table:table-cell>
              <table:table-cell office:value-type="float" office:value="116.6533">
                <text:p>116.6533</text:p>
              </table:table-cell>
              <table:table-cell office:value-type="float" office:value="113.54352">
                <text:p>113.54352</text:p>
              </table:table-cell>
              <table:table-cell office:value-type="float" office:value="117.47011">
                <text:p>117.47011</text:p>
              </table:table-cell>
              <table:table-cell office:value-type="float" office:value="112.65977">
                <text:p>112.65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78199">
                <text:p>112.78199</text:p>
              </table:table-cell>
              <table:table-cell office:value-type="float" office:value="113.63246">
                <text:p>113.63246</text:p>
              </table:table-cell>
              <table:table-cell office:value-type="float" office:value="115.45605">
                <text:p>115.45605</text:p>
              </table:table-cell>
              <table:table-cell office:value-type="float" office:value="115.06193">
                <text:p>115.06193</text:p>
              </table:table-cell>
              <table:table-cell office:value-type="float" office:value="112.83109">
                <text:p>112.83109</text:p>
              </table:table-cell>
              <table:table-cell office:value-type="float" office:value="114.11434">
                <text:p>114.11434</text:p>
              </table:table-cell>
              <table:table-cell office:value-type="float" office:value="113.71527">
                <text:p>113.71527</text:p>
              </table:table-cell>
              <table:table-cell office:value-type="float" office:value="113.16248">
                <text:p>113.16248</text:p>
              </table:table-cell>
              <table:table-cell office:value-type="float" office:value="113.54103">
                <text:p>113.54103</text:p>
              </table:table-cell>
              <table:table-cell office:value-type="float" office:value="112.71279">
                <text:p>112.71279</text:p>
              </table:table-cell>
              <table:table-cell office:value-type="float" office:value="113.16509">
                <text:p>113.16509</text:p>
              </table:table-cell>
              <table:table-cell office:value-type="float" office:value="113.25292">
                <text:p>113.25292</text:p>
              </table:table-cell>
              <table:table-cell office:value-type="float" office:value="114.26318">
                <text:p>114.26318</text:p>
              </table:table-cell>
              <table:table-cell office:value-type="float" office:value="113.12598">
                <text:p>113.12598</text:p>
              </table:table-cell>
              <table:table-cell office:value-type="float" office:value="113.77918">
                <text:p>113.77918</text:p>
              </table:table-cell>
              <table:table-cell office:value-type="float" office:value="112.41462">
                <text:p>112.41462</text:p>
              </table:table-cell>
              <table:table-cell office:value-type="float" office:value="116.47758">
                <text:p>116.47758</text:p>
              </table:table-cell>
              <table:table-cell office:value-type="float" office:value="113.16821">
                <text:p>113.16821</text:p>
              </table:table-cell>
              <table:table-cell office:value-type="float" office:value="117.2746">
                <text:p>117.2746</text:p>
              </table:table-cell>
              <table:table-cell office:value-type="float" office:value="112.59362">
                <text:p>112.59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71652">
                <text:p>112.71652</text:p>
              </table:table-cell>
              <table:table-cell office:value-type="float" office:value="113.53361">
                <text:p>113.53361</text:p>
              </table:table-cell>
              <table:table-cell office:value-type="float" office:value="115.3139">
                <text:p>115.3139</text:p>
              </table:table-cell>
              <table:table-cell office:value-type="float" office:value="114.93333">
                <text:p>114.93333</text:p>
              </table:table-cell>
              <table:table-cell office:value-type="float" office:value="112.77277">
                <text:p>112.77277</text:p>
              </table:table-cell>
              <table:table-cell office:value-type="float" office:value="113.71993">
                <text:p>113.71993</text:p>
              </table:table-cell>
              <table:table-cell office:value-type="float" office:value="113.33187">
                <text:p>113.33187</text:p>
              </table:table-cell>
              <table:table-cell office:value-type="float" office:value="113.08473">
                <text:p>113.08473</text:p>
              </table:table-cell>
              <table:table-cell office:value-type="float" office:value="113.16598">
                <text:p>113.16598</text:p>
              </table:table-cell>
              <table:table-cell office:value-type="float" office:value="112.34864">
                <text:p>112.34864</text:p>
              </table:table-cell>
              <table:table-cell office:value-type="float" office:value="113.08771">
                <text:p>113.08771</text:p>
              </table:table-cell>
              <table:table-cell office:value-type="float" office:value="113.17468">
                <text:p>113.17468</text:p>
              </table:table-cell>
              <table:table-cell office:value-type="float" office:value="113.86819">
                <text:p>113.86819</text:p>
              </table:table-cell>
              <table:table-cell office:value-type="float" office:value="112.75185">
                <text:p>112.75185</text:p>
              </table:table-cell>
              <table:table-cell office:value-type="float" office:value="113.39329">
                <text:p>113.39329</text:p>
              </table:table-cell>
              <table:table-cell office:value-type="float" office:value="112.36759">
                <text:p>112.36759</text:p>
              </table:table-cell>
              <table:table-cell office:value-type="float" office:value="116.03651">
                <text:p>116.03651</text:p>
              </table:table-cell>
              <table:table-cell office:value-type="float" office:value="113.09058">
                <text:p>113.09058</text:p>
              </table:table-cell>
              <table:table-cell office:value-type="float" office:value="116.82923">
                <text:p>116.82923</text:p>
              </table:table-cell>
              <table:table-cell office:value-type="float" office:value="112.23816">
                <text:p>112.23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.36172">
                <text:p>112.36172</text:p>
              </table:table-cell>
              <table:table-cell office:value-type="float" office:value="113.15845">
                <text:p>113.15845</text:p>
              </table:table-cell>
              <table:table-cell office:value-type="float" office:value="114.90555">
                <text:p>114.90555</text:p>
              </table:table-cell>
              <table:table-cell office:value-type="float" office:value="114.52666">
                <text:p>114.52666</text:p>
              </table:table-cell>
              <table:table-cell office:value-type="float" office:value="112.41129">
                <text:p>112.41129</text:p>
              </table:table-cell>
              <table:table-cell office:value-type="float" office:value="113.63037">
                <text:p>113.63037</text:p>
              </table:table-cell>
              <table:table-cell office:value-type="float" office:value="113.25349">
                <text:p>113.25349</text:p>
              </table:table-cell>
              <table:table-cell office:value-type="float" office:value="112.7112">
                <text:p>112.7112</text:p>
              </table:table-cell>
              <table:table-cell office:value-type="float" office:value="113.08828">
                <text:p>113.08828</text:p>
              </table:table-cell>
              <table:table-cell office:value-type="float" office:value="112.3014">
                <text:p>112.3014</text:p>
              </table:table-cell>
              <table:table-cell office:value-type="float" office:value="112.71415">
                <text:p>112.71415</text:p>
              </table:table-cell>
              <table:table-cell office:value-type="float" office:value="112.80069">
                <text:p>112.80069</text:p>
              </table:table-cell>
              <table:table-cell office:value-type="float" office:value="113.77074">
                <text:p>113.77074</text:p>
              </table:table-cell>
              <table:table-cell office:value-type="float" office:value="112.68536">
                <text:p>112.68536</text:p>
              </table:table-cell>
              <table:table-cell office:value-type="float" office:value="113.31484">
                <text:p>113.31484</text:p>
              </table:table-cell>
              <table:table-cell office:value-type="float" office:value="112.01491">
                <text:p>112.01491</text:p>
              </table:table-cell>
              <table:table-cell office:value-type="float" office:value="115.88473">
                <text:p>115.88473</text:p>
              </table:table-cell>
              <table:table-cell office:value-type="float" office:value="112.71682">
                <text:p>112.71682</text:p>
              </table:table-cell>
              <table:table-cell office:value-type="float" office:value="116.65543">
                <text:p>116.65543</text:p>
              </table:table-cell>
              <table:table-cell office:value-type="float" office:value="112.1809">
                <text:p>112.1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.30463">
                <text:p>112.30463</text:p>
              </table:table-cell>
              <table:table-cell office:value-type="float" office:value="113.08091">
                <text:p>113.08091</text:p>
              </table:table-cell>
              <table:table-cell office:value-type="float" office:value="114.77499">
                <text:p>114.77499</text:p>
              </table:table-cell>
              <table:table-cell office:value-type="float" office:value="114.41666">
                <text:p>114.41666</text:p>
              </table:table-cell>
              <table:table-cell office:value-type="float" office:value="112.36434">
                <text:p>112.36434</text:p>
              </table:table-cell>
              <table:table-cell office:value-type="float" office:value="113.24531">
                <text:p>113.24531</text:p>
              </table:table-cell>
              <table:table-cell office:value-type="float" office:value="112.87943">
                <text:p>112.87943</text:p>
              </table:table-cell>
              <table:table-cell office:value-type="float" office:value="112.65489">
                <text:p>112.65489</text:p>
              </table:table-cell>
              <table:table-cell office:value-type="float" office:value="112.71506">
                <text:p>112.71506</text:p>
              </table:table-cell>
              <table:table-cell office:value-type="float" office:value="111.94865">
                <text:p>111.94865</text:p>
              </table:table-cell>
              <table:table-cell office:value-type="float" office:value="112.65502">
                <text:p>112.65502</text:p>
              </table:table-cell>
              <table:table-cell office:value-type="float" office:value="112.7318">
                <text:p>112.7318</text:p>
              </table:table-cell>
              <table:table-cell office:value-type="float" office:value="113.39442">
                <text:p>113.39442</text:p>
              </table:table-cell>
              <table:table-cell office:value-type="float" office:value="112.33241">
                <text:p>112.33241</text:p>
              </table:table-cell>
              <table:table-cell office:value-type="float" office:value="112.94033">
                <text:p>112.94033</text:p>
              </table:table-cell>
              <table:table-cell office:value-type="float" office:value="111.97639">
                <text:p>111.97639</text:p>
              </table:table-cell>
              <table:table-cell office:value-type="float" office:value="115.4552">
                <text:p>115.4552</text:p>
              </table:table-cell>
              <table:table-cell office:value-type="float" office:value="112.64814">
                <text:p>112.64814</text:p>
              </table:table-cell>
              <table:table-cell office:value-type="float" office:value="116.21415">
                <text:p>116.21415</text:p>
              </table:table-cell>
              <table:table-cell office:value-type="float" office:value="111.82793">
                <text:p>111.82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.95187">
                <text:p>111.95187</text:p>
              </table:table-cell>
              <table:table-cell office:value-type="float" office:value="112.70726">
                <text:p>112.70726</text:p>
              </table:table-cell>
              <table:table-cell office:value-type="float" office:value="114.3688">
                <text:p>114.3688</text:p>
              </table:table-cell>
              <table:table-cell office:value-type="float" office:value="114.01893">
                <text:p>114.01893</text:p>
              </table:table-cell>
              <table:table-cell office:value-type="float" office:value="112.01178">
                <text:p>112.01178</text:p>
              </table:table-cell>
              <table:table-cell office:value-type="float" office:value="113.1673">
                <text:p>113.1673</text:p>
              </table:table-cell>
              <table:table-cell office:value-type="float" office:value="112.80293">
                <text:p>112.80293</text:p>
              </table:table-cell>
              <table:table-cell office:value-type="float" office:value="112.29018">
                <text:p>112.29018</text:p>
              </table:table-cell>
              <table:table-cell office:value-type="float" office:value="112.64658">
                <text:p>112.64658</text:p>
              </table:table-cell>
              <table:table-cell office:value-type="float" office:value="111.90018">
                <text:p>111.90018</text:p>
              </table:table-cell>
              <table:table-cell office:value-type="float" office:value="112.29269">
                <text:p>112.29269</text:p>
              </table:table-cell>
              <table:table-cell office:value-type="float" office:value="112.36934">
                <text:p>112.36934</text:p>
              </table:table-cell>
              <table:table-cell office:value-type="float" office:value="113.30631">
                <text:p>113.30631</text:p>
              </table:table-cell>
              <table:table-cell office:value-type="float" office:value="112.27475">
                <text:p>112.27475</text:p>
              </table:table-cell>
              <table:table-cell office:value-type="float" office:value="112.8734">
                <text:p>112.8734</text:p>
              </table:table-cell>
              <table:table-cell office:value-type="float" office:value="111.62238">
                <text:p>111.62238</text:p>
              </table:table-cell>
              <table:table-cell office:value-type="float" office:value="115.3131">
                <text:p>115.3131</text:p>
              </table:table-cell>
              <table:table-cell office:value-type="float" office:value="112.29585">
                <text:p>112.29585</text:p>
              </table:table-cell>
              <table:table-cell office:value-type="float" office:value="116.04988">
                <text:p>116.04988</text:p>
              </table:table-cell>
              <table:table-cell office:value-type="float" office:value="111.78894">
                <text:p>111.78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.91326">
                <text:p>111.91326</text:p>
              </table:table-cell>
              <table:table-cell office:value-type="float" office:value="112.64803">
                <text:p>112.64803</text:p>
              </table:table-cell>
              <table:table-cell office:value-type="float" office:value="114.25989">
                <text:p>114.25989</text:p>
              </table:table-cell>
              <table:table-cell office:value-type="float" office:value="113.91159">
                <text:p>113.91159</text:p>
              </table:table-cell>
              <table:table-cell office:value-type="float" office:value="111.97343">
                <text:p>111.97343</text:p>
              </table:table-cell>
              <table:table-cell office:value-type="float" office:value="112.79337">
                <text:p>112.79337</text:p>
              </table:table-cell>
              <table:table-cell office:value-type="float" office:value="112.43758">
                <text:p>112.43758</text:p>
              </table:table-cell>
              <table:table-cell office:value-type="float" office:value="112.24254">
                <text:p>112.24254</text:p>
              </table:table-cell>
              <table:table-cell office:value-type="float" office:value="112.29419">
                <text:p>112.29419</text:p>
              </table:table-cell>
              <table:table-cell office:value-type="float" office:value="111.55828">
                <text:p>111.55828</text:p>
              </table:table-cell>
              <table:table-cell office:value-type="float" office:value="112.24498">
                <text:p>112.24498</text:p>
              </table:table-cell>
              <table:table-cell office:value-type="float" office:value="112.32145">
                <text:p>112.32145</text:p>
              </table:table-cell>
              <table:table-cell office:value-type="float" office:value="112.93165">
                <text:p>112.93165</text:p>
              </table:table-cell>
              <table:table-cell office:value-type="float" office:value="111.92083">
                <text:p>111.92083</text:p>
              </table:table-cell>
              <table:table-cell office:value-type="float" office:value="112.51057">
                <text:p>112.51057</text:p>
              </table:table-cell>
              <table:table-cell office:value-type="float" office:value="111.59494">
                <text:p>111.59494</text:p>
              </table:table-cell>
              <table:table-cell office:value-type="float" office:value="114.90496">
                <text:p>114.90496</text:p>
              </table:table-cell>
              <table:table-cell office:value-type="float" office:value="112.23872">
                <text:p>112.23872</text:p>
              </table:table-cell>
              <table:table-cell office:value-type="float" office:value="115.6199">
                <text:p>115.6199</text:p>
              </table:table-cell>
              <table:table-cell office:value-type="float" office:value="111.44638">
                <text:p>111.44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.56207">
                <text:p>111.56207</text:p>
              </table:table-cell>
              <table:table-cell office:value-type="float" office:value="112.286">
                <text:p>112.286</text:p>
              </table:table-cell>
              <table:table-cell office:value-type="float" office:value="113.86256">
                <text:p>113.86256</text:p>
              </table:table-cell>
              <table:table-cell office:value-type="float" office:value="113.5253">
                <text:p>113.5253</text:p>
              </table:table-cell>
              <table:table-cell office:value-type="float" office:value="111.6196">
                <text:p>111.6196</text:p>
              </table:table-cell>
              <table:table-cell office:value-type="float" office:value="112.72698">
                <text:p>112.72698</text:p>
              </table:table-cell>
              <table:table-cell office:value-type="float" office:value="112.37958">
                <text:p>112.37958</text:p>
              </table:table-cell>
              <table:table-cell office:value-type="float" office:value="111.88912">
                <text:p>111.88912</text:p>
              </table:table-cell>
              <table:table-cell office:value-type="float" office:value="112.23408">
                <text:p>112.23408</text:p>
              </table:table-cell>
              <table:table-cell office:value-type="float" office:value="111.53069">
                <text:p>111.53069</text:p>
              </table:table-cell>
              <table:table-cell office:value-type="float" office:value="111.89151">
                <text:p>111.89151</text:p>
              </table:table-cell>
              <table:table-cell office:value-type="float" office:value="111.96786">
                <text:p>111.96786</text:p>
              </table:table-cell>
              <table:table-cell office:value-type="float" office:value="112.86478">
                <text:p>112.86478</text:p>
              </table:table-cell>
              <table:table-cell office:value-type="float" office:value="111.87175">
                <text:p>111.87175</text:p>
              </table:table-cell>
              <table:table-cell office:value-type="float" office:value="112.45241">
                <text:p>112.45241</text:p>
              </table:table-cell>
              <table:table-cell office:value-type="float" office:value="111.26155">
                <text:p>111.26155</text:p>
              </table:table-cell>
              <table:table-cell office:value-type="float" office:value="114.77477">
                <text:p>114.77477</text:p>
              </table:table-cell>
              <table:table-cell office:value-type="float" office:value="111.89502">
                <text:p>111.89502</text:p>
              </table:table-cell>
              <table:table-cell office:value-type="float" office:value="115.47958">
                <text:p>115.47958</text:p>
              </table:table-cell>
              <table:table-cell office:value-type="float" office:value="111.40614">
                <text:p>111.40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.5318">
                <text:p>111.5318</text:p>
              </table:table-cell>
              <table:table-cell office:value-type="float" office:value="112.23825">
                <text:p>112.23825</text:p>
              </table:table-cell>
              <table:table-cell office:value-type="float" office:value="113.77509">
                <text:p>113.77509</text:p>
              </table:table-cell>
              <table:table-cell office:value-type="float" office:value="113.43931">
                <text:p>113.43931</text:p>
              </table:table-cell>
              <table:table-cell office:value-type="float" office:value="111.5923">
                <text:p>111.5923</text:p>
              </table:table-cell>
              <table:table-cell office:value-type="float" office:value="112.362">
                <text:p>112.362</text:p>
              </table:table-cell>
              <table:table-cell office:value-type="float" office:value="112.01859">
                <text:p>112.01859</text:p>
              </table:table-cell>
              <table:table-cell office:value-type="float" office:value="111.85">
                <text:p>111.85</text:p>
              </table:table-cell>
              <table:table-cell office:value-type="float" office:value="111.88054">
                <text:p>111.88054</text:p>
              </table:table-cell>
              <table:table-cell office:value-type="float" office:value="111.19697">
                <text:p>111.19697</text:p>
              </table:table-cell>
              <table:table-cell office:value-type="float" office:value="111.85243">
                <text:p>111.85243</text:p>
              </table:table-cell>
              <table:table-cell office:value-type="float" office:value="111.92157">
                <text:p>111.92157</text:p>
              </table:table-cell>
              <table:table-cell office:value-type="float" office:value="112.49926">
                <text:p>112.49926</text:p>
              </table:table-cell>
              <table:table-cell office:value-type="float" office:value="111.52909">
                <text:p>111.52909</text:p>
              </table:table-cell>
              <table:table-cell office:value-type="float" office:value="112.08849">
                <text:p>112.08849</text:p>
              </table:table-cell>
              <table:table-cell office:value-type="float" office:value="111.24247">
                <text:p>111.24247</text:p>
              </table:table-cell>
              <table:table-cell office:value-type="float" office:value="114.3688">
                <text:p>114.3688</text:p>
              </table:table-cell>
              <table:table-cell office:value-type="float" office:value="111.84641">
                <text:p>111.84641</text:p>
              </table:table-cell>
              <table:table-cell office:value-type="float" office:value="115.0611">
                <text:p>115.0611</text:p>
              </table:table-cell>
              <table:table-cell office:value-type="float" office:value="111.07498">
                <text:p>111.07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.20147">
                <text:p>111.20147</text:p>
              </table:table-cell>
              <table:table-cell office:value-type="float" office:value="111.88475">
                <text:p>111.88475</text:p>
              </table:table-cell>
              <table:table-cell office:value-type="float" office:value="113.3894">
                <text:p>113.3894</text:p>
              </table:table-cell>
              <table:table-cell office:value-type="float" office:value="113.06457">
                <text:p>113.06457</text:p>
              </table:table-cell>
              <table:table-cell office:value-type="float" office:value="111.25927">
                <text:p>111.25927</text:p>
              </table:table-cell>
              <table:table-cell office:value-type="float" office:value="112.31402">
                <text:p>112.31402</text:p>
              </table:table-cell>
              <table:table-cell office:value-type="float" office:value="111.96915">
                <text:p>111.96915</text:p>
              </table:table-cell>
              <table:table-cell office:value-type="float" office:value="111.50761">
                <text:p>111.50761</text:p>
              </table:table-cell>
              <table:table-cell office:value-type="float" office:value="111.84428">
                <text:p>111.84428</text:p>
              </table:table-cell>
              <table:table-cell office:value-type="float" office:value="111.17764">
                <text:p>111.17764</text:p>
              </table:table-cell>
              <table:table-cell office:value-type="float" office:value="111.4977">
                <text:p>111.4977</text:p>
              </table:table-cell>
              <table:table-cell office:value-type="float" office:value="111.5762">
                <text:p>111.5762</text:p>
              </table:table-cell>
              <table:table-cell office:value-type="float" office:value="112.44357">
                <text:p>112.44357</text:p>
              </table:table-cell>
              <table:table-cell office:value-type="float" office:value="111.49116">
                <text:p>111.49116</text:p>
              </table:table-cell>
              <table:table-cell office:value-type="float" office:value="112.04172">
                <text:p>112.04172</text:p>
              </table:table-cell>
              <table:table-cell office:value-type="float" office:value="110.91043">
                <text:p>110.91043</text:p>
              </table:table-cell>
              <table:table-cell office:value-type="float" office:value="114.26001">
                <text:p>114.26001</text:p>
              </table:table-cell>
              <table:table-cell office:value-type="float" office:value="111.50134">
                <text:p>111.50134</text:p>
              </table:table-cell>
              <table:table-cell office:value-type="float" office:value="114.92985">
                <text:p>114.92985</text:p>
              </table:table-cell>
              <table:table-cell office:value-type="float" office:value="111.05236">
                <text:p>111.05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.18233">
                <text:p>111.18233</text:p>
              </table:table-cell>
              <table:table-cell office:value-type="float" office:value="111.84561">
                <text:p>111.84561</text:p>
              </table:table-cell>
              <table:table-cell office:value-type="float" office:value="113.30119">
                <text:p>113.30119</text:p>
              </table:table-cell>
              <table:table-cell office:value-type="float" office:value="112.98489">
                <text:p>112.98489</text:p>
              </table:table-cell>
              <table:table-cell office:value-type="float" office:value="111.24024">
                <text:p>111.24024</text:p>
              </table:table-cell>
              <table:table-cell office:value-type="float" office:value="111.96032">
                <text:p>111.96032</text:p>
              </table:table-cell>
              <table:table-cell office:value-type="float" office:value="111.62627">
                <text:p>111.62627</text:p>
              </table:table-cell>
              <table:table-cell office:value-type="float" office:value="111.477">
                <text:p>111.477</text:p>
              </table:table-cell>
              <table:table-cell office:value-type="float" office:value="111.49928">
                <text:p>111.49928</text:p>
              </table:table-cell>
              <table:table-cell office:value-type="float" office:value="111.03738">
                <text:p>111.03738</text:p>
              </table:table-cell>
              <table:table-cell office:value-type="float" office:value="111.46986">
                <text:p>111.46986</text:p>
              </table:table-cell>
              <table:table-cell office:value-type="float" office:value="111.54797">
                <text:p>111.54797</text:p>
              </table:table-cell>
              <table:table-cell office:value-type="float" office:value="112.07945">
                <text:p>112.07945</text:p>
              </table:table-cell>
              <table:table-cell office:value-type="float" office:value="111.1569">
                <text:p>111.1569</text:p>
              </table:table-cell>
              <table:table-cell office:value-type="float" office:value="111.69575">
                <text:p>111.69575</text:p>
              </table:table-cell>
              <table:table-cell office:value-type="float" office:value="110.90894">
                <text:p>110.90894</text:p>
              </table:table-cell>
              <table:table-cell office:value-type="float" office:value="113.86297">
                <text:p>113.86297</text:p>
              </table:table-cell>
              <table:table-cell office:value-type="float" office:value="111.47366">
                <text:p>111.47366</text:p>
              </table:table-cell>
              <table:table-cell office:value-type="float" office:value="114.52323">
                <text:p>114.52323</text:p>
              </table:table-cell>
              <table:table-cell office:value-type="float" office:value="110.71975">
                <text:p>110.7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84753">
                <text:p>110.84753</text:p>
              </table:table-cell>
              <table:table-cell office:value-type="float" office:value="111.50332">
                <text:p>111.50332</text:p>
              </table:table-cell>
              <table:table-cell office:value-type="float" office:value="112.92684">
                <text:p>112.92684</text:p>
              </table:table-cell>
              <table:table-cell office:value-type="float" office:value="112.62136">
                <text:p>112.62136</text:p>
              </table:table-cell>
              <table:table-cell office:value-type="float" office:value="110.91797">
                <text:p>110.91797</text:p>
              </table:table-cell>
              <table:table-cell office:value-type="float" office:value="111.91419">
                <text:p>111.91419</text:p>
              </table:table-cell>
              <table:table-cell office:value-type="float" office:value="111.58793">
                <text:p>111.58793</text:p>
              </table:table-cell>
              <table:table-cell office:value-type="float" office:value="111.13358">
                <text:p>111.13358</text:p>
              </table:table-cell>
              <table:table-cell office:value-type="float" office:value="111.47135">
                <text:p>111.47135</text:p>
              </table:table-cell>
              <table:table-cell office:value-type="float" office:value="110.83429">
                <text:p>110.83429</text:p>
              </table:table-cell>
              <table:table-cell office:value-type="float" office:value="111.13608">
                <text:p>111.13608</text:p>
              </table:table-cell>
              <table:table-cell office:value-type="float" office:value="111.20429">
                <text:p>111.20429</text:p>
              </table:table-cell>
              <table:table-cell office:value-type="float" office:value="112.03968">
                <text:p>112.03968</text:p>
              </table:table-cell>
              <table:table-cell office:value-type="float" office:value="111.1272">
                <text:p>111.1272</text:p>
              </table:table-cell>
              <table:table-cell office:value-type="float" office:value="111.65763">
                <text:p>111.65763</text:p>
              </table:table-cell>
              <table:table-cell office:value-type="float" office:value="110.58506">
                <text:p>110.58506</text:p>
              </table:table-cell>
              <table:table-cell office:value-type="float" office:value="113.7754">
                <text:p>113.7754</text:p>
              </table:table-cell>
              <table:table-cell office:value-type="float" office:value="111.1399">
                <text:p>111.1399</text:p>
              </table:table-cell>
              <table:table-cell office:value-type="float" office:value="114.40409">
                <text:p>114.40409</text:p>
              </table:table-cell>
              <table:table-cell office:value-type="float" office:value="110.70819">
                <text:p>110.70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83631">
                <text:p>110.83631</text:p>
              </table:table-cell>
              <table:table-cell office:value-type="float" office:value="111.47256">
                <text:p>111.47256</text:p>
              </table:table-cell>
              <table:table-cell office:value-type="float" office:value="112.85981">
                <text:p>112.85981</text:p>
              </table:table-cell>
              <table:table-cell office:value-type="float" office:value="112.56514">
                <text:p>112.56514</text:p>
              </table:table-cell>
              <table:table-cell office:value-type="float" office:value="110.90677">
                <text:p>110.90677</text:p>
              </table:table-cell>
              <table:table-cell office:value-type="float" office:value="111.56899">
                <text:p>111.56899</text:p>
              </table:table-cell>
              <table:table-cell office:value-type="float" office:value="111.43588">
                <text:p>111.43588</text:p>
              </table:table-cell>
              <table:table-cell office:value-type="float" office:value="111.11432">
                <text:p>111.11432</text:p>
              </table:table-cell>
              <table:table-cell office:value-type="float" office:value="111.13746">
                <text:p>111.13746</text:p>
              </table:table-cell>
              <table:table-cell office:value-type="float" office:value="110.69866">
                <text:p>110.69866</text:p>
              </table:table-cell>
              <table:table-cell office:value-type="float" office:value="111.11664">
                <text:p>111.11664</text:p>
              </table:table-cell>
              <table:table-cell office:value-type="float" office:value="111.18421">
                <text:p>111.18421</text:p>
              </table:table-cell>
              <table:table-cell office:value-type="float" office:value="111.68717">
                <text:p>111.68717</text:p>
              </table:table-cell>
              <table:table-cell office:value-type="float" office:value="110.80396">
                <text:p>110.80396</text:p>
              </table:table-cell>
              <table:table-cell office:value-type="float" office:value="111.32565">
                <text:p>111.32565</text:p>
              </table:table-cell>
              <table:table-cell office:value-type="float" office:value="110.58178">
                <text:p>110.58178</text:p>
              </table:table-cell>
              <table:table-cell office:value-type="float" office:value="113.38977">
                <text:p>113.38977</text:p>
              </table:table-cell>
              <table:table-cell office:value-type="float" office:value="111.12036">
                <text:p>111.12036</text:p>
              </table:table-cell>
              <table:table-cell office:value-type="float" office:value="114.00652">
                <text:p>114.00652</text:p>
              </table:table-cell>
              <table:table-cell office:value-type="float" office:value="110.38371">
                <text:p>110.38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51233">
                <text:p>110.51233</text:p>
              </table:table-cell>
              <table:table-cell office:value-type="float" office:value="111.12899">
                <text:p>111.12899</text:p>
              </table:table-cell>
              <table:table-cell office:value-type="float" office:value="112.49751">
                <text:p>112.49751</text:p>
              </table:table-cell>
              <table:table-cell office:value-type="float" office:value="112.20077">
                <text:p>112.20077</text:p>
              </table:table-cell>
              <table:table-cell office:value-type="float" office:value="110.77451">
                <text:p>110.77451</text:p>
              </table:table-cell>
              <table:table-cell office:value-type="float" office:value="111.5409">
                <text:p>111.5409</text:p>
              </table:table-cell>
              <table:table-cell office:value-type="float" office:value="111.22336">
                <text:p>111.22336</text:p>
              </table:table-cell>
              <table:table-cell office:value-type="float" office:value="110.98374">
                <text:p>110.98374</text:p>
              </table:table-cell>
              <table:table-cell office:value-type="float" office:value="111.11794">
                <text:p>111.11794</text:p>
              </table:table-cell>
              <table:table-cell office:value-type="float" office:value="110.50669">
                <text:p>110.50669</text:p>
              </table:table-cell>
              <table:table-cell office:value-type="float" office:value="110.79064">
                <text:p>110.79064</text:p>
              </table:table-cell>
              <table:table-cell office:value-type="float" office:value="111.05306">
                <text:p>111.05306</text:p>
              </table:table-cell>
              <table:table-cell office:value-type="float" office:value="111.65836">
                <text:p>111.65836</text:p>
              </table:table-cell>
              <table:table-cell office:value-type="float" office:value="110.78275">
                <text:p>110.78275</text:p>
              </table:table-cell>
              <table:table-cell office:value-type="float" office:value="111.29576">
                <text:p>111.29576</text:p>
              </table:table-cell>
              <table:table-cell office:value-type="float" office:value="110.25632">
                <text:p>110.25632</text:p>
              </table:table-cell>
              <table:table-cell office:value-type="float" office:value="113.30152">
                <text:p>113.30152</text:p>
              </table:table-cell>
              <table:table-cell office:value-type="float" office:value="110.7851">
                <text:p>110.7851</text:p>
              </table:table-cell>
              <table:table-cell office:value-type="float" office:value="113.90855">
                <text:p>113.90855</text:p>
              </table:table-cell>
              <table:table-cell office:value-type="float" office:value="110.38017">
                <text:p>110.38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.50906">
                <text:p>110.50906</text:p>
              </table:table-cell>
              <table:table-cell office:value-type="float" office:value="111.10935">
                <text:p>111.10935</text:p>
              </table:table-cell>
              <table:table-cell office:value-type="float" office:value="112.43976">
                <text:p>112.43976</text:p>
              </table:table-cell>
              <table:table-cell office:value-type="float" office:value="112.15326">
                <text:p>112.15326</text:p>
              </table:table-cell>
              <table:table-cell office:value-type="float" office:value="110.58019">
                <text:p>110.58019</text:p>
              </table:table-cell>
              <table:table-cell office:value-type="float" office:value="111.19725">
                <text:p>111.19725</text:p>
              </table:table-cell>
              <table:table-cell office:value-type="float" office:value="111.07249">
                <text:p>111.07249</text:p>
              </table:table-cell>
              <table:table-cell office:value-type="float" office:value="110.77793">
                <text:p>110.77793</text:p>
              </table:table-cell>
              <table:table-cell office:value-type="float" office:value="110.78275">
                <text:p>110.78275</text:p>
              </table:table-cell>
              <table:table-cell office:value-type="float" office:value="110.38172">
                <text:p>110.38172</text:p>
              </table:table-cell>
              <table:table-cell office:value-type="float" office:value="110.77928">
                <text:p>110.77928</text:p>
              </table:table-cell>
              <table:table-cell office:value-type="float" office:value="110.83986">
                <text:p>110.83986</text:p>
              </table:table-cell>
              <table:table-cell office:value-type="float" office:value="111.3141">
                <text:p>111.3141</text:p>
              </table:table-cell>
              <table:table-cell office:value-type="float" office:value="110.45814">
                <text:p>110.45814</text:p>
              </table:table-cell>
              <table:table-cell office:value-type="float" office:value="110.96264">
                <text:p>110.96264</text:p>
              </table:table-cell>
              <table:table-cell office:value-type="float" office:value="110.26102">
                <text:p>110.26102</text:p>
              </table:table-cell>
              <table:table-cell office:value-type="float" office:value="112.92734">
                <text:p>112.92734</text:p>
              </table:table-cell>
              <table:table-cell office:value-type="float" office:value="110.78327">
                <text:p>110.78327</text:p>
              </table:table-cell>
              <table:table-cell office:value-type="float" office:value="113.52244">
                <text:p>113.52244</text:p>
              </table:table-cell>
              <table:table-cell office:value-type="float" office:value="110.06354">
                <text:p>110.06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19616">
                <text:p>110.19616</text:p>
              </table:table-cell>
              <table:table-cell office:value-type="float" office:value="110.7865">
                <text:p>110.7865</text:p>
              </table:table-cell>
              <table:table-cell office:value-type="float" office:value="112.08615">
                <text:p>112.08615</text:p>
              </table:table-cell>
              <table:table-cell office:value-type="float" office:value="111.79997">
                <text:p>111.79997</text:p>
              </table:table-cell>
              <table:table-cell office:value-type="float" office:value="110.45549">
                <text:p>110.45549</text:p>
              </table:table-cell>
              <table:table-cell office:value-type="float" office:value="111.17749">
                <text:p>111.17749</text:p>
              </table:table-cell>
              <table:table-cell office:value-type="float" office:value="110.86812">
                <text:p>110.86812</text:p>
              </table:table-cell>
              <table:table-cell office:value-type="float" office:value="110.6455">
                <text:p>110.6455</text:p>
              </table:table-cell>
              <table:table-cell office:value-type="float" office:value="110.77135">
                <text:p>110.77135</text:p>
              </table:table-cell>
              <table:table-cell office:value-type="float" office:value="110.19466">
                <text:p>110.19466</text:p>
              </table:table-cell>
              <table:table-cell office:value-type="float" office:value="110.45468">
                <text:p>110.45468</text:p>
              </table:table-cell>
              <table:table-cell office:value-type="float" office:value="110.70707">
                <text:p>110.70707</text:p>
              </table:table-cell>
              <table:table-cell office:value-type="float" office:value="111.28717">
                <text:p>111.28717</text:p>
              </table:table-cell>
              <table:table-cell office:value-type="float" office:value="110.45441">
                <text:p>110.45441</text:p>
              </table:table-cell>
              <table:table-cell office:value-type="float" office:value="110.95074">
                <text:p>110.95074</text:p>
              </table:table-cell>
              <table:table-cell office:value-type="float" office:value="110.14668">
                <text:p>110.14668</text:p>
              </table:table-cell>
              <table:table-cell office:value-type="float" office:value="112.8605">
                <text:p>112.8605</text:p>
              </table:table-cell>
              <table:table-cell office:value-type="float" office:value="110.45896">
                <text:p>110.45896</text:p>
              </table:table-cell>
              <table:table-cell office:value-type="float" office:value="113.43385">
                <text:p>113.43385</text:p>
              </table:table-cell>
              <table:table-cell office:value-type="float" office:value="110.06734">
                <text:p>110.06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.20048">
                <text:p>110.20048</text:p>
              </table:table-cell>
              <table:table-cell office:value-type="float" office:value="110.77505">
                <text:p>110.77505</text:p>
              </table:table-cell>
              <table:table-cell office:value-type="float" office:value="112.03964">
                <text:p>112.03964</text:p>
              </table:table-cell>
              <table:table-cell office:value-type="float" office:value="111.76123">
                <text:p>111.76123</text:p>
              </table:table-cell>
              <table:table-cell office:value-type="float" office:value="110.25948">
                <text:p>110.25948</text:p>
              </table:table-cell>
              <table:table-cell office:value-type="float" office:value="111.04648">
                <text:p>111.04648</text:p>
              </table:table-cell>
              <table:table-cell office:value-type="float" office:value="110.73769">
                <text:p>110.73769</text:p>
              </table:table-cell>
              <table:table-cell office:value-type="float" office:value="110.4505">
                <text:p>110.4505</text:p>
              </table:table-cell>
              <table:table-cell office:value-type="float" office:value="110.44675">
                <text:p>110.44675</text:p>
              </table:table-cell>
              <table:table-cell office:value-type="float" office:value="110.07073">
                <text:p>110.07073</text:p>
              </table:table-cell>
              <table:table-cell office:value-type="float" office:value="110.45102">
                <text:p>110.45102</text:p>
              </table:table-cell>
              <table:table-cell office:value-type="float" office:value="110.51148">
                <text:p>110.51148</text:p>
              </table:table-cell>
              <table:table-cell office:value-type="float" office:value="111.14321">
                <text:p>111.14321</text:p>
              </table:table-cell>
              <table:table-cell office:value-type="float" office:value="110.14018">
                <text:p>110.14018</text:p>
              </table:table-cell>
              <table:table-cell office:value-type="float" office:value="110.62582">
                <text:p>110.62582</text:p>
              </table:table-cell>
              <table:table-cell office:value-type="float" office:value="109.96735">
                <text:p>109.96735</text:p>
              </table:table-cell>
              <table:table-cell office:value-type="float" office:value="112.6909">
                <text:p>112.6909</text:p>
              </table:table-cell>
              <table:table-cell office:value-type="float" office:value="110.45542">
                <text:p>110.45542</text:p>
              </table:table-cell>
              <table:table-cell office:value-type="float" office:value="113.04941">
                <text:p>113.04941</text:p>
              </table:table-cell>
              <table:table-cell office:value-type="float" office:value="109.75177">
                <text:p>109.75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.8855">
                <text:p>109.8855</text:p>
              </table:table-cell>
              <table:table-cell office:value-type="float" office:value="110.44706">
                <text:p>110.44706</text:p>
              </table:table-cell>
              <table:table-cell office:value-type="float" office:value="111.87696">
                <text:p>111.87696</text:p>
              </table:table-cell>
              <table:table-cell office:value-type="float" office:value="111.60901">
                <text:p>111.60901</text:p>
              </table:table-cell>
              <table:table-cell office:value-type="float" office:value="110.14525">
                <text:p>110.14525</text:p>
              </table:table-cell>
              <table:table-cell office:value-type="float" office:value="110.83293">
                <text:p>110.83293</text:p>
              </table:table-cell>
              <table:table-cell office:value-type="float" office:value="110.5319">
                <text:p>110.5319</text:p>
              </table:table-cell>
              <table:table-cell office:value-type="float" office:value="110.3286">
                <text:p>110.3286</text:p>
              </table:table-cell>
              <table:table-cell office:value-type="float" office:value="110.45243">
                <text:p>110.45243</text:p>
              </table:table-cell>
              <table:table-cell office:value-type="float" office:value="109.89133">
                <text:p>109.89133</text:p>
              </table:table-cell>
              <table:table-cell office:value-type="float" office:value="110.13719">
                <text:p>110.13719</text:p>
              </table:table-cell>
              <table:table-cell office:value-type="float" office:value="110.38905">
                <text:p>110.38905</text:p>
              </table:table-cell>
              <table:table-cell office:value-type="float" office:value="110.94173">
                <text:p>110.94173</text:p>
              </table:table-cell>
              <table:table-cell office:value-type="float" office:value="110.13415">
                <text:p>110.13415</text:p>
              </table:table-cell>
              <table:table-cell office:value-type="float" office:value="110.61505">
                <text:p>110.61505</text:p>
              </table:table-cell>
              <table:table-cell office:value-type="float" office:value="109.85082">
                <text:p>109.85082</text:p>
              </table:table-cell>
              <table:table-cell office:value-type="float" office:value="112.43936">
                <text:p>112.43936</text:p>
              </table:table-cell>
              <table:table-cell office:value-type="float" office:value="110.13207">
                <text:p>110.13207</text:p>
              </table:table-cell>
              <table:table-cell office:value-type="float" office:value="112.98189">
                <text:p>112.98189</text:p>
              </table:table-cell>
              <table:table-cell office:value-type="float" office:value="109.76379">
                <text:p>109.76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.8973">
                <text:p>109.8973</text:p>
              </table:table-cell>
              <table:table-cell office:value-type="float" office:value="110.44622">
                <text:p>110.44622</text:p>
              </table:table-cell>
              <table:table-cell office:value-type="float" office:value="111.65467">
                <text:p>111.65467</text:p>
              </table:table-cell>
              <table:table-cell office:value-type="float" office:value="111.38547">
                <text:p>111.38547</text:p>
              </table:table-cell>
              <table:table-cell office:value-type="float" office:value="109.96612">
                <text:p>109.96612</text:p>
              </table:table-cell>
              <table:table-cell office:value-type="float" office:value="110.6999">
                <text:p>110.6999</text:p>
              </table:table-cell>
              <table:table-cell office:value-type="float" office:value="110.40905">
                <text:p>110.40905</text:p>
              </table:table-cell>
              <table:table-cell office:value-type="float" office:value="110.14148">
                <text:p>110.14148</text:p>
              </table:table-cell>
              <table:table-cell office:value-type="float" office:value="110.126">
                <text:p>110.126</text:p>
              </table:table-cell>
              <table:table-cell office:value-type="float" office:value="109.76526">
                <text:p>109.76526</text:p>
              </table:table-cell>
              <table:table-cell office:value-type="float" office:value="110.14106">
                <text:p>110.14106</text:p>
              </table:table-cell>
              <table:table-cell office:value-type="float" office:value="110.2012">
                <text:p>110.2012</text:p>
              </table:table-cell>
              <table:table-cell office:value-type="float" office:value="110.80861">
                <text:p>110.80861</text:p>
              </table:table-cell>
              <table:table-cell office:value-type="float" office:value="109.82732">
                <text:p>109.82732</text:p>
              </table:table-cell>
              <table:table-cell office:value-type="float" office:value="110.48949">
                <text:p>110.48949</text:p>
              </table:table-cell>
              <table:table-cell office:value-type="float" office:value="109.67012">
                <text:p>109.67012</text:p>
              </table:table-cell>
              <table:table-cell office:value-type="float" office:value="112.27799">
                <text:p>112.27799</text:p>
              </table:table-cell>
              <table:table-cell office:value-type="float" office:value="110.14571">
                <text:p>110.14571</text:p>
              </table:table-cell>
              <table:table-cell office:value-type="float" office:value="112.60852">
                <text:p>112.60852</text:p>
              </table:table-cell>
              <table:table-cell office:value-type="float" office:value="109.45634">
                <text:p>109.456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58024">
                <text:p>109.58024</text:p>
              </table:table-cell>
              <table:table-cell office:value-type="float" office:value="110.12933">
                <text:p>110.12933</text:p>
              </table:table-cell>
              <table:table-cell office:value-type="float" office:value="111.50537">
                <text:p>111.50537</text:p>
              </table:table-cell>
              <table:table-cell office:value-type="float" office:value="111.24678">
                <text:p>111.24678</text:p>
              </table:table-cell>
              <table:table-cell office:value-type="float" office:value="109.8495">
                <text:p>109.8495</text:p>
              </table:table-cell>
              <table:table-cell office:value-type="float" office:value="110.50342">
                <text:p>110.50342</text:p>
              </table:table-cell>
              <table:table-cell office:value-type="float" office:value="110.21389">
                <text:p>110.21389</text:p>
              </table:table-cell>
              <table:table-cell office:value-type="float" office:value="110.01741">
                <text:p>110.01741</text:p>
              </table:table-cell>
              <table:table-cell office:value-type="float" office:value="110.1332">
                <text:p>110.1332</text:p>
              </table:table-cell>
              <table:table-cell office:value-type="float" office:value="109.59688">
                <text:p>109.59688</text:p>
              </table:table-cell>
              <table:table-cell office:value-type="float" office:value="109.82562">
                <text:p>109.82562</text:p>
              </table:table-cell>
              <table:table-cell office:value-type="float" office:value="110.0769">
                <text:p>110.0769</text:p>
              </table:table-cell>
              <table:table-cell office:value-type="float" office:value="110.61498">
                <text:p>110.61498</text:p>
              </table:table-cell>
              <table:table-cell office:value-type="float" office:value="109.70355">
                <text:p>109.70355</text:p>
              </table:table-cell>
              <table:table-cell office:value-type="float" office:value="110.29463">
                <text:p>110.29463</text:p>
              </table:table-cell>
              <table:table-cell office:value-type="float" office:value="109.56082">
                <text:p>109.56082</text:p>
              </table:table-cell>
              <table:table-cell office:value-type="float" office:value="112.03769">
                <text:p>112.03769</text:p>
              </table:table-cell>
              <table:table-cell office:value-type="float" office:value="109.82722">
                <text:p>109.82722</text:p>
              </table:table-cell>
              <table:table-cell office:value-type="float" office:value="112.54974">
                <text:p>112.54974</text:p>
              </table:table-cell>
              <table:table-cell office:value-type="float" office:value="109.4693">
                <text:p>109.4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.59982">
                <text:p>109.59982</text:p>
              </table:table-cell>
              <table:table-cell office:value-type="float" office:value="110.13342">
                <text:p>110.13342</text:p>
              </table:table-cell>
              <table:table-cell office:value-type="float" office:value="111.28296">
                <text:p>111.28296</text:p>
              </table:table-cell>
              <table:table-cell office:value-type="float" office:value="111.04112">
                <text:p>111.04112</text:p>
              </table:table-cell>
              <table:table-cell office:value-type="float" office:value="109.66843">
                <text:p>109.66843</text:p>
              </table:table-cell>
              <table:table-cell office:value-type="float" office:value="110.38064">
                <text:p>110.38064</text:p>
              </table:table-cell>
              <table:table-cell office:value-type="float" office:value="110.08909">
                <text:p>110.08909</text:p>
              </table:table-cell>
              <table:table-cell office:value-type="float" office:value="109.83792">
                <text:p>109.83792</text:p>
              </table:table-cell>
              <table:table-cell office:value-type="float" office:value="110.0155">
                <text:p>110.0155</text:p>
              </table:table-cell>
              <table:table-cell office:value-type="float" office:value="109.47796">
                <text:p>109.47796</text:p>
              </table:table-cell>
              <table:table-cell office:value-type="float" office:value="109.83761">
                <text:p>109.83761</text:p>
              </table:table-cell>
              <table:table-cell office:value-type="float" office:value="109.7587">
                <text:p>109.7587</text:p>
              </table:table-cell>
              <table:table-cell office:value-type="float" office:value="110.47996">
                <text:p>110.47996</text:p>
              </table:table-cell>
              <table:table-cell office:value-type="float" office:value="109.70355">
                <text:p>109.70355</text:p>
              </table:table-cell>
              <table:table-cell office:value-type="float" office:value="110.17011">
                <text:p>110.17011</text:p>
              </table:table-cell>
              <table:table-cell office:value-type="float" office:value="109.38767">
                <text:p>109.38767</text:p>
              </table:table-cell>
              <table:table-cell office:value-type="float" office:value="111.8748">
                <text:p>111.8748</text:p>
              </table:table-cell>
              <table:table-cell office:value-type="float" office:value="109.83931">
                <text:p>109.83931</text:p>
              </table:table-cell>
              <table:table-cell office:value-type="float" office:value="112.19749">
                <text:p>112.19749</text:p>
              </table:table-cell>
              <table:table-cell office:value-type="float" office:value="109.16926">
                <text:p>109.16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.29381">
                <text:p>109.29381</text:p>
              </table:table-cell>
              <table:table-cell office:value-type="float" office:value="109.81808">
                <text:p>109.81808</text:p>
              </table:table-cell>
              <table:table-cell office:value-type="float" office:value="111.15153">
                <text:p>111.15153</text:p>
              </table:table-cell>
              <table:table-cell office:value-type="float" office:value="110.89788">
                <text:p>110.89788</text:p>
              </table:table-cell>
              <table:table-cell office:value-type="float" office:value="109.55933">
                <text:p>109.55933</text:p>
              </table:table-cell>
              <table:table-cell office:value-type="float" office:value="110.06425">
                <text:p>110.06425</text:p>
              </table:table-cell>
              <table:table-cell office:value-type="float" office:value="109.89954">
                <text:p>109.89954</text:p>
              </table:table-cell>
              <table:table-cell office:value-type="float" office:value="109.72116">
                <text:p>109.72116</text:p>
              </table:table-cell>
              <table:table-cell office:value-type="float" office:value="109.82697">
                <text:p>109.82697</text:p>
              </table:table-cell>
              <table:table-cell office:value-type="float" office:value="109.31453">
                <text:p>109.31453</text:p>
              </table:table-cell>
              <table:table-cell office:value-type="float" office:value="109.53026">
                <text:p>109.53026</text:p>
              </table:table-cell>
              <table:table-cell office:value-type="float" office:value="109.77105">
                <text:p>109.77105</text:p>
              </table:table-cell>
              <table:table-cell office:value-type="float" office:value="110.28525">
                <text:p>110.28525</text:p>
              </table:table-cell>
              <table:table-cell office:value-type="float" office:value="109.52512">
                <text:p>109.52512</text:p>
              </table:table-cell>
              <table:table-cell office:value-type="float" office:value="109.98994">
                <text:p>109.98994</text:p>
              </table:table-cell>
              <table:table-cell office:value-type="float" office:value="109.27912">
                <text:p>109.27912</text:p>
              </table:table-cell>
              <table:table-cell office:value-type="float" office:value="111.5317">
                <text:p>111.5317</text:p>
              </table:table-cell>
              <table:table-cell office:value-type="float" office:value="109.52233">
                <text:p>109.52233</text:p>
              </table:table-cell>
              <table:table-cell office:value-type="float" office:value="112.138">
                <text:p>112.138</text:p>
              </table:table-cell>
              <table:table-cell office:value-type="float" office:value="109.18637">
                <text:p>109.18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.32079">
                <text:p>109.32079</text:p>
              </table:table-cell>
              <table:table-cell office:value-type="float" office:value="109.83003">
                <text:p>109.83003</text:p>
              </table:table-cell>
              <table:table-cell office:value-type="float" office:value="110.81651">
                <text:p>110.81651</text:p>
              </table:table-cell>
              <table:table-cell office:value-type="float" office:value="110.57568">
                <text:p>110.57568</text:p>
              </table:table-cell>
              <table:table-cell office:value-type="float" office:value="109.38647">
                <text:p>109.38647</text:p>
              </table:table-cell>
              <table:table-cell office:value-type="float" office:value="110.06884">
                <text:p>110.06884</text:p>
              </table:table-cell>
              <table:table-cell office:value-type="float" office:value="109.89954">
                <text:p>109.89954</text:p>
              </table:table-cell>
              <table:table-cell office:value-type="float" office:value="109.41107">
                <text:p>109.41107</text:p>
              </table:table-cell>
              <table:table-cell office:value-type="float" office:value="109.71024">
                <text:p>109.71024</text:p>
              </table:table-cell>
              <table:table-cell office:value-type="float" office:value="109.2058">
                <text:p>109.2058</text:p>
              </table:table-cell>
              <table:table-cell office:value-type="float" office:value="109.54983">
                <text:p>109.54983</text:p>
              </table:table-cell>
              <table:table-cell office:value-type="float" office:value="109.46389">
                <text:p>109.46389</text:p>
              </table:table-cell>
              <table:table-cell office:value-type="float" office:value="110.17019">
                <text:p>110.17019</text:p>
              </table:table-cell>
              <table:table-cell office:value-type="float" office:value="109.40884">
                <text:p>109.40884</text:p>
              </table:table-cell>
              <table:table-cell office:value-type="float" office:value="109.86643">
                <text:p>109.86643</text:p>
              </table:table-cell>
              <table:table-cell office:value-type="float" office:value="109.11353">
                <text:p>109.11353</text:p>
              </table:table-cell>
              <table:table-cell office:value-type="float" office:value="111.5317">
                <text:p>111.5317</text:p>
              </table:table-cell>
              <table:table-cell office:value-type="float" office:value="109.54179">
                <text:p>109.54179</text:p>
              </table:table-cell>
              <table:table-cell office:value-type="float" office:value="111.79476">
                <text:p>111.79476</text:p>
              </table:table-cell>
              <table:table-cell office:value-type="float" office:value="108.88743">
                <text:p>108.88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.01873">
                <text:p>109.01873</text:p>
              </table:table-cell>
              <table:table-cell office:value-type="float" office:value="109.52242">
                <text:p>109.52242</text:p>
              </table:table-cell>
              <table:table-cell office:value-type="float" office:value="110.8052">
                <text:p>110.8052</text:p>
              </table:table-cell>
              <table:table-cell office:value-type="float" office:value="110.57145">
                <text:p>110.57145</text:p>
              </table:table-cell>
              <table:table-cell office:value-type="float" office:value="109.27788">
                <text:p>109.27788</text:p>
              </table:table-cell>
              <table:table-cell office:value-type="float" office:value="109.76366">
                <text:p>109.76366</text:p>
              </table:table-cell>
              <table:table-cell office:value-type="float" office:value="109.78545">
                <text:p>109.78545</text:p>
              </table:table-cell>
              <table:table-cell office:value-type="float" office:value="109.43083">
                <text:p>109.43083</text:p>
              </table:table-cell>
              <table:table-cell office:value-type="float" office:value="109.53902">
                <text:p>109.53902</text:p>
              </table:table-cell>
              <table:table-cell office:value-type="float" office:value="109.2058">
                <text:p>109.2058</text:p>
              </table:table-cell>
              <table:table-cell office:value-type="float" office:value="109.24049">
                <text:p>109.24049</text:p>
              </table:table-cell>
              <table:table-cell office:value-type="float" office:value="109.48365">
                <text:p>109.48365</text:p>
              </table:table-cell>
              <table:table-cell office:value-type="float" office:value="109.84889">
                <text:p>109.84889</text:p>
              </table:table-cell>
              <table:table-cell office:value-type="float" office:value="109.23798">
                <text:p>109.23798</text:p>
              </table:table-cell>
              <table:table-cell office:value-type="float" office:value="109.69771">
                <text:p>109.69771</text:p>
              </table:table-cell>
              <table:table-cell office:value-type="float" office:value="109.00233">
                <text:p>109.00233</text:p>
              </table:table-cell>
              <table:table-cell office:value-type="float" office:value="111.50379">
                <text:p>111.50379</text:p>
              </table:table-cell>
              <table:table-cell office:value-type="float" office:value="109.24501">
                <text:p>109.24501</text:p>
              </table:table-cell>
              <table:table-cell office:value-type="float" office:value="111.7561">
                <text:p>111.7561</text:p>
              </table:table-cell>
              <table:table-cell office:value-type="float" office:value="108.90869">
                <text:p>108.90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.04326">
                <text:p>109.04326</text:p>
              </table:table-cell>
              <table:table-cell office:value-type="float" office:value="109.5419">
                <text:p>109.5419</text:p>
              </table:table-cell>
              <table:table-cell office:value-type="float" office:value="110.8052">
                <text:p>110.8052</text:p>
              </table:table-cell>
              <table:table-cell office:value-type="float" office:value="110.57145">
                <text:p>110.57145</text:p>
              </table:table-cell>
              <table:table-cell office:value-type="float" office:value="108.97626">
                <text:p>108.97626</text:p>
              </table:table-cell>
              <table:table-cell office:value-type="float" office:value="109.77277">
                <text:p>109.77277</text:p>
              </table:table-cell>
              <table:table-cell office:value-type="float" office:value="109.60413">
                <text:p>109.60413</text:p>
              </table:table-cell>
              <table:table-cell office:value-type="float" office:value="109.43083">
                <text:p>109.43083</text:p>
              </table:table-cell>
              <table:table-cell office:value-type="float" office:value="109.42321">
                <text:p>109.42321</text:p>
              </table:table-cell>
              <table:table-cell office:value-type="float" office:value="109.04026">
                <text:p>109.04026</text:p>
              </table:table-cell>
              <table:table-cell office:value-type="float" office:value="109.25782">
                <text:p>109.25782</text:p>
              </table:table-cell>
              <table:table-cell office:value-type="float" office:value="109.48365">
                <text:p>109.48365</text:p>
              </table:table-cell>
              <table:table-cell office:value-type="float" office:value="109.86088">
                <text:p>109.86088</text:p>
              </table:table-cell>
              <table:table-cell office:value-type="float" office:value="109.11931">
                <text:p>109.11931</text:p>
              </table:table-cell>
              <table:table-cell office:value-type="float" office:value="109.57818">
                <text:p>109.57818</text:p>
              </table:table-cell>
              <table:table-cell office:value-type="float" office:value="108.84087">
                <text:p>108.84087</text:p>
              </table:table-cell>
              <table:table-cell office:value-type="float" office:value="111.16996">
                <text:p>111.16996</text:p>
              </table:table-cell>
              <table:table-cell office:value-type="float" office:value="109.26232">
                <text:p>109.26232</text:p>
              </table:table-cell>
              <table:table-cell office:value-type="float" office:value="111.41419">
                <text:p>111.41419</text:p>
              </table:table-cell>
              <table:table-cell office:value-type="float" office:value="108.60774">
                <text:p>108.60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.74209">
                <text:p>108.74209</text:p>
              </table:table-cell>
              <table:table-cell office:value-type="float" office:value="109.23231">
                <text:p>109.23231</text:p>
              </table:table-cell>
              <table:table-cell office:value-type="float" office:value="110.48099">
                <text:p>110.48099</text:p>
              </table:table-cell>
              <table:table-cell office:value-type="float" office:value="110.24796">
                <text:p>110.24796</text:p>
              </table:table-cell>
              <table:table-cell office:value-type="float" office:value="109.00122">
                <text:p>109.00122</text:p>
              </table:table-cell>
              <table:table-cell office:value-type="float" office:value="109.4557">
                <text:p>109.4557</text:p>
              </table:table-cell>
              <table:table-cell office:value-type="float" office:value="109.48779">
                <text:p>109.48779</text:p>
              </table:table-cell>
              <table:table-cell office:value-type="float" office:value="109.12193">
                <text:p>109.12193</text:p>
              </table:table-cell>
              <table:table-cell office:value-type="float" office:value="109.25627">
                <text:p>109.25627</text:p>
              </table:table-cell>
              <table:table-cell office:value-type="float" office:value="108.92914">
                <text:p>108.92914</text:p>
              </table:table-cell>
              <table:table-cell office:value-type="float" office:value="108.95576">
                <text:p>108.95576</text:p>
              </table:table-cell>
              <table:table-cell office:value-type="float" office:value="109.18406">
                <text:p>109.18406</text:p>
              </table:table-cell>
              <table:table-cell office:value-type="float" office:value="109.55349">
                <text:p>109.55349</text:p>
              </table:table-cell>
              <table:table-cell office:value-type="float" office:value="108.95604">
                <text:p>108.95604</text:p>
              </table:table-cell>
              <table:table-cell office:value-type="float" office:value="109.40723">
                <text:p>109.40723</text:p>
              </table:table-cell>
              <table:table-cell office:value-type="float" office:value="108.72715">
                <text:p>108.72715</text:p>
              </table:table-cell>
              <table:table-cell office:value-type="float" office:value="111.15033">
                <text:p>111.15033</text:p>
              </table:table-cell>
              <table:table-cell office:value-type="float" office:value="108.96037">
                <text:p>108.96037</text:p>
              </table:table-cell>
              <table:table-cell office:value-type="float" office:value="111.38383">
                <text:p>111.38383</text:p>
              </table:table-cell>
              <table:table-cell office:value-type="float" office:value="108.63917">
                <text:p>108.63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.76415">
                <text:p>108.76415</text:p>
              </table:table-cell>
              <table:table-cell office:value-type="float" office:value="109.25903">
                <text:p>109.25903</text:p>
              </table:table-cell>
              <table:table-cell office:value-type="float" office:value="110.47734">
                <text:p>110.47734</text:p>
              </table:table-cell>
              <table:table-cell office:value-type="float" office:value="110.25179">
                <text:p>110.25179</text:p>
              </table:table-cell>
              <table:table-cell office:value-type="float" office:value="108.70691">
                <text:p>108.70691</text:p>
              </table:table-cell>
              <table:table-cell office:value-type="float" office:value="109.47551">
                <text:p>109.47551</text:p>
              </table:table-cell>
              <table:table-cell office:value-type="float" office:value="109.31716">
                <text:p>109.31716</text:p>
              </table:table-cell>
              <table:table-cell office:value-type="float" office:value="109.14633">
                <text:p>109.14633</text:p>
              </table:table-cell>
              <table:table-cell office:value-type="float" office:value="109.14765">
                <text:p>109.14765</text:p>
              </table:table-cell>
              <table:table-cell office:value-type="float" office:value="108.75816">
                <text:p>108.75816</text:p>
              </table:table-cell>
              <table:table-cell office:value-type="float" office:value="108.9804">
                <text:p>108.9804</text:p>
              </table:table-cell>
              <table:table-cell office:value-type="float" office:value="109.20158">
                <text:p>109.20158</text:p>
              </table:table-cell>
              <table:table-cell office:value-type="float" office:value="109.56355">
                <text:p>109.56355</text:p>
              </table:table-cell>
              <table:table-cell office:value-type="float" office:value="108.83483">
                <text:p>108.83483</text:p>
              </table:table-cell>
              <table:table-cell office:value-type="float" office:value="109.2856">
                <text:p>109.2856</text:p>
              </table:table-cell>
              <table:table-cell office:value-type="float" office:value="108.56655">
                <text:p>108.56655</text:p>
              </table:table-cell>
              <table:table-cell office:value-type="float" office:value="110.81493">
                <text:p>110.81493</text:p>
              </table:table-cell>
              <table:table-cell office:value-type="float" office:value="108.98501">
                <text:p>108.98501</text:p>
              </table:table-cell>
              <table:table-cell office:value-type="float" office:value="111.05026">
                <text:p>111.05026</text:p>
              </table:table-cell>
              <table:table-cell office:value-type="float" office:value="108.33566">
                <text:p>108.33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47013">
                <text:p>108.47013</text:p>
              </table:table-cell>
              <table:table-cell office:value-type="float" office:value="108.95063">
                <text:p>108.95063</text:p>
              </table:table-cell>
              <table:table-cell office:value-type="float" office:value="110.16398">
                <text:p>110.16398</text:p>
              </table:table-cell>
              <table:table-cell office:value-type="float" office:value="109.93599">
                <text:p>109.93599</text:p>
              </table:table-cell>
              <table:table-cell office:value-type="float" office:value="108.72632">
                <text:p>108.72632</text:p>
              </table:table-cell>
              <table:table-cell office:value-type="float" office:value="109.17589">
                <text:p>109.17589</text:p>
              </table:table-cell>
              <table:table-cell office:value-type="float" office:value="109.20812">
                <text:p>109.20812</text:p>
              </table:table-cell>
              <table:table-cell office:value-type="float" office:value="108.84484">
                <text:p>108.84484</text:p>
              </table:table-cell>
              <table:table-cell office:value-type="float" office:value="108.98176">
                <text:p>108.98176</text:p>
              </table:table-cell>
              <table:table-cell office:value-type="float" office:value="108.65397">
                <text:p>108.65397</text:p>
              </table:table-cell>
              <table:table-cell office:value-type="float" office:value="108.68885">
                <text:p>108.68885</text:p>
              </table:table-cell>
              <table:table-cell office:value-type="float" office:value="108.9">
                <text:p>108.9</text:p>
              </table:table-cell>
              <table:table-cell office:value-type="float" office:value="109.2667">
                <text:p>109.2667</text:p>
              </table:table-cell>
              <table:table-cell office:value-type="float" office:value="108.67901">
                <text:p>108.67901</text:p>
              </table:table-cell>
              <table:table-cell office:value-type="float" office:value="108.98661">
                <text:p>108.98661</text:p>
              </table:table-cell>
              <table:table-cell office:value-type="float" office:value="108.45974">
                <text:p>108.45974</text:p>
              </table:table-cell>
              <table:table-cell office:value-type="float" office:value="110.80336">
                <text:p>110.80336</text:p>
              </table:table-cell>
              <table:table-cell office:value-type="float" office:value="108.68377">
                <text:p>108.68377</text:p>
              </table:table-cell>
              <table:table-cell office:value-type="float" office:value="111.03109">
                <text:p>111.03109</text:p>
              </table:table-cell>
              <table:table-cell office:value-type="float" office:value="108.3615">
                <text:p>108.3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.49581">
                <text:p>108.49581</text:p>
              </table:table-cell>
              <table:table-cell office:value-type="float" office:value="108.9719">
                <text:p>108.9719</text:p>
              </table:table-cell>
              <table:table-cell office:value-type="float" office:value="110.15872">
                <text:p>110.15872</text:p>
              </table:table-cell>
              <table:table-cell office:value-type="float" office:value="109.95041">
                <text:p>109.95041</text:p>
              </table:table-cell>
              <table:table-cell office:value-type="float" office:value="108.4326">
                <text:p>108.4326</text:p>
              </table:table-cell>
              <table:table-cell office:value-type="float" office:value="109.20302">
                <text:p>109.20302</text:p>
              </table:table-cell>
              <table:table-cell office:value-type="float" office:value="109.03245">
                <text:p>109.03245</text:p>
              </table:table-cell>
              <table:table-cell office:value-type="float" office:value="108.86949">
                <text:p>108.86949</text:p>
              </table:table-cell>
              <table:table-cell office:value-type="float" office:value="108.86737">
                <text:p>108.86737</text:p>
              </table:table-cell>
              <table:table-cell office:value-type="float" office:value="108.49329">
                <text:p>108.49329</text:p>
              </table:table-cell>
              <table:table-cell office:value-type="float" office:value="108.70784">
                <text:p>108.70784</text:p>
              </table:table-cell>
              <table:table-cell office:value-type="float" office:value="108.92484">
                <text:p>108.92484</text:p>
              </table:table-cell>
              <table:table-cell office:value-type="float" office:value="109.28097">
                <text:p>109.28097</text:p>
              </table:table-cell>
              <table:table-cell office:value-type="float" office:value="108.56795">
                <text:p>108.56795</text:p>
              </table:table-cell>
              <table:table-cell office:value-type="float" office:value="109.01102">
                <text:p>109.01102</text:p>
              </table:table-cell>
              <table:table-cell office:value-type="float" office:value="108.2935">
                <text:p>108.2935</text:p>
              </table:table-cell>
              <table:table-cell office:value-type="float" office:value="110.47887">
                <text:p>110.47887</text:p>
              </table:table-cell>
              <table:table-cell office:value-type="float" office:value="108.71217">
                <text:p>108.71217</text:p>
              </table:table-cell>
              <table:table-cell office:value-type="float" office:value="110.70557">
                <text:p>110.70557</text:p>
              </table:table-cell>
              <table:table-cell office:value-type="float" office:value="108.06521">
                <text:p>108.06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19004">
                <text:p>108.19004</text:p>
              </table:table-cell>
              <table:table-cell office:value-type="float" office:value="108.68004">
                <text:p>108.68004</text:p>
              </table:table-cell>
              <table:table-cell office:value-type="float" office:value="109.853">
                <text:p>109.853</text:p>
              </table:table-cell>
              <table:table-cell office:value-type="float" office:value="109.63261">
                <text:p>109.63261</text:p>
              </table:table-cell>
              <table:table-cell office:value-type="float" office:value="108.4326">
                <text:p>108.4326</text:p>
              </table:table-cell>
              <table:table-cell office:value-type="float" office:value="108.89168">
                <text:p>108.89168</text:p>
              </table:table-cell>
              <table:table-cell office:value-type="float" office:value="108.92102">
                <text:p>108.92102</text:p>
              </table:table-cell>
              <table:table-cell office:value-type="float" office:value="108.5658">
                <text:p>108.5658</text:p>
              </table:table-cell>
              <table:table-cell office:value-type="float" office:value="108.69954">
                <text:p>108.69954</text:p>
              </table:table-cell>
              <table:table-cell office:value-type="float" office:value="108.37696">
                <text:p>108.37696</text:p>
              </table:table-cell>
              <table:table-cell office:value-type="float" office:value="108.41388">
                <text:p>108.41388</text:p>
              </table:table-cell>
              <table:table-cell office:value-type="float" office:value="108.63016">
                <text:p>108.63016</text:p>
              </table:table-cell>
              <table:table-cell office:value-type="float" office:value="108.98206">
                <text:p>108.98206</text:p>
              </table:table-cell>
              <table:table-cell office:value-type="float" office:value="108.40675">
                <text:p>108.40675</text:p>
              </table:table-cell>
              <table:table-cell office:value-type="float" office:value="108.70984">
                <text:p>108.70984</text:p>
              </table:table-cell>
              <table:table-cell office:value-type="float" office:value="108.18381">
                <text:p>108.18381</text:p>
              </table:table-cell>
              <table:table-cell office:value-type="float" office:value="110.47534">
                <text:p>110.47534</text:p>
              </table:table-cell>
              <table:table-cell office:value-type="float" office:value="108.40865">
                <text:p>108.40865</text:p>
              </table:table-cell>
              <table:table-cell office:value-type="float" office:value="110.6943">
                <text:p>110.6943</text:p>
              </table:table-cell>
              <table:table-cell office:value-type="float" office:value="108.08819">
                <text:p>108.08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.22601">
                <text:p>108.22601</text:p>
              </table:table-cell>
              <table:table-cell office:value-type="float" office:value="108.70203">
                <text:p>108.70203</text:p>
              </table:table-cell>
              <table:table-cell office:value-type="float" office:value="109.86478">
                <text:p>109.86478</text:p>
              </table:table-cell>
              <table:table-cell office:value-type="float" office:value="109.65169">
                <text:p>109.65169</text:p>
              </table:table-cell>
              <table:table-cell office:value-type="float" office:value="108.4587">
                <text:p>108.4587</text:p>
              </table:table-cell>
              <table:table-cell office:value-type="float" office:value="108.89168">
                <text:p>108.89168</text:p>
              </table:table-cell>
              <table:table-cell office:value-type="float" office:value="108.76541">
                <text:p>108.76541</text:p>
              </table:table-cell>
              <table:table-cell office:value-type="float" office:value="108.59477">
                <text:p>108.59477</text:p>
              </table:table-cell>
              <table:table-cell office:value-type="float" office:value="108.59527">
                <text:p>108.59527</text:p>
              </table:table-cell>
              <table:table-cell office:value-type="float" office:value="108.22015">
                <text:p>108.22015</text:p>
              </table:table-cell>
              <table:table-cell office:value-type="float" office:value="108.44295">
                <text:p>108.44295</text:p>
              </table:table-cell>
              <table:table-cell office:value-type="float" office:value="108.64932">
                <text:p>108.64932</text:p>
              </table:table-cell>
              <table:table-cell office:value-type="float" office:value="109.00668">
                <text:p>109.00668</text:p>
              </table:table-cell>
              <table:table-cell office:value-type="float" office:value="108.29316">
                <text:p>108.29316</text:p>
              </table:table-cell>
              <table:table-cell office:value-type="float" office:value="108.74134">
                <text:p>108.74134</text:p>
              </table:table-cell>
              <table:table-cell office:value-type="float" office:value="108.02098">
                <text:p>108.02098</text:p>
              </table:table-cell>
              <table:table-cell office:value-type="float" office:value="110.1616">
                <text:p>110.1616</text:p>
              </table:table-cell>
              <table:table-cell office:value-type="float" office:value="108.43459">
                <text:p>108.43459</text:p>
              </table:table-cell>
              <table:table-cell office:value-type="float" office:value="110.37016">
                <text:p>110.37016</text:p>
              </table:table-cell>
              <table:table-cell office:value-type="float" office:value="107.79253">
                <text:p>107.79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.92701">
                <text:p>107.92701</text:p>
              </table:table-cell>
              <table:table-cell office:value-type="float" office:value="108.40799">
                <text:p>108.40799</text:p>
              </table:table-cell>
              <table:table-cell office:value-type="float" office:value="109.5572">
                <text:p>109.5572</text:p>
              </table:table-cell>
              <table:table-cell office:value-type="float" office:value="109.34503">
                <text:p>109.34503</text:p>
              </table:table-cell>
              <table:table-cell office:value-type="float" office:value="108.15924">
                <text:p>108.15924</text:p>
              </table:table-cell>
              <table:table-cell office:value-type="float" office:value="108.926">
                <text:p>108.926</text:p>
              </table:table-cell>
              <table:table-cell office:value-type="float" office:value="108.65137">
                <text:p>108.65137</text:p>
              </table:table-cell>
              <table:table-cell office:value-type="float" office:value="108.30162">
                <text:p>108.30162</text:p>
              </table:table-cell>
              <table:table-cell office:value-type="float" office:value="108.2886">
                <text:p>108.2886</text:p>
              </table:table-cell>
              <table:table-cell office:value-type="float" office:value="108.11057">
                <text:p>108.11057</text:p>
              </table:table-cell>
              <table:table-cell office:value-type="float" office:value="108.1372">
                <text:p>108.1372</text:p>
              </table:table-cell>
              <table:table-cell office:value-type="float" office:value="108.35555">
                <text:p>108.35555</text:p>
              </table:table-cell>
              <table:table-cell office:value-type="float" office:value="108.70565">
                <text:p>108.70565</text:p>
              </table:table-cell>
              <table:table-cell office:value-type="float" office:value="108.12956">
                <text:p>108.12956</text:p>
              </table:table-cell>
              <table:table-cell office:value-type="float" office:value="108.44752">
                <text:p>108.44752</text:p>
              </table:table-cell>
              <table:table-cell office:value-type="float" office:value="107.88008">
                <text:p>107.88008</text:p>
              </table:table-cell>
              <table:table-cell office:value-type="float" office:value="110.15602">
                <text:p>110.15602</text:p>
              </table:table-cell>
              <table:table-cell office:value-type="float" office:value="108.14144">
                <text:p>108.14144</text:p>
              </table:table-cell>
              <table:table-cell office:value-type="float" office:value="110.37328">
                <text:p>110.37328</text:p>
              </table:table-cell>
              <table:table-cell office:value-type="float" office:value="107.80957">
                <text:p>107.80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.94722">
                <text:p>107.94722</text:p>
              </table:table-cell>
              <table:table-cell office:value-type="float" office:value="108.43348">
                <text:p>108.43348</text:p>
              </table:table-cell>
              <table:table-cell office:value-type="float" office:value="109.56719">
                <text:p>109.56719</text:p>
              </table:table-cell>
              <table:table-cell office:value-type="float" office:value="109.36203">
                <text:p>109.36203</text:p>
              </table:table-cell>
              <table:table-cell office:value-type="float" office:value="108.18263">
                <text:p>108.18263</text:p>
              </table:table-cell>
              <table:table-cell office:value-type="float" office:value="108.6218">
                <text:p>108.6218</text:p>
              </table:table-cell>
              <table:table-cell office:value-type="float" office:value="108.49039">
                <text:p>108.49039</text:p>
              </table:table-cell>
              <table:table-cell office:value-type="float" office:value="108.32451">
                <text:p>108.32451</text:p>
              </table:table-cell>
              <table:table-cell office:value-type="float" office:value="108.2886">
                <text:p>108.2886</text:p>
              </table:table-cell>
              <table:table-cell office:value-type="float" office:value="107.94161">
                <text:p>107.94161</text:p>
              </table:table-cell>
              <table:table-cell office:value-type="float" office:value="108.16982">
                <text:p>108.16982</text:p>
              </table:table-cell>
              <table:table-cell office:value-type="float" office:value="108.38141">
                <text:p>108.38141</text:p>
              </table:table-cell>
              <table:table-cell office:value-type="float" office:value="108.72454">
                <text:p>108.72454</text:p>
              </table:table-cell>
              <table:table-cell office:value-type="float" office:value="108.02289">
                <text:p>108.02289</text:p>
              </table:table-cell>
              <table:table-cell office:value-type="float" office:value="108.46386">
                <text:p>108.46386</text:p>
              </table:table-cell>
              <table:table-cell office:value-type="float" office:value="107.64183">
                <text:p>107.64183</text:p>
              </table:table-cell>
              <table:table-cell office:value-type="float" office:value="109.85019">
                <text:p>109.85019</text:p>
              </table:table-cell>
              <table:table-cell office:value-type="float" office:value="108.1645">
                <text:p>108.1645</text:p>
              </table:table-cell>
              <table:table-cell office:value-type="float" office:value="110.05031">
                <text:p>110.05031</text:p>
              </table:table-cell>
              <table:table-cell office:value-type="float" office:value="107.49865">
                <text:p>107.49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.63611">
                <text:p>107.63611</text:p>
              </table:table-cell>
              <table:table-cell office:value-type="float" office:value="108.12757">
                <text:p>108.12757</text:p>
              </table:table-cell>
              <table:table-cell office:value-type="float" office:value="109.26084">
                <text:p>109.26084</text:p>
              </table:table-cell>
              <table:table-cell office:value-type="float" office:value="109.06253">
                <text:p>109.06253</text:p>
              </table:table-cell>
              <table:table-cell office:value-type="float" office:value="107.88412">
                <text:p>107.88412</text:p>
              </table:table-cell>
              <table:table-cell office:value-type="float" office:value="108.65357">
                <text:p>108.65357</text:p>
              </table:table-cell>
              <table:table-cell office:value-type="float" office:value="108.38636">
                <text:p>108.38636</text:p>
              </table:table-cell>
              <table:table-cell office:value-type="float" office:value="108.02833">
                <text:p>108.02833</text:p>
              </table:table-cell>
              <table:table-cell office:value-type="float" office:value="108.31468">
                <text:p>108.31468</text:p>
              </table:table-cell>
              <table:table-cell office:value-type="float" office:value="107.81981">
                <text:p>107.81981</text:p>
              </table:table-cell>
              <table:table-cell office:value-type="float" office:value="107.87107">
                <text:p>107.87107</text:p>
              </table:table-cell>
              <table:table-cell office:value-type="float" office:value="108.08523">
                <text:p>108.08523</text:p>
              </table:table-cell>
              <table:table-cell office:value-type="float" office:value="108.43048">
                <text:p>108.43048</text:p>
              </table:table-cell>
              <table:table-cell office:value-type="float" office:value="107.85692">
                <text:p>107.85692</text:p>
              </table:table-cell>
              <table:table-cell office:value-type="float" office:value="108.16746">
                <text:p>108.16746</text:p>
              </table:table-cell>
              <table:table-cell office:value-type="float" office:value="107.48519">
                <text:p>107.48519</text:p>
              </table:table-cell>
              <table:table-cell office:value-type="float" office:value="109.86194">
                <text:p>109.86194</text:p>
              </table:table-cell>
              <table:table-cell office:value-type="float" office:value="107.86549">
                <text:p>107.86549</text:p>
              </table:table-cell>
              <table:table-cell office:value-type="float" office:value="110.06135">
                <text:p>110.06135</text:p>
              </table:table-cell>
              <table:table-cell office:value-type="float" office:value="107.44961">
                <text:p>107.44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.58339">
                <text:p>107.58339</text:p>
              </table:table-cell>
              <table:table-cell office:value-type="float" office:value="108.16021">
                <text:p>108.16021</text:p>
              </table:table-cell>
              <table:table-cell office:value-type="float" office:value="109.28466">
                <text:p>109.28466</text:p>
              </table:table-cell>
              <table:table-cell office:value-type="float" office:value="109.07723">
                <text:p>109.07723</text:p>
              </table:table-cell>
              <table:table-cell office:value-type="float" office:value="107.88869">
                <text:p>107.88869</text:p>
              </table:table-cell>
              <table:table-cell office:value-type="float" office:value="108.34733">
                <text:p>108.34733</text:p>
              </table:table-cell>
              <table:table-cell office:value-type="float" office:value="108.21961">
                <text:p>108.21961</text:p>
              </table:table-cell>
              <table:table-cell office:value-type="float" office:value="108.05185">
                <text:p>108.05185</text:p>
              </table:table-cell>
              <table:table-cell office:value-type="float" office:value="108.01843">
                <text:p>108.01843</text:p>
              </table:table-cell>
              <table:table-cell office:value-type="float" office:value="107.58194">
                <text:p>107.58194</text:p>
              </table:table-cell>
              <table:table-cell office:value-type="float" office:value="107.88814">
                <text:p>107.88814</text:p>
              </table:table-cell>
              <table:table-cell office:value-type="float" office:value="108.10854">
                <text:p>108.10854</text:p>
              </table:table-cell>
              <table:table-cell office:value-type="float" office:value="108.45022">
                <text:p>108.45022</text:p>
              </table:table-cell>
              <table:table-cell office:value-type="float" office:value="107.74753">
                <text:p>107.74753</text:p>
              </table:table-cell>
              <table:table-cell office:value-type="float" office:value="108.19068">
                <text:p>108.19068</text:p>
              </table:table-cell>
              <table:table-cell office:value-type="float" office:value="107.25032">
                <text:p>107.25032</text:p>
              </table:table-cell>
              <table:table-cell office:value-type="float" office:value="109.55393">
                <text:p>109.55393</text:p>
              </table:table-cell>
              <table:table-cell office:value-type="float" office:value="107.89193">
                <text:p>107.89193</text:p>
              </table:table-cell>
              <table:table-cell office:value-type="float" office:value="109.74633">
                <text:p>109.74633</text:p>
              </table:table-cell>
              <table:table-cell office:value-type="float" office:value="107.095">
                <text:p>107.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.22859">
                <text:p>107.22859</text:p>
              </table:table-cell>
              <table:table-cell office:value-type="float" office:value="107.86101">
                <text:p>107.86101</text:p>
              </table:table-cell>
              <table:table-cell office:value-type="float" office:value="108.97629">
                <text:p>108.97629</text:p>
              </table:table-cell>
              <table:table-cell office:value-type="float" office:value="108.77564">
                <text:p>108.77564</text:p>
              </table:table-cell>
              <table:table-cell office:value-type="float" office:value="107.53359">
                <text:p>107.53359</text:p>
              </table:table-cell>
              <table:table-cell office:value-type="float" office:value="108.37332">
                <text:p>108.37332</text:p>
              </table:table-cell>
              <table:table-cell office:value-type="float" office:value="108.11291">
                <text:p>108.11291</text:p>
              </table:table-cell>
              <table:table-cell office:value-type="float" office:value="107.75012">
                <text:p>107.75012</text:p>
              </table:table-cell>
              <table:table-cell office:value-type="float" office:value="108.04775">
                <text:p>108.04775</text:p>
              </table:table-cell>
              <table:table-cell office:value-type="float" office:value="107.42551">
                <text:p>107.42551</text:p>
              </table:table-cell>
              <table:table-cell office:value-type="float" office:value="107.56773">
                <text:p>107.56773</text:p>
              </table:table-cell>
              <table:table-cell office:value-type="float" office:value="107.80966">
                <text:p>107.80966</text:p>
              </table:table-cell>
              <table:table-cell office:value-type="float" office:value="108.15395">
                <text:p>108.15395</text:p>
              </table:table-cell>
              <table:table-cell office:value-type="float" office:value="107.56646">
                <text:p>107.56646</text:p>
              </table:table-cell>
              <table:table-cell office:value-type="float" office:value="107.89176">
                <text:p>107.89176</text:p>
              </table:table-cell>
              <table:table-cell office:value-type="float" office:value="107.0909">
                <text:p>107.0909</text:p>
              </table:table-cell>
              <table:table-cell office:value-type="float" office:value="109.56395">
                <text:p>109.56395</text:p>
              </table:table-cell>
              <table:table-cell office:value-type="float" office:value="107.57162">
                <text:p>107.57162</text:p>
              </table:table-cell>
              <table:table-cell office:value-type="float" office:value="109.7586">
                <text:p>109.7586</text:p>
              </table:table-cell>
              <table:table-cell office:value-type="float" office:value="107.05236">
                <text:p>107.05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.18565">
                <text:p>107.18565</text:p>
              </table:table-cell>
              <table:table-cell office:value-type="float" office:value="107.8813">
                <text:p>107.8813</text:p>
              </table:table-cell>
              <table:table-cell office:value-type="float" office:value="109.00077">
                <text:p>109.00077</text:p>
              </table:table-cell>
              <table:table-cell office:value-type="float" office:value="108.80676">
                <text:p>108.80676</text:p>
              </table:table-cell>
              <table:table-cell office:value-type="float" office:value="107.48141">
                <text:p>107.48141</text:p>
              </table:table-cell>
              <table:table-cell office:value-type="float" office:value="108.07719">
                <text:p>108.07719</text:p>
              </table:table-cell>
              <table:table-cell office:value-type="float" office:value="107.94304">
                <text:p>107.94304</text:p>
              </table:table-cell>
              <table:table-cell office:value-type="float" office:value="107.74846">
                <text:p>107.74846</text:p>
              </table:table-cell>
              <table:table-cell office:value-type="float" office:value="107.7488">
                <text:p>107.7488</text:p>
              </table:table-cell>
              <table:table-cell office:value-type="float" office:value="107.18449">
                <text:p>107.18449</text:p>
              </table:table-cell>
              <table:table-cell office:value-type="float" office:value="107.51873">
                <text:p>107.51873</text:p>
              </table:table-cell>
              <table:table-cell office:value-type="float" office:value="107.82672">
                <text:p>107.82672</text:p>
              </table:table-cell>
              <table:table-cell office:value-type="float" office:value="108.17719">
                <text:p>108.17719</text:p>
              </table:table-cell>
              <table:table-cell office:value-type="float" office:value="107.40988">
                <text:p>107.40988</text:p>
              </table:table-cell>
              <table:table-cell office:value-type="float" office:value="107.91214">
                <text:p>107.91214</text:p>
              </table:table-cell>
              <table:table-cell office:value-type="float" office:value="106.85647">
                <text:p>106.85647</text:p>
              </table:table-cell>
              <table:table-cell office:value-type="float" office:value="109.26385">
                <text:p>109.26385</text:p>
              </table:table-cell>
              <table:table-cell office:value-type="float" office:value="107.40552">
                <text:p>107.40552</text:p>
              </table:table-cell>
              <table:table-cell office:value-type="float" office:value="109.45114">
                <text:p>109.45114</text:p>
              </table:table-cell>
              <table:table-cell office:value-type="float" office:value="106.70415">
                <text:p>106.70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83729">
                <text:p>106.83729</text:p>
              </table:table-cell>
              <table:table-cell office:value-type="float" office:value="107.55753">
                <text:p>107.55753</text:p>
              </table:table-cell>
              <table:table-cell office:value-type="float" office:value="108.69962">
                <text:p>108.69962</text:p>
              </table:table-cell>
              <table:table-cell office:value-type="float" office:value="108.50267">
                <text:p>108.50267</text:p>
              </table:table-cell>
              <table:table-cell office:value-type="float" office:value="107.13602">
                <text:p>107.13602</text:p>
              </table:table-cell>
              <table:table-cell office:value-type="float" office:value="108.10055">
                <text:p>108.10055</text:p>
              </table:table-cell>
              <table:table-cell office:value-type="float" office:value="107.83354">
                <text:p>107.83354</text:p>
              </table:table-cell>
              <table:table-cell office:value-type="float" office:value="107.40247">
                <text:p>107.40247</text:p>
              </table:table-cell>
              <table:table-cell office:value-type="float" office:value="107.74387">
                <text:p>107.74387</text:p>
              </table:table-cell>
              <table:table-cell office:value-type="float" office:value="107.02485">
                <text:p>107.02485</text:p>
              </table:table-cell>
              <table:table-cell office:value-type="float" office:value="107.17009">
                <text:p>107.17009</text:p>
              </table:table-cell>
              <table:table-cell office:value-type="float" office:value="107.48435">
                <text:p>107.48435</text:p>
              </table:table-cell>
              <table:table-cell office:value-type="float" office:value="107.87817">
                <text:p>107.87817</text:p>
              </table:table-cell>
              <table:table-cell office:value-type="float" office:value="107.17222">
                <text:p>107.17222</text:p>
              </table:table-cell>
              <table:table-cell office:value-type="float" office:value="107.57867">
                <text:p>107.57867</text:p>
              </table:table-cell>
              <table:table-cell office:value-type="float" office:value="106.70661">
                <text:p>106.70661</text:p>
              </table:table-cell>
              <table:table-cell office:value-type="float" office:value="109.28106">
                <text:p>109.28106</text:p>
              </table:table-cell>
              <table:table-cell office:value-type="float" office:value="107.16423">
                <text:p>107.16423</text:p>
              </table:table-cell>
              <table:table-cell office:value-type="float" office:value="109.46762">
                <text:p>109.46762</text:p>
              </table:table-cell>
              <table:table-cell office:value-type="float" office:value="106.66789">
                <text:p>106.66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.80092">
                <text:p>106.80092</text:p>
              </table:table-cell>
              <table:table-cell office:value-type="float" office:value="107.50835">
                <text:p>107.50835</text:p>
              </table:table-cell>
              <table:table-cell office:value-type="float" office:value="108.72805">
                <text:p>108.72805</text:p>
              </table:table-cell>
              <table:table-cell office:value-type="float" office:value="108.53131">
                <text:p>108.53131</text:p>
              </table:table-cell>
              <table:table-cell office:value-type="float" office:value="107.09027">
                <text:p>107.09027</text:p>
              </table:table-cell>
              <table:table-cell office:value-type="float" office:value="107.80182">
                <text:p>107.80182</text:p>
              </table:table-cell>
              <table:table-cell office:value-type="float" office:value="107.62991">
                <text:p>107.62991</text:p>
              </table:table-cell>
              <table:table-cell office:value-type="float" office:value="107.35013">
                <text:p>107.35013</text:p>
              </table:table-cell>
              <table:table-cell office:value-type="float" office:value="107.40169">
                <text:p>107.40169</text:p>
              </table:table-cell>
              <table:table-cell office:value-type="float" office:value="106.80016">
                <text:p>106.80016</text:p>
              </table:table-cell>
              <table:table-cell office:value-type="float" office:value="107.11814">
                <text:p>107.11814</text:p>
              </table:table-cell>
              <table:table-cell office:value-type="float" office:value="107.43199">
                <text:p>107.43199</text:p>
              </table:table-cell>
              <table:table-cell office:value-type="float" office:value="107.89538">
                <text:p>107.89538</text:p>
              </table:table-cell>
              <table:table-cell office:value-type="float" office:value="107.01262">
                <text:p>107.01262</text:p>
              </table:table-cell>
              <table:table-cell office:value-type="float" office:value="107.52971">
                <text:p>107.52971</text:p>
              </table:table-cell>
              <table:table-cell office:value-type="float" office:value="106.47539">
                <text:p>106.47539</text:p>
              </table:table-cell>
              <table:table-cell office:value-type="float" office:value="108.97221">
                <text:p>108.97221</text:p>
              </table:table-cell>
              <table:table-cell office:value-type="float" office:value="107.00806">
                <text:p>107.00806</text:p>
              </table:table-cell>
              <table:table-cell office:value-type="float" office:value="109.16151">
                <text:p>109.16151</text:p>
              </table:table-cell>
              <table:table-cell office:value-type="float" office:value="106.31691">
                <text:p>106.31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.45313">
                <text:p>106.45313</text:p>
              </table:table-cell>
              <table:table-cell office:value-type="float" office:value="107.16285">
                <text:p>107.16285</text:p>
              </table:table-cell>
              <table:table-cell office:value-type="float" office:value="108.4246">
                <text:p>108.4246</text:p>
              </table:table-cell>
              <table:table-cell office:value-type="float" office:value="108.23771">
                <text:p>108.23771</text:p>
              </table:table-cell>
              <table:table-cell office:value-type="float" office:value="106.74244">
                <text:p>106.74244</text:p>
              </table:table-cell>
              <table:table-cell office:value-type="float" office:value="107.81899">
                <text:p>107.81899</text:p>
              </table:table-cell>
              <table:table-cell office:value-type="float" office:value="107.46391">
                <text:p>107.46391</text:p>
              </table:table-cell>
              <table:table-cell office:value-type="float" office:value="107.00544">
                <text:p>107.00544</text:p>
              </table:table-cell>
              <table:table-cell office:value-type="float" office:value="107.3496">
                <text:p>107.3496</text:p>
              </table:table-cell>
              <table:table-cell office:value-type="float" office:value="106.63765">
                <text:p>106.63765</text:p>
              </table:table-cell>
              <table:table-cell office:value-type="float" office:value="106.7795">
                <text:p>106.7795</text:p>
              </table:table-cell>
              <table:table-cell office:value-type="float" office:value="107.08693">
                <text:p>107.08693</text:p>
              </table:table-cell>
              <table:table-cell office:value-type="float" office:value="107.5529">
                <text:p>107.5529</text:p>
              </table:table-cell>
              <table:table-cell office:value-type="float" office:value="106.77218">
                <text:p>106.77218</text:p>
              </table:table-cell>
              <table:table-cell office:value-type="float" office:value="107.17499">
                <text:p>107.17499</text:p>
              </table:table-cell>
              <table:table-cell office:value-type="float" office:value="106.32256">
                <text:p>106.32256</text:p>
              </table:table-cell>
              <table:table-cell office:value-type="float" office:value="108.99664">
                <text:p>108.99664</text:p>
              </table:table-cell>
              <table:table-cell office:value-type="float" office:value="106.77372">
                <text:p>106.77372</text:p>
              </table:table-cell>
              <table:table-cell office:value-type="float" office:value="109.18528">
                <text:p>109.18528</text:p>
              </table:table-cell>
              <table:table-cell office:value-type="float" office:value="106.27755">
                <text:p>106.27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.41016">
                <text:p>106.41016</text:p>
              </table:table-cell>
              <table:table-cell office:value-type="float" office:value="107.10752">
                <text:p>107.10752</text:p>
              </table:table-cell>
              <table:table-cell office:value-type="float" office:value="108.45367">
                <text:p>108.45367</text:p>
              </table:table-cell>
              <table:table-cell office:value-type="float" office:value="108.2604">
                <text:p>108.2604</text:p>
              </table:table-cell>
              <table:table-cell office:value-type="float" office:value="106.70297">
                <text:p>106.70297</text:p>
              </table:table-cell>
              <table:table-cell office:value-type="float" office:value="107.47647">
                <text:p>107.47647</text:p>
              </table:table-cell>
              <table:table-cell office:value-type="float" office:value="107.22278">
                <text:p>107.22278</text:p>
              </table:table-cell>
              <table:table-cell office:value-type="float" office:value="106.95992">
                <text:p>106.95992</text:p>
              </table:table-cell>
              <table:table-cell office:value-type="float" office:value="107.00108">
                <text:p>107.00108</text:p>
              </table:table-cell>
              <table:table-cell office:value-type="float" office:value="106.40971">
                <text:p>106.40971</text:p>
              </table:table-cell>
              <table:table-cell office:value-type="float" office:value="106.73393">
                <text:p>106.73393</text:p>
              </table:table-cell>
              <table:table-cell office:value-type="float" office:value="107.04067">
                <text:p>107.04067</text:p>
              </table:table-cell>
              <table:table-cell office:value-type="float" office:value="107.50413">
                <text:p>107.50413</text:p>
              </table:table-cell>
              <table:table-cell office:value-type="float" office:value="106.62231">
                <text:p>106.62231</text:p>
              </table:table-cell>
              <table:table-cell office:value-type="float" office:value="107.13233">
                <text:p>107.13233</text:p>
              </table:table-cell>
              <table:table-cell office:value-type="float" office:value="106.09738">
                <text:p>106.09738</text:p>
              </table:table-cell>
              <table:table-cell office:value-type="float" office:value="108.70455">
                <text:p>108.70455</text:p>
              </table:table-cell>
              <table:table-cell office:value-type="float" office:value="106.62408">
                <text:p>106.62408</text:p>
              </table:table-cell>
              <table:table-cell office:value-type="float" office:value="108.88656">
                <text:p>108.88656</text:p>
              </table:table-cell>
              <table:table-cell office:value-type="float" office:value="105.93292">
                <text:p>105.93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.06861">
                <text:p>106.06861</text:p>
              </table:table-cell>
              <table:table-cell office:value-type="float" office:value="106.76874">
                <text:p>106.76874</text:p>
              </table:table-cell>
              <table:table-cell office:value-type="float" office:value="108.15724">
                <text:p>108.15724</text:p>
              </table:table-cell>
              <table:table-cell office:value-type="float" office:value="107.9643">
                <text:p>107.9643</text:p>
              </table:table-cell>
              <table:table-cell office:value-type="float" office:value="106.36451">
                <text:p>106.36451</text:p>
              </table:table-cell>
              <table:table-cell office:value-type="float" office:value="107.42431">
                <text:p>107.42431</text:p>
              </table:table-cell>
              <table:table-cell office:value-type="float" office:value="107.06655">
                <text:p>107.06655</text:p>
              </table:table-cell>
              <table:table-cell office:value-type="float" office:value="106.61259">
                <text:p>106.61259</text:p>
              </table:table-cell>
              <table:table-cell office:value-type="float" office:value="106.95877">
                <text:p>106.95877</text:p>
              </table:table-cell>
              <table:table-cell office:value-type="float" office:value="106.26637">
                <text:p>106.26637</text:p>
              </table:table-cell>
              <table:table-cell office:value-type="float" office:value="106.39232">
                <text:p>106.39232</text:p>
              </table:table-cell>
              <table:table-cell office:value-type="float" office:value="106.6927">
                <text:p>106.6927</text:p>
              </table:table-cell>
              <table:table-cell office:value-type="float" office:value="107.14942">
                <text:p>107.14942</text:p>
              </table:table-cell>
              <table:table-cell office:value-type="float" office:value="106.38847">
                <text:p>106.38847</text:p>
              </table:table-cell>
              <table:table-cell office:value-type="float" office:value="106.78425">
                <text:p>106.78425</text:p>
              </table:table-cell>
              <table:table-cell office:value-type="float" office:value="105.95065">
                <text:p>105.95065</text:p>
              </table:table-cell>
              <table:table-cell office:value-type="float" office:value="108.72297">
                <text:p>108.72297</text:p>
              </table:table-cell>
              <table:table-cell office:value-type="float" office:value="106.38669">
                <text:p>106.38669</text:p>
              </table:table-cell>
              <table:table-cell office:value-type="float" office:value="108.90795">
                <text:p>108.90795</text:p>
              </table:table-cell>
              <table:table-cell office:value-type="float" office:value="105.89973">
                <text:p>105.89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.03523">
                <text:p>106.03523</text:p>
              </table:table-cell>
              <table:table-cell office:value-type="float" office:value="106.72292">
                <text:p>106.72292</text:p>
              </table:table-cell>
              <table:table-cell office:value-type="float" office:value="108.18043">
                <text:p>108.18043</text:p>
              </table:table-cell>
              <table:table-cell office:value-type="float" office:value="107.98442">
                <text:p>107.98442</text:p>
              </table:table-cell>
              <table:table-cell office:value-type="float" office:value="106.32189">
                <text:p>106.32189</text:p>
              </table:table-cell>
              <table:table-cell office:value-type="float" office:value="107.07923">
                <text:p>107.07923</text:p>
              </table:table-cell>
              <table:table-cell office:value-type="float" office:value="106.83184">
                <text:p>106.83184</text:p>
              </table:table-cell>
              <table:table-cell office:value-type="float" office:value="106.5733">
                <text:p>106.5733</text:p>
              </table:table-cell>
              <table:table-cell office:value-type="float" office:value="106.61046">
                <text:p>106.61046</text:p>
              </table:table-cell>
              <table:table-cell office:value-type="float" office:value="106.03225">
                <text:p>106.03225</text:p>
              </table:table-cell>
              <table:table-cell office:value-type="float" office:value="106.35318">
                <text:p>106.35318</text:p>
              </table:table-cell>
              <table:table-cell office:value-type="float" office:value="106.65639">
                <text:p>106.65639</text:p>
              </table:table-cell>
              <table:table-cell office:value-type="float" office:value="107.107">
                <text:p>107.107</text:p>
              </table:table-cell>
              <table:table-cell office:value-type="float" office:value="106.23557">
                <text:p>106.23557</text:p>
              </table:table-cell>
              <table:table-cell office:value-type="float" office:value="106.74488">
                <text:p>106.74488</text:p>
              </table:table-cell>
              <table:table-cell office:value-type="float" office:value="105.72253">
                <text:p>105.72253</text:p>
              </table:table-cell>
              <table:table-cell office:value-type="float" office:value="108.42865">
                <text:p>108.42865</text:p>
              </table:table-cell>
              <table:table-cell office:value-type="float" office:value="106.24313">
                <text:p>106.24313</text:p>
              </table:table-cell>
              <table:table-cell office:value-type="float" office:value="108.60663">
                <text:p>108.60663</text:p>
              </table:table-cell>
              <table:table-cell office:value-type="float" office:value="105.56508">
                <text:p>105.56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69118">
                <text:p>105.69118</text:p>
              </table:table-cell>
              <table:table-cell office:value-type="float" office:value="106.38132">
                <text:p>106.38132</text:p>
              </table:table-cell>
              <table:table-cell office:value-type="float" office:value="107.88155">
                <text:p>107.88155</text:p>
              </table:table-cell>
              <table:table-cell office:value-type="float" office:value="107.68257">
                <text:p>107.68257</text:p>
              </table:table-cell>
              <table:table-cell office:value-type="float" office:value="105.98688">
                <text:p>105.98688</text:p>
              </table:table-cell>
              <table:table-cell office:value-type="float" office:value="107.03348">
                <text:p>107.03348</text:p>
              </table:table-cell>
              <table:table-cell office:value-type="float" office:value="106.68189">
                <text:p>106.68189</text:p>
              </table:table-cell>
              <table:table-cell office:value-type="float" office:value="106.23249">
                <text:p>106.23249</text:p>
              </table:table-cell>
              <table:table-cell office:value-type="float" office:value="106.57106">
                <text:p>106.57106</text:p>
              </table:table-cell>
              <table:table-cell office:value-type="float" office:value="105.88558">
                <text:p>105.88558</text:p>
              </table:table-cell>
              <table:table-cell office:value-type="float" office:value="106.01225">
                <text:p>106.01225</text:p>
              </table:table-cell>
              <table:table-cell office:value-type="float" office:value="106.31478">
                <text:p>106.31478</text:p>
              </table:table-cell>
              <table:table-cell office:value-type="float" office:value="106.75913">
                <text:p>106.75913</text:p>
              </table:table-cell>
              <table:table-cell office:value-type="float" office:value="106.01762">
                <text:p>106.01762</text:p>
              </table:table-cell>
              <table:table-cell office:value-type="float" office:value="106.40666">
                <text:p>106.40666</text:p>
              </table:table-cell>
              <table:table-cell office:value-type="float" office:value="105.57617">
                <text:p>105.57617</text:p>
              </table:table-cell>
              <table:table-cell office:value-type="float" office:value="108.44782">
                <text:p>108.44782</text:p>
              </table:table-cell>
              <table:table-cell office:value-type="float" office:value="106.01216">
                <text:p>106.01216</text:p>
              </table:table-cell>
              <table:table-cell office:value-type="float" office:value="108.63511">
                <text:p>108.63511</text:p>
              </table:table-cell>
              <table:table-cell office:value-type="float" office:value="105.52538">
                <text:p>105.52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.66065">
                <text:p>105.66065</text:p>
              </table:table-cell>
              <table:table-cell office:value-type="float" office:value="106.34202">
                <text:p>106.34202</text:p>
              </table:table-cell>
              <table:table-cell office:value-type="float" office:value="107.89822">
                <text:p>107.89822</text:p>
              </table:table-cell>
              <table:table-cell office:value-type="float" office:value="107.65552">
                <text:p>107.65552</text:p>
              </table:table-cell>
              <table:table-cell office:value-type="float" office:value="105.9505">
                <text:p>105.9505</text:p>
              </table:table-cell>
              <table:table-cell office:value-type="float" office:value="106.68549">
                <text:p>106.68549</text:p>
              </table:table-cell>
              <table:table-cell office:value-type="float" office:value="106.45393">
                <text:p>106.45393</text:p>
              </table:table-cell>
              <table:table-cell office:value-type="float" office:value="106.19023">
                <text:p>106.19023</text:p>
              </table:table-cell>
              <table:table-cell office:value-type="float" office:value="106.22959">
                <text:p>106.22959</text:p>
              </table:table-cell>
              <table:table-cell office:value-type="float" office:value="105.66079">
                <text:p>105.66079</text:p>
              </table:table-cell>
              <table:table-cell office:value-type="float" office:value="105.97582">
                <text:p>105.97582</text:p>
              </table:table-cell>
              <table:table-cell office:value-type="float" office:value="106.27186">
                <text:p>106.27186</text:p>
              </table:table-cell>
              <table:table-cell office:value-type="float" office:value="106.72321">
                <text:p>106.72321</text:p>
              </table:table-cell>
              <table:table-cell office:value-type="float" office:value="105.86159">
                <text:p>105.86159</text:p>
              </table:table-cell>
              <table:table-cell office:value-type="float" office:value="106.36724">
                <text:p>106.36724</text:p>
              </table:table-cell>
              <table:table-cell office:value-type="float" office:value="105.34519">
                <text:p>105.34519</text:p>
              </table:table-cell>
              <table:table-cell office:value-type="float" office:value="108.15126">
                <text:p>108.15126</text:p>
              </table:table-cell>
              <table:table-cell office:value-type="float" office:value="105.85943">
                <text:p>105.85943</text:p>
              </table:table-cell>
              <table:table-cell office:value-type="float" office:value="108.33179">
                <text:p>108.33179</text:p>
              </table:table-cell>
              <table:table-cell office:value-type="float" office:value="105.18772">
                <text:p>105.18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.31335">
                <text:p>105.31335</text:p>
              </table:table-cell>
              <table:table-cell office:value-type="float" office:value="106.00046">
                <text:p>106.00046</text:p>
              </table:table-cell>
              <table:table-cell office:value-type="float" office:value="107.55543">
                <text:p>107.55543</text:p>
              </table:table-cell>
              <table:table-cell office:value-type="float" office:value="107.31331">
                <text:p>107.31331</text:p>
              </table:table-cell>
              <table:table-cell office:value-type="float" office:value="105.60627">
                <text:p>105.60627</text:p>
              </table:table-cell>
              <table:table-cell office:value-type="float" office:value="106.64944">
                <text:p>106.64944</text:p>
              </table:table-cell>
              <table:table-cell office:value-type="float" office:value="106.30085">
                <text:p>106.30085</text:p>
              </table:table-cell>
              <table:table-cell office:value-type="float" office:value="105.85559">
                <text:p>105.85559</text:p>
              </table:table-cell>
              <table:table-cell office:value-type="float" office:value="106.1869">
                <text:p>106.1869</text:p>
              </table:table-cell>
              <table:table-cell office:value-type="float" office:value="105.51103">
                <text:p>105.51103</text:p>
              </table:table-cell>
              <table:table-cell office:value-type="float" office:value="105.64108">
                <text:p>105.64108</text:p>
              </table:table-cell>
              <table:table-cell office:value-type="float" office:value="105.93035">
                <text:p>105.93035</text:p>
              </table:table-cell>
              <table:table-cell office:value-type="float" office:value="106.38151">
                <text:p>106.38151</text:p>
              </table:table-cell>
              <table:table-cell office:value-type="float" office:value="105.63728">
                <text:p>105.63728</text:p>
              </table:table-cell>
              <table:table-cell office:value-type="float" office:value="106.0224">
                <text:p>106.0224</text:p>
              </table:table-cell>
              <table:table-cell office:value-type="float" office:value="105.2015">
                <text:p>105.2015</text:p>
              </table:table-cell>
              <table:table-cell office:value-type="float" office:value="108.17414">
                <text:p>108.17414</text:p>
              </table:table-cell>
              <table:table-cell office:value-type="float" office:value="105.63481">
                <text:p>105.63481</text:p>
              </table:table-cell>
              <table:table-cell office:value-type="float" office:value="108.36715">
                <text:p>108.36715</text:p>
              </table:table-cell>
              <table:table-cell office:value-type="float" office:value="105.14462">
                <text:p>105.14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.27964">
                <text:p>105.27964</text:p>
              </table:table-cell>
              <table:table-cell office:value-type="float" office:value="105.96391">
                <text:p>105.96391</text:p>
              </table:table-cell>
              <table:table-cell office:value-type="float" office:value="107.49703">
                <text:p>107.49703</text:p>
              </table:table-cell>
              <table:table-cell office:value-type="float" office:value="107.26115">
                <text:p>107.26115</text:p>
              </table:table-cell>
              <table:table-cell office:value-type="float" office:value="105.5725">
                <text:p>105.5725</text:p>
              </table:table-cell>
              <table:table-cell office:value-type="float" office:value="106.30785">
                <text:p>106.30785</text:p>
              </table:table-cell>
              <table:table-cell office:value-type="float" office:value="106.06963">
                <text:p>106.06963</text:p>
              </table:table-cell>
              <table:table-cell office:value-type="float" office:value="105.81943">
                <text:p>105.81943</text:p>
              </table:table-cell>
              <table:table-cell office:value-type="float" office:value="105.8518">
                <text:p>105.8518</text:p>
              </table:table-cell>
              <table:table-cell office:value-type="float" office:value="105.28023">
                <text:p>105.28023</text:p>
              </table:table-cell>
              <table:table-cell office:value-type="float" office:value="105.60139">
                <text:p>105.60139</text:p>
              </table:table-cell>
              <table:table-cell office:value-type="float" office:value="105.89385">
                <text:p>105.89385</text:p>
              </table:table-cell>
              <table:table-cell office:value-type="float" office:value="106.34216">
                <text:p>106.34216</text:p>
              </table:table-cell>
              <table:table-cell office:value-type="float" office:value="105.48144">
                <text:p>105.48144</text:p>
              </table:table-cell>
              <table:table-cell office:value-type="float" office:value="105.98913">
                <text:p>105.98913</text:p>
              </table:table-cell>
              <table:table-cell office:value-type="float" office:value="104.97642">
                <text:p>104.97642</text:p>
              </table:table-cell>
              <table:table-cell office:value-type="float" office:value="107.87482">
                <text:p>107.87482</text:p>
              </table:table-cell>
              <table:table-cell office:value-type="float" office:value="105.48492">
                <text:p>105.48492</text:p>
              </table:table-cell>
              <table:table-cell office:value-type="float" office:value="108.05827">
                <text:p>108.05827</text:p>
              </table:table-cell>
              <table:table-cell office:value-type="float" office:value="104.80721">
                <text:p>104.80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.9423">
                <text:p>104.9423</text:p>
              </table:table-cell>
              <table:table-cell office:value-type="float" office:value="105.62934">
                <text:p>105.62934</text:p>
              </table:table-cell>
              <table:table-cell office:value-type="float" office:value="107.15174">
                <text:p>107.15174</text:p>
              </table:table-cell>
              <table:table-cell office:value-type="float" office:value="106.922">
                <text:p>106.922</text:p>
              </table:table-cell>
              <table:table-cell office:value-type="float" office:value="105.23472">
                <text:p>105.23472</text:p>
              </table:table-cell>
              <table:table-cell office:value-type="float" office:value="106.26519">
                <text:p>106.26519</text:p>
              </table:table-cell>
              <table:table-cell office:value-type="float" office:value="105.92644">
                <text:p>105.92644</text:p>
              </table:table-cell>
              <table:table-cell office:value-type="float" office:value="105.47586">
                <text:p>105.47586</text:p>
              </table:table-cell>
              <table:table-cell office:value-type="float" office:value="105.80587">
                <text:p>105.80587</text:p>
              </table:table-cell>
              <table:table-cell office:value-type="float" office:value="105.13644">
                <text:p>105.13644</text:p>
              </table:table-cell>
              <table:table-cell office:value-type="float" office:value="105.25428">
                <text:p>105.25428</text:p>
              </table:table-cell>
              <table:table-cell office:value-type="float" office:value="105.55905">
                <text:p>105.55905</text:p>
              </table:table-cell>
              <table:table-cell office:value-type="float" office:value="105.99775">
                <text:p>105.99775</text:p>
              </table:table-cell>
              <table:table-cell office:value-type="float" office:value="105.26331">
                <text:p>105.26331</text:p>
              </table:table-cell>
              <table:table-cell office:value-type="float" office:value="105.64482">
                <text:p>105.64482</text:p>
              </table:table-cell>
              <table:table-cell office:value-type="float" office:value="104.81989">
                <text:p>104.81989</text:p>
              </table:table-cell>
              <table:table-cell office:value-type="float" office:value="107.8919">
                <text:p>107.8919</text:p>
              </table:table-cell>
              <table:table-cell office:value-type="float" office:value="105.25771">
                <text:p>105.25771</text:p>
              </table:table-cell>
              <table:table-cell office:value-type="float" office:value="108.091">
                <text:p>108.091</text:p>
              </table:table-cell>
              <table:table-cell office:value-type="float" office:value="104.7701">
                <text:p>104.7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.905">
                <text:p>104.905</text:p>
              </table:table-cell>
              <table:table-cell office:value-type="float" office:value="105.58958">
                <text:p>105.58958</text:p>
              </table:table-cell>
              <table:table-cell office:value-type="float" office:value="107.10914">
                <text:p>107.10914</text:p>
              </table:table-cell>
              <table:table-cell office:value-type="float" office:value="106.87626">
                <text:p>106.87626</text:p>
              </table:table-cell>
              <table:table-cell office:value-type="float" office:value="105.20096">
                <text:p>105.20096</text:p>
              </table:table-cell>
              <table:table-cell office:value-type="float" office:value="105.92419">
                <text:p>105.92419</text:p>
              </table:table-cell>
              <table:table-cell office:value-type="float" office:value="105.68926">
                <text:p>105.68926</text:p>
              </table:table-cell>
              <table:table-cell office:value-type="float" office:value="105.44582">
                <text:p>105.44582</text:p>
              </table:table-cell>
              <table:table-cell office:value-type="float" office:value="105.47107">
                <text:p>105.47107</text:p>
              </table:table-cell>
              <table:table-cell office:value-type="float" office:value="104.91164">
                <text:p>104.91164</text:p>
              </table:table-cell>
              <table:table-cell office:value-type="float" office:value="105.22068">
                <text:p>105.22068</text:p>
              </table:table-cell>
              <table:table-cell office:value-type="float" office:value="105.51897">
                <text:p>105.51897</text:p>
              </table:table-cell>
              <table:table-cell office:value-type="float" office:value="105.96468">
                <text:p>105.96468</text:p>
              </table:table-cell>
              <table:table-cell office:value-type="float" office:value="105.11354">
                <text:p>105.11354</text:p>
              </table:table-cell>
              <table:table-cell office:value-type="float" office:value="105.60499">
                <text:p>105.60499</text:p>
              </table:table-cell>
              <table:table-cell office:value-type="float" office:value="104.60098">
                <text:p>104.60098</text:p>
              </table:table-cell>
              <table:table-cell office:value-type="float" office:value="107.54897">
                <text:p>107.54897</text:p>
              </table:table-cell>
              <table:table-cell office:value-type="float" office:value="105.10819">
                <text:p>105.10819</text:p>
              </table:table-cell>
              <table:table-cell office:value-type="float" office:value="107.79238">
                <text:p>107.79238</text:p>
              </table:table-cell>
              <table:table-cell office:value-type="float" office:value="104.43517">
                <text:p>104.43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.56076">
                <text:p>104.56076</text:p>
              </table:table-cell>
              <table:table-cell office:value-type="float" office:value="105.24244">
                <text:p>105.24244</text:p>
              </table:table-cell>
              <table:table-cell office:value-type="float" office:value="106.76098">
                <text:p>106.76098</text:p>
              </table:table-cell>
              <table:table-cell office:value-type="float" office:value="106.52838">
                <text:p>106.52838</text:p>
              </table:table-cell>
              <table:table-cell office:value-type="float" office:value="104.86021">
                <text:p>104.86021</text:p>
              </table:table-cell>
              <table:table-cell office:value-type="float" office:value="105.88736">
                <text:p>105.88736</text:p>
              </table:table-cell>
              <table:table-cell office:value-type="float" office:value="105.54277">
                <text:p>105.54277</text:p>
              </table:table-cell>
              <table:table-cell office:value-type="float" office:value="105.10515">
                <text:p>105.10515</text:p>
              </table:table-cell>
              <table:table-cell office:value-type="float" office:value="105.44062">
                <text:p>105.44062</text:p>
              </table:table-cell>
              <table:table-cell office:value-type="float" office:value="104.75875">
                <text:p>104.75875</text:p>
              </table:table-cell>
              <table:table-cell office:value-type="float" office:value="104.87958">
                <text:p>104.87958</text:p>
              </table:table-cell>
              <table:table-cell office:value-type="float" office:value="105.18092">
                <text:p>105.18092</text:p>
              </table:table-cell>
              <table:table-cell office:value-type="float" office:value="105.62958">
                <text:p>105.62958</text:p>
              </table:table-cell>
              <table:table-cell office:value-type="float" office:value="104.8921">
                <text:p>104.8921</text:p>
              </table:table-cell>
              <table:table-cell office:value-type="float" office:value="105.26715">
                <text:p>105.26715</text:p>
              </table:table-cell>
              <table:table-cell office:value-type="float" office:value="104.44471">
                <text:p>104.44471</text:p>
              </table:table-cell>
              <table:table-cell office:value-type="float" office:value="107.49972">
                <text:p>107.49972</text:p>
              </table:table-cell>
              <table:table-cell office:value-type="float" office:value="104.88317">
                <text:p>104.88317</text:p>
              </table:table-cell>
              <table:table-cell office:value-type="float" office:value="107.80012">
                <text:p>107.80012</text:p>
              </table:table-cell>
              <table:table-cell office:value-type="float" office:value="104.3947">
                <text:p>104.3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.51996">
                <text:p>104.51996</text:p>
              </table:table-cell>
              <table:table-cell office:value-type="float" office:value="105.2085">
                <text:p>105.2085</text:p>
              </table:table-cell>
              <table:table-cell office:value-type="float" office:value="106.72461">
                <text:p>106.72461</text:p>
              </table:table-cell>
              <table:table-cell office:value-type="float" office:value="106.48887">
                <text:p>106.48887</text:p>
              </table:table-cell>
              <table:table-cell office:value-type="float" office:value="104.81969">
                <text:p>104.81969</text:p>
              </table:table-cell>
              <table:table-cell office:value-type="float" office:value="105.55262">
                <text:p>105.55262</text:p>
              </table:table-cell>
              <table:table-cell office:value-type="float" office:value="105.32429">
                <text:p>105.32429</text:p>
              </table:table-cell>
              <table:table-cell office:value-type="float" office:value="105.07176">
                <text:p>105.07176</text:p>
              </table:table-cell>
              <table:table-cell office:value-type="float" office:value="105.09965">
                <text:p>105.09965</text:p>
              </table:table-cell>
              <table:table-cell office:value-type="float" office:value="104.53079">
                <text:p>104.53079</text:p>
              </table:table-cell>
              <table:table-cell office:value-type="float" office:value="104.84262">
                <text:p>104.84262</text:p>
              </table:table-cell>
              <table:table-cell office:value-type="float" office:value="105.13416">
                <text:p>105.13416</text:p>
              </table:table-cell>
              <table:table-cell office:value-type="float" office:value="105.58985">
                <text:p>105.58985</text:p>
              </table:table-cell>
              <table:table-cell office:value-type="float" office:value="104.73895">
                <text:p>104.73895</text:p>
              </table:table-cell>
              <table:table-cell office:value-type="float" office:value="105.23344">
                <text:p>105.23344</text:p>
              </table:table-cell>
              <table:table-cell office:value-type="float" office:value="104.21774">
                <text:p>104.21774</text:p>
              </table:table-cell>
              <table:table-cell office:value-type="float" office:value="107.14471">
                <text:p>107.14471</text:p>
              </table:table-cell>
              <table:table-cell office:value-type="float" office:value="104.73017">
                <text:p>104.73017</text:p>
              </table:table-cell>
              <table:table-cell office:value-type="float" office:value="107.44477">
                <text:p>107.44477</text:p>
              </table:table-cell>
              <table:table-cell office:value-type="float" office:value="104.05674">
                <text:p>104.056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.1818">
                <text:p>104.1818</text:p>
              </table:table-cell>
              <table:table-cell office:value-type="float" office:value="104.86752">
                <text:p>104.86752</text:p>
              </table:table-cell>
              <table:table-cell office:value-type="float" office:value="106.38281">
                <text:p>106.38281</text:p>
              </table:table-cell>
              <table:table-cell office:value-type="float" office:value="106.14778">
                <text:p>106.14778</text:p>
              </table:table-cell>
              <table:table-cell office:value-type="float" office:value="104.48483">
                <text:p>104.48483</text:p>
              </table:table-cell>
              <table:table-cell office:value-type="float" office:value="105.51287">
                <text:p>105.51287</text:p>
              </table:table-cell>
              <table:table-cell office:value-type="float" office:value="105.17441">
                <text:p>105.17441</text:p>
              </table:table-cell>
              <table:table-cell office:value-type="float" office:value="104.73116">
                <text:p>104.73116</text:p>
              </table:table-cell>
              <table:table-cell office:value-type="float" office:value="105.06605">
                <text:p>105.06605</text:p>
              </table:table-cell>
              <table:table-cell office:value-type="float" office:value="104.38051">
                <text:p>104.38051</text:p>
              </table:table-cell>
              <table:table-cell office:value-type="float" office:value="104.50172">
                <text:p>104.50172</text:p>
              </table:table-cell>
              <table:table-cell office:value-type="float" office:value="104.80221">
                <text:p>104.80221</text:p>
              </table:table-cell>
              <table:table-cell office:value-type="float" office:value="105.25203">
                <text:p>105.25203</text:p>
              </table:table-cell>
              <table:table-cell office:value-type="float" office:value="104.51405">
                <text:p>104.51405</text:p>
              </table:table-cell>
              <table:table-cell office:value-type="float" office:value="104.89598">
                <text:p>104.89598</text:p>
              </table:table-cell>
              <table:table-cell office:value-type="float" office:value="104.05813">
                <text:p>104.05813</text:p>
              </table:table-cell>
              <table:table-cell office:value-type="float" office:value="107.10223">
                <text:p>107.10223</text:p>
              </table:table-cell>
              <table:table-cell office:value-type="float" office:value="104.50568">
                <text:p>104.50568</text:p>
              </table:table-cell>
              <table:table-cell office:value-type="float" office:value="107.39585">
                <text:p>107.39585</text:p>
              </table:table-cell>
              <table:table-cell office:value-type="float" office:value="104.01274">
                <text:p>104.01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.13774">
                <text:p>104.13774</text:p>
              </table:table-cell>
              <table:table-cell office:value-type="float" office:value="104.83034">
                <text:p>104.83034</text:p>
              </table:table-cell>
              <table:table-cell office:value-type="float" office:value="106.3434">
                <text:p>106.3434</text:p>
              </table:table-cell>
              <table:table-cell office:value-type="float" office:value="106.10529">
                <text:p>106.10529</text:p>
              </table:table-cell>
              <table:table-cell office:value-type="float" office:value="104.44059">
                <text:p>104.44059</text:p>
              </table:table-cell>
              <table:table-cell office:value-type="float" office:value="105.17501">
                <text:p>105.17501</text:p>
              </table:table-cell>
              <table:table-cell office:value-type="float" office:value="104.9493">
                <text:p>104.9493</text:p>
              </table:table-cell>
              <table:table-cell office:value-type="float" office:value="104.69068">
                <text:p>104.69068</text:p>
              </table:table-cell>
              <table:table-cell office:value-type="float" office:value="104.7248">
                <text:p>104.7248</text:p>
              </table:table-cell>
              <table:table-cell office:value-type="float" office:value="104.14941">
                <text:p>104.14941</text:p>
              </table:table-cell>
              <table:table-cell office:value-type="float" office:value="104.46713">
                <text:p>104.46713</text:p>
              </table:table-cell>
              <table:table-cell office:value-type="float" office:value="104.76507">
                <text:p>104.76507</text:p>
              </table:table-cell>
              <table:table-cell office:value-type="float" office:value="105.21825">
                <text:p>105.21825</text:p>
              </table:table-cell>
              <table:table-cell office:value-type="float" office:value="104.35772">
                <text:p>104.35772</text:p>
              </table:table-cell>
              <table:table-cell office:value-type="float" office:value="104.85886">
                <text:p>104.85886</text:p>
              </table:table-cell>
              <table:table-cell office:value-type="float" office:value="103.82917">
                <text:p>103.82917</text:p>
              </table:table-cell>
              <table:table-cell office:value-type="float" office:value="106.76328">
                <text:p>106.76328</text:p>
              </table:table-cell>
              <table:table-cell office:value-type="float" office:value="104.35897">
                <text:p>104.35897</text:p>
              </table:table-cell>
              <table:table-cell office:value-type="float" office:value="107.04726">
                <text:p>107.04726</text:p>
              </table:table-cell>
              <table:table-cell office:value-type="float" office:value="103.67479">
                <text:p>103.67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79967">
                <text:p>103.79967</text:p>
              </table:table-cell>
              <table:table-cell office:value-type="float" office:value="104.49873">
                <text:p>104.49873</text:p>
              </table:table-cell>
              <table:table-cell office:value-type="float" office:value="105.99867">
                <text:p>105.99867</text:p>
              </table:table-cell>
              <table:table-cell office:value-type="float" office:value="105.77034">
                <text:p>105.77034</text:p>
              </table:table-cell>
              <table:table-cell office:value-type="float" office:value="104.10611">
                <text:p>104.10611</text:p>
              </table:table-cell>
              <table:table-cell office:value-type="float" office:value="105.12821">
                <text:p>105.12821</text:p>
              </table:table-cell>
              <table:table-cell office:value-type="float" office:value="104.79606">
                <text:p>104.79606</text:p>
              </table:table-cell>
              <table:table-cell office:value-type="float" office:value="104.35628">
                <text:p>104.35628</text:p>
              </table:table-cell>
              <table:table-cell office:value-type="float" office:value="104.68432">
                <text:p>104.68432</text:p>
              </table:table-cell>
              <table:table-cell office:value-type="float" office:value="103.99912">
                <text:p>103.99912</text:p>
              </table:table-cell>
              <table:table-cell office:value-type="float" office:value="104.1232">
                <text:p>104.1232</text:p>
              </table:table-cell>
              <table:table-cell office:value-type="float" office:value="104.42097">
                <text:p>104.42097</text:p>
              </table:table-cell>
              <table:table-cell office:value-type="float" office:value="104.88088">
                <text:p>104.88088</text:p>
              </table:table-cell>
              <table:table-cell office:value-type="float" office:value="104.1388">
                <text:p>104.1388</text:p>
              </table:table-cell>
              <table:table-cell office:value-type="float" office:value="104.52369">
                <text:p>104.52369</text:p>
              </table:table-cell>
              <table:table-cell office:value-type="float" office:value="103.67526">
                <text:p>103.67526</text:p>
              </table:table-cell>
              <table:table-cell office:value-type="float" office:value="106.71409">
                <text:p>106.71409</text:p>
              </table:table-cell>
              <table:table-cell office:value-type="float" office:value="104.12791">
                <text:p>104.12791</text:p>
              </table:table-cell>
              <table:table-cell office:value-type="float" office:value="107.00488">
                <text:p>107.00488</text:p>
              </table:table-cell>
              <table:table-cell office:value-type="float" office:value="103.62384">
                <text:p>103.62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.75789">
                <text:p>103.75789</text:p>
              </table:table-cell>
              <table:table-cell office:value-type="float" office:value="104.45462">
                <text:p>104.45462</text:p>
              </table:table-cell>
              <table:table-cell office:value-type="float" office:value="105.96544">
                <text:p>105.96544</text:p>
              </table:table-cell>
              <table:table-cell office:value-type="float" office:value="105.73043">
                <text:p>105.73043</text:p>
              </table:table-cell>
              <table:table-cell office:value-type="float" office:value="104.05844">
                <text:p>104.05844</text:p>
              </table:table-cell>
              <table:table-cell office:value-type="float" office:value="104.79665">
                <text:p>104.79665</text:p>
              </table:table-cell>
              <table:table-cell office:value-type="float" office:value="104.56759">
                <text:p>104.56759</text:p>
              </table:table-cell>
              <table:table-cell office:value-type="float" office:value="104.31239">
                <text:p>104.31239</text:p>
              </table:table-cell>
              <table:table-cell office:value-type="float" office:value="104.34964">
                <text:p>104.34964</text:p>
              </table:table-cell>
              <table:table-cell office:value-type="float" office:value="103.7699">
                <text:p>103.7699</text:p>
              </table:table-cell>
              <table:table-cell office:value-type="float" office:value="104.08511">
                <text:p>104.08511</text:p>
              </table:table-cell>
              <table:table-cell office:value-type="float" office:value="104.37683">
                <text:p>104.37683</text:p>
              </table:table-cell>
              <table:table-cell office:value-type="float" office:value="104.84373">
                <text:p>104.84373</text:p>
              </table:table-cell>
              <table:table-cell office:value-type="float" office:value="103.98844">
                <text:p>103.98844</text:p>
              </table:table-cell>
              <table:table-cell office:value-type="float" office:value="104.4831">
                <text:p>104.4831</text:p>
              </table:table-cell>
              <table:table-cell office:value-type="float" office:value="103.42968">
                <text:p>103.42968</text:p>
              </table:table-cell>
              <table:table-cell office:value-type="float" office:value="106.37584">
                <text:p>106.37584</text:p>
              </table:table-cell>
              <table:table-cell office:value-type="float" office:value="103.96834">
                <text:p>103.96834</text:p>
              </table:table-cell>
              <table:table-cell office:value-type="float" office:value="106.66627">
                <text:p>106.66627</text:p>
              </table:table-cell>
              <table:table-cell office:value-type="float" office:value="103.28259">
                <text:p>103.28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.41658">
                <text:p>103.41658</text:p>
              </table:table-cell>
              <table:table-cell office:value-type="float" office:value="104.11063">
                <text:p>104.11063</text:p>
              </table:table-cell>
              <table:table-cell office:value-type="float" office:value="105.62113">
                <text:p>105.62113</text:p>
              </table:table-cell>
              <table:table-cell office:value-type="float" office:value="105.39591">
                <text:p>105.39591</text:p>
              </table:table-cell>
              <table:table-cell office:value-type="float" office:value="103.71684">
                <text:p>103.71684</text:p>
              </table:table-cell>
              <table:table-cell office:value-type="float" office:value="104.75969">
                <text:p>104.75969</text:p>
              </table:table-cell>
              <table:table-cell office:value-type="float" office:value="104.42051">
                <text:p>104.42051</text:p>
              </table:table-cell>
              <table:table-cell office:value-type="float" office:value="103.9782">
                <text:p>103.9782</text:p>
              </table:table-cell>
              <table:table-cell office:value-type="float" office:value="104.30569">
                <text:p>104.30569</text:p>
              </table:table-cell>
              <table:table-cell office:value-type="float" office:value="103.60666">
                <text:p>103.60666</text:p>
              </table:table-cell>
              <table:table-cell office:value-type="float" office:value="103.73792">
                <text:p>103.73792</text:p>
              </table:table-cell>
              <table:table-cell office:value-type="float" office:value="104.042">
                <text:p>104.042</text:p>
              </table:table-cell>
              <table:table-cell office:value-type="float" office:value="104.49979">
                <text:p>104.49979</text:p>
              </table:table-cell>
              <table:table-cell office:value-type="float" office:value="103.75706">
                <text:p>103.75706</text:p>
              </table:table-cell>
              <table:table-cell office:value-type="float" office:value="104.14833">
                <text:p>104.14833</text:p>
              </table:table-cell>
              <table:table-cell office:value-type="float" office:value="103.27599">
                <text:p>103.27599</text:p>
              </table:table-cell>
              <table:table-cell office:value-type="float" office:value="106.33647">
                <text:p>106.33647</text:p>
              </table:table-cell>
              <table:table-cell office:value-type="float" office:value="103.74324">
                <text:p>103.74324</text:p>
              </table:table-cell>
              <table:table-cell office:value-type="float" office:value="106.61746">
                <text:p>106.61746</text:p>
              </table:table-cell>
              <table:table-cell office:value-type="float" office:value="103.23643">
                <text:p>103.23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.37136">
                <text:p>103.37136</text:p>
              </table:table-cell>
              <table:table-cell office:value-type="float" office:value="104.07216">
                <text:p>104.07216</text:p>
              </table:table-cell>
              <table:table-cell office:value-type="float" office:value="105.59061">
                <text:p>105.59061</text:p>
              </table:table-cell>
              <table:table-cell office:value-type="float" office:value="105.35277">
                <text:p>105.35277</text:p>
              </table:table-cell>
              <table:table-cell office:value-type="float" office:value="103.67522">
                <text:p>103.67522</text:p>
              </table:table-cell>
              <table:table-cell office:value-type="float" office:value="104.41564">
                <text:p>104.41564</text:p>
              </table:table-cell>
              <table:table-cell office:value-type="float" office:value="104.18899">
                <text:p>104.18899</text:p>
              </table:table-cell>
              <table:table-cell office:value-type="float" office:value="103.92749">
                <text:p>103.92749</text:p>
              </table:table-cell>
              <table:table-cell office:value-type="float" office:value="103.97081">
                <text:p>103.97081</text:p>
              </table:table-cell>
              <table:table-cell office:value-type="float" office:value="103.37412">
                <text:p>103.37412</text:p>
              </table:table-cell>
              <table:table-cell office:value-type="float" office:value="103.6962">
                <text:p>103.6962</text:p>
              </table:table-cell>
              <table:table-cell office:value-type="float" office:value="104.00385">
                <text:p>104.00385</text:p>
              </table:table-cell>
              <table:table-cell office:value-type="float" office:value="104.46858">
                <text:p>104.46858</text:p>
              </table:table-cell>
              <table:table-cell office:value-type="float" office:value="103.6031">
                <text:p>103.6031</text:p>
              </table:table-cell>
              <table:table-cell office:value-type="float" office:value="104.11006">
                <text:p>104.11006</text:p>
              </table:table-cell>
              <table:table-cell office:value-type="float" office:value="103.02697">
                <text:p>103.02697</text:p>
              </table:table-cell>
              <table:table-cell office:value-type="float" office:value="105.99198">
                <text:p>105.99198</text:p>
              </table:table-cell>
              <table:table-cell office:value-type="float" office:value="103.58966">
                <text:p>103.58966</text:p>
              </table:table-cell>
              <table:table-cell office:value-type="float" office:value="106.27924">
                <text:p>106.27924</text:p>
              </table:table-cell>
              <table:table-cell office:value-type="float" office:value="102.8914">
                <text:p>102.8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.01647">
                <text:p>103.01647</text:p>
              </table:table-cell>
              <table:table-cell office:value-type="float" office:value="103.73413">
                <text:p>103.73413</text:p>
              </table:table-cell>
              <table:table-cell office:value-type="float" office:value="105.25261">
                <text:p>105.25261</text:p>
              </table:table-cell>
              <table:table-cell office:value-type="float" office:value="105.01511">
                <text:p>105.01511</text:p>
              </table:table-cell>
              <table:table-cell office:value-type="float" office:value="103.32094">
                <text:p>103.32094</text:p>
              </table:table-cell>
              <table:table-cell office:value-type="float" office:value="104.37172">
                <text:p>104.37172</text:p>
              </table:table-cell>
              <table:table-cell office:value-type="float" office:value="104.04201">
                <text:p>104.04201</text:p>
              </table:table-cell>
              <table:table-cell office:value-type="float" office:value="103.58998">
                <text:p>103.58998</text:p>
              </table:table-cell>
              <table:table-cell office:value-type="float" office:value="103.91969">
                <text:p>103.91969</text:p>
              </table:table-cell>
              <table:table-cell office:value-type="float" office:value="103.21678">
                <text:p>103.21678</text:p>
              </table:table-cell>
              <table:table-cell office:value-type="float" office:value="103.35477">
                <text:p>103.35477</text:p>
              </table:table-cell>
              <table:table-cell office:value-type="float" office:value="103.65642">
                <text:p>103.65642</text:p>
              </table:table-cell>
              <table:table-cell office:value-type="float" office:value="104.12075">
                <text:p>104.12075</text:p>
              </table:table-cell>
              <table:table-cell office:value-type="float" office:value="103.36461">
                <text:p>103.36461</text:p>
              </table:table-cell>
              <table:table-cell office:value-type="float" office:value="103.75412">
                <text:p>103.75412</text:p>
              </table:table-cell>
              <table:table-cell office:value-type="float" office:value="102.86607">
                <text:p>102.86607</text:p>
              </table:table-cell>
              <table:table-cell office:value-type="float" office:value="105.959">
                <text:p>105.959</text:p>
              </table:table-cell>
              <table:table-cell office:value-type="float" office:value="103.35167">
                <text:p>103.35167</text:p>
              </table:table-cell>
              <table:table-cell office:value-type="float" office:value="106.24555">
                <text:p>106.24555</text:p>
              </table:table-cell>
              <table:table-cell office:value-type="float" office:value="102.82959">
                <text:p>102.82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.96684">
                <text:p>102.96684</text:p>
              </table:table-cell>
              <table:table-cell office:value-type="float" office:value="103.68294">
                <text:p>103.68294</text:p>
              </table:table-cell>
              <table:table-cell office:value-type="float" office:value="105.20947">
                <text:p>105.20947</text:p>
              </table:table-cell>
              <table:table-cell office:value-type="float" office:value="104.97778">
                <text:p>104.97778</text:p>
              </table:table-cell>
              <table:table-cell office:value-type="float" office:value="103.27217">
                <text:p>103.27217</text:p>
              </table:table-cell>
              <table:table-cell office:value-type="float" office:value="104.03718">
                <text:p>104.03718</text:p>
              </table:table-cell>
              <table:table-cell office:value-type="float" office:value="103.80338">
                <text:p>103.80338</text:p>
              </table:table-cell>
              <table:table-cell office:value-type="float" office:value="103.5356">
                <text:p>103.5356</text:p>
              </table:table-cell>
              <table:table-cell office:value-type="float" office:value="103.58193">
                <text:p>103.58193</text:p>
              </table:table-cell>
              <table:table-cell office:value-type="float" office:value="102.96789">
                <text:p>102.96789</text:p>
              </table:table-cell>
              <table:table-cell office:value-type="float" office:value="103.29663">
                <text:p>103.29663</text:p>
              </table:table-cell>
              <table:table-cell office:value-type="float" office:value="103.61123">
                <text:p>103.61123</text:p>
              </table:table-cell>
              <table:table-cell office:value-type="float" office:value="104.08613">
                <text:p>104.08613</text:p>
              </table:table-cell>
              <table:table-cell office:value-type="float" office:value="103.21067">
                <text:p>103.21067</text:p>
              </table:table-cell>
              <table:table-cell office:value-type="float" office:value="103.71248">
                <text:p>103.71248</text:p>
              </table:table-cell>
              <table:table-cell office:value-type="float" office:value="102.61714">
                <text:p>102.61714</text:p>
              </table:table-cell>
              <table:table-cell office:value-type="float" office:value="105.62407">
                <text:p>105.62407</text:p>
              </table:table-cell>
              <table:table-cell office:value-type="float" office:value="103.19434">
                <text:p>103.19434</text:p>
              </table:table-cell>
              <table:table-cell office:value-type="float" office:value="105.90084">
                <text:p>105.90084</text:p>
              </table:table-cell>
              <table:table-cell office:value-type="float" office:value="102.48148">
                <text:p>102.48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.61901">
                <text:p>102.61901</text:p>
              </table:table-cell>
              <table:table-cell office:value-type="float" office:value="103.34159">
                <text:p>103.34159</text:p>
              </table:table-cell>
              <table:table-cell office:value-type="float" office:value="104.87133">
                <text:p>104.87133</text:p>
              </table:table-cell>
              <table:table-cell office:value-type="float" office:value="104.6371">
                <text:p>104.6371</text:p>
              </table:table-cell>
              <table:table-cell office:value-type="float" office:value="102.92738">
                <text:p>102.92738</text:p>
              </table:table-cell>
              <table:table-cell office:value-type="float" office:value="103.98971">
                <text:p>103.98971</text:p>
              </table:table-cell>
              <table:table-cell office:value-type="float" office:value="103.65299">
                <text:p>103.65299</text:p>
              </table:table-cell>
              <table:table-cell office:value-type="float" office:value="103.19484">
                <text:p>103.19484</text:p>
              </table:table-cell>
              <table:table-cell office:value-type="float" office:value="103.52724">
                <text:p>103.52724</text:p>
              </table:table-cell>
              <table:table-cell office:value-type="float" office:value="102.81052">
                <text:p>102.81052</text:p>
              </table:table-cell>
              <table:table-cell office:value-type="float" office:value="102.95193">
                <text:p>102.95193</text:p>
              </table:table-cell>
              <table:table-cell office:value-type="float" office:value="103.26982">
                <text:p>103.26982</text:p>
              </table:table-cell>
              <table:table-cell office:value-type="float" office:value="103.74763">
                <text:p>103.74763</text:p>
              </table:table-cell>
              <table:table-cell office:value-type="float" office:value="102.97798">
                <text:p>102.97798</text:p>
              </table:table-cell>
              <table:table-cell office:value-type="float" office:value="103.37112">
                <text:p>103.37112</text:p>
              </table:table-cell>
              <table:table-cell office:value-type="float" office:value="102.45276">
                <text:p>102.45276</text:p>
              </table:table-cell>
              <table:table-cell office:value-type="float" office:value="105.58435">
                <text:p>105.58435</text:p>
              </table:table-cell>
              <table:table-cell office:value-type="float" office:value="102.9587">
                <text:p>102.9587</text:p>
              </table:table-cell>
              <table:table-cell office:value-type="float" office:value="105.86447">
                <text:p>105.86447</text:p>
              </table:table-cell>
              <table:table-cell office:value-type="float" office:value="102.42906">
                <text:p>102.42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5538">
                <text:p>102.5538</text:p>
              </table:table-cell>
              <table:table-cell office:value-type="float" office:value="103.29243">
                <text:p>103.29243</text:p>
              </table:table-cell>
              <table:table-cell office:value-type="float" office:value="104.84371">
                <text:p>104.84371</text:p>
              </table:table-cell>
              <table:table-cell office:value-type="float" office:value="104.59641">
                <text:p>104.59641</text:p>
              </table:table-cell>
              <table:table-cell office:value-type="float" office:value="102.86581">
                <text:p>102.86581</text:p>
              </table:table-cell>
              <table:table-cell office:value-type="float" office:value="103.65178">
                <text:p>103.65178</text:p>
              </table:table-cell>
              <table:table-cell office:value-type="float" office:value="103.41993">
                <text:p>103.41993</text:p>
              </table:table-cell>
              <table:table-cell office:value-type="float" office:value="103.13703">
                <text:p>103.13703</text:p>
              </table:table-cell>
              <table:table-cell office:value-type="float" office:value="103.18566">
                <text:p>103.18566</text:p>
              </table:table-cell>
              <table:table-cell office:value-type="float" office:value="102.5673">
                <text:p>102.5673</text:p>
              </table:table-cell>
              <table:table-cell office:value-type="float" office:value="102.90297">
                <text:p>102.90297</text:p>
              </table:table-cell>
              <table:table-cell office:value-type="float" office:value="103.21172">
                <text:p>103.21172</text:p>
              </table:table-cell>
              <table:table-cell office:value-type="float" office:value="103.69634">
                <text:p>103.69634</text:p>
              </table:table-cell>
              <table:table-cell office:value-type="float" office:value="102.81702">
                <text:p>102.81702</text:p>
              </table:table-cell>
              <table:table-cell office:value-type="float" office:value="103.32576">
                <text:p>103.32576</text:p>
              </table:table-cell>
              <table:table-cell office:value-type="float" office:value="102.19676">
                <text:p>102.19676</text:p>
              </table:table-cell>
              <table:table-cell office:value-type="float" office:value="105.24641">
                <text:p>105.24641</text:p>
              </table:table-cell>
              <table:table-cell office:value-type="float" office:value="102.7923">
                <text:p>102.7923</text:p>
              </table:table-cell>
              <table:table-cell office:value-type="float" office:value="105.52043">
                <text:p>105.52043</text:p>
              </table:table-cell>
              <table:table-cell office:value-type="float" office:value="102.06816">
                <text:p>102.06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2059">
                <text:p>102.2059</text:p>
              </table:table-cell>
              <table:table-cell office:value-type="float" office:value="102.93807">
                <text:p>102.93807</text:p>
              </table:table-cell>
              <table:table-cell office:value-type="float" office:value="104.49962">
                <text:p>104.49962</text:p>
              </table:table-cell>
              <table:table-cell office:value-type="float" office:value="104.26098">
                <text:p>104.26098</text:p>
              </table:table-cell>
              <table:table-cell office:value-type="float" office:value="102.51729">
                <text:p>102.51729</text:p>
              </table:table-cell>
              <table:table-cell office:value-type="float" office:value="103.60657">
                <text:p>103.60657</text:p>
              </table:table-cell>
              <table:table-cell office:value-type="float" office:value="103.26594">
                <text:p>103.26594</text:p>
              </table:table-cell>
              <table:table-cell office:value-type="float" office:value="102.7925">
                <text:p>102.7925</text:p>
              </table:table-cell>
              <table:table-cell office:value-type="float" office:value="103.13681">
                <text:p>103.13681</text:p>
              </table:table-cell>
              <table:table-cell office:value-type="float" office:value="102.39704">
                <text:p>102.39704</text:p>
              </table:table-cell>
              <table:table-cell office:value-type="float" office:value="102.54531">
                <text:p>102.54531</text:p>
              </table:table-cell>
              <table:table-cell office:value-type="float" office:value="102.86609">
                <text:p>102.86609</text:p>
              </table:table-cell>
              <table:table-cell office:value-type="float" office:value="103.35489">
                <text:p>103.35489</text:p>
              </table:table-cell>
              <table:table-cell office:value-type="float" office:value="102.57164">
                <text:p>102.57164</text:p>
              </table:table-cell>
              <table:table-cell office:value-type="float" office:value="102.98127">
                <text:p>102.98127</text:p>
              </table:table-cell>
              <table:table-cell office:value-type="float" office:value="102.02311">
                <text:p>102.02311</text:p>
              </table:table-cell>
              <table:table-cell office:value-type="float" office:value="105.21267">
                <text:p>105.21267</text:p>
              </table:table-cell>
              <table:table-cell office:value-type="float" office:value="102.55256">
                <text:p>102.55256</text:p>
              </table:table-cell>
              <table:table-cell office:value-type="float" office:value="105.48973">
                <text:p>105.48973</text:p>
              </table:table-cell>
              <table:table-cell office:value-type="float" office:value="101.99924">
                <text:p>101.99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13694">
                <text:p>102.13694</text:p>
              </table:table-cell>
              <table:table-cell office:value-type="float" office:value="102.88907">
                <text:p>102.88907</text:p>
              </table:table-cell>
              <table:table-cell office:value-type="float" office:value="104.45909">
                <text:p>104.45909</text:p>
              </table:table-cell>
              <table:table-cell office:value-type="float" office:value="104.21689">
                <text:p>104.21689</text:p>
              </table:table-cell>
              <table:table-cell office:value-type="float" office:value="102.45183">
                <text:p>102.45183</text:p>
              </table:table-cell>
              <table:table-cell office:value-type="float" office:value="103.25598">
                <text:p>103.25598</text:p>
              </table:table-cell>
              <table:table-cell office:value-type="float" office:value="103.02038">
                <text:p>103.02038</text:p>
              </table:table-cell>
              <table:table-cell office:value-type="float" office:value="102.74039">
                <text:p>102.74039</text:p>
              </table:table-cell>
              <table:table-cell office:value-type="float" office:value="102.78264">
                <text:p>102.78264</text:p>
              </table:table-cell>
              <table:table-cell office:value-type="float" office:value="102.14091">
                <text:p>102.14091</text:p>
              </table:table-cell>
              <table:table-cell office:value-type="float" office:value="102.48938">
                <text:p>102.48938</text:p>
              </table:table-cell>
              <table:table-cell office:value-type="float" office:value="102.81734">
                <text:p>102.81734</text:p>
              </table:table-cell>
              <table:table-cell office:value-type="float" office:value="103.30589">
                <text:p>103.30589</text:p>
              </table:table-cell>
              <table:table-cell office:value-type="float" office:value="102.41079">
                <text:p>102.41079</text:p>
              </table:table-cell>
              <table:table-cell office:value-type="float" office:value="102.92904">
                <text:p>102.92904</text:p>
              </table:table-cell>
              <table:table-cell office:value-type="float" office:value="101.75968">
                <text:p>101.75968</text:p>
              </table:table-cell>
              <table:table-cell office:value-type="float" office:value="104.87508">
                <text:p>104.87508</text:p>
              </table:table-cell>
              <table:table-cell office:value-type="float" office:value="102.39195">
                <text:p>102.39195</text:p>
              </table:table-cell>
              <table:table-cell office:value-type="float" office:value="105.15203">
                <text:p>105.15203</text:p>
              </table:table-cell>
              <table:table-cell office:value-type="float" office:value="101.6383">
                <text:p>101.6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.95968">
                <text:p>101.95968</text:p>
              </table:table-cell>
              <table:table-cell office:value-type="float" office:value="102.72801">
                <text:p>102.72801</text:p>
              </table:table-cell>
              <table:table-cell office:value-type="float" office:value="104.12072">
                <text:p>104.12072</text:p>
              </table:table-cell>
              <table:table-cell office:value-type="float" office:value="103.87833">
                <text:p>103.87833</text:p>
              </table:table-cell>
              <table:table-cell office:value-type="float" office:value="102.09061">
                <text:p>102.09061</text:p>
              </table:table-cell>
              <table:table-cell office:value-type="float" office:value="103.2072">
                <text:p>103.2072</text:p>
              </table:table-cell>
              <table:table-cell office:value-type="float" office:value="102.86281">
                <text:p>102.86281</text:p>
              </table:table-cell>
              <table:table-cell office:value-type="float" office:value="102.38311">
                <text:p>102.38311</text:p>
              </table:table-cell>
              <table:table-cell office:value-type="float" office:value="102.73029">
                <text:p>102.73029</text:p>
              </table:table-cell>
              <table:table-cell office:value-type="float" office:value="101.97292">
                <text:p>101.97292</text:p>
              </table:table-cell>
              <table:table-cell office:value-type="float" office:value="102.13189">
                <text:p>102.13189</text:p>
              </table:table-cell>
              <table:table-cell office:value-type="float" office:value="102.45991">
                <text:p>102.45991</text:p>
              </table:table-cell>
              <table:table-cell office:value-type="float" office:value="102.95482">
                <text:p>102.95482</text:p>
              </table:table-cell>
              <table:table-cell office:value-type="float" office:value="102.34544">
                <text:p>102.34544</text:p>
              </table:table-cell>
              <table:table-cell office:value-type="float" office:value="102.57538">
                <text:p>102.57538</text:p>
              </table:table-cell>
              <table:table-cell office:value-type="float" office:value="101.58212">
                <text:p>101.58212</text:p>
              </table:table-cell>
              <table:table-cell office:value-type="float" office:value="104.83795">
                <text:p>104.83795</text:p>
              </table:table-cell>
              <table:table-cell office:value-type="float" office:value="102.13987">
                <text:p>102.13987</text:p>
              </table:table-cell>
              <table:table-cell office:value-type="float" office:value="105.10906">
                <text:p>105.10906</text:p>
              </table:table-cell>
              <table:table-cell office:value-type="float" office:value="101.56586">
                <text:p>101.56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.7003">
                <text:p>101.7003</text:p>
              </table:table-cell>
              <table:table-cell office:value-type="float" office:value="102.47493">
                <text:p>102.47493</text:p>
              </table:table-cell>
              <table:table-cell office:value-type="float" office:value="104.0862">
                <text:p>104.0862</text:p>
              </table:table-cell>
              <table:table-cell office:value-type="float" office:value="103.83638">
                <text:p>103.83638</text:p>
              </table:table-cell>
              <table:table-cell office:value-type="float" office:value="102.01793">
                <text:p>102.01793</text:p>
              </table:table-cell>
              <table:table-cell office:value-type="float" office:value="102.86236">
                <text:p>102.86236</text:p>
              </table:table-cell>
              <table:table-cell office:value-type="float" office:value="102.62295">
                <text:p>102.62295</text:p>
              </table:table-cell>
              <table:table-cell office:value-type="float" office:value="102.31466">
                <text:p>102.31466</text:p>
              </table:table-cell>
              <table:table-cell office:value-type="float" office:value="102.3821">
                <text:p>102.3821</text:p>
              </table:table-cell>
              <table:table-cell office:value-type="float" office:value="101.70395">
                <text:p>101.70395</text:p>
              </table:table-cell>
              <table:table-cell office:value-type="float" office:value="102.06303">
                <text:p>102.06303</text:p>
              </table:table-cell>
              <table:table-cell office:value-type="float" office:value="102.40369">
                <text:p>102.40369</text:p>
              </table:table-cell>
              <table:table-cell office:value-type="float" office:value="102.90253">
                <text:p>102.90253</text:p>
              </table:table-cell>
              <table:table-cell office:value-type="float" office:value="101.9939">
                <text:p>101.9939</text:p>
              </table:table-cell>
              <table:table-cell office:value-type="float" office:value="102.51959">
                <text:p>102.51959</text:p>
              </table:table-cell>
              <table:table-cell office:value-type="float" office:value="101.30951">
                <text:p>101.30951</text:p>
              </table:table-cell>
              <table:table-cell office:value-type="float" office:value="104.50285">
                <text:p>104.50285</text:p>
              </table:table-cell>
              <table:table-cell office:value-type="float" office:value="101.96591">
                <text:p>101.96591</text:p>
              </table:table-cell>
              <table:table-cell office:value-type="float" office:value="104.77753">
                <text:p>104.77753</text:p>
              </table:table-cell>
              <table:table-cell office:value-type="float" office:value="101.20127">
                <text:p>101.20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.52298">
                <text:p>101.52298</text:p>
              </table:table-cell>
              <table:table-cell office:value-type="float" office:value="102.31409">
                <text:p>102.31409</text:p>
              </table:table-cell>
              <table:table-cell office:value-type="float" office:value="103.73894">
                <text:p>103.73894</text:p>
              </table:table-cell>
              <table:table-cell office:value-type="float" office:value="103.49475">
                <text:p>103.49475</text:p>
              </table:table-cell>
              <table:table-cell office:value-type="float" office:value="101.65652">
                <text:p>101.65652</text:p>
              </table:table-cell>
              <table:table-cell office:value-type="float" office:value="102.80421">
                <text:p>102.80421</text:p>
              </table:table-cell>
              <table:table-cell office:value-type="float" office:value="102.44914">
                <text:p>102.44914</text:p>
              </table:table-cell>
              <table:table-cell office:value-type="float" office:value="101.96691">
                <text:p>101.96691</text:p>
              </table:table-cell>
              <table:table-cell office:value-type="float" office:value="102.31344">
                <text:p>102.31344</text:p>
              </table:table-cell>
              <table:table-cell office:value-type="float" office:value="101.52665">
                <text:p>101.52665</text:p>
              </table:table-cell>
              <table:table-cell office:value-type="float" office:value="101.70773">
                <text:p>101.70773</text:p>
              </table:table-cell>
              <table:table-cell office:value-type="float" office:value="102.04286">
                <text:p>102.04286</text:p>
              </table:table-cell>
              <table:table-cell office:value-type="float" office:value="102.55424">
                <text:p>102.55424</text:p>
              </table:table-cell>
              <table:table-cell office:value-type="float" office:value="101.92488">
                <text:p>101.92488</text:p>
              </table:table-cell>
              <table:table-cell office:value-type="float" office:value="102.15853">
                <text:p>102.15853</text:p>
              </table:table-cell>
              <table:table-cell office:value-type="float" office:value="101.12854">
                <text:p>101.12854</text:p>
              </table:table-cell>
              <table:table-cell office:value-type="float" office:value="104.46249">
                <text:p>104.46249</text:p>
              </table:table-cell>
              <table:table-cell office:value-type="float" office:value="101.7065">
                <text:p>101.7065</text:p>
              </table:table-cell>
              <table:table-cell office:value-type="float" office:value="104.7369">
                <text:p>104.7369</text:p>
              </table:table-cell>
              <table:table-cell office:value-type="float" office:value="101.12149">
                <text:p>101.12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.25072">
                <text:p>101.25072</text:p>
              </table:table-cell>
              <table:table-cell office:value-type="float" office:value="102.05439">
                <text:p>102.05439</text:p>
              </table:table-cell>
              <table:table-cell office:value-type="float" office:value="103.69728">
                <text:p>103.69728</text:p>
              </table:table-cell>
              <table:table-cell office:value-type="float" office:value="103.44341">
                <text:p>103.44341</text:p>
              </table:table-cell>
              <table:table-cell office:value-type="float" office:value="101.58044">
                <text:p>101.58044</text:p>
              </table:table-cell>
              <table:table-cell office:value-type="float" office:value="102.45608">
                <text:p>102.45608</text:p>
              </table:table-cell>
              <table:table-cell office:value-type="float" office:value="102.19635">
                <text:p>102.19635</text:p>
              </table:table-cell>
              <table:table-cell office:value-type="float" office:value="101.89487">
                <text:p>101.89487</text:p>
              </table:table-cell>
              <table:table-cell office:value-type="float" office:value="101.95211">
                <text:p>101.95211</text:p>
              </table:table-cell>
              <table:table-cell office:value-type="float" office:value="101.25412">
                <text:p>101.25412</text:p>
              </table:table-cell>
              <table:table-cell office:value-type="float" office:value="101.62593">
                <text:p>101.62593</text:p>
              </table:table-cell>
              <table:table-cell office:value-type="float" office:value="101.97044">
                <text:p>101.97044</text:p>
              </table:table-cell>
              <table:table-cell office:value-type="float" office:value="102.49244">
                <text:p>102.49244</text:p>
              </table:table-cell>
              <table:table-cell office:value-type="float" office:value="101.56372">
                <text:p>101.56372</text:p>
              </table:table-cell>
              <table:table-cell office:value-type="float" office:value="102.09341">
                <text:p>102.09341</text:p>
              </table:table-cell>
              <table:table-cell office:value-type="float" office:value="100.84884">
                <text:p>100.84884</text:p>
              </table:table-cell>
              <table:table-cell office:value-type="float" office:value="104.1236">
                <text:p>104.1236</text:p>
              </table:table-cell>
              <table:table-cell office:value-type="float" office:value="101.53283">
                <text:p>101.53283</text:p>
              </table:table-cell>
              <table:table-cell office:value-type="float" office:value="104.39622">
                <text:p>104.39622</text:p>
              </table:table-cell>
              <table:table-cell office:value-type="float" office:value="100.93118">
                <text:p>100.93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.06977">
                <text:p>101.06977</text:p>
              </table:table-cell>
              <table:table-cell office:value-type="float" office:value="101.88057">
                <text:p>101.88057</text:p>
              </table:table-cell>
              <table:table-cell office:value-type="float" office:value="103.34654">
                <text:p>103.34654</text:p>
              </table:table-cell>
              <table:table-cell office:value-type="float" office:value="103.09826">
                <text:p>103.09826</text:p>
              </table:table-cell>
              <table:table-cell office:value-type="float" office:value="101.21202">
                <text:p>101.21202</text:p>
              </table:table-cell>
              <table:table-cell office:value-type="float" office:value="102.38724">
                <text:p>102.38724</text:p>
              </table:table-cell>
              <table:table-cell office:value-type="float" office:value="102.03171">
                <text:p>102.03171</text:p>
              </table:table-cell>
              <table:table-cell office:value-type="float" office:value="101.53072">
                <text:p>101.53072</text:p>
              </table:table-cell>
              <table:table-cell office:value-type="float" office:value="101.88327">
                <text:p>101.88327</text:p>
              </table:table-cell>
              <table:table-cell office:value-type="float" office:value="101.07314">
                <text:p>101.07314</text:p>
              </table:table-cell>
              <table:table-cell office:value-type="float" office:value="101.26109">
                <text:p>101.26109</text:p>
              </table:table-cell>
              <table:table-cell office:value-type="float" office:value="101.60929">
                <text:p>101.60929</text:p>
              </table:table-cell>
              <table:table-cell office:value-type="float" office:value="102.14045">
                <text:p>102.14045</text:p>
              </table:table-cell>
              <table:table-cell office:value-type="float" office:value="101.48773">
                <text:p>101.48773</text:p>
              </table:table-cell>
              <table:table-cell office:value-type="float" office:value="101.73809">
                <text:p>101.73809</text:p>
              </table:table-cell>
              <table:table-cell office:value-type="float" office:value="100.65496">
                <text:p>100.65496</text:p>
              </table:table-cell>
              <table:table-cell office:value-type="float" office:value="104.07952">
                <text:p>104.07952</text:p>
              </table:table-cell>
              <table:table-cell office:value-type="float" office:value="101.2698">
                <text:p>101.2698</text:p>
              </table:table-cell>
              <table:table-cell office:value-type="float" office:value="104.36161">
                <text:p>104.36161</text:p>
              </table:table-cell>
              <table:table-cell office:value-type="float" office:value="100.65508">
                <text:p>100.655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.78058">
                <text:p>100.78058</text:p>
              </table:table-cell>
              <table:table-cell office:value-type="float" office:value="101.62086">
                <text:p>101.62086</text:p>
              </table:table-cell>
              <table:table-cell office:value-type="float" office:value="103.3013">
                <text:p>103.3013</text:p>
              </table:table-cell>
              <table:table-cell office:value-type="float" office:value="103.04927">
                <text:p>103.04927</text:p>
              </table:table-cell>
              <table:table-cell office:value-type="float" office:value="101.12299">
                <text:p>101.12299</text:p>
              </table:table-cell>
              <table:table-cell office:value-type="float" office:value="102.03849">
                <text:p>102.03849</text:p>
              </table:table-cell>
              <table:table-cell office:value-type="float" office:value="101.77545">
                <text:p>101.77545</text:p>
              </table:table-cell>
              <table:table-cell office:value-type="float" office:value="101.44913">
                <text:p>101.44913</text:p>
              </table:table-cell>
              <table:table-cell office:value-type="float" office:value="101.51869">
                <text:p>101.51869</text:p>
              </table:table-cell>
              <table:table-cell office:value-type="float" office:value="100.79667">
                <text:p>100.79667</text:p>
              </table:table-cell>
              <table:table-cell office:value-type="float" office:value="101.17203">
                <text:p>101.17203</text:p>
              </table:table-cell>
              <table:table-cell office:value-type="float" office:value="101.533">
                <text:p>101.533</text:p>
              </table:table-cell>
              <table:table-cell office:value-type="float" office:value="102.07153">
                <text:p>102.07153</text:p>
              </table:table-cell>
              <table:table-cell office:value-type="float" office:value="101.12286">
                <text:p>101.12286</text:p>
              </table:table-cell>
              <table:table-cell office:value-type="float" office:value="101.66574">
                <text:p>101.66574</text:p>
              </table:table-cell>
              <table:table-cell office:value-type="float" office:value="100.3472">
                <text:p>100.3472</text:p>
              </table:table-cell>
              <table:table-cell office:value-type="float" office:value="103.73809">
                <text:p>103.73809</text:p>
              </table:table-cell>
              <table:table-cell office:value-type="float" office:value="101.07963">
                <text:p>101.07963</text:p>
              </table:table-cell>
              <table:table-cell office:value-type="float" office:value="104.02336">
                <text:p>104.02336</text:p>
              </table:table-cell>
              <table:table-cell office:value-type="float" office:value="100.46126">
                <text:p>100.46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.59959">
                <text:p>100.59959</text:p>
              </table:table-cell>
              <table:table-cell office:value-type="float" office:value="101.44336">
                <text:p>101.44336</text:p>
              </table:table-cell>
              <table:table-cell office:value-type="float" office:value="102.95638">
                <text:p>102.95638</text:p>
              </table:table-cell>
              <table:table-cell office:value-type="float" office:value="102.69496">
                <text:p>102.69496</text:p>
              </table:table-cell>
              <table:table-cell office:value-type="float" office:value="100.75475">
                <text:p>100.75475</text:p>
              </table:table-cell>
              <table:table-cell office:value-type="float" office:value="101.96603">
                <text:p>101.96603</text:p>
              </table:table-cell>
              <table:table-cell office:value-type="float" office:value="101.59779">
                <text:p>101.59779</text:p>
              </table:table-cell>
              <table:table-cell office:value-type="float" office:value="101.08137">
                <text:p>101.08137</text:p>
              </table:table-cell>
              <table:table-cell office:value-type="float" office:value="101.44263">
                <text:p>101.44263</text:p>
              </table:table-cell>
              <table:table-cell office:value-type="float" office:value="100.60281">
                <text:p>100.60281</text:p>
              </table:table-cell>
              <table:table-cell office:value-type="float" office:value="100.80367">
                <text:p>100.80367</text:p>
              </table:table-cell>
              <table:table-cell office:value-type="float" office:value="101.16838">
                <text:p>101.16838</text:p>
              </table:table-cell>
              <table:table-cell office:value-type="float" office:value="101.71031">
                <text:p>101.71031</text:p>
              </table:table-cell>
              <table:table-cell office:value-type="float" office:value="101.03369">
                <text:p>101.03369</text:p>
              </table:table-cell>
              <table:table-cell office:value-type="float" office:value="101.30112">
                <text:p>101.30112</text:p>
              </table:table-cell>
              <table:table-cell office:value-type="float" office:value="100.13466">
                <text:p>100.13466</text:p>
              </table:table-cell>
              <table:table-cell office:value-type="float" office:value="103.69057">
                <text:p>103.69057</text:p>
              </table:table-cell>
              <table:table-cell office:value-type="float" office:value="100.8039">
                <text:p>100.8039</text:p>
              </table:table-cell>
              <table:table-cell office:value-type="float" office:value="103.97571">
                <text:p>103.97571</text:p>
              </table:table-cell>
              <table:table-cell office:value-type="float" office:value="100.16837">
                <text:p>100.168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.30703">
                <text:p>100.30703</text:p>
              </table:table-cell>
              <table:table-cell office:value-type="float" office:value="101.16707">
                <text:p>101.16707</text:p>
              </table:table-cell>
              <table:table-cell office:value-type="float" office:value="102.90432">
                <text:p>102.90432</text:p>
              </table:table-cell>
              <table:table-cell office:value-type="float" office:value="102.63873">
                <text:p>102.63873</text:p>
              </table:table-cell>
              <table:table-cell office:value-type="float" office:value="100.6528">
                <text:p>100.6528</text:p>
              </table:table-cell>
              <table:table-cell office:value-type="float" office:value="101.60493">
                <text:p>101.60493</text:p>
              </table:table-cell>
              <table:table-cell office:value-type="float" office:value="101.32496">
                <text:p>101.32496</text:p>
              </table:table-cell>
              <table:table-cell office:value-type="float" office:value="100.99247">
                <text:p>100.99247</text:p>
              </table:table-cell>
              <table:table-cell office:value-type="float" office:value="101.06864">
                <text:p>101.06864</text:p>
              </table:table-cell>
              <table:table-cell office:value-type="float" office:value="100.30995">
                <text:p>100.30995</text:p>
              </table:table-cell>
              <table:table-cell office:value-type="float" office:value="100.70519">
                <text:p>100.70519</text:p>
              </table:table-cell>
              <table:table-cell office:value-type="float" office:value="101.07916">
                <text:p>101.07916</text:p>
              </table:table-cell>
              <table:table-cell office:value-type="float" office:value="101.63458">
                <text:p>101.63458</text:p>
              </table:table-cell>
              <table:table-cell office:value-type="float" office:value="100.66552">
                <text:p>100.66552</text:p>
              </table:table-cell>
              <table:table-cell office:value-type="float" office:value="101.21219">
                <text:p>101.21219</text:p>
              </table:table-cell>
              <table:table-cell office:value-type="float" office:value="99.80818">
                <text:p>99.80818</text:p>
              </table:table-cell>
              <table:table-cell office:value-type="float" office:value="103.34873">
                <text:p>103.34873</text:p>
              </table:table-cell>
              <table:table-cell office:value-type="float" office:value="100.62313">
                <text:p>100.62313</text:p>
              </table:table-cell>
              <table:table-cell office:value-type="float" office:value="103.63767">
                <text:p>103.63767</text:p>
              </table:table-cell>
              <table:table-cell office:value-type="float" office:value="99.95565">
                <text:p>99.955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09469">
                <text:p>100.09469</text:p>
              </table:table-cell>
              <table:table-cell office:value-type="float" office:value="100.97669">
                <text:p>100.97669</text:p>
              </table:table-cell>
              <table:table-cell office:value-type="float" office:value="102.54674">
                <text:p>102.54674</text:p>
              </table:table-cell>
              <table:table-cell office:value-type="float" office:value="102.28105">
                <text:p>102.28105</text:p>
              </table:table-cell>
              <table:table-cell office:value-type="float" office:value="100.2622">
                <text:p>100.2622</text:p>
              </table:table-cell>
              <table:table-cell office:value-type="float" office:value="101.52869">
                <text:p>101.52869</text:p>
              </table:table-cell>
              <table:table-cell office:value-type="float" office:value="101.14384">
                <text:p>101.14384</text:p>
              </table:table-cell>
              <table:table-cell office:value-type="float" office:value="100.62489">
                <text:p>100.62489</text:p>
              </table:table-cell>
              <table:table-cell office:value-type="float" office:value="100.98891">
                <text:p>100.98891</text:p>
              </table:table-cell>
              <table:table-cell office:value-type="float" office:value="100.09739">
                <text:p>100.09739</text:p>
              </table:table-cell>
              <table:table-cell office:value-type="float" office:value="100.3237">
                <text:p>100.3237</text:p>
              </table:table-cell>
              <table:table-cell office:value-type="float" office:value="100.70152">
                <text:p>100.70152</text:p>
              </table:table-cell>
              <table:table-cell office:value-type="float" office:value="101.26982">
                <text:p>101.26982</text:p>
              </table:table-cell>
              <table:table-cell office:value-type="float" office:value="100.57279">
                <text:p>100.57279</text:p>
              </table:table-cell>
              <table:table-cell office:value-type="float" office:value="100.84389">
                <text:p>100.84389</text:p>
              </table:table-cell>
              <table:table-cell office:value-type="float" office:value="99.58253">
                <text:p>99.58253</text:p>
              </table:table-cell>
              <table:table-cell office:value-type="float" office:value="103.29987">
                <text:p>103.29987</text:p>
              </table:table-cell>
              <table:table-cell office:value-type="float" office:value="100.33441">
                <text:p>100.33441</text:p>
              </table:table-cell>
              <table:table-cell office:value-type="float" office:value="103.58633">
                <text:p>103.58633</text:p>
              </table:table-cell>
              <table:table-cell office:value-type="float" office:value="99.62761">
                <text:p>99.627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7683">
                <text:p>99.7683</text:p>
              </table:table-cell>
              <table:table-cell office:value-type="float" office:value="100.69678">
                <text:p>100.69678</text:p>
              </table:table-cell>
              <table:table-cell office:value-type="float" office:value="102.49441">
                <text:p>102.49441</text:p>
              </table:table-cell>
              <table:table-cell office:value-type="float" office:value="102.2215">
                <text:p>102.2215</text:p>
              </table:table-cell>
              <table:table-cell office:value-type="float" office:value="100.13235">
                <text:p>100.13235</text:p>
              </table:table-cell>
              <table:table-cell office:value-type="float" office:value="101.16387">
                <text:p>101.16387</text:p>
              </table:table-cell>
              <table:table-cell office:value-type="float" office:value="100.8675">
                <text:p>100.8675</text:p>
              </table:table-cell>
              <table:table-cell office:value-type="float" office:value="100.52317">
                <text:p>100.52317</text:p>
              </table:table-cell>
              <table:table-cell office:value-type="float" office:value="100.60793">
                <text:p>100.60793</text:p>
              </table:table-cell>
              <table:table-cell office:value-type="float" office:value="99.77084">
                <text:p>99.77084</text:p>
              </table:table-cell>
              <table:table-cell office:value-type="float" office:value="100.2181">
                <text:p>100.2181</text:p>
              </table:table-cell>
              <table:table-cell office:value-type="float" office:value="100.60868">
                <text:p>100.60868</text:p>
              </table:table-cell>
              <table:table-cell office:value-type="float" office:value="101.19351">
                <text:p>101.19351</text:p>
              </table:table-cell>
              <table:table-cell office:value-type="float" office:value="100.19152">
                <text:p>100.19152</text:p>
              </table:table-cell>
              <table:table-cell office:value-type="float" office:value="100.75488">
                <text:p>100.75488</text:p>
              </table:table-cell>
              <table:table-cell office:value-type="float" office:value="99.24842">
                <text:p>99.24842</text:p>
              </table:table-cell>
              <table:table-cell office:value-type="float" office:value="102.95528">
                <text:p>102.95528</text:p>
              </table:table-cell>
              <table:table-cell office:value-type="float" office:value="100.1406">
                <text:p>100.1406</text:p>
              </table:table-cell>
              <table:table-cell office:value-type="float" office:value="103.42864">
                <text:p>103.42864</text:p>
              </table:table-cell>
              <table:table-cell office:value-type="float" office:value="99.4114">
                <text:p>99.4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5428">
                <text:p>99.5428</text:p>
              </table:table-cell>
              <table:table-cell office:value-type="float" office:value="100.50585">
                <text:p>100.50585</text:p>
              </table:table-cell>
              <table:table-cell office:value-type="float" office:value="102.13303">
                <text:p>102.13303</text:p>
              </table:table-cell>
              <table:table-cell office:value-type="float" office:value="101.86022">
                <text:p>101.86022</text:p>
              </table:table-cell>
              <table:table-cell office:value-type="float" office:value="99.72302">
                <text:p>99.72302</text:p>
              </table:table-cell>
              <table:table-cell office:value-type="float" office:value="101.07477">
                <text:p>101.07477</text:p>
              </table:table-cell>
              <table:table-cell office:value-type="float" office:value="100.68626">
                <text:p>100.68626</text:p>
              </table:table-cell>
              <table:table-cell office:value-type="float" office:value="100.14266">
                <text:p>100.14266</text:p>
              </table:table-cell>
              <table:table-cell office:value-type="float" office:value="100.50601">
                <text:p>100.50601</text:p>
              </table:table-cell>
              <table:table-cell office:value-type="float" office:value="99.54854">
                <text:p>99.54854</text:p>
              </table:table-cell>
              <table:table-cell office:value-type="float" office:value="99.99919">
                <text:p>99.99919</text:p>
              </table:table-cell>
              <table:table-cell office:value-type="float" office:value="100.22746">
                <text:p>100.22746</text:p>
              </table:table-cell>
              <table:table-cell office:value-type="float" office:value="100.81559">
                <text:p>100.81559</text:p>
              </table:table-cell>
              <table:table-cell office:value-type="float" office:value="100.08005">
                <text:p>100.08005</text:p>
              </table:table-cell>
              <table:table-cell office:value-type="float" office:value="100.37383">
                <text:p>100.37383</text:p>
              </table:table-cell>
              <table:table-cell office:value-type="float" office:value="99.03235">
                <text:p>99.03235</text:p>
              </table:table-cell>
              <table:table-cell office:value-type="float" office:value="102.89693">
                <text:p>102.89693</text:p>
              </table:table-cell>
              <table:table-cell office:value-type="float" office:value="99.81437">
                <text:p>99.81437</text:p>
              </table:table-cell>
              <table:table-cell office:value-type="float" office:value="103.19585">
                <text:p>103.19585</text:p>
              </table:table-cell>
              <table:table-cell office:value-type="float" office:value="99.0812">
                <text:p>99.08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21833">
                <text:p>99.21833</text:p>
              </table:table-cell>
              <table:table-cell office:value-type="float" office:value="100.20342">
                <text:p>100.20342</text:p>
              </table:table-cell>
              <table:table-cell office:value-type="float" office:value="102.06388">
                <text:p>102.06388</text:p>
              </table:table-cell>
              <table:table-cell office:value-type="float" office:value="101.78767">
                <text:p>101.78767</text:p>
              </table:table-cell>
              <table:table-cell office:value-type="float" office:value="99.57913">
                <text:p>99.57913</text:p>
              </table:table-cell>
              <table:table-cell office:value-type="float" office:value="100.69697">
                <text:p>100.69697</text:p>
              </table:table-cell>
              <table:table-cell office:value-type="float" office:value="100.39701">
                <text:p>100.39701</text:p>
              </table:table-cell>
              <table:table-cell office:value-type="float" office:value="100.00947">
                <text:p>100.00947</text:p>
              </table:table-cell>
              <table:table-cell office:value-type="float" office:value="100.12417">
                <text:p>100.12417</text:p>
              </table:table-cell>
              <table:table-cell office:value-type="float" office:value="99.21442">
                <text:p>99.21442</text:p>
              </table:table-cell>
              <table:table-cell office:value-type="float" office:value="99.66924">
                <text:p>99.66924</text:p>
              </table:table-cell>
              <table:table-cell office:value-type="float" office:value="100.10672">
                <text:p>100.10672</text:p>
              </table:table-cell>
              <table:table-cell office:value-type="float" office:value="100.72295">
                <text:p>100.72295</text:p>
              </table:table-cell>
              <table:table-cell office:value-type="float" office:value="99.6706">
                <text:p>99.6706</text:p>
              </table:table-cell>
              <table:table-cell office:value-type="float" office:value="100.26839">
                <text:p>100.26839</text:p>
              </table:table-cell>
              <table:table-cell office:value-type="float" office:value="98.69482">
                <text:p>98.69482</text:p>
              </table:table-cell>
              <table:table-cell office:value-type="float" office:value="102.54837">
                <text:p>102.54837</text:p>
              </table:table-cell>
              <table:table-cell office:value-type="float" office:value="99.60198">
                <text:p>99.60198</text:p>
              </table:table-cell>
              <table:table-cell office:value-type="float" office:value="103.02892">
                <text:p>103.02892</text:p>
              </table:table-cell>
              <table:table-cell office:value-type="float" office:value="98.85195">
                <text:p>98.85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.99281">
                <text:p>98.99281</text:p>
              </table:table-cell>
              <table:table-cell office:value-type="float" office:value="99.98113">
                <text:p>99.98113</text:p>
              </table:table-cell>
              <table:table-cell office:value-type="float" office:value="101.71111">
                <text:p>101.71111</text:p>
              </table:table-cell>
              <table:table-cell office:value-type="float" office:value="101.42265">
                <text:p>101.42265</text:p>
              </table:table-cell>
              <table:table-cell office:value-type="float" office:value="99.17573">
                <text:p>99.17573</text:p>
              </table:table-cell>
              <table:table-cell office:value-type="float" office:value="100.59502">
                <text:p>100.59502</text:p>
              </table:table-cell>
              <table:table-cell office:value-type="float" office:value="100.20312">
                <text:p>100.20312</text:p>
              </table:table-cell>
              <table:table-cell office:value-type="float" office:value="99.60073">
                <text:p>99.60073</text:p>
              </table:table-cell>
              <table:table-cell office:value-type="float" office:value="99.98466">
                <text:p>99.98466</text:p>
              </table:table-cell>
              <table:table-cell office:value-type="float" office:value="98.98869">
                <text:p>98.98869</text:p>
              </table:table-cell>
              <table:table-cell office:value-type="float" office:value="99.45271">
                <text:p>99.45271</text:p>
              </table:table-cell>
              <table:table-cell office:value-type="float" office:value="99.69706">
                <text:p>99.69706</text:p>
              </table:table-cell>
              <table:table-cell office:value-type="float" office:value="100.34562">
                <text:p>100.34562</text:p>
              </table:table-cell>
              <table:table-cell office:value-type="float" office:value="99.53104">
                <text:p>99.53104</text:p>
              </table:table-cell>
              <table:table-cell office:value-type="float" office:value="99.86252">
                <text:p>99.86252</text:p>
              </table:table-cell>
              <table:table-cell office:value-type="float" office:value="98.46542">
                <text:p>98.46542</text:p>
              </table:table-cell>
              <table:table-cell office:value-type="float" office:value="102.48313">
                <text:p>102.48313</text:p>
              </table:table-cell>
              <table:table-cell office:value-type="float" office:value="99.27162">
                <text:p>99.27162</text:p>
              </table:table-cell>
              <table:table-cell office:value-type="float" office:value="102.78868">
                <text:p>102.78868</text:p>
              </table:table-cell>
              <table:table-cell office:value-type="float" office:value="98.5143">
                <text:p>98.5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65528">
                <text:p>98.65528</text:p>
              </table:table-cell>
              <table:table-cell office:value-type="float" office:value="99.65418">
                <text:p>99.65418</text:p>
              </table:table-cell>
              <table:table-cell office:value-type="float" office:value="101.63783">
                <text:p>101.63783</text:p>
              </table:table-cell>
              <table:table-cell office:value-type="float" office:value="101.34653">
                <text:p>101.34653</text:p>
              </table:table-cell>
              <table:table-cell office:value-type="float" office:value="99.02889">
                <text:p>99.02889</text:p>
              </table:table-cell>
              <table:table-cell office:value-type="float" office:value="100.21332">
                <text:p>100.21332</text:p>
              </table:table-cell>
              <table:table-cell office:value-type="float" office:value="99.87602">
                <text:p>99.87602</text:p>
              </table:table-cell>
              <table:table-cell office:value-type="float" office:value="99.45799">
                <text:p>99.45799</text:p>
              </table:table-cell>
              <table:table-cell office:value-type="float" office:value="99.58449">
                <text:p>99.58449</text:p>
              </table:table-cell>
              <table:table-cell office:value-type="float" office:value="98.66019">
                <text:p>98.66019</text:p>
              </table:table-cell>
              <table:table-cell office:value-type="float" office:value="99.11874">
                <text:p>99.11874</text:p>
              </table:table-cell>
              <table:table-cell office:value-type="float" office:value="99.55355">
                <text:p>99.55355</text:p>
              </table:table-cell>
              <table:table-cell office:value-type="float" office:value="100.23974">
                <text:p>100.23974</text:p>
              </table:table-cell>
              <table:table-cell office:value-type="float" office:value="99.11764">
                <text:p>99.11764</text:p>
              </table:table-cell>
              <table:table-cell office:value-type="float" office:value="99.7196">
                <text:p>99.7196</text:p>
              </table:table-cell>
              <table:table-cell office:value-type="float" office:value="98.12068">
                <text:p>98.12068</text:p>
              </table:table-cell>
              <table:table-cell office:value-type="float" office:value="102.13437">
                <text:p>102.13437</text:p>
              </table:table-cell>
              <table:table-cell office:value-type="float" office:value="99.04637">
                <text:p>99.04637</text:p>
              </table:table-cell>
              <table:table-cell office:value-type="float" office:value="102.62731">
                <text:p>102.62731</text:p>
              </table:table-cell>
              <table:table-cell office:value-type="float" office:value="98.29434">
                <text:p>98.29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.43532">
                <text:p>98.43532</text:p>
              </table:table-cell>
              <table:table-cell office:value-type="float" office:value="99.43778">
                <text:p>99.43778</text:p>
              </table:table-cell>
              <table:table-cell office:value-type="float" office:value="101.26905">
                <text:p>101.26905</text:p>
              </table:table-cell>
              <table:table-cell office:value-type="float" office:value="100.97187">
                <text:p>100.97187</text:p>
              </table:table-cell>
              <table:table-cell office:value-type="float" office:value="98.61234">
                <text:p>98.61234</text:p>
              </table:table-cell>
              <table:table-cell office:value-type="float" office:value="100.09236">
                <text:p>100.09236</text:p>
              </table:table-cell>
              <table:table-cell office:value-type="float" office:value="99.66314">
                <text:p>99.66314</text:p>
              </table:table-cell>
              <table:table-cell office:value-type="float" office:value="99.05489">
                <text:p>99.05489</text:p>
              </table:table-cell>
              <table:table-cell office:value-type="float" office:value="99.44157">
                <text:p>99.44157</text:p>
              </table:table-cell>
              <table:table-cell office:value-type="float" office:value="98.4273">
                <text:p>98.4273</text:p>
              </table:table-cell>
              <table:table-cell office:value-type="float" office:value="98.89293">
                <text:p>98.89293</text:p>
              </table:table-cell>
              <table:table-cell office:value-type="float" office:value="99.14031">
                <text:p>99.14031</text:p>
              </table:table-cell>
              <table:table-cell office:value-type="float" office:value="99.83015">
                <text:p>99.83015</text:p>
              </table:table-cell>
              <table:table-cell office:value-type="float" office:value="98.98038">
                <text:p>98.98038</text:p>
              </table:table-cell>
              <table:table-cell office:value-type="float" office:value="99.31926">
                <text:p>99.31926</text:p>
              </table:table-cell>
              <table:table-cell office:value-type="float" office:value="97.89676">
                <text:p>97.89676</text:p>
              </table:table-cell>
              <table:table-cell office:value-type="float" office:value="102.06507">
                <text:p>102.06507</text:p>
              </table:table-cell>
              <table:table-cell office:value-type="float" office:value="98.70947">
                <text:p>98.70947</text:p>
              </table:table-cell>
              <table:table-cell office:value-type="float" office:value="102.37436">
                <text:p>102.37436</text:p>
              </table:table-cell>
              <table:table-cell office:value-type="float" office:value="97.95331">
                <text:p>97.953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.09432">
                <text:p>98.09432</text:p>
              </table:table-cell>
              <table:table-cell office:value-type="float" office:value="99.02461">
                <text:p>99.02461</text:p>
              </table:table-cell>
              <table:table-cell office:value-type="float" office:value="101.18369">
                <text:p>101.18369</text:p>
              </table:table-cell>
              <table:table-cell office:value-type="float" office:value="100.87873">
                <text:p>100.87873</text:p>
              </table:table-cell>
              <table:table-cell office:value-type="float" office:value="98.46794">
                <text:p>98.46794</text:p>
              </table:table-cell>
              <table:table-cell office:value-type="float" office:value="99.69175">
                <text:p>99.69175</text:p>
              </table:table-cell>
              <table:table-cell office:value-type="float" office:value="99.33247">
                <text:p>99.33247</text:p>
              </table:table-cell>
              <table:table-cell office:value-type="float" office:value="98.90862">
                <text:p>98.90862</text:p>
              </table:table-cell>
              <table:table-cell office:value-type="float" office:value="99.02851">
                <text:p>99.02851</text:p>
              </table:table-cell>
              <table:table-cell office:value-type="float" office:value="98.08569">
                <text:p>98.08569</text:p>
              </table:table-cell>
              <table:table-cell office:value-type="float" office:value="98.55548">
                <text:p>98.55548</text:p>
              </table:table-cell>
              <table:table-cell office:value-type="float" office:value="99.00264">
                <text:p>99.00264</text:p>
              </table:table-cell>
              <table:table-cell office:value-type="float" office:value="99.69047">
                <text:p>99.69047</text:p>
              </table:table-cell>
              <table:table-cell office:value-type="float" office:value="98.56345">
                <text:p>98.56345</text:p>
              </table:table-cell>
              <table:table-cell office:value-type="float" office:value="99.17253">
                <text:p>99.17253</text:p>
              </table:table-cell>
              <table:table-cell office:value-type="float" office:value="97.54838">
                <text:p>97.54838</text:p>
              </table:table-cell>
              <table:table-cell office:value-type="float" office:value="101.71266">
                <text:p>101.71266</text:p>
              </table:table-cell>
              <table:table-cell office:value-type="float" office:value="98.49279">
                <text:p>98.49279</text:p>
              </table:table-cell>
              <table:table-cell office:value-type="float" office:value="102.20031">
                <text:p>102.20031</text:p>
              </table:table-cell>
              <table:table-cell office:value-type="float" office:value="97.72051">
                <text:p>97.72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86114">
                <text:p>97.86114</text:p>
              </table:table-cell>
              <table:table-cell office:value-type="float" office:value="98.87778">
                <text:p>98.87778</text:p>
              </table:table-cell>
              <table:table-cell office:value-type="float" office:value="100.81473">
                <text:p>100.81473</text:p>
              </table:table-cell>
              <table:table-cell office:value-type="float" office:value="100.51024">
                <text:p>100.51024</text:p>
              </table:table-cell>
              <table:table-cell office:value-type="float" office:value="98.05124">
                <text:p>98.05124</text:p>
              </table:table-cell>
              <table:table-cell office:value-type="float" office:value="99.54833">
                <text:p>99.54833</text:p>
              </table:table-cell>
              <table:table-cell office:value-type="float" office:value="99.10646">
                <text:p>99.10646</text:p>
              </table:table-cell>
              <table:table-cell office:value-type="float" office:value="98.49255">
                <text:p>98.49255</text:p>
              </table:table-cell>
              <table:table-cell office:value-type="float" office:value="98.88168">
                <text:p>98.88168</text:p>
              </table:table-cell>
              <table:table-cell office:value-type="float" office:value="97.85237">
                <text:p>97.85237</text:p>
              </table:table-cell>
              <table:table-cell office:value-type="float" office:value="98.33573">
                <text:p>98.33573</text:p>
              </table:table-cell>
              <table:table-cell office:value-type="float" office:value="98.58932">
                <text:p>98.58932</text:p>
              </table:table-cell>
              <table:table-cell office:value-type="float" office:value="99.27701">
                <text:p>99.27701</text:p>
              </table:table-cell>
              <table:table-cell office:value-type="float" office:value="98.41324">
                <text:p>98.41324</text:p>
              </table:table-cell>
              <table:table-cell office:value-type="float" office:value="98.75943">
                <text:p>98.75943</text:p>
              </table:table-cell>
              <table:table-cell office:value-type="float" office:value="97.31184">
                <text:p>97.31184</text:p>
              </table:table-cell>
              <table:table-cell office:value-type="float" office:value="101.62708">
                <text:p>101.62708</text:p>
              </table:table-cell>
              <table:table-cell office:value-type="float" office:value="98.15236">
                <text:p>98.15236</text:p>
              </table:table-cell>
              <table:table-cell office:value-type="float" office:value="101.95326">
                <text:p>101.95326</text:p>
              </table:table-cell>
              <table:table-cell office:value-type="float" office:value="97.37252">
                <text:p>97.37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.51294">
                <text:p>97.51294</text:p>
              </table:table-cell>
              <table:table-cell office:value-type="float" office:value="98.47053">
                <text:p>98.47053</text:p>
              </table:table-cell>
              <table:table-cell office:value-type="float" office:value="100.72224">
                <text:p>100.72224</text:p>
              </table:table-cell>
              <table:table-cell office:value-type="float" office:value="100.40792">
                <text:p>100.40792</text:p>
              </table:table-cell>
              <table:table-cell office:value-type="float" office:value="97.89356">
                <text:p>97.89356</text:p>
              </table:table-cell>
              <table:table-cell office:value-type="float" office:value="99.13508">
                <text:p>99.13508</text:p>
              </table:table-cell>
              <table:table-cell office:value-type="float" office:value="98.77819">
                <text:p>98.77819</text:p>
              </table:table-cell>
              <table:table-cell office:value-type="float" office:value="98.34265">
                <text:p>98.34265</text:p>
              </table:table-cell>
              <table:table-cell office:value-type="float" office:value="98.47423">
                <text:p>98.47423</text:p>
              </table:table-cell>
              <table:table-cell office:value-type="float" office:value="97.5075">
                <text:p>97.5075</text:p>
              </table:table-cell>
              <table:table-cell office:value-type="float" office:value="97.99106">
                <text:p>97.99106</text:p>
              </table:table-cell>
              <table:table-cell office:value-type="float" office:value="98.43544">
                <text:p>98.43544</text:p>
              </table:table-cell>
              <table:table-cell office:value-type="float" office:value="99.14297">
                <text:p>99.14297</text:p>
              </table:table-cell>
              <table:table-cell office:value-type="float" office:value="98.00652">
                <text:p>98.00652</text:p>
              </table:table-cell>
              <table:table-cell office:value-type="float" office:value="98.6149">
                <text:p>98.6149</text:p>
              </table:table-cell>
              <table:table-cell office:value-type="float" office:value="96.95989">
                <text:p>96.95989</text:p>
              </table:table-cell>
              <table:table-cell office:value-type="float" office:value="101.27122">
                <text:p>101.27122</text:p>
              </table:table-cell>
              <table:table-cell office:value-type="float" office:value="97.9199">
                <text:p>97.9199</text:p>
              </table:table-cell>
              <table:table-cell office:value-type="float" office:value="101.77554">
                <text:p>101.77554</text:p>
              </table:table-cell>
              <table:table-cell office:value-type="float" office:value="97.13646">
                <text:p>97.13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27651">
                <text:p>97.27651</text:p>
              </table:table-cell>
              <table:table-cell office:value-type="float" office:value="98.31662">
                <text:p>98.31662</text:p>
              </table:table-cell>
              <table:table-cell office:value-type="float" office:value="100.34394">
                <text:p>100.34394</text:p>
              </table:table-cell>
              <table:table-cell office:value-type="float" office:value="100.01679">
                <text:p>100.01679</text:p>
              </table:table-cell>
              <table:table-cell office:value-type="float" office:value="97.46947">
                <text:p>97.46947</text:p>
              </table:table-cell>
              <table:table-cell office:value-type="float" office:value="98.98825">
                <text:p>98.98825</text:p>
              </table:table-cell>
              <table:table-cell office:value-type="float" office:value="98.55215">
                <text:p>98.55215</text:p>
              </table:table-cell>
              <table:table-cell office:value-type="float" office:value="97.93231">
                <text:p>97.93231</text:p>
              </table:table-cell>
              <table:table-cell office:value-type="float" office:value="98.3204">
                <text:p>98.3204</text:p>
              </table:table-cell>
              <table:table-cell office:value-type="float" office:value="97.27081">
                <text:p>97.27081</text:p>
              </table:table-cell>
              <table:table-cell office:value-type="float" office:value="97.76764">
                <text:p>97.76764</text:p>
              </table:table-cell>
              <table:table-cell office:value-type="float" office:value="98.02817">
                <text:p>98.02817</text:p>
              </table:table-cell>
              <table:table-cell office:value-type="float" office:value="98.72565">
                <text:p>98.72565</text:p>
              </table:table-cell>
              <table:table-cell office:value-type="float" office:value="97.84873">
                <text:p>97.84873</text:p>
              </table:table-cell>
              <table:table-cell office:value-type="float" office:value="98.19813">
                <text:p>98.19813</text:p>
              </table:table-cell>
              <table:table-cell office:value-type="float" office:value="96.72359">
                <text:p>96.72359</text:p>
              </table:table-cell>
              <table:table-cell office:value-type="float" office:value="101.18541">
                <text:p>101.18541</text:p>
              </table:table-cell>
              <table:table-cell office:value-type="float" office:value="97.57576">
                <text:p>97.57576</text:p>
              </table:table-cell>
              <table:table-cell office:value-type="float" office:value="101.50608">
                <text:p>101.50608</text:p>
              </table:table-cell>
              <table:table-cell office:value-type="float" office:value="96.71313">
                <text:p>96.713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.9252">
                <text:p>96.9252</text:p>
              </table:table-cell>
              <table:table-cell office:value-type="float" office:value="98.31662">
                <text:p>98.31662</text:p>
              </table:table-cell>
              <table:table-cell office:value-type="float" office:value="100.22891">
                <text:p>100.22891</text:p>
              </table:table-cell>
              <table:table-cell office:value-type="float" office:value="99.87342">
                <text:p>99.87342</text:p>
              </table:table-cell>
              <table:table-cell office:value-type="float" office:value="97.30834">
                <text:p>97.30834</text:p>
              </table:table-cell>
              <table:table-cell office:value-type="float" office:value="98.58427">
                <text:p>98.58427</text:p>
              </table:table-cell>
              <table:table-cell office:value-type="float" office:value="98.21071">
                <text:p>98.21071</text:p>
              </table:table-cell>
              <table:table-cell office:value-type="float" office:value="97.77538">
                <text:p>97.77538</text:p>
              </table:table-cell>
              <table:table-cell office:value-type="float" office:value="97.90393">
                <text:p>97.90393</text:p>
              </table:table-cell>
              <table:table-cell office:value-type="float" office:value="96.91927">
                <text:p>96.91927</text:p>
              </table:table-cell>
              <table:table-cell office:value-type="float" office:value="97.40613">
                <text:p>97.40613</text:p>
              </table:table-cell>
              <table:table-cell office:value-type="float" office:value="97.87061">
                <text:p>97.87061</text:p>
              </table:table-cell>
              <table:table-cell office:value-type="float" office:value="98.57518">
                <text:p>98.57518</text:p>
              </table:table-cell>
              <table:table-cell office:value-type="float" office:value="97.42826">
                <text:p>97.42826</text:p>
              </table:table-cell>
              <table:table-cell office:value-type="float" office:value="98.04424">
                <text:p>98.04424</text:p>
              </table:table-cell>
              <table:table-cell office:value-type="float" office:value="96.35531">
                <text:p>96.35531</text:p>
              </table:table-cell>
              <table:table-cell office:value-type="float" office:value="100.81677">
                <text:p>100.81677</text:p>
              </table:table-cell>
              <table:table-cell office:value-type="float" office:value="97.34319">
                <text:p>97.34319</text:p>
              </table:table-cell>
              <table:table-cell office:value-type="float" office:value="101.32486">
                <text:p>101.32486</text:p>
              </table:table-cell>
              <table:table-cell office:value-type="float" office:value="96.54902">
                <text:p>96.549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68933">
                <text:p>96.68933</text:p>
              </table:table-cell>
              <table:table-cell office:value-type="float" office:value="97.90042">
                <text:p>97.90042</text:p>
              </table:table-cell>
              <table:table-cell office:value-type="float" office:value="99.83226">
                <text:p>99.83226</text:p>
              </table:table-cell>
              <table:table-cell office:value-type="float" office:value="99.46374">
                <text:p>99.46374</text:p>
              </table:table-cell>
              <table:table-cell office:value-type="float" office:value="96.88432">
                <text:p>96.88432</text:p>
              </table:table-cell>
              <table:table-cell office:value-type="float" office:value="98.43005">
                <text:p>98.43005</text:p>
              </table:table-cell>
              <table:table-cell office:value-type="float" office:value="97.98702">
                <text:p>97.98702</text:p>
              </table:table-cell>
              <table:table-cell office:value-type="float" office:value="97.35536">
                <text:p>97.35536</text:p>
              </table:table-cell>
              <table:table-cell office:value-type="float" office:value="97.74675">
                <text:p>97.74675</text:p>
              </table:table-cell>
              <table:table-cell office:value-type="float" office:value="96.6796">
                <text:p>96.6796</text:p>
              </table:table-cell>
              <table:table-cell office:value-type="float" office:value="97.17936">
                <text:p>97.17936</text:p>
              </table:table-cell>
              <table:table-cell office:value-type="float" office:value="97.45011">
                <text:p>97.45011</text:p>
              </table:table-cell>
              <table:table-cell office:value-type="float" office:value="98.16722">
                <text:p>98.16722</text:p>
              </table:table-cell>
              <table:table-cell office:value-type="float" office:value="97.26758">
                <text:p>97.26758</text:p>
              </table:table-cell>
              <table:table-cell office:value-type="float" office:value="97.62412">
                <text:p>97.62412</text:p>
              </table:table-cell>
              <table:table-cell office:value-type="float" office:value="96.11552">
                <text:p>96.11552</text:p>
              </table:table-cell>
              <table:table-cell office:value-type="float" office:value="100.71444">
                <text:p>100.71444</text:p>
              </table:table-cell>
              <table:table-cell office:value-type="float" office:value="96.99568">
                <text:p>96.99568</text:p>
              </table:table-cell>
              <table:table-cell office:value-type="float" office:value="101.05775">
                <text:p>101.05775</text:p>
              </table:table-cell>
              <table:table-cell office:value-type="float" office:value="96.12218">
                <text:p>96.12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68933">
                <text:p>96.68933</text:p>
              </table:table-cell>
              <table:table-cell office:value-type="float" office:value="97.74324">
                <text:p>97.74324</text:p>
              </table:table-cell>
              <table:table-cell office:value-type="float" office:value="99.68947">
                <text:p>99.68947</text:p>
              </table:table-cell>
              <table:table-cell office:value-type="float" office:value="99.3301">
                <text:p>99.3301</text:p>
              </table:table-cell>
              <table:table-cell office:value-type="float" office:value="96.71633">
                <text:p>96.71633</text:p>
              </table:table-cell>
              <table:table-cell office:value-type="float" office:value="98.01315">
                <text:p>98.01315</text:p>
              </table:table-cell>
              <table:table-cell office:value-type="float" office:value="97.64222">
                <text:p>97.64222</text:p>
              </table:table-cell>
              <table:table-cell office:value-type="float" office:value="97.19085">
                <text:p>97.19085</text:p>
              </table:table-cell>
              <table:table-cell office:value-type="float" office:value="97.33261">
                <text:p>97.33261</text:p>
              </table:table-cell>
              <table:table-cell office:value-type="float" office:value="96.31518">
                <text:p>96.31518</text:p>
              </table:table-cell>
              <table:table-cell office:value-type="float" office:value="96.75593">
                <text:p>96.75593</text:p>
              </table:table-cell>
              <table:table-cell office:value-type="float" office:value="97.28921">
                <text:p>97.28921</text:p>
              </table:table-cell>
              <table:table-cell office:value-type="float" office:value="98.00993">
                <text:p>98.00993</text:p>
              </table:table-cell>
              <table:table-cell office:value-type="float" office:value="96.84412">
                <text:p>96.84412</text:p>
              </table:table-cell>
              <table:table-cell office:value-type="float" office:value="97.46352">
                <text:p>97.46352</text:p>
              </table:table-cell>
              <table:table-cell office:value-type="float" office:value="95.74773">
                <text:p>95.74773</text:p>
              </table:table-cell>
              <table:table-cell office:value-type="float" office:value="100.3423">
                <text:p>100.3423</text:p>
              </table:table-cell>
              <table:table-cell office:value-type="float" office:value="96.75618">
                <text:p>96.75618</text:p>
              </table:table-cell>
              <table:table-cell office:value-type="float" office:value="100.86745">
                <text:p>100.86745</text:p>
              </table:table-cell>
              <table:table-cell office:value-type="float" office:value="95.94178">
                <text:p>95.94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6.26247">
                <text:p>96.26247</text:p>
              </table:table-cell>
              <table:table-cell office:value-type="float" office:value="97.32928">
                <text:p>97.32928</text:p>
              </table:table-cell>
              <table:table-cell office:value-type="float" office:value="99.2803">
                <text:p>99.2803</text:p>
              </table:table-cell>
              <table:table-cell office:value-type="float" office:value="98.91722">
                <text:p>98.91722</text:p>
              </table:table-cell>
              <table:table-cell office:value-type="float" office:value="96.28917">
                <text:p>96.28917</text:p>
              </table:table-cell>
              <table:table-cell office:value-type="float" office:value="97.86519">
                <text:p>97.86519</text:p>
              </table:table-cell>
              <table:table-cell office:value-type="float" office:value="97.40951">
                <text:p>97.40951</text:p>
              </table:table-cell>
              <table:table-cell office:value-type="float" office:value="96.76738">
                <text:p>96.76738</text:p>
              </table:table-cell>
              <table:table-cell office:value-type="float" office:value="97.17173">
                <text:p>97.17173</text:p>
              </table:table-cell>
              <table:table-cell office:value-type="float" office:value="96.07539">
                <text:p>96.07539</text:p>
              </table:table-cell>
              <table:table-cell office:value-type="float" office:value="96.58837">
                <text:p>96.58837</text:p>
              </table:table-cell>
              <table:table-cell office:value-type="float" office:value="96.86211">
                <text:p>96.86211</text:p>
              </table:table-cell>
              <table:table-cell office:value-type="float" office:value="97.58989">
                <text:p>97.58989</text:p>
              </table:table-cell>
              <table:table-cell office:value-type="float" office:value="96.67993">
                <text:p>96.67993</text:p>
              </table:table-cell>
              <table:table-cell office:value-type="float" office:value="97.04954">
                <text:p>97.04954</text:p>
              </table:table-cell>
              <table:table-cell office:value-type="float" office:value="95.4939">
                <text:p>95.4939</text:p>
              </table:table-cell>
              <table:table-cell office:value-type="float" office:value="100.23107">
                <text:p>100.23107</text:p>
              </table:table-cell>
              <table:table-cell office:value-type="float" office:value="96.59228">
                <text:p>96.59228</text:p>
              </table:table-cell>
              <table:table-cell office:value-type="float" office:value="100.58766">
                <text:p>100.58766</text:p>
              </table:table-cell>
              <table:table-cell office:value-type="float" office:value="95.51138">
                <text:p>95.51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.08202">
                <text:p>96.08202</text:p>
              </table:table-cell>
              <table:table-cell office:value-type="float" office:value="97.16872">
                <text:p>97.16872</text:p>
              </table:table-cell>
              <table:table-cell office:value-type="float" office:value="99.13374">
                <text:p>99.13374</text:p>
              </table:table-cell>
              <table:table-cell office:value-type="float" office:value="98.76713">
                <text:p>98.76713</text:p>
              </table:table-cell>
              <table:table-cell office:value-type="float" office:value="96.112">
                <text:p>96.112</text:p>
              </table:table-cell>
              <table:table-cell office:value-type="float" office:value="97.44534">
                <text:p>97.44534</text:p>
              </table:table-cell>
              <table:table-cell office:value-type="float" office:value="97.05761">
                <text:p>97.05761</text:p>
              </table:table-cell>
              <table:table-cell office:value-type="float" office:value="96.5995">
                <text:p>96.5995</text:p>
              </table:table-cell>
              <table:table-cell office:value-type="float" office:value="96.74791">
                <text:p>96.74791</text:p>
              </table:table-cell>
              <table:table-cell office:value-type="float" office:value="95.70358">
                <text:p>95.70358</text:p>
              </table:table-cell>
              <table:table-cell office:value-type="float" office:value="96.1614">
                <text:p>96.1614</text:p>
              </table:table-cell>
              <table:table-cell office:value-type="float" office:value="96.69801">
                <text:p>96.69801</text:p>
              </table:table-cell>
              <table:table-cell office:value-type="float" office:value="97.43265">
                <text:p>97.43265</text:p>
              </table:table-cell>
              <table:table-cell office:value-type="float" office:value="96.25288">
                <text:p>96.25288</text:p>
              </table:table-cell>
              <table:table-cell office:value-type="float" office:value="96.87966">
                <text:p>96.87966</text:p>
              </table:table-cell>
              <table:table-cell office:value-type="float" office:value="95.05955">
                <text:p>95.05955</text:p>
              </table:table-cell>
              <table:table-cell office:value-type="float" office:value="99.82186">
                <text:p>99.82186</text:p>
              </table:table-cell>
              <table:table-cell office:value-type="float" office:value="96.16543">
                <text:p>96.16543</text:p>
              </table:table-cell>
              <table:table-cell office:value-type="float" office:value="100.39387">
                <text:p>100.39387</text:p>
              </table:table-cell>
              <table:table-cell office:value-type="float" office:value="95.31819">
                <text:p>95.318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.64226">
                <text:p>95.64226</text:p>
              </table:table-cell>
              <table:table-cell office:value-type="float" office:value="96.74537">
                <text:p>96.74537</text:p>
              </table:table-cell>
              <table:table-cell office:value-type="float" office:value="98.72685">
                <text:p>98.72685</text:p>
              </table:table-cell>
              <table:table-cell office:value-type="float" office:value="98.35993">
                <text:p>98.35993</text:p>
              </table:table-cell>
              <table:table-cell office:value-type="float" office:value="95.68126">
                <text:p>95.68126</text:p>
              </table:table-cell>
              <table:table-cell office:value-type="float" office:value="97.28467">
                <text:p>97.28467</text:p>
              </table:table-cell>
              <table:table-cell office:value-type="float" office:value="96.82119">
                <text:p>96.82119</text:p>
              </table:table-cell>
              <table:table-cell office:value-type="float" office:value="96.17195">
                <text:p>96.17195</text:p>
              </table:table-cell>
              <table:table-cell office:value-type="float" office:value="96.57089">
                <text:p>96.57089</text:p>
              </table:table-cell>
              <table:table-cell office:value-type="float" office:value="95.46266">
                <text:p>95.46266</text:p>
              </table:table-cell>
              <table:table-cell office:value-type="float" office:value="95.98104">
                <text:p>95.98104</text:p>
              </table:table-cell>
              <table:table-cell office:value-type="float" office:value="96.2708">
                <text:p>96.2708</text:p>
              </table:table-cell>
              <table:table-cell office:value-type="float" office:value="97.01827">
                <text:p>97.01827</text:p>
              </table:table-cell>
              <table:table-cell office:value-type="float" office:value="96.0724">
                <text:p>96.0724</text:p>
              </table:table-cell>
              <table:table-cell office:value-type="float" office:value="96.45272">
                <text:p>96.45272</text:p>
              </table:table-cell>
              <table:table-cell office:value-type="float" office:value="94.87227">
                <text:p>94.87227</text:p>
              </table:table-cell>
              <table:table-cell office:value-type="float" office:value="99.68238">
                <text:p>99.68238</text:p>
              </table:table-cell>
              <table:table-cell office:value-type="float" office:value="95.98528">
                <text:p>95.98528</text:p>
              </table:table-cell>
              <table:table-cell office:value-type="float" office:value="100.07682">
                <text:p>100.07682</text:p>
              </table:table-cell>
              <table:table-cell office:value-type="float" office:value="94.88777">
                <text:p>94.88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.46333">
                <text:p>95.46333</text:p>
              </table:table-cell>
              <table:table-cell office:value-type="float" office:value="96.56837">
                <text:p>96.56837</text:p>
              </table:table-cell>
              <table:table-cell office:value-type="float" office:value="98.57677">
                <text:p>98.57677</text:p>
              </table:table-cell>
              <table:table-cell office:value-type="float" office:value="98.20635">
                <text:p>98.20635</text:p>
              </table:table-cell>
              <table:table-cell office:value-type="float" office:value="95.4903">
                <text:p>95.4903</text:p>
              </table:table-cell>
              <table:table-cell office:value-type="float" office:value="96.85749">
                <text:p>96.85749</text:p>
              </table:table-cell>
              <table:table-cell office:value-type="float" office:value="96.46047">
                <text:p>96.46047</text:p>
              </table:table-cell>
              <table:table-cell office:value-type="float" office:value="95.99493">
                <text:p>95.99493</text:p>
              </table:table-cell>
              <table:table-cell office:value-type="float" office:value="96.14347">
                <text:p>96.14347</text:p>
              </table:table-cell>
              <table:table-cell office:value-type="float" office:value="95.08788">
                <text:p>95.08788</text:p>
              </table:table-cell>
              <table:table-cell office:value-type="float" office:value="95.54113">
                <text:p>95.54113</text:p>
              </table:table-cell>
              <table:table-cell office:value-type="float" office:value="96.09392">
                <text:p>96.09392</text:p>
              </table:table-cell>
              <table:table-cell office:value-type="float" office:value="96.84463">
                <text:p>96.84463</text:p>
              </table:table-cell>
              <table:table-cell office:value-type="float" office:value="95.64514">
                <text:p>95.64514</text:p>
              </table:table-cell>
              <table:table-cell office:value-type="float" office:value="96.28515">
                <text:p>96.28515</text:p>
              </table:table-cell>
              <table:table-cell office:value-type="float" office:value="94.43321">
                <text:p>94.43321</text:p>
              </table:table-cell>
              <table:table-cell office:value-type="float" office:value="99.27884">
                <text:p>99.27884</text:p>
              </table:table-cell>
              <table:table-cell office:value-type="float" office:value="95.55509">
                <text:p>95.55509</text:p>
              </table:table-cell>
              <table:table-cell office:value-type="float" office:value="99.85494">
                <text:p>99.85494</text:p>
              </table:table-cell>
              <table:table-cell office:value-type="float" office:value="94.69124">
                <text:p>94.69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.03522">
                <text:p>95.03522</text:p>
              </table:table-cell>
              <table:table-cell office:value-type="float" office:value="96.14097">
                <text:p>96.14097</text:p>
              </table:table-cell>
              <table:table-cell office:value-type="float" office:value="98.16957">
                <text:p>98.16957</text:p>
              </table:table-cell>
              <table:table-cell office:value-type="float" office:value="97.78651">
                <text:p>97.78651</text:p>
              </table:table-cell>
              <table:table-cell office:value-type="float" office:value="95.06197">
                <text:p>95.06197</text:p>
              </table:table-cell>
              <table:table-cell office:value-type="float" office:value="96.6931">
                <text:p>96.6931</text:p>
              </table:table-cell>
              <table:table-cell office:value-type="float" office:value="96.21686">
                <text:p>96.21686</text:p>
              </table:table-cell>
              <table:table-cell office:value-type="float" office:value="95.56396">
                <text:p>95.56396</text:p>
              </table:table-cell>
              <table:table-cell office:value-type="float" office:value="95.97209">
                <text:p>95.97209</text:p>
              </table:table-cell>
              <table:table-cell office:value-type="float" office:value="94.83524">
                <text:p>94.83524</text:p>
              </table:table-cell>
              <table:table-cell office:value-type="float" office:value="95.35741">
                <text:p>95.35741</text:p>
              </table:table-cell>
              <table:table-cell office:value-type="float" office:value="95.66299">
                <text:p>95.66299</text:p>
              </table:table-cell>
              <table:table-cell office:value-type="float" office:value="96.41752">
                <text:p>96.41752</text:p>
              </table:table-cell>
              <table:table-cell office:value-type="float" office:value="95.46105">
                <text:p>95.46105</text:p>
              </table:table-cell>
              <table:table-cell office:value-type="float" office:value="95.84518">
                <text:p>95.84518</text:p>
              </table:table-cell>
              <table:table-cell office:value-type="float" office:value="94.22688">
                <text:p>94.22688</text:p>
              </table:table-cell>
              <table:table-cell office:value-type="float" office:value="99.13237">
                <text:p>99.13237</text:p>
              </table:table-cell>
              <table:table-cell office:value-type="float" office:value="95.3715">
                <text:p>95.3715</text:p>
              </table:table-cell>
              <table:table-cell office:value-type="float" office:value="99.45527">
                <text:p>99.45527</text:p>
              </table:table-cell>
              <table:table-cell office:value-type="float" office:value="94.24426">
                <text:p>94.24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.84225">
                <text:p>94.84225</text:p>
              </table:table-cell>
              <table:table-cell office:value-type="float" office:value="95.96035">
                <text:p>95.96035</text:p>
              </table:table-cell>
              <table:table-cell office:value-type="float" office:value="98.01237">
                <text:p>98.01237</text:p>
              </table:table-cell>
              <table:table-cell office:value-type="float" office:value="97.62934">
                <text:p>97.62934</text:p>
              </table:table-cell>
              <table:table-cell office:value-type="float" office:value="94.86874">
                <text:p>94.86874</text:p>
              </table:table-cell>
              <table:table-cell office:value-type="float" office:value="96.26603">
                <text:p>96.26603</text:p>
              </table:table-cell>
              <table:table-cell office:value-type="float" office:value="95.85242">
                <text:p>95.85242</text:p>
              </table:table-cell>
              <table:table-cell office:value-type="float" office:value="95.37027">
                <text:p>95.37027</text:p>
              </table:table-cell>
              <table:table-cell office:value-type="float" office:value="95.53201">
                <text:p>95.53201</text:p>
              </table:table-cell>
              <table:table-cell office:value-type="float" office:value="94.39267">
                <text:p>94.39267</text:p>
              </table:table-cell>
              <table:table-cell office:value-type="float" office:value="94.92694">
                <text:p>94.92694</text:p>
              </table:table-cell>
              <table:table-cell office:value-type="float" office:value="95.46977">
                <text:p>95.46977</text:p>
              </table:table-cell>
              <table:table-cell office:value-type="float" office:value="96.24974">
                <text:p>96.24974</text:p>
              </table:table-cell>
              <table:table-cell office:value-type="float" office:value="95.02091">
                <text:p>95.02091</text:p>
              </table:table-cell>
              <table:table-cell office:value-type="float" office:value="95.66481">
                <text:p>95.66481</text:p>
              </table:table-cell>
              <table:table-cell office:value-type="float" office:value="93.78008">
                <text:p>93.78008</text:p>
              </table:table-cell>
              <table:table-cell office:value-type="float" office:value="98.72871">
                <text:p>98.72871</text:p>
              </table:table-cell>
              <table:table-cell office:value-type="float" office:value="94.93184">
                <text:p>94.93184</text:p>
              </table:table-cell>
              <table:table-cell office:value-type="float" office:value="99.31242">
                <text:p>99.31242</text:p>
              </table:table-cell>
              <table:table-cell office:value-type="float" office:value="94.04445">
                <text:p>94.0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.40364">
                <text:p>94.40364</text:p>
              </table:table-cell>
              <table:table-cell office:value-type="float" office:value="95.52932">
                <text:p>95.52932</text:p>
              </table:table-cell>
              <table:table-cell office:value-type="float" office:value="97.59236">
                <text:p>97.59236</text:p>
              </table:table-cell>
              <table:table-cell office:value-type="float" office:value="97.20557">
                <text:p>97.20557</text:p>
              </table:table-cell>
              <table:table-cell office:value-type="float" office:value="94.42968">
                <text:p>94.42968</text:p>
              </table:table-cell>
              <table:table-cell office:value-type="float" office:value="96.08535">
                <text:p>96.08535</text:p>
              </table:table-cell>
              <table:table-cell office:value-type="float" office:value="95.60916">
                <text:p>95.60916</text:p>
              </table:table-cell>
              <table:table-cell office:value-type="float" office:value="94.93614">
                <text:p>94.93614</text:p>
              </table:table-cell>
              <table:table-cell office:value-type="float" office:value="95.34789">
                <text:p>95.34789</text:p>
              </table:table-cell>
              <table:table-cell office:value-type="float" office:value="94.19564">
                <text:p>94.19564</text:p>
              </table:table-cell>
              <table:table-cell office:value-type="float" office:value="94.92694">
                <text:p>94.92694</text:p>
              </table:table-cell>
              <table:table-cell office:value-type="float" office:value="95.03926">
                <text:p>95.03926</text:p>
              </table:table-cell>
              <table:table-cell office:value-type="float" office:value="95.81919">
                <text:p>95.81919</text:p>
              </table:table-cell>
              <table:table-cell office:value-type="float" office:value="94.83319">
                <text:p>94.83319</text:p>
              </table:table-cell>
              <table:table-cell office:value-type="float" office:value="95.23071">
                <text:p>95.23071</text:p>
              </table:table-cell>
              <table:table-cell office:value-type="float" office:value="93.57021">
                <text:p>93.57021</text:p>
              </table:table-cell>
              <table:table-cell office:value-type="float" office:value="98.57847">
                <text:p>98.57847</text:p>
              </table:table-cell>
              <table:table-cell office:value-type="float" office:value="94.73208">
                <text:p>94.73208</text:p>
              </table:table-cell>
              <table:table-cell office:value-type="float" office:value="98.90564">
                <text:p>98.90564</text:p>
              </table:table-cell>
              <table:table-cell office:value-type="float" office:value="93.58805">
                <text:p>93.58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.20673">
                <text:p>94.20673</text:p>
              </table:table-cell>
              <table:table-cell office:value-type="float" office:value="95.34545">
                <text:p>95.34545</text:p>
              </table:table-cell>
              <table:table-cell office:value-type="float" office:value="97.43523">
                <text:p>97.43523</text:p>
              </table:table-cell>
              <table:table-cell office:value-type="float" office:value="97.04479">
                <text:p>97.04479</text:p>
              </table:table-cell>
              <table:table-cell office:value-type="float" office:value="94.22931">
                <text:p>94.22931</text:p>
              </table:table-cell>
              <table:table-cell office:value-type="float" office:value="95.65837">
                <text:p>95.65837</text:p>
              </table:table-cell>
              <table:table-cell office:value-type="float" office:value="95.23782">
                <text:p>95.23782</text:p>
              </table:table-cell>
              <table:table-cell office:value-type="float" office:value="94.73962">
                <text:p>94.73962</text:p>
              </table:table-cell>
              <table:table-cell office:value-type="float" office:value="94.90417">
                <text:p>94.90417</text:p>
              </table:table-cell>
              <table:table-cell office:value-type="float" office:value="93.75244">
                <text:p>93.75244</text:p>
              </table:table-cell>
              <table:table-cell office:value-type="float" office:value="94.72705">
                <text:p>94.72705</text:p>
              </table:table-cell>
              <table:table-cell office:value-type="float" office:value="94.84247">
                <text:p>94.84247</text:p>
              </table:table-cell>
              <table:table-cell office:value-type="float" office:value="95.63884">
                <text:p>95.63884</text:p>
              </table:table-cell>
              <table:table-cell office:value-type="float" office:value="94.38949">
                <text:p>94.38949</text:p>
              </table:table-cell>
              <table:table-cell office:value-type="float" office:value="95.04708">
                <text:p>95.04708</text:p>
              </table:table-cell>
              <table:table-cell office:value-type="float" office:value="93.11322">
                <text:p>93.11322</text:p>
              </table:table-cell>
              <table:table-cell office:value-type="float" office:value="98.15851">
                <text:p>98.15851</text:p>
              </table:table-cell>
              <table:table-cell office:value-type="float" office:value="94.28893">
                <text:p>94.28893</text:p>
              </table:table-cell>
              <table:table-cell office:value-type="float" office:value="98.75937">
                <text:p>98.75937</text:p>
              </table:table-cell>
              <table:table-cell office:value-type="float" office:value="93.37563">
                <text:p>93.37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75097">
                <text:p>93.75097</text:p>
              </table:table-cell>
              <table:table-cell office:value-type="float" office:value="94.90511">
                <text:p>94.90511</text:p>
              </table:table-cell>
              <table:table-cell office:value-type="float" office:value="97.01145">
                <text:p>97.01145</text:p>
              </table:table-cell>
              <table:table-cell office:value-type="float" office:value="96.61752">
                <text:p>96.61752</text:p>
              </table:table-cell>
              <table:table-cell office:value-type="float" office:value="93.77673">
                <text:p>93.77673</text:p>
              </table:table-cell>
              <table:table-cell office:value-type="float" office:value="95.47459">
                <text:p>95.47459</text:p>
              </table:table-cell>
              <table:table-cell office:value-type="float" office:value="94.98164">
                <text:p>94.98164</text:p>
              </table:table-cell>
              <table:table-cell office:value-type="float" office:value="94.29232">
                <text:p>94.29232</text:p>
              </table:table-cell>
              <table:table-cell office:value-type="float" office:value="94.71641">
                <text:p>94.71641</text:p>
              </table:table-cell>
              <table:table-cell office:value-type="float" office:value="93.54205">
                <text:p>93.54205</text:p>
              </table:table-cell>
              <table:table-cell office:value-type="float" office:value="94.28355">
                <text:p>94.28355</text:p>
              </table:table-cell>
              <table:table-cell office:value-type="float" office:value="94.39883">
                <text:p>94.39883</text:p>
              </table:table-cell>
              <table:table-cell office:value-type="float" office:value="95.19516">
                <text:p>95.19516</text:p>
              </table:table-cell>
              <table:table-cell office:value-type="float" office:value="94.18935">
                <text:p>94.18935</text:p>
              </table:table-cell>
              <table:table-cell office:value-type="float" office:value="94.60363">
                <text:p>94.60363</text:p>
              </table:table-cell>
              <table:table-cell office:value-type="float" office:value="92.89614">
                <text:p>92.89614</text:p>
              </table:table-cell>
              <table:table-cell office:value-type="float" office:value="98.00498">
                <text:p>98.00498</text:p>
              </table:table-cell>
              <table:table-cell office:value-type="float" office:value="94.08945">
                <text:p>94.08945</text:p>
              </table:table-cell>
              <table:table-cell office:value-type="float" office:value="98.34309">
                <text:p>98.34309</text:p>
              </table:table-cell>
              <table:table-cell office:value-type="float" office:value="92.92502">
                <text:p>92.92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54111">
                <text:p>93.54111</text:p>
              </table:table-cell>
              <table:table-cell office:value-type="float" office:value="94.70854">
                <text:p>94.70854</text:p>
              </table:table-cell>
              <table:table-cell office:value-type="float" office:value="96.84704">
                <text:p>96.84704</text:p>
              </table:table-cell>
              <table:table-cell office:value-type="float" office:value="96.45329">
                <text:p>96.45329</text:p>
              </table:table-cell>
              <table:table-cell office:value-type="float" office:value="93.5726">
                <text:p>93.5726</text:p>
              </table:table-cell>
              <table:table-cell office:value-type="float" office:value="95.03079">
                <text:p>95.03079</text:p>
              </table:table-cell>
              <table:table-cell office:value-type="float" office:value="94.59727">
                <text:p>94.59727</text:p>
              </table:table-cell>
              <table:table-cell office:value-type="float" office:value="94.09262">
                <text:p>94.09262</text:p>
              </table:table-cell>
              <table:table-cell office:value-type="float" office:value="94.27295">
                <text:p>94.27295</text:p>
              </table:table-cell>
              <table:table-cell office:value-type="float" office:value="93.08538">
                <text:p>93.08538</text:p>
              </table:table-cell>
              <table:table-cell office:value-type="float" office:value="94.08369">
                <text:p>94.08369</text:p>
              </table:table-cell>
              <table:table-cell office:value-type="float" office:value="94.1952">
                <text:p>94.1952</text:p>
              </table:table-cell>
              <table:table-cell office:value-type="float" office:value="95.01151">
                <text:p>95.01151</text:p>
              </table:table-cell>
              <table:table-cell office:value-type="float" office:value="93.74227">
                <text:p>93.74227</text:p>
              </table:table-cell>
              <table:table-cell office:value-type="float" office:value="94.40379">
                <text:p>94.40379</text:p>
              </table:table-cell>
              <table:table-cell office:value-type="float" office:value="92.42839">
                <text:p>92.42839</text:p>
              </table:table-cell>
              <table:table-cell office:value-type="float" office:value="97.59452">
                <text:p>97.59452</text:p>
              </table:table-cell>
              <table:table-cell office:value-type="float" office:value="93.63916">
                <text:p>93.63916</text:p>
              </table:table-cell>
              <table:table-cell office:value-type="float" office:value="98.1896">
                <text:p>98.1896</text:p>
              </table:table-cell>
              <table:table-cell office:value-type="float" office:value="92.69631">
                <text:p>92.69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08478">
                <text:p>93.08478</text:p>
              </table:table-cell>
              <table:table-cell office:value-type="float" office:value="94.26123">
                <text:p>94.26123</text:p>
              </table:table-cell>
              <table:table-cell office:value-type="float" office:value="96.41986">
                <text:p>96.41986</text:p>
              </table:table-cell>
              <table:table-cell office:value-type="float" office:value="96.02276">
                <text:p>96.02276</text:p>
              </table:table-cell>
              <table:table-cell office:value-type="float" office:value="93.11611">
                <text:p>93.11611</text:p>
              </table:table-cell>
              <table:table-cell office:value-type="float" office:value="94.8376">
                <text:p>94.8376</text:p>
              </table:table-cell>
              <table:table-cell office:value-type="float" office:value="94.33769">
                <text:p>94.33769</text:p>
              </table:table-cell>
              <table:table-cell office:value-type="float" office:value="93.63632">
                <text:p>93.63632</text:p>
              </table:table-cell>
              <table:table-cell office:value-type="float" office:value="94.06966">
                <text:p>94.06966</text:p>
              </table:table-cell>
              <table:table-cell office:value-type="float" office:value="92.86234">
                <text:p>92.86234</text:p>
              </table:table-cell>
              <table:table-cell office:value-type="float" office:value="93.62394">
                <text:p>93.62394</text:p>
              </table:table-cell>
              <table:table-cell office:value-type="float" office:value="93.74786">
                <text:p>93.74786</text:p>
              </table:table-cell>
              <table:table-cell office:value-type="float" office:value="94.56439">
                <text:p>94.56439</text:p>
              </table:table-cell>
              <table:table-cell office:value-type="float" office:value="93.52613">
                <text:p>93.52613</text:p>
              </table:table-cell>
              <table:table-cell office:value-type="float" office:value="93.95688">
                <text:p>93.95688</text:p>
              </table:table-cell>
              <table:table-cell office:value-type="float" office:value="92.19743">
                <text:p>92.19743</text:p>
              </table:table-cell>
              <table:table-cell office:value-type="float" office:value="97.4339">
                <text:p>97.4339</text:p>
              </table:table-cell>
              <table:table-cell office:value-type="float" office:value="93.4268">
                <text:p>93.4268</text:p>
              </table:table-cell>
              <table:table-cell office:value-type="float" office:value="97.77907">
                <text:p>97.77907</text:p>
              </table:table-cell>
              <table:table-cell office:value-type="float" office:value="92.23642">
                <text:p>92.23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.87128">
                <text:p>92.87128</text:p>
              </table:table-cell>
              <table:table-cell office:value-type="float" office:value="94.06142">
                <text:p>94.06142</text:p>
              </table:table-cell>
              <table:table-cell office:value-type="float" office:value="96.2428">
                <text:p>96.2428</text:p>
              </table:table-cell>
              <table:table-cell office:value-type="float" office:value="95.8424">
                <text:p>95.8424</text:p>
              </table:table-cell>
              <table:table-cell office:value-type="float" office:value="92.89317">
                <text:p>92.89317</text:p>
              </table:table-cell>
              <table:table-cell office:value-type="float" office:value="94.39052">
                <text:p>94.39052</text:p>
              </table:table-cell>
              <table:table-cell office:value-type="float" office:value="93.95035">
                <text:p>93.95035</text:p>
              </table:table-cell>
              <table:table-cell office:value-type="float" office:value="93.42992">
                <text:p>93.42992</text:p>
              </table:table-cell>
              <table:table-cell office:value-type="float" office:value="93.61315">
                <text:p>93.61315</text:p>
              </table:table-cell>
              <table:table-cell office:value-type="float" office:value="92.40041">
                <text:p>92.40041</text:p>
              </table:table-cell>
              <table:table-cell office:value-type="float" office:value="93.41161">
                <text:p>93.41161</text:p>
              </table:table-cell>
              <table:table-cell office:value-type="float" office:value="93.5354">
                <text:p>93.5354</text:p>
              </table:table-cell>
              <table:table-cell office:value-type="float" office:value="94.36787">
                <text:p>94.36787</text:p>
              </table:table-cell>
              <table:table-cell office:value-type="float" office:value="93.06954">
                <text:p>93.06954</text:p>
              </table:table-cell>
              <table:table-cell office:value-type="float" office:value="93.74445">
                <text:p>93.74445</text:p>
              </table:table-cell>
              <table:table-cell office:value-type="float" office:value="91.72552">
                <text:p>91.72552</text:p>
              </table:table-cell>
              <table:table-cell office:value-type="float" office:value="97.01058">
                <text:p>97.01058</text:p>
              </table:table-cell>
              <table:table-cell office:value-type="float" office:value="92.96726">
                <text:p>92.96726</text:p>
              </table:table-cell>
              <table:table-cell office:value-type="float" office:value="97.62201">
                <text:p>97.62201</text:p>
              </table:table-cell>
              <table:table-cell office:value-type="float" office:value="91.99534">
                <text:p>91.9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40433">
                <text:p>92.40433</text:p>
              </table:table-cell>
              <table:table-cell office:value-type="float" office:value="93.61072">
                <text:p>93.61072</text:p>
              </table:table-cell>
              <table:table-cell office:value-type="float" office:value="95.81205">
                <text:p>95.81205</text:p>
              </table:table-cell>
              <table:table-cell office:value-type="float" office:value="95.40197">
                <text:p>95.40197</text:p>
              </table:table-cell>
              <table:table-cell office:value-type="float" office:value="92.43167">
                <text:p>92.43167</text:p>
              </table:table-cell>
              <table:table-cell office:value-type="float" office:value="94.19067">
                <text:p>94.19067</text:p>
              </table:table-cell>
              <table:table-cell office:value-type="float" office:value="93.69086">
                <text:p>93.69086</text:p>
              </table:table-cell>
              <table:table-cell office:value-type="float" office:value="92.97022">
                <text:p>92.97022</text:p>
              </table:table-cell>
              <table:table-cell office:value-type="float" office:value="93.40667">
                <text:p>93.40667</text:p>
              </table:table-cell>
              <table:table-cell office:value-type="float" office:value="92.17293">
                <text:p>92.17293</text:p>
              </table:table-cell>
              <table:table-cell office:value-type="float" office:value="92.95173">
                <text:p>92.95173</text:p>
              </table:table-cell>
              <table:table-cell office:value-type="float" office:value="93.07533">
                <text:p>93.07533</text:p>
              </table:table-cell>
              <table:table-cell office:value-type="float" office:value="93.92035">
                <text:p>93.92035</text:p>
              </table:table-cell>
              <table:table-cell office:value-type="float" office:value="92.8502">
                <text:p>92.8502</text:p>
              </table:table-cell>
              <table:table-cell office:value-type="float" office:value="93.28812">
                <text:p>93.28812</text:p>
              </table:table-cell>
              <table:table-cell office:value-type="float" office:value="91.48537">
                <text:p>91.48537</text:p>
              </table:table-cell>
              <table:table-cell office:value-type="float" office:value="96.8462">
                <text:p>96.8462</text:p>
              </table:table-cell>
              <table:table-cell office:value-type="float" office:value="92.74223">
                <text:p>92.74223</text:p>
              </table:table-cell>
              <table:table-cell office:value-type="float" office:value="97.19843">
                <text:p>97.19843</text:p>
              </table:table-cell>
              <table:table-cell office:value-type="float" office:value="91.52246">
                <text:p>91.52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.17357">
                <text:p>92.17357</text:p>
              </table:table-cell>
              <table:table-cell office:value-type="float" office:value="93.39824">
                <text:p>93.39824</text:p>
              </table:table-cell>
              <table:table-cell office:value-type="float" office:value="95.63158">
                <text:p>95.63158</text:p>
              </table:table-cell>
              <table:table-cell office:value-type="float" office:value="95.21814">
                <text:p>95.21814</text:p>
              </table:table-cell>
              <table:table-cell office:value-type="float" office:value="92.19503">
                <text:p>92.19503</text:p>
              </table:table-cell>
              <table:table-cell office:value-type="float" office:value="93.74355">
                <text:p>93.74355</text:p>
              </table:table-cell>
              <table:table-cell office:value-type="float" office:value="93.23084">
                <text:p>93.23084</text:p>
              </table:table-cell>
              <table:table-cell office:value-type="float" office:value="92.74543">
                <text:p>92.74543</text:p>
              </table:table-cell>
              <table:table-cell office:value-type="float" office:value="92.94641">
                <text:p>92.94641</text:p>
              </table:table-cell>
              <table:table-cell office:value-type="float" office:value="91.69783">
                <text:p>91.69783</text:p>
              </table:table-cell>
              <table:table-cell office:value-type="float" office:value="92.73623">
                <text:p>92.73623</text:p>
              </table:table-cell>
              <table:table-cell office:value-type="float" office:value="92.8501">
                <text:p>92.8501</text:p>
              </table:table-cell>
              <table:table-cell office:value-type="float" office:value="93.7078">
                <text:p>93.7078</text:p>
              </table:table-cell>
              <table:table-cell office:value-type="float" office:value="92.39007">
                <text:p>92.39007</text:p>
              </table:table-cell>
              <table:table-cell office:value-type="float" office:value="93.0725">
                <text:p>93.0725</text:p>
              </table:table-cell>
              <table:table-cell office:value-type="float" office:value="91.00018">
                <text:p>91.00018</text:p>
              </table:table-cell>
              <table:table-cell office:value-type="float" office:value="96.42237">
                <text:p>96.42237</text:p>
              </table:table-cell>
              <table:table-cell office:value-type="float" office:value="92.27918">
                <text:p>92.27918</text:p>
              </table:table-cell>
              <table:table-cell office:value-type="float" office:value="97.02849">
                <text:p>97.02849</text:p>
              </table:table-cell>
              <table:table-cell office:value-type="float" office:value="91.2819">
                <text:p>91.28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70183">
                <text:p>91.70183</text:p>
              </table:table-cell>
              <table:table-cell office:value-type="float" office:value="92.93769">
                <text:p>92.93769</text:p>
              </table:table-cell>
              <table:table-cell office:value-type="float" office:value="95.19748">
                <text:p>95.19748</text:p>
              </table:table-cell>
              <table:table-cell office:value-type="float" office:value="94.77446">
                <text:p>94.77446</text:p>
              </table:table-cell>
              <table:table-cell office:value-type="float" office:value="91.72307">
                <text:p>91.72307</text:p>
              </table:table-cell>
              <table:table-cell office:value-type="float" office:value="93.53103">
                <text:p>93.53103</text:p>
              </table:table-cell>
              <table:table-cell office:value-type="float" office:value="93.01486">
                <text:p>93.01486</text:p>
              </table:table-cell>
              <table:table-cell office:value-type="float" office:value="92.28238">
                <text:p>92.28238</text:p>
              </table:table-cell>
              <table:table-cell office:value-type="float" office:value="92.72148">
                <text:p>92.72148</text:p>
              </table:table-cell>
              <table:table-cell office:value-type="float" office:value="91.45767">
                <text:p>91.45767</text:p>
              </table:table-cell>
              <table:table-cell office:value-type="float" office:value="92.2635">
                <text:p>92.2635</text:p>
              </table:table-cell>
              <table:table-cell office:value-type="float" office:value="92.38639">
                <text:p>92.38639</text:p>
              </table:table-cell>
              <table:table-cell office:value-type="float" office:value="93.25721">
                <text:p>93.25721</text:p>
              </table:table-cell>
              <table:table-cell office:value-type="float" office:value="92.15247">
                <text:p>92.15247</text:p>
              </table:table-cell>
              <table:table-cell office:value-type="float" office:value="92.60915">
                <text:p>92.60915</text:p>
              </table:table-cell>
              <table:table-cell office:value-type="float" office:value="90.74778">
                <text:p>90.74778</text:p>
              </table:table-cell>
              <table:table-cell office:value-type="float" office:value="96.24175">
                <text:p>96.24175</text:p>
              </table:table-cell>
              <table:table-cell office:value-type="float" office:value="92.04206">
                <text:p>92.04206</text:p>
              </table:table-cell>
              <table:table-cell office:value-type="float" office:value="96.61069">
                <text:p>96.61069</text:p>
              </table:table-cell>
              <table:table-cell office:value-type="float" office:value="90.80564">
                <text:p>90.805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.45837">
                <text:p>91.45837</text:p>
              </table:table-cell>
              <table:table-cell office:value-type="float" office:value="92.71262">
                <text:p>92.71262</text:p>
              </table:table-cell>
              <table:table-cell office:value-type="float" office:value="95.01376">
                <text:p>95.01376</text:p>
              </table:table-cell>
              <table:table-cell office:value-type="float" office:value="94.57792">
                <text:p>94.57792</text:p>
              </table:table-cell>
              <table:table-cell office:value-type="float" office:value="91.47957">
                <text:p>91.47957</text:p>
              </table:table-cell>
              <table:table-cell office:value-type="float" office:value="93.07105">
                <text:p>93.07105</text:p>
              </table:table-cell>
              <table:table-cell office:value-type="float" office:value="92.55462">
                <text:p>92.55462</text:p>
              </table:table-cell>
              <table:table-cell office:value-type="float" office:value="92.04517">
                <text:p>92.04517</text:p>
              </table:table-cell>
              <table:table-cell office:value-type="float" office:value="92.2583">
                <text:p>92.2583</text:p>
              </table:table-cell>
              <table:table-cell office:value-type="float" office:value="90.97281">
                <text:p>90.97281</text:p>
              </table:table-cell>
              <table:table-cell office:value-type="float" office:value="92.0321">
                <text:p>92.0321</text:p>
              </table:table-cell>
              <table:table-cell office:value-type="float" office:value="92.15806">
                <text:p>92.15806</text:p>
              </table:table-cell>
              <table:table-cell office:value-type="float" office:value="93.03196">
                <text:p>93.03196</text:p>
              </table:table-cell>
              <table:table-cell office:value-type="float" office:value="91.68877">
                <text:p>91.68877</text:p>
              </table:table-cell>
              <table:table-cell office:value-type="float" office:value="92.38102">
                <text:p>92.38102</text:p>
              </table:table-cell>
              <table:table-cell office:value-type="float" office:value="90.25934">
                <text:p>90.25934</text:p>
              </table:table-cell>
              <table:table-cell office:value-type="float" office:value="95.81466">
                <text:p>95.81466</text:p>
              </table:table-cell>
              <table:table-cell office:value-type="float" office:value="91.56612">
                <text:p>91.56612</text:p>
              </table:table-cell>
              <table:table-cell office:value-type="float" office:value="96.43362">
                <text:p>96.43362</text:p>
              </table:table-cell>
              <table:table-cell office:value-type="float" office:value="90.55268">
                <text:p>90.55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98657">
                <text:p>90.98657</text:p>
              </table:table-cell>
              <table:table-cell office:value-type="float" office:value="92.24896">
                <text:p>92.24896</text:p>
              </table:table-cell>
              <table:table-cell office:value-type="float" office:value="94.57005">
                <text:p>94.57005</text:p>
              </table:table-cell>
              <table:table-cell office:value-type="float" office:value="94.13071">
                <text:p>94.13071</text:p>
              </table:table-cell>
              <table:table-cell office:value-type="float" office:value="91.00746">
                <text:p>91.00746</text:p>
              </table:table-cell>
              <table:table-cell office:value-type="float" office:value="92.85542">
                <text:p>92.85542</text:p>
              </table:table-cell>
              <table:table-cell office:value-type="float" office:value="92.32622">
                <text:p>92.32622</text:p>
              </table:table-cell>
              <table:table-cell office:value-type="float" office:value="91.56921">
                <text:p>91.56921</text:p>
              </table:table-cell>
              <table:table-cell office:value-type="float" office:value="92.02081">
                <text:p>92.02081</text:p>
              </table:table-cell>
              <table:table-cell office:value-type="float" office:value="90.72042">
                <text:p>90.72042</text:p>
              </table:table-cell>
              <table:table-cell office:value-type="float" office:value="91.55921">
                <text:p>91.55921</text:p>
              </table:table-cell>
              <table:table-cell office:value-type="float" office:value="91.68524">
                <text:p>91.68524</text:p>
              </table:table-cell>
              <table:table-cell office:value-type="float" office:value="92.57202">
                <text:p>92.57202</text:p>
              </table:table-cell>
              <table:table-cell office:value-type="float" office:value="91.4446">
                <text:p>91.4446</text:p>
              </table:table-cell>
              <table:table-cell office:value-type="float" office:value="91.90831">
                <text:p>91.90831</text:p>
              </table:table-cell>
              <table:table-cell office:value-type="float" office:value="89.99431">
                <text:p>89.99431</text:p>
              </table:table-cell>
              <table:table-cell office:value-type="float" office:value="95.6339">
                <text:p>95.6339</text:p>
              </table:table-cell>
              <table:table-cell office:value-type="float" office:value="91.32588">
                <text:p>91.32588</text:p>
              </table:table-cell>
              <table:table-cell office:value-type="float" office:value="96.00628">
                <text:p>96.00628</text:p>
              </table:table-cell>
              <table:table-cell office:value-type="float" office:value="90.06362">
                <text:p>90.06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73076">
                <text:p>90.73076</text:p>
              </table:table-cell>
              <table:table-cell office:value-type="float" office:value="92.00793">
                <text:p>92.00793</text:p>
              </table:table-cell>
              <table:table-cell office:value-type="float" office:value="94.37">
                <text:p>94.37</text:p>
              </table:table-cell>
              <table:table-cell office:value-type="float" office:value="93.93091">
                <text:p>93.93091</text:p>
              </table:table-cell>
              <table:table-cell office:value-type="float" office:value="90.74225">
                <text:p>90.74225</text:p>
              </table:table-cell>
              <table:table-cell office:value-type="float" office:value="92.38238">
                <text:p>92.38238</text:p>
              </table:table-cell>
              <table:table-cell office:value-type="float" office:value="91.8533">
                <text:p>91.8533</text:p>
              </table:table-cell>
              <table:table-cell office:value-type="float" office:value="91.32888">
                <text:p>91.32888</text:p>
              </table:table-cell>
              <table:table-cell office:value-type="float" office:value="91.54425">
                <text:p>91.54425</text:p>
              </table:table-cell>
              <table:table-cell office:value-type="float" office:value="90.23562">
                <text:p>90.23562</text:p>
              </table:table-cell>
              <table:table-cell office:value-type="float" office:value="91.31534">
                <text:p>91.31534</text:p>
              </table:table-cell>
              <table:table-cell office:value-type="float" office:value="91.44458">
                <text:p>91.44458</text:p>
              </table:table-cell>
              <table:table-cell office:value-type="float" office:value="92.3438">
                <text:p>92.3438</text:p>
              </table:table-cell>
              <table:table-cell office:value-type="float" office:value="90.96234">
                <text:p>90.96234</text:p>
              </table:table-cell>
              <table:table-cell office:value-type="float" office:value="91.66772">
                <text:p>91.66772</text:p>
              </table:table-cell>
              <table:table-cell office:value-type="float" office:value="89.49642">
                <text:p>89.49642</text:p>
              </table:table-cell>
              <table:table-cell office:value-type="float" office:value="95.19026">
                <text:p>95.19026</text:p>
              </table:table-cell>
              <table:table-cell office:value-type="float" office:value="90.85003">
                <text:p>90.85003</text:p>
              </table:table-cell>
              <table:table-cell office:value-type="float" office:value="95.82586">
                <text:p>95.82586</text:p>
              </table:table-cell>
              <table:table-cell office:value-type="float" office:value="89.78895">
                <text:p>89.78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24607">
                <text:p>90.24607</text:p>
              </table:table-cell>
              <table:table-cell office:value-type="float" office:value="91.53512">
                <text:p>91.53512</text:p>
              </table:table-cell>
              <table:table-cell office:value-type="float" office:value="93.91349">
                <text:p>93.91349</text:p>
              </table:table-cell>
              <table:table-cell office:value-type="float" office:value="93.4707">
                <text:p>93.4707</text:p>
              </table:table-cell>
              <table:table-cell office:value-type="float" office:value="90.25723">
                <text:p>90.25723</text:p>
              </table:table-cell>
              <table:table-cell office:value-type="float" office:value="92.15417">
                <text:p>92.15417</text:p>
              </table:table-cell>
              <table:table-cell office:value-type="float" office:value="91.61245">
                <text:p>91.61245</text:p>
              </table:table-cell>
              <table:table-cell office:value-type="float" office:value="90.85308">
                <text:p>90.85308</text:p>
              </table:table-cell>
              <table:table-cell office:value-type="float" office:value="91.30363">
                <text:p>91.30363</text:p>
              </table:table-cell>
              <table:table-cell office:value-type="float" office:value="89.97073">
                <text:p>89.97073</text:p>
              </table:table-cell>
              <table:table-cell office:value-type="float" office:value="90.83341">
                <text:p>90.83341</text:p>
              </table:table-cell>
              <table:table-cell office:value-type="float" office:value="90.96826">
                <text:p>90.96826</text:p>
              </table:table-cell>
              <table:table-cell office:value-type="float" office:value="91.88016">
                <text:p>91.88016</text:p>
              </table:table-cell>
              <table:table-cell office:value-type="float" office:value="90.70922">
                <text:p>90.70922</text:p>
              </table:table-cell>
              <table:table-cell office:value-type="float" office:value="91.19503">
                <text:p>91.19503</text:p>
              </table:table-cell>
              <table:table-cell office:value-type="float" office:value="89.21935">
                <text:p>89.21935</text:p>
              </table:table-cell>
              <table:table-cell office:value-type="float" office:value="95.00297">
                <text:p>95.00297</text:p>
              </table:table-cell>
              <table:table-cell office:value-type="float" office:value="90.58787">
                <text:p>90.58787</text:p>
              </table:table-cell>
              <table:table-cell office:value-type="float" office:value="95.39444">
                <text:p>95.39444</text:p>
              </table:table-cell>
              <table:table-cell office:value-type="float" office:value="89.30006">
                <text:p>89.30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9814">
                <text:p>89.9814</text:p>
              </table:table-cell>
              <table:table-cell office:value-type="float" office:value="91.29111">
                <text:p>91.29111</text:p>
              </table:table-cell>
              <table:table-cell office:value-type="float" office:value="93.70998">
                <text:p>93.70998</text:p>
              </table:table-cell>
              <table:table-cell office:value-type="float" office:value="93.25826">
                <text:p>93.25826</text:p>
              </table:table-cell>
              <table:table-cell office:value-type="float" office:value="89.99237">
                <text:p>89.99237</text:p>
              </table:table-cell>
              <table:table-cell office:value-type="float" office:value="91.68144">
                <text:p>91.68144</text:p>
              </table:table-cell>
              <table:table-cell office:value-type="float" office:value="91.13956">
                <text:p>91.13956</text:p>
              </table:table-cell>
              <table:table-cell office:value-type="float" office:value="90.59092">
                <text:p>90.59092</text:p>
              </table:table-cell>
              <table:table-cell office:value-type="float" office:value="90.82733">
                <text:p>90.82733</text:p>
              </table:table-cell>
              <table:table-cell office:value-type="float" office:value="89.47309">
                <text:p>89.47309</text:p>
              </table:table-cell>
              <table:table-cell office:value-type="float" office:value="90.57714">
                <text:p>90.57714</text:p>
              </table:table-cell>
              <table:table-cell office:value-type="float" office:value="90.71173">
                <text:p>90.71173</text:p>
              </table:table-cell>
              <table:table-cell office:value-type="float" office:value="91.63942">
                <text:p>91.63942</text:p>
              </table:table-cell>
              <table:table-cell office:value-type="float" office:value="90.22929">
                <text:p>90.22929</text:p>
              </table:table-cell>
              <table:table-cell office:value-type="float" office:value="90.95126">
                <text:p>90.95126</text:p>
              </table:table-cell>
              <table:table-cell office:value-type="float" office:value="88.7124">
                <text:p>88.7124</text:p>
              </table:table-cell>
              <table:table-cell office:value-type="float" office:value="94.55913">
                <text:p>94.55913</text:p>
              </table:table-cell>
              <table:table-cell office:value-type="float" office:value="90.0992">
                <text:p>90.0992</text:p>
              </table:table-cell>
              <table:table-cell office:value-type="float" office:value="95.20121">
                <text:p>95.20121</text:p>
              </table:table-cell>
              <table:table-cell office:value-type="float" office:value="89.02254">
                <text:p>89.022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.48386">
                <text:p>89.48386</text:p>
              </table:table-cell>
              <table:table-cell office:value-type="float" office:value="90.81795">
                <text:p>90.81795</text:p>
              </table:table-cell>
              <table:table-cell office:value-type="float" office:value="93.25343">
                <text:p>93.25343</text:p>
              </table:table-cell>
              <table:table-cell office:value-type="float" office:value="92.7947">
                <text:p>92.7947</text:p>
              </table:table-cell>
              <table:table-cell office:value-type="float" office:value="89.4948">
                <text:p>89.4948</text:p>
              </table:table-cell>
              <table:table-cell office:value-type="float" office:value="91.43734">
                <text:p>91.43734</text:p>
              </table:table-cell>
              <table:table-cell office:value-type="float" office:value="90.89579">
                <text:p>90.89579</text:p>
              </table:table-cell>
              <table:table-cell office:value-type="float" office:value="90.10226">
                <text:p>90.10226</text:p>
              </table:table-cell>
              <table:table-cell office:value-type="float" office:value="90.57121">
                <text:p>90.57121</text:p>
              </table:table-cell>
              <table:table-cell office:value-type="float" office:value="89.19608">
                <text:p>89.19608</text:p>
              </table:table-cell>
              <table:table-cell office:value-type="float" office:value="90.0916">
                <text:p>90.0916</text:p>
              </table:table-cell>
              <table:table-cell office:value-type="float" office:value="90.22595">
                <text:p>90.22595</text:p>
              </table:table-cell>
              <table:table-cell office:value-type="float" office:value="91.15378">
                <text:p>91.15378</text:p>
              </table:table-cell>
              <table:table-cell office:value-type="float" office:value="89.96411">
                <text:p>89.96411</text:p>
              </table:table-cell>
              <table:table-cell office:value-type="float" office:value="90.46567">
                <text:p>90.46567</text:p>
              </table:table-cell>
              <table:table-cell office:value-type="float" office:value="88.42324">
                <text:p>88.42324</text:p>
              </table:table-cell>
              <table:table-cell office:value-type="float" office:value="94.3628">
                <text:p>94.3628</text:p>
              </table:table-cell>
              <table:table-cell office:value-type="float" office:value="89.8343">
                <text:p>89.8343</text:p>
              </table:table-cell>
              <table:table-cell office:value-type="float" office:value="94.75769">
                <text:p>94.75769</text:p>
              </table:table-cell>
              <table:table-cell office:value-type="float" office:value="88.5149">
                <text:p>88.51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20672">
                <text:p>89.20672</text:p>
              </table:table-cell>
              <table:table-cell office:value-type="float" office:value="90.55202">
                <text:p>90.55202</text:p>
              </table:table-cell>
              <table:table-cell office:value-type="float" office:value="93.03419">
                <text:p>93.03419</text:p>
              </table:table-cell>
              <table:table-cell office:value-type="float" office:value="92.56968">
                <text:p>92.56968</text:p>
              </table:table-cell>
              <table:table-cell office:value-type="float" office:value="89.21766">
                <text:p>89.21766</text:p>
              </table:table-cell>
              <table:table-cell office:value-type="float" office:value="90.96449">
                <text:p>90.96449</text:p>
              </table:table-cell>
              <table:table-cell office:value-type="float" office:value="90.41001">
                <text:p>90.41001</text:p>
              </table:table-cell>
              <table:table-cell office:value-type="float" office:value="89.83725">
                <text:p>89.83725</text:p>
              </table:table-cell>
              <table:table-cell office:value-type="float" office:value="90.07606">
                <text:p>90.07606</text:p>
              </table:table-cell>
              <table:table-cell office:value-type="float" office:value="88.69516">
                <text:p>88.69516</text:p>
              </table:table-cell>
              <table:table-cell office:value-type="float" office:value="89.82309">
                <text:p>89.82309</text:p>
              </table:table-cell>
              <table:table-cell office:value-type="float" office:value="89.96043">
                <text:p>89.96043</text:p>
              </table:table-cell>
              <table:table-cell office:value-type="float" office:value="90.91001">
                <text:p>90.91001</text:p>
              </table:table-cell>
              <table:table-cell office:value-type="float" office:value="89.46564">
                <text:p>89.46564</text:p>
              </table:table-cell>
              <table:table-cell office:value-type="float" office:value="90.20036">
                <text:p>90.20036</text:p>
              </table:table-cell>
              <table:table-cell office:value-type="float" office:value="87.91619">
                <text:p>87.91619</text:p>
              </table:table-cell>
              <table:table-cell office:value-type="float" office:value="93.91542">
                <text:p>93.91542</text:p>
              </table:table-cell>
              <table:table-cell office:value-type="float" office:value="89.33618">
                <text:p>89.33618</text:p>
              </table:table-cell>
              <table:table-cell office:value-type="float" office:value="94.56715">
                <text:p>94.56715</text:p>
              </table:table-cell>
              <table:table-cell office:value-type="float" office:value="88.22521">
                <text:p>88.22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70586">
                <text:p>88.70586</text:p>
              </table:table-cell>
              <table:table-cell office:value-type="float" office:value="90.0663">
                <text:p>90.0663</text:p>
              </table:table-cell>
              <table:table-cell office:value-type="float" office:value="92.57398">
                <text:p>92.57398</text:p>
              </table:table-cell>
              <table:table-cell office:value-type="float" office:value="92.10631">
                <text:p>92.10631</text:p>
              </table:table-cell>
              <table:table-cell office:value-type="float" office:value="88.70718">
                <text:p>88.70718</text:p>
              </table:table-cell>
              <table:table-cell office:value-type="float" office:value="90.70807">
                <text:p>90.70807</text:p>
              </table:table-cell>
              <table:table-cell office:value-type="float" office:value="90.15361">
                <text:p>90.15361</text:p>
              </table:table-cell>
              <table:table-cell office:value-type="float" office:value="89.33925">
                <text:p>89.33925</text:p>
              </table:table-cell>
              <table:table-cell office:value-type="float" office:value="89.81082">
                <text:p>89.81082</text:p>
              </table:table-cell>
              <table:table-cell office:value-type="float" office:value="88.40926">
                <text:p>88.40926</text:p>
              </table:table-cell>
              <table:table-cell office:value-type="float" office:value="89.32484">
                <text:p>89.32484</text:p>
              </table:table-cell>
              <table:table-cell office:value-type="float" office:value="89.46197">
                <text:p>89.46197</text:p>
              </table:table-cell>
              <table:table-cell office:value-type="float" office:value="90.42425">
                <text:p>90.42425</text:p>
              </table:table-cell>
              <table:table-cell office:value-type="float" office:value="89.19143">
                <text:p>89.19143</text:p>
              </table:table-cell>
              <table:table-cell office:value-type="float" office:value="89.71149">
                <text:p>89.71149</text:p>
              </table:table-cell>
              <table:table-cell office:value-type="float" office:value="87.60533">
                <text:p>87.60533</text:p>
              </table:table-cell>
              <table:table-cell office:value-type="float" office:value="93.70294">
                <text:p>93.70294</text:p>
              </table:table-cell>
              <table:table-cell office:value-type="float" office:value="89.0589">
                <text:p>89.0589</text:p>
              </table:table-cell>
              <table:table-cell office:value-type="float" office:value="94.12335">
                <text:p>94.12335</text:p>
              </table:table-cell>
              <table:table-cell office:value-type="float" office:value="88.22521">
                <text:p>88.225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4105">
                <text:p>88.4105</text:p>
              </table:table-cell>
              <table:table-cell office:value-type="float" office:value="89.79763">
                <text:p>89.79763</text:p>
              </table:table-cell>
              <table:table-cell office:value-type="float" office:value="92.34574">
                <text:p>92.34574</text:p>
              </table:table-cell>
              <table:table-cell office:value-type="float" office:value="91.86579">
                <text:p>91.86579</text:p>
              </table:table-cell>
              <table:table-cell office:value-type="float" office:value="88.42141">
                <text:p>88.42141</text:p>
              </table:table-cell>
              <table:table-cell office:value-type="float" office:value="90.22242">
                <text:p>90.22242</text:p>
              </table:table-cell>
              <table:table-cell office:value-type="float" office:value="89.6552">
                <text:p>89.6552</text:p>
              </table:table-cell>
              <table:table-cell office:value-type="float" office:value="89.06188">
                <text:p>89.06188</text:p>
              </table:table-cell>
              <table:table-cell office:value-type="float" office:value="89.31235">
                <text:p>89.31235</text:p>
              </table:table-cell>
              <table:table-cell office:value-type="float" office:value="87.89882">
                <text:p>87.89882</text:p>
              </table:table-cell>
              <table:table-cell office:value-type="float" office:value="89.04734">
                <text:p>89.04734</text:p>
              </table:table-cell>
              <table:table-cell office:value-type="float" office:value="89.18444">
                <text:p>89.18444</text:p>
              </table:table-cell>
              <table:table-cell office:value-type="float" office:value="90.15892">
                <text:p>90.15892</text:p>
              </table:table-cell>
              <table:table-cell office:value-type="float" office:value="88.69307">
                <text:p>88.69307</text:p>
              </table:table-cell>
              <table:table-cell office:value-type="float" office:value="89.43389">
                <text:p>89.43389</text:p>
              </table:table-cell>
              <table:table-cell office:value-type="float" office:value="87.60533">
                <text:p>87.60533</text:p>
              </table:table-cell>
              <table:table-cell office:value-type="float" office:value="93.25239">
                <text:p>93.25239</text:p>
              </table:table-cell>
              <table:table-cell office:value-type="float" office:value="88.56092">
                <text:p>88.56092</text:p>
              </table:table-cell>
              <table:table-cell office:value-type="float" office:value="93.91072">
                <text:p>93.91072</text:p>
              </table:table-cell>
              <table:table-cell office:value-type="float" office:value="87.71433">
                <text:p>87.714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4105">
                <text:p>88.4105</text:p>
              </table:table-cell>
              <table:table-cell office:value-type="float" office:value="89.29876">
                <text:p>89.29876</text:p>
              </table:table-cell>
              <table:table-cell office:value-type="float" office:value="91.87292">
                <text:p>91.87292</text:p>
              </table:table-cell>
              <table:table-cell office:value-type="float" office:value="91.39333">
                <text:p>91.39333</text:p>
              </table:table-cell>
              <table:table-cell office:value-type="float" office:value="87.91093">
                <text:p>87.91093</text:p>
              </table:table-cell>
              <table:table-cell office:value-type="float" office:value="89.95692">
                <text:p>89.95692</text:p>
              </table:table-cell>
              <table:table-cell office:value-type="float" office:value="89.39026">
                <text:p>89.39026</text:p>
              </table:table-cell>
              <table:table-cell office:value-type="float" office:value="88.56376">
                <text:p>88.56376</text:p>
              </table:table-cell>
              <table:table-cell office:value-type="float" office:value="89.03464">
                <text:p>89.03464</text:p>
              </table:table-cell>
              <table:table-cell office:value-type="float" office:value="87.59124">
                <text:p>87.59124</text:p>
              </table:table-cell>
              <table:table-cell office:value-type="float" office:value="88.54913">
                <text:p>88.54913</text:p>
              </table:table-cell>
              <table:table-cell office:value-type="float" office:value="88.68578">
                <text:p>88.68578</text:p>
              </table:table-cell>
              <table:table-cell office:value-type="float" office:value="89.67315">
                <text:p>89.67315</text:p>
              </table:table-cell>
              <table:table-cell office:value-type="float" office:value="88.40303">
                <text:p>88.40303</text:p>
              </table:table-cell>
              <table:table-cell office:value-type="float" office:value="88.93567">
                <text:p>88.93567</text:p>
              </table:table-cell>
              <table:table-cell office:value-type="float" office:value="87.0854">
                <text:p>87.0854</text:p>
              </table:table-cell>
              <table:table-cell office:value-type="float" office:value="93.02734">
                <text:p>93.02734</text:p>
              </table:table-cell>
              <table:table-cell office:value-type="float" office:value="88.26185">
                <text:p>88.26185</text:p>
              </table:table-cell>
              <table:table-cell office:value-type="float" office:value="93.46352">
                <text:p>93.46352</text:p>
              </table:table-cell>
              <table:table-cell office:value-type="float" office:value="87.40959">
                <text:p>87.409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90027">
                <text:p>87.90027</text:p>
              </table:table-cell>
              <table:table-cell office:value-type="float" office:value="89.02119">
                <text:p>89.02119</text:p>
              </table:table-cell>
              <table:table-cell office:value-type="float" office:value="91.63227">
                <text:p>91.63227</text:p>
              </table:table-cell>
              <table:table-cell office:value-type="float" office:value="91.14964">
                <text:p>91.14964</text:p>
              </table:table-cell>
              <table:table-cell office:value-type="float" office:value="87.60339">
                <text:p>87.60339</text:p>
              </table:table-cell>
              <table:table-cell office:value-type="float" office:value="89.45824">
                <text:p>89.45824</text:p>
              </table:table-cell>
              <table:table-cell office:value-type="float" office:value="88.88839">
                <text:p>88.88839</text:p>
              </table:table-cell>
              <table:table-cell office:value-type="float" office:value="88.26476">
                <text:p>88.26476</text:p>
              </table:table-cell>
              <table:table-cell office:value-type="float" office:value="89.03464">
                <text:p>89.03464</text:p>
              </table:table-cell>
              <table:table-cell office:value-type="float" office:value="87.59124">
                <text:p>87.59124</text:p>
              </table:table-cell>
              <table:table-cell office:value-type="float" office:value="88.25003">
                <text:p>88.25003</text:p>
              </table:table-cell>
              <table:table-cell office:value-type="float" office:value="88.39592">
                <text:p>88.39592</text:p>
              </table:table-cell>
              <table:table-cell office:value-type="float" office:value="89.39543">
                <text:p>89.39543</text:p>
              </table:table-cell>
              <table:table-cell office:value-type="float" office:value="88.40303">
                <text:p>88.40303</text:p>
              </table:table-cell>
              <table:table-cell office:value-type="float" office:value="88.64902">
                <text:p>88.64902</text:p>
              </table:table-cell>
              <table:table-cell office:value-type="float" office:value="86.77839">
                <text:p>86.77839</text:p>
              </table:table-cell>
              <table:table-cell office:value-type="float" office:value="92.56728">
                <text:p>92.56728</text:p>
              </table:table-cell>
              <table:table-cell office:value-type="float" office:value="88.26185">
                <text:p>88.26185</text:p>
              </table:table-cell>
              <table:table-cell office:value-type="float" office:value="93.2478">
                <text:p>93.2478</text:p>
              </table:table-cell>
              <table:table-cell office:value-type="float" office:value="86.88585">
                <text:p>86.885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.60214">
                <text:p>87.60214</text:p>
              </table:table-cell>
              <table:table-cell office:value-type="float" office:value="89.02119">
                <text:p>89.02119</text:p>
              </table:table-cell>
              <table:table-cell office:value-type="float" office:value="91.15604">
                <text:p>91.15604</text:p>
              </table:table-cell>
              <table:table-cell office:value-type="float" office:value="90.66403">
                <text:p>90.66403</text:p>
              </table:table-cell>
              <table:table-cell office:value-type="float" office:value="87.60339">
                <text:p>87.60339</text:p>
              </table:table-cell>
              <table:table-cell office:value-type="float" office:value="89.18068">
                <text:p>89.18068</text:p>
              </table:table-cell>
              <table:table-cell office:value-type="float" office:value="88.60128">
                <text:p>88.60128</text:p>
              </table:table-cell>
              <table:table-cell office:value-type="float" office:value="88.26476">
                <text:p>88.26476</text:p>
              </table:table-cell>
              <table:table-cell office:value-type="float" office:value="88.53297">
                <text:p>88.53297</text:p>
              </table:table-cell>
              <table:table-cell office:value-type="float" office:value="87.07158">
                <text:p>87.07158</text:p>
              </table:table-cell>
              <table:table-cell office:value-type="float" office:value="88.25003">
                <text:p>88.25003</text:p>
              </table:table-cell>
              <table:table-cell office:value-type="float" office:value="88.39592">
                <text:p>88.39592</text:p>
              </table:table-cell>
              <table:table-cell office:value-type="float" office:value="89.39543">
                <text:p>89.39543</text:p>
              </table:table-cell>
              <table:table-cell office:value-type="float" office:value="87.89189">
                <text:p>87.89189</text:p>
              </table:table-cell>
              <table:table-cell office:value-type="float" office:value="88.64902">
                <text:p>88.64902</text:p>
              </table:table-cell>
              <table:table-cell office:value-type="float" office:value="86.24599">
                <text:p>86.24599</text:p>
              </table:table-cell>
              <table:table-cell office:value-type="float" office:value="92.33873">
                <text:p>92.33873</text:p>
              </table:table-cell>
              <table:table-cell office:value-type="float" office:value="87.75132">
                <text:p>87.75132</text:p>
              </table:table-cell>
              <table:table-cell office:value-type="float" office:value="92.78796">
                <text:p>92.78796</text:p>
              </table:table-cell>
              <table:table-cell office:value-type="float" office:value="86.57823">
                <text:p>86.57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08248">
                <text:p>87.08248</text:p>
              </table:table-cell>
              <table:table-cell office:value-type="float" office:value="88.5226">
                <text:p>88.5226</text:p>
              </table:table-cell>
              <table:table-cell office:value-type="float" office:value="90.90309">
                <text:p>90.90309</text:p>
              </table:table-cell>
              <table:table-cell office:value-type="float" office:value="90.40777">
                <text:p>90.40777</text:p>
              </table:table-cell>
              <table:table-cell office:value-type="float" office:value="87.08379">
                <text:p>87.08379</text:p>
              </table:table-cell>
              <table:table-cell office:value-type="float" office:value="89.18068">
                <text:p>89.18068</text:p>
              </table:table-cell>
              <table:table-cell office:value-type="float" office:value="88.60128">
                <text:p>88.60128</text:p>
              </table:table-cell>
              <table:table-cell office:value-type="float" office:value="87.75403">
                <text:p>87.75403</text:p>
              </table:table-cell>
              <table:table-cell office:value-type="float" office:value="88.23728">
                <text:p>88.23728</text:p>
              </table:table-cell>
              <table:table-cell office:value-type="float" office:value="86.76454">
                <text:p>86.76454</text:p>
              </table:table-cell>
              <table:table-cell office:value-type="float" office:value="87.73899">
                <text:p>87.73899</text:p>
              </table:table-cell>
              <table:table-cell office:value-type="float" office:value="88.07722">
                <text:p>88.07722</text:p>
              </table:table-cell>
              <table:table-cell office:value-type="float" office:value="89.08575">
                <text:p>89.08575</text:p>
              </table:table-cell>
              <table:table-cell office:value-type="float" office:value="87.59312">
                <text:p>87.59312</text:p>
              </table:table-cell>
              <table:table-cell office:value-type="float" office:value="88.13806">
                <text:p>88.13806</text:p>
              </table:table-cell>
              <table:table-cell office:value-type="float" office:value="85.91746">
                <text:p>85.91746</text:p>
              </table:table-cell>
              <table:table-cell office:value-type="float" office:value="92.06312">
                <text:p>92.06312</text:p>
              </table:table-cell>
              <table:table-cell office:value-type="float" office:value="87.45303">
                <text:p>87.45303</text:p>
              </table:table-cell>
              <table:table-cell office:value-type="float" office:value="92.55965">
                <text:p>92.55965</text:p>
              </table:table-cell>
              <table:table-cell office:value-type="float" office:value="86.04861">
                <text:p>86.048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.76612">
                <text:p>86.76612</text:p>
              </table:table-cell>
              <table:table-cell office:value-type="float" office:value="88.2232">
                <text:p>88.2232</text:p>
              </table:table-cell>
              <table:table-cell office:value-type="float" office:value="90.42683">
                <text:p>90.42683</text:p>
              </table:table-cell>
              <table:table-cell office:value-type="float" office:value="89.92206">
                <text:p>89.92206</text:p>
              </table:table-cell>
              <table:table-cell office:value-type="float" office:value="86.77355">
                <text:p>86.77355</text:p>
              </table:table-cell>
              <table:table-cell office:value-type="float" office:value="88.68221">
                <text:p>88.68221</text:p>
              </table:table-cell>
              <table:table-cell office:value-type="float" office:value="88.28241">
                <text:p>88.28241</text:p>
              </table:table-cell>
              <table:table-cell office:value-type="float" office:value="87.45567">
                <text:p>87.45567</text:p>
              </table:table-cell>
              <table:table-cell office:value-type="float" office:value="87.72632">
                <text:p>87.72632</text:p>
              </table:table-cell>
              <table:table-cell office:value-type="float" office:value="86.23211">
                <text:p>86.23211</text:p>
              </table:table-cell>
              <table:table-cell office:value-type="float" office:value="87.44025">
                <text:p>87.44025</text:p>
              </table:table-cell>
              <table:table-cell office:value-type="float" office:value="87.57998">
                <text:p>87.57998</text:p>
              </table:table-cell>
              <table:table-cell office:value-type="float" office:value="88.60435">
                <text:p>88.60435</text:p>
              </table:table-cell>
              <table:table-cell office:value-type="float" office:value="87.07258">
                <text:p>87.07258</text:p>
              </table:table-cell>
              <table:table-cell office:value-type="float" office:value="87.83935">
                <text:p>87.83935</text:p>
              </table:table-cell>
              <table:table-cell office:value-type="float" office:value="85.37912">
                <text:p>85.37912</text:p>
              </table:table-cell>
              <table:table-cell office:value-type="float" office:value="91.63404">
                <text:p>91.63404</text:p>
              </table:table-cell>
              <table:table-cell office:value-type="float" office:value="86.93267">
                <text:p>86.93267</text:p>
              </table:table-cell>
              <table:table-cell office:value-type="float" office:value="92.09028">
                <text:p>92.09028</text:p>
              </table:table-cell>
              <table:table-cell office:value-type="float" office:value="85.71969">
                <text:p>85.719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.23378">
                <text:p>86.23378</text:p>
              </table:table-cell>
              <table:table-cell office:value-type="float" office:value="87.71185">
                <text:p>87.71185</text:p>
              </table:table-cell>
              <table:table-cell office:value-type="float" office:value="90.16133">
                <text:p>90.16133</text:p>
              </table:table-cell>
              <table:table-cell office:value-type="float" office:value="89.64745">
                <text:p>89.64745</text:p>
              </table:table-cell>
              <table:table-cell office:value-type="float" office:value="86.2444">
                <text:p>86.2444</text:p>
              </table:table-cell>
              <table:table-cell office:value-type="float" office:value="88.3924">
                <text:p>88.3924</text:p>
              </table:table-cell>
              <table:table-cell office:value-type="float" office:value="87.7945">
                <text:p>87.7945</text:p>
              </table:table-cell>
              <table:table-cell office:value-type="float" office:value="86.9355">
                <text:p>86.9355</text:p>
              </table:table-cell>
              <table:table-cell office:value-type="float" office:value="87.72632">
                <text:p>87.72632</text:p>
              </table:table-cell>
              <table:table-cell office:value-type="float" office:value="85.90336">
                <text:p>85.90336</text:p>
              </table:table-cell>
              <table:table-cell office:value-type="float" office:value="86.92005">
                <text:p>86.92005</text:p>
              </table:table-cell>
              <table:table-cell office:value-type="float" office:value="87.24526">
                <text:p>87.24526</text:p>
              </table:table-cell>
              <table:table-cell office:value-type="float" office:value="88.2856">
                <text:p>88.2856</text:p>
              </table:table-cell>
              <table:table-cell office:value-type="float" office:value="86.765">
                <text:p>86.765</text:p>
              </table:table-cell>
              <table:table-cell office:value-type="float" office:value="87.32843">
                <text:p>87.32843</text:p>
              </table:table-cell>
              <table:table-cell office:value-type="float" office:value="85.03867">
                <text:p>85.03867</text:p>
              </table:table-cell>
              <table:table-cell office:value-type="float" office:value="91.33657">
                <text:p>91.33657</text:p>
              </table:table-cell>
              <table:table-cell office:value-type="float" office:value="86.6125">
                <text:p>86.6125</text:p>
              </table:table-cell>
              <table:table-cell office:value-type="float" office:value="91.85888">
                <text:p>91.85888</text:p>
              </table:table-cell>
              <table:table-cell office:value-type="float" office:value="85.17731">
                <text:p>85.177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.9147">
                <text:p>85.9147</text:p>
              </table:table-cell>
              <table:table-cell office:value-type="float" office:value="87.71185">
                <text:p>87.71185</text:p>
              </table:table-cell>
              <table:table-cell office:value-type="float" office:value="89.66613">
                <text:p>89.66613</text:p>
              </table:table-cell>
              <table:table-cell office:value-type="float" office:value="89.14551">
                <text:p>89.14551</text:p>
              </table:table-cell>
              <table:table-cell office:value-type="float" office:value="85.91597">
                <text:p>85.91597</text:p>
              </table:table-cell>
              <table:table-cell office:value-type="float" office:value="87.88462">
                <text:p>87.88462</text:p>
              </table:table-cell>
              <table:table-cell office:value-type="float" office:value="87.47245">
                <text:p>87.47245</text:p>
              </table:table-cell>
              <table:table-cell office:value-type="float" office:value="86.61576">
                <text:p>86.61576</text:p>
              </table:table-cell>
              <table:table-cell office:value-type="float" office:value="87.42775">
                <text:p>87.42775</text:p>
              </table:table-cell>
              <table:table-cell office:value-type="float" office:value="85.56039">
                <text:p>85.56039</text:p>
              </table:table-cell>
              <table:table-cell office:value-type="float" office:value="86.59996">
                <text:p>86.59996</text:p>
              </table:table-cell>
              <table:table-cell office:value-type="float" office:value="86.74843">
                <text:p>86.74843</text:p>
              </table:table-cell>
              <table:table-cell office:value-type="float" office:value="88.2856">
                <text:p>88.2856</text:p>
              </table:table-cell>
              <table:table-cell office:value-type="float" office:value="86.23521">
                <text:p>86.23521</text:p>
              </table:table-cell>
              <table:table-cell office:value-type="float" office:value="87.02078">
                <text:p>87.02078</text:p>
              </table:table-cell>
              <table:table-cell office:value-type="float" office:value="84.49062">
                <text:p>84.49062</text:p>
              </table:table-cell>
              <table:table-cell office:value-type="float" office:value="90.90476">
                <text:p>90.90476</text:p>
              </table:table-cell>
              <table:table-cell office:value-type="float" office:value="86.08307">
                <text:p>86.08307</text:p>
              </table:table-cell>
              <table:table-cell office:value-type="float" office:value="91.38265">
                <text:p>91.38265</text:p>
              </table:table-cell>
              <table:table-cell office:value-type="float" office:value="84.84282">
                <text:p>84.842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37635">
                <text:p>85.37635</text:p>
              </table:table-cell>
              <table:table-cell office:value-type="float" office:value="87.4132">
                <text:p>87.4132</text:p>
              </table:table-cell>
              <table:table-cell office:value-type="float" office:value="89.66613">
                <text:p>89.66613</text:p>
              </table:table-cell>
              <table:table-cell office:value-type="float" office:value="89.14551">
                <text:p>89.14551</text:p>
              </table:table-cell>
              <table:table-cell office:value-type="float" office:value="85.56359">
                <text:p>85.56359</text:p>
              </table:table-cell>
              <table:table-cell office:value-type="float" office:value="87.57312">
                <text:p>87.57312</text:p>
              </table:table-cell>
              <table:table-cell office:value-type="float" office:value="86.9723">
                <text:p>86.9723</text:p>
              </table:table-cell>
              <table:table-cell office:value-type="float" office:value="86.08629">
                <text:p>86.08629</text:p>
              </table:table-cell>
              <table:table-cell office:value-type="float" office:value="86.90419">
                <text:p>86.90419</text:p>
              </table:table-cell>
              <table:table-cell office:value-type="float" office:value="85.02729">
                <text:p>85.02729</text:p>
              </table:table-cell>
              <table:table-cell office:value-type="float" office:value="86.07039">
                <text:p>86.07039</text:p>
              </table:table-cell>
              <table:table-cell office:value-type="float" office:value="86.40474">
                <text:p>86.40474</text:p>
              </table:table-cell>
              <table:table-cell office:value-type="float" office:value="87.79787">
                <text:p>87.79787</text:p>
              </table:table-cell>
              <table:table-cell office:value-type="float" office:value="85.91537">
                <text:p>85.91537</text:p>
              </table:table-cell>
              <table:table-cell office:value-type="float" office:value="86.49113">
                <text:p>86.49113</text:p>
              </table:table-cell>
              <table:table-cell office:value-type="float" office:value="84.1443">
                <text:p>84.1443</text:p>
              </table:table-cell>
              <table:table-cell office:value-type="float" office:value="90.60749">
                <text:p>90.60749</text:p>
              </table:table-cell>
              <table:table-cell office:value-type="float" office:value="85.75424">
                <text:p>85.75424</text:p>
              </table:table-cell>
              <table:table-cell office:value-type="float" office:value="91.13286">
                <text:p>91.13286</text:p>
              </table:table-cell>
              <table:table-cell office:value-type="float" office:value="84.29129">
                <text:p>84.29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03894">
                <text:p>85.03894</text:p>
              </table:table-cell>
              <table:table-cell office:value-type="float" office:value="86.88323">
                <text:p>86.88323</text:p>
              </table:table-cell>
              <table:table-cell office:value-type="float" office:value="89.39778">
                <text:p>89.39778</text:p>
              </table:table-cell>
              <table:table-cell office:value-type="float" office:value="88.86819">
                <text:p>88.86819</text:p>
              </table:table-cell>
              <table:table-cell office:value-type="float" office:value="85.03694">
                <text:p>85.03694</text:p>
              </table:table-cell>
              <table:table-cell office:value-type="float" office:value="87.06206">
                <text:p>87.06206</text:p>
              </table:table-cell>
              <table:table-cell office:value-type="float" office:value="86.6318">
                <text:p>86.6318</text:p>
              </table:table-cell>
              <table:table-cell office:value-type="float" office:value="85.75762">
                <text:p>85.75762</text:p>
              </table:table-cell>
              <table:table-cell office:value-type="float" office:value="86.58733">
                <text:p>86.58733</text:p>
              </table:table-cell>
              <table:table-cell office:value-type="float" office:value="84.67498">
                <text:p>84.67498</text:p>
              </table:table-cell>
              <table:table-cell office:value-type="float" office:value="85.74142">
                <text:p>85.74142</text:p>
              </table:table-cell>
              <table:table-cell office:value-type="float" office:value="85.89929">
                <text:p>85.89929</text:p>
              </table:table-cell>
              <table:table-cell office:value-type="float" office:value="87.47579">
                <text:p>87.47579</text:p>
              </table:table-cell>
              <table:table-cell office:value-type="float" office:value="85.3729">
                <text:p>85.3729</text:p>
              </table:table-cell>
              <table:table-cell office:value-type="float" office:value="86.17143">
                <text:p>86.17143</text:p>
              </table:table-cell>
              <table:table-cell office:value-type="float" office:value="83.77977">
                <text:p>83.77977</text:p>
              </table:table-cell>
              <table:table-cell office:value-type="float" office:value="90.60749">
                <text:p>90.60749</text:p>
              </table:table-cell>
              <table:table-cell office:value-type="float" office:value="85.22135">
                <text:p>85.22135</text:p>
              </table:table-cell>
              <table:table-cell office:value-type="float" office:value="90.65329">
                <text:p>90.65329</text:p>
              </table:table-cell>
              <table:table-cell office:value-type="float" office:value="83.94459">
                <text:p>83.94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.49121">
                <text:p>84.49121</text:p>
              </table:table-cell>
              <table:table-cell office:value-type="float" office:value="86.57259">
                <text:p>86.57259</text:p>
              </table:table-cell>
              <table:table-cell office:value-type="float" office:value="88.89901">
                <text:p>88.89901</text:p>
              </table:table-cell>
              <table:table-cell office:value-type="float" office:value="88.36051">
                <text:p>88.36051</text:p>
              </table:table-cell>
              <table:table-cell office:value-type="float" office:value="84.68797">
                <text:p>84.68797</text:p>
              </table:table-cell>
              <table:table-cell office:value-type="float" office:value="86.74515">
                <text:p>86.74515</text:p>
              </table:table-cell>
              <table:table-cell office:value-type="float" office:value="86.12223">
                <text:p>86.12223</text:p>
              </table:table-cell>
              <table:table-cell office:value-type="float" office:value="85.22503">
                <text:p>85.22503</text:p>
              </table:table-cell>
              <table:table-cell office:value-type="float" office:value="86.05417">
                <text:p>86.05417</text:p>
              </table:table-cell>
              <table:table-cell office:value-type="float" office:value="84.12957">
                <text:p>84.12957</text:p>
              </table:table-cell>
              <table:table-cell office:value-type="float" office:value="85.2085">
                <text:p>85.2085</text:p>
              </table:table-cell>
              <table:table-cell office:value-type="float" office:value="85.54644">
                <text:p>85.54644</text:p>
              </table:table-cell>
              <table:table-cell office:value-type="float" office:value="86.96958">
                <text:p>86.96958</text:p>
              </table:table-cell>
              <table:table-cell office:value-type="float" office:value="85.03494">
                <text:p>85.03494</text:p>
              </table:table-cell>
              <table:table-cell office:value-type="float" office:value="85.63859">
                <text:p>85.63859</text:p>
              </table:table-cell>
              <table:table-cell office:value-type="float" office:value="83.22633">
                <text:p>83.22633</text:p>
              </table:table-cell>
              <table:table-cell office:value-type="float" office:value="90.15365">
                <text:p>90.15365</text:p>
              </table:table-cell>
              <table:table-cell office:value-type="float" office:value="84.87731">
                <text:p>84.87731</text:p>
              </table:table-cell>
              <table:table-cell office:value-type="float" office:value="90.39125">
                <text:p>90.39125</text:p>
              </table:table-cell>
              <table:table-cell office:value-type="float" office:value="83.3999">
                <text:p>83.3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14492">
                <text:p>84.14492</text:p>
              </table:table-cell>
              <table:table-cell office:value-type="float" office:value="86.04255">
                <text:p>86.04255</text:p>
              </table:table-cell>
              <table:table-cell office:value-type="float" office:value="88.60906">
                <text:p>88.60906</text:p>
              </table:table-cell>
              <table:table-cell office:value-type="float" office:value="88.07095">
                <text:p>88.07095</text:p>
              </table:table-cell>
              <table:table-cell office:value-type="float" office:value="84.13904">
                <text:p>84.13904</text:p>
              </table:table-cell>
              <table:table-cell office:value-type="float" office:value="86.4014">
                <text:p>86.4014</text:p>
              </table:table-cell>
              <table:table-cell office:value-type="float" office:value="85.782">
                <text:p>85.782</text:p>
              </table:table-cell>
              <table:table-cell office:value-type="float" office:value="84.88133">
                <text:p>84.88133</text:p>
              </table:table-cell>
              <table:table-cell office:value-type="float" office:value="85.72514">
                <text:p>85.72514</text:p>
              </table:table-cell>
              <table:table-cell office:value-type="float" office:value="83.76814">
                <text:p>83.76814</text:p>
              </table:table-cell>
              <table:table-cell office:value-type="float" office:value="84.86136">
                <text:p>84.86136</text:p>
              </table:table-cell>
              <table:table-cell office:value-type="float" office:value="85.01854">
                <text:p>85.01854</text:p>
              </table:table-cell>
              <table:table-cell office:value-type="float" office:value="86.63524">
                <text:p>86.63524</text:p>
              </table:table-cell>
              <table:table-cell office:value-type="float" office:value="84.49572">
                <text:p>84.49572</text:p>
              </table:table-cell>
              <table:table-cell office:value-type="float" office:value="85.30068">
                <text:p>85.30068</text:p>
              </table:table-cell>
              <table:table-cell office:value-type="float" office:value="82.86601">
                <text:p>82.86601</text:p>
              </table:table-cell>
              <table:table-cell office:value-type="float" office:value="89.85321">
                <text:p>89.85321</text:p>
              </table:table-cell>
              <table:table-cell office:value-type="float" office:value="84.87731">
                <text:p>84.87731</text:p>
              </table:table-cell>
              <table:table-cell office:value-type="float" office:value="90.39125">
                <text:p>90.39125</text:p>
              </table:table-cell>
              <table:table-cell office:value-type="float" office:value="83.04088">
                <text:p>83.04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59056">
                <text:p>83.59056</text:p>
              </table:table-cell>
              <table:table-cell office:value-type="float" office:value="85.71346">
                <text:p>85.71346</text:p>
              </table:table-cell>
              <table:table-cell office:value-type="float" office:value="88.10137">
                <text:p>88.10137</text:p>
              </table:table-cell>
              <table:table-cell office:value-type="float" office:value="87.73941">
                <text:p>87.73941</text:p>
              </table:table-cell>
              <table:table-cell office:value-type="float" office:value="83.77771">
                <text:p>83.77771</text:p>
              </table:table-cell>
              <table:table-cell office:value-type="float" office:value="85.89224">
                <text:p>85.89224</text:p>
              </table:table-cell>
              <table:table-cell office:value-type="float" office:value="85.26378">
                <text:p>85.26378</text:p>
              </table:table-cell>
              <table:table-cell office:value-type="float" office:value="84.33913">
                <text:p>84.33913</text:p>
              </table:table-cell>
              <table:table-cell office:value-type="float" office:value="85.19544">
                <text:p>85.19544</text:p>
              </table:table-cell>
              <table:table-cell office:value-type="float" office:value="83.22458">
                <text:p>83.22458</text:p>
              </table:table-cell>
              <table:table-cell office:value-type="float" office:value="84.32234">
                <text:p>84.32234</text:p>
              </table:table-cell>
              <table:table-cell office:value-type="float" office:value="84.66895">
                <text:p>84.66895</text:p>
              </table:table-cell>
              <table:table-cell office:value-type="float" office:value="86.12599">
                <text:p>86.12599</text:p>
              </table:table-cell>
              <table:table-cell office:value-type="float" office:value="84.14876">
                <text:p>84.14876</text:p>
              </table:table-cell>
              <table:table-cell office:value-type="float" office:value="84.76175">
                <text:p>84.76175</text:p>
              </table:table-cell>
              <table:table-cell office:value-type="float" office:value="82.34193">
                <text:p>82.34193</text:p>
              </table:table-cell>
              <table:table-cell office:value-type="float" office:value="89.39021">
                <text:p>89.39021</text:p>
              </table:table-cell>
              <table:table-cell office:value-type="float" office:value="84.32553">
                <text:p>84.32553</text:p>
              </table:table-cell>
              <table:table-cell office:value-type="float" office:value="89.90234">
                <text:p>89.90234</text:p>
              </table:table-cell>
              <table:table-cell office:value-type="float" office:value="82.49933">
                <text:p>82.499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22527">
                <text:p>83.22527</text:p>
              </table:table-cell>
              <table:table-cell office:value-type="float" office:value="85.17113">
                <text:p>85.17113</text:p>
              </table:table-cell>
              <table:table-cell office:value-type="float" office:value="87.80268">
                <text:p>87.80268</text:p>
              </table:table-cell>
              <table:table-cell office:value-type="float" office:value="87.24855">
                <text:p>87.24855</text:p>
              </table:table-cell>
              <table:table-cell office:value-type="float" office:value="83.22293">
                <text:p>83.22293</text:p>
              </table:table-cell>
              <table:table-cell office:value-type="float" office:value="85.54267">
                <text:p>85.54267</text:p>
              </table:table-cell>
              <table:table-cell office:value-type="float" office:value="84.90169">
                <text:p>84.90169</text:p>
              </table:table-cell>
              <table:table-cell office:value-type="float" office:value="83.98323">
                <text:p>83.98323</text:p>
              </table:table-cell>
              <table:table-cell office:value-type="float" office:value="84.84803">
                <text:p>84.84803</text:p>
              </table:table-cell>
              <table:table-cell office:value-type="float" office:value="82.86449">
                <text:p>82.86449</text:p>
              </table:table-cell>
              <table:table-cell office:value-type="float" office:value="83.96305">
                <text:p>83.96305</text:p>
              </table:table-cell>
              <table:table-cell office:value-type="float" office:value="84.11972">
                <text:p>84.11972</text:p>
              </table:table-cell>
              <table:table-cell office:value-type="float" office:value="85.7762">
                <text:p>85.7762</text:p>
              </table:table-cell>
              <table:table-cell office:value-type="float" office:value="83.59882">
                <text:p>83.59882</text:p>
              </table:table-cell>
              <table:table-cell office:value-type="float" office:value="84.41478">
                <text:p>84.41478</text:p>
              </table:table-cell>
              <table:table-cell office:value-type="float" office:value="81.98209">
                <text:p>81.98209</text:p>
              </table:table-cell>
              <table:table-cell office:value-type="float" office:value="89.39021">
                <text:p>89.39021</text:p>
              </table:table-cell>
              <table:table-cell office:value-type="float" office:value="83.97917">
                <text:p>83.97917</text:p>
              </table:table-cell>
              <table:table-cell office:value-type="float" office:value="89.63729">
                <text:p>89.63729</text:p>
              </table:table-cell>
              <table:table-cell office:value-type="float" office:value="82.1511">
                <text:p>82.1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.67568">
                <text:p>82.67568</text:p>
              </table:table-cell>
              <table:table-cell office:value-type="float" office:value="84.83318">
                <text:p>84.83318</text:p>
              </table:table-cell>
              <table:table-cell office:value-type="float" office:value="87.47112">
                <text:p>87.47112</text:p>
              </table:table-cell>
              <table:table-cell office:value-type="float" office:value="86.9174">
                <text:p>86.9174</text:p>
              </table:table-cell>
              <table:table-cell office:value-type="float" office:value="82.85927">
                <text:p>82.85927</text:p>
              </table:table-cell>
              <table:table-cell office:value-type="float" office:value="85.01509">
                <text:p>85.01509</text:p>
              </table:table-cell>
              <table:table-cell office:value-type="float" office:value="84.36806">
                <text:p>84.36806</text:p>
              </table:table-cell>
              <table:table-cell office:value-type="float" office:value="83.43334">
                <text:p>83.43334</text:p>
              </table:table-cell>
              <table:table-cell office:value-type="float" office:value="84.30569">
                <text:p>84.30569</text:p>
              </table:table-cell>
              <table:table-cell office:value-type="float" office:value="82.34014">
                <text:p>82.34014</text:p>
              </table:table-cell>
              <table:table-cell office:value-type="float" office:value="83.41306">
                <text:p>83.41306</text:p>
              </table:table-cell>
              <table:table-cell office:value-type="float" office:value="83.75813">
                <text:p>83.75813</text:p>
              </table:table-cell>
              <table:table-cell office:value-type="float" office:value="85.25819">
                <text:p>85.25819</text:p>
              </table:table-cell>
              <table:table-cell office:value-type="float" office:value="83.24185">
                <text:p>83.24185</text:p>
              </table:table-cell>
              <table:table-cell office:value-type="float" office:value="83.863">
                <text:p>83.863</text:p>
              </table:table-cell>
              <table:table-cell office:value-type="float" office:value="81.44297">
                <text:p>81.44297</text:p>
              </table:table-cell>
              <table:table-cell office:value-type="float" office:value="89.0806">
                <text:p>89.0806</text:p>
              </table:table-cell>
              <table:table-cell office:value-type="float" office:value="83.43137">
                <text:p>83.43137</text:p>
              </table:table-cell>
              <table:table-cell office:value-type="float" office:value="89.13893">
                <text:p>89.13893</text:p>
              </table:table-cell>
              <table:table-cell office:value-type="float" office:value="81.60913">
                <text:p>81.60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32821">
                <text:p>82.32821</text:p>
              </table:table-cell>
              <table:table-cell office:value-type="float" office:value="84.28423">
                <text:p>84.28423</text:p>
              </table:table-cell>
              <table:table-cell office:value-type="float" office:value="86.97091">
                <text:p>86.97091</text:p>
              </table:table-cell>
              <table:table-cell office:value-type="float" office:value="86.41118">
                <text:p>86.41118</text:p>
              </table:table-cell>
              <table:table-cell office:value-type="float" office:value="82.33406">
                <text:p>82.33406</text:p>
              </table:table-cell>
              <table:table-cell office:value-type="float" office:value="84.66252">
                <text:p>84.66252</text:p>
              </table:table-cell>
              <table:table-cell office:value-type="float" office:value="84.01546">
                <text:p>84.01546</text:p>
              </table:table-cell>
              <table:table-cell office:value-type="float" office:value="83.0831">
                <text:p>83.0831</text:p>
              </table:table-cell>
              <table:table-cell office:value-type="float" office:value="83.94972">
                <text:p>83.94972</text:p>
              </table:table-cell>
              <table:table-cell office:value-type="float" office:value="81.98035">
                <text:p>81.98035</text:p>
              </table:table-cell>
              <table:table-cell office:value-type="float" office:value="83.05632">
                <text:p>83.05632</text:p>
              </table:table-cell>
              <table:table-cell office:value-type="float" office:value="83.2222">
                <text:p>83.2222</text:p>
              </table:table-cell>
              <table:table-cell office:value-type="float" office:value="84.90549">
                <text:p>84.90549</text:p>
              </table:table-cell>
              <table:table-cell office:value-type="float" office:value="82.70585">
                <text:p>82.70585</text:p>
              </table:table-cell>
              <table:table-cell office:value-type="float" office:value="83.50807">
                <text:p>83.50807</text:p>
              </table:table-cell>
              <table:table-cell office:value-type="float" office:value="81.0696">
                <text:p>81.0696</text:p>
              </table:table-cell>
              <table:table-cell office:value-type="float" office:value="88.60189">
                <text:p>88.60189</text:p>
              </table:table-cell>
              <table:table-cell office:value-type="float" office:value="83.07568">
                <text:p>83.07568</text:p>
              </table:table-cell>
              <table:table-cell office:value-type="float" office:value="88.86175">
                <text:p>88.86175</text:p>
              </table:table-cell>
              <table:table-cell office:value-type="float" office:value="81.24876">
                <text:p>81.24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.79046">
                <text:p>81.79046</text:p>
              </table:table-cell>
              <table:table-cell office:value-type="float" office:value="83.93428">
                <text:p>83.93428</text:p>
              </table:table-cell>
              <table:table-cell office:value-type="float" office:value="86.63989">
                <text:p>86.63989</text:p>
              </table:table-cell>
              <table:table-cell office:value-type="float" office:value="86.06745">
                <text:p>86.06745</text:p>
              </table:table-cell>
              <table:table-cell office:value-type="float" office:value="81.97154">
                <text:p>81.97154</text:p>
              </table:table-cell>
              <table:table-cell office:value-type="float" office:value="84.11634">
                <text:p>84.11634</text:p>
              </table:table-cell>
              <table:table-cell office:value-type="float" office:value="83.47336">
                <text:p>83.47336</text:p>
              </table:table-cell>
              <table:table-cell office:value-type="float" office:value="82.54097">
                <text:p>82.54097</text:p>
              </table:table-cell>
              <table:table-cell office:value-type="float" office:value="83.58695">
                <text:p>83.58695</text:p>
              </table:table-cell>
              <table:table-cell office:value-type="float" office:value="81.44129">
                <text:p>81.44129</text:p>
              </table:table-cell>
              <table:table-cell office:value-type="float" office:value="82.52198">
                <text:p>82.52198</text:p>
              </table:table-cell>
              <table:table-cell office:value-type="float" office:value="82.86073">
                <text:p>82.86073</text:p>
              </table:table-cell>
              <table:table-cell office:value-type="float" office:value="84.35915">
                <text:p>84.35915</text:p>
              </table:table-cell>
              <table:table-cell office:value-type="float" office:value="82.34632">
                <text:p>82.34632</text:p>
              </table:table-cell>
              <table:table-cell office:value-type="float" office:value="83.14915">
                <text:p>83.14915</text:p>
              </table:table-cell>
              <table:table-cell office:value-type="float" office:value="80.51729">
                <text:p>80.51729</text:p>
              </table:table-cell>
              <table:table-cell office:value-type="float" office:value="88.27954">
                <text:p>88.27954</text:p>
              </table:table-cell>
              <table:table-cell office:value-type="float" office:value="82.52955">
                <text:p>82.52955</text:p>
              </table:table-cell>
              <table:table-cell office:value-type="float" office:value="88.35071">
                <text:p>88.35071</text:p>
              </table:table-cell>
              <table:table-cell office:value-type="float" office:value="80.70798">
                <text:p>80.707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.43364">
                <text:p>81.43364</text:p>
              </table:table-cell>
              <table:table-cell office:value-type="float" office:value="83.3986">
                <text:p>83.3986</text:p>
              </table:table-cell>
              <table:table-cell office:value-type="float" office:value="86.13068">
                <text:p>86.13068</text:p>
              </table:table-cell>
              <table:table-cell office:value-type="float" office:value="85.54904">
                <text:p>85.54904</text:p>
              </table:table-cell>
              <table:table-cell office:value-type="float" office:value="81.43232">
                <text:p>81.43232</text:p>
              </table:table-cell>
              <table:table-cell office:value-type="float" office:value="83.75858">
                <text:p>83.75858</text:p>
              </table:table-cell>
              <table:table-cell office:value-type="float" office:value="83.11458">
                <text:p>83.11458</text:p>
              </table:table-cell>
              <table:table-cell office:value-type="float" office:value="82.17657">
                <text:p>82.17657</text:p>
              </table:table-cell>
              <table:table-cell office:value-type="float" office:value="83.05705">
                <text:p>83.05705</text:p>
              </table:table-cell>
              <table:table-cell office:value-type="float" office:value="81.06776">
                <text:p>81.06776</text:p>
              </table:table-cell>
              <table:table-cell office:value-type="float" office:value="82.16468">
                <text:p>82.16468</text:p>
              </table:table-cell>
              <table:table-cell office:value-type="float" office:value="82.31721">
                <text:p>82.31721</text:p>
              </table:table-cell>
              <table:table-cell office:value-type="float" office:value="83.99747">
                <text:p>83.99747</text:p>
              </table:table-cell>
              <table:table-cell office:value-type="float" office:value="81.79935">
                <text:p>81.79935</text:p>
              </table:table-cell>
              <table:table-cell office:value-type="float" office:value="82.60628">
                <text:p>82.60628</text:p>
              </table:table-cell>
              <table:table-cell office:value-type="float" office:value="80.13389">
                <text:p>80.13389</text:p>
              </table:table-cell>
              <table:table-cell office:value-type="float" office:value="87.79498">
                <text:p>87.79498</text:p>
              </table:table-cell>
              <table:table-cell office:value-type="float" office:value="82.17418">
                <text:p>82.17418</text:p>
              </table:table-cell>
              <table:table-cell office:value-type="float" office:value="88.05525">
                <text:p>88.05525</text:p>
              </table:table-cell>
              <table:table-cell office:value-type="float" office:value="80.32556">
                <text:p>80.32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.89033">
                <text:p>80.89033</text:p>
              </table:table-cell>
              <table:table-cell office:value-type="float" office:value="83.0428">
                <text:p>83.0428</text:p>
              </table:table-cell>
              <table:table-cell office:value-type="float" office:value="85.78082">
                <text:p>85.78082</text:p>
              </table:table-cell>
              <table:table-cell office:value-type="float" office:value="85.1961">
                <text:p>85.1961</text:p>
              </table:table-cell>
              <table:table-cell office:value-type="float" office:value="81.06206">
                <text:p>81.06206</text:p>
              </table:table-cell>
              <table:table-cell office:value-type="float" office:value="83.22809">
                <text:p>83.22809</text:p>
              </table:table-cell>
              <table:table-cell office:value-type="float" office:value="82.57137">
                <text:p>82.57137</text:p>
              </table:table-cell>
              <table:table-cell office:value-type="float" office:value="81.63512">
                <text:p>81.63512</text:p>
              </table:table-cell>
              <table:table-cell office:value-type="float" office:value="82.69519">
                <text:p>82.69519</text:p>
              </table:table-cell>
              <table:table-cell office:value-type="float" office:value="80.51815">
                <text:p>80.51815</text:p>
              </table:table-cell>
              <table:table-cell office:value-type="float" office:value="81.6231">
                <text:p>81.6231</text:p>
              </table:table-cell>
              <table:table-cell office:value-type="float" office:value="81.94893">
                <text:p>81.94893</text:p>
              </table:table-cell>
              <table:table-cell office:value-type="float" office:value="83.47136">
                <text:p>83.47136</text:p>
              </table:table-cell>
              <table:table-cell office:value-type="float" office:value="81.43982">
                <text:p>81.43982</text:p>
              </table:table-cell>
              <table:table-cell office:value-type="float" office:value="82.2438">
                <text:p>82.2438</text:p>
              </table:table-cell>
              <table:table-cell office:value-type="float" office:value="79.57152">
                <text:p>79.57152</text:p>
              </table:table-cell>
              <table:table-cell office:value-type="float" office:value="87.47281">
                <text:p>87.47281</text:p>
              </table:table-cell>
              <table:table-cell office:value-type="float" office:value="81.63549">
                <text:p>81.63549</text:p>
              </table:table-cell>
              <table:table-cell office:value-type="float" office:value="87.54431">
                <text:p>87.54431</text:p>
              </table:table-cell>
              <table:table-cell office:value-type="float" office:value="79.7713">
                <text:p>79.77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.50821">
                <text:p>80.50821</text:p>
              </table:table-cell>
              <table:table-cell office:value-type="float" office:value="82.49588">
                <text:p>82.49588</text:p>
              </table:table-cell>
              <table:table-cell office:value-type="float" office:value="85.26276">
                <text:p>85.26276</text:p>
              </table:table-cell>
              <table:table-cell office:value-type="float" office:value="84.65895">
                <text:p>84.65895</text:p>
              </table:table-cell>
              <table:table-cell office:value-type="float" office:value="80.50954">
                <text:p>80.50954</text:p>
              </table:table-cell>
              <table:table-cell office:value-type="float" office:value="82.86591">
                <text:p>82.86591</text:p>
              </table:table-cell>
              <table:table-cell office:value-type="float" office:value="82.20876">
                <text:p>82.20876</text:p>
              </table:table-cell>
              <table:table-cell office:value-type="float" office:value="81.27541">
                <text:p>81.27541</text:p>
              </table:table-cell>
              <table:table-cell office:value-type="float" office:value="82.14216">
                <text:p>82.14216</text:p>
              </table:table-cell>
              <table:table-cell office:value-type="float" office:value="80.14131">
                <text:p>80.14131</text:p>
              </table:table-cell>
              <table:table-cell office:value-type="float" office:value="81.26294">
                <text:p>81.26294</text:p>
              </table:table-cell>
              <table:table-cell office:value-type="float" office:value="81.41048">
                <text:p>81.41048</text:p>
              </table:table-cell>
              <table:table-cell office:value-type="float" office:value="83.11296">
                <text:p>83.11296</text:p>
              </table:table-cell>
              <table:table-cell office:value-type="float" office:value="80.89987">
                <text:p>80.89987</text:p>
              </table:table-cell>
              <table:table-cell office:value-type="float" office:value="81.68745">
                <text:p>81.68745</text:p>
              </table:table-cell>
              <table:table-cell office:value-type="float" office:value="79.18507">
                <text:p>79.18507</text:p>
              </table:table-cell>
              <table:table-cell office:value-type="float" office:value="86.96297">
                <text:p>86.96297</text:p>
              </table:table-cell>
              <table:table-cell office:value-type="float" office:value="81.27605">
                <text:p>81.27605</text:p>
              </table:table-cell>
              <table:table-cell office:value-type="float" office:value="87.23318">
                <text:p>87.23318</text:p>
              </table:table-cell>
              <table:table-cell office:value-type="float" office:value="79.37949">
                <text:p>79.379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95458">
                <text:p>79.95458</text:p>
              </table:table-cell>
              <table:table-cell office:value-type="float" office:value="82.13621">
                <text:p>82.13621</text:p>
              </table:table-cell>
              <table:table-cell office:value-type="float" office:value="84.90066">
                <text:p>84.90066</text:p>
              </table:table-cell>
              <table:table-cell office:value-type="float" office:value="84.29698">
                <text:p>84.29698</text:p>
              </table:table-cell>
              <table:table-cell office:value-type="float" office:value="80.13601">
                <text:p>80.13601</text:p>
              </table:table-cell>
              <table:table-cell office:value-type="float" office:value="82.32189">
                <text:p>82.32189</text:p>
              </table:table-cell>
              <table:table-cell office:value-type="float" office:value="81.65208">
                <text:p>81.65208</text:p>
              </table:table-cell>
              <table:table-cell office:value-type="float" office:value="80.73197">
                <text:p>80.73197</text:p>
              </table:table-cell>
              <table:table-cell office:value-type="float" office:value="81.77984">
                <text:p>81.77984</text:p>
              </table:table-cell>
              <table:table-cell office:value-type="float" office:value="79.56945">
                <text:p>79.56945</text:p>
              </table:table-cell>
              <table:table-cell office:value-type="float" office:value="80.71947">
                <text:p>80.71947</text:p>
              </table:table-cell>
              <table:table-cell office:value-type="float" office:value="81.04712">
                <text:p>81.04712</text:p>
              </table:table-cell>
              <table:table-cell office:value-type="float" office:value="82.56949">
                <text:p>82.56949</text:p>
              </table:table-cell>
              <table:table-cell office:value-type="float" office:value="80.51738">
                <text:p>80.51738</text:p>
              </table:table-cell>
              <table:table-cell office:value-type="float" office:value="81.31686">
                <text:p>81.31686</text:p>
              </table:table-cell>
              <table:table-cell office:value-type="float" office:value="78.60028">
                <text:p>78.60028</text:p>
              </table:table-cell>
              <table:table-cell office:value-type="float" office:value="86.63176">
                <text:p>86.63176</text:p>
              </table:table-cell>
              <table:table-cell office:value-type="float" office:value="80.73235">
                <text:p>80.73235</text:p>
              </table:table-cell>
              <table:table-cell office:value-type="float" office:value="86.713">
                <text:p>86.713</text:p>
              </table:table-cell>
              <table:table-cell office:value-type="float" office:value="78.81196">
                <text:p>78.81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.56312">
                <text:p>79.56312</text:p>
              </table:table-cell>
              <table:table-cell office:value-type="float" office:value="81.57897">
                <text:p>81.57897</text:p>
              </table:table-cell>
              <table:table-cell office:value-type="float" office:value="84.36389">
                <text:p>84.36389</text:p>
              </table:table-cell>
              <table:table-cell office:value-type="float" office:value="83.76024">
                <text:p>83.76024</text:p>
              </table:table-cell>
              <table:table-cell office:value-type="float" office:value="79.56133">
                <text:p>79.56133</text:p>
              </table:table-cell>
              <table:table-cell office:value-type="float" office:value="81.94949">
                <text:p>81.94949</text:p>
              </table:table-cell>
              <table:table-cell office:value-type="float" office:value="81.28393">
                <text:p>81.28393</text:p>
              </table:table-cell>
              <table:table-cell office:value-type="float" office:value="80.34979">
                <text:p>80.34979</text:p>
              </table:table-cell>
              <table:table-cell office:value-type="float" office:value="81.21409">
                <text:p>81.21409</text:p>
              </table:table-cell>
              <table:table-cell office:value-type="float" office:value="79.18587">
                <text:p>79.18587</text:p>
              </table:table-cell>
              <table:table-cell office:value-type="float" office:value="80.34048">
                <text:p>80.34048</text:p>
              </table:table-cell>
              <table:table-cell office:value-type="float" office:value="80.48849">
                <text:p>80.48849</text:p>
              </table:table-cell>
              <table:table-cell office:value-type="float" office:value="82.20702">
                <text:p>82.20702</text:p>
              </table:table-cell>
              <table:table-cell office:value-type="float" office:value="79.97285">
                <text:p>79.97285</text:p>
              </table:table-cell>
              <table:table-cell office:value-type="float" office:value="80.76831">
                <text:p>80.76831</text:p>
              </table:table-cell>
              <table:table-cell office:value-type="float" office:value="78.2038">
                <text:p>78.2038</text:p>
              </table:table-cell>
              <table:table-cell office:value-type="float" office:value="86.12228">
                <text:p>86.12228</text:p>
              </table:table-cell>
              <table:table-cell office:value-type="float" office:value="80.35018">
                <text:p>80.35018</text:p>
              </table:table-cell>
              <table:table-cell office:value-type="float" office:value="86.39291">
                <text:p>86.39291</text:p>
              </table:table-cell>
              <table:table-cell office:value-type="float" office:value="78.40775">
                <text:p>78.40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.99612">
                <text:p>78.99612</text:p>
              </table:table-cell>
              <table:table-cell office:value-type="float" office:value="81.19774">
                <text:p>81.19774</text:p>
              </table:table-cell>
              <table:table-cell office:value-type="float" office:value="84.00206">
                <text:p>84.00206</text:p>
              </table:table-cell>
              <table:table-cell office:value-type="float" office:value="83.38596">
                <text:p>83.38596</text:p>
              </table:table-cell>
              <table:table-cell office:value-type="float" office:value="79.17507">
                <text:p>79.17507</text:p>
              </table:table-cell>
              <table:table-cell office:value-type="float" office:value="81.39282">
                <text:p>81.39282</text:p>
              </table:table-cell>
              <table:table-cell office:value-type="float" office:value="80.73598">
                <text:p>80.73598</text:p>
              </table:table-cell>
              <table:table-cell office:value-type="float" office:value="79.79581">
                <text:p>79.79581</text:p>
              </table:table-cell>
              <table:table-cell office:value-type="float" office:value="80.83907">
                <text:p>80.83907</text:p>
              </table:table-cell>
              <table:table-cell office:value-type="float" office:value="78.60102">
                <text:p>78.60102</text:p>
              </table:table-cell>
              <table:table-cell office:value-type="float" office:value="79.78343">
                <text:p>79.78343</text:p>
              </table:table-cell>
              <table:table-cell office:value-type="float" office:value="80.11467">
                <text:p>80.11467</text:p>
              </table:table-cell>
              <table:table-cell office:value-type="float" office:value="81.65063">
                <text:p>81.65063</text:p>
              </table:table-cell>
              <table:table-cell office:value-type="float" office:value="79.57777">
                <text:p>79.57777</text:p>
              </table:table-cell>
              <table:table-cell office:value-type="float" office:value="80.39277">
                <text:p>80.39277</text:p>
              </table:table-cell>
              <table:table-cell office:value-type="float" office:value="77.60626">
                <text:p>77.60626</text:p>
              </table:table-cell>
              <table:table-cell office:value-type="float" office:value="85.77261">
                <text:p>85.77261</text:p>
              </table:table-cell>
              <table:table-cell office:value-type="float" office:value="79.79662">
                <text:p>79.79662</text:p>
              </table:table-cell>
              <table:table-cell office:value-type="float" office:value="85.86273">
                <text:p>85.86273</text:p>
              </table:table-cell>
              <table:table-cell office:value-type="float" office:value="77.83963">
                <text:p>77.8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.60182">
                <text:p>78.60182</text:p>
              </table:table-cell>
              <table:table-cell office:value-type="float" office:value="80.63404">
                <text:p>80.63404</text:p>
              </table:table-cell>
              <table:table-cell office:value-type="float" office:value="83.45323">
                <text:p>83.45323</text:p>
              </table:table-cell>
              <table:table-cell office:value-type="float" office:value="82.83732">
                <text:p>82.83732</text:p>
              </table:table-cell>
              <table:table-cell office:value-type="float" office:value="78.59352">
                <text:p>78.59352</text:p>
              </table:table-cell>
              <table:table-cell office:value-type="float" office:value="81.01753">
                <text:p>81.01753</text:p>
              </table:table-cell>
              <table:table-cell office:value-type="float" office:value="80.36295">
                <text:p>80.36295</text:p>
              </table:table-cell>
              <table:table-cell office:value-type="float" office:value="79.40418">
                <text:p>79.40418</text:p>
              </table:table-cell>
              <table:table-cell office:value-type="float" office:value="80.26065">
                <text:p>80.26065</text:p>
              </table:table-cell>
              <table:table-cell office:value-type="float" office:value="78.21127">
                <text:p>78.21127</text:p>
              </table:table-cell>
              <table:table-cell office:value-type="float" office:value="79.39191">
                <text:p>79.39191</text:p>
              </table:table-cell>
              <table:table-cell office:value-type="float" office:value="79.54941">
                <text:p>79.54941</text:p>
              </table:table-cell>
              <table:table-cell office:value-type="float" office:value="81.27858">
                <text:p>81.27858</text:p>
              </table:table-cell>
              <table:table-cell office:value-type="float" office:value="79.01354">
                <text:p>79.01354</text:p>
              </table:table-cell>
              <table:table-cell office:value-type="float" office:value="79.83088">
                <text:p>79.83088</text:p>
              </table:table-cell>
              <table:table-cell office:value-type="float" office:value="77.20044">
                <text:p>77.20044</text:p>
              </table:table-cell>
              <table:table-cell office:value-type="float" office:value="85.25447">
                <text:p>85.25447</text:p>
              </table:table-cell>
              <table:table-cell office:value-type="float" office:value="79.40513">
                <text:p>79.40513</text:p>
              </table:table-cell>
              <table:table-cell office:value-type="float" office:value="85.53403">
                <text:p>85.53403</text:p>
              </table:table-cell>
              <table:table-cell office:value-type="float" office:value="77.42332">
                <text:p>77.423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02448">
                <text:p>78.02448</text:p>
              </table:table-cell>
              <table:table-cell office:value-type="float" office:value="80.24402">
                <text:p>80.24402</text:p>
              </table:table-cell>
              <table:table-cell office:value-type="float" office:value="83.09148">
                <text:p>83.09148</text:p>
              </table:table-cell>
              <table:table-cell office:value-type="float" office:value="82.45374">
                <text:p>82.45374</text:p>
              </table:table-cell>
              <table:table-cell office:value-type="float" office:value="78.1943">
                <text:p>78.1943</text:p>
              </table:table-cell>
              <table:table-cell office:value-type="float" office:value="80.44202">
                <text:p>80.44202</text:p>
              </table:table-cell>
              <table:table-cell office:value-type="float" office:value="79.80093">
                <text:p>79.80093</text:p>
              </table:table-cell>
              <table:table-cell office:value-type="float" office:value="78.83699">
                <text:p>78.83699</text:p>
              </table:table-cell>
              <table:table-cell office:value-type="float" office:value="79.87616">
                <text:p>79.87616</text:p>
              </table:table-cell>
              <table:table-cell office:value-type="float" office:value="77.61624">
                <text:p>77.61624</text:p>
              </table:table-cell>
              <table:table-cell office:value-type="float" office:value="78.82475">
                <text:p>78.82475</text:p>
              </table:table-cell>
              <table:table-cell office:value-type="float" office:value="79.16585">
                <text:p>79.16585</text:p>
              </table:table-cell>
              <table:table-cell office:value-type="float" office:value="80.70006">
                <text:p>80.70006</text:p>
              </table:table-cell>
              <table:table-cell office:value-type="float" office:value="78.61883">
                <text:p>78.61883</text:p>
              </table:table-cell>
              <table:table-cell office:value-type="float" office:value="79.4476">
                <text:p>79.4476</text:p>
              </table:table-cell>
              <table:table-cell office:value-type="float" office:value="76.59336">
                <text:p>76.59336</text:p>
              </table:table-cell>
              <table:table-cell office:value-type="float" office:value="84.89172">
                <text:p>84.89172</text:p>
              </table:table-cell>
              <table:table-cell office:value-type="float" office:value="78.83777">
                <text:p>78.83777</text:p>
              </table:table-cell>
              <table:table-cell office:value-type="float" office:value="84.99187">
                <text:p>84.99187</text:p>
              </table:table-cell>
              <table:table-cell office:value-type="float" office:value="76.83526">
                <text:p>76.83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.61108">
                <text:p>77.61108</text:p>
              </table:table-cell>
              <table:table-cell office:value-type="float" office:value="79.67072">
                <text:p>79.67072</text:p>
              </table:table-cell>
              <table:table-cell office:value-type="float" office:value="82.53045">
                <text:p>82.53045</text:p>
              </table:table-cell>
              <table:table-cell office:value-type="float" office:value="81.88965">
                <text:p>81.88965</text:p>
              </table:table-cell>
              <table:table-cell office:value-type="float" office:value="77.59978">
                <text:p>77.59978</text:p>
              </table:table-cell>
              <table:table-cell office:value-type="float" office:value="80.05424">
                <text:p>80.05424</text:p>
              </table:table-cell>
              <table:table-cell office:value-type="float" office:value="79.42417">
                <text:p>79.42417</text:p>
              </table:table-cell>
              <table:table-cell office:value-type="float" office:value="78.43314">
                <text:p>78.43314</text:p>
              </table:table-cell>
              <table:table-cell office:value-type="float" office:value="79.28544">
                <text:p>79.28544</text:p>
              </table:table-cell>
              <table:table-cell office:value-type="float" office:value="77.2102">
                <text:p>77.2102</text:p>
              </table:table-cell>
              <table:table-cell office:value-type="float" office:value="78.42093">
                <text:p>78.42093</text:p>
              </table:table-cell>
              <table:table-cell office:value-type="float" office:value="78.58117">
                <text:p>78.58117</text:p>
              </table:table-cell>
              <table:table-cell office:value-type="float" office:value="80.32499">
                <text:p>80.32499</text:p>
              </table:table-cell>
              <table:table-cell office:value-type="float" office:value="78.0411">
                <text:p>78.0411</text:p>
              </table:table-cell>
              <table:table-cell office:value-type="float" office:value="78.87306">
                <text:p>78.87306</text:p>
              </table:table-cell>
              <table:table-cell office:value-type="float" office:value="76.18423">
                <text:p>76.18423</text:p>
              </table:table-cell>
              <table:table-cell office:value-type="float" office:value="84.35535">
                <text:p>84.35535</text:p>
              </table:table-cell>
              <table:table-cell office:value-type="float" office:value="78.43366">
                <text:p>78.43366</text:p>
              </table:table-cell>
              <table:table-cell office:value-type="float" office:value="84.64811">
                <text:p>84.64811</text:p>
              </table:table-cell>
              <table:table-cell office:value-type="float" office:value="76.40945">
                <text:p>76.40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.02358">
                <text:p>77.02358</text:p>
              </table:table-cell>
              <table:table-cell office:value-type="float" office:value="79.26829">
                <text:p>79.26829</text:p>
              </table:table-cell>
              <table:table-cell office:value-type="float" office:value="82.1567">
                <text:p>82.1567</text:p>
              </table:table-cell>
              <table:table-cell office:value-type="float" office:value="81.50645">
                <text:p>81.50645</text:p>
              </table:table-cell>
              <table:table-cell office:value-type="float" office:value="77.20046">
                <text:p>77.20046</text:p>
              </table:table-cell>
              <table:table-cell office:value-type="float" office:value="79.47548">
                <text:p>79.47548</text:p>
              </table:table-cell>
              <table:table-cell office:value-type="float" office:value="78.8494">
                <text:p>78.8494</text:p>
              </table:table-cell>
              <table:table-cell office:value-type="float" office:value="77.86516">
                <text:p>77.86516</text:p>
              </table:table-cell>
              <table:table-cell office:value-type="float" office:value="78.89153">
                <text:p>78.89153</text:p>
              </table:table-cell>
              <table:table-cell office:value-type="float" office:value="76.60288">
                <text:p>76.60288</text:p>
              </table:table-cell>
              <table:table-cell office:value-type="float" office:value="77.84364">
                <text:p>77.84364</text:p>
              </table:table-cell>
              <table:table-cell office:value-type="float" office:value="78.19441">
                <text:p>78.19441</text:p>
              </table:table-cell>
              <table:table-cell office:value-type="float" office:value="79.74649">
                <text:p>79.74649</text:p>
              </table:table-cell>
              <table:table-cell office:value-type="float" office:value="77.63717">
                <text:p>77.63717</text:p>
              </table:table-cell>
              <table:table-cell office:value-type="float" office:value="78.48656">
                <text:p>78.48656</text:p>
              </table:table-cell>
              <table:table-cell office:value-type="float" office:value="75.55783">
                <text:p>75.55783</text:p>
              </table:table-cell>
              <table:table-cell office:value-type="float" office:value="83.99367">
                <text:p>83.99367</text:p>
              </table:table-cell>
              <table:table-cell office:value-type="float" office:value="77.85604">
                <text:p>77.85604</text:p>
              </table:table-cell>
              <table:table-cell office:value-type="float" office:value="84.09652">
                <text:p>84.09652</text:p>
              </table:table-cell>
              <table:table-cell office:value-type="float" office:value="75.81101">
                <text:p>75.81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59849">
                <text:p>76.59849</text:p>
              </table:table-cell>
              <table:table-cell office:value-type="float" office:value="78.68495">
                <text:p>78.68495</text:p>
              </table:table-cell>
              <table:table-cell office:value-type="float" office:value="81.58325">
                <text:p>81.58325</text:p>
              </table:table-cell>
              <table:table-cell office:value-type="float" office:value="80.92387">
                <text:p>80.92387</text:p>
              </table:table-cell>
              <table:table-cell office:value-type="float" office:value="76.58684">
                <text:p>76.58684</text:p>
              </table:table-cell>
              <table:table-cell office:value-type="float" office:value="79.08137">
                <text:p>79.08137</text:p>
              </table:table-cell>
              <table:table-cell office:value-type="float" office:value="78.45638">
                <text:p>78.45638</text:p>
              </table:table-cell>
              <table:table-cell office:value-type="float" office:value="77.43957">
                <text:p>77.43957</text:p>
              </table:table-cell>
              <table:table-cell office:value-type="float" office:value="78.29135">
                <text:p>78.29135</text:p>
              </table:table-cell>
              <table:table-cell office:value-type="float" office:value="76.19359">
                <text:p>76.19359</text:p>
              </table:table-cell>
              <table:table-cell office:value-type="float" office:value="77.4306">
                <text:p>77.4306</text:p>
              </table:table-cell>
              <table:table-cell office:value-type="float" office:value="77.59706">
                <text:p>77.59706</text:p>
              </table:table-cell>
              <table:table-cell office:value-type="float" office:value="79.34927">
                <text:p>79.34927</text:p>
              </table:table-cell>
              <table:table-cell office:value-type="float" office:value="77.04642">
                <text:p>77.04642</text:p>
              </table:table-cell>
              <table:table-cell office:value-type="float" office:value="77.89265">
                <text:p>77.89265</text:p>
              </table:table-cell>
              <table:table-cell office:value-type="float" office:value="75.1391">
                <text:p>75.1391</text:p>
              </table:table-cell>
              <table:table-cell office:value-type="float" office:value="83.44492">
                <text:p>83.44492</text:p>
              </table:table-cell>
              <table:table-cell office:value-type="float" office:value="77.44027">
                <text:p>77.44027</text:p>
              </table:table-cell>
              <table:table-cell office:value-type="float" office:value="83.73752">
                <text:p>83.73752</text:p>
              </table:table-cell>
              <table:table-cell office:value-type="float" office:value="75.37324">
                <text:p>75.37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.00725">
                <text:p>76.00725</text:p>
              </table:table-cell>
              <table:table-cell office:value-type="float" office:value="78.27049">
                <text:p>78.27049</text:p>
              </table:table-cell>
              <table:table-cell office:value-type="float" office:value="81.19986">
                <text:p>81.19986</text:p>
              </table:table-cell>
              <table:table-cell office:value-type="float" office:value="80.53761">
                <text:p>80.53761</text:p>
              </table:table-cell>
              <table:table-cell office:value-type="float" office:value="76.17778">
                <text:p>76.17778</text:p>
              </table:table-cell>
              <table:table-cell office:value-type="float" office:value="78.48079">
                <text:p>78.48079</text:p>
              </table:table-cell>
              <table:table-cell office:value-type="float" office:value="77.86869">
                <text:p>77.86869</text:p>
              </table:table-cell>
              <table:table-cell office:value-type="float" office:value="76.8612">
                <text:p>76.8612</text:p>
              </table:table-cell>
              <table:table-cell office:value-type="float" office:value="77.8885">
                <text:p>77.8885</text:p>
              </table:table-cell>
              <table:table-cell office:value-type="float" office:value="75.567">
                <text:p>75.567</text:p>
              </table:table-cell>
              <table:table-cell office:value-type="float" office:value="76.84931">
                <text:p>76.84931</text:p>
              </table:table-cell>
              <table:table-cell office:value-type="float" office:value="77.19059">
                <text:p>77.19059</text:p>
              </table:table-cell>
              <table:table-cell office:value-type="float" office:value="78.76128">
                <text:p>78.76128</text:p>
              </table:table-cell>
              <table:table-cell office:value-type="float" office:value="76.62055">
                <text:p>76.62055</text:p>
              </table:table-cell>
              <table:table-cell office:value-type="float" office:value="77.49327">
                <text:p>77.49327</text:p>
              </table:table-cell>
              <table:table-cell office:value-type="float" office:value="74.50319">
                <text:p>74.50319</text:p>
              </table:table-cell>
              <table:table-cell office:value-type="float" office:value="83.08327">
                <text:p>83.08327</text:p>
              </table:table-cell>
              <table:table-cell office:value-type="float" office:value="76.86213">
                <text:p>76.86213</text:p>
              </table:table-cell>
              <table:table-cell office:value-type="float" office:value="83.18572">
                <text:p>83.18572</text:p>
              </table:table-cell>
              <table:table-cell office:value-type="float" office:value="74.77219">
                <text:p>74.77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.56286">
                <text:p>75.56286</text:p>
              </table:table-cell>
              <table:table-cell office:value-type="float" office:value="77.69354">
                <text:p>77.69354</text:p>
              </table:table-cell>
              <table:table-cell office:value-type="float" office:value="80.60478">
                <text:p>80.60478</text:p>
              </table:table-cell>
              <table:table-cell office:value-type="float" office:value="79.94284">
                <text:p>79.94284</text:p>
              </table:table-cell>
              <table:table-cell office:value-type="float" office:value="75.5512">
                <text:p>75.5512</text:p>
              </table:table-cell>
              <table:table-cell office:value-type="float" office:value="78.08322">
                <text:p>78.08322</text:p>
              </table:table-cell>
              <table:table-cell office:value-type="float" office:value="77.47259">
                <text:p>77.47259</text:p>
              </table:table-cell>
              <table:table-cell office:value-type="float" office:value="76.42591">
                <text:p>76.42591</text:p>
              </table:table-cell>
              <table:table-cell office:value-type="float" office:value="77.29408">
                <text:p>77.29408</text:p>
              </table:table-cell>
              <table:table-cell office:value-type="float" office:value="75.14815">
                <text:p>75.14815</text:p>
              </table:table-cell>
              <table:table-cell office:value-type="float" office:value="76.41419">
                <text:p>76.41419</text:p>
              </table:table-cell>
              <table:table-cell office:value-type="float" office:value="76.59957">
                <text:p>76.59957</text:p>
              </table:table-cell>
              <table:table-cell office:value-type="float" office:value="78.35414">
                <text:p>78.35414</text:p>
              </table:table-cell>
              <table:table-cell office:value-type="float" office:value="76.03202">
                <text:p>76.03202</text:p>
              </table:table-cell>
              <table:table-cell office:value-type="float" office:value="76.88927">
                <text:p>76.88927</text:p>
              </table:table-cell>
              <table:table-cell office:value-type="float" office:value="74.072">
                <text:p>74.072</text:p>
              </table:table-cell>
              <table:table-cell office:value-type="float" office:value="82.5188">
                <text:p>82.5188</text:p>
              </table:table-cell>
              <table:table-cell office:value-type="float" office:value="76.42704">
                <text:p>76.42704</text:p>
              </table:table-cell>
              <table:table-cell office:value-type="float" office:value="82.81747">
                <text:p>82.81747</text:p>
              </table:table-cell>
              <table:table-cell office:value-type="float" office:value="73.72089">
                <text:p>73.720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.96158">
                <text:p>74.96158</text:p>
              </table:table-cell>
              <table:table-cell office:value-type="float" office:value="77.27283">
                <text:p>77.27283</text:p>
              </table:table-cell>
              <table:table-cell office:value-type="float" office:value="80.21849">
                <text:p>80.21849</text:p>
              </table:table-cell>
              <table:table-cell office:value-type="float" office:value="79.5477">
                <text:p>79.5477</text:p>
              </table:table-cell>
              <table:table-cell office:value-type="float" office:value="75.13258">
                <text:p>75.13258</text:p>
              </table:table-cell>
              <table:table-cell office:value-type="float" office:value="77.47026">
                <text:p>77.47026</text:p>
              </table:table-cell>
              <table:table-cell office:value-type="float" office:value="76.86544">
                <text:p>76.86544</text:p>
              </table:table-cell>
              <table:table-cell office:value-type="float" office:value="75.83436">
                <text:p>75.83436</text:p>
              </table:table-cell>
              <table:table-cell office:value-type="float" office:value="76.89936">
                <text:p>76.89936</text:p>
              </table:table-cell>
              <table:table-cell office:value-type="float" office:value="74.51209">
                <text:p>74.51209</text:p>
              </table:table-cell>
              <table:table-cell office:value-type="float" office:value="75.82573">
                <text:p>75.82573</text:p>
              </table:table-cell>
              <table:table-cell office:value-type="float" office:value="76.17413">
                <text:p>76.17413</text:p>
              </table:table-cell>
              <table:table-cell office:value-type="float" office:value="77.76761">
                <text:p>77.76761</text:p>
              </table:table-cell>
              <table:table-cell office:value-type="float" office:value="75.59718">
                <text:p>75.59718</text:p>
              </table:table-cell>
              <table:table-cell office:value-type="float" office:value="76.48004">
                <text:p>76.48004</text:p>
              </table:table-cell>
              <table:table-cell office:value-type="float" office:value="73.41706">
                <text:p>73.41706</text:p>
              </table:table-cell>
              <table:table-cell office:value-type="float" office:value="82.14772">
                <text:p>82.14772</text:p>
              </table:table-cell>
              <table:table-cell office:value-type="float" office:value="75.83544">
                <text:p>75.83544</text:p>
              </table:table-cell>
              <table:table-cell office:value-type="float" office:value="82.25289">
                <text:p>82.25289</text:p>
              </table:table-cell>
              <table:table-cell office:value-type="float" office:value="73.72089">
                <text:p>73.720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.50558">
                <text:p>74.50558</text:p>
              </table:table-cell>
              <table:table-cell office:value-type="float" office:value="76.69387">
                <text:p>76.69387</text:p>
              </table:table-cell>
              <table:table-cell office:value-type="float" office:value="79.61466">
                <text:p>79.61466</text:p>
              </table:table-cell>
              <table:table-cell office:value-type="float" office:value="78.94912">
                <text:p>78.94912</text:p>
              </table:table-cell>
              <table:table-cell office:value-type="float" office:value="74.49375">
                <text:p>74.49375</text:p>
              </table:table-cell>
              <table:table-cell office:value-type="float" office:value="77.05401">
                <text:p>77.05401</text:p>
              </table:table-cell>
              <table:table-cell office:value-type="float" office:value="76.45916">
                <text:p>76.45916</text:p>
              </table:table-cell>
              <table:table-cell office:value-type="float" office:value="75.39024">
                <text:p>75.39024</text:p>
              </table:table-cell>
              <table:table-cell office:value-type="float" office:value="76.28446">
                <text:p>76.28446</text:p>
              </table:table-cell>
              <table:table-cell office:value-type="float" office:value="74.08376">
                <text:p>74.08376</text:p>
              </table:table-cell>
              <table:table-cell office:value-type="float" office:value="75.37861">
                <text:p>75.37861</text:p>
              </table:table-cell>
              <table:table-cell office:value-type="float" office:value="75.57596">
                <text:p>75.57596</text:p>
              </table:table-cell>
              <table:table-cell office:value-type="float" office:value="77.33465">
                <text:p>77.33465</text:p>
              </table:table-cell>
              <table:table-cell office:value-type="float" office:value="74.99548">
                <text:p>74.99548</text:p>
              </table:table-cell>
              <table:table-cell office:value-type="float" office:value="75.86343">
                <text:p>75.86343</text:p>
              </table:table-cell>
              <table:table-cell office:value-type="float" office:value="72.98944">
                <text:p>72.98944</text:p>
              </table:table-cell>
              <table:table-cell office:value-type="float" office:value="81.57061">
                <text:p>81.57061</text:p>
              </table:table-cell>
              <table:table-cell office:value-type="float" office:value="75.39165">
                <text:p>75.39165</text:p>
              </table:table-cell>
              <table:table-cell office:value-type="float" office:value="81.8789">
                <text:p>81.8789</text:p>
              </table:table-cell>
              <table:table-cell office:value-type="float" office:value="72.63825">
                <text:p>72.63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89444">
                <text:p>73.89444</text:p>
              </table:table-cell>
              <table:table-cell office:value-type="float" office:value="76.26007">
                <text:p>76.26007</text:p>
              </table:table-cell>
              <table:table-cell office:value-type="float" office:value="79.2164">
                <text:p>79.2164</text:p>
              </table:table-cell>
              <table:table-cell office:value-type="float" office:value="78.52431">
                <text:p>78.52431</text:p>
              </table:table-cell>
              <table:table-cell office:value-type="float" office:value="74.06557">
                <text:p>74.06557</text:p>
              </table:table-cell>
              <table:table-cell office:value-type="float" office:value="76.43199">
                <text:p>76.43199</text:p>
              </table:table-cell>
              <table:table-cell office:value-type="float" office:value="75.84215">
                <text:p>75.84215</text:p>
              </table:table-cell>
              <table:table-cell office:value-type="float" office:value="74.7886">
                <text:p>74.7886</text:p>
              </table:table-cell>
              <table:table-cell office:value-type="float" office:value="75.87663">
                <text:p>75.87663</text:p>
              </table:table-cell>
              <table:table-cell office:value-type="float" office:value="73.43502">
                <text:p>73.43502</text:p>
              </table:table-cell>
              <table:table-cell office:value-type="float" office:value="74.77739">
                <text:p>74.77739</text:p>
              </table:table-cell>
              <table:table-cell office:value-type="float" office:value="75.12865">
                <text:p>75.12865</text:p>
              </table:table-cell>
              <table:table-cell office:value-type="float" office:value="76.74155">
                <text:p>76.74155</text:p>
              </table:table-cell>
              <table:table-cell office:value-type="float" office:value="73.94056">
                <text:p>73.94056</text:p>
              </table:table-cell>
              <table:table-cell office:value-type="float" office:value="75.44478">
                <text:p>75.44478</text:p>
              </table:table-cell>
              <table:table-cell office:value-type="float" office:value="72.34346">
                <text:p>72.34346</text:p>
              </table:table-cell>
              <table:table-cell office:value-type="float" office:value="81.17823">
                <text:p>81.17823</text:p>
              </table:table-cell>
              <table:table-cell office:value-type="float" office:value="74.79083">
                <text:p>74.79083</text:p>
              </table:table-cell>
              <table:table-cell office:value-type="float" office:value="81.30549">
                <text:p>81.30549</text:p>
              </table:table-cell>
              <table:table-cell office:value-type="float" office:value="71.54422">
                <text:p>71.544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.43163">
                <text:p>73.43163</text:p>
              </table:table-cell>
              <table:table-cell office:value-type="float" office:value="75.67002">
                <text:p>75.67002</text:p>
              </table:table-cell>
              <table:table-cell office:value-type="float" office:value="78.61324">
                <text:p>78.61324</text:p>
              </table:table-cell>
              <table:table-cell office:value-type="float" office:value="77.926">
                <text:p>77.926</text:p>
              </table:table-cell>
              <table:table-cell office:value-type="float" office:value="73.45645">
                <text:p>73.45645</text:p>
              </table:table-cell>
              <table:table-cell office:value-type="float" office:value="76.01306">
                <text:p>76.01306</text:p>
              </table:table-cell>
              <table:table-cell office:value-type="float" office:value="75.42358">
                <text:p>75.42358</text:p>
              </table:table-cell>
              <table:table-cell office:value-type="float" office:value="74.33235">
                <text:p>74.33235</text:p>
              </table:table-cell>
              <table:table-cell office:value-type="float" office:value="75.25101">
                <text:p>75.25101</text:p>
              </table:table-cell>
              <table:table-cell office:value-type="float" office:value="73.00711">
                <text:p>73.00711</text:p>
              </table:table-cell>
              <table:table-cell office:value-type="float" office:value="74.32398">
                <text:p>74.32398</text:p>
              </table:table-cell>
              <table:table-cell office:value-type="float" office:value="74.5351">
                <text:p>74.5351</text:p>
              </table:table-cell>
              <table:table-cell office:value-type="float" office:value="75.69599">
                <text:p>75.69599</text:p>
              </table:table-cell>
              <table:table-cell office:value-type="float" office:value="73.94056">
                <text:p>73.94056</text:p>
              </table:table-cell>
              <table:table-cell office:value-type="float" office:value="74.81835">
                <text:p>74.81835</text:p>
              </table:table-cell>
              <table:table-cell office:value-type="float" office:value="72.34346">
                <text:p>72.34346</text:p>
              </table:table-cell>
              <table:table-cell office:value-type="float" office:value="80.60141">
                <text:p>80.60141</text:p>
              </table:table-cell>
              <table:table-cell office:value-type="float" office:value="74.33479">
                <text:p>74.33479</text:p>
              </table:table-cell>
              <table:table-cell office:value-type="float" office:value="80.91357">
                <text:p>80.91357</text:p>
              </table:table-cell>
              <table:table-cell office:value-type="float" office:value="70.43182">
                <text:p>70.43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82631">
                <text:p>72.82631</text:p>
              </table:table-cell>
              <table:table-cell office:value-type="float" office:value="74.62776">
                <text:p>74.62776</text:p>
              </table:table-cell>
              <table:table-cell office:value-type="float" office:value="78.19653">
                <text:p>78.19653</text:p>
              </table:table-cell>
              <table:table-cell office:value-type="float" office:value="76.88487">
                <text:p>76.88487</text:p>
              </table:table-cell>
              <table:table-cell office:value-type="float" office:value="72.9927">
                <text:p>72.9927</text:p>
              </table:table-cell>
              <table:table-cell office:value-type="float" office:value="75.40686">
                <text:p>75.40686</text:p>
              </table:table-cell>
              <table:table-cell office:value-type="float" office:value="74.80198">
                <text:p>74.80198</text:p>
              </table:table-cell>
              <table:table-cell office:value-type="float" office:value="73.91287">
                <text:p>73.91287</text:p>
              </table:table-cell>
              <table:table-cell office:value-type="float" office:value="74.83184">
                <text:p>74.83184</text:p>
              </table:table-cell>
              <table:table-cell office:value-type="float" office:value="72.35154">
                <text:p>72.35154</text:p>
              </table:table-cell>
              <table:table-cell office:value-type="float" office:value="73.72655">
                <text:p>73.72655</text:p>
              </table:table-cell>
              <table:table-cell office:value-type="float" office:value="74.08122">
                <text:p>74.08122</text:p>
              </table:table-cell>
              <table:table-cell office:value-type="float" office:value="74.65183">
                <text:p>74.65183</text:p>
              </table:table-cell>
              <table:table-cell office:value-type="float" office:value="72.87617">
                <text:p>72.87617</text:p>
              </table:table-cell>
              <table:table-cell office:value-type="float" office:value="73.76756">
                <text:p>73.76756</text:p>
              </table:table-cell>
              <table:table-cell office:value-type="float" office:value="71.90197">
                <text:p>71.90197</text:p>
              </table:table-cell>
              <table:table-cell office:value-type="float" office:value="80.20969">
                <text:p>80.20969</text:p>
              </table:table-cell>
              <table:table-cell office:value-type="float" office:value="73.73233">
                <text:p>73.73233</text:p>
              </table:table-cell>
              <table:table-cell office:value-type="float" office:value="79.92372">
                <text:p>79.92372</text:p>
              </table:table-cell>
              <table:table-cell office:value-type="float" office:value="69.29192">
                <text:p>69.29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.35461">
                <text:p>72.35461</text:p>
              </table:table-cell>
              <table:table-cell office:value-type="float" office:value="74.62776">
                <text:p>74.62776</text:p>
              </table:table-cell>
              <table:table-cell office:value-type="float" office:value="77.57816">
                <text:p>77.57816</text:p>
              </table:table-cell>
              <table:table-cell office:value-type="float" office:value="76.88487">
                <text:p>76.88487</text:p>
              </table:table-cell>
              <table:table-cell office:value-type="float" office:value="72.3817">
                <text:p>72.3817</text:p>
              </table:table-cell>
              <table:table-cell office:value-type="float" office:value="74.94805">
                <text:p>74.94805</text:p>
              </table:table-cell>
              <table:table-cell office:value-type="float" office:value="74.38878">
                <text:p>74.38878</text:p>
              </table:table-cell>
              <table:table-cell office:value-type="float" office:value="73.27945">
                <text:p>73.27945</text:p>
              </table:table-cell>
              <table:table-cell office:value-type="float" office:value="74.19456">
                <text:p>74.19456</text:p>
              </table:table-cell>
              <table:table-cell office:value-type="float" office:value="72.35154">
                <text:p>72.35154</text:p>
              </table:table-cell>
              <table:table-cell office:value-type="float" office:value="73.25736">
                <text:p>73.25736</text:p>
              </table:table-cell>
              <table:table-cell office:value-type="float" office:value="73.47639">
                <text:p>73.47639</text:p>
              </table:table-cell>
              <table:table-cell office:value-type="float" office:value="74.65183">
                <text:p>74.65183</text:p>
              </table:table-cell>
              <table:table-cell office:value-type="float" office:value="71.78145">
                <text:p>71.78145</text:p>
              </table:table-cell>
              <table:table-cell office:value-type="float" office:value="73.76756">
                <text:p>73.76756</text:p>
              </table:table-cell>
              <table:table-cell office:value-type="float" office:value="71.23321">
                <text:p>71.23321</text:p>
              </table:table-cell>
              <table:table-cell office:value-type="float" office:value="79.20756">
                <text:p>79.20756</text:p>
              </table:table-cell>
              <table:table-cell office:value-type="float" office:value="73.27327">
                <text:p>73.27327</text:p>
              </table:table-cell>
              <table:table-cell office:value-type="float" office:value="79.92372">
                <text:p>79.92372</text:p>
              </table:table-cell>
              <table:table-cell office:value-type="float" office:value="68.13634">
                <text:p>68.13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.35461">
                <text:p>72.35461</text:p>
              </table:table-cell>
              <table:table-cell office:value-type="float" office:value="73.56622">
                <text:p>73.56622</text:p>
              </table:table-cell>
              <table:table-cell office:value-type="float" office:value="77.57816">
                <text:p>77.57816</text:p>
              </table:table-cell>
              <table:table-cell office:value-type="float" office:value="75.82049">
                <text:p>75.82049</text:p>
              </table:table-cell>
              <table:table-cell office:value-type="float" office:value="72.3817">
                <text:p>72.3817</text:p>
              </table:table-cell>
              <table:table-cell office:value-type="float" office:value="74.34715">
                <text:p>74.34715</text:p>
              </table:table-cell>
              <table:table-cell office:value-type="float" office:value="73.74676">
                <text:p>73.74676</text:p>
              </table:table-cell>
              <table:table-cell office:value-type="float" office:value="73.27945">
                <text:p>73.27945</text:p>
              </table:table-cell>
              <table:table-cell office:value-type="float" office:value="74.19456">
                <text:p>74.19456</text:p>
              </table:table-cell>
              <table:table-cell office:value-type="float" office:value="71.91931">
                <text:p>71.91931</text:p>
              </table:table-cell>
              <table:table-cell office:value-type="float" office:value="73.25736">
                <text:p>73.25736</text:p>
              </table:table-cell>
              <table:table-cell office:value-type="float" office:value="73.47639">
                <text:p>73.47639</text:p>
              </table:table-cell>
              <table:table-cell office:value-type="float" office:value="73.58797">
                <text:p>73.58797</text:p>
              </table:table-cell>
              <table:table-cell office:value-type="float" office:value="70.66892">
                <text:p>70.66892</text:p>
              </table:table-cell>
              <table:table-cell office:value-type="float" office:value="72.68629">
                <text:p>72.68629</text:p>
              </table:table-cell>
              <table:table-cell office:value-type="float" office:value="70.78238">
                <text:p>70.78238</text:p>
              </table:table-cell>
              <table:table-cell office:value-type="float" office:value="79.20756">
                <text:p>79.20756</text:p>
              </table:table-cell>
              <table:table-cell office:value-type="float" office:value="73.27327">
                <text:p>73.27327</text:p>
              </table:table-cell>
              <table:table-cell office:value-type="float" office:value="78.92255">
                <text:p>78.92255</text:p>
              </table:table-cell>
              <table:table-cell office:value-type="float" office:value="66.99595">
                <text:p>66.995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74119">
                <text:p>71.74119</text:p>
              </table:table-cell>
              <table:table-cell office:value-type="float" office:value="72.47972">
                <text:p>72.47972</text:p>
              </table:table-cell>
              <table:table-cell office:value-type="float" office:value="77.15239">
                <text:p>77.15239</text:p>
              </table:table-cell>
              <table:table-cell office:value-type="float" office:value="74.73819">
                <text:p>74.73819</text:p>
              </table:table-cell>
              <table:table-cell office:value-type="float" office:value="71.90445">
                <text:p>71.90445</text:p>
              </table:table-cell>
              <table:table-cell office:value-type="float" office:value="74.34715">
                <text:p>74.34715</text:p>
              </table:table-cell>
              <table:table-cell office:value-type="float" office:value="73.74676">
                <text:p>73.74676</text:p>
              </table:table-cell>
              <table:table-cell office:value-type="float" office:value="72.8484">
                <text:p>72.8484</text:p>
              </table:table-cell>
              <table:table-cell office:value-type="float" office:value="73.76907">
                <text:p>73.76907</text:p>
              </table:table-cell>
              <table:table-cell office:value-type="float" office:value="71.25078">
                <text:p>71.25078</text:p>
              </table:table-cell>
              <table:table-cell office:value-type="float" office:value="72.64425">
                <text:p>72.64425</text:p>
              </table:table-cell>
              <table:table-cell office:value-type="float" office:value="73.01092">
                <text:p>73.01092</text:p>
              </table:table-cell>
              <table:table-cell office:value-type="float" office:value="72.50665">
                <text:p>72.50665</text:p>
              </table:table-cell>
              <table:table-cell office:value-type="float" office:value="69.54136">
                <text:p>69.54136</text:p>
              </table:table-cell>
              <table:table-cell office:value-type="float" office:value="71.58456">
                <text:p>71.58456</text:p>
              </table:table-cell>
              <table:table-cell office:value-type="float" office:value="70.10463">
                <text:p>70.10463</text:p>
              </table:table-cell>
              <table:table-cell office:value-type="float" office:value="78.18453">
                <text:p>78.18453</text:p>
              </table:table-cell>
              <table:table-cell office:value-type="float" office:value="72.6598">
                <text:p>72.6598</text:p>
              </table:table-cell>
              <table:table-cell office:value-type="float" office:value="77.90084">
                <text:p>77.90084</text:p>
              </table:table-cell>
              <table:table-cell office:value-type="float" office:value="65.85268">
                <text:p>65.85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.25482">
                <text:p>71.25482</text:p>
              </table:table-cell>
              <table:table-cell office:value-type="float" office:value="71.3818">
                <text:p>71.3818</text:p>
              </table:table-cell>
              <table:table-cell office:value-type="float" office:value="76.54215">
                <text:p>76.54215</text:p>
              </table:table-cell>
              <table:table-cell office:value-type="float" office:value="73.62879">
                <text:p>73.62879</text:p>
              </table:table-cell>
              <table:table-cell office:value-type="float" office:value="71.28089">
                <text:p>71.28089</text:p>
              </table:table-cell>
              <table:table-cell office:value-type="float" office:value="73.88323">
                <text:p>73.88323</text:p>
              </table:table-cell>
              <table:table-cell office:value-type="float" office:value="73.32182">
                <text:p>73.32182</text:p>
              </table:table-cell>
              <table:table-cell office:value-type="float" office:value="72.19056">
                <text:p>72.19056</text:p>
              </table:table-cell>
              <table:table-cell office:value-type="float" office:value="73.11759">
                <text:p>73.11759</text:p>
              </table:table-cell>
              <table:table-cell office:value-type="float" office:value="70.79976">
                <text:p>70.79976</text:p>
              </table:table-cell>
              <table:table-cell office:value-type="float" office:value="72.17462">
                <text:p>72.17462</text:p>
              </table:table-cell>
              <table:table-cell office:value-type="float" office:value="72.39757">
                <text:p>72.39757</text:p>
              </table:table-cell>
              <table:table-cell office:value-type="float" office:value="71.40993">
                <text:p>71.40993</text:p>
              </table:table-cell>
              <table:table-cell office:value-type="float" office:value="68.38316">
                <text:p>68.38316</text:p>
              </table:table-cell>
              <table:table-cell office:value-type="float" office:value="70.50974">
                <text:p>70.50974</text:p>
              </table:table-cell>
              <table:table-cell office:value-type="float" office:value="69.64451">
                <text:p>69.64451</text:p>
              </table:table-cell>
              <table:table-cell office:value-type="float" office:value="77.1444">
                <text:p>77.1444</text:p>
              </table:table-cell>
              <table:table-cell office:value-type="float" office:value="72.18051">
                <text:p>72.18051</text:p>
              </table:table-cell>
              <table:table-cell office:value-type="float" office:value="76.84899">
                <text:p>76.84899</text:p>
              </table:table-cell>
              <table:table-cell office:value-type="float" office:value="64.73968">
                <text:p>64.739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.62159">
                <text:p>70.62159</text:p>
              </table:table-cell>
              <table:table-cell office:value-type="float" office:value="70.25615">
                <text:p>70.25615</text:p>
              </table:table-cell>
              <table:table-cell office:value-type="float" office:value="76.10078">
                <text:p>76.10078</text:p>
              </table:table-cell>
              <table:table-cell office:value-type="float" office:value="72.50822">
                <text:p>72.50822</text:p>
              </table:table-cell>
              <table:table-cell office:value-type="float" office:value="70.78398">
                <text:p>70.78398</text:p>
              </table:table-cell>
              <table:table-cell office:value-type="float" office:value="73.27534">
                <text:p>73.27534</text:p>
              </table:table-cell>
              <table:table-cell office:value-type="float" office:value="72.67017">
                <text:p>72.67017</text:p>
              </table:table-cell>
              <table:table-cell office:value-type="float" office:value="71.74843">
                <text:p>71.74843</text:p>
              </table:table-cell>
              <table:table-cell office:value-type="float" office:value="72.68248">
                <text:p>72.68248</text:p>
              </table:table-cell>
              <table:table-cell office:value-type="float" office:value="70.12206">
                <text:p>70.12206</text:p>
              </table:table-cell>
              <table:table-cell office:value-type="float" office:value="71.55037">
                <text:p>71.55037</text:p>
              </table:table-cell>
              <table:table-cell office:value-type="float" office:value="71.91933">
                <text:p>71.91933</text:p>
              </table:table-cell>
              <table:table-cell office:value-type="float" office:value="70.28227">
                <text:p>70.28227</text:p>
              </table:table-cell>
              <table:table-cell office:value-type="float" office:value="67.21911">
                <text:p>67.21911</text:p>
              </table:table-cell>
              <table:table-cell office:value-type="float" office:value="69.38073">
                <text:p>69.38073</text:p>
              </table:table-cell>
              <table:table-cell office:value-type="float" office:value="68.96068">
                <text:p>68.96068</text:p>
              </table:table-cell>
              <table:table-cell office:value-type="float" office:value="76.08076">
                <text:p>76.08076</text:p>
              </table:table-cell>
              <table:table-cell office:value-type="float" office:value="71.55746">
                <text:p>71.55746</text:p>
              </table:table-cell>
              <table:table-cell office:value-type="float" office:value="75.78839">
                <text:p>75.78839</text:p>
              </table:table-cell>
              <table:table-cell office:value-type="float" office:value="63.63367">
                <text:p>63.63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.1278">
                <text:p>70.1278</text:p>
              </table:table-cell>
              <table:table-cell office:value-type="float" office:value="69.11428">
                <text:p>69.11428</text:p>
              </table:table-cell>
              <table:table-cell office:value-type="float" office:value="75.47173">
                <text:p>75.47173</text:p>
              </table:table-cell>
              <table:table-cell office:value-type="float" office:value="71.36047">
                <text:p>71.36047</text:p>
              </table:table-cell>
              <table:table-cell office:value-type="float" office:value="70.1508">
                <text:p>70.1508</text:p>
              </table:table-cell>
              <table:table-cell office:value-type="float" office:value="72.81575">
                <text:p>72.81575</text:p>
              </table:table-cell>
              <table:table-cell office:value-type="float" office:value="72.2284">
                <text:p>72.2284</text:p>
              </table:table-cell>
              <table:table-cell office:value-type="float" office:value="71.08899">
                <text:p>71.08899</text:p>
              </table:table-cell>
              <table:table-cell office:value-type="float" office:value="72.0288">
                <text:p>72.0288</text:p>
              </table:table-cell>
              <table:table-cell office:value-type="float" office:value="69.67149">
                <text:p>69.67149</text:p>
              </table:table-cell>
              <table:table-cell office:value-type="float" office:value="71.06515">
                <text:p>71.06515</text:p>
              </table:table-cell>
              <table:table-cell office:value-type="float" office:value="71.29608">
                <text:p>71.29608</text:p>
              </table:table-cell>
              <table:table-cell office:value-type="float" office:value="69.14593">
                <text:p>69.14593</text:p>
              </table:table-cell>
              <table:table-cell office:value-type="float" office:value="66.06235">
                <text:p>66.06235</text:p>
              </table:table-cell>
              <table:table-cell office:value-type="float" office:value="68.26073">
                <text:p>68.26073</text:p>
              </table:table-cell>
              <table:table-cell office:value-type="float" office:value="68.50079">
                <text:p>68.50079</text:p>
              </table:table-cell>
              <table:table-cell office:value-type="float" office:value="75.00204">
                <text:p>75.00204</text:p>
              </table:table-cell>
              <table:table-cell office:value-type="float" office:value="71.07046">
                <text:p>71.07046</text:p>
              </table:table-cell>
              <table:table-cell office:value-type="float" office:value="74.69799">
                <text:p>74.69799</text:p>
              </table:table-cell>
              <table:table-cell office:value-type="float" office:value="62.51209">
                <text:p>62.512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.49192">
                <text:p>69.49192</text:p>
              </table:table-cell>
              <table:table-cell office:value-type="float" office:value="67.99125">
                <text:p>67.99125</text:p>
              </table:table-cell>
              <table:table-cell office:value-type="float" office:value="75.01904">
                <text:p>75.01904</text:p>
              </table:table-cell>
              <table:table-cell office:value-type="float" office:value="70.20467">
                <text:p>70.20467</text:p>
              </table:table-cell>
              <table:table-cell office:value-type="float" office:value="69.6577">
                <text:p>69.6577</text:p>
              </table:table-cell>
              <table:table-cell office:value-type="float" office:value="72.18579">
                <text:p>72.18579</text:p>
              </table:table-cell>
              <table:table-cell office:value-type="float" office:value="71.56978">
                <text:p>71.56978</text:p>
              </table:table-cell>
              <table:table-cell office:value-type="float" office:value="70.63741">
                <text:p>70.63741</text:p>
              </table:table-cell>
              <table:table-cell office:value-type="float" office:value="71.58461">
                <text:p>71.58461</text:p>
              </table:table-cell>
              <table:table-cell office:value-type="float" office:value="68.97526">
                <text:p>68.97526</text:p>
              </table:table-cell>
              <table:table-cell office:value-type="float" office:value="70.42874">
                <text:p>70.42874</text:p>
              </table:table-cell>
              <table:table-cell office:value-type="float" office:value="70.80908">
                <text:p>70.80908</text:p>
              </table:table-cell>
              <table:table-cell office:value-type="float" office:value="67.98477">
                <text:p>67.98477</text:p>
              </table:table-cell>
              <table:table-cell office:value-type="float" office:value="64.91225">
                <text:p>64.91225</text:p>
              </table:table-cell>
              <table:table-cell office:value-type="float" office:value="67.12974">
                <text:p>67.12974</text:p>
              </table:table-cell>
              <table:table-cell office:value-type="float" office:value="67.79791">
                <text:p>67.79791</text:p>
              </table:table-cell>
              <table:table-cell office:value-type="float" office:value="73.89998">
                <text:p>73.89998</text:p>
              </table:table-cell>
              <table:table-cell office:value-type="float" office:value="70.44752">
                <text:p>70.44752</text:p>
              </table:table-cell>
              <table:table-cell office:value-type="float" office:value="73.58622">
                <text:p>73.58622</text:p>
              </table:table-cell>
              <table:table-cell office:value-type="float" office:value="62.51209">
                <text:p>62.51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97979">
                <text:p>68.97979</text:p>
              </table:table-cell>
              <table:table-cell office:value-type="float" office:value="66.85189">
                <text:p>66.85189</text:p>
              </table:table-cell>
              <table:table-cell office:value-type="float" office:value="74.3808">
                <text:p>74.3808</text:p>
              </table:table-cell>
              <table:table-cell office:value-type="float" office:value="69.04437">
                <text:p>69.04437</text:p>
              </table:table-cell>
              <table:table-cell office:value-type="float" office:value="69.01522">
                <text:p>69.01522</text:p>
              </table:table-cell>
              <table:table-cell office:value-type="float" office:value="71.70789">
                <text:p>71.70789</text:p>
              </table:table-cell>
              <table:table-cell office:value-type="float" office:value="71.12827">
                <text:p>71.12827</text:p>
              </table:table-cell>
              <table:table-cell office:value-type="float" office:value="69.96198">
                <text:p>69.96198</text:p>
              </table:table-cell>
              <table:table-cell office:value-type="float" office:value="70.91247">
                <text:p>70.91247</text:p>
              </table:table-cell>
              <table:table-cell office:value-type="float" office:value="68.51525">
                <text:p>68.51525</text:p>
              </table:table-cell>
              <table:table-cell office:value-type="float" office:value="69.93477">
                <text:p>69.93477</text:p>
              </table:table-cell>
              <table:table-cell office:value-type="float" office:value="70.17654">
                <text:p>70.17654</text:p>
              </table:table-cell>
              <table:table-cell office:value-type="float" office:value="66.80499">
                <text:p>66.80499</text:p>
              </table:table-cell>
              <table:table-cell office:value-type="float" office:value="63.7487">
                <text:p>63.7487</text:p>
              </table:table-cell>
              <table:table-cell office:value-type="float" office:value="65.98261">
                <text:p>65.98261</text:p>
              </table:table-cell>
              <table:table-cell office:value-type="float" office:value="67.31911">
                <text:p>67.31911</text:p>
              </table:table-cell>
              <table:table-cell office:value-type="float" office:value="72.77964">
                <text:p>72.77964</text:p>
              </table:table-cell>
              <table:table-cell office:value-type="float" office:value="69.94188">
                <text:p>69.94188</text:p>
              </table:table-cell>
              <table:table-cell office:value-type="float" office:value="72.46947">
                <text:p>72.46947</text:p>
              </table:table-cell>
              <table:table-cell office:value-type="float" office:value="61.37264">
                <text:p>61.37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.33724">
                <text:p>68.33724</text:p>
              </table:table-cell>
              <table:table-cell office:value-type="float" office:value="65.69724">
                <text:p>65.69724</text:p>
              </table:table-cell>
              <table:table-cell office:value-type="float" office:value="73.90977">
                <text:p>73.90977</text:p>
              </table:table-cell>
              <table:table-cell office:value-type="float" office:value="67.875">
                <text:p>67.875</text:p>
              </table:table-cell>
              <table:table-cell office:value-type="float" office:value="68.50105">
                <text:p>68.50105</text:p>
              </table:table-cell>
              <table:table-cell office:value-type="float" office:value="71.07818">
                <text:p>71.07818</text:p>
              </table:table-cell>
              <table:table-cell office:value-type="float" office:value="70.45337">
                <text:p>70.45337</text:p>
              </table:table-cell>
              <table:table-cell office:value-type="float" office:value="69.50129">
                <text:p>69.50129</text:p>
              </table:table-cell>
              <table:table-cell office:value-type="float" office:value="70.45922">
                <text:p>70.45922</text:p>
              </table:table-cell>
              <table:table-cell office:value-type="float" office:value="67.81253">
                <text:p>67.81253</text:p>
              </table:table-cell>
              <table:table-cell office:value-type="float" office:value="69.29158">
                <text:p>69.29158</text:p>
              </table:table-cell>
              <table:table-cell office:value-type="float" office:value="69.68065">
                <text:p>69.68065</text:p>
              </table:table-cell>
              <table:table-cell office:value-type="float" office:value="65.60986">
                <text:p>65.60986</text:p>
              </table:table-cell>
              <table:table-cell office:value-type="float" office:value="62.63341">
                <text:p>62.63341</text:p>
              </table:table-cell>
              <table:table-cell office:value-type="float" office:value="64.81936">
                <text:p>64.81936</text:p>
              </table:table-cell>
              <table:table-cell office:value-type="float" office:value="66.62917">
                <text:p>66.62917</text:p>
              </table:table-cell>
              <table:table-cell office:value-type="float" office:value="71.63153">
                <text:p>71.63153</text:p>
              </table:table-cell>
              <table:table-cell office:value-type="float" office:value="69.30915">
                <text:p>69.30915</text:p>
              </table:table-cell>
              <table:table-cell office:value-type="float" office:value="71.31268">
                <text:p>71.31268</text:p>
              </table:table-cell>
              <table:table-cell office:value-type="float" office:value="60.20512">
                <text:p>60.205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.81646">
                <text:p>67.81646</text:p>
              </table:table-cell>
              <table:table-cell office:value-type="float" office:value="64.52703">
                <text:p>64.52703</text:p>
              </table:table-cell>
              <table:table-cell office:value-type="float" office:value="73.26844">
                <text:p>73.26844</text:p>
              </table:table-cell>
              <table:table-cell office:value-type="float" office:value="66.69762">
                <text:p>66.69762</text:p>
              </table:table-cell>
              <table:table-cell office:value-type="float" office:value="67.85173">
                <text:p>67.85173</text:p>
              </table:table-cell>
              <table:table-cell office:value-type="float" office:value="70.5915">
                <text:p>70.5915</text:p>
              </table:table-cell>
              <table:table-cell office:value-type="float" office:value="70.00211">
                <text:p>70.00211</text:p>
              </table:table-cell>
              <table:table-cell office:value-type="float" office:value="68.81425">
                <text:p>68.81425</text:p>
              </table:table-cell>
              <table:table-cell office:value-type="float" office:value="69.78074">
                <text:p>69.78074</text:p>
              </table:table-cell>
              <table:table-cell office:value-type="float" office:value="67.34606">
                <text:p>67.34606</text:p>
              </table:table-cell>
              <table:table-cell office:value-type="float" office:value="68.78882">
                <text:p>68.78882</text:p>
              </table:table-cell>
              <table:table-cell office:value-type="float" office:value="69.03995">
                <text:p>69.03995</text:p>
              </table:table-cell>
              <table:table-cell office:value-type="float" office:value="64.39906">
                <text:p>64.39906</text:p>
              </table:table-cell>
              <table:table-cell office:value-type="float" office:value="61.49391">
                <text:p>61.49391</text:p>
              </table:table-cell>
              <table:table-cell office:value-type="float" office:value="63.66004">
                <text:p>63.66004</text:p>
              </table:table-cell>
              <table:table-cell office:value-type="float" office:value="66.16941">
                <text:p>66.16941</text:p>
              </table:table-cell>
              <table:table-cell office:value-type="float" office:value="70.47814">
                <text:p>70.47814</text:p>
              </table:table-cell>
              <table:table-cell office:value-type="float" office:value="68.7974">
                <text:p>68.7974</text:p>
              </table:table-cell>
              <table:table-cell office:value-type="float" office:value="70.14794">
                <text:p>70.14794</text:p>
              </table:table-cell>
              <table:table-cell office:value-type="float" office:value="59.6638">
                <text:p>59.6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.18742">
                <text:p>67.18742</text:p>
              </table:table-cell>
              <table:table-cell office:value-type="float" office:value="63.52034">
                <text:p>63.52034</text:p>
              </table:table-cell>
              <table:table-cell office:value-type="float" office:value="72.78913">
                <text:p>72.78913</text:p>
              </table:table-cell>
              <table:table-cell office:value-type="float" office:value="65.50233">
                <text:p>65.50233</text:p>
              </table:table-cell>
              <table:table-cell office:value-type="float" office:value="67.34532">
                <text:p>67.34532</text:p>
              </table:table-cell>
              <table:table-cell office:value-type="float" office:value="69.95457">
                <text:p>69.95457</text:p>
              </table:table-cell>
              <table:table-cell office:value-type="float" office:value="69.33276">
                <text:p>69.33276</text:p>
              </table:table-cell>
              <table:table-cell office:value-type="float" office:value="68.3443">
                <text:p>68.3443</text:p>
              </table:table-cell>
              <table:table-cell office:value-type="float" office:value="69.31811">
                <text:p>69.31811</text:p>
              </table:table-cell>
              <table:table-cell office:value-type="float" office:value="66.65345">
                <text:p>66.65345</text:p>
              </table:table-cell>
              <table:table-cell office:value-type="float" office:value="68.14804">
                <text:p>68.14804</text:p>
              </table:table-cell>
              <table:table-cell office:value-type="float" office:value="68.53502">
                <text:p>68.53502</text:p>
              </table:table-cell>
              <table:table-cell office:value-type="float" office:value="63.20181">
                <text:p>63.20181</text:p>
              </table:table-cell>
              <table:table-cell office:value-type="float" office:value="60.49706">
                <text:p>60.49706</text:p>
              </table:table-cell>
              <table:table-cell office:value-type="float" office:value="62.53999">
                <text:p>62.53999</text:p>
              </table:table-cell>
              <table:table-cell office:value-type="float" office:value="65.47873">
                <text:p>65.47873</text:p>
              </table:table-cell>
              <table:table-cell office:value-type="float" office:value="69.31802">
                <text:p>69.31802</text:p>
              </table:table-cell>
              <table:table-cell office:value-type="float" office:value="68.15529">
                <text:p>68.15529</text:p>
              </table:table-cell>
              <table:table-cell office:value-type="float" office:value="68.96527">
                <text:p>68.96527</text:p>
              </table:table-cell>
              <table:table-cell office:value-type="float" office:value="59.04827">
                <text:p>59.04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.67872">
                <text:p>66.67872</text:p>
              </table:table-cell>
              <table:table-cell office:value-type="float" office:value="62.3089">
                <text:p>62.3089</text:p>
              </table:table-cell>
              <table:table-cell office:value-type="float" office:value="72.13914">
                <text:p>72.13914</text:p>
              </table:table-cell>
              <table:table-cell office:value-type="float" office:value="64.28459">
                <text:p>64.28459</text:p>
              </table:table-cell>
              <table:table-cell office:value-type="float" office:value="66.7105">
                <text:p>66.7105</text:p>
              </table:table-cell>
              <table:table-cell office:value-type="float" office:value="69.45647">
                <text:p>69.45647</text:p>
              </table:table-cell>
              <table:table-cell office:value-type="float" office:value="68.88731">
                <text:p>68.88731</text:p>
              </table:table-cell>
              <table:table-cell office:value-type="float" office:value="67.64673">
                <text:p>67.64673</text:p>
              </table:table-cell>
              <table:table-cell office:value-type="float" office:value="68.69765">
                <text:p>68.69765</text:p>
              </table:table-cell>
              <table:table-cell office:value-type="float" office:value="66.19613">
                <text:p>66.19613</text:p>
              </table:table-cell>
              <table:table-cell office:value-type="float" office:value="67.64373">
                <text:p>67.64373</text:p>
              </table:table-cell>
              <table:table-cell office:value-type="float" office:value="67.9071">
                <text:p>67.9071</text:p>
              </table:table-cell>
              <table:table-cell office:value-type="float" office:value="61.99784">
                <text:p>61.99784</text:p>
              </table:table-cell>
              <table:table-cell office:value-type="float" office:value="59.32157">
                <text:p>59.32157</text:p>
              </table:table-cell>
              <table:table-cell office:value-type="float" office:value="61.39966">
                <text:p>61.39966</text:p>
              </table:table-cell>
              <table:table-cell office:value-type="float" office:value="65.02134">
                <text:p>65.02134</text:p>
              </table:table-cell>
              <table:table-cell office:value-type="float" office:value="68.15574">
                <text:p>68.15574</text:p>
              </table:table-cell>
              <table:table-cell office:value-type="float" office:value="67.64058">
                <text:p>67.64058</text:p>
              </table:table-cell>
              <table:table-cell office:value-type="float" office:value="67.75781">
                <text:p>67.75781</text:p>
              </table:table-cell>
              <table:table-cell office:value-type="float" office:value="58.5062">
                <text:p>58.50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.04648">
                <text:p>66.04648</text:p>
              </table:table-cell>
              <table:table-cell office:value-type="float" office:value="61.10703">
                <text:p>61.10703</text:p>
              </table:table-cell>
              <table:table-cell office:value-type="float" office:value="71.65128">
                <text:p>71.65128</text:p>
              </table:table-cell>
              <table:table-cell office:value-type="float" office:value="63.09039">
                <text:p>63.09039</text:p>
              </table:table-cell>
              <table:table-cell office:value-type="float" office:value="66.20157">
                <text:p>66.20157</text:p>
              </table:table-cell>
              <table:table-cell office:value-type="float" office:value="68.81042">
                <text:p>68.81042</text:p>
              </table:table-cell>
              <table:table-cell office:value-type="float" office:value="68.21651">
                <text:p>68.21651</text:p>
              </table:table-cell>
              <table:table-cell office:value-type="float" office:value="67.19402">
                <text:p>67.19402</text:p>
              </table:table-cell>
              <table:table-cell office:value-type="float" office:value="68.18746">
                <text:p>68.18746</text:p>
              </table:table-cell>
              <table:table-cell office:value-type="float" office:value="65.50271">
                <text:p>65.50271</text:p>
              </table:table-cell>
              <table:table-cell office:value-type="float" office:value="67.00966">
                <text:p>67.00966</text:p>
              </table:table-cell>
              <table:table-cell office:value-type="float" office:value="67.40288">
                <text:p>67.40288</text:p>
              </table:table-cell>
              <table:table-cell office:value-type="float" office:value="60.80014">
                <text:p>60.80014</text:p>
              </table:table-cell>
              <table:table-cell office:value-type="float" office:value="58.12234">
                <text:p>58.12234</text:p>
              </table:table-cell>
              <table:table-cell office:value-type="float" office:value="60.24373">
                <text:p>60.24373</text:p>
              </table:table-cell>
              <table:table-cell office:value-type="float" office:value="64.36003">
                <text:p>64.36003</text:p>
              </table:table-cell>
              <table:table-cell office:value-type="float" office:value="66.97829">
                <text:p>66.97829</text:p>
              </table:table-cell>
              <table:table-cell office:value-type="float" office:value="67.01604">
                <text:p>67.01604</text:p>
              </table:table-cell>
              <table:table-cell office:value-type="float" office:value="66.53255">
                <text:p>66.53255</text:p>
              </table:table-cell>
              <table:table-cell office:value-type="float" office:value="57.88815">
                <text:p>57.88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.52567">
                <text:p>65.52567</text:p>
              </table:table-cell>
              <table:table-cell office:value-type="float" office:value="59.93764">
                <text:p>59.93764</text:p>
              </table:table-cell>
              <table:table-cell office:value-type="float" office:value="70.99469">
                <text:p>70.99469</text:p>
              </table:table-cell>
              <table:table-cell office:value-type="float" office:value="61.8991">
                <text:p>61.8991</text:p>
              </table:table-cell>
              <table:table-cell office:value-type="float" office:value="65.5593">
                <text:p>65.5593</text:p>
              </table:table-cell>
              <table:table-cell office:value-type="float" office:value="68.29698">
                <text:p>68.29698</text:p>
              </table:table-cell>
              <table:table-cell office:value-type="float" office:value="67.76208">
                <text:p>67.76208</text:p>
              </table:table-cell>
              <table:table-cell office:value-type="float" office:value="66.51087">
                <text:p>66.51087</text:p>
              </table:table-cell>
              <table:table-cell office:value-type="float" office:value="67.5676">
                <text:p>67.5676</text:p>
              </table:table-cell>
              <table:table-cell office:value-type="float" office:value="65.04519">
                <text:p>65.04519</text:p>
              </table:table-cell>
              <table:table-cell office:value-type="float" office:value="66.49828">
                <text:p>66.49828</text:p>
              </table:table-cell>
              <table:table-cell office:value-type="float" office:value="66.77564">
                <text:p>66.77564</text:p>
              </table:table-cell>
              <table:table-cell office:value-type="float" office:value="60.2551">
                <text:p>60.2551</text:p>
              </table:table-cell>
              <table:table-cell office:value-type="float" office:value="56.95161">
                <text:p>56.95161</text:p>
              </table:table-cell>
              <table:table-cell office:value-type="float" office:value="60.24373">
                <text:p>60.24373</text:p>
              </table:table-cell>
              <table:table-cell office:value-type="float" office:value="63.91338">
                <text:p>63.91338</text:p>
              </table:table-cell>
              <table:table-cell office:value-type="float" office:value="65.78585">
                <text:p>65.78585</text:p>
              </table:table-cell>
              <table:table-cell office:value-type="float" office:value="66.50775">
                <text:p>66.50775</text:p>
              </table:table-cell>
              <table:table-cell office:value-type="float" office:value="65.3018">
                <text:p>65.3018</text:p>
              </table:table-cell>
              <table:table-cell office:value-type="float" office:value="57.3399">
                <text:p>57.3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88351">
                <text:p>64.88351</text:p>
              </table:table-cell>
              <table:table-cell office:value-type="float" office:value="58.7876">
                <text:p>58.7876</text:p>
              </table:table-cell>
              <table:table-cell office:value-type="float" office:value="70.48583">
                <text:p>70.48583</text:p>
              </table:table-cell>
              <table:table-cell office:value-type="float" office:value="60.71727">
                <text:p>60.71727</text:p>
              </table:table-cell>
              <table:table-cell office:value-type="float" office:value="65.03159">
                <text:p>65.03159</text:p>
              </table:table-cell>
              <table:table-cell office:value-type="float" office:value="67.65101">
                <text:p>67.65101</text:p>
              </table:table-cell>
              <table:table-cell office:value-type="float" office:value="67.07243">
                <text:p>67.07243</text:p>
              </table:table-cell>
              <table:table-cell office:value-type="float" office:value="66.05226">
                <text:p>66.05226</text:p>
              </table:table-cell>
              <table:table-cell office:value-type="float" office:value="67.05127">
                <text:p>67.05127</text:p>
              </table:table-cell>
              <table:table-cell office:value-type="float" office:value="64.38357">
                <text:p>64.38357</text:p>
              </table:table-cell>
              <table:table-cell office:value-type="float" office:value="65.86655">
                <text:p>65.86655</text:p>
              </table:table-cell>
              <table:table-cell office:value-type="float" office:value="66.26527">
                <text:p>66.26527</text:p>
              </table:table-cell>
              <table:table-cell office:value-type="float" office:value="59.62545">
                <text:p>59.62545</text:p>
              </table:table-cell>
              <table:table-cell office:value-type="float" office:value="55.75964">
                <text:p>55.75964</text:p>
              </table:table-cell>
              <table:table-cell office:value-type="float" office:value="59.08397">
                <text:p>59.08397</text:p>
              </table:table-cell>
              <table:table-cell office:value-type="float" office:value="63.24724">
                <text:p>63.24724</text:p>
              </table:table-cell>
              <table:table-cell office:value-type="float" office:value="64.5629">
                <text:p>64.5629</text:p>
              </table:table-cell>
              <table:table-cell office:value-type="float" office:value="65.87383">
                <text:p>65.87383</text:p>
              </table:table-cell>
              <table:table-cell office:value-type="float" office:value="64.04599">
                <text:p>64.04599</text:p>
              </table:table-cell>
              <table:table-cell office:value-type="float" office:value="56.71287">
                <text:p>56.71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35854">
                <text:p>64.35854</text:p>
              </table:table-cell>
              <table:table-cell office:value-type="float" office:value="57.62138">
                <text:p>57.62138</text:p>
              </table:table-cell>
              <table:table-cell office:value-type="float" office:value="69.82016">
                <text:p>69.82016</text:p>
              </table:table-cell>
              <table:table-cell office:value-type="float" office:value="59.55054">
                <text:p>59.55054</text:p>
              </table:table-cell>
              <table:table-cell office:value-type="float" office:value="64.38894">
                <text:p>64.38894</text:p>
              </table:table-cell>
              <table:table-cell office:value-type="float" office:value="67.12849">
                <text:p>67.12849</text:p>
              </table:table-cell>
              <table:table-cell office:value-type="float" office:value="66.62098">
                <text:p>66.62098</text:p>
              </table:table-cell>
              <table:table-cell office:value-type="float" office:value="65.35684">
                <text:p>65.35684</text:p>
              </table:table-cell>
              <table:table-cell office:value-type="float" office:value="66.41952">
                <text:p>66.41952</text:p>
              </table:table-cell>
              <table:table-cell office:value-type="float" office:value="63.94658">
                <text:p>63.94658</text:p>
              </table:table-cell>
              <table:table-cell office:value-type="float" office:value="65.36173">
                <text:p>65.36173</text:p>
              </table:table-cell>
              <table:table-cell office:value-type="float" office:value="65.62106">
                <text:p>65.62106</text:p>
              </table:table-cell>
              <table:table-cell office:value-type="float" office:value="59.07265">
                <text:p>59.07265</text:p>
              </table:table-cell>
              <table:table-cell office:value-type="float" office:value="54.55282">
                <text:p>54.55282</text:p>
              </table:table-cell>
              <table:table-cell office:value-type="float" office:value="57.92397">
                <text:p>57.92397</text:p>
              </table:table-cell>
              <table:table-cell office:value-type="float" office:value="62.79113">
                <text:p>62.79113</text:p>
              </table:table-cell>
              <table:table-cell office:value-type="float" office:value="63.3551">
                <text:p>63.3551</text:p>
              </table:table-cell>
              <table:table-cell office:value-type="float" office:value="65.36587">
                <text:p>65.36587</text:p>
              </table:table-cell>
              <table:table-cell office:value-type="float" office:value="62.77702">
                <text:p>62.77702</text:p>
              </table:table-cell>
              <table:table-cell office:value-type="float" office:value="56.14574">
                <text:p>56.145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4274">
                <text:p>63.74274</text:p>
              </table:table-cell>
              <table:table-cell office:value-type="float" office:value="56.43699">
                <text:p>56.43699</text:p>
              </table:table-cell>
              <table:table-cell office:value-type="float" office:value="69.303">
                <text:p>69.303</text:p>
              </table:table-cell>
              <table:table-cell office:value-type="float" office:value="58.36601">
                <text:p>58.36601</text:p>
              </table:table-cell>
              <table:table-cell office:value-type="float" office:value="63.85944">
                <text:p>63.85944</text:p>
              </table:table-cell>
              <table:table-cell office:value-type="float" office:value="66.46329">
                <text:p>66.46329</text:p>
              </table:table-cell>
              <table:table-cell office:value-type="float" office:value="65.92205">
                <text:p>65.92205</text:p>
              </table:table-cell>
              <table:table-cell office:value-type="float" office:value="64.89086">
                <text:p>64.89086</text:p>
              </table:table-cell>
              <table:table-cell office:value-type="float" office:value="65.89717">
                <text:p>65.89717</text:p>
              </table:table-cell>
              <table:table-cell office:value-type="float" office:value="63.27064">
                <text:p>63.27064</text:p>
              </table:table-cell>
              <table:table-cell office:value-type="float" office:value="64.76388">
                <text:p>64.76388</text:p>
              </table:table-cell>
              <table:table-cell office:value-type="float" office:value="65.10158">
                <text:p>65.10158</text:p>
              </table:table-cell>
              <table:table-cell office:value-type="float" office:value="58.43334">
                <text:p>58.43334</text:p>
              </table:table-cell>
              <table:table-cell office:value-type="float" office:value="53.40351">
                <text:p>53.40351</text:p>
              </table:table-cell>
              <table:table-cell office:value-type="float" office:value="56.74754">
                <text:p>56.74754</text:p>
              </table:table-cell>
              <table:table-cell office:value-type="float" office:value="62.79113">
                <text:p>62.79113</text:p>
              </table:table-cell>
              <table:table-cell office:value-type="float" office:value="62.1645">
                <text:p>62.1645</text:p>
              </table:table-cell>
              <table:table-cell office:value-type="float" office:value="64.76397">
                <text:p>64.76397</text:p>
              </table:table-cell>
              <table:table-cell office:value-type="float" office:value="61.48931">
                <text:p>61.48931</text:p>
              </table:table-cell>
              <table:table-cell office:value-type="float" office:value="55.55489">
                <text:p>55.554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.23784">
                <text:p>63.23784</text:p>
              </table:table-cell>
              <table:table-cell office:value-type="float" office:value="55.23654">
                <text:p>55.23654</text:p>
              </table:table-cell>
              <table:table-cell office:value-type="float" office:value="68.64592">
                <text:p>68.64592</text:p>
              </table:table-cell>
              <table:table-cell office:value-type="float" office:value="57.166">
                <text:p>57.166</text:p>
              </table:table-cell>
              <table:table-cell office:value-type="float" office:value="63.24644">
                <text:p>63.24644</text:p>
              </table:table-cell>
              <table:table-cell office:value-type="float" office:value="65.93587">
                <text:p>65.93587</text:p>
              </table:table-cell>
              <table:table-cell office:value-type="float" office:value="65.4612">
                <text:p>65.4612</text:p>
              </table:table-cell>
              <table:table-cell office:value-type="float" office:value="64.18872">
                <text:p>64.18872</text:p>
              </table:table-cell>
              <table:table-cell office:value-type="float" office:value="65.25827">
                <text:p>65.25827</text:p>
              </table:table-cell>
              <table:table-cell office:value-type="float" office:value="62.82434">
                <text:p>62.82434</text:p>
              </table:table-cell>
              <table:table-cell office:value-type="float" office:value="64.26527">
                <text:p>64.26527</text:p>
              </table:table-cell>
              <table:table-cell office:value-type="float" office:value="64.45731">
                <text:p>64.45731</text:p>
              </table:table-cell>
              <table:table-cell office:value-type="float" office:value="57.87414">
                <text:p>57.87414</text:p>
              </table:table-cell>
              <table:table-cell office:value-type="float" office:value="52.23518">
                <text:p>52.23518</text:p>
              </table:table-cell>
              <table:table-cell office:value-type="float" office:value="55.55012">
                <text:p>55.55012</text:p>
              </table:table-cell>
              <table:table-cell office:value-type="float" office:value="62.10638">
                <text:p>62.10638</text:p>
              </table:table-cell>
              <table:table-cell office:value-type="float" office:value="60.96194">
                <text:p>60.96194</text:p>
              </table:table-cell>
              <table:table-cell office:value-type="float" office:value="64.2676">
                <text:p>64.2676</text:p>
              </table:table-cell>
              <table:table-cell office:value-type="float" office:value="60.18135">
                <text:p>60.18135</text:p>
              </table:table-cell>
              <table:table-cell office:value-type="float" office:value="55.0098">
                <text:p>55.00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63167">
                <text:p>62.63167</text:p>
              </table:table-cell>
              <table:table-cell office:value-type="float" office:value="54.01018">
                <text:p>54.01018</text:p>
              </table:table-cell>
              <table:table-cell office:value-type="float" office:value="68.12808">
                <text:p>68.12808</text:p>
              </table:table-cell>
              <table:table-cell office:value-type="float" office:value="55.94829">
                <text:p>55.94829</text:p>
              </table:table-cell>
              <table:table-cell office:value-type="float" office:value="62.73509">
                <text:p>62.73509</text:p>
              </table:table-cell>
              <table:table-cell office:value-type="float" office:value="65.26927">
                <text:p>65.26927</text:p>
              </table:table-cell>
              <table:table-cell office:value-type="float" office:value="64.75807">
                <text:p>64.75807</text:p>
              </table:table-cell>
              <table:table-cell office:value-type="float" office:value="63.71347">
                <text:p>63.71347</text:p>
              </table:table-cell>
              <table:table-cell office:value-type="float" office:value="64.72728">
                <text:p>64.72728</text:p>
              </table:table-cell>
              <table:table-cell office:value-type="float" office:value="62.13937">
                <text:p>62.13937</text:p>
              </table:table-cell>
              <table:table-cell office:value-type="float" office:value="63.65865">
                <text:p>63.65865</text:p>
              </table:table-cell>
              <table:table-cell office:value-type="float" office:value="63.92188">
                <text:p>63.92188</text:p>
              </table:table-cell>
              <table:table-cell office:value-type="float" office:value="57.22574">
                <text:p>57.22574</text:p>
              </table:table-cell>
              <table:table-cell office:value-type="float" office:value="51.06048">
                <text:p>51.06048</text:p>
              </table:table-cell>
              <table:table-cell office:value-type="float" office:value="54.34578">
                <text:p>54.34578</text:p>
              </table:table-cell>
              <table:table-cell office:value-type="float" office:value="61.64841">
                <text:p>61.64841</text:p>
              </table:table-cell>
              <table:table-cell office:value-type="float" office:value="59.79335">
                <text:p>59.79335</text:p>
              </table:table-cell>
              <table:table-cell office:value-type="float" office:value="63.65811">
                <text:p>63.65811</text:p>
              </table:table-cell>
              <table:table-cell office:value-type="float" office:value="58.85802">
                <text:p>58.85802</text:p>
              </table:table-cell>
              <table:table-cell office:value-type="float" office:value="54.40862">
                <text:p>54.408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1083">
                <text:p>62.1083</text:p>
              </table:table-cell>
              <table:table-cell office:value-type="float" office:value="52.77735">
                <text:p>52.77735</text:p>
              </table:table-cell>
              <table:table-cell office:value-type="float" office:value="67.47657">
                <text:p>67.47657</text:p>
              </table:table-cell>
              <table:table-cell office:value-type="float" office:value="54.70989">
                <text:p>54.70989</text:p>
              </table:table-cell>
              <table:table-cell office:value-type="float" office:value="62.1171">
                <text:p>62.1171</text:p>
              </table:table-cell>
              <table:table-cell office:value-type="float" office:value="64.73512">
                <text:p>64.73512</text:p>
              </table:table-cell>
              <table:table-cell office:value-type="float" office:value="64.28795">
                <text:p>64.28795</text:p>
              </table:table-cell>
              <table:table-cell office:value-type="float" office:value="63.0018">
                <text:p>63.0018</text:p>
              </table:table-cell>
              <table:table-cell office:value-type="float" office:value="64.07917">
                <text:p>64.07917</text:p>
              </table:table-cell>
              <table:table-cell office:value-type="float" office:value="61.6839">
                <text:p>61.6839</text:p>
              </table:table-cell>
              <table:table-cell office:value-type="float" office:value="63.15383">
                <text:p>63.15383</text:p>
              </table:table-cell>
              <table:table-cell office:value-type="float" office:value="63.28348">
                <text:p>63.28348</text:p>
              </table:table-cell>
              <table:table-cell office:value-type="float" office:value="56.65791">
                <text:p>56.65791</text:p>
              </table:table-cell>
              <table:table-cell office:value-type="float" office:value="49.86925">
                <text:p>49.86925</text:p>
              </table:table-cell>
              <table:table-cell office:value-type="float" office:value="53.19276">
                <text:p>53.19276</text:p>
              </table:table-cell>
              <table:table-cell office:value-type="float" office:value="60.94506">
                <text:p>60.94506</text:p>
              </table:table-cell>
              <table:table-cell office:value-type="float" office:value="58.60869">
                <text:p>58.60869</text:p>
              </table:table-cell>
              <table:table-cell office:value-type="float" office:value="63.14328">
                <text:p>63.14328</text:p>
              </table:table-cell>
              <table:table-cell office:value-type="float" office:value="57.51881">
                <text:p>57.51881</text:p>
              </table:table-cell>
              <table:table-cell office:value-type="float" office:value="53.85482">
                <text:p>53.854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.48272">
                <text:p>61.48272</text:p>
              </table:table-cell>
              <table:table-cell office:value-type="float" office:value="51.53936">
                <text:p>51.53936</text:p>
              </table:table-cell>
              <table:table-cell office:value-type="float" office:value="66.95073">
                <text:p>66.95073</text:p>
              </table:table-cell>
              <table:table-cell office:value-type="float" office:value="53.48707">
                <text:p>53.48707</text:p>
              </table:table-cell>
              <table:table-cell office:value-type="float" office:value="61.59426">
                <text:p>61.59426</text:p>
              </table:table-cell>
              <table:table-cell office:value-type="float" office:value="64.06761">
                <text:p>64.06761</text:p>
              </table:table-cell>
              <table:table-cell office:value-type="float" office:value="63.57557">
                <text:p>63.57557</text:p>
              </table:table-cell>
              <table:table-cell office:value-type="float" office:value="62.55405">
                <text:p>62.55405</text:p>
              </table:table-cell>
              <table:table-cell office:value-type="float" office:value="63.54434">
                <text:p>63.54434</text:p>
              </table:table-cell>
              <table:table-cell office:value-type="float" office:value="60.98032">
                <text:p>60.98032</text:p>
              </table:table-cell>
              <table:table-cell office:value-type="float" office:value="62.538">
                <text:p>62.538</text:p>
              </table:table-cell>
              <table:table-cell office:value-type="float" office:value="62.76858">
                <text:p>62.76858</text:p>
              </table:table-cell>
              <table:table-cell office:value-type="float" office:value="56.01536">
                <text:p>56.01536</text:p>
              </table:table-cell>
              <table:table-cell office:value-type="float" office:value="48.66538">
                <text:p>48.66538</text:p>
              </table:table-cell>
              <table:table-cell office:value-type="float" office:value="52.02627">
                <text:p>52.02627</text:p>
              </table:table-cell>
              <table:table-cell office:value-type="float" office:value="60.48049">
                <text:p>60.48049</text:p>
              </table:table-cell>
              <table:table-cell office:value-type="float" office:value="57.40665">
                <text:p>57.40665</text:p>
              </table:table-cell>
              <table:table-cell office:value-type="float" office:value="62.53677">
                <text:p>62.53677</text:p>
              </table:table-cell>
              <table:table-cell office:value-type="float" office:value="56.14956">
                <text:p>56.14956</text:p>
              </table:table-cell>
              <table:table-cell office:value-type="float" office:value="53.25633">
                <text:p>53.256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.95062">
                <text:p>60.95062</text:p>
              </table:table-cell>
              <table:table-cell office:value-type="float" office:value="50.35142">
                <text:p>50.35142</text:p>
              </table:table-cell>
              <table:table-cell office:value-type="float" office:value="66.28977">
                <text:p>66.28977</text:p>
              </table:table-cell>
              <table:table-cell office:value-type="float" office:value="52.26556">
                <text:p>52.26556</text:p>
              </table:table-cell>
              <table:table-cell office:value-type="float" office:value="60.96923">
                <text:p>60.96923</text:p>
              </table:table-cell>
              <table:table-cell office:value-type="float" office:value="63.52067">
                <text:p>63.52067</text:p>
              </table:table-cell>
              <table:table-cell office:value-type="float" office:value="63.10554">
                <text:p>63.10554</text:p>
              </table:table-cell>
              <table:table-cell office:value-type="float" office:value="61.87073">
                <text:p>61.87073</text:p>
              </table:table-cell>
              <table:table-cell office:value-type="float" office:value="62.88648">
                <text:p>62.88648</text:p>
              </table:table-cell>
              <table:table-cell office:value-type="float" office:value="60.51532">
                <text:p>60.51532</text:p>
              </table:table-cell>
              <table:table-cell office:value-type="float" office:value="62.01476">
                <text:p>62.01476</text:p>
              </table:table-cell>
              <table:table-cell office:value-type="float" office:value="62.16347">
                <text:p>62.16347</text:p>
              </table:table-cell>
              <table:table-cell office:value-type="float" office:value="55.45423">
                <text:p>55.45423</text:p>
              </table:table-cell>
              <table:table-cell office:value-type="float" office:value="47.49151">
                <text:p>47.49151</text:p>
              </table:table-cell>
              <table:table-cell office:value-type="float" office:value="50.84319">
                <text:p>50.84319</text:p>
              </table:table-cell>
              <table:table-cell office:value-type="float" office:value="59.77061">
                <text:p>59.77061</text:p>
              </table:table-cell>
              <table:table-cell office:value-type="float" office:value="56.18891">
                <text:p>56.18891</text:p>
              </table:table-cell>
              <table:table-cell office:value-type="float" office:value="62.01326">
                <text:p>62.01326</text:p>
              </table:table-cell>
              <table:table-cell office:value-type="float" office:value="54.76641">
                <text:p>54.76641</text:p>
              </table:table-cell>
              <table:table-cell office:value-type="float" office:value="52.69591">
                <text:p>52.695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.32563">
                <text:p>60.32563</text:p>
              </table:table-cell>
              <table:table-cell office:value-type="float" office:value="49.15843">
                <text:p>49.15843</text:p>
              </table:table-cell>
              <table:table-cell office:value-type="float" office:value="65.75813">
                <text:p>65.75813</text:p>
              </table:table-cell>
              <table:table-cell office:value-type="float" office:value="51.0256">
                <text:p>51.0256</text:p>
              </table:table-cell>
              <table:table-cell office:value-type="float" office:value="60.42796">
                <text:p>60.42796</text:p>
              </table:table-cell>
              <table:table-cell office:value-type="float" office:value="62.86096">
                <text:p>62.86096</text:p>
              </table:table-cell>
              <table:table-cell office:value-type="float" office:value="62.42944">
                <text:p>62.42944</text:p>
              </table:table-cell>
              <table:table-cell office:value-type="float" office:value="61.41626">
                <text:p>61.41626</text:p>
              </table:table-cell>
              <table:table-cell office:value-type="float" office:value="62.3428">
                <text:p>62.3428</text:p>
              </table:table-cell>
              <table:table-cell office:value-type="float" office:value="59.80272">
                <text:p>59.80272</text:p>
              </table:table-cell>
              <table:table-cell office:value-type="float" office:value="61.39921">
                <text:p>61.39921</text:p>
              </table:table-cell>
              <table:table-cell office:value-type="float" office:value="61.63114">
                <text:p>61.63114</text:p>
              </table:table-cell>
              <table:table-cell office:value-type="float" office:value="54.81223">
                <text:p>54.81223</text:p>
              </table:table-cell>
              <table:table-cell office:value-type="float" office:value="46.30274">
                <text:p>46.30274</text:p>
              </table:table-cell>
              <table:table-cell office:value-type="float" office:value="49.64582">
                <text:p>49.64582</text:p>
              </table:table-cell>
              <table:table-cell office:value-type="float" office:value="59.29678">
                <text:p>59.29678</text:p>
              </table:table-cell>
              <table:table-cell office:value-type="float" office:value="54.94592">
                <text:p>54.94592</text:p>
              </table:table-cell>
              <table:table-cell office:value-type="float" office:value="61.39735">
                <text:p>61.39735</text:p>
              </table:table-cell>
              <table:table-cell office:value-type="float" office:value="53.36478">
                <text:p>53.36478</text:p>
              </table:table-cell>
              <table:table-cell office:value-type="float" office:value="52.08808">
                <text:p>52.08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77493">
                <text:p>59.77493</text:p>
              </table:table-cell>
              <table:table-cell office:value-type="float" office:value="47.95247">
                <text:p>47.95247</text:p>
              </table:table-cell>
              <table:table-cell office:value-type="float" office:value="65.08807">
                <text:p>65.08807</text:p>
              </table:table-cell>
              <table:table-cell office:value-type="float" office:value="49.84464">
                <text:p>49.84464</text:p>
              </table:table-cell>
              <table:table-cell office:value-type="float" office:value="59.79332">
                <text:p>59.79332</text:p>
              </table:table-cell>
              <table:table-cell office:value-type="float" office:value="62.32303">
                <text:p>62.32303</text:p>
              </table:table-cell>
              <table:table-cell office:value-type="float" office:value="61.97533">
                <text:p>61.97533</text:p>
              </table:table-cell>
              <table:table-cell office:value-type="float" office:value="60.71402">
                <text:p>60.71402</text:p>
              </table:table-cell>
              <table:table-cell office:value-type="float" office:value="61.67579">
                <text:p>61.67579</text:p>
              </table:table-cell>
              <table:table-cell office:value-type="float" office:value="59.32861">
                <text:p>59.32861</text:p>
              </table:table-cell>
              <table:table-cell office:value-type="float" office:value="60.85743">
                <text:p>60.85743</text:p>
              </table:table-cell>
              <table:table-cell office:value-type="float" office:value="61.01365">
                <text:p>61.01365</text:p>
              </table:table-cell>
              <table:table-cell office:value-type="float" office:value="54.23476">
                <text:p>54.23476</text:p>
              </table:table-cell>
              <table:table-cell office:value-type="float" office:value="45.1099">
                <text:p>45.1099</text:p>
              </table:table-cell>
              <table:table-cell office:value-type="float" office:value="48.46476">
                <text:p>48.46476</text:p>
              </table:table-cell>
              <table:table-cell office:value-type="float" office:value="58.58363">
                <text:p>58.58363</text:p>
              </table:table-cell>
              <table:table-cell office:value-type="float" office:value="53.72624">
                <text:p>53.72624</text:p>
              </table:table-cell>
              <table:table-cell office:value-type="float" office:value="60.85528">
                <text:p>60.85528</text:p>
              </table:table-cell>
              <table:table-cell office:value-type="float" office:value="51.94667">
                <text:p>51.94667</text:p>
              </table:table-cell>
              <table:table-cell office:value-type="float" office:value="51.52083">
                <text:p>51.520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14048">
                <text:p>59.14048</text:p>
              </table:table-cell>
              <table:table-cell office:value-type="float" office:value="46.78016">
                <text:p>46.78016</text:p>
              </table:table-cell>
              <table:table-cell office:value-type="float" office:value="64.54786">
                <text:p>64.54786</text:p>
              </table:table-cell>
              <table:table-cell office:value-type="float" office:value="48.64978">
                <text:p>48.64978</text:p>
              </table:table-cell>
              <table:table-cell office:value-type="float" office:value="59.24302">
                <text:p>59.24302</text:p>
              </table:table-cell>
              <table:table-cell office:value-type="float" office:value="61.65613">
                <text:p>61.65613</text:p>
              </table:table-cell>
              <table:table-cell office:value-type="float" office:value="61.28324">
                <text:p>61.28324</text:p>
              </table:table-cell>
              <table:table-cell office:value-type="float" office:value="60.25018">
                <text:p>60.25018</text:p>
              </table:table-cell>
              <table:table-cell office:value-type="float" office:value="61.11345">
                <text:p>61.11345</text:p>
              </table:table-cell>
              <table:table-cell office:value-type="float" office:value="58.627">
                <text:p>58.627</text:p>
              </table:table-cell>
              <table:table-cell office:value-type="float" office:value="60.23236">
                <text:p>60.23236</text:p>
              </table:table-cell>
              <table:table-cell office:value-type="float" office:value="60.47498">
                <text:p>60.47498</text:p>
              </table:table-cell>
              <table:table-cell office:value-type="float" office:value="53.59337">
                <text:p>53.59337</text:p>
              </table:table-cell>
              <table:table-cell office:value-type="float" office:value="43.93781">
                <text:p>43.93781</text:p>
              </table:table-cell>
              <table:table-cell office:value-type="float" office:value="47.29458">
                <text:p>47.29458</text:p>
              </table:table-cell>
              <table:table-cell office:value-type="float" office:value="58.11546">
                <text:p>58.11546</text:p>
              </table:table-cell>
              <table:table-cell office:value-type="float" office:value="52.49144">
                <text:p>52.49144</text:p>
              </table:table-cell>
              <table:table-cell office:value-type="float" office:value="60.23">
                <text:p>60.23</text:p>
              </table:table-cell>
              <table:table-cell office:value-type="float" office:value="50.51065">
                <text:p>50.51065</text:p>
              </table:table-cell>
              <table:table-cell office:value-type="float" office:value="50.91506">
                <text:p>50.915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58567">
                <text:p>58.58567</text:p>
              </table:table-cell>
              <table:table-cell office:value-type="float" office:value="45.58924">
                <text:p>45.58924</text:p>
              </table:table-cell>
              <table:table-cell office:value-type="float" office:value="63.87051">
                <text:p>63.87051</text:p>
              </table:table-cell>
              <table:table-cell office:value-type="float" office:value="47.44071">
                <text:p>47.44071</text:p>
              </table:table-cell>
              <table:table-cell office:value-type="float" office:value="58.61405">
                <text:p>58.61405</text:p>
              </table:table-cell>
              <table:table-cell office:value-type="float" office:value="60.43438">
                <text:p>60.43438</text:p>
              </table:table-cell>
              <table:table-cell office:value-type="float" office:value="60.82929">
                <text:p>60.82929</text:p>
              </table:table-cell>
              <table:table-cell office:value-type="float" office:value="59.61568">
                <text:p>59.61568</text:p>
              </table:table-cell>
              <table:table-cell office:value-type="float" office:value="60.48977">
                <text:p>60.48977</text:p>
              </table:table-cell>
              <table:table-cell office:value-type="float" office:value="58.1587">
                <text:p>58.1587</text:p>
              </table:table-cell>
              <table:table-cell office:value-type="float" office:value="59.68409">
                <text:p>59.68409</text:p>
              </table:table-cell>
              <table:table-cell office:value-type="float" office:value="59.84939">
                <text:p>59.84939</text:p>
              </table:table-cell>
              <table:table-cell office:value-type="float" office:value="53.59337">
                <text:p>53.59337</text:p>
              </table:table-cell>
              <table:table-cell office:value-type="float" office:value="42.79266">
                <text:p>42.79266</text:p>
              </table:table-cell>
              <table:table-cell office:value-type="float" office:value="46.10856">
                <text:p>46.10856</text:p>
              </table:table-cell>
              <table:table-cell office:value-type="float" office:value="57.4139">
                <text:p>57.4139</text:p>
              </table:table-cell>
              <table:table-cell office:value-type="float" office:value="51.84374">
                <text:p>51.84374</text:p>
              </table:table-cell>
              <table:table-cell office:value-type="float" office:value="59.67913">
                <text:p>59.67913</text:p>
              </table:table-cell>
              <table:table-cell office:value-type="float" office:value="49.06061">
                <text:p>49.06061</text:p>
              </table:table-cell>
              <table:table-cell office:value-type="float" office:value="50.32909">
                <text:p>50.329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96859">
                <text:p>57.96859</text:p>
              </table:table-cell>
              <table:table-cell office:value-type="float" office:value="44.39466">
                <text:p>44.39466</text:p>
              </table:table-cell>
              <table:table-cell office:value-type="float" office:value="63.32389">
                <text:p>63.32389</text:p>
              </table:table-cell>
              <table:table-cell office:value-type="float" office:value="46.22569">
                <text:p>46.22569</text:p>
              </table:table-cell>
              <table:table-cell office:value-type="float" office:value="58.06371">
                <text:p>58.06371</text:p>
              </table:table-cell>
              <table:table-cell office:value-type="float" office:value="59.22594">
                <text:p>59.22594</text:p>
              </table:table-cell>
              <table:table-cell office:value-type="float" office:value="60.14292">
                <text:p>60.14292</text:p>
              </table:table-cell>
              <table:table-cell office:value-type="float" office:value="59.06818">
                <text:p>59.06818</text:p>
              </table:table-cell>
              <table:table-cell office:value-type="float" office:value="59.94893">
                <text:p>59.94893</text:p>
              </table:table-cell>
              <table:table-cell office:value-type="float" office:value="57.44727">
                <text:p>57.44727</text:p>
              </table:table-cell>
              <table:table-cell office:value-type="float" office:value="59.06116">
                <text:p>59.06116</text:p>
              </table:table-cell>
              <table:table-cell office:value-type="float" office:value="59.30449">
                <text:p>59.30449</text:p>
              </table:table-cell>
              <table:table-cell office:value-type="float" office:value="53.00721">
                <text:p>53.00721</text:p>
              </table:table-cell>
              <table:table-cell office:value-type="float" office:value="41.66069">
                <text:p>41.66069</text:p>
              </table:table-cell>
              <table:table-cell office:value-type="float" office:value="44.90695">
                <text:p>44.90695</text:p>
              </table:table-cell>
              <table:table-cell office:value-type="float" office:value="56.94259">
                <text:p>56.94259</text:p>
              </table:table-cell>
              <table:table-cell office:value-type="float" office:value="51.25442">
                <text:p>51.25442</text:p>
              </table:table-cell>
              <table:table-cell office:value-type="float" office:value="59.05998">
                <text:p>59.05998</text:p>
              </table:table-cell>
              <table:table-cell office:value-type="float" office:value="47.60374">
                <text:p>47.60374</text:p>
              </table:table-cell>
              <table:table-cell office:value-type="float" office:value="49.71601">
                <text:p>49.7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41762">
                <text:p>57.41762</text:p>
              </table:table-cell>
              <table:table-cell office:value-type="float" office:value="43.20769">
                <text:p>43.20769</text:p>
              </table:table-cell>
              <table:table-cell office:value-type="float" office:value="62.65047">
                <text:p>62.65047</text:p>
              </table:table-cell>
              <table:table-cell office:value-type="float" office:value="45.00478">
                <text:p>45.00478</text:p>
              </table:table-cell>
              <table:table-cell office:value-type="float" office:value="57.44543">
                <text:p>57.44543</text:p>
              </table:table-cell>
              <table:table-cell office:value-type="float" office:value="58.02433">
                <text:p>58.02433</text:p>
              </table:table-cell>
              <table:table-cell office:value-type="float" office:value="59.68472">
                <text:p>59.68472</text:p>
              </table:table-cell>
              <table:table-cell office:value-type="float" office:value="58.45073">
                <text:p>58.45073</text:p>
              </table:table-cell>
              <table:table-cell office:value-type="float" office:value="59.33279">
                <text:p>59.33279</text:p>
              </table:table-cell>
              <table:table-cell office:value-type="float" office:value="56.98313">
                <text:p>56.98313</text:p>
              </table:table-cell>
              <table:table-cell office:value-type="float" office:value="58.5168">
                <text:p>58.5168</text:p>
              </table:table-cell>
              <table:table-cell office:value-type="float" office:value="58.68409">
                <text:p>58.68409</text:p>
              </table:table-cell>
              <table:table-cell office:value-type="float" office:value="52.3465">
                <text:p>52.3465</text:p>
              </table:table-cell>
              <table:table-cell office:value-type="float" office:value="40.52128">
                <text:p>40.52128</text:p>
              </table:table-cell>
              <table:table-cell office:value-type="float" office:value="43.73428">
                <text:p>43.73428</text:p>
              </table:table-cell>
              <table:table-cell office:value-type="float" office:value="56.2235">
                <text:p>56.2235</text:p>
              </table:table-cell>
              <table:table-cell office:value-type="float" office:value="50.59869">
                <text:p>50.59869</text:p>
              </table:table-cell>
              <table:table-cell office:value-type="float" office:value="58.51891">
                <text:p>58.51891</text:p>
              </table:table-cell>
              <table:table-cell office:value-type="float" office:value="46.12171">
                <text:p>46.12171</text:p>
              </table:table-cell>
              <table:table-cell office:value-type="float" office:value="49.14857">
                <text:p>49.148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7918">
                <text:p>56.7918</text:p>
              </table:table-cell>
              <table:table-cell office:value-type="float" office:value="42.01113">
                <text:p>42.01113</text:p>
              </table:table-cell>
              <table:table-cell office:value-type="float" office:value="62.11442">
                <text:p>62.11442</text:p>
              </table:table-cell>
              <table:table-cell office:value-type="float" office:value="43.78467">
                <text:p>43.78467</text:p>
              </table:table-cell>
              <table:table-cell office:value-type="float" office:value="56.8871">
                <text:p>56.8871</text:p>
              </table:table-cell>
              <table:table-cell office:value-type="float" office:value="56.81636">
                <text:p>56.81636</text:p>
              </table:table-cell>
              <table:table-cell office:value-type="float" office:value="58.99617">
                <text:p>58.99617</text:p>
              </table:table-cell>
              <table:table-cell office:value-type="float" office:value="57.89889">
                <text:p>57.89889</text:p>
              </table:table-cell>
              <table:table-cell office:value-type="float" office:value="58.79906">
                <text:p>58.79906</text:p>
              </table:table-cell>
              <table:table-cell office:value-type="float" office:value="56.26339">
                <text:p>56.26339</text:p>
              </table:table-cell>
              <table:table-cell office:value-type="float" office:value="57.89606">
                <text:p>57.89606</text:p>
              </table:table-cell>
              <table:table-cell office:value-type="float" office:value="58.14376">
                <text:p>58.14376</text:p>
              </table:table-cell>
              <table:table-cell office:value-type="float" office:value="51.75582">
                <text:p>51.75582</text:p>
              </table:table-cell>
              <table:table-cell office:value-type="float" office:value="39.2565">
                <text:p>39.2565</text:p>
              </table:table-cell>
              <table:table-cell office:value-type="float" office:value="42.57275">
                <text:p>42.57275</text:p>
              </table:table-cell>
              <table:table-cell office:value-type="float" office:value="55.74733">
                <text:p>55.74733</text:p>
              </table:table-cell>
              <table:table-cell office:value-type="float" office:value="50.0226">
                <text:p>50.0226</text:p>
              </table:table-cell>
              <table:table-cell office:value-type="float" office:value="57.90192">
                <text:p>57.90192</text:p>
              </table:table-cell>
              <table:table-cell office:value-type="float" office:value="44.63315">
                <text:p>44.63315</text:p>
              </table:table-cell>
              <table:table-cell office:value-type="float" office:value="48.54717">
                <text:p>48.54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23382">
                <text:p>56.23382</text:p>
              </table:table-cell>
              <table:table-cell office:value-type="float" office:value="40.79869">
                <text:p>40.79869</text:p>
              </table:table-cell>
              <table:table-cell office:value-type="float" office:value="61.44977">
                <text:p>61.44977</text:p>
              </table:table-cell>
              <table:table-cell office:value-type="float" office:value="42.56428">
                <text:p>42.56428</text:p>
              </table:table-cell>
              <table:table-cell office:value-type="float" office:value="56.26097">
                <text:p>56.26097</text:p>
              </table:table-cell>
              <table:table-cell office:value-type="float" office:value="55.60852">
                <text:p>55.60852</text:p>
              </table:table-cell>
              <table:table-cell office:value-type="float" office:value="58.52875">
                <text:p>58.52875</text:p>
              </table:table-cell>
              <table:table-cell office:value-type="float" office:value="57.28209">
                <text:p>57.28209</text:p>
              </table:table-cell>
              <table:table-cell office:value-type="float" office:value="58.1755">
                <text:p>58.1755</text:p>
              </table:table-cell>
              <table:table-cell office:value-type="float" office:value="55.78928">
                <text:p>55.78928</text:p>
              </table:table-cell>
              <table:table-cell office:value-type="float" office:value="57.34801">
                <text:p>57.34801</text:p>
              </table:table-cell>
              <table:table-cell office:value-type="float" office:value="57.52391">
                <text:p>57.52391</text:p>
              </table:table-cell>
              <table:table-cell office:value-type="float" office:value="51.10951">
                <text:p>51.10951</text:p>
              </table:table-cell>
              <table:table-cell office:value-type="float" office:value="37.73169">
                <text:p>37.73169</text:p>
              </table:table-cell>
              <table:table-cell office:value-type="float" office:value="42.00566">
                <text:p>42.00566</text:p>
              </table:table-cell>
              <table:table-cell office:value-type="float" office:value="55.07139">
                <text:p>55.07139</text:p>
              </table:table-cell>
              <table:table-cell office:value-type="float" office:value="49.4015">
                <text:p>49.4015</text:p>
              </table:table-cell>
              <table:table-cell office:value-type="float" office:value="57.35389">
                <text:p>57.35389</text:p>
              </table:table-cell>
              <table:table-cell office:value-type="float" office:value="43.13741">
                <text:p>43.13741</text:p>
              </table:table-cell>
              <table:table-cell office:value-type="float" office:value="47.9744">
                <text:p>47.9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.59837">
                <text:p>55.59837</text:p>
              </table:table-cell>
              <table:table-cell office:value-type="float" office:value="39.45517">
                <text:p>39.45517</text:p>
              </table:table-cell>
              <table:table-cell office:value-type="float" office:value="60.89532">
                <text:p>60.89532</text:p>
              </table:table-cell>
              <table:table-cell office:value-type="float" office:value="41.86474">
                <text:p>41.86474</text:p>
              </table:table-cell>
              <table:table-cell office:value-type="float" office:value="55.696">
                <text:p>55.696</text:p>
              </table:table-cell>
              <table:table-cell office:value-type="float" office:value="54.39891">
                <text:p>54.39891</text:p>
              </table:table-cell>
              <table:table-cell office:value-type="float" office:value="57.83355">
                <text:p>57.83355</text:p>
              </table:table-cell>
              <table:table-cell office:value-type="float" office:value="56.7234">
                <text:p>56.7234</text:p>
              </table:table-cell>
              <table:table-cell office:value-type="float" office:value="57.63122">
                <text:p>57.63122</text:p>
              </table:table-cell>
              <table:table-cell office:value-type="float" office:value="55.11287">
                <text:p>55.11287</text:p>
              </table:table-cell>
              <table:table-cell office:value-type="float" office:value="56.723">
                <text:p>56.723</text:p>
              </table:table-cell>
              <table:table-cell office:value-type="float" office:value="56.96473">
                <text:p>56.96473</text:p>
              </table:table-cell>
              <table:table-cell office:value-type="float" office:value="50.53996">
                <text:p>50.53996</text:p>
              </table:table-cell>
              <table:table-cell office:value-type="float" office:value="36.20025">
                <text:p>36.20025</text:p>
              </table:table-cell>
              <table:table-cell office:value-type="float" office:value="41.44234">
                <text:p>41.44234</text:p>
              </table:table-cell>
              <table:table-cell office:value-type="float" office:value="54.60921">
                <text:p>54.60921</text:p>
              </table:table-cell>
              <table:table-cell office:value-type="float" office:value="48.82765">
                <text:p>48.82765</text:p>
              </table:table-cell>
              <table:table-cell office:value-type="float" office:value="56.72842">
                <text:p>56.72842</text:p>
              </table:table-cell>
              <table:table-cell office:value-type="float" office:value="41.62851">
                <text:p>41.62851</text:p>
              </table:table-cell>
              <table:table-cell office:value-type="float" office:value="47.49761">
                <text:p>47.497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.03373">
                <text:p>55.03373</text:p>
              </table:table-cell>
              <table:table-cell office:value-type="float" office:value="38.1131">
                <text:p>38.1131</text:p>
              </table:table-cell>
              <table:table-cell office:value-type="float" office:value="60.22776">
                <text:p>60.22776</text:p>
              </table:table-cell>
              <table:table-cell office:value-type="float" office:value="41.06044">
                <text:p>41.06044</text:p>
              </table:table-cell>
              <table:table-cell office:value-type="float" office:value="55.05834">
                <text:p>55.05834</text:p>
              </table:table-cell>
              <table:table-cell office:value-type="float" office:value="53.1805">
                <text:p>53.1805</text:p>
              </table:table-cell>
              <table:table-cell office:value-type="float" office:value="57.35648">
                <text:p>57.35648</text:p>
              </table:table-cell>
              <table:table-cell office:value-type="float" office:value="56.097">
                <text:p>56.097</text:p>
              </table:table-cell>
              <table:table-cell office:value-type="float" office:value="57.00053">
                <text:p>57.00053</text:p>
              </table:table-cell>
              <table:table-cell office:value-type="float" office:value="53.96723">
                <text:p>53.96723</text:p>
              </table:table-cell>
              <table:table-cell office:value-type="float" office:value="56.15604">
                <text:p>56.15604</text:p>
              </table:table-cell>
              <table:table-cell office:value-type="float" office:value="56.33536">
                <text:p>56.33536</text:p>
              </table:table-cell>
              <table:table-cell office:value-type="float" office:value="49.93095">
                <text:p>49.93095</text:p>
              </table:table-cell>
              <table:table-cell office:value-type="float" office:value="34.64059">
                <text:p>34.64059</text:p>
              </table:table-cell>
              <table:table-cell office:value-type="float" office:value="40.87629">
                <text:p>40.87629</text:p>
              </table:table-cell>
              <table:table-cell office:value-type="float" office:value="53.91819">
                <text:p>53.91819</text:p>
              </table:table-cell>
              <table:table-cell office:value-type="float" office:value="48.19923">
                <text:p>48.19923</text:p>
              </table:table-cell>
              <table:table-cell office:value-type="float" office:value="56.17846">
                <text:p>56.17846</text:p>
              </table:table-cell>
              <table:table-cell office:value-type="float" office:value="40.11402">
                <text:p>40.11402</text:p>
              </table:table-cell>
              <table:table-cell office:value-type="float" office:value="46.79536">
                <text:p>46.79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42323">
                <text:p>54.42323</text:p>
              </table:table-cell>
              <table:table-cell office:value-type="float" office:value="37.55044">
                <text:p>37.55044</text:p>
              </table:table-cell>
              <table:table-cell office:value-type="float" office:value="59.68648">
                <text:p>59.68648</text:p>
              </table:table-cell>
              <table:table-cell office:value-type="float" office:value="40.35387">
                <text:p>40.35387</text:p>
              </table:table-cell>
              <table:table-cell office:value-type="float" office:value="54.47687">
                <text:p>54.47687</text:p>
              </table:table-cell>
              <table:table-cell office:value-type="float" office:value="51.93676">
                <text:p>51.93676</text:p>
              </table:table-cell>
              <table:table-cell office:value-type="float" office:value="56.65447">
                <text:p>56.65447</text:p>
              </table:table-cell>
              <table:table-cell office:value-type="float" office:value="55.52933">
                <text:p>55.52933</text:p>
              </table:table-cell>
              <table:table-cell office:value-type="float" office:value="56.43987">
                <text:p>56.43987</text:p>
              </table:table-cell>
              <table:table-cell office:value-type="float" office:value="52.79812">
                <text:p>52.79812</text:p>
              </table:table-cell>
              <table:table-cell office:value-type="float" office:value="55.56504">
                <text:p>55.56504</text:p>
              </table:table-cell>
              <table:table-cell office:value-type="float" office:value="55.76941">
                <text:p>55.76941</text:p>
              </table:table-cell>
              <table:table-cell office:value-type="float" office:value="49.34432">
                <text:p>49.34432</text:p>
              </table:table-cell>
              <table:table-cell office:value-type="float" office:value="33.08269">
                <text:p>33.08269</text:p>
              </table:table-cell>
              <table:table-cell office:value-type="float" office:value="40.25091">
                <text:p>40.25091</text:p>
              </table:table-cell>
              <table:table-cell office:value-type="float" office:value="53.45662">
                <text:p>53.45662</text:p>
              </table:table-cell>
              <table:table-cell office:value-type="float" office:value="47.61678">
                <text:p>47.61678</text:p>
              </table:table-cell>
              <table:table-cell office:value-type="float" office:value="55.58482">
                <text:p>55.58482</text:p>
              </table:table-cell>
              <table:table-cell office:value-type="float" office:value="38.62505">
                <text:p>38.62505</text:p>
              </table:table-cell>
              <table:table-cell office:value-type="float" office:value="46.31122">
                <text:p>46.31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.86955">
                <text:p>53.86955</text:p>
              </table:table-cell>
              <table:table-cell office:value-type="float" office:value="37.02133">
                <text:p>37.02133</text:p>
              </table:table-cell>
              <table:table-cell office:value-type="float" office:value="59.04273">
                <text:p>59.04273</text:p>
              </table:table-cell>
              <table:table-cell office:value-type="float" office:value="39.5394">
                <text:p>39.5394</text:p>
              </table:table-cell>
              <table:table-cell office:value-type="float" office:value="53.87369">
                <text:p>53.87369</text:p>
              </table:table-cell>
              <table:table-cell office:value-type="float" office:value="50.68298">
                <text:p>50.68298</text:p>
              </table:table-cell>
              <table:table-cell office:value-type="float" office:value="56.16828">
                <text:p>56.16828</text:p>
              </table:table-cell>
              <table:table-cell office:value-type="float" office:value="54.8933">
                <text:p>54.8933</text:p>
              </table:table-cell>
              <table:table-cell office:value-type="float" office:value="55.8073">
                <text:p>55.8073</text:p>
              </table:table-cell>
              <table:table-cell office:value-type="float" office:value="51.62042">
                <text:p>51.62042</text:p>
              </table:table-cell>
              <table:table-cell office:value-type="float" office:value="55.02005">
                <text:p>55.02005</text:p>
              </table:table-cell>
              <table:table-cell office:value-type="float" office:value="55.13242">
                <text:p>55.13242</text:p>
              </table:table-cell>
              <table:table-cell office:value-type="float" office:value="48.72785">
                <text:p>48.72785</text:p>
              </table:table-cell>
              <table:table-cell office:value-type="float" office:value="31.51979">
                <text:p>31.51979</text:p>
              </table:table-cell>
              <table:table-cell office:value-type="float" office:value="39.54447">
                <text:p>39.54447</text:p>
              </table:table-cell>
              <table:table-cell office:value-type="float" office:value="52.75681">
                <text:p>52.75681</text:p>
              </table:table-cell>
              <table:table-cell office:value-type="float" office:value="46.99064">
                <text:p>46.99064</text:p>
              </table:table-cell>
              <table:table-cell office:value-type="float" office:value="55.03994">
                <text:p>55.03994</text:p>
              </table:table-cell>
              <table:table-cell office:value-type="float" office:value="37.11065">
                <text:p>37.11065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.26931">
                <text:p>53.26931</text:p>
              </table:table-cell>
              <table:table-cell office:value-type="float" office:value="36.59575">
                <text:p>36.59575</text:p>
              </table:table-cell>
              <table:table-cell office:value-type="float" office:value="58.50174">
                <text:p>58.50174</text:p>
              </table:table-cell>
              <table:table-cell office:value-type="float" office:value="38.81485">
                <text:p>38.81485</text:p>
              </table:table-cell>
              <table:table-cell office:value-type="float" office:value="53.32053">
                <text:p>53.32053</text:p>
              </table:table-cell>
              <table:table-cell office:value-type="float" office:value="49.47727">
                <text:p>49.47727</text:p>
              </table:table-cell>
              <table:table-cell office:value-type="float" office:value="55.44727">
                <text:p>55.44727</text:p>
              </table:table-cell>
              <table:table-cell office:value-type="float" office:value="54.31899">
                <text:p>54.31899</text:p>
              </table:table-cell>
              <table:table-cell office:value-type="float" office:value="55.24001">
                <text:p>55.24001</text:p>
              </table:table-cell>
              <table:table-cell office:value-type="float" office:value="50.42831">
                <text:p>50.42831</text:p>
              </table:table-cell>
              <table:table-cell office:value-type="float" office:value="54.41913">
                <text:p>54.41913</text:p>
              </table:table-cell>
              <table:table-cell office:value-type="float" office:value="54.55761">
                <text:p>54.55761</text:p>
              </table:table-cell>
              <table:table-cell office:value-type="float" office:value="48.14407">
                <text:p>48.14407</text:p>
              </table:table-cell>
              <table:table-cell office:value-type="float" office:value="29.93901">
                <text:p>29.93901</text:p>
              </table:table-cell>
              <table:table-cell office:value-type="float" office:value="38.74383">
                <text:p>38.74383</text:p>
              </table:table-cell>
              <table:table-cell office:value-type="float" office:value="52.28795">
                <text:p>52.28795</text:p>
              </table:table-cell>
              <table:table-cell office:value-type="float" office:value="46.40137">
                <text:p>46.40137</text:p>
              </table:table-cell>
              <table:table-cell office:value-type="float" office:value="53.89519">
                <text:p>53.89519</text:p>
              </table:table-cell>
              <table:table-cell office:value-type="float" office:value="35.577">
                <text:p>35.577</text:p>
              </table:table-cell>
              <table:table-cell office:value-type="float" office:value="45.13378">
                <text:p>45.133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.70908">
                <text:p>52.70908</text:p>
              </table:table-cell>
              <table:table-cell office:value-type="float" office:value="36.15262">
                <text:p>36.15262</text:p>
              </table:table-cell>
              <table:table-cell office:value-type="float" office:value="57.85144">
                <text:p>57.85144</text:p>
              </table:table-cell>
              <table:table-cell office:value-type="float" office:value="38.00241">
                <text:p>38.00241</text:p>
              </table:table-cell>
              <table:table-cell office:value-type="float" office:value="52.71308">
                <text:p>52.71308</text:p>
              </table:table-cell>
              <table:table-cell office:value-type="float" office:value="48.27454">
                <text:p>48.27454</text:p>
              </table:table-cell>
              <table:table-cell office:value-type="float" office:value="54.96364">
                <text:p>54.96364</text:p>
              </table:table-cell>
              <table:table-cell office:value-type="float" office:value="53.68249">
                <text:p>53.68249</text:p>
              </table:table-cell>
              <table:table-cell office:value-type="float" office:value="54.60033">
                <text:p>54.60033</text:p>
              </table:table-cell>
              <table:table-cell office:value-type="float" office:value="49.23138">
                <text:p>49.23138</text:p>
              </table:table-cell>
              <table:table-cell office:value-type="float" office:value="53.86567">
                <text:p>53.86567</text:p>
              </table:table-cell>
              <table:table-cell office:value-type="float" office:value="53.91098">
                <text:p>53.91098</text:p>
              </table:table-cell>
              <table:table-cell office:value-type="float" office:value="47.5183">
                <text:p>47.5183</text:p>
              </table:table-cell>
              <table:table-cell office:value-type="float" office:value="29.1148">
                <text:p>29.1148</text:p>
              </table:table-cell>
              <table:table-cell office:value-type="float" office:value="38.01931">
                <text:p>38.01931</text:p>
              </table:table-cell>
              <table:table-cell office:value-type="float" office:value="51.58125">
                <text:p>51.58125</text:p>
              </table:table-cell>
              <table:table-cell office:value-type="float" office:value="45.76703">
                <text:p>45.76703</text:p>
              </table:table-cell>
              <table:table-cell office:value-type="float" office:value="52.72688">
                <text:p>52.72688</text:p>
              </table:table-cell>
              <table:table-cell office:value-type="float" office:value="34.03684">
                <text:p>34.03684</text:p>
              </table:table-cell>
              <table:table-cell office:value-type="float" office:value="44.43809">
                <text:p>44.438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.10145">
                <text:p>52.10145</text:p>
              </table:table-cell>
              <table:table-cell office:value-type="float" office:value="35.8343">
                <text:p>35.8343</text:p>
              </table:table-cell>
              <table:table-cell office:value-type="float" office:value="57.29989">
                <text:p>57.29989</text:p>
              </table:table-cell>
              <table:table-cell office:value-type="float" office:value="37.27215">
                <text:p>37.27215</text:p>
              </table:table-cell>
              <table:table-cell office:value-type="float" office:value="52.15351">
                <text:p>52.15351</text:p>
              </table:table-cell>
              <table:table-cell office:value-type="float" office:value="47.05574">
                <text:p>47.05574</text:p>
              </table:table-cell>
              <table:table-cell office:value-type="float" office:value="54.23362">
                <text:p>54.23362</text:p>
              </table:table-cell>
              <table:table-cell office:value-type="float" office:value="53.11732">
                <text:p>53.11732</text:p>
              </table:table-cell>
              <table:table-cell office:value-type="float" office:value="54.02442">
                <text:p>54.02442</text:p>
              </table:table-cell>
              <table:table-cell office:value-type="float" office:value="48.05246">
                <text:p>48.05246</text:p>
              </table:table-cell>
              <table:table-cell office:value-type="float" office:value="53.26737">
                <text:p>53.26737</text:p>
              </table:table-cell>
              <table:table-cell office:value-type="float" office:value="53.35">
                <text:p>53.35</text:p>
              </table:table-cell>
              <table:table-cell office:value-type="float" office:value="46.92746">
                <text:p>46.92746</text:p>
              </table:table-cell>
              <table:table-cell office:value-type="float" office:value="28.35304">
                <text:p>28.35304</text:p>
              </table:table-cell>
              <table:table-cell office:value-type="float" office:value="37.21835">
                <text:p>37.21835</text:p>
              </table:table-cell>
              <table:table-cell office:value-type="float" office:value="51.10518">
                <text:p>51.10518</text:p>
              </table:table-cell>
              <table:table-cell office:value-type="float" office:value="45.18061">
                <text:p>45.18061</text:p>
              </table:table-cell>
              <table:table-cell office:value-type="float" office:value="51.55191">
                <text:p>51.55191</text:p>
              </table:table-cell>
              <table:table-cell office:value-type="float" office:value="32.47097">
                <text:p>32.47097</text:p>
              </table:table-cell>
              <table:table-cell office:value-type="float" office:value="43.99662">
                <text:p>43.99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.53449">
                <text:p>51.53449</text:p>
              </table:table-cell>
              <table:table-cell office:value-type="float" office:value="35.40953">
                <text:p>35.40953</text:p>
              </table:table-cell>
              <table:table-cell office:value-type="float" office:value="56.65227">
                <text:p>56.65227</text:p>
              </table:table-cell>
              <table:table-cell office:value-type="float" office:value="36.51456">
                <text:p>36.51456</text:p>
              </table:table-cell>
              <table:table-cell office:value-type="float" office:value="51.54838">
                <text:p>51.54838</text:p>
              </table:table-cell>
              <table:table-cell office:value-type="float" office:value="45.83363">
                <text:p>45.83363</text:p>
              </table:table-cell>
              <table:table-cell office:value-type="float" office:value="53.74321">
                <text:p>53.74321</text:p>
              </table:table-cell>
              <table:table-cell office:value-type="float" office:value="52.51957">
                <text:p>52.51957</text:p>
              </table:table-cell>
              <table:table-cell office:value-type="float" office:value="53.37534">
                <text:p>53.37534</text:p>
              </table:table-cell>
              <table:table-cell office:value-type="float" office:value="46.87274">
                <text:p>46.87274</text:p>
              </table:table-cell>
              <table:table-cell office:value-type="float" office:value="52.7071">
                <text:p>52.7071</text:p>
              </table:table-cell>
              <table:table-cell office:value-type="float" office:value="52.74999">
                <text:p>52.74999</text:p>
              </table:table-cell>
              <table:table-cell office:value-type="float" office:value="46.29377">
                <text:p>46.29377</text:p>
              </table:table-cell>
              <table:table-cell office:value-type="float" office:value="27.52894">
                <text:p>27.52894</text:p>
              </table:table-cell>
              <table:table-cell office:value-type="float" office:value="36.48853">
                <text:p>36.48853</text:p>
              </table:table-cell>
              <table:table-cell office:value-type="float" office:value="50.38946">
                <text:p>50.38946</text:p>
              </table:table-cell>
              <table:table-cell office:value-type="float" office:value="44.54859">
                <text:p>44.54859</text:p>
              </table:table-cell>
              <table:table-cell office:value-type="float" office:value="50.36042">
                <text:p>50.36042</text:p>
              </table:table-cell>
              <table:table-cell office:value-type="float" office:value="30.89716">
                <text:p>30.89716</text:p>
              </table:table-cell>
              <table:table-cell office:value-type="float" office:value="43.32974">
                <text:p>43.32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.05885">
                <text:p>51.05885</text:p>
              </table:table-cell>
              <table:table-cell office:value-type="float" office:value="35.0861">
                <text:p>35.0861</text:p>
              </table:table-cell>
              <table:table-cell office:value-type="float" office:value="56.07266">
                <text:p>56.07266</text:p>
              </table:table-cell>
              <table:table-cell office:value-type="float" office:value="35.86618">
                <text:p>35.86618</text:p>
              </table:table-cell>
              <table:table-cell office:value-type="float" office:value="50.97201">
                <text:p>50.97201</text:p>
              </table:table-cell>
              <table:table-cell office:value-type="float" office:value="44.62068">
                <text:p>44.62068</text:p>
              </table:table-cell>
              <table:table-cell office:value-type="float" office:value="53.04874">
                <text:p>53.04874</text:p>
              </table:table-cell>
              <table:table-cell office:value-type="float" office:value="51.95015">
                <text:p>51.95015</text:p>
              </table:table-cell>
              <table:table-cell office:value-type="float" office:value="52.78262">
                <text:p>52.78262</text:p>
              </table:table-cell>
              <table:table-cell office:value-type="float" office:value="45.6784">
                <text:p>45.6784</text:p>
              </table:table-cell>
              <table:table-cell office:value-type="float" office:value="52.09934">
                <text:p>52.09934</text:p>
              </table:table-cell>
              <table:table-cell office:value-type="float" office:value="52.18081">
                <text:p>52.18081</text:p>
              </table:table-cell>
              <table:table-cell office:value-type="float" office:value="45.69568">
                <text:p>45.69568</text:p>
              </table:table-cell>
              <table:table-cell office:value-type="float" office:value="26.76882">
                <text:p>26.76882</text:p>
              </table:table-cell>
              <table:table-cell office:value-type="float" office:value="35.6878">
                <text:p>35.6878</text:p>
              </table:table-cell>
              <table:table-cell office:value-type="float" office:value="49.90397">
                <text:p>49.90397</text:p>
              </table:table-cell>
              <table:table-cell office:value-type="float" office:value="43.86027">
                <text:p>43.86027</text:p>
              </table:table-cell>
              <table:table-cell office:value-type="float" office:value="49.17394">
                <text:p>49.17394</text:p>
              </table:table-cell>
              <table:table-cell office:value-type="float" office:value="29.31513">
                <text:p>29.31513</text:p>
              </table:table-cell>
              <table:table-cell office:value-type="float" office:value="42.88258">
                <text:p>42.88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.34348">
                <text:p>50.34348</text:p>
              </table:table-cell>
              <table:table-cell office:value-type="float" office:value="34.65224">
                <text:p>34.65224</text:p>
              </table:table-cell>
              <table:table-cell office:value-type="float" office:value="55.4157">
                <text:p>55.4157</text:p>
              </table:table-cell>
              <table:table-cell office:value-type="float" office:value="35.2492">
                <text:p>35.2492</text:p>
              </table:table-cell>
              <table:table-cell office:value-type="float" office:value="50.35518">
                <text:p>50.35518</text:p>
              </table:table-cell>
              <table:table-cell office:value-type="float" office:value="43.42743">
                <text:p>43.42743</text:p>
              </table:table-cell>
              <table:table-cell office:value-type="float" office:value="51.87361">
                <text:p>51.87361</text:p>
              </table:table-cell>
              <table:table-cell office:value-type="float" office:value="51.34279">
                <text:p>51.34279</text:p>
              </table:table-cell>
              <table:table-cell office:value-type="float" office:value="52.13565">
                <text:p>52.13565</text:p>
              </table:table-cell>
              <table:table-cell office:value-type="float" office:value="44.50671">
                <text:p>44.50671</text:p>
              </table:table-cell>
              <table:table-cell office:value-type="float" office:value="51.53231">
                <text:p>51.53231</text:p>
              </table:table-cell>
              <table:table-cell office:value-type="float" office:value="51.57359">
                <text:p>51.57359</text:p>
              </table:table-cell>
              <table:table-cell office:value-type="float" office:value="45.07081">
                <text:p>45.07081</text:p>
              </table:table-cell>
              <table:table-cell office:value-type="float" office:value="25.93867">
                <text:p>25.93867</text:p>
              </table:table-cell>
              <table:table-cell office:value-type="float" office:value="34.94839">
                <text:p>34.94839</text:p>
              </table:table-cell>
              <table:table-cell office:value-type="float" office:value="49.18278">
                <text:p>49.18278</text:p>
              </table:table-cell>
              <table:table-cell office:value-type="float" office:value="43.06402">
                <text:p>43.06402</text:p>
              </table:table-cell>
              <table:table-cell office:value-type="float" office:value="48.00137">
                <text:p>48.00137</text:p>
              </table:table-cell>
              <table:table-cell office:value-type="float" office:value="27.71772">
                <text:p>27.71772</text:p>
              </table:table-cell>
              <table:table-cell office:value-type="float" office:value="42.20591">
                <text:p>42.205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.86809">
                <text:p>49.86809</text:p>
              </table:table-cell>
              <table:table-cell office:value-type="float" office:value="34.32111">
                <text:p>34.32111</text:p>
              </table:table-cell>
              <table:table-cell office:value-type="float" office:value="54.83937">
                <text:p>54.83937</text:p>
              </table:table-cell>
              <table:table-cell office:value-type="float" office:value="34.69235">
                <text:p>34.69235</text:p>
              </table:table-cell>
              <table:table-cell office:value-type="float" office:value="49.77405">
                <text:p>49.77405</text:p>
              </table:table-cell>
              <table:table-cell office:value-type="float" office:value="42.24832">
                <text:p>42.24832</text:p>
              </table:table-cell>
              <table:table-cell office:value-type="float" office:value="50.69167">
                <text:p>50.69167</text:p>
              </table:table-cell>
              <table:table-cell office:value-type="float" office:value="50.76663">
                <text:p>50.76663</text:p>
              </table:table-cell>
              <table:table-cell office:value-type="float" office:value="51.53684">
                <text:p>51.53684</text:p>
              </table:table-cell>
              <table:table-cell office:value-type="float" office:value="43.40034">
                <text:p>43.40034</text:p>
              </table:table-cell>
              <table:table-cell office:value-type="float" office:value="50.91492">
                <text:p>50.91492</text:p>
              </table:table-cell>
              <table:table-cell office:value-type="float" office:value="51.00744">
                <text:p>51.00744</text:p>
              </table:table-cell>
              <table:table-cell office:value-type="float" office:value="44.49226">
                <text:p>44.49226</text:p>
              </table:table-cell>
              <table:table-cell office:value-type="float" office:value="25.17091">
                <text:p>25.17091</text:p>
              </table:table-cell>
              <table:table-cell office:value-type="float" office:value="34.14107">
                <text:p>34.14107</text:p>
              </table:table-cell>
              <table:table-cell office:value-type="float" office:value="48.71156">
                <text:p>48.71156</text:p>
              </table:table-cell>
              <table:table-cell office:value-type="float" office:value="42.36507">
                <text:p>42.36507</text:p>
              </table:table-cell>
              <table:table-cell office:value-type="float" office:value="46.81233">
                <text:p>46.81233</text:p>
              </table:table-cell>
              <table:table-cell office:value-type="float" office:value="26.10193">
                <text:p>26.10193</text:p>
              </table:table-cell>
              <table:table-cell office:value-type="float" office:value="41.75091">
                <text:p>41.75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67452">
                <text:p>48.67452</text:p>
              </table:table-cell>
              <table:table-cell office:value-type="float" office:value="33.89079">
                <text:p>33.89079</text:p>
              </table:table-cell>
              <table:table-cell office:value-type="float" office:value="54.17303">
                <text:p>54.17303</text:p>
              </table:table-cell>
              <table:table-cell office:value-type="float" office:value="34.22866">
                <text:p>34.22866</text:p>
              </table:table-cell>
              <table:table-cell office:value-type="float" office:value="49.15956">
                <text:p>49.15956</text:p>
              </table:table-cell>
              <table:table-cell office:value-type="float" office:value="41.04351">
                <text:p>41.04351</text:p>
              </table:table-cell>
              <table:table-cell office:value-type="float" office:value="49.49547">
                <text:p>49.49547</text:p>
              </table:table-cell>
              <table:table-cell office:value-type="float" office:value="50.15214">
                <text:p>50.15214</text:p>
              </table:table-cell>
              <table:table-cell office:value-type="float" office:value="50.92112">
                <text:p>50.92112</text:p>
              </table:table-cell>
              <table:table-cell office:value-type="float" office:value="42.27576">
                <text:p>42.27576</text:p>
              </table:table-cell>
              <table:table-cell office:value-type="float" office:value="50.34088">
                <text:p>50.34088</text:p>
              </table:table-cell>
              <table:table-cell office:value-type="float" office:value="50.39289">
                <text:p>50.39289</text:p>
              </table:table-cell>
              <table:table-cell office:value-type="float" office:value="43.87486">
                <text:p>43.87486</text:p>
              </table:table-cell>
              <table:table-cell office:value-type="float" office:value="24.35147">
                <text:p>24.35147</text:p>
              </table:table-cell>
              <table:table-cell office:value-type="float" office:value="33.38342">
                <text:p>33.38342</text:p>
              </table:table-cell>
              <table:table-cell office:value-type="float" office:value="48.00435">
                <text:p>48.00435</text:p>
              </table:table-cell>
              <table:table-cell office:value-type="float" office:value="41.57091">
                <text:p>41.57091</text:p>
              </table:table-cell>
              <table:table-cell office:value-type="float" office:value="45.63107">
                <text:p>45.63107</text:p>
              </table:table-cell>
              <table:table-cell office:value-type="float" office:value="24.47808">
                <text:p>24.47808</text:p>
              </table:table-cell>
              <table:table-cell office:value-type="float" office:value="41.06651">
                <text:p>41.066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49276">
                <text:p>47.49276</text:p>
              </table:table-cell>
              <table:table-cell office:value-type="float" office:value="33.56034">
                <text:p>33.56034</text:p>
              </table:table-cell>
              <table:table-cell office:value-type="float" office:value="53.58516">
                <text:p>53.58516</text:p>
              </table:table-cell>
              <table:table-cell office:value-type="float" office:value="33.76515">
                <text:p>33.76515</text:p>
              </table:table-cell>
              <table:table-cell office:value-type="float" office:value="48.58098">
                <text:p>48.58098</text:p>
              </table:table-cell>
              <table:table-cell office:value-type="float" office:value="39.82124">
                <text:p>39.82124</text:p>
              </table:table-cell>
              <table:table-cell office:value-type="float" office:value="48.31847">
                <text:p>48.31847</text:p>
              </table:table-cell>
              <table:table-cell office:value-type="float" office:value="49.57886">
                <text:p>49.57886</text:p>
              </table:table-cell>
              <table:table-cell office:value-type="float" office:value="50.34399">
                <text:p>50.34399</text:p>
              </table:table-cell>
              <table:table-cell office:value-type="float" office:value="41.13579">
                <text:p>41.13579</text:p>
              </table:table-cell>
              <table:table-cell office:value-type="float" office:value="49.7182">
                <text:p>49.7182</text:p>
              </table:table-cell>
              <table:table-cell office:value-type="float" office:value="49.80989">
                <text:p>49.80989</text:p>
              </table:table-cell>
              <table:table-cell office:value-type="float" office:value="43.31071">
                <text:p>43.31071</text:p>
              </table:table-cell>
              <table:table-cell office:value-type="float" office:value="23.57592">
                <text:p>23.57592</text:p>
              </table:table-cell>
              <table:table-cell office:value-type="float" office:value="32.57588">
                <text:p>32.57588</text:p>
              </table:table-cell>
              <table:table-cell office:value-type="float" office:value="47.52926">
                <text:p>47.52926</text:p>
              </table:table-cell>
              <table:table-cell office:value-type="float" office:value="40.86248">
                <text:p>40.86248</text:p>
              </table:table-cell>
              <table:table-cell office:value-type="float" office:value="44.45533">
                <text:p>44.45533</text:p>
              </table:table-cell>
              <table:table-cell office:value-type="float" office:value="22.8582">
                <text:p>22.8582</text:p>
              </table:table-cell>
              <table:table-cell office:value-type="float" office:value="40.60183">
                <text:p>40.60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30742">
                <text:p>46.30742</text:p>
              </table:table-cell>
              <table:table-cell office:value-type="float" office:value="33.12217">
                <text:p>33.12217</text:p>
              </table:table-cell>
              <table:table-cell office:value-type="float" office:value="52.94184">
                <text:p>52.94184</text:p>
              </table:table-cell>
              <table:table-cell office:value-type="float" office:value="33.4253">
                <text:p>33.4253</text:p>
              </table:table-cell>
              <table:table-cell office:value-type="float" office:value="47.98173">
                <text:p>47.98173</text:p>
              </table:table-cell>
              <table:table-cell office:value-type="float" office:value="38.39581">
                <text:p>38.39581</text:p>
              </table:table-cell>
              <table:table-cell office:value-type="float" office:value="47.13756">
                <text:p>47.13756</text:p>
              </table:table-cell>
              <table:table-cell office:value-type="float" office:value="48.95661">
                <text:p>48.95661</text:p>
              </table:table-cell>
              <table:table-cell office:value-type="float" office:value="49.72687">
                <text:p>49.72687</text:p>
              </table:table-cell>
              <table:table-cell office:value-type="float" office:value="39.97798">
                <text:p>39.97798</text:p>
              </table:table-cell>
              <table:table-cell office:value-type="float" office:value="49.14897">
                <text:p>49.14897</text:p>
              </table:table-cell>
              <table:table-cell office:value-type="float" office:value="49.18596">
                <text:p>49.18596</text:p>
              </table:table-cell>
              <table:table-cell office:value-type="float" office:value="42.69498">
                <text:p>42.69498</text:p>
              </table:table-cell>
              <table:table-cell office:value-type="float" office:value="22.75915">
                <text:p>22.75915</text:p>
              </table:table-cell>
              <table:table-cell office:value-type="float" office:value="31.81963">
                <text:p>31.81963</text:p>
              </table:table-cell>
              <table:table-cell office:value-type="float" office:value="46.8149">
                <text:p>46.8149</text:p>
              </table:table-cell>
              <table:table-cell office:value-type="float" office:value="40.05858">
                <text:p>40.05858</text:p>
              </table:table-cell>
              <table:table-cell office:value-type="float" office:value="43.34683">
                <text:p>43.34683</text:p>
              </table:table-cell>
              <table:table-cell office:value-type="float" office:value="21.34604">
                <text:p>21.34604</text:p>
              </table:table-cell>
              <table:table-cell office:value-type="float" office:value="39.86539">
                <text:p>39.865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11759">
                <text:p>45.11759</text:p>
              </table:table-cell>
              <table:table-cell office:value-type="float" office:value="32.78396">
                <text:p>32.78396</text:p>
              </table:table-cell>
              <table:table-cell office:value-type="float" office:value="52.35646">
                <text:p>52.35646</text:p>
              </table:table-cell>
              <table:table-cell office:value-type="float" office:value="33.00775">
                <text:p>33.00775</text:p>
              </table:table-cell>
              <table:table-cell office:value-type="float" office:value="47.4095">
                <text:p>47.4095</text:p>
              </table:table-cell>
              <table:table-cell office:value-type="float" office:value="37.16524">
                <text:p>37.16524</text:p>
              </table:table-cell>
              <table:table-cell office:value-type="float" office:value="45.96125">
                <text:p>45.96125</text:p>
              </table:table-cell>
              <table:table-cell office:value-type="float" office:value="48.37642">
                <text:p>48.37642</text:p>
              </table:table-cell>
              <table:table-cell office:value-type="float" office:value="49.15258">
                <text:p>49.15258</text:p>
              </table:table-cell>
              <table:table-cell office:value-type="float" office:value="38.81246">
                <text:p>38.81246</text:p>
              </table:table-cell>
              <table:table-cell office:value-type="float" office:value="48.68158">
                <text:p>48.68158</text:p>
              </table:table-cell>
              <table:table-cell office:value-type="float" office:value="48.6107">
                <text:p>48.6107</text:p>
              </table:table-cell>
              <table:table-cell office:value-type="float" office:value="42.11298">
                <text:p>42.11298</text:p>
              </table:table-cell>
              <table:table-cell office:value-type="float" office:value="21.98828">
                <text:p>21.98828</text:p>
              </table:table-cell>
              <table:table-cell office:value-type="float" office:value="31.00225">
                <text:p>31.00225</text:p>
              </table:table-cell>
              <table:table-cell office:value-type="float" office:value="46.34003">
                <text:p>46.34003</text:p>
              </table:table-cell>
              <table:table-cell office:value-type="float" office:value="39.33356">
                <text:p>39.33356</text:p>
              </table:table-cell>
              <table:table-cell office:value-type="float" office:value="42.33493">
                <text:p>42.33493</text:p>
              </table:table-cell>
              <table:table-cell office:value-type="float" office:value="19.71049">
                <text:p>19.71049</text:p>
              </table:table-cell>
              <table:table-cell office:value-type="float" office:value="39.26843">
                <text:p>39.268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.95636">
                <text:p>43.95636</text:p>
              </table:table-cell>
              <table:table-cell office:value-type="float" office:value="32.3477">
                <text:p>32.3477</text:p>
              </table:table-cell>
              <table:table-cell office:value-type="float" office:value="51.70613">
                <text:p>51.70613</text:p>
              </table:table-cell>
              <table:table-cell office:value-type="float" office:value="32.66811">
                <text:p>32.66811</text:p>
              </table:table-cell>
              <table:table-cell office:value-type="float" office:value="46.80125">
                <text:p>46.80125</text:p>
              </table:table-cell>
              <table:table-cell office:value-type="float" office:value="36.1787">
                <text:p>36.1787</text:p>
              </table:table-cell>
              <table:table-cell office:value-type="float" office:value="44.76874">
                <text:p>44.76874</text:p>
              </table:table-cell>
              <table:table-cell office:value-type="float" office:value="47.19534">
                <text:p>47.19534</text:p>
              </table:table-cell>
              <table:table-cell office:value-type="float" office:value="48.5281">
                <text:p>48.5281</text:p>
              </table:table-cell>
              <table:table-cell office:value-type="float" office:value="37.31342">
                <text:p>37.31342</text:p>
              </table:table-cell>
              <table:table-cell office:value-type="float" office:value="47.97695">
                <text:p>47.97695</text:p>
              </table:table-cell>
              <table:table-cell office:value-type="float" office:value="48.00924">
                <text:p>48.00924</text:p>
              </table:table-cell>
              <table:table-cell office:value-type="float" office:value="41.49898">
                <text:p>41.49898</text:p>
              </table:table-cell>
              <table:table-cell office:value-type="float" office:value="21.16502">
                <text:p>21.16502</text:p>
              </table:table-cell>
              <table:table-cell office:value-type="float" office:value="30.2493">
                <text:p>30.2493</text:p>
              </table:table-cell>
              <table:table-cell office:value-type="float" office:value="45.63232">
                <text:p>45.63232</text:p>
              </table:table-cell>
              <table:table-cell office:value-type="float" office:value="38.52984">
                <text:p>38.52984</text:p>
              </table:table-cell>
              <table:table-cell office:value-type="float" office:value="41.19337">
                <text:p>41.19337</text:p>
              </table:table-cell>
              <table:table-cell office:value-type="float" office:value="19.71049">
                <text:p>19.71049</text:p>
              </table:table-cell>
              <table:table-cell office:value-type="float" office:value="38.34727">
                <text:p>38.34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.82354">
                <text:p>42.82354</text:p>
              </table:table-cell>
              <table:table-cell office:value-type="float" office:value="32.01015">
                <text:p>32.01015</text:p>
              </table:table-cell>
              <table:table-cell office:value-type="float" office:value="51.11675">
                <text:p>51.11675</text:p>
              </table:table-cell>
              <table:table-cell office:value-type="float" office:value="32.24409">
                <text:p>32.24409</text:p>
              </table:table-cell>
              <table:table-cell office:value-type="float" office:value="46.21318">
                <text:p>46.21318</text:p>
              </table:table-cell>
              <table:table-cell office:value-type="float" office:value="35.39626">
                <text:p>35.39626</text:p>
              </table:table-cell>
              <table:table-cell office:value-type="float" office:value="43.59489">
                <text:p>43.59489</text:p>
              </table:table-cell>
              <table:table-cell office:value-type="float" office:value="46.02126">
                <text:p>46.02126</text:p>
              </table:table-cell>
              <table:table-cell office:value-type="float" office:value="47.94908">
                <text:p>47.94908</text:p>
              </table:table-cell>
              <table:table-cell office:value-type="float" office:value="35.76315">
                <text:p>35.76315</text:p>
              </table:table-cell>
              <table:table-cell office:value-type="float" office:value="47.50025">
                <text:p>47.50025</text:p>
              </table:table-cell>
              <table:table-cell office:value-type="float" office:value="47.4375">
                <text:p>47.4375</text:p>
              </table:table-cell>
              <table:table-cell office:value-type="float" office:value="40.90778">
                <text:p>40.90778</text:p>
              </table:table-cell>
              <table:table-cell office:value-type="float" office:value="20.40711">
                <text:p>20.40711</text:p>
              </table:table-cell>
              <table:table-cell office:value-type="float" office:value="29.42348">
                <text:p>29.42348</text:p>
              </table:table-cell>
              <table:table-cell office:value-type="float" office:value="45.15226">
                <text:p>45.15226</text:p>
              </table:table-cell>
              <table:table-cell office:value-type="float" office:value="37.8052">
                <text:p>37.8052</text:p>
              </table:table-cell>
              <table:table-cell office:value-type="float" office:value="39.9921">
                <text:p>39.9921</text:p>
              </table:table-cell>
              <table:table-cell office:value-type="float" office:value="18.05962">
                <text:p>18.05962</text:p>
              </table:table-cell>
              <table:table-cell office:value-type="float" office:value="37.74367">
                <text:p>37.74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.69262">
                <text:p>41.69262</text:p>
              </table:table-cell>
              <table:table-cell office:value-type="float" office:value="31.56722">
                <text:p>31.56722</text:p>
              </table:table-cell>
              <table:table-cell office:value-type="float" office:value="50.46149">
                <text:p>50.46149</text:p>
              </table:table-cell>
              <table:table-cell office:value-type="float" office:value="31.90638">
                <text:p>31.90638</text:p>
              </table:table-cell>
              <table:table-cell office:value-type="float" office:value="45.61034">
                <text:p>45.61034</text:p>
              </table:table-cell>
              <table:table-cell office:value-type="float" office:value="34.64663">
                <text:p>34.64663</text:p>
              </table:table-cell>
              <table:table-cell office:value-type="float" office:value="42.40276">
                <text:p>42.40276</text:p>
              </table:table-cell>
              <table:table-cell office:value-type="float" office:value="44.83171">
                <text:p>44.83171</text:p>
              </table:table-cell>
              <table:table-cell office:value-type="float" office:value="47.34796">
                <text:p>47.34796</text:p>
              </table:table-cell>
              <table:table-cell office:value-type="float" office:value="34.20457">
                <text:p>34.20457</text:p>
              </table:table-cell>
              <table:table-cell office:value-type="float" office:value="46.78835">
                <text:p>46.78835</text:p>
              </table:table-cell>
              <table:table-cell office:value-type="float" office:value="46.83184">
                <text:p>46.83184</text:p>
              </table:table-cell>
              <table:table-cell office:value-type="float" office:value="40.28604">
                <text:p>40.28604</text:p>
              </table:table-cell>
              <table:table-cell office:value-type="float" office:value="19.5879">
                <text:p>19.5879</text:p>
              </table:table-cell>
              <table:table-cell office:value-type="float" office:value="28.66209">
                <text:p>28.66209</text:p>
              </table:table-cell>
              <table:table-cell office:value-type="float" office:value="44.45908">
                <text:p>44.45908</text:p>
              </table:table-cell>
              <table:table-cell office:value-type="float" office:value="36.98285">
                <text:p>36.98285</text:p>
              </table:table-cell>
              <table:table-cell office:value-type="float" office:value="38.50715">
                <text:p>38.50715</text:p>
              </table:table-cell>
              <table:table-cell office:value-type="float" office:value="16.42034">
                <text:p>16.42034</text:p>
              </table:table-cell>
              <table:table-cell office:value-type="float" office:value="36.81415">
                <text:p>36.814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.55395">
                <text:p>40.55395</text:p>
              </table:table-cell>
              <table:table-cell office:value-type="float" office:value="31.23172">
                <text:p>31.23172</text:p>
              </table:table-cell>
              <table:table-cell office:value-type="float" office:value="49.87242">
                <text:p>49.87242</text:p>
              </table:table-cell>
              <table:table-cell office:value-type="float" office:value="31.47355">
                <text:p>31.47355</text:p>
              </table:table-cell>
              <table:table-cell office:value-type="float" office:value="45.0244">
                <text:p>45.0244</text:p>
              </table:table-cell>
              <table:table-cell office:value-type="float" office:value="33.89013">
                <text:p>33.89013</text:p>
              </table:table-cell>
              <table:table-cell office:value-type="float" office:value="41.23795">
                <text:p>41.23795</text:p>
              </table:table-cell>
              <table:table-cell office:value-type="float" office:value="43.64823">
                <text:p>43.64823</text:p>
              </table:table-cell>
              <table:table-cell office:value-type="float" office:value="46.77513">
                <text:p>46.77513</text:p>
              </table:table-cell>
              <table:table-cell office:value-type="float" office:value="32.6394">
                <text:p>32.6394</text:p>
              </table:table-cell>
              <table:table-cell office:value-type="float" office:value="46.3145">
                <text:p>46.3145</text:p>
              </table:table-cell>
              <table:table-cell office:value-type="float" office:value="45.64716">
                <text:p>45.64716</text:p>
              </table:table-cell>
              <table:table-cell office:value-type="float" office:value="39.60296">
                <text:p>39.60296</text:p>
              </table:table-cell>
              <table:table-cell office:value-type="float" office:value="18.82397">
                <text:p>18.82397</text:p>
              </table:table-cell>
              <table:table-cell office:value-type="float" office:value="27.83794">
                <text:p>27.83794</text:p>
              </table:table-cell>
              <table:table-cell office:value-type="float" office:value="44.00256">
                <text:p>44.00256</text:p>
              </table:table-cell>
              <table:table-cell office:value-type="float" office:value="36.24986">
                <text:p>36.24986</text:p>
              </table:table-cell>
              <table:table-cell office:value-type="float" office:value="37.19846">
                <text:p>37.19846</text:p>
              </table:table-cell>
              <table:table-cell office:value-type="float" office:value="14.76664">
                <text:p>14.76664</text:p>
              </table:table-cell>
              <table:table-cell office:value-type="float" office:value="36.2023">
                <text:p>36.20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.38933">
                <text:p>39.38933</text:p>
              </table:table-cell>
              <table:table-cell office:value-type="float" office:value="30.79064">
                <text:p>30.79064</text:p>
              </table:table-cell>
              <table:table-cell office:value-type="float" office:value="49.2512">
                <text:p>49.2512</text:p>
              </table:table-cell>
              <table:table-cell office:value-type="float" office:value="31.1278">
                <text:p>31.1278</text:p>
              </table:table-cell>
              <table:table-cell office:value-type="float" office:value="44.43317">
                <text:p>44.43317</text:p>
              </table:table-cell>
              <table:table-cell office:value-type="float" office:value="33.11782">
                <text:p>33.11782</text:p>
              </table:table-cell>
              <table:table-cell office:value-type="float" office:value="40.08155">
                <text:p>40.08155</text:p>
              </table:table-cell>
              <table:table-cell office:value-type="float" office:value="42.46108">
                <text:p>42.46108</text:p>
              </table:table-cell>
              <table:table-cell office:value-type="float" office:value="46.16446">
                <text:p>46.16446</text:p>
              </table:table-cell>
              <table:table-cell office:value-type="float" office:value="31.05947">
                <text:p>31.05947</text:p>
              </table:table-cell>
              <table:table-cell office:value-type="float" office:value="45.60779">
                <text:p>45.60779</text:p>
              </table:table-cell>
              <table:table-cell office:value-type="float" office:value="44.45868">
                <text:p>44.45868</text:p>
              </table:table-cell>
              <table:table-cell office:value-type="float" office:value="38.83101">
                <text:p>38.83101</text:p>
              </table:table-cell>
              <table:table-cell office:value-type="float" office:value="18.01958">
                <text:p>18.01958</text:p>
              </table:table-cell>
              <table:table-cell office:value-type="float" office:value="27.06817">
                <text:p>27.06817</text:p>
              </table:table-cell>
              <table:table-cell office:value-type="float" office:value="43.33482">
                <text:p>43.33482</text:p>
              </table:table-cell>
              <table:table-cell office:value-type="float" office:value="35.61737">
                <text:p>35.61737</text:p>
              </table:table-cell>
              <table:table-cell office:value-type="float" office:value="36.12854">
                <text:p>36.12854</text:p>
              </table:table-cell>
              <table:table-cell office:value-type="float" office:value="13.1269">
                <text:p>13.1269</text:p>
              </table:table-cell>
              <table:table-cell office:value-type="float" office:value="35.27356">
                <text:p>35.273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.03986">
                <text:p>38.03986</text:p>
              </table:table-cell>
              <table:table-cell office:value-type="float" office:value="30.44724">
                <text:p>30.44724</text:p>
              </table:table-cell>
              <table:table-cell office:value-type="float" office:value="48.6754">
                <text:p>48.6754</text:p>
              </table:table-cell>
              <table:table-cell office:value-type="float" office:value="30.68789">
                <text:p>30.68789</text:p>
              </table:table-cell>
              <table:table-cell office:value-type="float" office:value="43.85562">
                <text:p>43.85562</text:p>
              </table:table-cell>
              <table:table-cell office:value-type="float" office:value="32.36487">
                <text:p>32.36487</text:p>
              </table:table-cell>
              <table:table-cell office:value-type="float" office:value="38.60789">
                <text:p>38.60789</text:p>
              </table:table-cell>
              <table:table-cell office:value-type="float" office:value="41.33493">
                <text:p>41.33493</text:p>
              </table:table-cell>
              <table:table-cell office:value-type="float" office:value="45.58625">
                <text:p>45.58625</text:p>
              </table:table-cell>
              <table:table-cell office:value-type="float" office:value="29.66917">
                <text:p>29.66917</text:p>
              </table:table-cell>
              <table:table-cell office:value-type="float" office:value="45.12749">
                <text:p>45.12749</text:p>
              </table:table-cell>
              <table:table-cell office:value-type="float" office:value="43.27404">
                <text:p>43.27404</text:p>
              </table:table-cell>
              <table:table-cell office:value-type="float" office:value="38.15654">
                <text:p>38.15654</text:p>
              </table:table-cell>
              <table:table-cell office:value-type="float" office:value="17.26294">
                <text:p>17.26294</text:p>
              </table:table-cell>
              <table:table-cell office:value-type="float" office:value="26.43341">
                <text:p>26.43341</text:p>
              </table:table-cell>
              <table:table-cell office:value-type="float" office:value="42.88567">
                <text:p>42.88567</text:p>
              </table:table-cell>
              <table:table-cell office:value-type="float" office:value="34.67782">
                <text:p>34.67782</text:p>
              </table:table-cell>
              <table:table-cell office:value-type="float" office:value="35.28593">
                <text:p>35.28593</text:p>
              </table:table-cell>
              <table:table-cell office:value-type="float" office:value="12.33738">
                <text:p>12.33738</text:p>
              </table:table-cell>
              <table:table-cell office:value-type="float" office:value="34.64206">
                <text:p>34.642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.49895">
                <text:p>36.49895</text:p>
              </table:table-cell>
              <table:table-cell office:value-type="float" office:value="29.99806">
                <text:p>29.99806</text:p>
              </table:table-cell>
              <table:table-cell office:value-type="float" office:value="48.04877">
                <text:p>48.04877</text:p>
              </table:table-cell>
              <table:table-cell office:value-type="float" office:value="30.35299">
                <text:p>30.35299</text:p>
              </table:table-cell>
              <table:table-cell office:value-type="float" office:value="43.2945">
                <text:p>43.2945</text:p>
              </table:table-cell>
              <table:table-cell office:value-type="float" office:value="31.55485">
                <text:p>31.55485</text:p>
              </table:table-cell>
              <table:table-cell office:value-type="float" office:value="37.07404">
                <text:p>37.07404</text:p>
              </table:table-cell>
              <table:table-cell office:value-type="float" office:value="40.17703">
                <text:p>40.17703</text:p>
              </table:table-cell>
              <table:table-cell office:value-type="float" office:value="44.97765">
                <text:p>44.97765</text:p>
              </table:table-cell>
              <table:table-cell office:value-type="float" office:value="28.08503">
                <text:p>28.08503</text:p>
              </table:table-cell>
              <table:table-cell office:value-type="float" office:value="44.43787">
                <text:p>44.43787</text:p>
              </table:table-cell>
              <table:table-cell office:value-type="float" office:value="42.09699">
                <text:p>42.09699</text:p>
              </table:table-cell>
              <table:table-cell office:value-type="float" office:value="37.51177">
                <text:p>37.51177</text:p>
              </table:table-cell>
              <table:table-cell office:value-type="float" office:value="16.46477">
                <text:p>16.46477</text:p>
              </table:table-cell>
              <table:table-cell office:value-type="float" office:value="25.47834">
                <text:p>25.47834</text:p>
              </table:table-cell>
              <table:table-cell office:value-type="float" office:value="42.21055">
                <text:p>42.21055</text:p>
              </table:table-cell>
              <table:table-cell office:value-type="float" office:value="34.04556">
                <text:p>34.04556</text:p>
              </table:table-cell>
              <table:table-cell office:value-type="float" office:value="34.51814">
                <text:p>34.51814</text:p>
              </table:table-cell>
              <table:table-cell office:value-type="float" office:value="11.48293">
                <text:p>11.48293</text:p>
              </table:table-cell>
              <table:table-cell office:value-type="float" office:value="33.71744">
                <text:p>33.717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94954">
                <text:p>34.94954</text:p>
              </table:table-cell>
              <table:table-cell office:value-type="float" office:value="29.66802">
                <text:p>29.66802</text:p>
              </table:table-cell>
              <table:table-cell office:value-type="float" office:value="47.46621">
                <text:p>47.46621</text:p>
              </table:table-cell>
              <table:table-cell office:value-type="float" office:value="29.90583">
                <text:p>29.90583</text:p>
              </table:table-cell>
              <table:table-cell office:value-type="float" office:value="42.73525">
                <text:p>42.73525</text:p>
              </table:table-cell>
              <table:table-cell office:value-type="float" office:value="30.72577">
                <text:p>30.72577</text:p>
              </table:table-cell>
              <table:table-cell office:value-type="float" office:value="35.53969">
                <text:p>35.53969</text:p>
              </table:table-cell>
              <table:table-cell office:value-type="float" office:value="39.60541">
                <text:p>39.60541</text:p>
              </table:table-cell>
              <table:table-cell office:value-type="float" office:value="44.39191">
                <text:p>44.39191</text:p>
              </table:table-cell>
              <table:table-cell office:value-type="float" office:value="26.48508">
                <text:p>26.48508</text:p>
              </table:table-cell>
              <table:table-cell office:value-type="float" office:value="43.99767">
                <text:p>43.99767</text:p>
              </table:table-cell>
              <table:table-cell office:value-type="float" office:value="40.95807">
                <text:p>40.95807</text:p>
              </table:table-cell>
              <table:table-cell office:value-type="float" office:value="36.93824">
                <text:p>36.93824</text:p>
              </table:table-cell>
              <table:table-cell office:value-type="float" office:value="15.73357">
                <text:p>15.73357</text:p>
              </table:table-cell>
              <table:table-cell office:value-type="float" office:value="24.84548">
                <text:p>24.84548</text:p>
              </table:table-cell>
              <table:table-cell office:value-type="float" office:value="41.75363">
                <text:p>41.75363</text:p>
              </table:table-cell>
              <table:table-cell office:value-type="float" office:value="33.09785">
                <text:p>33.09785</text:p>
              </table:table-cell>
              <table:table-cell office:value-type="float" office:value="33.50138">
                <text:p>33.50138</text:p>
              </table:table-cell>
              <table:table-cell office:value-type="float" office:value="10.70653">
                <text:p>10.70653</text:p>
              </table:table-cell>
              <table:table-cell office:value-type="float" office:value="33.08738">
                <text:p>33.08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38396">
                <text:p>33.38396</text:p>
              </table:table-cell>
              <table:table-cell office:value-type="float" office:value="29.22067">
                <text:p>29.22067</text:p>
              </table:table-cell>
              <table:table-cell office:value-type="float" office:value="46.84037">
                <text:p>46.84037</text:p>
              </table:table-cell>
              <table:table-cell office:value-type="float" office:value="29.56199">
                <text:p>29.56199</text:p>
              </table:table-cell>
              <table:table-cell office:value-type="float" office:value="42.17149">
                <text:p>42.17149</text:p>
              </table:table-cell>
              <table:table-cell office:value-type="float" office:value="29.87351">
                <text:p>29.87351</text:p>
              </table:table-cell>
              <table:table-cell office:value-type="float" office:value="33.98028">
                <text:p>33.98028</text:p>
              </table:table-cell>
              <table:table-cell office:value-type="float" office:value="38.91524">
                <text:p>38.91524</text:p>
              </table:table-cell>
              <table:table-cell office:value-type="float" office:value="43.78729">
                <text:p>43.78729</text:p>
              </table:table-cell>
              <table:table-cell office:value-type="float" office:value="24.88895">
                <text:p>24.88895</text:p>
              </table:table-cell>
              <table:table-cell office:value-type="float" office:value="43.33087">
                <text:p>43.33087</text:p>
              </table:table-cell>
              <table:table-cell office:value-type="float" office:value="39.81073">
                <text:p>39.81073</text:p>
              </table:table-cell>
              <table:table-cell office:value-type="float" office:value="36.43534">
                <text:p>36.43534</text:p>
              </table:table-cell>
              <table:table-cell office:value-type="float" office:value="14.94121">
                <text:p>14.94121</text:p>
              </table:table-cell>
              <table:table-cell office:value-type="float" office:value="23.89253">
                <text:p>23.89253</text:p>
              </table:table-cell>
              <table:table-cell office:value-type="float" office:value="41.07062">
                <text:p>41.07062</text:p>
              </table:table-cell>
              <table:table-cell office:value-type="float" office:value="32.45572">
                <text:p>32.45572</text:p>
              </table:table-cell>
              <table:table-cell office:value-type="float" office:value="32.60033">
                <text:p>32.60033</text:p>
              </table:table-cell>
              <table:table-cell office:value-type="float" office:value="9.88282">
                <text:p>9.88282</text:p>
              </table:table-cell>
              <table:table-cell office:value-type="float" office:value="32.14284">
                <text:p>32.142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82141">
                <text:p>31.82141</text:p>
              </table:table-cell>
              <table:table-cell office:value-type="float" office:value="28.88145">
                <text:p>28.88145</text:p>
              </table:table-cell>
              <table:table-cell office:value-type="float" office:value="46.25091">
                <text:p>46.25091</text:p>
              </table:table-cell>
              <table:table-cell office:value-type="float" office:value="29.11653">
                <text:p>29.11653</text:p>
              </table:table-cell>
              <table:table-cell office:value-type="float" office:value="41.61446">
                <text:p>41.61446</text:p>
              </table:table-cell>
              <table:table-cell office:value-type="float" office:value="29.01457">
                <text:p>29.01457</text:p>
              </table:table-cell>
              <table:table-cell office:value-type="float" office:value="32.41252">
                <text:p>32.41252</text:p>
              </table:table-cell>
              <table:table-cell office:value-type="float" office:value="37.39363">
                <text:p>37.39363</text:p>
              </table:table-cell>
              <table:table-cell office:value-type="float" office:value="43.21374">
                <text:p>43.21374</text:p>
              </table:table-cell>
              <table:table-cell office:value-type="float" office:value="23.29821">
                <text:p>23.29821</text:p>
              </table:table-cell>
              <table:table-cell office:value-type="float" office:value="42.8838">
                <text:p>42.8838</text:p>
              </table:table-cell>
              <table:table-cell office:value-type="float" office:value="38.3747">
                <text:p>38.3747</text:p>
              </table:table-cell>
              <table:table-cell office:value-type="float" office:value="35.95486">
                <text:p>35.95486</text:p>
              </table:table-cell>
              <table:table-cell office:value-type="float" office:value="14.22162">
                <text:p>14.22162</text:p>
              </table:table-cell>
              <table:table-cell office:value-type="float" office:value="23.25166">
                <text:p>23.25166</text:p>
              </table:table-cell>
              <table:table-cell office:value-type="float" office:value="40.60403">
                <text:p>40.60403</text:p>
              </table:table-cell>
              <table:table-cell office:value-type="float" office:value="31.49949">
                <text:p>31.49949</text:p>
              </table:table-cell>
              <table:table-cell office:value-type="float" office:value="31.8022">
                <text:p>31.8022</text:p>
              </table:table-cell>
              <table:table-cell office:value-type="float" office:value="9.1925">
                <text:p>9.1925</text:p>
              </table:table-cell>
              <table:table-cell office:value-type="float" office:value="31.51429">
                <text:p>31.514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2424">
                <text:p>30.2424</text:p>
              </table:table-cell>
              <table:table-cell office:value-type="float" office:value="28.44723">
                <text:p>28.44723</text:p>
              </table:table-cell>
              <table:table-cell office:value-type="float" office:value="45.62644">
                <text:p>45.62644</text:p>
              </table:table-cell>
              <table:table-cell office:value-type="float" office:value="28.80407">
                <text:p>28.80407</text:p>
              </table:table-cell>
              <table:table-cell office:value-type="float" office:value="41.03239">
                <text:p>41.03239</text:p>
              </table:table-cell>
              <table:table-cell office:value-type="float" office:value="28.13864">
                <text:p>28.13864</text:p>
              </table:table-cell>
              <table:table-cell office:value-type="float" office:value="30.83731">
                <text:p>30.83731</text:p>
              </table:table-cell>
              <table:table-cell office:value-type="float" office:value="35.85152">
                <text:p>35.85152</text:p>
              </table:table-cell>
              <table:table-cell office:value-type="float" office:value="42.60055">
                <text:p>42.60055</text:p>
              </table:table-cell>
              <table:table-cell office:value-type="float" office:value="21.71453">
                <text:p>21.71453</text:p>
              </table:table-cell>
              <table:table-cell office:value-type="float" office:value="42.20888">
                <text:p>42.20888</text:p>
              </table:table-cell>
              <table:table-cell office:value-type="float" office:value="37.12842">
                <text:p>37.12842</text:p>
              </table:table-cell>
              <table:table-cell office:value-type="float" office:value="35.59195">
                <text:p>35.59195</text:p>
              </table:table-cell>
              <table:table-cell office:value-type="float" office:value="13.4404">
                <text:p>13.4404</text:p>
              </table:table-cell>
              <table:table-cell office:value-type="float" office:value="22.29147">
                <text:p>22.29147</text:p>
              </table:table-cell>
              <table:table-cell office:value-type="float" office:value="39.91313">
                <text:p>39.91313</text:p>
              </table:table-cell>
              <table:table-cell office:value-type="float" office:value="30.86002">
                <text:p>30.86002</text:p>
              </table:table-cell>
              <table:table-cell office:value-type="float" office:value="30.92834">
                <text:p>30.92834</text:p>
              </table:table-cell>
              <table:table-cell office:value-type="float" office:value="8.5419">
                <text:p>8.5419</text:p>
              </table:table-cell>
              <table:table-cell office:value-type="float" office:value="30.57167">
                <text:p>30.57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65681">
                <text:p>28.65681</text:p>
              </table:table-cell>
              <table:table-cell office:value-type="float" office:value="28.11023">
                <text:p>28.11023</text:p>
              </table:table-cell>
              <table:table-cell office:value-type="float" office:value="45.02966">
                <text:p>45.02966</text:p>
              </table:table-cell>
              <table:table-cell office:value-type="float" office:value="28.32128">
                <text:p>28.32128</text:p>
              </table:table-cell>
              <table:table-cell office:value-type="float" office:value="40.46754">
                <text:p>40.46754</text:p>
              </table:table-cell>
              <table:table-cell office:value-type="float" office:value="27.26599">
                <text:p>27.26599</text:p>
              </table:table-cell>
              <table:table-cell office:value-type="float" office:value="29.44369">
                <text:p>29.44369</text:p>
              </table:table-cell>
              <table:table-cell office:value-type="float" office:value="34.29474">
                <text:p>34.29474</text:p>
              </table:table-cell>
              <table:table-cell office:value-type="float" office:value="42.01937">
                <text:p>42.01937</text:p>
              </table:table-cell>
              <table:table-cell office:value-type="float" office:value="20.12847">
                <text:p>20.12847</text:p>
              </table:table-cell>
              <table:table-cell office:value-type="float" office:value="41.75226">
                <text:p>41.75226</text:p>
              </table:table-cell>
              <table:table-cell office:value-type="float" office:value="36.1229">
                <text:p>36.1229</text:p>
              </table:table-cell>
              <table:table-cell office:value-type="float" office:value="35.17283">
                <text:p>35.17283</text:p>
              </table:table-cell>
              <table:table-cell office:value-type="float" office:value="12.73286">
                <text:p>12.73286</text:p>
              </table:table-cell>
              <table:table-cell office:value-type="float" office:value="21.66344">
                <text:p>21.66344</text:p>
              </table:table-cell>
              <table:table-cell office:value-type="float" office:value="39.44844">
                <text:p>39.44844</text:p>
              </table:table-cell>
              <table:table-cell office:value-type="float" office:value="29.89543">
                <text:p>29.89543</text:p>
              </table:table-cell>
              <table:table-cell office:value-type="float" office:value="29.88218">
                <text:p>29.88218</text:p>
              </table:table-cell>
              <table:table-cell office:value-type="float" office:value="7.96261">
                <text:p>7.96261</text:p>
              </table:table-cell>
              <table:table-cell office:value-type="float" office:value="29.93507">
                <text:p>29.93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06508">
                <text:p>27.06508</text:p>
              </table:table-cell>
              <table:table-cell office:value-type="float" office:value="27.66804">
                <text:p>27.66804</text:p>
              </table:table-cell>
              <table:table-cell office:value-type="float" office:value="44.39562">
                <text:p>44.39562</text:p>
              </table:table-cell>
              <table:table-cell office:value-type="float" office:value="28.00953">
                <text:p>28.00953</text:p>
              </table:table-cell>
              <table:table-cell office:value-type="float" office:value="39.8856">
                <text:p>39.8856</text:p>
              </table:table-cell>
              <table:table-cell office:value-type="float" office:value="26.3776">
                <text:p>26.3776</text:p>
              </table:table-cell>
              <table:table-cell office:value-type="float" office:value="27.85496">
                <text:p>27.85496</text:p>
              </table:table-cell>
              <table:table-cell office:value-type="float" office:value="32.73909">
                <text:p>32.73909</text:p>
              </table:table-cell>
              <table:table-cell office:value-type="float" office:value="41.39627">
                <text:p>41.39627</text:p>
              </table:table-cell>
              <table:table-cell office:value-type="float" office:value="18.5608">
                <text:p>18.5608</text:p>
              </table:table-cell>
              <table:table-cell office:value-type="float" office:value="41.0679">
                <text:p>41.0679</text:p>
              </table:table-cell>
              <table:table-cell office:value-type="float" office:value="35.33147">
                <text:p>35.33147</text:p>
              </table:table-cell>
              <table:table-cell office:value-type="float" office:value="34.84419">
                <text:p>34.84419</text:p>
              </table:table-cell>
              <table:table-cell office:value-type="float" office:value="11.96156">
                <text:p>11.96156</text:p>
              </table:table-cell>
              <table:table-cell office:value-type="float" office:value="20.7082">
                <text:p>20.7082</text:p>
              </table:table-cell>
              <table:table-cell office:value-type="float" office:value="38.74794">
                <text:p>38.74794</text:p>
              </table:table-cell>
              <table:table-cell office:value-type="float" office:value="29.2559">
                <text:p>29.2559</text:p>
              </table:table-cell>
              <table:table-cell office:value-type="float" office:value="29.05315">
                <text:p>29.05315</text:p>
              </table:table-cell>
              <table:table-cell office:value-type="float" office:value="7.47043">
                <text:p>7.47043</text:p>
              </table:table-cell>
              <table:table-cell office:value-type="float" office:value="28.98417">
                <text:p>28.984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47728">
                <text:p>25.47728</text:p>
              </table:table-cell>
              <table:table-cell office:value-type="float" office:value="27.33335">
                <text:p>27.33335</text:p>
              </table:table-cell>
              <table:table-cell office:value-type="float" office:value="43.79327">
                <text:p>43.79327</text:p>
              </table:table-cell>
              <table:table-cell office:value-type="float" office:value="27.52847">
                <text:p>27.52847</text:p>
              </table:table-cell>
              <table:table-cell office:value-type="float" office:value="39.30141">
                <text:p>39.30141</text:p>
              </table:table-cell>
              <table:table-cell office:value-type="float" office:value="25.49564">
                <text:p>25.49564</text:p>
              </table:table-cell>
              <table:table-cell office:value-type="float" office:value="26.26153">
                <text:p>26.26153</text:p>
              </table:table-cell>
              <table:table-cell office:value-type="float" office:value="31.16683">
                <text:p>31.16683</text:p>
              </table:table-cell>
              <table:table-cell office:value-type="float" office:value="40.8073">
                <text:p>40.8073</text:p>
              </table:table-cell>
              <table:table-cell office:value-type="float" office:value="17.01396">
                <text:p>17.01396</text:p>
              </table:table-cell>
              <table:table-cell office:value-type="float" office:value="40.60329">
                <text:p>40.60329</text:p>
              </table:table-cell>
              <table:table-cell office:value-type="float" office:value="34.57284">
                <text:p>34.57284</text:p>
              </table:table-cell>
              <table:table-cell office:value-type="float" office:value="34.41821">
                <text:p>34.41821</text:p>
              </table:table-cell>
              <table:table-cell office:value-type="float" office:value="11.26227">
                <text:p>11.26227</text:p>
              </table:table-cell>
              <table:table-cell office:value-type="float" office:value="20.07293">
                <text:p>20.07293</text:p>
              </table:table-cell>
              <table:table-cell office:value-type="float" office:value="38.16753">
                <text:p>38.16753</text:p>
              </table:table-cell>
              <table:table-cell office:value-type="float" office:value="28.28261">
                <text:p>28.28261</text:p>
              </table:table-cell>
              <table:table-cell office:value-type="float" office:value="28.25908">
                <text:p>28.25908</text:p>
              </table:table-cell>
              <table:table-cell office:value-type="float" office:value="6.99586">
                <text:p>6.99586</text:p>
              </table:table-cell>
              <table:table-cell office:value-type="float" office:value="28.34939">
                <text:p>28.349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88421">
                <text:p>23.88421</text:p>
              </table:table-cell>
              <table:table-cell office:value-type="float" office:value="26.90316">
                <text:p>26.90316</text:p>
              </table:table-cell>
              <table:table-cell office:value-type="float" office:value="43.16131">
                <text:p>43.16131</text:p>
              </table:table-cell>
              <table:table-cell office:value-type="float" office:value="27.21871">
                <text:p>27.21871</text:p>
              </table:table-cell>
              <table:table-cell office:value-type="float" office:value="38.72116">
                <text:p>38.72116</text:p>
              </table:table-cell>
              <table:table-cell office:value-type="float" office:value="24.64014">
                <text:p>24.64014</text:p>
              </table:table-cell>
              <table:table-cell office:value-type="float" office:value="24.66991">
                <text:p>24.66991</text:p>
              </table:table-cell>
              <table:table-cell office:value-type="float" office:value="29.57762">
                <text:p>29.57762</text:p>
              </table:table-cell>
              <table:table-cell office:value-type="float" office:value="40.20297">
                <text:p>40.20297</text:p>
              </table:table-cell>
              <table:table-cell office:value-type="float" office:value="15.50339">
                <text:p>15.50339</text:p>
              </table:table-cell>
              <table:table-cell office:value-type="float" office:value="39.91098">
                <text:p>39.91098</text:p>
              </table:table-cell>
              <table:table-cell office:value-type="float" office:value="33.82683">
                <text:p>33.82683</text:p>
              </table:table-cell>
              <table:table-cell office:value-type="float" office:value="34.08043">
                <text:p>34.08043</text:p>
              </table:table-cell>
              <table:table-cell office:value-type="float" office:value="10.51954">
                <text:p>10.51954</text:p>
              </table:table-cell>
              <table:table-cell office:value-type="float" office:value="19.12179">
                <text:p>19.12179</text:p>
              </table:table-cell>
              <table:table-cell office:value-type="float" office:value="37.23941">
                <text:p>37.23941</text:p>
              </table:table-cell>
              <table:table-cell office:value-type="float" office:value="27.63443">
                <text:p>27.63443</text:p>
              </table:table-cell>
              <table:table-cell office:value-type="float" office:value="27.30831">
                <text:p>27.30831</text:p>
              </table:table-cell>
              <table:table-cell office:value-type="float" office:value="6.6488">
                <text:p>6.6488</text:p>
              </table:table-cell>
              <table:table-cell office:value-type="float" office:value="27.40051">
                <text:p>27.40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2963">
                <text:p>22.2963</text:p>
              </table:table-cell>
              <table:table-cell office:value-type="float" office:value="26.5809">
                <text:p>26.5809</text:p>
              </table:table-cell>
              <table:table-cell office:value-type="float" office:value="42.48806">
                <text:p>42.48806</text:p>
              </table:table-cell>
              <table:table-cell office:value-type="float" office:value="26.73926">
                <text:p>26.73926</text:p>
              </table:table-cell>
              <table:table-cell office:value-type="float" office:value="38.02138">
                <text:p>38.02138</text:p>
              </table:table-cell>
              <table:table-cell office:value-type="float" office:value="23.76347">
                <text:p>23.76347</text:p>
              </table:table-cell>
              <table:table-cell office:value-type="float" office:value="23.07179">
                <text:p>23.07179</text:p>
              </table:table-cell>
              <table:table-cell office:value-type="float" office:value="27.99183">
                <text:p>27.99183</text:p>
              </table:table-cell>
              <table:table-cell office:value-type="float" office:value="39.52357">
                <text:p>39.52357</text:p>
              </table:table-cell>
              <table:table-cell office:value-type="float" office:value="14.1137">
                <text:p>14.1137</text:p>
              </table:table-cell>
              <table:table-cell office:value-type="float" office:value="39.34034">
                <text:p>39.34034</text:p>
              </table:table-cell>
              <table:table-cell office:value-type="float" office:value="33.05712">
                <text:p>33.05712</text:p>
              </table:table-cell>
              <table:table-cell office:value-type="float" office:value="33.64661">
                <text:p>33.64661</text:p>
              </table:table-cell>
              <table:table-cell office:value-type="float" office:value="9.83699">
                <text:p>9.83699</text:p>
              </table:table-cell>
              <table:table-cell office:value-type="float" office:value="18.48852">
                <text:p>18.48852</text:p>
              </table:table-cell>
              <table:table-cell office:value-type="float" office:value="36.62759">
                <text:p>36.62759</text:p>
              </table:table-cell>
              <table:table-cell office:value-type="float" office:value="26.6526">
                <text:p>26.6526</text:p>
              </table:table-cell>
              <table:table-cell office:value-type="float" office:value="26.32364">
                <text:p>26.32364</text:p>
              </table:table-cell>
              <table:table-cell office:value-type="float" office:value="6.24303">
                <text:p>6.24303</text:p>
              </table:table-cell>
              <table:table-cell office:value-type="float" office:value="25.81068">
                <text:p>25.810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70465">
                <text:p>20.70465</text:p>
              </table:table-cell>
              <table:table-cell office:value-type="float" office:value="26.1628">
                <text:p>26.1628</text:p>
              </table:table-cell>
              <table:table-cell office:value-type="float" office:value="41.69342">
                <text:p>41.69342</text:p>
              </table:table-cell>
              <table:table-cell office:value-type="float" office:value="26.42073">
                <text:p>26.42073</text:p>
              </table:table-cell>
              <table:table-cell office:value-type="float" office:value="37.22363">
                <text:p>37.22363</text:p>
              </table:table-cell>
              <table:table-cell office:value-type="float" office:value="22.8879">
                <text:p>22.8879</text:p>
              </table:table-cell>
              <table:table-cell office:value-type="float" office:value="21.48045">
                <text:p>21.48045</text:p>
              </table:table-cell>
              <table:table-cell office:value-type="float" office:value="26.40011">
                <text:p>26.40011</text:p>
              </table:table-cell>
              <table:table-cell office:value-type="float" office:value="38.82688">
                <text:p>38.82688</text:p>
              </table:table-cell>
              <table:table-cell office:value-type="float" office:value="12.62844">
                <text:p>12.62844</text:p>
              </table:table-cell>
              <table:table-cell office:value-type="float" office:value="38.42116">
                <text:p>38.42116</text:p>
              </table:table-cell>
              <table:table-cell office:value-type="float" office:value="32.28313">
                <text:p>32.28313</text:p>
              </table:table-cell>
              <table:table-cell office:value-type="float" office:value="33.33937">
                <text:p>33.33937</text:p>
              </table:table-cell>
              <table:table-cell office:value-type="float" office:value="9.12858">
                <text:p>9.12858</text:p>
              </table:table-cell>
              <table:table-cell office:value-type="float" office:value="17.55446">
                <text:p>17.55446</text:p>
              </table:table-cell>
              <table:table-cell office:value-type="float" office:value="35.69939">
                <text:p>35.69939</text:p>
              </table:table-cell>
              <table:table-cell office:value-type="float" office:value="26.00566">
                <text:p>26.00566</text:p>
              </table:table-cell>
              <table:table-cell office:value-type="float" office:value="25.52458">
                <text:p>25.52458</text:p>
              </table:table-cell>
              <table:table-cell office:value-type="float" office:value="5.93592">
                <text:p>5.93592</text:p>
              </table:table-cell>
              <table:table-cell office:value-type="float" office:value="24.21744">
                <text:p>24.217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13234">
                <text:p>19.13234</text:p>
              </table:table-cell>
              <table:table-cell office:value-type="float" office:value="25.85303">
                <text:p>25.85303</text:p>
              </table:table-cell>
              <table:table-cell office:value-type="float" office:value="40.98649">
                <text:p>40.98649</text:p>
              </table:table-cell>
              <table:table-cell office:value-type="float" office:value="25.9428">
                <text:p>25.9428</text:p>
              </table:table-cell>
              <table:table-cell office:value-type="float" office:value="36.48254">
                <text:p>36.48254</text:p>
              </table:table-cell>
              <table:table-cell office:value-type="float" office:value="21.9787">
                <text:p>21.9787</text:p>
              </table:table-cell>
              <table:table-cell office:value-type="float" office:value="19.8846">
                <text:p>19.8846</text:p>
              </table:table-cell>
              <table:table-cell office:value-type="float" office:value="24.8121">
                <text:p>24.8121</text:p>
              </table:table-cell>
              <table:table-cell office:value-type="float" office:value="38.21005">
                <text:p>38.21005</text:p>
              </table:table-cell>
              <table:table-cell office:value-type="float" office:value="11.17102">
                <text:p>11.17102</text:p>
              </table:table-cell>
              <table:table-cell office:value-type="float" office:value="37.80776">
                <text:p>37.80776</text:p>
              </table:table-cell>
              <table:table-cell office:value-type="float" office:value="31.50189">
                <text:p>31.50189</text:p>
              </table:table-cell>
              <table:table-cell office:value-type="float" office:value="32.86896">
                <text:p>32.86896</text:p>
              </table:table-cell>
              <table:table-cell office:value-type="float" office:value="8.49129">
                <text:p>8.49129</text:p>
              </table:table-cell>
              <table:table-cell office:value-type="float" office:value="16.92547">
                <text:p>16.92547</text:p>
              </table:table-cell>
              <table:table-cell office:value-type="float" office:value="35.07913">
                <text:p>35.07913</text:p>
              </table:table-cell>
              <table:table-cell office:value-type="float" office:value="25.02502">
                <text:p>25.02502</text:p>
              </table:table-cell>
              <table:table-cell office:value-type="float" office:value="24.76992">
                <text:p>24.76992</text:p>
              </table:table-cell>
              <table:table-cell office:value-type="float" office:value="5.54545">
                <text:p>5.54545</text:p>
              </table:table-cell>
              <table:table-cell office:value-type="float" office:value="22.62746">
                <text:p>22.62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56984">
                <text:p>17.56984</text:p>
              </table:table-cell>
              <table:table-cell office:value-type="float" office:value="25.42898">
                <text:p>25.42898</text:p>
              </table:table-cell>
              <table:table-cell office:value-type="float" office:value="40.18195">
                <text:p>40.18195</text:p>
              </table:table-cell>
              <table:table-cell office:value-type="float" office:value="25.63536">
                <text:p>25.63536</text:p>
              </table:table-cell>
              <table:table-cell office:value-type="float" office:value="35.67291">
                <text:p>35.67291</text:p>
              </table:table-cell>
              <table:table-cell office:value-type="float" office:value="20.94514">
                <text:p>20.94514</text:p>
              </table:table-cell>
              <table:table-cell office:value-type="float" office:value="18.30323">
                <text:p>18.30323</text:p>
              </table:table-cell>
              <table:table-cell office:value-type="float" office:value="23.21875">
                <text:p>23.21875</text:p>
              </table:table-cell>
              <table:table-cell office:value-type="float" office:value="37.64006">
                <text:p>37.64006</text:p>
              </table:table-cell>
              <table:table-cell office:value-type="float" office:value="9.777">
                <text:p>9.777</text:p>
              </table:table-cell>
              <table:table-cell office:value-type="float" office:value="36.88799">
                <text:p>36.88799</text:p>
              </table:table-cell>
              <table:table-cell office:value-type="float" office:value="30.71623">
                <text:p>30.71623</text:p>
              </table:table-cell>
              <table:table-cell office:value-type="float" office:value="32.56229">
                <text:p>32.56229</text:p>
              </table:table-cell>
              <table:table-cell office:value-type="float" office:value="7.83648">
                <text:p>7.83648</text:p>
              </table:table-cell>
              <table:table-cell office:value-type="float" office:value="16.00748">
                <text:p>16.00748</text:p>
              </table:table-cell>
              <table:table-cell office:value-type="float" office:value="34.25955">
                <text:p>34.25955</text:p>
              </table:table-cell>
              <table:table-cell office:value-type="float" office:value="24.36925">
                <text:p>24.36925</text:p>
              </table:table-cell>
              <table:table-cell office:value-type="float" office:value="23.77565">
                <text:p>23.77565</text:p>
              </table:table-cell>
              <table:table-cell office:value-type="float" office:value="5.24848">
                <text:p>5.24848</text:p>
              </table:table-cell>
              <table:table-cell office:value-type="float" office:value="21.03568">
                <text:p>21.035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04177">
                <text:p>16.04177</text:p>
              </table:table-cell>
              <table:table-cell office:value-type="float" office:value="25.11226">
                <text:p>25.11226</text:p>
              </table:table-cell>
              <table:table-cell office:value-type="float" office:value="39.46536">
                <text:p>39.46536</text:p>
              </table:table-cell>
              <table:table-cell office:value-type="float" office:value="25.15937">
                <text:p>25.15937</text:p>
              </table:table-cell>
              <table:table-cell office:value-type="float" office:value="34.935">
                <text:p>34.935</text:p>
              </table:table-cell>
              <table:table-cell office:value-type="float" office:value="19.86999">
                <text:p>19.86999</text:p>
              </table:table-cell>
              <table:table-cell office:value-type="float" office:value="16.73463">
                <text:p>16.73463</text:p>
              </table:table-cell>
              <table:table-cell office:value-type="float" office:value="21.62273">
                <text:p>21.62273</text:p>
              </table:table-cell>
              <table:table-cell office:value-type="float" office:value="37.12452">
                <text:p>37.12452</text:p>
              </table:table-cell>
              <table:table-cell office:value-type="float" office:value="8.45677">
                <text:p>8.45677</text:p>
              </table:table-cell>
              <table:table-cell office:value-type="float" office:value="36.26628">
                <text:p>36.26628</text:p>
              </table:table-cell>
              <table:table-cell office:value-type="float" office:value="29.67349">
                <text:p>29.67349</text:p>
              </table:table-cell>
              <table:table-cell office:value-type="float" office:value="32.09491">
                <text:p>32.09491</text:p>
              </table:table-cell>
              <table:table-cell office:value-type="float" office:value="7.26399">
                <text:p>7.26399</text:p>
              </table:table-cell>
              <table:table-cell office:value-type="float" office:value="15.40634">
                <text:p>15.40634</text:p>
              </table:table-cell>
              <table:table-cell office:value-type="float" office:value="33.51277">
                <text:p>33.51277</text:p>
              </table:table-cell>
              <table:table-cell office:value-type="float" office:value="23.38104">
                <text:p>23.38104</text:p>
              </table:table-cell>
              <table:table-cell office:value-type="float" office:value="22.55645">
                <text:p>22.55645</text:p>
              </table:table-cell>
              <table:table-cell office:value-type="float" office:value="4.87968">
                <text:p>4.87968</text:p>
              </table:table-cell>
              <table:table-cell office:value-type="float" office:value="19.58267">
                <text:p>19.582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2737">
                <text:p>14.52737</text:p>
              </table:table-cell>
              <table:table-cell office:value-type="float" office:value="24.69097">
                <text:p>24.69097</text:p>
              </table:table-cell>
              <table:table-cell office:value-type="float" office:value="38.65242">
                <text:p>38.65242</text:p>
              </table:table-cell>
              <table:table-cell office:value-type="float" office:value="24.84245">
                <text:p>24.84245</text:p>
              </table:table-cell>
              <table:table-cell office:value-type="float" office:value="34.11582">
                <text:p>34.11582</text:p>
              </table:table-cell>
              <table:table-cell office:value-type="float" office:value="18.80162">
                <text:p>18.80162</text:p>
              </table:table-cell>
              <table:table-cell office:value-type="float" office:value="15.32315">
                <text:p>15.32315</text:p>
              </table:table-cell>
              <table:table-cell office:value-type="float" office:value="20.03122">
                <text:p>20.03122</text:p>
              </table:table-cell>
              <table:table-cell office:value-type="float" office:value="36.69698">
                <text:p>36.69698</text:p>
              </table:table-cell>
              <table:table-cell office:value-type="float" office:value="7.25829">
                <text:p>7.25829</text:p>
              </table:table-cell>
              <table:table-cell office:value-type="float" office:value="35.3388">
                <text:p>35.3388</text:p>
              </table:table-cell>
              <table:table-cell office:value-type="float" office:value="28.33826">
                <text:p>28.33826</text:p>
              </table:table-cell>
              <table:table-cell office:value-type="float" office:value="31.77995">
                <text:p>31.77995</text:p>
              </table:table-cell>
              <table:table-cell office:value-type="float" office:value="6.69521">
                <text:p>6.69521</text:p>
              </table:table-cell>
              <table:table-cell office:value-type="float" office:value="14.4874">
                <text:p>14.4874</text:p>
              </table:table-cell>
              <table:table-cell office:value-type="float" office:value="32.69509">
                <text:p>32.69509</text:p>
              </table:table-cell>
              <table:table-cell office:value-type="float" office:value="22.72569">
                <text:p>22.72569</text:p>
              </table:table-cell>
              <table:table-cell office:value-type="float" office:value="21.10519">
                <text:p>21.10519</text:p>
              </table:table-cell>
              <table:table-cell office:value-type="float" office:value="4.60621">
                <text:p>4.60621</text:p>
              </table:table-cell>
              <table:table-cell office:value-type="float" office:value="18.01515">
                <text:p>18.01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03825">
                <text:p>13.03825</text:p>
              </table:table-cell>
              <table:table-cell office:value-type="float" office:value="24.37746">
                <text:p>24.37746</text:p>
              </table:table-cell>
              <table:table-cell office:value-type="float" office:value="37.92781">
                <text:p>37.92781</text:p>
              </table:table-cell>
              <table:table-cell office:value-type="float" office:value="24.37792">
                <text:p>24.37792</text:p>
              </table:table-cell>
              <table:table-cell office:value-type="float" office:value="33.36939">
                <text:p>33.36939</text:p>
              </table:table-cell>
              <table:table-cell office:value-type="float" office:value="17.73851">
                <text:p>17.73851</text:p>
              </table:table-cell>
              <table:table-cell office:value-type="float" office:value="13.79706">
                <text:p>13.79706</text:p>
              </table:table-cell>
              <table:table-cell office:value-type="float" office:value="18.45975">
                <text:p>18.45975</text:p>
              </table:table-cell>
              <table:table-cell office:value-type="float" office:value="36.26221">
                <text:p>36.26221</text:p>
              </table:table-cell>
              <table:table-cell office:value-type="float" office:value="6.28071">
                <text:p>6.28071</text:p>
              </table:table-cell>
              <table:table-cell office:value-type="float" office:value="34.71737">
                <text:p>34.71737</text:p>
              </table:table-cell>
              <table:table-cell office:value-type="float" office:value="26.96252">
                <text:p>26.96252</text:p>
              </table:table-cell>
              <table:table-cell office:value-type="float" office:value="31.30445">
                <text:p>31.30445</text:p>
              </table:table-cell>
              <table:table-cell office:value-type="float" office:value="6.2269">
                <text:p>6.2269</text:p>
              </table:table-cell>
              <table:table-cell office:value-type="float" office:value="13.89163">
                <text:p>13.89163</text:p>
              </table:table-cell>
              <table:table-cell office:value-type="float" office:value="31.94019">
                <text:p>31.94019</text:p>
              </table:table-cell>
              <table:table-cell office:value-type="float" office:value="21.76259">
                <text:p>21.76259</text:p>
              </table:table-cell>
              <table:table-cell office:value-type="float" office:value="19.7559">
                <text:p>19.7559</text:p>
              </table:table-cell>
              <table:table-cell office:value-type="float" office:value="4.27023">
                <text:p>4.27023</text:p>
              </table:table-cell>
              <table:table-cell office:value-type="float" office:value="16.47137">
                <text:p>16.471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56419">
                <text:p>11.56419</text:p>
              </table:table-cell>
              <table:table-cell office:value-type="float" office:value="23.95924">
                <text:p>23.95924</text:p>
              </table:table-cell>
              <table:table-cell office:value-type="float" office:value="37.10558">
                <text:p>37.10558</text:p>
              </table:table-cell>
              <table:table-cell office:value-type="float" office:value="24.07258">
                <text:p>24.07258</text:p>
              </table:table-cell>
              <table:table-cell office:value-type="float" office:value="32.55176">
                <text:p>32.55176</text:p>
              </table:table-cell>
              <table:table-cell office:value-type="float" office:value="16.71297">
                <text:p>16.71297</text:p>
              </table:table-cell>
              <table:table-cell office:value-type="float" office:value="12.28468">
                <text:p>12.28468</text:p>
              </table:table-cell>
              <table:table-cell office:value-type="float" office:value="16.88874">
                <text:p>16.88874</text:p>
              </table:table-cell>
              <table:table-cell office:value-type="float" office:value="35.93988">
                <text:p>35.93988</text:p>
              </table:table-cell>
              <table:table-cell office:value-type="float" office:value="5.62134">
                <text:p>5.62134</text:p>
              </table:table-cell>
              <table:table-cell office:value-type="float" office:value="33.78171">
                <text:p>33.78171</text:p>
              </table:table-cell>
              <table:table-cell office:value-type="float" office:value="25.57116">
                <text:p>25.57116</text:p>
              </table:table-cell>
              <table:table-cell office:value-type="float" office:value="30.991">
                <text:p>30.991</text:p>
              </table:table-cell>
              <table:table-cell office:value-type="float" office:value="5.79117">
                <text:p>5.79117</text:p>
              </table:table-cell>
              <table:table-cell office:value-type="float" office:value="12.98851">
                <text:p>12.98851</text:p>
              </table:table-cell>
              <table:table-cell office:value-type="float" office:value="31.12445">
                <text:p>31.12445</text:p>
              </table:table-cell>
              <table:table-cell office:value-type="float" office:value="21.1711">
                <text:p>21.1711</text:p>
              </table:table-cell>
              <table:table-cell office:value-type="float" office:value="18.50603">
                <text:p>18.50603</text:p>
              </table:table-cell>
              <table:table-cell office:value-type="float" office:value="4.03215">
                <text:p>4.03215</text:p>
              </table:table-cell>
              <table:table-cell office:value-type="float" office:value="14.95231">
                <text:p>14.952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784">
                <text:p>10.2784</text:p>
              </table:table-cell>
              <table:table-cell office:value-type="float" office:value="23.63954">
                <text:p>23.63954</text:p>
              </table:table-cell>
              <table:table-cell office:value-type="float" office:value="36.37281">
                <text:p>36.37281</text:p>
              </table:table-cell>
              <table:table-cell office:value-type="float" office:value="23.6193">
                <text:p>23.6193</text:p>
              </table:table-cell>
              <table:table-cell office:value-type="float" office:value="31.79688">
                <text:p>31.79688</text:p>
              </table:table-cell>
              <table:table-cell office:value-type="float" office:value="15.73343">
                <text:p>15.73343</text:p>
              </table:table-cell>
              <table:table-cell office:value-type="float" office:value="10.80161">
                <text:p>10.80161</text:p>
              </table:table-cell>
              <table:table-cell office:value-type="float" office:value="15.35948">
                <text:p>15.35948</text:p>
              </table:table-cell>
              <table:table-cell office:value-type="float" office:value="35.51077">
                <text:p>35.51077</text:p>
              </table:table-cell>
              <table:table-cell office:value-type="float" office:value="5.39174">
                <text:p>5.39174</text:p>
              </table:table-cell>
              <table:table-cell office:value-type="float" office:value="33.15319">
                <text:p>33.15319</text:p>
              </table:table-cell>
              <table:table-cell office:value-type="float" office:value="24.19223">
                <text:p>24.19223</text:p>
              </table:table-cell>
              <table:table-cell office:value-type="float" office:value="30.51724">
                <text:p>30.51724</text:p>
              </table:table-cell>
              <table:table-cell office:value-type="float" office:value="5.50004">
                <text:p>5.50004</text:p>
              </table:table-cell>
              <table:table-cell office:value-type="float" office:value="12.39375">
                <text:p>12.39375</text:p>
              </table:table-cell>
              <table:table-cell office:value-type="float" office:value="30.36142">
                <text:p>30.36142</text:p>
              </table:table-cell>
              <table:table-cell office:value-type="float" office:value="20.34455">
                <text:p>20.34455</text:p>
              </table:table-cell>
              <table:table-cell office:value-type="float" office:value="17.38195">
                <text:p>17.38195</text:p>
              </table:table-cell>
              <table:table-cell office:value-type="float" office:value="3.73903">
                <text:p>3.73903</text:p>
              </table:table-cell>
              <table:table-cell office:value-type="float" office:value="13.45682">
                <text:p>13.456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20465">
                <text:p>9.20465</text:p>
              </table:table-cell>
              <table:table-cell office:value-type="float" office:value="23.22667">
                <text:p>23.22667</text:p>
              </table:table-cell>
              <table:table-cell office:value-type="float" office:value="35.5518">
                <text:p>35.5518</text:p>
              </table:table-cell>
              <table:table-cell office:value-type="float" office:value="23.32487">
                <text:p>23.32487</text:p>
              </table:table-cell>
              <table:table-cell office:value-type="float" office:value="30.98089">
                <text:p>30.98089</text:p>
              </table:table-cell>
              <table:table-cell office:value-type="float" office:value="14.80451">
                <text:p>14.80451</text:p>
              </table:table-cell>
              <table:table-cell office:value-type="float" office:value="9.3626">
                <text:p>9.3626</text:p>
              </table:table-cell>
              <table:table-cell office:value-type="float" office:value="13.85035">
                <text:p>13.85035</text:p>
              </table:table-cell>
              <table:table-cell office:value-type="float" office:value="35.18153">
                <text:p>35.18153</text:p>
              </table:table-cell>
              <table:table-cell office:value-type="float" office:value="5.6683">
                <text:p>5.6683</text:p>
              </table:table-cell>
              <table:table-cell office:value-type="float" office:value="32.20883">
                <text:p>32.20883</text:p>
              </table:table-cell>
              <table:table-cell office:value-type="float" office:value="22.7664">
                <text:p>22.7664</text:p>
              </table:table-cell>
              <table:table-cell office:value-type="float" office:value="30.20524">
                <text:p>30.20524</text:p>
              </table:table-cell>
              <table:table-cell office:value-type="float" office:value="5.27458">
                <text:p>5.27458</text:p>
              </table:table-cell>
              <table:table-cell office:value-type="float" office:value="11.50871">
                <text:p>11.50871</text:p>
              </table:table-cell>
              <table:table-cell office:value-type="float" office:value="29.53752">
                <text:p>29.53752</text:p>
              </table:table-cell>
              <table:table-cell office:value-type="float" office:value="19.84475">
                <text:p>19.84475</text:p>
              </table:table-cell>
              <table:table-cell office:value-type="float" office:value="16.32162">
                <text:p>16.32162</text:p>
              </table:table-cell>
              <table:table-cell office:value-type="float" office:value="3.56126">
                <text:p>3.56126</text:p>
              </table:table-cell>
              <table:table-cell office:value-type="float" office:value="11.98087">
                <text:p>11.98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21009">
                <text:p>8.21009</text:p>
              </table:table-cell>
              <table:table-cell office:value-type="float" office:value="22.91905">
                <text:p>22.91905</text:p>
              </table:table-cell>
              <table:table-cell office:value-type="float" office:value="34.80073">
                <text:p>34.80073</text:p>
              </table:table-cell>
              <table:table-cell office:value-type="float" office:value="22.86328">
                <text:p>22.86328</text:p>
              </table:table-cell>
              <table:table-cell office:value-type="float" office:value="30.21758">
                <text:p>30.21758</text:p>
              </table:table-cell>
              <table:table-cell office:value-type="float" office:value="13.9436">
                <text:p>13.9436</text:p>
              </table:table-cell>
              <table:table-cell office:value-type="float" office:value="7.9836">
                <text:p>7.9836</text:p>
              </table:table-cell>
              <table:table-cell office:value-type="float" office:value="12.35585">
                <text:p>12.35585</text:p>
              </table:table-cell>
              <table:table-cell office:value-type="float" office:value="34.7446">
                <text:p>34.7446</text:p>
              </table:table-cell>
              <table:table-cell office:value-type="float" office:value="6.3626">
                <text:p>6.3626</text:p>
              </table:table-cell>
              <table:table-cell office:value-type="float" office:value="30.62773">
                <text:p>30.62773</text:p>
              </table:table-cell>
              <table:table-cell office:value-type="float" office:value="21.40719">
                <text:p>21.40719</text:p>
              </table:table-cell>
              <table:table-cell office:value-type="float" office:value="29.7241">
                <text:p>29.7241</text:p>
              </table:table-cell>
              <table:table-cell office:value-type="float" office:value="5.20792">
                <text:p>5.20792</text:p>
              </table:table-cell>
              <table:table-cell office:value-type="float" office:value="10.92041">
                <text:p>10.92041</text:p>
              </table:table-cell>
              <table:table-cell office:value-type="float" office:value="28.77606">
                <text:p>28.77606</text:p>
              </table:table-cell>
              <table:table-cell office:value-type="float" office:value="19.18076">
                <text:p>19.18076</text:p>
              </table:table-cell>
              <table:table-cell office:value-type="float" office:value="15.50678">
                <text:p>15.50678</text:p>
              </table:table-cell>
              <table:table-cell office:value-type="float" office:value="3.3529">
                <text:p>3.3529</text:p>
              </table:table-cell>
              <table:table-cell office:value-type="float" office:value="10.5427">
                <text:p>10.5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29942">
                <text:p>7.29942</text:p>
              </table:table-cell>
              <table:table-cell office:value-type="float" office:value="22.50039">
                <text:p>22.50039</text:p>
              </table:table-cell>
              <table:table-cell office:value-type="float" office:value="33.96955">
                <text:p>33.96955</text:p>
              </table:table-cell>
              <table:table-cell office:value-type="float" office:value="22.55939">
                <text:p>22.55939</text:p>
              </table:table-cell>
              <table:table-cell office:value-type="float" office:value="29.39329">
                <text:p>29.39329</text:p>
              </table:table-cell>
              <table:table-cell office:value-type="float" office:value="13.17926">
                <text:p>13.17926</text:p>
              </table:table-cell>
              <table:table-cell office:value-type="float" office:value="6.7093">
                <text:p>6.7093</text:p>
              </table:table-cell>
              <table:table-cell office:value-type="float" office:value="10.89672">
                <text:p>10.89672</text:p>
              </table:table-cell>
              <table:table-cell office:value-type="float" office:value="34.40732">
                <text:p>34.40732</text:p>
              </table:table-cell>
              <table:table-cell office:value-type="float" office:value="7.35541">
                <text:p>7.35541</text:p>
              </table:table-cell>
              <table:table-cell office:value-type="float" office:value="29.05009">
                <text:p>29.05009</text:p>
              </table:table-cell>
              <table:table-cell office:value-type="float" office:value="20.05669">
                <text:p>20.05669</text:p>
              </table:table-cell>
              <table:table-cell office:value-type="float" office:value="29.41353">
                <text:p>29.41353</text:p>
              </table:table-cell>
              <table:table-cell office:value-type="float" office:value="5.23509">
                <text:p>5.23509</text:p>
              </table:table-cell>
              <table:table-cell office:value-type="float" office:value="10.06215">
                <text:p>10.06215</text:p>
              </table:table-cell>
              <table:table-cell office:value-type="float" office:value="27.95359">
                <text:p>27.95359</text:p>
              </table:table-cell>
              <table:table-cell office:value-type="float" office:value="18.78308">
                <text:p>18.78308</text:p>
              </table:table-cell>
              <table:table-cell office:value-type="float" office:value="14.76687">
                <text:p>14.76687</text:p>
              </table:table-cell>
              <table:table-cell office:value-type="float" office:value="3.24142">
                <text:p>3.24142</text:p>
              </table:table-cell>
              <table:table-cell office:value-type="float" office:value="9.16138">
                <text:p>9.16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52392">
                <text:p>6.52392</text:p>
              </table:table-cell>
              <table:table-cell office:value-type="float" office:value="22.18945">
                <text:p>22.18945</text:p>
              </table:table-cell>
              <table:table-cell office:value-type="float" office:value="33.22039">
                <text:p>33.22039</text:p>
              </table:table-cell>
              <table:table-cell office:value-type="float" office:value="22.09899">
                <text:p>22.09899</text:p>
              </table:table-cell>
              <table:table-cell office:value-type="float" office:value="28.63138">
                <text:p>28.63138</text:p>
              </table:table-cell>
              <table:table-cell office:value-type="float" office:value="12.54026">
                <text:p>12.54026</text:p>
              </table:table-cell>
              <table:table-cell office:value-type="float" office:value="5.64296">
                <text:p>5.64296</text:p>
              </table:table-cell>
              <table:table-cell office:value-type="float" office:value="9.48017">
                <text:p>9.48017</text:p>
              </table:table-cell>
              <table:table-cell office:value-type="float" office:value="33.97373">
                <text:p>33.97373</text:p>
              </table:table-cell>
              <table:table-cell office:value-type="float" office:value="8.54126">
                <text:p>8.54126</text:p>
              </table:table-cell>
              <table:table-cell office:value-type="float" office:value="27.4569">
                <text:p>27.4569</text:p>
              </table:table-cell>
              <table:table-cell office:value-type="float" office:value="18.71509">
                <text:p>18.71509</text:p>
              </table:table-cell>
              <table:table-cell office:value-type="float" office:value="28.93308">
                <text:p>28.93308</text:p>
              </table:table-cell>
              <table:table-cell office:value-type="float" office:value="5.41215">
                <text:p>5.41215</text:p>
              </table:table-cell>
              <table:table-cell office:value-type="float" office:value="9.50629">
                <text:p>9.50629</text:p>
              </table:table-cell>
              <table:table-cell office:value-type="float" office:value="27.1836">
                <text:p>27.1836</text:p>
              </table:table-cell>
              <table:table-cell office:value-type="float" office:value="18.26088">
                <text:p>18.26088</text:p>
              </table:table-cell>
              <table:table-cell office:value-type="float" office:value="14.05708">
                <text:p>14.05708</text:p>
              </table:table-cell>
              <table:table-cell office:value-type="float" office:value="3.14955">
                <text:p>3.14955</text:p>
              </table:table-cell>
              <table:table-cell office:value-type="float" office:value="7.88183">
                <text:p>7.881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93057">
                <text:p>5.93057</text:p>
              </table:table-cell>
              <table:table-cell office:value-type="float" office:value="21.78548">
                <text:p>21.78548</text:p>
              </table:table-cell>
              <table:table-cell office:value-type="float" office:value="32.38925">
                <text:p>32.38925</text:p>
              </table:table-cell>
              <table:table-cell office:value-type="float" office:value="21.79602">
                <text:p>21.79602</text:p>
              </table:table-cell>
              <table:table-cell office:value-type="float" office:value="27.80909">
                <text:p>27.80909</text:p>
              </table:table-cell>
              <table:table-cell office:value-type="float" office:value="12.04695">
                <text:p>12.04695</text:p>
              </table:table-cell>
              <table:table-cell office:value-type="float" office:value="4.89162">
                <text:p>4.89162</text:p>
              </table:table-cell>
              <table:table-cell office:value-type="float" office:value="8.14358">
                <text:p>8.14358</text:p>
              </table:table-cell>
              <table:table-cell office:value-type="float" office:value="33.63697">
                <text:p>33.63697</text:p>
              </table:table-cell>
              <table:table-cell office:value-type="float" office:value="9.85475">
                <text:p>9.85475</text:p>
              </table:table-cell>
              <table:table-cell office:value-type="float" office:value="25.86885">
                <text:p>25.86885</text:p>
              </table:table-cell>
              <table:table-cell office:value-type="float" office:value="17.38575">
                <text:p>17.38575</text:p>
              </table:table-cell>
              <table:table-cell office:value-type="float" office:value="28.62375">
                <text:p>28.62375</text:p>
              </table:table-cell>
              <table:table-cell office:value-type="float" office:value="5.70039">
                <text:p>5.70039</text:p>
              </table:table-cell>
              <table:table-cell office:value-type="float" office:value="8.67998">
                <text:p>8.67998</text:p>
              </table:table-cell>
              <table:table-cell office:value-type="float" office:value="26.36136">
                <text:p>26.36136</text:p>
              </table:table-cell>
              <table:table-cell office:value-type="float" office:value="17.93737">
                <text:p>17.93737</text:p>
              </table:table-cell>
              <table:table-cell office:value-type="float" office:value="13.34994">
                <text:p>13.34994</text:p>
              </table:table-cell>
              <table:table-cell office:value-type="float" office:value="3.14808">
                <text:p>3.14808</text:p>
              </table:table-cell>
              <table:table-cell office:value-type="float" office:value="6.75068">
                <text:p>6.750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59256">
                <text:p>5.59256</text:p>
              </table:table-cell>
              <table:table-cell office:value-type="float" office:value="21.47777">
                <text:p>21.47777</text:p>
              </table:table-cell>
              <table:table-cell office:value-type="float" office:value="31.62154">
                <text:p>31.62154</text:p>
              </table:table-cell>
              <table:table-cell office:value-type="float" office:value="21.33717">
                <text:p>21.33717</text:p>
              </table:table-cell>
              <table:table-cell office:value-type="float" office:value="27.03938">
                <text:p>27.03938</text:p>
              </table:table-cell>
              <table:table-cell office:value-type="float" office:value="11.86312">
                <text:p>11.86312</text:p>
              </table:table-cell>
              <table:table-cell office:value-type="float" office:value="4.63388">
                <text:p>4.63388</text:p>
              </table:table-cell>
              <table:table-cell office:value-type="float" office:value="6.9413">
                <text:p>6.9413</text:p>
              </table:table-cell>
              <table:table-cell office:value-type="float" office:value="33.19527">
                <text:p>33.19527</text:p>
              </table:table-cell>
              <table:table-cell office:value-type="float" office:value="11.23724">
                <text:p>11.23724</text:p>
              </table:table-cell>
              <table:table-cell office:value-type="float" office:value="24.27348">
                <text:p>24.27348</text:p>
              </table:table-cell>
              <table:table-cell office:value-type="float" office:value="16.08435">
                <text:p>16.08435</text:p>
              </table:table-cell>
              <table:table-cell office:value-type="float" office:value="28.14559">
                <text:p>28.14559</text:p>
              </table:table-cell>
              <table:table-cell office:value-type="float" office:value="6.07417">
                <text:p>6.07417</text:p>
              </table:table-cell>
              <table:table-cell office:value-type="float" office:value="8.16022">
                <text:p>8.16022</text:p>
              </table:table-cell>
              <table:table-cell office:value-type="float" office:value="24.76758">
                <text:p>24.76758</text:p>
              </table:table-cell>
              <table:table-cell office:value-type="float" office:value="17.42167">
                <text:p>17.42167</text:p>
              </table:table-cell>
              <table:table-cell office:value-type="float" office:value="12.68">
                <text:p>12.68</text:p>
              </table:table-cell>
              <table:table-cell office:value-type="float" office:value="3.26658">
                <text:p>3.26658</text:p>
              </table:table-cell>
              <table:table-cell office:value-type="float" office:value="5.86602">
                <text:p>5.866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3247">
                <text:p>5.53247</text:p>
              </table:table-cell>
              <table:table-cell office:value-type="float" office:value="20.96827">
                <text:p>20.96827</text:p>
              </table:table-cell>
              <table:table-cell office:value-type="float" office:value="30.78314">
                <text:p>30.78314</text:p>
              </table:table-cell>
              <table:table-cell office:value-type="float" office:value="21.02473">
                <text:p>21.02473</text:p>
              </table:table-cell>
              <table:table-cell office:value-type="float" office:value="26.40613">
                <text:p>26.40613</text:p>
              </table:table-cell>
              <table:table-cell office:value-type="float" office:value="11.75919">
                <text:p>11.75919</text:p>
              </table:table-cell>
              <table:table-cell office:value-type="float" office:value="4.93342">
                <text:p>4.93342</text:p>
              </table:table-cell>
              <table:table-cell office:value-type="float" office:value="5.94907">
                <text:p>5.94907</text:p>
              </table:table-cell>
              <table:table-cell office:value-type="float" office:value="32.85025">
                <text:p>32.85025</text:p>
              </table:table-cell>
              <table:table-cell office:value-type="float" office:value="12.61027">
                <text:p>12.61027</text:p>
              </table:table-cell>
              <table:table-cell office:value-type="float" office:value="22.68486">
                <text:p>22.68486</text:p>
              </table:table-cell>
              <table:table-cell office:value-type="float" office:value="14.81337">
                <text:p>14.81337</text:p>
              </table:table-cell>
              <table:table-cell office:value-type="float" office:value="27.82675">
                <text:p>27.82675</text:p>
              </table:table-cell>
              <table:table-cell office:value-type="float" office:value="6.51628">
                <text:p>6.51628</text:p>
              </table:table-cell>
              <table:table-cell office:value-type="float" office:value="7.40524">
                <text:p>7.40524</text:p>
              </table:table-cell>
              <table:table-cell office:value-type="float" office:value="23.17632">
                <text:p>23.17632</text:p>
              </table:table-cell>
              <table:table-cell office:value-type="float" office:value="16.95644">
                <text:p>16.95644</text:p>
              </table:table-cell>
              <table:table-cell office:value-type="float" office:value="12.03525">
                <text:p>12.03525</text:p>
              </table:table-cell>
              <table:table-cell office:value-type="float" office:value="3.54215">
                <text:p>3.54215</text:p>
              </table:table-cell>
              <table:table-cell office:value-type="float" office:value="5.36314">
                <text:p>5.363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76646">
                <text:p>5.76646</text:p>
              </table:table-cell>
              <table:table-cell office:value-type="float" office:value="20.49099">
                <text:p>20.49099</text:p>
              </table:table-cell>
              <table:table-cell office:value-type="float" office:value="30.0267">
                <text:p>30.0267</text:p>
              </table:table-cell>
              <table:table-cell office:value-type="float" office:value="20.56708">
                <text:p>20.56708</text:p>
              </table:table-cell>
              <table:table-cell office:value-type="float" office:value="25.44111">
                <text:p>25.44111</text:p>
              </table:table-cell>
              <table:table-cell office:value-type="float" office:value="11.67784">
                <text:p>11.67784</text:p>
              </table:table-cell>
              <table:table-cell office:value-type="float" office:value="5.71469">
                <text:p>5.71469</text:p>
              </table:table-cell>
              <table:table-cell office:value-type="float" office:value="5.28847">
                <text:p>5.28847</text:p>
              </table:table-cell>
              <table:table-cell office:value-type="float" office:value="32.41033">
                <text:p>32.41033</text:p>
              </table:table-cell>
              <table:table-cell office:value-type="float" office:value="13.4573">
                <text:p>13.4573</text:p>
              </table:table-cell>
              <table:table-cell office:value-type="float" office:value="21.10229">
                <text:p>21.10229</text:p>
              </table:table-cell>
              <table:table-cell office:value-type="float" office:value="13.61029">
                <text:p>13.61029</text:p>
              </table:table-cell>
              <table:table-cell office:value-type="float" office:value="27.3508">
                <text:p>27.3508</text:p>
              </table:table-cell>
              <table:table-cell office:value-type="float" office:value="6.97882">
                <text:p>6.97882</text:p>
              </table:table-cell>
              <table:table-cell office:value-type="float" office:value="6.92975">
                <text:p>6.92975</text:p>
              </table:table-cell>
              <table:table-cell office:value-type="float" office:value="21.59137">
                <text:p>21.59137</text:p>
              </table:table-cell>
              <table:table-cell office:value-type="float" office:value="16.34196">
                <text:p>16.34196</text:p>
              </table:table-cell>
              <table:table-cell office:value-type="float" office:value="11.41252">
                <text:p>11.41252</text:p>
              </table:table-cell>
              <table:table-cell office:value-type="float" office:value="3.92481">
                <text:p>3.92481</text:p>
              </table:table-cell>
              <table:table-cell office:value-type="float" office:value="5.33479">
                <text:p>5.334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8646">
                <text:p>6.18646</text:p>
              </table:table-cell>
              <table:table-cell office:value-type="float" office:value="19.95639">
                <text:p>19.95639</text:p>
              </table:table-cell>
              <table:table-cell office:value-type="float" office:value="29.17872">
                <text:p>29.17872</text:p>
              </table:table-cell>
              <table:table-cell office:value-type="float" office:value="20.26597">
                <text:p>20.26597</text:p>
              </table:table-cell>
              <table:table-cell office:value-type="float" office:value="24.8102">
                <text:p>24.8102</text:p>
              </table:table-cell>
              <table:table-cell office:value-type="float" office:value="11.64439">
                <text:p>11.64439</text:p>
              </table:table-cell>
              <table:table-cell office:value-type="float" office:value="6.79466">
                <text:p>6.79466</text:p>
              </table:table-cell>
              <table:table-cell office:value-type="float" office:value="5.09249">
                <text:p>5.09249</text:p>
              </table:table-cell>
              <table:table-cell office:value-type="float" office:value="32.06583">
                <text:p>32.06583</text:p>
              </table:table-cell>
              <table:table-cell office:value-type="float" office:value="14.02932">
                <text:p>14.02932</text:p>
              </table:table-cell>
              <table:table-cell office:value-type="float" office:value="19.51719">
                <text:p>19.51719</text:p>
              </table:table-cell>
              <table:table-cell office:value-type="float" office:value="12.47734">
                <text:p>12.47734</text:p>
              </table:table-cell>
              <table:table-cell office:value-type="float" office:value="27.04311">
                <text:p>27.04311</text:p>
              </table:table-cell>
              <table:table-cell office:value-type="float" office:value="7.40701">
                <text:p>7.40701</text:p>
              </table:table-cell>
              <table:table-cell office:value-type="float" office:value="6.29874">
                <text:p>6.29874</text:p>
              </table:table-cell>
              <table:table-cell office:value-type="float" office:value="20.19121">
                <text:p>20.19121</text:p>
              </table:table-cell>
              <table:table-cell office:value-type="float" office:value="15.9767">
                <text:p>15.9767</text:p>
              </table:table-cell>
              <table:table-cell office:value-type="float" office:value="10.66804">
                <text:p>10.66804</text:p>
              </table:table-cell>
              <table:table-cell office:value-type="float" office:value="4.41976">
                <text:p>4.41976</text:p>
              </table:table-cell>
              <table:table-cell office:value-type="float" office:value="5.79308">
                <text:p>5.793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761">
                <text:p>6.65761</text:p>
              </table:table-cell>
              <table:table-cell office:value-type="float" office:value="19.43435">
                <text:p>19.43435</text:p>
              </table:table-cell>
              <table:table-cell office:value-type="float" office:value="28.4042">
                <text:p>28.4042</text:p>
              </table:table-cell>
              <table:table-cell office:value-type="float" office:value="19.79956">
                <text:p>19.79956</text:p>
              </table:table-cell>
              <table:table-cell office:value-type="float" office:value="23.85756">
                <text:p>23.85756</text:p>
              </table:table-cell>
              <table:table-cell office:value-type="float" office:value="11.61507">
                <text:p>11.61507</text:p>
              </table:table-cell>
              <table:table-cell office:value-type="float" office:value="8.05674">
                <text:p>8.05674</text:p>
              </table:table-cell>
              <table:table-cell office:value-type="float" office:value="5.42198">
                <text:p>5.42198</text:p>
              </table:table-cell>
              <table:table-cell office:value-type="float" office:value="31.61877">
                <text:p>31.61877</text:p>
              </table:table-cell>
              <table:table-cell office:value-type="float" office:value="14.8451">
                <text:p>14.8451</text:p>
              </table:table-cell>
              <table:table-cell office:value-type="float" office:value="17.94117">
                <text:p>17.94117</text:p>
              </table:table-cell>
              <table:table-cell office:value-type="float" office:value="11.45928">
                <text:p>11.45928</text:p>
              </table:table-cell>
              <table:table-cell office:value-type="float" office:value="26.56851">
                <text:p>26.56851</text:p>
              </table:table-cell>
              <table:table-cell office:value-type="float" office:value="7.85813">
                <text:p>7.85813</text:p>
              </table:table-cell>
              <table:table-cell office:value-type="float" office:value="5.91833">
                <text:p>5.91833</text:p>
              </table:table-cell>
              <table:table-cell office:value-type="float" office:value="18.62088">
                <text:p>18.62088</text:p>
              </table:table-cell>
              <table:table-cell office:value-type="float" office:value="15.50594">
                <text:p>15.50594</text:p>
              </table:table-cell>
              <table:table-cell office:value-type="float" office:value="9.63506">
                <text:p>9.63506</text:p>
              </table:table-cell>
              <table:table-cell office:value-type="float" office:value="4.96479">
                <text:p>4.96479</text:p>
              </table:table-cell>
              <table:table-cell office:value-type="float" office:value="6.63272">
                <text:p>6.63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945">
                <text:p>7.19945</text:p>
              </table:table-cell>
              <table:table-cell office:value-type="float" office:value="18.90719">
                <text:p>18.90719</text:p>
              </table:table-cell>
              <table:table-cell office:value-type="float" office:value="27.75612">
                <text:p>27.75612</text:p>
              </table:table-cell>
              <table:table-cell office:value-type="float" office:value="19.49943">
                <text:p>19.49943</text:p>
              </table:table-cell>
              <table:table-cell office:value-type="float" office:value="23.21914">
                <text:p>23.21914</text:p>
              </table:table-cell>
              <table:table-cell office:value-type="float" office:value="11.63564">
                <text:p>11.63564</text:p>
              </table:table-cell>
              <table:table-cell office:value-type="float" office:value="9.42396">
                <text:p>9.42396</text:p>
              </table:table-cell>
              <table:table-cell office:value-type="float" office:value="6.17561">
                <text:p>6.17561</text:p>
              </table:table-cell>
              <table:table-cell office:value-type="float" office:value="31.27591">
                <text:p>31.27591</text:p>
              </table:table-cell>
              <table:table-cell office:value-type="float" office:value="15.34671">
                <text:p>15.34671</text:p>
              </table:table-cell>
              <table:table-cell office:value-type="float" office:value="16.52468">
                <text:p>16.52468</text:p>
              </table:table-cell>
              <table:table-cell office:value-type="float" office:value="10.57577">
                <text:p>10.57577</text:p>
              </table:table-cell>
              <table:table-cell office:value-type="float" office:value="26.252">
                <text:p>26.252</text:p>
              </table:table-cell>
              <table:table-cell office:value-type="float" office:value="8.20559">
                <text:p>8.20559</text:p>
              </table:table-cell>
              <table:table-cell office:value-type="float" office:value="5.46512">
                <text:p>5.46512</text:p>
              </table:table-cell>
              <table:table-cell office:value-type="float" office:value="17.07332">
                <text:p>17.07332</text:p>
              </table:table-cell>
              <table:table-cell office:value-type="float" office:value="15.19503">
                <text:p>15.19503</text:p>
              </table:table-cell>
              <table:table-cell office:value-type="float" office:value="8.55523">
                <text:p>8.55523</text:p>
              </table:table-cell>
              <table:table-cell office:value-type="float" office:value="5.56696">
                <text:p>5.56696</text:p>
              </table:table-cell>
              <table:table-cell office:value-type="float" office:value="7.72665">
                <text:p>7.726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78266">
                <text:p>7.78266</text:p>
              </table:table-cell>
              <table:table-cell office:value-type="float" office:value="18.40221">
                <text:p>18.40221</text:p>
              </table:table-cell>
              <table:table-cell office:value-type="float" office:value="26.78384">
                <text:p>26.78384</text:p>
              </table:table-cell>
              <table:table-cell office:value-type="float" office:value="19.16377">
                <text:p>19.16377</text:p>
              </table:table-cell>
              <table:table-cell office:value-type="float" office:value="22.26118">
                <text:p>22.26118</text:p>
              </table:table-cell>
              <table:table-cell office:value-type="float" office:value="11.6536">
                <text:p>11.6536</text:p>
              </table:table-cell>
              <table:table-cell office:value-type="float" office:value="10.84618">
                <text:p>10.84618</text:p>
              </table:table-cell>
              <table:table-cell office:value-type="float" office:value="7.22705">
                <text:p>7.22705</text:p>
              </table:table-cell>
              <table:table-cell office:value-type="float" office:value="30.83038">
                <text:p>30.83038</text:p>
              </table:table-cell>
              <table:table-cell office:value-type="float" office:value="16.11125">
                <text:p>16.11125</text:p>
              </table:table-cell>
              <table:table-cell office:value-type="float" office:value="15.0161">
                <text:p>15.0161</text:p>
              </table:table-cell>
              <table:table-cell office:value-type="float" office:value="9.86761">
                <text:p>9.86761</text:p>
              </table:table-cell>
              <table:table-cell office:value-type="float" office:value="25.78865">
                <text:p>25.78865</text:p>
              </table:table-cell>
              <table:table-cell office:value-type="float" office:value="8.62245">
                <text:p>8.62245</text:p>
              </table:table-cell>
              <table:table-cell office:value-type="float" office:value="5.2343">
                <text:p>5.2343</text:p>
              </table:table-cell>
              <table:table-cell office:value-type="float" office:value="15.5522">
                <text:p>15.5522</text:p>
              </table:table-cell>
              <table:table-cell office:value-type="float" office:value="14.73478">
                <text:p>14.73478</text:p>
              </table:table-cell>
              <table:table-cell office:value-type="float" office:value="7.55183">
                <text:p>7.55183</text:p>
              </table:table-cell>
              <table:table-cell office:value-type="float" office:value="6.19193">
                <text:p>6.19193</text:p>
              </table:table-cell>
              <table:table-cell office:value-type="float" office:value="8.9929">
                <text:p>8.99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1559">
                <text:p>8.81559</text:p>
              </table:table-cell>
              <table:table-cell office:value-type="float" office:value="17.88475">
                <text:p>17.88475</text:p>
              </table:table-cell>
              <table:table-cell office:value-type="float" office:value="25.14624">
                <text:p>25.14624</text:p>
              </table:table-cell>
              <table:table-cell office:value-type="float" office:value="18.72517">
                <text:p>18.72517</text:p>
              </table:table-cell>
              <table:table-cell office:value-type="float" office:value="21.63323">
                <text:p>21.63323</text:p>
              </table:table-cell>
              <table:table-cell office:value-type="float" office:value="11.73914">
                <text:p>11.73914</text:p>
              </table:table-cell>
              <table:table-cell office:value-type="float" office:value="12.2928">
                <text:p>12.2928</text:p>
              </table:table-cell>
              <table:table-cell office:value-type="float" office:value="8.4578">
                <text:p>8.4578</text:p>
              </table:table-cell>
              <table:table-cell office:value-type="float" office:value="30.47912">
                <text:p>30.47912</text:p>
              </table:table-cell>
              <table:table-cell office:value-type="float" office:value="16.6213">
                <text:p>16.6213</text:p>
              </table:table-cell>
              <table:table-cell office:value-type="float" office:value="13.50586">
                <text:p>13.50586</text:p>
              </table:table-cell>
              <table:table-cell office:value-type="float" office:value="9.38796">
                <text:p>9.38796</text:p>
              </table:table-cell>
              <table:table-cell office:value-type="float" office:value="25.49397">
                <text:p>25.49397</text:p>
              </table:table-cell>
              <table:table-cell office:value-type="float" office:value="8.95355">
                <text:p>8.95355</text:p>
              </table:table-cell>
              <table:table-cell office:value-type="float" office:value="5.04342">
                <text:p>5.04342</text:p>
              </table:table-cell>
              <table:table-cell office:value-type="float" office:value="14.04745">
                <text:p>14.04745</text:p>
              </table:table-cell>
              <table:table-cell office:value-type="float" office:value="14.42589">
                <text:p>14.42589</text:p>
              </table:table-cell>
              <table:table-cell office:value-type="float" office:value="6.68458">
                <text:p>6.68458</text:p>
              </table:table-cell>
              <table:table-cell office:value-type="float" office:value="6.86477">
                <text:p>6.86477</text:p>
              </table:table-cell>
              <table:table-cell office:value-type="float" office:value="10.34323">
                <text:p>10.343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02138">
                <text:p>10.02138</text:p>
              </table:table-cell>
              <table:table-cell office:value-type="float" office:value="17.39187">
                <text:p>17.39187</text:p>
              </table:table-cell>
              <table:table-cell office:value-type="float" office:value="23.50984">
                <text:p>23.50984</text:p>
              </table:table-cell>
              <table:table-cell office:value-type="float" office:value="18.4007">
                <text:p>18.4007</text:p>
              </table:table-cell>
              <table:table-cell office:value-type="float" office:value="20.68033">
                <text:p>20.68033</text:p>
              </table:table-cell>
              <table:table-cell office:value-type="float" office:value="11.81224">
                <text:p>11.81224</text:p>
              </table:table-cell>
              <table:table-cell office:value-type="float" office:value="13.64871">
                <text:p>13.64871</text:p>
              </table:table-cell>
              <table:table-cell office:value-type="float" office:value="9.80035">
                <text:p>9.80035</text:p>
              </table:table-cell>
              <table:table-cell office:value-type="float" office:value="29.68637">
                <text:p>29.68637</text:p>
              </table:table-cell>
              <table:table-cell office:value-type="float" office:value="17.3895">
                <text:p>17.3895</text:p>
              </table:table-cell>
              <table:table-cell office:value-type="float" office:value="12.027">
                <text:p>12.027</text:p>
              </table:table-cell>
              <table:table-cell office:value-type="float" office:value="9.16182">
                <text:p>9.16182</text:p>
              </table:table-cell>
              <table:table-cell office:value-type="float" office:value="25.04189">
                <text:p>25.04189</text:p>
              </table:table-cell>
              <table:table-cell office:value-type="float" office:value="9.40613">
                <text:p>9.40613</text:p>
              </table:table-cell>
              <table:table-cell office:value-type="float" office:value="5.01535">
                <text:p>5.01535</text:p>
              </table:table-cell>
              <table:table-cell office:value-type="float" office:value="12.56189">
                <text:p>12.56189</text:p>
              </table:table-cell>
              <table:table-cell office:value-type="float" office:value="13.74921">
                <text:p>13.74921</text:p>
              </table:table-cell>
              <table:table-cell office:value-type="float" office:value="5.99992">
                <text:p>5.99992</text:p>
              </table:table-cell>
              <table:table-cell office:value-type="float" office:value="7.52824">
                <text:p>7.52824</text:p>
              </table:table-cell>
              <table:table-cell office:value-type="float" office:value="11.7076">
                <text:p>11.70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30067">
                <text:p>11.30067</text:p>
              </table:table-cell>
              <table:table-cell office:value-type="float" office:value="16.89602">
                <text:p>16.89602</text:p>
              </table:table-cell>
              <table:table-cell office:value-type="float" office:value="22.06368">
                <text:p>22.06368</text:p>
              </table:table-cell>
              <table:table-cell office:value-type="float" office:value="17.96334">
                <text:p>17.96334</text:p>
              </table:table-cell>
              <table:table-cell office:value-type="float" office:value="20.04604">
                <text:p>20.04604</text:p>
              </table:table-cell>
              <table:table-cell office:value-type="float" office:value="11.95259">
                <text:p>11.95259</text:p>
              </table:table-cell>
              <table:table-cell office:value-type="float" office:value="14.9782">
                <text:p>14.9782</text:p>
              </table:table-cell>
              <table:table-cell office:value-type="float" office:value="11.20975">
                <text:p>11.20975</text:p>
              </table:table-cell>
              <table:table-cell office:value-type="float" office:value="28.89535">
                <text:p>28.89535</text:p>
              </table:table-cell>
              <table:table-cell office:value-type="float" office:value="17.90847">
                <text:p>17.90847</text:p>
              </table:table-cell>
              <table:table-cell office:value-type="float" office:value="10.5891">
                <text:p>10.5891</text:p>
              </table:table-cell>
              <table:table-cell office:value-type="float" office:value="9.21503">
                <text:p>9.21503</text:p>
              </table:table-cell>
              <table:table-cell office:value-type="float" office:value="24.73761">
                <text:p>24.73761</text:p>
              </table:table-cell>
              <table:table-cell office:value-type="float" office:value="10.02532">
                <text:p>10.02532</text:p>
              </table:table-cell>
              <table:table-cell office:value-type="float" office:value="5.1385">
                <text:p>5.1385</text:p>
              </table:table-cell>
              <table:table-cell office:value-type="float" office:value="11.10555">
                <text:p>11.10555</text:p>
              </table:table-cell>
              <table:table-cell office:value-type="float" office:value="13.34677">
                <text:p>13.34677</text:p>
              </table:table-cell>
              <table:table-cell office:value-type="float" office:value="5.59082">
                <text:p>5.59082</text:p>
              </table:table-cell>
              <table:table-cell office:value-type="float" office:value="8.23344">
                <text:p>8.23344</text:p>
              </table:table-cell>
              <table:table-cell office:value-type="float" office:value="12.92985">
                <text:p>12.92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97411">
                <text:p>11.97411</text:p>
              </table:table-cell>
              <table:table-cell office:value-type="float" office:value="16.41694">
                <text:p>16.41694</text:p>
              </table:table-cell>
              <table:table-cell office:value-type="float" office:value="20.69446">
                <text:p>20.69446</text:p>
              </table:table-cell>
              <table:table-cell office:value-type="float" office:value="17.64046">
                <text:p>17.64046</text:p>
              </table:table-cell>
              <table:table-cell office:value-type="float" office:value="19.09577">
                <text:p>19.09577</text:p>
              </table:table-cell>
              <table:table-cell office:value-type="float" office:value="12.07609">
                <text:p>12.07609</text:p>
              </table:table-cell>
              <table:table-cell office:value-type="float" office:value="16.32738">
                <text:p>16.32738</text:p>
              </table:table-cell>
              <table:table-cell office:value-type="float" office:value="12.63167">
                <text:p>12.63167</text:p>
              </table:table-cell>
              <table:table-cell office:value-type="float" office:value="28.1262">
                <text:p>28.1262</text:p>
              </table:table-cell>
              <table:table-cell office:value-type="float" office:value="18.69225">
                <text:p>18.69225</text:p>
              </table:table-cell>
              <table:table-cell office:value-type="float" office:value="9.20303">
                <text:p>9.20303</text:p>
              </table:table-cell>
              <table:table-cell office:value-type="float" office:value="9.53782">
                <text:p>9.53782</text:p>
              </table:table-cell>
              <table:table-cell office:value-type="float" office:value="24.2775">
                <text:p>24.2775</text:p>
              </table:table-cell>
              <table:table-cell office:value-type="float" office:value="10.53605">
                <text:p>10.53605</text:p>
              </table:table-cell>
              <table:table-cell office:value-type="float" office:value="5.31985">
                <text:p>5.31985</text:p>
              </table:table-cell>
              <table:table-cell office:value-type="float" office:value="9.70475">
                <text:p>9.70475</text:p>
              </table:table-cell>
              <table:table-cell office:value-type="float" office:value="12.81209">
                <text:p>12.81209</text:p>
              </table:table-cell>
              <table:table-cell office:value-type="float" office:value="5.50395">
                <text:p>5.50395</text:p>
              </table:table-cell>
              <table:table-cell office:value-type="float" office:value="8.91727">
                <text:p>8.91727</text:p>
              </table:table-cell>
              <table:table-cell office:value-type="float" office:value="14.18475">
                <text:p>14.184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63741">
                <text:p>12.63741</text:p>
              </table:table-cell>
              <table:table-cell office:value-type="float" office:value="15.95908">
                <text:p>15.95908</text:p>
              </table:table-cell>
              <table:table-cell office:value-type="float" office:value="19.54846">
                <text:p>19.54846</text:p>
              </table:table-cell>
              <table:table-cell office:value-type="float" office:value="17.21495">
                <text:p>17.21495</text:p>
              </table:table-cell>
              <table:table-cell office:value-type="float" office:value="18.46528">
                <text:p>18.46528</text:p>
              </table:table-cell>
              <table:table-cell office:value-type="float" office:value="12.27057">
                <text:p>12.27057</text:p>
              </table:table-cell>
              <table:table-cell office:value-type="float" office:value="17.14116">
                <text:p>17.14116</text:p>
              </table:table-cell>
              <table:table-cell office:value-type="float" office:value="13.92768">
                <text:p>13.92768</text:p>
              </table:table-cell>
              <table:table-cell office:value-type="float" office:value="27.64818">
                <text:p>27.64818</text:p>
              </table:table-cell>
              <table:table-cell office:value-type="float" office:value="19.20903">
                <text:p>19.20903</text:p>
              </table:table-cell>
              <table:table-cell office:value-type="float" office:value="7.90317">
                <text:p>7.90317</text:p>
              </table:table-cell>
              <table:table-cell office:value-type="float" office:value="10.0646">
                <text:p>10.0646</text:p>
              </table:table-cell>
              <table:table-cell office:value-type="float" office:value="23.97428">
                <text:p>23.97428</text:p>
              </table:table-cell>
              <table:table-cell office:value-type="float" office:value="11.12111">
                <text:p>11.12111</text:p>
              </table:table-cell>
              <table:table-cell office:value-type="float" office:value="5.73274">
                <text:p>5.73274</text:p>
              </table:table-cell>
              <table:table-cell office:value-type="float" office:value="8.39322">
                <text:p>8.39322</text:p>
              </table:table-cell>
              <table:table-cell office:value-type="float" office:value="12.49021">
                <text:p>12.49021</text:p>
              </table:table-cell>
              <table:table-cell office:value-type="float" office:value="5.65108">
                <text:p>5.65108</text:p>
              </table:table-cell>
              <table:table-cell office:value-type="float" office:value="9.64866">
                <text:p>9.64866</text:p>
              </table:table-cell>
              <table:table-cell office:value-type="float" office:value="15.45778">
                <text:p>15.45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32917">
                <text:p>13.32917</text:p>
              </table:table-cell>
              <table:table-cell office:value-type="float" office:value="15.60503">
                <text:p>15.60503</text:p>
              </table:table-cell>
              <table:table-cell office:value-type="float" office:value="18.64714">
                <text:p>18.64714</text:p>
              </table:table-cell>
              <table:table-cell office:value-type="float" office:value="16.883">
                <text:p>16.883</text:p>
              </table:table-cell>
              <table:table-cell office:value-type="float" office:value="17.53462">
                <text:p>17.53462</text:p>
              </table:table-cell>
              <table:table-cell office:value-type="float" office:value="12.43205">
                <text:p>12.43205</text:p>
              </table:table-cell>
              <table:table-cell office:value-type="float" office:value="17.6897">
                <text:p>17.6897</text:p>
              </table:table-cell>
              <table:table-cell office:value-type="float" office:value="15.20457">
                <text:p>15.20457</text:p>
              </table:table-cell>
              <table:table-cell office:value-type="float" office:value="27.33059">
                <text:p>27.33059</text:p>
              </table:table-cell>
              <table:table-cell office:value-type="float" office:value="19.99824">
                <text:p>19.99824</text:p>
              </table:table-cell>
              <table:table-cell office:value-type="float" office:value="6.76894">
                <text:p>6.76894</text:p>
              </table:table-cell>
              <table:table-cell office:value-type="float" office:value="10.67612">
                <text:p>10.67612</text:p>
              </table:table-cell>
              <table:table-cell office:value-type="float" office:value="23.51544">
                <text:p>23.51544</text:p>
              </table:table-cell>
              <table:table-cell office:value-type="float" office:value="11.68814">
                <text:p>11.68814</text:p>
              </table:table-cell>
              <table:table-cell office:value-type="float" office:value="6.07694">
                <text:p>6.07694</text:p>
              </table:table-cell>
              <table:table-cell office:value-type="float" office:value="7.20675">
                <text:p>7.20675</text:p>
              </table:table-cell>
              <table:table-cell office:value-type="float" office:value="12.15391">
                <text:p>12.15391</text:p>
              </table:table-cell>
              <table:table-cell office:value-type="float" office:value="5.77198">
                <text:p>5.77198</text:p>
              </table:table-cell>
              <table:table-cell office:value-type="float" office:value="10.34387">
                <text:p>10.34387</text:p>
              </table:table-cell>
              <table:table-cell office:value-type="float" office:value="16.76216">
                <text:p>16.762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01057">
                <text:p>14.01057</text:p>
              </table:table-cell>
              <table:table-cell office:value-type="float" office:value="15.09208">
                <text:p>15.09208</text:p>
              </table:table-cell>
              <table:table-cell office:value-type="float" office:value="17.83903">
                <text:p>17.83903</text:p>
              </table:table-cell>
              <table:table-cell office:value-type="float" office:value="16.45913">
                <text:p>16.45913</text:p>
              </table:table-cell>
              <table:table-cell office:value-type="float" office:value="16.92872">
                <text:p>16.92872</text:p>
              </table:table-cell>
              <table:table-cell office:value-type="float" office:value="12.67566">
                <text:p>12.67566</text:p>
              </table:table-cell>
              <table:table-cell office:value-type="float" office:value="18.51235">
                <text:p>18.51235</text:p>
              </table:table-cell>
              <table:table-cell office:value-type="float" office:value="16.50397">
                <text:p>16.50397</text:p>
              </table:table-cell>
              <table:table-cell office:value-type="float" office:value="26.55929">
                <text:p>26.55929</text:p>
              </table:table-cell>
              <table:table-cell office:value-type="float" office:value="20.53126">
                <text:p>20.53126</text:p>
              </table:table-cell>
              <table:table-cell office:value-type="float" office:value="5.87707">
                <text:p>5.87707</text:p>
              </table:table-cell>
              <table:table-cell office:value-type="float" office:value="11.29439">
                <text:p>11.29439</text:p>
              </table:table-cell>
              <table:table-cell office:value-type="float" office:value="23.2133">
                <text:p>23.2133</text:p>
              </table:table-cell>
              <table:table-cell office:value-type="float" office:value="12.26413">
                <text:p>12.26413</text:p>
              </table:table-cell>
              <table:table-cell office:value-type="float" office:value="6.67385">
                <text:p>6.67385</text:p>
              </table:table-cell>
              <table:table-cell office:value-type="float" office:value="6.23863">
                <text:p>6.23863</text:p>
              </table:table-cell>
              <table:table-cell office:value-type="float" office:value="11.71988">
                <text:p>11.71988</text:p>
              </table:table-cell>
              <table:table-cell office:value-type="float" office:value="6.08008">
                <text:p>6.08008</text:p>
              </table:table-cell>
              <table:table-cell office:value-type="float" office:value="11.07284">
                <text:p>11.07284</text:p>
              </table:table-cell>
              <table:table-cell office:value-type="float" office:value="18.07803">
                <text:p>18.078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72117">
                <text:p>14.72117</text:p>
              </table:table-cell>
              <table:table-cell office:value-type="float" office:value="14.75844">
                <text:p>14.75844</text:p>
              </table:table-cell>
              <table:table-cell office:value-type="float" office:value="17.044">
                <text:p>17.044</text:p>
              </table:table-cell>
              <table:table-cell office:value-type="float" office:value="16.13958">
                <text:p>16.13958</text:p>
              </table:table-cell>
              <table:table-cell office:value-type="float" office:value="16.01241">
                <text:p>16.01241</text:p>
              </table:table-cell>
              <table:table-cell office:value-type="float" office:value="12.89198">
                <text:p>12.89198</text:p>
              </table:table-cell>
              <table:table-cell office:value-type="float" office:value="19.06357">
                <text:p>19.06357</text:p>
              </table:table-cell>
              <table:table-cell office:value-type="float" office:value="17.8235">
                <text:p>17.8235</text:p>
              </table:table-cell>
              <table:table-cell office:value-type="float" office:value="25.80956">
                <text:p>25.80956</text:p>
              </table:table-cell>
              <table:table-cell office:value-type="float" office:value="21.31925">
                <text:p>21.31925</text:p>
              </table:table-cell>
              <table:table-cell office:value-type="float" office:value="5.35227">
                <text:p>5.35227</text:p>
              </table:table-cell>
              <table:table-cell office:value-type="float" office:value="11.54025">
                <text:p>11.54025</text:p>
              </table:table-cell>
              <table:table-cell office:value-type="float" office:value="22.75577">
                <text:p>22.75577</text:p>
              </table:table-cell>
              <table:table-cell office:value-type="float" office:value="12.8359">
                <text:p>12.8359</text:p>
              </table:table-cell>
              <table:table-cell office:value-type="float" office:value="7.12596">
                <text:p>7.12596</text:p>
              </table:table-cell>
              <table:table-cell office:value-type="float" office:value="5.59414">
                <text:p>5.59414</text:p>
              </table:table-cell>
              <table:table-cell office:value-type="float" office:value="11.33221">
                <text:p>11.33221</text:p>
              </table:table-cell>
              <table:table-cell office:value-type="float" office:value="6.34745">
                <text:p>6.34745</text:p>
              </table:table-cell>
              <table:table-cell office:value-type="float" office:value="11.74628">
                <text:p>11.74628</text:p>
              </table:table-cell>
              <table:table-cell office:value-type="float" office:value="19.40713">
                <text:p>19.40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40903">
                <text:p>15.40903</text:p>
              </table:table-cell>
              <table:table-cell office:value-type="float" office:value="14.28817">
                <text:p>14.28817</text:p>
              </table:table-cell>
              <table:table-cell office:value-type="float" office:value="16.26254">
                <text:p>16.26254</text:p>
              </table:table-cell>
              <table:table-cell office:value-type="float" office:value="15.72773">
                <text:p>15.72773</text:p>
              </table:table-cell>
              <table:table-cell office:value-type="float" office:value="15.40326">
                <text:p>15.40326</text:p>
              </table:table-cell>
              <table:table-cell office:value-type="float" office:value="13.18914">
                <text:p>13.18914</text:p>
              </table:table-cell>
              <table:table-cell office:value-type="float" office:value="19.88533">
                <text:p>19.88533</text:p>
              </table:table-cell>
              <table:table-cell office:value-type="float" office:value="19.14727">
                <text:p>19.14727</text:p>
              </table:table-cell>
              <table:table-cell office:value-type="float" office:value="25.34739">
                <text:p>25.34739</text:p>
              </table:table-cell>
              <table:table-cell office:value-type="float" office:value="21.8545">
                <text:p>21.8545</text:p>
              </table:table-cell>
              <table:table-cell office:value-type="float" office:value="5.30668">
                <text:p>5.30668</text:p>
              </table:table-cell>
              <table:table-cell office:value-type="float" office:value="11.8718">
                <text:p>11.8718</text:p>
              </table:table-cell>
              <table:table-cell office:value-type="float" office:value="22.44479">
                <text:p>22.44479</text:p>
              </table:table-cell>
              <table:table-cell office:value-type="float" office:value="13.42408">
                <text:p>13.42408</text:p>
              </table:table-cell>
              <table:table-cell office:value-type="float" office:value="7.84822">
                <text:p>7.84822</text:p>
              </table:table-cell>
              <table:table-cell office:value-type="float" office:value="5.39302">
                <text:p>5.39302</text:p>
              </table:table-cell>
              <table:table-cell office:value-type="float" office:value="10.75562">
                <text:p>10.75562</text:p>
              </table:table-cell>
              <table:table-cell office:value-type="float" office:value="6.77278">
                <text:p>6.77278</text:p>
              </table:table-cell>
              <table:table-cell office:value-type="float" office:value="12.48221">
                <text:p>12.48221</text:p>
              </table:table-cell>
              <table:table-cell office:value-type="float" office:value="20.74645">
                <text:p>20.746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12899">
                <text:p>16.12899</text:p>
              </table:table-cell>
              <table:table-cell office:value-type="float" office:value="14.00313">
                <text:p>14.00313</text:p>
              </table:table-cell>
              <table:table-cell office:value-type="float" office:value="15.50342">
                <text:p>15.50342</text:p>
              </table:table-cell>
              <table:table-cell office:value-type="float" office:value="15.34141">
                <text:p>15.34141</text:p>
              </table:table-cell>
              <table:table-cell office:value-type="float" office:value="14.49962">
                <text:p>14.49962</text:p>
              </table:table-cell>
              <table:table-cell office:value-type="float" office:value="13.43574">
                <text:p>13.43574</text:p>
              </table:table-cell>
              <table:table-cell office:value-type="float" office:value="20.43717">
                <text:p>20.43717</text:p>
              </table:table-cell>
              <table:table-cell office:value-type="float" office:value="20.49411">
                <text:p>20.49411</text:p>
              </table:table-cell>
              <table:table-cell office:value-type="float" office:value="25.04335">
                <text:p>25.04335</text:p>
              </table:table-cell>
              <table:table-cell office:value-type="float" office:value="22.65024">
                <text:p>22.65024</text:p>
              </table:table-cell>
              <table:table-cell office:value-type="float" office:value="5.74843">
                <text:p>5.74843</text:p>
              </table:table-cell>
              <table:table-cell office:value-type="float" office:value="12.11872">
                <text:p>12.11872</text:p>
              </table:table-cell>
              <table:table-cell office:value-type="float" office:value="21.9894">
                <text:p>21.9894</text:p>
              </table:table-cell>
              <table:table-cell office:value-type="float" office:value="14.0155">
                <text:p>14.0155</text:p>
              </table:table-cell>
              <table:table-cell office:value-type="float" office:value="8.36317">
                <text:p>8.36317</text:p>
              </table:table-cell>
              <table:table-cell office:value-type="float" office:value="5.70104">
                <text:p>5.70104</text:p>
              </table:table-cell>
              <table:table-cell office:value-type="float" office:value="10.26938">
                <text:p>10.26938</text:p>
              </table:table-cell>
              <table:table-cell office:value-type="float" office:value="7.17196">
                <text:p>7.17196</text:p>
              </table:table-cell>
              <table:table-cell office:value-type="float" office:value="13.1725">
                <text:p>13.1725</text:p>
              </table:table-cell>
              <table:table-cell office:value-type="float" office:value="22.09472">
                <text:p>22.09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8283">
                <text:p>16.8283</text:p>
              </table:table-cell>
              <table:table-cell office:value-type="float" office:value="13.37399">
                <text:p>13.37399</text:p>
              </table:table-cell>
              <table:table-cell office:value-type="float" office:value="14.72728">
                <text:p>14.72728</text:p>
              </table:table-cell>
              <table:table-cell office:value-type="float" office:value="14.81897">
                <text:p>14.81897</text:p>
              </table:table-cell>
              <table:table-cell office:value-type="float" office:value="13.89902">
                <text:p>13.89902</text:p>
              </table:table-cell>
              <table:table-cell office:value-type="float" office:value="13.76188">
                <text:p>13.76188</text:p>
              </table:table-cell>
              <table:table-cell office:value-type="float" office:value="21.27137">
                <text:p>21.27137</text:p>
              </table:table-cell>
              <table:table-cell office:value-type="float" office:value="21.71816">
                <text:p>21.71816</text:p>
              </table:table-cell>
              <table:table-cell office:value-type="float" office:value="24.27973">
                <text:p>24.27973</text:p>
              </table:table-cell>
              <table:table-cell office:value-type="float" office:value="23.18153">
                <text:p>23.18153</text:p>
              </table:table-cell>
              <table:table-cell office:value-type="float" office:value="6.57657">
                <text:p>6.57657</text:p>
              </table:table-cell>
              <table:table-cell office:value-type="float" office:value="12.46832">
                <text:p>12.46832</text:p>
              </table:table-cell>
              <table:table-cell office:value-type="float" office:value="21.67885">
                <text:p>21.67885</text:p>
              </table:table-cell>
              <table:table-cell office:value-type="float" office:value="14.61526">
                <text:p>14.61526</text:p>
              </table:table-cell>
              <table:table-cell office:value-type="float" office:value="9.11207">
                <text:p>9.11207</text:p>
              </table:table-cell>
              <table:table-cell office:value-type="float" office:value="6.26805">
                <text:p>6.26805</text:p>
              </table:table-cell>
              <table:table-cell office:value-type="float" office:value="9.79575">
                <text:p>9.79575</text:p>
              </table:table-cell>
              <table:table-cell office:value-type="float" office:value="7.66815">
                <text:p>7.66815</text:p>
              </table:table-cell>
              <table:table-cell office:value-type="float" office:value="13.91572">
                <text:p>13.91572</text:p>
              </table:table-cell>
              <table:table-cell office:value-type="float" office:value="23.4518">
                <text:p>23.45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55466">
                <text:p>17.55466</text:p>
              </table:table-cell>
              <table:table-cell office:value-type="float" office:value="12.91986">
                <text:p>12.91986</text:p>
              </table:table-cell>
              <table:table-cell office:value-type="float" office:value="13.95432">
                <text:p>13.95432</text:p>
              </table:table-cell>
              <table:table-cell office:value-type="float" office:value="14.81897">
                <text:p>14.81897</text:p>
              </table:table-cell>
              <table:table-cell office:value-type="float" office:value="12.99943">
                <text:p>12.99943</text:p>
              </table:table-cell>
              <table:table-cell office:value-type="float" office:value="14.06211">
                <text:p>14.06211</text:p>
              </table:table-cell>
              <table:table-cell office:value-type="float" office:value="21.82917">
                <text:p>21.82917</text:p>
              </table:table-cell>
              <table:table-cell office:value-type="float" office:value="23.07864">
                <text:p>23.07864</text:p>
              </table:table-cell>
              <table:table-cell office:value-type="float" office:value="23.51878">
                <text:p>23.51878</text:p>
              </table:table-cell>
              <table:table-cell office:value-type="float" office:value="23.98001">
                <text:p>23.98001</text:p>
              </table:table-cell>
              <table:table-cell office:value-type="float" office:value="7.54282">
                <text:p>7.54282</text:p>
              </table:table-cell>
              <table:table-cell office:value-type="float" office:value="12.73141">
                <text:p>12.73141</text:p>
              </table:table-cell>
              <table:table-cell office:value-type="float" office:value="21.22493">
                <text:p>21.22493</text:p>
              </table:table-cell>
              <table:table-cell office:value-type="float" office:value="15.20944">
                <text:p>15.20944</text:p>
              </table:table-cell>
              <table:table-cell office:value-type="float" office:value="9.58172">
                <text:p>9.58172</text:p>
              </table:table-cell>
              <table:table-cell office:value-type="float" office:value="6.87489">
                <text:p>6.87489</text:p>
              </table:table-cell>
              <table:table-cell office:value-type="float" office:value="9.4441">
                <text:p>9.4441</text:p>
              </table:table-cell>
              <table:table-cell office:value-type="float" office:value="8.14306">
                <text:p>8.14306</text:p>
              </table:table-cell>
              <table:table-cell office:value-type="float" office:value="14.60714">
                <text:p>14.60714</text:p>
              </table:table-cell>
              <table:table-cell office:value-type="float" office:value="24.81954">
                <text:p>24.819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.21156">
                <text:p>18.21156</text:p>
              </table:table-cell>
              <table:table-cell office:value-type="float" office:value="12.66116">
                <text:p>12.66116</text:p>
              </table:table-cell>
              <table:table-cell office:value-type="float" office:value="13.17508">
                <text:p>13.17508</text:p>
              </table:table-cell>
              <table:table-cell office:value-type="float" office:value="14.31866">
                <text:p>14.31866</text:p>
              </table:table-cell>
              <table:table-cell office:value-type="float" office:value="12.40781">
                <text:p>12.40781</text:p>
              </table:table-cell>
              <table:table-cell office:value-type="float" office:value="14.47537">
                <text:p>14.47537</text:p>
              </table:table-cell>
              <table:table-cell office:value-type="float" office:value="22.6642">
                <text:p>22.6642</text:p>
              </table:table-cell>
              <table:table-cell office:value-type="float" office:value="23.73523">
                <text:p>23.73523</text:p>
              </table:table-cell>
              <table:table-cell office:value-type="float" office:value="22.75074">
                <text:p>22.75074</text:p>
              </table:table-cell>
              <table:table-cell office:value-type="float" office:value="24.51276">
                <text:p>24.51276</text:p>
              </table:table-cell>
              <table:table-cell office:value-type="float" office:value="8.44368">
                <text:p>8.44368</text:p>
              </table:table-cell>
              <table:table-cell office:value-type="float" office:value="13.09336">
                <text:p>13.09336</text:p>
              </table:table-cell>
              <table:table-cell office:value-type="float" office:value="20.91644">
                <text:p>20.91644</text:p>
              </table:table-cell>
              <table:table-cell office:value-type="float" office:value="15.81097">
                <text:p>15.81097</text:p>
              </table:table-cell>
              <table:table-cell office:value-type="float" office:value="10.27468">
                <text:p>10.27468</text:p>
              </table:table-cell>
              <table:table-cell office:value-type="float" office:value="7.48467">
                <text:p>7.48467</text:p>
              </table:table-cell>
              <table:table-cell office:value-type="float" office:value="9.01706">
                <text:p>9.01706</text:p>
              </table:table-cell>
              <table:table-cell office:value-type="float" office:value="8.69213">
                <text:p>8.69213</text:p>
              </table:table-cell>
              <table:table-cell office:value-type="float" office:value="15.36635">
                <text:p>15.36635</text:p>
              </table:table-cell>
              <table:table-cell office:value-type="float" office:value="26.18807">
                <text:p>26.18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83043">
                <text:p>18.83043</text:p>
              </table:table-cell>
              <table:table-cell office:value-type="float" office:value="12.51035">
                <text:p>12.51035</text:p>
              </table:table-cell>
              <table:table-cell office:value-type="float" office:value="12.40029">
                <text:p>12.40029</text:p>
              </table:table-cell>
              <table:table-cell office:value-type="float" office:value="13.75622">
                <text:p>13.75622</text:p>
              </table:table-cell>
              <table:table-cell office:value-type="float" office:value="10.94711">
                <text:p>10.94711</text:p>
              </table:table-cell>
              <table:table-cell office:value-type="float" office:value="14.90086">
                <text:p>14.90086</text:p>
              </table:table-cell>
              <table:table-cell office:value-type="float" office:value="23.22536">
                <text:p>23.22536</text:p>
              </table:table-cell>
              <table:table-cell office:value-type="float" office:value="24.43429">
                <text:p>24.43429</text:p>
              </table:table-cell>
              <table:table-cell office:value-type="float" office:value="21.98576">
                <text:p>21.98576</text:p>
              </table:table-cell>
              <table:table-cell office:value-type="float" office:value="25.31673">
                <text:p>25.31673</text:p>
              </table:table-cell>
              <table:table-cell office:value-type="float" office:value="9.22374">
                <text:p>9.22374</text:p>
              </table:table-cell>
              <table:table-cell office:value-type="float" office:value="13.36228">
                <text:p>13.36228</text:p>
              </table:table-cell>
              <table:table-cell office:value-type="float" office:value="20.45416">
                <text:p>20.45416</text:p>
              </table:table-cell>
              <table:table-cell office:value-type="float" office:value="16.41838">
                <text:p>16.41838</text:p>
              </table:table-cell>
              <table:table-cell office:value-type="float" office:value="10.79862">
                <text:p>10.79862</text:p>
              </table:table-cell>
              <table:table-cell office:value-type="float" office:value="8.14262">
                <text:p>8.14262</text:p>
              </table:table-cell>
              <table:table-cell office:value-type="float" office:value="8.67825">
                <text:p>8.67825</text:p>
              </table:table-cell>
              <table:table-cell office:value-type="float" office:value="9.23208">
                <text:p>9.23208</text:p>
              </table:table-cell>
              <table:table-cell office:value-type="float" office:value="16.06602">
                <text:p>16.06602</text:p>
              </table:table-cell>
              <table:table-cell office:value-type="float" office:value="27.56199">
                <text:p>27.561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45282">
                <text:p>19.45282</text:p>
              </table:table-cell>
              <table:table-cell office:value-type="float" office:value="12.40748">
                <text:p>12.40748</text:p>
              </table:table-cell>
              <table:table-cell office:value-type="float" office:value="11.63261">
                <text:p>11.63261</text:p>
              </table:table-cell>
              <table:table-cell office:value-type="float" office:value="13.19289">
                <text:p>13.19289</text:p>
              </table:table-cell>
              <table:table-cell office:value-type="float" office:value="9.5459">
                <text:p>9.5459</text:p>
              </table:table-cell>
              <table:table-cell office:value-type="float" office:value="15.36576">
                <text:p>15.36576</text:p>
              </table:table-cell>
              <table:table-cell office:value-type="float" office:value="24.0628">
                <text:p>24.0628</text:p>
              </table:table-cell>
              <table:table-cell office:value-type="float" office:value="25.09906">
                <text:p>25.09906</text:p>
              </table:table-cell>
              <table:table-cell office:value-type="float" office:value="21.21511">
                <text:p>21.21511</text:p>
              </table:table-cell>
              <table:table-cell office:value-type="float" office:value="25.84949">
                <text:p>25.84949</text:p>
              </table:table-cell>
              <table:table-cell office:value-type="float" office:value="10.13003">
                <text:p>10.13003</text:p>
              </table:table-cell>
              <table:table-cell office:value-type="float" office:value="13.74803">
                <text:p>13.74803</text:p>
              </table:table-cell>
              <table:table-cell office:value-type="float" office:value="20.15711">
                <text:p>20.15711</text:p>
              </table:table-cell>
              <table:table-cell office:value-type="float" office:value="17.03695">
                <text:p>17.03695</text:p>
              </table:table-cell>
              <table:table-cell office:value-type="float" office:value="11.42811">
                <text:p>11.42811</text:p>
              </table:table-cell>
              <table:table-cell office:value-type="float" office:value="8.84984">
                <text:p>8.84984</text:p>
              </table:table-cell>
              <table:table-cell office:value-type="float" office:value="8.12779">
                <text:p>8.12779</text:p>
              </table:table-cell>
              <table:table-cell office:value-type="float" office:value="9.82328">
                <text:p>9.82328</text:p>
              </table:table-cell>
              <table:table-cell office:value-type="float" office:value="16.82127">
                <text:p>16.82127</text:p>
              </table:table-cell>
              <table:table-cell office:value-type="float" office:value="28.93547">
                <text:p>28.935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05806">
                <text:p>20.05806</text:p>
              </table:table-cell>
              <table:table-cell office:value-type="float" office:value="12.46799">
                <text:p>12.46799</text:p>
              </table:table-cell>
              <table:table-cell office:value-type="float" office:value="10.87197">
                <text:p>10.87197</text:p>
              </table:table-cell>
              <table:table-cell office:value-type="float" office:value="12.6179">
                <text:p>12.6179</text:p>
              </table:table-cell>
              <table:table-cell office:value-type="float" office:value="8.22487">
                <text:p>8.22487</text:p>
              </table:table-cell>
              <table:table-cell office:value-type="float" office:value="15.8282">
                <text:p>15.8282</text:p>
              </table:table-cell>
              <table:table-cell office:value-type="float" office:value="24.62131">
                <text:p>24.62131</text:p>
              </table:table-cell>
              <table:table-cell office:value-type="float" office:value="25.79645">
                <text:p>25.79645</text:p>
              </table:table-cell>
              <table:table-cell office:value-type="float" office:value="20.45821">
                <text:p>20.45821</text:p>
              </table:table-cell>
              <table:table-cell office:value-type="float" office:value="26.64691">
                <text:p>26.64691</text:p>
              </table:table-cell>
              <table:table-cell office:value-type="float" office:value="11.20447">
                <text:p>11.20447</text:p>
              </table:table-cell>
              <table:table-cell office:value-type="float" office:value="14.02601">
                <text:p>14.02601</text:p>
              </table:table-cell>
              <table:table-cell office:value-type="float" office:value="19.69665">
                <text:p>19.69665</text:p>
              </table:table-cell>
              <table:table-cell office:value-type="float" office:value="18.26456">
                <text:p>18.26456</text:p>
              </table:table-cell>
              <table:table-cell office:value-type="float" office:value="12.02859">
                <text:p>12.02859</text:p>
              </table:table-cell>
              <table:table-cell office:value-type="float" office:value="9.71353">
                <text:p>9.71353</text:p>
              </table:table-cell>
              <table:table-cell office:value-type="float" office:value="7.63096">
                <text:p>7.63096</text:p>
              </table:table-cell>
              <table:table-cell office:value-type="float" office:value="10.3965">
                <text:p>10.3965</text:p>
              </table:table-cell>
              <table:table-cell office:value-type="float" office:value="17.53305">
                <text:p>17.53305</text:p>
              </table:table-cell>
              <table:table-cell office:value-type="float" office:value="30.30549">
                <text:p>30.305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68037">
                <text:p>20.68037</text:p>
              </table:table-cell>
              <table:table-cell office:value-type="float" office:value="12.68467">
                <text:p>12.68467</text:p>
              </table:table-cell>
              <table:table-cell office:value-type="float" office:value="10.12013">
                <text:p>10.12013</text:p>
              </table:table-cell>
              <table:table-cell office:value-type="float" office:value="12.03935">
                <text:p>12.03935</text:p>
              </table:table-cell>
              <table:table-cell office:value-type="float" office:value="7.04256">
                <text:p>7.04256</text:p>
              </table:table-cell>
              <table:table-cell office:value-type="float" office:value="16.34162">
                <text:p>16.34162</text:p>
              </table:table-cell>
              <table:table-cell office:value-type="float" office:value="25.45713">
                <text:p>25.45713</text:p>
              </table:table-cell>
              <table:table-cell office:value-type="float" office:value="26.46411">
                <text:p>26.46411</text:p>
              </table:table-cell>
              <table:table-cell office:value-type="float" office:value="19.70549">
                <text:p>19.70549</text:p>
              </table:table-cell>
              <table:table-cell office:value-type="float" office:value="27.18766">
                <text:p>27.18766</text:p>
              </table:table-cell>
              <table:table-cell office:value-type="float" office:value="12.35758">
                <text:p>12.35758</text:p>
              </table:table-cell>
              <table:table-cell office:value-type="float" office:value="14.42041">
                <text:p>14.42041</text:p>
              </table:table-cell>
              <table:table-cell office:value-type="float" office:value="18.94369">
                <text:p>18.94369</text:p>
              </table:table-cell>
              <table:table-cell office:value-type="float" office:value="18.87632">
                <text:p>18.87632</text:p>
              </table:table-cell>
              <table:table-cell office:value-type="float" office:value="12.63833">
                <text:p>12.63833</text:p>
              </table:table-cell>
              <table:table-cell office:value-type="float" office:value="10.73917">
                <text:p>10.73917</text:p>
              </table:table-cell>
              <table:table-cell office:value-type="float" office:value="7.15525">
                <text:p>7.15525</text:p>
              </table:table-cell>
              <table:table-cell office:value-type="float" office:value="11.0024">
                <text:p>11.0024</text:p>
              </table:table-cell>
              <table:table-cell office:value-type="float" office:value="18.29689">
                <text:p>18.29689</text:p>
              </table:table-cell>
              <table:table-cell office:value-type="float" office:value="31.68308">
                <text:p>31.683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30363">
                <text:p>21.30363</text:p>
              </table:table-cell>
              <table:table-cell office:value-type="float" office:value="13.0709">
                <text:p>13.0709</text:p>
              </table:table-cell>
              <table:table-cell office:value-type="float" office:value="9.49105">
                <text:p>9.49105</text:p>
              </table:table-cell>
              <table:table-cell office:value-type="float" office:value="11.46378">
                <text:p>11.46378</text:p>
              </table:table-cell>
              <table:table-cell office:value-type="float" office:value="6.06743">
                <text:p>6.06743</text:p>
              </table:table-cell>
              <table:table-cell office:value-type="float" office:value="16.82987">
                <text:p>16.82987</text:p>
              </table:table-cell>
              <table:table-cell office:value-type="float" office:value="26.02398">
                <text:p>26.02398</text:p>
              </table:table-cell>
              <table:table-cell office:value-type="float" office:value="27.17205">
                <text:p>27.17205</text:p>
              </table:table-cell>
              <table:table-cell office:value-type="float" office:value="18.96756">
                <text:p>18.96756</text:p>
              </table:table-cell>
              <table:table-cell office:value-type="float" office:value="27.98657">
                <text:p>27.98657</text:p>
              </table:table-cell>
              <table:table-cell office:value-type="float" office:value="13.53735">
                <text:p>13.53735</text:p>
              </table:table-cell>
              <table:table-cell office:value-type="float" office:value="14.74801">
                <text:p>14.74801</text:p>
              </table:table-cell>
              <table:table-cell office:value-type="float" office:value="18.6491">
                <text:p>18.6491</text:p>
              </table:table-cell>
              <table:table-cell office:value-type="float" office:value="19.50663">
                <text:p>19.50663</text:p>
              </table:table-cell>
              <table:table-cell office:value-type="float" office:value="13.24682">
                <text:p>13.24682</text:p>
              </table:table-cell>
              <table:table-cell office:value-type="float" office:value="11.83461">
                <text:p>11.83461</text:p>
              </table:table-cell>
              <table:table-cell office:value-type="float" office:value="6.79921">
                <text:p>6.79921</text:p>
              </table:table-cell>
              <table:table-cell office:value-type="float" office:value="11.60504">
                <text:p>11.60504</text:p>
              </table:table-cell>
              <table:table-cell office:value-type="float" office:value="19.00659">
                <text:p>19.00659</text:p>
              </table:table-cell>
              <table:table-cell office:value-type="float" office:value="33.0417">
                <text:p>33.04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91951">
                <text:p>21.91951</text:p>
              </table:table-cell>
              <table:table-cell office:value-type="float" office:value="13.59597">
                <text:p>13.59597</text:p>
              </table:table-cell>
              <table:table-cell office:value-type="float" office:value="8.77307">
                <text:p>8.77307</text:p>
              </table:table-cell>
              <table:table-cell office:value-type="float" office:value="10.8789">
                <text:p>10.8789</text:p>
              </table:table-cell>
              <table:table-cell office:value-type="float" office:value="5.43229">
                <text:p>5.43229</text:p>
              </table:table-cell>
              <table:table-cell office:value-type="float" office:value="17.37293">
                <text:p>17.37293</text:p>
              </table:table-cell>
              <table:table-cell office:value-type="float" office:value="26.85841">
                <text:p>26.85841</text:p>
              </table:table-cell>
              <table:table-cell office:value-type="float" office:value="27.83444">
                <text:p>27.83444</text:p>
              </table:table-cell>
              <table:table-cell office:value-type="float" office:value="18.23513">
                <text:p>18.23513</text:p>
              </table:table-cell>
              <table:table-cell office:value-type="float" office:value="28.52633">
                <text:p>28.52633</text:p>
              </table:table-cell>
              <table:table-cell office:value-type="float" office:value="14.72436">
                <text:p>14.72436</text:p>
              </table:table-cell>
              <table:table-cell office:value-type="float" office:value="15.2842">
                <text:p>15.2842</text:p>
              </table:table-cell>
              <table:table-cell office:value-type="float" office:value="18.33019">
                <text:p>18.33019</text:p>
              </table:table-cell>
              <table:table-cell office:value-type="float" office:value="20.74529">
                <text:p>20.74529</text:p>
              </table:table-cell>
              <table:table-cell office:value-type="float" office:value="13.86965">
                <text:p>13.86965</text:p>
              </table:table-cell>
              <table:table-cell office:value-type="float" office:value="12.96183">
                <text:p>12.96183</text:p>
              </table:table-cell>
              <table:table-cell office:value-type="float" office:value="6.40824">
                <text:p>6.40824</text:p>
              </table:table-cell>
              <table:table-cell office:value-type="float" office:value="12.22564">
                <text:p>12.22564</text:p>
              </table:table-cell>
              <table:table-cell office:value-type="float" office:value="19.74123">
                <text:p>19.74123</text:p>
              </table:table-cell>
              <table:table-cell office:value-type="float" office:value="34.39316">
                <text:p>34.393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.53516">
                <text:p>22.53516</text:p>
              </table:table-cell>
              <table:table-cell office:value-type="float" office:value="14.25535">
                <text:p>14.25535</text:p>
              </table:table-cell>
              <table:table-cell office:value-type="float" office:value="8.07369">
                <text:p>8.07369</text:p>
              </table:table-cell>
              <table:table-cell office:value-type="float" office:value="10.30314">
                <text:p>10.30314</text:p>
              </table:table-cell>
              <table:table-cell office:value-type="float" office:value="5.26438">
                <text:p>5.26438</text:p>
              </table:table-cell>
              <table:table-cell office:value-type="float" office:value="17.8932">
                <text:p>17.8932</text:p>
              </table:table-cell>
              <table:table-cell office:value-type="float" office:value="27.41991">
                <text:p>27.41991</text:p>
              </table:table-cell>
              <table:table-cell office:value-type="float" office:value="28.53979">
                <text:p>28.53979</text:p>
              </table:table-cell>
              <table:table-cell office:value-type="float" office:value="17.5106">
                <text:p>17.5106</text:p>
              </table:table-cell>
              <table:table-cell office:value-type="float" office:value="29.32622">
                <text:p>29.32622</text:p>
              </table:table-cell>
              <table:table-cell office:value-type="float" office:value="15.93602">
                <text:p>15.93602</text:p>
              </table:table-cell>
              <table:table-cell office:value-type="float" office:value="15.78886">
                <text:p>15.78886</text:p>
              </table:table-cell>
              <table:table-cell office:value-type="float" office:value="17.5949">
                <text:p>17.5949</text:p>
              </table:table-cell>
              <table:table-cell office:value-type="float" office:value="21.99729">
                <text:p>21.99729</text:p>
              </table:table-cell>
              <table:table-cell office:value-type="float" office:value="14.49044">
                <text:p>14.49044</text:p>
              </table:table-cell>
              <table:table-cell office:value-type="float" office:value="14.10917">
                <text:p>14.10917</text:p>
              </table:table-cell>
              <table:table-cell office:value-type="float" office:value="6.05776">
                <text:p>6.05776</text:p>
              </table:table-cell>
              <table:table-cell office:value-type="float" office:value="12.84963">
                <text:p>12.84963</text:p>
              </table:table-cell>
              <table:table-cell office:value-type="float" office:value="20.37607">
                <text:p>20.37607</text:p>
              </table:table-cell>
              <table:table-cell office:value-type="float" office:value="35.70504">
                <text:p>35.705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15802">
                <text:p>23.15802</text:p>
              </table:table-cell>
              <table:table-cell office:value-type="float" office:value="15.03161">
                <text:p>15.03161</text:p>
              </table:table-cell>
              <table:table-cell office:value-type="float" office:value="7.23175">
                <text:p>7.23175</text:p>
              </table:table-cell>
              <table:table-cell office:value-type="float" office:value="9.73234">
                <text:p>9.73234</text:p>
              </table:table-cell>
              <table:table-cell office:value-type="float" office:value="5.58794">
                <text:p>5.58794</text:p>
              </table:table-cell>
              <table:table-cell office:value-type="float" office:value="18.46585">
                <text:p>18.46585</text:p>
              </table:table-cell>
              <table:table-cell office:value-type="float" office:value="28.26408">
                <text:p>28.26408</text:p>
              </table:table-cell>
              <table:table-cell office:value-type="float" office:value="29.20406">
                <text:p>29.20406</text:p>
              </table:table-cell>
              <table:table-cell office:value-type="float" office:value="16.81186">
                <text:p>16.81186</text:p>
              </table:table-cell>
              <table:table-cell office:value-type="float" office:value="29.86069">
                <text:p>29.86069</text:p>
              </table:table-cell>
              <table:table-cell office:value-type="float" office:value="17.15632">
                <text:p>17.15632</text:p>
              </table:table-cell>
              <table:table-cell office:value-type="float" office:value="16.33353">
                <text:p>16.33353</text:p>
              </table:table-cell>
              <table:table-cell office:value-type="float" office:value="17.18015">
                <text:p>17.18015</text:p>
              </table:table-cell>
              <table:table-cell office:value-type="float" office:value="23.25276">
                <text:p>23.25276</text:p>
              </table:table-cell>
              <table:table-cell office:value-type="float" office:value="15.11434">
                <text:p>15.11434</text:p>
              </table:table-cell>
              <table:table-cell office:value-type="float" office:value="15.273">
                <text:p>15.273</text:p>
              </table:table-cell>
              <table:table-cell office:value-type="float" office:value="5.45254">
                <text:p>5.45254</text:p>
              </table:table-cell>
              <table:table-cell office:value-type="float" office:value="13.48011">
                <text:p>13.48011</text:p>
              </table:table-cell>
              <table:table-cell office:value-type="float" office:value="21.02787">
                <text:p>21.02787</text:p>
              </table:table-cell>
              <table:table-cell office:value-type="float" office:value="36.99464">
                <text:p>36.99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65671">
                <text:p>23.65671</text:p>
              </table:table-cell>
              <table:table-cell office:value-type="float" office:value="15.90916">
                <text:p>15.90916</text:p>
              </table:table-cell>
              <table:table-cell office:value-type="float" office:value="6.10806">
                <text:p>6.10806</text:p>
              </table:table-cell>
              <table:table-cell office:value-type="float" office:value="9.16618">
                <text:p>9.16618</text:p>
              </table:table-cell>
              <table:table-cell office:value-type="float" office:value="6.33057">
                <text:p>6.33057</text:p>
              </table:table-cell>
              <table:table-cell office:value-type="float" office:value="19.04375">
                <text:p>19.04375</text:p>
              </table:table-cell>
              <table:table-cell office:value-type="float" office:value="28.8226">
                <text:p>28.8226</text:p>
              </table:table-cell>
              <table:table-cell office:value-type="float" office:value="29.91022">
                <text:p>29.91022</text:p>
              </table:table-cell>
              <table:table-cell office:value-type="float" office:value="16.13354">
                <text:p>16.13354</text:p>
              </table:table-cell>
              <table:table-cell office:value-type="float" office:value="30.65712">
                <text:p>30.65712</text:p>
              </table:table-cell>
              <table:table-cell office:value-type="float" office:value="18.39584">
                <text:p>18.39584</text:p>
              </table:table-cell>
              <table:table-cell office:value-type="float" office:value="16.84071">
                <text:p>16.84071</text:p>
              </table:table-cell>
              <table:table-cell office:value-type="float" office:value="16.86505">
                <text:p>16.86505</text:p>
              </table:table-cell>
              <table:table-cell office:value-type="float" office:value="24.51192">
                <text:p>24.51192</text:p>
              </table:table-cell>
              <table:table-cell office:value-type="float" office:value="15.74197">
                <text:p>15.74197</text:p>
              </table:table-cell>
              <table:table-cell office:value-type="float" office:value="16.46034">
                <text:p>16.46034</text:p>
              </table:table-cell>
              <table:table-cell office:value-type="float" office:value="4.1698">
                <text:p>4.1698</text:p>
              </table:table-cell>
              <table:table-cell office:value-type="float" office:value="14.11222">
                <text:p>14.11222</text:p>
              </table:table-cell>
              <table:table-cell office:value-type="float" office:value="21.67233">
                <text:p>21.67233</text:p>
              </table:table-cell>
              <table:table-cell office:value-type="float" office:value="38.23807">
                <text:p>38.238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39455">
                <text:p>24.39455</text:p>
              </table:table-cell>
              <table:table-cell office:value-type="float" office:value="16.87338">
                <text:p>16.87338</text:p>
              </table:table-cell>
              <table:table-cell office:value-type="float" office:value="4.9436">
                <text:p>4.9436</text:p>
              </table:table-cell>
              <table:table-cell office:value-type="float" office:value="8.58063">
                <text:p>8.58063</text:p>
              </table:table-cell>
              <table:table-cell office:value-type="float" office:value="7.37616">
                <text:p>7.37616</text:p>
              </table:table-cell>
              <table:table-cell office:value-type="float" office:value="19.63252">
                <text:p>19.63252</text:p>
              </table:table-cell>
              <table:table-cell office:value-type="float" office:value="29.66718">
                <text:p>29.66718</text:p>
              </table:table-cell>
              <table:table-cell office:value-type="float" office:value="30.56881">
                <text:p>30.56881</text:p>
              </table:table-cell>
              <table:table-cell office:value-type="float" office:value="15.368">
                <text:p>15.368</text:p>
              </table:table-cell>
              <table:table-cell office:value-type="float" office:value="31.19948">
                <text:p>31.19948</text:p>
              </table:table-cell>
              <table:table-cell office:value-type="float" office:value="19.64093">
                <text:p>19.64093</text:p>
              </table:table-cell>
              <table:table-cell office:value-type="float" office:value="17.38999">
                <text:p>17.38999</text:p>
              </table:table-cell>
              <table:table-cell office:value-type="float" office:value="16.46371">
                <text:p>16.46371</text:p>
              </table:table-cell>
              <table:table-cell office:value-type="float" office:value="25.77454">
                <text:p>25.77454</text:p>
              </table:table-cell>
              <table:table-cell office:value-type="float" office:value="16.37786">
                <text:p>16.37786</text:p>
              </table:table-cell>
              <table:table-cell office:value-type="float" office:value="17.64938">
                <text:p>17.64938</text:p>
              </table:table-cell>
              <table:table-cell office:value-type="float" office:value="2.96621">
                <text:p>2.96621</text:p>
              </table:table-cell>
              <table:table-cell office:value-type="float" office:value="14.74262">
                <text:p>14.74262</text:p>
              </table:table-cell>
              <table:table-cell office:value-type="float" office:value="22.32574">
                <text:p>22.32574</text:p>
              </table:table-cell>
              <table:table-cell office:value-type="float" office:value="39.30651">
                <text:p>39.30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.88593">
                <text:p>24.88593</text:p>
              </table:table-cell>
              <table:table-cell office:value-type="float" office:value="17.88948">
                <text:p>17.88948</text:p>
              </table:table-cell>
              <table:table-cell office:value-type="float" office:value="3.87832">
                <text:p>3.87832</text:p>
              </table:table-cell>
              <table:table-cell office:value-type="float" office:value="8.01605">
                <text:p>8.01605</text:p>
              </table:table-cell>
              <table:table-cell office:value-type="float" office:value="8.59012">
                <text:p>8.59012</text:p>
              </table:table-cell>
              <table:table-cell office:value-type="float" office:value="20.19884">
                <text:p>20.19884</text:p>
              </table:table-cell>
              <table:table-cell office:value-type="float" office:value="30.22403">
                <text:p>30.22403</text:p>
              </table:table-cell>
              <table:table-cell office:value-type="float" office:value="31.28152">
                <text:p>31.28152</text:p>
              </table:table-cell>
              <table:table-cell office:value-type="float" office:value="14.38693">
                <text:p>14.38693</text:p>
              </table:table-cell>
              <table:table-cell office:value-type="float" office:value="31.99873">
                <text:p>31.99873</text:p>
              </table:table-cell>
              <table:table-cell office:value-type="float" office:value="20.89541">
                <text:p>20.89541</text:p>
              </table:table-cell>
              <table:table-cell office:value-type="float" office:value="17.88438">
                <text:p>17.88438</text:p>
              </table:table-cell>
              <table:table-cell office:value-type="float" office:value="16.16157">
                <text:p>16.16157</text:p>
              </table:table-cell>
              <table:table-cell office:value-type="float" office:value="27.02813">
                <text:p>27.02813</text:p>
              </table:table-cell>
              <table:table-cell office:value-type="float" office:value="17.00685">
                <text:p>17.00685</text:p>
              </table:table-cell>
              <table:table-cell office:value-type="float" office:value="18.85206">
                <text:p>18.85206</text:p>
              </table:table-cell>
              <table:table-cell office:value-type="float" office:value="2.15866">
                <text:p>2.15866</text:p>
              </table:table-cell>
              <table:table-cell office:value-type="float" office:value="15.38745">
                <text:p>15.38745</text:p>
              </table:table-cell>
              <table:table-cell office:value-type="float" office:value="22.95969">
                <text:p>22.95969</text:p>
              </table:table-cell>
              <table:table-cell office:value-type="float" office:value="40.52251">
                <text:p>40.522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62222">
                <text:p>25.62222</text:p>
              </table:table-cell>
              <table:table-cell office:value-type="float" office:value="19.0004">
                <text:p>19.0004</text:p>
              </table:table-cell>
              <table:table-cell office:value-type="float" office:value="3.16252">
                <text:p>3.16252</text:p>
              </table:table-cell>
              <table:table-cell office:value-type="float" office:value="7.40563">
                <text:p>7.40563</text:p>
              </table:table-cell>
              <table:table-cell office:value-type="float" office:value="9.91638">
                <text:p>9.91638</text:p>
              </table:table-cell>
              <table:table-cell office:value-type="float" office:value="20.78618">
                <text:p>20.78618</text:p>
              </table:table-cell>
              <table:table-cell office:value-type="float" office:value="31.06499">
                <text:p>31.06499</text:p>
              </table:table-cell>
              <table:table-cell office:value-type="float" office:value="31.92878">
                <text:p>31.92878</text:p>
              </table:table-cell>
              <table:table-cell office:value-type="float" office:value="13.34591">
                <text:p>13.34591</text:p>
              </table:table-cell>
              <table:table-cell office:value-type="float" office:value="32.52667">
                <text:p>32.52667</text:p>
              </table:table-cell>
              <table:table-cell office:value-type="float" office:value="22.15763">
                <text:p>22.15763</text:p>
              </table:table-cell>
              <table:table-cell office:value-type="float" office:value="18.42941">
                <text:p>18.42941</text:p>
              </table:table-cell>
              <table:table-cell office:value-type="float" office:value="15.77572">
                <text:p>15.77572</text:p>
              </table:table-cell>
              <table:table-cell office:value-type="float" office:value="28.27039">
                <text:p>28.27039</text:p>
              </table:table-cell>
              <table:table-cell office:value-type="float" office:value="17.65441">
                <text:p>17.65441</text:p>
              </table:table-cell>
              <table:table-cell office:value-type="float" office:value="20.06688">
                <text:p>20.06688</text:p>
              </table:table-cell>
              <table:table-cell office:value-type="float" office:value="2.23327">
                <text:p>2.23327</text:p>
              </table:table-cell>
              <table:table-cell office:value-type="float" office:value="16.00804">
                <text:p>16.00804</text:p>
              </table:table-cell>
              <table:table-cell office:value-type="float" office:value="23.62617">
                <text:p>23.62617</text:p>
              </table:table-cell>
              <table:table-cell office:value-type="float" office:value="41.72544">
                <text:p>41.725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1145">
                <text:p>26.1145</text:p>
              </table:table-cell>
              <table:table-cell office:value-type="float" office:value="20.10399">
                <text:p>20.10399</text:p>
              </table:table-cell>
              <table:table-cell office:value-type="float" office:value="3.00762">
                <text:p>3.00762</text:p>
              </table:table-cell>
              <table:table-cell office:value-type="float" office:value="6.23072">
                <text:p>6.23072</text:p>
              </table:table-cell>
              <table:table-cell office:value-type="float" office:value="11.31268">
                <text:p>11.31268</text:p>
              </table:table-cell>
              <table:table-cell office:value-type="float" office:value="21.33658">
                <text:p>21.33658</text:p>
              </table:table-cell>
              <table:table-cell office:value-type="float" office:value="31.62368">
                <text:p>31.62368</text:p>
              </table:table-cell>
              <table:table-cell office:value-type="float" office:value="32.6421">
                <text:p>32.6421</text:p>
              </table:table-cell>
              <table:table-cell office:value-type="float" office:value="12.30869">
                <text:p>12.30869</text:p>
              </table:table-cell>
              <table:table-cell office:value-type="float" office:value="33.32807">
                <text:p>33.32807</text:p>
              </table:table-cell>
              <table:table-cell office:value-type="float" office:value="23.41759">
                <text:p>23.41759</text:p>
              </table:table-cell>
              <table:table-cell office:value-type="float" office:value="18.91549">
                <text:p>18.91549</text:p>
              </table:table-cell>
              <table:table-cell office:value-type="float" office:value="15.46725">
                <text:p>15.46725</text:p>
              </table:table-cell>
              <table:table-cell office:value-type="float" office:value="29.52488">
                <text:p>29.52488</text:p>
              </table:table-cell>
              <table:table-cell office:value-type="float" office:value="18.29724">
                <text:p>18.29724</text:p>
              </table:table-cell>
              <table:table-cell office:value-type="float" office:value="21.28368">
                <text:p>21.28368</text:p>
              </table:table-cell>
              <table:table-cell office:value-type="float" office:value="3.10627">
                <text:p>3.10627</text:p>
              </table:table-cell>
              <table:table-cell office:value-type="float" office:value="16.66144">
                <text:p>16.66144</text:p>
              </table:table-cell>
              <table:table-cell office:value-type="float" office:value="24.26239">
                <text:p>24.26239</text:p>
              </table:table-cell>
              <table:table-cell office:value-type="float" office:value="42.91358">
                <text:p>42.91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84785">
                <text:p>26.84785</text:p>
              </table:table-cell>
              <table:table-cell office:value-type="float" office:value="21.19917">
                <text:p>21.19917</text:p>
              </table:table-cell>
              <table:table-cell office:value-type="float" office:value="3.50056">
                <text:p>3.50056</text:p>
              </table:table-cell>
              <table:table-cell office:value-type="float" office:value="5.02811">
                <text:p>5.02811</text:p>
              </table:table-cell>
              <table:table-cell office:value-type="float" office:value="12.70165">
                <text:p>12.70165</text:p>
              </table:table-cell>
              <table:table-cell office:value-type="float" office:value="21.92027">
                <text:p>21.92027</text:p>
              </table:table-cell>
              <table:table-cell office:value-type="float" office:value="32.45485">
                <text:p>32.45485</text:p>
              </table:table-cell>
              <table:table-cell office:value-type="float" office:value="33.29635">
                <text:p>33.29635</text:p>
              </table:table-cell>
              <table:table-cell office:value-type="float" office:value="11.26">
                <text:p>11.26</text:p>
              </table:table-cell>
              <table:table-cell office:value-type="float" office:value="33.86162">
                <text:p>33.86162</text:p>
              </table:table-cell>
              <table:table-cell office:value-type="float" office:value="24.67216">
                <text:p>24.67216</text:p>
              </table:table-cell>
              <table:table-cell office:value-type="float" office:value="19.45306">
                <text:p>19.45306</text:p>
              </table:table-cell>
              <table:table-cell office:value-type="float" office:value="15.09477">
                <text:p>15.09477</text:p>
              </table:table-cell>
              <table:table-cell office:value-type="float" office:value="30.76571">
                <text:p>30.76571</text:p>
              </table:table-cell>
              <table:table-cell office:value-type="float" office:value="18.94114">
                <text:p>18.94114</text:p>
              </table:table-cell>
              <table:table-cell office:value-type="float" office:value="22.49476">
                <text:p>22.49476</text:p>
              </table:table-cell>
              <table:table-cell office:value-type="float" office:value="4.30003">
                <text:p>4.30003</text:p>
              </table:table-cell>
              <table:table-cell office:value-type="float" office:value="17.28455">
                <text:p>17.28455</text:p>
              </table:table-cell>
              <table:table-cell office:value-type="float" office:value="24.92838">
                <text:p>24.92838</text:p>
              </table:table-cell>
              <table:table-cell office:value-type="float" office:value="44.09618">
                <text:p>44.096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3325">
                <text:p>27.3325</text:p>
              </table:table-cell>
              <table:table-cell office:value-type="float" office:value="22.26672">
                <text:p>22.26672</text:p>
              </table:table-cell>
              <table:table-cell office:value-type="float" office:value="4.436">
                <text:p>4.436</text:p>
              </table:table-cell>
              <table:table-cell office:value-type="float" office:value="3.83885">
                <text:p>3.83885</text:p>
              </table:table-cell>
              <table:table-cell office:value-type="float" office:value="14.12761">
                <text:p>14.12761</text:p>
              </table:table-cell>
              <table:table-cell office:value-type="float" office:value="22.45687">
                <text:p>22.45687</text:p>
              </table:table-cell>
              <table:table-cell office:value-type="float" office:value="33.01179">
                <text:p>33.01179</text:p>
              </table:table-cell>
              <table:table-cell office:value-type="float" office:value="34.00641">
                <text:p>34.00641</text:p>
              </table:table-cell>
              <table:table-cell office:value-type="float" office:value="10.20544">
                <text:p>10.20544</text:p>
              </table:table-cell>
              <table:table-cell office:value-type="float" office:value="34.65071">
                <text:p>34.65071</text:p>
              </table:table-cell>
              <table:table-cell office:value-type="float" office:value="25.9358">
                <text:p>25.9358</text:p>
              </table:table-cell>
              <table:table-cell office:value-type="float" office:value="19.94939">
                <text:p>19.94939</text:p>
              </table:table-cell>
              <table:table-cell office:value-type="float" office:value="14.66806">
                <text:p>14.66806</text:p>
              </table:table-cell>
              <table:table-cell office:value-type="float" office:value="32.0034">
                <text:p>32.0034</text:p>
              </table:table-cell>
              <table:table-cell office:value-type="float" office:value="19.5829">
                <text:p>19.5829</text:p>
              </table:table-cell>
              <table:table-cell office:value-type="float" office:value="23.71267">
                <text:p>23.71267</text:p>
              </table:table-cell>
              <table:table-cell office:value-type="float" office:value="5.62063">
                <text:p>5.62063</text:p>
              </table:table-cell>
              <table:table-cell office:value-type="float" office:value="17.93231">
                <text:p>17.93231</text:p>
              </table:table-cell>
              <table:table-cell office:value-type="float" office:value="25.55494">
                <text:p>25.55494</text:p>
              </table:table-cell>
              <table:table-cell office:value-type="float" office:value="45.25712">
                <text:p>45.257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06366">
                <text:p>28.06366</text:p>
              </table:table-cell>
              <table:table-cell office:value-type="float" office:value="23.30896">
                <text:p>23.30896</text:p>
              </table:table-cell>
              <table:table-cell office:value-type="float" office:value="5.59017">
                <text:p>5.59017</text:p>
              </table:table-cell>
              <table:table-cell office:value-type="float" office:value="2.66635">
                <text:p>2.66635</text:p>
              </table:table-cell>
              <table:table-cell office:value-type="float" office:value="15.4896">
                <text:p>15.4896</text:p>
              </table:table-cell>
              <table:table-cell office:value-type="float" office:value="23.02469">
                <text:p>23.02469</text:p>
              </table:table-cell>
              <table:table-cell office:value-type="float" office:value="33.84926">
                <text:p>33.84926</text:p>
              </table:table-cell>
              <table:table-cell office:value-type="float" office:value="34.64381">
                <text:p>34.64381</text:p>
              </table:table-cell>
              <table:table-cell office:value-type="float" office:value="9.16213">
                <text:p>9.16213</text:p>
              </table:table-cell>
              <table:table-cell office:value-type="float" office:value="35.18259">
                <text:p>35.18259</text:p>
              </table:table-cell>
              <table:table-cell office:value-type="float" office:value="27.20069">
                <text:p>27.20069</text:p>
              </table:table-cell>
              <table:table-cell office:value-type="float" office:value="20.4912">
                <text:p>20.4912</text:p>
              </table:table-cell>
              <table:table-cell office:value-type="float" office:value="14.18356">
                <text:p>14.18356</text:p>
              </table:table-cell>
              <table:table-cell office:value-type="float" office:value="33.2231">
                <text:p>33.2231</text:p>
              </table:table-cell>
              <table:table-cell office:value-type="float" office:value="20.23654">
                <text:p>20.23654</text:p>
              </table:table-cell>
              <table:table-cell office:value-type="float" office:value="24.92399">
                <text:p>24.92399</text:p>
              </table:table-cell>
              <table:table-cell office:value-type="float" office:value="7.00594">
                <text:p>7.00594</text:p>
              </table:table-cell>
              <table:table-cell office:value-type="float" office:value="18.53107">
                <text:p>18.53107</text:p>
              </table:table-cell>
              <table:table-cell office:value-type="float" office:value="26.84892">
                <text:p>26.84892</text:p>
              </table:table-cell>
              <table:table-cell office:value-type="float" office:value="46.41338">
                <text:p>46.413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54843">
                <text:p>28.54843</text:p>
              </table:table-cell>
              <table:table-cell office:value-type="float" office:value="24.29795">
                <text:p>24.29795</text:p>
              </table:table-cell>
              <table:table-cell office:value-type="float" office:value="6.86506">
                <text:p>6.86506</text:p>
              </table:table-cell>
              <table:table-cell office:value-type="float" office:value="1.6163">
                <text:p>1.6163</text:p>
              </table:table-cell>
              <table:table-cell office:value-type="float" office:value="16.77501">
                <text:p>16.77501</text:p>
              </table:table-cell>
              <table:table-cell office:value-type="float" office:value="23.54136">
                <text:p>23.54136</text:p>
              </table:table-cell>
              <table:table-cell office:value-type="float" office:value="34.39875">
                <text:p>34.39875</text:p>
              </table:table-cell>
              <table:table-cell office:value-type="float" office:value="35.35292">
                <text:p>35.35292</text:p>
              </table:table-cell>
              <table:table-cell office:value-type="float" office:value="8.145">
                <text:p>8.145</text:p>
              </table:table-cell>
              <table:table-cell office:value-type="float" office:value="35.97513">
                <text:p>35.97513</text:p>
              </table:table-cell>
              <table:table-cell office:value-type="float" office:value="28.45669">
                <text:p>28.45669</text:p>
              </table:table-cell>
              <table:table-cell office:value-type="float" office:value="20.9849">
                <text:p>20.9849</text:p>
              </table:table-cell>
              <table:table-cell office:value-type="float" office:value="13.68557">
                <text:p>13.68557</text:p>
              </table:table-cell>
              <table:table-cell office:value-type="float" office:value="34.41235">
                <text:p>34.41235</text:p>
              </table:table-cell>
              <table:table-cell office:value-type="float" office:value="21.54748">
                <text:p>21.54748</text:p>
              </table:table-cell>
              <table:table-cell office:value-type="float" office:value="26.14106">
                <text:p>26.14106</text:p>
              </table:table-cell>
              <table:table-cell office:value-type="float" office:value="8.42019">
                <text:p>8.42019</text:p>
              </table:table-cell>
              <table:table-cell office:value-type="float" office:value="19.16403">
                <text:p>19.16403</text:p>
              </table:table-cell>
              <table:table-cell office:value-type="float" office:value="28.15333">
                <text:p>28.15333</text:p>
              </table:table-cell>
              <table:table-cell office:value-type="float" office:value="47.54868">
                <text:p>47.548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27209">
                <text:p>29.27209</text:p>
              </table:table-cell>
              <table:table-cell office:value-type="float" office:value="25.24162">
                <text:p>25.24162</text:p>
              </table:table-cell>
              <table:table-cell office:value-type="float" office:value="8.21605">
                <text:p>8.21605</text:p>
              </table:table-cell>
              <table:table-cell office:value-type="float" office:value="1.14449">
                <text:p>1.14449</text:p>
              </table:table-cell>
              <table:table-cell office:value-type="float" office:value="18.07389">
                <text:p>18.07389</text:p>
              </table:table-cell>
              <table:table-cell office:value-type="float" office:value="24.09477">
                <text:p>24.09477</text:p>
              </table:table-cell>
              <table:table-cell office:value-type="float" office:value="35.2155">
                <text:p>35.2155</text:p>
              </table:table-cell>
              <table:table-cell office:value-type="float" office:value="35.96901">
                <text:p>35.96901</text:p>
              </table:table-cell>
              <table:table-cell office:value-type="float" office:value="7.1649">
                <text:p>7.1649</text:p>
              </table:table-cell>
              <table:table-cell office:value-type="float" office:value="36.48212">
                <text:p>36.48212</text:p>
              </table:table-cell>
              <table:table-cell office:value-type="float" office:value="29.71113">
                <text:p>29.71113</text:p>
              </table:table-cell>
              <table:table-cell office:value-type="float" office:value="21.52955">
                <text:p>21.52955</text:p>
              </table:table-cell>
              <table:table-cell office:value-type="float" office:value="12.66104">
                <text:p>12.66104</text:p>
              </table:table-cell>
              <table:table-cell office:value-type="float" office:value="35.60364">
                <text:p>35.60364</text:p>
              </table:table-cell>
              <table:table-cell office:value-type="float" office:value="22.8461">
                <text:p>22.8461</text:p>
              </table:table-cell>
              <table:table-cell office:value-type="float" office:value="27.34086">
                <text:p>27.34086</text:p>
              </table:table-cell>
              <table:table-cell office:value-type="float" office:value="9.86347">
                <text:p>9.86347</text:p>
              </table:table-cell>
              <table:table-cell office:value-type="float" office:value="19.76368">
                <text:p>19.76368</text:p>
              </table:table-cell>
              <table:table-cell office:value-type="float" office:value="29.43774">
                <text:p>29.43774</text:p>
              </table:table-cell>
              <table:table-cell office:value-type="float" office:value="48.67419">
                <text:p>48.67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5169">
                <text:p>29.75169</text:p>
              </table:table-cell>
              <table:table-cell office:value-type="float" office:value="26.15697">
                <text:p>26.15697</text:p>
              </table:table-cell>
              <table:table-cell office:value-type="float" office:value="9.59209">
                <text:p>9.59209</text:p>
              </table:table-cell>
              <table:table-cell office:value-type="float" office:value="1.80402">
                <text:p>1.80402</text:p>
              </table:table-cell>
              <table:table-cell office:value-type="float" office:value="19.38616">
                <text:p>19.38616</text:p>
              </table:table-cell>
              <table:table-cell office:value-type="float" office:value="24.58917">
                <text:p>24.58917</text:p>
              </table:table-cell>
              <table:table-cell office:value-type="float" office:value="35.75226">
                <text:p>35.75226</text:p>
              </table:table-cell>
              <table:table-cell office:value-type="float" office:value="36.66685">
                <text:p>36.66685</text:p>
              </table:table-cell>
              <table:table-cell office:value-type="float" office:value="6.25797">
                <text:p>6.25797</text:p>
              </table:table-cell>
              <table:table-cell office:value-type="float" office:value="37.23855">
                <text:p>37.23855</text:p>
              </table:table-cell>
              <table:table-cell office:value-type="float" office:value="30.95146">
                <text:p>30.95146</text:p>
              </table:table-cell>
              <table:table-cell office:value-type="float" office:value="22.02691">
                <text:p>22.02691</text:p>
              </table:table-cell>
              <table:table-cell office:value-type="float" office:value="11.61992">
                <text:p>11.61992</text:p>
              </table:table-cell>
              <table:table-cell office:value-type="float" office:value="36.80408">
                <text:p>36.80408</text:p>
              </table:table-cell>
              <table:table-cell office:value-type="float" office:value="24.16012">
                <text:p>24.16012</text:p>
              </table:table-cell>
              <table:table-cell office:value-type="float" office:value="28.0647">
                <text:p>28.0647</text:p>
              </table:table-cell>
              <table:table-cell office:value-type="float" office:value="11.30414">
                <text:p>11.30414</text:p>
              </table:table-cell>
              <table:table-cell office:value-type="float" office:value="20.40861">
                <text:p>20.40861</text:p>
              </table:table-cell>
              <table:table-cell office:value-type="float" office:value="30.71974">
                <text:p>30.71974</text:p>
              </table:table-cell>
              <table:table-cell office:value-type="float" office:value="49.7856">
                <text:p>49.78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47622">
                <text:p>30.47622</text:p>
              </table:table-cell>
              <table:table-cell office:value-type="float" office:value="27.0507">
                <text:p>27.0507</text:p>
              </table:table-cell>
              <table:table-cell office:value-type="float" office:value="10.98925">
                <text:p>10.98925</text:p>
              </table:table-cell>
              <table:table-cell office:value-type="float" office:value="2.93298">
                <text:p>2.93298</text:p>
              </table:table-cell>
              <table:table-cell office:value-type="float" office:value="20.70281">
                <text:p>20.70281</text:p>
              </table:table-cell>
              <table:table-cell office:value-type="float" office:value="25.11816">
                <text:p>25.11816</text:p>
              </table:table-cell>
              <table:table-cell office:value-type="float" office:value="36.55549">
                <text:p>36.55549</text:p>
              </table:table-cell>
              <table:table-cell office:value-type="float" office:value="37.26837">
                <text:p>37.26837</text:p>
              </table:table-cell>
              <table:table-cell office:value-type="float" office:value="5.45908">
                <text:p>5.45908</text:p>
              </table:table-cell>
              <table:table-cell office:value-type="float" office:value="37.74307">
                <text:p>37.74307</text:p>
              </table:table-cell>
              <table:table-cell office:value-type="float" office:value="32.18699">
                <text:p>32.18699</text:p>
              </table:table-cell>
              <table:table-cell office:value-type="float" office:value="22.55899">
                <text:p>22.55899</text:p>
              </table:table-cell>
              <table:table-cell office:value-type="float" office:value="10.56333">
                <text:p>10.56333</text:p>
              </table:table-cell>
              <table:table-cell office:value-type="float" office:value="37.99979">
                <text:p>37.99979</text:p>
              </table:table-cell>
              <table:table-cell office:value-type="float" office:value="25.48406">
                <text:p>25.48406</text:p>
              </table:table-cell>
              <table:table-cell office:value-type="float" office:value="28.53574">
                <text:p>28.53574</text:p>
              </table:table-cell>
              <table:table-cell office:value-type="float" office:value="12.76387">
                <text:p>12.76387</text:p>
              </table:table-cell>
              <table:table-cell office:value-type="float" office:value="21.00847">
                <text:p>21.00847</text:p>
              </table:table-cell>
              <table:table-cell office:value-type="float" office:value="31.98747">
                <text:p>31.98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93635">
                <text:p>30.93635</text:p>
              </table:table-cell>
              <table:table-cell office:value-type="float" office:value="27.92717">
                <text:p>27.92717</text:p>
              </table:table-cell>
              <table:table-cell office:value-type="float" office:value="12.40603">
                <text:p>12.40603</text:p>
              </table:table-cell>
              <table:table-cell office:value-type="float" office:value="4.19623">
                <text:p>4.19623</text:p>
              </table:table-cell>
              <table:table-cell office:value-type="float" office:value="22.03269">
                <text:p>22.03269</text:p>
              </table:table-cell>
              <table:table-cell office:value-type="float" office:value="25.5814">
                <text:p>25.5814</text:p>
              </table:table-cell>
              <table:table-cell office:value-type="float" office:value="37.08372">
                <text:p>37.08372</text:p>
              </table:table-cell>
              <table:table-cell office:value-type="float" office:value="37.93674">
                <text:p>37.93674</text:p>
              </table:table-cell>
              <table:table-cell office:value-type="float" office:value="4.83978">
                <text:p>4.83978</text:p>
              </table:table-cell>
              <table:table-cell office:value-type="float" office:value="38.48478">
                <text:p>38.48478</text:p>
              </table:table-cell>
              <table:table-cell office:value-type="float" office:value="32.7904">
                <text:p>32.7904</text:p>
              </table:table-cell>
              <table:table-cell office:value-type="float" office:value="23.0613">
                <text:p>23.0613</text:p>
              </table:table-cell>
              <table:table-cell office:value-type="float" office:value="9.51456">
                <text:p>9.51456</text:p>
              </table:table-cell>
              <table:table-cell office:value-type="float" office:value="39.18977">
                <text:p>39.18977</text:p>
              </table:table-cell>
              <table:table-cell office:value-type="float" office:value="26.79213">
                <text:p>26.79213</text:p>
              </table:table-cell>
              <table:table-cell office:value-type="float" office:value="29.25327">
                <text:p>29.25327</text:p>
              </table:table-cell>
              <table:table-cell office:value-type="float" office:value="14.21531">
                <text:p>14.21531</text:p>
              </table:table-cell>
              <table:table-cell office:value-type="float" office:value="21.65599">
                <text:p>21.65599</text:p>
              </table:table-cell>
              <table:table-cell office:value-type="float" office:value="33.25575">
                <text:p>33.2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62999">
                <text:p>31.62999</text:p>
              </table:table-cell>
              <table:table-cell office:value-type="float" office:value="28.80205">
                <text:p>28.80205</text:p>
              </table:table-cell>
              <table:table-cell office:value-type="float" office:value="13.81676">
                <text:p>13.81676</text:p>
              </table:table-cell>
              <table:table-cell office:value-type="float" office:value="5.45331">
                <text:p>5.45331</text:p>
              </table:table-cell>
              <table:table-cell office:value-type="float" office:value="23.37016">
                <text:p>23.37016</text:p>
              </table:table-cell>
              <table:table-cell office:value-type="float" office:value="26.08141">
                <text:p>26.08141</text:p>
              </table:table-cell>
              <table:table-cell office:value-type="float" office:value="37.85736">
                <text:p>37.85736</text:p>
              </table:table-cell>
              <table:table-cell office:value-type="float" office:value="38.52246">
                <text:p>38.52246</text:p>
              </table:table-cell>
              <table:table-cell office:value-type="float" office:value="4.83978">
                <text:p>4.83978</text:p>
              </table:table-cell>
              <table:table-cell office:value-type="float" office:value="38.97595">
                <text:p>38.97595</text:p>
              </table:table-cell>
              <table:table-cell office:value-type="float" office:value="33.26423">
                <text:p>33.26423</text:p>
              </table:table-cell>
              <table:table-cell office:value-type="float" office:value="23.60386">
                <text:p>23.60386</text:p>
              </table:table-cell>
              <table:table-cell office:value-type="float" office:value="8.46039">
                <text:p>8.46039</text:p>
              </table:table-cell>
              <table:table-cell office:value-type="float" office:value="40.35906">
                <text:p>40.35906</text:p>
              </table:table-cell>
              <table:table-cell office:value-type="float" office:value="28.1035">
                <text:p>28.1035</text:p>
              </table:table-cell>
              <table:table-cell office:value-type="float" office:value="29.73259">
                <text:p>29.73259</text:p>
              </table:table-cell>
              <table:table-cell office:value-type="float" office:value="15.66958">
                <text:p>15.66958</text:p>
              </table:table-cell>
              <table:table-cell office:value-type="float" office:value="22.24979">
                <text:p>22.24979</text:p>
              </table:table-cell>
              <table:table-cell office:value-type="float" office:value="34.51366">
                <text:p>34.5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08461">
                <text:p>32.08461</text:p>
              </table:table-cell>
              <table:table-cell office:value-type="float" office:value="29.66241">
                <text:p>29.66241</text:p>
              </table:table-cell>
              <table:table-cell office:value-type="float" office:value="15.24896">
                <text:p>15.24896</text:p>
              </table:table-cell>
              <table:table-cell office:value-type="float" office:value="6.71484">
                <text:p>6.71484</text:p>
              </table:table-cell>
              <table:table-cell office:value-type="float" office:value="24.70411">
                <text:p>24.70411</text:p>
              </table:table-cell>
              <table:table-cell office:value-type="float" office:value="26.52123">
                <text:p>26.52123</text:p>
              </table:table-cell>
              <table:table-cell office:value-type="float" office:value="38.36718">
                <text:p>38.36718</text:p>
              </table:table-cell>
              <table:table-cell office:value-type="float" office:value="39.18336">
                <text:p>39.18336</text:p>
              </table:table-cell>
              <table:table-cell office:value-type="float" office:value="4.49068">
                <text:p>4.49068</text:p>
              </table:table-cell>
              <table:table-cell office:value-type="float" office:value="39.71089">
                <text:p>39.71089</text:p>
              </table:table-cell>
              <table:table-cell office:value-type="float" office:value="33.98135">
                <text:p>33.98135</text:p>
              </table:table-cell>
              <table:table-cell office:value-type="float" office:value="24.10082">
                <text:p>24.10082</text:p>
              </table:table-cell>
              <table:table-cell office:value-type="float" office:value="7.4197">
                <text:p>7.4197</text:p>
              </table:table-cell>
              <table:table-cell office:value-type="float" office:value="41.50528">
                <text:p>41.50528</text:p>
              </table:table-cell>
              <table:table-cell office:value-type="float" office:value="29.4231">
                <text:p>29.4231</text:p>
              </table:table-cell>
              <table:table-cell office:value-type="float" office:value="30.43773">
                <text:p>30.43773</text:p>
              </table:table-cell>
              <table:table-cell office:value-type="float" office:value="17.11617">
                <text:p>17.11617</text:p>
              </table:table-cell>
              <table:table-cell office:value-type="float" office:value="22.89912">
                <text:p>22.89912</text:p>
              </table:table-cell>
              <table:table-cell office:value-type="float" office:value="35.74159">
                <text:p>35.7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7792">
                <text:p>32.7792</text:p>
              </table:table-cell>
              <table:table-cell office:value-type="float" office:value="30.51829">
                <text:p>30.51829</text:p>
              </table:table-cell>
              <table:table-cell office:value-type="float" office:value="15.92951">
                <text:p>15.92951</text:p>
              </table:table-cell>
              <table:table-cell office:value-type="float" office:value="8.00305">
                <text:p>8.00305</text:p>
              </table:table-cell>
              <table:table-cell office:value-type="float" office:value="26.05099">
                <text:p>26.05099</text:p>
              </table:table-cell>
              <table:table-cell office:value-type="float" office:value="27.00907">
                <text:p>27.00907</text:p>
              </table:table-cell>
              <table:table-cell office:value-type="float" office:value="39.12853">
                <text:p>39.12853</text:p>
              </table:table-cell>
              <table:table-cell office:value-type="float" office:value="39.7527">
                <text:p>39.7527</text:p>
              </table:table-cell>
              <table:table-cell office:value-type="float" office:value="4.46862">
                <text:p>4.46862</text:p>
              </table:table-cell>
              <table:table-cell office:value-type="float" office:value="40.19431">
                <text:p>40.19431</text:p>
              </table:table-cell>
              <table:table-cell office:value-type="float" office:value="34.45101">
                <text:p>34.45101</text:p>
              </table:table-cell>
              <table:table-cell office:value-type="float" office:value="24.6285">
                <text:p>24.6285</text:p>
              </table:table-cell>
              <table:table-cell office:value-type="float" office:value="6.40772">
                <text:p>6.40772</text:p>
              </table:table-cell>
              <table:table-cell office:value-type="float" office:value="42.63395">
                <text:p>42.63395</text:p>
              </table:table-cell>
              <table:table-cell office:value-type="float" office:value="30.73287">
                <text:p>30.73287</text:p>
              </table:table-cell>
              <table:table-cell office:value-type="float" office:value="30.89801">
                <text:p>30.89801</text:p>
              </table:table-cell>
              <table:table-cell office:value-type="float" office:value="18.57128">
                <text:p>18.57128</text:p>
              </table:table-cell>
              <table:table-cell office:value-type="float" office:value="23.49208">
                <text:p>23.49208</text:p>
              </table:table-cell>
              <table:table-cell office:value-type="float" office:value="36.95046">
                <text:p>36.95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24177">
                <text:p>33.24177</text:p>
              </table:table-cell>
              <table:table-cell office:value-type="float" office:value="31.3583">
                <text:p>31.3583</text:p>
              </table:table-cell>
              <table:table-cell office:value-type="float" office:value="16.66548">
                <text:p>16.66548</text:p>
              </table:table-cell>
              <table:table-cell office:value-type="float" office:value="9.28214">
                <text:p>9.28214</text:p>
              </table:table-cell>
              <table:table-cell office:value-type="float" office:value="27.39039">
                <text:p>27.39039</text:p>
              </table:table-cell>
              <table:table-cell office:value-type="float" office:value="27.44768">
                <text:p>27.44768</text:p>
              </table:table-cell>
              <table:table-cell office:value-type="float" office:value="39.6309">
                <text:p>39.6309</text:p>
              </table:table-cell>
              <table:table-cell office:value-type="float" office:value="40.41563">
                <text:p>40.41563</text:p>
              </table:table-cell>
              <table:table-cell office:value-type="float" office:value="4.79001">
                <text:p>4.79001</text:p>
              </table:table-cell>
              <table:table-cell office:value-type="float" office:value="40.91898">
                <text:p>40.91898</text:p>
              </table:table-cell>
              <table:table-cell office:value-type="float" office:value="35.16999">
                <text:p>35.16999</text:p>
              </table:table-cell>
              <table:table-cell office:value-type="float" office:value="25.1293">
                <text:p>25.1293</text:p>
              </table:table-cell>
              <table:table-cell office:value-type="float" office:value="6.40772">
                <text:p>6.40772</text:p>
              </table:table-cell>
              <table:table-cell office:value-type="float" office:value="43.73335">
                <text:p>43.73335</text:p>
              </table:table-cell>
              <table:table-cell office:value-type="float" office:value="32.0426">
                <text:p>32.0426</text:p>
              </table:table-cell>
              <table:table-cell office:value-type="float" office:value="31.58541">
                <text:p>31.58541</text:p>
              </table:table-cell>
              <table:table-cell office:value-type="float" office:value="20.00816">
                <text:p>20.00816</text:p>
              </table:table-cell>
              <table:table-cell office:value-type="float" office:value="24.14512">
                <text:p>24.14512</text:p>
              </table:table-cell>
              <table:table-cell office:value-type="float" office:value="38.15806">
                <text:p>38.1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93696">
                <text:p>33.93696</text:p>
              </table:table-cell>
              <table:table-cell office:value-type="float" office:value="32.18766">
                <text:p>32.18766</text:p>
              </table:table-cell>
              <table:table-cell office:value-type="float" office:value="17.35588">
                <text:p>17.35588</text:p>
              </table:table-cell>
              <table:table-cell office:value-type="float" office:value="10.56056">
                <text:p>10.56056</text:p>
              </table:table-cell>
              <table:table-cell office:value-type="float" office:value="28.73039">
                <text:p>28.73039</text:p>
              </table:table-cell>
              <table:table-cell office:value-type="float" office:value="27.9306">
                <text:p>27.9306</text:p>
              </table:table-cell>
              <table:table-cell office:value-type="float" office:value="40.38911">
                <text:p>40.38911</text:p>
              </table:table-cell>
              <table:table-cell office:value-type="float" office:value="40.97849">
                <text:p>40.97849</text:p>
              </table:table-cell>
              <table:table-cell office:value-type="float" office:value="5.38958">
                <text:p>5.38958</text:p>
              </table:table-cell>
              <table:table-cell office:value-type="float" office:value="41.39248">
                <text:p>41.39248</text:p>
              </table:table-cell>
              <table:table-cell office:value-type="float" office:value="35.64885">
                <text:p>35.64885</text:p>
              </table:table-cell>
              <table:table-cell office:value-type="float" office:value="25.64446">
                <text:p>25.64446</text:p>
              </table:table-cell>
              <table:table-cell office:value-type="float" office:value="5.4468">
                <text:p>5.4468</text:p>
              </table:table-cell>
              <table:table-cell office:value-type="float" office:value="44.82179">
                <text:p>44.82179</text:p>
              </table:table-cell>
              <table:table-cell office:value-type="float" office:value="33.34863">
                <text:p>33.34863</text:p>
              </table:table-cell>
              <table:table-cell office:value-type="float" office:value="32.0489">
                <text:p>32.0489</text:p>
              </table:table-cell>
              <table:table-cell office:value-type="float" office:value="21.4454">
                <text:p>21.4454</text:p>
              </table:table-cell>
              <table:table-cell office:value-type="float" office:value="24.72893">
                <text:p>24.72893</text:p>
              </table:table-cell>
              <table:table-cell office:value-type="float" office:value="39.36296">
                <text:p>39.3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39911">
                <text:p>34.39911</text:p>
              </table:table-cell>
              <table:table-cell office:value-type="float" office:value="33.00523">
                <text:p>33.00523</text:p>
              </table:table-cell>
              <table:table-cell office:value-type="float" office:value="18.08672">
                <text:p>18.08672</text:p>
              </table:table-cell>
              <table:table-cell office:value-type="float" office:value="11.83619">
                <text:p>11.83619</text:p>
              </table:table-cell>
              <table:table-cell office:value-type="float" office:value="30.07016">
                <text:p>30.07016</text:p>
              </table:table-cell>
              <table:table-cell office:value-type="float" office:value="28.35338">
                <text:p>28.35338</text:p>
              </table:table-cell>
              <table:table-cell office:value-type="float" office:value="40.88046">
                <text:p>40.88046</text:p>
              </table:table-cell>
              <table:table-cell office:value-type="float" office:value="41.63091">
                <text:p>41.63091</text:p>
              </table:table-cell>
              <table:table-cell office:value-type="float" office:value="6.19125">
                <text:p>6.19125</text:p>
              </table:table-cell>
              <table:table-cell office:value-type="float" office:value="42.11428">
                <text:p>42.11428</text:p>
              </table:table-cell>
              <table:table-cell office:value-type="float" office:value="36.36991">
                <text:p>36.36991</text:p>
              </table:table-cell>
              <table:table-cell office:value-type="float" office:value="26.11795">
                <text:p>26.11795</text:p>
              </table:table-cell>
              <table:table-cell office:value-type="float" office:value="4.6006">
                <text:p>4.6006</text:p>
              </table:table-cell>
              <table:table-cell office:value-type="float" office:value="45.89514">
                <text:p>45.89514</text:p>
              </table:table-cell>
              <table:table-cell office:value-type="float" office:value="34.64018">
                <text:p>34.64018</text:p>
              </table:table-cell>
              <table:table-cell office:value-type="float" office:value="32.73062">
                <text:p>32.73062</text:p>
              </table:table-cell>
              <table:table-cell office:value-type="float" office:value="22.82223">
                <text:p>22.82223</text:p>
              </table:table-cell>
              <table:table-cell office:value-type="float" office:value="25.37691">
                <text:p>25.37691</text:p>
              </table:table-cell>
              <table:table-cell office:value-type="float" office:value="40.56579">
                <text:p>40.56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09142">
                <text:p>35.09142</text:p>
              </table:table-cell>
              <table:table-cell office:value-type="float" office:value="33.80421">
                <text:p>33.80421</text:p>
              </table:table-cell>
              <table:table-cell office:value-type="float" office:value="18.76996">
                <text:p>18.76996</text:p>
              </table:table-cell>
              <table:table-cell office:value-type="float" office:value="13.10453">
                <text:p>13.10453</text:p>
              </table:table-cell>
              <table:table-cell office:value-type="float" office:value="31.41791">
                <text:p>31.41791</text:p>
              </table:table-cell>
              <table:table-cell office:value-type="float" office:value="28.82973">
                <text:p>28.82973</text:p>
              </table:table-cell>
              <table:table-cell office:value-type="float" office:value="41.62145">
                <text:p>41.62145</text:p>
              </table:table-cell>
              <table:table-cell office:value-type="float" office:value="42.19641">
                <text:p>42.19641</text:p>
              </table:table-cell>
              <table:table-cell office:value-type="float" office:value="7.11954">
                <text:p>7.11954</text:p>
              </table:table-cell>
              <table:table-cell office:value-type="float" office:value="42.58704">
                <text:p>42.58704</text:p>
              </table:table-cell>
              <table:table-cell office:value-type="float" office:value="36.84962">
                <text:p>36.84962</text:p>
              </table:table-cell>
              <table:table-cell office:value-type="float" office:value="26.61994">
                <text:p>26.61994</text:p>
              </table:table-cell>
              <table:table-cell office:value-type="float" office:value="3.92784">
                <text:p>3.92784</text:p>
              </table:table-cell>
              <table:table-cell office:value-type="float" office:value="46.94033">
                <text:p>46.94033</text:p>
              </table:table-cell>
              <table:table-cell office:value-type="float" office:value="35.92184">
                <text:p>35.92184</text:p>
              </table:table-cell>
              <table:table-cell office:value-type="float" office:value="33.18978">
                <text:p>33.18978</text:p>
              </table:table-cell>
              <table:table-cell office:value-type="float" office:value="24.06922">
                <text:p>24.06922</text:p>
              </table:table-cell>
              <table:table-cell office:value-type="float" office:value="25.96762">
                <text:p>25.96762</text:p>
              </table:table-cell>
              <table:table-cell office:value-type="float" office:value="41.77573">
                <text:p>41.77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54783">
                <text:p>35.54783</text:p>
              </table:table-cell>
              <table:table-cell office:value-type="float" office:value="34.57665">
                <text:p>34.57665</text:p>
              </table:table-cell>
              <table:table-cell office:value-type="float" office:value="19.50845">
                <text:p>19.50845</text:p>
              </table:table-cell>
              <table:table-cell office:value-type="float" office:value="14.33928">
                <text:p>14.33928</text:p>
              </table:table-cell>
              <table:table-cell office:value-type="float" office:value="32.7496">
                <text:p>32.7496</text:p>
              </table:table-cell>
              <table:table-cell office:value-type="float" office:value="29.23515">
                <text:p>29.23515</text:p>
              </table:table-cell>
              <table:table-cell office:value-type="float" office:value="42.11505">
                <text:p>42.11505</text:p>
              </table:table-cell>
              <table:table-cell office:value-type="float" office:value="42.83867">
                <text:p>42.83867</text:p>
              </table:table-cell>
              <table:table-cell office:value-type="float" office:value="8.13226">
                <text:p>8.13226</text:p>
              </table:table-cell>
              <table:table-cell office:value-type="float" office:value="43.28711">
                <text:p>43.28711</text:p>
              </table:table-cell>
              <table:table-cell office:value-type="float" office:value="37.5701">
                <text:p>37.5701</text:p>
              </table:table-cell>
              <table:table-cell office:value-type="float" office:value="27.0965">
                <text:p>27.0965</text:p>
              </table:table-cell>
              <table:table-cell office:value-type="float" office:value="3.55078">
                <text:p>3.55078</text:p>
              </table:table-cell>
              <table:table-cell office:value-type="float" office:value="47.9782">
                <text:p>47.9782</text:p>
              </table:table-cell>
              <table:table-cell office:value-type="float" office:value="37.17867">
                <text:p>37.17867</text:p>
              </table:table-cell>
              <table:table-cell office:value-type="float" office:value="33.88145">
                <text:p>33.88145</text:p>
              </table:table-cell>
              <table:table-cell office:value-type="float" office:value="25.30468">
                <text:p>25.30468</text:p>
              </table:table-cell>
              <table:table-cell office:value-type="float" office:value="26.60432">
                <text:p>26.60432</text:p>
              </table:table-cell>
              <table:table-cell office:value-type="float" office:value="42.971">
                <text:p>42.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.24799">
                <text:p>36.24799</text:p>
              </table:table-cell>
              <table:table-cell office:value-type="float" office:value="35.33688">
                <text:p>35.33688</text:p>
              </table:table-cell>
              <table:table-cell office:value-type="float" office:value="20.17876">
                <text:p>20.17876</text:p>
              </table:table-cell>
              <table:table-cell office:value-type="float" office:value="15.56528">
                <text:p>15.56528</text:p>
              </table:table-cell>
              <table:table-cell office:value-type="float" office:value="34.08776">
                <text:p>34.08776</text:p>
              </table:table-cell>
              <table:table-cell office:value-type="float" office:value="29.70147">
                <text:p>29.70147</text:p>
              </table:table-cell>
              <table:table-cell office:value-type="float" office:value="42.85929">
                <text:p>42.85929</text:p>
              </table:table-cell>
              <table:table-cell office:value-type="float" office:value="43.38871">
                <text:p>43.38871</text:p>
              </table:table-cell>
              <table:table-cell office:value-type="float" office:value="8.6492">
                <text:p>8.6492</text:p>
              </table:table-cell>
              <table:table-cell office:value-type="float" office:value="43.75383">
                <text:p>43.75383</text:p>
              </table:table-cell>
              <table:table-cell office:value-type="float" office:value="38.04907">
                <text:p>38.04907</text:p>
              </table:table-cell>
              <table:table-cell office:value-type="float" office:value="27.59893">
                <text:p>27.59893</text:p>
              </table:table-cell>
              <table:table-cell office:value-type="float" office:value="3.57639">
                <text:p>3.57639</text:p>
              </table:table-cell>
              <table:table-cell office:value-type="float" office:value="48.99636">
                <text:p>48.99636</text:p>
              </table:table-cell>
              <table:table-cell office:value-type="float" office:value="38.42858">
                <text:p>38.42858</text:p>
              </table:table-cell>
              <table:table-cell office:value-type="float" office:value="34.33596">
                <text:p>34.33596</text:p>
              </table:table-cell>
              <table:table-cell office:value-type="float" office:value="26.55164">
                <text:p>26.55164</text:p>
              </table:table-cell>
              <table:table-cell office:value-type="float" office:value="27.15888">
                <text:p>27.15888</text:p>
              </table:table-cell>
              <table:table-cell office:value-type="float" office:value="44.16382">
                <text:p>44.16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70731">
                <text:p>36.70731</text:p>
              </table:table-cell>
              <table:table-cell office:value-type="float" office:value="36.07898">
                <text:p>36.07898</text:p>
              </table:table-cell>
              <table:table-cell office:value-type="float" office:value="20.91489">
                <text:p>20.91489</text:p>
              </table:table-cell>
              <table:table-cell office:value-type="float" office:value="16.79797">
                <text:p>16.79797</text:p>
              </table:table-cell>
              <table:table-cell office:value-type="float" office:value="35.4107">
                <text:p>35.4107</text:p>
              </table:table-cell>
              <table:table-cell office:value-type="float" office:value="30.0532">
                <text:p>30.0532</text:p>
              </table:table-cell>
              <table:table-cell office:value-type="float" office:value="43.34687">
                <text:p>43.34687</text:p>
              </table:table-cell>
              <table:table-cell office:value-type="float" office:value="44.0245">
                <text:p>44.0245</text:p>
              </table:table-cell>
              <table:table-cell office:value-type="float" office:value="9.21117">
                <text:p>9.21117</text:p>
              </table:table-cell>
              <table:table-cell office:value-type="float" office:value="44.44849">
                <text:p>44.44849</text:p>
              </table:table-cell>
              <table:table-cell office:value-type="float" office:value="38.76724">
                <text:p>38.76724</text:p>
              </table:table-cell>
              <table:table-cell office:value-type="float" office:value="28.0714">
                <text:p>28.0714</text:p>
              </table:table-cell>
              <table:table-cell office:value-type="float" office:value="4.00586">
                <text:p>4.00586</text:p>
              </table:table-cell>
              <table:table-cell office:value-type="float" office:value="49.99586">
                <text:p>49.99586</text:p>
              </table:table-cell>
              <table:table-cell office:value-type="float" office:value="39.65428">
                <text:p>39.65428</text:p>
              </table:table-cell>
              <table:table-cell office:value-type="float" office:value="35.02837">
                <text:p>35.02837</text:p>
              </table:table-cell>
              <table:table-cell office:value-type="float" office:value="27.80518">
                <text:p>27.80518</text:p>
              </table:table-cell>
              <table:table-cell office:value-type="float" office:value="27.77265">
                <text:p>27.77265</text:p>
              </table:table-cell>
              <table:table-cell office:value-type="float" office:value="45.33119">
                <text:p>45.3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39461">
                <text:p>37.39461</text:p>
              </table:table-cell>
              <table:table-cell office:value-type="float" office:value="36.79625">
                <text:p>36.79625</text:p>
              </table:table-cell>
              <table:table-cell office:value-type="float" office:value="21.57801">
                <text:p>21.57801</text:p>
              </table:table-cell>
              <table:table-cell office:value-type="float" office:value="18.02784">
                <text:p>18.02784</text:p>
              </table:table-cell>
              <table:table-cell office:value-type="float" office:value="36.70196">
                <text:p>36.70196</text:p>
              </table:table-cell>
              <table:table-cell office:value-type="float" office:value="30.57012">
                <text:p>30.57012</text:p>
              </table:table-cell>
              <table:table-cell office:value-type="float" office:value="44.07436">
                <text:p>44.07436</text:p>
              </table:table-cell>
              <table:table-cell office:value-type="float" office:value="44.56504">
                <text:p>44.56504</text:p>
              </table:table-cell>
              <table:table-cell office:value-type="float" office:value="9.77246">
                <text:p>9.77246</text:p>
              </table:table-cell>
              <table:table-cell office:value-type="float" office:value="44.91528">
                <text:p>44.91528</text:p>
              </table:table-cell>
              <table:table-cell office:value-type="float" office:value="39.23417">
                <text:p>39.23417</text:p>
              </table:table-cell>
              <table:table-cell office:value-type="float" office:value="28.57406">
                <text:p>28.57406</text:p>
              </table:table-cell>
              <table:table-cell office:value-type="float" office:value="4.72376">
                <text:p>4.72376</text:p>
              </table:table-cell>
              <table:table-cell office:value-type="float" office:value="50.97259">
                <text:p>50.97259</text:p>
              </table:table-cell>
              <table:table-cell office:value-type="float" office:value="40.86115">
                <text:p>40.86115</text:p>
              </table:table-cell>
              <table:table-cell office:value-type="float" office:value="35.48223">
                <text:p>35.48223</text:p>
              </table:table-cell>
              <table:table-cell office:value-type="float" office:value="29.04148">
                <text:p>29.04148</text:p>
              </table:table-cell>
              <table:table-cell office:value-type="float" office:value="28.33251">
                <text:p>28.33251</text:p>
              </table:table-cell>
              <table:table-cell office:value-type="float" office:value="46.46578">
                <text:p>46.46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86068">
                <text:p>37.86068</text:p>
              </table:table-cell>
              <table:table-cell office:value-type="float" office:value="37.4977">
                <text:p>37.4977</text:p>
              </table:table-cell>
              <table:table-cell office:value-type="float" office:value="22.31702">
                <text:p>22.31702</text:p>
              </table:table-cell>
              <table:table-cell office:value-type="float" office:value="19.25024">
                <text:p>19.25024</text:p>
              </table:table-cell>
              <table:table-cell office:value-type="float" office:value="37.37287">
                <text:p>37.37287</text:p>
              </table:table-cell>
              <table:table-cell office:value-type="float" office:value="30.91354">
                <text:p>30.91354</text:p>
              </table:table-cell>
              <table:table-cell office:value-type="float" office:value="44.55471">
                <text:p>44.55471</text:p>
              </table:table-cell>
              <table:table-cell office:value-type="float" office:value="45.20085">
                <text:p>45.20085</text:p>
              </table:table-cell>
              <table:table-cell office:value-type="float" office:value="10.31355">
                <text:p>10.31355</text:p>
              </table:table-cell>
              <table:table-cell office:value-type="float" office:value="45.59897">
                <text:p>45.59897</text:p>
              </table:table-cell>
              <table:table-cell office:value-type="float" office:value="39.93916">
                <text:p>39.93916</text:p>
              </table:table-cell>
              <table:table-cell office:value-type="float" office:value="29.05661">
                <text:p>29.05661</text:p>
              </table:table-cell>
              <table:table-cell office:value-type="float" office:value="5.62638">
                <text:p>5.62638</text:p>
              </table:table-cell>
              <table:table-cell office:value-type="float" office:value="51.94228">
                <text:p>51.94228</text:p>
              </table:table-cell>
              <table:table-cell office:value-type="float" office:value="42.0542">
                <text:p>42.0542</text:p>
              </table:table-cell>
              <table:table-cell office:value-type="float" office:value="36.17929">
                <text:p>36.17929</text:p>
              </table:table-cell>
              <table:table-cell office:value-type="float" office:value="30.27166">
                <text:p>30.27166</text:p>
              </table:table-cell>
              <table:table-cell office:value-type="float" office:value="28.95011">
                <text:p>28.95011</text:p>
              </table:table-cell>
              <table:table-cell office:value-type="float" office:value="47.58837">
                <text:p>47.58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55475">
                <text:p>38.55475</text:p>
              </table:table-cell>
              <table:table-cell office:value-type="float" office:value="38.17766">
                <text:p>38.17766</text:p>
              </table:table-cell>
              <table:table-cell office:value-type="float" office:value="22.97596">
                <text:p>22.97596</text:p>
              </table:table-cell>
              <table:table-cell office:value-type="float" office:value="20.46267">
                <text:p>20.46267</text:p>
              </table:table-cell>
              <table:table-cell office:value-type="float" office:value="37.95789">
                <text:p>37.95789</text:p>
              </table:table-cell>
              <table:table-cell office:value-type="float" office:value="31.43052">
                <text:p>31.43052</text:p>
              </table:table-cell>
              <table:table-cell office:value-type="float" office:value="45.10536">
                <text:p>45.10536</text:p>
              </table:table-cell>
              <table:table-cell office:value-type="float" office:value="45.73604">
                <text:p>45.73604</text:p>
              </table:table-cell>
              <table:table-cell office:value-type="float" office:value="10.84453">
                <text:p>10.84453</text:p>
              </table:table-cell>
              <table:table-cell office:value-type="float" office:value="46.05133">
                <text:p>46.05133</text:p>
              </table:table-cell>
              <table:table-cell office:value-type="float" office:value="40.40154">
                <text:p>40.40154</text:p>
              </table:table-cell>
              <table:table-cell office:value-type="float" office:value="29.54495">
                <text:p>29.54495</text:p>
              </table:table-cell>
              <table:table-cell office:value-type="float" office:value="6.63545">
                <text:p>6.63545</text:p>
              </table:table-cell>
              <table:table-cell office:value-type="float" office:value="52.47329">
                <text:p>52.47329</text:p>
              </table:table-cell>
              <table:table-cell office:value-type="float" office:value="43.22157">
                <text:p>43.22157</text:p>
              </table:table-cell>
              <table:table-cell office:value-type="float" office:value="36.63835">
                <text:p>36.63835</text:p>
              </table:table-cell>
              <table:table-cell office:value-type="float" office:value="31.51846">
                <text:p>31.51846</text:p>
              </table:table-cell>
              <table:table-cell office:value-type="float" office:value="29.50719">
                <text:p>29.50719</text:p>
              </table:table-cell>
              <table:table-cell office:value-type="float" office:value="48.68263">
                <text:p>48.68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.01536">
                <text:p>39.01536</text:p>
              </table:table-cell>
              <table:table-cell office:value-type="float" office:value="38.83779">
                <text:p>38.83779</text:p>
              </table:table-cell>
              <table:table-cell office:value-type="float" office:value="23.69909">
                <text:p>23.69909</text:p>
              </table:table-cell>
              <table:table-cell office:value-type="float" office:value="21.66945">
                <text:p>21.66945</text:p>
              </table:table-cell>
              <table:table-cell office:value-type="float" office:value="38.62789">
                <text:p>38.62789</text:p>
              </table:table-cell>
              <table:table-cell office:value-type="float" office:value="31.76888">
                <text:p>31.76888</text:p>
              </table:table-cell>
              <table:table-cell office:value-type="float" office:value="45.75785">
                <text:p>45.75785</text:p>
              </table:table-cell>
              <table:table-cell office:value-type="float" office:value="46.36668">
                <text:p>46.36668</text:p>
              </table:table-cell>
              <table:table-cell office:value-type="float" office:value="11.38779">
                <text:p>11.38779</text:p>
              </table:table-cell>
              <table:table-cell office:value-type="float" office:value="46.73206">
                <text:p>46.73206</text:p>
              </table:table-cell>
              <table:table-cell office:value-type="float" office:value="41.09087">
                <text:p>41.09087</text:p>
              </table:table-cell>
              <table:table-cell office:value-type="float" office:value="30.03841">
                <text:p>30.03841</text:p>
              </table:table-cell>
              <table:table-cell office:value-type="float" office:value="7.75674">
                <text:p>7.75674</text:p>
              </table:table-cell>
              <table:table-cell office:value-type="float" office:value="52.88721">
                <text:p>52.88721</text:p>
              </table:table-cell>
              <table:table-cell office:value-type="float" office:value="44.37987">
                <text:p>44.37987</text:p>
              </table:table-cell>
              <table:table-cell office:value-type="float" office:value="37.32354">
                <text:p>37.32354</text:p>
              </table:table-cell>
              <table:table-cell office:value-type="float" office:value="32.77084">
                <text:p>32.77084</text:p>
              </table:table-cell>
              <table:table-cell office:value-type="float" office:value="30.13984">
                <text:p>30.13984</text:p>
              </table:table-cell>
              <table:table-cell office:value-type="float" office:value="49.75623">
                <text:p>49.75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70261">
                <text:p>39.70261</text:p>
              </table:table-cell>
              <table:table-cell office:value-type="float" office:value="39.15503">
                <text:p>39.15503</text:p>
              </table:table-cell>
              <table:table-cell office:value-type="float" office:value="24.35067">
                <text:p>24.35067</text:p>
              </table:table-cell>
              <table:table-cell office:value-type="float" office:value="22.84801">
                <text:p>22.84801</text:p>
              </table:table-cell>
              <table:table-cell office:value-type="float" office:value="39.19949">
                <text:p>39.19949</text:p>
              </table:table-cell>
              <table:table-cell office:value-type="float" office:value="32.27599">
                <text:p>32.27599</text:p>
              </table:table-cell>
              <table:table-cell office:value-type="float" office:value="46.29407">
                <text:p>46.29407</text:p>
              </table:table-cell>
              <table:table-cell office:value-type="float" office:value="46.88506">
                <text:p>46.88506</text:p>
              </table:table-cell>
              <table:table-cell office:value-type="float" office:value="11.93969">
                <text:p>11.93969</text:p>
              </table:table-cell>
              <table:table-cell office:value-type="float" office:value="47.18486">
                <text:p>47.18486</text:p>
              </table:table-cell>
              <table:table-cell office:value-type="float" office:value="41.54712">
                <text:p>41.54712</text:p>
              </table:table-cell>
              <table:table-cell office:value-type="float" office:value="30.53305">
                <text:p>30.53305</text:p>
              </table:table-cell>
              <table:table-cell office:value-type="float" office:value="8.8448">
                <text:p>8.8448</text:p>
              </table:table-cell>
              <table:table-cell office:value-type="float" office:value="53.42105">
                <text:p>53.42105</text:p>
              </table:table-cell>
              <table:table-cell office:value-type="float" office:value="45.5148">
                <text:p>45.5148</text:p>
              </table:table-cell>
              <table:table-cell office:value-type="float" office:value="37.78788">
                <text:p>37.78788</text:p>
              </table:table-cell>
              <table:table-cell office:value-type="float" office:value="34.0353">
                <text:p>34.0353</text:p>
              </table:table-cell>
              <table:table-cell office:value-type="float" office:value="30.68912">
                <text:p>30.68912</text:p>
              </table:table-cell>
              <table:table-cell office:value-type="float" office:value="50.81178">
                <text:p>50.8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15604">
                <text:p>40.15604</text:p>
              </table:table-cell>
              <table:table-cell office:value-type="float" office:value="39.47531">
                <text:p>39.47531</text:p>
              </table:table-cell>
              <table:table-cell office:value-type="float" office:value="25.05707">
                <text:p>25.05707</text:p>
              </table:table-cell>
              <table:table-cell office:value-type="float" office:value="23.83594">
                <text:p>23.83594</text:p>
              </table:table-cell>
              <table:table-cell office:value-type="float" office:value="39.85709">
                <text:p>39.85709</text:p>
              </table:table-cell>
              <table:table-cell office:value-type="float" office:value="32.6107">
                <text:p>32.6107</text:p>
              </table:table-cell>
              <table:table-cell office:value-type="float" office:value="46.93483">
                <text:p>46.93483</text:p>
              </table:table-cell>
              <table:table-cell office:value-type="float" office:value="47.50745">
                <text:p>47.50745</text:p>
              </table:table-cell>
              <table:table-cell office:value-type="float" office:value="12.48254">
                <text:p>12.48254</text:p>
              </table:table-cell>
              <table:table-cell office:value-type="float" office:value="47.68737">
                <text:p>47.68737</text:p>
              </table:table-cell>
              <table:table-cell office:value-type="float" office:value="42.22152">
                <text:p>42.22152</text:p>
              </table:table-cell>
              <table:table-cell office:value-type="float" office:value="31.00981">
                <text:p>31.00981</text:p>
              </table:table-cell>
              <table:table-cell office:value-type="float" office:value="9.95961">
                <text:p>9.95961</text:p>
              </table:table-cell>
              <table:table-cell office:value-type="float" office:value="53.82319">
                <text:p>53.82319</text:p>
              </table:table-cell>
              <table:table-cell office:value-type="float" office:value="46.48337">
                <text:p>46.48337</text:p>
              </table:table-cell>
              <table:table-cell office:value-type="float" office:value="38.47079">
                <text:p>38.47079</text:p>
              </table:table-cell>
              <table:table-cell office:value-type="float" office:value="35.30399">
                <text:p>35.30399</text:p>
              </table:table-cell>
              <table:table-cell office:value-type="float" office:value="31.32487">
                <text:p>31.32487</text:p>
              </table:table-cell>
              <table:table-cell office:value-type="float" office:value="51.23233">
                <text:p>51.2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82942">
                <text:p>40.82942</text:p>
              </table:table-cell>
              <table:table-cell office:value-type="float" office:value="39.77699">
                <text:p>39.77699</text:p>
              </table:table-cell>
              <table:table-cell office:value-type="float" office:value="25.63401">
                <text:p>25.63401</text:p>
              </table:table-cell>
              <table:table-cell office:value-type="float" office:value="24.65846">
                <text:p>24.65846</text:p>
              </table:table-cell>
              <table:table-cell office:value-type="float" office:value="40.42048">
                <text:p>40.42048</text:p>
              </table:table-cell>
              <table:table-cell office:value-type="float" office:value="33.11524">
                <text:p>33.11524</text:p>
              </table:table-cell>
              <table:table-cell office:value-type="float" office:value="47.47468">
                <text:p>47.47468</text:p>
              </table:table-cell>
              <table:table-cell office:value-type="float" office:value="48.02276">
                <text:p>48.02276</text:p>
              </table:table-cell>
              <table:table-cell office:value-type="float" office:value="13.05569">
                <text:p>13.05569</text:p>
              </table:table-cell>
              <table:table-cell office:value-type="float" office:value="48.29277">
                <text:p>48.29277</text:p>
              </table:table-cell>
              <table:table-cell office:value-type="float" office:value="42.66536">
                <text:p>42.66536</text:p>
              </table:table-cell>
              <table:table-cell office:value-type="float" office:value="31.50737">
                <text:p>31.50737</text:p>
              </table:table-cell>
              <table:table-cell office:value-type="float" office:value="11.05712">
                <text:p>11.05712</text:p>
              </table:table-cell>
              <table:table-cell office:value-type="float" office:value="54.34607">
                <text:p>54.34607</text:p>
              </table:table-cell>
              <table:table-cell office:value-type="float" office:value="47.58913">
                <text:p>47.58913</text:p>
              </table:table-cell>
              <table:table-cell office:value-type="float" office:value="38.92653">
                <text:p>38.92653</text:p>
              </table:table-cell>
              <table:table-cell office:value-type="float" office:value="36.57845">
                <text:p>36.57845</text:p>
              </table:table-cell>
              <table:table-cell office:value-type="float" office:value="31.87068">
                <text:p>31.87068</text:p>
              </table:table-cell>
              <table:table-cell office:value-type="float" office:value="51.84378">
                <text:p>51.8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28333">
                <text:p>41.28333</text:p>
              </table:table-cell>
              <table:table-cell office:value-type="float" office:value="40.09326">
                <text:p>40.09326</text:p>
              </table:table-cell>
              <table:table-cell office:value-type="float" office:value="26.24218">
                <text:p>26.24218</text:p>
              </table:table-cell>
              <table:table-cell office:value-type="float" office:value="25.48861">
                <text:p>25.48861</text:p>
              </table:table-cell>
              <table:table-cell office:value-type="float" office:value="41.07071">
                <text:p>41.07071</text:p>
              </table:table-cell>
              <table:table-cell office:value-type="float" office:value="33.44185">
                <text:p>33.44185</text:p>
              </table:table-cell>
              <table:table-cell office:value-type="float" office:value="48.11223">
                <text:p>48.11223</text:p>
              </table:table-cell>
              <table:table-cell office:value-type="float" office:value="48.64626">
                <text:p>48.64626</text:p>
              </table:table-cell>
              <table:table-cell office:value-type="float" office:value="13.60346">
                <text:p>13.60346</text:p>
              </table:table-cell>
              <table:table-cell office:value-type="float" office:value="48.7918">
                <text:p>48.7918</text:p>
              </table:table-cell>
              <table:table-cell office:value-type="float" office:value="43.33088">
                <text:p>43.33088</text:p>
              </table:table-cell>
              <table:table-cell office:value-type="float" office:value="31.99454">
                <text:p>31.99454</text:p>
              </table:table-cell>
              <table:table-cell office:value-type="float" office:value="12.17393">
                <text:p>12.17393</text:p>
              </table:table-cell>
              <table:table-cell office:value-type="float" office:value="54.73706">
                <text:p>54.73706</text:p>
              </table:table-cell>
              <table:table-cell office:value-type="float" office:value="48.67794">
                <text:p>48.67794</text:p>
              </table:table-cell>
              <table:table-cell office:value-type="float" office:value="39.60116">
                <text:p>39.60116</text:p>
              </table:table-cell>
              <table:table-cell office:value-type="float" office:value="37.85658">
                <text:p>37.85658</text:p>
              </table:table-cell>
              <table:table-cell office:value-type="float" office:value="32.49589">
                <text:p>32.49589</text:p>
              </table:table-cell>
              <table:table-cell office:value-type="float" office:value="52.25341">
                <text:p>52.25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93464">
                <text:p>41.93464</text:p>
              </table:table-cell>
              <table:table-cell office:value-type="float" office:value="40.40146">
                <text:p>40.40146</text:p>
              </table:table-cell>
              <table:table-cell office:value-type="float" office:value="26.7937">
                <text:p>26.7937</text:p>
              </table:table-cell>
              <table:table-cell office:value-type="float" office:value="26.333">
                <text:p>26.333</text:p>
              </table:table-cell>
              <table:table-cell office:value-type="float" office:value="41.62756">
                <text:p>41.62756</text:p>
              </table:table-cell>
              <table:table-cell office:value-type="float" office:value="33.92945">
                <text:p>33.92945</text:p>
              </table:table-cell>
              <table:table-cell office:value-type="float" office:value="48.63719">
                <text:p>48.63719</text:p>
              </table:table-cell>
              <table:table-cell office:value-type="float" office:value="49.15299">
                <text:p>49.15299</text:p>
              </table:table-cell>
              <table:table-cell office:value-type="float" office:value="14.18124">
                <text:p>14.18124</text:p>
              </table:table-cell>
              <table:table-cell office:value-type="float" office:value="49.39038">
                <text:p>49.39038</text:p>
              </table:table-cell>
              <table:table-cell office:value-type="float" office:value="43.77951">
                <text:p>43.77951</text:p>
              </table:table-cell>
              <table:table-cell office:value-type="float" office:value="32.48535">
                <text:p>32.48535</text:p>
              </table:table-cell>
              <table:table-cell office:value-type="float" office:value="13.29751">
                <text:p>13.29751</text:p>
              </table:table-cell>
              <table:table-cell office:value-type="float" office:value="55.25328">
                <text:p>55.25328</text:p>
              </table:table-cell>
              <table:table-cell office:value-type="float" office:value="49.75032">
                <text:p>49.75032</text:p>
              </table:table-cell>
              <table:table-cell office:value-type="float" office:value="40.05398">
                <text:p>40.05398</text:p>
              </table:table-cell>
              <table:table-cell office:value-type="float" office:value="39.13481">
                <text:p>39.13481</text:p>
              </table:table-cell>
              <table:table-cell office:value-type="float" office:value="33.04397">
                <text:p>33.04397</text:p>
              </table:table-cell>
              <table:table-cell office:value-type="float" office:value="52.8621">
                <text:p>52.8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.37741">
                <text:p>42.37741</text:p>
              </table:table-cell>
              <table:table-cell office:value-type="float" office:value="40.70481">
                <text:p>40.70481</text:p>
              </table:table-cell>
              <table:table-cell office:value-type="float" office:value="27.41156">
                <text:p>27.41156</text:p>
              </table:table-cell>
              <table:table-cell office:value-type="float" office:value="27.19532">
                <text:p>27.19532</text:p>
              </table:table-cell>
              <table:table-cell office:value-type="float" office:value="42.27106">
                <text:p>42.27106</text:p>
              </table:table-cell>
              <table:table-cell office:value-type="float" office:value="34.26023">
                <text:p>34.26023</text:p>
              </table:table-cell>
              <table:table-cell office:value-type="float" office:value="49.26489">
                <text:p>49.26489</text:p>
              </table:table-cell>
              <table:table-cell office:value-type="float" office:value="49.76621">
                <text:p>49.76621</text:p>
              </table:table-cell>
              <table:table-cell office:value-type="float" office:value="14.73248">
                <text:p>14.73248</text:p>
              </table:table-cell>
              <table:table-cell office:value-type="float" office:value="49.88132">
                <text:p>49.88132</text:p>
              </table:table-cell>
              <table:table-cell office:value-type="float" office:value="44.4295">
                <text:p>44.4295</text:p>
              </table:table-cell>
              <table:table-cell office:value-type="float" office:value="32.97224">
                <text:p>32.97224</text:p>
              </table:table-cell>
              <table:table-cell office:value-type="float" office:value="14.43052">
                <text:p>14.43052</text:p>
              </table:table-cell>
              <table:table-cell office:value-type="float" office:value="55.64081">
                <text:p>55.64081</text:p>
              </table:table-cell>
              <table:table-cell office:value-type="float" office:value="50.81046">
                <text:p>50.81046</text:p>
              </table:table-cell>
              <table:table-cell office:value-type="float" office:value="40.70976">
                <text:p>40.70976</text:p>
              </table:table-cell>
              <table:table-cell office:value-type="float" office:value="40.41441">
                <text:p>40.41441</text:p>
              </table:table-cell>
              <table:table-cell office:value-type="float" office:value="33.6745">
                <text:p>33.6745</text:p>
              </table:table-cell>
              <table:table-cell office:value-type="float" office:value="53.26544">
                <text:p>53.26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.02064">
                <text:p>43.02064</text:p>
              </table:table-cell>
              <table:table-cell office:value-type="float" office:value="41.01455">
                <text:p>41.01455</text:p>
              </table:table-cell>
              <table:table-cell office:value-type="float" office:value="27.96571">
                <text:p>27.96571</text:p>
              </table:table-cell>
              <table:table-cell office:value-type="float" office:value="28.06843">
                <text:p>28.06843</text:p>
              </table:table-cell>
              <table:table-cell office:value-type="float" office:value="42.82142">
                <text:p>42.82142</text:p>
              </table:table-cell>
              <table:table-cell office:value-type="float" office:value="34.7376">
                <text:p>34.7376</text:p>
              </table:table-cell>
              <table:table-cell office:value-type="float" office:value="49.78026">
                <text:p>49.78026</text:p>
              </table:table-cell>
              <table:table-cell office:value-type="float" office:value="50.26461">
                <text:p>50.26461</text:p>
              </table:table-cell>
              <table:table-cell office:value-type="float" office:value="15.31287">
                <text:p>15.31287</text:p>
              </table:table-cell>
              <table:table-cell office:value-type="float" office:value="50.47559">
                <text:p>50.47559</text:p>
              </table:table-cell>
              <table:table-cell office:value-type="float" office:value="44.86312">
                <text:p>44.86312</text:p>
              </table:table-cell>
              <table:table-cell office:value-type="float" office:value="33.46343">
                <text:p>33.46343</text:p>
              </table:table-cell>
              <table:table-cell office:value-type="float" office:value="15.57346">
                <text:p>15.57346</text:p>
              </table:table-cell>
              <table:table-cell office:value-type="float" office:value="56.15561">
                <text:p>56.15561</text:p>
              </table:table-cell>
              <table:table-cell office:value-type="float" office:value="51.8549">
                <text:p>51.8549</text:p>
              </table:table-cell>
              <table:table-cell office:value-type="float" office:value="41.14953">
                <text:p>41.14953</text:p>
              </table:table-cell>
              <table:table-cell office:value-type="float" office:value="40.93121">
                <text:p>40.93121</text:p>
              </table:table-cell>
              <table:table-cell office:value-type="float" office:value="34.2128">
                <text:p>34.2128</text:p>
              </table:table-cell>
              <table:table-cell office:value-type="float" office:value="53.85683">
                <text:p>53.85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.45179">
                <text:p>43.45179</text:p>
              </table:table-cell>
              <table:table-cell office:value-type="float" office:value="41.30162">
                <text:p>41.30162</text:p>
              </table:table-cell>
              <table:table-cell office:value-type="float" office:value="28.58984">
                <text:p>28.58984</text:p>
              </table:table-cell>
              <table:table-cell office:value-type="float" office:value="28.95542">
                <text:p>28.95542</text:p>
              </table:table-cell>
              <table:table-cell office:value-type="float" office:value="43.46157">
                <text:p>43.46157</text:p>
              </table:table-cell>
              <table:table-cell office:value-type="float" office:value="35.05243">
                <text:p>35.05243</text:p>
              </table:table-cell>
              <table:table-cell office:value-type="float" office:value="50.40664">
                <text:p>50.40664</text:p>
              </table:table-cell>
              <table:table-cell office:value-type="float" office:value="50.86852">
                <text:p>50.86852</text:p>
              </table:table-cell>
              <table:table-cell office:value-type="float" office:value="15.87777">
                <text:p>15.87777</text:p>
              </table:table-cell>
              <table:table-cell office:value-type="float" office:value="50.95926">
                <text:p>50.95926</text:p>
              </table:table-cell>
              <table:table-cell office:value-type="float" office:value="45.50577">
                <text:p>45.50577</text:p>
              </table:table-cell>
              <table:table-cell office:value-type="float" office:value="33.85316">
                <text:p>33.85316</text:p>
              </table:table-cell>
              <table:table-cell office:value-type="float" office:value="16.70754">
                <text:p>16.70754</text:p>
              </table:table-cell>
              <table:table-cell office:value-type="float" office:value="NaN">
                <text:p>NaN</text:p>
              </table:table-cell>
              <table:table-cell office:value-type="float" office:value="52.87842">
                <text:p>52.87842</text:p>
              </table:table-cell>
              <table:table-cell office:value-type="float" office:value="41.79385">
                <text:p>41.79385</text:p>
              </table:table-cell>
              <table:table-cell office:value-type="float" office:value="41.69473">
                <text:p>41.69473</text:p>
              </table:table-cell>
              <table:table-cell office:value-type="float" office:value="34.85379">
                <text:p>34.85379</text:p>
              </table:table-cell>
              <table:table-cell office:value-type="float" office:value="54.25691">
                <text:p>54.2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.08338">
                <text:p>44.08338</text:p>
              </table:table-cell>
              <table:table-cell office:value-type="float" office:value="41.59748">
                <text:p>41.59748</text:p>
              </table:table-cell>
              <table:table-cell office:value-type="float" office:value="29.13778">
                <text:p>29.13778</text:p>
              </table:table-cell>
              <table:table-cell office:value-type="float" office:value="29.86459">
                <text:p>29.86459</text:p>
              </table:table-cell>
              <table:table-cell office:value-type="float" office:value="44.00213">
                <text:p>44.00213</text:p>
              </table:table-cell>
              <table:table-cell office:value-type="float" office:value="35.51851">
                <text:p>35.51851</text:p>
              </table:table-cell>
              <table:table-cell office:value-type="float" office:value="50.91672">
                <text:p>50.91672</text:p>
              </table:table-cell>
              <table:table-cell office:value-type="float" office:value="51.35657">
                <text:p>51.35657</text:p>
              </table:table-cell>
              <table:table-cell office:value-type="float" office:value="16.46487">
                <text:p>16.46487</text:p>
              </table:table-cell>
              <table:table-cell office:value-type="float" office:value="51.5482">
                <text:p>51.5482</text:p>
              </table:table-cell>
              <table:table-cell office:value-type="float" office:value="45.92986">
                <text:p>45.92986</text:p>
              </table:table-cell>
              <table:table-cell office:value-type="float" office:value="34.44414">
                <text:p>34.44414</text:p>
              </table:table-cell>
              <table:table-cell office:value-type="float" office:value="17.25696">
                <text:p>17.25696</text:p>
              </table:table-cell>
              <table:table-cell office:value-type="float" office:value="NaN">
                <text:p>NaN</text:p>
              </table:table-cell>
              <table:table-cell office:value-type="float" office:value="53.4888">
                <text:p>53.4888</text:p>
              </table:table-cell>
              <table:table-cell office:value-type="float" office:value="42.22759">
                <text:p>42.22759</text:p>
              </table:table-cell>
              <table:table-cell office:value-type="float" office:value="42.20718">
                <text:p>42.20718</text:p>
              </table:table-cell>
              <table:table-cell office:value-type="float" office:value="35.38359">
                <text:p>35.38359</text:p>
              </table:table-cell>
              <table:table-cell office:value-type="float" office:value="54.84081">
                <text:p>54.8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.50472">
                <text:p>44.50472</text:p>
              </table:table-cell>
              <table:table-cell office:value-type="float" office:value="41.88425">
                <text:p>41.88425</text:p>
              </table:table-cell>
              <table:table-cell office:value-type="float" office:value="29.77787">
                <text:p>29.77787</text:p>
              </table:table-cell>
              <table:table-cell office:value-type="float" office:value="30.27761">
                <text:p>30.27761</text:p>
              </table:table-cell>
              <table:table-cell office:value-type="float" office:value="44.62366">
                <text:p>44.62366</text:p>
              </table:table-cell>
              <table:table-cell office:value-type="float" office:value="35.824">
                <text:p>35.824</text:p>
              </table:table-cell>
              <table:table-cell office:value-type="float" office:value="51.53327">
                <text:p>51.53327</text:p>
              </table:table-cell>
              <table:table-cell office:value-type="float" office:value="51.96207">
                <text:p>51.96207</text:p>
              </table:table-cell>
              <table:table-cell office:value-type="float" office:value="17.01447">
                <text:p>17.01447</text:p>
              </table:table-cell>
              <table:table-cell office:value-type="float" office:value="52.01364">
                <text:p>52.01364</text:p>
              </table:table-cell>
              <table:table-cell office:value-type="float" office:value="46.56537">
                <text:p>46.56537</text:p>
              </table:table-cell>
              <table:table-cell office:value-type="float" office:value="34.83119">
                <text:p>34.83119</text:p>
              </table:table-cell>
              <table:table-cell office:value-type="float" office:value="17.85411">
                <text:p>17.85411</text:p>
              </table:table-cell>
              <table:table-cell office:value-type="float" office:value="NaN">
                <text:p>NaN</text:p>
              </table:table-cell>
              <table:table-cell office:value-type="float" office:value="53.88663">
                <text:p>53.88663</text:p>
              </table:table-cell>
              <table:table-cell office:value-type="float" office:value="42.85972">
                <text:p>42.85972</text:p>
              </table:table-cell>
              <table:table-cell office:value-type="float" office:value="42.96307">
                <text:p>42.96307</text:p>
              </table:table-cell>
              <table:table-cell office:value-type="float" office:value="36.47889">
                <text:p>36.47889</text:p>
              </table:table-cell>
              <table:table-cell office:value-type="float" office:value="55.22481">
                <text:p>55.2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.1267">
                <text:p>45.1267</text:p>
              </table:table-cell>
              <table:table-cell office:value-type="float" office:value="42.17519">
                <text:p>42.17519</text:p>
              </table:table-cell>
              <table:table-cell office:value-type="float" office:value="30.32839">
                <text:p>30.32839</text:p>
              </table:table-cell>
              <table:table-cell office:value-type="float" office:value="30.7814">
                <text:p>30.7814</text:p>
              </table:table-cell>
              <table:table-cell office:value-type="float" office:value="45.15859">
                <text:p>45.15859</text:p>
              </table:table-cell>
              <table:table-cell office:value-type="float" office:value="36.28694">
                <text:p>36.28694</text:p>
              </table:table-cell>
              <table:table-cell office:value-type="float" office:value="52.0284">
                <text:p>52.0284</text:p>
              </table:table-cell>
              <table:table-cell office:value-type="float" office:value="52.44193">
                <text:p>52.44193</text:p>
              </table:table-cell>
              <table:table-cell office:value-type="float" office:value="17.61488">
                <text:p>17.61488</text:p>
              </table:table-cell>
              <table:table-cell office:value-type="float" office:value="52.60654">
                <text:p>52.60654</text:p>
              </table:table-cell>
              <table:table-cell office:value-type="float" office:value="46.98579">
                <text:p>46.98579</text:p>
              </table:table-cell>
              <table:table-cell office:value-type="float" office:value="35.41531">
                <text:p>35.41531</text:p>
              </table:table-cell>
              <table:table-cell office:value-type="float" office:value="18.38998">
                <text:p>18.38998</text:p>
              </table:table-cell>
              <table:table-cell office:value-type="float" office:value="NaN">
                <text:p>NaN</text:p>
              </table:table-cell>
              <table:table-cell office:value-type="float" office:value="54.48857">
                <text:p>54.48857</text:p>
              </table:table-cell>
              <table:table-cell office:value-type="float" office:value="43.2792">
                <text:p>43.2792</text:p>
              </table:table-cell>
              <table:table-cell office:value-type="float" office:value="43.465">
                <text:p>43.465</text:p>
              </table:table-cell>
              <table:table-cell office:value-type="float" office:value="37.63238">
                <text:p>37.63238</text:p>
              </table:table-cell>
              <table:table-cell office:value-type="float" office:value="55.80009">
                <text:p>55.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.53815">
                <text:p>45.53815</text:p>
              </table:table-cell>
              <table:table-cell office:value-type="float" office:value="42.44843">
                <text:p>42.44843</text:p>
              </table:table-cell>
              <table:table-cell office:value-type="float" office:value="30.9785">
                <text:p>30.9785</text:p>
              </table:table-cell>
              <table:table-cell office:value-type="float" office:value="31.20274">
                <text:p>31.20274</text:p>
              </table:table-cell>
              <table:table-cell office:value-type="float" office:value="45.78385">
                <text:p>45.78385</text:p>
              </table:table-cell>
              <table:table-cell office:value-type="float" office:value="36.57545">
                <text:p>36.57545</text:p>
              </table:table-cell>
              <table:table-cell office:value-type="float" office:value="52.64516">
                <text:p>52.64516</text:p>
              </table:table-cell>
              <table:table-cell office:value-type="float" office:value="53.04239">
                <text:p>53.04239</text:p>
              </table:table-cell>
              <table:table-cell office:value-type="float" office:value="18.15716">
                <text:p>18.15716</text:p>
              </table:table-cell>
              <table:table-cell office:value-type="float" office:value="53.0635">
                <text:p>53.0635</text:p>
              </table:table-cell>
              <table:table-cell office:value-type="float" office:value="47.60046">
                <text:p>47.60046</text:p>
              </table:table-cell>
              <table:table-cell office:value-type="float" office:value="35.80683">
                <text:p>35.80683</text:p>
              </table:table-cell>
              <table:table-cell office:value-type="float" office:value="18.84003">
                <text:p>18.84003</text:p>
              </table:table-cell>
              <table:table-cell office:value-type="float" office:value="NaN">
                <text:p>NaN</text:p>
              </table:table-cell>
              <table:table-cell office:value-type="float" office:value="54.88244">
                <text:p>54.88244</text:p>
              </table:table-cell>
              <table:table-cell office:value-type="float" office:value="43.90691">
                <text:p>43.90691</text:p>
              </table:table-cell>
              <table:table-cell office:value-type="float" office:value="44.21132">
                <text:p>44.21132</text:p>
              </table:table-cell>
              <table:table-cell office:value-type="float" office:value="38.7691">
                <text:p>38.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.14695">
                <text:p>46.14695</text:p>
              </table:table-cell>
              <table:table-cell office:value-type="float" office:value="42.73628">
                <text:p>42.73628</text:p>
              </table:table-cell>
              <table:table-cell office:value-type="float" office:value="31.53107">
                <text:p>31.53107</text:p>
              </table:table-cell>
              <table:table-cell office:value-type="float" office:value="31.71911">
                <text:p>31.71911</text:p>
              </table:table-cell>
              <table:table-cell office:value-type="float" office:value="46.30064">
                <text:p>46.30064</text:p>
              </table:table-cell>
              <table:table-cell office:value-type="float" office:value="37.02091">
                <text:p>37.02091</text:p>
              </table:table-cell>
              <table:table-cell office:value-type="float" office:value="53.1347">
                <text:p>53.1347</text:p>
              </table:table-cell>
              <table:table-cell office:value-type="float" office:value="53.51322">
                <text:p>53.51322</text:p>
              </table:table-cell>
              <table:table-cell office:value-type="float" office:value="18.75672">
                <text:p>18.75672</text:p>
              </table:table-cell>
              <table:table-cell office:value-type="float" office:value="53.64073">
                <text:p>53.64073</text:p>
              </table:table-cell>
              <table:table-cell office:value-type="float" office:value="48.01272">
                <text:p>48.01272</text:p>
              </table:table-cell>
              <table:table-cell office:value-type="float" office:value="36.38137">
                <text:p>36.38137</text:p>
              </table:table-cell>
              <table:table-cell office:value-type="float" office:value="19.51492">
                <text:p>19.51492</text:p>
              </table:table-cell>
              <table:table-cell office:value-type="float" office:value="NaN">
                <text:p>NaN</text:p>
              </table:table-cell>
              <table:table-cell office:value-type="float" office:value="55.47825">
                <text:p>55.47825</text:p>
              </table:table-cell>
              <table:table-cell office:value-type="float" office:value="44.32081">
                <text:p>44.32081</text:p>
              </table:table-cell>
              <table:table-cell office:value-type="float" office:value="44.69594">
                <text:p>44.69594</text:p>
              </table:table-cell>
              <table:table-cell office:value-type="float" office:value="39.89994">
                <text:p>39.8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.55411">
                <text:p>46.55411</text:p>
              </table:table-cell>
              <table:table-cell office:value-type="float" office:value="42.99655">
                <text:p>42.99655</text:p>
              </table:table-cell>
              <table:table-cell office:value-type="float" office:value="32.01643">
                <text:p>32.01643</text:p>
              </table:table-cell>
              <table:table-cell office:value-type="float" office:value="32.13479">
                <text:p>32.13479</text:p>
              </table:table-cell>
              <table:table-cell office:value-type="float" office:value="46.91684">
                <text:p>46.91684</text:p>
              </table:table-cell>
              <table:table-cell office:value-type="float" office:value="37.31409">
                <text:p>37.31409</text:p>
              </table:table-cell>
              <table:table-cell office:value-type="float" office:value="53.74104">
                <text:p>53.74104</text:p>
              </table:table-cell>
              <table:table-cell office:value-type="float" office:value="54.1006">
                <text:p>54.1006</text:p>
              </table:table-cell>
              <table:table-cell office:value-type="float" office:value="19.30249">
                <text:p>19.30249</text:p>
              </table:table-cell>
              <table:table-cell office:value-type="float" office:value="54.09539">
                <text:p>54.09539</text:p>
              </table:table-cell>
              <table:table-cell office:value-type="float" office:value="48.6319">
                <text:p>48.6319</text:p>
              </table:table-cell>
              <table:table-cell office:value-type="float" office:value="36.76308">
                <text:p>36.76308</text:p>
              </table:table-cell>
              <table:table-cell office:value-type="float" office:value="19.9735">
                <text:p>19.9735</text:p>
              </table:table-cell>
              <table:table-cell office:value-type="float" office:value="NaN">
                <text:p>NaN</text:p>
              </table:table-cell>
              <table:table-cell office:value-type="float" office:value="55.8632">
                <text:p>55.8632</text:p>
              </table:table-cell>
              <table:table-cell office:value-type="float" office:value="44.92466">
                <text:p>44.92466</text:p>
              </table:table-cell>
              <table:table-cell office:value-type="float" office:value="45.41774">
                <text:p>45.41774</text:p>
              </table:table-cell>
              <table:table-cell office:value-type="float" office:value="41.01535">
                <text:p>41.0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.15288">
                <text:p>47.15288</text:p>
              </table:table-cell>
              <table:table-cell office:value-type="float" office:value="43.28798">
                <text:p>43.28798</text:p>
              </table:table-cell>
              <table:table-cell office:value-type="float" office:value="32.74505">
                <text:p>32.74505</text:p>
              </table:table-cell>
              <table:table-cell office:value-type="float" office:value="32.65656">
                <text:p>32.65656</text:p>
              </table:table-cell>
              <table:table-cell office:value-type="float" office:value="47.43786">
                <text:p>47.43786</text:p>
              </table:table-cell>
              <table:table-cell office:value-type="float" office:value="37.74148">
                <text:p>37.74148</text:p>
              </table:table-cell>
              <table:table-cell office:value-type="float" office:value="54.22117">
                <text:p>54.22117</text:p>
              </table:table-cell>
              <table:table-cell office:value-type="float" office:value="54.56656">
                <text:p>54.56656</text:p>
              </table:table-cell>
              <table:table-cell office:value-type="float" office:value="19.89122">
                <text:p>19.89122</text:p>
              </table:table-cell>
              <table:table-cell office:value-type="float" office:value="54.67004">
                <text:p>54.67004</text:p>
              </table:table-cell>
              <table:table-cell office:value-type="float" office:value="49.03224">
                <text:p>49.03224</text:p>
              </table:table-cell>
              <table:table-cell office:value-type="float" office:value="37.33411">
                <text:p>37.33411</text:p>
              </table:table-cell>
              <table:table-cell office:value-type="float" office:value="20.64129">
                <text:p>20.64129</text:p>
              </table:table-cell>
              <table:table-cell office:value-type="float" office:value="NaN">
                <text:p>NaN</text:p>
              </table:table-cell>
              <table:table-cell office:value-type="float" office:value="56.44178">
                <text:p>56.44178</text:p>
              </table:table-cell>
              <table:table-cell office:value-type="float" office:value="45.33007">
                <text:p>45.33007</text:p>
              </table:table-cell>
              <table:table-cell office:value-type="float" office:value="45.89053">
                <text:p>45.89053</text:p>
              </table:table-cell>
              <table:table-cell office:value-type="float" office:value="42.10049">
                <text:p>42.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.54318">
                <text:p>47.54318</text:p>
              </table:table-cell>
              <table:table-cell office:value-type="float" office:value="43.53589">
                <text:p>43.53589</text:p>
              </table:table-cell>
              <table:table-cell office:value-type="float" office:value="33.23137">
                <text:p>33.23137</text:p>
              </table:table-cell>
              <table:table-cell office:value-type="float" office:value="33.07613">
                <text:p>33.07613</text:p>
              </table:table-cell>
              <table:table-cell office:value-type="float" office:value="48.05197">
                <text:p>48.05197</text:p>
              </table:table-cell>
              <table:table-cell office:value-type="float" office:value="38.02656">
                <text:p>38.02656</text:p>
              </table:table-cell>
              <table:table-cell office:value-type="float" office:value="54.83101">
                <text:p>54.83101</text:p>
              </table:table-cell>
              <table:table-cell office:value-type="float" office:value="55.15867">
                <text:p>55.15867</text:p>
              </table:table-cell>
              <table:table-cell office:value-type="float" office:value="20.43713">
                <text:p>20.43713</text:p>
              </table:table-cell>
              <table:table-cell office:value-type="float" office:value="55.11529">
                <text:p>55.11529</text:p>
              </table:table-cell>
              <table:table-cell office:value-type="float" office:value="49.63571">
                <text:p>49.63571</text:p>
              </table:table-cell>
              <table:table-cell office:value-type="float" office:value="37.70355">
                <text:p>37.70355</text:p>
              </table:table-cell>
              <table:table-cell office:value-type="float" office:value="21.08336">
                <text:p>21.08336</text:p>
              </table:table-cell>
              <table:table-cell office:value-type="float" office:value="NaN">
                <text:p>NaN</text:p>
              </table:table-cell>
              <table:table-cell office:value-type="float" office:value="56.83289">
                <text:p>56.83289</text:p>
              </table:table-cell>
              <table:table-cell office:value-type="float" office:value="45.93406">
                <text:p>45.93406</text:p>
              </table:table-cell>
              <table:table-cell office:value-type="float" office:value="NaN">
                <text:p>NaN</text:p>
              </table:table-cell>
              <table:table-cell office:value-type="float" office:value="43.17652">
                <text:p>43.1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.13486">
                <text:p>48.13486</text:p>
              </table:table-cell>
              <table:table-cell office:value-type="float" office:value="43.74716">
                <text:p>43.74716</text:p>
              </table:table-cell>
              <table:table-cell office:value-type="float" office:value="33.96025">
                <text:p>33.96025</text:p>
              </table:table-cell>
              <table:table-cell office:value-type="float" office:value="33.44936">
                <text:p>33.44936</text:p>
              </table:table-cell>
              <table:table-cell office:value-type="float" office:value="48.55545">
                <text:p>48.55545</text:p>
              </table:table-cell>
              <table:table-cell office:value-type="float" office:value="38.43842">
                <text:p>38.43842</text:p>
              </table:table-cell>
              <table:table-cell office:value-type="float" office:value="55.29249">
                <text:p>55.29249</text:p>
              </table:table-cell>
              <table:table-cell office:value-type="float" office:value="55.60688">
                <text:p>55.60688</text:p>
              </table:table-cell>
              <table:table-cell office:value-type="float" office:value="21.03133">
                <text:p>21.03133</text:p>
              </table:table-cell>
              <table:table-cell office:value-type="float" office:value="NaN">
                <text:p>NaN</text:p>
              </table:table-cell>
              <table:table-cell office:value-type="float" office:value="50.02853">
                <text:p>50.02853</text:p>
              </table:table-cell>
              <table:table-cell office:value-type="float" office:value="38.26464">
                <text:p>38.26464</text:p>
              </table:table-cell>
              <table:table-cell office:value-type="float" office:value="21.69044">
                <text:p>21.69044</text:p>
              </table:table-cell>
              <table:table-cell office:value-type="float" office:value="NaN">
                <text:p>NaN</text:p>
              </table:table-cell>
              <table:table-cell office:value-type="float" office:value="57.3964">
                <text:p>57.3964</text:p>
              </table:table-cell>
              <table:table-cell office:value-type="float" office:value="46.33177">
                <text:p>46.33177</text:p>
              </table:table-cell>
              <table:table-cell office:value-type="float" office:value="NaN">
                <text:p>NaN</text:p>
              </table:table-cell>
              <table:table-cell office:value-type="float" office:value="44.21126">
                <text:p>44.2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.51645">
                <text:p>48.51645</text:p>
              </table:table-cell>
              <table:table-cell office:value-type="float" office:value="44.06147">
                <text:p>44.06147</text:p>
              </table:table-cell>
              <table:table-cell office:value-type="float" office:value="34.44261">
                <text:p>34.44261</text:p>
              </table:table-cell>
              <table:table-cell office:value-type="float" office:value="34.02989">
                <text:p>34.02989</text:p>
              </table:table-cell>
              <table:table-cell office:value-type="float" office:value="48.99708">
                <text:p>48.99708</text:p>
              </table:table-cell>
              <table:table-cell office:value-type="float" office:value="38.72155">
                <text:p>38.72155</text:p>
              </table:table-cell>
              <table:table-cell office:value-type="float" office:value="55.892">
                <text:p>55.892</text:p>
              </table:table-cell>
              <table:table-cell office:value-type="float" office:value="56.18558">
                <text:p>56.18558</text:p>
              </table:table-cell>
              <table:table-cell office:value-type="float" office:value="21.55817">
                <text:p>21.55817</text:p>
              </table:table-cell>
              <table:table-cell office:value-type="float" office:value="NaN">
                <text:p>NaN</text:p>
              </table:table-cell>
              <table:table-cell office:value-type="float" office:value="50.62694">
                <text:p>50.62694</text:p>
              </table:table-cell>
              <table:table-cell office:value-type="float" office:value="38.61848">
                <text:p>38.61848</text:p>
              </table:table-cell>
              <table:table-cell office:value-type="float" office:value="22.05217">
                <text:p>22.05217</text:p>
              </table:table-cell>
              <table:table-cell office:value-type="float" office:value="NaN">
                <text:p>NaN</text:p>
              </table:table-cell>
              <table:table-cell office:value-type="float" office:value="57.76926">
                <text:p>57.76926</text:p>
              </table:table-cell>
              <table:table-cell office:value-type="float" office:value="46.91861">
                <text:p>46.91861</text:p>
              </table:table-cell>
              <table:table-cell office:value-type="float" office:value="NaN">
                <text:p>NaN</text:p>
              </table:table-cell>
              <table:table-cell office:value-type="float" office:value="45.23157">
                <text:p>45.2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.09613">
                <text:p>49.09613</text:p>
              </table:table-cell>
              <table:table-cell office:value-type="float" office:value="44.26795">
                <text:p>44.26795</text:p>
              </table:table-cell>
              <table:table-cell office:value-type="float" office:value="35.17527">
                <text:p>35.17527</text:p>
              </table:table-cell>
              <table:table-cell office:value-type="float" office:value="34.40796">
                <text:p>34.40796</text:p>
              </table:table-cell>
              <table:table-cell office:value-type="float" office:value="49.65734">
                <text:p>49.65734</text:p>
              </table:table-cell>
              <table:table-cell office:value-type="float" office:value="39.38603">
                <text:p>39.38603</text:p>
              </table:table-cell>
              <table:table-cell office:value-type="float" office:value="56.34794">
                <text:p>56.34794</text:p>
              </table:table-cell>
              <table:table-cell office:value-type="float" office:value="56.62866">
                <text:p>56.62866</text:p>
              </table:table-cell>
              <table:table-cell office:value-type="float" office:value="22.076">
                <text:p>22.076</text:p>
              </table:table-cell>
              <table:table-cell office:value-type="float" office:value="NaN">
                <text:p>NaN</text:p>
              </table:table-cell>
              <table:table-cell office:value-type="float" office:value="51.01232">
                <text:p>51.01232</text:p>
              </table:table-cell>
              <table:table-cell office:value-type="float" office:value="39.16031">
                <text:p>39.16031</text:p>
              </table:table-cell>
              <table:table-cell office:value-type="float" office:value="22.55933">
                <text:p>22.55933</text:p>
              </table:table-cell>
              <table:table-cell office:value-type="float" office:value="NaN">
                <text:p>NaN</text:p>
              </table:table-cell>
              <table:table-cell office:value-type="float" office:value="58.33327">
                <text:p>58.33327</text:p>
              </table:table-cell>
              <table:table-cell office:value-type="float" office:value="47.30687">
                <text:p>47.30687</text:p>
              </table:table-cell>
              <table:table-cell office:value-type="float" office:value="NaN">
                <text:p>NaN</text:p>
              </table:table-cell>
              <table:table-cell office:value-type="float" office:value="46.22905">
                <text:p>46.2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.47045">
                <text:p>49.47045</text:p>
              </table:table-cell>
              <table:table-cell office:value-type="float" office:value="44.57279">
                <text:p>44.57279</text:p>
              </table:table-cell>
              <table:table-cell office:value-type="float" office:value="35.67194">
                <text:p>35.67194</text:p>
              </table:table-cell>
              <table:table-cell office:value-type="float" office:value="34.99396">
                <text:p>34.99396</text:p>
              </table:table-cell>
              <table:table-cell office:value-type="float" office:value="50.0901">
                <text:p>50.0901</text:p>
              </table:table-cell>
              <table:table-cell office:value-type="float" office:value="40.03001">
                <text:p>40.03001</text:p>
              </table:table-cell>
              <table:table-cell office:value-type="float" office:value="56.93921">
                <text:p>56.93921</text:p>
              </table:table-cell>
              <table:table-cell office:value-type="float" office:value="57.20387">
                <text:p>57.20387</text:p>
              </table:table-cell>
              <table:table-cell office:value-type="float" office:value="22.52451">
                <text:p>22.52451</text:p>
              </table:table-cell>
              <table:table-cell office:value-type="float" office:value="NaN">
                <text:p>NaN</text:p>
              </table:table-cell>
              <table:table-cell office:value-type="float" office:value="51.59065">
                <text:p>51.59065</text:p>
              </table:table-cell>
              <table:table-cell office:value-type="float" office:value="39.51962">
                <text:p>39.51962</text:p>
              </table:table-cell>
              <table:table-cell office:value-type="float" office:value="22.89266">
                <text:p>22.89266</text:p>
              </table:table-cell>
              <table:table-cell office:value-type="float" office:value="NaN">
                <text:p>NaN</text:p>
              </table:table-cell>
              <table:table-cell office:value-type="float" office:value="58.70504">
                <text:p>58.70504</text:p>
              </table:table-cell>
              <table:table-cell office:value-type="float" office:value="47.88664">
                <text:p>47.88664</text:p>
              </table:table-cell>
              <table:table-cell office:value-type="float" office:value="NaN">
                <text:p>NaN</text:p>
              </table:table-cell>
              <table:table-cell office:value-type="float" office:value="46.6421">
                <text:p>46.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.03433">
                <text:p>50.03433</text:p>
              </table:table-cell>
              <table:table-cell office:value-type="float" office:value="44.77586">
                <text:p>44.77586</text:p>
              </table:table-cell>
              <table:table-cell office:value-type="float" office:value="36.40118">
                <text:p>36.40118</text:p>
              </table:table-cell>
              <table:table-cell office:value-type="float" office:value="35.38484">
                <text:p>35.38484</text:p>
              </table:table-cell>
              <table:table-cell office:value-type="float" office:value="50.73418">
                <text:p>50.73418</text:p>
              </table:table-cell>
              <table:table-cell office:value-type="float" office:value="40.64838">
                <text:p>40.64838</text:p>
              </table:table-cell>
              <table:table-cell office:value-type="float" office:value="57.38951">
                <text:p>57.38951</text:p>
              </table:table-cell>
              <table:table-cell office:value-type="float" office:value="57.63807">
                <text:p>57.63807</text:p>
              </table:table-cell>
              <table:table-cell office:value-type="float" office:value="22.87412">
                <text:p>22.87412</text:p>
              </table:table-cell>
              <table:table-cell office:value-type="float" office:value="NaN">
                <text:p>NaN</text:p>
              </table:table-cell>
              <table:table-cell office:value-type="float" office:value="51.97789">
                <text:p>51.97789</text:p>
              </table:table-cell>
              <table:table-cell office:value-type="float" office:value="40.04824">
                <text:p>40.04824</text:p>
              </table:table-cell>
              <table:table-cell office:value-type="float" office:value="23.3968">
                <text:p>23.3968</text:p>
              </table:table-cell>
              <table:table-cell office:value-type="float" office:value="NaN">
                <text:p>NaN</text:p>
              </table:table-cell>
              <table:table-cell office:value-type="float" office:value="59.26632">
                <text:p>59.26632</text:p>
              </table:table-cell>
              <table:table-cell office:value-type="float" office:value="48.26841">
                <text:p>48.26841</text:p>
              </table:table-cell>
              <table:table-cell office:value-type="float" office:value="NaN">
                <text:p>NaN</text:p>
              </table:table-cell>
              <table:table-cell office:value-type="float" office:value="47.19064">
                <text:p>47.1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.40999">
                <text:p>50.40999</text:p>
              </table:table-cell>
              <table:table-cell office:value-type="float" office:value="45.07256">
                <text:p>45.07256</text:p>
              </table:table-cell>
              <table:table-cell office:value-type="float" office:value="36.89674">
                <text:p>36.89674</text:p>
              </table:table-cell>
              <table:table-cell office:value-type="float" office:value="NaN">
                <text:p>NaN</text:p>
              </table:table-cell>
              <table:table-cell office:value-type="float" office:value="51.17148">
                <text:p>51.17148</text:p>
              </table:table-cell>
              <table:table-cell office:value-type="float" office:value="41.25105">
                <text:p>41.25105</text:p>
              </table:table-cell>
              <table:table-cell office:value-type="float" office:value="57.97534">
                <text:p>57.97534</text:p>
              </table:table-cell>
              <table:table-cell office:value-type="float" office:value="58.20879">
                <text:p>58.20879</text:p>
              </table:table-cell>
              <table:table-cell office:value-type="float" office:value="23.41048">
                <text:p>23.41048</text:p>
              </table:table-cell>
              <table:table-cell office:value-type="float" office:value="NaN">
                <text:p>NaN</text:p>
              </table:table-cell>
              <table:table-cell office:value-type="float" office:value="52.55087">
                <text:p>52.55087</text:p>
              </table:table-cell>
              <table:table-cell office:value-type="float" office:value="40.40019">
                <text:p>40.40019</text:p>
              </table:table-cell>
              <table:table-cell office:value-type="float" office:value="23.73936">
                <text:p>23.73936</text:p>
              </table:table-cell>
              <table:table-cell office:value-type="float" office:value="NaN">
                <text:p>NaN</text:p>
              </table:table-cell>
              <table:table-cell office:value-type="float" office:value="59.6278">
                <text:p>59.6278</text:p>
              </table:table-cell>
              <table:table-cell office:value-type="float" office:value="48.68877">
                <text:p>48.68877</text:p>
              </table:table-cell>
              <table:table-cell office:value-type="float" office:value="NaN">
                <text:p>NaN</text:p>
              </table:table-cell>
              <table:table-cell office:value-type="float" office:value="47.59233">
                <text:p>47.5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.96285">
                <text:p>50.96285</text:p>
              </table:table-cell>
              <table:table-cell office:value-type="float" office:value="45.27346">
                <text:p>45.27346</text:p>
              </table:table-cell>
              <table:table-cell office:value-type="float" office:value="37.62751">
                <text:p>37.62751</text:p>
              </table:table-cell>
              <table:table-cell office:value-type="float" office:value="NaN">
                <text:p>NaN</text:p>
              </table:table-cell>
              <table:table-cell office:value-type="float" office:value="51.81283">
                <text:p>51.81283</text:p>
              </table:table-cell>
              <table:table-cell office:value-type="float" office:value="41.84856">
                <text:p>41.84856</text:p>
              </table:table-cell>
              <table:table-cell office:value-type="float" office:value="58.4159">
                <text:p>58.4159</text:p>
              </table:table-cell>
              <table:table-cell office:value-type="float" office:value="58.63349">
                <text:p>58.63349</text:p>
              </table:table-cell>
              <table:table-cell office:value-type="float" office:value="23.77686">
                <text:p>23.77686</text:p>
              </table:table-cell>
              <table:table-cell office:value-type="float" office:value="NaN">
                <text:p>NaN</text:p>
              </table:table-cell>
              <table:table-cell office:value-type="float" office:value="52.92941">
                <text:p>52.92941</text:p>
              </table:table-cell>
              <table:table-cell office:value-type="float" office:value="40.91358">
                <text:p>40.91358</text:p>
              </table:table-cell>
              <table:table-cell office:value-type="float" office:value="24.25726">
                <text:p>24.25726</text:p>
              </table:table-cell>
              <table:table-cell office:value-type="float" office:value="NaN">
                <text:p>NaN</text:p>
              </table:table-cell>
              <table:table-cell office:value-type="float" office:value="60.17924">
                <text:p>60.17924</text:p>
              </table:table-cell>
              <table:table-cell office:value-type="float" office:value="49.21175">
                <text:p>49.21175</text:p>
              </table:table-cell>
              <table:table-cell office:value-type="float" office:value="NaN">
                <text:p>NaN</text:p>
              </table:table-cell>
              <table:table-cell office:value-type="float" office:value="48.12923">
                <text:p>48.1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32688">
                <text:p>51.32688</text:p>
              </table:table-cell>
              <table:table-cell office:value-type="float" office:value="45.5628">
                <text:p>45.5628</text:p>
              </table:table-cell>
              <table:table-cell office:value-type="float" office:value="38.12583">
                <text:p>38.12583</text:p>
              </table:table-cell>
              <table:table-cell office:value-type="float" office:value="NaN">
                <text:p>NaN</text:p>
              </table:table-cell>
              <table:table-cell office:value-type="float" office:value="52.24166">
                <text:p>52.24166</text:p>
              </table:table-cell>
              <table:table-cell office:value-type="float" office:value="42.42754">
                <text:p>42.42754</text:p>
              </table:table-cell>
              <table:table-cell office:value-type="float" office:value="58.99233">
                <text:p>58.99233</text:p>
              </table:table-cell>
              <table:table-cell office:value-type="float" office:value="59.20024">
                <text:p>59.20024</text:p>
              </table:table-cell>
              <table:table-cell office:value-type="float" office:value="24.31732">
                <text:p>24.31732</text:p>
              </table:table-cell>
              <table:table-cell office:value-type="float" office:value="NaN">
                <text:p>NaN</text:p>
              </table:table-cell>
              <table:table-cell office:value-type="float" office:value="53.49187">
                <text:p>53.49187</text:p>
              </table:table-cell>
              <table:table-cell office:value-type="float" office:value="41.26069">
                <text:p>41.26069</text:p>
              </table:table-cell>
              <table:table-cell office:value-type="float" office:value="24.60389">
                <text:p>24.60389</text:p>
              </table:table-cell>
              <table:table-cell office:value-type="float" office:value="NaN">
                <text:p>NaN</text:p>
              </table:table-cell>
              <table:table-cell office:value-type="float" office:value="60.53244">
                <text:p>60.53244</text:p>
              </table:table-cell>
              <table:table-cell office:value-type="float" office:value="49.5828">
                <text:p>49.5828</text:p>
              </table:table-cell>
              <table:table-cell office:value-type="float" office:value="NaN">
                <text:p>NaN</text:p>
              </table:table-cell>
              <table:table-cell office:value-type="float" office:value="48.5179">
                <text:p>48.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86848">
                <text:p>51.86848</text:p>
              </table:table-cell>
              <table:table-cell office:value-type="float" office:value="45.76071">
                <text:p>45.76071</text:p>
              </table:table-cell>
              <table:table-cell office:value-type="float" office:value="38.85927">
                <text:p>38.85927</text:p>
              </table:table-cell>
              <table:table-cell office:value-type="float" office:value="NaN">
                <text:p>NaN</text:p>
              </table:table-cell>
              <table:table-cell office:value-type="float" office:value="52.86545">
                <text:p>52.86545</text:p>
              </table:table-cell>
              <table:table-cell office:value-type="float" office:value="42.99195">
                <text:p>42.99195</text:p>
              </table:table-cell>
              <table:table-cell office:value-type="float" office:value="59.41883">
                <text:p>59.41883</text:p>
              </table:table-cell>
              <table:table-cell office:value-type="float" office:value="59.60635">
                <text:p>59.60635</text:p>
              </table:table-cell>
              <table:table-cell office:value-type="float" office:value="24.67934">
                <text:p>24.67934</text:p>
              </table:table-cell>
              <table:table-cell office:value-type="float" office:value="NaN">
                <text:p>NaN</text:p>
              </table:table-cell>
              <table:table-cell office:value-type="float" office:value="53.86328">
                <text:p>53.86328</text:p>
              </table:table-cell>
              <table:table-cell office:value-type="float" office:value="41.76728">
                <text:p>41.76728</text:p>
              </table:table-cell>
              <table:table-cell office:value-type="float" office:value="25.12907">
                <text:p>25.12907</text:p>
              </table:table-cell>
              <table:table-cell office:value-type="float" office:value="NaN">
                <text:p>NaN</text:p>
              </table:table-cell>
              <table:table-cell office:value-type="float" office:value="61.07192">
                <text:p>61.07192</text:p>
              </table:table-cell>
              <table:table-cell office:value-type="float" office:value="50.13793">
                <text:p>50.13793</text:p>
              </table:table-cell>
              <table:table-cell office:value-type="float" office:value="NaN">
                <text:p>NaN</text:p>
              </table:table-cell>
              <table:table-cell office:value-type="float" office:value="49.04185">
                <text:p>49.0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.22184">
                <text:p>52.22184</text:p>
              </table:table-cell>
              <table:table-cell office:value-type="float" office:value="46.04282">
                <text:p>46.04282</text:p>
              </table:table-cell>
              <table:table-cell office:value-type="float" office:value="39.3563">
                <text:p>39.3563</text:p>
              </table:table-cell>
              <table:table-cell office:value-type="float" office:value="NaN">
                <text:p>NaN</text:p>
              </table:table-cell>
              <table:table-cell office:value-type="float" office:value="53.28772">
                <text:p>53.28772</text:p>
              </table:table-cell>
              <table:table-cell office:value-type="float" office:value="43.54243">
                <text:p>43.54243</text:p>
              </table:table-cell>
              <table:table-cell office:value-type="float" office:value="60.40538">
                <text:p>60.40538</text:p>
              </table:table-cell>
              <table:table-cell office:value-type="float" office:value="60.16796">
                <text:p>60.16796</text:p>
              </table:table-cell>
              <table:table-cell office:value-type="float" office:value="25.23913">
                <text:p>25.23913</text:p>
              </table:table-cell>
              <table:table-cell office:value-type="float" office:value="NaN">
                <text:p>NaN</text:p>
              </table:table-cell>
              <table:table-cell office:value-type="float" office:value="54.40984">
                <text:p>54.40984</text:p>
              </table:table-cell>
              <table:table-cell office:value-type="float" office:value="42.09914">
                <text:p>42.09914</text:p>
              </table:table-cell>
              <table:table-cell office:value-type="float" office:value="25.47443">
                <text:p>25.47443</text:p>
              </table:table-cell>
              <table:table-cell office:value-type="float" office:value="NaN">
                <text:p>NaN</text:p>
              </table:table-cell>
              <table:table-cell office:value-type="float" office:value="61.42879">
                <text:p>61.42879</text:p>
              </table:table-cell>
              <table:table-cell office:value-type="float" office:value="50.49779">
                <text:p>50.49779</text:p>
              </table:table-cell>
              <table:table-cell office:value-type="float" office:value="NaN">
                <text:p>NaN</text:p>
              </table:table-cell>
              <table:table-cell office:value-type="float" office:value="49.41908">
                <text:p>49.4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.75377">
                <text:p>52.75377</text:p>
              </table:table-cell>
              <table:table-cell office:value-type="float" office:value="46.23137">
                <text:p>46.23137</text:p>
              </table:table-cell>
              <table:table-cell office:value-type="float" office:value="40.09157">
                <text:p>40.09157</text:p>
              </table:table-cell>
              <table:table-cell office:value-type="float" office:value="NaN">
                <text:p>NaN</text:p>
              </table:table-cell>
              <table:table-cell office:value-type="float" office:value="53.91213">
                <text:p>53.91213</text:p>
              </table:table-cell>
              <table:table-cell office:value-type="float" office:value="44.07573">
                <text:p>44.07573</text:p>
              </table:table-cell>
              <table:table-cell office:value-type="float" office:value="61.38337">
                <text:p>61.38337</text:p>
              </table:table-cell>
              <table:table-cell office:value-type="float" office:value="60.56825">
                <text:p>60.56825</text:p>
              </table:table-cell>
              <table:table-cell office:value-type="float" office:value="25.61671">
                <text:p>25.61671</text:p>
              </table:table-cell>
              <table:table-cell office:value-type="float" office:value="NaN">
                <text:p>NaN</text:p>
              </table:table-cell>
              <table:table-cell office:value-type="float" office:value="54.76933">
                <text:p>54.76933</text:p>
              </table:table-cell>
              <table:table-cell office:value-type="float" office:value="42.60095">
                <text:p>42.60095</text:p>
              </table:table-cell>
              <table:table-cell office:value-type="float" office:value="26.00978">
                <text:p>26.0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441">
                <text:p>51.04441</text:p>
              </table:table-cell>
              <table:table-cell office:value-type="float" office:value="NaN">
                <text:p>NaN</text:p>
              </table:table-cell>
              <table:table-cell office:value-type="float" office:value="49.93602">
                <text:p>49.9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.10023">
                <text:p>53.10023</text:p>
              </table:table-cell>
              <table:table-cell office:value-type="float" office:value="46.52041">
                <text:p>46.52041</text:p>
              </table:table-cell>
              <table:table-cell office:value-type="float" office:value="40.58621">
                <text:p>40.58621</text:p>
              </table:table-cell>
              <table:table-cell office:value-type="float" office:value="NaN">
                <text:p>NaN</text:p>
              </table:table-cell>
              <table:table-cell office:value-type="float" office:value="54.32691">
                <text:p>54.32691</text:p>
              </table:table-cell>
              <table:table-cell office:value-type="float" office:value="44.60034">
                <text:p>44.60034</text:p>
              </table:table-cell>
              <table:table-cell office:value-type="float" office:value="62.34444">
                <text:p>62.34444</text:p>
              </table:table-cell>
              <table:table-cell office:value-type="float" office:value="61.12489">
                <text:p>61.12489</text:p>
              </table:table-cell>
              <table:table-cell office:value-type="float" office:value="26.17338">
                <text:p>26.17338</text:p>
              </table:table-cell>
              <table:table-cell office:value-type="float" office:value="NaN">
                <text:p>NaN</text:p>
              </table:table-cell>
              <table:table-cell office:value-type="float" office:value="55.31437">
                <text:p>55.31437</text:p>
              </table:table-cell>
              <table:table-cell office:value-type="float" office:value="42.92702">
                <text:p>42.92702</text:p>
              </table:table-cell>
              <table:table-cell office:value-type="float" office:value="26.35891">
                <text:p>26.35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9271">
                <text:p>51.39271</text:p>
              </table:table-cell>
              <table:table-cell office:value-type="float" office:value="NaN">
                <text:p>NaN</text:p>
              </table:table-cell>
              <table:table-cell office:value-type="float" office:value="50.28867">
                <text:p>50.2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.62883">
                <text:p>53.62883</text:p>
              </table:table-cell>
              <table:table-cell office:value-type="float" office:value="46.69958">
                <text:p>46.69958</text:p>
              </table:table-cell>
              <table:table-cell office:value-type="float" office:value="41.32838">
                <text:p>41.32838</text:p>
              </table:table-cell>
              <table:table-cell office:value-type="float" office:value="NaN">
                <text:p>NaN</text:p>
              </table:table-cell>
              <table:table-cell office:value-type="float" office:value="54.93951">
                <text:p>54.93951</text:p>
              </table:table-cell>
              <table:table-cell office:value-type="float" office:value="45.10268">
                <text:p>45.10268</text:p>
              </table:table-cell>
              <table:table-cell office:value-type="float" office:value="63.28332">
                <text:p>63.28332</text:p>
              </table:table-cell>
              <table:table-cell office:value-type="float" office:value="61.51918">
                <text:p>61.51918</text:p>
              </table:table-cell>
              <table:table-cell office:value-type="float" office:value="26.55434">
                <text:p>26.55434</text:p>
              </table:table-cell>
              <table:table-cell office:value-type="float" office:value="NaN">
                <text:p>NaN</text:p>
              </table:table-cell>
              <table:table-cell office:value-type="float" office:value="55.67435">
                <text:p>55.67435</text:p>
              </table:table-cell>
              <table:table-cell office:value-type="float" office:value="43.41416">
                <text:p>43.41416</text:p>
              </table:table-cell>
              <table:table-cell office:value-type="float" office:value="26.90381">
                <text:p>26.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3053">
                <text:p>51.93053</text:p>
              </table:table-cell>
              <table:table-cell office:value-type="float" office:value="NaN">
                <text:p>NaN</text:p>
              </table:table-cell>
              <table:table-cell office:value-type="float" office:value="50.78689">
                <text:p>50.7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46.98235">
                <text:p>46.98235</text:p>
              </table:table-cell>
              <table:table-cell office:value-type="float" office:value="41.81616">
                <text:p>41.81616</text:p>
              </table:table-cell>
              <table:table-cell office:value-type="float" office:value="NaN">
                <text:p>NaN</text:p>
              </table:table-cell>
              <table:table-cell office:value-type="float" office:value="55.34561">
                <text:p>55.34561</text:p>
              </table:table-cell>
              <table:table-cell office:value-type="float" office:value="45.59155">
                <text:p>45.59155</text:p>
              </table:table-cell>
              <table:table-cell office:value-type="float" office:value="64.20448">
                <text:p>64.20448</text:p>
              </table:table-cell>
              <table:table-cell office:value-type="float" office:value="61.89352">
                <text:p>61.89352</text:p>
              </table:table-cell>
              <table:table-cell office:value-type="float" office:value="27.12024">
                <text:p>27.12024</text:p>
              </table:table-cell>
              <table:table-cell office:value-type="float" office:value="NaN">
                <text:p>NaN</text:p>
              </table:table-cell>
              <table:table-cell office:value-type="float" office:value="56.21779">
                <text:p>56.21779</text:p>
              </table:table-cell>
              <table:table-cell office:value-type="float" office:value="43.73109">
                <text:p>43.73109</text:p>
              </table:table-cell>
              <table:table-cell office:value-type="float" office:value="27.26078">
                <text:p>27.2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8158">
                <text:p>52.28158</text:p>
              </table:table-cell>
              <table:table-cell office:value-type="float" office:value="NaN">
                <text:p>NaN</text:p>
              </table:table-cell>
              <table:table-cell office:value-type="float" office:value="51.13193">
                <text:p>51.1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47.15942">
                <text:p>47.15942</text:p>
              </table:table-cell>
              <table:table-cell office:value-type="float" office:value="42.55176">
                <text:p>42.55176</text:p>
              </table:table-cell>
              <table:table-cell office:value-type="float" office:value="NaN">
                <text:p>NaN</text:p>
              </table:table-cell>
              <table:table-cell office:value-type="float" office:value="55.95283">
                <text:p>55.95283</text:p>
              </table:table-cell>
              <table:table-cell office:value-type="float" office:value="46.07479">
                <text:p>46.07479</text:p>
              </table:table-cell>
              <table:table-cell office:value-type="float" office:value="65.1239">
                <text:p>65.1239</text:p>
              </table:table-cell>
              <table:table-cell office:value-type="float" office:value="NaN">
                <text:p>NaN</text:p>
              </table:table-cell>
              <table:table-cell office:value-type="float" office:value="27.49979">
                <text:p>27.49979</text:p>
              </table:table-cell>
              <table:table-cell office:value-type="float" office:value="NaN">
                <text:p>NaN</text:p>
              </table:table-cell>
              <table:table-cell office:value-type="float" office:value="56.56843">
                <text:p>56.56843</text:p>
              </table:table-cell>
              <table:table-cell office:value-type="float" office:value="44.20677">
                <text:p>44.20677</text:p>
              </table:table-cell>
              <table:table-cell office:value-type="float" office:value="27.8157">
                <text:p>27.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0467">
                <text:p>52.80467</text:p>
              </table:table-cell>
              <table:table-cell office:value-type="float" office:value="NaN">
                <text:p>NaN</text:p>
              </table:table-cell>
              <table:table-cell office:value-type="float" office:value="51.62179">
                <text:p>51.6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47.42917">
                <text:p>47.42917</text:p>
              </table:table-cell>
              <table:table-cell office:value-type="float" office:value="43.04067">
                <text:p>43.04067</text:p>
              </table:table-cell>
              <table:table-cell office:value-type="float" office:value="NaN">
                <text:p>NaN</text:p>
              </table:table-cell>
              <table:table-cell office:value-type="float" office:value="56.34996">
                <text:p>56.34996</text:p>
              </table:table-cell>
              <table:table-cell office:value-type="float" office:value="46.54021">
                <text:p>46.54021</text:p>
              </table:table-cell>
              <table:table-cell office:value-type="float" office:value="66.02573">
                <text:p>66.02573</text:p>
              </table:table-cell>
              <table:table-cell office:value-type="float" office:value="NaN">
                <text:p>NaN</text:p>
              </table:table-cell>
              <table:table-cell office:value-type="float" office:value="28.0799">
                <text:p>28.0799</text:p>
              </table:table-cell>
              <table:table-cell office:value-type="float" office:value="NaN">
                <text:p>NaN</text:p>
              </table:table-cell>
              <table:table-cell office:value-type="float" office:value="57.09553">
                <text:p>57.09553</text:p>
              </table:table-cell>
              <table:table-cell office:value-type="float" office:value="44.51841">
                <text:p>44.51841</text:p>
              </table:table-cell>
              <table:table-cell office:value-type="float" office:value="28.1699">
                <text:p>28.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5195">
                <text:p>53.1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47.6123">
                <text:p>47.6123</text:p>
              </table:table-cell>
              <table:table-cell office:value-type="float" office:value="43.76933">
                <text:p>43.7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0161">
                <text:p>47.00161</text:p>
              </table:table-cell>
              <table:table-cell office:value-type="float" office:value="66.90761">
                <text:p>66.90761</text:p>
              </table:table-cell>
              <table:table-cell office:value-type="float" office:value="NaN">
                <text:p>NaN</text:p>
              </table:table-cell>
              <table:table-cell office:value-type="float" office:value="28.46461">
                <text:p>28.46461</text:p>
              </table:table-cell>
              <table:table-cell office:value-type="float" office:value="NaN">
                <text:p>NaN</text:p>
              </table:table-cell>
              <table:table-cell office:value-type="float" office:value="57.44764">
                <text:p>57.44764</text:p>
              </table:table-cell>
              <table:table-cell office:value-type="float" office:value="45.28795">
                <text:p>45.28795</text:p>
              </table:table-cell>
              <table:table-cell office:value-type="float" office:value="28.72464">
                <text:p>28.7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7075">
                <text:p>53.6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47.87743">
                <text:p>47.87743</text:p>
              </table:table-cell>
              <table:table-cell office:value-type="float" office:value="44.25304">
                <text:p>44.2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5354">
                <text:p>47.45354</text:p>
              </table:table-cell>
              <table:table-cell office:value-type="float" office:value="67.77402">
                <text:p>67.77402</text:p>
              </table:table-cell>
              <table:table-cell office:value-type="float" office:value="NaN">
                <text:p>NaN</text:p>
              </table:table-cell>
              <table:table-cell office:value-type="float" office:value="29.0485">
                <text:p>29.0485</text:p>
              </table:table-cell>
              <table:table-cell office:value-type="float" office:value="NaN">
                <text:p>NaN</text:p>
              </table:table-cell>
              <table:table-cell office:value-type="float" office:value="57.96381">
                <text:p>57.96381</text:p>
              </table:table-cell>
              <table:table-cell office:value-type="float" office:value="45.74847">
                <text:p>45.74847</text:p>
              </table:table-cell>
              <table:table-cell office:value-type="float" office:value="29.0939">
                <text:p>29.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01558">
                <text:p>54.0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48.0592">
                <text:p>48.0592</text:p>
              </table:table-cell>
              <table:table-cell office:value-type="float" office:value="44.97378">
                <text:p>44.9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9686">
                <text:p>47.89686</text:p>
              </table:table-cell>
              <table:table-cell office:value-type="float" office:value="68.60725">
                <text:p>68.60725</text:p>
              </table:table-cell>
              <table:table-cell office:value-type="float" office:value="NaN">
                <text:p>NaN</text:p>
              </table:table-cell>
              <table:table-cell office:value-type="float" office:value="29.43936">
                <text:p>29.43936</text:p>
              </table:table-cell>
              <table:table-cell office:value-type="float" office:value="NaN">
                <text:p>NaN</text:p>
              </table:table-cell>
              <table:table-cell office:value-type="float" office:value="58.31165">
                <text:p>58.31165</text:p>
              </table:table-cell>
              <table:table-cell office:value-type="float" office:value="46.06483">
                <text:p>46.06483</text:p>
              </table:table-cell>
              <table:table-cell office:value-type="float" office:value="29.64015">
                <text:p>29.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1909">
                <text:p>54.5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48.31281">
                <text:p>48.31281</text:p>
              </table:table-cell>
              <table:table-cell office:value-type="float" office:value="45.4494">
                <text:p>45.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2571">
                <text:p>48.32571</text:p>
              </table:table-cell>
              <table:table-cell office:value-type="float" office:value="69.44085">
                <text:p>69.44085</text:p>
              </table:table-cell>
              <table:table-cell office:value-type="float" office:value="NaN">
                <text:p>NaN</text:p>
              </table:table-cell>
              <table:table-cell office:value-type="float" office:value="30.02159">
                <text:p>30.02159</text:p>
              </table:table-cell>
              <table:table-cell office:value-type="float" office:value="NaN">
                <text:p>NaN</text:p>
              </table:table-cell>
              <table:table-cell office:value-type="float" office:value="58.82078">
                <text:p>58.82078</text:p>
              </table:table-cell>
              <table:table-cell office:value-type="float" office:value="46.50989">
                <text:p>46.50989</text:p>
              </table:table-cell>
              <table:table-cell office:value-type="float" office:value="30.0233">
                <text:p>30.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8596">
                <text:p>54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48.49412">
                <text:p>48.49412</text:p>
              </table:table-cell>
              <table:table-cell office:value-type="float" office:value="46.143">
                <text:p>46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4771">
                <text:p>48.74771</text:p>
              </table:table-cell>
              <table:table-cell office:value-type="float" office:value="70.25051">
                <text:p>70.25051</text:p>
              </table:table-cell>
              <table:table-cell office:value-type="float" office:value="NaN">
                <text:p>NaN</text:p>
              </table:table-cell>
              <table:table-cell office:value-type="float" office:value="30.41252">
                <text:p>30.41252</text:p>
              </table:table-cell>
              <table:table-cell office:value-type="float" office:value="NaN">
                <text:p>NaN</text:p>
              </table:table-cell>
              <table:table-cell office:value-type="float" office:value="59.16366">
                <text:p>59.16366</text:p>
              </table:table-cell>
              <table:table-cell office:value-type="float" office:value="46.81575">
                <text:p>46.81575</text:p>
              </table:table-cell>
              <table:table-cell office:value-type="float" office:value="30.58252">
                <text:p>30.5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48.7515">
                <text:p>48.7515</text:p>
              </table:table-cell>
              <table:table-cell office:value-type="float" office:value="46.60537">
                <text:p>46.6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6481">
                <text:p>49.16481</text:p>
              </table:table-cell>
              <table:table-cell office:value-type="float" office:value="71.0431">
                <text:p>71.0431</text:p>
              </table:table-cell>
              <table:table-cell office:value-type="float" office:value="NaN">
                <text:p>NaN</text:p>
              </table:table-cell>
              <table:table-cell office:value-type="float" office:value="30.99847">
                <text:p>30.99847</text:p>
              </table:table-cell>
              <table:table-cell office:value-type="float" office:value="NaN">
                <text:p>NaN</text:p>
              </table:table-cell>
              <table:table-cell office:value-type="float" office:value="59.66974">
                <text:p>59.66974</text:p>
              </table:table-cell>
              <table:table-cell office:value-type="float" office:value="47.26357">
                <text:p>47.26357</text:p>
              </table:table-cell>
              <table:table-cell office:value-type="float" office:value="30.96131">
                <text:p>30.96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48.93275">
                <text:p>48.93275</text:p>
              </table:table-cell>
              <table:table-cell office:value-type="float" office:value="47.28523">
                <text:p>47.2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7759">
                <text:p>49.57759</text:p>
              </table:table-cell>
              <table:table-cell office:value-type="float" office:value="71.84626">
                <text:p>71.84626</text:p>
              </table:table-cell>
              <table:table-cell office:value-type="float" office:value="NaN">
                <text:p>NaN</text:p>
              </table:table-cell>
              <table:table-cell office:value-type="float" office:value="31.39874">
                <text:p>31.39874</text:p>
              </table:table-cell>
              <table:table-cell office:value-type="float" office:value="NaN">
                <text:p>NaN</text:p>
              </table:table-cell>
              <table:table-cell office:value-type="float" office:value="60.00794">
                <text:p>60.00794</text:p>
              </table:table-cell>
              <table:table-cell office:value-type="float" office:value="47.56586">
                <text:p>47.56586</text:p>
              </table:table-cell>
              <table:table-cell office:value-type="float" office:value="31.53054">
                <text:p>31.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49.18548">
                <text:p>49.18548</text:p>
              </table:table-cell>
              <table:table-cell office:value-type="float" office:value="47.73138">
                <text:p>47.7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9071">
                <text:p>49.99071</text:p>
              </table:table-cell>
              <table:table-cell office:value-type="float" office:value="72.59501">
                <text:p>72.59501</text:p>
              </table:table-cell>
              <table:table-cell office:value-type="float" office:value="NaN">
                <text:p>NaN</text:p>
              </table:table-cell>
              <table:table-cell office:value-type="float" office:value="31.99509">
                <text:p>31.99509</text:p>
              </table:table-cell>
              <table:table-cell office:value-type="float" office:value="NaN">
                <text:p>NaN</text:p>
              </table:table-cell>
              <table:table-cell office:value-type="float" office:value="60.51085">
                <text:p>60.51085</text:p>
              </table:table-cell>
              <table:table-cell office:value-type="float" office:value="48.01218">
                <text:p>48.01218</text:p>
              </table:table-cell>
              <table:table-cell office:value-type="float" office:value="31.91672">
                <text:p>31.9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49.35906">
                <text:p>49.35906</text:p>
              </table:table-cell>
              <table:table-cell office:value-type="float" office:value="48.39326">
                <text:p>48.3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9252">
                <text:p>50.39252</text:p>
              </table:table-cell>
              <table:table-cell office:value-type="float" office:value="73.32693">
                <text:p>73.32693</text:p>
              </table:table-cell>
              <table:table-cell office:value-type="float" office:value="NaN">
                <text:p>NaN</text:p>
              </table:table-cell>
              <table:table-cell office:value-type="float" office:value="32.39521">
                <text:p>32.39521</text:p>
              </table:table-cell>
              <table:table-cell office:value-type="float" office:value="NaN">
                <text:p>NaN</text:p>
              </table:table-cell>
              <table:table-cell office:value-type="float" office:value="60.83913">
                <text:p>60.83913</text:p>
              </table:table-cell>
              <table:table-cell office:value-type="float" office:value="48.29665">
                <text:p>48.29665</text:p>
              </table:table-cell>
              <table:table-cell office:value-type="float" office:value="32.49815">
                <text:p>32.4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49.61415">
                <text:p>49.61415</text:p>
              </table:table-cell>
              <table:table-cell office:value-type="float" office:value="48.82535">
                <text:p>48.8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7746">
                <text:p>50.77746</text:p>
              </table:table-cell>
              <table:table-cell office:value-type="float" office:value="74.03578">
                <text:p>74.03578</text:p>
              </table:table-cell>
              <table:table-cell office:value-type="float" office:value="NaN">
                <text:p>NaN</text:p>
              </table:table-cell>
              <table:table-cell office:value-type="float" office:value="33.00383">
                <text:p>33.00383</text:p>
              </table:table-cell>
              <table:table-cell office:value-type="float" office:value="NaN">
                <text:p>NaN</text:p>
              </table:table-cell>
              <table:table-cell office:value-type="float" office:value="61.33836">
                <text:p>61.33836</text:p>
              </table:table-cell>
              <table:table-cell office:value-type="float" office:value="NaN">
                <text:p>NaN</text:p>
              </table:table-cell>
              <table:table-cell office:value-type="float" office:value="32.88339">
                <text:p>32.8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49.77881">
                <text:p>49.77881</text:p>
              </table:table-cell>
              <table:table-cell office:value-type="float" office:value="49.46523">
                <text:p>49.4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2866">
                <text:p>51.02866</text:p>
              </table:table-cell>
              <table:table-cell office:value-type="float" office:value="74.74106">
                <text:p>74.74106</text:p>
              </table:table-cell>
              <table:table-cell office:value-type="float" office:value="NaN">
                <text:p>NaN</text:p>
              </table:table-cell>
              <table:table-cell office:value-type="float" office:value="33.40812">
                <text:p>33.40812</text:p>
              </table:table-cell>
              <table:table-cell office:value-type="float" office:value="NaN">
                <text:p>NaN</text:p>
              </table:table-cell>
              <table:table-cell office:value-type="float" office:value="61.66117">
                <text:p>61.66117</text:p>
              </table:table-cell>
              <table:table-cell office:value-type="float" office:value="NaN">
                <text:p>NaN</text:p>
              </table:table-cell>
              <table:table-cell office:value-type="float" office:value="33.47734">
                <text:p>33.4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50.02989">
                <text:p>50.02989</text:p>
              </table:table-cell>
              <table:table-cell office:value-type="float" office:value="49.88201">
                <text:p>49.8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4213">
                <text:p>51.14213</text:p>
              </table:table-cell>
              <table:table-cell office:value-type="float" office:value="75.41548">
                <text:p>75.41548</text:p>
              </table:table-cell>
              <table:table-cell office:value-type="float" office:value="NaN">
                <text:p>NaN</text:p>
              </table:table-cell>
              <table:table-cell office:value-type="float" office:value="34.01948">
                <text:p>34.01948</text:p>
              </table:table-cell>
              <table:table-cell office:value-type="float" office:value="NaN">
                <text:p>NaN</text:p>
              </table:table-cell>
              <table:table-cell office:value-type="float" office:value="62.13833">
                <text:p>62.13833</text:p>
              </table:table-cell>
              <table:table-cell office:value-type="float" office:value="NaN">
                <text:p>NaN</text:p>
              </table:table-cell>
              <table:table-cell office:value-type="float" office:value="33.87463">
                <text:p>33.8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50.2029">
                <text:p>50.2029</text:p>
              </table:table-cell>
              <table:table-cell office:value-type="float" office:value="50.50678">
                <text:p>50.5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8957">
                <text:p>51.38957</text:p>
              </table:table-cell>
              <table:table-cell office:value-type="float" office:value="76.0563">
                <text:p>76.0563</text:p>
              </table:table-cell>
              <table:table-cell office:value-type="float" office:value="NaN">
                <text:p>NaN</text:p>
              </table:table-cell>
              <table:table-cell office:value-type="float" office:value="34.42651">
                <text:p>34.42651</text:p>
              </table:table-cell>
              <table:table-cell office:value-type="float" office:value="NaN">
                <text:p>NaN</text:p>
              </table:table-cell>
              <table:table-cell office:value-type="float" office:value="62.4642">
                <text:p>62.4642</text:p>
              </table:table-cell>
              <table:table-cell office:value-type="float" office:value="NaN">
                <text:p>NaN</text:p>
              </table:table-cell>
              <table:table-cell office:value-type="float" office:value="34.46994">
                <text:p>34.4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50.44129">
                <text:p>50.44129</text:p>
              </table:table-cell>
              <table:table-cell office:value-type="float" office:value="50.9111">
                <text:p>50.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8183">
                <text:p>51.48183</text:p>
              </table:table-cell>
              <table:table-cell office:value-type="float" office:value="76.68674">
                <text:p>76.68674</text:p>
              </table:table-cell>
              <table:table-cell office:value-type="float" office:value="NaN">
                <text:p>NaN</text:p>
              </table:table-cell>
              <table:table-cell office:value-type="float" office:value="35.04488">
                <text:p>35.04488</text:p>
              </table:table-cell>
              <table:table-cell office:value-type="float" office:value="NaN">
                <text:p>NaN</text:p>
              </table:table-cell>
              <table:table-cell office:value-type="float" office:value="62.9377">
                <text:p>62.9377</text:p>
              </table:table-cell>
              <table:table-cell office:value-type="float" office:value="NaN">
                <text:p>NaN</text:p>
              </table:table-cell>
              <table:table-cell office:value-type="float" office:value="34.87214">
                <text:p>34.8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50.61349">
                <text:p>50.6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2278">
                <text:p>51.72278</text:p>
              </table:table-cell>
              <table:table-cell office:value-type="float" office:value="77.28191">
                <text:p>77.28191</text:p>
              </table:table-cell>
              <table:table-cell office:value-type="float" office:value="NaN">
                <text:p>NaN</text:p>
              </table:table-cell>
              <table:table-cell office:value-type="float" office:value="35.46474">
                <text:p>35.4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7567">
                <text:p>35.4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50.85638">
                <text:p>50.8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0747">
                <text:p>51.80747</text:p>
              </table:table-cell>
              <table:table-cell office:value-type="float" office:value="77.63148">
                <text:p>77.63148</text:p>
              </table:table-cell>
              <table:table-cell office:value-type="float" office:value="NaN">
                <text:p>NaN</text:p>
              </table:table-cell>
              <table:table-cell office:value-type="float" office:value="36.08881">
                <text:p>36.0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8291">
                <text:p>35.8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51.02013">
                <text:p>51.0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3425">
                <text:p>52.03425</text:p>
              </table:table-cell>
              <table:table-cell office:value-type="float" office:value="77.87306">
                <text:p>77.87306</text:p>
              </table:table-cell>
              <table:table-cell office:value-type="float" office:value="NaN">
                <text:p>NaN</text:p>
              </table:table-cell>
              <table:table-cell office:value-type="float" office:value="36.50421">
                <text:p>36.50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9655">
                <text:p>36.4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11242">
                <text:p>52.11242</text:p>
              </table:table-cell>
              <table:table-cell office:value-type="float" office:value="78.20885">
                <text:p>78.20885</text:p>
              </table:table-cell>
              <table:table-cell office:value-type="float" office:value="NaN">
                <text:p>NaN</text:p>
              </table:table-cell>
              <table:table-cell office:value-type="float" office:value="37.13845">
                <text:p>37.1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9026">
                <text:p>36.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2553">
                <text:p>52.32553</text:p>
              </table:table-cell>
              <table:table-cell office:value-type="float" office:value="78.42814">
                <text:p>78.42814</text:p>
              </table:table-cell>
              <table:table-cell office:value-type="float" office:value="NaN">
                <text:p>NaN</text:p>
              </table:table-cell>
              <table:table-cell office:value-type="float" office:value="37.5578">
                <text:p>37.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2777">
                <text:p>37.5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8959">
                <text:p>52.38959</text:p>
              </table:table-cell>
              <table:table-cell office:value-type="float" office:value="78.75018">
                <text:p>78.75018</text:p>
              </table:table-cell>
              <table:table-cell office:value-type="float" office:value="NaN">
                <text:p>NaN</text:p>
              </table:table-cell>
              <table:table-cell office:value-type="float" office:value="38.19402">
                <text:p>38.1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93837">
                <text:p>37.9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9513">
                <text:p>52.59513</text:p>
              </table:table-cell>
              <table:table-cell office:value-type="float" office:value="78.9648">
                <text:p>78.9648</text:p>
              </table:table-cell>
              <table:table-cell office:value-type="float" office:value="NaN">
                <text:p>NaN</text:p>
              </table:table-cell>
              <table:table-cell office:value-type="float" office:value="38.60954">
                <text:p>38.6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6079">
                <text:p>38.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3869">
                <text:p>52.63869</text:p>
              </table:table-cell>
              <table:table-cell office:value-type="float" office:value="79.27719">
                <text:p>79.27719</text:p>
              </table:table-cell>
              <table:table-cell office:value-type="float" office:value="NaN">
                <text:p>NaN</text:p>
              </table:table-cell>
              <table:table-cell office:value-type="float" office:value="39.25566">
                <text:p>39.2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97611">
                <text:p>38.9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4554">
                <text:p>52.84554</text:p>
              </table:table-cell>
              <table:table-cell office:value-type="float" office:value="79.47483">
                <text:p>79.47483</text:p>
              </table:table-cell>
              <table:table-cell office:value-type="float" office:value="NaN">
                <text:p>NaN</text:p>
              </table:table-cell>
              <table:table-cell office:value-type="float" office:value="39.67889">
                <text:p>39.6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9955">
                <text:p>39.5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816">
                <text:p>52.8816</text:p>
              </table:table-cell>
              <table:table-cell office:value-type="float" office:value="79.76912">
                <text:p>79.76912</text:p>
              </table:table-cell>
              <table:table-cell office:value-type="float" office:value="NaN">
                <text:p>NaN</text:p>
              </table:table-cell>
              <table:table-cell office:value-type="float" office:value="40.30033">
                <text:p>40.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02302">
                <text:p>40.0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96225">
                <text:p>79.96225</text:p>
              </table:table-cell>
              <table:table-cell office:value-type="float" office:value="NaN">
                <text:p>NaN</text:p>
              </table:table-cell>
              <table:table-cell office:value-type="float" office:value="40.71021">
                <text:p>40.7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3545">
                <text:p>40.6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5195">
                <text:p>80.25195</text:p>
              </table:table-cell>
              <table:table-cell office:value-type="float" office:value="NaN">
                <text:p>NaN</text:p>
              </table:table-cell>
              <table:table-cell office:value-type="float" office:value="41.31419">
                <text:p>41.3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403">
                <text:p>41.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3625">
                <text:p>80.43625</text:p>
              </table:table-cell>
              <table:table-cell office:value-type="float" office:value="NaN">
                <text:p>NaN</text:p>
              </table:table-cell>
              <table:table-cell office:value-type="float" office:value="41.70341">
                <text:p>41.7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63561">
                <text:p>41.6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0834">
                <text:p>80.70834</text:p>
              </table:table-cell>
              <table:table-cell office:value-type="float" office:value="NaN">
                <text:p>NaN</text:p>
              </table:table-cell>
              <table:table-cell office:value-type="float" office:value="42.2811">
                <text:p>42.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2307">
                <text:p>42.0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8817">
                <text:p>80.88817</text:p>
              </table:table-cell>
              <table:table-cell office:value-type="float" office:value="NaN">
                <text:p>NaN</text:p>
              </table:table-cell>
              <table:table-cell office:value-type="float" office:value="42.65497">
                <text:p>42.6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7863">
                <text:p>42.5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4712">
                <text:p>81.14712</text:p>
              </table:table-cell>
              <table:table-cell office:value-type="float" office:value="NaN">
                <text:p>NaN</text:p>
              </table:table-cell>
              <table:table-cell office:value-type="float" office:value="43.20045">
                <text:p>43.2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5627">
                <text:p>42.9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32258">
                <text:p>81.32258</text:p>
              </table:table-cell>
              <table:table-cell office:value-type="float" office:value="NaN">
                <text:p>NaN</text:p>
              </table:table-cell>
              <table:table-cell office:value-type="float" office:value="43.56805">
                <text:p>43.5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8761">
                <text:p>43.4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9481">
                <text:p>44.0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5074">
                <text:p>43.8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4221">
                <text:p>44.4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676">
                <text:p>44.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4618">
                <text:p>44.9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317">
                <text:p>44.7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7865">
                <text:p>45.2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0139">
                <text:p>45.2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5961">
                <text:p>45.7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1628">
                <text:p>45.5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7191">
                <text:p>46.0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8792">
                <text:p>45.9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2928">
                <text:p>46.5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9714">
                <text:p>46.2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3734">
                <text:p>46.8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4658">
                <text:p>46.7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8037">
                <text:p>47.2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804">
                <text:p>47.0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6081">
                <text:p>47.5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7427">
                <text:p>47.4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4884">
                <text:p>48.2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2928">
                <text:p>47.7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1341">
                <text:p>48.9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5194">
                <text:p>48.1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1191">
                <text:p>49.3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9787">
                <text:p>48.7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3633">
                <text:p>49.5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876">
                <text:p>49.4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2066">
                <text:p>49.9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8649">
                <text:p>49.9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28">
                <text:p>5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3921">
                <text:p>50.5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0057">
                <text:p>50.5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5374">
                <text:p>51.0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8967">
                <text:p>50.6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2811">
                <text:p>51.5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814">
                <text:p>51.0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8046">
                <text:p>51.9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203">
                <text:p>51.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0127">
                <text:p>52.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5254">
                <text:p>51.5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8645">
                <text:p>52.7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215">
                <text:p>51.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499">
                <text:p>53.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8785">
                <text:p>53.4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80076">
                <text:p>53.8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08917">
                <text:p>54.0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34554">
                <text:p>54.34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9169">
                <text:p>54.5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81229">
                <text:p>54.8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81964">
                <text:p>54.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2844">
                <text:p>55.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3392">
                <text:p>55.0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3001">
                <text:p>55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1563">
                <text:p>55.2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40463">
                <text:p>55.4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38865">
                <text:p>55.3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6249">
                <text:p>55.5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3115">
                <text:p>55.5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